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42mm"/>
    </style:style>
    <style:style style:name="co2" style:family="table-column">
      <style:table-column-properties fo:break-before="auto" style:column-width="14.52mm"/>
    </style:style>
    <style:style style:name="co3" style:family="table-column">
      <style:table-column-properties fo:break-before="auto" style:column-width="13.97mm"/>
    </style:style>
    <style:style style:name="co4" style:family="table-column">
      <style:table-column-properties fo:break-before="auto" style:column-width="15.06mm"/>
    </style:style>
    <style:style style:name="co5" style:family="table-column">
      <style:table-column-properties fo:break-before="auto" style:column-width="13.69mm"/>
    </style:style>
    <style:style style:name="co6" style:family="table-column">
      <style:table-column-properties fo:break-before="auto" style:column-width="14.78mm"/>
    </style:style>
    <style:style style:name="co7" style:family="table-column">
      <style:table-column-properties fo:break-before="auto" style:column-width="14.23mm"/>
    </style:style>
    <style:style style:name="co8" style:family="table-column">
      <style:table-column-properties fo:break-before="auto" style:column-width="16.69mm"/>
    </style:style>
    <style:style style:name="co9" style:family="table-column">
      <style:table-column-properties fo:break-before="auto" style:column-width="13.42mm"/>
    </style:style>
    <style:style style:name="co10" style:family="table-column">
      <style:table-column-properties fo:break-before="auto" style:column-width="13.16mm"/>
    </style:style>
    <style:style style:name="co11" style:family="table-column">
      <style:table-column-properties fo:break-before="auto" style:column-width="12.33mm"/>
    </style:style>
    <style:style style:name="co12" style:family="table-column">
      <style:table-column-properties fo:break-before="auto" style:column-width="15.33mm"/>
    </style:style>
    <style:style style:name="co13" style:family="table-column">
      <style:table-column-properties fo:break-before="auto" style:column-width="15.88mm"/>
    </style:style>
    <style:style style:name="co14" style:family="table-column">
      <style:table-column-properties fo:break-before="auto" style:column-width="15.59mm"/>
    </style:style>
    <style:style style:name="co15" style:family="table-column">
      <style:table-column-properties fo:break-before="auto" style:column-width="12.61mm"/>
    </style:style>
    <style:style style:name="co16" style:family="table-column">
      <style:table-column-properties fo:break-before="auto" style:column-width="16.14mm"/>
    </style:style>
    <style:style style:name="co17" style:family="table-column">
      <style:table-column-properties fo:break-before="auto" style:column-width="32.76mm"/>
    </style:style>
    <style:style style:name="co18" style:family="table-column">
      <style:table-column-properties fo:break-before="auto" style:column-width="8.78mm"/>
    </style:style>
    <style:style style:name="co19" style:family="table-column">
      <style:table-column-properties fo:break-before="auto" style:column-width="32.21mm"/>
    </style:style>
    <style:style style:name="co20" style:family="table-column">
      <style:table-column-properties fo:break-before="auto" style:column-width="38.75mm"/>
    </style:style>
    <style:style style:name="co21" style:family="table-column">
      <style:table-column-properties fo:break-before="auto" style:column-width="44.73mm"/>
    </style:style>
    <style:style style:name="co22" style:family="table-column">
      <style:table-column-properties fo:break-before="auto" style:column-width="40.11mm"/>
    </style:style>
    <style:style style:name="co23" style:family="table-column">
      <style:table-column-properties fo:break-before="auto" style:column-width="46.65mm"/>
    </style:style>
    <style:style style:name="co24" style:family="table-column">
      <style:table-column-properties fo:break-before="auto" style:column-width="34.66mm"/>
    </style:style>
    <style:style style:name="co25" style:family="table-column">
      <style:table-column-properties fo:break-before="auto" style:column-width="39.3mm"/>
    </style:style>
    <style:style style:name="co26" style:family="table-column">
      <style:table-column-properties fo:break-before="auto" style:column-width="34.11mm"/>
    </style:style>
    <style:style style:name="co27" style:family="table-column">
      <style:table-column-properties fo:break-before="auto" style:column-width="40.66mm"/>
    </style:style>
    <style:style style:name="co28" style:family="table-column">
      <style:table-column-properties fo:break-before="auto" style:column-width="48.56mm"/>
    </style:style>
    <style:style style:name="co29" style:family="table-column">
      <style:table-column-properties fo:break-before="auto" style:column-width="38.21mm"/>
    </style:style>
    <style:style style:name="co30" style:family="table-column">
      <style:table-column-properties fo:break-before="auto" style:column-width="41.2mm"/>
    </style:style>
    <style:style style:name="co31" style:family="table-column">
      <style:table-column-properties fo:break-before="auto" style:column-width="34.4mm"/>
    </style:style>
    <style:style style:name="co32" style:family="table-column">
      <style:table-column-properties fo:break-before="auto" style:column-width="22.58mm"/>
    </style:style>
    <style:style style:name="co33" style:family="table-column">
      <style:table-column-properties fo:break-before="auto" style:column-width="48.51mm"/>
    </style:style>
    <style:style style:name="co34" style:family="table-column">
      <style:table-column-properties fo:break-before="auto" style:column-width="2.96mm"/>
    </style:style>
    <style:style style:name="co35" style:family="table-column">
      <style:table-column-properties fo:break-before="auto" style:column-width="28.72mm"/>
    </style:style>
    <style:style style:name="co36" style:family="table-column">
      <style:table-column-properties fo:break-before="auto" style:column-width="33.9mm"/>
    </style:style>
    <style:style style:name="co37" style:family="table-column">
      <style:table-column-properties fo:break-before="auto" style:column-width="42.8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3" style:family="table-cell" style:parent-style-name="Default" style:data-style-name="N100"/>
    <style:style style:name="ce4" style:family="table-cell" style:parent-style-name="Default">
      <style:table-cell-properties fo:background-color="#fff200"/>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5"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DianzingaetalJBI202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2" table:number-columns-repeated="2" table:default-cell-style-name="Default"/>
        <table:table-column table:style-name="co6" table:default-cell-style-name="Default"/>
        <table:table-column table:style-name="co4" table:default-cell-style-name="Default"/>
        <table:table-column table:style-name="co5" table:default-cell-style-name="Default"/>
        <table:table-column table:style-name="co7" table:default-cell-style-name="Default"/>
        <table:table-column table:style-name="co8" table:default-cell-style-name="Default"/>
        <table:table-column table:style-name="co6" table:default-cell-style-name="Default"/>
        <table:table-column table:style-name="co4" table:default-cell-style-name="Default"/>
        <table:table-column table:style-name="co9" table:default-cell-style-name="Default"/>
        <table:table-column table:style-name="co3" table:default-cell-style-name="Default"/>
        <table:table-column table:style-name="co2" table:default-cell-style-name="Default"/>
        <table:table-column table:style-name="co10" table:default-cell-style-name="Default"/>
        <table:table-column table:style-name="co3" table:default-cell-style-name="Default"/>
        <table:table-column table:style-name="co5" table:default-cell-style-name="Default"/>
        <table:table-column table:style-name="co2" table:default-cell-style-name="Default"/>
        <table:table-column table:style-name="co4" table:default-cell-style-name="Default"/>
        <table:table-column table:style-name="co7" table:default-cell-style-name="Default"/>
        <table:table-column table:style-name="co3" table:default-cell-style-name="Default"/>
        <table:table-column table:style-name="co10" table:default-cell-style-name="Default"/>
        <table:table-column table:style-name="co6" table:default-cell-style-name="Default"/>
        <table:table-column table:style-name="co11" table:default-cell-style-name="Default"/>
        <table:table-column table:style-name="co10" table:default-cell-style-name="Default"/>
        <table:table-column table:style-name="co12" table:default-cell-style-name="Default"/>
        <table:table-column table:style-name="co2" table:number-columns-repeated="2" table:default-cell-style-name="Default"/>
        <table:table-column table:style-name="co5" table:default-cell-style-name="Default"/>
        <table:table-column table:style-name="co12" table:default-cell-style-name="Default"/>
        <table:table-column table:style-name="co2" table:default-cell-style-name="Default"/>
        <table:table-column table:style-name="co12" table:default-cell-style-name="Default"/>
        <table:table-column table:style-name="co5" table:default-cell-style-name="Default"/>
        <table:table-column table:style-name="co2" table:default-cell-style-name="Default"/>
        <table:table-column table:style-name="co13" table:default-cell-style-name="Default"/>
        <table:table-column table:style-name="co2" table:default-cell-style-name="Default"/>
        <table:table-column table:style-name="co14" table:default-cell-style-name="Default"/>
        <table:table-column table:style-name="co8" table:default-cell-style-name="ce3"/>
        <table:table-column table:style-name="co2" table:default-cell-style-name="Default"/>
        <table:table-column table:style-name="co13"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8" table:default-cell-style-name="Default"/>
        <table:table-column table:style-name="co17"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2" table:default-cell-style-name="Default"/>
        <table:table-column table:style-name="co22" table:default-cell-style-name="Default"/>
        <table:table-column table:style-name="co24" table:default-cell-style-name="Default"/>
        <table:table-column table:style-name="co25" table:default-cell-style-name="Default"/>
        <table:table-column table:style-name="co22" table:default-cell-style-name="Default"/>
        <table:table-column table:style-name="co21" table:default-cell-style-name="Default"/>
        <table:table-column table:style-name="co24" table:default-cell-style-name="Default"/>
        <table:table-column table:style-name="co23" table:default-cell-style-name="Default"/>
        <table:table-column table:style-name="co24" table:default-cell-style-name="Default"/>
        <table:table-column table:style-name="co22" table:default-cell-style-name="Default"/>
        <table:table-column table:style-name="co24" table:default-cell-style-name="Default"/>
        <table:table-column table:style-name="co22" table:default-cell-style-name="Default"/>
        <table:table-column table:style-name="co25" table:default-cell-style-name="Default"/>
        <table:table-column table:style-name="co22" table:default-cell-style-name="Default"/>
        <table:table-column table:style-name="co21" table:default-cell-style-name="Default"/>
        <table:table-column table:style-name="co24" table:default-cell-style-name="Default"/>
        <table:table-column table:style-name="co23" table:default-cell-style-name="Default"/>
        <table:table-column table:style-name="co26" table:default-cell-style-name="Default"/>
        <table:table-column table:style-name="co22" table:default-cell-style-name="Default"/>
        <table:table-column table:style-name="co24" table:default-cell-style-name="Default"/>
        <table:table-column table:style-name="co22" table:default-cell-style-name="Default"/>
        <table:table-column table:style-name="co25" table:default-cell-style-name="Default"/>
        <table:table-column table:style-name="co27" table:default-cell-style-name="Default"/>
        <table:table-column table:style-name="co23" table:default-cell-style-name="Default"/>
        <table:table-column table:style-name="co24" table:default-cell-style-name="Default"/>
        <table:table-column table:style-name="co28" table:default-cell-style-name="Default"/>
        <table:table-column table:style-name="co29" table:default-cell-style-name="Default"/>
        <table:table-column table:style-name="co24" table:number-columns-repeated="3" table:default-cell-style-name="Default"/>
        <table:table-column table:style-name="co30" table:default-cell-style-name="Default"/>
        <table:table-column table:style-name="co27" table:default-cell-style-name="Default"/>
        <table:table-column table:style-name="co23" table:default-cell-style-name="Default"/>
        <table:table-column table:style-name="co24" table:default-cell-style-name="Default"/>
        <table:table-column table:style-name="co28" table:default-cell-style-name="Default"/>
        <table:table-column table:style-name="co24" table:default-cell-style-name="Default"/>
        <table:table-column table:style-name="co22" table:default-cell-style-name="Default"/>
        <table:table-column table:style-name="co24" table:number-columns-repeated="2" table:default-cell-style-name="Default"/>
        <table:table-column table:style-name="co30" table:default-cell-style-name="Default"/>
        <table:table-column table:style-name="co24" table:default-cell-style-name="Default"/>
        <table:table-column table:style-name="co31" table:default-cell-style-name="Default"/>
        <table:table-column table:style-name="co24" table:number-columns-repeated="3" table:default-cell-style-name="Default"/>
        <table:table-column table:style-name="co16" table:default-cell-style-name="Default"/>
        <table:table-row table:style-name="ro1">
          <table:table-cell office:value-type="string" calcext:value-type="string">
            <text:p>HapGow</text:p>
          </table:table-cell>
          <table:table-cell office:value-type="string" calcext:value-type="string">
            <text:p>HapNig</text:p>
          </table:table-cell>
          <table:table-cell office:value-type="string" calcext:value-type="string">
            <text:p>HapArt</text:p>
          </table:table-cell>
          <table:table-cell office:value-type="string" calcext:value-type="string">
            <text:p>ThrHaw</text:p>
          </table:table-cell>
          <table:table-cell office:value-type="string" calcext:value-type="string">
            <text:p>ThrPar</text:p>
          </table:table-cell>
          <table:table-cell office:value-type="string" calcext:value-type="string">
            <text:p>ThrQui</text:p>
          </table:table-cell>
          <table:table-cell office:value-type="string" calcext:value-type="string">
            <text:p>FraSc1</text:p>
          </table:table-cell>
          <table:table-cell office:value-type="string" calcext:value-type="string">
            <text:p>FraSc2</text:p>
          </table:table-cell>
          <table:table-cell office:value-type="string" calcext:value-type="string">
            <text:p>HapSp.</text:p>
          </table:table-cell>
          <table:table-cell office:value-type="string" calcext:value-type="string">
            <text:p>MicAbd</text:p>
          </table:table-cell>
          <table:table-cell office:value-type="string" calcext:value-type="string">
            <text:p>GigEle</text:p>
          </table:table-cell>
          <table:table-cell office:value-type="string" calcext:value-type="string">
            <text:p>DenIno</text:p>
          </table:table-cell>
          <table:table-cell office:value-type="string" calcext:value-type="string">
            <text:p>NeoSam</text:p>
          </table:table-cell>
          <table:table-cell office:value-type="string" calcext:value-type="string">
            <text:p>FraOcc</text:p>
          </table:table-cell>
          <table:table-cell office:value-type="string" calcext:value-type="string">
            <text:p>MegSjo</text:p>
          </table:table-cell>
          <table:table-cell office:value-type="string" calcext:value-type="string">
            <text:p>ThrPal</text:p>
          </table:table-cell>
          <table:table-cell office:value-type="string" calcext:value-type="string">
            <text:p>ThrTab</text:p>
          </table:table-cell>
          <table:table-cell office:value-type="string" calcext:value-type="string">
            <text:p>ThrBou</text:p>
          </table:table-cell>
          <table:table-cell office:value-type="string" calcext:value-type="string">
            <text:p>FraIns</text:p>
          </table:table-cell>
          <table:table-cell office:value-type="string" calcext:value-type="string">
            <text:p>HerPat</text:p>
          </table:table-cell>
          <table:table-cell office:value-type="string" calcext:value-type="string">
            <text:p>SciAur</text:p>
          </table:table-cell>
          <table:table-cell office:value-type="string" calcext:value-type="string">
            <text:p>ThrCan</text:p>
          </table:table-cell>
          <table:table-cell office:value-type="string" calcext:value-type="string">
            <text:p>ChaOrc</text:p>
          </table:table-cell>
          <table:table-cell office:value-type="string" calcext:value-type="string">
            <text:p>FraVes</text:p>
          </table:table-cell>
          <table:table-cell office:value-type="string" calcext:value-type="string">
            <text:p>CerBru</text:p>
          </table:table-cell>
          <table:table-cell office:value-type="string" calcext:value-type="string">
            <text:p>LioSp.</text:p>
          </table:table-cell>
          <table:table-cell office:value-type="string" calcext:value-type="string">
            <text:p>NesSp.</text:p>
          </table:table-cell>
          <table:table-cell office:value-type="string" calcext:value-type="string">
            <text:p>FraInt</text:p>
          </table:table-cell>
          <table:table-cell office:value-type="string" calcext:value-type="string">
            <text:p>ThrFlo</text:p>
          </table:table-cell>
          <table:table-cell office:value-type="string" calcext:value-type="string">
            <text:p>AroMex</text:p>
          </table:table-cell>
          <table:table-cell office:value-type="string" calcext:value-type="string">
            <text:p>ThrReu</text:p>
          </table:table-cell>
          <table:table-cell office:value-type="string" calcext:value-type="string">
            <text:p>HelHae</text:p>
          </table:table-cell>
          <table:table-cell office:value-type="string" calcext:value-type="string">
            <text:p>ChiSp.</text:p>
          </table:table-cell>
          <table:table-cell office:value-type="string" calcext:value-type="string">
            <text:p>MS031.</text:p>
          </table:table-cell>
          <table:table-cell office:value-type="string" calcext:value-type="string">
            <text:p>ThrAus</text:p>
          </table:table-cell>
          <table:table-cell office:value-type="string" calcext:value-type="string">
            <text:p>MS032.</text:p>
          </table:table-cell>
          <table:table-cell office:value-type="string" calcext:value-type="string">
            <text:p>ElaSp.</text:p>
          </table:table-cell>
          <table:table-cell office:value-type="string" calcext:value-type="string">
            <text:p>ThrSp2</text:p>
          </table:table-cell>
          <table:table-cell office:value-type="string" calcext:value-type="string">
            <text:p>GynUze</text:p>
          </table:table-cell>
          <table:table-cell office:value-type="string" calcext:value-type="string">
            <text:p>SciSp2</text:p>
          </table:table-cell>
          <table:table-cell office:value-type="string" calcext:value-type="string">
            <text:p>ScoRha</text:p>
          </table:table-cell>
          <table:table-cell table:style-name="Default" office:value-type="string" calcext:value-type="string">
            <text:p>date</text:p>
          </table:table-cell>
          <table:table-cell office:value-type="string" calcext:value-type="string">
            <text:p>season</text:p>
          </table:table-cell>
          <table:table-cell office:value-type="string" calcext:value-type="string">
            <text:p>transect</text:p>
          </table:table-cell>
          <table:table-cell office:value-type="string" calcext:value-type="string">
            <text:p>site</text:p>
          </table:table-cell>
          <table:table-cell office:value-type="string" calcext:value-type="string">
            <text:p>plant</text:p>
          </table:table-cell>
          <table:table-cell office:value-type="string" calcext:value-type="string">
            <text:p>elevation</text:p>
          </table:table-cell>
          <table:table-cell office:value-type="string" calcext:value-type="string">
            <text:p>latitude</text:p>
          </table:table-cell>
          <table:table-cell office:value-type="string" calcext:value-type="string">
            <text:p>longitude</text:p>
          </table:table-cell>
          <table:table-cell office:value-type="string" calcext:value-type="string">
            <text:p>grid</text:p>
          </table:table-cell>
          <table:table-cell office:value-type="string" calcext:value-type="string">
            <text:p>meanTemperature</text:p>
          </table:table-cell>
          <table:table-cell office:value-type="string" calcext:value-type="string">
            <text:p>rainfall</text:p>
          </table:table-cell>
          <table:table-cell office:value-type="string" calcext:value-type="string">
            <text:p>sug100</text:p>
          </table:table-cell>
          <table:table-cell office:value-type="string" calcext:value-type="string">
            <text:p>veg100</text:p>
          </table:table-cell>
          <table:table-cell office:value-type="string" calcext:value-type="string">
            <text:p>for100</text:p>
          </table:table-cell>
          <table:table-cell office:value-type="string" calcext:value-type="string">
            <text:p>plfor100</text:p>
          </table:table-cell>
          <table:table-cell office:value-type="string" calcext:value-type="string">
            <text:p>gra100</text:p>
          </table:table-cell>
          <table:table-cell office:value-type="string" calcext:value-type="string">
            <text:p>rock100</text:p>
          </table:table-cell>
          <table:table-cell office:value-type="string" calcext:value-type="string">
            <text:p>sava100</text:p>
          </table:table-cell>
          <table:table-cell office:value-type="string" calcext:value-type="string">
            <text:p>orch100</text:p>
          </table:table-cell>
          <table:table-cell office:value-type="string" calcext:value-type="string">
            <text:p>urb100</text:p>
          </table:table-cell>
          <table:table-cell office:value-type="string" calcext:value-type="string">
            <text:p>sug300</text:p>
          </table:table-cell>
          <table:table-cell office:value-type="string" calcext:value-type="string">
            <text:p>veg300</text:p>
          </table:table-cell>
          <table:table-cell office:value-type="string" calcext:value-type="string">
            <text:p>for300</text:p>
          </table:table-cell>
          <table:table-cell office:value-type="string" calcext:value-type="string">
            <text:p>plfor300</text:p>
          </table:table-cell>
          <table:table-cell office:value-type="string" calcext:value-type="string">
            <text:p>gra300</text:p>
          </table:table-cell>
          <table:table-cell office:value-type="string" calcext:value-type="string">
            <text:p>rock300</text:p>
          </table:table-cell>
          <table:table-cell office:value-type="string" calcext:value-type="string">
            <text:p>sava300</text:p>
          </table:table-cell>
          <table:table-cell office:value-type="string" calcext:value-type="string">
            <text:p>orch300</text:p>
          </table:table-cell>
          <table:table-cell office:value-type="string" calcext:value-type="string">
            <text:p>urb300</text:p>
          </table:table-cell>
          <table:table-cell office:value-type="string" calcext:value-type="string">
            <text:p>sug600</text:p>
          </table:table-cell>
          <table:table-cell office:value-type="string" calcext:value-type="string">
            <text:p>veg600</text:p>
          </table:table-cell>
          <table:table-cell office:value-type="string" calcext:value-type="string">
            <text:p>for600</text:p>
          </table:table-cell>
          <table:table-cell office:value-type="string" calcext:value-type="string">
            <text:p>plfor600</text:p>
          </table:table-cell>
          <table:table-cell office:value-type="string" calcext:value-type="string">
            <text:p>gra600</text:p>
          </table:table-cell>
          <table:table-cell office:value-type="string" calcext:value-type="string">
            <text:p>rock600</text:p>
          </table:table-cell>
          <table:table-cell office:value-type="string" calcext:value-type="string">
            <text:p>sava600</text:p>
          </table:table-cell>
          <table:table-cell office:value-type="string" calcext:value-type="string">
            <text:p>orch600</text:p>
          </table:table-cell>
          <table:table-cell office:value-type="string" calcext:value-type="string">
            <text:p>urb600</text:p>
          </table:table-cell>
          <table:table-cell office:value-type="string" calcext:value-type="string">
            <text:p>sug1000</text:p>
          </table:table-cell>
          <table:table-cell office:value-type="string" calcext:value-type="string">
            <text:p>veg1000</text:p>
          </table:table-cell>
          <table:table-cell office:value-type="string" calcext:value-type="string">
            <text:p>for1000</text:p>
          </table:table-cell>
          <table:table-cell office:value-type="string" calcext:value-type="string">
            <text:p>plfor1000</text:p>
          </table:table-cell>
          <table:table-cell office:value-type="string" calcext:value-type="string">
            <text:p>gra1000</text:p>
          </table:table-cell>
          <table:table-cell office:value-type="string" calcext:value-type="string">
            <text:p>rock1000</text:p>
          </table:table-cell>
          <table:table-cell office:value-type="string" calcext:value-type="string">
            <text:p>sava1000</text:p>
          </table:table-cell>
          <table:table-cell office:value-type="string" calcext:value-type="string">
            <text:p>orch1000</text:p>
          </table:table-cell>
          <table:table-cell office:value-type="string" calcext:value-type="string">
            <text:p>urb1000</text:p>
          </table:table-cell>
          <table:table-cell office:value-type="string" calcext:value-type="string">
            <text:p>sug3000</text:p>
          </table:table-cell>
          <table:table-cell office:value-type="string" calcext:value-type="string">
            <text:p>veg3000</text:p>
          </table:table-cell>
          <table:table-cell office:value-type="string" calcext:value-type="string">
            <text:p>for3000</text:p>
          </table:table-cell>
          <table:table-cell office:value-type="string" calcext:value-type="string">
            <text:p>plfor3000</text:p>
          </table:table-cell>
          <table:table-cell office:value-type="string" calcext:value-type="string">
            <text:p>gra3000</text:p>
          </table:table-cell>
          <table:table-cell office:value-type="string" calcext:value-type="string">
            <text:p>rock3000</text:p>
          </table:table-cell>
          <table:table-cell office:value-type="string" calcext:value-type="string">
            <text:p>sava3000</text:p>
          </table:table-cell>
          <table:table-cell office:value-type="string" calcext:value-type="string">
            <text:p>orch3000</text:p>
          </table:table-cell>
          <table:table-cell office:value-type="string" calcext:value-type="string">
            <text:p>urb3000</text:p>
          </table:table-cell>
          <table:table-cell office:value-type="string" calcext:value-type="string">
            <text:p>fragm100</text:p>
          </table:table-cell>
          <table:table-cell office:value-type="string" calcext:value-type="string">
            <text:p>fragm300</text:p>
          </table:table-cell>
          <table:table-cell office:value-type="string" calcext:value-type="string">
            <text:p>fragm600</text:p>
          </table:table-cell>
          <table:table-cell office:value-type="string" calcext:value-type="string">
            <text:p>fragm1000</text:p>
          </table:table-cell>
          <table:table-cell office:value-type="string" calcext:value-type="string">
            <text:p>fragm3000</text:p>
          </table:table-cell>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33"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1</text:p>
          </table:table-cell>
          <table:table-cell office:value-type="string" calcext:value-type="string">
            <text:p>LanCam</text:p>
          </table:table-cell>
          <table:table-cell office:value-type="float" office:value="79.177619934082" calcext:value-type="float">
            <text:p>79.177619934082</text:p>
          </table:table-cell>
          <table:table-cell office:value-type="float" office:value="7638375.50086171" calcext:value-type="float">
            <text:p>7638375.50086171</text:p>
          </table:table-cell>
          <table:table-cell office:value-type="float" office:value="345539.421464143" calcext:value-type="float">
            <text:p>345539.421464143</text:p>
          </table:table-cell>
          <table:table-cell office:value-type="string" calcext:value-type="string">
            <text:p>CA</text:p>
          </table:table-cell>
          <table:table-cell office:value-type="float" office:value="23.8392524719238" calcext:value-type="float">
            <text:p>23.8392524719238</text:p>
          </table:table-cell>
          <table:table-cell office:value-type="float" office:value="1170.58117675781" calcext:value-type="float">
            <text:p>1170.5811767578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0200886461476422" calcext:value-type="float">
            <text:p>0.020088646147642</text:p>
          </table:table-cell>
          <table:table-cell office:value-type="float" office:value="0" calcext:value-type="float">
            <text:p>0</text:p>
          </table:table-cell>
          <table:table-cell office:value-type="float" office:value="0.0835841908474444" calcext:value-type="float">
            <text:p>0.083584190847444</text:p>
          </table:table-cell>
          <table:table-cell table:number-columns-repeated="3" office:value-type="float" office:value="0" calcext:value-type="float">
            <text:p>0</text:p>
          </table:table-cell>
          <table:table-cell office:value-type="float" office:value="0.0226744535668932" calcext:value-type="float">
            <text:p>0.022674453566893</text:p>
          </table:table-cell>
          <table:table-cell office:value-type="float" office:value="0.000516454012600063" calcext:value-type="float">
            <text:p>0.0005164540126</text:p>
          </table:table-cell>
          <table:table-cell office:value-type="float" office:value="0.87313625542542" calcext:value-type="float">
            <text:p>0.87313625542542</text:p>
          </table:table-cell>
          <table:table-cell office:value-type="float" office:value="0.304224690276164" calcext:value-type="float">
            <text:p>0.304224690276164</text:p>
          </table:table-cell>
          <table:table-cell office:value-type="float" office:value="0.0038925825030639" calcext:value-type="float">
            <text:p>0.003892582503064</text:p>
          </table:table-cell>
          <table:table-cell office:value-type="float" office:value="0.14538718541157" calcext:value-type="float">
            <text:p>0.14538718541157</text:p>
          </table:table-cell>
          <table:table-cell table:number-columns-repeated="2" office:value-type="float" office:value="0" calcext:value-type="float">
            <text:p>0</text:p>
          </table:table-cell>
          <table:table-cell office:value-type="float" office:value="0.0136689427071002" calcext:value-type="float">
            <text:p>0.0136689427071</text:p>
          </table:table-cell>
          <table:table-cell office:value-type="float" office:value="0.0230180350577356" calcext:value-type="float">
            <text:p>0.023018035057736</text:p>
          </table:table-cell>
          <table:table-cell office:value-type="float" office:value="0.0182400737331871" calcext:value-type="float">
            <text:p>0.018240073733187</text:p>
          </table:table-cell>
          <table:table-cell office:value-type="float" office:value="0.49156849031118" calcext:value-type="float">
            <text:p>0.49156849031118</text:p>
          </table:table-cell>
          <table:table-cell office:value-type="float" office:value="0.403996105085665" calcext:value-type="float">
            <text:p>0.403996105085665</text:p>
          </table:table-cell>
          <table:table-cell office:value-type="float" office:value="0.0160374724489257" calcext:value-type="float">
            <text:p>0.016037472448926</text:p>
          </table:table-cell>
          <table:table-cell office:value-type="float" office:value="0.124618667236805" calcext:value-type="float">
            <text:p>0.124618667236805</text:p>
          </table:table-cell>
          <table:table-cell office:value-type="float" office:value="0" calcext:value-type="float">
            <text:p>0</text:p>
          </table:table-cell>
          <table:table-cell office:value-type="float" office:value="0.00266953683652083" calcext:value-type="float">
            <text:p>0.002669536836521</text:p>
          </table:table-cell>
          <table:table-cell office:value-type="float" office:value="0.019404853636941" calcext:value-type="float">
            <text:p>0.019404853636941</text:p>
          </table:table-cell>
          <table:table-cell office:value-type="float" office:value="0.0387436411340402" calcext:value-type="float">
            <text:p>0.03874364113404</text:p>
          </table:table-cell>
          <table:table-cell office:value-type="float" office:value="0.0371434461891291" calcext:value-type="float">
            <text:p>0.037143446189129</text:p>
          </table:table-cell>
          <table:table-cell office:value-type="float" office:value="0.357386277431973" calcext:value-type="float">
            <text:p>0.357386277431973</text:p>
          </table:table-cell>
          <table:table-cell office:value-type="float" office:value="0.51394378624355" calcext:value-type="float">
            <text:p>0.51394378624355</text:p>
          </table:table-cell>
          <table:table-cell office:value-type="float" office:value="0.0234416040040616" calcext:value-type="float">
            <text:p>0.023441604004062</text:p>
          </table:table-cell>
          <table:table-cell office:value-type="float" office:value="0.0855835114512497" calcext:value-type="float">
            <text:p>0.08558351145125</text:p>
          </table:table-cell>
          <table:table-cell office:value-type="float" office:value="0" calcext:value-type="float">
            <text:p>0</text:p>
          </table:table-cell>
          <table:table-cell office:value-type="float" office:value="0.0147286491571969" calcext:value-type="float">
            <text:p>0.014728649157197</text:p>
          </table:table-cell>
          <table:table-cell office:value-type="float" office:value="0.0109054331654183" calcext:value-type="float">
            <text:p>0.010905433165418</text:p>
          </table:table-cell>
          <table:table-cell office:value-type="float" office:value="0.033818355574406" calcext:value-type="float">
            <text:p>0.033818355574406</text:p>
          </table:table-cell>
          <table:table-cell office:value-type="float" office:value="0.0525450967822121" calcext:value-type="float">
            <text:p>0.052545096782212</text:p>
          </table:table-cell>
          <table:table-cell office:value-type="float" office:value="0.265033563621905" calcext:value-type="float">
            <text:p>0.265033563621905</text:p>
          </table:table-cell>
          <table:table-cell office:value-type="float" office:value="0.020003762058713" calcext:value-type="float">
            <text:p>0.020003762058713</text:p>
          </table:table-cell>
          <table:table-cell office:value-type="float" office:value="0.0485862119203394" calcext:value-type="float">
            <text:p>0.048586211920339</text:p>
          </table:table-cell>
          <table:table-cell office:value-type="float" office:value="0.0933530042229447" calcext:value-type="float">
            <text:p>0.093353004222945</text:p>
          </table:table-cell>
          <table:table-cell office:value-type="float" office:value="0.158074673893728" calcext:value-type="float">
            <text:p>0.158074673893728</text:p>
          </table:table-cell>
          <table:table-cell office:value-type="float" office:value="0.209161822858692" calcext:value-type="float">
            <text:p>0.209161822858692</text:p>
          </table:table-cell>
          <table:table-cell/>
        </table:table-row>
        <table:table-row table:style-name="ro1">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33"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1</text:p>
          </table:table-cell>
          <table:table-cell office:value-type="string" calcext:value-type="string">
            <text:p>Other</text:p>
          </table:table-cell>
          <table:table-cell office:value-type="float" office:value="79.177619934082" calcext:value-type="float">
            <text:p>79.177619934082</text:p>
          </table:table-cell>
          <table:table-cell office:value-type="float" office:value="7638375.50086171" calcext:value-type="float">
            <text:p>7638375.50086171</text:p>
          </table:table-cell>
          <table:table-cell office:value-type="float" office:value="345539.421464143" calcext:value-type="float">
            <text:p>345539.421464143</text:p>
          </table:table-cell>
          <table:table-cell office:value-type="string" calcext:value-type="string">
            <text:p>CA</text:p>
          </table:table-cell>
          <table:table-cell office:value-type="float" office:value="23.8392524719238" calcext:value-type="float">
            <text:p>23.8392524719238</text:p>
          </table:table-cell>
          <table:table-cell office:value-type="float" office:value="1170.58117675781" calcext:value-type="float">
            <text:p>1170.5811767578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0200886461476422" calcext:value-type="float">
            <text:p>0.020088646147642</text:p>
          </table:table-cell>
          <table:table-cell office:value-type="float" office:value="0" calcext:value-type="float">
            <text:p>0</text:p>
          </table:table-cell>
          <table:table-cell office:value-type="float" office:value="0.0835841908474444" calcext:value-type="float">
            <text:p>0.083584190847444</text:p>
          </table:table-cell>
          <table:table-cell table:number-columns-repeated="3" office:value-type="float" office:value="0" calcext:value-type="float">
            <text:p>0</text:p>
          </table:table-cell>
          <table:table-cell office:value-type="float" office:value="0.0226744535668932" calcext:value-type="float">
            <text:p>0.022674453566893</text:p>
          </table:table-cell>
          <table:table-cell office:value-type="float" office:value="0.000516454012600063" calcext:value-type="float">
            <text:p>0.0005164540126</text:p>
          </table:table-cell>
          <table:table-cell office:value-type="float" office:value="0.87313625542542" calcext:value-type="float">
            <text:p>0.87313625542542</text:p>
          </table:table-cell>
          <table:table-cell office:value-type="float" office:value="0.304224690276164" calcext:value-type="float">
            <text:p>0.304224690276164</text:p>
          </table:table-cell>
          <table:table-cell office:value-type="float" office:value="0.0038925825030639" calcext:value-type="float">
            <text:p>0.003892582503064</text:p>
          </table:table-cell>
          <table:table-cell office:value-type="float" office:value="0.14538718541157" calcext:value-type="float">
            <text:p>0.14538718541157</text:p>
          </table:table-cell>
          <table:table-cell table:number-columns-repeated="2" office:value-type="float" office:value="0" calcext:value-type="float">
            <text:p>0</text:p>
          </table:table-cell>
          <table:table-cell office:value-type="float" office:value="0.0136689427071002" calcext:value-type="float">
            <text:p>0.0136689427071</text:p>
          </table:table-cell>
          <table:table-cell office:value-type="float" office:value="0.0230180350577356" calcext:value-type="float">
            <text:p>0.023018035057736</text:p>
          </table:table-cell>
          <table:table-cell office:value-type="float" office:value="0.0182400737331871" calcext:value-type="float">
            <text:p>0.018240073733187</text:p>
          </table:table-cell>
          <table:table-cell office:value-type="float" office:value="0.49156849031118" calcext:value-type="float">
            <text:p>0.49156849031118</text:p>
          </table:table-cell>
          <table:table-cell office:value-type="float" office:value="0.403996105085665" calcext:value-type="float">
            <text:p>0.403996105085665</text:p>
          </table:table-cell>
          <table:table-cell office:value-type="float" office:value="0.0160374724489257" calcext:value-type="float">
            <text:p>0.016037472448926</text:p>
          </table:table-cell>
          <table:table-cell office:value-type="float" office:value="0.124618667236805" calcext:value-type="float">
            <text:p>0.124618667236805</text:p>
          </table:table-cell>
          <table:table-cell office:value-type="float" office:value="0" calcext:value-type="float">
            <text:p>0</text:p>
          </table:table-cell>
          <table:table-cell office:value-type="float" office:value="0.00266953683652083" calcext:value-type="float">
            <text:p>0.002669536836521</text:p>
          </table:table-cell>
          <table:table-cell office:value-type="float" office:value="0.019404853636941" calcext:value-type="float">
            <text:p>0.019404853636941</text:p>
          </table:table-cell>
          <table:table-cell office:value-type="float" office:value="0.0387436411340402" calcext:value-type="float">
            <text:p>0.03874364113404</text:p>
          </table:table-cell>
          <table:table-cell office:value-type="float" office:value="0.0371434461891291" calcext:value-type="float">
            <text:p>0.037143446189129</text:p>
          </table:table-cell>
          <table:table-cell office:value-type="float" office:value="0.357386277431973" calcext:value-type="float">
            <text:p>0.357386277431973</text:p>
          </table:table-cell>
          <table:table-cell office:value-type="float" office:value="0.51394378624355" calcext:value-type="float">
            <text:p>0.51394378624355</text:p>
          </table:table-cell>
          <table:table-cell office:value-type="float" office:value="0.0234416040040616" calcext:value-type="float">
            <text:p>0.023441604004062</text:p>
          </table:table-cell>
          <table:table-cell office:value-type="float" office:value="0.0855835114512497" calcext:value-type="float">
            <text:p>0.08558351145125</text:p>
          </table:table-cell>
          <table:table-cell office:value-type="float" office:value="0" calcext:value-type="float">
            <text:p>0</text:p>
          </table:table-cell>
          <table:table-cell office:value-type="float" office:value="0.0147286491571969" calcext:value-type="float">
            <text:p>0.014728649157197</text:p>
          </table:table-cell>
          <table:table-cell office:value-type="float" office:value="0.0109054331654183" calcext:value-type="float">
            <text:p>0.010905433165418</text:p>
          </table:table-cell>
          <table:table-cell office:value-type="float" office:value="0.033818355574406" calcext:value-type="float">
            <text:p>0.033818355574406</text:p>
          </table:table-cell>
          <table:table-cell office:value-type="float" office:value="0.0525450967822121" calcext:value-type="float">
            <text:p>0.052545096782212</text:p>
          </table:table-cell>
          <table:table-cell office:value-type="float" office:value="0.265033563621905" calcext:value-type="float">
            <text:p>0.265033563621905</text:p>
          </table:table-cell>
          <table:table-cell office:value-type="float" office:value="0.020003762058713" calcext:value-type="float">
            <text:p>0.020003762058713</text:p>
          </table:table-cell>
          <table:table-cell office:value-type="float" office:value="0.0485862119203394" calcext:value-type="float">
            <text:p>0.048586211920339</text:p>
          </table:table-cell>
          <table:table-cell office:value-type="float" office:value="0.0933530042229447" calcext:value-type="float">
            <text:p>0.093353004222945</text:p>
          </table:table-cell>
          <table:table-cell office:value-type="float" office:value="0.158074673893728" calcext:value-type="float">
            <text:p>0.158074673893728</text:p>
          </table:table-cell>
          <table:table-cell office:value-type="float" office:value="0.209161822858692" calcext:value-type="float">
            <text:p>0.209161822858692</text:p>
          </table:table-cell>
          <table:table-cell/>
        </table:table-row>
        <table:table-row table:style-name="ro1">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31"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1</text:p>
          </table:table-cell>
          <table:table-cell office:value-type="string" calcext:value-type="string">
            <text:p>Other</text:p>
          </table:table-cell>
          <table:table-cell office:value-type="float" office:value="79.177619934082" calcext:value-type="float">
            <text:p>79.177619934082</text:p>
          </table:table-cell>
          <table:table-cell office:value-type="float" office:value="7638375.50086171" calcext:value-type="float">
            <text:p>7638375.50086171</text:p>
          </table:table-cell>
          <table:table-cell office:value-type="float" office:value="345539.421464143" calcext:value-type="float">
            <text:p>345539.421464143</text:p>
          </table:table-cell>
          <table:table-cell office:value-type="string" calcext:value-type="string">
            <text:p>CA</text:p>
          </table:table-cell>
          <table:table-cell office:value-type="float" office:value="23.8392524719238" calcext:value-type="float">
            <text:p>23.8392524719238</text:p>
          </table:table-cell>
          <table:table-cell office:value-type="float" office:value="1170.58117675781" calcext:value-type="float">
            <text:p>1170.5811767578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0200886461476422" calcext:value-type="float">
            <text:p>0.020088646147642</text:p>
          </table:table-cell>
          <table:table-cell office:value-type="float" office:value="0" calcext:value-type="float">
            <text:p>0</text:p>
          </table:table-cell>
          <table:table-cell office:value-type="float" office:value="0.0835841908474444" calcext:value-type="float">
            <text:p>0.083584190847444</text:p>
          </table:table-cell>
          <table:table-cell table:number-columns-repeated="3" office:value-type="float" office:value="0" calcext:value-type="float">
            <text:p>0</text:p>
          </table:table-cell>
          <table:table-cell office:value-type="float" office:value="0.0226744535668932" calcext:value-type="float">
            <text:p>0.022674453566893</text:p>
          </table:table-cell>
          <table:table-cell office:value-type="float" office:value="0.000516454012600063" calcext:value-type="float">
            <text:p>0.0005164540126</text:p>
          </table:table-cell>
          <table:table-cell office:value-type="float" office:value="0.87313625542542" calcext:value-type="float">
            <text:p>0.87313625542542</text:p>
          </table:table-cell>
          <table:table-cell office:value-type="float" office:value="0.304224690276164" calcext:value-type="float">
            <text:p>0.304224690276164</text:p>
          </table:table-cell>
          <table:table-cell office:value-type="float" office:value="0.0038925825030639" calcext:value-type="float">
            <text:p>0.003892582503064</text:p>
          </table:table-cell>
          <table:table-cell office:value-type="float" office:value="0.14538718541157" calcext:value-type="float">
            <text:p>0.14538718541157</text:p>
          </table:table-cell>
          <table:table-cell table:number-columns-repeated="2" office:value-type="float" office:value="0" calcext:value-type="float">
            <text:p>0</text:p>
          </table:table-cell>
          <table:table-cell office:value-type="float" office:value="0.0136689427071002" calcext:value-type="float">
            <text:p>0.0136689427071</text:p>
          </table:table-cell>
          <table:table-cell office:value-type="float" office:value="0.0230180350577356" calcext:value-type="float">
            <text:p>0.023018035057736</text:p>
          </table:table-cell>
          <table:table-cell office:value-type="float" office:value="0.0182400737331871" calcext:value-type="float">
            <text:p>0.018240073733187</text:p>
          </table:table-cell>
          <table:table-cell office:value-type="float" office:value="0.49156849031118" calcext:value-type="float">
            <text:p>0.49156849031118</text:p>
          </table:table-cell>
          <table:table-cell office:value-type="float" office:value="0.403996105085665" calcext:value-type="float">
            <text:p>0.403996105085665</text:p>
          </table:table-cell>
          <table:table-cell office:value-type="float" office:value="0.0160374724489257" calcext:value-type="float">
            <text:p>0.016037472448926</text:p>
          </table:table-cell>
          <table:table-cell office:value-type="float" office:value="0.124618667236805" calcext:value-type="float">
            <text:p>0.124618667236805</text:p>
          </table:table-cell>
          <table:table-cell office:value-type="float" office:value="0" calcext:value-type="float">
            <text:p>0</text:p>
          </table:table-cell>
          <table:table-cell office:value-type="float" office:value="0.00266953683652083" calcext:value-type="float">
            <text:p>0.002669536836521</text:p>
          </table:table-cell>
          <table:table-cell office:value-type="float" office:value="0.019404853636941" calcext:value-type="float">
            <text:p>0.019404853636941</text:p>
          </table:table-cell>
          <table:table-cell office:value-type="float" office:value="0.0387436411340402" calcext:value-type="float">
            <text:p>0.03874364113404</text:p>
          </table:table-cell>
          <table:table-cell office:value-type="float" office:value="0.0371434461891291" calcext:value-type="float">
            <text:p>0.037143446189129</text:p>
          </table:table-cell>
          <table:table-cell office:value-type="float" office:value="0.357386277431973" calcext:value-type="float">
            <text:p>0.357386277431973</text:p>
          </table:table-cell>
          <table:table-cell office:value-type="float" office:value="0.51394378624355" calcext:value-type="float">
            <text:p>0.51394378624355</text:p>
          </table:table-cell>
          <table:table-cell office:value-type="float" office:value="0.0234416040040616" calcext:value-type="float">
            <text:p>0.023441604004062</text:p>
          </table:table-cell>
          <table:table-cell office:value-type="float" office:value="0.0855835114512497" calcext:value-type="float">
            <text:p>0.08558351145125</text:p>
          </table:table-cell>
          <table:table-cell office:value-type="float" office:value="0" calcext:value-type="float">
            <text:p>0</text:p>
          </table:table-cell>
          <table:table-cell office:value-type="float" office:value="0.0147286491571969" calcext:value-type="float">
            <text:p>0.014728649157197</text:p>
          </table:table-cell>
          <table:table-cell office:value-type="float" office:value="0.0109054331654183" calcext:value-type="float">
            <text:p>0.010905433165418</text:p>
          </table:table-cell>
          <table:table-cell office:value-type="float" office:value="0.033818355574406" calcext:value-type="float">
            <text:p>0.033818355574406</text:p>
          </table:table-cell>
          <table:table-cell office:value-type="float" office:value="0.0525450967822121" calcext:value-type="float">
            <text:p>0.052545096782212</text:p>
          </table:table-cell>
          <table:table-cell office:value-type="float" office:value="0.265033563621905" calcext:value-type="float">
            <text:p>0.265033563621905</text:p>
          </table:table-cell>
          <table:table-cell office:value-type="float" office:value="0.020003762058713" calcext:value-type="float">
            <text:p>0.020003762058713</text:p>
          </table:table-cell>
          <table:table-cell office:value-type="float" office:value="0.0485862119203394" calcext:value-type="float">
            <text:p>0.048586211920339</text:p>
          </table:table-cell>
          <table:table-cell office:value-type="float" office:value="0.0933530042229447" calcext:value-type="float">
            <text:p>0.093353004222945</text:p>
          </table:table-cell>
          <table:table-cell office:value-type="float" office:value="0.158074673893728" calcext:value-type="float">
            <text:p>0.158074673893728</text:p>
          </table:table-cell>
          <table:table-cell office:value-type="float" office:value="0.209161822858692" calcext:value-type="float">
            <text:p>0.209161822858692</text:p>
          </table:table-cell>
          <table:table-cell/>
        </table:table-row>
        <table:table-row table:style-name="ro1">
          <table:table-cell table:number-columns-repeated="10" office:value-type="float" office:value="0" calcext:value-type="float">
            <text:p>0</text:p>
          </table:table-cell>
          <table:table-cell office:value-type="float" office:value="1" calcext:value-type="float">
            <text:p>1</text:p>
          </table:table-cell>
          <table:table-cell table:number-columns-repeated="30"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2</text:p>
          </table:table-cell>
          <table:table-cell office:value-type="string" calcext:value-type="string">
            <text:p>Other</text:p>
          </table:table-cell>
          <table:table-cell office:value-type="float" office:value="104.342147827148" calcext:value-type="float">
            <text:p>104.342147827148</text:p>
          </table:table-cell>
          <table:table-cell office:value-type="float" office:value="7638668.82445349" calcext:value-type="float">
            <text:p>7638668.82445349</text:p>
          </table:table-cell>
          <table:table-cell office:value-type="float" office:value="345572.987681752" calcext:value-type="float">
            <text:p>345572.987681752</text:p>
          </table:table-cell>
          <table:table-cell office:value-type="string" calcext:value-type="string">
            <text:p>CA</text:p>
          </table:table-cell>
          <table:table-cell office:value-type="float" office:value="23.7183322906494" calcext:value-type="float">
            <text:p>23.7183322906494</text:p>
          </table:table-cell>
          <table:table-cell office:value-type="float" office:value="1175.36962890625" calcext:value-type="float">
            <text:p>1175.36962890625</text:p>
          </table:table-cell>
          <table:table-cell table:number-columns-repeated="2" office:value-type="float" office:value="0" calcext:value-type="float">
            <text:p>0</text:p>
          </table:table-cell>
          <table:table-cell office:value-type="float" office:value="0.270385582831853" calcext:value-type="float">
            <text:p>0.270385582831853</text:p>
          </table:table-cell>
          <table:table-cell table:number-columns-repeated="5" office:value-type="float" office:value="0" calcext:value-type="float">
            <text:p>0</text:p>
          </table:table-cell>
          <table:table-cell office:value-type="float" office:value="0.729614417168147" calcext:value-type="float">
            <text:p>0.729614417168147</text:p>
          </table:table-cell>
          <table:table-cell office:value-type="float" office:value="0.230283521109323" calcext:value-type="float">
            <text:p>0.230283521109323</text:p>
          </table:table-cell>
          <table:table-cell office:value-type="float" office:value="0.0064168096358266" calcext:value-type="float">
            <text:p>0.006416809635827</text:p>
          </table:table-cell>
          <table:table-cell office:value-type="float" office:value="0.230853039494862" calcext:value-type="float">
            <text:p>0.230853039494862</text:p>
          </table:table-cell>
          <table:table-cell table:number-columns-repeated="3" office:value-type="float" office:value="0" calcext:value-type="float">
            <text:p>0</text:p>
          </table:table-cell>
          <table:table-cell office:value-type="float" office:value="0.0484868851589169" calcext:value-type="float">
            <text:p>0.048486885158917</text:p>
          </table:table-cell>
          <table:table-cell office:value-type="float" office:value="0.00740020163073277" calcext:value-type="float">
            <text:p>0.007400201630733</text:p>
          </table:table-cell>
          <table:table-cell office:value-type="float" office:value="0.476559542970339" calcext:value-type="float">
            <text:p>0.476559542970339</text:p>
          </table:table-cell>
          <table:table-cell office:value-type="float" office:value="0.440329764014617" calcext:value-type="float">
            <text:p>0.440329764014617</text:p>
          </table:table-cell>
          <table:table-cell office:value-type="float" office:value="0.00886050649658456" calcext:value-type="float">
            <text:p>0.008860506496585</text:p>
          </table:table-cell>
          <table:table-cell office:value-type="float" office:value="0.120214229872615" calcext:value-type="float">
            <text:p>0.120214229872615</text:p>
          </table:table-cell>
          <table:table-cell office:value-type="float" office:value="0" calcext:value-type="float">
            <text:p>0</text:p>
          </table:table-cell>
          <table:table-cell office:value-type="float" office:value="0.00711122195219448" calcext:value-type="float">
            <text:p>0.007111221952194</text:p>
          </table:table-cell>
          <table:table-cell office:value-type="float" office:value="0" calcext:value-type="float">
            <text:p>0</text:p>
          </table:table-cell>
          <table:table-cell office:value-type="float" office:value="0.0218837442117961" calcext:value-type="float">
            <text:p>0.021883744211796</text:p>
          </table:table-cell>
          <table:table-cell office:value-type="float" office:value="0.0374911120780227" calcext:value-type="float">
            <text:p>0.037491112078023</text:p>
          </table:table-cell>
          <table:table-cell office:value-type="float" office:value="0.36410942137417" calcext:value-type="float">
            <text:p>0.36410942137417</text:p>
          </table:table-cell>
          <table:table-cell office:value-type="float" office:value="0.435139890595648" calcext:value-type="float">
            <text:p>0.435139890595648</text:p>
          </table:table-cell>
          <table:table-cell office:value-type="float" office:value="0.0163946337345627" calcext:value-type="float">
            <text:p>0.016394633734563</text:p>
          </table:table-cell>
          <table:table-cell office:value-type="float" office:value="0.120665453986868" calcext:value-type="float">
            <text:p>0.120665453986868</text:p>
          </table:table-cell>
          <table:table-cell office:value-type="float" office:value="0" calcext:value-type="float">
            <text:p>0</text:p>
          </table:table-cell>
          <table:table-cell office:value-type="float" office:value="0.00834849659838454" calcext:value-type="float">
            <text:p>0.008348496598385</text:p>
          </table:table-cell>
          <table:table-cell office:value-type="float" office:value="0.0123787165255608" calcext:value-type="float">
            <text:p>0.012378716525561</text:p>
          </table:table-cell>
          <table:table-cell office:value-type="float" office:value="0.0353915040137718" calcext:value-type="float">
            <text:p>0.035391504013772</text:p>
          </table:table-cell>
          <table:table-cell office:value-type="float" office:value="0.0424899430437157" calcext:value-type="float">
            <text:p>0.042489943043716</text:p>
          </table:table-cell>
          <table:table-cell office:value-type="float" office:value="0.329191361501488" calcext:value-type="float">
            <text:p>0.329191361501488</text:p>
          </table:table-cell>
          <table:table-cell office:value-type="float" office:value="0.519528884975477" calcext:value-type="float">
            <text:p>0.519528884975477</text:p>
          </table:table-cell>
          <table:table-cell office:value-type="float" office:value="0.0257089741198114" calcext:value-type="float">
            <text:p>0.025708974119811</text:p>
          </table:table-cell>
          <table:table-cell office:value-type="float" office:value="0.086435520260705" calcext:value-type="float">
            <text:p>0.086435520260705</text:p>
          </table:table-cell>
          <table:table-cell office:value-type="float" office:value="0" calcext:value-type="float">
            <text:p>0</text:p>
          </table:table-cell>
          <table:table-cell office:value-type="float" office:value="0.0159553922495837" calcext:value-type="float">
            <text:p>0.015955392249584</text:p>
          </table:table-cell>
          <table:table-cell office:value-type="float" office:value="0.0097645268654551" calcext:value-type="float">
            <text:p>0.009764526865455</text:p>
          </table:table-cell>
          <table:table-cell office:value-type="float" office:value="0.03385407563416" calcext:value-type="float">
            <text:p>0.03385407563416</text:p>
          </table:table-cell>
          <table:table-cell office:value-type="float" office:value="0.0528989459198143" calcext:value-type="float">
            <text:p>0.052898945919814</text:p>
          </table:table-cell>
          <table:table-cell office:value-type="float" office:value="0.255853679974993" calcext:value-type="float">
            <text:p>0.255853679974993</text:p>
          </table:table-cell>
          <table:table-cell office:value-type="float" office:value="0.141543369693028" calcext:value-type="float">
            <text:p>0.141543369693028</text:p>
          </table:table-cell>
          <table:table-cell office:value-type="float" office:value="0.100185377307562" calcext:value-type="float">
            <text:p>0.100185377307562</text:p>
          </table:table-cell>
          <table:table-cell office:value-type="float" office:value="0.0945691577380671" calcext:value-type="float">
            <text:p>0.094569157738067</text:p>
          </table:table-cell>
          <table:table-cell office:value-type="float" office:value="0.150899106033191" calcext:value-type="float">
            <text:p>0.150899106033191</text:p>
          </table:table-cell>
          <table:table-cell office:value-type="float" office:value="0.20883629945781" calcext:value-type="float">
            <text:p>0.20883629945781</text:p>
          </table:table-cell>
          <table:table-cell/>
        </table:table-row>
        <table:table-row table:style-name="ro1">
          <table:table-cell table:number-columns-repeated="4" office:value-type="float" office:value="0" calcext:value-type="float">
            <text:p>0</text:p>
          </table:table-cell>
          <table:table-cell office:value-type="float" office:value="10" calcext:value-type="float">
            <text:p>1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9"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3</text:p>
          </table:table-cell>
          <table:table-cell office:value-type="string" calcext:value-type="string">
            <text:p>Other</text:p>
          </table:table-cell>
          <table:table-cell office:value-type="float" office:value="372.850982666016" calcext:value-type="float">
            <text:p>372.850982666016</text:p>
          </table:table-cell>
          <table:table-cell office:value-type="float" office:value="7640670.79626316" calcext:value-type="float">
            <text:p>7640670.79626316</text:p>
          </table:table-cell>
          <table:table-cell office:value-type="float" office:value="347385.480557815" calcext:value-type="float">
            <text:p>347385.480557815</text:p>
          </table:table-cell>
          <table:table-cell office:value-type="string" calcext:value-type="string">
            <text:p>CA</text:p>
          </table:table-cell>
          <table:table-cell office:value-type="float" office:value="22.2472114562988" calcext:value-type="float">
            <text:p>22.2472114562988</text:p>
          </table:table-cell>
          <table:table-cell office:value-type="float" office:value="1458.35815429688" calcext:value-type="float">
            <text:p>1458.35815429688</text:p>
          </table:table-cell>
          <table:table-cell office:value-type="float" office:value="0.0951789580945103" calcext:value-type="float">
            <text:p>0.09517895809451</text:p>
          </table:table-cell>
          <table:table-cell office:value-type="float" office:value="0" calcext:value-type="float">
            <text:p>0</text:p>
          </table:table-cell>
          <table:table-cell office:value-type="float" office:value="0.105209527448733" calcext:value-type="float">
            <text:p>0.105209527448733</text:p>
          </table:table-cell>
          <table:table-cell table:number-columns-repeated="3" office:value-type="float" office:value="0" calcext:value-type="float">
            <text:p>0</text:p>
          </table:table-cell>
          <table:table-cell office:value-type="float" office:value="0.0380524773914151" calcext:value-type="float">
            <text:p>0.038052477391415</text:p>
          </table:table-cell>
          <table:table-cell office:value-type="float" office:value="0.164182906636097" calcext:value-type="float">
            <text:p>0.164182906636097</text:p>
          </table:table-cell>
          <table:table-cell office:value-type="float" office:value="0.597376130429245" calcext:value-type="float">
            <text:p>0.597376130429245</text:p>
          </table:table-cell>
          <table:table-cell office:value-type="float" office:value="0.262558765577963" calcext:value-type="float">
            <text:p>0.262558765577963</text:p>
          </table:table-cell>
          <table:table-cell office:value-type="float" office:value="0.0157698688674206" calcext:value-type="float">
            <text:p>0.015769868867421</text:p>
          </table:table-cell>
          <table:table-cell office:value-type="float" office:value="0.101881559724222" calcext:value-type="float">
            <text:p>0.101881559724222</text:p>
          </table:table-cell>
          <table:table-cell office:value-type="float" office:value="0" calcext:value-type="float">
            <text:p>0</text:p>
          </table:table-cell>
          <table:table-cell office:value-type="float" office:value="0.0198803640724324" calcext:value-type="float">
            <text:p>0.019880364072432</text:p>
          </table:table-cell>
          <table:table-cell office:value-type="float" office:value="0" calcext:value-type="float">
            <text:p>0</text:p>
          </table:table-cell>
          <table:table-cell office:value-type="float" office:value="0.0340371642535489" calcext:value-type="float">
            <text:p>0.034037164253549</text:p>
          </table:table-cell>
          <table:table-cell office:value-type="float" office:value="0.0999890339628782" calcext:value-type="float">
            <text:p>0.099989033962878</text:p>
          </table:table-cell>
          <table:table-cell office:value-type="float" office:value="0.465883243541535" calcext:value-type="float">
            <text:p>0.465883243541535</text:p>
          </table:table-cell>
          <table:table-cell office:value-type="float" office:value="0.322229090886579" calcext:value-type="float">
            <text:p>0.322229090886579</text:p>
          </table:table-cell>
          <table:table-cell office:value-type="float" office:value="0.0351557698107167" calcext:value-type="float">
            <text:p>0.035155769810717</text:p>
          </table:table-cell>
          <table:table-cell office:value-type="float" office:value="0.206262453139053" calcext:value-type="float">
            <text:p>0.206262453139053</text:p>
          </table:table-cell>
          <table:table-cell office:value-type="float" office:value="0" calcext:value-type="float">
            <text:p>0</text:p>
          </table:table-cell>
          <table:table-cell office:value-type="float" office:value="0.00895874291060979" calcext:value-type="float">
            <text:p>0.00895874291061</text:p>
          </table:table-cell>
          <table:table-cell office:value-type="float" office:value="0" calcext:value-type="float">
            <text:p>0</text:p>
          </table:table-cell>
          <table:table-cell office:value-type="float" office:value="0.0242858873710025" calcext:value-type="float">
            <text:p>0.024285887371003</text:p>
          </table:table-cell>
          <table:table-cell office:value-type="float" office:value="0.0949228778701363" calcext:value-type="float">
            <text:p>0.094922877870136</text:p>
          </table:table-cell>
          <table:table-cell office:value-type="float" office:value="0.308185178011902" calcext:value-type="float">
            <text:p>0.308185178011902</text:p>
          </table:table-cell>
          <table:table-cell office:value-type="float" office:value="0.402954104421158" calcext:value-type="float">
            <text:p>0.402954104421158</text:p>
          </table:table-cell>
          <table:table-cell office:value-type="float" office:value="0.0462934238483347" calcext:value-type="float">
            <text:p>0.046293423848335</text:p>
          </table:table-cell>
          <table:table-cell office:value-type="float" office:value="0.19959741874371" calcext:value-type="float">
            <text:p>0.19959741874371</text:p>
          </table:table-cell>
          <table:table-cell office:value-type="float" office:value="0" calcext:value-type="float">
            <text:p>0</text:p>
          </table:table-cell>
          <table:table-cell office:value-type="float" office:value="0.0143939902249061" calcext:value-type="float">
            <text:p>0.014393990224906</text:p>
          </table:table-cell>
          <table:table-cell office:value-type="float" office:value="0" calcext:value-type="float">
            <text:p>0</text:p>
          </table:table-cell>
          <table:table-cell office:value-type="float" office:value="0.0368248705753886" calcext:value-type="float">
            <text:p>0.036824870575389</text:p>
          </table:table-cell>
          <table:table-cell office:value-type="float" office:value="0.0830330419223913" calcext:value-type="float">
            <text:p>0.083033041922391</text:p>
          </table:table-cell>
          <table:table-cell office:value-type="float" office:value="0.216903150264112" calcext:value-type="float">
            <text:p>0.216903150264112</text:p>
          </table:table-cell>
          <table:table-cell office:value-type="float" office:value="0.558984373718978" calcext:value-type="float">
            <text:p>0.558984373718978</text:p>
          </table:table-cell>
          <table:table-cell office:value-type="float" office:value="0.0479113951033163" calcext:value-type="float">
            <text:p>0.047911395103316</text:p>
          </table:table-cell>
          <table:table-cell office:value-type="float" office:value="0.130196991159723" calcext:value-type="float">
            <text:p>0.130196991159723</text:p>
          </table:table-cell>
          <table:table-cell office:value-type="float" office:value="0" calcext:value-type="float">
            <text:p>0</text:p>
          </table:table-cell>
          <table:table-cell office:value-type="float" office:value="0.0191015336433717" calcext:value-type="float">
            <text:p>0.019101533643372</text:p>
          </table:table-cell>
          <table:table-cell office:value-type="float" office:value="0.0000274609617915333" calcext:value-type="float">
            <text:p>2.74609617915333E-05</text:p>
          </table:table-cell>
          <table:table-cell office:value-type="float" office:value="0.0392000095136167" calcext:value-type="float">
            <text:p>0.039200009513617</text:p>
          </table:table-cell>
          <table:table-cell office:value-type="float" office:value="0.0738285473359902" calcext:value-type="float">
            <text:p>0.07382854733599</text:p>
          </table:table-cell>
          <table:table-cell office:value-type="float" office:value="0.130749688563212" calcext:value-type="float">
            <text:p>0.130749688563212</text:p>
          </table:table-cell>
          <table:table-cell office:value-type="float" office:value="0.113867241922992" calcext:value-type="float">
            <text:p>0.113867241922992</text:p>
          </table:table-cell>
          <table:table-cell office:value-type="float" office:value="0.0801598336348291" calcext:value-type="float">
            <text:p>0.080159833634829</text:p>
          </table:table-cell>
          <table:table-cell office:value-type="float" office:value="0.0842443609417201" calcext:value-type="float">
            <text:p>0.08424436094172</text:p>
          </table:table-cell>
          <table:table-cell office:value-type="float" office:value="0.104815614349405" calcext:value-type="float">
            <text:p>0.104815614349405</text:p>
          </table:table-cell>
          <table:table-cell office:value-type="float" office:value="0.262270181342675" calcext:value-type="float">
            <text:p>0.262270181342675</text:p>
          </table:table-cell>
          <table:table-cell/>
        </table:table-row>
        <table:table-row table:style-name="ro1">
          <table:table-cell table:number-columns-repeated="3" office:value-type="float" office:value="0" calcext:value-type="float">
            <text:p>0</text:p>
          </table:table-cell>
          <table:table-cell office:value-type="float" office:value="3" calcext:value-type="float">
            <text:p>3</text:p>
          </table:table-cell>
          <table:table-cell table:number-columns-repeated="12" office:value-type="float" office:value="0" calcext:value-type="float">
            <text:p>0</text:p>
          </table:table-cell>
          <table:table-cell office:value-type="float" office:value="2" calcext:value-type="float">
            <text:p>2</text:p>
          </table:table-cell>
          <table:table-cell table:number-columns-repeated="24"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3</text:p>
          </table:table-cell>
          <table:table-cell office:value-type="string" calcext:value-type="string">
            <text:p>LanCam</text:p>
          </table:table-cell>
          <table:table-cell office:value-type="float" office:value="372.850982666016" calcext:value-type="float">
            <text:p>372.850982666016</text:p>
          </table:table-cell>
          <table:table-cell office:value-type="float" office:value="7640670.79626316" calcext:value-type="float">
            <text:p>7640670.79626316</text:p>
          </table:table-cell>
          <table:table-cell office:value-type="float" office:value="347385.480557815" calcext:value-type="float">
            <text:p>347385.480557815</text:p>
          </table:table-cell>
          <table:table-cell office:value-type="string" calcext:value-type="string">
            <text:p>CA</text:p>
          </table:table-cell>
          <table:table-cell office:value-type="float" office:value="22.2472114562988" calcext:value-type="float">
            <text:p>22.2472114562988</text:p>
          </table:table-cell>
          <table:table-cell office:value-type="float" office:value="1458.35815429688" calcext:value-type="float">
            <text:p>1458.35815429688</text:p>
          </table:table-cell>
          <table:table-cell office:value-type="float" office:value="0.0951789580945103" calcext:value-type="float">
            <text:p>0.09517895809451</text:p>
          </table:table-cell>
          <table:table-cell office:value-type="float" office:value="0" calcext:value-type="float">
            <text:p>0</text:p>
          </table:table-cell>
          <table:table-cell office:value-type="float" office:value="0.105209527448733" calcext:value-type="float">
            <text:p>0.105209527448733</text:p>
          </table:table-cell>
          <table:table-cell table:number-columns-repeated="3" office:value-type="float" office:value="0" calcext:value-type="float">
            <text:p>0</text:p>
          </table:table-cell>
          <table:table-cell office:value-type="float" office:value="0.0380524773914151" calcext:value-type="float">
            <text:p>0.038052477391415</text:p>
          </table:table-cell>
          <table:table-cell office:value-type="float" office:value="0.164182906636097" calcext:value-type="float">
            <text:p>0.164182906636097</text:p>
          </table:table-cell>
          <table:table-cell office:value-type="float" office:value="0.597376130429245" calcext:value-type="float">
            <text:p>0.597376130429245</text:p>
          </table:table-cell>
          <table:table-cell office:value-type="float" office:value="0.262558765577963" calcext:value-type="float">
            <text:p>0.262558765577963</text:p>
          </table:table-cell>
          <table:table-cell office:value-type="float" office:value="0.0157698688674206" calcext:value-type="float">
            <text:p>0.015769868867421</text:p>
          </table:table-cell>
          <table:table-cell office:value-type="float" office:value="0.101881559724222" calcext:value-type="float">
            <text:p>0.101881559724222</text:p>
          </table:table-cell>
          <table:table-cell office:value-type="float" office:value="0" calcext:value-type="float">
            <text:p>0</text:p>
          </table:table-cell>
          <table:table-cell office:value-type="float" office:value="0.0198803640724324" calcext:value-type="float">
            <text:p>0.019880364072432</text:p>
          </table:table-cell>
          <table:table-cell office:value-type="float" office:value="0" calcext:value-type="float">
            <text:p>0</text:p>
          </table:table-cell>
          <table:table-cell office:value-type="float" office:value="0.0340371642535489" calcext:value-type="float">
            <text:p>0.034037164253549</text:p>
          </table:table-cell>
          <table:table-cell office:value-type="float" office:value="0.0999890339628782" calcext:value-type="float">
            <text:p>0.099989033962878</text:p>
          </table:table-cell>
          <table:table-cell office:value-type="float" office:value="0.465883243541535" calcext:value-type="float">
            <text:p>0.465883243541535</text:p>
          </table:table-cell>
          <table:table-cell office:value-type="float" office:value="0.322229090886579" calcext:value-type="float">
            <text:p>0.322229090886579</text:p>
          </table:table-cell>
          <table:table-cell office:value-type="float" office:value="0.0351557698107167" calcext:value-type="float">
            <text:p>0.035155769810717</text:p>
          </table:table-cell>
          <table:table-cell office:value-type="float" office:value="0.206262453139053" calcext:value-type="float">
            <text:p>0.206262453139053</text:p>
          </table:table-cell>
          <table:table-cell office:value-type="float" office:value="0" calcext:value-type="float">
            <text:p>0</text:p>
          </table:table-cell>
          <table:table-cell office:value-type="float" office:value="0.00895874291060979" calcext:value-type="float">
            <text:p>0.00895874291061</text:p>
          </table:table-cell>
          <table:table-cell office:value-type="float" office:value="0" calcext:value-type="float">
            <text:p>0</text:p>
          </table:table-cell>
          <table:table-cell office:value-type="float" office:value="0.0242858873710025" calcext:value-type="float">
            <text:p>0.024285887371003</text:p>
          </table:table-cell>
          <table:table-cell office:value-type="float" office:value="0.0949228778701363" calcext:value-type="float">
            <text:p>0.094922877870136</text:p>
          </table:table-cell>
          <table:table-cell office:value-type="float" office:value="0.308185178011902" calcext:value-type="float">
            <text:p>0.308185178011902</text:p>
          </table:table-cell>
          <table:table-cell office:value-type="float" office:value="0.402954104421158" calcext:value-type="float">
            <text:p>0.402954104421158</text:p>
          </table:table-cell>
          <table:table-cell office:value-type="float" office:value="0.0462934238483347" calcext:value-type="float">
            <text:p>0.046293423848335</text:p>
          </table:table-cell>
          <table:table-cell office:value-type="float" office:value="0.19959741874371" calcext:value-type="float">
            <text:p>0.19959741874371</text:p>
          </table:table-cell>
          <table:table-cell office:value-type="float" office:value="0" calcext:value-type="float">
            <text:p>0</text:p>
          </table:table-cell>
          <table:table-cell office:value-type="float" office:value="0.0143939902249061" calcext:value-type="float">
            <text:p>0.014393990224906</text:p>
          </table:table-cell>
          <table:table-cell office:value-type="float" office:value="0" calcext:value-type="float">
            <text:p>0</text:p>
          </table:table-cell>
          <table:table-cell office:value-type="float" office:value="0.0368248705753886" calcext:value-type="float">
            <text:p>0.036824870575389</text:p>
          </table:table-cell>
          <table:table-cell office:value-type="float" office:value="0.0830330419223913" calcext:value-type="float">
            <text:p>0.083033041922391</text:p>
          </table:table-cell>
          <table:table-cell office:value-type="float" office:value="0.216903150264112" calcext:value-type="float">
            <text:p>0.216903150264112</text:p>
          </table:table-cell>
          <table:table-cell office:value-type="float" office:value="0.558984373718978" calcext:value-type="float">
            <text:p>0.558984373718978</text:p>
          </table:table-cell>
          <table:table-cell office:value-type="float" office:value="0.0479113951033163" calcext:value-type="float">
            <text:p>0.047911395103316</text:p>
          </table:table-cell>
          <table:table-cell office:value-type="float" office:value="0.130196991159723" calcext:value-type="float">
            <text:p>0.130196991159723</text:p>
          </table:table-cell>
          <table:table-cell office:value-type="float" office:value="0" calcext:value-type="float">
            <text:p>0</text:p>
          </table:table-cell>
          <table:table-cell office:value-type="float" office:value="0.0191015336433717" calcext:value-type="float">
            <text:p>0.019101533643372</text:p>
          </table:table-cell>
          <table:table-cell office:value-type="float" office:value="0.0000274609617915333" calcext:value-type="float">
            <text:p>2.74609617915333E-05</text:p>
          </table:table-cell>
          <table:table-cell office:value-type="float" office:value="0.0392000095136167" calcext:value-type="float">
            <text:p>0.039200009513617</text:p>
          </table:table-cell>
          <table:table-cell office:value-type="float" office:value="0.0738285473359902" calcext:value-type="float">
            <text:p>0.07382854733599</text:p>
          </table:table-cell>
          <table:table-cell office:value-type="float" office:value="0.130749688563212" calcext:value-type="float">
            <text:p>0.130749688563212</text:p>
          </table:table-cell>
          <table:table-cell office:value-type="float" office:value="0.113867241922992" calcext:value-type="float">
            <text:p>0.113867241922992</text:p>
          </table:table-cell>
          <table:table-cell office:value-type="float" office:value="0.0801598336348291" calcext:value-type="float">
            <text:p>0.080159833634829</text:p>
          </table:table-cell>
          <table:table-cell office:value-type="float" office:value="0.0842443609417201" calcext:value-type="float">
            <text:p>0.08424436094172</text:p>
          </table:table-cell>
          <table:table-cell office:value-type="float" office:value="0.104815614349405" calcext:value-type="float">
            <text:p>0.104815614349405</text:p>
          </table:table-cell>
          <table:table-cell office:value-type="float" office:value="0.262270181342675" calcext:value-type="float">
            <text:p>0.262270181342675</text:p>
          </table:table-cell>
          <table:table-cell/>
        </table:table-row>
        <table:table-row table:style-name="ro1">
          <table:table-cell table:number-columns-repeated="3" office:value-type="float" office:value="0" calcext:value-type="float">
            <text:p>0</text:p>
          </table:table-cell>
          <table:table-cell office:value-type="float" office:value="1" calcext:value-type="float">
            <text:p>1</text:p>
          </table:table-cell>
          <table:table-cell table:number-columns-repeated="37"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3</text:p>
          </table:table-cell>
          <table:table-cell office:value-type="string" calcext:value-type="string">
            <text:p>Other</text:p>
          </table:table-cell>
          <table:table-cell office:value-type="float" office:value="372.850982666016" calcext:value-type="float">
            <text:p>372.850982666016</text:p>
          </table:table-cell>
          <table:table-cell office:value-type="float" office:value="7640670.79626316" calcext:value-type="float">
            <text:p>7640670.79626316</text:p>
          </table:table-cell>
          <table:table-cell office:value-type="float" office:value="347385.480557815" calcext:value-type="float">
            <text:p>347385.480557815</text:p>
          </table:table-cell>
          <table:table-cell office:value-type="string" calcext:value-type="string">
            <text:p>CA</text:p>
          </table:table-cell>
          <table:table-cell office:value-type="float" office:value="22.2472114562988" calcext:value-type="float">
            <text:p>22.2472114562988</text:p>
          </table:table-cell>
          <table:table-cell office:value-type="float" office:value="1458.35815429688" calcext:value-type="float">
            <text:p>1458.35815429688</text:p>
          </table:table-cell>
          <table:table-cell office:value-type="float" office:value="0.0951789580945103" calcext:value-type="float">
            <text:p>0.09517895809451</text:p>
          </table:table-cell>
          <table:table-cell office:value-type="float" office:value="0" calcext:value-type="float">
            <text:p>0</text:p>
          </table:table-cell>
          <table:table-cell office:value-type="float" office:value="0.105209527448733" calcext:value-type="float">
            <text:p>0.105209527448733</text:p>
          </table:table-cell>
          <table:table-cell table:number-columns-repeated="3" office:value-type="float" office:value="0" calcext:value-type="float">
            <text:p>0</text:p>
          </table:table-cell>
          <table:table-cell office:value-type="float" office:value="0.0380524773914151" calcext:value-type="float">
            <text:p>0.038052477391415</text:p>
          </table:table-cell>
          <table:table-cell office:value-type="float" office:value="0.164182906636097" calcext:value-type="float">
            <text:p>0.164182906636097</text:p>
          </table:table-cell>
          <table:table-cell office:value-type="float" office:value="0.597376130429245" calcext:value-type="float">
            <text:p>0.597376130429245</text:p>
          </table:table-cell>
          <table:table-cell office:value-type="float" office:value="0.262558765577963" calcext:value-type="float">
            <text:p>0.262558765577963</text:p>
          </table:table-cell>
          <table:table-cell office:value-type="float" office:value="0.0157698688674206" calcext:value-type="float">
            <text:p>0.015769868867421</text:p>
          </table:table-cell>
          <table:table-cell office:value-type="float" office:value="0.101881559724222" calcext:value-type="float">
            <text:p>0.101881559724222</text:p>
          </table:table-cell>
          <table:table-cell office:value-type="float" office:value="0" calcext:value-type="float">
            <text:p>0</text:p>
          </table:table-cell>
          <table:table-cell office:value-type="float" office:value="0.0198803640724324" calcext:value-type="float">
            <text:p>0.019880364072432</text:p>
          </table:table-cell>
          <table:table-cell office:value-type="float" office:value="0" calcext:value-type="float">
            <text:p>0</text:p>
          </table:table-cell>
          <table:table-cell office:value-type="float" office:value="0.0340371642535489" calcext:value-type="float">
            <text:p>0.034037164253549</text:p>
          </table:table-cell>
          <table:table-cell office:value-type="float" office:value="0.0999890339628782" calcext:value-type="float">
            <text:p>0.099989033962878</text:p>
          </table:table-cell>
          <table:table-cell office:value-type="float" office:value="0.465883243541535" calcext:value-type="float">
            <text:p>0.465883243541535</text:p>
          </table:table-cell>
          <table:table-cell office:value-type="float" office:value="0.322229090886579" calcext:value-type="float">
            <text:p>0.322229090886579</text:p>
          </table:table-cell>
          <table:table-cell office:value-type="float" office:value="0.0351557698107167" calcext:value-type="float">
            <text:p>0.035155769810717</text:p>
          </table:table-cell>
          <table:table-cell office:value-type="float" office:value="0.206262453139053" calcext:value-type="float">
            <text:p>0.206262453139053</text:p>
          </table:table-cell>
          <table:table-cell office:value-type="float" office:value="0" calcext:value-type="float">
            <text:p>0</text:p>
          </table:table-cell>
          <table:table-cell office:value-type="float" office:value="0.00895874291060979" calcext:value-type="float">
            <text:p>0.00895874291061</text:p>
          </table:table-cell>
          <table:table-cell office:value-type="float" office:value="0" calcext:value-type="float">
            <text:p>0</text:p>
          </table:table-cell>
          <table:table-cell office:value-type="float" office:value="0.0242858873710025" calcext:value-type="float">
            <text:p>0.024285887371003</text:p>
          </table:table-cell>
          <table:table-cell office:value-type="float" office:value="0.0949228778701363" calcext:value-type="float">
            <text:p>0.094922877870136</text:p>
          </table:table-cell>
          <table:table-cell office:value-type="float" office:value="0.308185178011902" calcext:value-type="float">
            <text:p>0.308185178011902</text:p>
          </table:table-cell>
          <table:table-cell office:value-type="float" office:value="0.402954104421158" calcext:value-type="float">
            <text:p>0.402954104421158</text:p>
          </table:table-cell>
          <table:table-cell office:value-type="float" office:value="0.0462934238483347" calcext:value-type="float">
            <text:p>0.046293423848335</text:p>
          </table:table-cell>
          <table:table-cell office:value-type="float" office:value="0.19959741874371" calcext:value-type="float">
            <text:p>0.19959741874371</text:p>
          </table:table-cell>
          <table:table-cell office:value-type="float" office:value="0" calcext:value-type="float">
            <text:p>0</text:p>
          </table:table-cell>
          <table:table-cell office:value-type="float" office:value="0.0143939902249061" calcext:value-type="float">
            <text:p>0.014393990224906</text:p>
          </table:table-cell>
          <table:table-cell office:value-type="float" office:value="0" calcext:value-type="float">
            <text:p>0</text:p>
          </table:table-cell>
          <table:table-cell office:value-type="float" office:value="0.0368248705753886" calcext:value-type="float">
            <text:p>0.036824870575389</text:p>
          </table:table-cell>
          <table:table-cell office:value-type="float" office:value="0.0830330419223913" calcext:value-type="float">
            <text:p>0.083033041922391</text:p>
          </table:table-cell>
          <table:table-cell office:value-type="float" office:value="0.216903150264112" calcext:value-type="float">
            <text:p>0.216903150264112</text:p>
          </table:table-cell>
          <table:table-cell office:value-type="float" office:value="0.558984373718978" calcext:value-type="float">
            <text:p>0.558984373718978</text:p>
          </table:table-cell>
          <table:table-cell office:value-type="float" office:value="0.0479113951033163" calcext:value-type="float">
            <text:p>0.047911395103316</text:p>
          </table:table-cell>
          <table:table-cell office:value-type="float" office:value="0.130196991159723" calcext:value-type="float">
            <text:p>0.130196991159723</text:p>
          </table:table-cell>
          <table:table-cell office:value-type="float" office:value="0" calcext:value-type="float">
            <text:p>0</text:p>
          </table:table-cell>
          <table:table-cell office:value-type="float" office:value="0.0191015336433717" calcext:value-type="float">
            <text:p>0.019101533643372</text:p>
          </table:table-cell>
          <table:table-cell office:value-type="float" office:value="0.0000274609617915333" calcext:value-type="float">
            <text:p>2.74609617915333E-05</text:p>
          </table:table-cell>
          <table:table-cell office:value-type="float" office:value="0.0392000095136167" calcext:value-type="float">
            <text:p>0.039200009513617</text:p>
          </table:table-cell>
          <table:table-cell office:value-type="float" office:value="0.0738285473359902" calcext:value-type="float">
            <text:p>0.07382854733599</text:p>
          </table:table-cell>
          <table:table-cell office:value-type="float" office:value="0.130749688563212" calcext:value-type="float">
            <text:p>0.130749688563212</text:p>
          </table:table-cell>
          <table:table-cell office:value-type="float" office:value="0.113867241922992" calcext:value-type="float">
            <text:p>0.113867241922992</text:p>
          </table:table-cell>
          <table:table-cell office:value-type="float" office:value="0.0801598336348291" calcext:value-type="float">
            <text:p>0.080159833634829</text:p>
          </table:table-cell>
          <table:table-cell office:value-type="float" office:value="0.0842443609417201" calcext:value-type="float">
            <text:p>0.08424436094172</text:p>
          </table:table-cell>
          <table:table-cell office:value-type="float" office:value="0.104815614349405" calcext:value-type="float">
            <text:p>0.104815614349405</text:p>
          </table:table-cell>
          <table:table-cell office:value-type="float" office:value="0.262270181342675" calcext:value-type="float">
            <text:p>0.262270181342675</text:p>
          </table:table-cell>
          <table:table-cell/>
        </table:table-row>
        <table:table-row table:style-name="ro1">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1" calcext:value-type="float">
            <text:p>1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8"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4</text:p>
          </table:table-cell>
          <table:table-cell office:value-type="string" calcext:value-type="string">
            <text:p>Other</text:p>
          </table:table-cell>
          <table:table-cell office:value-type="float" office:value="537.29541015625" calcext:value-type="float">
            <text:p>537.29541015625</text:p>
          </table:table-cell>
          <table:table-cell office:value-type="float" office:value="7642241.63963903" calcext:value-type="float">
            <text:p>7642241.63963903</text:p>
          </table:table-cell>
          <table:table-cell office:value-type="float" office:value="348192.636385193" calcext:value-type="float">
            <text:p>348192.636385193</text:p>
          </table:table-cell>
          <table:table-cell office:value-type="string" calcext:value-type="string">
            <text:p>CA</text:p>
          </table:table-cell>
          <table:table-cell office:value-type="float" office:value="21.0032997131348" calcext:value-type="float">
            <text:p>21.0032997131348</text:p>
          </table:table-cell>
          <table:table-cell office:value-type="float" office:value="1628.61950683594" calcext:value-type="float">
            <text:p>1628.61950683594</text:p>
          </table:table-cell>
          <table:table-cell office:value-type="float" office:value="0" calcext:value-type="float">
            <text:p>0</text:p>
          </table:table-cell>
          <table:table-cell office:value-type="float" office:value="0.00557182883341824" calcext:value-type="float">
            <text:p>0.005571828833418</text:p>
          </table:table-cell>
          <table:table-cell office:value-type="float" office:value="0.802534386143658" calcext:value-type="float">
            <text:p>0.802534386143658</text:p>
          </table:table-cell>
          <table:table-cell table:number-columns-repeated="3" office:value-type="float" office:value="0" calcext:value-type="float">
            <text:p>0</text:p>
          </table:table-cell>
          <table:table-cell office:value-type="float" office:value="0.0610672440142639" calcext:value-type="float">
            <text:p>0.061067244014264</text:p>
          </table:table-cell>
          <table:table-cell office:value-type="float" office:value="0.040722109016811" calcext:value-type="float">
            <text:p>0.040722109016811</text:p>
          </table:table-cell>
          <table:table-cell office:value-type="float" office:value="0.0901044319918492" calcext:value-type="float">
            <text:p>0.090104431991849</text:p>
          </table:table-cell>
          <table:table-cell office:value-type="float" office:value="0.14727626459144" calcext:value-type="float">
            <text:p>0.14727626459144</text:p>
          </table:table-cell>
          <table:table-cell office:value-type="float" office:value="0.0360948001414928" calcext:value-type="float">
            <text:p>0.036094800141493</text:p>
          </table:table-cell>
          <table:table-cell office:value-type="float" office:value="0.388899893880439" calcext:value-type="float">
            <text:p>0.388899893880439</text:p>
          </table:table-cell>
          <table:table-cell office:value-type="float" office:value="0" calcext:value-type="float">
            <text:p>0</text:p>
          </table:table-cell>
          <table:table-cell office:value-type="float" office:value="0.00181818181818182" calcext:value-type="float">
            <text:p>0.001818181818182</text:p>
          </table:table-cell>
          <table:table-cell office:value-type="float" office:value="0" calcext:value-type="float">
            <text:p>0</text:p>
          </table:table-cell>
          <table:table-cell office:value-type="float" office:value="0.0314573753095154" calcext:value-type="float">
            <text:p>0.031457375309515</text:p>
          </table:table-cell>
          <table:table-cell office:value-type="float" office:value="0.116289352670676" calcext:value-type="float">
            <text:p>0.116289352670676</text:p>
          </table:table-cell>
          <table:table-cell office:value-type="float" office:value="0.278164131588256" calcext:value-type="float">
            <text:p>0.278164131588256</text:p>
          </table:table-cell>
          <table:table-cell office:value-type="float" office:value="0.0688128890075896" calcext:value-type="float">
            <text:p>0.06881288900759</text:p>
          </table:table-cell>
          <table:table-cell office:value-type="float" office:value="0.0507401203790011" calcext:value-type="float">
            <text:p>0.050740120379001</text:p>
          </table:table-cell>
          <table:table-cell office:value-type="float" office:value="0.376403699452228" calcext:value-type="float">
            <text:p>0.376403699452228</text:p>
          </table:table-cell>
          <table:table-cell office:value-type="float" office:value="0" calcext:value-type="float">
            <text:p>0</text:p>
          </table:table-cell>
          <table:table-cell office:value-type="float" office:value="0.0328070805350728" calcext:value-type="float">
            <text:p>0.032807080535073</text:p>
          </table:table-cell>
          <table:table-cell office:value-type="float" office:value="0" calcext:value-type="float">
            <text:p>0</text:p>
          </table:table-cell>
          <table:table-cell office:value-type="float" office:value="0.0376692884974911" calcext:value-type="float">
            <text:p>0.037669288497491</text:p>
          </table:table-cell>
          <table:table-cell office:value-type="float" office:value="0.0949474778954369" calcext:value-type="float">
            <text:p>0.094947477895437</text:p>
          </table:table-cell>
          <table:table-cell office:value-type="float" office:value="0.338619444233181" calcext:value-type="float">
            <text:p>0.338619444233181</text:p>
          </table:table-cell>
          <table:table-cell office:value-type="float" office:value="0.267178490960323" calcext:value-type="float">
            <text:p>0.267178490960323</text:p>
          </table:table-cell>
          <table:table-cell office:value-type="float" office:value="0.0438042343119618" calcext:value-type="float">
            <text:p>0.043804234311962</text:p>
          </table:table-cell>
          <table:table-cell office:value-type="float" office:value="0.260172086841732" calcext:value-type="float">
            <text:p>0.260172086841732</text:p>
          </table:table-cell>
          <table:table-cell office:value-type="float" office:value="0" calcext:value-type="float">
            <text:p>0</text:p>
          </table:table-cell>
          <table:table-cell office:value-type="float" office:value="0.0213365371029198" calcext:value-type="float">
            <text:p>0.02133653710292</text:p>
          </table:table-cell>
          <table:table-cell office:value-type="float" office:value="0" calcext:value-type="float">
            <text:p>0</text:p>
          </table:table-cell>
          <table:table-cell office:value-type="float" office:value="0.0474705718134057" calcext:value-type="float">
            <text:p>0.047470571813406</text:p>
          </table:table-cell>
          <table:table-cell office:value-type="float" office:value="0.0867551650128153" calcext:value-type="float">
            <text:p>0.086755165012815</text:p>
          </table:table-cell>
          <table:table-cell office:value-type="float" office:value="0.273282913956842" calcext:value-type="float">
            <text:p>0.273282913956842</text:p>
          </table:table-cell>
          <table:table-cell office:value-type="float" office:value="0.435061942392345" calcext:value-type="float">
            <text:p>0.435061942392345</text:p>
          </table:table-cell>
          <table:table-cell office:value-type="float" office:value="0.0769046694774323" calcext:value-type="float">
            <text:p>0.076904669477432</text:p>
          </table:table-cell>
          <table:table-cell office:value-type="float" office:value="0.195064583137135" calcext:value-type="float">
            <text:p>0.195064583137135</text:p>
          </table:table-cell>
          <table:table-cell office:value-type="float" office:value="0" calcext:value-type="float">
            <text:p>0</text:p>
          </table:table-cell>
          <table:table-cell office:value-type="float" office:value="0.0399319567650585" calcext:value-type="float">
            <text:p>0.039931956765059</text:p>
          </table:table-cell>
          <table:table-cell office:value-type="float" office:value="0" calcext:value-type="float">
            <text:p>0</text:p>
          </table:table-cell>
          <table:table-cell office:value-type="float" office:value="0.0459386574065256" calcext:value-type="float">
            <text:p>0.045938657406526</text:p>
          </table:table-cell>
          <table:table-cell office:value-type="float" office:value="0.0861254467063947" calcext:value-type="float">
            <text:p>0.086125446706395</text:p>
          </table:table-cell>
          <table:table-cell office:value-type="float" office:value="0.120972744115109" calcext:value-type="float">
            <text:p>0.120972744115109</text:p>
          </table:table-cell>
          <table:table-cell office:value-type="float" office:value="0.0569374532255205" calcext:value-type="float">
            <text:p>0.056937453225521</text:p>
          </table:table-cell>
          <table:table-cell office:value-type="float" office:value="0.0621491661603405" calcext:value-type="float">
            <text:p>0.062149166160341</text:p>
          </table:table-cell>
          <table:table-cell office:value-type="float" office:value="0.0717225047015341" calcext:value-type="float">
            <text:p>0.071722504701534</text:p>
          </table:table-cell>
          <table:table-cell office:value-type="float" office:value="0.11851934563866" calcext:value-type="float">
            <text:p>0.11851934563866</text:p>
          </table:table-cell>
          <table:table-cell office:value-type="float" office:value="0.34326895156404" calcext:value-type="float">
            <text:p>0.34326895156404</text:p>
          </table:table-cell>
          <table:table-cell/>
        </table:table-row>
        <table:table-row table:style-name="ro1">
          <table:table-cell office:value-type="float" office:value="10" calcext:value-type="float">
            <text:p>10</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26"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4</text:p>
          </table:table-cell>
          <table:table-cell office:value-type="string" calcext:value-type="string">
            <text:p>LanCam</text:p>
          </table:table-cell>
          <table:table-cell office:value-type="float" office:value="537.29541015625" calcext:value-type="float">
            <text:p>537.29541015625</text:p>
          </table:table-cell>
          <table:table-cell office:value-type="float" office:value="7642241.63963903" calcext:value-type="float">
            <text:p>7642241.63963903</text:p>
          </table:table-cell>
          <table:table-cell office:value-type="float" office:value="348192.636385193" calcext:value-type="float">
            <text:p>348192.636385193</text:p>
          </table:table-cell>
          <table:table-cell office:value-type="string" calcext:value-type="string">
            <text:p>CA</text:p>
          </table:table-cell>
          <table:table-cell office:value-type="float" office:value="21.0032997131348" calcext:value-type="float">
            <text:p>21.0032997131348</text:p>
          </table:table-cell>
          <table:table-cell office:value-type="float" office:value="1628.61950683594" calcext:value-type="float">
            <text:p>1628.61950683594</text:p>
          </table:table-cell>
          <table:table-cell office:value-type="float" office:value="0" calcext:value-type="float">
            <text:p>0</text:p>
          </table:table-cell>
          <table:table-cell office:value-type="float" office:value="0.00557182883341824" calcext:value-type="float">
            <text:p>0.005571828833418</text:p>
          </table:table-cell>
          <table:table-cell office:value-type="float" office:value="0.802534386143658" calcext:value-type="float">
            <text:p>0.802534386143658</text:p>
          </table:table-cell>
          <table:table-cell table:number-columns-repeated="3" office:value-type="float" office:value="0" calcext:value-type="float">
            <text:p>0</text:p>
          </table:table-cell>
          <table:table-cell office:value-type="float" office:value="0.0610672440142639" calcext:value-type="float">
            <text:p>0.061067244014264</text:p>
          </table:table-cell>
          <table:table-cell office:value-type="float" office:value="0.040722109016811" calcext:value-type="float">
            <text:p>0.040722109016811</text:p>
          </table:table-cell>
          <table:table-cell office:value-type="float" office:value="0.0901044319918492" calcext:value-type="float">
            <text:p>0.090104431991849</text:p>
          </table:table-cell>
          <table:table-cell office:value-type="float" office:value="0.14727626459144" calcext:value-type="float">
            <text:p>0.14727626459144</text:p>
          </table:table-cell>
          <table:table-cell office:value-type="float" office:value="0.0360948001414928" calcext:value-type="float">
            <text:p>0.036094800141493</text:p>
          </table:table-cell>
          <table:table-cell office:value-type="float" office:value="0.388899893880439" calcext:value-type="float">
            <text:p>0.388899893880439</text:p>
          </table:table-cell>
          <table:table-cell office:value-type="float" office:value="0" calcext:value-type="float">
            <text:p>0</text:p>
          </table:table-cell>
          <table:table-cell office:value-type="float" office:value="0.00181818181818182" calcext:value-type="float">
            <text:p>0.001818181818182</text:p>
          </table:table-cell>
          <table:table-cell office:value-type="float" office:value="0" calcext:value-type="float">
            <text:p>0</text:p>
          </table:table-cell>
          <table:table-cell office:value-type="float" office:value="0.0314573753095154" calcext:value-type="float">
            <text:p>0.031457375309515</text:p>
          </table:table-cell>
          <table:table-cell office:value-type="float" office:value="0.116289352670676" calcext:value-type="float">
            <text:p>0.116289352670676</text:p>
          </table:table-cell>
          <table:table-cell office:value-type="float" office:value="0.278164131588256" calcext:value-type="float">
            <text:p>0.278164131588256</text:p>
          </table:table-cell>
          <table:table-cell office:value-type="float" office:value="0.0688128890075896" calcext:value-type="float">
            <text:p>0.06881288900759</text:p>
          </table:table-cell>
          <table:table-cell office:value-type="float" office:value="0.0507401203790011" calcext:value-type="float">
            <text:p>0.050740120379001</text:p>
          </table:table-cell>
          <table:table-cell office:value-type="float" office:value="0.376403699452228" calcext:value-type="float">
            <text:p>0.376403699452228</text:p>
          </table:table-cell>
          <table:table-cell office:value-type="float" office:value="0" calcext:value-type="float">
            <text:p>0</text:p>
          </table:table-cell>
          <table:table-cell office:value-type="float" office:value="0.0328070805350728" calcext:value-type="float">
            <text:p>0.032807080535073</text:p>
          </table:table-cell>
          <table:table-cell office:value-type="float" office:value="0" calcext:value-type="float">
            <text:p>0</text:p>
          </table:table-cell>
          <table:table-cell office:value-type="float" office:value="0.0376692884974911" calcext:value-type="float">
            <text:p>0.037669288497491</text:p>
          </table:table-cell>
          <table:table-cell office:value-type="float" office:value="0.0949474778954369" calcext:value-type="float">
            <text:p>0.094947477895437</text:p>
          </table:table-cell>
          <table:table-cell office:value-type="float" office:value="0.338619444233181" calcext:value-type="float">
            <text:p>0.338619444233181</text:p>
          </table:table-cell>
          <table:table-cell office:value-type="float" office:value="0.267178490960323" calcext:value-type="float">
            <text:p>0.267178490960323</text:p>
          </table:table-cell>
          <table:table-cell office:value-type="float" office:value="0.0438042343119618" calcext:value-type="float">
            <text:p>0.043804234311962</text:p>
          </table:table-cell>
          <table:table-cell office:value-type="float" office:value="0.260172086841732" calcext:value-type="float">
            <text:p>0.260172086841732</text:p>
          </table:table-cell>
          <table:table-cell office:value-type="float" office:value="0" calcext:value-type="float">
            <text:p>0</text:p>
          </table:table-cell>
          <table:table-cell office:value-type="float" office:value="0.0213365371029198" calcext:value-type="float">
            <text:p>0.02133653710292</text:p>
          </table:table-cell>
          <table:table-cell office:value-type="float" office:value="0" calcext:value-type="float">
            <text:p>0</text:p>
          </table:table-cell>
          <table:table-cell office:value-type="float" office:value="0.0474705718134057" calcext:value-type="float">
            <text:p>0.047470571813406</text:p>
          </table:table-cell>
          <table:table-cell office:value-type="float" office:value="0.0867551650128153" calcext:value-type="float">
            <text:p>0.086755165012815</text:p>
          </table:table-cell>
          <table:table-cell office:value-type="float" office:value="0.273282913956842" calcext:value-type="float">
            <text:p>0.273282913956842</text:p>
          </table:table-cell>
          <table:table-cell office:value-type="float" office:value="0.435061942392345" calcext:value-type="float">
            <text:p>0.435061942392345</text:p>
          </table:table-cell>
          <table:table-cell office:value-type="float" office:value="0.0769046694774323" calcext:value-type="float">
            <text:p>0.076904669477432</text:p>
          </table:table-cell>
          <table:table-cell office:value-type="float" office:value="0.195064583137135" calcext:value-type="float">
            <text:p>0.195064583137135</text:p>
          </table:table-cell>
          <table:table-cell office:value-type="float" office:value="0" calcext:value-type="float">
            <text:p>0</text:p>
          </table:table-cell>
          <table:table-cell office:value-type="float" office:value="0.0399319567650585" calcext:value-type="float">
            <text:p>0.039931956765059</text:p>
          </table:table-cell>
          <table:table-cell office:value-type="float" office:value="0" calcext:value-type="float">
            <text:p>0</text:p>
          </table:table-cell>
          <table:table-cell office:value-type="float" office:value="0.0459386574065256" calcext:value-type="float">
            <text:p>0.045938657406526</text:p>
          </table:table-cell>
          <table:table-cell office:value-type="float" office:value="0.0861254467063947" calcext:value-type="float">
            <text:p>0.086125446706395</text:p>
          </table:table-cell>
          <table:table-cell office:value-type="float" office:value="0.120972744115109" calcext:value-type="float">
            <text:p>0.120972744115109</text:p>
          </table:table-cell>
          <table:table-cell office:value-type="float" office:value="0.0569374532255205" calcext:value-type="float">
            <text:p>0.056937453225521</text:p>
          </table:table-cell>
          <table:table-cell office:value-type="float" office:value="0.0621491661603405" calcext:value-type="float">
            <text:p>0.062149166160341</text:p>
          </table:table-cell>
          <table:table-cell office:value-type="float" office:value="0.0717225047015341" calcext:value-type="float">
            <text:p>0.071722504701534</text:p>
          </table:table-cell>
          <table:table-cell office:value-type="float" office:value="0.11851934563866" calcext:value-type="float">
            <text:p>0.11851934563866</text:p>
          </table:table-cell>
          <table:table-cell office:value-type="float" office:value="0.34326895156404" calcext:value-type="float">
            <text:p>0.34326895156404</text:p>
          </table:table-cell>
          <table:table-cell/>
        </table:table-row>
        <table:table-row table:style-name="ro1">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5"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4</text:p>
          </table:table-cell>
          <table:table-cell office:value-type="string" calcext:value-type="string">
            <text:p>Ipo</text:p>
          </table:table-cell>
          <table:table-cell office:value-type="float" office:value="537.29541015625" calcext:value-type="float">
            <text:p>537.29541015625</text:p>
          </table:table-cell>
          <table:table-cell office:value-type="float" office:value="7642241.63963903" calcext:value-type="float">
            <text:p>7642241.63963903</text:p>
          </table:table-cell>
          <table:table-cell office:value-type="float" office:value="348192.636385193" calcext:value-type="float">
            <text:p>348192.636385193</text:p>
          </table:table-cell>
          <table:table-cell office:value-type="string" calcext:value-type="string">
            <text:p>CA</text:p>
          </table:table-cell>
          <table:table-cell office:value-type="float" office:value="21.0032997131348" calcext:value-type="float">
            <text:p>21.0032997131348</text:p>
          </table:table-cell>
          <table:table-cell office:value-type="float" office:value="1628.61950683594" calcext:value-type="float">
            <text:p>1628.61950683594</text:p>
          </table:table-cell>
          <table:table-cell office:value-type="float" office:value="0" calcext:value-type="float">
            <text:p>0</text:p>
          </table:table-cell>
          <table:table-cell office:value-type="float" office:value="0.00557182883341824" calcext:value-type="float">
            <text:p>0.005571828833418</text:p>
          </table:table-cell>
          <table:table-cell office:value-type="float" office:value="0.802534386143658" calcext:value-type="float">
            <text:p>0.802534386143658</text:p>
          </table:table-cell>
          <table:table-cell table:number-columns-repeated="3" office:value-type="float" office:value="0" calcext:value-type="float">
            <text:p>0</text:p>
          </table:table-cell>
          <table:table-cell office:value-type="float" office:value="0.0610672440142639" calcext:value-type="float">
            <text:p>0.061067244014264</text:p>
          </table:table-cell>
          <table:table-cell office:value-type="float" office:value="0.040722109016811" calcext:value-type="float">
            <text:p>0.040722109016811</text:p>
          </table:table-cell>
          <table:table-cell office:value-type="float" office:value="0.0901044319918492" calcext:value-type="float">
            <text:p>0.090104431991849</text:p>
          </table:table-cell>
          <table:table-cell office:value-type="float" office:value="0.14727626459144" calcext:value-type="float">
            <text:p>0.14727626459144</text:p>
          </table:table-cell>
          <table:table-cell office:value-type="float" office:value="0.0360948001414928" calcext:value-type="float">
            <text:p>0.036094800141493</text:p>
          </table:table-cell>
          <table:table-cell office:value-type="float" office:value="0.388899893880439" calcext:value-type="float">
            <text:p>0.388899893880439</text:p>
          </table:table-cell>
          <table:table-cell office:value-type="float" office:value="0" calcext:value-type="float">
            <text:p>0</text:p>
          </table:table-cell>
          <table:table-cell office:value-type="float" office:value="0.00181818181818182" calcext:value-type="float">
            <text:p>0.001818181818182</text:p>
          </table:table-cell>
          <table:table-cell office:value-type="float" office:value="0" calcext:value-type="float">
            <text:p>0</text:p>
          </table:table-cell>
          <table:table-cell office:value-type="float" office:value="0.0314573753095154" calcext:value-type="float">
            <text:p>0.031457375309515</text:p>
          </table:table-cell>
          <table:table-cell office:value-type="float" office:value="0.116289352670676" calcext:value-type="float">
            <text:p>0.116289352670676</text:p>
          </table:table-cell>
          <table:table-cell office:value-type="float" office:value="0.278164131588256" calcext:value-type="float">
            <text:p>0.278164131588256</text:p>
          </table:table-cell>
          <table:table-cell office:value-type="float" office:value="0.0688128890075896" calcext:value-type="float">
            <text:p>0.06881288900759</text:p>
          </table:table-cell>
          <table:table-cell office:value-type="float" office:value="0.0507401203790011" calcext:value-type="float">
            <text:p>0.050740120379001</text:p>
          </table:table-cell>
          <table:table-cell office:value-type="float" office:value="0.376403699452228" calcext:value-type="float">
            <text:p>0.376403699452228</text:p>
          </table:table-cell>
          <table:table-cell office:value-type="float" office:value="0" calcext:value-type="float">
            <text:p>0</text:p>
          </table:table-cell>
          <table:table-cell office:value-type="float" office:value="0.0328070805350728" calcext:value-type="float">
            <text:p>0.032807080535073</text:p>
          </table:table-cell>
          <table:table-cell office:value-type="float" office:value="0" calcext:value-type="float">
            <text:p>0</text:p>
          </table:table-cell>
          <table:table-cell office:value-type="float" office:value="0.0376692884974911" calcext:value-type="float">
            <text:p>0.037669288497491</text:p>
          </table:table-cell>
          <table:table-cell office:value-type="float" office:value="0.0949474778954369" calcext:value-type="float">
            <text:p>0.094947477895437</text:p>
          </table:table-cell>
          <table:table-cell office:value-type="float" office:value="0.338619444233181" calcext:value-type="float">
            <text:p>0.338619444233181</text:p>
          </table:table-cell>
          <table:table-cell office:value-type="float" office:value="0.267178490960323" calcext:value-type="float">
            <text:p>0.267178490960323</text:p>
          </table:table-cell>
          <table:table-cell office:value-type="float" office:value="0.0438042343119618" calcext:value-type="float">
            <text:p>0.043804234311962</text:p>
          </table:table-cell>
          <table:table-cell office:value-type="float" office:value="0.260172086841732" calcext:value-type="float">
            <text:p>0.260172086841732</text:p>
          </table:table-cell>
          <table:table-cell office:value-type="float" office:value="0" calcext:value-type="float">
            <text:p>0</text:p>
          </table:table-cell>
          <table:table-cell office:value-type="float" office:value="0.0213365371029198" calcext:value-type="float">
            <text:p>0.02133653710292</text:p>
          </table:table-cell>
          <table:table-cell office:value-type="float" office:value="0" calcext:value-type="float">
            <text:p>0</text:p>
          </table:table-cell>
          <table:table-cell office:value-type="float" office:value="0.0474705718134057" calcext:value-type="float">
            <text:p>0.047470571813406</text:p>
          </table:table-cell>
          <table:table-cell office:value-type="float" office:value="0.0867551650128153" calcext:value-type="float">
            <text:p>0.086755165012815</text:p>
          </table:table-cell>
          <table:table-cell office:value-type="float" office:value="0.273282913956842" calcext:value-type="float">
            <text:p>0.273282913956842</text:p>
          </table:table-cell>
          <table:table-cell office:value-type="float" office:value="0.435061942392345" calcext:value-type="float">
            <text:p>0.435061942392345</text:p>
          </table:table-cell>
          <table:table-cell office:value-type="float" office:value="0.0769046694774323" calcext:value-type="float">
            <text:p>0.076904669477432</text:p>
          </table:table-cell>
          <table:table-cell office:value-type="float" office:value="0.195064583137135" calcext:value-type="float">
            <text:p>0.195064583137135</text:p>
          </table:table-cell>
          <table:table-cell office:value-type="float" office:value="0" calcext:value-type="float">
            <text:p>0</text:p>
          </table:table-cell>
          <table:table-cell office:value-type="float" office:value="0.0399319567650585" calcext:value-type="float">
            <text:p>0.039931956765059</text:p>
          </table:table-cell>
          <table:table-cell office:value-type="float" office:value="0" calcext:value-type="float">
            <text:p>0</text:p>
          </table:table-cell>
          <table:table-cell office:value-type="float" office:value="0.0459386574065256" calcext:value-type="float">
            <text:p>0.045938657406526</text:p>
          </table:table-cell>
          <table:table-cell office:value-type="float" office:value="0.0861254467063947" calcext:value-type="float">
            <text:p>0.086125446706395</text:p>
          </table:table-cell>
          <table:table-cell office:value-type="float" office:value="0.120972744115109" calcext:value-type="float">
            <text:p>0.120972744115109</text:p>
          </table:table-cell>
          <table:table-cell office:value-type="float" office:value="0.0569374532255205" calcext:value-type="float">
            <text:p>0.056937453225521</text:p>
          </table:table-cell>
          <table:table-cell office:value-type="float" office:value="0.0621491661603405" calcext:value-type="float">
            <text:p>0.062149166160341</text:p>
          </table:table-cell>
          <table:table-cell office:value-type="float" office:value="0.0717225047015341" calcext:value-type="float">
            <text:p>0.071722504701534</text:p>
          </table:table-cell>
          <table:table-cell office:value-type="float" office:value="0.11851934563866" calcext:value-type="float">
            <text:p>0.11851934563866</text:p>
          </table:table-cell>
          <table:table-cell office:value-type="float" office:value="0.34326895156404" calcext:value-type="float">
            <text:p>0.34326895156404</text:p>
          </table:table-cell>
          <table:table-cell/>
        </table:table-row>
        <table:table-row table:style-name="ro1">
          <table:table-cell office:value-type="float" office:value="2" calcext:value-type="float">
            <text:p>2</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4"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5</text:p>
          </table:table-cell>
          <table:table-cell office:value-type="string" calcext:value-type="string">
            <text:p>Other</text:p>
          </table:table-cell>
          <table:table-cell office:value-type="float" office:value="600.16796875" calcext:value-type="float">
            <text:p>600.16796875</text:p>
          </table:table-cell>
          <table:table-cell office:value-type="float" office:value="7643176.86915667" calcext:value-type="float">
            <text:p>7643176.86915667</text:p>
          </table:table-cell>
          <table:table-cell office:value-type="float" office:value="348327.737152846" calcext:value-type="float">
            <text:p>348327.737152846</text:p>
          </table:table-cell>
          <table:table-cell office:value-type="string" calcext:value-type="string">
            <text:p>CA</text:p>
          </table:table-cell>
          <table:table-cell office:value-type="float" office:value="20.6172580718994" calcext:value-type="float">
            <text:p>20.6172580718994</text:p>
          </table:table-cell>
          <table:table-cell office:value-type="float" office:value="1630.2763671875" calcext:value-type="float">
            <text:p>1630.2763671875</text:p>
          </table:table-cell>
          <table:table-cell office:value-type="float" office:value="0.246258676685984" calcext:value-type="float">
            <text:p>0.246258676685984</text:p>
          </table:table-cell>
          <table:table-cell table:number-columns-repeated="2" office:value-type="float" office:value="0.0199324969751003" calcext:value-type="float">
            <text:p>0.0199324969751</text:p>
          </table:table-cell>
          <table:table-cell table:number-columns-repeated="3" office:value-type="float" office:value="0" calcext:value-type="float">
            <text:p>0</text:p>
          </table:table-cell>
          <table:table-cell office:value-type="float" office:value="0.0109214799719799" calcext:value-type="float">
            <text:p>0.01092147997198</text:p>
          </table:table-cell>
          <table:table-cell office:value-type="float" office:value="0.0526650958415589" calcext:value-type="float">
            <text:p>0.052665095841559</text:p>
          </table:table-cell>
          <table:table-cell office:value-type="float" office:value="0.650289753550277" calcext:value-type="float">
            <text:p>0.650289753550277</text:p>
          </table:table-cell>
          <table:table-cell office:value-type="float" office:value="0.246729679441375" calcext:value-type="float">
            <text:p>0.246729679441375</text:p>
          </table:table-cell>
          <table:table-cell office:value-type="float" office:value="0.0412566237698713" calcext:value-type="float">
            <text:p>0.041256623769871</text:p>
          </table:table-cell>
          <table:table-cell office:value-type="float" office:value="0.113140002971411" calcext:value-type="float">
            <text:p>0.113140002971411</text:p>
          </table:table-cell>
          <table:table-cell table:number-columns-repeated="3" office:value-type="float" office:value="0" calcext:value-type="float">
            <text:p>0</text:p>
          </table:table-cell>
          <table:table-cell office:value-type="float" office:value="0.0591770607087522" calcext:value-type="float">
            <text:p>0.059177060708752</text:p>
          </table:table-cell>
          <table:table-cell office:value-type="float" office:value="0.0891529356831061" calcext:value-type="float">
            <text:p>0.089152935683106</text:p>
          </table:table-cell>
          <table:table-cell office:value-type="float" office:value="0.450543697425485" calcext:value-type="float">
            <text:p>0.450543697425485</text:p>
          </table:table-cell>
          <table:table-cell office:value-type="float" office:value="0.368352770233641" calcext:value-type="float">
            <text:p>0.368352770233641</text:p>
          </table:table-cell>
          <table:table-cell office:value-type="float" office:value="0.051488698239138" calcext:value-type="float">
            <text:p>0.051488698239138</text:p>
          </table:table-cell>
          <table:table-cell office:value-type="float" office:value="0.124947711834503" calcext:value-type="float">
            <text:p>0.124947711834503</text:p>
          </table:table-cell>
          <table:table-cell office:value-type="float" office:value="0" calcext:value-type="float">
            <text:p>0</text:p>
          </table:table-cell>
          <table:table-cell office:value-type="float" office:value="0.0496916656422755" calcext:value-type="float">
            <text:p>0.049691665642276</text:p>
          </table:table-cell>
          <table:table-cell office:value-type="float" office:value="0" calcext:value-type="float">
            <text:p>0</text:p>
          </table:table-cell>
          <table:table-cell office:value-type="float" office:value="0.0620161962868991" calcext:value-type="float">
            <text:p>0.062016196286899</text:p>
          </table:table-cell>
          <table:table-cell office:value-type="float" office:value="0.056911633221402" calcext:value-type="float">
            <text:p>0.056911633221402</text:p>
          </table:table-cell>
          <table:table-cell office:value-type="float" office:value="0.286591324542141" calcext:value-type="float">
            <text:p>0.286591324542141</text:p>
          </table:table-cell>
          <table:table-cell office:value-type="float" office:value="0.439300028206845" calcext:value-type="float">
            <text:p>0.439300028206845</text:p>
          </table:table-cell>
          <table:table-cell office:value-type="float" office:value="0.0697206364642931" calcext:value-type="float">
            <text:p>0.069720636464293</text:p>
          </table:table-cell>
          <table:table-cell office:value-type="float" office:value="0.147347346241122" calcext:value-type="float">
            <text:p>0.147347346241122</text:p>
          </table:table-cell>
          <table:table-cell office:value-type="float" office:value="0" calcext:value-type="float">
            <text:p>0</text:p>
          </table:table-cell>
          <table:table-cell office:value-type="float" office:value="0.0403523645334714" calcext:value-type="float">
            <text:p>0.040352364533471</text:p>
          </table:table-cell>
          <table:table-cell office:value-type="float" office:value="0" calcext:value-type="float">
            <text:p>0</text:p>
          </table:table-cell>
          <table:table-cell office:value-type="float" office:value="0.0382402717961024" calcext:value-type="float">
            <text:p>0.038240271796102</text:p>
          </table:table-cell>
          <table:table-cell office:value-type="float" office:value="0.0784692313845351" calcext:value-type="float">
            <text:p>0.078469231384535</text:p>
          </table:table-cell>
          <table:table-cell office:value-type="float" office:value="0.186570121373631" calcext:value-type="float">
            <text:p>0.186570121373631</text:p>
          </table:table-cell>
          <table:table-cell office:value-type="float" office:value="0.366287459278478" calcext:value-type="float">
            <text:p>0.366287459278478</text:p>
          </table:table-cell>
          <table:table-cell office:value-type="float" office:value="0.0838059899600452" calcext:value-type="float">
            <text:p>0.083805989960045</text:p>
          </table:table-cell>
          <table:table-cell office:value-type="float" office:value="0.233596596223036" calcext:value-type="float">
            <text:p>0.233596596223036</text:p>
          </table:table-cell>
          <table:table-cell office:value-type="float" office:value="0.0000119581635202342" calcext:value-type="float">
            <text:p>1.19581635202342E-05</text:p>
          </table:table-cell>
          <table:table-cell office:value-type="float" office:value="0.0443597847689567" calcext:value-type="float">
            <text:p>0.044359784768957</text:p>
          </table:table-cell>
          <table:table-cell office:value-type="float" office:value="0" calcext:value-type="float">
            <text:p>0</text:p>
          </table:table-cell>
          <table:table-cell office:value-type="float" office:value="0.0463741556327488" calcext:value-type="float">
            <text:p>0.046374155632749</text:p>
          </table:table-cell>
          <table:table-cell office:value-type="float" office:value="0.0867585300959151" calcext:value-type="float">
            <text:p>0.086758530095915</text:p>
          </table:table-cell>
          <table:table-cell office:value-type="float" office:value="0.1388055258773" calcext:value-type="float">
            <text:p>0.1388055258773</text:p>
          </table:table-cell>
          <table:table-cell office:value-type="float" office:value="0.0769349491036855" calcext:value-type="float">
            <text:p>0.076934949103686</text:p>
          </table:table-cell>
          <table:table-cell office:value-type="float" office:value="0.0750731726848544" calcext:value-type="float">
            <text:p>0.075073172684854</text:p>
          </table:table-cell>
          <table:table-cell office:value-type="float" office:value="0.067548332788557" calcext:value-type="float">
            <text:p>0.067548332788557</text:p>
          </table:table-cell>
          <table:table-cell office:value-type="float" office:value="0.103251048584005" calcext:value-type="float">
            <text:p>0.103251048584005</text:p>
          </table:table-cell>
          <table:table-cell office:value-type="float" office:value="0.374131137800304" calcext:value-type="float">
            <text:p>0.374131137800304</text:p>
          </table:table-cell>
          <table:table-cell/>
        </table:table-row>
        <table:table-row table:style-name="ro1">
          <table:table-cell office:value-type="float" office:value="2" calcext:value-type="float">
            <text:p>2</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4"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6</text:p>
          </table:table-cell>
          <table:table-cell office:value-type="string" calcext:value-type="string">
            <text:p>LanCam</text:p>
          </table:table-cell>
          <table:table-cell office:value-type="float" office:value="747.746276855469" calcext:value-type="float">
            <text:p>747.746276855469</text:p>
          </table:table-cell>
          <table:table-cell office:value-type="float" office:value="7644338.83177778" calcext:value-type="float">
            <text:p>7644338.83177778</text:p>
          </table:table-cell>
          <table:table-cell office:value-type="float" office:value="349467.438032581" calcext:value-type="float">
            <text:p>349467.438032581</text:p>
          </table:table-cell>
          <table:table-cell office:value-type="string" calcext:value-type="string">
            <text:p>DA</text:p>
          </table:table-cell>
          <table:table-cell office:value-type="float" office:value="19.674747467041" calcext:value-type="float">
            <text:p>19.674747467041</text:p>
          </table:table-cell>
          <table:table-cell office:value-type="float" office:value="1750.87426757812" calcext:value-type="float">
            <text:p>1750.87426757812</text:p>
          </table:table-cell>
          <table:table-cell office:value-type="float" office:value="0.439842083479258" calcext:value-type="float">
            <text:p>0.439842083479258</text:p>
          </table:table-cell>
          <table:table-cell office:value-type="float" office:value="0.271960266165749" calcext:value-type="float">
            <text:p>0.271960266165749</text:p>
          </table:table-cell>
          <table:table-cell office:value-type="float" office:value="0.040625298481327" calcext:value-type="float">
            <text:p>0.040625298481327</text:p>
          </table:table-cell>
          <table:table-cell table:number-columns-repeated="3" office:value-type="float" office:value="0" calcext:value-type="float">
            <text:p>0</text:p>
          </table:table-cell>
          <table:table-cell office:value-type="float" office:value="0.0253112165302939" calcext:value-type="float">
            <text:p>0.025311216530294</text:p>
          </table:table-cell>
          <table:table-cell office:value-type="float" office:value="0.18727116431596" calcext:value-type="float">
            <text:p>0.18727116431596</text:p>
          </table:table-cell>
          <table:table-cell office:value-type="float" office:value="0.0349899710274125" calcext:value-type="float">
            <text:p>0.034989971027413</text:p>
          </table:table-cell>
          <table:table-cell office:value-type="float" office:value="0.525771773620146" calcext:value-type="float">
            <text:p>0.525771773620146</text:p>
          </table:table-cell>
          <table:table-cell office:value-type="float" office:value="0.181698874751055" calcext:value-type="float">
            <text:p>0.181698874751055</text:p>
          </table:table-cell>
          <table:table-cell office:value-type="float" office:value="0.115694410544301" calcext:value-type="float">
            <text:p>0.115694410544301</text:p>
          </table:table-cell>
          <table:table-cell office:value-type="float" office:value="0" calcext:value-type="float">
            <text:p>0</text:p>
          </table:table-cell>
          <table:table-cell office:value-type="float" office:value="0.00253278291291259" calcext:value-type="float">
            <text:p>0.002532782912913</text:p>
          </table:table-cell>
          <table:table-cell office:value-type="float" office:value="0" calcext:value-type="float">
            <text:p>0</text:p>
          </table:table-cell>
          <table:table-cell office:value-type="float" office:value="0.0436975800603481" calcext:value-type="float">
            <text:p>0.043697580060348</text:p>
          </table:table-cell>
          <table:table-cell office:value-type="float" office:value="0.114396182431118" calcext:value-type="float">
            <text:p>0.114396182431118</text:p>
          </table:table-cell>
          <table:table-cell office:value-type="float" office:value="0.0162083956801194" calcext:value-type="float">
            <text:p>0.016208395680119</text:p>
          </table:table-cell>
          <table:table-cell office:value-type="float" office:value="0.420577071379552" calcext:value-type="float">
            <text:p>0.420577071379552</text:p>
          </table:table-cell>
          <table:table-cell office:value-type="float" office:value="0.151613450966797" calcext:value-type="float">
            <text:p>0.151613450966797</text:p>
          </table:table-cell>
          <table:table-cell office:value-type="float" office:value="0.186731921637435" calcext:value-type="float">
            <text:p>0.186731921637435</text:p>
          </table:table-cell>
          <table:table-cell office:value-type="float" office:value="0" calcext:value-type="float">
            <text:p>0</text:p>
          </table:table-cell>
          <table:table-cell office:value-type="float" office:value="0.0321469757964667" calcext:value-type="float">
            <text:p>0.032146975796467</text:p>
          </table:table-cell>
          <table:table-cell office:value-type="float" office:value="0" calcext:value-type="float">
            <text:p>0</text:p>
          </table:table-cell>
          <table:table-cell office:value-type="float" office:value="0.0373108325138139" calcext:value-type="float">
            <text:p>0.037310832513814</text:p>
          </table:table-cell>
          <table:table-cell office:value-type="float" office:value="0.154821957932123" calcext:value-type="float">
            <text:p>0.154821957932123</text:p>
          </table:table-cell>
          <table:table-cell office:value-type="float" office:value="0.0167977897738126" calcext:value-type="float">
            <text:p>0.016797789773813</text:p>
          </table:table-cell>
          <table:table-cell office:value-type="float" office:value="0.413768859744101" calcext:value-type="float">
            <text:p>0.413768859744101</text:p>
          </table:table-cell>
          <table:table-cell office:value-type="float" office:value="0.175669762496352" calcext:value-type="float">
            <text:p>0.175669762496352</text:p>
          </table:table-cell>
          <table:table-cell office:value-type="float" office:value="0.164160717212969" calcext:value-type="float">
            <text:p>0.164160717212969</text:p>
          </table:table-cell>
          <table:table-cell office:value-type="float" office:value="0" calcext:value-type="float">
            <text:p>0</text:p>
          </table:table-cell>
          <table:table-cell office:value-type="float" office:value="0.0372328403002877" calcext:value-type="float">
            <text:p>0.037232840300288</text:p>
          </table:table-cell>
          <table:table-cell office:value-type="float" office:value="0" calcext:value-type="float">
            <text:p>0</text:p>
          </table:table-cell>
          <table:table-cell office:value-type="float" office:value="0.0311152064905332" calcext:value-type="float">
            <text:p>0.031115206490533</text:p>
          </table:table-cell>
          <table:table-cell office:value-type="float" office:value="0.135856991034575" calcext:value-type="float">
            <text:p>0.135856991034575</text:p>
          </table:table-cell>
          <table:table-cell office:value-type="float" office:value="0.0421956227211814" calcext:value-type="float">
            <text:p>0.042195622721181</text:p>
          </table:table-cell>
          <table:table-cell office:value-type="float" office:value="0.242615786443522" calcext:value-type="float">
            <text:p>0.242615786443522</text:p>
          </table:table-cell>
          <table:table-cell office:value-type="float" office:value="0.102874024881931" calcext:value-type="float">
            <text:p>0.102874024881931</text:p>
          </table:table-cell>
          <table:table-cell office:value-type="float" office:value="0.311574541450205" calcext:value-type="float">
            <text:p>0.311574541450205</text:p>
          </table:table-cell>
          <table:table-cell office:value-type="float" office:value="0.0000119543794388912" calcext:value-type="float">
            <text:p>1.19543794388912E-05</text:p>
          </table:table-cell>
          <table:table-cell office:value-type="float" office:value="0.0869820847894662" calcext:value-type="float">
            <text:p>0.086982084789466</text:p>
          </table:table-cell>
          <table:table-cell office:value-type="float" office:value="0" calcext:value-type="float">
            <text:p>0</text:p>
          </table:table-cell>
          <table:table-cell office:value-type="float" office:value="0.0562925104852491" calcext:value-type="float">
            <text:p>0.056292510485249</text:p>
          </table:table-cell>
          <table:table-cell office:value-type="float" office:value="0.084030512079917" calcext:value-type="float">
            <text:p>0.084030512079917</text:p>
          </table:table-cell>
          <table:table-cell office:value-type="float" office:value="0.115618585490271" calcext:value-type="float">
            <text:p>0.115618585490271</text:p>
          </table:table-cell>
          <table:table-cell office:value-type="float" office:value="0.150402382181895" calcext:value-type="float">
            <text:p>0.150402382181895</text:p>
          </table:table-cell>
          <table:table-cell office:value-type="float" office:value="0.0907249270720023" calcext:value-type="float">
            <text:p>0.090724927072002</text:p>
          </table:table-cell>
          <table:table-cell office:value-type="float" office:value="0.0885055465271893" calcext:value-type="float">
            <text:p>0.088505546527189</text:p>
          </table:table-cell>
          <table:table-cell office:value-type="float" office:value="0.153068829975018" calcext:value-type="float">
            <text:p>0.153068829975018</text:p>
          </table:table-cell>
          <table:table-cell office:value-type="float" office:value="0.439156199080349" calcext:value-type="float">
            <text:p>0.439156199080349</text:p>
          </table:table-cell>
          <table:table-cell/>
        </table:table-row>
        <table:table-row table:style-name="ro1">
          <table:table-cell table:number-columns-repeated="6" office:value-type="float" office:value="0" calcext:value-type="float">
            <text:p>0</text:p>
          </table:table-cell>
          <table:table-cell office:value-type="float" office:value="73" calcext:value-type="float">
            <text:p>73</text:p>
          </table:table-cell>
          <table:table-cell table:number-columns-repeated="10" office:value-type="float" office:value="0" calcext:value-type="float">
            <text:p>0</text:p>
          </table:table-cell>
          <table:table-cell office:value-type="float" office:value="2" calcext:value-type="float">
            <text:p>2</text:p>
          </table:table-cell>
          <table:table-cell office:value-type="float" office:value="31" calcext:value-type="float">
            <text:p>31</text:p>
          </table:table-cell>
          <table:table-cell table:number-columns-repeated="22"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7</text:p>
          </table:table-cell>
          <table:table-cell office:value-type="string" calcext:value-type="string">
            <text:p>SolMau</text:p>
          </table:table-cell>
          <table:table-cell office:value-type="float" office:value="752.350158691406" calcext:value-type="float">
            <text:p>752.350158691406</text:p>
          </table:table-cell>
          <table:table-cell office:value-type="float" office:value="7645635.34080708" calcext:value-type="float">
            <text:p>7645635.34080708</text:p>
          </table:table-cell>
          <table:table-cell office:value-type="float" office:value="348988.076210494" calcext:value-type="float">
            <text:p>348988.076210494</text:p>
          </table:table-cell>
          <table:table-cell office:value-type="string" calcext:value-type="string">
            <text:p>DA</text:p>
          </table:table-cell>
          <table:table-cell office:value-type="float" office:value="19.6132411956787" calcext:value-type="float">
            <text:p>19.6132411956787</text:p>
          </table:table-cell>
          <table:table-cell office:value-type="float" office:value="1601.67456054688" calcext:value-type="float">
            <text:p>1601.67456054688</text:p>
          </table:table-cell>
          <table:table-cell office:value-type="float" office:value="0.799917215907282" calcext:value-type="float">
            <text:p>0.799917215907282</text:p>
          </table:table-cell>
          <table:table-cell office:value-type="float" office:value="0" calcext:value-type="float">
            <text:p>0</text:p>
          </table:table-cell>
          <table:table-cell office:value-type="float" office:value="0.0637437513930016" calcext:value-type="float">
            <text:p>0.063743751393002</text:p>
          </table:table-cell>
          <table:table-cell table:number-columns-repeated="4" office:value-type="float" office:value="0" calcext:value-type="float">
            <text:p>0</text:p>
          </table:table-cell>
          <table:table-cell office:value-type="float" office:value="0.136339032699717" calcext:value-type="float">
            <text:p>0.136339032699717</text:p>
          </table:table-cell>
          <table:table-cell office:value-type="float" office:value="0" calcext:value-type="float">
            <text:p>0</text:p>
          </table:table-cell>
          <table:table-cell office:value-type="float" office:value="0.496234404349626" calcext:value-type="float">
            <text:p>0.496234404349626</text:p>
          </table:table-cell>
          <table:table-cell office:value-type="float" office:value="0.0589300685200449" calcext:value-type="float">
            <text:p>0.058930068520045</text:p>
          </table:table-cell>
          <table:table-cell office:value-type="float" office:value="0.341355048445122" calcext:value-type="float">
            <text:p>0.341355048445122</text:p>
          </table:table-cell>
          <table:table-cell table:number-columns-repeated="3" office:value-type="float" office:value="0" calcext:value-type="float">
            <text:p>0</text:p>
          </table:table-cell>
          <table:table-cell office:value-type="float" office:value="0.034550091796343" calcext:value-type="float">
            <text:p>0.034550091796343</text:p>
          </table:table-cell>
          <table:table-cell office:value-type="float" office:value="0.0679469809792317" calcext:value-type="float">
            <text:p>0.067946980979232</text:p>
          </table:table-cell>
          <table:table-cell office:value-type="float" office:value="0.000983405909632779" calcext:value-type="float">
            <text:p>0.000983405909633</text:p>
          </table:table-cell>
          <table:table-cell office:value-type="float" office:value="0.361441499762545" calcext:value-type="float">
            <text:p>0.361441499762545</text:p>
          </table:table-cell>
          <table:table-cell office:value-type="float" office:value="0.163379878115109" calcext:value-type="float">
            <text:p>0.163379878115109</text:p>
          </table:table-cell>
          <table:table-cell office:value-type="float" office:value="0.301178255990109" calcext:value-type="float">
            <text:p>0.301178255990109</text:p>
          </table:table-cell>
          <table:table-cell office:value-type="float" office:value="0" calcext:value-type="float">
            <text:p>0</text:p>
          </table:table-cell>
          <table:table-cell office:value-type="float" office:value="0.00294851420177424" calcext:value-type="float">
            <text:p>0.002948514201774</text:p>
          </table:table-cell>
          <table:table-cell office:value-type="float" office:value="0" calcext:value-type="float">
            <text:p>0</text:p>
          </table:table-cell>
          <table:table-cell office:value-type="float" office:value="0.0339061445656336" calcext:value-type="float">
            <text:p>0.033906144565634</text:p>
          </table:table-cell>
          <table:table-cell office:value-type="float" office:value="0.0740993279616251" calcext:value-type="float">
            <text:p>0.074099327961625</text:p>
          </table:table-cell>
          <table:table-cell office:value-type="float" office:value="0.0630463794032045" calcext:value-type="float">
            <text:p>0.063046379403205</text:p>
          </table:table-cell>
          <table:table-cell office:value-type="float" office:value="0.240866372722037" calcext:value-type="float">
            <text:p>0.240866372722037</text:p>
          </table:table-cell>
          <table:table-cell office:value-type="float" office:value="0.187029353327953" calcext:value-type="float">
            <text:p>0.187029353327953</text:p>
          </table:table-cell>
          <table:table-cell office:value-type="float" office:value="0.280645990555426" calcext:value-type="float">
            <text:p>0.280645990555426</text:p>
          </table:table-cell>
          <table:table-cell office:value-type="float" office:value="0" calcext:value-type="float">
            <text:p>0</text:p>
          </table:table-cell>
          <table:table-cell office:value-type="float" office:value="0.0260158626955636" calcext:value-type="float">
            <text:p>0.026015862695564</text:p>
          </table:table-cell>
          <table:table-cell office:value-type="float" office:value="0" calcext:value-type="float">
            <text:p>0</text:p>
          </table:table-cell>
          <table:table-cell office:value-type="float" office:value="0.0481714326761635" calcext:value-type="float">
            <text:p>0.048171432676164</text:p>
          </table:table-cell>
          <table:table-cell office:value-type="float" office:value="0.0851145734141054" calcext:value-type="float">
            <text:p>0.085114573414105</text:p>
          </table:table-cell>
          <table:table-cell office:value-type="float" office:value="0.132156414608752" calcext:value-type="float">
            <text:p>0.132156414608752</text:p>
          </table:table-cell>
          <table:table-cell office:value-type="float" office:value="0.230089833147799" calcext:value-type="float">
            <text:p>0.230089833147799</text:p>
          </table:table-cell>
          <table:table-cell office:value-type="float" office:value="0.0949299014194148" calcext:value-type="float">
            <text:p>0.094929901419415</text:p>
          </table:table-cell>
          <table:table-cell office:value-type="float" office:value="0.278626185941409" calcext:value-type="float">
            <text:p>0.278626185941409</text:p>
          </table:table-cell>
          <table:table-cell office:value-type="float" office:value="0" calcext:value-type="float">
            <text:p>0</text:p>
          </table:table-cell>
          <table:table-cell office:value-type="float" office:value="0.0856466470547142" calcext:value-type="float">
            <text:p>0.085646647054714</text:p>
          </table:table-cell>
          <table:table-cell office:value-type="float" office:value="0.000092648373123386" calcext:value-type="float">
            <text:p>9.2648373123386E-05</text:p>
          </table:table-cell>
          <table:table-cell office:value-type="float" office:value="0.053192422124935" calcext:value-type="float">
            <text:p>0.053192422124935</text:p>
          </table:table-cell>
          <table:table-cell office:value-type="float" office:value="0.079530165094631" calcext:value-type="float">
            <text:p>0.079530165094631</text:p>
          </table:table-cell>
          <table:table-cell office:value-type="float" office:value="0.177892196843973" calcext:value-type="float">
            <text:p>0.177892196843973</text:p>
          </table:table-cell>
          <table:table-cell office:value-type="float" office:value="0.0706044597686348" calcext:value-type="float">
            <text:p>0.070604459768635</text:p>
          </table:table-cell>
          <table:table-cell office:value-type="float" office:value="0.0609021460603845" calcext:value-type="float">
            <text:p>0.060902146060385</text:p>
          </table:table-cell>
          <table:table-cell office:value-type="float" office:value="0.0573188733679724" calcext:value-type="float">
            <text:p>0.057318873367972</text:p>
          </table:table-cell>
          <table:table-cell office:value-type="float" office:value="0.145743822923794" calcext:value-type="float">
            <text:p>0.145743822923794</text:p>
          </table:table-cell>
          <table:table-cell office:value-type="float" office:value="0.408789323717544" calcext:value-type="float">
            <text:p>0.408789323717544</text:p>
          </table:table-cell>
          <table:table-cell/>
        </table:table-row>
        <table:table-row table:style-name="ro1">
          <table:table-cell office:value-type="float" office:value="1" calcext:value-type="float">
            <text:p>1</text:p>
          </table:table-cell>
          <table:table-cell table:number-columns-repeated="18" office:value-type="float" office:value="0" calcext:value-type="float">
            <text:p>0</text:p>
          </table:table-cell>
          <table:table-cell office:value-type="float" office:value="4" calcext:value-type="float">
            <text:p>4</text:p>
          </table:table-cell>
          <table:table-cell table:number-columns-repeated="21"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8</text:p>
          </table:table-cell>
          <table:table-cell office:value-type="string" calcext:value-type="string">
            <text:p>LanCam</text:p>
          </table:table-cell>
          <table:table-cell office:value-type="float" office:value="963.952331542969" calcext:value-type="float">
            <text:p>963.952331542969</text:p>
          </table:table-cell>
          <table:table-cell office:value-type="float" office:value="7645837.861744" calcext:value-type="float">
            <text:p>7645837.861744</text:p>
          </table:table-cell>
          <table:table-cell office:value-type="float" office:value="350366.802181162" calcext:value-type="float">
            <text:p>350366.802181162</text:p>
          </table:table-cell>
          <table:table-cell office:value-type="string" calcext:value-type="string">
            <text:p>DA</text:p>
          </table:table-cell>
          <table:table-cell office:value-type="float" office:value="18.6654396057129" calcext:value-type="float">
            <text:p>18.6654396057129</text:p>
          </table:table-cell>
          <table:table-cell office:value-type="float" office:value="1785.23095703125" calcext:value-type="float">
            <text:p>1785.23095703125</text:p>
          </table:table-cell>
          <table:table-cell office:value-type="float" office:value="0" calcext:value-type="float">
            <text:p>0</text:p>
          </table:table-cell>
          <table:table-cell office:value-type="float" office:value="0.367497691597415" calcext:value-type="float">
            <text:p>0.367497691597415</text:p>
          </table:table-cell>
          <table:table-cell office:value-type="float" office:value="0.166746266755819" calcext:value-type="float">
            <text:p>0.166746266755819</text:p>
          </table:table-cell>
          <table:table-cell table:number-columns-repeated="3" office:value-type="float" office:value="0" calcext:value-type="float">
            <text:p>0</text:p>
          </table:table-cell>
          <table:table-cell office:value-type="float" office:value="0.0250262680294202" calcext:value-type="float">
            <text:p>0.02502626802942</text:p>
          </table:table-cell>
          <table:table-cell office:value-type="float" office:value="0.405451014105136" calcext:value-type="float">
            <text:p>0.405451014105136</text:p>
          </table:table-cell>
          <table:table-cell office:value-type="float" office:value="0.0352787595122107" calcext:value-type="float">
            <text:p>0.035278759512211</text:p>
          </table:table-cell>
          <table:table-cell office:value-type="float" office:value="0.0265371527212785" calcext:value-type="float">
            <text:p>0.026537152721279</text:p>
          </table:table-cell>
          <table:table-cell office:value-type="float" office:value="0.249209403674593" calcext:value-type="float">
            <text:p>0.249209403674593</text:p>
          </table:table-cell>
          <table:table-cell office:value-type="float" office:value="0.3044945489533" calcext:value-type="float">
            <text:p>0.3044945489533</text:p>
          </table:table-cell>
          <table:table-cell office:value-type="float" office:value="0" calcext:value-type="float">
            <text:p>0</text:p>
          </table:table-cell>
          <table:table-cell office:value-type="float" office:value="0.102218621992373" calcext:value-type="float">
            <text:p>0.102218621992373</text:p>
          </table:table-cell>
          <table:table-cell office:value-type="float" office:value="0" calcext:value-type="float">
            <text:p>0</text:p>
          </table:table-cell>
          <table:table-cell office:value-type="float" office:value="0.0112416783988567" calcext:value-type="float">
            <text:p>0.011241678398857</text:p>
          </table:table-cell>
          <table:table-cell office:value-type="float" office:value="0.259750688013357" calcext:value-type="float">
            <text:p>0.259750688013357</text:p>
          </table:table-cell>
          <table:table-cell office:value-type="float" office:value="0.0465479062462416" calcext:value-type="float">
            <text:p>0.046547906246242</text:p>
          </table:table-cell>
          <table:table-cell office:value-type="float" office:value="0.0460986886556509" calcext:value-type="float">
            <text:p>0.046098688655651</text:p>
          </table:table-cell>
          <table:table-cell office:value-type="float" office:value="0.19765588796089" calcext:value-type="float">
            <text:p>0.19765588796089</text:p>
          </table:table-cell>
          <table:table-cell office:value-type="float" office:value="0.412445567005204" calcext:value-type="float">
            <text:p>0.412445567005204</text:p>
          </table:table-cell>
          <table:table-cell office:value-type="float" office:value="0" calcext:value-type="float">
            <text:p>0</text:p>
          </table:table-cell>
          <table:table-cell office:value-type="float" office:value="0.057032159243262" calcext:value-type="float">
            <text:p>0.057032159243262</text:p>
          </table:table-cell>
          <table:table-cell office:value-type="float" office:value="0" calcext:value-type="float">
            <text:p>0</text:p>
          </table:table-cell>
          <table:table-cell office:value-type="float" office:value="0.0257502113645127" calcext:value-type="float">
            <text:p>0.025750211364513</text:p>
          </table:table-cell>
          <table:table-cell office:value-type="float" office:value="0.227675839355895" calcext:value-type="float">
            <text:p>0.227675839355895</text:p>
          </table:table-cell>
          <table:table-cell office:value-type="float" office:value="0.0333416464145857" calcext:value-type="float">
            <text:p>0.033341646414586</text:p>
          </table:table-cell>
          <table:table-cell office:value-type="float" office:value="0.0934081070392933" calcext:value-type="float">
            <text:p>0.093408107039293</text:p>
          </table:table-cell>
          <table:table-cell office:value-type="float" office:value="0.171442155667637" calcext:value-type="float">
            <text:p>0.171442155667637</text:p>
          </table:table-cell>
          <table:table-cell office:value-type="float" office:value="0.439996021704863" calcext:value-type="float">
            <text:p>0.439996021704863</text:p>
          </table:table-cell>
          <table:table-cell office:value-type="float" office:value="0" calcext:value-type="float">
            <text:p>0</text:p>
          </table:table-cell>
          <table:table-cell office:value-type="float" office:value="0.0959792644521701" calcext:value-type="float">
            <text:p>0.09597926445217</text:p>
          </table:table-cell>
          <table:table-cell office:value-type="float" office:value="0" calcext:value-type="float">
            <text:p>0</text:p>
          </table:table-cell>
          <table:table-cell office:value-type="float" office:value="0.0542813638711338" calcext:value-type="float">
            <text:p>0.054281363871134</text:p>
          </table:table-cell>
          <table:table-cell office:value-type="float" office:value="0.114395981921911" calcext:value-type="float">
            <text:p>0.114395981921911</text:p>
          </table:table-cell>
          <table:table-cell office:value-type="float" office:value="0.0304971053429925" calcext:value-type="float">
            <text:p>0.030497105342993</text:p>
          </table:table-cell>
          <table:table-cell office:value-type="float" office:value="0.179856463756878" calcext:value-type="float">
            <text:p>0.179856463756878</text:p>
          </table:table-cell>
          <table:table-cell office:value-type="float" office:value="0.102220142105233" calcext:value-type="float">
            <text:p>0.102220142105233</text:p>
          </table:table-cell>
          <table:table-cell office:value-type="float" office:value="0.37749070646932" calcext:value-type="float">
            <text:p>0.37749070646932</text:p>
          </table:table-cell>
          <table:table-cell office:value-type="float" office:value="0" calcext:value-type="float">
            <text:p>0</text:p>
          </table:table-cell>
          <table:table-cell office:value-type="float" office:value="0.152815347765354" calcext:value-type="float">
            <text:p>0.152815347765354</text:p>
          </table:table-cell>
          <table:table-cell office:value-type="float" office:value="0" calcext:value-type="float">
            <text:p>0</text:p>
          </table:table-cell>
          <table:table-cell office:value-type="float" office:value="0.066242370059592" calcext:value-type="float">
            <text:p>0.066242370059592</text:p>
          </table:table-cell>
          <table:table-cell office:value-type="float" office:value="0.0749274400199043" calcext:value-type="float">
            <text:p>0.074927440019904</text:p>
          </table:table-cell>
          <table:table-cell office:value-type="float" office:value="0.0464475298237178" calcext:value-type="float">
            <text:p>0.046447529823718</text:p>
          </table:table-cell>
          <table:table-cell office:value-type="float" office:value="0.103248155313443" calcext:value-type="float">
            <text:p>0.103248155313443</text:p>
          </table:table-cell>
          <table:table-cell office:value-type="float" office:value="0.0881604798473043" calcext:value-type="float">
            <text:p>0.088160479847304</text:p>
          </table:table-cell>
          <table:table-cell office:value-type="float" office:value="0.117930771676757" calcext:value-type="float">
            <text:p>0.117930771676757</text:p>
          </table:table-cell>
          <table:table-cell office:value-type="float" office:value="0.168050003691119" calcext:value-type="float">
            <text:p>0.168050003691119</text:p>
          </table:table-cell>
          <table:table-cell office:value-type="float" office:value="0.446406047728728" calcext:value-type="float">
            <text:p>0.446406047728728</text:p>
          </table:table-cell>
          <table:table-cell/>
        </table:table-row>
        <table:table-row table:style-name="ro1">
          <table:table-cell table:number-columns-repeated="5" office:value-type="float" office:value="0" calcext:value-type="float">
            <text:p>0</text:p>
          </table:table-cell>
          <table:table-cell office:value-type="float" office:value="2" calcext:value-type="float">
            <text:p>2</text:p>
          </table:table-cell>
          <table:table-cell table:number-columns-repeated="11" office:value-type="float" office:value="0" calcext:value-type="float">
            <text:p>0</text:p>
          </table:table-cell>
          <table:table-cell office:value-type="float" office:value="28" calcext:value-type="float">
            <text:p>28</text:p>
          </table:table-cell>
          <table:table-cell table:number-columns-repeated="23"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8</text:p>
          </table:table-cell>
          <table:table-cell office:value-type="string" calcext:value-type="string">
            <text:p>SolMau</text:p>
          </table:table-cell>
          <table:table-cell office:value-type="float" office:value="963.952331542969" calcext:value-type="float">
            <text:p>963.952331542969</text:p>
          </table:table-cell>
          <table:table-cell office:value-type="float" office:value="7645837.861744" calcext:value-type="float">
            <text:p>7645837.861744</text:p>
          </table:table-cell>
          <table:table-cell office:value-type="float" office:value="350366.802181162" calcext:value-type="float">
            <text:p>350366.802181162</text:p>
          </table:table-cell>
          <table:table-cell office:value-type="string" calcext:value-type="string">
            <text:p>DA</text:p>
          </table:table-cell>
          <table:table-cell office:value-type="float" office:value="18.6654396057129" calcext:value-type="float">
            <text:p>18.6654396057129</text:p>
          </table:table-cell>
          <table:table-cell office:value-type="float" office:value="1785.23095703125" calcext:value-type="float">
            <text:p>1785.23095703125</text:p>
          </table:table-cell>
          <table:table-cell office:value-type="float" office:value="0" calcext:value-type="float">
            <text:p>0</text:p>
          </table:table-cell>
          <table:table-cell office:value-type="float" office:value="0.367497691597415" calcext:value-type="float">
            <text:p>0.367497691597415</text:p>
          </table:table-cell>
          <table:table-cell office:value-type="float" office:value="0.166746266755819" calcext:value-type="float">
            <text:p>0.166746266755819</text:p>
          </table:table-cell>
          <table:table-cell table:number-columns-repeated="3" office:value-type="float" office:value="0" calcext:value-type="float">
            <text:p>0</text:p>
          </table:table-cell>
          <table:table-cell office:value-type="float" office:value="0.0250262680294202" calcext:value-type="float">
            <text:p>0.02502626802942</text:p>
          </table:table-cell>
          <table:table-cell office:value-type="float" office:value="0.405451014105136" calcext:value-type="float">
            <text:p>0.405451014105136</text:p>
          </table:table-cell>
          <table:table-cell office:value-type="float" office:value="0.0352787595122107" calcext:value-type="float">
            <text:p>0.035278759512211</text:p>
          </table:table-cell>
          <table:table-cell office:value-type="float" office:value="0.0265371527212785" calcext:value-type="float">
            <text:p>0.026537152721279</text:p>
          </table:table-cell>
          <table:table-cell office:value-type="float" office:value="0.249209403674593" calcext:value-type="float">
            <text:p>0.249209403674593</text:p>
          </table:table-cell>
          <table:table-cell office:value-type="float" office:value="0.3044945489533" calcext:value-type="float">
            <text:p>0.3044945489533</text:p>
          </table:table-cell>
          <table:table-cell office:value-type="float" office:value="0" calcext:value-type="float">
            <text:p>0</text:p>
          </table:table-cell>
          <table:table-cell office:value-type="float" office:value="0.102218621992373" calcext:value-type="float">
            <text:p>0.102218621992373</text:p>
          </table:table-cell>
          <table:table-cell office:value-type="float" office:value="0" calcext:value-type="float">
            <text:p>0</text:p>
          </table:table-cell>
          <table:table-cell office:value-type="float" office:value="0.0112416783988567" calcext:value-type="float">
            <text:p>0.011241678398857</text:p>
          </table:table-cell>
          <table:table-cell office:value-type="float" office:value="0.259750688013357" calcext:value-type="float">
            <text:p>0.259750688013357</text:p>
          </table:table-cell>
          <table:table-cell office:value-type="float" office:value="0.0465479062462416" calcext:value-type="float">
            <text:p>0.046547906246242</text:p>
          </table:table-cell>
          <table:table-cell office:value-type="float" office:value="0.0460986886556509" calcext:value-type="float">
            <text:p>0.046098688655651</text:p>
          </table:table-cell>
          <table:table-cell office:value-type="float" office:value="0.19765588796089" calcext:value-type="float">
            <text:p>0.19765588796089</text:p>
          </table:table-cell>
          <table:table-cell office:value-type="float" office:value="0.412445567005204" calcext:value-type="float">
            <text:p>0.412445567005204</text:p>
          </table:table-cell>
          <table:table-cell office:value-type="float" office:value="0" calcext:value-type="float">
            <text:p>0</text:p>
          </table:table-cell>
          <table:table-cell office:value-type="float" office:value="0.057032159243262" calcext:value-type="float">
            <text:p>0.057032159243262</text:p>
          </table:table-cell>
          <table:table-cell office:value-type="float" office:value="0" calcext:value-type="float">
            <text:p>0</text:p>
          </table:table-cell>
          <table:table-cell office:value-type="float" office:value="0.0257502113645127" calcext:value-type="float">
            <text:p>0.025750211364513</text:p>
          </table:table-cell>
          <table:table-cell office:value-type="float" office:value="0.227675839355895" calcext:value-type="float">
            <text:p>0.227675839355895</text:p>
          </table:table-cell>
          <table:table-cell office:value-type="float" office:value="0.0333416464145857" calcext:value-type="float">
            <text:p>0.033341646414586</text:p>
          </table:table-cell>
          <table:table-cell office:value-type="float" office:value="0.0934081070392933" calcext:value-type="float">
            <text:p>0.093408107039293</text:p>
          </table:table-cell>
          <table:table-cell office:value-type="float" office:value="0.171442155667637" calcext:value-type="float">
            <text:p>0.171442155667637</text:p>
          </table:table-cell>
          <table:table-cell office:value-type="float" office:value="0.439996021704863" calcext:value-type="float">
            <text:p>0.439996021704863</text:p>
          </table:table-cell>
          <table:table-cell office:value-type="float" office:value="0" calcext:value-type="float">
            <text:p>0</text:p>
          </table:table-cell>
          <table:table-cell office:value-type="float" office:value="0.0959792644521701" calcext:value-type="float">
            <text:p>0.09597926445217</text:p>
          </table:table-cell>
          <table:table-cell office:value-type="float" office:value="0" calcext:value-type="float">
            <text:p>0</text:p>
          </table:table-cell>
          <table:table-cell office:value-type="float" office:value="0.0542813638711338" calcext:value-type="float">
            <text:p>0.054281363871134</text:p>
          </table:table-cell>
          <table:table-cell office:value-type="float" office:value="0.114395981921911" calcext:value-type="float">
            <text:p>0.114395981921911</text:p>
          </table:table-cell>
          <table:table-cell office:value-type="float" office:value="0.0304971053429925" calcext:value-type="float">
            <text:p>0.030497105342993</text:p>
          </table:table-cell>
          <table:table-cell office:value-type="float" office:value="0.179856463756878" calcext:value-type="float">
            <text:p>0.179856463756878</text:p>
          </table:table-cell>
          <table:table-cell office:value-type="float" office:value="0.102220142105233" calcext:value-type="float">
            <text:p>0.102220142105233</text:p>
          </table:table-cell>
          <table:table-cell office:value-type="float" office:value="0.37749070646932" calcext:value-type="float">
            <text:p>0.37749070646932</text:p>
          </table:table-cell>
          <table:table-cell office:value-type="float" office:value="0" calcext:value-type="float">
            <text:p>0</text:p>
          </table:table-cell>
          <table:table-cell office:value-type="float" office:value="0.152815347765354" calcext:value-type="float">
            <text:p>0.152815347765354</text:p>
          </table:table-cell>
          <table:table-cell office:value-type="float" office:value="0" calcext:value-type="float">
            <text:p>0</text:p>
          </table:table-cell>
          <table:table-cell office:value-type="float" office:value="0.066242370059592" calcext:value-type="float">
            <text:p>0.066242370059592</text:p>
          </table:table-cell>
          <table:table-cell office:value-type="float" office:value="0.0749274400199043" calcext:value-type="float">
            <text:p>0.074927440019904</text:p>
          </table:table-cell>
          <table:table-cell office:value-type="float" office:value="0.0464475298237178" calcext:value-type="float">
            <text:p>0.046447529823718</text:p>
          </table:table-cell>
          <table:table-cell office:value-type="float" office:value="0.103248155313443" calcext:value-type="float">
            <text:p>0.103248155313443</text:p>
          </table:table-cell>
          <table:table-cell office:value-type="float" office:value="0.0881604798473043" calcext:value-type="float">
            <text:p>0.088160479847304</text:p>
          </table:table-cell>
          <table:table-cell office:value-type="float" office:value="0.117930771676757" calcext:value-type="float">
            <text:p>0.117930771676757</text:p>
          </table:table-cell>
          <table:table-cell office:value-type="float" office:value="0.168050003691119" calcext:value-type="float">
            <text:p>0.168050003691119</text:p>
          </table:table-cell>
          <table:table-cell office:value-type="float" office:value="0.446406047728728" calcext:value-type="float">
            <text:p>0.446406047728728</text:p>
          </table:table-cell>
          <table:table-cell/>
        </table:table-row>
        <table:table-row table:style-name="ro1">
          <table:table-cell table:number-columns-repeated="5" office:value-type="float" office:value="0" calcext:value-type="float">
            <text:p>0</text:p>
          </table:table-cell>
          <table:table-cell office:value-type="float" office:value="2" calcext:value-type="float">
            <text:p>2</text:p>
          </table:table-cell>
          <table:table-cell table:number-columns-repeated="7"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3"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8</text:p>
          </table:table-cell>
          <table:table-cell office:value-type="string" calcext:value-type="string">
            <text:p>Other</text:p>
          </table:table-cell>
          <table:table-cell office:value-type="float" office:value="963.952331542969" calcext:value-type="float">
            <text:p>963.952331542969</text:p>
          </table:table-cell>
          <table:table-cell office:value-type="float" office:value="7645837.861744" calcext:value-type="float">
            <text:p>7645837.861744</text:p>
          </table:table-cell>
          <table:table-cell office:value-type="float" office:value="350366.802181162" calcext:value-type="float">
            <text:p>350366.802181162</text:p>
          </table:table-cell>
          <table:table-cell office:value-type="string" calcext:value-type="string">
            <text:p>DA</text:p>
          </table:table-cell>
          <table:table-cell office:value-type="float" office:value="18.6654396057129" calcext:value-type="float">
            <text:p>18.6654396057129</text:p>
          </table:table-cell>
          <table:table-cell office:value-type="float" office:value="1785.23095703125" calcext:value-type="float">
            <text:p>1785.23095703125</text:p>
          </table:table-cell>
          <table:table-cell office:value-type="float" office:value="0" calcext:value-type="float">
            <text:p>0</text:p>
          </table:table-cell>
          <table:table-cell office:value-type="float" office:value="0.367497691597415" calcext:value-type="float">
            <text:p>0.367497691597415</text:p>
          </table:table-cell>
          <table:table-cell office:value-type="float" office:value="0.166746266755819" calcext:value-type="float">
            <text:p>0.166746266755819</text:p>
          </table:table-cell>
          <table:table-cell table:number-columns-repeated="3" office:value-type="float" office:value="0" calcext:value-type="float">
            <text:p>0</text:p>
          </table:table-cell>
          <table:table-cell office:value-type="float" office:value="0.0250262680294202" calcext:value-type="float">
            <text:p>0.02502626802942</text:p>
          </table:table-cell>
          <table:table-cell office:value-type="float" office:value="0.405451014105136" calcext:value-type="float">
            <text:p>0.405451014105136</text:p>
          </table:table-cell>
          <table:table-cell office:value-type="float" office:value="0.0352787595122107" calcext:value-type="float">
            <text:p>0.035278759512211</text:p>
          </table:table-cell>
          <table:table-cell office:value-type="float" office:value="0.0265371527212785" calcext:value-type="float">
            <text:p>0.026537152721279</text:p>
          </table:table-cell>
          <table:table-cell office:value-type="float" office:value="0.249209403674593" calcext:value-type="float">
            <text:p>0.249209403674593</text:p>
          </table:table-cell>
          <table:table-cell office:value-type="float" office:value="0.3044945489533" calcext:value-type="float">
            <text:p>0.3044945489533</text:p>
          </table:table-cell>
          <table:table-cell office:value-type="float" office:value="0" calcext:value-type="float">
            <text:p>0</text:p>
          </table:table-cell>
          <table:table-cell office:value-type="float" office:value="0.102218621992373" calcext:value-type="float">
            <text:p>0.102218621992373</text:p>
          </table:table-cell>
          <table:table-cell office:value-type="float" office:value="0" calcext:value-type="float">
            <text:p>0</text:p>
          </table:table-cell>
          <table:table-cell office:value-type="float" office:value="0.0112416783988567" calcext:value-type="float">
            <text:p>0.011241678398857</text:p>
          </table:table-cell>
          <table:table-cell office:value-type="float" office:value="0.259750688013357" calcext:value-type="float">
            <text:p>0.259750688013357</text:p>
          </table:table-cell>
          <table:table-cell office:value-type="float" office:value="0.0465479062462416" calcext:value-type="float">
            <text:p>0.046547906246242</text:p>
          </table:table-cell>
          <table:table-cell office:value-type="float" office:value="0.0460986886556509" calcext:value-type="float">
            <text:p>0.046098688655651</text:p>
          </table:table-cell>
          <table:table-cell office:value-type="float" office:value="0.19765588796089" calcext:value-type="float">
            <text:p>0.19765588796089</text:p>
          </table:table-cell>
          <table:table-cell office:value-type="float" office:value="0.412445567005204" calcext:value-type="float">
            <text:p>0.412445567005204</text:p>
          </table:table-cell>
          <table:table-cell office:value-type="float" office:value="0" calcext:value-type="float">
            <text:p>0</text:p>
          </table:table-cell>
          <table:table-cell office:value-type="float" office:value="0.057032159243262" calcext:value-type="float">
            <text:p>0.057032159243262</text:p>
          </table:table-cell>
          <table:table-cell office:value-type="float" office:value="0" calcext:value-type="float">
            <text:p>0</text:p>
          </table:table-cell>
          <table:table-cell office:value-type="float" office:value="0.0257502113645127" calcext:value-type="float">
            <text:p>0.025750211364513</text:p>
          </table:table-cell>
          <table:table-cell office:value-type="float" office:value="0.227675839355895" calcext:value-type="float">
            <text:p>0.227675839355895</text:p>
          </table:table-cell>
          <table:table-cell office:value-type="float" office:value="0.0333416464145857" calcext:value-type="float">
            <text:p>0.033341646414586</text:p>
          </table:table-cell>
          <table:table-cell office:value-type="float" office:value="0.0934081070392933" calcext:value-type="float">
            <text:p>0.093408107039293</text:p>
          </table:table-cell>
          <table:table-cell office:value-type="float" office:value="0.171442155667637" calcext:value-type="float">
            <text:p>0.171442155667637</text:p>
          </table:table-cell>
          <table:table-cell office:value-type="float" office:value="0.439996021704863" calcext:value-type="float">
            <text:p>0.439996021704863</text:p>
          </table:table-cell>
          <table:table-cell office:value-type="float" office:value="0" calcext:value-type="float">
            <text:p>0</text:p>
          </table:table-cell>
          <table:table-cell office:value-type="float" office:value="0.0959792644521701" calcext:value-type="float">
            <text:p>0.09597926445217</text:p>
          </table:table-cell>
          <table:table-cell office:value-type="float" office:value="0" calcext:value-type="float">
            <text:p>0</text:p>
          </table:table-cell>
          <table:table-cell office:value-type="float" office:value="0.0542813638711338" calcext:value-type="float">
            <text:p>0.054281363871134</text:p>
          </table:table-cell>
          <table:table-cell office:value-type="float" office:value="0.114395981921911" calcext:value-type="float">
            <text:p>0.114395981921911</text:p>
          </table:table-cell>
          <table:table-cell office:value-type="float" office:value="0.0304971053429925" calcext:value-type="float">
            <text:p>0.030497105342993</text:p>
          </table:table-cell>
          <table:table-cell office:value-type="float" office:value="0.179856463756878" calcext:value-type="float">
            <text:p>0.179856463756878</text:p>
          </table:table-cell>
          <table:table-cell office:value-type="float" office:value="0.102220142105233" calcext:value-type="float">
            <text:p>0.102220142105233</text:p>
          </table:table-cell>
          <table:table-cell office:value-type="float" office:value="0.37749070646932" calcext:value-type="float">
            <text:p>0.37749070646932</text:p>
          </table:table-cell>
          <table:table-cell office:value-type="float" office:value="0" calcext:value-type="float">
            <text:p>0</text:p>
          </table:table-cell>
          <table:table-cell office:value-type="float" office:value="0.152815347765354" calcext:value-type="float">
            <text:p>0.152815347765354</text:p>
          </table:table-cell>
          <table:table-cell office:value-type="float" office:value="0" calcext:value-type="float">
            <text:p>0</text:p>
          </table:table-cell>
          <table:table-cell office:value-type="float" office:value="0.066242370059592" calcext:value-type="float">
            <text:p>0.066242370059592</text:p>
          </table:table-cell>
          <table:table-cell office:value-type="float" office:value="0.0749274400199043" calcext:value-type="float">
            <text:p>0.074927440019904</text:p>
          </table:table-cell>
          <table:table-cell office:value-type="float" office:value="0.0464475298237178" calcext:value-type="float">
            <text:p>0.046447529823718</text:p>
          </table:table-cell>
          <table:table-cell office:value-type="float" office:value="0.103248155313443" calcext:value-type="float">
            <text:p>0.103248155313443</text:p>
          </table:table-cell>
          <table:table-cell office:value-type="float" office:value="0.0881604798473043" calcext:value-type="float">
            <text:p>0.088160479847304</text:p>
          </table:table-cell>
          <table:table-cell office:value-type="float" office:value="0.117930771676757" calcext:value-type="float">
            <text:p>0.117930771676757</text:p>
          </table:table-cell>
          <table:table-cell office:value-type="float" office:value="0.168050003691119" calcext:value-type="float">
            <text:p>0.168050003691119</text:p>
          </table:table-cell>
          <table:table-cell office:value-type="float" office:value="0.446406047728728" calcext:value-type="float">
            <text:p>0.446406047728728</text:p>
          </table:table-cell>
          <table:table-cell/>
        </table:table-row>
        <table:table-row table:style-name="ro1">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0"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9</text:p>
          </table:table-cell>
          <table:table-cell office:value-type="string" calcext:value-type="string">
            <text:p>SolMau</text:p>
          </table:table-cell>
          <table:table-cell office:value-type="float" office:value="1177.90356445312" calcext:value-type="float">
            <text:p>1177.90356445312</text:p>
          </table:table-cell>
          <table:table-cell office:value-type="float" office:value="7646603.61395252" calcext:value-type="float">
            <text:p>7646603.61395252</text:p>
          </table:table-cell>
          <table:table-cell office:value-type="float" office:value="351838.76452358" calcext:value-type="float">
            <text:p>351838.76452358</text:p>
          </table:table-cell>
          <table:table-cell office:value-type="string" calcext:value-type="string">
            <text:p>DA</text:p>
          </table:table-cell>
          <table:table-cell office:value-type="float" office:value="17.034086227417" calcext:value-type="float">
            <text:p>17.034086227417</text:p>
          </table:table-cell>
          <table:table-cell office:value-type="float" office:value="2336.4775390625" calcext:value-type="float">
            <text:p>2336.4775390625</text:p>
          </table:table-cell>
          <table:table-cell office:value-type="float" office:value="0" calcext:value-type="float">
            <text:p>0</text:p>
          </table:table-cell>
          <table:table-cell office:value-type="float" office:value="0.734184469419593" calcext:value-type="float">
            <text:p>0.734184469419593</text:p>
          </table:table-cell>
          <table:table-cell office:value-type="float" office:value="0.0253430545385081" calcext:value-type="float">
            <text:p>0.025343054538508</text:p>
          </table:table-cell>
          <table:table-cell office:value-type="float" office:value="0" calcext:value-type="float">
            <text:p>0</text:p>
          </table:table-cell>
          <table:table-cell office:value-type="float" office:value="0.0601738355248496" calcext:value-type="float">
            <text:p>0.06017383552485</text:p>
          </table:table-cell>
          <table:table-cell office:value-type="float" office:value="0" calcext:value-type="float">
            <text:p>0</text:p>
          </table:table-cell>
          <table:table-cell office:value-type="float" office:value="0.085262185997644" calcext:value-type="float">
            <text:p>0.085262185997644</text:p>
          </table:table-cell>
          <table:table-cell office:value-type="float" office:value="0.063325798338056" calcext:value-type="float">
            <text:p>0.063325798338056</text:p>
          </table:table-cell>
          <table:table-cell office:value-type="float" office:value="0.0317106561813493" calcext:value-type="float">
            <text:p>0.031710656181349</text:p>
          </table:table-cell>
          <table:table-cell office:value-type="float" office:value="0" calcext:value-type="float">
            <text:p>0</text:p>
          </table:table-cell>
          <table:table-cell office:value-type="float" office:value="0.276042716811874" calcext:value-type="float">
            <text:p>0.276042716811874</text:p>
          </table:table-cell>
          <table:table-cell office:value-type="float" office:value="0.425629379658223" calcext:value-type="float">
            <text:p>0.425629379658223</text:p>
          </table:table-cell>
          <table:table-cell office:value-type="float" office:value="0" calcext:value-type="float">
            <text:p>0</text:p>
          </table:table-cell>
          <table:table-cell office:value-type="float" office:value="0.112547267588495" calcext:value-type="float">
            <text:p>0.112547267588495</text:p>
          </table:table-cell>
          <table:table-cell office:value-type="float" office:value="0" calcext:value-type="float">
            <text:p>0</text:p>
          </table:table-cell>
          <table:table-cell office:value-type="float" office:value="0.112628626206672" calcext:value-type="float">
            <text:p>0.112628626206672</text:p>
          </table:table-cell>
          <table:table-cell office:value-type="float" office:value="0.0578106042115466" calcext:value-type="float">
            <text:p>0.057810604211547</text:p>
          </table:table-cell>
          <table:table-cell office:value-type="float" office:value="0.015341405523189" calcext:value-type="float">
            <text:p>0.015341405523189</text:p>
          </table:table-cell>
          <table:table-cell office:value-type="float" office:value="0.00102321015604618" calcext:value-type="float">
            <text:p>0.001023210156046</text:p>
          </table:table-cell>
          <table:table-cell office:value-type="float" office:value="0.141015516181666" calcext:value-type="float">
            <text:p>0.141015516181666</text:p>
          </table:table-cell>
          <table:table-cell office:value-type="float" office:value="0.476772598838829" calcext:value-type="float">
            <text:p>0.476772598838829</text:p>
          </table:table-cell>
          <table:table-cell office:value-type="float" office:value="0" calcext:value-type="float">
            <text:p>0</text:p>
          </table:table-cell>
          <table:table-cell office:value-type="float" office:value="0.212896692917564" calcext:value-type="float">
            <text:p>0.212896692917564</text:p>
          </table:table-cell>
          <table:table-cell office:value-type="float" office:value="0" calcext:value-type="float">
            <text:p>0</text:p>
          </table:table-cell>
          <table:table-cell office:value-type="float" office:value="0.111940252309298" calcext:value-type="float">
            <text:p>0.111940252309298</text:p>
          </table:table-cell>
          <table:table-cell office:value-type="float" office:value="0.0470650140835106" calcext:value-type="float">
            <text:p>0.047065014083511</text:p>
          </table:table-cell>
          <table:table-cell office:value-type="float" office:value="0.00928671551308639" calcext:value-type="float">
            <text:p>0.009286715513086</text:p>
          </table:table-cell>
          <table:table-cell office:value-type="float" office:value="0.00606001442973346" calcext:value-type="float">
            <text:p>0.006060014429733</text:p>
          </table:table-cell>
          <table:table-cell office:value-type="float" office:value="0.141962896324312" calcext:value-type="float">
            <text:p>0.141962896324312</text:p>
          </table:table-cell>
          <table:table-cell office:value-type="float" office:value="0.467818326392993" calcext:value-type="float">
            <text:p>0.467818326392993</text:p>
          </table:table-cell>
          <table:table-cell office:value-type="float" office:value="0" calcext:value-type="float">
            <text:p>0</text:p>
          </table:table-cell>
          <table:table-cell office:value-type="float" office:value="0.233546446428167" calcext:value-type="float">
            <text:p>0.233546446428167</text:p>
          </table:table-cell>
          <table:table-cell office:value-type="float" office:value="0" calcext:value-type="float">
            <text:p>0</text:p>
          </table:table-cell>
          <table:table-cell office:value-type="float" office:value="0.0842005469826754" calcext:value-type="float">
            <text:p>0.084200546982675</text:p>
          </table:table-cell>
          <table:table-cell office:value-type="float" office:value="0.0490366232108209" calcext:value-type="float">
            <text:p>0.049036623210821</text:p>
          </table:table-cell>
          <table:table-cell office:value-type="float" office:value="0.0173751462312978" calcext:value-type="float">
            <text:p>0.017375146231298</text:p>
          </table:table-cell>
          <table:table-cell office:value-type="float" office:value="0.04685096175107" calcext:value-type="float">
            <text:p>0.04685096175107</text:p>
          </table:table-cell>
          <table:table-cell office:value-type="float" office:value="0.0775318065323301" calcext:value-type="float">
            <text:p>0.07753180653233</text:p>
          </table:table-cell>
          <table:table-cell office:value-type="float" office:value="0.555323621795881" calcext:value-type="float">
            <text:p>0.555323621795881</text:p>
          </table:table-cell>
          <table:table-cell office:value-type="float" office:value="0.00352190392695269" calcext:value-type="float">
            <text:p>0.003521903926953</text:p>
          </table:table-cell>
          <table:table-cell office:value-type="float" office:value="0.178361809178727" calcext:value-type="float">
            <text:p>0.178361809178727</text:p>
          </table:table-cell>
          <table:table-cell office:value-type="float" office:value="0" calcext:value-type="float">
            <text:p>0</text:p>
          </table:table-cell>
          <table:table-cell office:value-type="float" office:value="0.0634830139189737" calcext:value-type="float">
            <text:p>0.063483013918974</text:p>
          </table:table-cell>
          <table:table-cell office:value-type="float" office:value="0.0540710635543663" calcext:value-type="float">
            <text:p>0.054071063554366</text:p>
          </table:table-cell>
          <table:table-cell office:value-type="float" office:value="0.0208558193416988" calcext:value-type="float">
            <text:p>0.020855819341699</text:p>
          </table:table-cell>
          <table:table-cell office:value-type="float" office:value="0.114742867050584" calcext:value-type="float">
            <text:p>0.114742867050584</text:p>
          </table:table-cell>
          <table:table-cell office:value-type="float" office:value="0.0905424480793292" calcext:value-type="float">
            <text:p>0.090542448079329</text:p>
          </table:table-cell>
          <table:table-cell office:value-type="float" office:value="0.107401743997953" calcext:value-type="float">
            <text:p>0.107401743997953</text:p>
          </table:table-cell>
          <table:table-cell office:value-type="float" office:value="0.15541766941052" calcext:value-type="float">
            <text:p>0.15541766941052</text:p>
          </table:table-cell>
          <table:table-cell office:value-type="float" office:value="0.365362412084001" calcext:value-type="float">
            <text:p>0.365362412084001</text:p>
          </table:table-cell>
          <table:table-cell/>
        </table:table-row>
        <table:table-row table:style-name="ro1">
          <table:table-cell office:value-type="float" office:value="4" calcext:value-type="float">
            <text:p>4</text:p>
          </table:table-cell>
          <table:table-cell table:number-columns-repeated="1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21"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9</text:p>
          </table:table-cell>
          <table:table-cell office:value-type="string" calcext:value-type="string">
            <text:p>LanCam</text:p>
          </table:table-cell>
          <table:table-cell office:value-type="float" office:value="1177.90356445312" calcext:value-type="float">
            <text:p>1177.90356445312</text:p>
          </table:table-cell>
          <table:table-cell office:value-type="float" office:value="7646603.61395252" calcext:value-type="float">
            <text:p>7646603.61395252</text:p>
          </table:table-cell>
          <table:table-cell office:value-type="float" office:value="351838.76452358" calcext:value-type="float">
            <text:p>351838.76452358</text:p>
          </table:table-cell>
          <table:table-cell office:value-type="string" calcext:value-type="string">
            <text:p>DA</text:p>
          </table:table-cell>
          <table:table-cell office:value-type="float" office:value="17.034086227417" calcext:value-type="float">
            <text:p>17.034086227417</text:p>
          </table:table-cell>
          <table:table-cell office:value-type="float" office:value="2336.4775390625" calcext:value-type="float">
            <text:p>2336.4775390625</text:p>
          </table:table-cell>
          <table:table-cell office:value-type="float" office:value="0" calcext:value-type="float">
            <text:p>0</text:p>
          </table:table-cell>
          <table:table-cell office:value-type="float" office:value="0.734184469419593" calcext:value-type="float">
            <text:p>0.734184469419593</text:p>
          </table:table-cell>
          <table:table-cell office:value-type="float" office:value="0.0253430545385081" calcext:value-type="float">
            <text:p>0.025343054538508</text:p>
          </table:table-cell>
          <table:table-cell office:value-type="float" office:value="0" calcext:value-type="float">
            <text:p>0</text:p>
          </table:table-cell>
          <table:table-cell office:value-type="float" office:value="0.0601738355248496" calcext:value-type="float">
            <text:p>0.06017383552485</text:p>
          </table:table-cell>
          <table:table-cell office:value-type="float" office:value="0" calcext:value-type="float">
            <text:p>0</text:p>
          </table:table-cell>
          <table:table-cell office:value-type="float" office:value="0.085262185997644" calcext:value-type="float">
            <text:p>0.085262185997644</text:p>
          </table:table-cell>
          <table:table-cell office:value-type="float" office:value="0.063325798338056" calcext:value-type="float">
            <text:p>0.063325798338056</text:p>
          </table:table-cell>
          <table:table-cell office:value-type="float" office:value="0.0317106561813493" calcext:value-type="float">
            <text:p>0.031710656181349</text:p>
          </table:table-cell>
          <table:table-cell office:value-type="float" office:value="0" calcext:value-type="float">
            <text:p>0</text:p>
          </table:table-cell>
          <table:table-cell office:value-type="float" office:value="0.276042716811874" calcext:value-type="float">
            <text:p>0.276042716811874</text:p>
          </table:table-cell>
          <table:table-cell office:value-type="float" office:value="0.425629379658223" calcext:value-type="float">
            <text:p>0.425629379658223</text:p>
          </table:table-cell>
          <table:table-cell office:value-type="float" office:value="0" calcext:value-type="float">
            <text:p>0</text:p>
          </table:table-cell>
          <table:table-cell office:value-type="float" office:value="0.112547267588495" calcext:value-type="float">
            <text:p>0.112547267588495</text:p>
          </table:table-cell>
          <table:table-cell office:value-type="float" office:value="0" calcext:value-type="float">
            <text:p>0</text:p>
          </table:table-cell>
          <table:table-cell office:value-type="float" office:value="0.112628626206672" calcext:value-type="float">
            <text:p>0.112628626206672</text:p>
          </table:table-cell>
          <table:table-cell office:value-type="float" office:value="0.0578106042115466" calcext:value-type="float">
            <text:p>0.057810604211547</text:p>
          </table:table-cell>
          <table:table-cell office:value-type="float" office:value="0.015341405523189" calcext:value-type="float">
            <text:p>0.015341405523189</text:p>
          </table:table-cell>
          <table:table-cell office:value-type="float" office:value="0.00102321015604618" calcext:value-type="float">
            <text:p>0.001023210156046</text:p>
          </table:table-cell>
          <table:table-cell office:value-type="float" office:value="0.141015516181666" calcext:value-type="float">
            <text:p>0.141015516181666</text:p>
          </table:table-cell>
          <table:table-cell office:value-type="float" office:value="0.476772598838829" calcext:value-type="float">
            <text:p>0.476772598838829</text:p>
          </table:table-cell>
          <table:table-cell office:value-type="float" office:value="0" calcext:value-type="float">
            <text:p>0</text:p>
          </table:table-cell>
          <table:table-cell office:value-type="float" office:value="0.212896692917564" calcext:value-type="float">
            <text:p>0.212896692917564</text:p>
          </table:table-cell>
          <table:table-cell office:value-type="float" office:value="0" calcext:value-type="float">
            <text:p>0</text:p>
          </table:table-cell>
          <table:table-cell office:value-type="float" office:value="0.111940252309298" calcext:value-type="float">
            <text:p>0.111940252309298</text:p>
          </table:table-cell>
          <table:table-cell office:value-type="float" office:value="0.0470650140835106" calcext:value-type="float">
            <text:p>0.047065014083511</text:p>
          </table:table-cell>
          <table:table-cell office:value-type="float" office:value="0.00928671551308639" calcext:value-type="float">
            <text:p>0.009286715513086</text:p>
          </table:table-cell>
          <table:table-cell office:value-type="float" office:value="0.00606001442973346" calcext:value-type="float">
            <text:p>0.006060014429733</text:p>
          </table:table-cell>
          <table:table-cell office:value-type="float" office:value="0.141962896324312" calcext:value-type="float">
            <text:p>0.141962896324312</text:p>
          </table:table-cell>
          <table:table-cell office:value-type="float" office:value="0.467818326392993" calcext:value-type="float">
            <text:p>0.467818326392993</text:p>
          </table:table-cell>
          <table:table-cell office:value-type="float" office:value="0" calcext:value-type="float">
            <text:p>0</text:p>
          </table:table-cell>
          <table:table-cell office:value-type="float" office:value="0.233546446428167" calcext:value-type="float">
            <text:p>0.233546446428167</text:p>
          </table:table-cell>
          <table:table-cell office:value-type="float" office:value="0" calcext:value-type="float">
            <text:p>0</text:p>
          </table:table-cell>
          <table:table-cell office:value-type="float" office:value="0.0842005469826754" calcext:value-type="float">
            <text:p>0.084200546982675</text:p>
          </table:table-cell>
          <table:table-cell office:value-type="float" office:value="0.0490366232108209" calcext:value-type="float">
            <text:p>0.049036623210821</text:p>
          </table:table-cell>
          <table:table-cell office:value-type="float" office:value="0.0173751462312978" calcext:value-type="float">
            <text:p>0.017375146231298</text:p>
          </table:table-cell>
          <table:table-cell office:value-type="float" office:value="0.04685096175107" calcext:value-type="float">
            <text:p>0.04685096175107</text:p>
          </table:table-cell>
          <table:table-cell office:value-type="float" office:value="0.0775318065323301" calcext:value-type="float">
            <text:p>0.07753180653233</text:p>
          </table:table-cell>
          <table:table-cell office:value-type="float" office:value="0.555323621795881" calcext:value-type="float">
            <text:p>0.555323621795881</text:p>
          </table:table-cell>
          <table:table-cell office:value-type="float" office:value="0.00352190392695269" calcext:value-type="float">
            <text:p>0.003521903926953</text:p>
          </table:table-cell>
          <table:table-cell office:value-type="float" office:value="0.178361809178727" calcext:value-type="float">
            <text:p>0.178361809178727</text:p>
          </table:table-cell>
          <table:table-cell office:value-type="float" office:value="0" calcext:value-type="float">
            <text:p>0</text:p>
          </table:table-cell>
          <table:table-cell office:value-type="float" office:value="0.0634830139189737" calcext:value-type="float">
            <text:p>0.063483013918974</text:p>
          </table:table-cell>
          <table:table-cell office:value-type="float" office:value="0.0540710635543663" calcext:value-type="float">
            <text:p>0.054071063554366</text:p>
          </table:table-cell>
          <table:table-cell office:value-type="float" office:value="0.0208558193416988" calcext:value-type="float">
            <text:p>0.020855819341699</text:p>
          </table:table-cell>
          <table:table-cell office:value-type="float" office:value="0.114742867050584" calcext:value-type="float">
            <text:p>0.114742867050584</text:p>
          </table:table-cell>
          <table:table-cell office:value-type="float" office:value="0.0905424480793292" calcext:value-type="float">
            <text:p>0.090542448079329</text:p>
          </table:table-cell>
          <table:table-cell office:value-type="float" office:value="0.107401743997953" calcext:value-type="float">
            <text:p>0.107401743997953</text:p>
          </table:table-cell>
          <table:table-cell office:value-type="float" office:value="0.15541766941052" calcext:value-type="float">
            <text:p>0.15541766941052</text:p>
          </table:table-cell>
          <table:table-cell office:value-type="float" office:value="0.365362412084001" calcext:value-type="float">
            <text:p>0.365362412084001</text:p>
          </table:table-cell>
          <table:table-cell/>
        </table:table-row>
        <table:table-row table:style-name="ro1">
          <table:table-cell table:number-columns-repeated="5"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5" calcext:value-type="float">
            <text:p>15</text:p>
          </table:table-cell>
          <table:table-cell table:number-columns-repeated="23"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10</text:p>
          </table:table-cell>
          <table:table-cell office:value-type="string" calcext:value-type="string">
            <text:p>SolMau</text:p>
          </table:table-cell>
          <table:table-cell office:value-type="float" office:value="1429.05444335938" calcext:value-type="float">
            <text:p>1429.05444335938</text:p>
          </table:table-cell>
          <table:table-cell office:value-type="float" office:value="7646985.06445203" calcext:value-type="float">
            <text:p>7646985.06445203</text:p>
          </table:table-cell>
          <table:table-cell office:value-type="float" office:value="353561.332689956" calcext:value-type="float">
            <text:p>353561.332689956</text:p>
          </table:table-cell>
          <table:table-cell office:value-type="string" calcext:value-type="string">
            <text:p>DA</text:p>
          </table:table-cell>
          <table:table-cell office:value-type="float" office:value="15.1167516708374" calcext:value-type="float">
            <text:p>15.1167516708374</text:p>
          </table:table-cell>
          <table:table-cell office:value-type="float" office:value="2811.69018554688" calcext:value-type="float">
            <text:p>2811.69018554688</text:p>
          </table:table-cell>
          <table:table-cell office:value-type="float" office:value="0" calcext:value-type="float">
            <text:p>0</text:p>
          </table:table-cell>
          <table:table-cell office:value-type="float" office:value="0.0204101127173152" calcext:value-type="float">
            <text:p>0.020410112717315</text:p>
          </table:table-cell>
          <table:table-cell office:value-type="float" office:value="0.720849519200153" calcext:value-type="float">
            <text:p>0.720849519200153</text:p>
          </table:table-cell>
          <table:table-cell table:number-columns-repeated="3" office:value-type="float" office:value="0" calcext:value-type="float">
            <text:p>0</text:p>
          </table:table-cell>
          <table:table-cell office:value-type="float" office:value="0.00811946761765268" calcext:value-type="float">
            <text:p>0.008119467617653</text:p>
          </table:table-cell>
          <table:table-cell office:value-type="float" office:value="0.250620900464879" calcext:value-type="float">
            <text:p>0.250620900464879</text:p>
          </table:table-cell>
          <table:table-cell table:number-columns-repeated="2" office:value-type="float" office:value="0" calcext:value-type="float">
            <text:p>0</text:p>
          </table:table-cell>
          <table:table-cell office:value-type="float" office:value="0.0319920762659403" calcext:value-type="float">
            <text:p>0.03199207626594</text:p>
          </table:table-cell>
          <table:table-cell office:value-type="float" office:value="0.764629724614868" calcext:value-type="float">
            <text:p>0.764629724614868</text:p>
          </table:table-cell>
          <table:table-cell office:value-type="float" office:value="0" calcext:value-type="float">
            <text:p>0</text:p>
          </table:table-cell>
          <table:table-cell office:value-type="float" office:value="0.130154406692725" calcext:value-type="float">
            <text:p>0.130154406692725</text:p>
          </table:table-cell>
          <table:table-cell office:value-type="float" office:value="0" calcext:value-type="float">
            <text:p>0</text:p>
          </table:table-cell>
          <table:table-cell office:value-type="float" office:value="0.0360706768779073" calcext:value-type="float">
            <text:p>0.036070676877907</text:p>
          </table:table-cell>
          <table:table-cell office:value-type="float" office:value="0.0371531155485594" calcext:value-type="float">
            <text:p>0.037153115548559</text:p>
          </table:table-cell>
          <table:table-cell table:number-columns-repeated="2" office:value-type="float" office:value="0" calcext:value-type="float">
            <text:p>0</text:p>
          </table:table-cell>
          <table:table-cell office:value-type="float" office:value="0.00905863749885031" calcext:value-type="float">
            <text:p>0.00905863749885</text:p>
          </table:table-cell>
          <table:table-cell office:value-type="float" office:value="0.719574014984824" calcext:value-type="float">
            <text:p>0.719574014984824</text:p>
          </table:table-cell>
          <table:table-cell office:value-type="float" office:value="0.00436880496381144" calcext:value-type="float">
            <text:p>0.004368804963811</text:p>
          </table:table-cell>
          <table:table-cell office:value-type="float" office:value="0.227612085494153" calcext:value-type="float">
            <text:p>0.227612085494153</text:p>
          </table:table-cell>
          <table:table-cell office:value-type="float" office:value="0" calcext:value-type="float">
            <text:p>0</text:p>
          </table:table-cell>
          <table:table-cell office:value-type="float" office:value="0.0272784998195878" calcext:value-type="float">
            <text:p>0.027278499819588</text:p>
          </table:table-cell>
          <table:table-cell office:value-type="float" office:value="0.0121079572387738" calcext:value-type="float">
            <text:p>0.012107957238774</text:p>
          </table:table-cell>
          <table:table-cell office:value-type="float" office:value="0" calcext:value-type="float">
            <text:p>0</text:p>
          </table:table-cell>
          <table:table-cell office:value-type="float" office:value="0.00000342061785304657" calcext:value-type="float">
            <text:p>3.42061785304657E-06</text:p>
          </table:table-cell>
          <table:table-cell office:value-type="float" office:value="0.0241232495974854" calcext:value-type="float">
            <text:p>0.024123249597485</text:p>
          </table:table-cell>
          <table:table-cell office:value-type="float" office:value="0.738429299644282" calcext:value-type="float">
            <text:p>0.738429299644282</text:p>
          </table:table-cell>
          <table:table-cell office:value-type="float" office:value="0.0177509016617098" calcext:value-type="float">
            <text:p>0.01775090166171</text:p>
          </table:table-cell>
          <table:table-cell office:value-type="float" office:value="0.167339782864441" calcext:value-type="float">
            <text:p>0.167339782864441</text:p>
          </table:table-cell>
          <table:table-cell office:value-type="float" office:value="0" calcext:value-type="float">
            <text:p>0</text:p>
          </table:table-cell>
          <table:table-cell office:value-type="float" office:value="0.0298769919507599" calcext:value-type="float">
            <text:p>0.02987699195076</text:p>
          </table:table-cell>
          <table:table-cell office:value-type="float" office:value="0.0202037477867945" calcext:value-type="float">
            <text:p>0.020203747786795</text:p>
          </table:table-cell>
          <table:table-cell office:value-type="float" office:value="0.0022726058766741" calcext:value-type="float">
            <text:p>0.002272605876674</text:p>
          </table:table-cell>
          <table:table-cell office:value-type="float" office:value="0.00237710306498715" calcext:value-type="float">
            <text:p>0.002377103064987</text:p>
          </table:table-cell>
          <table:table-cell office:value-type="float" office:value="0.048066668617151" calcext:value-type="float">
            <text:p>0.048066668617151</text:p>
          </table:table-cell>
          <table:table-cell office:value-type="float" office:value="0.550379651167149" calcext:value-type="float">
            <text:p>0.550379651167149</text:p>
          </table:table-cell>
          <table:table-cell office:value-type="float" office:value="0.00396435947586106" calcext:value-type="float">
            <text:p>0.003964359475861</text:p>
          </table:table-cell>
          <table:table-cell office:value-type="float" office:value="0.167289063574446" calcext:value-type="float">
            <text:p>0.167289063574446</text:p>
          </table:table-cell>
          <table:table-cell office:value-type="float" office:value="0.0192750978410062" calcext:value-type="float">
            <text:p>0.019275097841006</text:p>
          </table:table-cell>
          <table:table-cell office:value-type="float" office:value="0.178852649464323" calcext:value-type="float">
            <text:p>0.178852649464323</text:p>
          </table:table-cell>
          <table:table-cell office:value-type="float" office:value="0.0222741665842355" calcext:value-type="float">
            <text:p>0.022274166584236</text:p>
          </table:table-cell>
          <table:table-cell office:value-type="float" office:value="0.00752124021084073" calcext:value-type="float">
            <text:p>0.007521240210841</text:p>
          </table:table-cell>
          <table:table-cell office:value-type="float" office:value="0.183519441168196" calcext:value-type="float">
            <text:p>0.183519441168196</text:p>
          </table:table-cell>
          <table:table-cell office:value-type="float" office:value="0.0906871370614814" calcext:value-type="float">
            <text:p>0.090687137061481</text:p>
          </table:table-cell>
          <table:table-cell office:value-type="float" office:value="0.055169888726803" calcext:value-type="float">
            <text:p>0.055169888726803</text:p>
          </table:table-cell>
          <table:table-cell office:value-type="float" office:value="0.0850221227316334" calcext:value-type="float">
            <text:p>0.085022122731633</text:p>
          </table:table-cell>
          <table:table-cell office:value-type="float" office:value="0.24643086032982" calcext:value-type="float">
            <text:p>0.24643086032982</text:p>
          </table:table-cell>
          <table:table-cell/>
        </table:table-row>
        <table:table-row table:style-name="ro1">
          <table:table-cell table:number-columns-repeated="1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10</text:p>
          </table:table-cell>
          <table:table-cell office:value-type="string" calcext:value-type="string">
            <text:p>Other</text:p>
          </table:table-cell>
          <table:table-cell office:value-type="float" office:value="1429.05444335938" calcext:value-type="float">
            <text:p>1429.05444335938</text:p>
          </table:table-cell>
          <table:table-cell office:value-type="float" office:value="7646985.06445203" calcext:value-type="float">
            <text:p>7646985.06445203</text:p>
          </table:table-cell>
          <table:table-cell office:value-type="float" office:value="353561.332689956" calcext:value-type="float">
            <text:p>353561.332689956</text:p>
          </table:table-cell>
          <table:table-cell office:value-type="string" calcext:value-type="string">
            <text:p>DA</text:p>
          </table:table-cell>
          <table:table-cell office:value-type="float" office:value="15.1167516708374" calcext:value-type="float">
            <text:p>15.1167516708374</text:p>
          </table:table-cell>
          <table:table-cell office:value-type="float" office:value="2811.69018554688" calcext:value-type="float">
            <text:p>2811.69018554688</text:p>
          </table:table-cell>
          <table:table-cell office:value-type="float" office:value="0" calcext:value-type="float">
            <text:p>0</text:p>
          </table:table-cell>
          <table:table-cell office:value-type="float" office:value="0.0204101127173152" calcext:value-type="float">
            <text:p>0.020410112717315</text:p>
          </table:table-cell>
          <table:table-cell office:value-type="float" office:value="0.720849519200153" calcext:value-type="float">
            <text:p>0.720849519200153</text:p>
          </table:table-cell>
          <table:table-cell table:number-columns-repeated="3" office:value-type="float" office:value="0" calcext:value-type="float">
            <text:p>0</text:p>
          </table:table-cell>
          <table:table-cell office:value-type="float" office:value="0.00811946761765268" calcext:value-type="float">
            <text:p>0.008119467617653</text:p>
          </table:table-cell>
          <table:table-cell office:value-type="float" office:value="0.250620900464879" calcext:value-type="float">
            <text:p>0.250620900464879</text:p>
          </table:table-cell>
          <table:table-cell table:number-columns-repeated="2" office:value-type="float" office:value="0" calcext:value-type="float">
            <text:p>0</text:p>
          </table:table-cell>
          <table:table-cell office:value-type="float" office:value="0.0319920762659403" calcext:value-type="float">
            <text:p>0.03199207626594</text:p>
          </table:table-cell>
          <table:table-cell office:value-type="float" office:value="0.764629724614868" calcext:value-type="float">
            <text:p>0.764629724614868</text:p>
          </table:table-cell>
          <table:table-cell office:value-type="float" office:value="0" calcext:value-type="float">
            <text:p>0</text:p>
          </table:table-cell>
          <table:table-cell office:value-type="float" office:value="0.130154406692725" calcext:value-type="float">
            <text:p>0.130154406692725</text:p>
          </table:table-cell>
          <table:table-cell office:value-type="float" office:value="0" calcext:value-type="float">
            <text:p>0</text:p>
          </table:table-cell>
          <table:table-cell office:value-type="float" office:value="0.0360706768779073" calcext:value-type="float">
            <text:p>0.036070676877907</text:p>
          </table:table-cell>
          <table:table-cell office:value-type="float" office:value="0.0371531155485594" calcext:value-type="float">
            <text:p>0.037153115548559</text:p>
          </table:table-cell>
          <table:table-cell table:number-columns-repeated="2" office:value-type="float" office:value="0" calcext:value-type="float">
            <text:p>0</text:p>
          </table:table-cell>
          <table:table-cell office:value-type="float" office:value="0.00905863749885031" calcext:value-type="float">
            <text:p>0.00905863749885</text:p>
          </table:table-cell>
          <table:table-cell office:value-type="float" office:value="0.719574014984824" calcext:value-type="float">
            <text:p>0.719574014984824</text:p>
          </table:table-cell>
          <table:table-cell office:value-type="float" office:value="0.00436880496381144" calcext:value-type="float">
            <text:p>0.004368804963811</text:p>
          </table:table-cell>
          <table:table-cell office:value-type="float" office:value="0.227612085494153" calcext:value-type="float">
            <text:p>0.227612085494153</text:p>
          </table:table-cell>
          <table:table-cell office:value-type="float" office:value="0" calcext:value-type="float">
            <text:p>0</text:p>
          </table:table-cell>
          <table:table-cell office:value-type="float" office:value="0.0272784998195878" calcext:value-type="float">
            <text:p>0.027278499819588</text:p>
          </table:table-cell>
          <table:table-cell office:value-type="float" office:value="0.0121079572387738" calcext:value-type="float">
            <text:p>0.012107957238774</text:p>
          </table:table-cell>
          <table:table-cell office:value-type="float" office:value="0" calcext:value-type="float">
            <text:p>0</text:p>
          </table:table-cell>
          <table:table-cell office:value-type="float" office:value="0.00000342061785304657" calcext:value-type="float">
            <text:p>3.42061785304657E-06</text:p>
          </table:table-cell>
          <table:table-cell office:value-type="float" office:value="0.0241232495974854" calcext:value-type="float">
            <text:p>0.024123249597485</text:p>
          </table:table-cell>
          <table:table-cell office:value-type="float" office:value="0.738429299644282" calcext:value-type="float">
            <text:p>0.738429299644282</text:p>
          </table:table-cell>
          <table:table-cell office:value-type="float" office:value="0.0177509016617098" calcext:value-type="float">
            <text:p>0.01775090166171</text:p>
          </table:table-cell>
          <table:table-cell office:value-type="float" office:value="0.167339782864441" calcext:value-type="float">
            <text:p>0.167339782864441</text:p>
          </table:table-cell>
          <table:table-cell office:value-type="float" office:value="0" calcext:value-type="float">
            <text:p>0</text:p>
          </table:table-cell>
          <table:table-cell office:value-type="float" office:value="0.0298769919507599" calcext:value-type="float">
            <text:p>0.02987699195076</text:p>
          </table:table-cell>
          <table:table-cell office:value-type="float" office:value="0.0202037477867945" calcext:value-type="float">
            <text:p>0.020203747786795</text:p>
          </table:table-cell>
          <table:table-cell office:value-type="float" office:value="0.0022726058766741" calcext:value-type="float">
            <text:p>0.002272605876674</text:p>
          </table:table-cell>
          <table:table-cell office:value-type="float" office:value="0.00237710306498715" calcext:value-type="float">
            <text:p>0.002377103064987</text:p>
          </table:table-cell>
          <table:table-cell office:value-type="float" office:value="0.048066668617151" calcext:value-type="float">
            <text:p>0.048066668617151</text:p>
          </table:table-cell>
          <table:table-cell office:value-type="float" office:value="0.550379651167149" calcext:value-type="float">
            <text:p>0.550379651167149</text:p>
          </table:table-cell>
          <table:table-cell office:value-type="float" office:value="0.00396435947586106" calcext:value-type="float">
            <text:p>0.003964359475861</text:p>
          </table:table-cell>
          <table:table-cell office:value-type="float" office:value="0.167289063574446" calcext:value-type="float">
            <text:p>0.167289063574446</text:p>
          </table:table-cell>
          <table:table-cell office:value-type="float" office:value="0.0192750978410062" calcext:value-type="float">
            <text:p>0.019275097841006</text:p>
          </table:table-cell>
          <table:table-cell office:value-type="float" office:value="0.178852649464323" calcext:value-type="float">
            <text:p>0.178852649464323</text:p>
          </table:table-cell>
          <table:table-cell office:value-type="float" office:value="0.0222741665842355" calcext:value-type="float">
            <text:p>0.022274166584236</text:p>
          </table:table-cell>
          <table:table-cell office:value-type="float" office:value="0.00752124021084073" calcext:value-type="float">
            <text:p>0.007521240210841</text:p>
          </table:table-cell>
          <table:table-cell office:value-type="float" office:value="0.183519441168196" calcext:value-type="float">
            <text:p>0.183519441168196</text:p>
          </table:table-cell>
          <table:table-cell office:value-type="float" office:value="0.0906871370614814" calcext:value-type="float">
            <text:p>0.090687137061481</text:p>
          </table:table-cell>
          <table:table-cell office:value-type="float" office:value="0.055169888726803" calcext:value-type="float">
            <text:p>0.055169888726803</text:p>
          </table:table-cell>
          <table:table-cell office:value-type="float" office:value="0.0850221227316334" calcext:value-type="float">
            <text:p>0.085022122731633</text:p>
          </table:table-cell>
          <table:table-cell office:value-type="float" office:value="0.24643086032982" calcext:value-type="float">
            <text:p>0.24643086032982</text:p>
          </table:table-cell>
          <table:table-cell/>
        </table:table-row>
        <table:table-row table:style-name="ro1">
          <table:table-cell table:number-columns-repeated="1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9" office:value-type="float" office:value="0" calcext:value-type="float">
            <text:p>0</text:p>
          </table:table-cell>
          <table:table-cell office:value-type="string" calcext:value-type="string">
            <text:p>04/01/17</text:p>
          </table:table-cell>
          <table:table-cell office:value-type="string" calcext:value-type="string">
            <text:p>sum</text:p>
          </table:table-cell>
          <table:table-cell office:value-type="string" calcext:value-type="string">
            <text:p>trans1</text:p>
          </table:table-cell>
          <table:table-cell office:value-type="string" calcext:value-type="string">
            <text:p>site11</text:p>
          </table:table-cell>
          <table:table-cell office:value-type="string" calcext:value-type="string">
            <text:p>SolMau</text:p>
          </table:table-cell>
          <table:table-cell office:value-type="float" office:value="1600.09790039062" calcext:value-type="float">
            <text:p>1600.09790039062</text:p>
          </table:table-cell>
          <table:table-cell office:value-type="float" office:value="7647282.25247866" calcext:value-type="float">
            <text:p>7647282.25247866</text:p>
          </table:table-cell>
          <table:table-cell office:value-type="float" office:value="354495.477493133" calcext:value-type="float">
            <text:p>354495.477493133</text:p>
          </table:table-cell>
          <table:table-cell office:value-type="string" calcext:value-type="string">
            <text:p>DA</text:p>
          </table:table-cell>
          <table:table-cell office:value-type="float" office:value="15.2546033859253" calcext:value-type="float">
            <text:p>15.2546033859253</text:p>
          </table:table-cell>
          <table:table-cell office:value-type="float" office:value="2438.25830078125" calcext:value-type="float">
            <text:p>2438.2583007812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40735427944281" calcext:value-type="float">
            <text:p>0.940735427944281</text:p>
          </table:table-cell>
          <table:table-cell office:value-type="float" office:value="0.000309530989800512" calcext:value-type="float">
            <text:p>0.000309530989801</text:p>
          </table:table-cell>
          <table:table-cell table:number-columns-repeated="2" office:value-type="float" office:value="0" calcext:value-type="float">
            <text:p>0</text:p>
          </table:table-cell>
          <table:table-cell office:value-type="float" office:value="0.0589550410659186" calcext:value-type="float">
            <text:p>0.058955041065919</text:p>
          </table:table-cell>
          <table:table-cell table:number-columns-repeated="3" office:value-type="float" office:value="0" calcext:value-type="float">
            <text:p>0</text:p>
          </table:table-cell>
          <table:table-cell office:value-type="float" office:value="0.00203290378176412" calcext:value-type="float">
            <text:p>0.002032903781764</text:p>
          </table:table-cell>
          <table:table-cell office:value-type="float" office:value="0.70735105480236" calcext:value-type="float">
            <text:p>0.70735105480236</text:p>
          </table:table-cell>
          <table:table-cell office:value-type="float" office:value="0.0314463323663489" calcext:value-type="float">
            <text:p>0.031446332366349</text:p>
          </table:table-cell>
          <table:table-cell office:value-type="float" office:value="0.0397705549964149" calcext:value-type="float">
            <text:p>0.039770554996415</text:p>
          </table:table-cell>
          <table:table-cell office:value-type="float" office:value="0" calcext:value-type="float">
            <text:p>0</text:p>
          </table:table-cell>
          <table:table-cell office:value-type="float" office:value="0.214079555844993" calcext:value-type="float">
            <text:p>0.214079555844993</text:p>
          </table:table-cell>
          <table:table-cell office:value-type="float" office:value="0.00402949631296088" calcext:value-type="float">
            <text:p>0.004029496312961</text:p>
          </table:table-cell>
          <table:table-cell office:value-type="float" office:value="0.00129010189515784" calcext:value-type="float">
            <text:p>0.001290101895158</text:p>
          </table:table-cell>
          <table:table-cell office:value-type="float" office:value="0.000635831843660618" calcext:value-type="float">
            <text:p>0.000635831843661</text:p>
          </table:table-cell>
          <table:table-cell office:value-type="float" office:value="0.0343936117278574" calcext:value-type="float">
            <text:p>0.034393611727857</text:p>
          </table:table-cell>
          <table:table-cell office:value-type="float" office:value="0.583799164875187" calcext:value-type="float">
            <text:p>0.583799164875187</text:p>
          </table:table-cell>
          <table:table-cell office:value-type="float" office:value="0.00430482696693554" calcext:value-type="float">
            <text:p>0.004304826966936</text:p>
          </table:table-cell>
          <table:table-cell office:value-type="float" office:value="0.131154765443653" calcext:value-type="float">
            <text:p>0.131154765443653</text:p>
          </table:table-cell>
          <table:table-cell office:value-type="float" office:value="0.0250238307571544" calcext:value-type="float">
            <text:p>0.025023830757154</text:p>
          </table:table-cell>
          <table:table-cell office:value-type="float" office:value="0.201754435164983" calcext:value-type="float">
            <text:p>0.201754435164983</text:p>
          </table:table-cell>
          <table:table-cell office:value-type="float" office:value="0.0135292463284342" calcext:value-type="float">
            <text:p>0.013529246328434</text:p>
          </table:table-cell>
          <table:table-cell office:value-type="float" office:value="0.00540428689213541" calcext:value-type="float">
            <text:p>0.005404286892135</text:p>
          </table:table-cell>
          <table:table-cell office:value-type="float" office:value="0.020003762058713" calcext:value-type="float">
            <text:p>0.020003762058713</text:p>
          </table:table-cell>
          <table:table-cell office:value-type="float" office:value="0.00666737818574809" calcext:value-type="float">
            <text:p>0.006667378185748</text:p>
          </table:table-cell>
          <table:table-cell office:value-type="float" office:value="0.00816526085528679" calcext:value-type="float">
            <text:p>0.008165260855287</text:p>
          </table:table-cell>
          <table:table-cell office:value-type="float" office:value="0.0315739121697456" calcext:value-type="float">
            <text:p>0.031573912169746</text:p>
          </table:table-cell>
          <table:table-cell office:value-type="float" office:value="0.16722458666712" calcext:value-type="float">
            <text:p>0.16722458666712</text:p>
          </table:table-cell>
          <table:table-cell/>
        </table:table-row>
        <table:table-row table:style-name="ro1">
          <table:table-cell office:value-type="float" office:value="9" calcext:value-type="float">
            <text:p>9</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26"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1</text:p>
          </table:table-cell>
          <table:table-cell office:value-type="string" calcext:value-type="string">
            <text:p>Other</text:p>
          </table:table-cell>
          <table:table-cell office:value-type="float" office:value="68.8249816894531" calcext:value-type="float">
            <text:p>68.8249816894531</text:p>
          </table:table-cell>
          <table:table-cell office:value-type="float" office:value="7643380.15582892" calcext:value-type="float">
            <text:p>7643380.15582892</text:p>
          </table:table-cell>
          <table:table-cell office:value-type="float" office:value="337156.704024218" calcext:value-type="float">
            <text:p>337156.704024218</text:p>
          </table:table-cell>
          <table:table-cell office:value-type="string" calcext:value-type="string">
            <text:p>BA</text:p>
          </table:table-cell>
          <table:table-cell office:value-type="float" office:value="23.6756820678711" calcext:value-type="float">
            <text:p>23.6756820678711</text:p>
          </table:table-cell>
          <table:table-cell office:value-type="float" office:value="735.444763183594" calcext:value-type="float">
            <text:p>735.444763183594</text:p>
          </table:table-cell>
          <table:table-cell office:value-type="float" office:value="0.543668608908842" calcext:value-type="float">
            <text:p>0.543668608908842</text:p>
          </table:table-cell>
          <table:table-cell table:number-columns-repeated="5" office:value-type="float" office:value="0" calcext:value-type="float">
            <text:p>0</text:p>
          </table:table-cell>
          <table:table-cell office:value-type="float" office:value="0.00474416531346515" calcext:value-type="float">
            <text:p>0.004744165313465</text:p>
          </table:table-cell>
          <table:table-cell office:value-type="float" office:value="0" calcext:value-type="float">
            <text:p>0</text:p>
          </table:table-cell>
          <table:table-cell office:value-type="float" office:value="0.451587225777693" calcext:value-type="float">
            <text:p>0.451587225777693</text:p>
          </table:table-cell>
          <table:table-cell office:value-type="float" office:value="0.374629463243461" calcext:value-type="float">
            <text:p>0.374629463243461</text:p>
          </table:table-cell>
          <table:table-cell office:value-type="float" office:value="0.00947654387367438" calcext:value-type="float">
            <text:p>0.009476543873674</text:p>
          </table:table-cell>
          <table:table-cell office:value-type="float" office:value="0.0170712208788177" calcext:value-type="float">
            <text:p>0.017071220878818</text:p>
          </table:table-cell>
          <table:table-cell table:number-columns-repeated="3" office:value-type="float" office:value="0" calcext:value-type="float">
            <text:p>0</text:p>
          </table:table-cell>
          <table:table-cell office:value-type="float" office:value="0.0507573452942716" calcext:value-type="float">
            <text:p>0.050757345294272</text:p>
          </table:table-cell>
          <table:table-cell office:value-type="float" office:value="0.00698979122597259" calcext:value-type="float">
            <text:p>0.006989791225973</text:p>
          </table:table-cell>
          <table:table-cell office:value-type="float" office:value="0.541075635483803" calcext:value-type="float">
            <text:p>0.541075635483803</text:p>
          </table:table-cell>
          <table:table-cell office:value-type="float" office:value="0.374222315767877" calcext:value-type="float">
            <text:p>0.374222315767877</text:p>
          </table:table-cell>
          <table:table-cell office:value-type="float" office:value="0.00752767384089122" calcext:value-type="float">
            <text:p>0.007527673840891</text:p>
          </table:table-cell>
          <table:table-cell office:value-type="float" office:value="0.0314779161997982" calcext:value-type="float">
            <text:p>0.031477916199798</text:p>
          </table:table-cell>
          <table:table-cell office:value-type="float" office:value="0" calcext:value-type="float">
            <text:p>0</text:p>
          </table:table-cell>
          <table:table-cell office:value-type="float" office:value="0.00770100843591174" calcext:value-type="float">
            <text:p>0.007701008435912</text:p>
          </table:table-cell>
          <table:table-cell office:value-type="float" office:value="0.0117151192869227" calcext:value-type="float">
            <text:p>0.011715119286923</text:p>
          </table:table-cell>
          <table:table-cell office:value-type="float" office:value="0.0421229596705228" calcext:value-type="float">
            <text:p>0.042122959670523</text:p>
          </table:table-cell>
          <table:table-cell office:value-type="float" office:value="0.0546623026439716" calcext:value-type="float">
            <text:p>0.054662302643972</text:p>
          </table:table-cell>
          <table:table-cell office:value-type="float" office:value="0.470570704154105" calcext:value-type="float">
            <text:p>0.470570704154105</text:p>
          </table:table-cell>
          <table:table-cell office:value-type="float" office:value="0.32653775950773" calcext:value-type="float">
            <text:p>0.32653775950773</text:p>
          </table:table-cell>
          <table:table-cell office:value-type="float" office:value="0.0264895818011937" calcext:value-type="float">
            <text:p>0.026489581801194</text:p>
          </table:table-cell>
          <table:table-cell office:value-type="float" office:value="0.0270292457886606" calcext:value-type="float">
            <text:p>0.027029245788661</text:p>
          </table:table-cell>
          <table:table-cell office:value-type="float" office:value="0" calcext:value-type="float">
            <text:p>0</text:p>
          </table:table-cell>
          <table:table-cell office:value-type="float" office:value="0.116110903975332" calcext:value-type="float">
            <text:p>0.116110903975332</text:p>
          </table:table-cell>
          <table:table-cell office:value-type="float" office:value="0.0109885165502657" calcext:value-type="float">
            <text:p>0.010988516550266</text:p>
          </table:table-cell>
          <table:table-cell office:value-type="float" office:value="0.0437640918476006" calcext:value-type="float">
            <text:p>0.043764091847601</text:p>
          </table:table-cell>
          <table:table-cell office:value-type="float" office:value="0.114886069328009" calcext:value-type="float">
            <text:p>0.114886069328009</text:p>
          </table:table-cell>
          <table:table-cell office:value-type="float" office:value="0.334193831201209" calcext:value-type="float">
            <text:p>0.334193831201209</text:p>
          </table:table-cell>
          <table:table-cell office:value-type="float" office:value="0.159529834030622" calcext:value-type="float">
            <text:p>0.159529834030622</text:p>
          </table:table-cell>
          <table:table-cell office:value-type="float" office:value="0.0285218720645117" calcext:value-type="float">
            <text:p>0.028521872064512</text:p>
          </table:table-cell>
          <table:table-cell office:value-type="float" office:value="0.0803056528113579" calcext:value-type="float">
            <text:p>0.080305652811358</text:p>
          </table:table-cell>
          <table:table-cell office:value-type="float" office:value="0" calcext:value-type="float">
            <text:p>0</text:p>
          </table:table-cell>
          <table:table-cell office:value-type="float" office:value="0.0682846134202436" calcext:value-type="float">
            <text:p>0.068284613420244</text:p>
          </table:table-cell>
          <table:table-cell office:value-type="float" office:value="0.0339101939670262" calcext:value-type="float">
            <text:p>0.033910193967026</text:p>
          </table:table-cell>
          <table:table-cell office:value-type="float" office:value="0.146275766739853" calcext:value-type="float">
            <text:p>0.146275766739853</text:p>
          </table:table-cell>
          <table:table-cell office:value-type="float" office:value="0.0875469846710795" calcext:value-type="float">
            <text:p>0.08754698467108</text:p>
          </table:table-cell>
          <table:table-cell office:value-type="float" office:value="0.395625082295306" calcext:value-type="float">
            <text:p>0.395625082295306</text:p>
          </table:table-cell>
          <table:table-cell office:value-type="float" office:value="0.0408284636304198" calcext:value-type="float">
            <text:p>0.04082846363042</text:p>
          </table:table-cell>
          <table:table-cell office:value-type="float" office:value="0.0341533071910856" calcext:value-type="float">
            <text:p>0.034153307191086</text:p>
          </table:table-cell>
          <table:table-cell office:value-type="float" office:value="0.0421855340611398" calcext:value-type="float">
            <text:p>0.04218553406114</text:p>
          </table:table-cell>
          <table:table-cell office:value-type="float" office:value="0.0615567750785284" calcext:value-type="float">
            <text:p>0.061556775078528</text:p>
          </table:table-cell>
          <table:table-cell office:value-type="float" office:value="0.14638027266518" calcext:value-type="float">
            <text:p>0.14638027266518</text:p>
          </table:table-cell>
          <table:table-cell/>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39"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2</text:p>
          </table:table-cell>
          <table:table-cell office:value-type="string" calcext:value-type="string">
            <text:p>Other</text:p>
          </table:table-cell>
          <table:table-cell office:value-type="float" office:value="46.5149421691895" calcext:value-type="float">
            <text:p>46.5149421691895</text:p>
          </table:table-cell>
          <table:table-cell office:value-type="float" office:value="7642256.79970687" calcext:value-type="float">
            <text:p>7642256.79970687</text:p>
          </table:table-cell>
          <table:table-cell office:value-type="float" office:value="337242.174602671" calcext:value-type="float">
            <text:p>337242.174602671</text:p>
          </table:table-cell>
          <table:table-cell office:value-type="string" calcext:value-type="string">
            <text:p>BA</text:p>
          </table:table-cell>
          <table:table-cell office:value-type="float" office:value="24.0052013397217" calcext:value-type="float">
            <text:p>24.0052013397217</text:p>
          </table:table-cell>
          <table:table-cell office:value-type="float" office:value="686.482788085938" calcext:value-type="float">
            <text:p>686.482788085938</text:p>
          </table:table-cell>
          <table:table-cell table:number-columns-repeated="2" office:value-type="float" office:value="0" calcext:value-type="float">
            <text:p>0</text:p>
          </table:table-cell>
          <table:table-cell office:value-type="float" office:value="0.075649516046867" calcext:value-type="float">
            <text:p>0.075649516046867</text:p>
          </table:table-cell>
          <table:table-cell office:value-type="float" office:value="0" calcext:value-type="float">
            <text:p>0</text:p>
          </table:table-cell>
          <table:table-cell office:value-type="float" office:value="0.163334182373917" calcext:value-type="float">
            <text:p>0.163334182373917</text:p>
          </table:table-cell>
          <table:table-cell office:value-type="float" office:value="0" calcext:value-type="float">
            <text:p>0</text:p>
          </table:table-cell>
          <table:table-cell office:value-type="float" office:value="0.20170020376974" calcext:value-type="float">
            <text:p>0.20170020376974</text:p>
          </table:table-cell>
          <table:table-cell office:value-type="float" office:value="0" calcext:value-type="float">
            <text:p>0</text:p>
          </table:table-cell>
          <table:table-cell office:value-type="float" office:value="0.559316097809475" calcext:value-type="float">
            <text:p>0.559316097809475</text:p>
          </table:table-cell>
          <table:table-cell office:value-type="float" office:value="0.0363286486945387" calcext:value-type="float">
            <text:p>0.036328648694539</text:p>
          </table:table-cell>
          <table:table-cell office:value-type="float" office:value="0.00466931025090468" calcext:value-type="float">
            <text:p>0.004669310250905</text:p>
          </table:table-cell>
          <table:table-cell office:value-type="float" office:value="0.0320342982062066" calcext:value-type="float">
            <text:p>0.032034298206207</text:p>
          </table:table-cell>
          <table:table-cell office:value-type="float" office:value="0" calcext:value-type="float">
            <text:p>0</text:p>
          </table:table-cell>
          <table:table-cell office:value-type="float" office:value="0.135767270257555" calcext:value-type="float">
            <text:p>0.135767270257555</text:p>
          </table:table-cell>
          <table:table-cell office:value-type="float" office:value="0" calcext:value-type="float">
            <text:p>0</text:p>
          </table:table-cell>
          <table:table-cell office:value-type="float" office:value="0.257261308043594" calcext:value-type="float">
            <text:p>0.257261308043594</text:p>
          </table:table-cell>
          <table:table-cell office:value-type="float" office:value="0.000360810337569907" calcext:value-type="float">
            <text:p>0.00036081033757</text:p>
          </table:table-cell>
          <table:table-cell office:value-type="float" office:value="0.533578354209631" calcext:value-type="float">
            <text:p>0.533578354209631</text:p>
          </table:table-cell>
          <table:table-cell office:value-type="float" office:value="0.136599964448281" calcext:value-type="float">
            <text:p>0.136599964448281</text:p>
          </table:table-cell>
          <table:table-cell office:value-type="float" office:value="0.0386249090203202" calcext:value-type="float">
            <text:p>0.03862490902032</text:p>
          </table:table-cell>
          <table:table-cell office:value-type="float" office:value="0.0589521793999896" calcext:value-type="float">
            <text:p>0.05895217939999</text:p>
          </table:table-cell>
          <table:table-cell office:value-type="float" office:value="0" calcext:value-type="float">
            <text:p>0</text:p>
          </table:table-cell>
          <table:table-cell office:value-type="float" office:value="0.0519585725188747" calcext:value-type="float">
            <text:p>0.051958572518875</text:p>
          </table:table-cell>
          <table:table-cell office:value-type="float" office:value="0" calcext:value-type="float">
            <text:p>0</text:p>
          </table:table-cell>
          <table:table-cell office:value-type="float" office:value="0.214119515682995" calcext:value-type="float">
            <text:p>0.214119515682995</text:p>
          </table:table-cell>
          <table:table-cell office:value-type="float" office:value="0.00475968541150231" calcext:value-type="float">
            <text:p>0.004759685411502</text:p>
          </table:table-cell>
          <table:table-cell office:value-type="float" office:value="0.494985173518037" calcext:value-type="float">
            <text:p>0.494985173518037</text:p>
          </table:table-cell>
          <table:table-cell office:value-type="float" office:value="0.206824147534117" calcext:value-type="float">
            <text:p>0.206824147534117</text:p>
          </table:table-cell>
          <table:table-cell office:value-type="float" office:value="0.0335334471428" calcext:value-type="float">
            <text:p>0.0335334471428</text:p>
          </table:table-cell>
          <table:table-cell office:value-type="float" office:value="0.0393734620460865" calcext:value-type="float">
            <text:p>0.039373462046087</text:p>
          </table:table-cell>
          <table:table-cell office:value-type="float" office:value="0" calcext:value-type="float">
            <text:p>0</text:p>
          </table:table-cell>
          <table:table-cell office:value-type="float" office:value="0.117717807953892" calcext:value-type="float">
            <text:p>0.117717807953892</text:p>
          </table:table-cell>
          <table:table-cell office:value-type="float" office:value="0.00519931040725125" calcext:value-type="float">
            <text:p>0.005199310407251</text:p>
          </table:table-cell>
          <table:table-cell office:value-type="float" office:value="0.189307786546205" calcext:value-type="float">
            <text:p>0.189307786546205</text:p>
          </table:table-cell>
          <table:table-cell office:value-type="float" office:value="0.0609587570490651" calcext:value-type="float">
            <text:p>0.060958757049065</text:p>
          </table:table-cell>
          <table:table-cell office:value-type="float" office:value="0.347085281320583" calcext:value-type="float">
            <text:p>0.347085281320583</text:p>
          </table:table-cell>
          <table:table-cell office:value-type="float" office:value="0.204024181677443" calcext:value-type="float">
            <text:p>0.204024181677443</text:p>
          </table:table-cell>
          <table:table-cell office:value-type="float" office:value="0.0326087455757269" calcext:value-type="float">
            <text:p>0.032608745575727</text:p>
          </table:table-cell>
          <table:table-cell office:value-type="float" office:value="0.0751887245203941" calcext:value-type="float">
            <text:p>0.075188724520394</text:p>
          </table:table-cell>
          <table:table-cell office:value-type="float" office:value="0" calcext:value-type="float">
            <text:p>0</text:p>
          </table:table-cell>
          <table:table-cell office:value-type="float" office:value="0.0827215810907358" calcext:value-type="float">
            <text:p>0.082721581090736</text:p>
          </table:table-cell>
          <table:table-cell office:value-type="float" office:value="0.0356545666745855" calcext:value-type="float">
            <text:p>0.035654566674586</text:p>
          </table:table-cell>
          <table:table-cell office:value-type="float" office:value="0.161253105993851" calcext:value-type="float">
            <text:p>0.161253105993851</text:p>
          </table:table-cell>
          <table:table-cell office:value-type="float" office:value="0.0883171340043039" calcext:value-type="float">
            <text:p>0.088317134004304</text:p>
          </table:table-cell>
          <table:table-cell office:value-type="float" office:value="0.320231960462959" calcext:value-type="float">
            <text:p>0.320231960462959</text:p>
          </table:table-cell>
          <table:table-cell office:value-type="float" office:value="0.0752980467769002" calcext:value-type="float">
            <text:p>0.0752980467769</text:p>
          </table:table-cell>
          <table:table-cell office:value-type="float" office:value="0.0437201135659585" calcext:value-type="float">
            <text:p>0.043720113565959</text:p>
          </table:table-cell>
          <table:table-cell office:value-type="float" office:value="0.0412695971694715" calcext:value-type="float">
            <text:p>0.041269597169472</text:p>
          </table:table-cell>
          <table:table-cell office:value-type="float" office:value="0.0678269533690591" calcext:value-type="float">
            <text:p>0.067826953369059</text:p>
          </table:table-cell>
          <table:table-cell office:value-type="float" office:value="0.15766293219676" calcext:value-type="float">
            <text:p>0.15766293219676</text:p>
          </table:table-cell>
          <table:table-cell/>
        </table:table-row>
        <table:table-row table:style-name="ro1">
          <table:table-cell table:number-columns-repeated="7" office:value-type="float" office:value="0" calcext:value-type="float">
            <text:p>0</text:p>
          </table:table-cell>
          <table:table-cell office:value-type="float" office:value="3" calcext:value-type="float">
            <text:p>3</text:p>
          </table:table-cell>
          <table:table-cell table:number-columns-repeated="33"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2</text:p>
          </table:table-cell>
          <table:table-cell office:value-type="string" calcext:value-type="string">
            <text:p>Other</text:p>
          </table:table-cell>
          <table:table-cell office:value-type="float" office:value="46.5149421691895" calcext:value-type="float">
            <text:p>46.5149421691895</text:p>
          </table:table-cell>
          <table:table-cell office:value-type="float" office:value="7642256.79970687" calcext:value-type="float">
            <text:p>7642256.79970687</text:p>
          </table:table-cell>
          <table:table-cell office:value-type="float" office:value="337242.174602671" calcext:value-type="float">
            <text:p>337242.174602671</text:p>
          </table:table-cell>
          <table:table-cell office:value-type="string" calcext:value-type="string">
            <text:p>BA</text:p>
          </table:table-cell>
          <table:table-cell office:value-type="float" office:value="24.0052013397217" calcext:value-type="float">
            <text:p>24.0052013397217</text:p>
          </table:table-cell>
          <table:table-cell office:value-type="float" office:value="686.482788085938" calcext:value-type="float">
            <text:p>686.482788085938</text:p>
          </table:table-cell>
          <table:table-cell table:number-columns-repeated="2" office:value-type="float" office:value="0" calcext:value-type="float">
            <text:p>0</text:p>
          </table:table-cell>
          <table:table-cell office:value-type="float" office:value="0.075649516046867" calcext:value-type="float">
            <text:p>0.075649516046867</text:p>
          </table:table-cell>
          <table:table-cell office:value-type="float" office:value="0" calcext:value-type="float">
            <text:p>0</text:p>
          </table:table-cell>
          <table:table-cell office:value-type="float" office:value="0.163334182373917" calcext:value-type="float">
            <text:p>0.163334182373917</text:p>
          </table:table-cell>
          <table:table-cell office:value-type="float" office:value="0" calcext:value-type="float">
            <text:p>0</text:p>
          </table:table-cell>
          <table:table-cell office:value-type="float" office:value="0.20170020376974" calcext:value-type="float">
            <text:p>0.20170020376974</text:p>
          </table:table-cell>
          <table:table-cell office:value-type="float" office:value="0" calcext:value-type="float">
            <text:p>0</text:p>
          </table:table-cell>
          <table:table-cell office:value-type="float" office:value="0.559316097809475" calcext:value-type="float">
            <text:p>0.559316097809475</text:p>
          </table:table-cell>
          <table:table-cell office:value-type="float" office:value="0.0363286486945387" calcext:value-type="float">
            <text:p>0.036328648694539</text:p>
          </table:table-cell>
          <table:table-cell office:value-type="float" office:value="0.00466931025090468" calcext:value-type="float">
            <text:p>0.004669310250905</text:p>
          </table:table-cell>
          <table:table-cell office:value-type="float" office:value="0.0320342982062066" calcext:value-type="float">
            <text:p>0.032034298206207</text:p>
          </table:table-cell>
          <table:table-cell office:value-type="float" office:value="0" calcext:value-type="float">
            <text:p>0</text:p>
          </table:table-cell>
          <table:table-cell office:value-type="float" office:value="0.135767270257555" calcext:value-type="float">
            <text:p>0.135767270257555</text:p>
          </table:table-cell>
          <table:table-cell office:value-type="float" office:value="0" calcext:value-type="float">
            <text:p>0</text:p>
          </table:table-cell>
          <table:table-cell office:value-type="float" office:value="0.257261308043594" calcext:value-type="float">
            <text:p>0.257261308043594</text:p>
          </table:table-cell>
          <table:table-cell office:value-type="float" office:value="0.000360810337569907" calcext:value-type="float">
            <text:p>0.00036081033757</text:p>
          </table:table-cell>
          <table:table-cell office:value-type="float" office:value="0.533578354209631" calcext:value-type="float">
            <text:p>0.533578354209631</text:p>
          </table:table-cell>
          <table:table-cell office:value-type="float" office:value="0.136599964448281" calcext:value-type="float">
            <text:p>0.136599964448281</text:p>
          </table:table-cell>
          <table:table-cell office:value-type="float" office:value="0.0386249090203202" calcext:value-type="float">
            <text:p>0.03862490902032</text:p>
          </table:table-cell>
          <table:table-cell office:value-type="float" office:value="0.0589521793999896" calcext:value-type="float">
            <text:p>0.05895217939999</text:p>
          </table:table-cell>
          <table:table-cell office:value-type="float" office:value="0" calcext:value-type="float">
            <text:p>0</text:p>
          </table:table-cell>
          <table:table-cell office:value-type="float" office:value="0.0519585725188747" calcext:value-type="float">
            <text:p>0.051958572518875</text:p>
          </table:table-cell>
          <table:table-cell office:value-type="float" office:value="0" calcext:value-type="float">
            <text:p>0</text:p>
          </table:table-cell>
          <table:table-cell office:value-type="float" office:value="0.214119515682995" calcext:value-type="float">
            <text:p>0.214119515682995</text:p>
          </table:table-cell>
          <table:table-cell office:value-type="float" office:value="0.00475968541150231" calcext:value-type="float">
            <text:p>0.004759685411502</text:p>
          </table:table-cell>
          <table:table-cell office:value-type="float" office:value="0.494985173518037" calcext:value-type="float">
            <text:p>0.494985173518037</text:p>
          </table:table-cell>
          <table:table-cell office:value-type="float" office:value="0.206824147534117" calcext:value-type="float">
            <text:p>0.206824147534117</text:p>
          </table:table-cell>
          <table:table-cell office:value-type="float" office:value="0.0335334471428" calcext:value-type="float">
            <text:p>0.0335334471428</text:p>
          </table:table-cell>
          <table:table-cell office:value-type="float" office:value="0.0393734620460865" calcext:value-type="float">
            <text:p>0.039373462046087</text:p>
          </table:table-cell>
          <table:table-cell office:value-type="float" office:value="0" calcext:value-type="float">
            <text:p>0</text:p>
          </table:table-cell>
          <table:table-cell office:value-type="float" office:value="0.117717807953892" calcext:value-type="float">
            <text:p>0.117717807953892</text:p>
          </table:table-cell>
          <table:table-cell office:value-type="float" office:value="0.00519931040725125" calcext:value-type="float">
            <text:p>0.005199310407251</text:p>
          </table:table-cell>
          <table:table-cell office:value-type="float" office:value="0.189307786546205" calcext:value-type="float">
            <text:p>0.189307786546205</text:p>
          </table:table-cell>
          <table:table-cell office:value-type="float" office:value="0.0609587570490651" calcext:value-type="float">
            <text:p>0.060958757049065</text:p>
          </table:table-cell>
          <table:table-cell office:value-type="float" office:value="0.347085281320583" calcext:value-type="float">
            <text:p>0.347085281320583</text:p>
          </table:table-cell>
          <table:table-cell office:value-type="float" office:value="0.204024181677443" calcext:value-type="float">
            <text:p>0.204024181677443</text:p>
          </table:table-cell>
          <table:table-cell office:value-type="float" office:value="0.0326087455757269" calcext:value-type="float">
            <text:p>0.032608745575727</text:p>
          </table:table-cell>
          <table:table-cell office:value-type="float" office:value="0.0751887245203941" calcext:value-type="float">
            <text:p>0.075188724520394</text:p>
          </table:table-cell>
          <table:table-cell office:value-type="float" office:value="0" calcext:value-type="float">
            <text:p>0</text:p>
          </table:table-cell>
          <table:table-cell office:value-type="float" office:value="0.0827215810907358" calcext:value-type="float">
            <text:p>0.082721581090736</text:p>
          </table:table-cell>
          <table:table-cell office:value-type="float" office:value="0.0356545666745855" calcext:value-type="float">
            <text:p>0.035654566674586</text:p>
          </table:table-cell>
          <table:table-cell office:value-type="float" office:value="0.161253105993851" calcext:value-type="float">
            <text:p>0.161253105993851</text:p>
          </table:table-cell>
          <table:table-cell office:value-type="float" office:value="0.0883171340043039" calcext:value-type="float">
            <text:p>0.088317134004304</text:p>
          </table:table-cell>
          <table:table-cell office:value-type="float" office:value="0.320231960462959" calcext:value-type="float">
            <text:p>0.320231960462959</text:p>
          </table:table-cell>
          <table:table-cell office:value-type="float" office:value="0.0752980467769002" calcext:value-type="float">
            <text:p>0.0752980467769</text:p>
          </table:table-cell>
          <table:table-cell office:value-type="float" office:value="0.0437201135659585" calcext:value-type="float">
            <text:p>0.043720113565959</text:p>
          </table:table-cell>
          <table:table-cell office:value-type="float" office:value="0.0412695971694715" calcext:value-type="float">
            <text:p>0.041269597169472</text:p>
          </table:table-cell>
          <table:table-cell office:value-type="float" office:value="0.0678269533690591" calcext:value-type="float">
            <text:p>0.067826953369059</text:p>
          </table:table-cell>
          <table:table-cell office:value-type="float" office:value="0.15766293219676" calcext:value-type="float">
            <text:p>0.15766293219676</text:p>
          </table:table-cell>
          <table:table-cell/>
        </table:table-row>
        <table:table-row table:style-name="ro1">
          <table:table-cell table:number-columns-repeated="7" office:value-type="float" office:value="0" calcext:value-type="float">
            <text:p>0</text:p>
          </table:table-cell>
          <table:table-cell office:value-type="float" office:value="28" calcext:value-type="float">
            <text:p>28</text:p>
          </table:table-cell>
          <table:table-cell table:number-columns-repeated="33"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3</text:p>
          </table:table-cell>
          <table:table-cell office:value-type="string" calcext:value-type="string">
            <text:p>LanCam</text:p>
          </table:table-cell>
          <table:table-cell office:value-type="float" office:value="119.246742248535" calcext:value-type="float">
            <text:p>119.246742248535</text:p>
          </table:table-cell>
          <table:table-cell office:value-type="float" office:value="7644946.39077196" calcext:value-type="float">
            <text:p>7644946.39077196</text:p>
          </table:table-cell>
          <table:table-cell office:value-type="float" office:value="339477.342093344" calcext:value-type="float">
            <text:p>339477.342093344</text:p>
          </table:table-cell>
          <table:table-cell office:value-type="string" calcext:value-type="string">
            <text:p>CA</text:p>
          </table:table-cell>
          <table:table-cell office:value-type="float" office:value="22.8918342590332" calcext:value-type="float">
            <text:p>22.8918342590332</text:p>
          </table:table-cell>
          <table:table-cell office:value-type="float" office:value="880.210754394531" calcext:value-type="float">
            <text:p>880.210754394531</text:p>
          </table:table-cell>
          <table:table-cell table:number-columns-repeated="2" office:value-type="float" office:value="0" calcext:value-type="float">
            <text:p>0</text:p>
          </table:table-cell>
          <table:table-cell office:value-type="float" office:value="0.288598083229853" calcext:value-type="float">
            <text:p>0.288598083229853</text:p>
          </table:table-cell>
          <table:table-cell table:number-columns-repeated="2" office:value-type="float" office:value="0" calcext:value-type="float">
            <text:p>0</text:p>
          </table:table-cell>
          <table:table-cell office:value-type="float" office:value="0.0496067755595886" calcext:value-type="float">
            <text:p>0.049606775559589</text:p>
          </table:table-cell>
          <table:table-cell office:value-type="float" office:value="0.0884834591014742" calcext:value-type="float">
            <text:p>0.088483459101474</text:p>
          </table:table-cell>
          <table:table-cell office:value-type="float" office:value="0" calcext:value-type="float">
            <text:p>0</text:p>
          </table:table-cell>
          <table:table-cell office:value-type="float" office:value="0.573311682109084" calcext:value-type="float">
            <text:p>0.573311682109084</text:p>
          </table:table-cell>
          <table:table-cell office:value-type="float" office:value="0" calcext:value-type="float">
            <text:p>0</text:p>
          </table:table-cell>
          <table:table-cell office:value-type="float" office:value="0.0545432677851945" calcext:value-type="float">
            <text:p>0.054543267785195</text:p>
          </table:table-cell>
          <table:table-cell office:value-type="float" office:value="0.220882724368838" calcext:value-type="float">
            <text:p>0.220882724368838</text:p>
          </table:table-cell>
          <table:table-cell table:number-columns-repeated="2" office:value-type="float" office:value="0" calcext:value-type="float">
            <text:p>0</text:p>
          </table:table-cell>
          <table:table-cell office:value-type="float" office:value="0.0286388414286877" calcext:value-type="float">
            <text:p>0.028638841428688</text:p>
          </table:table-cell>
          <table:table-cell office:value-type="float" office:value="0.15793104180153" calcext:value-type="float">
            <text:p>0.15793104180153</text:p>
          </table:table-cell>
          <table:table-cell office:value-type="float" office:value="0.0171811824134308" calcext:value-type="float">
            <text:p>0.017181182413431</text:p>
          </table:table-cell>
          <table:table-cell office:value-type="float" office:value="0.520822942202318" calcext:value-type="float">
            <text:p>0.520822942202318</text:p>
          </table:table-cell>
          <table:table-cell office:value-type="float" office:value="0" calcext:value-type="float">
            <text:p>0</text:p>
          </table:table-cell>
          <table:table-cell office:value-type="float" office:value="0.0219652422614905" calcext:value-type="float">
            <text:p>0.021965242261491</text:p>
          </table:table-cell>
          <table:table-cell office:value-type="float" office:value="0.199972407474391" calcext:value-type="float">
            <text:p>0.199972407474391</text:p>
          </table:table-cell>
          <table:table-cell office:value-type="float" office:value="0" calcext:value-type="float">
            <text:p>0</text:p>
          </table:table-cell>
          <table:table-cell office:value-type="float" office:value="0.000901178961406724" calcext:value-type="float">
            <text:p>0.000901178961407</text:p>
          </table:table-cell>
          <table:table-cell office:value-type="float" office:value="0.0732006710643728" calcext:value-type="float">
            <text:p>0.073200671064373</text:p>
          </table:table-cell>
          <table:table-cell office:value-type="float" office:value="0.16553658176364" calcext:value-type="float">
            <text:p>0.16553658176364</text:p>
          </table:table-cell>
          <table:table-cell office:value-type="float" office:value="0.0147566949460575" calcext:value-type="float">
            <text:p>0.014756694946058</text:p>
          </table:table-cell>
          <table:table-cell office:value-type="float" office:value="0.523667223528642" calcext:value-type="float">
            <text:p>0.523667223528642</text:p>
          </table:table-cell>
          <table:table-cell office:value-type="float" office:value="0.00230076745750724" calcext:value-type="float">
            <text:p>0.002300767457507</text:p>
          </table:table-cell>
          <table:table-cell office:value-type="float" office:value="0.0189573871238591" calcext:value-type="float">
            <text:p>0.018957387123859</text:p>
          </table:table-cell>
          <table:table-cell office:value-type="float" office:value="0.181873246763362" calcext:value-type="float">
            <text:p>0.181873246763362</text:p>
          </table:table-cell>
          <table:table-cell office:value-type="float" office:value="0" calcext:value-type="float">
            <text:p>0</text:p>
          </table:table-cell>
          <table:table-cell office:value-type="float" office:value="0.00137693459573827" calcext:value-type="float">
            <text:p>0.001376934595738</text:p>
          </table:table-cell>
          <table:table-cell office:value-type="float" office:value="0.0692119476770116" calcext:value-type="float">
            <text:p>0.069211947677012</text:p>
          </table:table-cell>
          <table:table-cell office:value-type="float" office:value="0.112993626316317" calcext:value-type="float">
            <text:p>0.112993626316317</text:p>
          </table:table-cell>
          <table:table-cell office:value-type="float" office:value="0.0844421651947877" calcext:value-type="float">
            <text:p>0.084442165194788</text:p>
          </table:table-cell>
          <table:table-cell office:value-type="float" office:value="0.528843924871417" calcext:value-type="float">
            <text:p>0.528843924871417</text:p>
          </table:table-cell>
          <table:table-cell office:value-type="float" office:value="0.194542092368724" calcext:value-type="float">
            <text:p>0.194542092368724</text:p>
          </table:table-cell>
          <table:table-cell office:value-type="float" office:value="0.0233677795147235" calcext:value-type="float">
            <text:p>0.023367779514724</text:p>
          </table:table-cell>
          <table:table-cell office:value-type="float" office:value="0.132859502667503" calcext:value-type="float">
            <text:p>0.132859502667503</text:p>
          </table:table-cell>
          <table:table-cell office:value-type="float" office:value="0" calcext:value-type="float">
            <text:p>0</text:p>
          </table:table-cell>
          <table:table-cell office:value-type="float" office:value="0.034660591159406" calcext:value-type="float">
            <text:p>0.034660591159406</text:p>
          </table:table-cell>
          <table:table-cell office:value-type="float" office:value="0.0269483397487124" calcext:value-type="float">
            <text:p>0.026948339748712</text:p>
          </table:table-cell>
          <table:table-cell office:value-type="float" office:value="0.0720269573273817" calcext:value-type="float">
            <text:p>0.072026957327382</text:p>
          </table:table-cell>
          <table:table-cell office:value-type="float" office:value="0.119146928365315" calcext:value-type="float">
            <text:p>0.119146928365315</text:p>
          </table:table-cell>
          <table:table-cell office:value-type="float" office:value="0.396447808848235" calcext:value-type="float">
            <text:p>0.396447808848235</text:p>
          </table:table-cell>
          <table:table-cell office:value-type="float" office:value="0.080485384827008" calcext:value-type="float">
            <text:p>0.080485384827008</text:p>
          </table:table-cell>
          <table:table-cell office:value-type="float" office:value="0.0626127790748108" calcext:value-type="float">
            <text:p>0.062612779074811</text:p>
          </table:table-cell>
          <table:table-cell office:value-type="float" office:value="0.0492782270396074" calcext:value-type="float">
            <text:p>0.049278227039607</text:p>
          </table:table-cell>
          <table:table-cell office:value-type="float" office:value="0.0547686231379502" calcext:value-type="float">
            <text:p>0.05476862313795</text:p>
          </table:table-cell>
          <table:table-cell office:value-type="float" office:value="0.135227606278639" calcext:value-type="float">
            <text:p>0.135227606278639</text:p>
          </table:table-cell>
          <table:table-cell/>
        </table:table-row>
        <table:table-row table:style-name="ro1">
          <table:table-cell table:number-columns-repeated="5"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4</text:p>
          </table:table-cell>
          <table:table-cell office:value-type="string" calcext:value-type="string">
            <text:p>SolMau</text:p>
          </table:table-cell>
          <table:table-cell office:value-type="float" office:value="322.444793701172" calcext:value-type="float">
            <text:p>322.444793701172</text:p>
          </table:table-cell>
          <table:table-cell office:value-type="float" office:value="7653047.37446934" calcext:value-type="float">
            <text:p>7653047.37446934</text:p>
          </table:table-cell>
          <table:table-cell office:value-type="float" office:value="339558.91071743" calcext:value-type="float">
            <text:p>339558.91071743</text:p>
          </table:table-cell>
          <table:table-cell office:value-type="string" calcext:value-type="string">
            <text:p>CB</text:p>
          </table:table-cell>
          <table:table-cell office:value-type="float" office:value="21.8632888793945" calcext:value-type="float">
            <text:p>21.8632888793945</text:p>
          </table:table-cell>
          <table:table-cell office:value-type="float" office:value="1168.04064941406" calcext:value-type="float">
            <text:p>1168.04064941406</text:p>
          </table:table-cell>
          <table:table-cell table:number-columns-repeated="2" office:value-type="float" office:value="0" calcext:value-type="float">
            <text:p>0</text:p>
          </table:table-cell>
          <table:table-cell office:value-type="float" office:value="0.755922058074376" calcext:value-type="float">
            <text:p>0.755922058074376</text:p>
          </table:table-cell>
          <table:table-cell office:value-type="float" office:value="0" calcext:value-type="float">
            <text:p>0</text:p>
          </table:table-cell>
          <table:table-cell office:value-type="float" office:value="0.0359462557310239" calcext:value-type="float">
            <text:p>0.035946255731024</text:p>
          </table:table-cell>
          <table:table-cell office:value-type="float" office:value="0" calcext:value-type="float">
            <text:p>0</text:p>
          </table:table-cell>
          <table:table-cell office:value-type="float" office:value="0.0000318390219052471" calcext:value-type="float">
            <text:p>3.18390219052471E-05</text:p>
          </table:table-cell>
          <table:table-cell office:value-type="float" office:value="0.199598828323994" calcext:value-type="float">
            <text:p>0.199598828323994</text:p>
          </table:table-cell>
          <table:table-cell office:value-type="float" office:value="0.00850101884870097" calcext:value-type="float">
            <text:p>0.008501018848701</text:p>
          </table:table-cell>
          <table:table-cell office:value-type="float" office:value="0" calcext:value-type="float">
            <text:p>0</text:p>
          </table:table-cell>
          <table:table-cell office:value-type="float" office:value="0.00171209859423971" calcext:value-type="float">
            <text:p>0.00171209859424</text:p>
          </table:table-cell>
          <table:table-cell office:value-type="float" office:value="0.575318188571388" calcext:value-type="float">
            <text:p>0.575318188571388</text:p>
          </table:table-cell>
          <table:table-cell office:value-type="float" office:value="0" calcext:value-type="float">
            <text:p>0</text:p>
          </table:table-cell>
          <table:table-cell office:value-type="float" office:value="0.0358833226032388" calcext:value-type="float">
            <text:p>0.035883322603239</text:p>
          </table:table-cell>
          <table:table-cell office:value-type="float" office:value="0" calcext:value-type="float">
            <text:p>0</text:p>
          </table:table-cell>
          <table:table-cell office:value-type="float" office:value="0.082721953773338" calcext:value-type="float">
            <text:p>0.082721953773338</text:p>
          </table:table-cell>
          <table:table-cell office:value-type="float" office:value="0.118219700453494" calcext:value-type="float">
            <text:p>0.118219700453494</text:p>
          </table:table-cell>
          <table:table-cell office:value-type="float" office:value="0.186144736004301" calcext:value-type="float">
            <text:p>0.186144736004301</text:p>
          </table:table-cell>
          <table:table-cell office:value-type="float" office:value="0" calcext:value-type="float">
            <text:p>0</text:p>
          </table:table-cell>
          <table:table-cell office:value-type="float" office:value="0.00274817371039304" calcext:value-type="float">
            <text:p>0.002748173710393</text:p>
          </table:table-cell>
          <table:table-cell office:value-type="float" office:value="0.68147626943934" calcext:value-type="float">
            <text:p>0.68147626943934</text:p>
          </table:table-cell>
          <table:table-cell office:value-type="float" office:value="0" calcext:value-type="float">
            <text:p>0</text:p>
          </table:table-cell>
          <table:table-cell office:value-type="float" office:value="0.0111970600098597" calcext:value-type="float">
            <text:p>0.01119706000986</text:p>
          </table:table-cell>
          <table:table-cell office:value-type="float" office:value="0.000888271411284901" calcext:value-type="float">
            <text:p>0.000888271411285</text:p>
          </table:table-cell>
          <table:table-cell office:value-type="float" office:value="0.164537265271366" calcext:value-type="float">
            <text:p>0.164537265271366</text:p>
          </table:table-cell>
          <table:table-cell office:value-type="float" office:value="0.0314094922242639" calcext:value-type="float">
            <text:p>0.031409492224264</text:p>
          </table:table-cell>
          <table:table-cell office:value-type="float" office:value="0.107743467933492" calcext:value-type="float">
            <text:p>0.107743467933492</text:p>
          </table:table-cell>
          <table:table-cell office:value-type="float" office:value="0.012332925376967" calcext:value-type="float">
            <text:p>0.012332925376967</text:p>
          </table:table-cell>
          <table:table-cell office:value-type="float" office:value="0.00397256836999247" calcext:value-type="float">
            <text:p>0.003972568369992</text:p>
          </table:table-cell>
          <table:table-cell office:value-type="float" office:value="0.718610820227882" calcext:value-type="float">
            <text:p>0.718610820227882</text:p>
          </table:table-cell>
          <table:table-cell office:value-type="float" office:value="0.00134313449485068" calcext:value-type="float">
            <text:p>0.001343134494851</text:p>
          </table:table-cell>
          <table:table-cell office:value-type="float" office:value="0.0478383809589998" calcext:value-type="float">
            <text:p>0.047838380959</text:p>
          </table:table-cell>
          <table:table-cell office:value-type="float" office:value="0.000396667872081532" calcext:value-type="float">
            <text:p>0.000396667872082</text:p>
          </table:table-cell>
          <table:table-cell office:value-type="float" office:value="0.154994952570655" calcext:value-type="float">
            <text:p>0.154994952570655</text:p>
          </table:table-cell>
          <table:table-cell office:value-type="float" office:value="0.0198649032271744" calcext:value-type="float">
            <text:p>0.019864903227174</text:p>
          </table:table-cell>
          <table:table-cell office:value-type="float" office:value="0.0406456469013967" calcext:value-type="float">
            <text:p>0.040645646901397</text:p>
          </table:table-cell>
          <table:table-cell office:value-type="float" office:value="0.0295816185055879" calcext:value-type="float">
            <text:p>0.029581618505588</text:p>
          </table:table-cell>
          <table:table-cell office:value-type="float" office:value="0.00848426766946676" calcext:value-type="float">
            <text:p>0.008484267669467</text:p>
          </table:table-cell>
          <table:table-cell office:value-type="float" office:value="0.747122686324196" calcext:value-type="float">
            <text:p>0.747122686324196</text:p>
          </table:table-cell>
          <table:table-cell office:value-type="float" office:value="0.00747904518279436" calcext:value-type="float">
            <text:p>0.007479045182794</text:p>
          </table:table-cell>
          <table:table-cell office:value-type="float" office:value="0.0234376458910331" calcext:value-type="float">
            <text:p>0.023437645891033</text:p>
          </table:table-cell>
          <table:table-cell office:value-type="float" office:value="0.00178174891679153" calcext:value-type="float">
            <text:p>0.001781748916792</text:p>
          </table:table-cell>
          <table:table-cell office:value-type="float" office:value="0.108636839911958" calcext:value-type="float">
            <text:p>0.108636839911958</text:p>
          </table:table-cell>
          <table:table-cell office:value-type="float" office:value="0.0399529776893244" calcext:value-type="float">
            <text:p>0.039952977689324</text:p>
          </table:table-cell>
          <table:table-cell office:value-type="float" office:value="0.0335231699088486" calcext:value-type="float">
            <text:p>0.033523169908849</text:p>
          </table:table-cell>
          <table:table-cell office:value-type="float" office:value="0.0744726081303992" calcext:value-type="float">
            <text:p>0.074472608130399</text:p>
          </table:table-cell>
          <table:table-cell office:value-type="float" office:value="0.0626238487604729" calcext:value-type="float">
            <text:p>0.062623848760473</text:p>
          </table:table-cell>
          <table:table-cell office:value-type="float" office:value="0.0373927257970461" calcext:value-type="float">
            <text:p>0.037392725797046</text:p>
          </table:table-cell>
          <table:table-cell office:value-type="float" office:value="0.0347913249775849" calcext:value-type="float">
            <text:p>0.034791324977585</text:p>
          </table:table-cell>
          <table:table-cell office:value-type="float" office:value="0.0593288072477429" calcext:value-type="float">
            <text:p>0.059328807247743</text:p>
          </table:table-cell>
          <table:table-cell/>
        </table:table-row>
        <table:table-row table:style-name="ro1">
          <table:table-cell office:value-type="float" office:value="3" calcext:value-type="float">
            <text:p>3</text:p>
          </table:table-cell>
          <table:table-cell table:number-columns-repeated="4"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4</text:p>
          </table:table-cell>
          <table:table-cell office:value-type="string" calcext:value-type="string">
            <text:p>LanCam</text:p>
          </table:table-cell>
          <table:table-cell office:value-type="float" office:value="322.444793701172" calcext:value-type="float">
            <text:p>322.444793701172</text:p>
          </table:table-cell>
          <table:table-cell office:value-type="float" office:value="7653047.37446934" calcext:value-type="float">
            <text:p>7653047.37446934</text:p>
          </table:table-cell>
          <table:table-cell office:value-type="float" office:value="339558.91071743" calcext:value-type="float">
            <text:p>339558.91071743</text:p>
          </table:table-cell>
          <table:table-cell office:value-type="string" calcext:value-type="string">
            <text:p>CB</text:p>
          </table:table-cell>
          <table:table-cell office:value-type="float" office:value="21.8632888793945" calcext:value-type="float">
            <text:p>21.8632888793945</text:p>
          </table:table-cell>
          <table:table-cell office:value-type="float" office:value="1168.04064941406" calcext:value-type="float">
            <text:p>1168.04064941406</text:p>
          </table:table-cell>
          <table:table-cell table:number-columns-repeated="2" office:value-type="float" office:value="0" calcext:value-type="float">
            <text:p>0</text:p>
          </table:table-cell>
          <table:table-cell office:value-type="float" office:value="0.755922058074376" calcext:value-type="float">
            <text:p>0.755922058074376</text:p>
          </table:table-cell>
          <table:table-cell office:value-type="float" office:value="0" calcext:value-type="float">
            <text:p>0</text:p>
          </table:table-cell>
          <table:table-cell office:value-type="float" office:value="0.0359462557310239" calcext:value-type="float">
            <text:p>0.035946255731024</text:p>
          </table:table-cell>
          <table:table-cell office:value-type="float" office:value="0" calcext:value-type="float">
            <text:p>0</text:p>
          </table:table-cell>
          <table:table-cell office:value-type="float" office:value="0.0000318390219052471" calcext:value-type="float">
            <text:p>3.18390219052471E-05</text:p>
          </table:table-cell>
          <table:table-cell office:value-type="float" office:value="0.199598828323994" calcext:value-type="float">
            <text:p>0.199598828323994</text:p>
          </table:table-cell>
          <table:table-cell office:value-type="float" office:value="0.00850101884870097" calcext:value-type="float">
            <text:p>0.008501018848701</text:p>
          </table:table-cell>
          <table:table-cell office:value-type="float" office:value="0" calcext:value-type="float">
            <text:p>0</text:p>
          </table:table-cell>
          <table:table-cell office:value-type="float" office:value="0.00171209859423971" calcext:value-type="float">
            <text:p>0.00171209859424</text:p>
          </table:table-cell>
          <table:table-cell office:value-type="float" office:value="0.575318188571388" calcext:value-type="float">
            <text:p>0.575318188571388</text:p>
          </table:table-cell>
          <table:table-cell office:value-type="float" office:value="0" calcext:value-type="float">
            <text:p>0</text:p>
          </table:table-cell>
          <table:table-cell office:value-type="float" office:value="0.0358833226032388" calcext:value-type="float">
            <text:p>0.035883322603239</text:p>
          </table:table-cell>
          <table:table-cell office:value-type="float" office:value="0" calcext:value-type="float">
            <text:p>0</text:p>
          </table:table-cell>
          <table:table-cell office:value-type="float" office:value="0.082721953773338" calcext:value-type="float">
            <text:p>0.082721953773338</text:p>
          </table:table-cell>
          <table:table-cell office:value-type="float" office:value="0.118219700453494" calcext:value-type="float">
            <text:p>0.118219700453494</text:p>
          </table:table-cell>
          <table:table-cell office:value-type="float" office:value="0.186144736004301" calcext:value-type="float">
            <text:p>0.186144736004301</text:p>
          </table:table-cell>
          <table:table-cell office:value-type="float" office:value="0" calcext:value-type="float">
            <text:p>0</text:p>
          </table:table-cell>
          <table:table-cell office:value-type="float" office:value="0.00274817371039304" calcext:value-type="float">
            <text:p>0.002748173710393</text:p>
          </table:table-cell>
          <table:table-cell office:value-type="float" office:value="0.68147626943934" calcext:value-type="float">
            <text:p>0.68147626943934</text:p>
          </table:table-cell>
          <table:table-cell office:value-type="float" office:value="0" calcext:value-type="float">
            <text:p>0</text:p>
          </table:table-cell>
          <table:table-cell office:value-type="float" office:value="0.0111970600098597" calcext:value-type="float">
            <text:p>0.01119706000986</text:p>
          </table:table-cell>
          <table:table-cell office:value-type="float" office:value="0.000888271411284901" calcext:value-type="float">
            <text:p>0.000888271411285</text:p>
          </table:table-cell>
          <table:table-cell office:value-type="float" office:value="0.164537265271366" calcext:value-type="float">
            <text:p>0.164537265271366</text:p>
          </table:table-cell>
          <table:table-cell office:value-type="float" office:value="0.0314094922242639" calcext:value-type="float">
            <text:p>0.031409492224264</text:p>
          </table:table-cell>
          <table:table-cell office:value-type="float" office:value="0.107743467933492" calcext:value-type="float">
            <text:p>0.107743467933492</text:p>
          </table:table-cell>
          <table:table-cell office:value-type="float" office:value="0.012332925376967" calcext:value-type="float">
            <text:p>0.012332925376967</text:p>
          </table:table-cell>
          <table:table-cell office:value-type="float" office:value="0.00397256836999247" calcext:value-type="float">
            <text:p>0.003972568369992</text:p>
          </table:table-cell>
          <table:table-cell office:value-type="float" office:value="0.718610820227882" calcext:value-type="float">
            <text:p>0.718610820227882</text:p>
          </table:table-cell>
          <table:table-cell office:value-type="float" office:value="0.00134313449485068" calcext:value-type="float">
            <text:p>0.001343134494851</text:p>
          </table:table-cell>
          <table:table-cell office:value-type="float" office:value="0.0478383809589998" calcext:value-type="float">
            <text:p>0.047838380959</text:p>
          </table:table-cell>
          <table:table-cell office:value-type="float" office:value="0.000396667872081532" calcext:value-type="float">
            <text:p>0.000396667872082</text:p>
          </table:table-cell>
          <table:table-cell office:value-type="float" office:value="0.154994952570655" calcext:value-type="float">
            <text:p>0.154994952570655</text:p>
          </table:table-cell>
          <table:table-cell office:value-type="float" office:value="0.0198649032271744" calcext:value-type="float">
            <text:p>0.019864903227174</text:p>
          </table:table-cell>
          <table:table-cell office:value-type="float" office:value="0.0406456469013967" calcext:value-type="float">
            <text:p>0.040645646901397</text:p>
          </table:table-cell>
          <table:table-cell office:value-type="float" office:value="0.0295816185055879" calcext:value-type="float">
            <text:p>0.029581618505588</text:p>
          </table:table-cell>
          <table:table-cell office:value-type="float" office:value="0.00848426766946676" calcext:value-type="float">
            <text:p>0.008484267669467</text:p>
          </table:table-cell>
          <table:table-cell office:value-type="float" office:value="0.747122686324196" calcext:value-type="float">
            <text:p>0.747122686324196</text:p>
          </table:table-cell>
          <table:table-cell office:value-type="float" office:value="0.00747904518279436" calcext:value-type="float">
            <text:p>0.007479045182794</text:p>
          </table:table-cell>
          <table:table-cell office:value-type="float" office:value="0.0234376458910331" calcext:value-type="float">
            <text:p>0.023437645891033</text:p>
          </table:table-cell>
          <table:table-cell office:value-type="float" office:value="0.00178174891679153" calcext:value-type="float">
            <text:p>0.001781748916792</text:p>
          </table:table-cell>
          <table:table-cell office:value-type="float" office:value="0.108636839911958" calcext:value-type="float">
            <text:p>0.108636839911958</text:p>
          </table:table-cell>
          <table:table-cell office:value-type="float" office:value="0.0399529776893244" calcext:value-type="float">
            <text:p>0.039952977689324</text:p>
          </table:table-cell>
          <table:table-cell office:value-type="float" office:value="0.0335231699088486" calcext:value-type="float">
            <text:p>0.033523169908849</text:p>
          </table:table-cell>
          <table:table-cell office:value-type="float" office:value="0.0744726081303992" calcext:value-type="float">
            <text:p>0.074472608130399</text:p>
          </table:table-cell>
          <table:table-cell office:value-type="float" office:value="0.0626238487604729" calcext:value-type="float">
            <text:p>0.062623848760473</text:p>
          </table:table-cell>
          <table:table-cell office:value-type="float" office:value="0.0373927257970461" calcext:value-type="float">
            <text:p>0.037392725797046</text:p>
          </table:table-cell>
          <table:table-cell office:value-type="float" office:value="0.0347913249775849" calcext:value-type="float">
            <text:p>0.034791324977585</text:p>
          </table:table-cell>
          <table:table-cell office:value-type="float" office:value="0.0593288072477429" calcext:value-type="float">
            <text:p>0.059328807247743</text:p>
          </table:table-cell>
          <table:table-cell/>
        </table:table-row>
        <table:table-row table:style-name="ro1">
          <table:table-cell table:number-columns-repeated="5" office:value-type="float" office:value="0" calcext:value-type="float">
            <text:p>0</text:p>
          </table:table-cell>
          <table:table-cell office:value-type="float" office:value="20" calcext:value-type="float">
            <text:p>2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6"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5</text:p>
          </table:table-cell>
          <table:table-cell office:value-type="string" calcext:value-type="string">
            <text:p>LanCam</text:p>
          </table:table-cell>
          <table:table-cell office:value-type="float" office:value="466.980773925781" calcext:value-type="float">
            <text:p>466.980773925781</text:p>
          </table:table-cell>
          <table:table-cell office:value-type="float" office:value="7656297.85476048" calcext:value-type="float">
            <text:p>7656297.85476048</text:p>
          </table:table-cell>
          <table:table-cell office:value-type="float" office:value="339235.510887432" calcext:value-type="float">
            <text:p>339235.510887432</text:p>
          </table:table-cell>
          <table:table-cell office:value-type="string" calcext:value-type="string">
            <text:p>CB</text:p>
          </table:table-cell>
          <table:table-cell office:value-type="float" office:value="19.2122592926025" calcext:value-type="float">
            <text:p>19.2122592926025</text:p>
          </table:table-cell>
          <table:table-cell office:value-type="float" office:value="1416.04077148438" calcext:value-type="float">
            <text:p>1416.04077148438</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880492688207037" calcext:value-type="float">
            <text:p>0.880492688207037</text:p>
          </table:table-cell>
          <table:table-cell table:number-columns-repeated="2" office:value-type="float" office:value="0" calcext:value-type="float">
            <text:p>0</text:p>
          </table:table-cell>
          <table:table-cell office:value-type="float" office:value="0.0243408066672798" calcext:value-type="float">
            <text:p>0.02434080666728</text:p>
          </table:table-cell>
          <table:table-cell office:value-type="float" office:value="0.0951665051256836" calcext:value-type="float">
            <text:p>0.095166505125684</text:p>
          </table:table-cell>
          <table:table-cell table:number-columns-repeated="4" office:value-type="float" office:value="0" calcext:value-type="float">
            <text:p>0</text:p>
          </table:table-cell>
          <table:table-cell office:value-type="float" office:value="0.889079164868958" calcext:value-type="float">
            <text:p>0.889079164868958</text:p>
          </table:table-cell>
          <table:table-cell office:value-type="float" office:value="0" calcext:value-type="float">
            <text:p>0</text:p>
          </table:table-cell>
          <table:table-cell office:value-type="float" office:value="0.00557422805064478" calcext:value-type="float">
            <text:p>0.005574228050645</text:p>
          </table:table-cell>
          <table:table-cell office:value-type="float" office:value="0.00852513329675773" calcext:value-type="float">
            <text:p>0.008525133296758</text:p>
          </table:table-cell>
          <table:table-cell office:value-type="float" office:value="0.082853500515787" calcext:value-type="float">
            <text:p>0.082853500515787</text:p>
          </table:table-cell>
          <table:table-cell office:value-type="float" office:value="0.00828898985648516" calcext:value-type="float">
            <text:p>0.008288989856485</text:p>
          </table:table-cell>
          <table:table-cell office:value-type="float" office:value="0.0056789834113672" calcext:value-type="float">
            <text:p>0.005678983411367</text:p>
          </table:table-cell>
          <table:table-cell office:value-type="float" office:value="0.00066118855688552" calcext:value-type="float">
            <text:p>0.000661188556886</text:p>
          </table:table-cell>
          <table:table-cell office:value-type="float" office:value="0.000842473452195525" calcext:value-type="float">
            <text:p>0.000842473452196</text:p>
          </table:table-cell>
          <table:table-cell office:value-type="float" office:value="0.770823374858143" calcext:value-type="float">
            <text:p>0.770823374858143</text:p>
          </table:table-cell>
          <table:table-cell office:value-type="float" office:value="0" calcext:value-type="float">
            <text:p>0</text:p>
          </table:table-cell>
          <table:table-cell office:value-type="float" office:value="0.00428309275825104" calcext:value-type="float">
            <text:p>0.004283092758251</text:p>
          </table:table-cell>
          <table:table-cell office:value-type="float" office:value="0.00945580930021321" calcext:value-type="float">
            <text:p>0.009455809300213</text:p>
          </table:table-cell>
          <table:table-cell office:value-type="float" office:value="0.188370181046434" calcext:value-type="float">
            <text:p>0.188370181046434</text:p>
          </table:table-cell>
          <table:table-cell office:value-type="float" office:value="0.00968288963245504" calcext:value-type="float">
            <text:p>0.009682889632455</text:p>
          </table:table-cell>
          <table:table-cell office:value-type="float" office:value="0.0158809903954233" calcext:value-type="float">
            <text:p>0.015880990395423</text:p>
          </table:table-cell>
          <table:table-cell office:value-type="float" office:value="0.0000855705832462898" calcext:value-type="float">
            <text:p>8.55705832462898E-05</text:p>
          </table:table-cell>
          <table:table-cell office:value-type="float" office:value="0.00392562064624588" calcext:value-type="float">
            <text:p>0.003925620646246</text:p>
          </table:table-cell>
          <table:table-cell office:value-type="float" office:value="0.674574651075426" calcext:value-type="float">
            <text:p>0.674574651075426</text:p>
          </table:table-cell>
          <table:table-cell office:value-type="float" office:value="0.0262088668518919" calcext:value-type="float">
            <text:p>0.026208866851892</text:p>
          </table:table-cell>
          <table:table-cell office:value-type="float" office:value="0.00924751473567527" calcext:value-type="float">
            <text:p>0.009247514735675</text:p>
          </table:table-cell>
          <table:table-cell office:value-type="float" office:value="0.012532408104909" calcext:value-type="float">
            <text:p>0.012532408104909</text:p>
          </table:table-cell>
          <table:table-cell office:value-type="float" office:value="0.256133902812579" calcext:value-type="float">
            <text:p>0.256133902812579</text:p>
          </table:table-cell>
          <table:table-cell office:value-type="float" office:value="0.00717007840790459" calcext:value-type="float">
            <text:p>0.007170078407905</text:p>
          </table:table-cell>
          <table:table-cell office:value-type="float" office:value="0.0101213867821224" calcext:value-type="float">
            <text:p>0.010121386782122</text:p>
          </table:table-cell>
          <table:table-cell office:value-type="float" office:value="0.0224394119714349" calcext:value-type="float">
            <text:p>0.022439411971435</text:p>
          </table:table-cell>
          <table:table-cell office:value-type="float" office:value="0.0356529613912887" calcext:value-type="float">
            <text:p>0.035652961391289</text:p>
          </table:table-cell>
          <table:table-cell office:value-type="float" office:value="0.0411522441829348" calcext:value-type="float">
            <text:p>0.041152244182935</text:p>
          </table:table-cell>
          <table:table-cell office:value-type="float" office:value="0.0877580759923248" calcext:value-type="float">
            <text:p>0.087758075992325</text:p>
          </table:table-cell>
          <table:table-cell office:value-type="float" office:value="0.18125491885044" calcext:value-type="float">
            <text:p>0.18125491885044</text:p>
          </table:table-cell>
          <table:table-cell/>
        </table:table-row>
        <table:table-row table:style-name="ro1">
          <table:table-cell table:number-columns-repeated="5"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10"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7</text:p>
          </table:table-cell>
          <table:table-cell office:value-type="string" calcext:value-type="string">
            <text:p>SolMau</text:p>
          </table:table-cell>
          <table:table-cell office:value-type="float" office:value="680.208068847656" calcext:value-type="float">
            <text:p>680.208068847656</text:p>
          </table:table-cell>
          <table:table-cell office:value-type="float" office:value="7656985.88751158" calcext:value-type="float">
            <text:p>7656985.88751158</text:p>
          </table:table-cell>
          <table:table-cell office:value-type="float" office:value="339448.447215637" calcext:value-type="float">
            <text:p>339448.447215637</text:p>
          </table:table-cell>
          <table:table-cell office:value-type="string" calcext:value-type="string">
            <text:p>CB</text:p>
          </table:table-cell>
          <table:table-cell office:value-type="float" office:value="18.5019683837891" calcext:value-type="float">
            <text:p>18.5019683837891</text:p>
          </table:table-cell>
          <table:table-cell office:value-type="float" office:value="1408.44677734375" calcext:value-type="float">
            <text:p>1408.4467773437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0.00986025344715319" calcext:value-type="float">
            <text:p>0.009860253447153</text:p>
          </table:table-cell>
          <table:table-cell office:value-type="float" office:value="0.924148318819632" calcext:value-type="float">
            <text:p>0.924148318819632</text:p>
          </table:table-cell>
          <table:table-cell table:number-columns-repeated="3" office:value-type="float" office:value="0" calcext:value-type="float">
            <text:p>0</text:p>
          </table:table-cell>
          <table:table-cell office:value-type="float" office:value="0.0481957453507259" calcext:value-type="float">
            <text:p>0.048195745350726</text:p>
          </table:table-cell>
          <table:table-cell office:value-type="float" office:value="0.0055920087583093" calcext:value-type="float">
            <text:p>0.005592008758309</text:p>
          </table:table-cell>
          <table:table-cell office:value-type="float" office:value="0.0122036736241798" calcext:value-type="float">
            <text:p>0.01220367362418</text:p>
          </table:table-cell>
          <table:table-cell office:value-type="float" office:value="0" calcext:value-type="float">
            <text:p>0</text:p>
          </table:table-cell>
          <table:table-cell office:value-type="float" office:value="0.0027768548389978" calcext:value-type="float">
            <text:p>0.002776854838998</text:p>
          </table:table-cell>
          <table:table-cell office:value-type="float" office:value="0.928346605788434" calcext:value-type="float">
            <text:p>0.928346605788434</text:p>
          </table:table-cell>
          <table:table-cell table:number-columns-repeated="3" office:value-type="float" office:value="0" calcext:value-type="float">
            <text:p>0</text:p>
          </table:table-cell>
          <table:table-cell office:value-type="float" office:value="0.0387473517611458" calcext:value-type="float">
            <text:p>0.038747351761146</text:p>
          </table:table-cell>
          <table:table-cell office:value-type="float" office:value="0.00149784032325484" calcext:value-type="float">
            <text:p>0.001497840323255</text:p>
          </table:table-cell>
          <table:table-cell office:value-type="float" office:value="0.0286313472881677" calcext:value-type="float">
            <text:p>0.028631347288168</text:p>
          </table:table-cell>
          <table:table-cell office:value-type="float" office:value="0.000648601347017404" calcext:value-type="float">
            <text:p>0.000648601347017</text:p>
          </table:table-cell>
          <table:table-cell office:value-type="float" office:value="0.0011807734358407" calcext:value-type="float">
            <text:p>0.001180773435841</text:p>
          </table:table-cell>
          <table:table-cell office:value-type="float" office:value="0.833460439703866" calcext:value-type="float">
            <text:p>0.833460439703866</text:p>
          </table:table-cell>
          <table:table-cell office:value-type="float" office:value="0" calcext:value-type="float">
            <text:p>0</text:p>
          </table:table-cell>
          <table:table-cell office:value-type="float" office:value="0.00448518464271502" calcext:value-type="float">
            <text:p>0.004485184642715</text:p>
          </table:table-cell>
          <table:table-cell office:value-type="float" office:value="0.014326115162359" calcext:value-type="float">
            <text:p>0.014326115162359</text:p>
          </table:table-cell>
          <table:table-cell office:value-type="float" office:value="0.112770508628392" calcext:value-type="float">
            <text:p>0.112770508628392</text:p>
          </table:table-cell>
          <table:table-cell office:value-type="float" office:value="0.014724579678416" calcext:value-type="float">
            <text:p>0.014724579678416</text:p>
          </table:table-cell>
          <table:table-cell office:value-type="float" office:value="0.0184037974013947" calcext:value-type="float">
            <text:p>0.018403797401395</text:p>
          </table:table-cell>
          <table:table-cell office:value-type="float" office:value="0.0000850084557283801" calcext:value-type="float">
            <text:p>8.50084557283801E-05</text:p>
          </table:table-cell>
          <table:table-cell office:value-type="float" office:value="0.00805413310589158" calcext:value-type="float">
            <text:p>0.008054133105892</text:p>
          </table:table-cell>
          <table:table-cell office:value-type="float" office:value="0.622880855040132" calcext:value-type="float">
            <text:p>0.622880855040132</text:p>
          </table:table-cell>
          <table:table-cell office:value-type="float" office:value="0.0227380547703209" calcext:value-type="float">
            <text:p>0.022738054770321</text:p>
          </table:table-cell>
          <table:table-cell office:value-type="float" office:value="0.00666877399376728" calcext:value-type="float">
            <text:p>0.006668773993767</text:p>
          </table:table-cell>
          <table:table-cell office:value-type="float" office:value="0.0150525239027926" calcext:value-type="float">
            <text:p>0.015052523902793</text:p>
          </table:table-cell>
          <table:table-cell office:value-type="float" office:value="0.30156484889207" calcext:value-type="float">
            <text:p>0.30156484889207</text:p>
          </table:table-cell>
          <table:table-cell office:value-type="float" office:value="0.00956717909926364" calcext:value-type="float">
            <text:p>0.009567179099264</text:p>
          </table:table-cell>
          <table:table-cell office:value-type="float" office:value="0.0133886227400337" calcext:value-type="float">
            <text:p>0.013388622740034</text:p>
          </table:table-cell>
          <table:table-cell office:value-type="float" office:value="0.0229035695724017" calcext:value-type="float">
            <text:p>0.022903569572402</text:p>
          </table:table-cell>
          <table:table-cell office:value-type="float" office:value="0.0273282549742636" calcext:value-type="float">
            <text:p>0.027328254974264</text:p>
          </table:table-cell>
          <table:table-cell office:value-type="float" office:value="0.0462359040890452" calcext:value-type="float">
            <text:p>0.046235904089045</text:p>
          </table:table-cell>
          <table:table-cell office:value-type="float" office:value="0.103772092608864" calcext:value-type="float">
            <text:p>0.103772092608864</text:p>
          </table:table-cell>
          <table:table-cell office:value-type="float" office:value="0.217861300854748" calcext:value-type="float">
            <text:p>0.217861300854748</text:p>
          </table:table-cell>
          <table:table-cell/>
        </table:table-row>
        <table:table-row table:style-name="ro1">
          <table:table-cell office:value-type="float" office:value="1" calcext:value-type="float">
            <text:p>1</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26"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7</text:p>
          </table:table-cell>
          <table:table-cell office:value-type="string" calcext:value-type="string">
            <text:p>LanCam</text:p>
          </table:table-cell>
          <table:table-cell office:value-type="float" office:value="680.208068847656" calcext:value-type="float">
            <text:p>680.208068847656</text:p>
          </table:table-cell>
          <table:table-cell office:value-type="float" office:value="7656985.88751158" calcext:value-type="float">
            <text:p>7656985.88751158</text:p>
          </table:table-cell>
          <table:table-cell office:value-type="float" office:value="339448.447215637" calcext:value-type="float">
            <text:p>339448.447215637</text:p>
          </table:table-cell>
          <table:table-cell office:value-type="string" calcext:value-type="string">
            <text:p>CB</text:p>
          </table:table-cell>
          <table:table-cell office:value-type="float" office:value="18.5019683837891" calcext:value-type="float">
            <text:p>18.5019683837891</text:p>
          </table:table-cell>
          <table:table-cell office:value-type="float" office:value="1408.44677734375" calcext:value-type="float">
            <text:p>1408.4467773437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0.00986025344715319" calcext:value-type="float">
            <text:p>0.009860253447153</text:p>
          </table:table-cell>
          <table:table-cell office:value-type="float" office:value="0.924148318819632" calcext:value-type="float">
            <text:p>0.924148318819632</text:p>
          </table:table-cell>
          <table:table-cell table:number-columns-repeated="3" office:value-type="float" office:value="0" calcext:value-type="float">
            <text:p>0</text:p>
          </table:table-cell>
          <table:table-cell office:value-type="float" office:value="0.0481957453507259" calcext:value-type="float">
            <text:p>0.048195745350726</text:p>
          </table:table-cell>
          <table:table-cell office:value-type="float" office:value="0.0055920087583093" calcext:value-type="float">
            <text:p>0.005592008758309</text:p>
          </table:table-cell>
          <table:table-cell office:value-type="float" office:value="0.0122036736241798" calcext:value-type="float">
            <text:p>0.01220367362418</text:p>
          </table:table-cell>
          <table:table-cell office:value-type="float" office:value="0" calcext:value-type="float">
            <text:p>0</text:p>
          </table:table-cell>
          <table:table-cell office:value-type="float" office:value="0.0027768548389978" calcext:value-type="float">
            <text:p>0.002776854838998</text:p>
          </table:table-cell>
          <table:table-cell office:value-type="float" office:value="0.928346605788434" calcext:value-type="float">
            <text:p>0.928346605788434</text:p>
          </table:table-cell>
          <table:table-cell table:number-columns-repeated="3" office:value-type="float" office:value="0" calcext:value-type="float">
            <text:p>0</text:p>
          </table:table-cell>
          <table:table-cell office:value-type="float" office:value="0.0387473517611458" calcext:value-type="float">
            <text:p>0.038747351761146</text:p>
          </table:table-cell>
          <table:table-cell office:value-type="float" office:value="0.00149784032325484" calcext:value-type="float">
            <text:p>0.001497840323255</text:p>
          </table:table-cell>
          <table:table-cell office:value-type="float" office:value="0.0286313472881677" calcext:value-type="float">
            <text:p>0.028631347288168</text:p>
          </table:table-cell>
          <table:table-cell office:value-type="float" office:value="0.000648601347017404" calcext:value-type="float">
            <text:p>0.000648601347017</text:p>
          </table:table-cell>
          <table:table-cell office:value-type="float" office:value="0.0011807734358407" calcext:value-type="float">
            <text:p>0.001180773435841</text:p>
          </table:table-cell>
          <table:table-cell office:value-type="float" office:value="0.833460439703866" calcext:value-type="float">
            <text:p>0.833460439703866</text:p>
          </table:table-cell>
          <table:table-cell office:value-type="float" office:value="0" calcext:value-type="float">
            <text:p>0</text:p>
          </table:table-cell>
          <table:table-cell office:value-type="float" office:value="0.00448518464271502" calcext:value-type="float">
            <text:p>0.004485184642715</text:p>
          </table:table-cell>
          <table:table-cell office:value-type="float" office:value="0.014326115162359" calcext:value-type="float">
            <text:p>0.014326115162359</text:p>
          </table:table-cell>
          <table:table-cell office:value-type="float" office:value="0.112770508628392" calcext:value-type="float">
            <text:p>0.112770508628392</text:p>
          </table:table-cell>
          <table:table-cell office:value-type="float" office:value="0.014724579678416" calcext:value-type="float">
            <text:p>0.014724579678416</text:p>
          </table:table-cell>
          <table:table-cell office:value-type="float" office:value="0.0184037974013947" calcext:value-type="float">
            <text:p>0.018403797401395</text:p>
          </table:table-cell>
          <table:table-cell office:value-type="float" office:value="0.0000850084557283801" calcext:value-type="float">
            <text:p>8.50084557283801E-05</text:p>
          </table:table-cell>
          <table:table-cell office:value-type="float" office:value="0.00805413310589158" calcext:value-type="float">
            <text:p>0.008054133105892</text:p>
          </table:table-cell>
          <table:table-cell office:value-type="float" office:value="0.622880855040132" calcext:value-type="float">
            <text:p>0.622880855040132</text:p>
          </table:table-cell>
          <table:table-cell office:value-type="float" office:value="0.0227380547703209" calcext:value-type="float">
            <text:p>0.022738054770321</text:p>
          </table:table-cell>
          <table:table-cell office:value-type="float" office:value="0.00666877399376728" calcext:value-type="float">
            <text:p>0.006668773993767</text:p>
          </table:table-cell>
          <table:table-cell office:value-type="float" office:value="0.0150525239027926" calcext:value-type="float">
            <text:p>0.015052523902793</text:p>
          </table:table-cell>
          <table:table-cell office:value-type="float" office:value="0.30156484889207" calcext:value-type="float">
            <text:p>0.30156484889207</text:p>
          </table:table-cell>
          <table:table-cell office:value-type="float" office:value="0.00956717909926364" calcext:value-type="float">
            <text:p>0.009567179099264</text:p>
          </table:table-cell>
          <table:table-cell office:value-type="float" office:value="0.0133886227400337" calcext:value-type="float">
            <text:p>0.013388622740034</text:p>
          </table:table-cell>
          <table:table-cell office:value-type="float" office:value="0.0229035695724017" calcext:value-type="float">
            <text:p>0.022903569572402</text:p>
          </table:table-cell>
          <table:table-cell office:value-type="float" office:value="0.0273282549742636" calcext:value-type="float">
            <text:p>0.027328254974264</text:p>
          </table:table-cell>
          <table:table-cell office:value-type="float" office:value="0.0462359040890452" calcext:value-type="float">
            <text:p>0.046235904089045</text:p>
          </table:table-cell>
          <table:table-cell office:value-type="float" office:value="0.103772092608864" calcext:value-type="float">
            <text:p>0.103772092608864</text:p>
          </table:table-cell>
          <table:table-cell office:value-type="float" office:value="0.217861300854748" calcext:value-type="float">
            <text:p>0.217861300854748</text:p>
          </table:table-cell>
          <table:table-cell/>
        </table:table-row>
        <table:table-row table:style-name="ro1">
          <table:table-cell office:value-type="float" office:value="1" calcext:value-type="float">
            <text:p>1</text:p>
          </table:table-cell>
          <table:table-cell table:number-columns-repeated="18" office:value-type="float" office:value="0" calcext:value-type="float">
            <text:p>0</text:p>
          </table:table-cell>
          <table:table-cell office:value-type="float" office:value="2" calcext:value-type="float">
            <text:p>2</text:p>
          </table:table-cell>
          <table:table-cell table:number-columns-repeated="21"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8</text:p>
          </table:table-cell>
          <table:table-cell office:value-type="string" calcext:value-type="string">
            <text:p>LanCam</text:p>
          </table:table-cell>
          <table:table-cell office:value-type="float" office:value="831.105041503906" calcext:value-type="float">
            <text:p>831.105041503906</text:p>
          </table:table-cell>
          <table:table-cell office:value-type="float" office:value="7657563.58193659" calcext:value-type="float">
            <text:p>7657563.58193659</text:p>
          </table:table-cell>
          <table:table-cell office:value-type="float" office:value="340043.641149869" calcext:value-type="float">
            <text:p>340043.641149869</text:p>
          </table:table-cell>
          <table:table-cell office:value-type="string" calcext:value-type="string">
            <text:p>CB</text:p>
          </table:table-cell>
          <table:table-cell office:value-type="float" office:value="17.9265975952148" calcext:value-type="float">
            <text:p>17.9265975952148</text:p>
          </table:table-cell>
          <table:table-cell office:value-type="float" office:value="1294.63037109375" calcext:value-type="float">
            <text:p>1294.63037109375</text:p>
          </table:table-cell>
          <table:table-cell table:number-columns-repeated="2" office:value-type="float" office:value="0" calcext:value-type="float">
            <text:p>0</text:p>
          </table:table-cell>
          <table:table-cell office:value-type="float" office:value="0.879822487123838" calcext:value-type="float">
            <text:p>0.879822487123838</text:p>
          </table:table-cell>
          <table:table-cell table:number-columns-repeated="3" office:value-type="float" office:value="0" calcext:value-type="float">
            <text:p>0</text:p>
          </table:table-cell>
          <table:table-cell office:value-type="float" office:value="0.120177512876162" calcext:value-type="float">
            <text:p>0.120177512876162</text:p>
          </table:table-cell>
          <table:table-cell table:number-columns-repeated="4" office:value-type="float" office:value="0" calcext:value-type="float">
            <text:p>0</text:p>
          </table:table-cell>
          <table:table-cell office:value-type="float" office:value="0.886306414640562" calcext:value-type="float">
            <text:p>0.886306414640562</text:p>
          </table:table-cell>
          <table:table-cell table:number-columns-repeated="3" office:value-type="float" office:value="0" calcext:value-type="float">
            <text:p>0</text:p>
          </table:table-cell>
          <table:table-cell office:value-type="float" office:value="0.100804178723084" calcext:value-type="float">
            <text:p>0.100804178723084</text:p>
          </table:table-cell>
          <table:table-cell office:value-type="float" office:value="0.00913156213595881" calcext:value-type="float">
            <text:p>0.009131562135959</text:p>
          </table:table-cell>
          <table:table-cell office:value-type="float" office:value="0.00375784450039457" calcext:value-type="float">
            <text:p>0.003757844500395</text:p>
          </table:table-cell>
          <table:table-cell office:value-type="float" office:value="0" calcext:value-type="float">
            <text:p>0</text:p>
          </table:table-cell>
          <table:table-cell office:value-type="float" office:value="0.000180733942466964" calcext:value-type="float">
            <text:p>0.000180733942467</text:p>
          </table:table-cell>
          <table:table-cell office:value-type="float" office:value="0.850844795630576" calcext:value-type="float">
            <text:p>0.850844795630576</text:p>
          </table:table-cell>
          <table:table-cell office:value-type="float" office:value="0" calcext:value-type="float">
            <text:p>0</text:p>
          </table:table-cell>
          <table:table-cell office:value-type="float" office:value="0.0146647520917695" calcext:value-type="float">
            <text:p>0.01466475209177</text:p>
          </table:table-cell>
          <table:table-cell office:value-type="float" office:value="0" calcext:value-type="float">
            <text:p>0</text:p>
          </table:table-cell>
          <table:table-cell office:value-type="float" office:value="0.11289184248314" calcext:value-type="float">
            <text:p>0.11289184248314</text:p>
          </table:table-cell>
          <table:table-cell office:value-type="float" office:value="0.00825140814332925" calcext:value-type="float">
            <text:p>0.008251408143329</text:p>
          </table:table-cell>
          <table:table-cell office:value-type="float" office:value="0.0131664677087183" calcext:value-type="float">
            <text:p>0.013166467708718</text:p>
          </table:table-cell>
          <table:table-cell office:value-type="float" office:value="0" calcext:value-type="float">
            <text:p>0</text:p>
          </table:table-cell>
          <table:table-cell office:value-type="float" office:value="0.00346056833396401" calcext:value-type="float">
            <text:p>0.003460568333964</text:p>
          </table:table-cell>
          <table:table-cell office:value-type="float" office:value="0.789451765364194" calcext:value-type="float">
            <text:p>0.789451765364194</text:p>
          </table:table-cell>
          <table:table-cell office:value-type="float" office:value="0" calcext:value-type="float">
            <text:p>0</text:p>
          </table:table-cell>
          <table:table-cell office:value-type="float" office:value="0.00592233405190665" calcext:value-type="float">
            <text:p>0.005922334051907</text:p>
          </table:table-cell>
          <table:table-cell office:value-type="float" office:value="0.0183083440619081" calcext:value-type="float">
            <text:p>0.018308344061908</text:p>
          </table:table-cell>
          <table:table-cell office:value-type="float" office:value="0.151984688063786" calcext:value-type="float">
            <text:p>0.151984688063786</text:p>
          </table:table-cell>
          <table:table-cell office:value-type="float" office:value="0.00632244467860906" calcext:value-type="float">
            <text:p>0.006322444678609</text:p>
          </table:table-cell>
          <table:table-cell office:value-type="float" office:value="0.0245498554456316" calcext:value-type="float">
            <text:p>0.024549855445632</text:p>
          </table:table-cell>
          <table:table-cell office:value-type="float" office:value="0.0000845277584828542" calcext:value-type="float">
            <text:p>8.45277584828542E-05</text:p>
          </table:table-cell>
          <table:table-cell office:value-type="float" office:value="0.0120878851733358" calcext:value-type="float">
            <text:p>0.012087885173336</text:p>
          </table:table-cell>
          <table:table-cell office:value-type="float" office:value="0.61952185210573" calcext:value-type="float">
            <text:p>0.61952185210573</text:p>
          </table:table-cell>
          <table:table-cell office:value-type="float" office:value="0.00546028534284857" calcext:value-type="float">
            <text:p>0.005460285342849</text:p>
          </table:table-cell>
          <table:table-cell office:value-type="float" office:value="0.0074040080776666" calcext:value-type="float">
            <text:p>0.007404008077667</text:p>
          </table:table-cell>
          <table:table-cell office:value-type="float" office:value="0.0231689546725784" calcext:value-type="float">
            <text:p>0.023168954672578</text:p>
          </table:table-cell>
          <table:table-cell office:value-type="float" office:value="0.300728632742375" calcext:value-type="float">
            <text:p>0.300728632742375</text:p>
          </table:table-cell>
          <table:table-cell office:value-type="float" office:value="0.0140996804677517" calcext:value-type="float">
            <text:p>0.014099680467752</text:p>
          </table:table-cell>
          <table:table-cell office:value-type="float" office:value="0.0174441736592313" calcext:value-type="float">
            <text:p>0.017444173659231</text:p>
          </table:table-cell>
          <table:table-cell office:value-type="float" office:value="0.0487721857125773" calcext:value-type="float">
            <text:p>0.048772185712577</text:p>
          </table:table-cell>
          <table:table-cell office:value-type="float" office:value="0.0301665548552245" calcext:value-type="float">
            <text:p>0.030166554855225</text:p>
          </table:table-cell>
          <table:table-cell office:value-type="float" office:value="0.0734976539122379" calcext:value-type="float">
            <text:p>0.073497653912238</text:p>
          </table:table-cell>
          <table:table-cell office:value-type="float" office:value="0.0982226644127903" calcext:value-type="float">
            <text:p>0.09822266441279</text:p>
          </table:table-cell>
          <table:table-cell office:value-type="float" office:value="0.242768881116515" calcext:value-type="float">
            <text:p>0.242768881116515</text:p>
          </table:table-cell>
          <table:table-cell/>
        </table:table-row>
        <table:table-row table:style-name="ro1">
          <table:table-cell table:number-columns-repeated="17"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8</text:p>
          </table:table-cell>
          <table:table-cell office:value-type="string" calcext:value-type="string">
            <text:p>SolMau</text:p>
          </table:table-cell>
          <table:table-cell office:value-type="float" office:value="831.105041503906" calcext:value-type="float">
            <text:p>831.105041503906</text:p>
          </table:table-cell>
          <table:table-cell office:value-type="float" office:value="7657563.58193659" calcext:value-type="float">
            <text:p>7657563.58193659</text:p>
          </table:table-cell>
          <table:table-cell office:value-type="float" office:value="340043.641149869" calcext:value-type="float">
            <text:p>340043.641149869</text:p>
          </table:table-cell>
          <table:table-cell office:value-type="string" calcext:value-type="string">
            <text:p>CB</text:p>
          </table:table-cell>
          <table:table-cell office:value-type="float" office:value="17.9265975952148" calcext:value-type="float">
            <text:p>17.9265975952148</text:p>
          </table:table-cell>
          <table:table-cell office:value-type="float" office:value="1294.63037109375" calcext:value-type="float">
            <text:p>1294.63037109375</text:p>
          </table:table-cell>
          <table:table-cell table:number-columns-repeated="2" office:value-type="float" office:value="0" calcext:value-type="float">
            <text:p>0</text:p>
          </table:table-cell>
          <table:table-cell office:value-type="float" office:value="0.879822487123838" calcext:value-type="float">
            <text:p>0.879822487123838</text:p>
          </table:table-cell>
          <table:table-cell table:number-columns-repeated="3" office:value-type="float" office:value="0" calcext:value-type="float">
            <text:p>0</text:p>
          </table:table-cell>
          <table:table-cell office:value-type="float" office:value="0.120177512876162" calcext:value-type="float">
            <text:p>0.120177512876162</text:p>
          </table:table-cell>
          <table:table-cell table:number-columns-repeated="4" office:value-type="float" office:value="0" calcext:value-type="float">
            <text:p>0</text:p>
          </table:table-cell>
          <table:table-cell office:value-type="float" office:value="0.886306414640562" calcext:value-type="float">
            <text:p>0.886306414640562</text:p>
          </table:table-cell>
          <table:table-cell table:number-columns-repeated="3" office:value-type="float" office:value="0" calcext:value-type="float">
            <text:p>0</text:p>
          </table:table-cell>
          <table:table-cell office:value-type="float" office:value="0.100804178723084" calcext:value-type="float">
            <text:p>0.100804178723084</text:p>
          </table:table-cell>
          <table:table-cell office:value-type="float" office:value="0.00913156213595881" calcext:value-type="float">
            <text:p>0.009131562135959</text:p>
          </table:table-cell>
          <table:table-cell office:value-type="float" office:value="0.00375784450039457" calcext:value-type="float">
            <text:p>0.003757844500395</text:p>
          </table:table-cell>
          <table:table-cell office:value-type="float" office:value="0" calcext:value-type="float">
            <text:p>0</text:p>
          </table:table-cell>
          <table:table-cell office:value-type="float" office:value="0.000180733942466964" calcext:value-type="float">
            <text:p>0.000180733942467</text:p>
          </table:table-cell>
          <table:table-cell office:value-type="float" office:value="0.850844795630576" calcext:value-type="float">
            <text:p>0.850844795630576</text:p>
          </table:table-cell>
          <table:table-cell office:value-type="float" office:value="0" calcext:value-type="float">
            <text:p>0</text:p>
          </table:table-cell>
          <table:table-cell office:value-type="float" office:value="0.0146647520917695" calcext:value-type="float">
            <text:p>0.01466475209177</text:p>
          </table:table-cell>
          <table:table-cell office:value-type="float" office:value="0" calcext:value-type="float">
            <text:p>0</text:p>
          </table:table-cell>
          <table:table-cell office:value-type="float" office:value="0.11289184248314" calcext:value-type="float">
            <text:p>0.11289184248314</text:p>
          </table:table-cell>
          <table:table-cell office:value-type="float" office:value="0.00825140814332925" calcext:value-type="float">
            <text:p>0.008251408143329</text:p>
          </table:table-cell>
          <table:table-cell office:value-type="float" office:value="0.0131664677087183" calcext:value-type="float">
            <text:p>0.013166467708718</text:p>
          </table:table-cell>
          <table:table-cell office:value-type="float" office:value="0" calcext:value-type="float">
            <text:p>0</text:p>
          </table:table-cell>
          <table:table-cell office:value-type="float" office:value="0.00346056833396401" calcext:value-type="float">
            <text:p>0.003460568333964</text:p>
          </table:table-cell>
          <table:table-cell office:value-type="float" office:value="0.789451765364194" calcext:value-type="float">
            <text:p>0.789451765364194</text:p>
          </table:table-cell>
          <table:table-cell office:value-type="float" office:value="0" calcext:value-type="float">
            <text:p>0</text:p>
          </table:table-cell>
          <table:table-cell office:value-type="float" office:value="0.00592233405190665" calcext:value-type="float">
            <text:p>0.005922334051907</text:p>
          </table:table-cell>
          <table:table-cell office:value-type="float" office:value="0.0183083440619081" calcext:value-type="float">
            <text:p>0.018308344061908</text:p>
          </table:table-cell>
          <table:table-cell office:value-type="float" office:value="0.151984688063786" calcext:value-type="float">
            <text:p>0.151984688063786</text:p>
          </table:table-cell>
          <table:table-cell office:value-type="float" office:value="0.00632244467860906" calcext:value-type="float">
            <text:p>0.006322444678609</text:p>
          </table:table-cell>
          <table:table-cell office:value-type="float" office:value="0.0245498554456316" calcext:value-type="float">
            <text:p>0.024549855445632</text:p>
          </table:table-cell>
          <table:table-cell office:value-type="float" office:value="0.0000845277584828542" calcext:value-type="float">
            <text:p>8.45277584828542E-05</text:p>
          </table:table-cell>
          <table:table-cell office:value-type="float" office:value="0.0120878851733358" calcext:value-type="float">
            <text:p>0.012087885173336</text:p>
          </table:table-cell>
          <table:table-cell office:value-type="float" office:value="0.61952185210573" calcext:value-type="float">
            <text:p>0.61952185210573</text:p>
          </table:table-cell>
          <table:table-cell office:value-type="float" office:value="0.00546028534284857" calcext:value-type="float">
            <text:p>0.005460285342849</text:p>
          </table:table-cell>
          <table:table-cell office:value-type="float" office:value="0.0074040080776666" calcext:value-type="float">
            <text:p>0.007404008077667</text:p>
          </table:table-cell>
          <table:table-cell office:value-type="float" office:value="0.0231689546725784" calcext:value-type="float">
            <text:p>0.023168954672578</text:p>
          </table:table-cell>
          <table:table-cell office:value-type="float" office:value="0.300728632742375" calcext:value-type="float">
            <text:p>0.300728632742375</text:p>
          </table:table-cell>
          <table:table-cell office:value-type="float" office:value="0.0140996804677517" calcext:value-type="float">
            <text:p>0.014099680467752</text:p>
          </table:table-cell>
          <table:table-cell office:value-type="float" office:value="0.0174441736592313" calcext:value-type="float">
            <text:p>0.017444173659231</text:p>
          </table:table-cell>
          <table:table-cell office:value-type="float" office:value="0.0487721857125773" calcext:value-type="float">
            <text:p>0.048772185712577</text:p>
          </table:table-cell>
          <table:table-cell office:value-type="float" office:value="0.0301665548552245" calcext:value-type="float">
            <text:p>0.030166554855225</text:p>
          </table:table-cell>
          <table:table-cell office:value-type="float" office:value="0.0734976539122379" calcext:value-type="float">
            <text:p>0.073497653912238</text:p>
          </table:table-cell>
          <table:table-cell office:value-type="float" office:value="0.0982226644127903" calcext:value-type="float">
            <text:p>0.09822266441279</text:p>
          </table:table-cell>
          <table:table-cell office:value-type="float" office:value="0.242768881116515" calcext:value-type="float">
            <text:p>0.242768881116515</text:p>
          </table:table-cell>
          <table:table-cell/>
        </table:table-row>
        <table:table-row table:style-name="ro1">
          <table:table-cell table:number-columns-repeated="1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9"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9</text:p>
          </table:table-cell>
          <table:table-cell office:value-type="string" calcext:value-type="string">
            <text:p>SolMau</text:p>
          </table:table-cell>
          <table:table-cell office:value-type="float" office:value="935.982116699219" calcext:value-type="float">
            <text:p>935.982116699219</text:p>
          </table:table-cell>
          <table:table-cell office:value-type="float" office:value="7658093.34307818" calcext:value-type="float">
            <text:p>7658093.34307818</text:p>
          </table:table-cell>
          <table:table-cell office:value-type="float" office:value="340401.549423411" calcext:value-type="float">
            <text:p>340401.549423411</text:p>
          </table:table-cell>
          <table:table-cell office:value-type="string" calcext:value-type="string">
            <text:p>CB</text:p>
          </table:table-cell>
          <table:table-cell office:value-type="float" office:value="18.1086616516113" calcext:value-type="float">
            <text:p>18.1086616516113</text:p>
          </table:table-cell>
          <table:table-cell office:value-type="float" office:value="1217.48657226562" calcext:value-type="float">
            <text:p>1217.48657226562</text:p>
          </table:table-cell>
          <table:table-cell table:number-columns-repeated="2" office:value-type="float" office:value="0" calcext:value-type="float">
            <text:p>0</text:p>
          </table:table-cell>
          <table:table-cell office:value-type="float" office:value="0.946066414085135" calcext:value-type="float">
            <text:p>0.946066414085135</text:p>
          </table:table-cell>
          <table:table-cell table:number-columns-repeated="3" office:value-type="float" office:value="0" calcext:value-type="float">
            <text:p>0</text:p>
          </table:table-cell>
          <table:table-cell office:value-type="float" office:value="0.0171606864274571" calcext:value-type="float">
            <text:p>0.017160686427457</text:p>
          </table:table-cell>
          <table:table-cell office:value-type="float" office:value="0" calcext:value-type="float">
            <text:p>0</text:p>
          </table:table-cell>
          <table:table-cell office:value-type="float" office:value="0.0367728994874081" calcext:value-type="float">
            <text:p>0.036772899487408</text:p>
          </table:table-cell>
          <table:table-cell table:number-columns-repeated="2" office:value-type="float" office:value="0" calcext:value-type="float">
            <text:p>0</text:p>
          </table:table-cell>
          <table:table-cell office:value-type="float" office:value="0.805672272742207" calcext:value-type="float">
            <text:p>0.805672272742207</text:p>
          </table:table-cell>
          <table:table-cell office:value-type="float" office:value="0" calcext:value-type="float">
            <text:p>0</text:p>
          </table:table-cell>
          <table:table-cell office:value-type="float" office:value="0.00444640764577683" calcext:value-type="float">
            <text:p>0.004446407645777</text:p>
          </table:table-cell>
          <table:table-cell office:value-type="float" office:value="0" calcext:value-type="float">
            <text:p>0</text:p>
          </table:table-cell>
          <table:table-cell office:value-type="float" office:value="0.137480880082065" calcext:value-type="float">
            <text:p>0.137480880082065</text:p>
          </table:table-cell>
          <table:table-cell office:value-type="float" office:value="0.0125908538343877" calcext:value-type="float">
            <text:p>0.012590853834388</text:p>
          </table:table-cell>
          <table:table-cell office:value-type="float" office:value="0.0398095856955634" calcext:value-type="float">
            <text:p>0.039809585695563</text:p>
          </table:table-cell>
          <table:table-cell office:value-type="float" office:value="0" calcext:value-type="float">
            <text:p>0</text:p>
          </table:table-cell>
          <table:table-cell office:value-type="float" office:value="0.00557638420785819" calcext:value-type="float">
            <text:p>0.005576384207858</text:p>
          </table:table-cell>
          <table:table-cell office:value-type="float" office:value="0.609067241574609" calcext:value-type="float">
            <text:p>0.609067241574609</text:p>
          </table:table-cell>
          <table:table-cell office:value-type="float" office:value="0.000956322966049606" calcext:value-type="float">
            <text:p>0.00095632296605</text:p>
          </table:table-cell>
          <table:table-cell office:value-type="float" office:value="0.0193130815697067" calcext:value-type="float">
            <text:p>0.019313081569707</text:p>
          </table:table-cell>
          <table:table-cell office:value-type="float" office:value="0.0180856456851265" calcext:value-type="float">
            <text:p>0.018085645685127</text:p>
          </table:table-cell>
          <table:table-cell office:value-type="float" office:value="0.316030386930129" calcext:value-type="float">
            <text:p>0.316030386930129</text:p>
          </table:table-cell>
          <table:table-cell office:value-type="float" office:value="0.012685670568093" calcext:value-type="float">
            <text:p>0.012685670568093</text:p>
          </table:table-cell>
          <table:table-cell office:value-type="float" office:value="0.0182852664984281" calcext:value-type="float">
            <text:p>0.018285266498428</text:p>
          </table:table-cell>
          <table:table-cell office:value-type="float" office:value="0" calcext:value-type="float">
            <text:p>0</text:p>
          </table:table-cell>
          <table:table-cell office:value-type="float" office:value="0.00684153231038096" calcext:value-type="float">
            <text:p>0.006841532310381</text:p>
          </table:table-cell>
          <table:table-cell office:value-type="float" office:value="0.639327624020718" calcext:value-type="float">
            <text:p>0.639327624020718</text:p>
          </table:table-cell>
          <table:table-cell office:value-type="float" office:value="0.00138575022962661" calcext:value-type="float">
            <text:p>0.001385750229627</text:p>
          </table:table-cell>
          <table:table-cell office:value-type="float" office:value="0.00938577623275837" calcext:value-type="float">
            <text:p>0.009385776232758</text:p>
          </table:table-cell>
          <table:table-cell office:value-type="float" office:value="0.0583984291941494" calcext:value-type="float">
            <text:p>0.058398429194149</text:p>
          </table:table-cell>
          <table:table-cell office:value-type="float" office:value="0.264625474997312" calcext:value-type="float">
            <text:p>0.264625474997312</text:p>
          </table:table-cell>
          <table:table-cell office:value-type="float" office:value="0.00438965367891495" calcext:value-type="float">
            <text:p>0.004389653678915</text:p>
          </table:table-cell>
          <table:table-cell office:value-type="float" office:value="0.01564575933614" calcext:value-type="float">
            <text:p>0.01564575933614</text:p>
          </table:table-cell>
          <table:table-cell office:value-type="float" office:value="0.0000846525279135639" calcext:value-type="float">
            <text:p>8.46525279135639E-05</text:p>
          </table:table-cell>
          <table:table-cell office:value-type="float" office:value="0.0159638014688671" calcext:value-type="float">
            <text:p>0.015963801468867</text:p>
          </table:table-cell>
          <table:table-cell office:value-type="float" office:value="0.626141547144988" calcext:value-type="float">
            <text:p>0.626141547144988</text:p>
          </table:table-cell>
          <table:table-cell office:value-type="float" office:value="0.000861200696884589" calcext:value-type="float">
            <text:p>0.000861200696885</text:p>
          </table:table-cell>
          <table:table-cell office:value-type="float" office:value="0.00898076587015461" calcext:value-type="float">
            <text:p>0.008980765870155</text:p>
          </table:table-cell>
          <table:table-cell office:value-type="float" office:value="0.025177292403466" calcext:value-type="float">
            <text:p>0.025177292403466</text:p>
          </table:table-cell>
          <table:table-cell office:value-type="float" office:value="0.284348361666546" calcext:value-type="float">
            <text:p>0.284348361666546</text:p>
          </table:table-cell>
          <table:table-cell office:value-type="float" office:value="0.0157355865800903" calcext:value-type="float">
            <text:p>0.01573558658009</text:p>
          </table:table-cell>
          <table:table-cell office:value-type="float" office:value="0.0227067916410902" calcext:value-type="float">
            <text:p>0.02270679164109</text:p>
          </table:table-cell>
          <table:table-cell office:value-type="float" office:value="0.0344322216910143" calcext:value-type="float">
            <text:p>0.034432221691014</text:p>
          </table:table-cell>
          <table:table-cell office:value-type="float" office:value="0.0461449785310859" calcext:value-type="float">
            <text:p>0.046144978531086</text:p>
          </table:table-cell>
          <table:table-cell office:value-type="float" office:value="0.0787788003544771" calcext:value-type="float">
            <text:p>0.078778800354477</text:p>
          </table:table-cell>
          <table:table-cell office:value-type="float" office:value="0.0837140047642876" calcext:value-type="float">
            <text:p>0.083714004764288</text:p>
          </table:table-cell>
          <table:table-cell office:value-type="float" office:value="0.259483642200633" calcext:value-type="float">
            <text:p>0.259483642200633</text:p>
          </table:table-cell>
          <table:table-cell/>
        </table:table-row>
        <table:table-row table:style-name="ro1">
          <table:table-cell table:number-columns-repeated="17"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10</text:p>
          </table:table-cell>
          <table:table-cell office:value-type="string" calcext:value-type="string">
            <text:p>SolMau</text:p>
          </table:table-cell>
          <table:table-cell office:value-type="float" office:value="1180.32983398438" calcext:value-type="float">
            <text:p>1180.32983398438</text:p>
          </table:table-cell>
          <table:table-cell office:value-type="float" office:value="7661333.46505707" calcext:value-type="float">
            <text:p>7661333.46505707</text:p>
          </table:table-cell>
          <table:table-cell office:value-type="float" office:value="341005.055757142" calcext:value-type="float">
            <text:p>341005.055757142</text:p>
          </table:table-cell>
          <table:table-cell office:value-type="string" calcext:value-type="string">
            <text:p>CC</text:p>
          </table:table-cell>
          <table:table-cell office:value-type="float" office:value="17.5483474731445" calcext:value-type="float">
            <text:p>17.5483474731445</text:p>
          </table:table-cell>
          <table:table-cell office:value-type="float" office:value="1655.42578125" calcext:value-type="float">
            <text:p>1655.42578125</text:p>
          </table:table-cell>
          <table:table-cell table:number-columns-repeated="2" office:value-type="float" office:value="0" calcext:value-type="float">
            <text:p>0</text:p>
          </table:table-cell>
          <table:table-cell office:value-type="float" office:value="0.287665562913907" calcext:value-type="float">
            <text:p>0.287665562913907</text:p>
          </table:table-cell>
          <table:table-cell table:number-columns-repeated="3" office:value-type="float" office:value="0" calcext:value-type="float">
            <text:p>0</text:p>
          </table:table-cell>
          <table:table-cell office:value-type="float" office:value="0.000318390219052471" calcext:value-type="float">
            <text:p>0.000318390219052</text:p>
          </table:table-cell>
          <table:table-cell office:value-type="float" office:value="0.0298331635252165" calcext:value-type="float">
            <text:p>0.029833163525217</text:p>
          </table:table-cell>
          <table:table-cell office:value-type="float" office:value="0.682182883341824" calcext:value-type="float">
            <text:p>0.682182883341824</text:p>
          </table:table-cell>
          <table:table-cell office:value-type="float" office:value="0" calcext:value-type="float">
            <text:p>0</text:p>
          </table:table-cell>
          <table:table-cell office:value-type="float" office:value="0.0108809848069474" calcext:value-type="float">
            <text:p>0.010880984806947</text:p>
          </table:table-cell>
          <table:table-cell office:value-type="float" office:value="0.498891030969773" calcext:value-type="float">
            <text:p>0.498891030969773</text:p>
          </table:table-cell>
          <table:table-cell office:value-type="float" office:value="0" calcext:value-type="float">
            <text:p>0</text:p>
          </table:table-cell>
          <table:table-cell office:value-type="float" office:value="0.000219317639151736" calcext:value-type="float">
            <text:p>0.000219317639152</text:p>
          </table:table-cell>
          <table:table-cell office:value-type="float" office:value="0" calcext:value-type="float">
            <text:p>0</text:p>
          </table:table-cell>
          <table:table-cell office:value-type="float" office:value="0.0376306620209059" calcext:value-type="float">
            <text:p>0.037630662020906</text:p>
          </table:table-cell>
          <table:table-cell office:value-type="float" office:value="0.0537894196926016" calcext:value-type="float">
            <text:p>0.053789419692602</text:p>
          </table:table-cell>
          <table:table-cell office:value-type="float" office:value="0.39858858487062" calcext:value-type="float">
            <text:p>0.39858858487062</text:p>
          </table:table-cell>
          <table:table-cell office:value-type="float" office:value="0" calcext:value-type="float">
            <text:p>0</text:p>
          </table:table-cell>
          <table:table-cell office:value-type="float" office:value="0.0318384920452415" calcext:value-type="float">
            <text:p>0.031838492045242</text:p>
          </table:table-cell>
          <table:table-cell office:value-type="float" office:value="0.367832845705633" calcext:value-type="float">
            <text:p>0.367832845705633</text:p>
          </table:table-cell>
          <table:table-cell office:value-type="float" office:value="0" calcext:value-type="float">
            <text:p>0</text:p>
          </table:table-cell>
          <table:table-cell office:value-type="float" office:value="0.0181020728009878" calcext:value-type="float">
            <text:p>0.018102072800988</text:p>
          </table:table-cell>
          <table:table-cell office:value-type="float" office:value="0" calcext:value-type="float">
            <text:p>0</text:p>
          </table:table-cell>
          <table:table-cell office:value-type="float" office:value="0.080930867717867" calcext:value-type="float">
            <text:p>0.080930867717867</text:p>
          </table:table-cell>
          <table:table-cell office:value-type="float" office:value="0.0756232731080694" calcext:value-type="float">
            <text:p>0.075623273108069</text:p>
          </table:table-cell>
          <table:table-cell office:value-type="float" office:value="0.425672448622201" calcext:value-type="float">
            <text:p>0.425672448622201</text:p>
          </table:table-cell>
          <table:table-cell office:value-type="float" office:value="0" calcext:value-type="float">
            <text:p>0</text:p>
          </table:table-cell>
          <table:table-cell office:value-type="float" office:value="0.0349258528804109" calcext:value-type="float">
            <text:p>0.034925852880411</text:p>
          </table:table-cell>
          <table:table-cell office:value-type="float" office:value="0.472056626233443" calcext:value-type="float">
            <text:p>0.472056626233443</text:p>
          </table:table-cell>
          <table:table-cell office:value-type="float" office:value="0.00030725306433634" calcext:value-type="float">
            <text:p>0.000307253064336</text:p>
          </table:table-cell>
          <table:table-cell office:value-type="float" office:value="0.0161847483629381" calcext:value-type="float">
            <text:p>0.016184748362938</text:p>
          </table:table-cell>
          <table:table-cell office:value-type="float" office:value="0.00441293212958351" calcext:value-type="float">
            <text:p>0.004412932129584</text:p>
          </table:table-cell>
          <table:table-cell office:value-type="float" office:value="0.161471211880168" calcext:value-type="float">
            <text:p>0.161471211880168</text:p>
          </table:table-cell>
          <table:table-cell office:value-type="float" office:value="0.0391394569162185" calcext:value-type="float">
            <text:p>0.039139456916219</text:p>
          </table:table-cell>
          <table:table-cell office:value-type="float" office:value="0.271501918532903" calcext:value-type="float">
            <text:p>0.271501918532903</text:p>
          </table:table-cell>
          <table:table-cell office:value-type="float" office:value="0" calcext:value-type="float">
            <text:p>0</text:p>
          </table:table-cell>
          <table:table-cell office:value-type="float" office:value="0.0198828248470336" calcext:value-type="float">
            <text:p>0.019882824847034</text:p>
          </table:table-cell>
          <table:table-cell office:value-type="float" office:value="0.640354110661133" calcext:value-type="float">
            <text:p>0.640354110661133</text:p>
          </table:table-cell>
          <table:table-cell office:value-type="float" office:value="0.00774567952385401" calcext:value-type="float">
            <text:p>0.007745679523854</text:p>
          </table:table-cell>
          <table:table-cell office:value-type="float" office:value="0.00774326666843609" calcext:value-type="float">
            <text:p>0.007743266668436</text:p>
          </table:table-cell>
          <table:table-cell office:value-type="float" office:value="0.0368274467129498" calcext:value-type="float">
            <text:p>0.03682744671295</text:p>
          </table:table-cell>
          <table:table-cell office:value-type="float" office:value="0.207496466028547" calcext:value-type="float">
            <text:p>0.207496466028547</text:p>
          </table:table-cell>
          <table:table-cell office:value-type="float" office:value="0.0195030414042543" calcext:value-type="float">
            <text:p>0.019503041404254</text:p>
          </table:table-cell>
          <table:table-cell office:value-type="float" office:value="0.0604471641537926" calcext:value-type="float">
            <text:p>0.060447164153793</text:p>
          </table:table-cell>
          <table:table-cell office:value-type="float" office:value="0.0592594429400757" calcext:value-type="float">
            <text:p>0.059259442940076</text:p>
          </table:table-cell>
          <table:table-cell office:value-type="float" office:value="0.0878301106912673" calcext:value-type="float">
            <text:p>0.087830110691267</text:p>
          </table:table-cell>
          <table:table-cell office:value-type="float" office:value="0.105233652034064" calcext:value-type="float">
            <text:p>0.105233652034064</text:p>
          </table:table-cell>
          <table:table-cell office:value-type="float" office:value="0.134980092077995" calcext:value-type="float">
            <text:p>0.134980092077995</text:p>
          </table:table-cell>
          <table:table-cell office:value-type="float" office:value="0.245375482769739" calcext:value-type="float">
            <text:p>0.245375482769739</text:p>
          </table:table-cell>
          <table:table-cell/>
        </table:table-row>
        <table:table-row table:style-name="ro1">
          <table:table-cell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27"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10</text:p>
          </table:table-cell>
          <table:table-cell office:value-type="string" calcext:value-type="string">
            <text:p>Other</text:p>
          </table:table-cell>
          <table:table-cell office:value-type="float" office:value="1180.32983398438" calcext:value-type="float">
            <text:p>1180.32983398438</text:p>
          </table:table-cell>
          <table:table-cell office:value-type="float" office:value="7661333.46505707" calcext:value-type="float">
            <text:p>7661333.46505707</text:p>
          </table:table-cell>
          <table:table-cell office:value-type="float" office:value="341005.055757142" calcext:value-type="float">
            <text:p>341005.055757142</text:p>
          </table:table-cell>
          <table:table-cell office:value-type="string" calcext:value-type="string">
            <text:p>CC</text:p>
          </table:table-cell>
          <table:table-cell office:value-type="float" office:value="17.5483474731445" calcext:value-type="float">
            <text:p>17.5483474731445</text:p>
          </table:table-cell>
          <table:table-cell office:value-type="float" office:value="1655.42578125" calcext:value-type="float">
            <text:p>1655.42578125</text:p>
          </table:table-cell>
          <table:table-cell table:number-columns-repeated="2" office:value-type="float" office:value="0" calcext:value-type="float">
            <text:p>0</text:p>
          </table:table-cell>
          <table:table-cell office:value-type="float" office:value="0.287665562913907" calcext:value-type="float">
            <text:p>0.287665562913907</text:p>
          </table:table-cell>
          <table:table-cell table:number-columns-repeated="3" office:value-type="float" office:value="0" calcext:value-type="float">
            <text:p>0</text:p>
          </table:table-cell>
          <table:table-cell office:value-type="float" office:value="0.000318390219052471" calcext:value-type="float">
            <text:p>0.000318390219052</text:p>
          </table:table-cell>
          <table:table-cell office:value-type="float" office:value="0.0298331635252165" calcext:value-type="float">
            <text:p>0.029833163525217</text:p>
          </table:table-cell>
          <table:table-cell office:value-type="float" office:value="0.682182883341824" calcext:value-type="float">
            <text:p>0.682182883341824</text:p>
          </table:table-cell>
          <table:table-cell office:value-type="float" office:value="0" calcext:value-type="float">
            <text:p>0</text:p>
          </table:table-cell>
          <table:table-cell office:value-type="float" office:value="0.0108809848069474" calcext:value-type="float">
            <text:p>0.010880984806947</text:p>
          </table:table-cell>
          <table:table-cell office:value-type="float" office:value="0.498891030969773" calcext:value-type="float">
            <text:p>0.498891030969773</text:p>
          </table:table-cell>
          <table:table-cell office:value-type="float" office:value="0" calcext:value-type="float">
            <text:p>0</text:p>
          </table:table-cell>
          <table:table-cell office:value-type="float" office:value="0.000219317639151736" calcext:value-type="float">
            <text:p>0.000219317639152</text:p>
          </table:table-cell>
          <table:table-cell office:value-type="float" office:value="0" calcext:value-type="float">
            <text:p>0</text:p>
          </table:table-cell>
          <table:table-cell office:value-type="float" office:value="0.0376306620209059" calcext:value-type="float">
            <text:p>0.037630662020906</text:p>
          </table:table-cell>
          <table:table-cell office:value-type="float" office:value="0.0537894196926016" calcext:value-type="float">
            <text:p>0.053789419692602</text:p>
          </table:table-cell>
          <table:table-cell office:value-type="float" office:value="0.39858858487062" calcext:value-type="float">
            <text:p>0.39858858487062</text:p>
          </table:table-cell>
          <table:table-cell office:value-type="float" office:value="0" calcext:value-type="float">
            <text:p>0</text:p>
          </table:table-cell>
          <table:table-cell office:value-type="float" office:value="0.0318384920452415" calcext:value-type="float">
            <text:p>0.031838492045242</text:p>
          </table:table-cell>
          <table:table-cell office:value-type="float" office:value="0.367832845705633" calcext:value-type="float">
            <text:p>0.367832845705633</text:p>
          </table:table-cell>
          <table:table-cell office:value-type="float" office:value="0" calcext:value-type="float">
            <text:p>0</text:p>
          </table:table-cell>
          <table:table-cell office:value-type="float" office:value="0.0181020728009878" calcext:value-type="float">
            <text:p>0.018102072800988</text:p>
          </table:table-cell>
          <table:table-cell office:value-type="float" office:value="0" calcext:value-type="float">
            <text:p>0</text:p>
          </table:table-cell>
          <table:table-cell office:value-type="float" office:value="0.080930867717867" calcext:value-type="float">
            <text:p>0.080930867717867</text:p>
          </table:table-cell>
          <table:table-cell office:value-type="float" office:value="0.0756232731080694" calcext:value-type="float">
            <text:p>0.075623273108069</text:p>
          </table:table-cell>
          <table:table-cell office:value-type="float" office:value="0.425672448622201" calcext:value-type="float">
            <text:p>0.425672448622201</text:p>
          </table:table-cell>
          <table:table-cell office:value-type="float" office:value="0" calcext:value-type="float">
            <text:p>0</text:p>
          </table:table-cell>
          <table:table-cell office:value-type="float" office:value="0.0349258528804109" calcext:value-type="float">
            <text:p>0.034925852880411</text:p>
          </table:table-cell>
          <table:table-cell office:value-type="float" office:value="0.472056626233443" calcext:value-type="float">
            <text:p>0.472056626233443</text:p>
          </table:table-cell>
          <table:table-cell office:value-type="float" office:value="0.00030725306433634" calcext:value-type="float">
            <text:p>0.000307253064336</text:p>
          </table:table-cell>
          <table:table-cell office:value-type="float" office:value="0.0161847483629381" calcext:value-type="float">
            <text:p>0.016184748362938</text:p>
          </table:table-cell>
          <table:table-cell office:value-type="float" office:value="0.00441293212958351" calcext:value-type="float">
            <text:p>0.004412932129584</text:p>
          </table:table-cell>
          <table:table-cell office:value-type="float" office:value="0.161471211880168" calcext:value-type="float">
            <text:p>0.161471211880168</text:p>
          </table:table-cell>
          <table:table-cell office:value-type="float" office:value="0.0391394569162185" calcext:value-type="float">
            <text:p>0.039139456916219</text:p>
          </table:table-cell>
          <table:table-cell office:value-type="float" office:value="0.271501918532903" calcext:value-type="float">
            <text:p>0.271501918532903</text:p>
          </table:table-cell>
          <table:table-cell office:value-type="float" office:value="0" calcext:value-type="float">
            <text:p>0</text:p>
          </table:table-cell>
          <table:table-cell office:value-type="float" office:value="0.0198828248470336" calcext:value-type="float">
            <text:p>0.019882824847034</text:p>
          </table:table-cell>
          <table:table-cell office:value-type="float" office:value="0.640354110661133" calcext:value-type="float">
            <text:p>0.640354110661133</text:p>
          </table:table-cell>
          <table:table-cell office:value-type="float" office:value="0.00774567952385401" calcext:value-type="float">
            <text:p>0.007745679523854</text:p>
          </table:table-cell>
          <table:table-cell office:value-type="float" office:value="0.00774326666843609" calcext:value-type="float">
            <text:p>0.007743266668436</text:p>
          </table:table-cell>
          <table:table-cell office:value-type="float" office:value="0.0368274467129498" calcext:value-type="float">
            <text:p>0.03682744671295</text:p>
          </table:table-cell>
          <table:table-cell office:value-type="float" office:value="0.207496466028547" calcext:value-type="float">
            <text:p>0.207496466028547</text:p>
          </table:table-cell>
          <table:table-cell office:value-type="float" office:value="0.0195030414042543" calcext:value-type="float">
            <text:p>0.019503041404254</text:p>
          </table:table-cell>
          <table:table-cell office:value-type="float" office:value="0.0604471641537926" calcext:value-type="float">
            <text:p>0.060447164153793</text:p>
          </table:table-cell>
          <table:table-cell office:value-type="float" office:value="0.0592594429400757" calcext:value-type="float">
            <text:p>0.059259442940076</text:p>
          </table:table-cell>
          <table:table-cell office:value-type="float" office:value="0.0878301106912673" calcext:value-type="float">
            <text:p>0.087830110691267</text:p>
          </table:table-cell>
          <table:table-cell office:value-type="float" office:value="0.105233652034064" calcext:value-type="float">
            <text:p>0.105233652034064</text:p>
          </table:table-cell>
          <table:table-cell office:value-type="float" office:value="0.134980092077995" calcext:value-type="float">
            <text:p>0.134980092077995</text:p>
          </table:table-cell>
          <table:table-cell office:value-type="float" office:value="0.245375482769739" calcext:value-type="float">
            <text:p>0.245375482769739</text:p>
          </table:table-cell>
          <table:table-cell/>
        </table:table-row>
        <table:table-row table:style-name="ro1">
          <table:table-cell office:value-type="float" office:value="8" calcext:value-type="float">
            <text:p>8</text:p>
          </table:table-cell>
          <table:table-cell table:number-columns-repeated="1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3"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11</text:p>
          </table:table-cell>
          <table:table-cell office:value-type="string" calcext:value-type="string">
            <text:p>Other</text:p>
          </table:table-cell>
          <table:table-cell office:value-type="float" office:value="1191.54089355469" calcext:value-type="float">
            <text:p>1191.54089355469</text:p>
          </table:table-cell>
          <table:table-cell office:value-type="float" office:value="7661541.3747063" calcext:value-type="float">
            <text:p>7661541.3747063</text:p>
          </table:table-cell>
          <table:table-cell office:value-type="float" office:value="340974.775193259" calcext:value-type="float">
            <text:p>340974.775193259</text:p>
          </table:table-cell>
          <table:table-cell office:value-type="string" calcext:value-type="string">
            <text:p>CC</text:p>
          </table:table-cell>
          <table:table-cell office:value-type="float" office:value="17.4798526763916" calcext:value-type="float">
            <text:p>17.4798526763916</text:p>
          </table:table-cell>
          <table:table-cell office:value-type="float" office:value="1695.25109863281" calcext:value-type="float">
            <text:p>1695.25109863281</text:p>
          </table:table-cell>
          <table:table-cell office:value-type="float" office:value="0" calcext:value-type="float">
            <text:p>0</text:p>
          </table:table-cell>
          <table:table-cell office:value-type="float" office:value="0.0639984716782883" calcext:value-type="float">
            <text:p>0.063998471678288</text:p>
          </table:table-cell>
          <table:table-cell office:value-type="float" office:value="0.420893431400643" calcext:value-type="float">
            <text:p>0.420893431400643</text:p>
          </table:table-cell>
          <table:table-cell table:number-columns-repeated="3" office:value-type="float" office:value="0" calcext:value-type="float">
            <text:p>0</text:p>
          </table:table-cell>
          <table:table-cell office:value-type="float" office:value="0.0143598560830388" calcext:value-type="float">
            <text:p>0.014359856083039</text:p>
          </table:table-cell>
          <table:table-cell office:value-type="float" office:value="0.00181488203266788" calcext:value-type="float">
            <text:p>0.001814882032668</text:p>
          </table:table-cell>
          <table:table-cell office:value-type="float" office:value="0.498933358805362" calcext:value-type="float">
            <text:p>0.498933358805362</text:p>
          </table:table-cell>
          <table:table-cell office:value-type="float" office:value="0" calcext:value-type="float">
            <text:p>0</text:p>
          </table:table-cell>
          <table:table-cell office:value-type="float" office:value="0.0117299563133412" calcext:value-type="float">
            <text:p>0.011729956313341</text:p>
          </table:table-cell>
          <table:table-cell office:value-type="float" office:value="0.20092679389448" calcext:value-type="float">
            <text:p>0.20092679389448</text:p>
          </table:table-cell>
          <table:table-cell office:value-type="float" office:value="0" calcext:value-type="float">
            <text:p>0</text:p>
          </table:table-cell>
          <table:table-cell office:value-type="float" office:value="0.000219317639151736" calcext:value-type="float">
            <text:p>0.000219317639152</text:p>
          </table:table-cell>
          <table:table-cell office:value-type="float" office:value="0" calcext:value-type="float">
            <text:p>0</text:p>
          </table:table-cell>
          <table:table-cell office:value-type="float" office:value="0.0659261748527565" calcext:value-type="float">
            <text:p>0.065926174852757</text:p>
          </table:table-cell>
          <table:table-cell office:value-type="float" office:value="0.00334990006897893" calcext:value-type="float">
            <text:p>0.003349900068979</text:p>
          </table:table-cell>
          <table:table-cell office:value-type="float" office:value="0.717847857231292" calcext:value-type="float">
            <text:p>0.717847857231292</text:p>
          </table:table-cell>
          <table:table-cell office:value-type="float" office:value="0" calcext:value-type="float">
            <text:p>0</text:p>
          </table:table-cell>
          <table:table-cell office:value-type="float" office:value="0.0135522350044573" calcext:value-type="float">
            <text:p>0.013552235004457</text:p>
          </table:table-cell>
          <table:table-cell office:value-type="float" office:value="0.364914533542754" calcext:value-type="float">
            <text:p>0.364914533542754</text:p>
          </table:table-cell>
          <table:table-cell office:value-type="float" office:value="0" calcext:value-type="float">
            <text:p>0</text:p>
          </table:table-cell>
          <table:table-cell office:value-type="float" office:value="0.00199427629437817" calcext:value-type="float">
            <text:p>0.001994276294378</text:p>
          </table:table-cell>
          <table:table-cell office:value-type="float" office:value="0" calcext:value-type="float">
            <text:p>0</text:p>
          </table:table-cell>
          <table:table-cell office:value-type="float" office:value="0.067727568592492" calcext:value-type="float">
            <text:p>0.067727568592492</text:p>
          </table:table-cell>
          <table:table-cell office:value-type="float" office:value="0.0591092881096914" calcext:value-type="float">
            <text:p>0.059109288109691</text:p>
          </table:table-cell>
          <table:table-cell office:value-type="float" office:value="0.492702098456227" calcext:value-type="float">
            <text:p>0.492702098456227</text:p>
          </table:table-cell>
          <table:table-cell office:value-type="float" office:value="0" calcext:value-type="float">
            <text:p>0</text:p>
          </table:table-cell>
          <table:table-cell office:value-type="float" office:value="0.0321828079677113" calcext:value-type="float">
            <text:p>0.032182807967711</text:p>
          </table:table-cell>
          <table:table-cell office:value-type="float" office:value="0.469112790448004" calcext:value-type="float">
            <text:p>0.469112790448004</text:p>
          </table:table-cell>
          <table:table-cell office:value-type="float" office:value="0" calcext:value-type="float">
            <text:p>0</text:p>
          </table:table-cell>
          <table:table-cell office:value-type="float" office:value="0.0166940171566266" calcext:value-type="float">
            <text:p>0.016694017156627</text:p>
          </table:table-cell>
          <table:table-cell office:value-type="float" office:value="0.00633268015957505" calcext:value-type="float">
            <text:p>0.006332680159575</text:p>
          </table:table-cell>
          <table:table-cell office:value-type="float" office:value="0.151742270003081" calcext:value-type="float">
            <text:p>0.151742270003081</text:p>
          </table:table-cell>
          <table:table-cell office:value-type="float" office:value="0.0376932482641529" calcext:value-type="float">
            <text:p>0.037693248264153</text:p>
          </table:table-cell>
          <table:table-cell office:value-type="float" office:value="0.286242186000849" calcext:value-type="float">
            <text:p>0.286242186000849</text:p>
          </table:table-cell>
          <table:table-cell office:value-type="float" office:value="0" calcext:value-type="float">
            <text:p>0</text:p>
          </table:table-cell>
          <table:table-cell office:value-type="float" office:value="0.0197105664758205" calcext:value-type="float">
            <text:p>0.019710566475821</text:p>
          </table:table-cell>
          <table:table-cell office:value-type="float" office:value="0.64764915696648" calcext:value-type="float">
            <text:p>0.64764915696648</text:p>
          </table:table-cell>
          <table:table-cell office:value-type="float" office:value="0.00823053852742751" calcext:value-type="float">
            <text:p>0.008230538527428</text:p>
          </table:table-cell>
          <table:table-cell office:value-type="float" office:value="0.00762781538628181" calcext:value-type="float">
            <text:p>0.007627815386282</text:p>
          </table:table-cell>
          <table:table-cell office:value-type="float" office:value="0.0338100395576351" calcext:value-type="float">
            <text:p>0.033810039557635</text:p>
          </table:table-cell>
          <table:table-cell office:value-type="float" office:value="0.206802737489065" calcext:value-type="float">
            <text:p>0.206802737489065</text:p>
          </table:table-cell>
          <table:table-cell office:value-type="float" office:value="0.0180985497583184" calcext:value-type="float">
            <text:p>0.018098549758318</text:p>
          </table:table-cell>
          <table:table-cell office:value-type="float" office:value="0.0580705958389721" calcext:value-type="float">
            <text:p>0.058070595838972</text:p>
          </table:table-cell>
          <table:table-cell office:value-type="float" office:value="0.0965481923076781" calcext:value-type="float">
            <text:p>0.096548192307678</text:p>
          </table:table-cell>
          <table:table-cell office:value-type="float" office:value="0.0822590513165974" calcext:value-type="float">
            <text:p>0.082259051316597</text:p>
          </table:table-cell>
          <table:table-cell office:value-type="float" office:value="0.0969009507463857" calcext:value-type="float">
            <text:p>0.096900950746386</text:p>
          </table:table-cell>
          <table:table-cell office:value-type="float" office:value="0.132799754391442" calcext:value-type="float">
            <text:p>0.132799754391442</text:p>
          </table:table-cell>
          <table:table-cell office:value-type="float" office:value="0.235027011106194" calcext:value-type="float">
            <text:p>0.235027011106194</text:p>
          </table:table-cell>
          <table:table-cell/>
        </table:table-row>
        <table:table-row table:style-name="ro1">
          <table:table-cell table:number-columns-repeated="20" office:value-type="float" office:value="0" calcext:value-type="float">
            <text:p>0</text:p>
          </table:table-cell>
          <table:table-cell office:value-type="float" office:value="12" calcext:value-type="float">
            <text:p>12</text:p>
          </table:table-cell>
          <table:table-cell table:number-columns-repeated="20"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11</text:p>
          </table:table-cell>
          <table:table-cell office:value-type="string" calcext:value-type="string">
            <text:p>LanCam</text:p>
          </table:table-cell>
          <table:table-cell office:value-type="float" office:value="1191.54089355469" calcext:value-type="float">
            <text:p>1191.54089355469</text:p>
          </table:table-cell>
          <table:table-cell office:value-type="float" office:value="7661541.3747063" calcext:value-type="float">
            <text:p>7661541.3747063</text:p>
          </table:table-cell>
          <table:table-cell office:value-type="float" office:value="340974.775193259" calcext:value-type="float">
            <text:p>340974.775193259</text:p>
          </table:table-cell>
          <table:table-cell office:value-type="string" calcext:value-type="string">
            <text:p>CC</text:p>
          </table:table-cell>
          <table:table-cell office:value-type="float" office:value="17.4798526763916" calcext:value-type="float">
            <text:p>17.4798526763916</text:p>
          </table:table-cell>
          <table:table-cell office:value-type="float" office:value="1695.25109863281" calcext:value-type="float">
            <text:p>1695.25109863281</text:p>
          </table:table-cell>
          <table:table-cell office:value-type="float" office:value="0" calcext:value-type="float">
            <text:p>0</text:p>
          </table:table-cell>
          <table:table-cell office:value-type="float" office:value="0.0639984716782883" calcext:value-type="float">
            <text:p>0.063998471678288</text:p>
          </table:table-cell>
          <table:table-cell office:value-type="float" office:value="0.420893431400643" calcext:value-type="float">
            <text:p>0.420893431400643</text:p>
          </table:table-cell>
          <table:table-cell table:number-columns-repeated="3" office:value-type="float" office:value="0" calcext:value-type="float">
            <text:p>0</text:p>
          </table:table-cell>
          <table:table-cell office:value-type="float" office:value="0.0143598560830388" calcext:value-type="float">
            <text:p>0.014359856083039</text:p>
          </table:table-cell>
          <table:table-cell office:value-type="float" office:value="0.00181488203266788" calcext:value-type="float">
            <text:p>0.001814882032668</text:p>
          </table:table-cell>
          <table:table-cell office:value-type="float" office:value="0.498933358805362" calcext:value-type="float">
            <text:p>0.498933358805362</text:p>
          </table:table-cell>
          <table:table-cell office:value-type="float" office:value="0" calcext:value-type="float">
            <text:p>0</text:p>
          </table:table-cell>
          <table:table-cell office:value-type="float" office:value="0.0117299563133412" calcext:value-type="float">
            <text:p>0.011729956313341</text:p>
          </table:table-cell>
          <table:table-cell office:value-type="float" office:value="0.20092679389448" calcext:value-type="float">
            <text:p>0.20092679389448</text:p>
          </table:table-cell>
          <table:table-cell office:value-type="float" office:value="0" calcext:value-type="float">
            <text:p>0</text:p>
          </table:table-cell>
          <table:table-cell office:value-type="float" office:value="0.000219317639151736" calcext:value-type="float">
            <text:p>0.000219317639152</text:p>
          </table:table-cell>
          <table:table-cell office:value-type="float" office:value="0" calcext:value-type="float">
            <text:p>0</text:p>
          </table:table-cell>
          <table:table-cell office:value-type="float" office:value="0.0659261748527565" calcext:value-type="float">
            <text:p>0.065926174852757</text:p>
          </table:table-cell>
          <table:table-cell office:value-type="float" office:value="0.00334990006897893" calcext:value-type="float">
            <text:p>0.003349900068979</text:p>
          </table:table-cell>
          <table:table-cell office:value-type="float" office:value="0.717847857231292" calcext:value-type="float">
            <text:p>0.717847857231292</text:p>
          </table:table-cell>
          <table:table-cell office:value-type="float" office:value="0" calcext:value-type="float">
            <text:p>0</text:p>
          </table:table-cell>
          <table:table-cell office:value-type="float" office:value="0.0135522350044573" calcext:value-type="float">
            <text:p>0.013552235004457</text:p>
          </table:table-cell>
          <table:table-cell office:value-type="float" office:value="0.364914533542754" calcext:value-type="float">
            <text:p>0.364914533542754</text:p>
          </table:table-cell>
          <table:table-cell office:value-type="float" office:value="0" calcext:value-type="float">
            <text:p>0</text:p>
          </table:table-cell>
          <table:table-cell office:value-type="float" office:value="0.00199427629437817" calcext:value-type="float">
            <text:p>0.001994276294378</text:p>
          </table:table-cell>
          <table:table-cell office:value-type="float" office:value="0" calcext:value-type="float">
            <text:p>0</text:p>
          </table:table-cell>
          <table:table-cell office:value-type="float" office:value="0.067727568592492" calcext:value-type="float">
            <text:p>0.067727568592492</text:p>
          </table:table-cell>
          <table:table-cell office:value-type="float" office:value="0.0591092881096914" calcext:value-type="float">
            <text:p>0.059109288109691</text:p>
          </table:table-cell>
          <table:table-cell office:value-type="float" office:value="0.492702098456227" calcext:value-type="float">
            <text:p>0.492702098456227</text:p>
          </table:table-cell>
          <table:table-cell office:value-type="float" office:value="0" calcext:value-type="float">
            <text:p>0</text:p>
          </table:table-cell>
          <table:table-cell office:value-type="float" office:value="0.0321828079677113" calcext:value-type="float">
            <text:p>0.032182807967711</text:p>
          </table:table-cell>
          <table:table-cell office:value-type="float" office:value="0.469112790448004" calcext:value-type="float">
            <text:p>0.469112790448004</text:p>
          </table:table-cell>
          <table:table-cell office:value-type="float" office:value="0" calcext:value-type="float">
            <text:p>0</text:p>
          </table:table-cell>
          <table:table-cell office:value-type="float" office:value="0.0166940171566266" calcext:value-type="float">
            <text:p>0.016694017156627</text:p>
          </table:table-cell>
          <table:table-cell office:value-type="float" office:value="0.00633268015957505" calcext:value-type="float">
            <text:p>0.006332680159575</text:p>
          </table:table-cell>
          <table:table-cell office:value-type="float" office:value="0.151742270003081" calcext:value-type="float">
            <text:p>0.151742270003081</text:p>
          </table:table-cell>
          <table:table-cell office:value-type="float" office:value="0.0376932482641529" calcext:value-type="float">
            <text:p>0.037693248264153</text:p>
          </table:table-cell>
          <table:table-cell office:value-type="float" office:value="0.286242186000849" calcext:value-type="float">
            <text:p>0.286242186000849</text:p>
          </table:table-cell>
          <table:table-cell office:value-type="float" office:value="0" calcext:value-type="float">
            <text:p>0</text:p>
          </table:table-cell>
          <table:table-cell office:value-type="float" office:value="0.0197105664758205" calcext:value-type="float">
            <text:p>0.019710566475821</text:p>
          </table:table-cell>
          <table:table-cell office:value-type="float" office:value="0.64764915696648" calcext:value-type="float">
            <text:p>0.64764915696648</text:p>
          </table:table-cell>
          <table:table-cell office:value-type="float" office:value="0.00823053852742751" calcext:value-type="float">
            <text:p>0.008230538527428</text:p>
          </table:table-cell>
          <table:table-cell office:value-type="float" office:value="0.00762781538628181" calcext:value-type="float">
            <text:p>0.007627815386282</text:p>
          </table:table-cell>
          <table:table-cell office:value-type="float" office:value="0.0338100395576351" calcext:value-type="float">
            <text:p>0.033810039557635</text:p>
          </table:table-cell>
          <table:table-cell office:value-type="float" office:value="0.206802737489065" calcext:value-type="float">
            <text:p>0.206802737489065</text:p>
          </table:table-cell>
          <table:table-cell office:value-type="float" office:value="0.0180985497583184" calcext:value-type="float">
            <text:p>0.018098549758318</text:p>
          </table:table-cell>
          <table:table-cell office:value-type="float" office:value="0.0580705958389721" calcext:value-type="float">
            <text:p>0.058070595838972</text:p>
          </table:table-cell>
          <table:table-cell office:value-type="float" office:value="0.0965481923076781" calcext:value-type="float">
            <text:p>0.096548192307678</text:p>
          </table:table-cell>
          <table:table-cell office:value-type="float" office:value="0.0822590513165974" calcext:value-type="float">
            <text:p>0.082259051316597</text:p>
          </table:table-cell>
          <table:table-cell office:value-type="float" office:value="0.0969009507463857" calcext:value-type="float">
            <text:p>0.096900950746386</text:p>
          </table:table-cell>
          <table:table-cell office:value-type="float" office:value="0.132799754391442" calcext:value-type="float">
            <text:p>0.132799754391442</text:p>
          </table:table-cell>
          <table:table-cell office:value-type="float" office:value="0.235027011106194" calcext:value-type="float">
            <text:p>0.235027011106194</text:p>
          </table:table-cell>
          <table:table-cell/>
        </table:table-row>
        <table:table-row table:style-name="ro1">
          <table:table-cell table:number-columns-repeated="5" office:value-type="float" office:value="0" calcext:value-type="float">
            <text:p>0</text:p>
          </table:table-cell>
          <table:table-cell office:value-type="float" office:value="2" calcext:value-type="float">
            <text:p>2</text:p>
          </table:table-cell>
          <table:table-cell table:number-columns-repeated="7"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19"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11</text:p>
          </table:table-cell>
          <table:table-cell office:value-type="string" calcext:value-type="string">
            <text:p>Other</text:p>
          </table:table-cell>
          <table:table-cell office:value-type="float" office:value="1191.54089355469" calcext:value-type="float">
            <text:p>1191.54089355469</text:p>
          </table:table-cell>
          <table:table-cell office:value-type="float" office:value="7661541.3747063" calcext:value-type="float">
            <text:p>7661541.3747063</text:p>
          </table:table-cell>
          <table:table-cell office:value-type="float" office:value="340974.775193259" calcext:value-type="float">
            <text:p>340974.775193259</text:p>
          </table:table-cell>
          <table:table-cell office:value-type="string" calcext:value-type="string">
            <text:p>CC</text:p>
          </table:table-cell>
          <table:table-cell office:value-type="float" office:value="17.4798526763916" calcext:value-type="float">
            <text:p>17.4798526763916</text:p>
          </table:table-cell>
          <table:table-cell office:value-type="float" office:value="1695.25109863281" calcext:value-type="float">
            <text:p>1695.25109863281</text:p>
          </table:table-cell>
          <table:table-cell office:value-type="float" office:value="0" calcext:value-type="float">
            <text:p>0</text:p>
          </table:table-cell>
          <table:table-cell office:value-type="float" office:value="0.0639984716782883" calcext:value-type="float">
            <text:p>0.063998471678288</text:p>
          </table:table-cell>
          <table:table-cell office:value-type="float" office:value="0.420893431400643" calcext:value-type="float">
            <text:p>0.420893431400643</text:p>
          </table:table-cell>
          <table:table-cell table:number-columns-repeated="3" office:value-type="float" office:value="0" calcext:value-type="float">
            <text:p>0</text:p>
          </table:table-cell>
          <table:table-cell office:value-type="float" office:value="0.0143598560830388" calcext:value-type="float">
            <text:p>0.014359856083039</text:p>
          </table:table-cell>
          <table:table-cell office:value-type="float" office:value="0.00181488203266788" calcext:value-type="float">
            <text:p>0.001814882032668</text:p>
          </table:table-cell>
          <table:table-cell office:value-type="float" office:value="0.498933358805362" calcext:value-type="float">
            <text:p>0.498933358805362</text:p>
          </table:table-cell>
          <table:table-cell office:value-type="float" office:value="0" calcext:value-type="float">
            <text:p>0</text:p>
          </table:table-cell>
          <table:table-cell office:value-type="float" office:value="0.0117299563133412" calcext:value-type="float">
            <text:p>0.011729956313341</text:p>
          </table:table-cell>
          <table:table-cell office:value-type="float" office:value="0.20092679389448" calcext:value-type="float">
            <text:p>0.20092679389448</text:p>
          </table:table-cell>
          <table:table-cell office:value-type="float" office:value="0" calcext:value-type="float">
            <text:p>0</text:p>
          </table:table-cell>
          <table:table-cell office:value-type="float" office:value="0.000219317639151736" calcext:value-type="float">
            <text:p>0.000219317639152</text:p>
          </table:table-cell>
          <table:table-cell office:value-type="float" office:value="0" calcext:value-type="float">
            <text:p>0</text:p>
          </table:table-cell>
          <table:table-cell office:value-type="float" office:value="0.0659261748527565" calcext:value-type="float">
            <text:p>0.065926174852757</text:p>
          </table:table-cell>
          <table:table-cell office:value-type="float" office:value="0.00334990006897893" calcext:value-type="float">
            <text:p>0.003349900068979</text:p>
          </table:table-cell>
          <table:table-cell office:value-type="float" office:value="0.717847857231292" calcext:value-type="float">
            <text:p>0.717847857231292</text:p>
          </table:table-cell>
          <table:table-cell office:value-type="float" office:value="0" calcext:value-type="float">
            <text:p>0</text:p>
          </table:table-cell>
          <table:table-cell office:value-type="float" office:value="0.0135522350044573" calcext:value-type="float">
            <text:p>0.013552235004457</text:p>
          </table:table-cell>
          <table:table-cell office:value-type="float" office:value="0.364914533542754" calcext:value-type="float">
            <text:p>0.364914533542754</text:p>
          </table:table-cell>
          <table:table-cell office:value-type="float" office:value="0" calcext:value-type="float">
            <text:p>0</text:p>
          </table:table-cell>
          <table:table-cell office:value-type="float" office:value="0.00199427629437817" calcext:value-type="float">
            <text:p>0.001994276294378</text:p>
          </table:table-cell>
          <table:table-cell office:value-type="float" office:value="0" calcext:value-type="float">
            <text:p>0</text:p>
          </table:table-cell>
          <table:table-cell office:value-type="float" office:value="0.067727568592492" calcext:value-type="float">
            <text:p>0.067727568592492</text:p>
          </table:table-cell>
          <table:table-cell office:value-type="float" office:value="0.0591092881096914" calcext:value-type="float">
            <text:p>0.059109288109691</text:p>
          </table:table-cell>
          <table:table-cell office:value-type="float" office:value="0.492702098456227" calcext:value-type="float">
            <text:p>0.492702098456227</text:p>
          </table:table-cell>
          <table:table-cell office:value-type="float" office:value="0" calcext:value-type="float">
            <text:p>0</text:p>
          </table:table-cell>
          <table:table-cell office:value-type="float" office:value="0.0321828079677113" calcext:value-type="float">
            <text:p>0.032182807967711</text:p>
          </table:table-cell>
          <table:table-cell office:value-type="float" office:value="0.469112790448004" calcext:value-type="float">
            <text:p>0.469112790448004</text:p>
          </table:table-cell>
          <table:table-cell office:value-type="float" office:value="0" calcext:value-type="float">
            <text:p>0</text:p>
          </table:table-cell>
          <table:table-cell office:value-type="float" office:value="0.0166940171566266" calcext:value-type="float">
            <text:p>0.016694017156627</text:p>
          </table:table-cell>
          <table:table-cell office:value-type="float" office:value="0.00633268015957505" calcext:value-type="float">
            <text:p>0.006332680159575</text:p>
          </table:table-cell>
          <table:table-cell office:value-type="float" office:value="0.151742270003081" calcext:value-type="float">
            <text:p>0.151742270003081</text:p>
          </table:table-cell>
          <table:table-cell office:value-type="float" office:value="0.0376932482641529" calcext:value-type="float">
            <text:p>0.037693248264153</text:p>
          </table:table-cell>
          <table:table-cell office:value-type="float" office:value="0.286242186000849" calcext:value-type="float">
            <text:p>0.286242186000849</text:p>
          </table:table-cell>
          <table:table-cell office:value-type="float" office:value="0" calcext:value-type="float">
            <text:p>0</text:p>
          </table:table-cell>
          <table:table-cell office:value-type="float" office:value="0.0197105664758205" calcext:value-type="float">
            <text:p>0.019710566475821</text:p>
          </table:table-cell>
          <table:table-cell office:value-type="float" office:value="0.64764915696648" calcext:value-type="float">
            <text:p>0.64764915696648</text:p>
          </table:table-cell>
          <table:table-cell office:value-type="float" office:value="0.00823053852742751" calcext:value-type="float">
            <text:p>0.008230538527428</text:p>
          </table:table-cell>
          <table:table-cell office:value-type="float" office:value="0.00762781538628181" calcext:value-type="float">
            <text:p>0.007627815386282</text:p>
          </table:table-cell>
          <table:table-cell office:value-type="float" office:value="0.0338100395576351" calcext:value-type="float">
            <text:p>0.033810039557635</text:p>
          </table:table-cell>
          <table:table-cell office:value-type="float" office:value="0.206802737489065" calcext:value-type="float">
            <text:p>0.206802737489065</text:p>
          </table:table-cell>
          <table:table-cell office:value-type="float" office:value="0.0180985497583184" calcext:value-type="float">
            <text:p>0.018098549758318</text:p>
          </table:table-cell>
          <table:table-cell office:value-type="float" office:value="0.0580705958389721" calcext:value-type="float">
            <text:p>0.058070595838972</text:p>
          </table:table-cell>
          <table:table-cell office:value-type="float" office:value="0.0965481923076781" calcext:value-type="float">
            <text:p>0.096548192307678</text:p>
          </table:table-cell>
          <table:table-cell office:value-type="float" office:value="0.0822590513165974" calcext:value-type="float">
            <text:p>0.082259051316597</text:p>
          </table:table-cell>
          <table:table-cell office:value-type="float" office:value="0.0969009507463857" calcext:value-type="float">
            <text:p>0.096900950746386</text:p>
          </table:table-cell>
          <table:table-cell office:value-type="float" office:value="0.132799754391442" calcext:value-type="float">
            <text:p>0.132799754391442</text:p>
          </table:table-cell>
          <table:table-cell office:value-type="float" office:value="0.235027011106194" calcext:value-type="float">
            <text:p>0.235027011106194</text:p>
          </table:table-cell>
          <table:table-cell/>
        </table:table-row>
        <table:table-row table:style-name="ro1">
          <table:table-cell office:value-type="float" office:value="3" calcext:value-type="float">
            <text:p>3</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21"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12</text:p>
          </table:table-cell>
          <table:table-cell office:value-type="string" calcext:value-type="string">
            <text:p>LanCam</text:p>
          </table:table-cell>
          <table:table-cell office:value-type="float" office:value="1377.10913085938" calcext:value-type="float">
            <text:p>1377.10913085938</text:p>
          </table:table-cell>
          <table:table-cell office:value-type="float" office:value="7663247.50109126" calcext:value-type="float">
            <text:p>7663247.50109126</text:p>
          </table:table-cell>
          <table:table-cell office:value-type="float" office:value="342384.864169439" calcext:value-type="float">
            <text:p>342384.864169439</text:p>
          </table:table-cell>
          <table:table-cell office:value-type="string" calcext:value-type="string">
            <text:p>CC</text:p>
          </table:table-cell>
          <table:table-cell office:value-type="float" office:value="16.1345138549805" calcext:value-type="float">
            <text:p>16.1345138549805</text:p>
          </table:table-cell>
          <table:table-cell office:value-type="float" office:value="2365.33129882812" calcext:value-type="float">
            <text:p>2365.33129882812</text:p>
          </table:table-cell>
          <table:table-cell table:number-columns-repeated="2" office:value-type="float" office:value="0" calcext:value-type="float">
            <text:p>0</text:p>
          </table:table-cell>
          <table:table-cell office:value-type="float" office:value="0.904161492660872" calcext:value-type="float">
            <text:p>0.904161492660872</text:p>
          </table:table-cell>
          <table:table-cell office:value-type="float" office:value="0.0186264208615914" calcext:value-type="float">
            <text:p>0.018626420861591</text:p>
          </table:table-cell>
          <table:table-cell table:number-columns-repeated="2" office:value-type="float" office:value="0" calcext:value-type="float">
            <text:p>0</text:p>
          </table:table-cell>
          <table:table-cell office:value-type="float" office:value="0.0772120864775369" calcext:value-type="float">
            <text:p>0.077212086477537</text:p>
          </table:table-cell>
          <table:table-cell table:number-columns-repeated="4" office:value-type="float" office:value="0" calcext:value-type="float">
            <text:p>0</text:p>
          </table:table-cell>
          <table:table-cell office:value-type="float" office:value="0.848815680034716" calcext:value-type="float">
            <text:p>0.848815680034716</text:p>
          </table:table-cell>
          <table:table-cell office:value-type="float" office:value="0.125313709181644" calcext:value-type="float">
            <text:p>0.125313709181644</text:p>
          </table:table-cell>
          <table:table-cell table:number-columns-repeated="2" office:value-type="float" office:value="0" calcext:value-type="float">
            <text:p>0</text:p>
          </table:table-cell>
          <table:table-cell office:value-type="float" office:value="0.0258706107836401" calcext:value-type="float">
            <text:p>0.02587061078364</text:p>
          </table:table-cell>
          <table:table-cell table:number-columns-repeated="3" office:value-type="float" office:value="0" calcext:value-type="float">
            <text:p>0</text:p>
          </table:table-cell>
          <table:table-cell office:value-type="float" office:value="0.000375776327885025" calcext:value-type="float">
            <text:p>0.000375776327885</text:p>
          </table:table-cell>
          <table:table-cell office:value-type="float" office:value="0.887476962399946" calcext:value-type="float">
            <text:p>0.887476962399946</text:p>
          </table:table-cell>
          <table:table-cell office:value-type="float" office:value="0.0804062689177373" calcext:value-type="float">
            <text:p>0.080406268917737</text:p>
          </table:table-cell>
          <table:table-cell office:value-type="float" office:value="0.00102688280531827" calcext:value-type="float">
            <text:p>0.001026882805318</text:p>
          </table:table-cell>
          <table:table-cell office:value-type="float" office:value="0" calcext:value-type="float">
            <text:p>0</text:p>
          </table:table-cell>
          <table:table-cell office:value-type="float" office:value="0.0143073025268492" calcext:value-type="float">
            <text:p>0.014307302526849</text:p>
          </table:table-cell>
          <table:table-cell office:value-type="float" office:value="0.00434160669043295" calcext:value-type="float">
            <text:p>0.004341606690433</text:p>
          </table:table-cell>
          <table:table-cell office:value-type="float" office:value="0.0120652003318311" calcext:value-type="float">
            <text:p>0.012065200331831</text:p>
          </table:table-cell>
          <table:table-cell office:value-type="float" office:value="0" calcext:value-type="float">
            <text:p>0</text:p>
          </table:table-cell>
          <table:table-cell office:value-type="float" office:value="0.00132843094560352" calcext:value-type="float">
            <text:p>0.001328430945604</text:p>
          </table:table-cell>
          <table:table-cell office:value-type="float" office:value="0.882578480124139" calcext:value-type="float">
            <text:p>0.882578480124139</text:p>
          </table:table-cell>
          <table:table-cell office:value-type="float" office:value="0.0459765717527718" calcext:value-type="float">
            <text:p>0.045976571752772</text:p>
          </table:table-cell>
          <table:table-cell office:value-type="float" office:value="0.00102671215240272" calcext:value-type="float">
            <text:p>0.001026712152403</text:p>
          </table:table-cell>
          <table:table-cell office:value-type="float" office:value="0.0010557444463528" calcext:value-type="float">
            <text:p>0.001055744446353</text:p>
          </table:table-cell>
          <table:table-cell office:value-type="float" office:value="0.0162494020568431" calcext:value-type="float">
            <text:p>0.016249402056843</text:p>
          </table:table-cell>
          <table:table-cell office:value-type="float" office:value="0.00596464409256581" calcext:value-type="float">
            <text:p>0.005964644092566</text:p>
          </table:table-cell>
          <table:table-cell office:value-type="float" office:value="0.0458200144293214" calcext:value-type="float">
            <text:p>0.045820014429321</text:p>
          </table:table-cell>
          <table:table-cell office:value-type="float" office:value="0" calcext:value-type="float">
            <text:p>0</text:p>
          </table:table-cell>
          <table:table-cell office:value-type="float" office:value="0.010044324725335" calcext:value-type="float">
            <text:p>0.010044324725335</text:p>
          </table:table-cell>
          <table:table-cell office:value-type="float" office:value="0.609427160345153" calcext:value-type="float">
            <text:p>0.609427160345153</text:p>
          </table:table-cell>
          <table:table-cell office:value-type="float" office:value="0.0129528401509415" calcext:value-type="float">
            <text:p>0.012952840150942</text:p>
          </table:table-cell>
          <table:table-cell office:value-type="float" office:value="0.00665141649203948" calcext:value-type="float">
            <text:p>0.006651416492039</text:p>
          </table:table-cell>
          <table:table-cell office:value-type="float" office:value="0.0431342876905491" calcext:value-type="float">
            <text:p>0.043134287690549</text:p>
          </table:table-cell>
          <table:table-cell office:value-type="float" office:value="0.249552539729697" calcext:value-type="float">
            <text:p>0.249552539729697</text:p>
          </table:table-cell>
          <table:table-cell office:value-type="float" office:value="0.0125518745463906" calcext:value-type="float">
            <text:p>0.012551874546391</text:p>
          </table:table-cell>
          <table:table-cell office:value-type="float" office:value="0.0556855563198947" calcext:value-type="float">
            <text:p>0.055685556319895</text:p>
          </table:table-cell>
          <table:table-cell office:value-type="float" office:value="0.04369205498818" calcext:value-type="float">
            <text:p>0.04369205498818</text:p>
          </table:table-cell>
          <table:table-cell office:value-type="float" office:value="0.0340691211934093" calcext:value-type="float">
            <text:p>0.034069121193409</text:p>
          </table:table-cell>
          <table:table-cell office:value-type="float" office:value="0.0262761739087017" calcext:value-type="float">
            <text:p>0.026276173908702</text:p>
          </table:table-cell>
          <table:table-cell office:value-type="float" office:value="0.0474166558499084" calcext:value-type="float">
            <text:p>0.047416655849908</text:p>
          </table:table-cell>
          <table:table-cell office:value-type="float" office:value="0.149397895605026" calcext:value-type="float">
            <text:p>0.149397895605026</text:p>
          </table:table-cell>
          <table:table-cell/>
        </table:table-row>
        <table:table-row table:style-name="ro1">
          <table:table-cell table:number-columns-repeated="1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12</text:p>
          </table:table-cell>
          <table:table-cell office:value-type="string" calcext:value-type="string">
            <text:p>SolMau</text:p>
          </table:table-cell>
          <table:table-cell office:value-type="float" office:value="1377.10913085938" calcext:value-type="float">
            <text:p>1377.10913085938</text:p>
          </table:table-cell>
          <table:table-cell office:value-type="float" office:value="7663247.50109126" calcext:value-type="float">
            <text:p>7663247.50109126</text:p>
          </table:table-cell>
          <table:table-cell office:value-type="float" office:value="342384.864169439" calcext:value-type="float">
            <text:p>342384.864169439</text:p>
          </table:table-cell>
          <table:table-cell office:value-type="string" calcext:value-type="string">
            <text:p>CC</text:p>
          </table:table-cell>
          <table:table-cell office:value-type="float" office:value="16.1345138549805" calcext:value-type="float">
            <text:p>16.1345138549805</text:p>
          </table:table-cell>
          <table:table-cell office:value-type="float" office:value="2365.33129882812" calcext:value-type="float">
            <text:p>2365.33129882812</text:p>
          </table:table-cell>
          <table:table-cell table:number-columns-repeated="2" office:value-type="float" office:value="0" calcext:value-type="float">
            <text:p>0</text:p>
          </table:table-cell>
          <table:table-cell office:value-type="float" office:value="0.904161492660872" calcext:value-type="float">
            <text:p>0.904161492660872</text:p>
          </table:table-cell>
          <table:table-cell office:value-type="float" office:value="0.0186264208615914" calcext:value-type="float">
            <text:p>0.018626420861591</text:p>
          </table:table-cell>
          <table:table-cell table:number-columns-repeated="2" office:value-type="float" office:value="0" calcext:value-type="float">
            <text:p>0</text:p>
          </table:table-cell>
          <table:table-cell office:value-type="float" office:value="0.0772120864775369" calcext:value-type="float">
            <text:p>0.077212086477537</text:p>
          </table:table-cell>
          <table:table-cell table:number-columns-repeated="4" office:value-type="float" office:value="0" calcext:value-type="float">
            <text:p>0</text:p>
          </table:table-cell>
          <table:table-cell office:value-type="float" office:value="0.848815680034716" calcext:value-type="float">
            <text:p>0.848815680034716</text:p>
          </table:table-cell>
          <table:table-cell office:value-type="float" office:value="0.125313709181644" calcext:value-type="float">
            <text:p>0.125313709181644</text:p>
          </table:table-cell>
          <table:table-cell table:number-columns-repeated="2" office:value-type="float" office:value="0" calcext:value-type="float">
            <text:p>0</text:p>
          </table:table-cell>
          <table:table-cell office:value-type="float" office:value="0.0258706107836401" calcext:value-type="float">
            <text:p>0.02587061078364</text:p>
          </table:table-cell>
          <table:table-cell table:number-columns-repeated="3" office:value-type="float" office:value="0" calcext:value-type="float">
            <text:p>0</text:p>
          </table:table-cell>
          <table:table-cell office:value-type="float" office:value="0.000375776327885025" calcext:value-type="float">
            <text:p>0.000375776327885</text:p>
          </table:table-cell>
          <table:table-cell office:value-type="float" office:value="0.887476962399946" calcext:value-type="float">
            <text:p>0.887476962399946</text:p>
          </table:table-cell>
          <table:table-cell office:value-type="float" office:value="0.0804062689177373" calcext:value-type="float">
            <text:p>0.080406268917737</text:p>
          </table:table-cell>
          <table:table-cell office:value-type="float" office:value="0.00102688280531827" calcext:value-type="float">
            <text:p>0.001026882805318</text:p>
          </table:table-cell>
          <table:table-cell office:value-type="float" office:value="0" calcext:value-type="float">
            <text:p>0</text:p>
          </table:table-cell>
          <table:table-cell office:value-type="float" office:value="0.0143073025268492" calcext:value-type="float">
            <text:p>0.014307302526849</text:p>
          </table:table-cell>
          <table:table-cell office:value-type="float" office:value="0.00434160669043295" calcext:value-type="float">
            <text:p>0.004341606690433</text:p>
          </table:table-cell>
          <table:table-cell office:value-type="float" office:value="0.0120652003318311" calcext:value-type="float">
            <text:p>0.012065200331831</text:p>
          </table:table-cell>
          <table:table-cell office:value-type="float" office:value="0" calcext:value-type="float">
            <text:p>0</text:p>
          </table:table-cell>
          <table:table-cell office:value-type="float" office:value="0.00132843094560352" calcext:value-type="float">
            <text:p>0.001328430945604</text:p>
          </table:table-cell>
          <table:table-cell office:value-type="float" office:value="0.882578480124139" calcext:value-type="float">
            <text:p>0.882578480124139</text:p>
          </table:table-cell>
          <table:table-cell office:value-type="float" office:value="0.0459765717527718" calcext:value-type="float">
            <text:p>0.045976571752772</text:p>
          </table:table-cell>
          <table:table-cell office:value-type="float" office:value="0.00102671215240272" calcext:value-type="float">
            <text:p>0.001026712152403</text:p>
          </table:table-cell>
          <table:table-cell office:value-type="float" office:value="0.0010557444463528" calcext:value-type="float">
            <text:p>0.001055744446353</text:p>
          </table:table-cell>
          <table:table-cell office:value-type="float" office:value="0.0162494020568431" calcext:value-type="float">
            <text:p>0.016249402056843</text:p>
          </table:table-cell>
          <table:table-cell office:value-type="float" office:value="0.00596464409256581" calcext:value-type="float">
            <text:p>0.005964644092566</text:p>
          </table:table-cell>
          <table:table-cell office:value-type="float" office:value="0.0458200144293214" calcext:value-type="float">
            <text:p>0.045820014429321</text:p>
          </table:table-cell>
          <table:table-cell office:value-type="float" office:value="0" calcext:value-type="float">
            <text:p>0</text:p>
          </table:table-cell>
          <table:table-cell office:value-type="float" office:value="0.010044324725335" calcext:value-type="float">
            <text:p>0.010044324725335</text:p>
          </table:table-cell>
          <table:table-cell office:value-type="float" office:value="0.609427160345153" calcext:value-type="float">
            <text:p>0.609427160345153</text:p>
          </table:table-cell>
          <table:table-cell office:value-type="float" office:value="0.0129528401509415" calcext:value-type="float">
            <text:p>0.012952840150942</text:p>
          </table:table-cell>
          <table:table-cell office:value-type="float" office:value="0.00665141649203948" calcext:value-type="float">
            <text:p>0.006651416492039</text:p>
          </table:table-cell>
          <table:table-cell office:value-type="float" office:value="0.0431342876905491" calcext:value-type="float">
            <text:p>0.043134287690549</text:p>
          </table:table-cell>
          <table:table-cell office:value-type="float" office:value="0.249552539729697" calcext:value-type="float">
            <text:p>0.249552539729697</text:p>
          </table:table-cell>
          <table:table-cell office:value-type="float" office:value="0.0125518745463906" calcext:value-type="float">
            <text:p>0.012551874546391</text:p>
          </table:table-cell>
          <table:table-cell office:value-type="float" office:value="0.0556855563198947" calcext:value-type="float">
            <text:p>0.055685556319895</text:p>
          </table:table-cell>
          <table:table-cell office:value-type="float" office:value="0.04369205498818" calcext:value-type="float">
            <text:p>0.04369205498818</text:p>
          </table:table-cell>
          <table:table-cell office:value-type="float" office:value="0.0340691211934093" calcext:value-type="float">
            <text:p>0.034069121193409</text:p>
          </table:table-cell>
          <table:table-cell office:value-type="float" office:value="0.0262761739087017" calcext:value-type="float">
            <text:p>0.026276173908702</text:p>
          </table:table-cell>
          <table:table-cell office:value-type="float" office:value="0.0474166558499084" calcext:value-type="float">
            <text:p>0.047416655849908</text:p>
          </table:table-cell>
          <table:table-cell office:value-type="float" office:value="0.149397895605026" calcext:value-type="float">
            <text:p>0.149397895605026</text:p>
          </table:table-cell>
          <table:table-cell/>
        </table:table-row>
        <table:table-row table:style-name="ro1">
          <table:table-cell table:number-columns-repeated="1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1"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13</text:p>
          </table:table-cell>
          <table:table-cell office:value-type="string" calcext:value-type="string">
            <text:p>LanCam</text:p>
          </table:table-cell>
          <table:table-cell office:value-type="float" office:value="1392.52722167969" calcext:value-type="float">
            <text:p>1392.52722167969</text:p>
          </table:table-cell>
          <table:table-cell office:value-type="float" office:value="7662052.47052509" calcext:value-type="float">
            <text:p>7662052.47052509</text:p>
          </table:table-cell>
          <table:table-cell office:value-type="float" office:value="343789.953700267" calcext:value-type="float">
            <text:p>343789.953700267</text:p>
          </table:table-cell>
          <table:table-cell office:value-type="string" calcext:value-type="string">
            <text:p>CC</text:p>
          </table:table-cell>
          <table:table-cell office:value-type="float" office:value="16.7580547332764" calcext:value-type="float">
            <text:p>16.7580547332764</text:p>
          </table:table-cell>
          <table:table-cell office:value-type="float" office:value="2758.9443359375" calcext:value-type="float">
            <text:p>2758.9443359375</text:p>
          </table:table-cell>
          <table:table-cell table:number-columns-repeated="2" office:value-type="float" office:value="0" calcext:value-type="float">
            <text:p>0</text:p>
          </table:table-cell>
          <table:table-cell office:value-type="float" office:value="0.674191288843607" calcext:value-type="float">
            <text:p>0.674191288843607</text:p>
          </table:table-cell>
          <table:table-cell table:number-columns-repeated="3" office:value-type="float" office:value="0" calcext:value-type="float">
            <text:p>0</text:p>
          </table:table-cell>
          <table:table-cell office:value-type="float" office:value="0.0314887926642894" calcext:value-type="float">
            <text:p>0.031488792664289</text:p>
          </table:table-cell>
          <table:table-cell office:value-type="float" office:value="0.119460010188487" calcext:value-type="float">
            <text:p>0.119460010188487</text:p>
          </table:table-cell>
          <table:table-cell office:value-type="float" office:value="0.174859908303617" calcext:value-type="float">
            <text:p>0.174859908303617</text:p>
          </table:table-cell>
          <table:table-cell office:value-type="float" office:value="0" calcext:value-type="float">
            <text:p>0</text:p>
          </table:table-cell>
          <table:table-cell office:value-type="float" office:value="0.00254334115083534" calcext:value-type="float">
            <text:p>0.002543341150835</text:p>
          </table:table-cell>
          <table:table-cell office:value-type="float" office:value="0.696730444748655" calcext:value-type="float">
            <text:p>0.696730444748655</text:p>
          </table:table-cell>
          <table:table-cell office:value-type="float" office:value="0.0377786974838963" calcext:value-type="float">
            <text:p>0.037778697483896</text:p>
          </table:table-cell>
          <table:table-cell office:value-type="float" office:value="0.0280581112773657" calcext:value-type="float">
            <text:p>0.028058111277366</text:p>
          </table:table-cell>
          <table:table-cell office:value-type="float" office:value="0" calcext:value-type="float">
            <text:p>0</text:p>
          </table:table-cell>
          <table:table-cell office:value-type="float" office:value="0.0336824679252491" calcext:value-type="float">
            <text:p>0.033682467925249</text:p>
          </table:table-cell>
          <table:table-cell office:value-type="float" office:value="0.102243021729826" calcext:value-type="float">
            <text:p>0.102243021729826</text:p>
          </table:table-cell>
          <table:table-cell office:value-type="float" office:value="0.0989639156841729" calcext:value-type="float">
            <text:p>0.098963915684173</text:p>
          </table:table-cell>
          <table:table-cell office:value-type="float" office:value="0" calcext:value-type="float">
            <text:p>0</text:p>
          </table:table-cell>
          <table:table-cell office:value-type="float" office:value="0.0138957475870673" calcext:value-type="float">
            <text:p>0.013895747587067</text:p>
          </table:table-cell>
          <table:table-cell office:value-type="float" office:value="0.762991377450286" calcext:value-type="float">
            <text:p>0.762991377450286</text:p>
          </table:table-cell>
          <table:table-cell office:value-type="float" office:value="0.0759707026506825" calcext:value-type="float">
            <text:p>0.075970702650683</text:p>
          </table:table-cell>
          <table:table-cell office:value-type="float" office:value="0.0189279004619578" calcext:value-type="float">
            <text:p>0.018927900461958</text:p>
          </table:table-cell>
          <table:table-cell office:value-type="float" office:value="0" calcext:value-type="float">
            <text:p>0</text:p>
          </table:table-cell>
          <table:table-cell office:value-type="float" office:value="0.0234978247268834" calcext:value-type="float">
            <text:p>0.023497824726883</text:p>
          </table:table-cell>
          <table:table-cell office:value-type="float" office:value="0.0683809449866703" calcext:value-type="float">
            <text:p>0.06838094498667</text:p>
          </table:table-cell>
          <table:table-cell office:value-type="float" office:value="0.0363355021364531" calcext:value-type="float">
            <text:p>0.036335502136453</text:p>
          </table:table-cell>
          <table:table-cell office:value-type="float" office:value="0" calcext:value-type="float">
            <text:p>0</text:p>
          </table:table-cell>
          <table:table-cell office:value-type="float" office:value="0.0177752786196692" calcext:value-type="float">
            <text:p>0.017775278619669</text:p>
          </table:table-cell>
          <table:table-cell office:value-type="float" office:value="0.771634489177386" calcext:value-type="float">
            <text:p>0.771634489177386</text:p>
          </table:table-cell>
          <table:table-cell office:value-type="float" office:value="0.0645213349879484" calcext:value-type="float">
            <text:p>0.064521334987948</text:p>
          </table:table-cell>
          <table:table-cell office:value-type="float" office:value="0.0183050736224137" calcext:value-type="float">
            <text:p>0.018305073622414</text:p>
          </table:table-cell>
          <table:table-cell office:value-type="float" office:value="0" calcext:value-type="float">
            <text:p>0</text:p>
          </table:table-cell>
          <table:table-cell office:value-type="float" office:value="0.0436770636947235" calcext:value-type="float">
            <text:p>0.043677063694724</text:p>
          </table:table-cell>
          <table:table-cell office:value-type="float" office:value="0.0425951005894566" calcext:value-type="float">
            <text:p>0.042595100589457</text:p>
          </table:table-cell>
          <table:table-cell office:value-type="float" office:value="0.0414916593084027" calcext:value-type="float">
            <text:p>0.041491659308403</text:p>
          </table:table-cell>
          <table:table-cell office:value-type="float" office:value="0" calcext:value-type="float">
            <text:p>0</text:p>
          </table:table-cell>
          <table:table-cell office:value-type="float" office:value="0.0093714470714823" calcext:value-type="float">
            <text:p>0.009371447071482</text:p>
          </table:table-cell>
          <table:table-cell office:value-type="float" office:value="0.532758338967234" calcext:value-type="float">
            <text:p>0.532758338967234</text:p>
          </table:table-cell>
          <table:table-cell office:value-type="float" office:value="0.0129995905502814" calcext:value-type="float">
            <text:p>0.012999590550281</text:p>
          </table:table-cell>
          <table:table-cell office:value-type="float" office:value="0.00596177834487093" calcext:value-type="float">
            <text:p>0.005961778344871</text:p>
          </table:table-cell>
          <table:table-cell office:value-type="float" office:value="0.00147805635170779" calcext:value-type="float">
            <text:p>0.001478056351708</text:p>
          </table:table-cell>
          <table:table-cell office:value-type="float" office:value="0.377046210685685" calcext:value-type="float">
            <text:p>0.377046210685685</text:p>
          </table:table-cell>
          <table:table-cell office:value-type="float" office:value="0.00963113341395366" calcext:value-type="float">
            <text:p>0.009631133413954</text:p>
          </table:table-cell>
          <table:table-cell office:value-type="float" office:value="0.050753444614784" calcext:value-type="float">
            <text:p>0.050753444614784</text:p>
          </table:table-cell>
          <table:table-cell office:value-type="float" office:value="0.0783922891495899" calcext:value-type="float">
            <text:p>0.07839228914959</text:p>
          </table:table-cell>
          <table:table-cell office:value-type="float" office:value="0.0584158725197249" calcext:value-type="float">
            <text:p>0.058415872519725</text:p>
          </table:table-cell>
          <table:table-cell office:value-type="float" office:value="0.0422057787873207" calcext:value-type="float">
            <text:p>0.042205778787321</text:p>
          </table:table-cell>
          <table:table-cell office:value-type="float" office:value="0.0567484403320849" calcext:value-type="float">
            <text:p>0.056748440332085</text:p>
          </table:table-cell>
          <table:table-cell office:value-type="float" office:value="0.127822290543567" calcext:value-type="float">
            <text:p>0.127822290543567</text:p>
          </table:table-cell>
          <table:table-cell/>
        </table:table-row>
        <table:table-row table:style-name="ro1">
          <table:table-cell table:number-columns-repeated="17" office:value-type="float" office:value="0" calcext:value-type="float">
            <text:p>0</text:p>
          </table:table-cell>
          <table:table-cell office:value-type="float" office:value="22" calcext:value-type="float">
            <text:p>22</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19"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13</text:p>
          </table:table-cell>
          <table:table-cell office:value-type="string" calcext:value-type="string">
            <text:p>SolMau</text:p>
          </table:table-cell>
          <table:table-cell office:value-type="float" office:value="1392.52722167969" calcext:value-type="float">
            <text:p>1392.52722167969</text:p>
          </table:table-cell>
          <table:table-cell office:value-type="float" office:value="7662052.47052509" calcext:value-type="float">
            <text:p>7662052.47052509</text:p>
          </table:table-cell>
          <table:table-cell office:value-type="float" office:value="343789.953700267" calcext:value-type="float">
            <text:p>343789.953700267</text:p>
          </table:table-cell>
          <table:table-cell office:value-type="string" calcext:value-type="string">
            <text:p>CC</text:p>
          </table:table-cell>
          <table:table-cell office:value-type="float" office:value="16.7580547332764" calcext:value-type="float">
            <text:p>16.7580547332764</text:p>
          </table:table-cell>
          <table:table-cell office:value-type="float" office:value="2758.9443359375" calcext:value-type="float">
            <text:p>2758.9443359375</text:p>
          </table:table-cell>
          <table:table-cell table:number-columns-repeated="2" office:value-type="float" office:value="0" calcext:value-type="float">
            <text:p>0</text:p>
          </table:table-cell>
          <table:table-cell office:value-type="float" office:value="0.674191288843607" calcext:value-type="float">
            <text:p>0.674191288843607</text:p>
          </table:table-cell>
          <table:table-cell table:number-columns-repeated="3" office:value-type="float" office:value="0" calcext:value-type="float">
            <text:p>0</text:p>
          </table:table-cell>
          <table:table-cell office:value-type="float" office:value="0.0314887926642894" calcext:value-type="float">
            <text:p>0.031488792664289</text:p>
          </table:table-cell>
          <table:table-cell office:value-type="float" office:value="0.119460010188487" calcext:value-type="float">
            <text:p>0.119460010188487</text:p>
          </table:table-cell>
          <table:table-cell office:value-type="float" office:value="0.174859908303617" calcext:value-type="float">
            <text:p>0.174859908303617</text:p>
          </table:table-cell>
          <table:table-cell office:value-type="float" office:value="0" calcext:value-type="float">
            <text:p>0</text:p>
          </table:table-cell>
          <table:table-cell office:value-type="float" office:value="0.00254334115083534" calcext:value-type="float">
            <text:p>0.002543341150835</text:p>
          </table:table-cell>
          <table:table-cell office:value-type="float" office:value="0.696730444748655" calcext:value-type="float">
            <text:p>0.696730444748655</text:p>
          </table:table-cell>
          <table:table-cell office:value-type="float" office:value="0.0377786974838963" calcext:value-type="float">
            <text:p>0.037778697483896</text:p>
          </table:table-cell>
          <table:table-cell office:value-type="float" office:value="0.0280581112773657" calcext:value-type="float">
            <text:p>0.028058111277366</text:p>
          </table:table-cell>
          <table:table-cell office:value-type="float" office:value="0" calcext:value-type="float">
            <text:p>0</text:p>
          </table:table-cell>
          <table:table-cell office:value-type="float" office:value="0.0336824679252491" calcext:value-type="float">
            <text:p>0.033682467925249</text:p>
          </table:table-cell>
          <table:table-cell office:value-type="float" office:value="0.102243021729826" calcext:value-type="float">
            <text:p>0.102243021729826</text:p>
          </table:table-cell>
          <table:table-cell office:value-type="float" office:value="0.0989639156841729" calcext:value-type="float">
            <text:p>0.098963915684173</text:p>
          </table:table-cell>
          <table:table-cell office:value-type="float" office:value="0" calcext:value-type="float">
            <text:p>0</text:p>
          </table:table-cell>
          <table:table-cell office:value-type="float" office:value="0.0138957475870673" calcext:value-type="float">
            <text:p>0.013895747587067</text:p>
          </table:table-cell>
          <table:table-cell office:value-type="float" office:value="0.762991377450286" calcext:value-type="float">
            <text:p>0.762991377450286</text:p>
          </table:table-cell>
          <table:table-cell office:value-type="float" office:value="0.0759707026506825" calcext:value-type="float">
            <text:p>0.075970702650683</text:p>
          </table:table-cell>
          <table:table-cell office:value-type="float" office:value="0.0189279004619578" calcext:value-type="float">
            <text:p>0.018927900461958</text:p>
          </table:table-cell>
          <table:table-cell office:value-type="float" office:value="0" calcext:value-type="float">
            <text:p>0</text:p>
          </table:table-cell>
          <table:table-cell office:value-type="float" office:value="0.0234978247268834" calcext:value-type="float">
            <text:p>0.023497824726883</text:p>
          </table:table-cell>
          <table:table-cell office:value-type="float" office:value="0.0683809449866703" calcext:value-type="float">
            <text:p>0.06838094498667</text:p>
          </table:table-cell>
          <table:table-cell office:value-type="float" office:value="0.0363355021364531" calcext:value-type="float">
            <text:p>0.036335502136453</text:p>
          </table:table-cell>
          <table:table-cell office:value-type="float" office:value="0" calcext:value-type="float">
            <text:p>0</text:p>
          </table:table-cell>
          <table:table-cell office:value-type="float" office:value="0.0177752786196692" calcext:value-type="float">
            <text:p>0.017775278619669</text:p>
          </table:table-cell>
          <table:table-cell office:value-type="float" office:value="0.771634489177386" calcext:value-type="float">
            <text:p>0.771634489177386</text:p>
          </table:table-cell>
          <table:table-cell office:value-type="float" office:value="0.0645213349879484" calcext:value-type="float">
            <text:p>0.064521334987948</text:p>
          </table:table-cell>
          <table:table-cell office:value-type="float" office:value="0.0183050736224137" calcext:value-type="float">
            <text:p>0.018305073622414</text:p>
          </table:table-cell>
          <table:table-cell office:value-type="float" office:value="0" calcext:value-type="float">
            <text:p>0</text:p>
          </table:table-cell>
          <table:table-cell office:value-type="float" office:value="0.0436770636947235" calcext:value-type="float">
            <text:p>0.043677063694724</text:p>
          </table:table-cell>
          <table:table-cell office:value-type="float" office:value="0.0425951005894566" calcext:value-type="float">
            <text:p>0.042595100589457</text:p>
          </table:table-cell>
          <table:table-cell office:value-type="float" office:value="0.0414916593084027" calcext:value-type="float">
            <text:p>0.041491659308403</text:p>
          </table:table-cell>
          <table:table-cell office:value-type="float" office:value="0" calcext:value-type="float">
            <text:p>0</text:p>
          </table:table-cell>
          <table:table-cell office:value-type="float" office:value="0.0093714470714823" calcext:value-type="float">
            <text:p>0.009371447071482</text:p>
          </table:table-cell>
          <table:table-cell office:value-type="float" office:value="0.532758338967234" calcext:value-type="float">
            <text:p>0.532758338967234</text:p>
          </table:table-cell>
          <table:table-cell office:value-type="float" office:value="0.0129995905502814" calcext:value-type="float">
            <text:p>0.012999590550281</text:p>
          </table:table-cell>
          <table:table-cell office:value-type="float" office:value="0.00596177834487093" calcext:value-type="float">
            <text:p>0.005961778344871</text:p>
          </table:table-cell>
          <table:table-cell office:value-type="float" office:value="0.00147805635170779" calcext:value-type="float">
            <text:p>0.001478056351708</text:p>
          </table:table-cell>
          <table:table-cell office:value-type="float" office:value="0.377046210685685" calcext:value-type="float">
            <text:p>0.377046210685685</text:p>
          </table:table-cell>
          <table:table-cell office:value-type="float" office:value="0.00963113341395366" calcext:value-type="float">
            <text:p>0.009631133413954</text:p>
          </table:table-cell>
          <table:table-cell office:value-type="float" office:value="0.050753444614784" calcext:value-type="float">
            <text:p>0.050753444614784</text:p>
          </table:table-cell>
          <table:table-cell office:value-type="float" office:value="0.0783922891495899" calcext:value-type="float">
            <text:p>0.07839228914959</text:p>
          </table:table-cell>
          <table:table-cell office:value-type="float" office:value="0.0584158725197249" calcext:value-type="float">
            <text:p>0.058415872519725</text:p>
          </table:table-cell>
          <table:table-cell office:value-type="float" office:value="0.0422057787873207" calcext:value-type="float">
            <text:p>0.042205778787321</text:p>
          </table:table-cell>
          <table:table-cell office:value-type="float" office:value="0.0567484403320849" calcext:value-type="float">
            <text:p>0.056748440332085</text:p>
          </table:table-cell>
          <table:table-cell office:value-type="float" office:value="0.127822290543567" calcext:value-type="float">
            <text:p>0.127822290543567</text:p>
          </table:table-cell>
          <table:table-cell/>
        </table:table-row>
        <table:table-row table:style-name="ro1">
          <table:table-cell office:value-type="float" office:value="5" calcext:value-type="float">
            <text:p>5</text:p>
          </table:table-cell>
          <table:table-cell table:number-columns-repeated="12"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office:value-type="string" calcext:value-type="string">
            <text:p>05/01/17</text:p>
          </table:table-cell>
          <table:table-cell office:value-type="string" calcext:value-type="string">
            <text:p>sum</text:p>
          </table:table-cell>
          <table:table-cell office:value-type="string" calcext:value-type="string">
            <text:p>trans2</text:p>
          </table:table-cell>
          <table:table-cell office:value-type="string" calcext:value-type="string">
            <text:p>site13</text:p>
          </table:table-cell>
          <table:table-cell office:value-type="string" calcext:value-type="string">
            <text:p>Other</text:p>
          </table:table-cell>
          <table:table-cell office:value-type="float" office:value="1392.52722167969" calcext:value-type="float">
            <text:p>1392.52722167969</text:p>
          </table:table-cell>
          <table:table-cell office:value-type="float" office:value="7662052.47052509" calcext:value-type="float">
            <text:p>7662052.47052509</text:p>
          </table:table-cell>
          <table:table-cell office:value-type="float" office:value="343789.953700267" calcext:value-type="float">
            <text:p>343789.953700267</text:p>
          </table:table-cell>
          <table:table-cell office:value-type="string" calcext:value-type="string">
            <text:p>CC</text:p>
          </table:table-cell>
          <table:table-cell office:value-type="float" office:value="16.7580547332764" calcext:value-type="float">
            <text:p>16.7580547332764</text:p>
          </table:table-cell>
          <table:table-cell office:value-type="float" office:value="2758.9443359375" calcext:value-type="float">
            <text:p>2758.9443359375</text:p>
          </table:table-cell>
          <table:table-cell table:number-columns-repeated="2" office:value-type="float" office:value="0" calcext:value-type="float">
            <text:p>0</text:p>
          </table:table-cell>
          <table:table-cell office:value-type="float" office:value="0.674191288843607" calcext:value-type="float">
            <text:p>0.674191288843607</text:p>
          </table:table-cell>
          <table:table-cell table:number-columns-repeated="3" office:value-type="float" office:value="0" calcext:value-type="float">
            <text:p>0</text:p>
          </table:table-cell>
          <table:table-cell office:value-type="float" office:value="0.0314887926642894" calcext:value-type="float">
            <text:p>0.031488792664289</text:p>
          </table:table-cell>
          <table:table-cell office:value-type="float" office:value="0.119460010188487" calcext:value-type="float">
            <text:p>0.119460010188487</text:p>
          </table:table-cell>
          <table:table-cell office:value-type="float" office:value="0.174859908303617" calcext:value-type="float">
            <text:p>0.174859908303617</text:p>
          </table:table-cell>
          <table:table-cell office:value-type="float" office:value="0" calcext:value-type="float">
            <text:p>0</text:p>
          </table:table-cell>
          <table:table-cell office:value-type="float" office:value="0.00254334115083534" calcext:value-type="float">
            <text:p>0.002543341150835</text:p>
          </table:table-cell>
          <table:table-cell office:value-type="float" office:value="0.696730444748655" calcext:value-type="float">
            <text:p>0.696730444748655</text:p>
          </table:table-cell>
          <table:table-cell office:value-type="float" office:value="0.0377786974838963" calcext:value-type="float">
            <text:p>0.037778697483896</text:p>
          </table:table-cell>
          <table:table-cell office:value-type="float" office:value="0.0280581112773657" calcext:value-type="float">
            <text:p>0.028058111277366</text:p>
          </table:table-cell>
          <table:table-cell office:value-type="float" office:value="0" calcext:value-type="float">
            <text:p>0</text:p>
          </table:table-cell>
          <table:table-cell office:value-type="float" office:value="0.0336824679252491" calcext:value-type="float">
            <text:p>0.033682467925249</text:p>
          </table:table-cell>
          <table:table-cell office:value-type="float" office:value="0.102243021729826" calcext:value-type="float">
            <text:p>0.102243021729826</text:p>
          </table:table-cell>
          <table:table-cell office:value-type="float" office:value="0.0989639156841729" calcext:value-type="float">
            <text:p>0.098963915684173</text:p>
          </table:table-cell>
          <table:table-cell office:value-type="float" office:value="0" calcext:value-type="float">
            <text:p>0</text:p>
          </table:table-cell>
          <table:table-cell office:value-type="float" office:value="0.0138957475870673" calcext:value-type="float">
            <text:p>0.013895747587067</text:p>
          </table:table-cell>
          <table:table-cell office:value-type="float" office:value="0.762991377450286" calcext:value-type="float">
            <text:p>0.762991377450286</text:p>
          </table:table-cell>
          <table:table-cell office:value-type="float" office:value="0.0759707026506825" calcext:value-type="float">
            <text:p>0.075970702650683</text:p>
          </table:table-cell>
          <table:table-cell office:value-type="float" office:value="0.0189279004619578" calcext:value-type="float">
            <text:p>0.018927900461958</text:p>
          </table:table-cell>
          <table:table-cell office:value-type="float" office:value="0" calcext:value-type="float">
            <text:p>0</text:p>
          </table:table-cell>
          <table:table-cell office:value-type="float" office:value="0.0234978247268834" calcext:value-type="float">
            <text:p>0.023497824726883</text:p>
          </table:table-cell>
          <table:table-cell office:value-type="float" office:value="0.0683809449866703" calcext:value-type="float">
            <text:p>0.06838094498667</text:p>
          </table:table-cell>
          <table:table-cell office:value-type="float" office:value="0.0363355021364531" calcext:value-type="float">
            <text:p>0.036335502136453</text:p>
          </table:table-cell>
          <table:table-cell office:value-type="float" office:value="0" calcext:value-type="float">
            <text:p>0</text:p>
          </table:table-cell>
          <table:table-cell office:value-type="float" office:value="0.0177752786196692" calcext:value-type="float">
            <text:p>0.017775278619669</text:p>
          </table:table-cell>
          <table:table-cell office:value-type="float" office:value="0.771634489177386" calcext:value-type="float">
            <text:p>0.771634489177386</text:p>
          </table:table-cell>
          <table:table-cell office:value-type="float" office:value="0.0645213349879484" calcext:value-type="float">
            <text:p>0.064521334987948</text:p>
          </table:table-cell>
          <table:table-cell office:value-type="float" office:value="0.0183050736224137" calcext:value-type="float">
            <text:p>0.018305073622414</text:p>
          </table:table-cell>
          <table:table-cell office:value-type="float" office:value="0" calcext:value-type="float">
            <text:p>0</text:p>
          </table:table-cell>
          <table:table-cell office:value-type="float" office:value="0.0436770636947235" calcext:value-type="float">
            <text:p>0.043677063694724</text:p>
          </table:table-cell>
          <table:table-cell office:value-type="float" office:value="0.0425951005894566" calcext:value-type="float">
            <text:p>0.042595100589457</text:p>
          </table:table-cell>
          <table:table-cell office:value-type="float" office:value="0.0414916593084027" calcext:value-type="float">
            <text:p>0.041491659308403</text:p>
          </table:table-cell>
          <table:table-cell office:value-type="float" office:value="0" calcext:value-type="float">
            <text:p>0</text:p>
          </table:table-cell>
          <table:table-cell office:value-type="float" office:value="0.0093714470714823" calcext:value-type="float">
            <text:p>0.009371447071482</text:p>
          </table:table-cell>
          <table:table-cell office:value-type="float" office:value="0.532758338967234" calcext:value-type="float">
            <text:p>0.532758338967234</text:p>
          </table:table-cell>
          <table:table-cell office:value-type="float" office:value="0.0129995905502814" calcext:value-type="float">
            <text:p>0.012999590550281</text:p>
          </table:table-cell>
          <table:table-cell office:value-type="float" office:value="0.00596177834487093" calcext:value-type="float">
            <text:p>0.005961778344871</text:p>
          </table:table-cell>
          <table:table-cell office:value-type="float" office:value="0.00147805635170779" calcext:value-type="float">
            <text:p>0.001478056351708</text:p>
          </table:table-cell>
          <table:table-cell office:value-type="float" office:value="0.377046210685685" calcext:value-type="float">
            <text:p>0.377046210685685</text:p>
          </table:table-cell>
          <table:table-cell office:value-type="float" office:value="0.00963113341395366" calcext:value-type="float">
            <text:p>0.009631133413954</text:p>
          </table:table-cell>
          <table:table-cell office:value-type="float" office:value="0.050753444614784" calcext:value-type="float">
            <text:p>0.050753444614784</text:p>
          </table:table-cell>
          <table:table-cell office:value-type="float" office:value="0.0783922891495899" calcext:value-type="float">
            <text:p>0.07839228914959</text:p>
          </table:table-cell>
          <table:table-cell office:value-type="float" office:value="0.0584158725197249" calcext:value-type="float">
            <text:p>0.058415872519725</text:p>
          </table:table-cell>
          <table:table-cell office:value-type="float" office:value="0.0422057787873207" calcext:value-type="float">
            <text:p>0.042205778787321</text:p>
          </table:table-cell>
          <table:table-cell office:value-type="float" office:value="0.0567484403320849" calcext:value-type="float">
            <text:p>0.056748440332085</text:p>
          </table:table-cell>
          <table:table-cell office:value-type="float" office:value="0.127822290543567" calcext:value-type="float">
            <text:p>0.127822290543567</text:p>
          </table:table-cell>
          <table:table-cell/>
        </table:table-row>
        <table:table-row table:style-name="ro1">
          <table:table-cell table:number-columns-repeated="21" office:value-type="float" office:value="0" calcext:value-type="float">
            <text:p>0</text:p>
          </table:table-cell>
          <table:table-cell office:value-type="float" office:value="2" calcext:value-type="float">
            <text:p>2</text:p>
          </table:table-cell>
          <table:table-cell table:number-columns-repeated="19"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1</text:p>
          </table:table-cell>
          <table:table-cell office:value-type="string" calcext:value-type="string">
            <text:p>HubAmb</text:p>
          </table:table-cell>
          <table:table-cell office:value-type="float" office:value="1652.27990722656" calcext:value-type="float">
            <text:p>1652.27990722656</text:p>
          </table:table-cell>
          <table:table-cell office:value-type="float" office:value="7671032.7408319" calcext:value-type="float">
            <text:p>7671032.7408319</text:p>
          </table:table-cell>
          <table:table-cell office:value-type="float" office:value="339422.836184474" calcext:value-type="float">
            <text:p>339422.836184474</text:p>
          </table:table-cell>
          <table:table-cell office:value-type="string" calcext:value-type="string">
            <text:p>CD</text:p>
          </table:table-cell>
          <table:table-cell office:value-type="float" office:value="13.5097675323486" calcext:value-type="float">
            <text:p>13.5097675323486</text:p>
          </table:table-cell>
          <table:table-cell office:value-type="float" office:value="2835.98657226562" calcext:value-type="float">
            <text:p>2835.98657226562</text:p>
          </table:table-cell>
          <table:table-cell table:number-columns-repeated="2" office:value-type="float" office:value="0" calcext:value-type="float">
            <text:p>0</text:p>
          </table:table-cell>
          <table:table-cell office:value-type="float" office:value="0.200210144235362" calcext:value-type="float">
            <text:p>0.200210144235362</text:p>
          </table:table-cell>
          <table:table-cell table:number-columns-repeated="3" office:value-type="float" office:value="0" calcext:value-type="float">
            <text:p>0</text:p>
          </table:table-cell>
          <table:table-cell office:value-type="float" office:value="0.799789855764638" calcext:value-type="float">
            <text:p>0.799789855764638</text:p>
          </table:table-cell>
          <table:table-cell table:number-columns-repeated="4" office:value-type="float" office:value="0" calcext:value-type="float">
            <text:p>0</text:p>
          </table:table-cell>
          <table:table-cell office:value-type="float" office:value="0.660750986045031" calcext:value-type="float">
            <text:p>0.660750986045031</text:p>
          </table:table-cell>
          <table:table-cell table:number-columns-repeated="3" office:value-type="float" office:value="0" calcext:value-type="float">
            <text:p>0</text:p>
          </table:table-cell>
          <table:table-cell office:value-type="float" office:value="0.339249013954969" calcext:value-type="float">
            <text:p>0.339249013954969</text:p>
          </table:table-cell>
          <table:table-cell table:number-columns-repeated="4" office:value-type="float" office:value="0" calcext:value-type="float">
            <text:p>0</text:p>
          </table:table-cell>
          <table:table-cell office:value-type="float" office:value="0.837287616715139" calcext:value-type="float">
            <text:p>0.837287616715139</text:p>
          </table:table-cell>
          <table:table-cell table:number-columns-repeated="3" office:value-type="float" office:value="0" calcext:value-type="float">
            <text:p>0</text:p>
          </table:table-cell>
          <table:table-cell office:value-type="float" office:value="0.162712383284861" calcext:value-type="float">
            <text:p>0.162712383284861</text:p>
          </table:table-cell>
          <table:table-cell table:number-columns-repeated="4" office:value-type="float" office:value="0" calcext:value-type="float">
            <text:p>0</text:p>
          </table:table-cell>
          <table:table-cell office:value-type="float" office:value="0.835280440205524" calcext:value-type="float">
            <text:p>0.835280440205524</text:p>
          </table:table-cell>
          <table:table-cell office:value-type="float" office:value="0.00855535318603357" calcext:value-type="float">
            <text:p>0.008555353186034</text:p>
          </table:table-cell>
          <table:table-cell office:value-type="float" office:value="0.000862154910236193" calcext:value-type="float">
            <text:p>0.000862154910236</text:p>
          </table:table-cell>
          <table:table-cell office:value-type="float" office:value="0" calcext:value-type="float">
            <text:p>0</text:p>
          </table:table-cell>
          <table:table-cell office:value-type="float" office:value="0.154325460932617" calcext:value-type="float">
            <text:p>0.154325460932617</text:p>
          </table:table-cell>
          <table:table-cell office:value-type="float" office:value="0" calcext:value-type="float">
            <text:p>0</text:p>
          </table:table-cell>
          <table:table-cell office:value-type="float" office:value="0.000976590765589272" calcext:value-type="float">
            <text:p>0.000976590765589</text:p>
          </table:table-cell>
          <table:table-cell office:value-type="float" office:value="0.000432301995740958" calcext:value-type="float">
            <text:p>0.000432301995741</text:p>
          </table:table-cell>
          <table:table-cell office:value-type="float" office:value="0.00127848800501084" calcext:value-type="float">
            <text:p>0.001278488005011</text:p>
          </table:table-cell>
          <table:table-cell office:value-type="float" office:value="0.729715608403396" calcext:value-type="float">
            <text:p>0.729715608403396</text:p>
          </table:table-cell>
          <table:table-cell office:value-type="float" office:value="0.00892471511546208" calcext:value-type="float">
            <text:p>0.008924715115462</text:p>
          </table:table-cell>
          <table:table-cell office:value-type="float" office:value="0.0280057446871302" calcext:value-type="float">
            <text:p>0.02800574468713</text:p>
          </table:table-cell>
          <table:table-cell office:value-type="float" office:value="0.00246930210639246" calcext:value-type="float">
            <text:p>0.002469302106392</text:p>
          </table:table-cell>
          <table:table-cell office:value-type="float" office:value="0.221562114878376" calcext:value-type="float">
            <text:p>0.221562114878376</text:p>
          </table:table-cell>
          <table:table-cell office:value-type="float" office:value="0.00113825284220342" calcext:value-type="float">
            <text:p>0.001138252842203</text:p>
          </table:table-cell>
          <table:table-cell office:value-type="float" office:value="0.00647347196628727" calcext:value-type="float">
            <text:p>0.006473471966287</text:p>
          </table:table-cell>
          <table:table-cell office:value-type="float" office:value="0.0677629094641715" calcext:value-type="float">
            <text:p>0.067762909464172</text:p>
          </table:table-cell>
          <table:table-cell office:value-type="float" office:value="0.0593719858692657" calcext:value-type="float">
            <text:p>0.059371985869266</text:p>
          </table:table-cell>
          <table:table-cell office:value-type="float" office:value="0.0410071509556319" calcext:value-type="float">
            <text:p>0.041007150955632</text:p>
          </table:table-cell>
          <table:table-cell office:value-type="float" office:value="0.0532406547645319" calcext:value-type="float">
            <text:p>0.053240654764532</text:p>
          </table:table-cell>
          <table:table-cell office:value-type="float" office:value="0.136372050457219" calcext:value-type="float">
            <text:p>0.136372050457219</text:p>
          </table:table-cell>
          <table:table-cell/>
        </table:table-row>
        <table:table-row table:style-name="ro1">
          <table:table-cell office:value-type="float" office:value="1" calcext:value-type="float">
            <text:p>1</text:p>
          </table:table-cell>
          <table:table-cell table:number-columns-repeated="16" office:value-type="float" office:value="0" calcext:value-type="float">
            <text:p>0</text:p>
          </table:table-cell>
          <table:table-cell office:value-type="float" office:value="16" calcext:value-type="float">
            <text:p>16</text:p>
          </table:table-cell>
          <table:table-cell table:number-columns-repeated="23"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1</text:p>
          </table:table-cell>
          <table:table-cell office:value-type="string" calcext:value-type="string">
            <text:p>SolMau</text:p>
          </table:table-cell>
          <table:table-cell office:value-type="float" office:value="1652.27990722656" calcext:value-type="float">
            <text:p>1652.27990722656</text:p>
          </table:table-cell>
          <table:table-cell office:value-type="float" office:value="7671032.7408319" calcext:value-type="float">
            <text:p>7671032.7408319</text:p>
          </table:table-cell>
          <table:table-cell office:value-type="float" office:value="339422.836184474" calcext:value-type="float">
            <text:p>339422.836184474</text:p>
          </table:table-cell>
          <table:table-cell office:value-type="string" calcext:value-type="string">
            <text:p>CD</text:p>
          </table:table-cell>
          <table:table-cell office:value-type="float" office:value="13.5097675323486" calcext:value-type="float">
            <text:p>13.5097675323486</text:p>
          </table:table-cell>
          <table:table-cell office:value-type="float" office:value="2835.98657226562" calcext:value-type="float">
            <text:p>2835.98657226562</text:p>
          </table:table-cell>
          <table:table-cell table:number-columns-repeated="2" office:value-type="float" office:value="0" calcext:value-type="float">
            <text:p>0</text:p>
          </table:table-cell>
          <table:table-cell office:value-type="float" office:value="0.200210144235362" calcext:value-type="float">
            <text:p>0.200210144235362</text:p>
          </table:table-cell>
          <table:table-cell table:number-columns-repeated="3" office:value-type="float" office:value="0" calcext:value-type="float">
            <text:p>0</text:p>
          </table:table-cell>
          <table:table-cell office:value-type="float" office:value="0.799789855764638" calcext:value-type="float">
            <text:p>0.799789855764638</text:p>
          </table:table-cell>
          <table:table-cell table:number-columns-repeated="4" office:value-type="float" office:value="0" calcext:value-type="float">
            <text:p>0</text:p>
          </table:table-cell>
          <table:table-cell office:value-type="float" office:value="0.660750986045031" calcext:value-type="float">
            <text:p>0.660750986045031</text:p>
          </table:table-cell>
          <table:table-cell table:number-columns-repeated="3" office:value-type="float" office:value="0" calcext:value-type="float">
            <text:p>0</text:p>
          </table:table-cell>
          <table:table-cell office:value-type="float" office:value="0.339249013954969" calcext:value-type="float">
            <text:p>0.339249013954969</text:p>
          </table:table-cell>
          <table:table-cell table:number-columns-repeated="4" office:value-type="float" office:value="0" calcext:value-type="float">
            <text:p>0</text:p>
          </table:table-cell>
          <table:table-cell office:value-type="float" office:value="0.837287616715139" calcext:value-type="float">
            <text:p>0.837287616715139</text:p>
          </table:table-cell>
          <table:table-cell table:number-columns-repeated="3" office:value-type="float" office:value="0" calcext:value-type="float">
            <text:p>0</text:p>
          </table:table-cell>
          <table:table-cell office:value-type="float" office:value="0.162712383284861" calcext:value-type="float">
            <text:p>0.162712383284861</text:p>
          </table:table-cell>
          <table:table-cell table:number-columns-repeated="4" office:value-type="float" office:value="0" calcext:value-type="float">
            <text:p>0</text:p>
          </table:table-cell>
          <table:table-cell office:value-type="float" office:value="0.835280440205524" calcext:value-type="float">
            <text:p>0.835280440205524</text:p>
          </table:table-cell>
          <table:table-cell office:value-type="float" office:value="0.00855535318603357" calcext:value-type="float">
            <text:p>0.008555353186034</text:p>
          </table:table-cell>
          <table:table-cell office:value-type="float" office:value="0.000862154910236193" calcext:value-type="float">
            <text:p>0.000862154910236</text:p>
          </table:table-cell>
          <table:table-cell office:value-type="float" office:value="0" calcext:value-type="float">
            <text:p>0</text:p>
          </table:table-cell>
          <table:table-cell office:value-type="float" office:value="0.154325460932617" calcext:value-type="float">
            <text:p>0.154325460932617</text:p>
          </table:table-cell>
          <table:table-cell office:value-type="float" office:value="0" calcext:value-type="float">
            <text:p>0</text:p>
          </table:table-cell>
          <table:table-cell office:value-type="float" office:value="0.000976590765589272" calcext:value-type="float">
            <text:p>0.000976590765589</text:p>
          </table:table-cell>
          <table:table-cell office:value-type="float" office:value="0.000432301995740958" calcext:value-type="float">
            <text:p>0.000432301995741</text:p>
          </table:table-cell>
          <table:table-cell office:value-type="float" office:value="0.00127848800501084" calcext:value-type="float">
            <text:p>0.001278488005011</text:p>
          </table:table-cell>
          <table:table-cell office:value-type="float" office:value="0.729715608403396" calcext:value-type="float">
            <text:p>0.729715608403396</text:p>
          </table:table-cell>
          <table:table-cell office:value-type="float" office:value="0.00892471511546208" calcext:value-type="float">
            <text:p>0.008924715115462</text:p>
          </table:table-cell>
          <table:table-cell office:value-type="float" office:value="0.0280057446871302" calcext:value-type="float">
            <text:p>0.02800574468713</text:p>
          </table:table-cell>
          <table:table-cell office:value-type="float" office:value="0.00246930210639246" calcext:value-type="float">
            <text:p>0.002469302106392</text:p>
          </table:table-cell>
          <table:table-cell office:value-type="float" office:value="0.221562114878376" calcext:value-type="float">
            <text:p>0.221562114878376</text:p>
          </table:table-cell>
          <table:table-cell office:value-type="float" office:value="0.00113825284220342" calcext:value-type="float">
            <text:p>0.001138252842203</text:p>
          </table:table-cell>
          <table:table-cell office:value-type="float" office:value="0.00647347196628727" calcext:value-type="float">
            <text:p>0.006473471966287</text:p>
          </table:table-cell>
          <table:table-cell office:value-type="float" office:value="0.0677629094641715" calcext:value-type="float">
            <text:p>0.067762909464172</text:p>
          </table:table-cell>
          <table:table-cell office:value-type="float" office:value="0.0593719858692657" calcext:value-type="float">
            <text:p>0.059371985869266</text:p>
          </table:table-cell>
          <table:table-cell office:value-type="float" office:value="0.0410071509556319" calcext:value-type="float">
            <text:p>0.041007150955632</text:p>
          </table:table-cell>
          <table:table-cell office:value-type="float" office:value="0.0532406547645319" calcext:value-type="float">
            <text:p>0.053240654764532</text:p>
          </table:table-cell>
          <table:table-cell office:value-type="float" office:value="0.136372050457219" calcext:value-type="float">
            <text:p>0.136372050457219</text:p>
          </table:table-cell>
          <table:table-cell/>
        </table:table-row>
        <table:table-row table:style-name="ro1">
          <table:table-cell table:number-columns-repeated="17" office:value-type="float" office:value="0" calcext:value-type="float">
            <text:p>0</text:p>
          </table:table-cell>
          <table:table-cell office:value-type="float" office:value="64" calcext:value-type="float">
            <text:p>64</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3" calcext:value-type="float">
            <text:p>3</text:p>
          </table:table-cell>
          <table:table-cell table:number-columns-repeated="10"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2</text:p>
          </table:table-cell>
          <table:table-cell office:value-type="string" calcext:value-type="string">
            <text:p>SolMau</text:p>
          </table:table-cell>
          <table:table-cell office:value-type="float" office:value="1442.57067871094" calcext:value-type="float">
            <text:p>1442.57067871094</text:p>
          </table:table-cell>
          <table:table-cell office:value-type="float" office:value="7671563.6973333" calcext:value-type="float">
            <text:p>7671563.6973333</text:p>
          </table:table-cell>
          <table:table-cell office:value-type="float" office:value="339643.97980693" calcext:value-type="float">
            <text:p>339643.97980693</text:p>
          </table:table-cell>
          <table:table-cell office:value-type="string" calcext:value-type="string">
            <text:p>CD</text:p>
          </table:table-cell>
          <table:table-cell office:value-type="float" office:value="13.7882032394409" calcext:value-type="float">
            <text:p>13.7882032394409</text:p>
          </table:table-cell>
          <table:table-cell office:value-type="float" office:value="2834.53662109375" calcext:value-type="float">
            <text:p>2834.53662109375</text:p>
          </table:table-cell>
          <table:table-cell table:number-columns-repeated="2" office:value-type="float" office:value="0" calcext:value-type="float">
            <text:p>0</text:p>
          </table:table-cell>
          <table:table-cell office:value-type="float" office:value="0.90855832908813" calcext:value-type="float">
            <text:p>0.90855832908813</text:p>
          </table:table-cell>
          <table:table-cell table:number-columns-repeated="3" office:value-type="float" office:value="0" calcext:value-type="float">
            <text:p>0</text:p>
          </table:table-cell>
          <table:table-cell office:value-type="float" office:value="0.0914416709118696" calcext:value-type="float">
            <text:p>0.09144167091187</text:p>
          </table:table-cell>
          <table:table-cell table:number-columns-repeated="4" office:value-type="float" office:value="0" calcext:value-type="float">
            <text:p>0</text:p>
          </table:table-cell>
          <table:table-cell office:value-type="float" office:value="0.914989352444693" calcext:value-type="float">
            <text:p>0.914989352444693</text:p>
          </table:table-cell>
          <table:table-cell table:number-columns-repeated="3" office:value-type="float" office:value="0" calcext:value-type="float">
            <text:p>0</text:p>
          </table:table-cell>
          <table:table-cell office:value-type="float" office:value="0.0850106475553072" calcext:value-type="float">
            <text:p>0.085010647555307</text:p>
          </table:table-cell>
          <table:table-cell table:number-columns-repeated="4" office:value-type="float" office:value="0" calcext:value-type="float">
            <text:p>0</text:p>
          </table:table-cell>
          <table:table-cell office:value-type="float" office:value="0.899392469213454" calcext:value-type="float">
            <text:p>0.899392469213454</text:p>
          </table:table-cell>
          <table:table-cell office:value-type="float" office:value="0" calcext:value-type="float">
            <text:p>0</text:p>
          </table:table-cell>
          <table:table-cell office:value-type="float" office:value="0.00732064685538388" calcext:value-type="float">
            <text:p>0.007320646855384</text:p>
          </table:table-cell>
          <table:table-cell office:value-type="float" office:value="0" calcext:value-type="float">
            <text:p>0</text:p>
          </table:table-cell>
          <table:table-cell office:value-type="float" office:value="0.0909493952626656" calcext:value-type="float">
            <text:p>0.090949395262666</text:p>
          </table:table-cell>
          <table:table-cell office:value-type="float" office:value="0.000532558135343658" calcext:value-type="float">
            <text:p>0.000532558135344</text:p>
          </table:table-cell>
          <table:table-cell office:value-type="float" office:value="0.00180493053315287" calcext:value-type="float">
            <text:p>0.001804930533153</text:p>
          </table:table-cell>
          <table:table-cell office:value-type="float" office:value="0.00276356885389383" calcext:value-type="float">
            <text:p>0.002763568853894</text:p>
          </table:table-cell>
          <table:table-cell office:value-type="float" office:value="0.00306863814296004" calcext:value-type="float">
            <text:p>0.00306863814296</text:p>
          </table:table-cell>
          <table:table-cell office:value-type="float" office:value="0.821521958599215" calcext:value-type="float">
            <text:p>0.821521958599215</text:p>
          </table:table-cell>
          <table:table-cell office:value-type="float" office:value="0" calcext:value-type="float">
            <text:p>0</text:p>
          </table:table-cell>
          <table:table-cell office:value-type="float" office:value="0.0143407036659703" calcext:value-type="float">
            <text:p>0.01434070366597</text:p>
          </table:table-cell>
          <table:table-cell office:value-type="float" office:value="0" calcext:value-type="float">
            <text:p>0</text:p>
          </table:table-cell>
          <table:table-cell office:value-type="float" office:value="0.145531101977159" calcext:value-type="float">
            <text:p>0.145531101977159</text:p>
          </table:table-cell>
          <table:table-cell office:value-type="float" office:value="0.00259472034363527" calcext:value-type="float">
            <text:p>0.002594720343635</text:p>
          </table:table-cell>
          <table:table-cell office:value-type="float" office:value="0.0101793084171662" calcext:value-type="float">
            <text:p>0.010179308417166</text:p>
          </table:table-cell>
          <table:table-cell office:value-type="float" office:value="0.000440141973500702" calcext:value-type="float">
            <text:p>0.000440141973501</text:p>
          </table:table-cell>
          <table:table-cell office:value-type="float" office:value="0.00215015619100002" calcext:value-type="float">
            <text:p>0.002150156191</text:p>
          </table:table-cell>
          <table:table-cell office:value-type="float" office:value="0.734633027431833" calcext:value-type="float">
            <text:p>0.734633027431833</text:p>
          </table:table-cell>
          <table:table-cell office:value-type="float" office:value="0.00740466921700335" calcext:value-type="float">
            <text:p>0.007404669217003</text:p>
          </table:table-cell>
          <table:table-cell office:value-type="float" office:value="0.0367783051930506" calcext:value-type="float">
            <text:p>0.036778305193051</text:p>
          </table:table-cell>
          <table:table-cell office:value-type="float" office:value="0.00257986244127965" calcext:value-type="float">
            <text:p>0.00257986244128</text:p>
          </table:table-cell>
          <table:table-cell office:value-type="float" office:value="0.203601321140894" calcext:value-type="float">
            <text:p>0.203601321140894</text:p>
          </table:table-cell>
          <table:table-cell office:value-type="float" office:value="0.00185503104952646" calcext:value-type="float">
            <text:p>0.001855031049526</text:p>
          </table:table-cell>
          <table:table-cell office:value-type="float" office:value="0.0105574853619121" calcext:value-type="float">
            <text:p>0.010557485361912</text:p>
          </table:table-cell>
          <table:table-cell office:value-type="float" office:value="0.0421517169146934" calcext:value-type="float">
            <text:p>0.042151716914693</text:p>
          </table:table-cell>
          <table:table-cell office:value-type="float" office:value="0.0310773704674033" calcext:value-type="float">
            <text:p>0.031077370467403</text:p>
          </table:table-cell>
          <table:table-cell office:value-type="float" office:value="0.0384834991566412" calcext:value-type="float">
            <text:p>0.038483499156641</text:p>
          </table:table-cell>
          <table:table-cell office:value-type="float" office:value="0.0644663437964162" calcext:value-type="float">
            <text:p>0.064466343796416</text:p>
          </table:table-cell>
          <table:table-cell office:value-type="float" office:value="0.167656319103023" calcext:value-type="float">
            <text:p>0.167656319103023</text:p>
          </table:table-cell>
          <table:table-cell/>
        </table:table-row>
        <table:table-row table:style-name="ro1">
          <table:table-cell office:value-type="float" office:value="6" calcext:value-type="float">
            <text:p>6</text:p>
          </table:table-cell>
          <table:table-cell table:number-columns-repeated="16"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1"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2</text:p>
          </table:table-cell>
          <table:table-cell office:value-type="string" calcext:value-type="string">
            <text:p>LanCam</text:p>
          </table:table-cell>
          <table:table-cell office:value-type="float" office:value="1442.57067871094" calcext:value-type="float">
            <text:p>1442.57067871094</text:p>
          </table:table-cell>
          <table:table-cell office:value-type="float" office:value="7671563.6973333" calcext:value-type="float">
            <text:p>7671563.6973333</text:p>
          </table:table-cell>
          <table:table-cell office:value-type="float" office:value="339643.97980693" calcext:value-type="float">
            <text:p>339643.97980693</text:p>
          </table:table-cell>
          <table:table-cell office:value-type="string" calcext:value-type="string">
            <text:p>CD</text:p>
          </table:table-cell>
          <table:table-cell office:value-type="float" office:value="13.7882032394409" calcext:value-type="float">
            <text:p>13.7882032394409</text:p>
          </table:table-cell>
          <table:table-cell office:value-type="float" office:value="2834.53662109375" calcext:value-type="float">
            <text:p>2834.53662109375</text:p>
          </table:table-cell>
          <table:table-cell table:number-columns-repeated="2" office:value-type="float" office:value="0" calcext:value-type="float">
            <text:p>0</text:p>
          </table:table-cell>
          <table:table-cell office:value-type="float" office:value="0.90855832908813" calcext:value-type="float">
            <text:p>0.90855832908813</text:p>
          </table:table-cell>
          <table:table-cell table:number-columns-repeated="3" office:value-type="float" office:value="0" calcext:value-type="float">
            <text:p>0</text:p>
          </table:table-cell>
          <table:table-cell office:value-type="float" office:value="0.0914416709118696" calcext:value-type="float">
            <text:p>0.09144167091187</text:p>
          </table:table-cell>
          <table:table-cell table:number-columns-repeated="4" office:value-type="float" office:value="0" calcext:value-type="float">
            <text:p>0</text:p>
          </table:table-cell>
          <table:table-cell office:value-type="float" office:value="0.914989352444693" calcext:value-type="float">
            <text:p>0.914989352444693</text:p>
          </table:table-cell>
          <table:table-cell table:number-columns-repeated="3" office:value-type="float" office:value="0" calcext:value-type="float">
            <text:p>0</text:p>
          </table:table-cell>
          <table:table-cell office:value-type="float" office:value="0.0850106475553072" calcext:value-type="float">
            <text:p>0.085010647555307</text:p>
          </table:table-cell>
          <table:table-cell table:number-columns-repeated="4" office:value-type="float" office:value="0" calcext:value-type="float">
            <text:p>0</text:p>
          </table:table-cell>
          <table:table-cell office:value-type="float" office:value="0.899392469213454" calcext:value-type="float">
            <text:p>0.899392469213454</text:p>
          </table:table-cell>
          <table:table-cell office:value-type="float" office:value="0" calcext:value-type="float">
            <text:p>0</text:p>
          </table:table-cell>
          <table:table-cell office:value-type="float" office:value="0.00732064685538388" calcext:value-type="float">
            <text:p>0.007320646855384</text:p>
          </table:table-cell>
          <table:table-cell office:value-type="float" office:value="0" calcext:value-type="float">
            <text:p>0</text:p>
          </table:table-cell>
          <table:table-cell office:value-type="float" office:value="0.0909493952626656" calcext:value-type="float">
            <text:p>0.090949395262666</text:p>
          </table:table-cell>
          <table:table-cell office:value-type="float" office:value="0.000532558135343658" calcext:value-type="float">
            <text:p>0.000532558135344</text:p>
          </table:table-cell>
          <table:table-cell office:value-type="float" office:value="0.00180493053315287" calcext:value-type="float">
            <text:p>0.001804930533153</text:p>
          </table:table-cell>
          <table:table-cell office:value-type="float" office:value="0.00276356885389383" calcext:value-type="float">
            <text:p>0.002763568853894</text:p>
          </table:table-cell>
          <table:table-cell office:value-type="float" office:value="0.00306863814296004" calcext:value-type="float">
            <text:p>0.00306863814296</text:p>
          </table:table-cell>
          <table:table-cell office:value-type="float" office:value="0.821521958599215" calcext:value-type="float">
            <text:p>0.821521958599215</text:p>
          </table:table-cell>
          <table:table-cell office:value-type="float" office:value="0" calcext:value-type="float">
            <text:p>0</text:p>
          </table:table-cell>
          <table:table-cell office:value-type="float" office:value="0.0143407036659703" calcext:value-type="float">
            <text:p>0.01434070366597</text:p>
          </table:table-cell>
          <table:table-cell office:value-type="float" office:value="0" calcext:value-type="float">
            <text:p>0</text:p>
          </table:table-cell>
          <table:table-cell office:value-type="float" office:value="0.145531101977159" calcext:value-type="float">
            <text:p>0.145531101977159</text:p>
          </table:table-cell>
          <table:table-cell office:value-type="float" office:value="0.00259472034363527" calcext:value-type="float">
            <text:p>0.002594720343635</text:p>
          </table:table-cell>
          <table:table-cell office:value-type="float" office:value="0.0101793084171662" calcext:value-type="float">
            <text:p>0.010179308417166</text:p>
          </table:table-cell>
          <table:table-cell office:value-type="float" office:value="0.000440141973500702" calcext:value-type="float">
            <text:p>0.000440141973501</text:p>
          </table:table-cell>
          <table:table-cell office:value-type="float" office:value="0.00215015619100002" calcext:value-type="float">
            <text:p>0.002150156191</text:p>
          </table:table-cell>
          <table:table-cell office:value-type="float" office:value="0.734633027431833" calcext:value-type="float">
            <text:p>0.734633027431833</text:p>
          </table:table-cell>
          <table:table-cell office:value-type="float" office:value="0.00740466921700335" calcext:value-type="float">
            <text:p>0.007404669217003</text:p>
          </table:table-cell>
          <table:table-cell office:value-type="float" office:value="0.0367783051930506" calcext:value-type="float">
            <text:p>0.036778305193051</text:p>
          </table:table-cell>
          <table:table-cell office:value-type="float" office:value="0.00257986244127965" calcext:value-type="float">
            <text:p>0.00257986244128</text:p>
          </table:table-cell>
          <table:table-cell office:value-type="float" office:value="0.203601321140894" calcext:value-type="float">
            <text:p>0.203601321140894</text:p>
          </table:table-cell>
          <table:table-cell office:value-type="float" office:value="0.00185503104952646" calcext:value-type="float">
            <text:p>0.001855031049526</text:p>
          </table:table-cell>
          <table:table-cell office:value-type="float" office:value="0.0105574853619121" calcext:value-type="float">
            <text:p>0.010557485361912</text:p>
          </table:table-cell>
          <table:table-cell office:value-type="float" office:value="0.0421517169146934" calcext:value-type="float">
            <text:p>0.042151716914693</text:p>
          </table:table-cell>
          <table:table-cell office:value-type="float" office:value="0.0310773704674033" calcext:value-type="float">
            <text:p>0.031077370467403</text:p>
          </table:table-cell>
          <table:table-cell office:value-type="float" office:value="0.0384834991566412" calcext:value-type="float">
            <text:p>0.038483499156641</text:p>
          </table:table-cell>
          <table:table-cell office:value-type="float" office:value="0.0644663437964162" calcext:value-type="float">
            <text:p>0.064466343796416</text:p>
          </table:table-cell>
          <table:table-cell office:value-type="float" office:value="0.167656319103023" calcext:value-type="float">
            <text:p>0.167656319103023</text:p>
          </table:table-cell>
          <table:table-cell/>
        </table:table-row>
        <table:table-row table:style-name="ro1">
          <table:table-cell office:value-type="float" office:value="1" calcext:value-type="float">
            <text:p>1</text:p>
          </table:table-cell>
          <table:table-cell table:number-columns-repeated="40"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2</text:p>
          </table:table-cell>
          <table:table-cell office:value-type="string" calcext:value-type="string">
            <text:p>Other</text:p>
          </table:table-cell>
          <table:table-cell office:value-type="float" office:value="1442.57067871094" calcext:value-type="float">
            <text:p>1442.57067871094</text:p>
          </table:table-cell>
          <table:table-cell office:value-type="float" office:value="7671563.6973333" calcext:value-type="float">
            <text:p>7671563.6973333</text:p>
          </table:table-cell>
          <table:table-cell office:value-type="float" office:value="339643.97980693" calcext:value-type="float">
            <text:p>339643.97980693</text:p>
          </table:table-cell>
          <table:table-cell office:value-type="string" calcext:value-type="string">
            <text:p>CD</text:p>
          </table:table-cell>
          <table:table-cell office:value-type="float" office:value="13.7882032394409" calcext:value-type="float">
            <text:p>13.7882032394409</text:p>
          </table:table-cell>
          <table:table-cell office:value-type="float" office:value="2834.53662109375" calcext:value-type="float">
            <text:p>2834.53662109375</text:p>
          </table:table-cell>
          <table:table-cell table:number-columns-repeated="2" office:value-type="float" office:value="0" calcext:value-type="float">
            <text:p>0</text:p>
          </table:table-cell>
          <table:table-cell office:value-type="float" office:value="0.90855832908813" calcext:value-type="float">
            <text:p>0.90855832908813</text:p>
          </table:table-cell>
          <table:table-cell table:number-columns-repeated="3" office:value-type="float" office:value="0" calcext:value-type="float">
            <text:p>0</text:p>
          </table:table-cell>
          <table:table-cell office:value-type="float" office:value="0.0914416709118696" calcext:value-type="float">
            <text:p>0.09144167091187</text:p>
          </table:table-cell>
          <table:table-cell table:number-columns-repeated="4" office:value-type="float" office:value="0" calcext:value-type="float">
            <text:p>0</text:p>
          </table:table-cell>
          <table:table-cell office:value-type="float" office:value="0.914989352444693" calcext:value-type="float">
            <text:p>0.914989352444693</text:p>
          </table:table-cell>
          <table:table-cell table:number-columns-repeated="3" office:value-type="float" office:value="0" calcext:value-type="float">
            <text:p>0</text:p>
          </table:table-cell>
          <table:table-cell office:value-type="float" office:value="0.0850106475553072" calcext:value-type="float">
            <text:p>0.085010647555307</text:p>
          </table:table-cell>
          <table:table-cell table:number-columns-repeated="4" office:value-type="float" office:value="0" calcext:value-type="float">
            <text:p>0</text:p>
          </table:table-cell>
          <table:table-cell office:value-type="float" office:value="0.899392469213454" calcext:value-type="float">
            <text:p>0.899392469213454</text:p>
          </table:table-cell>
          <table:table-cell office:value-type="float" office:value="0" calcext:value-type="float">
            <text:p>0</text:p>
          </table:table-cell>
          <table:table-cell office:value-type="float" office:value="0.00732064685538388" calcext:value-type="float">
            <text:p>0.007320646855384</text:p>
          </table:table-cell>
          <table:table-cell office:value-type="float" office:value="0" calcext:value-type="float">
            <text:p>0</text:p>
          </table:table-cell>
          <table:table-cell office:value-type="float" office:value="0.0909493952626656" calcext:value-type="float">
            <text:p>0.090949395262666</text:p>
          </table:table-cell>
          <table:table-cell office:value-type="float" office:value="0.000532558135343658" calcext:value-type="float">
            <text:p>0.000532558135344</text:p>
          </table:table-cell>
          <table:table-cell office:value-type="float" office:value="0.00180493053315287" calcext:value-type="float">
            <text:p>0.001804930533153</text:p>
          </table:table-cell>
          <table:table-cell office:value-type="float" office:value="0.00276356885389383" calcext:value-type="float">
            <text:p>0.002763568853894</text:p>
          </table:table-cell>
          <table:table-cell office:value-type="float" office:value="0.00306863814296004" calcext:value-type="float">
            <text:p>0.00306863814296</text:p>
          </table:table-cell>
          <table:table-cell office:value-type="float" office:value="0.821521958599215" calcext:value-type="float">
            <text:p>0.821521958599215</text:p>
          </table:table-cell>
          <table:table-cell office:value-type="float" office:value="0" calcext:value-type="float">
            <text:p>0</text:p>
          </table:table-cell>
          <table:table-cell office:value-type="float" office:value="0.0143407036659703" calcext:value-type="float">
            <text:p>0.01434070366597</text:p>
          </table:table-cell>
          <table:table-cell office:value-type="float" office:value="0" calcext:value-type="float">
            <text:p>0</text:p>
          </table:table-cell>
          <table:table-cell office:value-type="float" office:value="0.145531101977159" calcext:value-type="float">
            <text:p>0.145531101977159</text:p>
          </table:table-cell>
          <table:table-cell office:value-type="float" office:value="0.00259472034363527" calcext:value-type="float">
            <text:p>0.002594720343635</text:p>
          </table:table-cell>
          <table:table-cell office:value-type="float" office:value="0.0101793084171662" calcext:value-type="float">
            <text:p>0.010179308417166</text:p>
          </table:table-cell>
          <table:table-cell office:value-type="float" office:value="0.000440141973500702" calcext:value-type="float">
            <text:p>0.000440141973501</text:p>
          </table:table-cell>
          <table:table-cell office:value-type="float" office:value="0.00215015619100002" calcext:value-type="float">
            <text:p>0.002150156191</text:p>
          </table:table-cell>
          <table:table-cell office:value-type="float" office:value="0.734633027431833" calcext:value-type="float">
            <text:p>0.734633027431833</text:p>
          </table:table-cell>
          <table:table-cell office:value-type="float" office:value="0.00740466921700335" calcext:value-type="float">
            <text:p>0.007404669217003</text:p>
          </table:table-cell>
          <table:table-cell office:value-type="float" office:value="0.0367783051930506" calcext:value-type="float">
            <text:p>0.036778305193051</text:p>
          </table:table-cell>
          <table:table-cell office:value-type="float" office:value="0.00257986244127965" calcext:value-type="float">
            <text:p>0.00257986244128</text:p>
          </table:table-cell>
          <table:table-cell office:value-type="float" office:value="0.203601321140894" calcext:value-type="float">
            <text:p>0.203601321140894</text:p>
          </table:table-cell>
          <table:table-cell office:value-type="float" office:value="0.00185503104952646" calcext:value-type="float">
            <text:p>0.001855031049526</text:p>
          </table:table-cell>
          <table:table-cell office:value-type="float" office:value="0.0105574853619121" calcext:value-type="float">
            <text:p>0.010557485361912</text:p>
          </table:table-cell>
          <table:table-cell office:value-type="float" office:value="0.0421517169146934" calcext:value-type="float">
            <text:p>0.042151716914693</text:p>
          </table:table-cell>
          <table:table-cell office:value-type="float" office:value="0.0310773704674033" calcext:value-type="float">
            <text:p>0.031077370467403</text:p>
          </table:table-cell>
          <table:table-cell office:value-type="float" office:value="0.0384834991566412" calcext:value-type="float">
            <text:p>0.038483499156641</text:p>
          </table:table-cell>
          <table:table-cell office:value-type="float" office:value="0.0644663437964162" calcext:value-type="float">
            <text:p>0.064466343796416</text:p>
          </table:table-cell>
          <table:table-cell office:value-type="float" office:value="0.167656319103023" calcext:value-type="float">
            <text:p>0.167656319103023</text:p>
          </table:table-cell>
          <table:table-cell/>
        </table:table-row>
        <table:table-row table:style-name="ro1">
          <table:table-cell table:number-columns-repeated="16"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23"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3</text:p>
          </table:table-cell>
          <table:table-cell office:value-type="string" calcext:value-type="string">
            <text:p>Other</text:p>
          </table:table-cell>
          <table:table-cell office:value-type="float" office:value="1306.14208984375" calcext:value-type="float">
            <text:p>1306.14208984375</text:p>
          </table:table-cell>
          <table:table-cell office:value-type="float" office:value="7672600.96589956" calcext:value-type="float">
            <text:p>7672600.96589956</text:p>
          </table:table-cell>
          <table:table-cell office:value-type="float" office:value="340461.809825117" calcext:value-type="float">
            <text:p>340461.809825117</text:p>
          </table:table-cell>
          <table:table-cell office:value-type="string" calcext:value-type="string">
            <text:p>CD</text:p>
          </table:table-cell>
          <table:table-cell office:value-type="float" office:value="15.6955471038818" calcext:value-type="float">
            <text:p>15.6955471038818</text:p>
          </table:table-cell>
          <table:table-cell office:value-type="float" office:value="2739.12426757812" calcext:value-type="float">
            <text:p>2739.12426757812</text:p>
          </table:table-cell>
          <table:table-cell office:value-type="float" office:value="0" calcext:value-type="float">
            <text:p>0</text:p>
          </table:table-cell>
          <table:table-cell office:value-type="float" office:value="0.00261088292418888" calcext:value-type="float">
            <text:p>0.002610882924189</text:p>
          </table:table-cell>
          <table:table-cell office:value-type="float" office:value="0.276021269143821" calcext:value-type="float">
            <text:p>0.276021269143821</text:p>
          </table:table-cell>
          <table:table-cell office:value-type="float" office:value="0" calcext:value-type="float">
            <text:p>0</text:p>
          </table:table-cell>
          <table:table-cell office:value-type="float" office:value="0.0918585028815232" calcext:value-type="float">
            <text:p>0.091858502881523</text:p>
          </table:table-cell>
          <table:table-cell office:value-type="float" office:value="0" calcext:value-type="float">
            <text:p>0</text:p>
          </table:table-cell>
          <table:table-cell office:value-type="float" office:value="0.538192122775177" calcext:value-type="float">
            <text:p>0.538192122775177</text:p>
          </table:table-cell>
          <table:table-cell office:value-type="float" office:value="0" calcext:value-type="float">
            <text:p>0</text:p>
          </table:table-cell>
          <table:table-cell office:value-type="float" office:value="0.0913172222752889" calcext:value-type="float">
            <text:p>0.091317222275289</text:p>
          </table:table-cell>
          <table:table-cell office:value-type="float" office:value="0" calcext:value-type="float">
            <text:p>0</text:p>
          </table:table-cell>
          <table:table-cell office:value-type="float" office:value="0.000587209446289791" calcext:value-type="float">
            <text:p>0.00058720944629</text:p>
          </table:table-cell>
          <table:table-cell office:value-type="float" office:value="0.487206970105379" calcext:value-type="float">
            <text:p>0.487206970105379</text:p>
          </table:table-cell>
          <table:table-cell office:value-type="float" office:value="0" calcext:value-type="float">
            <text:p>0</text:p>
          </table:table-cell>
          <table:table-cell office:value-type="float" office:value="0.0788204872423442" calcext:value-type="float">
            <text:p>0.078820487242344</text:p>
          </table:table-cell>
          <table:table-cell office:value-type="float" office:value="0" calcext:value-type="float">
            <text:p>0</text:p>
          </table:table-cell>
          <table:table-cell office:value-type="float" office:value="0.383560965428928" calcext:value-type="float">
            <text:p>0.383560965428928</text:p>
          </table:table-cell>
          <table:table-cell office:value-type="float" office:value="0.00169795502541626" calcext:value-type="float">
            <text:p>0.001697955025416</text:p>
          </table:table-cell>
          <table:table-cell office:value-type="float" office:value="0.0481264127516422" calcext:value-type="float">
            <text:p>0.048126412751642</text:p>
          </table:table-cell>
          <table:table-cell office:value-type="float" office:value="0.00922932157942028" calcext:value-type="float">
            <text:p>0.00922932157942</text:p>
          </table:table-cell>
          <table:table-cell office:value-type="float" office:value="0.00921959347120126" calcext:value-type="float">
            <text:p>0.009219593471201</text:p>
          </table:table-cell>
          <table:table-cell office:value-type="float" office:value="0.433135174716824" calcext:value-type="float">
            <text:p>0.433135174716824</text:p>
          </table:table-cell>
          <table:table-cell office:value-type="float" office:value="0" calcext:value-type="float">
            <text:p>0</text:p>
          </table:table-cell>
          <table:table-cell office:value-type="float" office:value="0.177630834211811" calcext:value-type="float">
            <text:p>0.177630834211811</text:p>
          </table:table-cell>
          <table:table-cell office:value-type="float" office:value="0" calcext:value-type="float">
            <text:p>0</text:p>
          </table:table-cell>
          <table:table-cell office:value-type="float" office:value="0.304419037377161" calcext:value-type="float">
            <text:p>0.304419037377161</text:p>
          </table:table-cell>
          <table:table-cell office:value-type="float" office:value="0.0125015034349066" calcext:value-type="float">
            <text:p>0.012501503434907</text:p>
          </table:table-cell>
          <table:table-cell office:value-type="float" office:value="0.0538645352086768" calcext:value-type="float">
            <text:p>0.053864535208677</text:p>
          </table:table-cell>
          <table:table-cell office:value-type="float" office:value="0.0030233067743774" calcext:value-type="float">
            <text:p>0.003023306774377</text:p>
          </table:table-cell>
          <table:table-cell office:value-type="float" office:value="0.0080617124363549" calcext:value-type="float">
            <text:p>0.008061712436355</text:p>
          </table:table-cell>
          <table:table-cell office:value-type="float" office:value="0.560743471669569" calcext:value-type="float">
            <text:p>0.560743471669569</text:p>
          </table:table-cell>
          <table:table-cell office:value-type="float" office:value="0" calcext:value-type="float">
            <text:p>0</text:p>
          </table:table-cell>
          <table:table-cell office:value-type="float" office:value="0.151485342005817" calcext:value-type="float">
            <text:p>0.151485342005817</text:p>
          </table:table-cell>
          <table:table-cell office:value-type="float" office:value="0" calcext:value-type="float">
            <text:p>0</text:p>
          </table:table-cell>
          <table:table-cell office:value-type="float" office:value="0.234206323370301" calcext:value-type="float">
            <text:p>0.234206323370301</text:p>
          </table:table-cell>
          <table:table-cell office:value-type="float" office:value="0.00781914204353309" calcext:value-type="float">
            <text:p>0.007819142043533</text:p>
          </table:table-cell>
          <table:table-cell office:value-type="float" office:value="0.0346607017000471" calcext:value-type="float">
            <text:p>0.034660701700047</text:p>
          </table:table-cell>
          <table:table-cell office:value-type="float" office:value="0.000772098477237899" calcext:value-type="float">
            <text:p>0.000772098477238</text:p>
          </table:table-cell>
          <table:table-cell office:value-type="float" office:value="0.00339567651769074" calcext:value-type="float">
            <text:p>0.003395676517691</text:p>
          </table:table-cell>
          <table:table-cell office:value-type="float" office:value="0.720906824150944" calcext:value-type="float">
            <text:p>0.720906824150944</text:p>
          </table:table-cell>
          <table:table-cell office:value-type="float" office:value="0.00343252278694414" calcext:value-type="float">
            <text:p>0.003432522786944</text:p>
          </table:table-cell>
          <table:table-cell office:value-type="float" office:value="0.0529412507151468" calcext:value-type="float">
            <text:p>0.052941250715147</text:p>
          </table:table-cell>
          <table:table-cell office:value-type="float" office:value="0.00550326129493649" calcext:value-type="float">
            <text:p>0.005503261294936</text:p>
          </table:table-cell>
          <table:table-cell office:value-type="float" office:value="0.19534175132973" calcext:value-type="float">
            <text:p>0.19534175132973</text:p>
          </table:table-cell>
          <table:table-cell office:value-type="float" office:value="0.0039733227190859" calcext:value-type="float">
            <text:p>0.003973322719086</text:p>
          </table:table-cell>
          <table:table-cell office:value-type="float" office:value="0.0137332920082843" calcext:value-type="float">
            <text:p>0.013733292008284</text:p>
          </table:table-cell>
          <table:table-cell office:value-type="float" office:value="0.0992564488619476" calcext:value-type="float">
            <text:p>0.099256448861948</text:p>
          </table:table-cell>
          <table:table-cell office:value-type="float" office:value="0.0617365951680034" calcext:value-type="float">
            <text:p>0.061736595168003</text:p>
          </table:table-cell>
          <table:table-cell office:value-type="float" office:value="0.0612686162500127" calcext:value-type="float">
            <text:p>0.061268616250013</text:p>
          </table:table-cell>
          <table:table-cell office:value-type="float" office:value="0.0754090917090491" calcext:value-type="float">
            <text:p>0.075409091709049</text:p>
          </table:table-cell>
          <table:table-cell office:value-type="float" office:value="0.213416750703496" calcext:value-type="float">
            <text:p>0.213416750703496</text:p>
          </table:table-cell>
          <table:table-cell/>
        </table:table-row>
        <table:table-row table:style-name="ro1">
          <table:table-cell table:number-columns-repeated="17" office:value-type="float" office:value="0" calcext:value-type="float">
            <text:p>0</text:p>
          </table:table-cell>
          <table:table-cell office:value-type="float" office:value="15" calcext:value-type="float">
            <text:p>15</text:p>
          </table:table-cell>
          <table:table-cell table:number-columns-repeated="23"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3</text:p>
          </table:table-cell>
          <table:table-cell office:value-type="string" calcext:value-type="string">
            <text:p>SolMau</text:p>
          </table:table-cell>
          <table:table-cell office:value-type="float" office:value="1306.14208984375" calcext:value-type="float">
            <text:p>1306.14208984375</text:p>
          </table:table-cell>
          <table:table-cell office:value-type="float" office:value="7672600.96589956" calcext:value-type="float">
            <text:p>7672600.96589956</text:p>
          </table:table-cell>
          <table:table-cell office:value-type="float" office:value="340461.809825117" calcext:value-type="float">
            <text:p>340461.809825117</text:p>
          </table:table-cell>
          <table:table-cell office:value-type="string" calcext:value-type="string">
            <text:p>CD</text:p>
          </table:table-cell>
          <table:table-cell office:value-type="float" office:value="15.6955471038818" calcext:value-type="float">
            <text:p>15.6955471038818</text:p>
          </table:table-cell>
          <table:table-cell office:value-type="float" office:value="2739.12426757812" calcext:value-type="float">
            <text:p>2739.12426757812</text:p>
          </table:table-cell>
          <table:table-cell office:value-type="float" office:value="0" calcext:value-type="float">
            <text:p>0</text:p>
          </table:table-cell>
          <table:table-cell office:value-type="float" office:value="0.00261088292418888" calcext:value-type="float">
            <text:p>0.002610882924189</text:p>
          </table:table-cell>
          <table:table-cell office:value-type="float" office:value="0.276021269143821" calcext:value-type="float">
            <text:p>0.276021269143821</text:p>
          </table:table-cell>
          <table:table-cell office:value-type="float" office:value="0" calcext:value-type="float">
            <text:p>0</text:p>
          </table:table-cell>
          <table:table-cell office:value-type="float" office:value="0.0918585028815232" calcext:value-type="float">
            <text:p>0.091858502881523</text:p>
          </table:table-cell>
          <table:table-cell office:value-type="float" office:value="0" calcext:value-type="float">
            <text:p>0</text:p>
          </table:table-cell>
          <table:table-cell office:value-type="float" office:value="0.538192122775177" calcext:value-type="float">
            <text:p>0.538192122775177</text:p>
          </table:table-cell>
          <table:table-cell office:value-type="float" office:value="0" calcext:value-type="float">
            <text:p>0</text:p>
          </table:table-cell>
          <table:table-cell office:value-type="float" office:value="0.0913172222752889" calcext:value-type="float">
            <text:p>0.091317222275289</text:p>
          </table:table-cell>
          <table:table-cell office:value-type="float" office:value="0" calcext:value-type="float">
            <text:p>0</text:p>
          </table:table-cell>
          <table:table-cell office:value-type="float" office:value="0.000587209446289791" calcext:value-type="float">
            <text:p>0.00058720944629</text:p>
          </table:table-cell>
          <table:table-cell office:value-type="float" office:value="0.487206970105379" calcext:value-type="float">
            <text:p>0.487206970105379</text:p>
          </table:table-cell>
          <table:table-cell office:value-type="float" office:value="0" calcext:value-type="float">
            <text:p>0</text:p>
          </table:table-cell>
          <table:table-cell office:value-type="float" office:value="0.0788204872423442" calcext:value-type="float">
            <text:p>0.078820487242344</text:p>
          </table:table-cell>
          <table:table-cell office:value-type="float" office:value="0" calcext:value-type="float">
            <text:p>0</text:p>
          </table:table-cell>
          <table:table-cell office:value-type="float" office:value="0.383560965428928" calcext:value-type="float">
            <text:p>0.383560965428928</text:p>
          </table:table-cell>
          <table:table-cell office:value-type="float" office:value="0.00169795502541626" calcext:value-type="float">
            <text:p>0.001697955025416</text:p>
          </table:table-cell>
          <table:table-cell office:value-type="float" office:value="0.0481264127516422" calcext:value-type="float">
            <text:p>0.048126412751642</text:p>
          </table:table-cell>
          <table:table-cell office:value-type="float" office:value="0.00922932157942028" calcext:value-type="float">
            <text:p>0.00922932157942</text:p>
          </table:table-cell>
          <table:table-cell office:value-type="float" office:value="0.00921959347120126" calcext:value-type="float">
            <text:p>0.009219593471201</text:p>
          </table:table-cell>
          <table:table-cell office:value-type="float" office:value="0.433135174716824" calcext:value-type="float">
            <text:p>0.433135174716824</text:p>
          </table:table-cell>
          <table:table-cell office:value-type="float" office:value="0" calcext:value-type="float">
            <text:p>0</text:p>
          </table:table-cell>
          <table:table-cell office:value-type="float" office:value="0.177630834211811" calcext:value-type="float">
            <text:p>0.177630834211811</text:p>
          </table:table-cell>
          <table:table-cell office:value-type="float" office:value="0" calcext:value-type="float">
            <text:p>0</text:p>
          </table:table-cell>
          <table:table-cell office:value-type="float" office:value="0.304419037377161" calcext:value-type="float">
            <text:p>0.304419037377161</text:p>
          </table:table-cell>
          <table:table-cell office:value-type="float" office:value="0.0125015034349066" calcext:value-type="float">
            <text:p>0.012501503434907</text:p>
          </table:table-cell>
          <table:table-cell office:value-type="float" office:value="0.0538645352086768" calcext:value-type="float">
            <text:p>0.053864535208677</text:p>
          </table:table-cell>
          <table:table-cell office:value-type="float" office:value="0.0030233067743774" calcext:value-type="float">
            <text:p>0.003023306774377</text:p>
          </table:table-cell>
          <table:table-cell office:value-type="float" office:value="0.0080617124363549" calcext:value-type="float">
            <text:p>0.008061712436355</text:p>
          </table:table-cell>
          <table:table-cell office:value-type="float" office:value="0.560743471669569" calcext:value-type="float">
            <text:p>0.560743471669569</text:p>
          </table:table-cell>
          <table:table-cell office:value-type="float" office:value="0" calcext:value-type="float">
            <text:p>0</text:p>
          </table:table-cell>
          <table:table-cell office:value-type="float" office:value="0.151485342005817" calcext:value-type="float">
            <text:p>0.151485342005817</text:p>
          </table:table-cell>
          <table:table-cell office:value-type="float" office:value="0" calcext:value-type="float">
            <text:p>0</text:p>
          </table:table-cell>
          <table:table-cell office:value-type="float" office:value="0.234206323370301" calcext:value-type="float">
            <text:p>0.234206323370301</text:p>
          </table:table-cell>
          <table:table-cell office:value-type="float" office:value="0.00781914204353309" calcext:value-type="float">
            <text:p>0.007819142043533</text:p>
          </table:table-cell>
          <table:table-cell office:value-type="float" office:value="0.0346607017000471" calcext:value-type="float">
            <text:p>0.034660701700047</text:p>
          </table:table-cell>
          <table:table-cell office:value-type="float" office:value="0.000772098477237899" calcext:value-type="float">
            <text:p>0.000772098477238</text:p>
          </table:table-cell>
          <table:table-cell office:value-type="float" office:value="0.00339567651769074" calcext:value-type="float">
            <text:p>0.003395676517691</text:p>
          </table:table-cell>
          <table:table-cell office:value-type="float" office:value="0.720906824150944" calcext:value-type="float">
            <text:p>0.720906824150944</text:p>
          </table:table-cell>
          <table:table-cell office:value-type="float" office:value="0.00343252278694414" calcext:value-type="float">
            <text:p>0.003432522786944</text:p>
          </table:table-cell>
          <table:table-cell office:value-type="float" office:value="0.0529412507151468" calcext:value-type="float">
            <text:p>0.052941250715147</text:p>
          </table:table-cell>
          <table:table-cell office:value-type="float" office:value="0.00550326129493649" calcext:value-type="float">
            <text:p>0.005503261294936</text:p>
          </table:table-cell>
          <table:table-cell office:value-type="float" office:value="0.19534175132973" calcext:value-type="float">
            <text:p>0.19534175132973</text:p>
          </table:table-cell>
          <table:table-cell office:value-type="float" office:value="0.0039733227190859" calcext:value-type="float">
            <text:p>0.003973322719086</text:p>
          </table:table-cell>
          <table:table-cell office:value-type="float" office:value="0.0137332920082843" calcext:value-type="float">
            <text:p>0.013733292008284</text:p>
          </table:table-cell>
          <table:table-cell office:value-type="float" office:value="0.0992564488619476" calcext:value-type="float">
            <text:p>0.099256448861948</text:p>
          </table:table-cell>
          <table:table-cell office:value-type="float" office:value="0.0617365951680034" calcext:value-type="float">
            <text:p>0.061736595168003</text:p>
          </table:table-cell>
          <table:table-cell office:value-type="float" office:value="0.0612686162500127" calcext:value-type="float">
            <text:p>0.061268616250013</text:p>
          </table:table-cell>
          <table:table-cell office:value-type="float" office:value="0.0754090917090491" calcext:value-type="float">
            <text:p>0.075409091709049</text:p>
          </table:table-cell>
          <table:table-cell office:value-type="float" office:value="0.213416750703496" calcext:value-type="float">
            <text:p>0.213416750703496</text:p>
          </table:table-cell>
          <table:table-cell/>
        </table:table-row>
        <table:table-row table:style-name="ro1">
          <table:table-cell office:value-type="float" office:value="2" calcext:value-type="float">
            <text:p>2</text:p>
          </table:table-cell>
          <table:table-cell table:number-columns-repeated="16" office:value-type="float" office:value="0" calcext:value-type="float">
            <text:p>0</text:p>
          </table:table-cell>
          <table:table-cell office:value-type="float" office:value="5" calcext:value-type="float">
            <text:p>5</text:p>
          </table:table-cell>
          <table:table-cell table:number-columns-repeated="23"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3</text:p>
          </table:table-cell>
          <table:table-cell office:value-type="string" calcext:value-type="string">
            <text:p>LanCam</text:p>
          </table:table-cell>
          <table:table-cell office:value-type="float" office:value="1306.14208984375" calcext:value-type="float">
            <text:p>1306.14208984375</text:p>
          </table:table-cell>
          <table:table-cell office:value-type="float" office:value="7672600.96589956" calcext:value-type="float">
            <text:p>7672600.96589956</text:p>
          </table:table-cell>
          <table:table-cell office:value-type="float" office:value="340461.809825117" calcext:value-type="float">
            <text:p>340461.809825117</text:p>
          </table:table-cell>
          <table:table-cell office:value-type="string" calcext:value-type="string">
            <text:p>CD</text:p>
          </table:table-cell>
          <table:table-cell office:value-type="float" office:value="15.6955471038818" calcext:value-type="float">
            <text:p>15.6955471038818</text:p>
          </table:table-cell>
          <table:table-cell office:value-type="float" office:value="2739.12426757812" calcext:value-type="float">
            <text:p>2739.12426757812</text:p>
          </table:table-cell>
          <table:table-cell office:value-type="float" office:value="0" calcext:value-type="float">
            <text:p>0</text:p>
          </table:table-cell>
          <table:table-cell office:value-type="float" office:value="0.00261088292418888" calcext:value-type="float">
            <text:p>0.002610882924189</text:p>
          </table:table-cell>
          <table:table-cell office:value-type="float" office:value="0.276021269143821" calcext:value-type="float">
            <text:p>0.276021269143821</text:p>
          </table:table-cell>
          <table:table-cell office:value-type="float" office:value="0" calcext:value-type="float">
            <text:p>0</text:p>
          </table:table-cell>
          <table:table-cell office:value-type="float" office:value="0.0918585028815232" calcext:value-type="float">
            <text:p>0.091858502881523</text:p>
          </table:table-cell>
          <table:table-cell office:value-type="float" office:value="0" calcext:value-type="float">
            <text:p>0</text:p>
          </table:table-cell>
          <table:table-cell office:value-type="float" office:value="0.538192122775177" calcext:value-type="float">
            <text:p>0.538192122775177</text:p>
          </table:table-cell>
          <table:table-cell office:value-type="float" office:value="0" calcext:value-type="float">
            <text:p>0</text:p>
          </table:table-cell>
          <table:table-cell office:value-type="float" office:value="0.0913172222752889" calcext:value-type="float">
            <text:p>0.091317222275289</text:p>
          </table:table-cell>
          <table:table-cell office:value-type="float" office:value="0" calcext:value-type="float">
            <text:p>0</text:p>
          </table:table-cell>
          <table:table-cell office:value-type="float" office:value="0.000587209446289791" calcext:value-type="float">
            <text:p>0.00058720944629</text:p>
          </table:table-cell>
          <table:table-cell office:value-type="float" office:value="0.487206970105379" calcext:value-type="float">
            <text:p>0.487206970105379</text:p>
          </table:table-cell>
          <table:table-cell office:value-type="float" office:value="0" calcext:value-type="float">
            <text:p>0</text:p>
          </table:table-cell>
          <table:table-cell office:value-type="float" office:value="0.0788204872423442" calcext:value-type="float">
            <text:p>0.078820487242344</text:p>
          </table:table-cell>
          <table:table-cell office:value-type="float" office:value="0" calcext:value-type="float">
            <text:p>0</text:p>
          </table:table-cell>
          <table:table-cell office:value-type="float" office:value="0.383560965428928" calcext:value-type="float">
            <text:p>0.383560965428928</text:p>
          </table:table-cell>
          <table:table-cell office:value-type="float" office:value="0.00169795502541626" calcext:value-type="float">
            <text:p>0.001697955025416</text:p>
          </table:table-cell>
          <table:table-cell office:value-type="float" office:value="0.0481264127516422" calcext:value-type="float">
            <text:p>0.048126412751642</text:p>
          </table:table-cell>
          <table:table-cell office:value-type="float" office:value="0.00922932157942028" calcext:value-type="float">
            <text:p>0.00922932157942</text:p>
          </table:table-cell>
          <table:table-cell office:value-type="float" office:value="0.00921959347120126" calcext:value-type="float">
            <text:p>0.009219593471201</text:p>
          </table:table-cell>
          <table:table-cell office:value-type="float" office:value="0.433135174716824" calcext:value-type="float">
            <text:p>0.433135174716824</text:p>
          </table:table-cell>
          <table:table-cell office:value-type="float" office:value="0" calcext:value-type="float">
            <text:p>0</text:p>
          </table:table-cell>
          <table:table-cell office:value-type="float" office:value="0.177630834211811" calcext:value-type="float">
            <text:p>0.177630834211811</text:p>
          </table:table-cell>
          <table:table-cell office:value-type="float" office:value="0" calcext:value-type="float">
            <text:p>0</text:p>
          </table:table-cell>
          <table:table-cell office:value-type="float" office:value="0.304419037377161" calcext:value-type="float">
            <text:p>0.304419037377161</text:p>
          </table:table-cell>
          <table:table-cell office:value-type="float" office:value="0.0125015034349066" calcext:value-type="float">
            <text:p>0.012501503434907</text:p>
          </table:table-cell>
          <table:table-cell office:value-type="float" office:value="0.0538645352086768" calcext:value-type="float">
            <text:p>0.053864535208677</text:p>
          </table:table-cell>
          <table:table-cell office:value-type="float" office:value="0.0030233067743774" calcext:value-type="float">
            <text:p>0.003023306774377</text:p>
          </table:table-cell>
          <table:table-cell office:value-type="float" office:value="0.0080617124363549" calcext:value-type="float">
            <text:p>0.008061712436355</text:p>
          </table:table-cell>
          <table:table-cell office:value-type="float" office:value="0.560743471669569" calcext:value-type="float">
            <text:p>0.560743471669569</text:p>
          </table:table-cell>
          <table:table-cell office:value-type="float" office:value="0" calcext:value-type="float">
            <text:p>0</text:p>
          </table:table-cell>
          <table:table-cell office:value-type="float" office:value="0.151485342005817" calcext:value-type="float">
            <text:p>0.151485342005817</text:p>
          </table:table-cell>
          <table:table-cell office:value-type="float" office:value="0" calcext:value-type="float">
            <text:p>0</text:p>
          </table:table-cell>
          <table:table-cell office:value-type="float" office:value="0.234206323370301" calcext:value-type="float">
            <text:p>0.234206323370301</text:p>
          </table:table-cell>
          <table:table-cell office:value-type="float" office:value="0.00781914204353309" calcext:value-type="float">
            <text:p>0.007819142043533</text:p>
          </table:table-cell>
          <table:table-cell office:value-type="float" office:value="0.0346607017000471" calcext:value-type="float">
            <text:p>0.034660701700047</text:p>
          </table:table-cell>
          <table:table-cell office:value-type="float" office:value="0.000772098477237899" calcext:value-type="float">
            <text:p>0.000772098477238</text:p>
          </table:table-cell>
          <table:table-cell office:value-type="float" office:value="0.00339567651769074" calcext:value-type="float">
            <text:p>0.003395676517691</text:p>
          </table:table-cell>
          <table:table-cell office:value-type="float" office:value="0.720906824150944" calcext:value-type="float">
            <text:p>0.720906824150944</text:p>
          </table:table-cell>
          <table:table-cell office:value-type="float" office:value="0.00343252278694414" calcext:value-type="float">
            <text:p>0.003432522786944</text:p>
          </table:table-cell>
          <table:table-cell office:value-type="float" office:value="0.0529412507151468" calcext:value-type="float">
            <text:p>0.052941250715147</text:p>
          </table:table-cell>
          <table:table-cell office:value-type="float" office:value="0.00550326129493649" calcext:value-type="float">
            <text:p>0.005503261294936</text:p>
          </table:table-cell>
          <table:table-cell office:value-type="float" office:value="0.19534175132973" calcext:value-type="float">
            <text:p>0.19534175132973</text:p>
          </table:table-cell>
          <table:table-cell office:value-type="float" office:value="0.0039733227190859" calcext:value-type="float">
            <text:p>0.003973322719086</text:p>
          </table:table-cell>
          <table:table-cell office:value-type="float" office:value="0.0137332920082843" calcext:value-type="float">
            <text:p>0.013733292008284</text:p>
          </table:table-cell>
          <table:table-cell office:value-type="float" office:value="0.0992564488619476" calcext:value-type="float">
            <text:p>0.099256448861948</text:p>
          </table:table-cell>
          <table:table-cell office:value-type="float" office:value="0.0617365951680034" calcext:value-type="float">
            <text:p>0.061736595168003</text:p>
          </table:table-cell>
          <table:table-cell office:value-type="float" office:value="0.0612686162500127" calcext:value-type="float">
            <text:p>0.061268616250013</text:p>
          </table:table-cell>
          <table:table-cell office:value-type="float" office:value="0.0754090917090491" calcext:value-type="float">
            <text:p>0.075409091709049</text:p>
          </table:table-cell>
          <table:table-cell office:value-type="float" office:value="0.213416750703496" calcext:value-type="float">
            <text:p>0.213416750703496</text:p>
          </table:table-cell>
          <table:table-cell/>
        </table:table-row>
        <table:table-row table:style-name="ro1">
          <table:table-cell office:value-type="float" office:value="5" calcext:value-type="float">
            <text:p>5</text:p>
          </table:table-cell>
          <table:table-cell table:number-columns-repeated="1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21"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4</text:p>
          </table:table-cell>
          <table:table-cell office:value-type="string" calcext:value-type="string">
            <text:p>LanCam</text:p>
          </table:table-cell>
          <table:table-cell office:value-type="float" office:value="1012.53594970703" calcext:value-type="float">
            <text:p>1012.53594970703</text:p>
          </table:table-cell>
          <table:table-cell office:value-type="float" office:value="7673522.95019046" calcext:value-type="float">
            <text:p>7673522.95019046</text:p>
          </table:table-cell>
          <table:table-cell office:value-type="float" office:value="342273.774279213" calcext:value-type="float">
            <text:p>342273.774279213</text:p>
          </table:table-cell>
          <table:table-cell office:value-type="string" calcext:value-type="string">
            <text:p>CD</text:p>
          </table:table-cell>
          <table:table-cell office:value-type="float" office:value="19.4717445373535" calcext:value-type="float">
            <text:p>19.4717445373535</text:p>
          </table:table-cell>
          <table:table-cell office:value-type="float" office:value="2577.52734375" calcext:value-type="float">
            <text:p>2577.52734375</text:p>
          </table:table-cell>
          <table:table-cell table:number-columns-repeated="2" office:value-type="float" office:value="0" calcext:value-type="float">
            <text:p>0</text:p>
          </table:table-cell>
          <table:table-cell office:value-type="float" office:value="0.755683627332357" calcext:value-type="float">
            <text:p>0.755683627332357</text:p>
          </table:table-cell>
          <table:table-cell table:number-columns-repeated="3" office:value-type="float" office:value="0" calcext:value-type="float">
            <text:p>0</text:p>
          </table:table-cell>
          <table:table-cell office:value-type="float" office:value="0.235814812456219" calcext:value-type="float">
            <text:p>0.235814812456219</text:p>
          </table:table-cell>
          <table:table-cell office:value-type="float" office:value="0" calcext:value-type="float">
            <text:p>0</text:p>
          </table:table-cell>
          <table:table-cell office:value-type="float" office:value="0.00850156021142457" calcext:value-type="float">
            <text:p>0.008501560211425</text:p>
          </table:table-cell>
          <table:table-cell table:number-columns-repeated="2" office:value-type="float" office:value="0" calcext:value-type="float">
            <text:p>0</text:p>
          </table:table-cell>
          <table:table-cell office:value-type="float" office:value="0.621500682707341" calcext:value-type="float">
            <text:p>0.621500682707341</text:p>
          </table:table-cell>
          <table:table-cell office:value-type="float" office:value="0" calcext:value-type="float">
            <text:p>0</text:p>
          </table:table-cell>
          <table:table-cell office:value-type="float" office:value="0.078405223949232" calcext:value-type="float">
            <text:p>0.078405223949232</text:p>
          </table:table-cell>
          <table:table-cell office:value-type="float" office:value="0" calcext:value-type="float">
            <text:p>0</text:p>
          </table:table-cell>
          <table:table-cell office:value-type="float" office:value="0.291944053371442" calcext:value-type="float">
            <text:p>0.291944053371442</text:p>
          </table:table-cell>
          <table:table-cell office:value-type="float" office:value="0.0020764207741123" calcext:value-type="float">
            <text:p>0.002076420774112</text:p>
          </table:table-cell>
          <table:table-cell office:value-type="float" office:value="0.00607361919787193" calcext:value-type="float">
            <text:p>0.006073619197872</text:p>
          </table:table-cell>
          <table:table-cell office:value-type="float" office:value="0.000405925270837939" calcext:value-type="float">
            <text:p>0.000405925270838</text:p>
          </table:table-cell>
          <table:table-cell office:value-type="float" office:value="0.00502586778686712" calcext:value-type="float">
            <text:p>0.005025867786867</text:p>
          </table:table-cell>
          <table:table-cell office:value-type="float" office:value="0.511965509617511" calcext:value-type="float">
            <text:p>0.511965509617511</text:p>
          </table:table-cell>
          <table:table-cell office:value-type="float" office:value="0" calcext:value-type="float">
            <text:p>0</text:p>
          </table:table-cell>
          <table:table-cell office:value-type="float" office:value="0.139632102586779" calcext:value-type="float">
            <text:p>0.139632102586779</text:p>
          </table:table-cell>
          <table:table-cell office:value-type="float" office:value="0.0000477559142162282" calcext:value-type="float">
            <text:p>4.77559142162282E-05</text:p>
          </table:table-cell>
          <table:table-cell office:value-type="float" office:value="0.294363033384922" calcext:value-type="float">
            <text:p>0.294363033384922</text:p>
          </table:table-cell>
          <table:table-cell office:value-type="float" office:value="0.0151430466504532" calcext:value-type="float">
            <text:p>0.015143046650453</text:p>
          </table:table-cell>
          <table:table-cell office:value-type="float" office:value="0.0334167587884148" calcext:value-type="float">
            <text:p>0.033416758788415</text:p>
          </table:table-cell>
          <table:table-cell office:value-type="float" office:value="0.00152120312996216" calcext:value-type="float">
            <text:p>0.001521203129962</text:p>
          </table:table-cell>
          <table:table-cell office:value-type="float" office:value="0.00745865497892178" calcext:value-type="float">
            <text:p>0.007458654978922</text:p>
          </table:table-cell>
          <table:table-cell office:value-type="float" office:value="0.49585144753624" calcext:value-type="float">
            <text:p>0.49585144753624</text:p>
          </table:table-cell>
          <table:table-cell office:value-type="float" office:value="0" calcext:value-type="float">
            <text:p>0</text:p>
          </table:table-cell>
          <table:table-cell office:value-type="float" office:value="0.133762077591847" calcext:value-type="float">
            <text:p>0.133762077591847</text:p>
          </table:table-cell>
          <table:table-cell office:value-type="float" office:value="0.0216534136180083" calcext:value-type="float">
            <text:p>0.021653413618008</text:p>
          </table:table-cell>
          <table:table-cell office:value-type="float" office:value="0.287892196526429" calcext:value-type="float">
            <text:p>0.287892196526429</text:p>
          </table:table-cell>
          <table:table-cell office:value-type="float" office:value="0.0132121748956038" calcext:value-type="float">
            <text:p>0.013212174895604</text:p>
          </table:table-cell>
          <table:table-cell office:value-type="float" office:value="0.0386488317229878" calcext:value-type="float">
            <text:p>0.038648831722988</text:p>
          </table:table-cell>
          <table:table-cell office:value-type="float" office:value="0.000923153816354522" calcext:value-type="float">
            <text:p>0.000923153816355</text:p>
          </table:table-cell>
          <table:table-cell office:value-type="float" office:value="0.00485210252035733" calcext:value-type="float">
            <text:p>0.004852102520357</text:p>
          </table:table-cell>
          <table:table-cell office:value-type="float" office:value="0.674855644422255" calcext:value-type="float">
            <text:p>0.674855644422255</text:p>
          </table:table-cell>
          <table:table-cell office:value-type="float" office:value="0.000130048828926827" calcext:value-type="float">
            <text:p>0.000130048828927</text:p>
          </table:table-cell>
          <table:table-cell office:value-type="float" office:value="0.0757014715355626" calcext:value-type="float">
            <text:p>0.075701471535563</text:p>
          </table:table-cell>
          <table:table-cell office:value-type="float" office:value="0.00638627229910349" calcext:value-type="float">
            <text:p>0.006386272299103</text:p>
          </table:table-cell>
          <table:table-cell office:value-type="float" office:value="0.202034988645525" calcext:value-type="float">
            <text:p>0.202034988645525</text:p>
          </table:table-cell>
          <table:table-cell office:value-type="float" office:value="0.00800588994452536" calcext:value-type="float">
            <text:p>0.008005889944525</text:p>
          </table:table-cell>
          <table:table-cell office:value-type="float" office:value="0.0271104279873897" calcext:value-type="float">
            <text:p>0.02711042798739</text:p>
          </table:table-cell>
          <table:table-cell office:value-type="float" office:value="0.0853190137312852" calcext:value-type="float">
            <text:p>0.085319013731285</text:p>
          </table:table-cell>
          <table:table-cell office:value-type="float" office:value="0.0880038977968294" calcext:value-type="float">
            <text:p>0.088003897796829</text:p>
          </table:table-cell>
          <table:table-cell office:value-type="float" office:value="0.126688505078671" calcext:value-type="float">
            <text:p>0.126688505078671</text:p>
          </table:table-cell>
          <table:table-cell office:value-type="float" office:value="0.193963801075546" calcext:value-type="float">
            <text:p>0.193963801075546</text:p>
          </table:table-cell>
          <table:table-cell office:value-type="float" office:value="0.260843374819077" calcext:value-type="float">
            <text:p>0.260843374819077</text:p>
          </table:table-cell>
          <table:table-cell/>
        </table:table-row>
        <table:table-row table:style-name="ro1">
          <table:table-cell office:value-type="float" office:value="4" calcext:value-type="float">
            <text:p>4</text:p>
          </table:table-cell>
          <table:table-cell table:number-columns-repeated="16" office:value-type="float" office:value="0" calcext:value-type="float">
            <text:p>0</text:p>
          </table:table-cell>
          <table:table-cell office:value-type="float" office:value="5" calcext:value-type="float">
            <text:p>5</text:p>
          </table:table-cell>
          <table:table-cell table:number-columns-repeated="23"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4</text:p>
          </table:table-cell>
          <table:table-cell office:value-type="string" calcext:value-type="string">
            <text:p>SolMau</text:p>
          </table:table-cell>
          <table:table-cell office:value-type="float" office:value="1012.53594970703" calcext:value-type="float">
            <text:p>1012.53594970703</text:p>
          </table:table-cell>
          <table:table-cell office:value-type="float" office:value="7673522.95019046" calcext:value-type="float">
            <text:p>7673522.95019046</text:p>
          </table:table-cell>
          <table:table-cell office:value-type="float" office:value="342273.774279213" calcext:value-type="float">
            <text:p>342273.774279213</text:p>
          </table:table-cell>
          <table:table-cell office:value-type="string" calcext:value-type="string">
            <text:p>CD</text:p>
          </table:table-cell>
          <table:table-cell office:value-type="float" office:value="19.4717445373535" calcext:value-type="float">
            <text:p>19.4717445373535</text:p>
          </table:table-cell>
          <table:table-cell office:value-type="float" office:value="2577.52734375" calcext:value-type="float">
            <text:p>2577.52734375</text:p>
          </table:table-cell>
          <table:table-cell table:number-columns-repeated="2" office:value-type="float" office:value="0" calcext:value-type="float">
            <text:p>0</text:p>
          </table:table-cell>
          <table:table-cell office:value-type="float" office:value="0.755683627332357" calcext:value-type="float">
            <text:p>0.755683627332357</text:p>
          </table:table-cell>
          <table:table-cell table:number-columns-repeated="3" office:value-type="float" office:value="0" calcext:value-type="float">
            <text:p>0</text:p>
          </table:table-cell>
          <table:table-cell office:value-type="float" office:value="0.235814812456219" calcext:value-type="float">
            <text:p>0.235814812456219</text:p>
          </table:table-cell>
          <table:table-cell office:value-type="float" office:value="0" calcext:value-type="float">
            <text:p>0</text:p>
          </table:table-cell>
          <table:table-cell office:value-type="float" office:value="0.00850156021142457" calcext:value-type="float">
            <text:p>0.008501560211425</text:p>
          </table:table-cell>
          <table:table-cell table:number-columns-repeated="2" office:value-type="float" office:value="0" calcext:value-type="float">
            <text:p>0</text:p>
          </table:table-cell>
          <table:table-cell office:value-type="float" office:value="0.621500682707341" calcext:value-type="float">
            <text:p>0.621500682707341</text:p>
          </table:table-cell>
          <table:table-cell office:value-type="float" office:value="0" calcext:value-type="float">
            <text:p>0</text:p>
          </table:table-cell>
          <table:table-cell office:value-type="float" office:value="0.078405223949232" calcext:value-type="float">
            <text:p>0.078405223949232</text:p>
          </table:table-cell>
          <table:table-cell office:value-type="float" office:value="0" calcext:value-type="float">
            <text:p>0</text:p>
          </table:table-cell>
          <table:table-cell office:value-type="float" office:value="0.291944053371442" calcext:value-type="float">
            <text:p>0.291944053371442</text:p>
          </table:table-cell>
          <table:table-cell office:value-type="float" office:value="0.0020764207741123" calcext:value-type="float">
            <text:p>0.002076420774112</text:p>
          </table:table-cell>
          <table:table-cell office:value-type="float" office:value="0.00607361919787193" calcext:value-type="float">
            <text:p>0.006073619197872</text:p>
          </table:table-cell>
          <table:table-cell office:value-type="float" office:value="0.000405925270837939" calcext:value-type="float">
            <text:p>0.000405925270838</text:p>
          </table:table-cell>
          <table:table-cell office:value-type="float" office:value="0.00502586778686712" calcext:value-type="float">
            <text:p>0.005025867786867</text:p>
          </table:table-cell>
          <table:table-cell office:value-type="float" office:value="0.511965509617511" calcext:value-type="float">
            <text:p>0.511965509617511</text:p>
          </table:table-cell>
          <table:table-cell office:value-type="float" office:value="0" calcext:value-type="float">
            <text:p>0</text:p>
          </table:table-cell>
          <table:table-cell office:value-type="float" office:value="0.139632102586779" calcext:value-type="float">
            <text:p>0.139632102586779</text:p>
          </table:table-cell>
          <table:table-cell office:value-type="float" office:value="0.0000477559142162282" calcext:value-type="float">
            <text:p>4.77559142162282E-05</text:p>
          </table:table-cell>
          <table:table-cell office:value-type="float" office:value="0.294363033384922" calcext:value-type="float">
            <text:p>0.294363033384922</text:p>
          </table:table-cell>
          <table:table-cell office:value-type="float" office:value="0.0151430466504532" calcext:value-type="float">
            <text:p>0.015143046650453</text:p>
          </table:table-cell>
          <table:table-cell office:value-type="float" office:value="0.0334167587884148" calcext:value-type="float">
            <text:p>0.033416758788415</text:p>
          </table:table-cell>
          <table:table-cell office:value-type="float" office:value="0.00152120312996216" calcext:value-type="float">
            <text:p>0.001521203129962</text:p>
          </table:table-cell>
          <table:table-cell office:value-type="float" office:value="0.00745865497892178" calcext:value-type="float">
            <text:p>0.007458654978922</text:p>
          </table:table-cell>
          <table:table-cell office:value-type="float" office:value="0.49585144753624" calcext:value-type="float">
            <text:p>0.49585144753624</text:p>
          </table:table-cell>
          <table:table-cell office:value-type="float" office:value="0" calcext:value-type="float">
            <text:p>0</text:p>
          </table:table-cell>
          <table:table-cell office:value-type="float" office:value="0.133762077591847" calcext:value-type="float">
            <text:p>0.133762077591847</text:p>
          </table:table-cell>
          <table:table-cell office:value-type="float" office:value="0.0216534136180083" calcext:value-type="float">
            <text:p>0.021653413618008</text:p>
          </table:table-cell>
          <table:table-cell office:value-type="float" office:value="0.287892196526429" calcext:value-type="float">
            <text:p>0.287892196526429</text:p>
          </table:table-cell>
          <table:table-cell office:value-type="float" office:value="0.0132121748956038" calcext:value-type="float">
            <text:p>0.013212174895604</text:p>
          </table:table-cell>
          <table:table-cell office:value-type="float" office:value="0.0386488317229878" calcext:value-type="float">
            <text:p>0.038648831722988</text:p>
          </table:table-cell>
          <table:table-cell office:value-type="float" office:value="0.000923153816354522" calcext:value-type="float">
            <text:p>0.000923153816355</text:p>
          </table:table-cell>
          <table:table-cell office:value-type="float" office:value="0.00485210252035733" calcext:value-type="float">
            <text:p>0.004852102520357</text:p>
          </table:table-cell>
          <table:table-cell office:value-type="float" office:value="0.674855644422255" calcext:value-type="float">
            <text:p>0.674855644422255</text:p>
          </table:table-cell>
          <table:table-cell office:value-type="float" office:value="0.000130048828926827" calcext:value-type="float">
            <text:p>0.000130048828927</text:p>
          </table:table-cell>
          <table:table-cell office:value-type="float" office:value="0.0757014715355626" calcext:value-type="float">
            <text:p>0.075701471535563</text:p>
          </table:table-cell>
          <table:table-cell office:value-type="float" office:value="0.00638627229910349" calcext:value-type="float">
            <text:p>0.006386272299103</text:p>
          </table:table-cell>
          <table:table-cell office:value-type="float" office:value="0.202034988645525" calcext:value-type="float">
            <text:p>0.202034988645525</text:p>
          </table:table-cell>
          <table:table-cell office:value-type="float" office:value="0.00800588994452536" calcext:value-type="float">
            <text:p>0.008005889944525</text:p>
          </table:table-cell>
          <table:table-cell office:value-type="float" office:value="0.0271104279873897" calcext:value-type="float">
            <text:p>0.02711042798739</text:p>
          </table:table-cell>
          <table:table-cell office:value-type="float" office:value="0.0853190137312852" calcext:value-type="float">
            <text:p>0.085319013731285</text:p>
          </table:table-cell>
          <table:table-cell office:value-type="float" office:value="0.0880038977968294" calcext:value-type="float">
            <text:p>0.088003897796829</text:p>
          </table:table-cell>
          <table:table-cell office:value-type="float" office:value="0.126688505078671" calcext:value-type="float">
            <text:p>0.126688505078671</text:p>
          </table:table-cell>
          <table:table-cell office:value-type="float" office:value="0.193963801075546" calcext:value-type="float">
            <text:p>0.193963801075546</text:p>
          </table:table-cell>
          <table:table-cell office:value-type="float" office:value="0.260843374819077" calcext:value-type="float">
            <text:p>0.260843374819077</text:p>
          </table:table-cell>
          <table:table-cell/>
        </table:table-row>
        <table:table-row table:style-name="ro1">
          <table:table-cell table:number-columns-repeated="6" office:value-type="float" office:value="0" calcext:value-type="float">
            <text:p>0</text:p>
          </table:table-cell>
          <table:table-cell office:value-type="float" office:value="2" calcext:value-type="float">
            <text:p>2</text:p>
          </table:table-cell>
          <table:table-cell table:number-columns-repeated="12" office:value-type="float" office:value="0" calcext:value-type="float">
            <text:p>0</text:p>
          </table:table-cell>
          <table:table-cell office:value-type="float" office:value="38" calcext:value-type="float">
            <text:p>38</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4</text:p>
          </table:table-cell>
          <table:table-cell office:value-type="string" calcext:value-type="string">
            <text:p>Ipo</text:p>
          </table:table-cell>
          <table:table-cell office:value-type="float" office:value="1012.53594970703" calcext:value-type="float">
            <text:p>1012.53594970703</text:p>
          </table:table-cell>
          <table:table-cell office:value-type="float" office:value="7673522.95019046" calcext:value-type="float">
            <text:p>7673522.95019046</text:p>
          </table:table-cell>
          <table:table-cell office:value-type="float" office:value="342273.774279213" calcext:value-type="float">
            <text:p>342273.774279213</text:p>
          </table:table-cell>
          <table:table-cell office:value-type="string" calcext:value-type="string">
            <text:p>CD</text:p>
          </table:table-cell>
          <table:table-cell office:value-type="float" office:value="19.4717445373535" calcext:value-type="float">
            <text:p>19.4717445373535</text:p>
          </table:table-cell>
          <table:table-cell office:value-type="float" office:value="2577.52734375" calcext:value-type="float">
            <text:p>2577.52734375</text:p>
          </table:table-cell>
          <table:table-cell table:number-columns-repeated="2" office:value-type="float" office:value="0" calcext:value-type="float">
            <text:p>0</text:p>
          </table:table-cell>
          <table:table-cell office:value-type="float" office:value="0.755683627332357" calcext:value-type="float">
            <text:p>0.755683627332357</text:p>
          </table:table-cell>
          <table:table-cell table:number-columns-repeated="3" office:value-type="float" office:value="0" calcext:value-type="float">
            <text:p>0</text:p>
          </table:table-cell>
          <table:table-cell office:value-type="float" office:value="0.235814812456219" calcext:value-type="float">
            <text:p>0.235814812456219</text:p>
          </table:table-cell>
          <table:table-cell office:value-type="float" office:value="0" calcext:value-type="float">
            <text:p>0</text:p>
          </table:table-cell>
          <table:table-cell office:value-type="float" office:value="0.00850156021142457" calcext:value-type="float">
            <text:p>0.008501560211425</text:p>
          </table:table-cell>
          <table:table-cell table:number-columns-repeated="2" office:value-type="float" office:value="0" calcext:value-type="float">
            <text:p>0</text:p>
          </table:table-cell>
          <table:table-cell office:value-type="float" office:value="0.621500682707341" calcext:value-type="float">
            <text:p>0.621500682707341</text:p>
          </table:table-cell>
          <table:table-cell office:value-type="float" office:value="0" calcext:value-type="float">
            <text:p>0</text:p>
          </table:table-cell>
          <table:table-cell office:value-type="float" office:value="0.078405223949232" calcext:value-type="float">
            <text:p>0.078405223949232</text:p>
          </table:table-cell>
          <table:table-cell office:value-type="float" office:value="0" calcext:value-type="float">
            <text:p>0</text:p>
          </table:table-cell>
          <table:table-cell office:value-type="float" office:value="0.291944053371442" calcext:value-type="float">
            <text:p>0.291944053371442</text:p>
          </table:table-cell>
          <table:table-cell office:value-type="float" office:value="0.0020764207741123" calcext:value-type="float">
            <text:p>0.002076420774112</text:p>
          </table:table-cell>
          <table:table-cell office:value-type="float" office:value="0.00607361919787193" calcext:value-type="float">
            <text:p>0.006073619197872</text:p>
          </table:table-cell>
          <table:table-cell office:value-type="float" office:value="0.000405925270837939" calcext:value-type="float">
            <text:p>0.000405925270838</text:p>
          </table:table-cell>
          <table:table-cell office:value-type="float" office:value="0.00502586778686712" calcext:value-type="float">
            <text:p>0.005025867786867</text:p>
          </table:table-cell>
          <table:table-cell office:value-type="float" office:value="0.511965509617511" calcext:value-type="float">
            <text:p>0.511965509617511</text:p>
          </table:table-cell>
          <table:table-cell office:value-type="float" office:value="0" calcext:value-type="float">
            <text:p>0</text:p>
          </table:table-cell>
          <table:table-cell office:value-type="float" office:value="0.139632102586779" calcext:value-type="float">
            <text:p>0.139632102586779</text:p>
          </table:table-cell>
          <table:table-cell office:value-type="float" office:value="0.0000477559142162282" calcext:value-type="float">
            <text:p>4.77559142162282E-05</text:p>
          </table:table-cell>
          <table:table-cell office:value-type="float" office:value="0.294363033384922" calcext:value-type="float">
            <text:p>0.294363033384922</text:p>
          </table:table-cell>
          <table:table-cell office:value-type="float" office:value="0.0151430466504532" calcext:value-type="float">
            <text:p>0.015143046650453</text:p>
          </table:table-cell>
          <table:table-cell office:value-type="float" office:value="0.0334167587884148" calcext:value-type="float">
            <text:p>0.033416758788415</text:p>
          </table:table-cell>
          <table:table-cell office:value-type="float" office:value="0.00152120312996216" calcext:value-type="float">
            <text:p>0.001521203129962</text:p>
          </table:table-cell>
          <table:table-cell office:value-type="float" office:value="0.00745865497892178" calcext:value-type="float">
            <text:p>0.007458654978922</text:p>
          </table:table-cell>
          <table:table-cell office:value-type="float" office:value="0.49585144753624" calcext:value-type="float">
            <text:p>0.49585144753624</text:p>
          </table:table-cell>
          <table:table-cell office:value-type="float" office:value="0" calcext:value-type="float">
            <text:p>0</text:p>
          </table:table-cell>
          <table:table-cell office:value-type="float" office:value="0.133762077591847" calcext:value-type="float">
            <text:p>0.133762077591847</text:p>
          </table:table-cell>
          <table:table-cell office:value-type="float" office:value="0.0216534136180083" calcext:value-type="float">
            <text:p>0.021653413618008</text:p>
          </table:table-cell>
          <table:table-cell office:value-type="float" office:value="0.287892196526429" calcext:value-type="float">
            <text:p>0.287892196526429</text:p>
          </table:table-cell>
          <table:table-cell office:value-type="float" office:value="0.0132121748956038" calcext:value-type="float">
            <text:p>0.013212174895604</text:p>
          </table:table-cell>
          <table:table-cell office:value-type="float" office:value="0.0386488317229878" calcext:value-type="float">
            <text:p>0.038648831722988</text:p>
          </table:table-cell>
          <table:table-cell office:value-type="float" office:value="0.000923153816354522" calcext:value-type="float">
            <text:p>0.000923153816355</text:p>
          </table:table-cell>
          <table:table-cell office:value-type="float" office:value="0.00485210252035733" calcext:value-type="float">
            <text:p>0.004852102520357</text:p>
          </table:table-cell>
          <table:table-cell office:value-type="float" office:value="0.674855644422255" calcext:value-type="float">
            <text:p>0.674855644422255</text:p>
          </table:table-cell>
          <table:table-cell office:value-type="float" office:value="0.000130048828926827" calcext:value-type="float">
            <text:p>0.000130048828927</text:p>
          </table:table-cell>
          <table:table-cell office:value-type="float" office:value="0.0757014715355626" calcext:value-type="float">
            <text:p>0.075701471535563</text:p>
          </table:table-cell>
          <table:table-cell office:value-type="float" office:value="0.00638627229910349" calcext:value-type="float">
            <text:p>0.006386272299103</text:p>
          </table:table-cell>
          <table:table-cell office:value-type="float" office:value="0.202034988645525" calcext:value-type="float">
            <text:p>0.202034988645525</text:p>
          </table:table-cell>
          <table:table-cell office:value-type="float" office:value="0.00800588994452536" calcext:value-type="float">
            <text:p>0.008005889944525</text:p>
          </table:table-cell>
          <table:table-cell office:value-type="float" office:value="0.0271104279873897" calcext:value-type="float">
            <text:p>0.02711042798739</text:p>
          </table:table-cell>
          <table:table-cell office:value-type="float" office:value="0.0853190137312852" calcext:value-type="float">
            <text:p>0.085319013731285</text:p>
          </table:table-cell>
          <table:table-cell office:value-type="float" office:value="0.0880038977968294" calcext:value-type="float">
            <text:p>0.088003897796829</text:p>
          </table:table-cell>
          <table:table-cell office:value-type="float" office:value="0.126688505078671" calcext:value-type="float">
            <text:p>0.126688505078671</text:p>
          </table:table-cell>
          <table:table-cell office:value-type="float" office:value="0.193963801075546" calcext:value-type="float">
            <text:p>0.193963801075546</text:p>
          </table:table-cell>
          <table:table-cell office:value-type="float" office:value="0.260843374819077" calcext:value-type="float">
            <text:p>0.260843374819077</text:p>
          </table:table-cell>
          <table:table-cell/>
        </table:table-row>
        <table:table-row table:style-name="ro1">
          <table:table-cell table:number-columns-repeated="1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7"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5</text:p>
          </table:table-cell>
          <table:table-cell office:value-type="string" calcext:value-type="string">
            <text:p>LanCam</text:p>
          </table:table-cell>
          <table:table-cell office:value-type="float" office:value="789.319641113281" calcext:value-type="float">
            <text:p>789.319641113281</text:p>
          </table:table-cell>
          <table:table-cell office:value-type="float" office:value="7673569.79876713" calcext:value-type="float">
            <text:p>7673569.79876713</text:p>
          </table:table-cell>
          <table:table-cell office:value-type="float" office:value="343022.585378393" calcext:value-type="float">
            <text:p>343022.585378393</text:p>
          </table:table-cell>
          <table:table-cell office:value-type="string" calcext:value-type="string">
            <text:p>CD</text:p>
          </table:table-cell>
          <table:table-cell office:value-type="float" office:value="20.6288547515869" calcext:value-type="float">
            <text:p>20.6288547515869</text:p>
          </table:table-cell>
          <table:table-cell office:value-type="float" office:value="2666.82543945312" calcext:value-type="float">
            <text:p>2666.82543945312</text:p>
          </table:table-cell>
          <table:table-cell table:number-columns-repeated="2" office:value-type="float" office:value="0" calcext:value-type="float">
            <text:p>0</text:p>
          </table:table-cell>
          <table:table-cell office:value-type="float" office:value="0.627674477840041" calcext:value-type="float">
            <text:p>0.627674477840041</text:p>
          </table:table-cell>
          <table:table-cell office:value-type="float" office:value="0" calcext:value-type="float">
            <text:p>0</text:p>
          </table:table-cell>
          <table:table-cell office:value-type="float" office:value="0.0799159449821702" calcext:value-type="float">
            <text:p>0.07991594498217</text:p>
          </table:table-cell>
          <table:table-cell office:value-type="float" office:value="0" calcext:value-type="float">
            <text:p>0</text:p>
          </table:table-cell>
          <table:table-cell office:value-type="float" office:value="0.292409577177789" calcext:value-type="float">
            <text:p>0.292409577177789</text:p>
          </table:table-cell>
          <table:table-cell table:number-columns-repeated="2" office:value-type="float" office:value="0" calcext:value-type="float">
            <text:p>0</text:p>
          </table:table-cell>
          <table:table-cell office:value-type="float" office:value="0.00435445473807831" calcext:value-type="float">
            <text:p>0.004354454738078</text:p>
          </table:table-cell>
          <table:table-cell office:value-type="float" office:value="0.0181995691530568" calcext:value-type="float">
            <text:p>0.018199569153057</text:p>
          </table:table-cell>
          <table:table-cell office:value-type="float" office:value="0.462792581508955" calcext:value-type="float">
            <text:p>0.462792581508955</text:p>
          </table:table-cell>
          <table:table-cell office:value-type="float" office:value="0" calcext:value-type="float">
            <text:p>0</text:p>
          </table:table-cell>
          <table:table-cell office:value-type="float" office:value="0.116654109140818" calcext:value-type="float">
            <text:p>0.116654109140818</text:p>
          </table:table-cell>
          <table:table-cell office:value-type="float" office:value="0" calcext:value-type="float">
            <text:p>0</text:p>
          </table:table-cell>
          <table:table-cell office:value-type="float" office:value="0.35531784689723" calcext:value-type="float">
            <text:p>0.35531784689723</text:p>
          </table:table-cell>
          <table:table-cell office:value-type="float" office:value="0.0355431041496433" calcext:value-type="float">
            <text:p>0.035543104149643</text:p>
          </table:table-cell>
          <table:table-cell office:value-type="float" office:value="0.00713833441221936" calcext:value-type="float">
            <text:p>0.007138334412219</text:p>
          </table:table-cell>
          <table:table-cell office:value-type="float" office:value="0.00451097523074366" calcext:value-type="float">
            <text:p>0.004510975230744</text:p>
          </table:table-cell>
          <table:table-cell office:value-type="float" office:value="0.0055987409382973" calcext:value-type="float">
            <text:p>0.005598740938297</text:p>
          </table:table-cell>
          <table:table-cell office:value-type="float" office:value="0.617318784015265" calcext:value-type="float">
            <text:p>0.617318784015265</text:p>
          </table:table-cell>
          <table:table-cell office:value-type="float" office:value="0" calcext:value-type="float">
            <text:p>0</text:p>
          </table:table-cell>
          <table:table-cell office:value-type="float" office:value="0.0439271233114335" calcext:value-type="float">
            <text:p>0.043927123311434</text:p>
          </table:table-cell>
          <table:table-cell office:value-type="float" office:value="0.0197812542914345" calcext:value-type="float">
            <text:p>0.019781254291435</text:p>
          </table:table-cell>
          <table:table-cell office:value-type="float" office:value="0.262881531111545" calcext:value-type="float">
            <text:p>0.262881531111545</text:p>
          </table:table-cell>
          <table:table-cell office:value-type="float" office:value="0.0252986838396323" calcext:value-type="float">
            <text:p>0.025298683839632</text:p>
          </table:table-cell>
          <table:table-cell office:value-type="float" office:value="0.0206829072616492" calcext:value-type="float">
            <text:p>0.020682907261649</text:p>
          </table:table-cell>
          <table:table-cell office:value-type="float" office:value="0.00161926818471372" calcext:value-type="float">
            <text:p>0.001619268184714</text:p>
          </table:table-cell>
          <table:table-cell office:value-type="float" office:value="0.00348605577689243" calcext:value-type="float">
            <text:p>0.003486055776892</text:p>
          </table:table-cell>
          <table:table-cell office:value-type="float" office:value="0.670026128548138" calcext:value-type="float">
            <text:p>0.670026128548138</text:p>
          </table:table-cell>
          <table:table-cell office:value-type="float" office:value="0" calcext:value-type="float">
            <text:p>0</text:p>
          </table:table-cell>
          <table:table-cell office:value-type="float" office:value="0.0509042421101502" calcext:value-type="float">
            <text:p>0.05090424211015</text:p>
          </table:table-cell>
          <table:table-cell office:value-type="float" office:value="0.020074984614388" calcext:value-type="float">
            <text:p>0.020074984614388</text:p>
          </table:table-cell>
          <table:table-cell office:value-type="float" office:value="0.220462324145154" calcext:value-type="float">
            <text:p>0.220462324145154</text:p>
          </table:table-cell>
          <table:table-cell office:value-type="float" office:value="0.0142756885736188" calcext:value-type="float">
            <text:p>0.014275688573619</text:p>
          </table:table-cell>
          <table:table-cell office:value-type="float" office:value="0.019151308046945" calcext:value-type="float">
            <text:p>0.019151308046945</text:p>
          </table:table-cell>
          <table:table-cell office:value-type="float" office:value="0.00139149969966052" calcext:value-type="float">
            <text:p>0.001391499699661</text:p>
          </table:table-cell>
          <table:table-cell office:value-type="float" office:value="0.00538180635692094" calcext:value-type="float">
            <text:p>0.005381806356921</text:p>
          </table:table-cell>
          <table:table-cell office:value-type="float" office:value="0.672008968606834" calcext:value-type="float">
            <text:p>0.672008968606834</text:p>
          </table:table-cell>
          <table:table-cell office:value-type="float" office:value="0.0000858257679445658" calcext:value-type="float">
            <text:p>8.58257679445658E-05</text:p>
          </table:table-cell>
          <table:table-cell office:value-type="float" office:value="0.0845450068096105" calcext:value-type="float">
            <text:p>0.084545006809611</text:p>
          </table:table-cell>
          <table:table-cell office:value-type="float" office:value="0.00747343339240968" calcext:value-type="float">
            <text:p>0.00747343339241</text:p>
          </table:table-cell>
          <table:table-cell office:value-type="float" office:value="0.190413204255525" calcext:value-type="float">
            <text:p>0.190413204255525</text:p>
          </table:table-cell>
          <table:table-cell office:value-type="float" office:value="0.0105457525033642" calcext:value-type="float">
            <text:p>0.010545752503364</text:p>
          </table:table-cell>
          <table:table-cell office:value-type="float" office:value="0.0281545026077309" calcext:value-type="float">
            <text:p>0.028154502607731</text:p>
          </table:table-cell>
          <table:table-cell office:value-type="float" office:value="0.117926218683443" calcext:value-type="float">
            <text:p>0.117926218683443</text:p>
          </table:table-cell>
          <table:table-cell office:value-type="float" office:value="0.14480093217615" calcext:value-type="float">
            <text:p>0.14480093217615</text:p>
          </table:table-cell>
          <table:table-cell office:value-type="float" office:value="0.137528068847613" calcext:value-type="float">
            <text:p>0.137528068847613</text:p>
          </table:table-cell>
          <table:table-cell office:value-type="float" office:value="0.172455537306305" calcext:value-type="float">
            <text:p>0.172455537306305</text:p>
          </table:table-cell>
          <table:table-cell office:value-type="float" office:value="0.272280494779209" calcext:value-type="float">
            <text:p>0.272280494779209</text:p>
          </table:table-cell>
          <table:table-cell/>
        </table:table-row>
        <table:table-row table:style-name="ro1">
          <table:table-cell table:number-columns-repeated="17"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5</text:p>
          </table:table-cell>
          <table:table-cell office:value-type="string" calcext:value-type="string">
            <text:p>SolMau</text:p>
          </table:table-cell>
          <table:table-cell office:value-type="float" office:value="789.319641113281" calcext:value-type="float">
            <text:p>789.319641113281</text:p>
          </table:table-cell>
          <table:table-cell office:value-type="float" office:value="7673569.79876713" calcext:value-type="float">
            <text:p>7673569.79876713</text:p>
          </table:table-cell>
          <table:table-cell office:value-type="float" office:value="343022.585378393" calcext:value-type="float">
            <text:p>343022.585378393</text:p>
          </table:table-cell>
          <table:table-cell office:value-type="string" calcext:value-type="string">
            <text:p>CD</text:p>
          </table:table-cell>
          <table:table-cell office:value-type="float" office:value="20.6288547515869" calcext:value-type="float">
            <text:p>20.6288547515869</text:p>
          </table:table-cell>
          <table:table-cell office:value-type="float" office:value="2666.82543945312" calcext:value-type="float">
            <text:p>2666.82543945312</text:p>
          </table:table-cell>
          <table:table-cell table:number-columns-repeated="2" office:value-type="float" office:value="0" calcext:value-type="float">
            <text:p>0</text:p>
          </table:table-cell>
          <table:table-cell office:value-type="float" office:value="0.627674477840041" calcext:value-type="float">
            <text:p>0.627674477840041</text:p>
          </table:table-cell>
          <table:table-cell office:value-type="float" office:value="0" calcext:value-type="float">
            <text:p>0</text:p>
          </table:table-cell>
          <table:table-cell office:value-type="float" office:value="0.0799159449821702" calcext:value-type="float">
            <text:p>0.07991594498217</text:p>
          </table:table-cell>
          <table:table-cell office:value-type="float" office:value="0" calcext:value-type="float">
            <text:p>0</text:p>
          </table:table-cell>
          <table:table-cell office:value-type="float" office:value="0.292409577177789" calcext:value-type="float">
            <text:p>0.292409577177789</text:p>
          </table:table-cell>
          <table:table-cell table:number-columns-repeated="2" office:value-type="float" office:value="0" calcext:value-type="float">
            <text:p>0</text:p>
          </table:table-cell>
          <table:table-cell office:value-type="float" office:value="0.00435445473807831" calcext:value-type="float">
            <text:p>0.004354454738078</text:p>
          </table:table-cell>
          <table:table-cell office:value-type="float" office:value="0.0181995691530568" calcext:value-type="float">
            <text:p>0.018199569153057</text:p>
          </table:table-cell>
          <table:table-cell office:value-type="float" office:value="0.462792581508955" calcext:value-type="float">
            <text:p>0.462792581508955</text:p>
          </table:table-cell>
          <table:table-cell office:value-type="float" office:value="0" calcext:value-type="float">
            <text:p>0</text:p>
          </table:table-cell>
          <table:table-cell office:value-type="float" office:value="0.116654109140818" calcext:value-type="float">
            <text:p>0.116654109140818</text:p>
          </table:table-cell>
          <table:table-cell office:value-type="float" office:value="0" calcext:value-type="float">
            <text:p>0</text:p>
          </table:table-cell>
          <table:table-cell office:value-type="float" office:value="0.35531784689723" calcext:value-type="float">
            <text:p>0.35531784689723</text:p>
          </table:table-cell>
          <table:table-cell office:value-type="float" office:value="0.0355431041496433" calcext:value-type="float">
            <text:p>0.035543104149643</text:p>
          </table:table-cell>
          <table:table-cell office:value-type="float" office:value="0.00713833441221936" calcext:value-type="float">
            <text:p>0.007138334412219</text:p>
          </table:table-cell>
          <table:table-cell office:value-type="float" office:value="0.00451097523074366" calcext:value-type="float">
            <text:p>0.004510975230744</text:p>
          </table:table-cell>
          <table:table-cell office:value-type="float" office:value="0.0055987409382973" calcext:value-type="float">
            <text:p>0.005598740938297</text:p>
          </table:table-cell>
          <table:table-cell office:value-type="float" office:value="0.617318784015265" calcext:value-type="float">
            <text:p>0.617318784015265</text:p>
          </table:table-cell>
          <table:table-cell office:value-type="float" office:value="0" calcext:value-type="float">
            <text:p>0</text:p>
          </table:table-cell>
          <table:table-cell office:value-type="float" office:value="0.0439271233114335" calcext:value-type="float">
            <text:p>0.043927123311434</text:p>
          </table:table-cell>
          <table:table-cell office:value-type="float" office:value="0.0197812542914345" calcext:value-type="float">
            <text:p>0.019781254291435</text:p>
          </table:table-cell>
          <table:table-cell office:value-type="float" office:value="0.262881531111545" calcext:value-type="float">
            <text:p>0.262881531111545</text:p>
          </table:table-cell>
          <table:table-cell office:value-type="float" office:value="0.0252986838396323" calcext:value-type="float">
            <text:p>0.025298683839632</text:p>
          </table:table-cell>
          <table:table-cell office:value-type="float" office:value="0.0206829072616492" calcext:value-type="float">
            <text:p>0.020682907261649</text:p>
          </table:table-cell>
          <table:table-cell office:value-type="float" office:value="0.00161926818471372" calcext:value-type="float">
            <text:p>0.001619268184714</text:p>
          </table:table-cell>
          <table:table-cell office:value-type="float" office:value="0.00348605577689243" calcext:value-type="float">
            <text:p>0.003486055776892</text:p>
          </table:table-cell>
          <table:table-cell office:value-type="float" office:value="0.670026128548138" calcext:value-type="float">
            <text:p>0.670026128548138</text:p>
          </table:table-cell>
          <table:table-cell office:value-type="float" office:value="0" calcext:value-type="float">
            <text:p>0</text:p>
          </table:table-cell>
          <table:table-cell office:value-type="float" office:value="0.0509042421101502" calcext:value-type="float">
            <text:p>0.05090424211015</text:p>
          </table:table-cell>
          <table:table-cell office:value-type="float" office:value="0.020074984614388" calcext:value-type="float">
            <text:p>0.020074984614388</text:p>
          </table:table-cell>
          <table:table-cell office:value-type="float" office:value="0.220462324145154" calcext:value-type="float">
            <text:p>0.220462324145154</text:p>
          </table:table-cell>
          <table:table-cell office:value-type="float" office:value="0.0142756885736188" calcext:value-type="float">
            <text:p>0.014275688573619</text:p>
          </table:table-cell>
          <table:table-cell office:value-type="float" office:value="0.019151308046945" calcext:value-type="float">
            <text:p>0.019151308046945</text:p>
          </table:table-cell>
          <table:table-cell office:value-type="float" office:value="0.00139149969966052" calcext:value-type="float">
            <text:p>0.001391499699661</text:p>
          </table:table-cell>
          <table:table-cell office:value-type="float" office:value="0.00538180635692094" calcext:value-type="float">
            <text:p>0.005381806356921</text:p>
          </table:table-cell>
          <table:table-cell office:value-type="float" office:value="0.672008968606834" calcext:value-type="float">
            <text:p>0.672008968606834</text:p>
          </table:table-cell>
          <table:table-cell office:value-type="float" office:value="0.0000858257679445658" calcext:value-type="float">
            <text:p>8.58257679445658E-05</text:p>
          </table:table-cell>
          <table:table-cell office:value-type="float" office:value="0.0845450068096105" calcext:value-type="float">
            <text:p>0.084545006809611</text:p>
          </table:table-cell>
          <table:table-cell office:value-type="float" office:value="0.00747343339240968" calcext:value-type="float">
            <text:p>0.00747343339241</text:p>
          </table:table-cell>
          <table:table-cell office:value-type="float" office:value="0.190413204255525" calcext:value-type="float">
            <text:p>0.190413204255525</text:p>
          </table:table-cell>
          <table:table-cell office:value-type="float" office:value="0.0105457525033642" calcext:value-type="float">
            <text:p>0.010545752503364</text:p>
          </table:table-cell>
          <table:table-cell office:value-type="float" office:value="0.0281545026077309" calcext:value-type="float">
            <text:p>0.028154502607731</text:p>
          </table:table-cell>
          <table:table-cell office:value-type="float" office:value="0.117926218683443" calcext:value-type="float">
            <text:p>0.117926218683443</text:p>
          </table:table-cell>
          <table:table-cell office:value-type="float" office:value="0.14480093217615" calcext:value-type="float">
            <text:p>0.14480093217615</text:p>
          </table:table-cell>
          <table:table-cell office:value-type="float" office:value="0.137528068847613" calcext:value-type="float">
            <text:p>0.137528068847613</text:p>
          </table:table-cell>
          <table:table-cell office:value-type="float" office:value="0.172455537306305" calcext:value-type="float">
            <text:p>0.172455537306305</text:p>
          </table:table-cell>
          <table:table-cell office:value-type="float" office:value="0.272280494779209" calcext:value-type="float">
            <text:p>0.272280494779209</text:p>
          </table:table-cell>
          <table:table-cell/>
        </table:table-row>
        <table:table-row table:style-name="ro1">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19"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5</text:p>
          </table:table-cell>
          <table:table-cell office:value-type="string" calcext:value-type="string">
            <text:p>Other</text:p>
          </table:table-cell>
          <table:table-cell office:value-type="float" office:value="789.319641113281" calcext:value-type="float">
            <text:p>789.319641113281</text:p>
          </table:table-cell>
          <table:table-cell office:value-type="float" office:value="7673569.79876713" calcext:value-type="float">
            <text:p>7673569.79876713</text:p>
          </table:table-cell>
          <table:table-cell office:value-type="float" office:value="343022.585378393" calcext:value-type="float">
            <text:p>343022.585378393</text:p>
          </table:table-cell>
          <table:table-cell office:value-type="string" calcext:value-type="string">
            <text:p>CD</text:p>
          </table:table-cell>
          <table:table-cell office:value-type="float" office:value="20.6288547515869" calcext:value-type="float">
            <text:p>20.6288547515869</text:p>
          </table:table-cell>
          <table:table-cell office:value-type="float" office:value="2666.82543945312" calcext:value-type="float">
            <text:p>2666.82543945312</text:p>
          </table:table-cell>
          <table:table-cell table:number-columns-repeated="2" office:value-type="float" office:value="0" calcext:value-type="float">
            <text:p>0</text:p>
          </table:table-cell>
          <table:table-cell office:value-type="float" office:value="0.627674477840041" calcext:value-type="float">
            <text:p>0.627674477840041</text:p>
          </table:table-cell>
          <table:table-cell office:value-type="float" office:value="0" calcext:value-type="float">
            <text:p>0</text:p>
          </table:table-cell>
          <table:table-cell office:value-type="float" office:value="0.0799159449821702" calcext:value-type="float">
            <text:p>0.07991594498217</text:p>
          </table:table-cell>
          <table:table-cell office:value-type="float" office:value="0" calcext:value-type="float">
            <text:p>0</text:p>
          </table:table-cell>
          <table:table-cell office:value-type="float" office:value="0.292409577177789" calcext:value-type="float">
            <text:p>0.292409577177789</text:p>
          </table:table-cell>
          <table:table-cell table:number-columns-repeated="2" office:value-type="float" office:value="0" calcext:value-type="float">
            <text:p>0</text:p>
          </table:table-cell>
          <table:table-cell office:value-type="float" office:value="0.00435445473807831" calcext:value-type="float">
            <text:p>0.004354454738078</text:p>
          </table:table-cell>
          <table:table-cell office:value-type="float" office:value="0.0181995691530568" calcext:value-type="float">
            <text:p>0.018199569153057</text:p>
          </table:table-cell>
          <table:table-cell office:value-type="float" office:value="0.462792581508955" calcext:value-type="float">
            <text:p>0.462792581508955</text:p>
          </table:table-cell>
          <table:table-cell office:value-type="float" office:value="0" calcext:value-type="float">
            <text:p>0</text:p>
          </table:table-cell>
          <table:table-cell office:value-type="float" office:value="0.116654109140818" calcext:value-type="float">
            <text:p>0.116654109140818</text:p>
          </table:table-cell>
          <table:table-cell office:value-type="float" office:value="0" calcext:value-type="float">
            <text:p>0</text:p>
          </table:table-cell>
          <table:table-cell office:value-type="float" office:value="0.35531784689723" calcext:value-type="float">
            <text:p>0.35531784689723</text:p>
          </table:table-cell>
          <table:table-cell office:value-type="float" office:value="0.0355431041496433" calcext:value-type="float">
            <text:p>0.035543104149643</text:p>
          </table:table-cell>
          <table:table-cell office:value-type="float" office:value="0.00713833441221936" calcext:value-type="float">
            <text:p>0.007138334412219</text:p>
          </table:table-cell>
          <table:table-cell office:value-type="float" office:value="0.00451097523074366" calcext:value-type="float">
            <text:p>0.004510975230744</text:p>
          </table:table-cell>
          <table:table-cell office:value-type="float" office:value="0.0055987409382973" calcext:value-type="float">
            <text:p>0.005598740938297</text:p>
          </table:table-cell>
          <table:table-cell office:value-type="float" office:value="0.617318784015265" calcext:value-type="float">
            <text:p>0.617318784015265</text:p>
          </table:table-cell>
          <table:table-cell office:value-type="float" office:value="0" calcext:value-type="float">
            <text:p>0</text:p>
          </table:table-cell>
          <table:table-cell office:value-type="float" office:value="0.0439271233114335" calcext:value-type="float">
            <text:p>0.043927123311434</text:p>
          </table:table-cell>
          <table:table-cell office:value-type="float" office:value="0.0197812542914345" calcext:value-type="float">
            <text:p>0.019781254291435</text:p>
          </table:table-cell>
          <table:table-cell office:value-type="float" office:value="0.262881531111545" calcext:value-type="float">
            <text:p>0.262881531111545</text:p>
          </table:table-cell>
          <table:table-cell office:value-type="float" office:value="0.0252986838396323" calcext:value-type="float">
            <text:p>0.025298683839632</text:p>
          </table:table-cell>
          <table:table-cell office:value-type="float" office:value="0.0206829072616492" calcext:value-type="float">
            <text:p>0.020682907261649</text:p>
          </table:table-cell>
          <table:table-cell office:value-type="float" office:value="0.00161926818471372" calcext:value-type="float">
            <text:p>0.001619268184714</text:p>
          </table:table-cell>
          <table:table-cell office:value-type="float" office:value="0.00348605577689243" calcext:value-type="float">
            <text:p>0.003486055776892</text:p>
          </table:table-cell>
          <table:table-cell office:value-type="float" office:value="0.670026128548138" calcext:value-type="float">
            <text:p>0.670026128548138</text:p>
          </table:table-cell>
          <table:table-cell office:value-type="float" office:value="0" calcext:value-type="float">
            <text:p>0</text:p>
          </table:table-cell>
          <table:table-cell office:value-type="float" office:value="0.0509042421101502" calcext:value-type="float">
            <text:p>0.05090424211015</text:p>
          </table:table-cell>
          <table:table-cell office:value-type="float" office:value="0.020074984614388" calcext:value-type="float">
            <text:p>0.020074984614388</text:p>
          </table:table-cell>
          <table:table-cell office:value-type="float" office:value="0.220462324145154" calcext:value-type="float">
            <text:p>0.220462324145154</text:p>
          </table:table-cell>
          <table:table-cell office:value-type="float" office:value="0.0142756885736188" calcext:value-type="float">
            <text:p>0.014275688573619</text:p>
          </table:table-cell>
          <table:table-cell office:value-type="float" office:value="0.019151308046945" calcext:value-type="float">
            <text:p>0.019151308046945</text:p>
          </table:table-cell>
          <table:table-cell office:value-type="float" office:value="0.00139149969966052" calcext:value-type="float">
            <text:p>0.001391499699661</text:p>
          </table:table-cell>
          <table:table-cell office:value-type="float" office:value="0.00538180635692094" calcext:value-type="float">
            <text:p>0.005381806356921</text:p>
          </table:table-cell>
          <table:table-cell office:value-type="float" office:value="0.672008968606834" calcext:value-type="float">
            <text:p>0.672008968606834</text:p>
          </table:table-cell>
          <table:table-cell office:value-type="float" office:value="0.0000858257679445658" calcext:value-type="float">
            <text:p>8.58257679445658E-05</text:p>
          </table:table-cell>
          <table:table-cell office:value-type="float" office:value="0.0845450068096105" calcext:value-type="float">
            <text:p>0.084545006809611</text:p>
          </table:table-cell>
          <table:table-cell office:value-type="float" office:value="0.00747343339240968" calcext:value-type="float">
            <text:p>0.00747343339241</text:p>
          </table:table-cell>
          <table:table-cell office:value-type="float" office:value="0.190413204255525" calcext:value-type="float">
            <text:p>0.190413204255525</text:p>
          </table:table-cell>
          <table:table-cell office:value-type="float" office:value="0.0105457525033642" calcext:value-type="float">
            <text:p>0.010545752503364</text:p>
          </table:table-cell>
          <table:table-cell office:value-type="float" office:value="0.0281545026077309" calcext:value-type="float">
            <text:p>0.028154502607731</text:p>
          </table:table-cell>
          <table:table-cell office:value-type="float" office:value="0.117926218683443" calcext:value-type="float">
            <text:p>0.117926218683443</text:p>
          </table:table-cell>
          <table:table-cell office:value-type="float" office:value="0.14480093217615" calcext:value-type="float">
            <text:p>0.14480093217615</text:p>
          </table:table-cell>
          <table:table-cell office:value-type="float" office:value="0.137528068847613" calcext:value-type="float">
            <text:p>0.137528068847613</text:p>
          </table:table-cell>
          <table:table-cell office:value-type="float" office:value="0.172455537306305" calcext:value-type="float">
            <text:p>0.172455537306305</text:p>
          </table:table-cell>
          <table:table-cell office:value-type="float" office:value="0.272280494779209" calcext:value-type="float">
            <text:p>0.272280494779209</text:p>
          </table:table-cell>
          <table:table-cell/>
        </table:table-row>
        <table:table-row table:style-name="ro1">
          <table:table-cell office:value-type="float" office:value="15" calcext:value-type="float">
            <text:p>15</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7"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6</text:p>
          </table:table-cell>
          <table:table-cell office:value-type="string" calcext:value-type="string">
            <text:p>LanCam</text:p>
          </table:table-cell>
          <table:table-cell office:value-type="float" office:value="684.471496582031" calcext:value-type="float">
            <text:p>684.471496582031</text:p>
          </table:table-cell>
          <table:table-cell office:value-type="float" office:value="7673379.60054723" calcext:value-type="float">
            <text:p>7673379.60054723</text:p>
          </table:table-cell>
          <table:table-cell office:value-type="float" office:value="343561.936367966" calcext:value-type="float">
            <text:p>343561.936367966</text:p>
          </table:table-cell>
          <table:table-cell office:value-type="string" calcext:value-type="string">
            <text:p>CD</text:p>
          </table:table-cell>
          <table:table-cell office:value-type="float" office:value="20.4999256134033" calcext:value-type="float">
            <text:p>20.4999256134033</text:p>
          </table:table-cell>
          <table:table-cell office:value-type="float" office:value="2746.15966796875" calcext:value-type="float">
            <text:p>2746.15966796875</text:p>
          </table:table-cell>
          <table:table-cell table:number-columns-repeated="2" office:value-type="float" office:value="0" calcext:value-type="float">
            <text:p>0</text:p>
          </table:table-cell>
          <table:table-cell office:value-type="float" office:value="0.913397860417728" calcext:value-type="float">
            <text:p>0.913397860417728</text:p>
          </table:table-cell>
          <table:table-cell table:number-columns-repeated="5" office:value-type="float" office:value="0" calcext:value-type="float">
            <text:p>0</text:p>
          </table:table-cell>
          <table:table-cell office:value-type="float" office:value="0.086602139582272" calcext:value-type="float">
            <text:p>0.086602139582272</text:p>
          </table:table-cell>
          <table:table-cell office:value-type="float" office:value="0.0094872565839509" calcext:value-type="float">
            <text:p>0.009487256583951</text:p>
          </table:table-cell>
          <table:table-cell office:value-type="float" office:value="0" calcext:value-type="float">
            <text:p>0</text:p>
          </table:table-cell>
          <table:table-cell office:value-type="float" office:value="0.861412476343763" calcext:value-type="float">
            <text:p>0.861412476343763</text:p>
          </table:table-cell>
          <table:table-cell office:value-type="float" office:value="0" calcext:value-type="float">
            <text:p>0</text:p>
          </table:table-cell>
          <table:table-cell office:value-type="float" office:value="0.00194202232087586" calcext:value-type="float">
            <text:p>0.001942022320876</text:p>
          </table:table-cell>
          <table:table-cell office:value-type="float" office:value="0" calcext:value-type="float">
            <text:p>0</text:p>
          </table:table-cell>
          <table:table-cell office:value-type="float" office:value="0.0603052760041741" calcext:value-type="float">
            <text:p>0.060305276004174</text:p>
          </table:table-cell>
          <table:table-cell office:value-type="float" office:value="0.0241992253135004" calcext:value-type="float">
            <text:p>0.0241992253135</text:p>
          </table:table-cell>
          <table:table-cell office:value-type="float" office:value="0.042653743433736" calcext:value-type="float">
            <text:p>0.042653743433736</text:p>
          </table:table-cell>
          <table:table-cell office:value-type="float" office:value="0.00266461727853519" calcext:value-type="float">
            <text:p>0.002664617278535</text:p>
          </table:table-cell>
          <table:table-cell office:value-type="float" office:value="0.00708648465081398" calcext:value-type="float">
            <text:p>0.007086484650814</text:p>
          </table:table-cell>
          <table:table-cell office:value-type="float" office:value="0.760023488959482" calcext:value-type="float">
            <text:p>0.760023488959482</text:p>
          </table:table-cell>
          <table:table-cell office:value-type="float" office:value="0" calcext:value-type="float">
            <text:p>0</text:p>
          </table:table-cell>
          <table:table-cell office:value-type="float" office:value="0.0486202005051541" calcext:value-type="float">
            <text:p>0.048620200505154</text:p>
          </table:table-cell>
          <table:table-cell office:value-type="float" office:value="0" calcext:value-type="float">
            <text:p>0</text:p>
          </table:table-cell>
          <table:table-cell office:value-type="float" office:value="0.134966004683642" calcext:value-type="float">
            <text:p>0.134966004683642</text:p>
          </table:table-cell>
          <table:table-cell office:value-type="float" office:value="0.0207748172884402" calcext:value-type="float">
            <text:p>0.02077481728844</text:p>
          </table:table-cell>
          <table:table-cell office:value-type="float" office:value="0.0258643866339331" calcext:value-type="float">
            <text:p>0.025864386633933</text:p>
          </table:table-cell>
          <table:table-cell office:value-type="float" office:value="0.00149328319064482" calcext:value-type="float">
            <text:p>0.001493283190645</text:p>
          </table:table-cell>
          <table:table-cell office:value-type="float" office:value="0.00329061393346426" calcext:value-type="float">
            <text:p>0.003290613933464</text:p>
          </table:table-cell>
          <table:table-cell office:value-type="float" office:value="0.720298624292645" calcext:value-type="float">
            <text:p>0.720298624292645</text:p>
          </table:table-cell>
          <table:table-cell office:value-type="float" office:value="0" calcext:value-type="float">
            <text:p>0</text:p>
          </table:table-cell>
          <table:table-cell office:value-type="float" office:value="0.043350226660981" calcext:value-type="float">
            <text:p>0.043350226660981</text:p>
          </table:table-cell>
          <table:table-cell office:value-type="float" office:value="0.00706694922244151" calcext:value-type="float">
            <text:p>0.007066949222442</text:p>
          </table:table-cell>
          <table:table-cell office:value-type="float" office:value="0.195695301225409" calcext:value-type="float">
            <text:p>0.195695301225409</text:p>
          </table:table-cell>
          <table:table-cell office:value-type="float" office:value="0.0111467929721888" calcext:value-type="float">
            <text:p>0.011146792972189</text:p>
          </table:table-cell>
          <table:table-cell office:value-type="float" office:value="0.0176582085022262" calcext:value-type="float">
            <text:p>0.017658208502226</text:p>
          </table:table-cell>
          <table:table-cell office:value-type="float" office:value="0.00216571058608378" calcext:value-type="float">
            <text:p>0.002165710586084</text:p>
          </table:table-cell>
          <table:table-cell office:value-type="float" office:value="0.00596671139510638" calcext:value-type="float">
            <text:p>0.005966711395106</text:p>
          </table:table-cell>
          <table:table-cell office:value-type="float" office:value="0.663009668621194" calcext:value-type="float">
            <text:p>0.663009668621194</text:p>
          </table:table-cell>
          <table:table-cell office:value-type="float" office:value="0.000036085558145478" calcext:value-type="float">
            <text:p>3.6085558145478E-05</text:p>
          </table:table-cell>
          <table:table-cell office:value-type="float" office:value="0.0855271180083976" calcext:value-type="float">
            <text:p>0.085527118008398</text:p>
          </table:table-cell>
          <table:table-cell office:value-type="float" office:value="0.0112543828846775" calcext:value-type="float">
            <text:p>0.011254382884678</text:p>
          </table:table-cell>
          <table:table-cell office:value-type="float" office:value="0.190638917381656" calcext:value-type="float">
            <text:p>0.190638917381656</text:p>
          </table:table-cell>
          <table:table-cell office:value-type="float" office:value="0.0110749395541441" calcext:value-type="float">
            <text:p>0.011074939554144</text:p>
          </table:table-cell>
          <table:table-cell office:value-type="float" office:value="0.0303264660105952" calcext:value-type="float">
            <text:p>0.030326466010595</text:p>
          </table:table-cell>
          <table:table-cell office:value-type="float" office:value="0.0364754451914914" calcext:value-type="float">
            <text:p>0.036475445191491</text:p>
          </table:table-cell>
          <table:table-cell office:value-type="float" office:value="0.0384721702705238" calcext:value-type="float">
            <text:p>0.038472170270524</text:p>
          </table:table-cell>
          <table:table-cell office:value-type="float" office:value="0.0853500236043668" calcext:value-type="float">
            <text:p>0.085350023604367</text:p>
          </table:table-cell>
          <table:table-cell office:value-type="float" office:value="0.129849657655312" calcext:value-type="float">
            <text:p>0.129849657655312</text:p>
          </table:table-cell>
          <table:table-cell office:value-type="float" office:value="0.264247132147821" calcext:value-type="float">
            <text:p>0.264247132147821</text:p>
          </table:table-cell>
          <table:table-cell/>
        </table:table-row>
        <table:table-row table:style-name="ro1">
          <table:table-cell table:number-columns-repeated="19" office:value-type="float" office:value="0" calcext:value-type="float">
            <text:p>0</text:p>
          </table:table-cell>
          <table:table-cell office:value-type="float" office:value="23" calcext:value-type="float">
            <text:p>23</text:p>
          </table:table-cell>
          <table:table-cell table:number-columns-repeated="21"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6</text:p>
          </table:table-cell>
          <table:table-cell office:value-type="string" calcext:value-type="string">
            <text:p>Other</text:p>
          </table:table-cell>
          <table:table-cell office:value-type="float" office:value="684.471496582031" calcext:value-type="float">
            <text:p>684.471496582031</text:p>
          </table:table-cell>
          <table:table-cell office:value-type="float" office:value="7673379.60054723" calcext:value-type="float">
            <text:p>7673379.60054723</text:p>
          </table:table-cell>
          <table:table-cell office:value-type="float" office:value="343561.936367966" calcext:value-type="float">
            <text:p>343561.936367966</text:p>
          </table:table-cell>
          <table:table-cell office:value-type="string" calcext:value-type="string">
            <text:p>CD</text:p>
          </table:table-cell>
          <table:table-cell office:value-type="float" office:value="20.4999256134033" calcext:value-type="float">
            <text:p>20.4999256134033</text:p>
          </table:table-cell>
          <table:table-cell office:value-type="float" office:value="2746.15966796875" calcext:value-type="float">
            <text:p>2746.15966796875</text:p>
          </table:table-cell>
          <table:table-cell table:number-columns-repeated="2" office:value-type="float" office:value="0" calcext:value-type="float">
            <text:p>0</text:p>
          </table:table-cell>
          <table:table-cell office:value-type="float" office:value="0.913397860417728" calcext:value-type="float">
            <text:p>0.913397860417728</text:p>
          </table:table-cell>
          <table:table-cell table:number-columns-repeated="5" office:value-type="float" office:value="0" calcext:value-type="float">
            <text:p>0</text:p>
          </table:table-cell>
          <table:table-cell office:value-type="float" office:value="0.086602139582272" calcext:value-type="float">
            <text:p>0.086602139582272</text:p>
          </table:table-cell>
          <table:table-cell office:value-type="float" office:value="0.0094872565839509" calcext:value-type="float">
            <text:p>0.009487256583951</text:p>
          </table:table-cell>
          <table:table-cell office:value-type="float" office:value="0" calcext:value-type="float">
            <text:p>0</text:p>
          </table:table-cell>
          <table:table-cell office:value-type="float" office:value="0.861412476343763" calcext:value-type="float">
            <text:p>0.861412476343763</text:p>
          </table:table-cell>
          <table:table-cell office:value-type="float" office:value="0" calcext:value-type="float">
            <text:p>0</text:p>
          </table:table-cell>
          <table:table-cell office:value-type="float" office:value="0.00194202232087586" calcext:value-type="float">
            <text:p>0.001942022320876</text:p>
          </table:table-cell>
          <table:table-cell office:value-type="float" office:value="0" calcext:value-type="float">
            <text:p>0</text:p>
          </table:table-cell>
          <table:table-cell office:value-type="float" office:value="0.0603052760041741" calcext:value-type="float">
            <text:p>0.060305276004174</text:p>
          </table:table-cell>
          <table:table-cell office:value-type="float" office:value="0.0241992253135004" calcext:value-type="float">
            <text:p>0.0241992253135</text:p>
          </table:table-cell>
          <table:table-cell office:value-type="float" office:value="0.042653743433736" calcext:value-type="float">
            <text:p>0.042653743433736</text:p>
          </table:table-cell>
          <table:table-cell office:value-type="float" office:value="0.00266461727853519" calcext:value-type="float">
            <text:p>0.002664617278535</text:p>
          </table:table-cell>
          <table:table-cell office:value-type="float" office:value="0.00708648465081398" calcext:value-type="float">
            <text:p>0.007086484650814</text:p>
          </table:table-cell>
          <table:table-cell office:value-type="float" office:value="0.760023488959482" calcext:value-type="float">
            <text:p>0.760023488959482</text:p>
          </table:table-cell>
          <table:table-cell office:value-type="float" office:value="0" calcext:value-type="float">
            <text:p>0</text:p>
          </table:table-cell>
          <table:table-cell office:value-type="float" office:value="0.0486202005051541" calcext:value-type="float">
            <text:p>0.048620200505154</text:p>
          </table:table-cell>
          <table:table-cell office:value-type="float" office:value="0" calcext:value-type="float">
            <text:p>0</text:p>
          </table:table-cell>
          <table:table-cell office:value-type="float" office:value="0.134966004683642" calcext:value-type="float">
            <text:p>0.134966004683642</text:p>
          </table:table-cell>
          <table:table-cell office:value-type="float" office:value="0.0207748172884402" calcext:value-type="float">
            <text:p>0.02077481728844</text:p>
          </table:table-cell>
          <table:table-cell office:value-type="float" office:value="0.0258643866339331" calcext:value-type="float">
            <text:p>0.025864386633933</text:p>
          </table:table-cell>
          <table:table-cell office:value-type="float" office:value="0.00149328319064482" calcext:value-type="float">
            <text:p>0.001493283190645</text:p>
          </table:table-cell>
          <table:table-cell office:value-type="float" office:value="0.00329061393346426" calcext:value-type="float">
            <text:p>0.003290613933464</text:p>
          </table:table-cell>
          <table:table-cell office:value-type="float" office:value="0.720298624292645" calcext:value-type="float">
            <text:p>0.720298624292645</text:p>
          </table:table-cell>
          <table:table-cell office:value-type="float" office:value="0" calcext:value-type="float">
            <text:p>0</text:p>
          </table:table-cell>
          <table:table-cell office:value-type="float" office:value="0.043350226660981" calcext:value-type="float">
            <text:p>0.043350226660981</text:p>
          </table:table-cell>
          <table:table-cell office:value-type="float" office:value="0.00706694922244151" calcext:value-type="float">
            <text:p>0.007066949222442</text:p>
          </table:table-cell>
          <table:table-cell office:value-type="float" office:value="0.195695301225409" calcext:value-type="float">
            <text:p>0.195695301225409</text:p>
          </table:table-cell>
          <table:table-cell office:value-type="float" office:value="0.0111467929721888" calcext:value-type="float">
            <text:p>0.011146792972189</text:p>
          </table:table-cell>
          <table:table-cell office:value-type="float" office:value="0.0176582085022262" calcext:value-type="float">
            <text:p>0.017658208502226</text:p>
          </table:table-cell>
          <table:table-cell office:value-type="float" office:value="0.00216571058608378" calcext:value-type="float">
            <text:p>0.002165710586084</text:p>
          </table:table-cell>
          <table:table-cell office:value-type="float" office:value="0.00596671139510638" calcext:value-type="float">
            <text:p>0.005966711395106</text:p>
          </table:table-cell>
          <table:table-cell office:value-type="float" office:value="0.663009668621194" calcext:value-type="float">
            <text:p>0.663009668621194</text:p>
          </table:table-cell>
          <table:table-cell office:value-type="float" office:value="0.000036085558145478" calcext:value-type="float">
            <text:p>3.6085558145478E-05</text:p>
          </table:table-cell>
          <table:table-cell office:value-type="float" office:value="0.0855271180083976" calcext:value-type="float">
            <text:p>0.085527118008398</text:p>
          </table:table-cell>
          <table:table-cell office:value-type="float" office:value="0.0112543828846775" calcext:value-type="float">
            <text:p>0.011254382884678</text:p>
          </table:table-cell>
          <table:table-cell office:value-type="float" office:value="0.190638917381656" calcext:value-type="float">
            <text:p>0.190638917381656</text:p>
          </table:table-cell>
          <table:table-cell office:value-type="float" office:value="0.0110749395541441" calcext:value-type="float">
            <text:p>0.011074939554144</text:p>
          </table:table-cell>
          <table:table-cell office:value-type="float" office:value="0.0303264660105952" calcext:value-type="float">
            <text:p>0.030326466010595</text:p>
          </table:table-cell>
          <table:table-cell office:value-type="float" office:value="0.0364754451914914" calcext:value-type="float">
            <text:p>0.036475445191491</text:p>
          </table:table-cell>
          <table:table-cell office:value-type="float" office:value="0.0384721702705238" calcext:value-type="float">
            <text:p>0.038472170270524</text:p>
          </table:table-cell>
          <table:table-cell office:value-type="float" office:value="0.0853500236043668" calcext:value-type="float">
            <text:p>0.085350023604367</text:p>
          </table:table-cell>
          <table:table-cell office:value-type="float" office:value="0.129849657655312" calcext:value-type="float">
            <text:p>0.129849657655312</text:p>
          </table:table-cell>
          <table:table-cell office:value-type="float" office:value="0.264247132147821" calcext:value-type="float">
            <text:p>0.264247132147821</text:p>
          </table:table-cell>
          <table:table-cell/>
        </table:table-row>
        <table:table-row table:style-name="ro1">
          <table:table-cell office:value-type="float" office:value="2" calcext:value-type="float">
            <text:p>2</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23" calcext:value-type="float">
            <text:p>23</text:p>
          </table:table-cell>
          <table:table-cell table:number-columns-repeated="23"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6</text:p>
          </table:table-cell>
          <table:table-cell office:value-type="string" calcext:value-type="string">
            <text:p>SolMau</text:p>
          </table:table-cell>
          <table:table-cell office:value-type="float" office:value="684.471496582031" calcext:value-type="float">
            <text:p>684.471496582031</text:p>
          </table:table-cell>
          <table:table-cell office:value-type="float" office:value="7673379.60054723" calcext:value-type="float">
            <text:p>7673379.60054723</text:p>
          </table:table-cell>
          <table:table-cell office:value-type="float" office:value="343561.936367966" calcext:value-type="float">
            <text:p>343561.936367966</text:p>
          </table:table-cell>
          <table:table-cell office:value-type="string" calcext:value-type="string">
            <text:p>CD</text:p>
          </table:table-cell>
          <table:table-cell office:value-type="float" office:value="20.4999256134033" calcext:value-type="float">
            <text:p>20.4999256134033</text:p>
          </table:table-cell>
          <table:table-cell office:value-type="float" office:value="2746.15966796875" calcext:value-type="float">
            <text:p>2746.15966796875</text:p>
          </table:table-cell>
          <table:table-cell table:number-columns-repeated="2" office:value-type="float" office:value="0" calcext:value-type="float">
            <text:p>0</text:p>
          </table:table-cell>
          <table:table-cell office:value-type="float" office:value="0.913397860417728" calcext:value-type="float">
            <text:p>0.913397860417728</text:p>
          </table:table-cell>
          <table:table-cell table:number-columns-repeated="5" office:value-type="float" office:value="0" calcext:value-type="float">
            <text:p>0</text:p>
          </table:table-cell>
          <table:table-cell office:value-type="float" office:value="0.086602139582272" calcext:value-type="float">
            <text:p>0.086602139582272</text:p>
          </table:table-cell>
          <table:table-cell office:value-type="float" office:value="0.0094872565839509" calcext:value-type="float">
            <text:p>0.009487256583951</text:p>
          </table:table-cell>
          <table:table-cell office:value-type="float" office:value="0" calcext:value-type="float">
            <text:p>0</text:p>
          </table:table-cell>
          <table:table-cell office:value-type="float" office:value="0.861412476343763" calcext:value-type="float">
            <text:p>0.861412476343763</text:p>
          </table:table-cell>
          <table:table-cell office:value-type="float" office:value="0" calcext:value-type="float">
            <text:p>0</text:p>
          </table:table-cell>
          <table:table-cell office:value-type="float" office:value="0.00194202232087586" calcext:value-type="float">
            <text:p>0.001942022320876</text:p>
          </table:table-cell>
          <table:table-cell office:value-type="float" office:value="0" calcext:value-type="float">
            <text:p>0</text:p>
          </table:table-cell>
          <table:table-cell office:value-type="float" office:value="0.0603052760041741" calcext:value-type="float">
            <text:p>0.060305276004174</text:p>
          </table:table-cell>
          <table:table-cell office:value-type="float" office:value="0.0241992253135004" calcext:value-type="float">
            <text:p>0.0241992253135</text:p>
          </table:table-cell>
          <table:table-cell office:value-type="float" office:value="0.042653743433736" calcext:value-type="float">
            <text:p>0.042653743433736</text:p>
          </table:table-cell>
          <table:table-cell office:value-type="float" office:value="0.00266461727853519" calcext:value-type="float">
            <text:p>0.002664617278535</text:p>
          </table:table-cell>
          <table:table-cell office:value-type="float" office:value="0.00708648465081398" calcext:value-type="float">
            <text:p>0.007086484650814</text:p>
          </table:table-cell>
          <table:table-cell office:value-type="float" office:value="0.760023488959482" calcext:value-type="float">
            <text:p>0.760023488959482</text:p>
          </table:table-cell>
          <table:table-cell office:value-type="float" office:value="0" calcext:value-type="float">
            <text:p>0</text:p>
          </table:table-cell>
          <table:table-cell office:value-type="float" office:value="0.0486202005051541" calcext:value-type="float">
            <text:p>0.048620200505154</text:p>
          </table:table-cell>
          <table:table-cell office:value-type="float" office:value="0" calcext:value-type="float">
            <text:p>0</text:p>
          </table:table-cell>
          <table:table-cell office:value-type="float" office:value="0.134966004683642" calcext:value-type="float">
            <text:p>0.134966004683642</text:p>
          </table:table-cell>
          <table:table-cell office:value-type="float" office:value="0.0207748172884402" calcext:value-type="float">
            <text:p>0.02077481728844</text:p>
          </table:table-cell>
          <table:table-cell office:value-type="float" office:value="0.0258643866339331" calcext:value-type="float">
            <text:p>0.025864386633933</text:p>
          </table:table-cell>
          <table:table-cell office:value-type="float" office:value="0.00149328319064482" calcext:value-type="float">
            <text:p>0.001493283190645</text:p>
          </table:table-cell>
          <table:table-cell office:value-type="float" office:value="0.00329061393346426" calcext:value-type="float">
            <text:p>0.003290613933464</text:p>
          </table:table-cell>
          <table:table-cell office:value-type="float" office:value="0.720298624292645" calcext:value-type="float">
            <text:p>0.720298624292645</text:p>
          </table:table-cell>
          <table:table-cell office:value-type="float" office:value="0" calcext:value-type="float">
            <text:p>0</text:p>
          </table:table-cell>
          <table:table-cell office:value-type="float" office:value="0.043350226660981" calcext:value-type="float">
            <text:p>0.043350226660981</text:p>
          </table:table-cell>
          <table:table-cell office:value-type="float" office:value="0.00706694922244151" calcext:value-type="float">
            <text:p>0.007066949222442</text:p>
          </table:table-cell>
          <table:table-cell office:value-type="float" office:value="0.195695301225409" calcext:value-type="float">
            <text:p>0.195695301225409</text:p>
          </table:table-cell>
          <table:table-cell office:value-type="float" office:value="0.0111467929721888" calcext:value-type="float">
            <text:p>0.011146792972189</text:p>
          </table:table-cell>
          <table:table-cell office:value-type="float" office:value="0.0176582085022262" calcext:value-type="float">
            <text:p>0.017658208502226</text:p>
          </table:table-cell>
          <table:table-cell office:value-type="float" office:value="0.00216571058608378" calcext:value-type="float">
            <text:p>0.002165710586084</text:p>
          </table:table-cell>
          <table:table-cell office:value-type="float" office:value="0.00596671139510638" calcext:value-type="float">
            <text:p>0.005966711395106</text:p>
          </table:table-cell>
          <table:table-cell office:value-type="float" office:value="0.663009668621194" calcext:value-type="float">
            <text:p>0.663009668621194</text:p>
          </table:table-cell>
          <table:table-cell office:value-type="float" office:value="0.000036085558145478" calcext:value-type="float">
            <text:p>3.6085558145478E-05</text:p>
          </table:table-cell>
          <table:table-cell office:value-type="float" office:value="0.0855271180083976" calcext:value-type="float">
            <text:p>0.085527118008398</text:p>
          </table:table-cell>
          <table:table-cell office:value-type="float" office:value="0.0112543828846775" calcext:value-type="float">
            <text:p>0.011254382884678</text:p>
          </table:table-cell>
          <table:table-cell office:value-type="float" office:value="0.190638917381656" calcext:value-type="float">
            <text:p>0.190638917381656</text:p>
          </table:table-cell>
          <table:table-cell office:value-type="float" office:value="0.0110749395541441" calcext:value-type="float">
            <text:p>0.011074939554144</text:p>
          </table:table-cell>
          <table:table-cell office:value-type="float" office:value="0.0303264660105952" calcext:value-type="float">
            <text:p>0.030326466010595</text:p>
          </table:table-cell>
          <table:table-cell office:value-type="float" office:value="0.0364754451914914" calcext:value-type="float">
            <text:p>0.036475445191491</text:p>
          </table:table-cell>
          <table:table-cell office:value-type="float" office:value="0.0384721702705238" calcext:value-type="float">
            <text:p>0.038472170270524</text:p>
          </table:table-cell>
          <table:table-cell office:value-type="float" office:value="0.0853500236043668" calcext:value-type="float">
            <text:p>0.085350023604367</text:p>
          </table:table-cell>
          <table:table-cell office:value-type="float" office:value="0.129849657655312" calcext:value-type="float">
            <text:p>0.129849657655312</text:p>
          </table:table-cell>
          <table:table-cell office:value-type="float" office:value="0.264247132147821" calcext:value-type="float">
            <text:p>0.264247132147821</text:p>
          </table:table-cell>
          <table:table-cell/>
        </table:table-row>
        <table:table-row table:style-name="ro1">
          <table:table-cell table:number-columns-repeated="4" office:value-type="float" office:value="0" calcext:value-type="float">
            <text:p>0</text:p>
          </table:table-cell>
          <table:table-cell office:value-type="float" office:value="4" calcext:value-type="float">
            <text:p>4</text:p>
          </table:table-cell>
          <table:table-cell table:number-columns-repeated="36"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7</text:p>
          </table:table-cell>
          <table:table-cell office:value-type="string" calcext:value-type="string">
            <text:p>Other</text:p>
          </table:table-cell>
          <table:table-cell office:value-type="float" office:value="452.237670898438" calcext:value-type="float">
            <text:p>452.237670898438</text:p>
          </table:table-cell>
          <table:table-cell office:value-type="float" office:value="7674196.53835005" calcext:value-type="float">
            <text:p>7674196.53835005</text:p>
          </table:table-cell>
          <table:table-cell office:value-type="float" office:value="348208.310631628" calcext:value-type="float">
            <text:p>348208.310631628</text:p>
          </table:table-cell>
          <table:table-cell office:value-type="string" calcext:value-type="string">
            <text:p>CD</text:p>
          </table:table-cell>
          <table:table-cell office:value-type="float" office:value="19.6364974975586" calcext:value-type="float">
            <text:p>19.6364974975586</text:p>
          </table:table-cell>
          <table:table-cell office:value-type="float" office:value="3565.568359375" calcext:value-type="float">
            <text:p>3565.568359375</text:p>
          </table:table-cell>
          <table:table-cell table:number-columns-repeated="2" office:value-type="float" office:value="0" calcext:value-type="float">
            <text:p>0</text:p>
          </table:table-cell>
          <table:table-cell office:value-type="float" office:value="0.396440284013118" calcext:value-type="float">
            <text:p>0.396440284013118</text:p>
          </table:table-cell>
          <table:table-cell table:number-columns-repeated="3" office:value-type="float" office:value="0" calcext:value-type="float">
            <text:p>0</text:p>
          </table:table-cell>
          <table:table-cell office:value-type="float" office:value="0.00967937084089534" calcext:value-type="float">
            <text:p>0.009679370840895</text:p>
          </table:table-cell>
          <table:table-cell office:value-type="float" office:value="0" calcext:value-type="float">
            <text:p>0</text:p>
          </table:table-cell>
          <table:table-cell office:value-type="float" office:value="0.593880345145987" calcext:value-type="float">
            <text:p>0.593880345145987</text:p>
          </table:table-cell>
          <table:table-cell office:value-type="float" office:value="0.0000247615813453321" calcext:value-type="float">
            <text:p>2.47615813453321E-05</text:p>
          </table:table-cell>
          <table:table-cell office:value-type="float" office:value="0" calcext:value-type="float">
            <text:p>0</text:p>
          </table:table-cell>
          <table:table-cell office:value-type="float" office:value="0.749929252624728" calcext:value-type="float">
            <text:p>0.749929252624728</text:p>
          </table:table-cell>
          <table:table-cell office:value-type="float" office:value="0" calcext:value-type="float">
            <text:p>0</text:p>
          </table:table-cell>
          <table:table-cell office:value-type="float" office:value="0.000696861646432917" calcext:value-type="float">
            <text:p>0.000696861646433</text:p>
          </table:table-cell>
          <table:table-cell office:value-type="float" office:value="0" calcext:value-type="float">
            <text:p>0</text:p>
          </table:table-cell>
          <table:table-cell office:value-type="float" office:value="0.0346768259897558" calcext:value-type="float">
            <text:p>0.034676825989756</text:p>
          </table:table-cell>
          <table:table-cell office:value-type="float" office:value="0.00186419333842714" calcext:value-type="float">
            <text:p>0.001864193338427</text:p>
          </table:table-cell>
          <table:table-cell office:value-type="float" office:value="0.212808104819311" calcext:value-type="float">
            <text:p>0.212808104819311</text:p>
          </table:table-cell>
          <table:table-cell office:value-type="float" office:value="0.00161220143762735" calcext:value-type="float">
            <text:p>0.001612201437627</text:p>
          </table:table-cell>
          <table:table-cell office:value-type="float" office:value="0.00319698749151007" calcext:value-type="float">
            <text:p>0.00319698749151</text:p>
          </table:table-cell>
          <table:table-cell office:value-type="float" office:value="0.749604687853747" calcext:value-type="float">
            <text:p>0.749604687853747</text:p>
          </table:table-cell>
          <table:table-cell office:value-type="float" office:value="0.00410081078786507" calcext:value-type="float">
            <text:p>0.004100810787865</text:p>
          </table:table-cell>
          <table:table-cell office:value-type="float" office:value="0.0332451324428345" calcext:value-type="float">
            <text:p>0.033245132442835</text:p>
          </table:table-cell>
          <table:table-cell office:value-type="float" office:value="0" calcext:value-type="float">
            <text:p>0</text:p>
          </table:table-cell>
          <table:table-cell office:value-type="float" office:value="0.0992454578899706" calcext:value-type="float">
            <text:p>0.099245457889971</text:p>
          </table:table-cell>
          <table:table-cell office:value-type="float" office:value="0.0207366425175458" calcext:value-type="float">
            <text:p>0.020736642517546</text:p>
          </table:table-cell>
          <table:table-cell office:value-type="float" office:value="0.0882580795788997" calcext:value-type="float">
            <text:p>0.0882580795789</text:p>
          </table:table-cell>
          <table:table-cell office:value-type="float" office:value="0.00716617405695378" calcext:value-type="float">
            <text:p>0.007166174056954</text:p>
          </table:table-cell>
          <table:table-cell office:value-type="float" office:value="0.00373322740973336" calcext:value-type="float">
            <text:p>0.003733227409733</text:p>
          </table:table-cell>
          <table:table-cell office:value-type="float" office:value="0.731133083116925" calcext:value-type="float">
            <text:p>0.731133083116925</text:p>
          </table:table-cell>
          <table:table-cell office:value-type="float" office:value="0.00798246360346924" calcext:value-type="float">
            <text:p>0.007982463603469</text:p>
          </table:table-cell>
          <table:table-cell office:value-type="float" office:value="0.0580882598914195" calcext:value-type="float">
            <text:p>0.05808825989142</text:p>
          </table:table-cell>
          <table:table-cell office:value-type="float" office:value="0" calcext:value-type="float">
            <text:p>0</text:p>
          </table:table-cell>
          <table:table-cell office:value-type="float" office:value="0.100915145134385" calcext:value-type="float">
            <text:p>0.100915145134385</text:p>
          </table:table-cell>
          <table:table-cell office:value-type="float" office:value="0.0219939854290077" calcext:value-type="float">
            <text:p>0.021993985429008</text:p>
          </table:table-cell>
          <table:table-cell office:value-type="float" office:value="0.0689876613581067" calcext:value-type="float">
            <text:p>0.068987661358107</text:p>
          </table:table-cell>
          <table:table-cell office:value-type="float" office:value="0.00304669655017194" calcext:value-type="float">
            <text:p>0.003046696550172</text:p>
          </table:table-cell>
          <table:table-cell office:value-type="float" office:value="0.0040937686951686" calcext:value-type="float">
            <text:p>0.004093768695169</text:p>
          </table:table-cell>
          <table:table-cell office:value-type="float" office:value="0.816897590105571" calcext:value-type="float">
            <text:p>0.816897590105571</text:p>
          </table:table-cell>
          <table:table-cell office:value-type="float" office:value="0.00619862411953384" calcext:value-type="float">
            <text:p>0.006198624119534</text:p>
          </table:table-cell>
          <table:table-cell office:value-type="float" office:value="0.0509361783270236" calcext:value-type="float">
            <text:p>0.050936178327024</text:p>
          </table:table-cell>
          <table:table-cell office:value-type="float" office:value="0.00347312729162453" calcext:value-type="float">
            <text:p>0.003473127291625</text:p>
          </table:table-cell>
          <table:table-cell office:value-type="float" office:value="0.0777744868367714" calcext:value-type="float">
            <text:p>0.077774486836771</text:p>
          </table:table-cell>
          <table:table-cell office:value-type="float" office:value="0.00954318422147161" calcext:value-type="float">
            <text:p>0.009543184221472</text:p>
          </table:table-cell>
          <table:table-cell office:value-type="float" office:value="0.0280363438526634" calcext:value-type="float">
            <text:p>0.028036343852663</text:p>
          </table:table-cell>
          <table:table-cell office:value-type="float" office:value="0.0521599001835889" calcext:value-type="float">
            <text:p>0.052159900183589</text:p>
          </table:table-cell>
          <table:table-cell office:value-type="float" office:value="0.0629484337304527" calcext:value-type="float">
            <text:p>0.062948433730453</text:p>
          </table:table-cell>
          <table:table-cell office:value-type="float" office:value="0.0692849893250182" calcext:value-type="float">
            <text:p>0.069284989325018</text:p>
          </table:table-cell>
          <table:table-cell office:value-type="float" office:value="0.0853440668798287" calcext:value-type="float">
            <text:p>0.085344066879829</text:p>
          </table:table-cell>
          <table:table-cell office:value-type="float" office:value="0.101881590914169" calcext:value-type="float">
            <text:p>0.101881590914169</text:p>
          </table:table-cell>
          <table:table-cell/>
        </table:table-row>
        <table:table-row table:style-name="ro1">
          <table:table-cell office:value-type="float" office:value="15" calcext:value-type="float">
            <text:p>15</text:p>
          </table:table-cell>
          <table:table-cell table:number-columns-repeated="40"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7</text:p>
          </table:table-cell>
          <table:table-cell office:value-type="string" calcext:value-type="string">
            <text:p>Other</text:p>
          </table:table-cell>
          <table:table-cell office:value-type="float" office:value="452.237670898438" calcext:value-type="float">
            <text:p>452.237670898438</text:p>
          </table:table-cell>
          <table:table-cell office:value-type="float" office:value="7674196.53835005" calcext:value-type="float">
            <text:p>7674196.53835005</text:p>
          </table:table-cell>
          <table:table-cell office:value-type="float" office:value="348208.310631628" calcext:value-type="float">
            <text:p>348208.310631628</text:p>
          </table:table-cell>
          <table:table-cell office:value-type="string" calcext:value-type="string">
            <text:p>CD</text:p>
          </table:table-cell>
          <table:table-cell office:value-type="float" office:value="19.6364974975586" calcext:value-type="float">
            <text:p>19.6364974975586</text:p>
          </table:table-cell>
          <table:table-cell office:value-type="float" office:value="3565.568359375" calcext:value-type="float">
            <text:p>3565.568359375</text:p>
          </table:table-cell>
          <table:table-cell table:number-columns-repeated="2" office:value-type="float" office:value="0" calcext:value-type="float">
            <text:p>0</text:p>
          </table:table-cell>
          <table:table-cell office:value-type="float" office:value="0.396440284013118" calcext:value-type="float">
            <text:p>0.396440284013118</text:p>
          </table:table-cell>
          <table:table-cell table:number-columns-repeated="3" office:value-type="float" office:value="0" calcext:value-type="float">
            <text:p>0</text:p>
          </table:table-cell>
          <table:table-cell office:value-type="float" office:value="0.00967937084089534" calcext:value-type="float">
            <text:p>0.009679370840895</text:p>
          </table:table-cell>
          <table:table-cell office:value-type="float" office:value="0" calcext:value-type="float">
            <text:p>0</text:p>
          </table:table-cell>
          <table:table-cell office:value-type="float" office:value="0.593880345145987" calcext:value-type="float">
            <text:p>0.593880345145987</text:p>
          </table:table-cell>
          <table:table-cell office:value-type="float" office:value="0.0000247615813453321" calcext:value-type="float">
            <text:p>2.47615813453321E-05</text:p>
          </table:table-cell>
          <table:table-cell office:value-type="float" office:value="0" calcext:value-type="float">
            <text:p>0</text:p>
          </table:table-cell>
          <table:table-cell office:value-type="float" office:value="0.749929252624728" calcext:value-type="float">
            <text:p>0.749929252624728</text:p>
          </table:table-cell>
          <table:table-cell office:value-type="float" office:value="0" calcext:value-type="float">
            <text:p>0</text:p>
          </table:table-cell>
          <table:table-cell office:value-type="float" office:value="0.000696861646432917" calcext:value-type="float">
            <text:p>0.000696861646433</text:p>
          </table:table-cell>
          <table:table-cell office:value-type="float" office:value="0" calcext:value-type="float">
            <text:p>0</text:p>
          </table:table-cell>
          <table:table-cell office:value-type="float" office:value="0.0346768259897558" calcext:value-type="float">
            <text:p>0.034676825989756</text:p>
          </table:table-cell>
          <table:table-cell office:value-type="float" office:value="0.00186419333842714" calcext:value-type="float">
            <text:p>0.001864193338427</text:p>
          </table:table-cell>
          <table:table-cell office:value-type="float" office:value="0.212808104819311" calcext:value-type="float">
            <text:p>0.212808104819311</text:p>
          </table:table-cell>
          <table:table-cell office:value-type="float" office:value="0.00161220143762735" calcext:value-type="float">
            <text:p>0.001612201437627</text:p>
          </table:table-cell>
          <table:table-cell office:value-type="float" office:value="0.00319698749151007" calcext:value-type="float">
            <text:p>0.00319698749151</text:p>
          </table:table-cell>
          <table:table-cell office:value-type="float" office:value="0.749604687853747" calcext:value-type="float">
            <text:p>0.749604687853747</text:p>
          </table:table-cell>
          <table:table-cell office:value-type="float" office:value="0.00410081078786507" calcext:value-type="float">
            <text:p>0.004100810787865</text:p>
          </table:table-cell>
          <table:table-cell office:value-type="float" office:value="0.0332451324428345" calcext:value-type="float">
            <text:p>0.033245132442835</text:p>
          </table:table-cell>
          <table:table-cell office:value-type="float" office:value="0" calcext:value-type="float">
            <text:p>0</text:p>
          </table:table-cell>
          <table:table-cell office:value-type="float" office:value="0.0992454578899706" calcext:value-type="float">
            <text:p>0.099245457889971</text:p>
          </table:table-cell>
          <table:table-cell office:value-type="float" office:value="0.0207366425175458" calcext:value-type="float">
            <text:p>0.020736642517546</text:p>
          </table:table-cell>
          <table:table-cell office:value-type="float" office:value="0.0882580795788997" calcext:value-type="float">
            <text:p>0.0882580795789</text:p>
          </table:table-cell>
          <table:table-cell office:value-type="float" office:value="0.00716617405695378" calcext:value-type="float">
            <text:p>0.007166174056954</text:p>
          </table:table-cell>
          <table:table-cell office:value-type="float" office:value="0.00373322740973336" calcext:value-type="float">
            <text:p>0.003733227409733</text:p>
          </table:table-cell>
          <table:table-cell office:value-type="float" office:value="0.731133083116925" calcext:value-type="float">
            <text:p>0.731133083116925</text:p>
          </table:table-cell>
          <table:table-cell office:value-type="float" office:value="0.00798246360346924" calcext:value-type="float">
            <text:p>0.007982463603469</text:p>
          </table:table-cell>
          <table:table-cell office:value-type="float" office:value="0.0580882598914195" calcext:value-type="float">
            <text:p>0.05808825989142</text:p>
          </table:table-cell>
          <table:table-cell office:value-type="float" office:value="0" calcext:value-type="float">
            <text:p>0</text:p>
          </table:table-cell>
          <table:table-cell office:value-type="float" office:value="0.100915145134385" calcext:value-type="float">
            <text:p>0.100915145134385</text:p>
          </table:table-cell>
          <table:table-cell office:value-type="float" office:value="0.0219939854290077" calcext:value-type="float">
            <text:p>0.021993985429008</text:p>
          </table:table-cell>
          <table:table-cell office:value-type="float" office:value="0.0689876613581067" calcext:value-type="float">
            <text:p>0.068987661358107</text:p>
          </table:table-cell>
          <table:table-cell office:value-type="float" office:value="0.00304669655017194" calcext:value-type="float">
            <text:p>0.003046696550172</text:p>
          </table:table-cell>
          <table:table-cell office:value-type="float" office:value="0.0040937686951686" calcext:value-type="float">
            <text:p>0.004093768695169</text:p>
          </table:table-cell>
          <table:table-cell office:value-type="float" office:value="0.816897590105571" calcext:value-type="float">
            <text:p>0.816897590105571</text:p>
          </table:table-cell>
          <table:table-cell office:value-type="float" office:value="0.00619862411953384" calcext:value-type="float">
            <text:p>0.006198624119534</text:p>
          </table:table-cell>
          <table:table-cell office:value-type="float" office:value="0.0509361783270236" calcext:value-type="float">
            <text:p>0.050936178327024</text:p>
          </table:table-cell>
          <table:table-cell office:value-type="float" office:value="0.00347312729162453" calcext:value-type="float">
            <text:p>0.003473127291625</text:p>
          </table:table-cell>
          <table:table-cell office:value-type="float" office:value="0.0777744868367714" calcext:value-type="float">
            <text:p>0.077774486836771</text:p>
          </table:table-cell>
          <table:table-cell office:value-type="float" office:value="0.00954318422147161" calcext:value-type="float">
            <text:p>0.009543184221472</text:p>
          </table:table-cell>
          <table:table-cell office:value-type="float" office:value="0.0280363438526634" calcext:value-type="float">
            <text:p>0.028036343852663</text:p>
          </table:table-cell>
          <table:table-cell office:value-type="float" office:value="0.0521599001835889" calcext:value-type="float">
            <text:p>0.052159900183589</text:p>
          </table:table-cell>
          <table:table-cell office:value-type="float" office:value="0.0629484337304527" calcext:value-type="float">
            <text:p>0.062948433730453</text:p>
          </table:table-cell>
          <table:table-cell office:value-type="float" office:value="0.0692849893250182" calcext:value-type="float">
            <text:p>0.069284989325018</text:p>
          </table:table-cell>
          <table:table-cell office:value-type="float" office:value="0.0853440668798287" calcext:value-type="float">
            <text:p>0.085344066879829</text:p>
          </table:table-cell>
          <table:table-cell office:value-type="float" office:value="0.101881590914169" calcext:value-type="float">
            <text:p>0.101881590914169</text:p>
          </table:table-cell>
          <table:table-cell/>
        </table:table-row>
        <table:table-row table:style-name="ro1">
          <table:table-cell office:value-type="float" office:value="1" calcext:value-type="float">
            <text:p>1</text:p>
          </table:table-cell>
          <table:table-cell table:number-columns-repeated="23"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7</text:p>
          </table:table-cell>
          <table:table-cell office:value-type="string" calcext:value-type="string">
            <text:p>Ipo</text:p>
          </table:table-cell>
          <table:table-cell office:value-type="float" office:value="452.237670898438" calcext:value-type="float">
            <text:p>452.237670898438</text:p>
          </table:table-cell>
          <table:table-cell office:value-type="float" office:value="7674196.53835005" calcext:value-type="float">
            <text:p>7674196.53835005</text:p>
          </table:table-cell>
          <table:table-cell office:value-type="float" office:value="348208.310631628" calcext:value-type="float">
            <text:p>348208.310631628</text:p>
          </table:table-cell>
          <table:table-cell office:value-type="string" calcext:value-type="string">
            <text:p>CD</text:p>
          </table:table-cell>
          <table:table-cell office:value-type="float" office:value="19.6364974975586" calcext:value-type="float">
            <text:p>19.6364974975586</text:p>
          </table:table-cell>
          <table:table-cell office:value-type="float" office:value="3565.568359375" calcext:value-type="float">
            <text:p>3565.568359375</text:p>
          </table:table-cell>
          <table:table-cell table:number-columns-repeated="2" office:value-type="float" office:value="0" calcext:value-type="float">
            <text:p>0</text:p>
          </table:table-cell>
          <table:table-cell office:value-type="float" office:value="0.396440284013118" calcext:value-type="float">
            <text:p>0.396440284013118</text:p>
          </table:table-cell>
          <table:table-cell table:number-columns-repeated="3" office:value-type="float" office:value="0" calcext:value-type="float">
            <text:p>0</text:p>
          </table:table-cell>
          <table:table-cell office:value-type="float" office:value="0.00967937084089534" calcext:value-type="float">
            <text:p>0.009679370840895</text:p>
          </table:table-cell>
          <table:table-cell office:value-type="float" office:value="0" calcext:value-type="float">
            <text:p>0</text:p>
          </table:table-cell>
          <table:table-cell office:value-type="float" office:value="0.593880345145987" calcext:value-type="float">
            <text:p>0.593880345145987</text:p>
          </table:table-cell>
          <table:table-cell office:value-type="float" office:value="0.0000247615813453321" calcext:value-type="float">
            <text:p>2.47615813453321E-05</text:p>
          </table:table-cell>
          <table:table-cell office:value-type="float" office:value="0" calcext:value-type="float">
            <text:p>0</text:p>
          </table:table-cell>
          <table:table-cell office:value-type="float" office:value="0.749929252624728" calcext:value-type="float">
            <text:p>0.749929252624728</text:p>
          </table:table-cell>
          <table:table-cell office:value-type="float" office:value="0" calcext:value-type="float">
            <text:p>0</text:p>
          </table:table-cell>
          <table:table-cell office:value-type="float" office:value="0.000696861646432917" calcext:value-type="float">
            <text:p>0.000696861646433</text:p>
          </table:table-cell>
          <table:table-cell office:value-type="float" office:value="0" calcext:value-type="float">
            <text:p>0</text:p>
          </table:table-cell>
          <table:table-cell office:value-type="float" office:value="0.0346768259897558" calcext:value-type="float">
            <text:p>0.034676825989756</text:p>
          </table:table-cell>
          <table:table-cell office:value-type="float" office:value="0.00186419333842714" calcext:value-type="float">
            <text:p>0.001864193338427</text:p>
          </table:table-cell>
          <table:table-cell office:value-type="float" office:value="0.212808104819311" calcext:value-type="float">
            <text:p>0.212808104819311</text:p>
          </table:table-cell>
          <table:table-cell office:value-type="float" office:value="0.00161220143762735" calcext:value-type="float">
            <text:p>0.001612201437627</text:p>
          </table:table-cell>
          <table:table-cell office:value-type="float" office:value="0.00319698749151007" calcext:value-type="float">
            <text:p>0.00319698749151</text:p>
          </table:table-cell>
          <table:table-cell office:value-type="float" office:value="0.749604687853747" calcext:value-type="float">
            <text:p>0.749604687853747</text:p>
          </table:table-cell>
          <table:table-cell office:value-type="float" office:value="0.00410081078786507" calcext:value-type="float">
            <text:p>0.004100810787865</text:p>
          </table:table-cell>
          <table:table-cell office:value-type="float" office:value="0.0332451324428345" calcext:value-type="float">
            <text:p>0.033245132442835</text:p>
          </table:table-cell>
          <table:table-cell office:value-type="float" office:value="0" calcext:value-type="float">
            <text:p>0</text:p>
          </table:table-cell>
          <table:table-cell office:value-type="float" office:value="0.0992454578899706" calcext:value-type="float">
            <text:p>0.099245457889971</text:p>
          </table:table-cell>
          <table:table-cell office:value-type="float" office:value="0.0207366425175458" calcext:value-type="float">
            <text:p>0.020736642517546</text:p>
          </table:table-cell>
          <table:table-cell office:value-type="float" office:value="0.0882580795788997" calcext:value-type="float">
            <text:p>0.0882580795789</text:p>
          </table:table-cell>
          <table:table-cell office:value-type="float" office:value="0.00716617405695378" calcext:value-type="float">
            <text:p>0.007166174056954</text:p>
          </table:table-cell>
          <table:table-cell office:value-type="float" office:value="0.00373322740973336" calcext:value-type="float">
            <text:p>0.003733227409733</text:p>
          </table:table-cell>
          <table:table-cell office:value-type="float" office:value="0.731133083116925" calcext:value-type="float">
            <text:p>0.731133083116925</text:p>
          </table:table-cell>
          <table:table-cell office:value-type="float" office:value="0.00798246360346924" calcext:value-type="float">
            <text:p>0.007982463603469</text:p>
          </table:table-cell>
          <table:table-cell office:value-type="float" office:value="0.0580882598914195" calcext:value-type="float">
            <text:p>0.05808825989142</text:p>
          </table:table-cell>
          <table:table-cell office:value-type="float" office:value="0" calcext:value-type="float">
            <text:p>0</text:p>
          </table:table-cell>
          <table:table-cell office:value-type="float" office:value="0.100915145134385" calcext:value-type="float">
            <text:p>0.100915145134385</text:p>
          </table:table-cell>
          <table:table-cell office:value-type="float" office:value="0.0219939854290077" calcext:value-type="float">
            <text:p>0.021993985429008</text:p>
          </table:table-cell>
          <table:table-cell office:value-type="float" office:value="0.0689876613581067" calcext:value-type="float">
            <text:p>0.068987661358107</text:p>
          </table:table-cell>
          <table:table-cell office:value-type="float" office:value="0.00304669655017194" calcext:value-type="float">
            <text:p>0.003046696550172</text:p>
          </table:table-cell>
          <table:table-cell office:value-type="float" office:value="0.0040937686951686" calcext:value-type="float">
            <text:p>0.004093768695169</text:p>
          </table:table-cell>
          <table:table-cell office:value-type="float" office:value="0.816897590105571" calcext:value-type="float">
            <text:p>0.816897590105571</text:p>
          </table:table-cell>
          <table:table-cell office:value-type="float" office:value="0.00619862411953384" calcext:value-type="float">
            <text:p>0.006198624119534</text:p>
          </table:table-cell>
          <table:table-cell office:value-type="float" office:value="0.0509361783270236" calcext:value-type="float">
            <text:p>0.050936178327024</text:p>
          </table:table-cell>
          <table:table-cell office:value-type="float" office:value="0.00347312729162453" calcext:value-type="float">
            <text:p>0.003473127291625</text:p>
          </table:table-cell>
          <table:table-cell office:value-type="float" office:value="0.0777744868367714" calcext:value-type="float">
            <text:p>0.077774486836771</text:p>
          </table:table-cell>
          <table:table-cell office:value-type="float" office:value="0.00954318422147161" calcext:value-type="float">
            <text:p>0.009543184221472</text:p>
          </table:table-cell>
          <table:table-cell office:value-type="float" office:value="0.0280363438526634" calcext:value-type="float">
            <text:p>0.028036343852663</text:p>
          </table:table-cell>
          <table:table-cell office:value-type="float" office:value="0.0521599001835889" calcext:value-type="float">
            <text:p>0.052159900183589</text:p>
          </table:table-cell>
          <table:table-cell office:value-type="float" office:value="0.0629484337304527" calcext:value-type="float">
            <text:p>0.062948433730453</text:p>
          </table:table-cell>
          <table:table-cell office:value-type="float" office:value="0.0692849893250182" calcext:value-type="float">
            <text:p>0.069284989325018</text:p>
          </table:table-cell>
          <table:table-cell office:value-type="float" office:value="0.0853440668798287" calcext:value-type="float">
            <text:p>0.085344066879829</text:p>
          </table:table-cell>
          <table:table-cell office:value-type="float" office:value="0.101881590914169" calcext:value-type="float">
            <text:p>0.101881590914169</text:p>
          </table:table-cell>
          <table:table-cell/>
        </table:table-row>
        <table:table-row table:style-name="ro1">
          <table:table-cell office:value-type="float" office:value="1" calcext:value-type="float">
            <text:p>1</text:p>
          </table:table-cell>
          <table:table-cell table:number-columns-repeated="40"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7</text:p>
          </table:table-cell>
          <table:table-cell office:value-type="string" calcext:value-type="string">
            <text:p>LanCam</text:p>
          </table:table-cell>
          <table:table-cell office:value-type="float" office:value="452.237670898438" calcext:value-type="float">
            <text:p>452.237670898438</text:p>
          </table:table-cell>
          <table:table-cell office:value-type="float" office:value="7674196.53835005" calcext:value-type="float">
            <text:p>7674196.53835005</text:p>
          </table:table-cell>
          <table:table-cell office:value-type="float" office:value="348208.310631628" calcext:value-type="float">
            <text:p>348208.310631628</text:p>
          </table:table-cell>
          <table:table-cell office:value-type="string" calcext:value-type="string">
            <text:p>CD</text:p>
          </table:table-cell>
          <table:table-cell office:value-type="float" office:value="19.6364974975586" calcext:value-type="float">
            <text:p>19.6364974975586</text:p>
          </table:table-cell>
          <table:table-cell office:value-type="float" office:value="3565.568359375" calcext:value-type="float">
            <text:p>3565.568359375</text:p>
          </table:table-cell>
          <table:table-cell table:number-columns-repeated="2" office:value-type="float" office:value="0" calcext:value-type="float">
            <text:p>0</text:p>
          </table:table-cell>
          <table:table-cell office:value-type="float" office:value="0.396440284013118" calcext:value-type="float">
            <text:p>0.396440284013118</text:p>
          </table:table-cell>
          <table:table-cell table:number-columns-repeated="3" office:value-type="float" office:value="0" calcext:value-type="float">
            <text:p>0</text:p>
          </table:table-cell>
          <table:table-cell office:value-type="float" office:value="0.00967937084089534" calcext:value-type="float">
            <text:p>0.009679370840895</text:p>
          </table:table-cell>
          <table:table-cell office:value-type="float" office:value="0" calcext:value-type="float">
            <text:p>0</text:p>
          </table:table-cell>
          <table:table-cell office:value-type="float" office:value="0.593880345145987" calcext:value-type="float">
            <text:p>0.593880345145987</text:p>
          </table:table-cell>
          <table:table-cell office:value-type="float" office:value="0.0000247615813453321" calcext:value-type="float">
            <text:p>2.47615813453321E-05</text:p>
          </table:table-cell>
          <table:table-cell office:value-type="float" office:value="0" calcext:value-type="float">
            <text:p>0</text:p>
          </table:table-cell>
          <table:table-cell office:value-type="float" office:value="0.749929252624728" calcext:value-type="float">
            <text:p>0.749929252624728</text:p>
          </table:table-cell>
          <table:table-cell office:value-type="float" office:value="0" calcext:value-type="float">
            <text:p>0</text:p>
          </table:table-cell>
          <table:table-cell office:value-type="float" office:value="0.000696861646432917" calcext:value-type="float">
            <text:p>0.000696861646433</text:p>
          </table:table-cell>
          <table:table-cell office:value-type="float" office:value="0" calcext:value-type="float">
            <text:p>0</text:p>
          </table:table-cell>
          <table:table-cell office:value-type="float" office:value="0.0346768259897558" calcext:value-type="float">
            <text:p>0.034676825989756</text:p>
          </table:table-cell>
          <table:table-cell office:value-type="float" office:value="0.00186419333842714" calcext:value-type="float">
            <text:p>0.001864193338427</text:p>
          </table:table-cell>
          <table:table-cell office:value-type="float" office:value="0.212808104819311" calcext:value-type="float">
            <text:p>0.212808104819311</text:p>
          </table:table-cell>
          <table:table-cell office:value-type="float" office:value="0.00161220143762735" calcext:value-type="float">
            <text:p>0.001612201437627</text:p>
          </table:table-cell>
          <table:table-cell office:value-type="float" office:value="0.00319698749151007" calcext:value-type="float">
            <text:p>0.00319698749151</text:p>
          </table:table-cell>
          <table:table-cell office:value-type="float" office:value="0.749604687853747" calcext:value-type="float">
            <text:p>0.749604687853747</text:p>
          </table:table-cell>
          <table:table-cell office:value-type="float" office:value="0.00410081078786507" calcext:value-type="float">
            <text:p>0.004100810787865</text:p>
          </table:table-cell>
          <table:table-cell office:value-type="float" office:value="0.0332451324428345" calcext:value-type="float">
            <text:p>0.033245132442835</text:p>
          </table:table-cell>
          <table:table-cell office:value-type="float" office:value="0" calcext:value-type="float">
            <text:p>0</text:p>
          </table:table-cell>
          <table:table-cell office:value-type="float" office:value="0.0992454578899706" calcext:value-type="float">
            <text:p>0.099245457889971</text:p>
          </table:table-cell>
          <table:table-cell office:value-type="float" office:value="0.0207366425175458" calcext:value-type="float">
            <text:p>0.020736642517546</text:p>
          </table:table-cell>
          <table:table-cell office:value-type="float" office:value="0.0882580795788997" calcext:value-type="float">
            <text:p>0.0882580795789</text:p>
          </table:table-cell>
          <table:table-cell office:value-type="float" office:value="0.00716617405695378" calcext:value-type="float">
            <text:p>0.007166174056954</text:p>
          </table:table-cell>
          <table:table-cell office:value-type="float" office:value="0.00373322740973336" calcext:value-type="float">
            <text:p>0.003733227409733</text:p>
          </table:table-cell>
          <table:table-cell office:value-type="float" office:value="0.731133083116925" calcext:value-type="float">
            <text:p>0.731133083116925</text:p>
          </table:table-cell>
          <table:table-cell office:value-type="float" office:value="0.00798246360346924" calcext:value-type="float">
            <text:p>0.007982463603469</text:p>
          </table:table-cell>
          <table:table-cell office:value-type="float" office:value="0.0580882598914195" calcext:value-type="float">
            <text:p>0.05808825989142</text:p>
          </table:table-cell>
          <table:table-cell office:value-type="float" office:value="0" calcext:value-type="float">
            <text:p>0</text:p>
          </table:table-cell>
          <table:table-cell office:value-type="float" office:value="0.100915145134385" calcext:value-type="float">
            <text:p>0.100915145134385</text:p>
          </table:table-cell>
          <table:table-cell office:value-type="float" office:value="0.0219939854290077" calcext:value-type="float">
            <text:p>0.021993985429008</text:p>
          </table:table-cell>
          <table:table-cell office:value-type="float" office:value="0.0689876613581067" calcext:value-type="float">
            <text:p>0.068987661358107</text:p>
          </table:table-cell>
          <table:table-cell office:value-type="float" office:value="0.00304669655017194" calcext:value-type="float">
            <text:p>0.003046696550172</text:p>
          </table:table-cell>
          <table:table-cell office:value-type="float" office:value="0.0040937686951686" calcext:value-type="float">
            <text:p>0.004093768695169</text:p>
          </table:table-cell>
          <table:table-cell office:value-type="float" office:value="0.816897590105571" calcext:value-type="float">
            <text:p>0.816897590105571</text:p>
          </table:table-cell>
          <table:table-cell office:value-type="float" office:value="0.00619862411953384" calcext:value-type="float">
            <text:p>0.006198624119534</text:p>
          </table:table-cell>
          <table:table-cell office:value-type="float" office:value="0.0509361783270236" calcext:value-type="float">
            <text:p>0.050936178327024</text:p>
          </table:table-cell>
          <table:table-cell office:value-type="float" office:value="0.00347312729162453" calcext:value-type="float">
            <text:p>0.003473127291625</text:p>
          </table:table-cell>
          <table:table-cell office:value-type="float" office:value="0.0777744868367714" calcext:value-type="float">
            <text:p>0.077774486836771</text:p>
          </table:table-cell>
          <table:table-cell office:value-type="float" office:value="0.00954318422147161" calcext:value-type="float">
            <text:p>0.009543184221472</text:p>
          </table:table-cell>
          <table:table-cell office:value-type="float" office:value="0.0280363438526634" calcext:value-type="float">
            <text:p>0.028036343852663</text:p>
          </table:table-cell>
          <table:table-cell office:value-type="float" office:value="0.0521599001835889" calcext:value-type="float">
            <text:p>0.052159900183589</text:p>
          </table:table-cell>
          <table:table-cell office:value-type="float" office:value="0.0629484337304527" calcext:value-type="float">
            <text:p>0.062948433730453</text:p>
          </table:table-cell>
          <table:table-cell office:value-type="float" office:value="0.0692849893250182" calcext:value-type="float">
            <text:p>0.069284989325018</text:p>
          </table:table-cell>
          <table:table-cell office:value-type="float" office:value="0.0853440668798287" calcext:value-type="float">
            <text:p>0.085344066879829</text:p>
          </table:table-cell>
          <table:table-cell office:value-type="float" office:value="0.101881590914169" calcext:value-type="float">
            <text:p>0.101881590914169</text:p>
          </table:table-cell>
          <table:table-cell/>
        </table:table-row>
        <table:table-row table:style-name="ro1">
          <table:table-cell office:value-type="float" office:value="1" calcext:value-type="float">
            <text:p>1</text:p>
          </table:table-cell>
          <table:table-cell table:number-columns-repeated="40"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8</text:p>
          </table:table-cell>
          <table:table-cell office:value-type="string" calcext:value-type="string">
            <text:p>SolMau</text:p>
          </table:table-cell>
          <table:table-cell office:value-type="float" office:value="302.119201660156" calcext:value-type="float">
            <text:p>302.119201660156</text:p>
          </table:table-cell>
          <table:table-cell office:value-type="float" office:value="7677395.28175741" calcext:value-type="float">
            <text:p>7677395.28175741</text:p>
          </table:table-cell>
          <table:table-cell office:value-type="float" office:value="352615.175130724" calcext:value-type="float">
            <text:p>352615.175130724</text:p>
          </table:table-cell>
          <table:table-cell office:value-type="string" calcext:value-type="string">
            <text:p>DD</text:p>
          </table:table-cell>
          <table:table-cell office:value-type="float" office:value="20.389591217041" calcext:value-type="float">
            <text:p>20.389591217041</text:p>
          </table:table-cell>
          <table:table-cell office:value-type="float" office:value="4750.5439453125" calcext:value-type="float">
            <text:p>4750.5439453125</text:p>
          </table:table-cell>
          <table:table-cell table:number-columns-repeated="2" office:value-type="float" office:value="0" calcext:value-type="float">
            <text:p>0</text:p>
          </table:table-cell>
          <table:table-cell office:value-type="float" office:value="0.995606214977076" calcext:value-type="float">
            <text:p>0.995606214977076</text:p>
          </table:table-cell>
          <table:table-cell table:number-columns-repeated="3" office:value-type="float" office:value="0" calcext:value-type="float">
            <text:p>0</text:p>
          </table:table-cell>
          <table:table-cell office:value-type="float" office:value="0.0043937850229241" calcext:value-type="float">
            <text:p>0.004393785022924</text:p>
          </table:table-cell>
          <table:table-cell table:number-columns-repeated="4" office:value-type="float" office:value="0" calcext:value-type="float">
            <text:p>0</text:p>
          </table:table-cell>
          <table:table-cell office:value-type="float" office:value="0.894755459967314" calcext:value-type="float">
            <text:p>0.894755459967314</text:p>
          </table:table-cell>
          <table:table-cell office:value-type="float" office:value="0" calcext:value-type="float">
            <text:p>0</text:p>
          </table:table-cell>
          <table:table-cell office:value-type="float" office:value="0.00899559240733797" calcext:value-type="float">
            <text:p>0.008995592407338</text:p>
          </table:table-cell>
          <table:table-cell office:value-type="float" office:value="0.0329578979391144" calcext:value-type="float">
            <text:p>0.032957897939114</text:p>
          </table:table-cell>
          <table:table-cell office:value-type="float" office:value="0.0200357984251523" calcext:value-type="float">
            <text:p>0.020035798425152</text:p>
          </table:table-cell>
          <table:table-cell office:value-type="float" office:value="0.0293356066984089" calcext:value-type="float">
            <text:p>0.029335606698409</text:p>
          </table:table-cell>
          <table:table-cell office:value-type="float" office:value="0.013919644562672" calcext:value-type="float">
            <text:p>0.013919644562672</text:p>
          </table:table-cell>
          <table:table-cell office:value-type="float" office:value="0" calcext:value-type="float">
            <text:p>0</text:p>
          </table:table-cell>
          <table:table-cell office:value-type="float" office:value="0.00049878575736726" calcext:value-type="float">
            <text:p>0.000498785757367</text:p>
          </table:table-cell>
          <table:table-cell office:value-type="float" office:value="0.935257785568112" calcext:value-type="float">
            <text:p>0.935257785568112</text:p>
          </table:table-cell>
          <table:table-cell office:value-type="float" office:value="0.000833078339432552" calcext:value-type="float">
            <text:p>0.000833078339433</text:p>
          </table:table-cell>
          <table:table-cell office:value-type="float" office:value="0.00506656667368268" calcext:value-type="float">
            <text:p>0.005066566673683</text:p>
          </table:table-cell>
          <table:table-cell office:value-type="float" office:value="0.00976965649226263" calcext:value-type="float">
            <text:p>0.009769656492263</text:p>
          </table:table-cell>
          <table:table-cell office:value-type="float" office:value="0.0268928654180514" calcext:value-type="float">
            <text:p>0.026892865418051</text:p>
          </table:table-cell>
          <table:table-cell office:value-type="float" office:value="0.0127827115904014" calcext:value-type="float">
            <text:p>0.012782711590401</text:p>
          </table:table-cell>
          <table:table-cell office:value-type="float" office:value="0.00889855016069038" calcext:value-type="float">
            <text:p>0.00889855016069</text:p>
          </table:table-cell>
          <table:table-cell office:value-type="float" office:value="0.000455994192323247" calcext:value-type="float">
            <text:p>0.000455994192323</text:p>
          </table:table-cell>
          <table:table-cell office:value-type="float" office:value="0.00147165350124866" calcext:value-type="float">
            <text:p>0.001471653501249</text:p>
          </table:table-cell>
          <table:table-cell office:value-type="float" office:value="0.90247749827851" calcext:value-type="float">
            <text:p>0.90247749827851</text:p>
          </table:table-cell>
          <table:table-cell office:value-type="float" office:value="0.000915935247245945" calcext:value-type="float">
            <text:p>0.000915935247246</text:p>
          </table:table-cell>
          <table:table-cell office:value-type="float" office:value="0.0132806663988063" calcext:value-type="float">
            <text:p>0.013280666398806</text:p>
          </table:table-cell>
          <table:table-cell office:value-type="float" office:value="0.00315485883782789" calcext:value-type="float">
            <text:p>0.003154858837828</text:p>
          </table:table-cell>
          <table:table-cell office:value-type="float" office:value="0.0614494931833736" calcext:value-type="float">
            <text:p>0.061449493183374</text:p>
          </table:table-cell>
          <table:table-cell office:value-type="float" office:value="0.00677150059979155" calcext:value-type="float">
            <text:p>0.006771500599792</text:p>
          </table:table-cell>
          <table:table-cell office:value-type="float" office:value="0.0100223997608728" calcext:value-type="float">
            <text:p>0.010022399760873</text:p>
          </table:table-cell>
          <table:table-cell office:value-type="float" office:value="0.0185293444418791" calcext:value-type="float">
            <text:p>0.018529344441879</text:p>
          </table:table-cell>
          <table:table-cell office:value-type="float" office:value="0.000830722763254613" calcext:value-type="float">
            <text:p>0.000830722763255</text:p>
          </table:table-cell>
          <table:table-cell office:value-type="float" office:value="0.896282186035126" calcext:value-type="float">
            <text:p>0.896282186035126</text:p>
          </table:table-cell>
          <table:table-cell office:value-type="float" office:value="0.000592251865548657" calcext:value-type="float">
            <text:p>0.000592251865549</text:p>
          </table:table-cell>
          <table:table-cell office:value-type="float" office:value="0.0341227374829279" calcext:value-type="float">
            <text:p>0.034122737482928</text:p>
          </table:table-cell>
          <table:table-cell office:value-type="float" office:value="0.00156150571564954" calcext:value-type="float">
            <text:p>0.00156150571565</text:p>
          </table:table-cell>
          <table:table-cell office:value-type="float" office:value="0.0401233993315925" calcext:value-type="float">
            <text:p>0.040123399331593</text:p>
          </table:table-cell>
          <table:table-cell office:value-type="float" office:value="0.00323444581105778" calcext:value-type="float">
            <text:p>0.003234445811058</text:p>
          </table:table-cell>
          <table:table-cell office:value-type="float" office:value="0.00472340655296429" calcext:value-type="float">
            <text:p>0.004723406552964</text:p>
          </table:table-cell>
          <table:table-cell office:value-type="float" office:value="0.0223018033687382" calcext:value-type="float">
            <text:p>0.022301803368738</text:p>
          </table:table-cell>
          <table:table-cell office:value-type="float" office:value="0.0320175566665366" calcext:value-type="float">
            <text:p>0.032017556666537</text:p>
          </table:table-cell>
          <table:table-cell office:value-type="float" office:value="0.019189911895441" calcext:value-type="float">
            <text:p>0.019189911895441</text:p>
          </table:table-cell>
          <table:table-cell office:value-type="float" office:value="0.0187503878757916" calcext:value-type="float">
            <text:p>0.018750387875792</text:p>
          </table:table-cell>
          <table:table-cell office:value-type="float" office:value="0.0153626500355194" calcext:value-type="float">
            <text:p>0.015362650035519</text:p>
          </table:table-cell>
          <table:table-cell/>
        </table:table-row>
        <table:table-row table:style-name="ro1">
          <table:table-cell office:value-type="float" office:value="17" calcext:value-type="float">
            <text:p>17</text:p>
          </table:table-cell>
          <table:table-cell table:number-columns-repeated="40"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8</text:p>
          </table:table-cell>
          <table:table-cell office:value-type="string" calcext:value-type="string">
            <text:p>Other</text:p>
          </table:table-cell>
          <table:table-cell office:value-type="float" office:value="302.119201660156" calcext:value-type="float">
            <text:p>302.119201660156</text:p>
          </table:table-cell>
          <table:table-cell office:value-type="float" office:value="7677395.28175741" calcext:value-type="float">
            <text:p>7677395.28175741</text:p>
          </table:table-cell>
          <table:table-cell office:value-type="float" office:value="352615.175130724" calcext:value-type="float">
            <text:p>352615.175130724</text:p>
          </table:table-cell>
          <table:table-cell office:value-type="string" calcext:value-type="string">
            <text:p>DD</text:p>
          </table:table-cell>
          <table:table-cell office:value-type="float" office:value="20.389591217041" calcext:value-type="float">
            <text:p>20.389591217041</text:p>
          </table:table-cell>
          <table:table-cell office:value-type="float" office:value="4750.5439453125" calcext:value-type="float">
            <text:p>4750.5439453125</text:p>
          </table:table-cell>
          <table:table-cell table:number-columns-repeated="2" office:value-type="float" office:value="0" calcext:value-type="float">
            <text:p>0</text:p>
          </table:table-cell>
          <table:table-cell office:value-type="float" office:value="0.995606214977076" calcext:value-type="float">
            <text:p>0.995606214977076</text:p>
          </table:table-cell>
          <table:table-cell table:number-columns-repeated="3" office:value-type="float" office:value="0" calcext:value-type="float">
            <text:p>0</text:p>
          </table:table-cell>
          <table:table-cell office:value-type="float" office:value="0.0043937850229241" calcext:value-type="float">
            <text:p>0.004393785022924</text:p>
          </table:table-cell>
          <table:table-cell table:number-columns-repeated="4" office:value-type="float" office:value="0" calcext:value-type="float">
            <text:p>0</text:p>
          </table:table-cell>
          <table:table-cell office:value-type="float" office:value="0.894755459967314" calcext:value-type="float">
            <text:p>0.894755459967314</text:p>
          </table:table-cell>
          <table:table-cell office:value-type="float" office:value="0" calcext:value-type="float">
            <text:p>0</text:p>
          </table:table-cell>
          <table:table-cell office:value-type="float" office:value="0.00899559240733797" calcext:value-type="float">
            <text:p>0.008995592407338</text:p>
          </table:table-cell>
          <table:table-cell office:value-type="float" office:value="0.0329578979391144" calcext:value-type="float">
            <text:p>0.032957897939114</text:p>
          </table:table-cell>
          <table:table-cell office:value-type="float" office:value="0.0200357984251523" calcext:value-type="float">
            <text:p>0.020035798425152</text:p>
          </table:table-cell>
          <table:table-cell office:value-type="float" office:value="0.0293356066984089" calcext:value-type="float">
            <text:p>0.029335606698409</text:p>
          </table:table-cell>
          <table:table-cell office:value-type="float" office:value="0.013919644562672" calcext:value-type="float">
            <text:p>0.013919644562672</text:p>
          </table:table-cell>
          <table:table-cell office:value-type="float" office:value="0" calcext:value-type="float">
            <text:p>0</text:p>
          </table:table-cell>
          <table:table-cell office:value-type="float" office:value="0.00049878575736726" calcext:value-type="float">
            <text:p>0.000498785757367</text:p>
          </table:table-cell>
          <table:table-cell office:value-type="float" office:value="0.935257785568112" calcext:value-type="float">
            <text:p>0.935257785568112</text:p>
          </table:table-cell>
          <table:table-cell office:value-type="float" office:value="0.000833078339432552" calcext:value-type="float">
            <text:p>0.000833078339433</text:p>
          </table:table-cell>
          <table:table-cell office:value-type="float" office:value="0.00506656667368268" calcext:value-type="float">
            <text:p>0.005066566673683</text:p>
          </table:table-cell>
          <table:table-cell office:value-type="float" office:value="0.00976965649226263" calcext:value-type="float">
            <text:p>0.009769656492263</text:p>
          </table:table-cell>
          <table:table-cell office:value-type="float" office:value="0.0268928654180514" calcext:value-type="float">
            <text:p>0.026892865418051</text:p>
          </table:table-cell>
          <table:table-cell office:value-type="float" office:value="0.0127827115904014" calcext:value-type="float">
            <text:p>0.012782711590401</text:p>
          </table:table-cell>
          <table:table-cell office:value-type="float" office:value="0.00889855016069038" calcext:value-type="float">
            <text:p>0.00889855016069</text:p>
          </table:table-cell>
          <table:table-cell office:value-type="float" office:value="0.000455994192323247" calcext:value-type="float">
            <text:p>0.000455994192323</text:p>
          </table:table-cell>
          <table:table-cell office:value-type="float" office:value="0.00147165350124866" calcext:value-type="float">
            <text:p>0.001471653501249</text:p>
          </table:table-cell>
          <table:table-cell office:value-type="float" office:value="0.90247749827851" calcext:value-type="float">
            <text:p>0.90247749827851</text:p>
          </table:table-cell>
          <table:table-cell office:value-type="float" office:value="0.000915935247245945" calcext:value-type="float">
            <text:p>0.000915935247246</text:p>
          </table:table-cell>
          <table:table-cell office:value-type="float" office:value="0.0132806663988063" calcext:value-type="float">
            <text:p>0.013280666398806</text:p>
          </table:table-cell>
          <table:table-cell office:value-type="float" office:value="0.00315485883782789" calcext:value-type="float">
            <text:p>0.003154858837828</text:p>
          </table:table-cell>
          <table:table-cell office:value-type="float" office:value="0.0614494931833736" calcext:value-type="float">
            <text:p>0.061449493183374</text:p>
          </table:table-cell>
          <table:table-cell office:value-type="float" office:value="0.00677150059979155" calcext:value-type="float">
            <text:p>0.006771500599792</text:p>
          </table:table-cell>
          <table:table-cell office:value-type="float" office:value="0.0100223997608728" calcext:value-type="float">
            <text:p>0.010022399760873</text:p>
          </table:table-cell>
          <table:table-cell office:value-type="float" office:value="0.0185293444418791" calcext:value-type="float">
            <text:p>0.018529344441879</text:p>
          </table:table-cell>
          <table:table-cell office:value-type="float" office:value="0.000830722763254613" calcext:value-type="float">
            <text:p>0.000830722763255</text:p>
          </table:table-cell>
          <table:table-cell office:value-type="float" office:value="0.896282186035126" calcext:value-type="float">
            <text:p>0.896282186035126</text:p>
          </table:table-cell>
          <table:table-cell office:value-type="float" office:value="0.000592251865548657" calcext:value-type="float">
            <text:p>0.000592251865549</text:p>
          </table:table-cell>
          <table:table-cell office:value-type="float" office:value="0.0341227374829279" calcext:value-type="float">
            <text:p>0.034122737482928</text:p>
          </table:table-cell>
          <table:table-cell office:value-type="float" office:value="0.00156150571564954" calcext:value-type="float">
            <text:p>0.00156150571565</text:p>
          </table:table-cell>
          <table:table-cell office:value-type="float" office:value="0.0401233993315925" calcext:value-type="float">
            <text:p>0.040123399331593</text:p>
          </table:table-cell>
          <table:table-cell office:value-type="float" office:value="0.00323444581105778" calcext:value-type="float">
            <text:p>0.003234445811058</text:p>
          </table:table-cell>
          <table:table-cell office:value-type="float" office:value="0.00472340655296429" calcext:value-type="float">
            <text:p>0.004723406552964</text:p>
          </table:table-cell>
          <table:table-cell office:value-type="float" office:value="0.0223018033687382" calcext:value-type="float">
            <text:p>0.022301803368738</text:p>
          </table:table-cell>
          <table:table-cell office:value-type="float" office:value="0.0320175566665366" calcext:value-type="float">
            <text:p>0.032017556666537</text:p>
          </table:table-cell>
          <table:table-cell office:value-type="float" office:value="0.019189911895441" calcext:value-type="float">
            <text:p>0.019189911895441</text:p>
          </table:table-cell>
          <table:table-cell office:value-type="float" office:value="0.0187503878757916" calcext:value-type="float">
            <text:p>0.018750387875792</text:p>
          </table:table-cell>
          <table:table-cell office:value-type="float" office:value="0.0153626500355194" calcext:value-type="float">
            <text:p>0.015362650035519</text:p>
          </table:table-cell>
          <table:table-cell/>
        </table:table-row>
        <table:table-row table:style-name="ro1">
          <table:table-cell office:value-type="float" office:value="5" calcext:value-type="float">
            <text:p>5</text:p>
          </table:table-cell>
          <table:table-cell table:number-columns-repeated="40"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8</text:p>
          </table:table-cell>
          <table:table-cell office:value-type="string" calcext:value-type="string">
            <text:p>Other</text:p>
          </table:table-cell>
          <table:table-cell office:value-type="float" office:value="302.119201660156" calcext:value-type="float">
            <text:p>302.119201660156</text:p>
          </table:table-cell>
          <table:table-cell office:value-type="float" office:value="7677395.28175741" calcext:value-type="float">
            <text:p>7677395.28175741</text:p>
          </table:table-cell>
          <table:table-cell office:value-type="float" office:value="352615.175130724" calcext:value-type="float">
            <text:p>352615.175130724</text:p>
          </table:table-cell>
          <table:table-cell office:value-type="string" calcext:value-type="string">
            <text:p>DD</text:p>
          </table:table-cell>
          <table:table-cell office:value-type="float" office:value="20.389591217041" calcext:value-type="float">
            <text:p>20.389591217041</text:p>
          </table:table-cell>
          <table:table-cell office:value-type="float" office:value="4750.5439453125" calcext:value-type="float">
            <text:p>4750.5439453125</text:p>
          </table:table-cell>
          <table:table-cell table:number-columns-repeated="2" office:value-type="float" office:value="0" calcext:value-type="float">
            <text:p>0</text:p>
          </table:table-cell>
          <table:table-cell office:value-type="float" office:value="0.995606214977076" calcext:value-type="float">
            <text:p>0.995606214977076</text:p>
          </table:table-cell>
          <table:table-cell table:number-columns-repeated="3" office:value-type="float" office:value="0" calcext:value-type="float">
            <text:p>0</text:p>
          </table:table-cell>
          <table:table-cell office:value-type="float" office:value="0.0043937850229241" calcext:value-type="float">
            <text:p>0.004393785022924</text:p>
          </table:table-cell>
          <table:table-cell table:number-columns-repeated="4" office:value-type="float" office:value="0" calcext:value-type="float">
            <text:p>0</text:p>
          </table:table-cell>
          <table:table-cell office:value-type="float" office:value="0.894755459967314" calcext:value-type="float">
            <text:p>0.894755459967314</text:p>
          </table:table-cell>
          <table:table-cell office:value-type="float" office:value="0" calcext:value-type="float">
            <text:p>0</text:p>
          </table:table-cell>
          <table:table-cell office:value-type="float" office:value="0.00899559240733797" calcext:value-type="float">
            <text:p>0.008995592407338</text:p>
          </table:table-cell>
          <table:table-cell office:value-type="float" office:value="0.0329578979391144" calcext:value-type="float">
            <text:p>0.032957897939114</text:p>
          </table:table-cell>
          <table:table-cell office:value-type="float" office:value="0.0200357984251523" calcext:value-type="float">
            <text:p>0.020035798425152</text:p>
          </table:table-cell>
          <table:table-cell office:value-type="float" office:value="0.0293356066984089" calcext:value-type="float">
            <text:p>0.029335606698409</text:p>
          </table:table-cell>
          <table:table-cell office:value-type="float" office:value="0.013919644562672" calcext:value-type="float">
            <text:p>0.013919644562672</text:p>
          </table:table-cell>
          <table:table-cell office:value-type="float" office:value="0" calcext:value-type="float">
            <text:p>0</text:p>
          </table:table-cell>
          <table:table-cell office:value-type="float" office:value="0.00049878575736726" calcext:value-type="float">
            <text:p>0.000498785757367</text:p>
          </table:table-cell>
          <table:table-cell office:value-type="float" office:value="0.935257785568112" calcext:value-type="float">
            <text:p>0.935257785568112</text:p>
          </table:table-cell>
          <table:table-cell office:value-type="float" office:value="0.000833078339432552" calcext:value-type="float">
            <text:p>0.000833078339433</text:p>
          </table:table-cell>
          <table:table-cell office:value-type="float" office:value="0.00506656667368268" calcext:value-type="float">
            <text:p>0.005066566673683</text:p>
          </table:table-cell>
          <table:table-cell office:value-type="float" office:value="0.00976965649226263" calcext:value-type="float">
            <text:p>0.009769656492263</text:p>
          </table:table-cell>
          <table:table-cell office:value-type="float" office:value="0.0268928654180514" calcext:value-type="float">
            <text:p>0.026892865418051</text:p>
          </table:table-cell>
          <table:table-cell office:value-type="float" office:value="0.0127827115904014" calcext:value-type="float">
            <text:p>0.012782711590401</text:p>
          </table:table-cell>
          <table:table-cell office:value-type="float" office:value="0.00889855016069038" calcext:value-type="float">
            <text:p>0.00889855016069</text:p>
          </table:table-cell>
          <table:table-cell office:value-type="float" office:value="0.000455994192323247" calcext:value-type="float">
            <text:p>0.000455994192323</text:p>
          </table:table-cell>
          <table:table-cell office:value-type="float" office:value="0.00147165350124866" calcext:value-type="float">
            <text:p>0.001471653501249</text:p>
          </table:table-cell>
          <table:table-cell office:value-type="float" office:value="0.90247749827851" calcext:value-type="float">
            <text:p>0.90247749827851</text:p>
          </table:table-cell>
          <table:table-cell office:value-type="float" office:value="0.000915935247245945" calcext:value-type="float">
            <text:p>0.000915935247246</text:p>
          </table:table-cell>
          <table:table-cell office:value-type="float" office:value="0.0132806663988063" calcext:value-type="float">
            <text:p>0.013280666398806</text:p>
          </table:table-cell>
          <table:table-cell office:value-type="float" office:value="0.00315485883782789" calcext:value-type="float">
            <text:p>0.003154858837828</text:p>
          </table:table-cell>
          <table:table-cell office:value-type="float" office:value="0.0614494931833736" calcext:value-type="float">
            <text:p>0.061449493183374</text:p>
          </table:table-cell>
          <table:table-cell office:value-type="float" office:value="0.00677150059979155" calcext:value-type="float">
            <text:p>0.006771500599792</text:p>
          </table:table-cell>
          <table:table-cell office:value-type="float" office:value="0.0100223997608728" calcext:value-type="float">
            <text:p>0.010022399760873</text:p>
          </table:table-cell>
          <table:table-cell office:value-type="float" office:value="0.0185293444418791" calcext:value-type="float">
            <text:p>0.018529344441879</text:p>
          </table:table-cell>
          <table:table-cell office:value-type="float" office:value="0.000830722763254613" calcext:value-type="float">
            <text:p>0.000830722763255</text:p>
          </table:table-cell>
          <table:table-cell office:value-type="float" office:value="0.896282186035126" calcext:value-type="float">
            <text:p>0.896282186035126</text:p>
          </table:table-cell>
          <table:table-cell office:value-type="float" office:value="0.000592251865548657" calcext:value-type="float">
            <text:p>0.000592251865549</text:p>
          </table:table-cell>
          <table:table-cell office:value-type="float" office:value="0.0341227374829279" calcext:value-type="float">
            <text:p>0.034122737482928</text:p>
          </table:table-cell>
          <table:table-cell office:value-type="float" office:value="0.00156150571564954" calcext:value-type="float">
            <text:p>0.00156150571565</text:p>
          </table:table-cell>
          <table:table-cell office:value-type="float" office:value="0.0401233993315925" calcext:value-type="float">
            <text:p>0.040123399331593</text:p>
          </table:table-cell>
          <table:table-cell office:value-type="float" office:value="0.00323444581105778" calcext:value-type="float">
            <text:p>0.003234445811058</text:p>
          </table:table-cell>
          <table:table-cell office:value-type="float" office:value="0.00472340655296429" calcext:value-type="float">
            <text:p>0.004723406552964</text:p>
          </table:table-cell>
          <table:table-cell office:value-type="float" office:value="0.0223018033687382" calcext:value-type="float">
            <text:p>0.022301803368738</text:p>
          </table:table-cell>
          <table:table-cell office:value-type="float" office:value="0.0320175566665366" calcext:value-type="float">
            <text:p>0.032017556666537</text:p>
          </table:table-cell>
          <table:table-cell office:value-type="float" office:value="0.019189911895441" calcext:value-type="float">
            <text:p>0.019189911895441</text:p>
          </table:table-cell>
          <table:table-cell office:value-type="float" office:value="0.0187503878757916" calcext:value-type="float">
            <text:p>0.018750387875792</text:p>
          </table:table-cell>
          <table:table-cell office:value-type="float" office:value="0.0153626500355194" calcext:value-type="float">
            <text:p>0.015362650035519</text:p>
          </table:table-cell>
          <table:table-cell/>
        </table:table-row>
        <table:table-row table:style-name="ro1">
          <table:table-cell office:value-type="float" office:value="3" calcext:value-type="float">
            <text:p>3</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26"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9</text:p>
          </table:table-cell>
          <table:table-cell office:value-type="string" calcext:value-type="string">
            <text:p>LanCam</text:p>
          </table:table-cell>
          <table:table-cell office:value-type="float" office:value="77.8840942382812" calcext:value-type="float">
            <text:p>77.8840942382812</text:p>
          </table:table-cell>
          <table:table-cell office:value-type="float" office:value="7681669.47790808" calcext:value-type="float">
            <text:p>7681669.47790808</text:p>
          </table:table-cell>
          <table:table-cell office:value-type="float" office:value="360955.43797094" calcext:value-type="float">
            <text:p>360955.43797094</text:p>
          </table:table-cell>
          <table:table-cell office:value-type="string" calcext:value-type="string">
            <text:p>EE</text:p>
          </table:table-cell>
          <table:table-cell office:value-type="float" office:value="24.0639305114746" calcext:value-type="float">
            <text:p>24.0639305114746</text:p>
          </table:table-cell>
          <table:table-cell office:value-type="float" office:value="3205.99096679688" calcext:value-type="float">
            <text:p>3205.99096679688</text:p>
          </table:table-cell>
          <table:table-cell table:number-columns-repeated="2" office:value-type="float" office:value="0" calcext:value-type="float">
            <text:p>0</text:p>
          </table:table-cell>
          <table:table-cell office:value-type="float" office:value="0.359494396332145" calcext:value-type="float">
            <text:p>0.359494396332145</text:p>
          </table:table-cell>
          <table:table-cell table:number-columns-repeated="3" office:value-type="float" office:value="0" calcext:value-type="float">
            <text:p>0</text:p>
          </table:table-cell>
          <table:table-cell office:value-type="float" office:value="0.0488728986245543" calcext:value-type="float">
            <text:p>0.048872898624554</text:p>
          </table:table-cell>
          <table:table-cell office:value-type="float" office:value="0" calcext:value-type="float">
            <text:p>0</text:p>
          </table:table-cell>
          <table:table-cell office:value-type="float" office:value="0.591632705043301" calcext:value-type="float">
            <text:p>0.591632705043301</text:p>
          </table:table-cell>
          <table:table-cell office:value-type="float" office:value="0.23610958807195" calcext:value-type="float">
            <text:p>0.23610958807195</text:p>
          </table:table-cell>
          <table:table-cell office:value-type="float" office:value="0" calcext:value-type="float">
            <text:p>0</text:p>
          </table:table-cell>
          <table:table-cell office:value-type="float" office:value="0.192932312209271" calcext:value-type="float">
            <text:p>0.192932312209271</text:p>
          </table:table-cell>
          <table:table-cell table:number-columns-repeated="3" office:value-type="float" office:value="0" calcext:value-type="float">
            <text:p>0</text:p>
          </table:table-cell>
          <table:table-cell office:value-type="float" office:value="0.128941084914838" calcext:value-type="float">
            <text:p>0.128941084914838</text:p>
          </table:table-cell>
          <table:table-cell office:value-type="float" office:value="0.0224269972939033" calcext:value-type="float">
            <text:p>0.022426997293903</text:p>
          </table:table-cell>
          <table:table-cell office:value-type="float" office:value="0.419590017510037" calcext:value-type="float">
            <text:p>0.419590017510037</text:p>
          </table:table-cell>
          <table:table-cell office:value-type="float" office:value="0.231133389520677" calcext:value-type="float">
            <text:p>0.231133389520677</text:p>
          </table:table-cell>
          <table:table-cell office:value-type="float" office:value="0" calcext:value-type="float">
            <text:p>0</text:p>
          </table:table-cell>
          <table:table-cell office:value-type="float" office:value="0.0622582890334745" calcext:value-type="float">
            <text:p>0.062258289033475</text:p>
          </table:table-cell>
          <table:table-cell office:value-type="float" office:value="0" calcext:value-type="float">
            <text:p>0</text:p>
          </table:table-cell>
          <table:table-cell office:value-type="float" office:value="0.0439428657844723" calcext:value-type="float">
            <text:p>0.043942865784472</text:p>
          </table:table-cell>
          <table:table-cell office:value-type="float" office:value="0" calcext:value-type="float">
            <text:p>0</text:p>
          </table:table-cell>
          <table:table-cell office:value-type="float" office:value="0.094764406703215" calcext:value-type="float">
            <text:p>0.094764406703215</text:p>
          </table:table-cell>
          <table:table-cell office:value-type="float" office:value="0.0260413304196098" calcext:value-type="float">
            <text:p>0.02604133041961</text:p>
          </table:table-cell>
          <table:table-cell office:value-type="float" office:value="0.541859718538551" calcext:value-type="float">
            <text:p>0.541859718538551</text:p>
          </table:table-cell>
          <table:table-cell office:value-type="float" office:value="0.139322767973435" calcext:value-type="float">
            <text:p>0.139322767973435</text:p>
          </table:table-cell>
          <table:table-cell office:value-type="float" office:value="0.000158138335521659" calcext:value-type="float">
            <text:p>0.000158138335522</text:p>
          </table:table-cell>
          <table:table-cell office:value-type="float" office:value="0.0371025162677248" calcext:value-type="float">
            <text:p>0.037102516267725</text:p>
          </table:table-cell>
          <table:table-cell office:value-type="float" office:value="0" calcext:value-type="float">
            <text:p>0</text:p>
          </table:table-cell>
          <table:table-cell office:value-type="float" office:value="0.0640602346551874" calcext:value-type="float">
            <text:p>0.064060234655187</text:p>
          </table:table-cell>
          <table:table-cell office:value-type="float" office:value="0" calcext:value-type="float">
            <text:p>0</text:p>
          </table:table-cell>
          <table:table-cell office:value-type="float" office:value="0.0838472609966662" calcext:value-type="float">
            <text:p>0.083847260996666</text:p>
          </table:table-cell>
          <table:table-cell office:value-type="float" office:value="0.0188234613087329" calcext:value-type="float">
            <text:p>0.018823461308733</text:p>
          </table:table-cell>
          <table:table-cell office:value-type="float" office:value="0.656685620462732" calcext:value-type="float">
            <text:p>0.656685620462732</text:p>
          </table:table-cell>
          <table:table-cell office:value-type="float" office:value="0.353985932012714" calcext:value-type="float">
            <text:p>0.353985932012714</text:p>
          </table:table-cell>
          <table:table-cell office:value-type="float" office:value="0.00725171379749541" calcext:value-type="float">
            <text:p>0.007251713797495</text:p>
          </table:table-cell>
          <table:table-cell office:value-type="float" office:value="0.0680980451940629" calcext:value-type="float">
            <text:p>0.068098045194063</text:p>
          </table:table-cell>
          <table:table-cell office:value-type="float" office:value="0" calcext:value-type="float">
            <text:p>0</text:p>
          </table:table-cell>
          <table:table-cell office:value-type="float" office:value="0.0576224575755456" calcext:value-type="float">
            <text:p>0.057622457575546</text:p>
          </table:table-cell>
          <table:table-cell office:value-type="float" office:value="0.0106907749495797" calcext:value-type="float">
            <text:p>0.01069077494958</text:p>
          </table:table-cell>
          <table:table-cell office:value-type="float" office:value="0.076207872810083" calcext:value-type="float">
            <text:p>0.076207872810083</text:p>
          </table:table-cell>
          <table:table-cell office:value-type="float" office:value="0.0336646152620288" calcext:value-type="float">
            <text:p>0.033664615262029</text:p>
          </table:table-cell>
          <table:table-cell office:value-type="float" office:value="0.39247858839849" calcext:value-type="float">
            <text:p>0.39247858839849</text:p>
          </table:table-cell>
          <table:table-cell office:value-type="float" office:value="0.0502926693045494" calcext:value-type="float">
            <text:p>0.050292669304549</text:p>
          </table:table-cell>
          <table:table-cell office:value-type="float" office:value="0.0453558437187275" calcext:value-type="float">
            <text:p>0.045355843718728</text:p>
          </table:table-cell>
          <table:table-cell office:value-type="float" office:value="0.0356164076156589" calcext:value-type="float">
            <text:p>0.035616407615659</text:p>
          </table:table-cell>
          <table:table-cell office:value-type="float" office:value="0.0332067134979891" calcext:value-type="float">
            <text:p>0.033206713497989</text:p>
          </table:table-cell>
          <table:table-cell office:value-type="float" office:value="0.0619736151818238" calcext:value-type="float">
            <text:p>0.061973615181824</text:p>
          </table:table-cell>
          <table:table-cell/>
        </table:table-row>
        <table:table-row table:style-name="ro1">
          <table:table-cell table:number-columns-repeated="4"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5"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9</text:p>
          </table:table-cell>
          <table:table-cell office:value-type="string" calcext:value-type="string">
            <text:p>SolMau</text:p>
          </table:table-cell>
          <table:table-cell office:value-type="float" office:value="77.8840942382812" calcext:value-type="float">
            <text:p>77.8840942382812</text:p>
          </table:table-cell>
          <table:table-cell office:value-type="float" office:value="7681669.47790808" calcext:value-type="float">
            <text:p>7681669.47790808</text:p>
          </table:table-cell>
          <table:table-cell office:value-type="float" office:value="360955.43797094" calcext:value-type="float">
            <text:p>360955.43797094</text:p>
          </table:table-cell>
          <table:table-cell office:value-type="string" calcext:value-type="string">
            <text:p>EE</text:p>
          </table:table-cell>
          <table:table-cell office:value-type="float" office:value="24.0639305114746" calcext:value-type="float">
            <text:p>24.0639305114746</text:p>
          </table:table-cell>
          <table:table-cell office:value-type="float" office:value="3205.99096679688" calcext:value-type="float">
            <text:p>3205.99096679688</text:p>
          </table:table-cell>
          <table:table-cell table:number-columns-repeated="2" office:value-type="float" office:value="0" calcext:value-type="float">
            <text:p>0</text:p>
          </table:table-cell>
          <table:table-cell office:value-type="float" office:value="0.359494396332145" calcext:value-type="float">
            <text:p>0.359494396332145</text:p>
          </table:table-cell>
          <table:table-cell table:number-columns-repeated="3" office:value-type="float" office:value="0" calcext:value-type="float">
            <text:p>0</text:p>
          </table:table-cell>
          <table:table-cell office:value-type="float" office:value="0.0488728986245543" calcext:value-type="float">
            <text:p>0.048872898624554</text:p>
          </table:table-cell>
          <table:table-cell office:value-type="float" office:value="0" calcext:value-type="float">
            <text:p>0</text:p>
          </table:table-cell>
          <table:table-cell office:value-type="float" office:value="0.591632705043301" calcext:value-type="float">
            <text:p>0.591632705043301</text:p>
          </table:table-cell>
          <table:table-cell office:value-type="float" office:value="0.23610958807195" calcext:value-type="float">
            <text:p>0.23610958807195</text:p>
          </table:table-cell>
          <table:table-cell office:value-type="float" office:value="0" calcext:value-type="float">
            <text:p>0</text:p>
          </table:table-cell>
          <table:table-cell office:value-type="float" office:value="0.192932312209271" calcext:value-type="float">
            <text:p>0.192932312209271</text:p>
          </table:table-cell>
          <table:table-cell table:number-columns-repeated="3" office:value-type="float" office:value="0" calcext:value-type="float">
            <text:p>0</text:p>
          </table:table-cell>
          <table:table-cell office:value-type="float" office:value="0.128941084914838" calcext:value-type="float">
            <text:p>0.128941084914838</text:p>
          </table:table-cell>
          <table:table-cell office:value-type="float" office:value="0.0224269972939033" calcext:value-type="float">
            <text:p>0.022426997293903</text:p>
          </table:table-cell>
          <table:table-cell office:value-type="float" office:value="0.419590017510037" calcext:value-type="float">
            <text:p>0.419590017510037</text:p>
          </table:table-cell>
          <table:table-cell office:value-type="float" office:value="0.231133389520677" calcext:value-type="float">
            <text:p>0.231133389520677</text:p>
          </table:table-cell>
          <table:table-cell office:value-type="float" office:value="0" calcext:value-type="float">
            <text:p>0</text:p>
          </table:table-cell>
          <table:table-cell office:value-type="float" office:value="0.0622582890334745" calcext:value-type="float">
            <text:p>0.062258289033475</text:p>
          </table:table-cell>
          <table:table-cell office:value-type="float" office:value="0" calcext:value-type="float">
            <text:p>0</text:p>
          </table:table-cell>
          <table:table-cell office:value-type="float" office:value="0.0439428657844723" calcext:value-type="float">
            <text:p>0.043942865784472</text:p>
          </table:table-cell>
          <table:table-cell office:value-type="float" office:value="0" calcext:value-type="float">
            <text:p>0</text:p>
          </table:table-cell>
          <table:table-cell office:value-type="float" office:value="0.094764406703215" calcext:value-type="float">
            <text:p>0.094764406703215</text:p>
          </table:table-cell>
          <table:table-cell office:value-type="float" office:value="0.0260413304196098" calcext:value-type="float">
            <text:p>0.02604133041961</text:p>
          </table:table-cell>
          <table:table-cell office:value-type="float" office:value="0.541859718538551" calcext:value-type="float">
            <text:p>0.541859718538551</text:p>
          </table:table-cell>
          <table:table-cell office:value-type="float" office:value="0.139322767973435" calcext:value-type="float">
            <text:p>0.139322767973435</text:p>
          </table:table-cell>
          <table:table-cell office:value-type="float" office:value="0.000158138335521659" calcext:value-type="float">
            <text:p>0.000158138335522</text:p>
          </table:table-cell>
          <table:table-cell office:value-type="float" office:value="0.0371025162677248" calcext:value-type="float">
            <text:p>0.037102516267725</text:p>
          </table:table-cell>
          <table:table-cell office:value-type="float" office:value="0" calcext:value-type="float">
            <text:p>0</text:p>
          </table:table-cell>
          <table:table-cell office:value-type="float" office:value="0.0640602346551874" calcext:value-type="float">
            <text:p>0.064060234655187</text:p>
          </table:table-cell>
          <table:table-cell office:value-type="float" office:value="0" calcext:value-type="float">
            <text:p>0</text:p>
          </table:table-cell>
          <table:table-cell office:value-type="float" office:value="0.0838472609966662" calcext:value-type="float">
            <text:p>0.083847260996666</text:p>
          </table:table-cell>
          <table:table-cell office:value-type="float" office:value="0.0188234613087329" calcext:value-type="float">
            <text:p>0.018823461308733</text:p>
          </table:table-cell>
          <table:table-cell office:value-type="float" office:value="0.656685620462732" calcext:value-type="float">
            <text:p>0.656685620462732</text:p>
          </table:table-cell>
          <table:table-cell office:value-type="float" office:value="0.353985932012714" calcext:value-type="float">
            <text:p>0.353985932012714</text:p>
          </table:table-cell>
          <table:table-cell office:value-type="float" office:value="0.00725171379749541" calcext:value-type="float">
            <text:p>0.007251713797495</text:p>
          </table:table-cell>
          <table:table-cell office:value-type="float" office:value="0.0680980451940629" calcext:value-type="float">
            <text:p>0.068098045194063</text:p>
          </table:table-cell>
          <table:table-cell office:value-type="float" office:value="0" calcext:value-type="float">
            <text:p>0</text:p>
          </table:table-cell>
          <table:table-cell office:value-type="float" office:value="0.0576224575755456" calcext:value-type="float">
            <text:p>0.057622457575546</text:p>
          </table:table-cell>
          <table:table-cell office:value-type="float" office:value="0.0106907749495797" calcext:value-type="float">
            <text:p>0.01069077494958</text:p>
          </table:table-cell>
          <table:table-cell office:value-type="float" office:value="0.076207872810083" calcext:value-type="float">
            <text:p>0.076207872810083</text:p>
          </table:table-cell>
          <table:table-cell office:value-type="float" office:value="0.0336646152620288" calcext:value-type="float">
            <text:p>0.033664615262029</text:p>
          </table:table-cell>
          <table:table-cell office:value-type="float" office:value="0.39247858839849" calcext:value-type="float">
            <text:p>0.39247858839849</text:p>
          </table:table-cell>
          <table:table-cell office:value-type="float" office:value="0.0502926693045494" calcext:value-type="float">
            <text:p>0.050292669304549</text:p>
          </table:table-cell>
          <table:table-cell office:value-type="float" office:value="0.0453558437187275" calcext:value-type="float">
            <text:p>0.045355843718728</text:p>
          </table:table-cell>
          <table:table-cell office:value-type="float" office:value="0.0356164076156589" calcext:value-type="float">
            <text:p>0.035616407615659</text:p>
          </table:table-cell>
          <table:table-cell office:value-type="float" office:value="0.0332067134979891" calcext:value-type="float">
            <text:p>0.033206713497989</text:p>
          </table:table-cell>
          <table:table-cell office:value-type="float" office:value="0.0619736151818238" calcext:value-type="float">
            <text:p>0.061973615181824</text:p>
          </table:table-cell>
          <table:table-cell/>
        </table:table-row>
        <table:table-row table:style-name="ro1">
          <table:table-cell table:number-columns-repeated="4"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2" office:value-type="float" office:value="0" calcext:value-type="float">
            <text:p>0</text:p>
          </table:table-cell>
          <table:table-cell office:value-type="string" calcext:value-type="string">
            <text:p>09/01/17</text:p>
          </table:table-cell>
          <table:table-cell office:value-type="string" calcext:value-type="string">
            <text:p>sum</text:p>
          </table:table-cell>
          <table:table-cell office:value-type="string" calcext:value-type="string">
            <text:p>trans3</text:p>
          </table:table-cell>
          <table:table-cell office:value-type="string" calcext:value-type="string">
            <text:p>site9</text:p>
          </table:table-cell>
          <table:table-cell office:value-type="string" calcext:value-type="string">
            <text:p>Other</text:p>
          </table:table-cell>
          <table:table-cell office:value-type="float" office:value="77.8840942382812" calcext:value-type="float">
            <text:p>77.8840942382812</text:p>
          </table:table-cell>
          <table:table-cell office:value-type="float" office:value="7681669.47790808" calcext:value-type="float">
            <text:p>7681669.47790808</text:p>
          </table:table-cell>
          <table:table-cell office:value-type="float" office:value="360955.43797094" calcext:value-type="float">
            <text:p>360955.43797094</text:p>
          </table:table-cell>
          <table:table-cell office:value-type="string" calcext:value-type="string">
            <text:p>EE</text:p>
          </table:table-cell>
          <table:table-cell office:value-type="float" office:value="24.0639305114746" calcext:value-type="float">
            <text:p>24.0639305114746</text:p>
          </table:table-cell>
          <table:table-cell office:value-type="float" office:value="3205.99096679688" calcext:value-type="float">
            <text:p>3205.99096679688</text:p>
          </table:table-cell>
          <table:table-cell table:number-columns-repeated="2" office:value-type="float" office:value="0" calcext:value-type="float">
            <text:p>0</text:p>
          </table:table-cell>
          <table:table-cell office:value-type="float" office:value="0.359494396332145" calcext:value-type="float">
            <text:p>0.359494396332145</text:p>
          </table:table-cell>
          <table:table-cell table:number-columns-repeated="3" office:value-type="float" office:value="0" calcext:value-type="float">
            <text:p>0</text:p>
          </table:table-cell>
          <table:table-cell office:value-type="float" office:value="0.0488728986245543" calcext:value-type="float">
            <text:p>0.048872898624554</text:p>
          </table:table-cell>
          <table:table-cell office:value-type="float" office:value="0" calcext:value-type="float">
            <text:p>0</text:p>
          </table:table-cell>
          <table:table-cell office:value-type="float" office:value="0.591632705043301" calcext:value-type="float">
            <text:p>0.591632705043301</text:p>
          </table:table-cell>
          <table:table-cell office:value-type="float" office:value="0.23610958807195" calcext:value-type="float">
            <text:p>0.23610958807195</text:p>
          </table:table-cell>
          <table:table-cell office:value-type="float" office:value="0" calcext:value-type="float">
            <text:p>0</text:p>
          </table:table-cell>
          <table:table-cell office:value-type="float" office:value="0.192932312209271" calcext:value-type="float">
            <text:p>0.192932312209271</text:p>
          </table:table-cell>
          <table:table-cell table:number-columns-repeated="3" office:value-type="float" office:value="0" calcext:value-type="float">
            <text:p>0</text:p>
          </table:table-cell>
          <table:table-cell office:value-type="float" office:value="0.128941084914838" calcext:value-type="float">
            <text:p>0.128941084914838</text:p>
          </table:table-cell>
          <table:table-cell office:value-type="float" office:value="0.0224269972939033" calcext:value-type="float">
            <text:p>0.022426997293903</text:p>
          </table:table-cell>
          <table:table-cell office:value-type="float" office:value="0.419590017510037" calcext:value-type="float">
            <text:p>0.419590017510037</text:p>
          </table:table-cell>
          <table:table-cell office:value-type="float" office:value="0.231133389520677" calcext:value-type="float">
            <text:p>0.231133389520677</text:p>
          </table:table-cell>
          <table:table-cell office:value-type="float" office:value="0" calcext:value-type="float">
            <text:p>0</text:p>
          </table:table-cell>
          <table:table-cell office:value-type="float" office:value="0.0622582890334745" calcext:value-type="float">
            <text:p>0.062258289033475</text:p>
          </table:table-cell>
          <table:table-cell office:value-type="float" office:value="0" calcext:value-type="float">
            <text:p>0</text:p>
          </table:table-cell>
          <table:table-cell office:value-type="float" office:value="0.0439428657844723" calcext:value-type="float">
            <text:p>0.043942865784472</text:p>
          </table:table-cell>
          <table:table-cell office:value-type="float" office:value="0" calcext:value-type="float">
            <text:p>0</text:p>
          </table:table-cell>
          <table:table-cell office:value-type="float" office:value="0.094764406703215" calcext:value-type="float">
            <text:p>0.094764406703215</text:p>
          </table:table-cell>
          <table:table-cell office:value-type="float" office:value="0.0260413304196098" calcext:value-type="float">
            <text:p>0.02604133041961</text:p>
          </table:table-cell>
          <table:table-cell office:value-type="float" office:value="0.541859718538551" calcext:value-type="float">
            <text:p>0.541859718538551</text:p>
          </table:table-cell>
          <table:table-cell office:value-type="float" office:value="0.139322767973435" calcext:value-type="float">
            <text:p>0.139322767973435</text:p>
          </table:table-cell>
          <table:table-cell office:value-type="float" office:value="0.000158138335521659" calcext:value-type="float">
            <text:p>0.000158138335522</text:p>
          </table:table-cell>
          <table:table-cell office:value-type="float" office:value="0.0371025162677248" calcext:value-type="float">
            <text:p>0.037102516267725</text:p>
          </table:table-cell>
          <table:table-cell office:value-type="float" office:value="0" calcext:value-type="float">
            <text:p>0</text:p>
          </table:table-cell>
          <table:table-cell office:value-type="float" office:value="0.0640602346551874" calcext:value-type="float">
            <text:p>0.064060234655187</text:p>
          </table:table-cell>
          <table:table-cell office:value-type="float" office:value="0" calcext:value-type="float">
            <text:p>0</text:p>
          </table:table-cell>
          <table:table-cell office:value-type="float" office:value="0.0838472609966662" calcext:value-type="float">
            <text:p>0.083847260996666</text:p>
          </table:table-cell>
          <table:table-cell office:value-type="float" office:value="0.0188234613087329" calcext:value-type="float">
            <text:p>0.018823461308733</text:p>
          </table:table-cell>
          <table:table-cell office:value-type="float" office:value="0.656685620462732" calcext:value-type="float">
            <text:p>0.656685620462732</text:p>
          </table:table-cell>
          <table:table-cell office:value-type="float" office:value="0.353985932012714" calcext:value-type="float">
            <text:p>0.353985932012714</text:p>
          </table:table-cell>
          <table:table-cell office:value-type="float" office:value="0.00725171379749541" calcext:value-type="float">
            <text:p>0.007251713797495</text:p>
          </table:table-cell>
          <table:table-cell office:value-type="float" office:value="0.0680980451940629" calcext:value-type="float">
            <text:p>0.068098045194063</text:p>
          </table:table-cell>
          <table:table-cell office:value-type="float" office:value="0" calcext:value-type="float">
            <text:p>0</text:p>
          </table:table-cell>
          <table:table-cell office:value-type="float" office:value="0.0576224575755456" calcext:value-type="float">
            <text:p>0.057622457575546</text:p>
          </table:table-cell>
          <table:table-cell office:value-type="float" office:value="0.0106907749495797" calcext:value-type="float">
            <text:p>0.01069077494958</text:p>
          </table:table-cell>
          <table:table-cell office:value-type="float" office:value="0.076207872810083" calcext:value-type="float">
            <text:p>0.076207872810083</text:p>
          </table:table-cell>
          <table:table-cell office:value-type="float" office:value="0.0336646152620288" calcext:value-type="float">
            <text:p>0.033664615262029</text:p>
          </table:table-cell>
          <table:table-cell office:value-type="float" office:value="0.39247858839849" calcext:value-type="float">
            <text:p>0.39247858839849</text:p>
          </table:table-cell>
          <table:table-cell office:value-type="float" office:value="0.0502926693045494" calcext:value-type="float">
            <text:p>0.050292669304549</text:p>
          </table:table-cell>
          <table:table-cell office:value-type="float" office:value="0.0453558437187275" calcext:value-type="float">
            <text:p>0.045355843718728</text:p>
          </table:table-cell>
          <table:table-cell office:value-type="float" office:value="0.0356164076156589" calcext:value-type="float">
            <text:p>0.035616407615659</text:p>
          </table:table-cell>
          <table:table-cell office:value-type="float" office:value="0.0332067134979891" calcext:value-type="float">
            <text:p>0.033206713497989</text:p>
          </table:table-cell>
          <table:table-cell office:value-type="float" office:value="0.0619736151818238" calcext:value-type="float">
            <text:p>0.061973615181824</text:p>
          </table:table-cell>
          <table:table-cell/>
        </table:table-row>
        <table:table-row table:style-name="ro1">
          <table:table-cell table:number-columns-repeated="17" office:value-type="float" office:value="0" calcext:value-type="float">
            <text:p>0</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19" office:value-type="float" office:value="0" calcext:value-type="float">
            <text:p>0</text:p>
          </table:table-cell>
          <table:table-cell office:value-type="string" calcext:value-type="string">
            <text:p>10/01/17</text:p>
          </table:table-cell>
          <table:table-cell office:value-type="string" calcext:value-type="string">
            <text:p>sum</text:p>
          </table:table-cell>
          <table:table-cell office:value-type="string" calcext:value-type="string">
            <text:p>trans4</text:p>
          </table:table-cell>
          <table:table-cell office:value-type="string" calcext:value-type="string">
            <text:p>site1</text:p>
          </table:table-cell>
          <table:table-cell office:value-type="string" calcext:value-type="string">
            <text:p>SolMau</text:p>
          </table:table-cell>
          <table:table-cell office:value-type="float" office:value="1695.7841796875" calcext:value-type="float">
            <text:p>1695.7841796875</text:p>
          </table:table-cell>
          <table:table-cell office:value-type="float" office:value="7670768.27670595" calcext:value-type="float">
            <text:p>7670768.27670595</text:p>
          </table:table-cell>
          <table:table-cell office:value-type="float" office:value="330022.557950739" calcext:value-type="float">
            <text:p>330022.557950739</text:p>
          </table:table-cell>
          <table:table-cell office:value-type="string" calcext:value-type="string">
            <text:p>BD</text:p>
          </table:table-cell>
          <table:table-cell office:value-type="float" office:value="12.6846981048584" calcext:value-type="float">
            <text:p>12.6846981048584</text:p>
          </table:table-cell>
          <table:table-cell office:value-type="float" office:value="2138.11279296875" calcext:value-type="float">
            <text:p>2138.1127929687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95936300291048" calcext:value-type="float">
            <text:p>0.995936300291048</text:p>
          </table:table-cell>
          <table:table-cell table:number-columns-repeated="3" office:value-type="float" office:value="0" calcext:value-type="float">
            <text:p>0</text:p>
          </table:table-cell>
          <table:table-cell office:value-type="float" office:value="0.00406369970895243" calcext:value-type="float">
            <text:p>0.004063699708952</text:p>
          </table:table-cell>
          <table:table-cell table:number-columns-repeated="3" office:value-type="float" office:value="0" calcext:value-type="float">
            <text:p>0</text:p>
          </table:table-cell>
          <table:table-cell office:value-type="float" office:value="0.00042863074448082" calcext:value-type="float">
            <text:p>0.000428630744481</text:p>
          </table:table-cell>
          <table:table-cell office:value-type="float" office:value="0.970820744991283" calcext:value-type="float">
            <text:p>0.970820744991283</text:p>
          </table:table-cell>
          <table:table-cell office:value-type="float" office:value="0" calcext:value-type="float">
            <text:p>0</text:p>
          </table:table-cell>
          <table:table-cell office:value-type="float" office:value="0.00259651822377945" calcext:value-type="float">
            <text:p>0.002596518223779</text:p>
          </table:table-cell>
          <table:table-cell office:value-type="float" office:value="0" calcext:value-type="float">
            <text:p>0</text:p>
          </table:table-cell>
          <table:table-cell office:value-type="float" office:value="0.025946500357587" calcext:value-type="float">
            <text:p>0.025946500357587</text:p>
          </table:table-cell>
          <table:table-cell office:value-type="float" office:value="0" calcext:value-type="float">
            <text:p>0</text:p>
          </table:table-cell>
          <table:table-cell office:value-type="float" office:value="0.000207605682870084" calcext:value-type="float">
            <text:p>0.00020760568287</text:p>
          </table:table-cell>
          <table:table-cell office:value-type="float" office:value="0" calcext:value-type="float">
            <text:p>0</text:p>
          </table:table-cell>
          <table:table-cell office:value-type="float" office:value="0.000362280956196149" calcext:value-type="float">
            <text:p>0.000362280956196</text:p>
          </table:table-cell>
          <table:table-cell office:value-type="float" office:value="0.642141186936045" calcext:value-type="float">
            <text:p>0.642141186936045</text:p>
          </table:table-cell>
          <table:table-cell office:value-type="float" office:value="0.0245428512589371" calcext:value-type="float">
            <text:p>0.024542851258937</text:p>
          </table:table-cell>
          <table:table-cell office:value-type="float" office:value="0.0490568089446807" calcext:value-type="float">
            <text:p>0.049056808944681</text:p>
          </table:table-cell>
          <table:table-cell office:value-type="float" office:value="0" calcext:value-type="float">
            <text:p>0</text:p>
          </table:table-cell>
          <table:table-cell office:value-type="float" office:value="0.281121198023746" calcext:value-type="float">
            <text:p>0.281121198023746</text:p>
          </table:table-cell>
          <table:table-cell office:value-type="float" office:value="0.000744432463876731" calcext:value-type="float">
            <text:p>0.000744432463877</text:p>
          </table:table-cell>
          <table:table-cell office:value-type="float" office:value="0.00203124141651887" calcext:value-type="float">
            <text:p>0.002031241416519</text:p>
          </table:table-cell>
          <table:table-cell office:value-type="float" office:value="0.020003762058713" calcext:value-type="float">
            <text:p>0.020003762058713</text:p>
          </table:table-cell>
          <table:table-cell office:value-type="float" office:value="0.00809936165388195" calcext:value-type="float">
            <text:p>0.008099361653882</text:p>
          </table:table-cell>
          <table:table-cell office:value-type="float" office:value="0.00671235775306976" calcext:value-type="float">
            <text:p>0.00671235775307</text:p>
          </table:table-cell>
          <table:table-cell office:value-type="float" office:value="0.0165049865995163" calcext:value-type="float">
            <text:p>0.016504986599516</text:p>
          </table:table-cell>
          <table:table-cell office:value-type="float" office:value="0.085838385333141" calcext:value-type="float">
            <text:p>0.085838385333141</text:p>
          </table:table-cell>
          <table:table-cell/>
        </table:table-row>
        <table:table-row table:style-name="ro1">
          <table:table-cell table:number-columns-repeated="17"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string" calcext:value-type="string">
            <text:p>10/01/17</text:p>
          </table:table-cell>
          <table:table-cell office:value-type="string" calcext:value-type="string">
            <text:p>sum</text:p>
          </table:table-cell>
          <table:table-cell office:value-type="string" calcext:value-type="string">
            <text:p>trans4</text:p>
          </table:table-cell>
          <table:table-cell office:value-type="string" calcext:value-type="string">
            <text:p>site1</text:p>
          </table:table-cell>
          <table:table-cell office:value-type="string" calcext:value-type="string">
            <text:p>Other</text:p>
          </table:table-cell>
          <table:table-cell office:value-type="float" office:value="1695.7841796875" calcext:value-type="float">
            <text:p>1695.7841796875</text:p>
          </table:table-cell>
          <table:table-cell office:value-type="float" office:value="7670768.27670595" calcext:value-type="float">
            <text:p>7670768.27670595</text:p>
          </table:table-cell>
          <table:table-cell office:value-type="float" office:value="330022.557950739" calcext:value-type="float">
            <text:p>330022.557950739</text:p>
          </table:table-cell>
          <table:table-cell office:value-type="string" calcext:value-type="string">
            <text:p>BD</text:p>
          </table:table-cell>
          <table:table-cell office:value-type="float" office:value="12.6846981048584" calcext:value-type="float">
            <text:p>12.6846981048584</text:p>
          </table:table-cell>
          <table:table-cell office:value-type="float" office:value="2138.11279296875" calcext:value-type="float">
            <text:p>2138.1127929687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95936300291048" calcext:value-type="float">
            <text:p>0.995936300291048</text:p>
          </table:table-cell>
          <table:table-cell table:number-columns-repeated="3" office:value-type="float" office:value="0" calcext:value-type="float">
            <text:p>0</text:p>
          </table:table-cell>
          <table:table-cell office:value-type="float" office:value="0.00406369970895243" calcext:value-type="float">
            <text:p>0.004063699708952</text:p>
          </table:table-cell>
          <table:table-cell table:number-columns-repeated="3" office:value-type="float" office:value="0" calcext:value-type="float">
            <text:p>0</text:p>
          </table:table-cell>
          <table:table-cell office:value-type="float" office:value="0.00042863074448082" calcext:value-type="float">
            <text:p>0.000428630744481</text:p>
          </table:table-cell>
          <table:table-cell office:value-type="float" office:value="0.970820744991283" calcext:value-type="float">
            <text:p>0.970820744991283</text:p>
          </table:table-cell>
          <table:table-cell office:value-type="float" office:value="0" calcext:value-type="float">
            <text:p>0</text:p>
          </table:table-cell>
          <table:table-cell office:value-type="float" office:value="0.00259651822377945" calcext:value-type="float">
            <text:p>0.002596518223779</text:p>
          </table:table-cell>
          <table:table-cell office:value-type="float" office:value="0" calcext:value-type="float">
            <text:p>0</text:p>
          </table:table-cell>
          <table:table-cell office:value-type="float" office:value="0.025946500357587" calcext:value-type="float">
            <text:p>0.025946500357587</text:p>
          </table:table-cell>
          <table:table-cell office:value-type="float" office:value="0" calcext:value-type="float">
            <text:p>0</text:p>
          </table:table-cell>
          <table:table-cell office:value-type="float" office:value="0.000207605682870084" calcext:value-type="float">
            <text:p>0.00020760568287</text:p>
          </table:table-cell>
          <table:table-cell office:value-type="float" office:value="0" calcext:value-type="float">
            <text:p>0</text:p>
          </table:table-cell>
          <table:table-cell office:value-type="float" office:value="0.000362280956196149" calcext:value-type="float">
            <text:p>0.000362280956196</text:p>
          </table:table-cell>
          <table:table-cell office:value-type="float" office:value="0.642141186936045" calcext:value-type="float">
            <text:p>0.642141186936045</text:p>
          </table:table-cell>
          <table:table-cell office:value-type="float" office:value="0.0245428512589371" calcext:value-type="float">
            <text:p>0.024542851258937</text:p>
          </table:table-cell>
          <table:table-cell office:value-type="float" office:value="0.0490568089446807" calcext:value-type="float">
            <text:p>0.049056808944681</text:p>
          </table:table-cell>
          <table:table-cell office:value-type="float" office:value="0" calcext:value-type="float">
            <text:p>0</text:p>
          </table:table-cell>
          <table:table-cell office:value-type="float" office:value="0.281121198023746" calcext:value-type="float">
            <text:p>0.281121198023746</text:p>
          </table:table-cell>
          <table:table-cell office:value-type="float" office:value="0.000744432463876731" calcext:value-type="float">
            <text:p>0.000744432463877</text:p>
          </table:table-cell>
          <table:table-cell office:value-type="float" office:value="0.00203124141651887" calcext:value-type="float">
            <text:p>0.002031241416519</text:p>
          </table:table-cell>
          <table:table-cell office:value-type="float" office:value="0.020003762058713" calcext:value-type="float">
            <text:p>0.020003762058713</text:p>
          </table:table-cell>
          <table:table-cell office:value-type="float" office:value="0.00809936165388195" calcext:value-type="float">
            <text:p>0.008099361653882</text:p>
          </table:table-cell>
          <table:table-cell office:value-type="float" office:value="0.00671235775306976" calcext:value-type="float">
            <text:p>0.00671235775307</text:p>
          </table:table-cell>
          <table:table-cell office:value-type="float" office:value="0.0165049865995163" calcext:value-type="float">
            <text:p>0.016504986599516</text:p>
          </table:table-cell>
          <table:table-cell office:value-type="float" office:value="0.085838385333141" calcext:value-type="float">
            <text:p>0.085838385333141</text:p>
          </table:table-cell>
          <table:table-cell/>
        </table:table-row>
        <table:table-row table:style-name="ro1">
          <table:table-cell table:number-columns-repeated="17" office:value-type="float" office:value="0" calcext:value-type="float">
            <text:p>0</text:p>
          </table:table-cell>
          <table:table-cell office:value-type="float" office:value="15" calcext:value-type="float">
            <text:p>15</text:p>
          </table:table-cell>
          <table:table-cell table:number-columns-repeated="23" office:value-type="float" office:value="0" calcext:value-type="float">
            <text:p>0</text:p>
          </table:table-cell>
          <table:table-cell office:value-type="string" calcext:value-type="string">
            <text:p>10/01/17</text:p>
          </table:table-cell>
          <table:table-cell office:value-type="string" calcext:value-type="string">
            <text:p>sum</text:p>
          </table:table-cell>
          <table:table-cell office:value-type="string" calcext:value-type="string">
            <text:p>trans4</text:p>
          </table:table-cell>
          <table:table-cell office:value-type="string" calcext:value-type="string">
            <text:p>site2</text:p>
          </table:table-cell>
          <table:table-cell office:value-type="string" calcext:value-type="string">
            <text:p>SolMau</text:p>
          </table:table-cell>
          <table:table-cell office:value-type="float" office:value="1472.96105957031" calcext:value-type="float">
            <text:p>1472.96105957031</text:p>
          </table:table-cell>
          <table:table-cell office:value-type="float" office:value="7671041.88313477" calcext:value-type="float">
            <text:p>7671041.88313477</text:p>
          </table:table-cell>
          <table:table-cell office:value-type="float" office:value="328912.661854172" calcext:value-type="float">
            <text:p>328912.661854172</text:p>
          </table:table-cell>
          <table:table-cell office:value-type="string" calcext:value-type="string">
            <text:p>AD</text:p>
          </table:table-cell>
          <table:table-cell office:value-type="float" office:value="14.3168668746948" calcext:value-type="float">
            <text:p>14.3168668746948</text:p>
          </table:table-cell>
          <table:table-cell office:value-type="float" office:value="1589.36694335938" calcext:value-type="float">
            <text:p>1589.36694335938</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0.00223209548133317" calcext:value-type="float">
            <text:p>0.002232095481333</text:p>
          </table:table-cell>
          <table:table-cell office:value-type="float" office:value="0.885537011751222" calcext:value-type="float">
            <text:p>0.885537011751222</text:p>
          </table:table-cell>
          <table:table-cell office:value-type="float" office:value="0" calcext:value-type="float">
            <text:p>0</text:p>
          </table:table-cell>
          <table:table-cell office:value-type="float" office:value="0.0308814477845303" calcext:value-type="float">
            <text:p>0.03088144778453</text:p>
          </table:table-cell>
          <table:table-cell office:value-type="float" office:value="0" calcext:value-type="float">
            <text:p>0</text:p>
          </table:table-cell>
          <table:table-cell office:value-type="float" office:value="0.0744869010307966" calcext:value-type="float">
            <text:p>0.074486901030797</text:p>
          </table:table-cell>
          <table:table-cell office:value-type="float" office:value="0" calcext:value-type="float">
            <text:p>0</text:p>
          </table:table-cell>
          <table:table-cell office:value-type="float" office:value="0.00686254395211784" calcext:value-type="float">
            <text:p>0.006862543952118</text:p>
          </table:table-cell>
          <table:table-cell office:value-type="float" office:value="0" calcext:value-type="float">
            <text:p>0</text:p>
          </table:table-cell>
          <table:table-cell office:value-type="float" office:value="0.00144064311582187" calcext:value-type="float">
            <text:p>0.001440643115822</text:p>
          </table:table-cell>
          <table:table-cell office:value-type="float" office:value="0.922210577981773" calcext:value-type="float">
            <text:p>0.922210577981773</text:p>
          </table:table-cell>
          <table:table-cell office:value-type="float" office:value="0" calcext:value-type="float">
            <text:p>0</text:p>
          </table:table-cell>
          <table:table-cell office:value-type="float" office:value="0.0344047508501032" calcext:value-type="float">
            <text:p>0.034404750850103</text:p>
          </table:table-cell>
          <table:table-cell office:value-type="float" office:value="0" calcext:value-type="float">
            <text:p>0</text:p>
          </table:table-cell>
          <table:table-cell office:value-type="float" office:value="0.0347399281005001" calcext:value-type="float">
            <text:p>0.0347399281005</text:p>
          </table:table-cell>
          <table:table-cell office:value-type="float" office:value="0.00462438480824589" calcext:value-type="float">
            <text:p>0.004624384808246</text:p>
          </table:table-cell>
          <table:table-cell office:value-type="float" office:value="0.0025797151435558" calcext:value-type="float">
            <text:p>0.002579715143556</text:p>
          </table:table-cell>
          <table:table-cell office:value-type="float" office:value="0" calcext:value-type="float">
            <text:p>0</text:p>
          </table:table-cell>
          <table:table-cell office:value-type="float" office:value="0.000565192806263852" calcext:value-type="float">
            <text:p>0.000565192806264</text:p>
          </table:table-cell>
          <table:table-cell office:value-type="float" office:value="0.887249560778356" calcext:value-type="float">
            <text:p>0.887249560778356</text:p>
          </table:table-cell>
          <table:table-cell office:value-type="float" office:value="0.00808399375551412" calcext:value-type="float">
            <text:p>0.008083993755514</text:p>
          </table:table-cell>
          <table:table-cell office:value-type="float" office:value="0.0702225749268578" calcext:value-type="float">
            <text:p>0.070222574926858</text:p>
          </table:table-cell>
          <table:table-cell office:value-type="float" office:value="0" calcext:value-type="float">
            <text:p>0</text:p>
          </table:table-cell>
          <table:table-cell office:value-type="float" office:value="0.0307006522609159" calcext:value-type="float">
            <text:p>0.030700652260916</text:p>
          </table:table-cell>
          <table:table-cell office:value-type="float" office:value="0.00137588137055572" calcext:value-type="float">
            <text:p>0.001375881370556</text:p>
          </table:table-cell>
          <table:table-cell office:value-type="float" office:value="0.00180214410153684" calcext:value-type="float">
            <text:p>0.001802144101537</text:p>
          </table:table-cell>
          <table:table-cell office:value-type="float" office:value="0" calcext:value-type="float">
            <text:p>0</text:p>
          </table:table-cell>
          <table:table-cell office:value-type="float" office:value="0.000881676921455924" calcext:value-type="float">
            <text:p>0.000881676921456</text:p>
          </table:table-cell>
          <table:table-cell office:value-type="float" office:value="0.734261720487761" calcext:value-type="float">
            <text:p>0.734261720487761</text:p>
          </table:table-cell>
          <table:table-cell office:value-type="float" office:value="0.025292321337669" calcext:value-type="float">
            <text:p>0.025292321337669</text:p>
          </table:table-cell>
          <table:table-cell office:value-type="float" office:value="0.118307860640607" calcext:value-type="float">
            <text:p>0.118307860640607</text:p>
          </table:table-cell>
          <table:table-cell office:value-type="float" office:value="0" calcext:value-type="float">
            <text:p>0</text:p>
          </table:table-cell>
          <table:table-cell office:value-type="float" office:value="0.114123301885873" calcext:value-type="float">
            <text:p>0.114123301885873</text:p>
          </table:table-cell>
          <table:table-cell office:value-type="float" office:value="0.00296331371273677" calcext:value-type="float">
            <text:p>0.002963313712737</text:p>
          </table:table-cell>
          <table:table-cell office:value-type="float" office:value="0.00416980501389802" calcext:value-type="float">
            <text:p>0.004169805013898</text:p>
          </table:table-cell>
          <table:table-cell office:value-type="float" office:value="0.020003762058713" calcext:value-type="float">
            <text:p>0.020003762058713</text:p>
          </table:table-cell>
          <table:table-cell office:value-type="float" office:value="0.0401491717449697" calcext:value-type="float">
            <text:p>0.04014917174497</text:p>
          </table:table-cell>
          <table:table-cell office:value-type="float" office:value="0.0307546564091231" calcext:value-type="float">
            <text:p>0.030754656409123</text:p>
          </table:table-cell>
          <table:table-cell office:value-type="float" office:value="0.0537604411879086" calcext:value-type="float">
            <text:p>0.053760441187909</text:p>
          </table:table-cell>
          <table:table-cell office:value-type="float" office:value="0.143357589100851" calcext:value-type="float">
            <text:p>0.143357589100851</text:p>
          </table:table-cell>
          <table:table-cell/>
        </table:table-row>
        <table:table-row table:style-name="ro1">
          <table:table-cell table:number-columns-repeated="19"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9" office:value-type="float" office:value="0" calcext:value-type="float">
            <text:p>0</text:p>
          </table:table-cell>
          <table:table-cell office:value-type="string" calcext:value-type="string">
            <text:p>10/01/17</text:p>
          </table:table-cell>
          <table:table-cell office:value-type="string" calcext:value-type="string">
            <text:p>sum</text:p>
          </table:table-cell>
          <table:table-cell office:value-type="string" calcext:value-type="string">
            <text:p>trans4</text:p>
          </table:table-cell>
          <table:table-cell office:value-type="string" calcext:value-type="string">
            <text:p>site2</text:p>
          </table:table-cell>
          <table:table-cell office:value-type="string" calcext:value-type="string">
            <text:p>LanCam</text:p>
          </table:table-cell>
          <table:table-cell office:value-type="float" office:value="1472.96105957031" calcext:value-type="float">
            <text:p>1472.96105957031</text:p>
          </table:table-cell>
          <table:table-cell office:value-type="float" office:value="7671041.88313477" calcext:value-type="float">
            <text:p>7671041.88313477</text:p>
          </table:table-cell>
          <table:table-cell office:value-type="float" office:value="328912.661854172" calcext:value-type="float">
            <text:p>328912.661854172</text:p>
          </table:table-cell>
          <table:table-cell office:value-type="string" calcext:value-type="string">
            <text:p>AD</text:p>
          </table:table-cell>
          <table:table-cell office:value-type="float" office:value="14.3168668746948" calcext:value-type="float">
            <text:p>14.3168668746948</text:p>
          </table:table-cell>
          <table:table-cell office:value-type="float" office:value="1589.36694335938" calcext:value-type="float">
            <text:p>1589.36694335938</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0.00223209548133317" calcext:value-type="float">
            <text:p>0.002232095481333</text:p>
          </table:table-cell>
          <table:table-cell office:value-type="float" office:value="0.885537011751222" calcext:value-type="float">
            <text:p>0.885537011751222</text:p>
          </table:table-cell>
          <table:table-cell office:value-type="float" office:value="0" calcext:value-type="float">
            <text:p>0</text:p>
          </table:table-cell>
          <table:table-cell office:value-type="float" office:value="0.0308814477845303" calcext:value-type="float">
            <text:p>0.03088144778453</text:p>
          </table:table-cell>
          <table:table-cell office:value-type="float" office:value="0" calcext:value-type="float">
            <text:p>0</text:p>
          </table:table-cell>
          <table:table-cell office:value-type="float" office:value="0.0744869010307966" calcext:value-type="float">
            <text:p>0.074486901030797</text:p>
          </table:table-cell>
          <table:table-cell office:value-type="float" office:value="0" calcext:value-type="float">
            <text:p>0</text:p>
          </table:table-cell>
          <table:table-cell office:value-type="float" office:value="0.00686254395211784" calcext:value-type="float">
            <text:p>0.006862543952118</text:p>
          </table:table-cell>
          <table:table-cell office:value-type="float" office:value="0" calcext:value-type="float">
            <text:p>0</text:p>
          </table:table-cell>
          <table:table-cell office:value-type="float" office:value="0.00144064311582187" calcext:value-type="float">
            <text:p>0.001440643115822</text:p>
          </table:table-cell>
          <table:table-cell office:value-type="float" office:value="0.922210577981773" calcext:value-type="float">
            <text:p>0.922210577981773</text:p>
          </table:table-cell>
          <table:table-cell office:value-type="float" office:value="0" calcext:value-type="float">
            <text:p>0</text:p>
          </table:table-cell>
          <table:table-cell office:value-type="float" office:value="0.0344047508501032" calcext:value-type="float">
            <text:p>0.034404750850103</text:p>
          </table:table-cell>
          <table:table-cell office:value-type="float" office:value="0" calcext:value-type="float">
            <text:p>0</text:p>
          </table:table-cell>
          <table:table-cell office:value-type="float" office:value="0.0347399281005001" calcext:value-type="float">
            <text:p>0.0347399281005</text:p>
          </table:table-cell>
          <table:table-cell office:value-type="float" office:value="0.00462438480824589" calcext:value-type="float">
            <text:p>0.004624384808246</text:p>
          </table:table-cell>
          <table:table-cell office:value-type="float" office:value="0.0025797151435558" calcext:value-type="float">
            <text:p>0.002579715143556</text:p>
          </table:table-cell>
          <table:table-cell office:value-type="float" office:value="0" calcext:value-type="float">
            <text:p>0</text:p>
          </table:table-cell>
          <table:table-cell office:value-type="float" office:value="0.000565192806263852" calcext:value-type="float">
            <text:p>0.000565192806264</text:p>
          </table:table-cell>
          <table:table-cell office:value-type="float" office:value="0.887249560778356" calcext:value-type="float">
            <text:p>0.887249560778356</text:p>
          </table:table-cell>
          <table:table-cell office:value-type="float" office:value="0.00808399375551412" calcext:value-type="float">
            <text:p>0.008083993755514</text:p>
          </table:table-cell>
          <table:table-cell office:value-type="float" office:value="0.0702225749268578" calcext:value-type="float">
            <text:p>0.070222574926858</text:p>
          </table:table-cell>
          <table:table-cell office:value-type="float" office:value="0" calcext:value-type="float">
            <text:p>0</text:p>
          </table:table-cell>
          <table:table-cell office:value-type="float" office:value="0.0307006522609159" calcext:value-type="float">
            <text:p>0.030700652260916</text:p>
          </table:table-cell>
          <table:table-cell office:value-type="float" office:value="0.00137588137055572" calcext:value-type="float">
            <text:p>0.001375881370556</text:p>
          </table:table-cell>
          <table:table-cell office:value-type="float" office:value="0.00180214410153684" calcext:value-type="float">
            <text:p>0.001802144101537</text:p>
          </table:table-cell>
          <table:table-cell office:value-type="float" office:value="0" calcext:value-type="float">
            <text:p>0</text:p>
          </table:table-cell>
          <table:table-cell office:value-type="float" office:value="0.000881676921455924" calcext:value-type="float">
            <text:p>0.000881676921456</text:p>
          </table:table-cell>
          <table:table-cell office:value-type="float" office:value="0.734261720487761" calcext:value-type="float">
            <text:p>0.734261720487761</text:p>
          </table:table-cell>
          <table:table-cell office:value-type="float" office:value="0.025292321337669" calcext:value-type="float">
            <text:p>0.025292321337669</text:p>
          </table:table-cell>
          <table:table-cell office:value-type="float" office:value="0.118307860640607" calcext:value-type="float">
            <text:p>0.118307860640607</text:p>
          </table:table-cell>
          <table:table-cell office:value-type="float" office:value="0" calcext:value-type="float">
            <text:p>0</text:p>
          </table:table-cell>
          <table:table-cell office:value-type="float" office:value="0.114123301885873" calcext:value-type="float">
            <text:p>0.114123301885873</text:p>
          </table:table-cell>
          <table:table-cell office:value-type="float" office:value="0.00296331371273677" calcext:value-type="float">
            <text:p>0.002963313712737</text:p>
          </table:table-cell>
          <table:table-cell office:value-type="float" office:value="0.00416980501389802" calcext:value-type="float">
            <text:p>0.004169805013898</text:p>
          </table:table-cell>
          <table:table-cell office:value-type="float" office:value="0.020003762058713" calcext:value-type="float">
            <text:p>0.020003762058713</text:p>
          </table:table-cell>
          <table:table-cell office:value-type="float" office:value="0.0401491717449697" calcext:value-type="float">
            <text:p>0.04014917174497</text:p>
          </table:table-cell>
          <table:table-cell office:value-type="float" office:value="0.0307546564091231" calcext:value-type="float">
            <text:p>0.030754656409123</text:p>
          </table:table-cell>
          <table:table-cell office:value-type="float" office:value="0.0537604411879086" calcext:value-type="float">
            <text:p>0.053760441187909</text:p>
          </table:table-cell>
          <table:table-cell office:value-type="float" office:value="0.143357589100851" calcext:value-type="float">
            <text:p>0.143357589100851</text:p>
          </table:table-cell>
          <table:table-cell/>
        </table:table-row>
        <table:table-row table:style-name="ro1">
          <table:table-cell table:number-columns-repeated="17"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19" office:value-type="float" office:value="0" calcext:value-type="float">
            <text:p>0</text:p>
          </table:table-cell>
          <table:table-cell office:value-type="string" calcext:value-type="string">
            <text:p>10/01/17</text:p>
          </table:table-cell>
          <table:table-cell office:value-type="string" calcext:value-type="string">
            <text:p>sum</text:p>
          </table:table-cell>
          <table:table-cell office:value-type="string" calcext:value-type="string">
            <text:p>trans4</text:p>
          </table:table-cell>
          <table:table-cell office:value-type="string" calcext:value-type="string">
            <text:p>site2</text:p>
          </table:table-cell>
          <table:table-cell office:value-type="string" calcext:value-type="string">
            <text:p>HubAmb</text:p>
          </table:table-cell>
          <table:table-cell office:value-type="float" office:value="1472.96105957031" calcext:value-type="float">
            <text:p>1472.96105957031</text:p>
          </table:table-cell>
          <table:table-cell office:value-type="float" office:value="7671041.88313477" calcext:value-type="float">
            <text:p>7671041.88313477</text:p>
          </table:table-cell>
          <table:table-cell office:value-type="float" office:value="328912.661854172" calcext:value-type="float">
            <text:p>328912.661854172</text:p>
          </table:table-cell>
          <table:table-cell office:value-type="string" calcext:value-type="string">
            <text:p>AD</text:p>
          </table:table-cell>
          <table:table-cell office:value-type="float" office:value="14.3168668746948" calcext:value-type="float">
            <text:p>14.3168668746948</text:p>
          </table:table-cell>
          <table:table-cell office:value-type="float" office:value="1589.36694335938" calcext:value-type="float">
            <text:p>1589.36694335938</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0.00223209548133317" calcext:value-type="float">
            <text:p>0.002232095481333</text:p>
          </table:table-cell>
          <table:table-cell office:value-type="float" office:value="0.885537011751222" calcext:value-type="float">
            <text:p>0.885537011751222</text:p>
          </table:table-cell>
          <table:table-cell office:value-type="float" office:value="0" calcext:value-type="float">
            <text:p>0</text:p>
          </table:table-cell>
          <table:table-cell office:value-type="float" office:value="0.0308814477845303" calcext:value-type="float">
            <text:p>0.03088144778453</text:p>
          </table:table-cell>
          <table:table-cell office:value-type="float" office:value="0" calcext:value-type="float">
            <text:p>0</text:p>
          </table:table-cell>
          <table:table-cell office:value-type="float" office:value="0.0744869010307966" calcext:value-type="float">
            <text:p>0.074486901030797</text:p>
          </table:table-cell>
          <table:table-cell office:value-type="float" office:value="0" calcext:value-type="float">
            <text:p>0</text:p>
          </table:table-cell>
          <table:table-cell office:value-type="float" office:value="0.00686254395211784" calcext:value-type="float">
            <text:p>0.006862543952118</text:p>
          </table:table-cell>
          <table:table-cell office:value-type="float" office:value="0" calcext:value-type="float">
            <text:p>0</text:p>
          </table:table-cell>
          <table:table-cell office:value-type="float" office:value="0.00144064311582187" calcext:value-type="float">
            <text:p>0.001440643115822</text:p>
          </table:table-cell>
          <table:table-cell office:value-type="float" office:value="0.922210577981773" calcext:value-type="float">
            <text:p>0.922210577981773</text:p>
          </table:table-cell>
          <table:table-cell office:value-type="float" office:value="0" calcext:value-type="float">
            <text:p>0</text:p>
          </table:table-cell>
          <table:table-cell office:value-type="float" office:value="0.0344047508501032" calcext:value-type="float">
            <text:p>0.034404750850103</text:p>
          </table:table-cell>
          <table:table-cell office:value-type="float" office:value="0" calcext:value-type="float">
            <text:p>0</text:p>
          </table:table-cell>
          <table:table-cell office:value-type="float" office:value="0.0347399281005001" calcext:value-type="float">
            <text:p>0.0347399281005</text:p>
          </table:table-cell>
          <table:table-cell office:value-type="float" office:value="0.00462438480824589" calcext:value-type="float">
            <text:p>0.004624384808246</text:p>
          </table:table-cell>
          <table:table-cell office:value-type="float" office:value="0.0025797151435558" calcext:value-type="float">
            <text:p>0.002579715143556</text:p>
          </table:table-cell>
          <table:table-cell office:value-type="float" office:value="0" calcext:value-type="float">
            <text:p>0</text:p>
          </table:table-cell>
          <table:table-cell office:value-type="float" office:value="0.000565192806263852" calcext:value-type="float">
            <text:p>0.000565192806264</text:p>
          </table:table-cell>
          <table:table-cell office:value-type="float" office:value="0.887249560778356" calcext:value-type="float">
            <text:p>0.887249560778356</text:p>
          </table:table-cell>
          <table:table-cell office:value-type="float" office:value="0.00808399375551412" calcext:value-type="float">
            <text:p>0.008083993755514</text:p>
          </table:table-cell>
          <table:table-cell office:value-type="float" office:value="0.0702225749268578" calcext:value-type="float">
            <text:p>0.070222574926858</text:p>
          </table:table-cell>
          <table:table-cell office:value-type="float" office:value="0" calcext:value-type="float">
            <text:p>0</text:p>
          </table:table-cell>
          <table:table-cell office:value-type="float" office:value="0.0307006522609159" calcext:value-type="float">
            <text:p>0.030700652260916</text:p>
          </table:table-cell>
          <table:table-cell office:value-type="float" office:value="0.00137588137055572" calcext:value-type="float">
            <text:p>0.001375881370556</text:p>
          </table:table-cell>
          <table:table-cell office:value-type="float" office:value="0.00180214410153684" calcext:value-type="float">
            <text:p>0.001802144101537</text:p>
          </table:table-cell>
          <table:table-cell office:value-type="float" office:value="0" calcext:value-type="float">
            <text:p>0</text:p>
          </table:table-cell>
          <table:table-cell office:value-type="float" office:value="0.000881676921455924" calcext:value-type="float">
            <text:p>0.000881676921456</text:p>
          </table:table-cell>
          <table:table-cell office:value-type="float" office:value="0.734261720487761" calcext:value-type="float">
            <text:p>0.734261720487761</text:p>
          </table:table-cell>
          <table:table-cell office:value-type="float" office:value="0.025292321337669" calcext:value-type="float">
            <text:p>0.025292321337669</text:p>
          </table:table-cell>
          <table:table-cell office:value-type="float" office:value="0.118307860640607" calcext:value-type="float">
            <text:p>0.118307860640607</text:p>
          </table:table-cell>
          <table:table-cell office:value-type="float" office:value="0" calcext:value-type="float">
            <text:p>0</text:p>
          </table:table-cell>
          <table:table-cell office:value-type="float" office:value="0.114123301885873" calcext:value-type="float">
            <text:p>0.114123301885873</text:p>
          </table:table-cell>
          <table:table-cell office:value-type="float" office:value="0.00296331371273677" calcext:value-type="float">
            <text:p>0.002963313712737</text:p>
          </table:table-cell>
          <table:table-cell office:value-type="float" office:value="0.00416980501389802" calcext:value-type="float">
            <text:p>0.004169805013898</text:p>
          </table:table-cell>
          <table:table-cell office:value-type="float" office:value="0.020003762058713" calcext:value-type="float">
            <text:p>0.020003762058713</text:p>
          </table:table-cell>
          <table:table-cell office:value-type="float" office:value="0.0401491717449697" calcext:value-type="float">
            <text:p>0.04014917174497</text:p>
          </table:table-cell>
          <table:table-cell office:value-type="float" office:value="0.0307546564091231" calcext:value-type="float">
            <text:p>0.030754656409123</text:p>
          </table:table-cell>
          <table:table-cell office:value-type="float" office:value="0.0537604411879086" calcext:value-type="float">
            <text:p>0.053760441187909</text:p>
          </table:table-cell>
          <table:table-cell office:value-type="float" office:value="0.143357589100851" calcext:value-type="float">
            <text:p>0.143357589100851</text:p>
          </table:table-cell>
          <table:table-cell/>
        </table:table-row>
        <table:table-row table:style-name="ro1">
          <table:table-cell table:number-columns-repeated="17"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19" office:value-type="float" office:value="0" calcext:value-type="float">
            <text:p>0</text:p>
          </table:table-cell>
          <table:table-cell office:value-type="string" calcext:value-type="string">
            <text:p>10/01/17</text:p>
          </table:table-cell>
          <table:table-cell office:value-type="string" calcext:value-type="string">
            <text:p>sum</text:p>
          </table:table-cell>
          <table:table-cell office:value-type="string" calcext:value-type="string">
            <text:p>trans4</text:p>
          </table:table-cell>
          <table:table-cell office:value-type="string" calcext:value-type="string">
            <text:p>site3</text:p>
          </table:table-cell>
          <table:table-cell office:value-type="string" calcext:value-type="string">
            <text:p>LanCam</text:p>
          </table:table-cell>
          <table:table-cell office:value-type="float" office:value="1260.09399414062" calcext:value-type="float">
            <text:p>1260.09399414062</text:p>
          </table:table-cell>
          <table:table-cell office:value-type="float" office:value="7671596.99102934" calcext:value-type="float">
            <text:p>7671596.99102934</text:p>
          </table:table-cell>
          <table:table-cell office:value-type="float" office:value="327816.394397176" calcext:value-type="float">
            <text:p>327816.394397176</text:p>
          </table:table-cell>
          <table:table-cell office:value-type="string" calcext:value-type="string">
            <text:p>AD</text:p>
          </table:table-cell>
          <table:table-cell office:value-type="float" office:value="15.0778541564941" calcext:value-type="float">
            <text:p>15.0778541564941</text:p>
          </table:table-cell>
          <table:table-cell office:value-type="float" office:value="1435.33471679688" calcext:value-type="float">
            <text:p>1435.33471679688</text:p>
          </table:table-cell>
          <table:table-cell table:number-columns-repeated="2" office:value-type="float" office:value="0" calcext:value-type="float">
            <text:p>0</text:p>
          </table:table-cell>
          <table:table-cell office:value-type="float" office:value="0.871461776037189" calcext:value-type="float">
            <text:p>0.871461776037189</text:p>
          </table:table-cell>
          <table:table-cell office:value-type="float" office:value="0" calcext:value-type="float">
            <text:p>0</text:p>
          </table:table-cell>
          <table:table-cell office:value-type="float" office:value="0.00019104021396504" calcext:value-type="float">
            <text:p>0.000191040213965</text:p>
          </table:table-cell>
          <table:table-cell office:value-type="float" office:value="0" calcext:value-type="float">
            <text:p>0</text:p>
          </table:table-cell>
          <table:table-cell office:value-type="float" office:value="0.062470149966568" calcext:value-type="float">
            <text:p>0.062470149966568</text:p>
          </table:table-cell>
          <table:table-cell office:value-type="float" office:value="0" calcext:value-type="float">
            <text:p>0</text:p>
          </table:table-cell>
          <table:table-cell office:value-type="float" office:value="0.0658770337822778" calcext:value-type="float">
            <text:p>0.065877033782278</text:p>
          </table:table-cell>
          <table:table-cell office:value-type="float" office:value="0" calcext:value-type="float">
            <text:p>0</text:p>
          </table:table-cell>
          <table:table-cell office:value-type="float" office:value="0.00185006349644314" calcext:value-type="float">
            <text:p>0.001850063496443</text:p>
          </table:table-cell>
          <table:table-cell office:value-type="float" office:value="0.795017916962924" calcext:value-type="float">
            <text:p>0.795017916962924</text:p>
          </table:table-cell>
          <table:table-cell office:value-type="float" office:value="0" calcext:value-type="float">
            <text:p>0</text:p>
          </table:table-cell>
          <table:table-cell office:value-type="float" office:value="0.0497005585564552" calcext:value-type="float">
            <text:p>0.049700558556455</text:p>
          </table:table-cell>
          <table:table-cell office:value-type="float" office:value="0" calcext:value-type="float">
            <text:p>0</text:p>
          </table:table-cell>
          <table:table-cell office:value-type="float" office:value="0.0919619516578055" calcext:value-type="float">
            <text:p>0.091961951657806</text:p>
          </table:table-cell>
          <table:table-cell office:value-type="float" office:value="0.0000884351575737638" calcext:value-type="float">
            <text:p>8.84351575737638E-05</text:p>
          </table:table-cell>
          <table:table-cell office:value-type="float" office:value="0.061381074168798" calcext:value-type="float">
            <text:p>0.061381074168798</text:p>
          </table:table-cell>
          <table:table-cell office:value-type="float" office:value="0" calcext:value-type="float">
            <text:p>0</text:p>
          </table:table-cell>
          <table:table-cell office:value-type="float" office:value="0.00530273149040715" calcext:value-type="float">
            <text:p>0.005302731490407</text:p>
          </table:table-cell>
          <table:table-cell office:value-type="float" office:value="0.730000229938323" calcext:value-type="float">
            <text:p>0.730000229938323</text:p>
          </table:table-cell>
          <table:table-cell office:value-type="float" office:value="0" calcext:value-type="float">
            <text:p>0</text:p>
          </table:table-cell>
          <table:table-cell office:value-type="float" office:value="0.180273414354165" calcext:value-type="float">
            <text:p>0.180273414354165</text:p>
          </table:table-cell>
          <table:table-cell office:value-type="float" office:value="0" calcext:value-type="float">
            <text:p>0</text:p>
          </table:table-cell>
          <table:table-cell office:value-type="float" office:value="0.0515733971972287" calcext:value-type="float">
            <text:p>0.051573397197229</text:p>
          </table:table-cell>
          <table:table-cell office:value-type="float" office:value="0.00299892636490504" calcext:value-type="float">
            <text:p>0.002998926364905</text:p>
          </table:table-cell>
          <table:table-cell office:value-type="float" office:value="0.0298513006549705" calcext:value-type="float">
            <text:p>0.029851300654971</text:p>
          </table:table-cell>
          <table:table-cell office:value-type="float" office:value="0" calcext:value-type="float">
            <text:p>0</text:p>
          </table:table-cell>
          <table:table-cell office:value-type="float" office:value="0.00195791315559239" calcext:value-type="float">
            <text:p>0.001957913155592</text:p>
          </table:table-cell>
          <table:table-cell office:value-type="float" office:value="0.657311257145488" calcext:value-type="float">
            <text:p>0.657311257145488</text:p>
          </table:table-cell>
          <table:table-cell office:value-type="float" office:value="0.0220982903452858" calcext:value-type="float">
            <text:p>0.022098290345286</text:p>
          </table:table-cell>
          <table:table-cell office:value-type="float" office:value="0.260158532814977" calcext:value-type="float">
            <text:p>0.260158532814977</text:p>
          </table:table-cell>
          <table:table-cell office:value-type="float" office:value="0" calcext:value-type="float">
            <text:p>0</text:p>
          </table:table-cell>
          <table:table-cell office:value-type="float" office:value="0.045268288832317" calcext:value-type="float">
            <text:p>0.045268288832317</text:p>
          </table:table-cell>
          <table:table-cell office:value-type="float" office:value="0.00273123754267559" calcext:value-type="float">
            <text:p>0.002731237542676</text:p>
          </table:table-cell>
          <table:table-cell office:value-type="float" office:value="0.0104744801636638" calcext:value-type="float">
            <text:p>0.010474480163664</text:p>
          </table:table-cell>
          <table:table-cell office:value-type="float" office:value="0.00350349595331828" calcext:value-type="float">
            <text:p>0.003503495953318</text:p>
          </table:table-cell>
          <table:table-cell office:value-type="float" office:value="0.00297441740438334" calcext:value-type="float">
            <text:p>0.002974417404383</text:p>
          </table:table-cell>
          <table:table-cell office:value-type="float" office:value="0.673183890138388" calcext:value-type="float">
            <text:p>0.673183890138388</text:p>
          </table:table-cell>
          <table:table-cell office:value-type="float" office:value="0.0252922953425339" calcext:value-type="float">
            <text:p>0.025292295342534</text:p>
          </table:table-cell>
          <table:table-cell office:value-type="float" office:value="0.213218555757462" calcext:value-type="float">
            <text:p>0.213218555757462</text:p>
          </table:table-cell>
          <table:table-cell office:value-type="float" office:value="0" calcext:value-type="float">
            <text:p>0</text:p>
          </table:table-cell>
          <table:table-cell office:value-type="float" office:value="0.0591089949884744" calcext:value-type="float">
            <text:p>0.059108994988474</text:p>
          </table:table-cell>
          <table:table-cell office:value-type="float" office:value="0.00991768647789214" calcext:value-type="float">
            <text:p>0.009917686477892</text:p>
          </table:table-cell>
          <table:table-cell office:value-type="float" office:value="0.0128006639375479" calcext:value-type="float">
            <text:p>0.012800663937548</text:p>
          </table:table-cell>
          <table:table-cell office:value-type="float" office:value="0.0607457904462568" calcext:value-type="float">
            <text:p>0.060745790446257</text:p>
          </table:table-cell>
          <table:table-cell office:value-type="float" office:value="0.0701078376601084" calcext:value-type="float">
            <text:p>0.070107837660108</text:p>
          </table:table-cell>
          <table:table-cell office:value-type="float" office:value="0.0743059104232348" calcext:value-type="float">
            <text:p>0.074305910423235</text:p>
          </table:table-cell>
          <table:table-cell office:value-type="float" office:value="0.0890944427033387" calcext:value-type="float">
            <text:p>0.089094442703339</text:p>
          </table:table-cell>
          <table:table-cell office:value-type="float" office:value="0.240941716803751" calcext:value-type="float">
            <text:p>0.240941716803751</text:p>
          </table:table-cell>
          <table:table-cell/>
        </table:table-row>
        <table:table-row table:style-name="ro1">
          <table:table-cell table:number-columns-repeated="17" office:value-type="float" office:value="0" calcext:value-type="float">
            <text:p>0</text:p>
          </table:table-cell>
          <table:table-cell office:value-type="float" office:value="25" calcext:value-type="float">
            <text:p>25</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9" office:value-type="float" office:value="0" calcext:value-type="float">
            <text:p>0</text:p>
          </table:table-cell>
          <table:table-cell office:value-type="string" calcext:value-type="string">
            <text:p>10/01/17</text:p>
          </table:table-cell>
          <table:table-cell office:value-type="string" calcext:value-type="string">
            <text:p>sum</text:p>
          </table:table-cell>
          <table:table-cell office:value-type="string" calcext:value-type="string">
            <text:p>trans4</text:p>
          </table:table-cell>
          <table:table-cell office:value-type="string" calcext:value-type="string">
            <text:p>site3</text:p>
          </table:table-cell>
          <table:table-cell office:value-type="string" calcext:value-type="string">
            <text:p>SolMau</text:p>
          </table:table-cell>
          <table:table-cell office:value-type="float" office:value="1260.09399414062" calcext:value-type="float">
            <text:p>1260.09399414062</text:p>
          </table:table-cell>
          <table:table-cell office:value-type="float" office:value="7671596.99102934" calcext:value-type="float">
            <text:p>7671596.99102934</text:p>
          </table:table-cell>
          <table:table-cell office:value-type="float" office:value="327816.394397176" calcext:value-type="float">
            <text:p>327816.394397176</text:p>
          </table:table-cell>
          <table:table-cell office:value-type="string" calcext:value-type="string">
            <text:p>AD</text:p>
          </table:table-cell>
          <table:table-cell office:value-type="float" office:value="15.0778541564941" calcext:value-type="float">
            <text:p>15.0778541564941</text:p>
          </table:table-cell>
          <table:table-cell office:value-type="float" office:value="1435.33471679688" calcext:value-type="float">
            <text:p>1435.33471679688</text:p>
          </table:table-cell>
          <table:table-cell table:number-columns-repeated="2" office:value-type="float" office:value="0" calcext:value-type="float">
            <text:p>0</text:p>
          </table:table-cell>
          <table:table-cell office:value-type="float" office:value="0.871461776037189" calcext:value-type="float">
            <text:p>0.871461776037189</text:p>
          </table:table-cell>
          <table:table-cell office:value-type="float" office:value="0" calcext:value-type="float">
            <text:p>0</text:p>
          </table:table-cell>
          <table:table-cell office:value-type="float" office:value="0.00019104021396504" calcext:value-type="float">
            <text:p>0.000191040213965</text:p>
          </table:table-cell>
          <table:table-cell office:value-type="float" office:value="0" calcext:value-type="float">
            <text:p>0</text:p>
          </table:table-cell>
          <table:table-cell office:value-type="float" office:value="0.062470149966568" calcext:value-type="float">
            <text:p>0.062470149966568</text:p>
          </table:table-cell>
          <table:table-cell office:value-type="float" office:value="0" calcext:value-type="float">
            <text:p>0</text:p>
          </table:table-cell>
          <table:table-cell office:value-type="float" office:value="0.0658770337822778" calcext:value-type="float">
            <text:p>0.065877033782278</text:p>
          </table:table-cell>
          <table:table-cell office:value-type="float" office:value="0" calcext:value-type="float">
            <text:p>0</text:p>
          </table:table-cell>
          <table:table-cell office:value-type="float" office:value="0.00185006349644314" calcext:value-type="float">
            <text:p>0.001850063496443</text:p>
          </table:table-cell>
          <table:table-cell office:value-type="float" office:value="0.795017916962924" calcext:value-type="float">
            <text:p>0.795017916962924</text:p>
          </table:table-cell>
          <table:table-cell office:value-type="float" office:value="0" calcext:value-type="float">
            <text:p>0</text:p>
          </table:table-cell>
          <table:table-cell office:value-type="float" office:value="0.0497005585564552" calcext:value-type="float">
            <text:p>0.049700558556455</text:p>
          </table:table-cell>
          <table:table-cell office:value-type="float" office:value="0" calcext:value-type="float">
            <text:p>0</text:p>
          </table:table-cell>
          <table:table-cell office:value-type="float" office:value="0.0919619516578055" calcext:value-type="float">
            <text:p>0.091961951657806</text:p>
          </table:table-cell>
          <table:table-cell office:value-type="float" office:value="0.0000884351575737638" calcext:value-type="float">
            <text:p>8.84351575737638E-05</text:p>
          </table:table-cell>
          <table:table-cell office:value-type="float" office:value="0.061381074168798" calcext:value-type="float">
            <text:p>0.061381074168798</text:p>
          </table:table-cell>
          <table:table-cell office:value-type="float" office:value="0" calcext:value-type="float">
            <text:p>0</text:p>
          </table:table-cell>
          <table:table-cell office:value-type="float" office:value="0.00530273149040715" calcext:value-type="float">
            <text:p>0.005302731490407</text:p>
          </table:table-cell>
          <table:table-cell office:value-type="float" office:value="0.730000229938323" calcext:value-type="float">
            <text:p>0.730000229938323</text:p>
          </table:table-cell>
          <table:table-cell office:value-type="float" office:value="0" calcext:value-type="float">
            <text:p>0</text:p>
          </table:table-cell>
          <table:table-cell office:value-type="float" office:value="0.180273414354165" calcext:value-type="float">
            <text:p>0.180273414354165</text:p>
          </table:table-cell>
          <table:table-cell office:value-type="float" office:value="0" calcext:value-type="float">
            <text:p>0</text:p>
          </table:table-cell>
          <table:table-cell office:value-type="float" office:value="0.0515733971972287" calcext:value-type="float">
            <text:p>0.051573397197229</text:p>
          </table:table-cell>
          <table:table-cell office:value-type="float" office:value="0.00299892636490504" calcext:value-type="float">
            <text:p>0.002998926364905</text:p>
          </table:table-cell>
          <table:table-cell office:value-type="float" office:value="0.0298513006549705" calcext:value-type="float">
            <text:p>0.029851300654971</text:p>
          </table:table-cell>
          <table:table-cell office:value-type="float" office:value="0" calcext:value-type="float">
            <text:p>0</text:p>
          </table:table-cell>
          <table:table-cell office:value-type="float" office:value="0.00195791315559239" calcext:value-type="float">
            <text:p>0.001957913155592</text:p>
          </table:table-cell>
          <table:table-cell office:value-type="float" office:value="0.657311257145488" calcext:value-type="float">
            <text:p>0.657311257145488</text:p>
          </table:table-cell>
          <table:table-cell office:value-type="float" office:value="0.0220982903452858" calcext:value-type="float">
            <text:p>0.022098290345286</text:p>
          </table:table-cell>
          <table:table-cell office:value-type="float" office:value="0.260158532814977" calcext:value-type="float">
            <text:p>0.260158532814977</text:p>
          </table:table-cell>
          <table:table-cell office:value-type="float" office:value="0" calcext:value-type="float">
            <text:p>0</text:p>
          </table:table-cell>
          <table:table-cell office:value-type="float" office:value="0.045268288832317" calcext:value-type="float">
            <text:p>0.045268288832317</text:p>
          </table:table-cell>
          <table:table-cell office:value-type="float" office:value="0.00273123754267559" calcext:value-type="float">
            <text:p>0.002731237542676</text:p>
          </table:table-cell>
          <table:table-cell office:value-type="float" office:value="0.0104744801636638" calcext:value-type="float">
            <text:p>0.010474480163664</text:p>
          </table:table-cell>
          <table:table-cell office:value-type="float" office:value="0.00350349595331828" calcext:value-type="float">
            <text:p>0.003503495953318</text:p>
          </table:table-cell>
          <table:table-cell office:value-type="float" office:value="0.00297441740438334" calcext:value-type="float">
            <text:p>0.002974417404383</text:p>
          </table:table-cell>
          <table:table-cell office:value-type="float" office:value="0.673183890138388" calcext:value-type="float">
            <text:p>0.673183890138388</text:p>
          </table:table-cell>
          <table:table-cell office:value-type="float" office:value="0.0252922953425339" calcext:value-type="float">
            <text:p>0.025292295342534</text:p>
          </table:table-cell>
          <table:table-cell office:value-type="float" office:value="0.213218555757462" calcext:value-type="float">
            <text:p>0.213218555757462</text:p>
          </table:table-cell>
          <table:table-cell office:value-type="float" office:value="0" calcext:value-type="float">
            <text:p>0</text:p>
          </table:table-cell>
          <table:table-cell office:value-type="float" office:value="0.0591089949884744" calcext:value-type="float">
            <text:p>0.059108994988474</text:p>
          </table:table-cell>
          <table:table-cell office:value-type="float" office:value="0.00991768647789214" calcext:value-type="float">
            <text:p>0.009917686477892</text:p>
          </table:table-cell>
          <table:table-cell office:value-type="float" office:value="0.0128006639375479" calcext:value-type="float">
            <text:p>0.012800663937548</text:p>
          </table:table-cell>
          <table:table-cell office:value-type="float" office:value="0.0607457904462568" calcext:value-type="float">
            <text:p>0.060745790446257</text:p>
          </table:table-cell>
          <table:table-cell office:value-type="float" office:value="0.0701078376601084" calcext:value-type="float">
            <text:p>0.070107837660108</text:p>
          </table:table-cell>
          <table:table-cell office:value-type="float" office:value="0.0743059104232348" calcext:value-type="float">
            <text:p>0.074305910423235</text:p>
          </table:table-cell>
          <table:table-cell office:value-type="float" office:value="0.0890944427033387" calcext:value-type="float">
            <text:p>0.089094442703339</text:p>
          </table:table-cell>
          <table:table-cell office:value-type="float" office:value="0.240941716803751" calcext:value-type="float">
            <text:p>0.240941716803751</text:p>
          </table:table-cell>
          <table:table-cell/>
        </table:table-row>
        <table:table-row table:style-name="ro1">
          <table:table-cell table:number-columns-repeated="6"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21" office:value-type="float" office:value="0" calcext:value-type="float">
            <text:p>0</text:p>
          </table:table-cell>
          <table:table-cell office:value-type="string" calcext:value-type="string">
            <text:p>10/01/17</text:p>
          </table:table-cell>
          <table:table-cell office:value-type="string" calcext:value-type="string">
            <text:p>sum</text:p>
          </table:table-cell>
          <table:table-cell office:value-type="string" calcext:value-type="string">
            <text:p>trans4</text:p>
          </table:table-cell>
          <table:table-cell office:value-type="string" calcext:value-type="string">
            <text:p>site4</text:p>
          </table:table-cell>
          <table:table-cell office:value-type="string" calcext:value-type="string">
            <text:p>LanCam</text:p>
          </table:table-cell>
          <table:table-cell office:value-type="float" office:value="990.547607421875" calcext:value-type="float">
            <text:p>990.547607421875</text:p>
          </table:table-cell>
          <table:table-cell office:value-type="float" office:value="7672111.98274919" calcext:value-type="float">
            <text:p>7672111.98274919</text:p>
          </table:table-cell>
          <table:table-cell office:value-type="float" office:value="326119.212048858" calcext:value-type="float">
            <text:p>326119.212048858</text:p>
          </table:table-cell>
          <table:table-cell office:value-type="string" calcext:value-type="string">
            <text:p>AD</text:p>
          </table:table-cell>
          <table:table-cell office:value-type="float" office:value="17.1378307342529" calcext:value-type="float">
            <text:p>17.1378307342529</text:p>
          </table:table-cell>
          <table:table-cell office:value-type="float" office:value="1389.837890625" calcext:value-type="float">
            <text:p>1389.837890625</text:p>
          </table:table-cell>
          <table:table-cell office:value-type="float" office:value="0" calcext:value-type="float">
            <text:p>0</text:p>
          </table:table-cell>
          <table:table-cell office:value-type="float" office:value="0.0332399388690779" calcext:value-type="float">
            <text:p>0.033239938869078</text:p>
          </table:table-cell>
          <table:table-cell office:value-type="float" office:value="0.438487009679063" calcext:value-type="float">
            <text:p>0.438487009679063</text:p>
          </table:table-cell>
          <table:table-cell office:value-type="float" office:value="0" calcext:value-type="float">
            <text:p>0</text:p>
          </table:table-cell>
          <table:table-cell office:value-type="float" office:value="0.000987009679062659" calcext:value-type="float">
            <text:p>0.000987009679063</text:p>
          </table:table-cell>
          <table:table-cell office:value-type="float" office:value="0" calcext:value-type="float">
            <text:p>0</text:p>
          </table:table-cell>
          <table:table-cell office:value-type="float" office:value="0.258660213958227" calcext:value-type="float">
            <text:p>0.258660213958227</text:p>
          </table:table-cell>
          <table:table-cell office:value-type="float" office:value="0.0128311258278146" calcext:value-type="float">
            <text:p>0.012831125827815</text:p>
          </table:table-cell>
          <table:table-cell office:value-type="float" office:value="0.255794701986755" calcext:value-type="float">
            <text:p>0.255794701986755</text:p>
          </table:table-cell>
          <table:table-cell office:value-type="float" office:value="0" calcext:value-type="float">
            <text:p>0</text:p>
          </table:table-cell>
          <table:table-cell office:value-type="float" office:value="0.00369316975845821" calcext:value-type="float">
            <text:p>0.003693169758458</text:p>
          </table:table-cell>
          <table:table-cell office:value-type="float" office:value="0.65044006735436" calcext:value-type="float">
            <text:p>0.65044006735436</text:p>
          </table:table-cell>
          <table:table-cell office:value-type="float" office:value="0" calcext:value-type="float">
            <text:p>0</text:p>
          </table:table-cell>
          <table:table-cell office:value-type="float" office:value="0.0105984067014759" calcext:value-type="float">
            <text:p>0.010598406701476</text:p>
          </table:table-cell>
          <table:table-cell office:value-type="float" office:value="0" calcext:value-type="float">
            <text:p>0</text:p>
          </table:table-cell>
          <table:table-cell office:value-type="float" office:value="0.146092456594643" calcext:value-type="float">
            <text:p>0.146092456594643</text:p>
          </table:table-cell>
          <table:table-cell office:value-type="float" office:value="0.0134991722205714" calcext:value-type="float">
            <text:p>0.013499172220571</text:p>
          </table:table-cell>
          <table:table-cell office:value-type="float" office:value="0.175676727370491" calcext:value-type="float">
            <text:p>0.175676727370491</text:p>
          </table:table-cell>
          <table:table-cell office:value-type="float" office:value="0" calcext:value-type="float">
            <text:p>0</text:p>
          </table:table-cell>
          <table:table-cell office:value-type="float" office:value="0.0027468664409154" calcext:value-type="float">
            <text:p>0.002746866440915</text:p>
          </table:table-cell>
          <table:table-cell office:value-type="float" office:value="0.553284875519901" calcext:value-type="float">
            <text:p>0.553284875519901</text:p>
          </table:table-cell>
          <table:table-cell office:value-type="float" office:value="0" calcext:value-type="float">
            <text:p>0</text:p>
          </table:table-cell>
          <table:table-cell office:value-type="float" office:value="0.203896906724163" calcext:value-type="float">
            <text:p>0.203896906724163</text:p>
          </table:table-cell>
          <table:table-cell office:value-type="float" office:value="0" calcext:value-type="float">
            <text:p>0</text:p>
          </table:table-cell>
          <table:table-cell office:value-type="float" office:value="0.128932922865762" calcext:value-type="float">
            <text:p>0.128932922865762</text:p>
          </table:table-cell>
          <table:table-cell office:value-type="float" office:value="0.014341012944586" calcext:value-type="float">
            <text:p>0.014341012944586</text:p>
          </table:table-cell>
          <table:table-cell office:value-type="float" office:value="0.0967974155046726" calcext:value-type="float">
            <text:p>0.096797415504673</text:p>
          </table:table-cell>
          <table:table-cell office:value-type="float" office:value="0.00867257503382462" calcext:value-type="float">
            <text:p>0.008672575033825</text:p>
          </table:table-cell>
          <table:table-cell office:value-type="float" office:value="0.00624288577829257" calcext:value-type="float">
            <text:p>0.006242885778293</text:p>
          </table:table-cell>
          <table:table-cell office:value-type="float" office:value="0.485175580175799" calcext:value-type="float">
            <text:p>0.485175580175799</text:p>
          </table:table-cell>
          <table:table-cell office:value-type="float" office:value="0" calcext:value-type="float">
            <text:p>0</text:p>
          </table:table-cell>
          <table:table-cell office:value-type="float" office:value="0.321657809027582" calcext:value-type="float">
            <text:p>0.321657809027582</text:p>
          </table:table-cell>
          <table:table-cell office:value-type="float" office:value="0" calcext:value-type="float">
            <text:p>0</text:p>
          </table:table-cell>
          <table:table-cell office:value-type="float" office:value="0.0897487847606859" calcext:value-type="float">
            <text:p>0.089748784760686</text:p>
          </table:table-cell>
          <table:table-cell office:value-type="float" office:value="0.0396920288615719" calcext:value-type="float">
            <text:p>0.039692028861572</text:p>
          </table:table-cell>
          <table:table-cell office:value-type="float" office:value="0.0488103363622442" calcext:value-type="float">
            <text:p>0.048810336362244</text:p>
          </table:table-cell>
          <table:table-cell office:value-type="float" office:value="0.0558676234553783" calcext:value-type="float">
            <text:p>0.055867623455378</text:p>
          </table:table-cell>
          <table:table-cell office:value-type="float" office:value="0.00809892606566387" calcext:value-type="float">
            <text:p>0.008098926065664</text:p>
          </table:table-cell>
          <table:table-cell office:value-type="float" office:value="0.424933223016231" calcext:value-type="float">
            <text:p>0.424933223016231</text:p>
          </table:table-cell>
          <table:table-cell office:value-type="float" office:value="0.0170356389209874" calcext:value-type="float">
            <text:p>0.017035638920987</text:p>
          </table:table-cell>
          <table:table-cell office:value-type="float" office:value="0.310990639620414" calcext:value-type="float">
            <text:p>0.310990639620414</text:p>
          </table:table-cell>
          <table:table-cell office:value-type="float" office:value="0" calcext:value-type="float">
            <text:p>0</text:p>
          </table:table-cell>
          <table:table-cell office:value-type="float" office:value="0.0912923409832675" calcext:value-type="float">
            <text:p>0.091292340983268</text:p>
          </table:table-cell>
          <table:table-cell office:value-type="float" office:value="0.0303183417430235" calcext:value-type="float">
            <text:p>0.030318341743024</text:p>
          </table:table-cell>
          <table:table-cell office:value-type="float" office:value="0.0614632661950345" calcext:value-type="float">
            <text:p>0.061463266195035</text:p>
          </table:table-cell>
          <table:table-cell office:value-type="float" office:value="0.0845211197547111" calcext:value-type="float">
            <text:p>0.084521119754711</text:p>
          </table:table-cell>
          <table:table-cell office:value-type="float" office:value="0.057996876803829" calcext:value-type="float">
            <text:p>0.057996876803829</text:p>
          </table:table-cell>
          <table:table-cell office:value-type="float" office:value="0.0997285210638387" calcext:value-type="float">
            <text:p>0.099728521063839</text:p>
          </table:table-cell>
          <table:table-cell office:value-type="float" office:value="0.170039127541895" calcext:value-type="float">
            <text:p>0.170039127541895</text:p>
          </table:table-cell>
          <table:table-cell office:value-type="float" office:value="0.388993808970261" calcext:value-type="float">
            <text:p>0.388993808970261</text:p>
          </table:table-cell>
          <table:table-cell/>
        </table:table-row>
        <table:table-row table:style-name="ro1">
          <table:table-cell office:value-type="float" office:value="1" calcext:value-type="float">
            <text:p>1</text:p>
          </table:table-cell>
          <table:table-cell table:number-columns-repeated="40" office:value-type="float" office:value="0" calcext:value-type="float">
            <text:p>0</text:p>
          </table:table-cell>
          <table:table-cell office:value-type="string" calcext:value-type="string">
            <text:p>10/01/17</text:p>
          </table:table-cell>
          <table:table-cell office:value-type="string" calcext:value-type="string">
            <text:p>sum</text:p>
          </table:table-cell>
          <table:table-cell office:value-type="string" calcext:value-type="string">
            <text:p>trans4</text:p>
          </table:table-cell>
          <table:table-cell office:value-type="string" calcext:value-type="string">
            <text:p>site4</text:p>
          </table:table-cell>
          <table:table-cell office:value-type="string" calcext:value-type="string">
            <text:p>Other</text:p>
          </table:table-cell>
          <table:table-cell office:value-type="float" office:value="990.547607421875" calcext:value-type="float">
            <text:p>990.547607421875</text:p>
          </table:table-cell>
          <table:table-cell office:value-type="float" office:value="7672111.98274919" calcext:value-type="float">
            <text:p>7672111.98274919</text:p>
          </table:table-cell>
          <table:table-cell office:value-type="float" office:value="326119.212048858" calcext:value-type="float">
            <text:p>326119.212048858</text:p>
          </table:table-cell>
          <table:table-cell office:value-type="string" calcext:value-type="string">
            <text:p>AD</text:p>
          </table:table-cell>
          <table:table-cell office:value-type="float" office:value="17.1378307342529" calcext:value-type="float">
            <text:p>17.1378307342529</text:p>
          </table:table-cell>
          <table:table-cell office:value-type="float" office:value="1389.837890625" calcext:value-type="float">
            <text:p>1389.837890625</text:p>
          </table:table-cell>
          <table:table-cell office:value-type="float" office:value="0" calcext:value-type="float">
            <text:p>0</text:p>
          </table:table-cell>
          <table:table-cell office:value-type="float" office:value="0.0332399388690779" calcext:value-type="float">
            <text:p>0.033239938869078</text:p>
          </table:table-cell>
          <table:table-cell office:value-type="float" office:value="0.438487009679063" calcext:value-type="float">
            <text:p>0.438487009679063</text:p>
          </table:table-cell>
          <table:table-cell office:value-type="float" office:value="0" calcext:value-type="float">
            <text:p>0</text:p>
          </table:table-cell>
          <table:table-cell office:value-type="float" office:value="0.000987009679062659" calcext:value-type="float">
            <text:p>0.000987009679063</text:p>
          </table:table-cell>
          <table:table-cell office:value-type="float" office:value="0" calcext:value-type="float">
            <text:p>0</text:p>
          </table:table-cell>
          <table:table-cell office:value-type="float" office:value="0.258660213958227" calcext:value-type="float">
            <text:p>0.258660213958227</text:p>
          </table:table-cell>
          <table:table-cell office:value-type="float" office:value="0.0128311258278146" calcext:value-type="float">
            <text:p>0.012831125827815</text:p>
          </table:table-cell>
          <table:table-cell office:value-type="float" office:value="0.255794701986755" calcext:value-type="float">
            <text:p>0.255794701986755</text:p>
          </table:table-cell>
          <table:table-cell office:value-type="float" office:value="0" calcext:value-type="float">
            <text:p>0</text:p>
          </table:table-cell>
          <table:table-cell office:value-type="float" office:value="0.00369316975845821" calcext:value-type="float">
            <text:p>0.003693169758458</text:p>
          </table:table-cell>
          <table:table-cell office:value-type="float" office:value="0.65044006735436" calcext:value-type="float">
            <text:p>0.65044006735436</text:p>
          </table:table-cell>
          <table:table-cell office:value-type="float" office:value="0" calcext:value-type="float">
            <text:p>0</text:p>
          </table:table-cell>
          <table:table-cell office:value-type="float" office:value="0.0105984067014759" calcext:value-type="float">
            <text:p>0.010598406701476</text:p>
          </table:table-cell>
          <table:table-cell office:value-type="float" office:value="0" calcext:value-type="float">
            <text:p>0</text:p>
          </table:table-cell>
          <table:table-cell office:value-type="float" office:value="0.146092456594643" calcext:value-type="float">
            <text:p>0.146092456594643</text:p>
          </table:table-cell>
          <table:table-cell office:value-type="float" office:value="0.0134991722205714" calcext:value-type="float">
            <text:p>0.013499172220571</text:p>
          </table:table-cell>
          <table:table-cell office:value-type="float" office:value="0.175676727370491" calcext:value-type="float">
            <text:p>0.175676727370491</text:p>
          </table:table-cell>
          <table:table-cell office:value-type="float" office:value="0" calcext:value-type="float">
            <text:p>0</text:p>
          </table:table-cell>
          <table:table-cell office:value-type="float" office:value="0.0027468664409154" calcext:value-type="float">
            <text:p>0.002746866440915</text:p>
          </table:table-cell>
          <table:table-cell office:value-type="float" office:value="0.553284875519901" calcext:value-type="float">
            <text:p>0.553284875519901</text:p>
          </table:table-cell>
          <table:table-cell office:value-type="float" office:value="0" calcext:value-type="float">
            <text:p>0</text:p>
          </table:table-cell>
          <table:table-cell office:value-type="float" office:value="0.203896906724163" calcext:value-type="float">
            <text:p>0.203896906724163</text:p>
          </table:table-cell>
          <table:table-cell office:value-type="float" office:value="0" calcext:value-type="float">
            <text:p>0</text:p>
          </table:table-cell>
          <table:table-cell office:value-type="float" office:value="0.128932922865762" calcext:value-type="float">
            <text:p>0.128932922865762</text:p>
          </table:table-cell>
          <table:table-cell office:value-type="float" office:value="0.014341012944586" calcext:value-type="float">
            <text:p>0.014341012944586</text:p>
          </table:table-cell>
          <table:table-cell office:value-type="float" office:value="0.0967974155046726" calcext:value-type="float">
            <text:p>0.096797415504673</text:p>
          </table:table-cell>
          <table:table-cell office:value-type="float" office:value="0.00867257503382462" calcext:value-type="float">
            <text:p>0.008672575033825</text:p>
          </table:table-cell>
          <table:table-cell office:value-type="float" office:value="0.00624288577829257" calcext:value-type="float">
            <text:p>0.006242885778293</text:p>
          </table:table-cell>
          <table:table-cell office:value-type="float" office:value="0.485175580175799" calcext:value-type="float">
            <text:p>0.485175580175799</text:p>
          </table:table-cell>
          <table:table-cell office:value-type="float" office:value="0" calcext:value-type="float">
            <text:p>0</text:p>
          </table:table-cell>
          <table:table-cell office:value-type="float" office:value="0.321657809027582" calcext:value-type="float">
            <text:p>0.321657809027582</text:p>
          </table:table-cell>
          <table:table-cell office:value-type="float" office:value="0" calcext:value-type="float">
            <text:p>0</text:p>
          </table:table-cell>
          <table:table-cell office:value-type="float" office:value="0.0897487847606859" calcext:value-type="float">
            <text:p>0.089748784760686</text:p>
          </table:table-cell>
          <table:table-cell office:value-type="float" office:value="0.0396920288615719" calcext:value-type="float">
            <text:p>0.039692028861572</text:p>
          </table:table-cell>
          <table:table-cell office:value-type="float" office:value="0.0488103363622442" calcext:value-type="float">
            <text:p>0.048810336362244</text:p>
          </table:table-cell>
          <table:table-cell office:value-type="float" office:value="0.0558676234553783" calcext:value-type="float">
            <text:p>0.055867623455378</text:p>
          </table:table-cell>
          <table:table-cell office:value-type="float" office:value="0.00809892606566387" calcext:value-type="float">
            <text:p>0.008098926065664</text:p>
          </table:table-cell>
          <table:table-cell office:value-type="float" office:value="0.424933223016231" calcext:value-type="float">
            <text:p>0.424933223016231</text:p>
          </table:table-cell>
          <table:table-cell office:value-type="float" office:value="0.0170356389209874" calcext:value-type="float">
            <text:p>0.017035638920987</text:p>
          </table:table-cell>
          <table:table-cell office:value-type="float" office:value="0.310990639620414" calcext:value-type="float">
            <text:p>0.310990639620414</text:p>
          </table:table-cell>
          <table:table-cell office:value-type="float" office:value="0" calcext:value-type="float">
            <text:p>0</text:p>
          </table:table-cell>
          <table:table-cell office:value-type="float" office:value="0.0912923409832675" calcext:value-type="float">
            <text:p>0.091292340983268</text:p>
          </table:table-cell>
          <table:table-cell office:value-type="float" office:value="0.0303183417430235" calcext:value-type="float">
            <text:p>0.030318341743024</text:p>
          </table:table-cell>
          <table:table-cell office:value-type="float" office:value="0.0614632661950345" calcext:value-type="float">
            <text:p>0.061463266195035</text:p>
          </table:table-cell>
          <table:table-cell office:value-type="float" office:value="0.0845211197547111" calcext:value-type="float">
            <text:p>0.084521119754711</text:p>
          </table:table-cell>
          <table:table-cell office:value-type="float" office:value="0.057996876803829" calcext:value-type="float">
            <text:p>0.057996876803829</text:p>
          </table:table-cell>
          <table:table-cell office:value-type="float" office:value="0.0997285210638387" calcext:value-type="float">
            <text:p>0.099728521063839</text:p>
          </table:table-cell>
          <table:table-cell office:value-type="float" office:value="0.170039127541895" calcext:value-type="float">
            <text:p>0.170039127541895</text:p>
          </table:table-cell>
          <table:table-cell office:value-type="float" office:value="0.388993808970261" calcext:value-type="float">
            <text:p>0.388993808970261</text:p>
          </table:table-cell>
          <table:table-cell/>
        </table:table-row>
        <table:table-row table:style-name="ro1">
          <table:table-cell table:number-columns-repeated="6" office:value-type="float" office:value="0" calcext:value-type="float">
            <text:p>0</text:p>
          </table:table-cell>
          <table:table-cell office:value-type="float" office:value="1" calcext:value-type="float">
            <text:p>1</text:p>
          </table:table-cell>
          <table:table-cell table:number-columns-repeated="34" office:value-type="float" office:value="0" calcext:value-type="float">
            <text:p>0</text:p>
          </table:table-cell>
          <table:table-cell office:value-type="string" calcext:value-type="string">
            <text:p>10/01/17</text:p>
          </table:table-cell>
          <table:table-cell office:value-type="string" calcext:value-type="string">
            <text:p>sum</text:p>
          </table:table-cell>
          <table:table-cell office:value-type="string" calcext:value-type="string">
            <text:p>trans4</text:p>
          </table:table-cell>
          <table:table-cell office:value-type="string" calcext:value-type="string">
            <text:p>site4</text:p>
          </table:table-cell>
          <table:table-cell office:value-type="string" calcext:value-type="string">
            <text:p>Other</text:p>
          </table:table-cell>
          <table:table-cell office:value-type="float" office:value="990.547607421875" calcext:value-type="float">
            <text:p>990.547607421875</text:p>
          </table:table-cell>
          <table:table-cell office:value-type="float" office:value="7672111.98274919" calcext:value-type="float">
            <text:p>7672111.98274919</text:p>
          </table:table-cell>
          <table:table-cell office:value-type="float" office:value="326119.212048858" calcext:value-type="float">
            <text:p>326119.212048858</text:p>
          </table:table-cell>
          <table:table-cell office:value-type="string" calcext:value-type="string">
            <text:p>AD</text:p>
          </table:table-cell>
          <table:table-cell office:value-type="float" office:value="17.1378307342529" calcext:value-type="float">
            <text:p>17.1378307342529</text:p>
          </table:table-cell>
          <table:table-cell office:value-type="float" office:value="1389.837890625" calcext:value-type="float">
            <text:p>1389.837890625</text:p>
          </table:table-cell>
          <table:table-cell office:value-type="float" office:value="0" calcext:value-type="float">
            <text:p>0</text:p>
          </table:table-cell>
          <table:table-cell office:value-type="float" office:value="0.0332399388690779" calcext:value-type="float">
            <text:p>0.033239938869078</text:p>
          </table:table-cell>
          <table:table-cell office:value-type="float" office:value="0.438487009679063" calcext:value-type="float">
            <text:p>0.438487009679063</text:p>
          </table:table-cell>
          <table:table-cell office:value-type="float" office:value="0" calcext:value-type="float">
            <text:p>0</text:p>
          </table:table-cell>
          <table:table-cell office:value-type="float" office:value="0.000987009679062659" calcext:value-type="float">
            <text:p>0.000987009679063</text:p>
          </table:table-cell>
          <table:table-cell office:value-type="float" office:value="0" calcext:value-type="float">
            <text:p>0</text:p>
          </table:table-cell>
          <table:table-cell office:value-type="float" office:value="0.258660213958227" calcext:value-type="float">
            <text:p>0.258660213958227</text:p>
          </table:table-cell>
          <table:table-cell office:value-type="float" office:value="0.0128311258278146" calcext:value-type="float">
            <text:p>0.012831125827815</text:p>
          </table:table-cell>
          <table:table-cell office:value-type="float" office:value="0.255794701986755" calcext:value-type="float">
            <text:p>0.255794701986755</text:p>
          </table:table-cell>
          <table:table-cell office:value-type="float" office:value="0" calcext:value-type="float">
            <text:p>0</text:p>
          </table:table-cell>
          <table:table-cell office:value-type="float" office:value="0.00369316975845821" calcext:value-type="float">
            <text:p>0.003693169758458</text:p>
          </table:table-cell>
          <table:table-cell office:value-type="float" office:value="0.65044006735436" calcext:value-type="float">
            <text:p>0.65044006735436</text:p>
          </table:table-cell>
          <table:table-cell office:value-type="float" office:value="0" calcext:value-type="float">
            <text:p>0</text:p>
          </table:table-cell>
          <table:table-cell office:value-type="float" office:value="0.0105984067014759" calcext:value-type="float">
            <text:p>0.010598406701476</text:p>
          </table:table-cell>
          <table:table-cell office:value-type="float" office:value="0" calcext:value-type="float">
            <text:p>0</text:p>
          </table:table-cell>
          <table:table-cell office:value-type="float" office:value="0.146092456594643" calcext:value-type="float">
            <text:p>0.146092456594643</text:p>
          </table:table-cell>
          <table:table-cell office:value-type="float" office:value="0.0134991722205714" calcext:value-type="float">
            <text:p>0.013499172220571</text:p>
          </table:table-cell>
          <table:table-cell office:value-type="float" office:value="0.175676727370491" calcext:value-type="float">
            <text:p>0.175676727370491</text:p>
          </table:table-cell>
          <table:table-cell office:value-type="float" office:value="0" calcext:value-type="float">
            <text:p>0</text:p>
          </table:table-cell>
          <table:table-cell office:value-type="float" office:value="0.0027468664409154" calcext:value-type="float">
            <text:p>0.002746866440915</text:p>
          </table:table-cell>
          <table:table-cell office:value-type="float" office:value="0.553284875519901" calcext:value-type="float">
            <text:p>0.553284875519901</text:p>
          </table:table-cell>
          <table:table-cell office:value-type="float" office:value="0" calcext:value-type="float">
            <text:p>0</text:p>
          </table:table-cell>
          <table:table-cell office:value-type="float" office:value="0.203896906724163" calcext:value-type="float">
            <text:p>0.203896906724163</text:p>
          </table:table-cell>
          <table:table-cell office:value-type="float" office:value="0" calcext:value-type="float">
            <text:p>0</text:p>
          </table:table-cell>
          <table:table-cell office:value-type="float" office:value="0.128932922865762" calcext:value-type="float">
            <text:p>0.128932922865762</text:p>
          </table:table-cell>
          <table:table-cell office:value-type="float" office:value="0.014341012944586" calcext:value-type="float">
            <text:p>0.014341012944586</text:p>
          </table:table-cell>
          <table:table-cell office:value-type="float" office:value="0.0967974155046726" calcext:value-type="float">
            <text:p>0.096797415504673</text:p>
          </table:table-cell>
          <table:table-cell office:value-type="float" office:value="0.00867257503382462" calcext:value-type="float">
            <text:p>0.008672575033825</text:p>
          </table:table-cell>
          <table:table-cell office:value-type="float" office:value="0.00624288577829257" calcext:value-type="float">
            <text:p>0.006242885778293</text:p>
          </table:table-cell>
          <table:table-cell office:value-type="float" office:value="0.485175580175799" calcext:value-type="float">
            <text:p>0.485175580175799</text:p>
          </table:table-cell>
          <table:table-cell office:value-type="float" office:value="0" calcext:value-type="float">
            <text:p>0</text:p>
          </table:table-cell>
          <table:table-cell office:value-type="float" office:value="0.321657809027582" calcext:value-type="float">
            <text:p>0.321657809027582</text:p>
          </table:table-cell>
          <table:table-cell office:value-type="float" office:value="0" calcext:value-type="float">
            <text:p>0</text:p>
          </table:table-cell>
          <table:table-cell office:value-type="float" office:value="0.0897487847606859" calcext:value-type="float">
            <text:p>0.089748784760686</text:p>
          </table:table-cell>
          <table:table-cell office:value-type="float" office:value="0.0396920288615719" calcext:value-type="float">
            <text:p>0.039692028861572</text:p>
          </table:table-cell>
          <table:table-cell office:value-type="float" office:value="0.0488103363622442" calcext:value-type="float">
            <text:p>0.048810336362244</text:p>
          </table:table-cell>
          <table:table-cell office:value-type="float" office:value="0.0558676234553783" calcext:value-type="float">
            <text:p>0.055867623455378</text:p>
          </table:table-cell>
          <table:table-cell office:value-type="float" office:value="0.00809892606566387" calcext:value-type="float">
            <text:p>0.008098926065664</text:p>
          </table:table-cell>
          <table:table-cell office:value-type="float" office:value="0.424933223016231" calcext:value-type="float">
            <text:p>0.424933223016231</text:p>
          </table:table-cell>
          <table:table-cell office:value-type="float" office:value="0.0170356389209874" calcext:value-type="float">
            <text:p>0.017035638920987</text:p>
          </table:table-cell>
          <table:table-cell office:value-type="float" office:value="0.310990639620414" calcext:value-type="float">
            <text:p>0.310990639620414</text:p>
          </table:table-cell>
          <table:table-cell office:value-type="float" office:value="0" calcext:value-type="float">
            <text:p>0</text:p>
          </table:table-cell>
          <table:table-cell office:value-type="float" office:value="0.0912923409832675" calcext:value-type="float">
            <text:p>0.091292340983268</text:p>
          </table:table-cell>
          <table:table-cell office:value-type="float" office:value="0.0303183417430235" calcext:value-type="float">
            <text:p>0.030318341743024</text:p>
          </table:table-cell>
          <table:table-cell office:value-type="float" office:value="0.0614632661950345" calcext:value-type="float">
            <text:p>0.061463266195035</text:p>
          </table:table-cell>
          <table:table-cell office:value-type="float" office:value="0.0845211197547111" calcext:value-type="float">
            <text:p>0.084521119754711</text:p>
          </table:table-cell>
          <table:table-cell office:value-type="float" office:value="0.057996876803829" calcext:value-type="float">
            <text:p>0.057996876803829</text:p>
          </table:table-cell>
          <table:table-cell office:value-type="float" office:value="0.0997285210638387" calcext:value-type="float">
            <text:p>0.099728521063839</text:p>
          </table:table-cell>
          <table:table-cell office:value-type="float" office:value="0.170039127541895" calcext:value-type="float">
            <text:p>0.170039127541895</text:p>
          </table:table-cell>
          <table:table-cell office:value-type="float" office:value="0.388993808970261" calcext:value-type="float">
            <text:p>0.388993808970261</text:p>
          </table:table-cell>
          <table:table-cell/>
        </table:table-row>
        <table:table-row table:style-name="ro1">
          <table:table-cell table:number-columns-repeated="1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9" office:value-type="float" office:value="0" calcext:value-type="float">
            <text:p>0</text:p>
          </table:table-cell>
          <table:table-cell office:value-type="string" calcext:value-type="string">
            <text:p>10/01/17</text:p>
          </table:table-cell>
          <table:table-cell office:value-type="string" calcext:value-type="string">
            <text:p>sum</text:p>
          </table:table-cell>
          <table:table-cell office:value-type="string" calcext:value-type="string">
            <text:p>trans4</text:p>
          </table:table-cell>
          <table:table-cell office:value-type="string" calcext:value-type="string">
            <text:p>site4</text:p>
          </table:table-cell>
          <table:table-cell office:value-type="string" calcext:value-type="string">
            <text:p>Other</text:p>
          </table:table-cell>
          <table:table-cell office:value-type="float" office:value="990.547607421875" calcext:value-type="float">
            <text:p>990.547607421875</text:p>
          </table:table-cell>
          <table:table-cell office:value-type="float" office:value="7672111.98274919" calcext:value-type="float">
            <text:p>7672111.98274919</text:p>
          </table:table-cell>
          <table:table-cell office:value-type="float" office:value="326119.212048858" calcext:value-type="float">
            <text:p>326119.212048858</text:p>
          </table:table-cell>
          <table:table-cell office:value-type="string" calcext:value-type="string">
            <text:p>AD</text:p>
          </table:table-cell>
          <table:table-cell office:value-type="float" office:value="17.1378307342529" calcext:value-type="float">
            <text:p>17.1378307342529</text:p>
          </table:table-cell>
          <table:table-cell office:value-type="float" office:value="1389.837890625" calcext:value-type="float">
            <text:p>1389.837890625</text:p>
          </table:table-cell>
          <table:table-cell office:value-type="float" office:value="0" calcext:value-type="float">
            <text:p>0</text:p>
          </table:table-cell>
          <table:table-cell office:value-type="float" office:value="0.0332399388690779" calcext:value-type="float">
            <text:p>0.033239938869078</text:p>
          </table:table-cell>
          <table:table-cell office:value-type="float" office:value="0.438487009679063" calcext:value-type="float">
            <text:p>0.438487009679063</text:p>
          </table:table-cell>
          <table:table-cell office:value-type="float" office:value="0" calcext:value-type="float">
            <text:p>0</text:p>
          </table:table-cell>
          <table:table-cell office:value-type="float" office:value="0.000987009679062659" calcext:value-type="float">
            <text:p>0.000987009679063</text:p>
          </table:table-cell>
          <table:table-cell office:value-type="float" office:value="0" calcext:value-type="float">
            <text:p>0</text:p>
          </table:table-cell>
          <table:table-cell office:value-type="float" office:value="0.258660213958227" calcext:value-type="float">
            <text:p>0.258660213958227</text:p>
          </table:table-cell>
          <table:table-cell office:value-type="float" office:value="0.0128311258278146" calcext:value-type="float">
            <text:p>0.012831125827815</text:p>
          </table:table-cell>
          <table:table-cell office:value-type="float" office:value="0.255794701986755" calcext:value-type="float">
            <text:p>0.255794701986755</text:p>
          </table:table-cell>
          <table:table-cell office:value-type="float" office:value="0" calcext:value-type="float">
            <text:p>0</text:p>
          </table:table-cell>
          <table:table-cell office:value-type="float" office:value="0.00369316975845821" calcext:value-type="float">
            <text:p>0.003693169758458</text:p>
          </table:table-cell>
          <table:table-cell office:value-type="float" office:value="0.65044006735436" calcext:value-type="float">
            <text:p>0.65044006735436</text:p>
          </table:table-cell>
          <table:table-cell office:value-type="float" office:value="0" calcext:value-type="float">
            <text:p>0</text:p>
          </table:table-cell>
          <table:table-cell office:value-type="float" office:value="0.0105984067014759" calcext:value-type="float">
            <text:p>0.010598406701476</text:p>
          </table:table-cell>
          <table:table-cell office:value-type="float" office:value="0" calcext:value-type="float">
            <text:p>0</text:p>
          </table:table-cell>
          <table:table-cell office:value-type="float" office:value="0.146092456594643" calcext:value-type="float">
            <text:p>0.146092456594643</text:p>
          </table:table-cell>
          <table:table-cell office:value-type="float" office:value="0.0134991722205714" calcext:value-type="float">
            <text:p>0.013499172220571</text:p>
          </table:table-cell>
          <table:table-cell office:value-type="float" office:value="0.175676727370491" calcext:value-type="float">
            <text:p>0.175676727370491</text:p>
          </table:table-cell>
          <table:table-cell office:value-type="float" office:value="0" calcext:value-type="float">
            <text:p>0</text:p>
          </table:table-cell>
          <table:table-cell office:value-type="float" office:value="0.0027468664409154" calcext:value-type="float">
            <text:p>0.002746866440915</text:p>
          </table:table-cell>
          <table:table-cell office:value-type="float" office:value="0.553284875519901" calcext:value-type="float">
            <text:p>0.553284875519901</text:p>
          </table:table-cell>
          <table:table-cell office:value-type="float" office:value="0" calcext:value-type="float">
            <text:p>0</text:p>
          </table:table-cell>
          <table:table-cell office:value-type="float" office:value="0.203896906724163" calcext:value-type="float">
            <text:p>0.203896906724163</text:p>
          </table:table-cell>
          <table:table-cell office:value-type="float" office:value="0" calcext:value-type="float">
            <text:p>0</text:p>
          </table:table-cell>
          <table:table-cell office:value-type="float" office:value="0.128932922865762" calcext:value-type="float">
            <text:p>0.128932922865762</text:p>
          </table:table-cell>
          <table:table-cell office:value-type="float" office:value="0.014341012944586" calcext:value-type="float">
            <text:p>0.014341012944586</text:p>
          </table:table-cell>
          <table:table-cell office:value-type="float" office:value="0.0967974155046726" calcext:value-type="float">
            <text:p>0.096797415504673</text:p>
          </table:table-cell>
          <table:table-cell office:value-type="float" office:value="0.00867257503382462" calcext:value-type="float">
            <text:p>0.008672575033825</text:p>
          </table:table-cell>
          <table:table-cell office:value-type="float" office:value="0.00624288577829257" calcext:value-type="float">
            <text:p>0.006242885778293</text:p>
          </table:table-cell>
          <table:table-cell office:value-type="float" office:value="0.485175580175799" calcext:value-type="float">
            <text:p>0.485175580175799</text:p>
          </table:table-cell>
          <table:table-cell office:value-type="float" office:value="0" calcext:value-type="float">
            <text:p>0</text:p>
          </table:table-cell>
          <table:table-cell office:value-type="float" office:value="0.321657809027582" calcext:value-type="float">
            <text:p>0.321657809027582</text:p>
          </table:table-cell>
          <table:table-cell office:value-type="float" office:value="0" calcext:value-type="float">
            <text:p>0</text:p>
          </table:table-cell>
          <table:table-cell office:value-type="float" office:value="0.0897487847606859" calcext:value-type="float">
            <text:p>0.089748784760686</text:p>
          </table:table-cell>
          <table:table-cell office:value-type="float" office:value="0.0396920288615719" calcext:value-type="float">
            <text:p>0.039692028861572</text:p>
          </table:table-cell>
          <table:table-cell office:value-type="float" office:value="0.0488103363622442" calcext:value-type="float">
            <text:p>0.048810336362244</text:p>
          </table:table-cell>
          <table:table-cell office:value-type="float" office:value="0.0558676234553783" calcext:value-type="float">
            <text:p>0.055867623455378</text:p>
          </table:table-cell>
          <table:table-cell office:value-type="float" office:value="0.00809892606566387" calcext:value-type="float">
            <text:p>0.008098926065664</text:p>
          </table:table-cell>
          <table:table-cell office:value-type="float" office:value="0.424933223016231" calcext:value-type="float">
            <text:p>0.424933223016231</text:p>
          </table:table-cell>
          <table:table-cell office:value-type="float" office:value="0.0170356389209874" calcext:value-type="float">
            <text:p>0.017035638920987</text:p>
          </table:table-cell>
          <table:table-cell office:value-type="float" office:value="0.310990639620414" calcext:value-type="float">
            <text:p>0.310990639620414</text:p>
          </table:table-cell>
          <table:table-cell office:value-type="float" office:value="0" calcext:value-type="float">
            <text:p>0</text:p>
          </table:table-cell>
          <table:table-cell office:value-type="float" office:value="0.0912923409832675" calcext:value-type="float">
            <text:p>0.091292340983268</text:p>
          </table:table-cell>
          <table:table-cell office:value-type="float" office:value="0.0303183417430235" calcext:value-type="float">
            <text:p>0.030318341743024</text:p>
          </table:table-cell>
          <table:table-cell office:value-type="float" office:value="0.0614632661950345" calcext:value-type="float">
            <text:p>0.061463266195035</text:p>
          </table:table-cell>
          <table:table-cell office:value-type="float" office:value="0.0845211197547111" calcext:value-type="float">
            <text:p>0.084521119754711</text:p>
          </table:table-cell>
          <table:table-cell office:value-type="float" office:value="0.057996876803829" calcext:value-type="float">
            <text:p>0.057996876803829</text:p>
          </table:table-cell>
          <table:table-cell office:value-type="float" office:value="0.0997285210638387" calcext:value-type="float">
            <text:p>0.099728521063839</text:p>
          </table:table-cell>
          <table:table-cell office:value-type="float" office:value="0.170039127541895" calcext:value-type="float">
            <text:p>0.170039127541895</text:p>
          </table:table-cell>
          <table:table-cell office:value-type="float" office:value="0.388993808970261" calcext:value-type="float">
            <text:p>0.388993808970261</text:p>
          </table:table-cell>
          <table:table-cell/>
        </table:table-row>
        <table:table-row table:style-name="ro1">
          <table:table-cell table:number-columns-repeated="17" office:value-type="float" office:value="0" calcext:value-type="float">
            <text:p>0</text:p>
          </table:table-cell>
          <table:table-cell office:value-type="float" office:value="20" calcext:value-type="float">
            <text:p>20</text:p>
          </table:table-cell>
          <table:table-cell table:number-columns-repeated="23" office:value-type="float" office:value="0" calcext:value-type="float">
            <text:p>0</text:p>
          </table:table-cell>
          <table:table-cell office:value-type="string" calcext:value-type="string">
            <text:p>10/01/17</text:p>
          </table:table-cell>
          <table:table-cell office:value-type="string" calcext:value-type="string">
            <text:p>sum</text:p>
          </table:table-cell>
          <table:table-cell office:value-type="string" calcext:value-type="string">
            <text:p>trans4</text:p>
          </table:table-cell>
          <table:table-cell office:value-type="string" calcext:value-type="string">
            <text:p>site4</text:p>
          </table:table-cell>
          <table:table-cell office:value-type="string" calcext:value-type="string">
            <text:p>SolMau</text:p>
          </table:table-cell>
          <table:table-cell office:value-type="float" office:value="990.547607421875" calcext:value-type="float">
            <text:p>990.547607421875</text:p>
          </table:table-cell>
          <table:table-cell office:value-type="float" office:value="7672111.98274919" calcext:value-type="float">
            <text:p>7672111.98274919</text:p>
          </table:table-cell>
          <table:table-cell office:value-type="float" office:value="326119.212048858" calcext:value-type="float">
            <text:p>326119.212048858</text:p>
          </table:table-cell>
          <table:table-cell office:value-type="string" calcext:value-type="string">
            <text:p>AD</text:p>
          </table:table-cell>
          <table:table-cell office:value-type="float" office:value="17.1378307342529" calcext:value-type="float">
            <text:p>17.1378307342529</text:p>
          </table:table-cell>
          <table:table-cell office:value-type="float" office:value="1389.837890625" calcext:value-type="float">
            <text:p>1389.837890625</text:p>
          </table:table-cell>
          <table:table-cell office:value-type="float" office:value="0" calcext:value-type="float">
            <text:p>0</text:p>
          </table:table-cell>
          <table:table-cell office:value-type="float" office:value="0.0332399388690779" calcext:value-type="float">
            <text:p>0.033239938869078</text:p>
          </table:table-cell>
          <table:table-cell office:value-type="float" office:value="0.438487009679063" calcext:value-type="float">
            <text:p>0.438487009679063</text:p>
          </table:table-cell>
          <table:table-cell office:value-type="float" office:value="0" calcext:value-type="float">
            <text:p>0</text:p>
          </table:table-cell>
          <table:table-cell office:value-type="float" office:value="0.000987009679062659" calcext:value-type="float">
            <text:p>0.000987009679063</text:p>
          </table:table-cell>
          <table:table-cell office:value-type="float" office:value="0" calcext:value-type="float">
            <text:p>0</text:p>
          </table:table-cell>
          <table:table-cell office:value-type="float" office:value="0.258660213958227" calcext:value-type="float">
            <text:p>0.258660213958227</text:p>
          </table:table-cell>
          <table:table-cell office:value-type="float" office:value="0.0128311258278146" calcext:value-type="float">
            <text:p>0.012831125827815</text:p>
          </table:table-cell>
          <table:table-cell office:value-type="float" office:value="0.255794701986755" calcext:value-type="float">
            <text:p>0.255794701986755</text:p>
          </table:table-cell>
          <table:table-cell office:value-type="float" office:value="0" calcext:value-type="float">
            <text:p>0</text:p>
          </table:table-cell>
          <table:table-cell office:value-type="float" office:value="0.00369316975845821" calcext:value-type="float">
            <text:p>0.003693169758458</text:p>
          </table:table-cell>
          <table:table-cell office:value-type="float" office:value="0.65044006735436" calcext:value-type="float">
            <text:p>0.65044006735436</text:p>
          </table:table-cell>
          <table:table-cell office:value-type="float" office:value="0" calcext:value-type="float">
            <text:p>0</text:p>
          </table:table-cell>
          <table:table-cell office:value-type="float" office:value="0.0105984067014759" calcext:value-type="float">
            <text:p>0.010598406701476</text:p>
          </table:table-cell>
          <table:table-cell office:value-type="float" office:value="0" calcext:value-type="float">
            <text:p>0</text:p>
          </table:table-cell>
          <table:table-cell office:value-type="float" office:value="0.146092456594643" calcext:value-type="float">
            <text:p>0.146092456594643</text:p>
          </table:table-cell>
          <table:table-cell office:value-type="float" office:value="0.0134991722205714" calcext:value-type="float">
            <text:p>0.013499172220571</text:p>
          </table:table-cell>
          <table:table-cell office:value-type="float" office:value="0.175676727370491" calcext:value-type="float">
            <text:p>0.175676727370491</text:p>
          </table:table-cell>
          <table:table-cell office:value-type="float" office:value="0" calcext:value-type="float">
            <text:p>0</text:p>
          </table:table-cell>
          <table:table-cell office:value-type="float" office:value="0.0027468664409154" calcext:value-type="float">
            <text:p>0.002746866440915</text:p>
          </table:table-cell>
          <table:table-cell office:value-type="float" office:value="0.553284875519901" calcext:value-type="float">
            <text:p>0.553284875519901</text:p>
          </table:table-cell>
          <table:table-cell office:value-type="float" office:value="0" calcext:value-type="float">
            <text:p>0</text:p>
          </table:table-cell>
          <table:table-cell office:value-type="float" office:value="0.203896906724163" calcext:value-type="float">
            <text:p>0.203896906724163</text:p>
          </table:table-cell>
          <table:table-cell office:value-type="float" office:value="0" calcext:value-type="float">
            <text:p>0</text:p>
          </table:table-cell>
          <table:table-cell office:value-type="float" office:value="0.128932922865762" calcext:value-type="float">
            <text:p>0.128932922865762</text:p>
          </table:table-cell>
          <table:table-cell office:value-type="float" office:value="0.014341012944586" calcext:value-type="float">
            <text:p>0.014341012944586</text:p>
          </table:table-cell>
          <table:table-cell office:value-type="float" office:value="0.0967974155046726" calcext:value-type="float">
            <text:p>0.096797415504673</text:p>
          </table:table-cell>
          <table:table-cell office:value-type="float" office:value="0.00867257503382462" calcext:value-type="float">
            <text:p>0.008672575033825</text:p>
          </table:table-cell>
          <table:table-cell office:value-type="float" office:value="0.00624288577829257" calcext:value-type="float">
            <text:p>0.006242885778293</text:p>
          </table:table-cell>
          <table:table-cell office:value-type="float" office:value="0.485175580175799" calcext:value-type="float">
            <text:p>0.485175580175799</text:p>
          </table:table-cell>
          <table:table-cell office:value-type="float" office:value="0" calcext:value-type="float">
            <text:p>0</text:p>
          </table:table-cell>
          <table:table-cell office:value-type="float" office:value="0.321657809027582" calcext:value-type="float">
            <text:p>0.321657809027582</text:p>
          </table:table-cell>
          <table:table-cell office:value-type="float" office:value="0" calcext:value-type="float">
            <text:p>0</text:p>
          </table:table-cell>
          <table:table-cell office:value-type="float" office:value="0.0897487847606859" calcext:value-type="float">
            <text:p>0.089748784760686</text:p>
          </table:table-cell>
          <table:table-cell office:value-type="float" office:value="0.0396920288615719" calcext:value-type="float">
            <text:p>0.039692028861572</text:p>
          </table:table-cell>
          <table:table-cell office:value-type="float" office:value="0.0488103363622442" calcext:value-type="float">
            <text:p>0.048810336362244</text:p>
          </table:table-cell>
          <table:table-cell office:value-type="float" office:value="0.0558676234553783" calcext:value-type="float">
            <text:p>0.055867623455378</text:p>
          </table:table-cell>
          <table:table-cell office:value-type="float" office:value="0.00809892606566387" calcext:value-type="float">
            <text:p>0.008098926065664</text:p>
          </table:table-cell>
          <table:table-cell office:value-type="float" office:value="0.424933223016231" calcext:value-type="float">
            <text:p>0.424933223016231</text:p>
          </table:table-cell>
          <table:table-cell office:value-type="float" office:value="0.0170356389209874" calcext:value-type="float">
            <text:p>0.017035638920987</text:p>
          </table:table-cell>
          <table:table-cell office:value-type="float" office:value="0.310990639620414" calcext:value-type="float">
            <text:p>0.310990639620414</text:p>
          </table:table-cell>
          <table:table-cell office:value-type="float" office:value="0" calcext:value-type="float">
            <text:p>0</text:p>
          </table:table-cell>
          <table:table-cell office:value-type="float" office:value="0.0912923409832675" calcext:value-type="float">
            <text:p>0.091292340983268</text:p>
          </table:table-cell>
          <table:table-cell office:value-type="float" office:value="0.0303183417430235" calcext:value-type="float">
            <text:p>0.030318341743024</text:p>
          </table:table-cell>
          <table:table-cell office:value-type="float" office:value="0.0614632661950345" calcext:value-type="float">
            <text:p>0.061463266195035</text:p>
          </table:table-cell>
          <table:table-cell office:value-type="float" office:value="0.0845211197547111" calcext:value-type="float">
            <text:p>0.084521119754711</text:p>
          </table:table-cell>
          <table:table-cell office:value-type="float" office:value="0.057996876803829" calcext:value-type="float">
            <text:p>0.057996876803829</text:p>
          </table:table-cell>
          <table:table-cell office:value-type="float" office:value="0.0997285210638387" calcext:value-type="float">
            <text:p>0.099728521063839</text:p>
          </table:table-cell>
          <table:table-cell office:value-type="float" office:value="0.170039127541895" calcext:value-type="float">
            <text:p>0.170039127541895</text:p>
          </table:table-cell>
          <table:table-cell office:value-type="float" office:value="0.388993808970261" calcext:value-type="float">
            <text:p>0.388993808970261</text:p>
          </table:table-cell>
          <table:table-cell/>
        </table:table-row>
        <table:table-row table:style-name="ro1">
          <table:table-cell table:number-columns-repeated="16"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string" calcext:value-type="string">
            <text:p>10/01/17</text:p>
          </table:table-cell>
          <table:table-cell office:value-type="string" calcext:value-type="string">
            <text:p>sum</text:p>
          </table:table-cell>
          <table:table-cell office:value-type="string" calcext:value-type="string">
            <text:p>trans4</text:p>
          </table:table-cell>
          <table:table-cell office:value-type="string" calcext:value-type="string">
            <text:p>site5</text:p>
          </table:table-cell>
          <table:table-cell office:value-type="string" calcext:value-type="string">
            <text:p>SolMau</text:p>
          </table:table-cell>
          <table:table-cell office:value-type="float" office:value="853.706726074219" calcext:value-type="float">
            <text:p>853.706726074219</text:p>
          </table:table-cell>
          <table:table-cell office:value-type="float" office:value="7672461.6627707" calcext:value-type="float">
            <text:p>7672461.6627707</text:p>
          </table:table-cell>
          <table:table-cell office:value-type="float" office:value="325308.221739554" calcext:value-type="float">
            <text:p>325308.221739554</text:p>
          </table:table-cell>
          <table:table-cell office:value-type="string" calcext:value-type="string">
            <text:p>AD</text:p>
          </table:table-cell>
          <table:table-cell office:value-type="float" office:value="18.1942958831787" calcext:value-type="float">
            <text:p>18.1942958831787</text:p>
          </table:table-cell>
          <table:table-cell office:value-type="float" office:value="1283.78210449219" calcext:value-type="float">
            <text:p>1283.78210449219</text:p>
          </table:table-cell>
          <table:table-cell office:value-type="float" office:value="0.0639009169638309" calcext:value-type="float">
            <text:p>0.063900916963831</text:p>
          </table:table-cell>
          <table:table-cell office:value-type="float" office:value="0" calcext:value-type="float">
            <text:p>0</text:p>
          </table:table-cell>
          <table:table-cell office:value-type="float" office:value="0.142065715741212" calcext:value-type="float">
            <text:p>0.142065715741212</text:p>
          </table:table-cell>
          <table:table-cell office:value-type="float" office:value="0" calcext:value-type="float">
            <text:p>0</text:p>
          </table:table-cell>
          <table:table-cell office:value-type="float" office:value="0.209023178807947" calcext:value-type="float">
            <text:p>0.209023178807947</text:p>
          </table:table-cell>
          <table:table-cell office:value-type="float" office:value="0" calcext:value-type="float">
            <text:p>0</text:p>
          </table:table-cell>
          <table:table-cell office:value-type="float" office:value="0.0223191543555782" calcext:value-type="float">
            <text:p>0.022319154355578</text:p>
          </table:table-cell>
          <table:table-cell office:value-type="float" office:value="0.433965868568518" calcext:value-type="float">
            <text:p>0.433965868568518</text:p>
          </table:table-cell>
          <table:table-cell office:value-type="float" office:value="0.128725165562914" calcext:value-type="float">
            <text:p>0.128725165562914</text:p>
          </table:table-cell>
          <table:table-cell office:value-type="float" office:value="0.0200103288244949" calcext:value-type="float">
            <text:p>0.020010328824495</text:p>
          </table:table-cell>
          <table:table-cell office:value-type="float" office:value="0.0068905993548022" calcext:value-type="float">
            <text:p>0.006890599354802</text:p>
          </table:table-cell>
          <table:table-cell office:value-type="float" office:value="0.352488822231026" calcext:value-type="float">
            <text:p>0.352488822231026</text:p>
          </table:table-cell>
          <table:table-cell office:value-type="float" office:value="0" calcext:value-type="float">
            <text:p>0</text:p>
          </table:table-cell>
          <table:table-cell office:value-type="float" office:value="0.220654819174826" calcext:value-type="float">
            <text:p>0.220654819174826</text:p>
          </table:table-cell>
          <table:table-cell office:value-type="float" office:value="0" calcext:value-type="float">
            <text:p>0</text:p>
          </table:table-cell>
          <table:table-cell office:value-type="float" office:value="0.122630029996038" calcext:value-type="float">
            <text:p>0.122630029996038</text:p>
          </table:table-cell>
          <table:table-cell office:value-type="float" office:value="0.192820052068595" calcext:value-type="float">
            <text:p>0.192820052068595</text:p>
          </table:table-cell>
          <table:table-cell office:value-type="float" office:value="0.0845053483502179" calcext:value-type="float">
            <text:p>0.084505348350218</text:p>
          </table:table-cell>
          <table:table-cell office:value-type="float" office:value="0.0171495125848875" calcext:value-type="float">
            <text:p>0.017149512584888</text:p>
          </table:table-cell>
          <table:table-cell office:value-type="float" office:value="0.01488997232837" calcext:value-type="float">
            <text:p>0.01488997232837</text:p>
          </table:table-cell>
          <table:table-cell office:value-type="float" office:value="0.35031186961701" calcext:value-type="float">
            <text:p>0.35031186961701</text:p>
          </table:table-cell>
          <table:table-cell office:value-type="float" office:value="0" calcext:value-type="float">
            <text:p>0</text:p>
          </table:table-cell>
          <table:table-cell office:value-type="float" office:value="0.29397193571409" calcext:value-type="float">
            <text:p>0.29397193571409</text:p>
          </table:table-cell>
          <table:table-cell office:value-type="float" office:value="0" calcext:value-type="float">
            <text:p>0</text:p>
          </table:table-cell>
          <table:table-cell office:value-type="float" office:value="0.149591292943425" calcext:value-type="float">
            <text:p>0.149591292943425</text:p>
          </table:table-cell>
          <table:table-cell office:value-type="float" office:value="0.080173440718242" calcext:value-type="float">
            <text:p>0.080173440718242</text:p>
          </table:table-cell>
          <table:table-cell office:value-type="float" office:value="0.0939119760939757" calcext:value-type="float">
            <text:p>0.093911976093976</text:p>
          </table:table-cell>
          <table:table-cell office:value-type="float" office:value="0.0413442403737843" calcext:value-type="float">
            <text:p>0.041344240373784</text:p>
          </table:table-cell>
          <table:table-cell office:value-type="float" office:value="0.00631367450593754" calcext:value-type="float">
            <text:p>0.006313674505938</text:p>
          </table:table-cell>
          <table:table-cell office:value-type="float" office:value="0.324475770303812" calcext:value-type="float">
            <text:p>0.324475770303812</text:p>
          </table:table-cell>
          <table:table-cell office:value-type="float" office:value="0" calcext:value-type="float">
            <text:p>0</text:p>
          </table:table-cell>
          <table:table-cell office:value-type="float" office:value="0.353517620532769" calcext:value-type="float">
            <text:p>0.353517620532769</text:p>
          </table:table-cell>
          <table:table-cell office:value-type="float" office:value="0" calcext:value-type="float">
            <text:p>0</text:p>
          </table:table-cell>
          <table:table-cell office:value-type="float" office:value="0.126741851886643" calcext:value-type="float">
            <text:p>0.126741851886643</text:p>
          </table:table-cell>
          <table:table-cell office:value-type="float" office:value="0.037130036961111" calcext:value-type="float">
            <text:p>0.037130036961111</text:p>
          </table:table-cell>
          <table:table-cell office:value-type="float" office:value="0.110476805435944" calcext:value-type="float">
            <text:p>0.110476805435944</text:p>
          </table:table-cell>
          <table:table-cell office:value-type="float" office:value="0.0880091079283614" calcext:value-type="float">
            <text:p>0.088009107928361</text:p>
          </table:table-cell>
          <table:table-cell office:value-type="float" office:value="0.0144055260313297" calcext:value-type="float">
            <text:p>0.01440552603133</text:p>
          </table:table-cell>
          <table:table-cell office:value-type="float" office:value="0.335172909942496" calcext:value-type="float">
            <text:p>0.335172909942496</text:p>
          </table:table-cell>
          <table:table-cell office:value-type="float" office:value="0.00637529807703807" calcext:value-type="float">
            <text:p>0.006375298077038</text:p>
          </table:table-cell>
          <table:table-cell office:value-type="float" office:value="0.315695225092494" calcext:value-type="float">
            <text:p>0.315695225092494</text:p>
          </table:table-cell>
          <table:table-cell office:value-type="float" office:value="0.0000168954906896073" calcext:value-type="float">
            <text:p>1.68954906896073E-05</text:p>
          </table:table-cell>
          <table:table-cell office:value-type="float" office:value="0.0942603732266899" calcext:value-type="float">
            <text:p>0.09426037322669</text:p>
          </table:table-cell>
          <table:table-cell office:value-type="float" office:value="0.049481525426935" calcext:value-type="float">
            <text:p>0.049481525426935</text:p>
          </table:table-cell>
          <table:table-cell office:value-type="float" office:value="0.0965831387839666" calcext:value-type="float">
            <text:p>0.096583138783967</text:p>
          </table:table-cell>
          <table:table-cell office:value-type="float" office:value="0.155481895180675" calcext:value-type="float">
            <text:p>0.155481895180675</text:p>
          </table:table-cell>
          <table:table-cell office:value-type="float" office:value="0.130669442315336" calcext:value-type="float">
            <text:p>0.130669442315336</text:p>
          </table:table-cell>
          <table:table-cell office:value-type="float" office:value="0.189200551084179" calcext:value-type="float">
            <text:p>0.189200551084179</text:p>
          </table:table-cell>
          <table:table-cell office:value-type="float" office:value="0.217785325637209" calcext:value-type="float">
            <text:p>0.217785325637209</text:p>
          </table:table-cell>
          <table:table-cell office:value-type="float" office:value="0.431091238249766" calcext:value-type="float">
            <text:p>0.431091238249766</text:p>
          </table:table-cell>
          <table:table-cell/>
        </table:table-row>
        <table:table-row table:style-name="ro1">
          <table:table-cell table:number-columns-repeated="6" office:value-type="float" office:value="0" calcext:value-type="float">
            <text:p>0</text:p>
          </table:table-cell>
          <table:table-cell office:value-type="float" office:value="35" calcext:value-type="float">
            <text:p>35</text:p>
          </table:table-cell>
          <table:table-cell table:number-columns-repeated="1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string" calcext:value-type="string">
            <text:p>10/01/17</text:p>
          </table:table-cell>
          <table:table-cell office:value-type="string" calcext:value-type="string">
            <text:p>sum</text:p>
          </table:table-cell>
          <table:table-cell office:value-type="string" calcext:value-type="string">
            <text:p>trans4</text:p>
          </table:table-cell>
          <table:table-cell office:value-type="string" calcext:value-type="string">
            <text:p>site5</text:p>
          </table:table-cell>
          <table:table-cell office:value-type="string" calcext:value-type="string">
            <text:p>Ipo</text:p>
          </table:table-cell>
          <table:table-cell office:value-type="float" office:value="853.706726074219" calcext:value-type="float">
            <text:p>853.706726074219</text:p>
          </table:table-cell>
          <table:table-cell office:value-type="float" office:value="7672461.6627707" calcext:value-type="float">
            <text:p>7672461.6627707</text:p>
          </table:table-cell>
          <table:table-cell office:value-type="float" office:value="325308.221739554" calcext:value-type="float">
            <text:p>325308.221739554</text:p>
          </table:table-cell>
          <table:table-cell office:value-type="string" calcext:value-type="string">
            <text:p>AD</text:p>
          </table:table-cell>
          <table:table-cell office:value-type="float" office:value="18.1942958831787" calcext:value-type="float">
            <text:p>18.1942958831787</text:p>
          </table:table-cell>
          <table:table-cell office:value-type="float" office:value="1283.78210449219" calcext:value-type="float">
            <text:p>1283.78210449219</text:p>
          </table:table-cell>
          <table:table-cell office:value-type="float" office:value="0.0639009169638309" calcext:value-type="float">
            <text:p>0.063900916963831</text:p>
          </table:table-cell>
          <table:table-cell office:value-type="float" office:value="0" calcext:value-type="float">
            <text:p>0</text:p>
          </table:table-cell>
          <table:table-cell office:value-type="float" office:value="0.142065715741212" calcext:value-type="float">
            <text:p>0.142065715741212</text:p>
          </table:table-cell>
          <table:table-cell office:value-type="float" office:value="0" calcext:value-type="float">
            <text:p>0</text:p>
          </table:table-cell>
          <table:table-cell office:value-type="float" office:value="0.209023178807947" calcext:value-type="float">
            <text:p>0.209023178807947</text:p>
          </table:table-cell>
          <table:table-cell office:value-type="float" office:value="0" calcext:value-type="float">
            <text:p>0</text:p>
          </table:table-cell>
          <table:table-cell office:value-type="float" office:value="0.0223191543555782" calcext:value-type="float">
            <text:p>0.022319154355578</text:p>
          </table:table-cell>
          <table:table-cell office:value-type="float" office:value="0.433965868568518" calcext:value-type="float">
            <text:p>0.433965868568518</text:p>
          </table:table-cell>
          <table:table-cell office:value-type="float" office:value="0.128725165562914" calcext:value-type="float">
            <text:p>0.128725165562914</text:p>
          </table:table-cell>
          <table:table-cell office:value-type="float" office:value="0.0200103288244949" calcext:value-type="float">
            <text:p>0.020010328824495</text:p>
          </table:table-cell>
          <table:table-cell office:value-type="float" office:value="0.0068905993548022" calcext:value-type="float">
            <text:p>0.006890599354802</text:p>
          </table:table-cell>
          <table:table-cell office:value-type="float" office:value="0.352488822231026" calcext:value-type="float">
            <text:p>0.352488822231026</text:p>
          </table:table-cell>
          <table:table-cell office:value-type="float" office:value="0" calcext:value-type="float">
            <text:p>0</text:p>
          </table:table-cell>
          <table:table-cell office:value-type="float" office:value="0.220654819174826" calcext:value-type="float">
            <text:p>0.220654819174826</text:p>
          </table:table-cell>
          <table:table-cell office:value-type="float" office:value="0" calcext:value-type="float">
            <text:p>0</text:p>
          </table:table-cell>
          <table:table-cell office:value-type="float" office:value="0.122630029996038" calcext:value-type="float">
            <text:p>0.122630029996038</text:p>
          </table:table-cell>
          <table:table-cell office:value-type="float" office:value="0.192820052068595" calcext:value-type="float">
            <text:p>0.192820052068595</text:p>
          </table:table-cell>
          <table:table-cell office:value-type="float" office:value="0.0845053483502179" calcext:value-type="float">
            <text:p>0.084505348350218</text:p>
          </table:table-cell>
          <table:table-cell office:value-type="float" office:value="0.0171495125848875" calcext:value-type="float">
            <text:p>0.017149512584888</text:p>
          </table:table-cell>
          <table:table-cell office:value-type="float" office:value="0.01488997232837" calcext:value-type="float">
            <text:p>0.01488997232837</text:p>
          </table:table-cell>
          <table:table-cell office:value-type="float" office:value="0.35031186961701" calcext:value-type="float">
            <text:p>0.35031186961701</text:p>
          </table:table-cell>
          <table:table-cell office:value-type="float" office:value="0" calcext:value-type="float">
            <text:p>0</text:p>
          </table:table-cell>
          <table:table-cell office:value-type="float" office:value="0.29397193571409" calcext:value-type="float">
            <text:p>0.29397193571409</text:p>
          </table:table-cell>
          <table:table-cell office:value-type="float" office:value="0" calcext:value-type="float">
            <text:p>0</text:p>
          </table:table-cell>
          <table:table-cell office:value-type="float" office:value="0.149591292943425" calcext:value-type="float">
            <text:p>0.149591292943425</text:p>
          </table:table-cell>
          <table:table-cell office:value-type="float" office:value="0.080173440718242" calcext:value-type="float">
            <text:p>0.080173440718242</text:p>
          </table:table-cell>
          <table:table-cell office:value-type="float" office:value="0.0939119760939757" calcext:value-type="float">
            <text:p>0.093911976093976</text:p>
          </table:table-cell>
          <table:table-cell office:value-type="float" office:value="0.0413442403737843" calcext:value-type="float">
            <text:p>0.041344240373784</text:p>
          </table:table-cell>
          <table:table-cell office:value-type="float" office:value="0.00631367450593754" calcext:value-type="float">
            <text:p>0.006313674505938</text:p>
          </table:table-cell>
          <table:table-cell office:value-type="float" office:value="0.324475770303812" calcext:value-type="float">
            <text:p>0.324475770303812</text:p>
          </table:table-cell>
          <table:table-cell office:value-type="float" office:value="0" calcext:value-type="float">
            <text:p>0</text:p>
          </table:table-cell>
          <table:table-cell office:value-type="float" office:value="0.353517620532769" calcext:value-type="float">
            <text:p>0.353517620532769</text:p>
          </table:table-cell>
          <table:table-cell office:value-type="float" office:value="0" calcext:value-type="float">
            <text:p>0</text:p>
          </table:table-cell>
          <table:table-cell office:value-type="float" office:value="0.126741851886643" calcext:value-type="float">
            <text:p>0.126741851886643</text:p>
          </table:table-cell>
          <table:table-cell office:value-type="float" office:value="0.037130036961111" calcext:value-type="float">
            <text:p>0.037130036961111</text:p>
          </table:table-cell>
          <table:table-cell office:value-type="float" office:value="0.110476805435944" calcext:value-type="float">
            <text:p>0.110476805435944</text:p>
          </table:table-cell>
          <table:table-cell office:value-type="float" office:value="0.0880091079283614" calcext:value-type="float">
            <text:p>0.088009107928361</text:p>
          </table:table-cell>
          <table:table-cell office:value-type="float" office:value="0.0144055260313297" calcext:value-type="float">
            <text:p>0.01440552603133</text:p>
          </table:table-cell>
          <table:table-cell office:value-type="float" office:value="0.335172909942496" calcext:value-type="float">
            <text:p>0.335172909942496</text:p>
          </table:table-cell>
          <table:table-cell office:value-type="float" office:value="0.00637529807703807" calcext:value-type="float">
            <text:p>0.006375298077038</text:p>
          </table:table-cell>
          <table:table-cell office:value-type="float" office:value="0.315695225092494" calcext:value-type="float">
            <text:p>0.315695225092494</text:p>
          </table:table-cell>
          <table:table-cell office:value-type="float" office:value="0.0000168954906896073" calcext:value-type="float">
            <text:p>1.68954906896073E-05</text:p>
          </table:table-cell>
          <table:table-cell office:value-type="float" office:value="0.0942603732266899" calcext:value-type="float">
            <text:p>0.09426037322669</text:p>
          </table:table-cell>
          <table:table-cell office:value-type="float" office:value="0.049481525426935" calcext:value-type="float">
            <text:p>0.049481525426935</text:p>
          </table:table-cell>
          <table:table-cell office:value-type="float" office:value="0.0965831387839666" calcext:value-type="float">
            <text:p>0.096583138783967</text:p>
          </table:table-cell>
          <table:table-cell office:value-type="float" office:value="0.155481895180675" calcext:value-type="float">
            <text:p>0.155481895180675</text:p>
          </table:table-cell>
          <table:table-cell office:value-type="float" office:value="0.130669442315336" calcext:value-type="float">
            <text:p>0.130669442315336</text:p>
          </table:table-cell>
          <table:table-cell office:value-type="float" office:value="0.189200551084179" calcext:value-type="float">
            <text:p>0.189200551084179</text:p>
          </table:table-cell>
          <table:table-cell office:value-type="float" office:value="0.217785325637209" calcext:value-type="float">
            <text:p>0.217785325637209</text:p>
          </table:table-cell>
          <table:table-cell office:value-type="float" office:value="0.431091238249766" calcext:value-type="float">
            <text:p>0.431091238249766</text:p>
          </table:table-cell>
          <table:table-cell/>
        </table:table-row>
        <table:table-row table:style-name="ro1">
          <table:table-cell table:number-columns-repeated="1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1" office:value-type="float" office:value="0" calcext:value-type="float">
            <text:p>0</text:p>
          </table:table-cell>
          <table:table-cell office:value-type="string" calcext:value-type="string">
            <text:p>10/01/17</text:p>
          </table:table-cell>
          <table:table-cell office:value-type="string" calcext:value-type="string">
            <text:p>sum</text:p>
          </table:table-cell>
          <table:table-cell office:value-type="string" calcext:value-type="string">
            <text:p>trans4</text:p>
          </table:table-cell>
          <table:table-cell office:value-type="string" calcext:value-type="string">
            <text:p>site5</text:p>
          </table:table-cell>
          <table:table-cell office:value-type="string" calcext:value-type="string">
            <text:p>LanCam</text:p>
          </table:table-cell>
          <table:table-cell office:value-type="float" office:value="853.706726074219" calcext:value-type="float">
            <text:p>853.706726074219</text:p>
          </table:table-cell>
          <table:table-cell office:value-type="float" office:value="7672461.6627707" calcext:value-type="float">
            <text:p>7672461.6627707</text:p>
          </table:table-cell>
          <table:table-cell office:value-type="float" office:value="325308.221739554" calcext:value-type="float">
            <text:p>325308.221739554</text:p>
          </table:table-cell>
          <table:table-cell office:value-type="string" calcext:value-type="string">
            <text:p>AD</text:p>
          </table:table-cell>
          <table:table-cell office:value-type="float" office:value="18.1942958831787" calcext:value-type="float">
            <text:p>18.1942958831787</text:p>
          </table:table-cell>
          <table:table-cell office:value-type="float" office:value="1283.78210449219" calcext:value-type="float">
            <text:p>1283.78210449219</text:p>
          </table:table-cell>
          <table:table-cell office:value-type="float" office:value="0.0639009169638309" calcext:value-type="float">
            <text:p>0.063900916963831</text:p>
          </table:table-cell>
          <table:table-cell office:value-type="float" office:value="0" calcext:value-type="float">
            <text:p>0</text:p>
          </table:table-cell>
          <table:table-cell office:value-type="float" office:value="0.142065715741212" calcext:value-type="float">
            <text:p>0.142065715741212</text:p>
          </table:table-cell>
          <table:table-cell office:value-type="float" office:value="0" calcext:value-type="float">
            <text:p>0</text:p>
          </table:table-cell>
          <table:table-cell office:value-type="float" office:value="0.209023178807947" calcext:value-type="float">
            <text:p>0.209023178807947</text:p>
          </table:table-cell>
          <table:table-cell office:value-type="float" office:value="0" calcext:value-type="float">
            <text:p>0</text:p>
          </table:table-cell>
          <table:table-cell office:value-type="float" office:value="0.0223191543555782" calcext:value-type="float">
            <text:p>0.022319154355578</text:p>
          </table:table-cell>
          <table:table-cell office:value-type="float" office:value="0.433965868568518" calcext:value-type="float">
            <text:p>0.433965868568518</text:p>
          </table:table-cell>
          <table:table-cell office:value-type="float" office:value="0.128725165562914" calcext:value-type="float">
            <text:p>0.128725165562914</text:p>
          </table:table-cell>
          <table:table-cell office:value-type="float" office:value="0.0200103288244949" calcext:value-type="float">
            <text:p>0.020010328824495</text:p>
          </table:table-cell>
          <table:table-cell office:value-type="float" office:value="0.0068905993548022" calcext:value-type="float">
            <text:p>0.006890599354802</text:p>
          </table:table-cell>
          <table:table-cell office:value-type="float" office:value="0.352488822231026" calcext:value-type="float">
            <text:p>0.352488822231026</text:p>
          </table:table-cell>
          <table:table-cell office:value-type="float" office:value="0" calcext:value-type="float">
            <text:p>0</text:p>
          </table:table-cell>
          <table:table-cell office:value-type="float" office:value="0.220654819174826" calcext:value-type="float">
            <text:p>0.220654819174826</text:p>
          </table:table-cell>
          <table:table-cell office:value-type="float" office:value="0" calcext:value-type="float">
            <text:p>0</text:p>
          </table:table-cell>
          <table:table-cell office:value-type="float" office:value="0.122630029996038" calcext:value-type="float">
            <text:p>0.122630029996038</text:p>
          </table:table-cell>
          <table:table-cell office:value-type="float" office:value="0.192820052068595" calcext:value-type="float">
            <text:p>0.192820052068595</text:p>
          </table:table-cell>
          <table:table-cell office:value-type="float" office:value="0.0845053483502179" calcext:value-type="float">
            <text:p>0.084505348350218</text:p>
          </table:table-cell>
          <table:table-cell office:value-type="float" office:value="0.0171495125848875" calcext:value-type="float">
            <text:p>0.017149512584888</text:p>
          </table:table-cell>
          <table:table-cell office:value-type="float" office:value="0.01488997232837" calcext:value-type="float">
            <text:p>0.01488997232837</text:p>
          </table:table-cell>
          <table:table-cell office:value-type="float" office:value="0.35031186961701" calcext:value-type="float">
            <text:p>0.35031186961701</text:p>
          </table:table-cell>
          <table:table-cell office:value-type="float" office:value="0" calcext:value-type="float">
            <text:p>0</text:p>
          </table:table-cell>
          <table:table-cell office:value-type="float" office:value="0.29397193571409" calcext:value-type="float">
            <text:p>0.29397193571409</text:p>
          </table:table-cell>
          <table:table-cell office:value-type="float" office:value="0" calcext:value-type="float">
            <text:p>0</text:p>
          </table:table-cell>
          <table:table-cell office:value-type="float" office:value="0.149591292943425" calcext:value-type="float">
            <text:p>0.149591292943425</text:p>
          </table:table-cell>
          <table:table-cell office:value-type="float" office:value="0.080173440718242" calcext:value-type="float">
            <text:p>0.080173440718242</text:p>
          </table:table-cell>
          <table:table-cell office:value-type="float" office:value="0.0939119760939757" calcext:value-type="float">
            <text:p>0.093911976093976</text:p>
          </table:table-cell>
          <table:table-cell office:value-type="float" office:value="0.0413442403737843" calcext:value-type="float">
            <text:p>0.041344240373784</text:p>
          </table:table-cell>
          <table:table-cell office:value-type="float" office:value="0.00631367450593754" calcext:value-type="float">
            <text:p>0.006313674505938</text:p>
          </table:table-cell>
          <table:table-cell office:value-type="float" office:value="0.324475770303812" calcext:value-type="float">
            <text:p>0.324475770303812</text:p>
          </table:table-cell>
          <table:table-cell office:value-type="float" office:value="0" calcext:value-type="float">
            <text:p>0</text:p>
          </table:table-cell>
          <table:table-cell office:value-type="float" office:value="0.353517620532769" calcext:value-type="float">
            <text:p>0.353517620532769</text:p>
          </table:table-cell>
          <table:table-cell office:value-type="float" office:value="0" calcext:value-type="float">
            <text:p>0</text:p>
          </table:table-cell>
          <table:table-cell office:value-type="float" office:value="0.126741851886643" calcext:value-type="float">
            <text:p>0.126741851886643</text:p>
          </table:table-cell>
          <table:table-cell office:value-type="float" office:value="0.037130036961111" calcext:value-type="float">
            <text:p>0.037130036961111</text:p>
          </table:table-cell>
          <table:table-cell office:value-type="float" office:value="0.110476805435944" calcext:value-type="float">
            <text:p>0.110476805435944</text:p>
          </table:table-cell>
          <table:table-cell office:value-type="float" office:value="0.0880091079283614" calcext:value-type="float">
            <text:p>0.088009107928361</text:p>
          </table:table-cell>
          <table:table-cell office:value-type="float" office:value="0.0144055260313297" calcext:value-type="float">
            <text:p>0.01440552603133</text:p>
          </table:table-cell>
          <table:table-cell office:value-type="float" office:value="0.335172909942496" calcext:value-type="float">
            <text:p>0.335172909942496</text:p>
          </table:table-cell>
          <table:table-cell office:value-type="float" office:value="0.00637529807703807" calcext:value-type="float">
            <text:p>0.006375298077038</text:p>
          </table:table-cell>
          <table:table-cell office:value-type="float" office:value="0.315695225092494" calcext:value-type="float">
            <text:p>0.315695225092494</text:p>
          </table:table-cell>
          <table:table-cell office:value-type="float" office:value="0.0000168954906896073" calcext:value-type="float">
            <text:p>1.68954906896073E-05</text:p>
          </table:table-cell>
          <table:table-cell office:value-type="float" office:value="0.0942603732266899" calcext:value-type="float">
            <text:p>0.09426037322669</text:p>
          </table:table-cell>
          <table:table-cell office:value-type="float" office:value="0.049481525426935" calcext:value-type="float">
            <text:p>0.049481525426935</text:p>
          </table:table-cell>
          <table:table-cell office:value-type="float" office:value="0.0965831387839666" calcext:value-type="float">
            <text:p>0.096583138783967</text:p>
          </table:table-cell>
          <table:table-cell office:value-type="float" office:value="0.155481895180675" calcext:value-type="float">
            <text:p>0.155481895180675</text:p>
          </table:table-cell>
          <table:table-cell office:value-type="float" office:value="0.130669442315336" calcext:value-type="float">
            <text:p>0.130669442315336</text:p>
          </table:table-cell>
          <table:table-cell office:value-type="float" office:value="0.189200551084179" calcext:value-type="float">
            <text:p>0.189200551084179</text:p>
          </table:table-cell>
          <table:table-cell office:value-type="float" office:value="0.217785325637209" calcext:value-type="float">
            <text:p>0.217785325637209</text:p>
          </table:table-cell>
          <table:table-cell office:value-type="float" office:value="0.431091238249766" calcext:value-type="float">
            <text:p>0.431091238249766</text:p>
          </table:table-cell>
          <table:table-cell/>
        </table:table-row>
        <table:table-row table:style-name="ro1">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6" calcext:value-type="float">
            <text:p>6</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9" office:value-type="float" office:value="0" calcext:value-type="float">
            <text:p>0</text:p>
          </table:table-cell>
          <table:table-cell office:value-type="string" calcext:value-type="string">
            <text:p>11/01/17</text:p>
          </table:table-cell>
          <table:table-cell office:value-type="string" calcext:value-type="string">
            <text:p>sum</text:p>
          </table:table-cell>
          <table:table-cell office:value-type="string" calcext:value-type="string">
            <text:p>trans4</text:p>
          </table:table-cell>
          <table:table-cell office:value-type="string" calcext:value-type="string">
            <text:p>site6</text:p>
          </table:table-cell>
          <table:table-cell office:value-type="string" calcext:value-type="string">
            <text:p>SolMau</text:p>
          </table:table-cell>
          <table:table-cell office:value-type="float" office:value="676.996887207031" calcext:value-type="float">
            <text:p>676.996887207031</text:p>
          </table:table-cell>
          <table:table-cell office:value-type="float" office:value="7672497.85570425" calcext:value-type="float">
            <text:p>7672497.85570425</text:p>
          </table:table-cell>
          <table:table-cell office:value-type="float" office:value="323619.963072093" calcext:value-type="float">
            <text:p>323619.963072093</text:p>
          </table:table-cell>
          <table:table-cell office:value-type="string" calcext:value-type="string">
            <text:p>AD</text:p>
          </table:table-cell>
          <table:table-cell office:value-type="float" office:value="19.8870048522949" calcext:value-type="float">
            <text:p>19.8870048522949</text:p>
          </table:table-cell>
          <table:table-cell office:value-type="float" office:value="1082.09716796875" calcext:value-type="float">
            <text:p>1082.09716796875</text:p>
          </table:table-cell>
          <table:table-cell table:number-columns-repeated="4" office:value-type="float" office:value="0" calcext:value-type="float">
            <text:p>0</text:p>
          </table:table-cell>
          <table:table-cell office:value-type="float" office:value="0.202082272032603" calcext:value-type="float">
            <text:p>0.202082272032603</text:p>
          </table:table-cell>
          <table:table-cell office:value-type="float" office:value="0" calcext:value-type="float">
            <text:p>0</text:p>
          </table:table-cell>
          <table:table-cell office:value-type="float" office:value="0.147191798267957" calcext:value-type="float">
            <text:p>0.147191798267957</text:p>
          </table:table-cell>
          <table:table-cell office:value-type="float" office:value="0" calcext:value-type="float">
            <text:p>0</text:p>
          </table:table-cell>
          <table:table-cell office:value-type="float" office:value="0.65072592969944" calcext:value-type="float">
            <text:p>0.65072592969944</text:p>
          </table:table-cell>
          <table:table-cell office:value-type="float" office:value="0" calcext:value-type="float">
            <text:p>0</text:p>
          </table:table-cell>
          <table:table-cell office:value-type="float" office:value="0.000251162066745435" calcext:value-type="float">
            <text:p>0.000251162066745</text:p>
          </table:table-cell>
          <table:table-cell office:value-type="float" office:value="0.0625959545219785" calcext:value-type="float">
            <text:p>0.062595954521979</text:p>
          </table:table-cell>
          <table:table-cell office:value-type="float" office:value="0" calcext:value-type="float">
            <text:p>0</text:p>
          </table:table-cell>
          <table:table-cell office:value-type="float" office:value="0.220304507474725" calcext:value-type="float">
            <text:p>0.220304507474725</text:p>
          </table:table-cell>
          <table:table-cell office:value-type="float" office:value="0" calcext:value-type="float">
            <text:p>0</text:p>
          </table:table-cell>
          <table:table-cell office:value-type="float" office:value="0.124028073551573" calcext:value-type="float">
            <text:p>0.124028073551573</text:p>
          </table:table-cell>
          <table:table-cell office:value-type="float" office:value="0.0254345811253476" calcext:value-type="float">
            <text:p>0.025434581125348</text:p>
          </table:table-cell>
          <table:table-cell office:value-type="float" office:value="0.567385721259631" calcext:value-type="float">
            <text:p>0.567385721259631</text:p>
          </table:table-cell>
          <table:table-cell office:value-type="float" office:value="0.0187675218664049" calcext:value-type="float">
            <text:p>0.018767521866405</text:p>
          </table:table-cell>
          <table:table-cell office:value-type="float" office:value="0.00191646104728804" calcext:value-type="float">
            <text:p>0.001916461047288</text:p>
          </table:table-cell>
          <table:table-cell office:value-type="float" office:value="0.234522830383911" calcext:value-type="float">
            <text:p>0.234522830383911</text:p>
          </table:table-cell>
          <table:table-cell office:value-type="float" office:value="0" calcext:value-type="float">
            <text:p>0</text:p>
          </table:table-cell>
          <table:table-cell office:value-type="float" office:value="0.133075093081461" calcext:value-type="float">
            <text:p>0.133075093081461</text:p>
          </table:table-cell>
          <table:table-cell office:value-type="float" office:value="0" calcext:value-type="float">
            <text:p>0</text:p>
          </table:table-cell>
          <table:table-cell office:value-type="float" office:value="0.133923217744289" calcext:value-type="float">
            <text:p>0.133923217744289</text:p>
          </table:table-cell>
          <table:table-cell office:value-type="float" office:value="0.0432941551033403" calcext:value-type="float">
            <text:p>0.04329415510334</text:p>
          </table:table-cell>
          <table:table-cell office:value-type="float" office:value="0.434500720773306" calcext:value-type="float">
            <text:p>0.434500720773306</text:p>
          </table:table-cell>
          <table:table-cell office:value-type="float" office:value="0.0649774250001908" calcext:value-type="float">
            <text:p>0.064977425000191</text:p>
          </table:table-cell>
          <table:table-cell office:value-type="float" office:value="0.00806353364594601" calcext:value-type="float">
            <text:p>0.008063533645946</text:p>
          </table:table-cell>
          <table:table-cell office:value-type="float" office:value="0.205229232486844" calcext:value-type="float">
            <text:p>0.205229232486844</text:p>
          </table:table-cell>
          <table:table-cell office:value-type="float" office:value="0" calcext:value-type="float">
            <text:p>0</text:p>
          </table:table-cell>
          <table:table-cell office:value-type="float" office:value="0.231174891979698" calcext:value-type="float">
            <text:p>0.231174891979698</text:p>
          </table:table-cell>
          <table:table-cell office:value-type="float" office:value="0.000134194882017702" calcext:value-type="float">
            <text:p>0.000134194882018</text:p>
          </table:table-cell>
          <table:table-cell office:value-type="float" office:value="0.127665116935052" calcext:value-type="float">
            <text:p>0.127665116935052</text:p>
          </table:table-cell>
          <table:table-cell office:value-type="float" office:value="0.0576888010160921" calcext:value-type="float">
            <text:p>0.057688801016092</text:p>
          </table:table-cell>
          <table:table-cell office:value-type="float" office:value="0.305066804054159" calcext:value-type="float">
            <text:p>0.305066804054159</text:p>
          </table:table-cell>
          <table:table-cell office:value-type="float" office:value="0.146056089792322" calcext:value-type="float">
            <text:p>0.146056089792322</text:p>
          </table:table-cell>
          <table:table-cell office:value-type="float" office:value="0.0233015918318916" calcext:value-type="float">
            <text:p>0.023301591831892</text:p>
          </table:table-cell>
          <table:table-cell office:value-type="float" office:value="0.213236989850153" calcext:value-type="float">
            <text:p>0.213236989850153</text:p>
          </table:table-cell>
          <table:table-cell office:value-type="float" office:value="0" calcext:value-type="float">
            <text:p>0</text:p>
          </table:table-cell>
          <table:table-cell office:value-type="float" office:value="0.239958688546181" calcext:value-type="float">
            <text:p>0.239958688546181</text:p>
          </table:table-cell>
          <table:table-cell office:value-type="float" office:value="0.000388926309644173" calcext:value-type="float">
            <text:p>0.000388926309644</text:p>
          </table:table-cell>
          <table:table-cell office:value-type="float" office:value="0.0971071580924995" calcext:value-type="float">
            <text:p>0.0971071580925</text:p>
          </table:table-cell>
          <table:table-cell office:value-type="float" office:value="0.0865800117250964" calcext:value-type="float">
            <text:p>0.086580011725096</text:p>
          </table:table-cell>
          <table:table-cell office:value-type="float" office:value="0.193370543852212" calcext:value-type="float">
            <text:p>0.193370543852212</text:p>
          </table:table-cell>
          <table:table-cell office:value-type="float" office:value="0.0557807767552353" calcext:value-type="float">
            <text:p>0.055780776755235</text:p>
          </table:table-cell>
          <table:table-cell office:value-type="float" office:value="0.0584221980106703" calcext:value-type="float">
            <text:p>0.05842219801067</text:p>
          </table:table-cell>
          <table:table-cell office:value-type="float" office:value="0.0777337364614177" calcext:value-type="float">
            <text:p>0.077733736461418</text:p>
          </table:table-cell>
          <table:table-cell office:value-type="float" office:value="0.136257834717582" calcext:value-type="float">
            <text:p>0.136257834717582</text:p>
          </table:table-cell>
          <table:table-cell office:value-type="float" office:value="0.432895807594751" calcext:value-type="float">
            <text:p>0.432895807594751</text:p>
          </table:table-cell>
          <table:table-cell/>
        </table:table-row>
        <table:table-row table:style-name="ro1">
          <table:table-cell office:value-type="float" office:value="1" calcext:value-type="float">
            <text:p>1</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office:value-type="string" calcext:value-type="string">
            <text:p>11/01/17</text:p>
          </table:table-cell>
          <table:table-cell office:value-type="string" calcext:value-type="string">
            <text:p>sum</text:p>
          </table:table-cell>
          <table:table-cell office:value-type="string" calcext:value-type="string">
            <text:p>trans4</text:p>
          </table:table-cell>
          <table:table-cell office:value-type="string" calcext:value-type="string">
            <text:p>site6</text:p>
          </table:table-cell>
          <table:table-cell office:value-type="string" calcext:value-type="string">
            <text:p>LanCam</text:p>
          </table:table-cell>
          <table:table-cell office:value-type="float" office:value="676.996887207031" calcext:value-type="float">
            <text:p>676.996887207031</text:p>
          </table:table-cell>
          <table:table-cell office:value-type="float" office:value="7672497.85570425" calcext:value-type="float">
            <text:p>7672497.85570425</text:p>
          </table:table-cell>
          <table:table-cell office:value-type="float" office:value="323619.963072093" calcext:value-type="float">
            <text:p>323619.963072093</text:p>
          </table:table-cell>
          <table:table-cell office:value-type="string" calcext:value-type="string">
            <text:p>AD</text:p>
          </table:table-cell>
          <table:table-cell office:value-type="float" office:value="19.8870048522949" calcext:value-type="float">
            <text:p>19.8870048522949</text:p>
          </table:table-cell>
          <table:table-cell office:value-type="float" office:value="1082.09716796875" calcext:value-type="float">
            <text:p>1082.09716796875</text:p>
          </table:table-cell>
          <table:table-cell table:number-columns-repeated="4" office:value-type="float" office:value="0" calcext:value-type="float">
            <text:p>0</text:p>
          </table:table-cell>
          <table:table-cell office:value-type="float" office:value="0.202082272032603" calcext:value-type="float">
            <text:p>0.202082272032603</text:p>
          </table:table-cell>
          <table:table-cell office:value-type="float" office:value="0" calcext:value-type="float">
            <text:p>0</text:p>
          </table:table-cell>
          <table:table-cell office:value-type="float" office:value="0.147191798267957" calcext:value-type="float">
            <text:p>0.147191798267957</text:p>
          </table:table-cell>
          <table:table-cell office:value-type="float" office:value="0" calcext:value-type="float">
            <text:p>0</text:p>
          </table:table-cell>
          <table:table-cell office:value-type="float" office:value="0.65072592969944" calcext:value-type="float">
            <text:p>0.65072592969944</text:p>
          </table:table-cell>
          <table:table-cell office:value-type="float" office:value="0" calcext:value-type="float">
            <text:p>0</text:p>
          </table:table-cell>
          <table:table-cell office:value-type="float" office:value="0.000251162066745435" calcext:value-type="float">
            <text:p>0.000251162066745</text:p>
          </table:table-cell>
          <table:table-cell office:value-type="float" office:value="0.0625959545219785" calcext:value-type="float">
            <text:p>0.062595954521979</text:p>
          </table:table-cell>
          <table:table-cell office:value-type="float" office:value="0" calcext:value-type="float">
            <text:p>0</text:p>
          </table:table-cell>
          <table:table-cell office:value-type="float" office:value="0.220304507474725" calcext:value-type="float">
            <text:p>0.220304507474725</text:p>
          </table:table-cell>
          <table:table-cell office:value-type="float" office:value="0" calcext:value-type="float">
            <text:p>0</text:p>
          </table:table-cell>
          <table:table-cell office:value-type="float" office:value="0.124028073551573" calcext:value-type="float">
            <text:p>0.124028073551573</text:p>
          </table:table-cell>
          <table:table-cell office:value-type="float" office:value="0.0254345811253476" calcext:value-type="float">
            <text:p>0.025434581125348</text:p>
          </table:table-cell>
          <table:table-cell office:value-type="float" office:value="0.567385721259631" calcext:value-type="float">
            <text:p>0.567385721259631</text:p>
          </table:table-cell>
          <table:table-cell office:value-type="float" office:value="0.0187675218664049" calcext:value-type="float">
            <text:p>0.018767521866405</text:p>
          </table:table-cell>
          <table:table-cell office:value-type="float" office:value="0.00191646104728804" calcext:value-type="float">
            <text:p>0.001916461047288</text:p>
          </table:table-cell>
          <table:table-cell office:value-type="float" office:value="0.234522830383911" calcext:value-type="float">
            <text:p>0.234522830383911</text:p>
          </table:table-cell>
          <table:table-cell office:value-type="float" office:value="0" calcext:value-type="float">
            <text:p>0</text:p>
          </table:table-cell>
          <table:table-cell office:value-type="float" office:value="0.133075093081461" calcext:value-type="float">
            <text:p>0.133075093081461</text:p>
          </table:table-cell>
          <table:table-cell office:value-type="float" office:value="0" calcext:value-type="float">
            <text:p>0</text:p>
          </table:table-cell>
          <table:table-cell office:value-type="float" office:value="0.133923217744289" calcext:value-type="float">
            <text:p>0.133923217744289</text:p>
          </table:table-cell>
          <table:table-cell office:value-type="float" office:value="0.0432941551033403" calcext:value-type="float">
            <text:p>0.04329415510334</text:p>
          </table:table-cell>
          <table:table-cell office:value-type="float" office:value="0.434500720773306" calcext:value-type="float">
            <text:p>0.434500720773306</text:p>
          </table:table-cell>
          <table:table-cell office:value-type="float" office:value="0.0649774250001908" calcext:value-type="float">
            <text:p>0.064977425000191</text:p>
          </table:table-cell>
          <table:table-cell office:value-type="float" office:value="0.00806353364594601" calcext:value-type="float">
            <text:p>0.008063533645946</text:p>
          </table:table-cell>
          <table:table-cell office:value-type="float" office:value="0.205229232486844" calcext:value-type="float">
            <text:p>0.205229232486844</text:p>
          </table:table-cell>
          <table:table-cell office:value-type="float" office:value="0" calcext:value-type="float">
            <text:p>0</text:p>
          </table:table-cell>
          <table:table-cell office:value-type="float" office:value="0.231174891979698" calcext:value-type="float">
            <text:p>0.231174891979698</text:p>
          </table:table-cell>
          <table:table-cell office:value-type="float" office:value="0.000134194882017702" calcext:value-type="float">
            <text:p>0.000134194882018</text:p>
          </table:table-cell>
          <table:table-cell office:value-type="float" office:value="0.127665116935052" calcext:value-type="float">
            <text:p>0.127665116935052</text:p>
          </table:table-cell>
          <table:table-cell office:value-type="float" office:value="0.0576888010160921" calcext:value-type="float">
            <text:p>0.057688801016092</text:p>
          </table:table-cell>
          <table:table-cell office:value-type="float" office:value="0.305066804054159" calcext:value-type="float">
            <text:p>0.305066804054159</text:p>
          </table:table-cell>
          <table:table-cell office:value-type="float" office:value="0.146056089792322" calcext:value-type="float">
            <text:p>0.146056089792322</text:p>
          </table:table-cell>
          <table:table-cell office:value-type="float" office:value="0.0233015918318916" calcext:value-type="float">
            <text:p>0.023301591831892</text:p>
          </table:table-cell>
          <table:table-cell office:value-type="float" office:value="0.213236989850153" calcext:value-type="float">
            <text:p>0.213236989850153</text:p>
          </table:table-cell>
          <table:table-cell office:value-type="float" office:value="0" calcext:value-type="float">
            <text:p>0</text:p>
          </table:table-cell>
          <table:table-cell office:value-type="float" office:value="0.239958688546181" calcext:value-type="float">
            <text:p>0.239958688546181</text:p>
          </table:table-cell>
          <table:table-cell office:value-type="float" office:value="0.000388926309644173" calcext:value-type="float">
            <text:p>0.000388926309644</text:p>
          </table:table-cell>
          <table:table-cell office:value-type="float" office:value="0.0971071580924995" calcext:value-type="float">
            <text:p>0.0971071580925</text:p>
          </table:table-cell>
          <table:table-cell office:value-type="float" office:value="0.0865800117250964" calcext:value-type="float">
            <text:p>0.086580011725096</text:p>
          </table:table-cell>
          <table:table-cell office:value-type="float" office:value="0.193370543852212" calcext:value-type="float">
            <text:p>0.193370543852212</text:p>
          </table:table-cell>
          <table:table-cell office:value-type="float" office:value="0.0557807767552353" calcext:value-type="float">
            <text:p>0.055780776755235</text:p>
          </table:table-cell>
          <table:table-cell office:value-type="float" office:value="0.0584221980106703" calcext:value-type="float">
            <text:p>0.05842219801067</text:p>
          </table:table-cell>
          <table:table-cell office:value-type="float" office:value="0.0777337364614177" calcext:value-type="float">
            <text:p>0.077733736461418</text:p>
          </table:table-cell>
          <table:table-cell office:value-type="float" office:value="0.136257834717582" calcext:value-type="float">
            <text:p>0.136257834717582</text:p>
          </table:table-cell>
          <table:table-cell office:value-type="float" office:value="0.432895807594751" calcext:value-type="float">
            <text:p>0.432895807594751</text:p>
          </table:table-cell>
          <table:table-cell/>
        </table:table-row>
        <table:table-row table:style-name="ro1">
          <table:table-cell table:number-columns-repeated="6" office:value-type="float" office:value="0" calcext:value-type="float">
            <text:p>0</text:p>
          </table:table-cell>
          <table:table-cell office:value-type="float" office:value="1" calcext:value-type="float">
            <text:p>1</text:p>
          </table:table-cell>
          <table:table-cell table:number-columns-repeated="34" office:value-type="float" office:value="0" calcext:value-type="float">
            <text:p>0</text:p>
          </table:table-cell>
          <table:table-cell office:value-type="string" calcext:value-type="string">
            <text:p>11/01/17</text:p>
          </table:table-cell>
          <table:table-cell office:value-type="string" calcext:value-type="string">
            <text:p>sum</text:p>
          </table:table-cell>
          <table:table-cell office:value-type="string" calcext:value-type="string">
            <text:p>trans4</text:p>
          </table:table-cell>
          <table:table-cell office:value-type="string" calcext:value-type="string">
            <text:p>site6</text:p>
          </table:table-cell>
          <table:table-cell office:value-type="string" calcext:value-type="string">
            <text:p>Other</text:p>
          </table:table-cell>
          <table:table-cell office:value-type="float" office:value="676.996887207031" calcext:value-type="float">
            <text:p>676.996887207031</text:p>
          </table:table-cell>
          <table:table-cell office:value-type="float" office:value="7672497.85570425" calcext:value-type="float">
            <text:p>7672497.85570425</text:p>
          </table:table-cell>
          <table:table-cell office:value-type="float" office:value="323619.963072093" calcext:value-type="float">
            <text:p>323619.963072093</text:p>
          </table:table-cell>
          <table:table-cell office:value-type="string" calcext:value-type="string">
            <text:p>AD</text:p>
          </table:table-cell>
          <table:table-cell office:value-type="float" office:value="19.8870048522949" calcext:value-type="float">
            <text:p>19.8870048522949</text:p>
          </table:table-cell>
          <table:table-cell office:value-type="float" office:value="1082.09716796875" calcext:value-type="float">
            <text:p>1082.09716796875</text:p>
          </table:table-cell>
          <table:table-cell table:number-columns-repeated="4" office:value-type="float" office:value="0" calcext:value-type="float">
            <text:p>0</text:p>
          </table:table-cell>
          <table:table-cell office:value-type="float" office:value="0.202082272032603" calcext:value-type="float">
            <text:p>0.202082272032603</text:p>
          </table:table-cell>
          <table:table-cell office:value-type="float" office:value="0" calcext:value-type="float">
            <text:p>0</text:p>
          </table:table-cell>
          <table:table-cell office:value-type="float" office:value="0.147191798267957" calcext:value-type="float">
            <text:p>0.147191798267957</text:p>
          </table:table-cell>
          <table:table-cell office:value-type="float" office:value="0" calcext:value-type="float">
            <text:p>0</text:p>
          </table:table-cell>
          <table:table-cell office:value-type="float" office:value="0.65072592969944" calcext:value-type="float">
            <text:p>0.65072592969944</text:p>
          </table:table-cell>
          <table:table-cell office:value-type="float" office:value="0" calcext:value-type="float">
            <text:p>0</text:p>
          </table:table-cell>
          <table:table-cell office:value-type="float" office:value="0.000251162066745435" calcext:value-type="float">
            <text:p>0.000251162066745</text:p>
          </table:table-cell>
          <table:table-cell office:value-type="float" office:value="0.0625959545219785" calcext:value-type="float">
            <text:p>0.062595954521979</text:p>
          </table:table-cell>
          <table:table-cell office:value-type="float" office:value="0" calcext:value-type="float">
            <text:p>0</text:p>
          </table:table-cell>
          <table:table-cell office:value-type="float" office:value="0.220304507474725" calcext:value-type="float">
            <text:p>0.220304507474725</text:p>
          </table:table-cell>
          <table:table-cell office:value-type="float" office:value="0" calcext:value-type="float">
            <text:p>0</text:p>
          </table:table-cell>
          <table:table-cell office:value-type="float" office:value="0.124028073551573" calcext:value-type="float">
            <text:p>0.124028073551573</text:p>
          </table:table-cell>
          <table:table-cell office:value-type="float" office:value="0.0254345811253476" calcext:value-type="float">
            <text:p>0.025434581125348</text:p>
          </table:table-cell>
          <table:table-cell office:value-type="float" office:value="0.567385721259631" calcext:value-type="float">
            <text:p>0.567385721259631</text:p>
          </table:table-cell>
          <table:table-cell office:value-type="float" office:value="0.0187675218664049" calcext:value-type="float">
            <text:p>0.018767521866405</text:p>
          </table:table-cell>
          <table:table-cell office:value-type="float" office:value="0.00191646104728804" calcext:value-type="float">
            <text:p>0.001916461047288</text:p>
          </table:table-cell>
          <table:table-cell office:value-type="float" office:value="0.234522830383911" calcext:value-type="float">
            <text:p>0.234522830383911</text:p>
          </table:table-cell>
          <table:table-cell office:value-type="float" office:value="0" calcext:value-type="float">
            <text:p>0</text:p>
          </table:table-cell>
          <table:table-cell office:value-type="float" office:value="0.133075093081461" calcext:value-type="float">
            <text:p>0.133075093081461</text:p>
          </table:table-cell>
          <table:table-cell office:value-type="float" office:value="0" calcext:value-type="float">
            <text:p>0</text:p>
          </table:table-cell>
          <table:table-cell office:value-type="float" office:value="0.133923217744289" calcext:value-type="float">
            <text:p>0.133923217744289</text:p>
          </table:table-cell>
          <table:table-cell office:value-type="float" office:value="0.0432941551033403" calcext:value-type="float">
            <text:p>0.04329415510334</text:p>
          </table:table-cell>
          <table:table-cell office:value-type="float" office:value="0.434500720773306" calcext:value-type="float">
            <text:p>0.434500720773306</text:p>
          </table:table-cell>
          <table:table-cell office:value-type="float" office:value="0.0649774250001908" calcext:value-type="float">
            <text:p>0.064977425000191</text:p>
          </table:table-cell>
          <table:table-cell office:value-type="float" office:value="0.00806353364594601" calcext:value-type="float">
            <text:p>0.008063533645946</text:p>
          </table:table-cell>
          <table:table-cell office:value-type="float" office:value="0.205229232486844" calcext:value-type="float">
            <text:p>0.205229232486844</text:p>
          </table:table-cell>
          <table:table-cell office:value-type="float" office:value="0" calcext:value-type="float">
            <text:p>0</text:p>
          </table:table-cell>
          <table:table-cell office:value-type="float" office:value="0.231174891979698" calcext:value-type="float">
            <text:p>0.231174891979698</text:p>
          </table:table-cell>
          <table:table-cell office:value-type="float" office:value="0.000134194882017702" calcext:value-type="float">
            <text:p>0.000134194882018</text:p>
          </table:table-cell>
          <table:table-cell office:value-type="float" office:value="0.127665116935052" calcext:value-type="float">
            <text:p>0.127665116935052</text:p>
          </table:table-cell>
          <table:table-cell office:value-type="float" office:value="0.0576888010160921" calcext:value-type="float">
            <text:p>0.057688801016092</text:p>
          </table:table-cell>
          <table:table-cell office:value-type="float" office:value="0.305066804054159" calcext:value-type="float">
            <text:p>0.305066804054159</text:p>
          </table:table-cell>
          <table:table-cell office:value-type="float" office:value="0.146056089792322" calcext:value-type="float">
            <text:p>0.146056089792322</text:p>
          </table:table-cell>
          <table:table-cell office:value-type="float" office:value="0.0233015918318916" calcext:value-type="float">
            <text:p>0.023301591831892</text:p>
          </table:table-cell>
          <table:table-cell office:value-type="float" office:value="0.213236989850153" calcext:value-type="float">
            <text:p>0.213236989850153</text:p>
          </table:table-cell>
          <table:table-cell office:value-type="float" office:value="0" calcext:value-type="float">
            <text:p>0</text:p>
          </table:table-cell>
          <table:table-cell office:value-type="float" office:value="0.239958688546181" calcext:value-type="float">
            <text:p>0.239958688546181</text:p>
          </table:table-cell>
          <table:table-cell office:value-type="float" office:value="0.000388926309644173" calcext:value-type="float">
            <text:p>0.000388926309644</text:p>
          </table:table-cell>
          <table:table-cell office:value-type="float" office:value="0.0971071580924995" calcext:value-type="float">
            <text:p>0.0971071580925</text:p>
          </table:table-cell>
          <table:table-cell office:value-type="float" office:value="0.0865800117250964" calcext:value-type="float">
            <text:p>0.086580011725096</text:p>
          </table:table-cell>
          <table:table-cell office:value-type="float" office:value="0.193370543852212" calcext:value-type="float">
            <text:p>0.193370543852212</text:p>
          </table:table-cell>
          <table:table-cell office:value-type="float" office:value="0.0557807767552353" calcext:value-type="float">
            <text:p>0.055780776755235</text:p>
          </table:table-cell>
          <table:table-cell office:value-type="float" office:value="0.0584221980106703" calcext:value-type="float">
            <text:p>0.05842219801067</text:p>
          </table:table-cell>
          <table:table-cell office:value-type="float" office:value="0.0777337364614177" calcext:value-type="float">
            <text:p>0.077733736461418</text:p>
          </table:table-cell>
          <table:table-cell office:value-type="float" office:value="0.136257834717582" calcext:value-type="float">
            <text:p>0.136257834717582</text:p>
          </table:table-cell>
          <table:table-cell office:value-type="float" office:value="0.432895807594751" calcext:value-type="float">
            <text:p>0.432895807594751</text:p>
          </table:table-cell>
          <table:table-cell/>
        </table:table-row>
        <table:table-row table:style-name="ro1">
          <table:table-cell table:number-columns-repeated="6" office:value-type="float" office:value="0" calcext:value-type="float">
            <text:p>0</text:p>
          </table:table-cell>
          <table:table-cell office:value-type="float" office:value="40" calcext:value-type="float">
            <text:p>40</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22" office:value-type="float" office:value="0" calcext:value-type="float">
            <text:p>0</text:p>
          </table:table-cell>
          <table:table-cell office:value-type="string" calcext:value-type="string">
            <text:p>11/01/17</text:p>
          </table:table-cell>
          <table:table-cell office:value-type="string" calcext:value-type="string">
            <text:p>sum</text:p>
          </table:table-cell>
          <table:table-cell office:value-type="string" calcext:value-type="string">
            <text:p>trans4</text:p>
          </table:table-cell>
          <table:table-cell office:value-type="string" calcext:value-type="string">
            <text:p>site6</text:p>
          </table:table-cell>
          <table:table-cell office:value-type="string" calcext:value-type="string">
            <text:p>Ipo</text:p>
          </table:table-cell>
          <table:table-cell office:value-type="float" office:value="676.996887207031" calcext:value-type="float">
            <text:p>676.996887207031</text:p>
          </table:table-cell>
          <table:table-cell office:value-type="float" office:value="7672497.85570425" calcext:value-type="float">
            <text:p>7672497.85570425</text:p>
          </table:table-cell>
          <table:table-cell office:value-type="float" office:value="323619.963072093" calcext:value-type="float">
            <text:p>323619.963072093</text:p>
          </table:table-cell>
          <table:table-cell office:value-type="string" calcext:value-type="string">
            <text:p>AD</text:p>
          </table:table-cell>
          <table:table-cell office:value-type="float" office:value="19.8870048522949" calcext:value-type="float">
            <text:p>19.8870048522949</text:p>
          </table:table-cell>
          <table:table-cell office:value-type="float" office:value="1082.09716796875" calcext:value-type="float">
            <text:p>1082.09716796875</text:p>
          </table:table-cell>
          <table:table-cell table:number-columns-repeated="4" office:value-type="float" office:value="0" calcext:value-type="float">
            <text:p>0</text:p>
          </table:table-cell>
          <table:table-cell office:value-type="float" office:value="0.202082272032603" calcext:value-type="float">
            <text:p>0.202082272032603</text:p>
          </table:table-cell>
          <table:table-cell office:value-type="float" office:value="0" calcext:value-type="float">
            <text:p>0</text:p>
          </table:table-cell>
          <table:table-cell office:value-type="float" office:value="0.147191798267957" calcext:value-type="float">
            <text:p>0.147191798267957</text:p>
          </table:table-cell>
          <table:table-cell office:value-type="float" office:value="0" calcext:value-type="float">
            <text:p>0</text:p>
          </table:table-cell>
          <table:table-cell office:value-type="float" office:value="0.65072592969944" calcext:value-type="float">
            <text:p>0.65072592969944</text:p>
          </table:table-cell>
          <table:table-cell office:value-type="float" office:value="0" calcext:value-type="float">
            <text:p>0</text:p>
          </table:table-cell>
          <table:table-cell office:value-type="float" office:value="0.000251162066745435" calcext:value-type="float">
            <text:p>0.000251162066745</text:p>
          </table:table-cell>
          <table:table-cell office:value-type="float" office:value="0.0625959545219785" calcext:value-type="float">
            <text:p>0.062595954521979</text:p>
          </table:table-cell>
          <table:table-cell office:value-type="float" office:value="0" calcext:value-type="float">
            <text:p>0</text:p>
          </table:table-cell>
          <table:table-cell office:value-type="float" office:value="0.220304507474725" calcext:value-type="float">
            <text:p>0.220304507474725</text:p>
          </table:table-cell>
          <table:table-cell office:value-type="float" office:value="0" calcext:value-type="float">
            <text:p>0</text:p>
          </table:table-cell>
          <table:table-cell office:value-type="float" office:value="0.124028073551573" calcext:value-type="float">
            <text:p>0.124028073551573</text:p>
          </table:table-cell>
          <table:table-cell office:value-type="float" office:value="0.0254345811253476" calcext:value-type="float">
            <text:p>0.025434581125348</text:p>
          </table:table-cell>
          <table:table-cell office:value-type="float" office:value="0.567385721259631" calcext:value-type="float">
            <text:p>0.567385721259631</text:p>
          </table:table-cell>
          <table:table-cell office:value-type="float" office:value="0.0187675218664049" calcext:value-type="float">
            <text:p>0.018767521866405</text:p>
          </table:table-cell>
          <table:table-cell office:value-type="float" office:value="0.00191646104728804" calcext:value-type="float">
            <text:p>0.001916461047288</text:p>
          </table:table-cell>
          <table:table-cell office:value-type="float" office:value="0.234522830383911" calcext:value-type="float">
            <text:p>0.234522830383911</text:p>
          </table:table-cell>
          <table:table-cell office:value-type="float" office:value="0" calcext:value-type="float">
            <text:p>0</text:p>
          </table:table-cell>
          <table:table-cell office:value-type="float" office:value="0.133075093081461" calcext:value-type="float">
            <text:p>0.133075093081461</text:p>
          </table:table-cell>
          <table:table-cell office:value-type="float" office:value="0" calcext:value-type="float">
            <text:p>0</text:p>
          </table:table-cell>
          <table:table-cell office:value-type="float" office:value="0.133923217744289" calcext:value-type="float">
            <text:p>0.133923217744289</text:p>
          </table:table-cell>
          <table:table-cell office:value-type="float" office:value="0.0432941551033403" calcext:value-type="float">
            <text:p>0.04329415510334</text:p>
          </table:table-cell>
          <table:table-cell office:value-type="float" office:value="0.434500720773306" calcext:value-type="float">
            <text:p>0.434500720773306</text:p>
          </table:table-cell>
          <table:table-cell office:value-type="float" office:value="0.0649774250001908" calcext:value-type="float">
            <text:p>0.064977425000191</text:p>
          </table:table-cell>
          <table:table-cell office:value-type="float" office:value="0.00806353364594601" calcext:value-type="float">
            <text:p>0.008063533645946</text:p>
          </table:table-cell>
          <table:table-cell office:value-type="float" office:value="0.205229232486844" calcext:value-type="float">
            <text:p>0.205229232486844</text:p>
          </table:table-cell>
          <table:table-cell office:value-type="float" office:value="0" calcext:value-type="float">
            <text:p>0</text:p>
          </table:table-cell>
          <table:table-cell office:value-type="float" office:value="0.231174891979698" calcext:value-type="float">
            <text:p>0.231174891979698</text:p>
          </table:table-cell>
          <table:table-cell office:value-type="float" office:value="0.000134194882017702" calcext:value-type="float">
            <text:p>0.000134194882018</text:p>
          </table:table-cell>
          <table:table-cell office:value-type="float" office:value="0.127665116935052" calcext:value-type="float">
            <text:p>0.127665116935052</text:p>
          </table:table-cell>
          <table:table-cell office:value-type="float" office:value="0.0576888010160921" calcext:value-type="float">
            <text:p>0.057688801016092</text:p>
          </table:table-cell>
          <table:table-cell office:value-type="float" office:value="0.305066804054159" calcext:value-type="float">
            <text:p>0.305066804054159</text:p>
          </table:table-cell>
          <table:table-cell office:value-type="float" office:value="0.146056089792322" calcext:value-type="float">
            <text:p>0.146056089792322</text:p>
          </table:table-cell>
          <table:table-cell office:value-type="float" office:value="0.0233015918318916" calcext:value-type="float">
            <text:p>0.023301591831892</text:p>
          </table:table-cell>
          <table:table-cell office:value-type="float" office:value="0.213236989850153" calcext:value-type="float">
            <text:p>0.213236989850153</text:p>
          </table:table-cell>
          <table:table-cell office:value-type="float" office:value="0" calcext:value-type="float">
            <text:p>0</text:p>
          </table:table-cell>
          <table:table-cell office:value-type="float" office:value="0.239958688546181" calcext:value-type="float">
            <text:p>0.239958688546181</text:p>
          </table:table-cell>
          <table:table-cell office:value-type="float" office:value="0.000388926309644173" calcext:value-type="float">
            <text:p>0.000388926309644</text:p>
          </table:table-cell>
          <table:table-cell office:value-type="float" office:value="0.0971071580924995" calcext:value-type="float">
            <text:p>0.0971071580925</text:p>
          </table:table-cell>
          <table:table-cell office:value-type="float" office:value="0.0865800117250964" calcext:value-type="float">
            <text:p>0.086580011725096</text:p>
          </table:table-cell>
          <table:table-cell office:value-type="float" office:value="0.193370543852212" calcext:value-type="float">
            <text:p>0.193370543852212</text:p>
          </table:table-cell>
          <table:table-cell office:value-type="float" office:value="0.0557807767552353" calcext:value-type="float">
            <text:p>0.055780776755235</text:p>
          </table:table-cell>
          <table:table-cell office:value-type="float" office:value="0.0584221980106703" calcext:value-type="float">
            <text:p>0.05842219801067</text:p>
          </table:table-cell>
          <table:table-cell office:value-type="float" office:value="0.0777337364614177" calcext:value-type="float">
            <text:p>0.077733736461418</text:p>
          </table:table-cell>
          <table:table-cell office:value-type="float" office:value="0.136257834717582" calcext:value-type="float">
            <text:p>0.136257834717582</text:p>
          </table:table-cell>
          <table:table-cell office:value-type="float" office:value="0.432895807594751" calcext:value-type="float">
            <text:p>0.432895807594751</text:p>
          </table:table-cell>
          <table:table-cell/>
        </table:table-row>
        <table:table-row table:style-name="ro1">
          <table:table-cell office:value-type="float" office:value="7" calcext:value-type="float">
            <text:p>7</text:p>
          </table:table-cell>
          <table:table-cell table:number-columns-repeated="40" office:value-type="float" office:value="0" calcext:value-type="float">
            <text:p>0</text:p>
          </table:table-cell>
          <table:table-cell office:value-type="string" calcext:value-type="string">
            <text:p>11/01/17</text:p>
          </table:table-cell>
          <table:table-cell office:value-type="string" calcext:value-type="string">
            <text:p>sum</text:p>
          </table:table-cell>
          <table:table-cell office:value-type="string" calcext:value-type="string">
            <text:p>trans4</text:p>
          </table:table-cell>
          <table:table-cell office:value-type="string" calcext:value-type="string">
            <text:p>site6</text:p>
          </table:table-cell>
          <table:table-cell office:value-type="string" calcext:value-type="string">
            <text:p>Other</text:p>
          </table:table-cell>
          <table:table-cell office:value-type="float" office:value="676.996887207031" calcext:value-type="float">
            <text:p>676.996887207031</text:p>
          </table:table-cell>
          <table:table-cell office:value-type="float" office:value="7672497.85570425" calcext:value-type="float">
            <text:p>7672497.85570425</text:p>
          </table:table-cell>
          <table:table-cell office:value-type="float" office:value="323619.963072093" calcext:value-type="float">
            <text:p>323619.963072093</text:p>
          </table:table-cell>
          <table:table-cell office:value-type="string" calcext:value-type="string">
            <text:p>AD</text:p>
          </table:table-cell>
          <table:table-cell office:value-type="float" office:value="19.8870048522949" calcext:value-type="float">
            <text:p>19.8870048522949</text:p>
          </table:table-cell>
          <table:table-cell office:value-type="float" office:value="1082.09716796875" calcext:value-type="float">
            <text:p>1082.09716796875</text:p>
          </table:table-cell>
          <table:table-cell table:number-columns-repeated="4" office:value-type="float" office:value="0" calcext:value-type="float">
            <text:p>0</text:p>
          </table:table-cell>
          <table:table-cell office:value-type="float" office:value="0.202082272032603" calcext:value-type="float">
            <text:p>0.202082272032603</text:p>
          </table:table-cell>
          <table:table-cell office:value-type="float" office:value="0" calcext:value-type="float">
            <text:p>0</text:p>
          </table:table-cell>
          <table:table-cell office:value-type="float" office:value="0.147191798267957" calcext:value-type="float">
            <text:p>0.147191798267957</text:p>
          </table:table-cell>
          <table:table-cell office:value-type="float" office:value="0" calcext:value-type="float">
            <text:p>0</text:p>
          </table:table-cell>
          <table:table-cell office:value-type="float" office:value="0.65072592969944" calcext:value-type="float">
            <text:p>0.65072592969944</text:p>
          </table:table-cell>
          <table:table-cell office:value-type="float" office:value="0" calcext:value-type="float">
            <text:p>0</text:p>
          </table:table-cell>
          <table:table-cell office:value-type="float" office:value="0.000251162066745435" calcext:value-type="float">
            <text:p>0.000251162066745</text:p>
          </table:table-cell>
          <table:table-cell office:value-type="float" office:value="0.0625959545219785" calcext:value-type="float">
            <text:p>0.062595954521979</text:p>
          </table:table-cell>
          <table:table-cell office:value-type="float" office:value="0" calcext:value-type="float">
            <text:p>0</text:p>
          </table:table-cell>
          <table:table-cell office:value-type="float" office:value="0.220304507474725" calcext:value-type="float">
            <text:p>0.220304507474725</text:p>
          </table:table-cell>
          <table:table-cell office:value-type="float" office:value="0" calcext:value-type="float">
            <text:p>0</text:p>
          </table:table-cell>
          <table:table-cell office:value-type="float" office:value="0.124028073551573" calcext:value-type="float">
            <text:p>0.124028073551573</text:p>
          </table:table-cell>
          <table:table-cell office:value-type="float" office:value="0.0254345811253476" calcext:value-type="float">
            <text:p>0.025434581125348</text:p>
          </table:table-cell>
          <table:table-cell office:value-type="float" office:value="0.567385721259631" calcext:value-type="float">
            <text:p>0.567385721259631</text:p>
          </table:table-cell>
          <table:table-cell office:value-type="float" office:value="0.0187675218664049" calcext:value-type="float">
            <text:p>0.018767521866405</text:p>
          </table:table-cell>
          <table:table-cell office:value-type="float" office:value="0.00191646104728804" calcext:value-type="float">
            <text:p>0.001916461047288</text:p>
          </table:table-cell>
          <table:table-cell office:value-type="float" office:value="0.234522830383911" calcext:value-type="float">
            <text:p>0.234522830383911</text:p>
          </table:table-cell>
          <table:table-cell office:value-type="float" office:value="0" calcext:value-type="float">
            <text:p>0</text:p>
          </table:table-cell>
          <table:table-cell office:value-type="float" office:value="0.133075093081461" calcext:value-type="float">
            <text:p>0.133075093081461</text:p>
          </table:table-cell>
          <table:table-cell office:value-type="float" office:value="0" calcext:value-type="float">
            <text:p>0</text:p>
          </table:table-cell>
          <table:table-cell office:value-type="float" office:value="0.133923217744289" calcext:value-type="float">
            <text:p>0.133923217744289</text:p>
          </table:table-cell>
          <table:table-cell office:value-type="float" office:value="0.0432941551033403" calcext:value-type="float">
            <text:p>0.04329415510334</text:p>
          </table:table-cell>
          <table:table-cell office:value-type="float" office:value="0.434500720773306" calcext:value-type="float">
            <text:p>0.434500720773306</text:p>
          </table:table-cell>
          <table:table-cell office:value-type="float" office:value="0.0649774250001908" calcext:value-type="float">
            <text:p>0.064977425000191</text:p>
          </table:table-cell>
          <table:table-cell office:value-type="float" office:value="0.00806353364594601" calcext:value-type="float">
            <text:p>0.008063533645946</text:p>
          </table:table-cell>
          <table:table-cell office:value-type="float" office:value="0.205229232486844" calcext:value-type="float">
            <text:p>0.205229232486844</text:p>
          </table:table-cell>
          <table:table-cell office:value-type="float" office:value="0" calcext:value-type="float">
            <text:p>0</text:p>
          </table:table-cell>
          <table:table-cell office:value-type="float" office:value="0.231174891979698" calcext:value-type="float">
            <text:p>0.231174891979698</text:p>
          </table:table-cell>
          <table:table-cell office:value-type="float" office:value="0.000134194882017702" calcext:value-type="float">
            <text:p>0.000134194882018</text:p>
          </table:table-cell>
          <table:table-cell office:value-type="float" office:value="0.127665116935052" calcext:value-type="float">
            <text:p>0.127665116935052</text:p>
          </table:table-cell>
          <table:table-cell office:value-type="float" office:value="0.0576888010160921" calcext:value-type="float">
            <text:p>0.057688801016092</text:p>
          </table:table-cell>
          <table:table-cell office:value-type="float" office:value="0.305066804054159" calcext:value-type="float">
            <text:p>0.305066804054159</text:p>
          </table:table-cell>
          <table:table-cell office:value-type="float" office:value="0.146056089792322" calcext:value-type="float">
            <text:p>0.146056089792322</text:p>
          </table:table-cell>
          <table:table-cell office:value-type="float" office:value="0.0233015918318916" calcext:value-type="float">
            <text:p>0.023301591831892</text:p>
          </table:table-cell>
          <table:table-cell office:value-type="float" office:value="0.213236989850153" calcext:value-type="float">
            <text:p>0.213236989850153</text:p>
          </table:table-cell>
          <table:table-cell office:value-type="float" office:value="0" calcext:value-type="float">
            <text:p>0</text:p>
          </table:table-cell>
          <table:table-cell office:value-type="float" office:value="0.239958688546181" calcext:value-type="float">
            <text:p>0.239958688546181</text:p>
          </table:table-cell>
          <table:table-cell office:value-type="float" office:value="0.000388926309644173" calcext:value-type="float">
            <text:p>0.000388926309644</text:p>
          </table:table-cell>
          <table:table-cell office:value-type="float" office:value="0.0971071580924995" calcext:value-type="float">
            <text:p>0.0971071580925</text:p>
          </table:table-cell>
          <table:table-cell office:value-type="float" office:value="0.0865800117250964" calcext:value-type="float">
            <text:p>0.086580011725096</text:p>
          </table:table-cell>
          <table:table-cell office:value-type="float" office:value="0.193370543852212" calcext:value-type="float">
            <text:p>0.193370543852212</text:p>
          </table:table-cell>
          <table:table-cell office:value-type="float" office:value="0.0557807767552353" calcext:value-type="float">
            <text:p>0.055780776755235</text:p>
          </table:table-cell>
          <table:table-cell office:value-type="float" office:value="0.0584221980106703" calcext:value-type="float">
            <text:p>0.05842219801067</text:p>
          </table:table-cell>
          <table:table-cell office:value-type="float" office:value="0.0777337364614177" calcext:value-type="float">
            <text:p>0.077733736461418</text:p>
          </table:table-cell>
          <table:table-cell office:value-type="float" office:value="0.136257834717582" calcext:value-type="float">
            <text:p>0.136257834717582</text:p>
          </table:table-cell>
          <table:table-cell office:value-type="float" office:value="0.432895807594751" calcext:value-type="float">
            <text:p>0.432895807594751</text:p>
          </table:table-cell>
          <table:table-cell/>
        </table:table-row>
        <table:table-row table:style-name="ro1">
          <table:table-cell office:value-type="float" office:value="10" calcext:value-type="float">
            <text:p>10</text:p>
          </table:table-cell>
          <table:table-cell table:number-columns-repeated="15" office:value-type="float" office:value="0" calcext:value-type="float">
            <text:p>0</text:p>
          </table:table-cell>
          <table:table-cell office:value-type="float" office:value="1" calcext:value-type="float">
            <text:p>1</text:p>
          </table:table-cell>
          <table:table-cell table:number-columns-repeated="24" office:value-type="float" office:value="0" calcext:value-type="float">
            <text:p>0</text:p>
          </table:table-cell>
          <table:table-cell office:value-type="string" calcext:value-type="string">
            <text:p>11/01/17</text:p>
          </table:table-cell>
          <table:table-cell office:value-type="string" calcext:value-type="string">
            <text:p>sum</text:p>
          </table:table-cell>
          <table:table-cell office:value-type="string" calcext:value-type="string">
            <text:p>trans4</text:p>
          </table:table-cell>
          <table:table-cell office:value-type="string" calcext:value-type="string">
            <text:p>site6</text:p>
          </table:table-cell>
          <table:table-cell office:value-type="string" calcext:value-type="string">
            <text:p>Other</text:p>
          </table:table-cell>
          <table:table-cell office:value-type="float" office:value="676.996887207031" calcext:value-type="float">
            <text:p>676.996887207031</text:p>
          </table:table-cell>
          <table:table-cell office:value-type="float" office:value="7672497.85570425" calcext:value-type="float">
            <text:p>7672497.85570425</text:p>
          </table:table-cell>
          <table:table-cell office:value-type="float" office:value="323619.963072093" calcext:value-type="float">
            <text:p>323619.963072093</text:p>
          </table:table-cell>
          <table:table-cell office:value-type="string" calcext:value-type="string">
            <text:p>AD</text:p>
          </table:table-cell>
          <table:table-cell office:value-type="float" office:value="19.8870048522949" calcext:value-type="float">
            <text:p>19.8870048522949</text:p>
          </table:table-cell>
          <table:table-cell office:value-type="float" office:value="1082.09716796875" calcext:value-type="float">
            <text:p>1082.09716796875</text:p>
          </table:table-cell>
          <table:table-cell table:number-columns-repeated="4" office:value-type="float" office:value="0" calcext:value-type="float">
            <text:p>0</text:p>
          </table:table-cell>
          <table:table-cell office:value-type="float" office:value="0.202082272032603" calcext:value-type="float">
            <text:p>0.202082272032603</text:p>
          </table:table-cell>
          <table:table-cell office:value-type="float" office:value="0" calcext:value-type="float">
            <text:p>0</text:p>
          </table:table-cell>
          <table:table-cell office:value-type="float" office:value="0.147191798267957" calcext:value-type="float">
            <text:p>0.147191798267957</text:p>
          </table:table-cell>
          <table:table-cell office:value-type="float" office:value="0" calcext:value-type="float">
            <text:p>0</text:p>
          </table:table-cell>
          <table:table-cell office:value-type="float" office:value="0.65072592969944" calcext:value-type="float">
            <text:p>0.65072592969944</text:p>
          </table:table-cell>
          <table:table-cell office:value-type="float" office:value="0" calcext:value-type="float">
            <text:p>0</text:p>
          </table:table-cell>
          <table:table-cell office:value-type="float" office:value="0.000251162066745435" calcext:value-type="float">
            <text:p>0.000251162066745</text:p>
          </table:table-cell>
          <table:table-cell office:value-type="float" office:value="0.0625959545219785" calcext:value-type="float">
            <text:p>0.062595954521979</text:p>
          </table:table-cell>
          <table:table-cell office:value-type="float" office:value="0" calcext:value-type="float">
            <text:p>0</text:p>
          </table:table-cell>
          <table:table-cell office:value-type="float" office:value="0.220304507474725" calcext:value-type="float">
            <text:p>0.220304507474725</text:p>
          </table:table-cell>
          <table:table-cell office:value-type="float" office:value="0" calcext:value-type="float">
            <text:p>0</text:p>
          </table:table-cell>
          <table:table-cell office:value-type="float" office:value="0.124028073551573" calcext:value-type="float">
            <text:p>0.124028073551573</text:p>
          </table:table-cell>
          <table:table-cell office:value-type="float" office:value="0.0254345811253476" calcext:value-type="float">
            <text:p>0.025434581125348</text:p>
          </table:table-cell>
          <table:table-cell office:value-type="float" office:value="0.567385721259631" calcext:value-type="float">
            <text:p>0.567385721259631</text:p>
          </table:table-cell>
          <table:table-cell office:value-type="float" office:value="0.0187675218664049" calcext:value-type="float">
            <text:p>0.018767521866405</text:p>
          </table:table-cell>
          <table:table-cell office:value-type="float" office:value="0.00191646104728804" calcext:value-type="float">
            <text:p>0.001916461047288</text:p>
          </table:table-cell>
          <table:table-cell office:value-type="float" office:value="0.234522830383911" calcext:value-type="float">
            <text:p>0.234522830383911</text:p>
          </table:table-cell>
          <table:table-cell office:value-type="float" office:value="0" calcext:value-type="float">
            <text:p>0</text:p>
          </table:table-cell>
          <table:table-cell office:value-type="float" office:value="0.133075093081461" calcext:value-type="float">
            <text:p>0.133075093081461</text:p>
          </table:table-cell>
          <table:table-cell office:value-type="float" office:value="0" calcext:value-type="float">
            <text:p>0</text:p>
          </table:table-cell>
          <table:table-cell office:value-type="float" office:value="0.133923217744289" calcext:value-type="float">
            <text:p>0.133923217744289</text:p>
          </table:table-cell>
          <table:table-cell office:value-type="float" office:value="0.0432941551033403" calcext:value-type="float">
            <text:p>0.04329415510334</text:p>
          </table:table-cell>
          <table:table-cell office:value-type="float" office:value="0.434500720773306" calcext:value-type="float">
            <text:p>0.434500720773306</text:p>
          </table:table-cell>
          <table:table-cell office:value-type="float" office:value="0.0649774250001908" calcext:value-type="float">
            <text:p>0.064977425000191</text:p>
          </table:table-cell>
          <table:table-cell office:value-type="float" office:value="0.00806353364594601" calcext:value-type="float">
            <text:p>0.008063533645946</text:p>
          </table:table-cell>
          <table:table-cell office:value-type="float" office:value="0.205229232486844" calcext:value-type="float">
            <text:p>0.205229232486844</text:p>
          </table:table-cell>
          <table:table-cell office:value-type="float" office:value="0" calcext:value-type="float">
            <text:p>0</text:p>
          </table:table-cell>
          <table:table-cell office:value-type="float" office:value="0.231174891979698" calcext:value-type="float">
            <text:p>0.231174891979698</text:p>
          </table:table-cell>
          <table:table-cell office:value-type="float" office:value="0.000134194882017702" calcext:value-type="float">
            <text:p>0.000134194882018</text:p>
          </table:table-cell>
          <table:table-cell office:value-type="float" office:value="0.127665116935052" calcext:value-type="float">
            <text:p>0.127665116935052</text:p>
          </table:table-cell>
          <table:table-cell office:value-type="float" office:value="0.0576888010160921" calcext:value-type="float">
            <text:p>0.057688801016092</text:p>
          </table:table-cell>
          <table:table-cell office:value-type="float" office:value="0.305066804054159" calcext:value-type="float">
            <text:p>0.305066804054159</text:p>
          </table:table-cell>
          <table:table-cell office:value-type="float" office:value="0.146056089792322" calcext:value-type="float">
            <text:p>0.146056089792322</text:p>
          </table:table-cell>
          <table:table-cell office:value-type="float" office:value="0.0233015918318916" calcext:value-type="float">
            <text:p>0.023301591831892</text:p>
          </table:table-cell>
          <table:table-cell office:value-type="float" office:value="0.213236989850153" calcext:value-type="float">
            <text:p>0.213236989850153</text:p>
          </table:table-cell>
          <table:table-cell office:value-type="float" office:value="0" calcext:value-type="float">
            <text:p>0</text:p>
          </table:table-cell>
          <table:table-cell office:value-type="float" office:value="0.239958688546181" calcext:value-type="float">
            <text:p>0.239958688546181</text:p>
          </table:table-cell>
          <table:table-cell office:value-type="float" office:value="0.000388926309644173" calcext:value-type="float">
            <text:p>0.000388926309644</text:p>
          </table:table-cell>
          <table:table-cell office:value-type="float" office:value="0.0971071580924995" calcext:value-type="float">
            <text:p>0.0971071580925</text:p>
          </table:table-cell>
          <table:table-cell office:value-type="float" office:value="0.0865800117250964" calcext:value-type="float">
            <text:p>0.086580011725096</text:p>
          </table:table-cell>
          <table:table-cell office:value-type="float" office:value="0.193370543852212" calcext:value-type="float">
            <text:p>0.193370543852212</text:p>
          </table:table-cell>
          <table:table-cell office:value-type="float" office:value="0.0557807767552353" calcext:value-type="float">
            <text:p>0.055780776755235</text:p>
          </table:table-cell>
          <table:table-cell office:value-type="float" office:value="0.0584221980106703" calcext:value-type="float">
            <text:p>0.05842219801067</text:p>
          </table:table-cell>
          <table:table-cell office:value-type="float" office:value="0.0777337364614177" calcext:value-type="float">
            <text:p>0.077733736461418</text:p>
          </table:table-cell>
          <table:table-cell office:value-type="float" office:value="0.136257834717582" calcext:value-type="float">
            <text:p>0.136257834717582</text:p>
          </table:table-cell>
          <table:table-cell office:value-type="float" office:value="0.432895807594751" calcext:value-type="float">
            <text:p>0.432895807594751</text:p>
          </table:table-cell>
          <table:table-cell/>
        </table:table-row>
        <table:table-row table:style-name="ro1">
          <table:table-cell table:number-columns-repeated="5" office:value-type="float" office:value="0" calcext:value-type="float">
            <text:p>0</text:p>
          </table:table-cell>
          <table:table-cell office:value-type="float" office:value="10" calcext:value-type="float">
            <text:p>10</text:p>
          </table:table-cell>
          <table:table-cell table:number-columns-repeated="8" office:value-type="float" office:value="0" calcext:value-type="float">
            <text:p>0</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office:value-type="string" calcext:value-type="string">
            <text:p>11/01/17</text:p>
          </table:table-cell>
          <table:table-cell office:value-type="string" calcext:value-type="string">
            <text:p>sum</text:p>
          </table:table-cell>
          <table:table-cell office:value-type="string" calcext:value-type="string">
            <text:p>trans4</text:p>
          </table:table-cell>
          <table:table-cell office:value-type="string" calcext:value-type="string">
            <text:p>site7</text:p>
          </table:table-cell>
          <table:table-cell office:value-type="string" calcext:value-type="string">
            <text:p>SolMau</text:p>
          </table:table-cell>
          <table:table-cell office:value-type="float" office:value="362.624633789062" calcext:value-type="float">
            <text:p>362.624633789062</text:p>
          </table:table-cell>
          <table:table-cell office:value-type="float" office:value="7673151.24761662" calcext:value-type="float">
            <text:p>7673151.24761662</text:p>
          </table:table-cell>
          <table:table-cell office:value-type="float" office:value="321193.134812704" calcext:value-type="float">
            <text:p>321193.134812704</text:p>
          </table:table-cell>
          <table:table-cell office:value-type="string" calcext:value-type="string">
            <text:p>AD</text:p>
          </table:table-cell>
          <table:table-cell office:value-type="float" office:value="21.6683616638184" calcext:value-type="float">
            <text:p>21.6683616638184</text:p>
          </table:table-cell>
          <table:table-cell office:value-type="float" office:value="849.394653320312" calcext:value-type="float">
            <text:p>849.394653320312</text:p>
          </table:table-cell>
          <table:table-cell office:value-type="float" office:value="0.123599083036169" calcext:value-type="float">
            <text:p>0.123599083036169</text:p>
          </table:table-cell>
          <table:table-cell office:value-type="float" office:value="0" calcext:value-type="float">
            <text:p>0</text:p>
          </table:table-cell>
          <table:table-cell office:value-type="float" office:value="0.255571828833418" calcext:value-type="float">
            <text:p>0.255571828833418</text:p>
          </table:table-cell>
          <table:table-cell office:value-type="float" office:value="0" calcext:value-type="float">
            <text:p>0</text:p>
          </table:table-cell>
          <table:table-cell office:value-type="float" office:value="0.0592205807437595" calcext:value-type="float">
            <text:p>0.05922058074376</text:p>
          </table:table-cell>
          <table:table-cell office:value-type="float" office:value="0" calcext:value-type="float">
            <text:p>0</text:p>
          </table:table-cell>
          <table:table-cell office:value-type="float" office:value="0.365830361691289" calcext:value-type="float">
            <text:p>0.365830361691289</text:p>
          </table:table-cell>
          <table:table-cell office:value-type="float" office:value="0.0944982170147733" calcext:value-type="float">
            <text:p>0.094498217014773</text:p>
          </table:table-cell>
          <table:table-cell office:value-type="float" office:value="0.101279928680591" calcext:value-type="float">
            <text:p>0.101279928680591</text:p>
          </table:table-cell>
          <table:table-cell office:value-type="float" office:value="0.123815452966541" calcext:value-type="float">
            <text:p>0.123815452966541</text:p>
          </table:table-cell>
          <table:table-cell office:value-type="float" office:value="0.0302826641386897" calcext:value-type="float">
            <text:p>0.03028266413869</text:p>
          </table:table-cell>
          <table:table-cell office:value-type="float" office:value="0.207871865526719" calcext:value-type="float">
            <text:p>0.207871865526719</text:p>
          </table:table-cell>
          <table:table-cell office:value-type="float" office:value="0" calcext:value-type="float">
            <text:p>0</text:p>
          </table:table-cell>
          <table:table-cell office:value-type="float" office:value="0.166680226244504" calcext:value-type="float">
            <text:p>0.166680226244504</text:p>
          </table:table-cell>
          <table:table-cell office:value-type="float" office:value="0" calcext:value-type="float">
            <text:p>0</text:p>
          </table:table-cell>
          <table:table-cell office:value-type="float" office:value="0.180755068039603" calcext:value-type="float">
            <text:p>0.180755068039603</text:p>
          </table:table-cell>
          <table:table-cell office:value-type="float" office:value="0.10174635571607" calcext:value-type="float">
            <text:p>0.10174635571607</text:p>
          </table:table-cell>
          <table:table-cell office:value-type="float" office:value="0.188848367367874" calcext:value-type="float">
            <text:p>0.188848367367874</text:p>
          </table:table-cell>
          <table:table-cell office:value-type="float" office:value="0.202306065759487" calcext:value-type="float">
            <text:p>0.202306065759487</text:p>
          </table:table-cell>
          <table:table-cell office:value-type="float" office:value="0.0451582435483486" calcext:value-type="float">
            <text:p>0.045158243548349</text:p>
          </table:table-cell>
          <table:table-cell office:value-type="float" office:value="0.115726013635113" calcext:value-type="float">
            <text:p>0.115726013635113</text:p>
          </table:table-cell>
          <table:table-cell office:value-type="float" office:value="0" calcext:value-type="float">
            <text:p>0</text:p>
          </table:table-cell>
          <table:table-cell office:value-type="float" office:value="0.207658232493807" calcext:value-type="float">
            <text:p>0.207658232493807</text:p>
          </table:table-cell>
          <table:table-cell office:value-type="float" office:value="0" calcext:value-type="float">
            <text:p>0</text:p>
          </table:table-cell>
          <table:table-cell office:value-type="float" office:value="0.128339687483695" calcext:value-type="float">
            <text:p>0.128339687483695</text:p>
          </table:table-cell>
          <table:table-cell office:value-type="float" office:value="0.0659469718073821" calcext:value-type="float">
            <text:p>0.065946971807382</text:p>
          </table:table-cell>
          <table:table-cell office:value-type="float" office:value="0.234864785272167" calcext:value-type="float">
            <text:p>0.234864785272167</text:p>
          </table:table-cell>
          <table:table-cell office:value-type="float" office:value="0.187731680773627" calcext:value-type="float">
            <text:p>0.187731680773627</text:p>
          </table:table-cell>
          <table:table-cell office:value-type="float" office:value="0.0327457947505689" calcext:value-type="float">
            <text:p>0.032745794750569</text:p>
          </table:table-cell>
          <table:table-cell office:value-type="float" office:value="0.0717278938915213" calcext:value-type="float">
            <text:p>0.071727893891521</text:p>
          </table:table-cell>
          <table:table-cell office:value-type="float" office:value="0" calcext:value-type="float">
            <text:p>0</text:p>
          </table:table-cell>
          <table:table-cell office:value-type="float" office:value="0.1566985608164" calcext:value-type="float">
            <text:p>0.1566985608164</text:p>
          </table:table-cell>
          <table:table-cell office:value-type="float" office:value="0" calcext:value-type="float">
            <text:p>0</text:p>
          </table:table-cell>
          <table:table-cell office:value-type="float" office:value="0.0707111823534241" calcext:value-type="float">
            <text:p>0.070711182353424</text:p>
          </table:table-cell>
          <table:table-cell office:value-type="float" office:value="0.115752240238622" calcext:value-type="float">
            <text:p>0.115752240238622</text:p>
          </table:table-cell>
          <table:table-cell office:value-type="float" office:value="0.364632647175836" calcext:value-type="float">
            <text:p>0.364632647175836</text:p>
          </table:table-cell>
          <table:table-cell office:value-type="float" office:value="0.0937489332115772" calcext:value-type="float">
            <text:p>0.093748933211577</text:p>
          </table:table-cell>
          <table:table-cell office:value-type="float" office:value="0.0232807571104115" calcext:value-type="float">
            <text:p>0.023280757110412</text:p>
          </table:table-cell>
          <table:table-cell office:value-type="float" office:value="0.129432705919502" calcext:value-type="float">
            <text:p>0.129432705919502</text:p>
          </table:table-cell>
          <table:table-cell office:value-type="float" office:value="0" calcext:value-type="float">
            <text:p>0</text:p>
          </table:table-cell>
          <table:table-cell office:value-type="float" office:value="0.108815552815095" calcext:value-type="float">
            <text:p>0.108815552815095</text:p>
          </table:table-cell>
          <table:table-cell office:value-type="float" office:value="0.00251978759175714" calcext:value-type="float">
            <text:p>0.002519787591757</text:p>
          </table:table-cell>
          <table:table-cell office:value-type="float" office:value="0.216223078260665" calcext:value-type="float">
            <text:p>0.216223078260665</text:p>
          </table:table-cell>
          <table:table-cell office:value-type="float" office:value="0.0748824465832367" calcext:value-type="float">
            <text:p>0.074882446583237</text:p>
          </table:table-cell>
          <table:table-cell office:value-type="float" office:value="0.351096738507755" calcext:value-type="float">
            <text:p>0.351096738507755</text:p>
          </table:table-cell>
          <table:table-cell office:value-type="float" office:value="0.122231505172649" calcext:value-type="float">
            <text:p>0.122231505172649</text:p>
          </table:table-cell>
          <table:table-cell office:value-type="float" office:value="0.136058939781347" calcext:value-type="float">
            <text:p>0.136058939781347</text:p>
          </table:table-cell>
          <table:table-cell office:value-type="float" office:value="0.114049014923446" calcext:value-type="float">
            <text:p>0.114049014923446</text:p>
          </table:table-cell>
          <table:table-cell office:value-type="float" office:value="0.11238647755635" calcext:value-type="float">
            <text:p>0.11238647755635</text:p>
          </table:table-cell>
          <table:table-cell office:value-type="float" office:value="0.273168204389822" calcext:value-type="float">
            <text:p>0.273168204389822</text:p>
          </table:table-cell>
          <table:table-cell/>
        </table:table-row>
        <table:table-row table:style-name="ro1">
          <table:table-cell office:value-type="float" office:value="3" calcext:value-type="float">
            <text:p>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26" office:value-type="float" office:value="0" calcext:value-type="float">
            <text:p>0</text:p>
          </table:table-cell>
          <table:table-cell office:value-type="string" calcext:value-type="string">
            <text:p>11/01/17</text:p>
          </table:table-cell>
          <table:table-cell office:value-type="string" calcext:value-type="string">
            <text:p>sum</text:p>
          </table:table-cell>
          <table:table-cell office:value-type="string" calcext:value-type="string">
            <text:p>trans4</text:p>
          </table:table-cell>
          <table:table-cell office:value-type="string" calcext:value-type="string">
            <text:p>site7</text:p>
          </table:table-cell>
          <table:table-cell office:value-type="string" calcext:value-type="string">
            <text:p>LanCam</text:p>
          </table:table-cell>
          <table:table-cell office:value-type="float" office:value="362.624633789062" calcext:value-type="float">
            <text:p>362.624633789062</text:p>
          </table:table-cell>
          <table:table-cell office:value-type="float" office:value="7673151.24761662" calcext:value-type="float">
            <text:p>7673151.24761662</text:p>
          </table:table-cell>
          <table:table-cell office:value-type="float" office:value="321193.134812704" calcext:value-type="float">
            <text:p>321193.134812704</text:p>
          </table:table-cell>
          <table:table-cell office:value-type="string" calcext:value-type="string">
            <text:p>AD</text:p>
          </table:table-cell>
          <table:table-cell office:value-type="float" office:value="21.6683616638184" calcext:value-type="float">
            <text:p>21.6683616638184</text:p>
          </table:table-cell>
          <table:table-cell office:value-type="float" office:value="849.394653320312" calcext:value-type="float">
            <text:p>849.394653320312</text:p>
          </table:table-cell>
          <table:table-cell office:value-type="float" office:value="0.123599083036169" calcext:value-type="float">
            <text:p>0.123599083036169</text:p>
          </table:table-cell>
          <table:table-cell office:value-type="float" office:value="0" calcext:value-type="float">
            <text:p>0</text:p>
          </table:table-cell>
          <table:table-cell office:value-type="float" office:value="0.255571828833418" calcext:value-type="float">
            <text:p>0.255571828833418</text:p>
          </table:table-cell>
          <table:table-cell office:value-type="float" office:value="0" calcext:value-type="float">
            <text:p>0</text:p>
          </table:table-cell>
          <table:table-cell office:value-type="float" office:value="0.0592205807437595" calcext:value-type="float">
            <text:p>0.05922058074376</text:p>
          </table:table-cell>
          <table:table-cell office:value-type="float" office:value="0" calcext:value-type="float">
            <text:p>0</text:p>
          </table:table-cell>
          <table:table-cell office:value-type="float" office:value="0.365830361691289" calcext:value-type="float">
            <text:p>0.365830361691289</text:p>
          </table:table-cell>
          <table:table-cell office:value-type="float" office:value="0.0944982170147733" calcext:value-type="float">
            <text:p>0.094498217014773</text:p>
          </table:table-cell>
          <table:table-cell office:value-type="float" office:value="0.101279928680591" calcext:value-type="float">
            <text:p>0.101279928680591</text:p>
          </table:table-cell>
          <table:table-cell office:value-type="float" office:value="0.123815452966541" calcext:value-type="float">
            <text:p>0.123815452966541</text:p>
          </table:table-cell>
          <table:table-cell office:value-type="float" office:value="0.0302826641386897" calcext:value-type="float">
            <text:p>0.03028266413869</text:p>
          </table:table-cell>
          <table:table-cell office:value-type="float" office:value="0.207871865526719" calcext:value-type="float">
            <text:p>0.207871865526719</text:p>
          </table:table-cell>
          <table:table-cell office:value-type="float" office:value="0" calcext:value-type="float">
            <text:p>0</text:p>
          </table:table-cell>
          <table:table-cell office:value-type="float" office:value="0.166680226244504" calcext:value-type="float">
            <text:p>0.166680226244504</text:p>
          </table:table-cell>
          <table:table-cell office:value-type="float" office:value="0" calcext:value-type="float">
            <text:p>0</text:p>
          </table:table-cell>
          <table:table-cell office:value-type="float" office:value="0.180755068039603" calcext:value-type="float">
            <text:p>0.180755068039603</text:p>
          </table:table-cell>
          <table:table-cell office:value-type="float" office:value="0.10174635571607" calcext:value-type="float">
            <text:p>0.10174635571607</text:p>
          </table:table-cell>
          <table:table-cell office:value-type="float" office:value="0.188848367367874" calcext:value-type="float">
            <text:p>0.188848367367874</text:p>
          </table:table-cell>
          <table:table-cell office:value-type="float" office:value="0.202306065759487" calcext:value-type="float">
            <text:p>0.202306065759487</text:p>
          </table:table-cell>
          <table:table-cell office:value-type="float" office:value="0.0451582435483486" calcext:value-type="float">
            <text:p>0.045158243548349</text:p>
          </table:table-cell>
          <table:table-cell office:value-type="float" office:value="0.115726013635113" calcext:value-type="float">
            <text:p>0.115726013635113</text:p>
          </table:table-cell>
          <table:table-cell office:value-type="float" office:value="0" calcext:value-type="float">
            <text:p>0</text:p>
          </table:table-cell>
          <table:table-cell office:value-type="float" office:value="0.207658232493807" calcext:value-type="float">
            <text:p>0.207658232493807</text:p>
          </table:table-cell>
          <table:table-cell office:value-type="float" office:value="0" calcext:value-type="float">
            <text:p>0</text:p>
          </table:table-cell>
          <table:table-cell office:value-type="float" office:value="0.128339687483695" calcext:value-type="float">
            <text:p>0.128339687483695</text:p>
          </table:table-cell>
          <table:table-cell office:value-type="float" office:value="0.0659469718073821" calcext:value-type="float">
            <text:p>0.065946971807382</text:p>
          </table:table-cell>
          <table:table-cell office:value-type="float" office:value="0.234864785272167" calcext:value-type="float">
            <text:p>0.234864785272167</text:p>
          </table:table-cell>
          <table:table-cell office:value-type="float" office:value="0.187731680773627" calcext:value-type="float">
            <text:p>0.187731680773627</text:p>
          </table:table-cell>
          <table:table-cell office:value-type="float" office:value="0.0327457947505689" calcext:value-type="float">
            <text:p>0.032745794750569</text:p>
          </table:table-cell>
          <table:table-cell office:value-type="float" office:value="0.0717278938915213" calcext:value-type="float">
            <text:p>0.071727893891521</text:p>
          </table:table-cell>
          <table:table-cell office:value-type="float" office:value="0" calcext:value-type="float">
            <text:p>0</text:p>
          </table:table-cell>
          <table:table-cell office:value-type="float" office:value="0.1566985608164" calcext:value-type="float">
            <text:p>0.1566985608164</text:p>
          </table:table-cell>
          <table:table-cell office:value-type="float" office:value="0" calcext:value-type="float">
            <text:p>0</text:p>
          </table:table-cell>
          <table:table-cell office:value-type="float" office:value="0.0707111823534241" calcext:value-type="float">
            <text:p>0.070711182353424</text:p>
          </table:table-cell>
          <table:table-cell office:value-type="float" office:value="0.115752240238622" calcext:value-type="float">
            <text:p>0.115752240238622</text:p>
          </table:table-cell>
          <table:table-cell office:value-type="float" office:value="0.364632647175836" calcext:value-type="float">
            <text:p>0.364632647175836</text:p>
          </table:table-cell>
          <table:table-cell office:value-type="float" office:value="0.0937489332115772" calcext:value-type="float">
            <text:p>0.093748933211577</text:p>
          </table:table-cell>
          <table:table-cell office:value-type="float" office:value="0.0232807571104115" calcext:value-type="float">
            <text:p>0.023280757110412</text:p>
          </table:table-cell>
          <table:table-cell office:value-type="float" office:value="0.129432705919502" calcext:value-type="float">
            <text:p>0.129432705919502</text:p>
          </table:table-cell>
          <table:table-cell office:value-type="float" office:value="0" calcext:value-type="float">
            <text:p>0</text:p>
          </table:table-cell>
          <table:table-cell office:value-type="float" office:value="0.108815552815095" calcext:value-type="float">
            <text:p>0.108815552815095</text:p>
          </table:table-cell>
          <table:table-cell office:value-type="float" office:value="0.00251978759175714" calcext:value-type="float">
            <text:p>0.002519787591757</text:p>
          </table:table-cell>
          <table:table-cell office:value-type="float" office:value="0.216223078260665" calcext:value-type="float">
            <text:p>0.216223078260665</text:p>
          </table:table-cell>
          <table:table-cell office:value-type="float" office:value="0.0748824465832367" calcext:value-type="float">
            <text:p>0.074882446583237</text:p>
          </table:table-cell>
          <table:table-cell office:value-type="float" office:value="0.351096738507755" calcext:value-type="float">
            <text:p>0.351096738507755</text:p>
          </table:table-cell>
          <table:table-cell office:value-type="float" office:value="0.122231505172649" calcext:value-type="float">
            <text:p>0.122231505172649</text:p>
          </table:table-cell>
          <table:table-cell office:value-type="float" office:value="0.136058939781347" calcext:value-type="float">
            <text:p>0.136058939781347</text:p>
          </table:table-cell>
          <table:table-cell office:value-type="float" office:value="0.114049014923446" calcext:value-type="float">
            <text:p>0.114049014923446</text:p>
          </table:table-cell>
          <table:table-cell office:value-type="float" office:value="0.11238647755635" calcext:value-type="float">
            <text:p>0.11238647755635</text:p>
          </table:table-cell>
          <table:table-cell office:value-type="float" office:value="0.273168204389822" calcext:value-type="float">
            <text:p>0.273168204389822</text:p>
          </table:table-cell>
          <table:table-cell/>
        </table:table-row>
        <table:table-row table:style-name="ro1">
          <table:table-cell office:value-type="float" office:value="1" calcext:value-type="float">
            <text:p>1</text:p>
          </table:table-cell>
          <table:table-cell table:number-columns-repeated="40" office:value-type="float" office:value="0" calcext:value-type="float">
            <text:p>0</text:p>
          </table:table-cell>
          <table:table-cell office:value-type="string" calcext:value-type="string">
            <text:p>11/01/17</text:p>
          </table:table-cell>
          <table:table-cell office:value-type="string" calcext:value-type="string">
            <text:p>sum</text:p>
          </table:table-cell>
          <table:table-cell office:value-type="string" calcext:value-type="string">
            <text:p>trans4</text:p>
          </table:table-cell>
          <table:table-cell office:value-type="string" calcext:value-type="string">
            <text:p>site7</text:p>
          </table:table-cell>
          <table:table-cell office:value-type="string" calcext:value-type="string">
            <text:p>Other</text:p>
          </table:table-cell>
          <table:table-cell office:value-type="float" office:value="362.624633789062" calcext:value-type="float">
            <text:p>362.624633789062</text:p>
          </table:table-cell>
          <table:table-cell office:value-type="float" office:value="7673151.24761662" calcext:value-type="float">
            <text:p>7673151.24761662</text:p>
          </table:table-cell>
          <table:table-cell office:value-type="float" office:value="321193.134812704" calcext:value-type="float">
            <text:p>321193.134812704</text:p>
          </table:table-cell>
          <table:table-cell office:value-type="string" calcext:value-type="string">
            <text:p>AD</text:p>
          </table:table-cell>
          <table:table-cell office:value-type="float" office:value="21.6683616638184" calcext:value-type="float">
            <text:p>21.6683616638184</text:p>
          </table:table-cell>
          <table:table-cell office:value-type="float" office:value="849.394653320312" calcext:value-type="float">
            <text:p>849.394653320312</text:p>
          </table:table-cell>
          <table:table-cell office:value-type="float" office:value="0.123599083036169" calcext:value-type="float">
            <text:p>0.123599083036169</text:p>
          </table:table-cell>
          <table:table-cell office:value-type="float" office:value="0" calcext:value-type="float">
            <text:p>0</text:p>
          </table:table-cell>
          <table:table-cell office:value-type="float" office:value="0.255571828833418" calcext:value-type="float">
            <text:p>0.255571828833418</text:p>
          </table:table-cell>
          <table:table-cell office:value-type="float" office:value="0" calcext:value-type="float">
            <text:p>0</text:p>
          </table:table-cell>
          <table:table-cell office:value-type="float" office:value="0.0592205807437595" calcext:value-type="float">
            <text:p>0.05922058074376</text:p>
          </table:table-cell>
          <table:table-cell office:value-type="float" office:value="0" calcext:value-type="float">
            <text:p>0</text:p>
          </table:table-cell>
          <table:table-cell office:value-type="float" office:value="0.365830361691289" calcext:value-type="float">
            <text:p>0.365830361691289</text:p>
          </table:table-cell>
          <table:table-cell office:value-type="float" office:value="0.0944982170147733" calcext:value-type="float">
            <text:p>0.094498217014773</text:p>
          </table:table-cell>
          <table:table-cell office:value-type="float" office:value="0.101279928680591" calcext:value-type="float">
            <text:p>0.101279928680591</text:p>
          </table:table-cell>
          <table:table-cell office:value-type="float" office:value="0.123815452966541" calcext:value-type="float">
            <text:p>0.123815452966541</text:p>
          </table:table-cell>
          <table:table-cell office:value-type="float" office:value="0.0302826641386897" calcext:value-type="float">
            <text:p>0.03028266413869</text:p>
          </table:table-cell>
          <table:table-cell office:value-type="float" office:value="0.207871865526719" calcext:value-type="float">
            <text:p>0.207871865526719</text:p>
          </table:table-cell>
          <table:table-cell office:value-type="float" office:value="0" calcext:value-type="float">
            <text:p>0</text:p>
          </table:table-cell>
          <table:table-cell office:value-type="float" office:value="0.166680226244504" calcext:value-type="float">
            <text:p>0.166680226244504</text:p>
          </table:table-cell>
          <table:table-cell office:value-type="float" office:value="0" calcext:value-type="float">
            <text:p>0</text:p>
          </table:table-cell>
          <table:table-cell office:value-type="float" office:value="0.180755068039603" calcext:value-type="float">
            <text:p>0.180755068039603</text:p>
          </table:table-cell>
          <table:table-cell office:value-type="float" office:value="0.10174635571607" calcext:value-type="float">
            <text:p>0.10174635571607</text:p>
          </table:table-cell>
          <table:table-cell office:value-type="float" office:value="0.188848367367874" calcext:value-type="float">
            <text:p>0.188848367367874</text:p>
          </table:table-cell>
          <table:table-cell office:value-type="float" office:value="0.202306065759487" calcext:value-type="float">
            <text:p>0.202306065759487</text:p>
          </table:table-cell>
          <table:table-cell office:value-type="float" office:value="0.0451582435483486" calcext:value-type="float">
            <text:p>0.045158243548349</text:p>
          </table:table-cell>
          <table:table-cell office:value-type="float" office:value="0.115726013635113" calcext:value-type="float">
            <text:p>0.115726013635113</text:p>
          </table:table-cell>
          <table:table-cell office:value-type="float" office:value="0" calcext:value-type="float">
            <text:p>0</text:p>
          </table:table-cell>
          <table:table-cell office:value-type="float" office:value="0.207658232493807" calcext:value-type="float">
            <text:p>0.207658232493807</text:p>
          </table:table-cell>
          <table:table-cell office:value-type="float" office:value="0" calcext:value-type="float">
            <text:p>0</text:p>
          </table:table-cell>
          <table:table-cell office:value-type="float" office:value="0.128339687483695" calcext:value-type="float">
            <text:p>0.128339687483695</text:p>
          </table:table-cell>
          <table:table-cell office:value-type="float" office:value="0.0659469718073821" calcext:value-type="float">
            <text:p>0.065946971807382</text:p>
          </table:table-cell>
          <table:table-cell office:value-type="float" office:value="0.234864785272167" calcext:value-type="float">
            <text:p>0.234864785272167</text:p>
          </table:table-cell>
          <table:table-cell office:value-type="float" office:value="0.187731680773627" calcext:value-type="float">
            <text:p>0.187731680773627</text:p>
          </table:table-cell>
          <table:table-cell office:value-type="float" office:value="0.0327457947505689" calcext:value-type="float">
            <text:p>0.032745794750569</text:p>
          </table:table-cell>
          <table:table-cell office:value-type="float" office:value="0.0717278938915213" calcext:value-type="float">
            <text:p>0.071727893891521</text:p>
          </table:table-cell>
          <table:table-cell office:value-type="float" office:value="0" calcext:value-type="float">
            <text:p>0</text:p>
          </table:table-cell>
          <table:table-cell office:value-type="float" office:value="0.1566985608164" calcext:value-type="float">
            <text:p>0.1566985608164</text:p>
          </table:table-cell>
          <table:table-cell office:value-type="float" office:value="0" calcext:value-type="float">
            <text:p>0</text:p>
          </table:table-cell>
          <table:table-cell office:value-type="float" office:value="0.0707111823534241" calcext:value-type="float">
            <text:p>0.070711182353424</text:p>
          </table:table-cell>
          <table:table-cell office:value-type="float" office:value="0.115752240238622" calcext:value-type="float">
            <text:p>0.115752240238622</text:p>
          </table:table-cell>
          <table:table-cell office:value-type="float" office:value="0.364632647175836" calcext:value-type="float">
            <text:p>0.364632647175836</text:p>
          </table:table-cell>
          <table:table-cell office:value-type="float" office:value="0.0937489332115772" calcext:value-type="float">
            <text:p>0.093748933211577</text:p>
          </table:table-cell>
          <table:table-cell office:value-type="float" office:value="0.0232807571104115" calcext:value-type="float">
            <text:p>0.023280757110412</text:p>
          </table:table-cell>
          <table:table-cell office:value-type="float" office:value="0.129432705919502" calcext:value-type="float">
            <text:p>0.129432705919502</text:p>
          </table:table-cell>
          <table:table-cell office:value-type="float" office:value="0" calcext:value-type="float">
            <text:p>0</text:p>
          </table:table-cell>
          <table:table-cell office:value-type="float" office:value="0.108815552815095" calcext:value-type="float">
            <text:p>0.108815552815095</text:p>
          </table:table-cell>
          <table:table-cell office:value-type="float" office:value="0.00251978759175714" calcext:value-type="float">
            <text:p>0.002519787591757</text:p>
          </table:table-cell>
          <table:table-cell office:value-type="float" office:value="0.216223078260665" calcext:value-type="float">
            <text:p>0.216223078260665</text:p>
          </table:table-cell>
          <table:table-cell office:value-type="float" office:value="0.0748824465832367" calcext:value-type="float">
            <text:p>0.074882446583237</text:p>
          </table:table-cell>
          <table:table-cell office:value-type="float" office:value="0.351096738507755" calcext:value-type="float">
            <text:p>0.351096738507755</text:p>
          </table:table-cell>
          <table:table-cell office:value-type="float" office:value="0.122231505172649" calcext:value-type="float">
            <text:p>0.122231505172649</text:p>
          </table:table-cell>
          <table:table-cell office:value-type="float" office:value="0.136058939781347" calcext:value-type="float">
            <text:p>0.136058939781347</text:p>
          </table:table-cell>
          <table:table-cell office:value-type="float" office:value="0.114049014923446" calcext:value-type="float">
            <text:p>0.114049014923446</text:p>
          </table:table-cell>
          <table:table-cell office:value-type="float" office:value="0.11238647755635" calcext:value-type="float">
            <text:p>0.11238647755635</text:p>
          </table:table-cell>
          <table:table-cell office:value-type="float" office:value="0.273168204389822" calcext:value-type="float">
            <text:p>0.273168204389822</text:p>
          </table:table-cell>
          <table:table-cell/>
        </table:table-row>
        <table:table-row table:style-name="ro1">
          <table:table-cell table:number-columns-repeated="6"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32" calcext:value-type="float">
            <text:p>32</text:p>
          </table:table-cell>
          <table:table-cell table:number-columns-repeated="26" office:value-type="float" office:value="0" calcext:value-type="float">
            <text:p>0</text:p>
          </table:table-cell>
          <table:table-cell office:value-type="string" calcext:value-type="string">
            <text:p>11/01/17</text:p>
          </table:table-cell>
          <table:table-cell office:value-type="string" calcext:value-type="string">
            <text:p>sum</text:p>
          </table:table-cell>
          <table:table-cell office:value-type="string" calcext:value-type="string">
            <text:p>trans4</text:p>
          </table:table-cell>
          <table:table-cell office:value-type="string" calcext:value-type="string">
            <text:p>site8</text:p>
          </table:table-cell>
          <table:table-cell office:value-type="string" calcext:value-type="string">
            <text:p>Other</text:p>
          </table:table-cell>
          <table:table-cell office:value-type="float" office:value="117.893196105957" calcext:value-type="float">
            <text:p>117.893196105957</text:p>
          </table:table-cell>
          <table:table-cell office:value-type="float" office:value="7674812.19399939" calcext:value-type="float">
            <text:p>7674812.19399939</text:p>
          </table:table-cell>
          <table:table-cell office:value-type="float" office:value="319755.478689176" calcext:value-type="float">
            <text:p>319755.478689176</text:p>
          </table:table-cell>
          <table:table-cell office:value-type="string" calcext:value-type="string">
            <text:p>AD</text:p>
          </table:table-cell>
          <table:table-cell office:value-type="float" office:value="23.3153781890869" calcext:value-type="float">
            <text:p>23.3153781890869</text:p>
          </table:table-cell>
          <table:table-cell office:value-type="float" office:value="816.050598144531" calcext:value-type="float">
            <text:p>816.050598144531</text:p>
          </table:table-cell>
          <table:table-cell table:number-columns-repeated="6" office:value-type="float" office:value="0" calcext:value-type="float">
            <text:p>0</text:p>
          </table:table-cell>
          <table:table-cell office:value-type="float" office:value="0.314929792721368" calcext:value-type="float">
            <text:p>0.314929792721368</text:p>
          </table:table-cell>
          <table:table-cell office:value-type="float" office:value="0" calcext:value-type="float">
            <text:p>0</text:p>
          </table:table-cell>
          <table:table-cell office:value-type="float" office:value="0.685070207278632" calcext:value-type="float">
            <text:p>0.685070207278632</text:p>
          </table:table-cell>
          <table:table-cell table:number-columns-repeated="2" office:value-type="float" office:value="0" calcext:value-type="float">
            <text:p>0</text:p>
          </table:table-cell>
          <table:table-cell office:value-type="float" office:value="0.0375385573195234" calcext:value-type="float">
            <text:p>0.037538557319523</text:p>
          </table:table-cell>
          <table:table-cell table:number-columns-repeated="3" office:value-type="float" office:value="0" calcext:value-type="float">
            <text:p>0</text:p>
          </table:table-cell>
          <table:table-cell office:value-type="float" office:value="0.41043382290517" calcext:value-type="float">
            <text:p>0.41043382290517</text:p>
          </table:table-cell>
          <table:table-cell office:value-type="float" office:value="0" calcext:value-type="float">
            <text:p>0</text:p>
          </table:table-cell>
          <table:table-cell office:value-type="float" office:value="0.552027619775306" calcext:value-type="float">
            <text:p>0.552027619775306</text:p>
          </table:table-cell>
          <table:table-cell table:number-columns-repeated="2" office:value-type="float" office:value="0" calcext:value-type="float">
            <text:p>0</text:p>
          </table:table-cell>
          <table:table-cell office:value-type="float" office:value="0.0902873769063759" calcext:value-type="float">
            <text:p>0.090287376906376</text:p>
          </table:table-cell>
          <table:table-cell table:number-columns-repeated="3" office:value-type="float" office:value="0" calcext:value-type="float">
            <text:p>0</text:p>
          </table:table-cell>
          <table:table-cell office:value-type="float" office:value="0.377383937138789" calcext:value-type="float">
            <text:p>0.377383937138789</text:p>
          </table:table-cell>
          <table:table-cell office:value-type="float" office:value="0" calcext:value-type="float">
            <text:p>0</text:p>
          </table:table-cell>
          <table:table-cell office:value-type="float" office:value="0.532328685954835" calcext:value-type="float">
            <text:p>0.532328685954835</text:p>
          </table:table-cell>
          <table:table-cell office:value-type="float" office:value="0.0001838847593339" calcext:value-type="float">
            <text:p>0.000183884759334</text:p>
          </table:table-cell>
          <table:table-cell office:value-type="float" office:value="0" calcext:value-type="float">
            <text:p>0</text:p>
          </table:table-cell>
          <table:table-cell office:value-type="float" office:value="0.0793962518399404" calcext:value-type="float">
            <text:p>0.07939625183994</text:p>
          </table:table-cell>
          <table:table-cell office:value-type="float" office:value="0" calcext:value-type="float">
            <text:p>0</text:p>
          </table:table-cell>
          <table:table-cell office:value-type="float" office:value="0.000622468852515389" calcext:value-type="float">
            <text:p>0.000622468852515</text:p>
          </table:table-cell>
          <table:table-cell office:value-type="float" office:value="0.0148468729536992" calcext:value-type="float">
            <text:p>0.014846872953699</text:p>
          </table:table-cell>
          <table:table-cell office:value-type="float" office:value="0.383930395393031" calcext:value-type="float">
            <text:p>0.383930395393031</text:p>
          </table:table-cell>
          <table:table-cell office:value-type="float" office:value="0.0020268122047025" calcext:value-type="float">
            <text:p>0.002026812204703</text:p>
          </table:table-cell>
          <table:table-cell office:value-type="float" office:value="0.518993313996778" calcext:value-type="float">
            <text:p>0.518993313996778</text:p>
          </table:table-cell>
          <table:table-cell office:value-type="float" office:value="0.0487138652411915" calcext:value-type="float">
            <text:p>0.048713865241192</text:p>
          </table:table-cell>
          <table:table-cell office:value-type="float" office:value="0.0122220424846916" calcext:value-type="float">
            <text:p>0.012222042484692</text:p>
          </table:table-cell>
          <table:table-cell office:value-type="float" office:value="0.0902911954662554" calcext:value-type="float">
            <text:p>0.090291195466255</text:p>
          </table:table-cell>
          <table:table-cell office:value-type="float" office:value="0" calcext:value-type="float">
            <text:p>0</text:p>
          </table:table-cell>
          <table:table-cell office:value-type="float" office:value="0.0585496571584887" calcext:value-type="float">
            <text:p>0.058549657158489</text:p>
          </table:table-cell>
          <table:table-cell office:value-type="float" office:value="0.0115741888889891" calcext:value-type="float">
            <text:p>0.011574188888989</text:p>
          </table:table-cell>
          <table:table-cell office:value-type="float" office:value="0.3613012289538" calcext:value-type="float">
            <text:p>0.3613012289538</text:p>
          </table:table-cell>
          <table:table-cell office:value-type="float" office:value="0.0511113885456967" calcext:value-type="float">
            <text:p>0.051111388545697</text:p>
          </table:table-cell>
          <table:table-cell office:value-type="float" office:value="0.366236433260887" calcext:value-type="float">
            <text:p>0.366236433260887</text:p>
          </table:table-cell>
          <table:table-cell office:value-type="float" office:value="0.0330306095746542" calcext:value-type="float">
            <text:p>0.033030609574654</text:p>
          </table:table-cell>
          <table:table-cell office:value-type="float" office:value="0.0297911084397973" calcext:value-type="float">
            <text:p>0.029791108439797</text:p>
          </table:table-cell>
          <table:table-cell office:value-type="float" office:value="0.0448306609201208" calcext:value-type="float">
            <text:p>0.044830660920121</text:p>
          </table:table-cell>
          <table:table-cell office:value-type="float" office:value="0.043587477846669" calcext:value-type="float">
            <text:p>0.043587477846669</text:p>
          </table:table-cell>
          <table:table-cell office:value-type="float" office:value="0.166380849141474" calcext:value-type="float">
            <text:p>0.166380849141474</text:p>
          </table:table-cell>
          <table:table-cell/>
        </table:table-row>
        <table:table-row table:style-name="ro1">
          <table:table-cell table:number-columns-repeated="14" office:value-type="float" office:value="0" calcext:value-type="float">
            <text:p>0</text:p>
          </table:table-cell>
          <table:table-cell office:value-type="float" office:value="3" calcext:value-type="float">
            <text:p>3</text:p>
          </table:table-cell>
          <table:table-cell table:number-columns-repeated="26" office:value-type="float" office:value="0" calcext:value-type="float">
            <text:p>0</text:p>
          </table:table-cell>
          <table:table-cell office:value-type="string" calcext:value-type="string">
            <text:p>11/01/17</text:p>
          </table:table-cell>
          <table:table-cell office:value-type="string" calcext:value-type="string">
            <text:p>sum</text:p>
          </table:table-cell>
          <table:table-cell office:value-type="string" calcext:value-type="string">
            <text:p>trans4</text:p>
          </table:table-cell>
          <table:table-cell office:value-type="string" calcext:value-type="string">
            <text:p>site9</text:p>
          </table:table-cell>
          <table:table-cell office:value-type="string" calcext:value-type="string">
            <text:p>Other</text:p>
          </table:table-cell>
          <table:table-cell office:value-type="float" office:value="65.5498733520508" calcext:value-type="float">
            <text:p>65.5498733520508</text:p>
          </table:table-cell>
          <table:table-cell office:value-type="float" office:value="7675097.92741064" calcext:value-type="float">
            <text:p>7675097.92741064</text:p>
          </table:table-cell>
          <table:table-cell office:value-type="float" office:value="320076.506512297" calcext:value-type="float">
            <text:p>320076.506512297</text:p>
          </table:table-cell>
          <table:table-cell office:value-type="string" calcext:value-type="string">
            <text:p>AD</text:p>
          </table:table-cell>
          <table:table-cell office:value-type="float" office:value="23.3437805175781" calcext:value-type="float">
            <text:p>23.3437805175781</text:p>
          </table:table-cell>
          <table:table-cell office:value-type="float" office:value="829.523803710938" calcext:value-type="float">
            <text:p>829.523803710938</text:p>
          </table:table-cell>
          <table:table-cell table:number-columns-repeated="2" office:value-type="float" office:value="0" calcext:value-type="float">
            <text:p>0</text:p>
          </table:table-cell>
          <table:table-cell office:value-type="float" office:value="0.0829751329321489" calcext:value-type="float">
            <text:p>0.082975132932149</text:p>
          </table:table-cell>
          <table:table-cell table:number-columns-repeated="3" office:value-type="float" office:value="0" calcext:value-type="float">
            <text:p>0</text:p>
          </table:table-cell>
          <table:table-cell office:value-type="float" office:value="0.738211226796574" calcext:value-type="float">
            <text:p>0.738211226796574</text:p>
          </table:table-cell>
          <table:table-cell office:value-type="float" office:value="0" calcext:value-type="float">
            <text:p>0</text:p>
          </table:table-cell>
          <table:table-cell office:value-type="float" office:value="0.178813640271277" calcext:value-type="float">
            <text:p>0.178813640271277</text:p>
          </table:table-cell>
          <table:table-cell table:number-columns-repeated="2" office:value-type="float" office:value="0" calcext:value-type="float">
            <text:p>0</text:p>
          </table:table-cell>
          <table:table-cell office:value-type="float" office:value="0.046258171321844" calcext:value-type="float">
            <text:p>0.046258171321844</text:p>
          </table:table-cell>
          <table:table-cell table:number-columns-repeated="3" office:value-type="float" office:value="0" calcext:value-type="float">
            <text:p>0</text:p>
          </table:table-cell>
          <table:table-cell office:value-type="float" office:value="0.563941477771175" calcext:value-type="float">
            <text:p>0.563941477771175</text:p>
          </table:table-cell>
          <table:table-cell office:value-type="float" office:value="0" calcext:value-type="float">
            <text:p>0</text:p>
          </table:table-cell>
          <table:table-cell office:value-type="float" office:value="0.389800350906981" calcext:value-type="float">
            <text:p>0.389800350906981</text:p>
          </table:table-cell>
          <table:table-cell office:value-type="float" office:value="0.00000530624084673454" calcext:value-type="float">
            <text:p>5.30624084673454E-06</text:p>
          </table:table-cell>
          <table:table-cell office:value-type="float" office:value="0" calcext:value-type="float">
            <text:p>0</text:p>
          </table:table-cell>
          <table:table-cell office:value-type="float" office:value="0.0478578705701733" calcext:value-type="float">
            <text:p>0.047857870570173</text:p>
          </table:table-cell>
          <table:table-cell office:value-type="float" office:value="0" calcext:value-type="float">
            <text:p>0</text:p>
          </table:table-cell>
          <table:table-cell office:value-type="float" office:value="0.000913557799112797" calcext:value-type="float">
            <text:p>0.000913557799113</text:p>
          </table:table-cell>
          <table:table-cell office:value-type="float" office:value="0" calcext:value-type="float">
            <text:p>0</text:p>
          </table:table-cell>
          <table:table-cell office:value-type="float" office:value="0.390335920420537" calcext:value-type="float">
            <text:p>0.390335920420537</text:p>
          </table:table-cell>
          <table:table-cell office:value-type="float" office:value="0.00185718429635709" calcext:value-type="float">
            <text:p>0.001857184296357</text:p>
          </table:table-cell>
          <table:table-cell office:value-type="float" office:value="0.559030160672973" calcext:value-type="float">
            <text:p>0.559030160672973</text:p>
          </table:table-cell>
          <table:table-cell office:value-type="float" office:value="0.00018799641406523" calcext:value-type="float">
            <text:p>0.000187996414065</text:p>
          </table:table-cell>
          <table:table-cell office:value-type="float" office:value="0.00188502902027054" calcext:value-type="float">
            <text:p>0.001885029020271</text:p>
          </table:table-cell>
          <table:table-cell office:value-type="float" office:value="0.0797685767122198" calcext:value-type="float">
            <text:p>0.07976857671222</text:p>
          </table:table-cell>
          <table:table-cell office:value-type="float" office:value="0" calcext:value-type="float">
            <text:p>0</text:p>
          </table:table-cell>
          <table:table-cell office:value-type="float" office:value="0.0179952193495086" calcext:value-type="float">
            <text:p>0.017995219349509</text:p>
          </table:table-cell>
          <table:table-cell office:value-type="float" office:value="0.0184751911768605" calcext:value-type="float">
            <text:p>0.018475191176861</text:p>
          </table:table-cell>
          <table:table-cell office:value-type="float" office:value="0.293988553967931" calcext:value-type="float">
            <text:p>0.293988553967931</text:p>
          </table:table-cell>
          <table:table-cell office:value-type="float" office:value="0.00308331995112689" calcext:value-type="float">
            <text:p>0.003083319951127</text:p>
          </table:table-cell>
          <table:table-cell office:value-type="float" office:value="0.584616113408017" calcext:value-type="float">
            <text:p>0.584616113408017</text:p>
          </table:table-cell>
          <table:table-cell office:value-type="float" office:value="0.0536610467479307" calcext:value-type="float">
            <text:p>0.053661046747931</text:p>
          </table:table-cell>
          <table:table-cell office:value-type="float" office:value="0.0141074601803483" calcext:value-type="float">
            <text:p>0.014107460180348</text:p>
          </table:table-cell>
          <table:table-cell office:value-type="float" office:value="0.0978190860061754" calcext:value-type="float">
            <text:p>0.097819086006175</text:p>
          </table:table-cell>
          <table:table-cell office:value-type="float" office:value="0" calcext:value-type="float">
            <text:p>0</text:p>
          </table:table-cell>
          <table:table-cell office:value-type="float" office:value="0.0568500138372944" calcext:value-type="float">
            <text:p>0.056850013837294</text:p>
          </table:table-cell>
          <table:table-cell office:value-type="float" office:value="0.0113603138004649" calcext:value-type="float">
            <text:p>0.011360313800465</text:p>
          </table:table-cell>
          <table:table-cell office:value-type="float" office:value="0.367199022634991" calcext:value-type="float">
            <text:p>0.367199022634991</text:p>
          </table:table-cell>
          <table:table-cell office:value-type="float" office:value="0.0510462653895794" calcext:value-type="float">
            <text:p>0.051046265389579</text:p>
          </table:table-cell>
          <table:table-cell office:value-type="float" office:value="0.347956791403216" calcext:value-type="float">
            <text:p>0.347956791403216</text:p>
          </table:table-cell>
          <table:table-cell office:value-type="float" office:value="0.0725582301879159" calcext:value-type="float">
            <text:p>0.072558230187916</text:p>
          </table:table-cell>
          <table:table-cell office:value-type="float" office:value="0.0343471651535545" calcext:value-type="float">
            <text:p>0.034347165153555</text:p>
          </table:table-cell>
          <table:table-cell office:value-type="float" office:value="0.0373590435484208" calcext:value-type="float">
            <text:p>0.037359043548421</text:p>
          </table:table-cell>
          <table:table-cell office:value-type="float" office:value="0.0461824384929095" calcext:value-type="float">
            <text:p>0.04618243849291</text:p>
          </table:table-cell>
          <table:table-cell office:value-type="float" office:value="0.179366274648235" calcext:value-type="float">
            <text:p>0.179366274648235</text:p>
          </table:table-cell>
          <table:table-cell/>
        </table:table-row>
        <table:table-row table:style-name="ro1">
          <table:table-cell table:number-columns-repeated="17" office:value-type="float" office:value="0" calcext:value-type="float">
            <text:p>0</text:p>
          </table:table-cell>
          <table:table-cell office:value-type="float" office:value="10" calcext:value-type="float">
            <text:p>10</text:p>
          </table:table-cell>
          <table:table-cell table:number-columns-repeated="23"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1</text:p>
          </table:table-cell>
          <table:table-cell office:value-type="string" calcext:value-type="string">
            <text:p>SolMau</text:p>
          </table:table-cell>
          <table:table-cell office:value-type="float" office:value="1617.89404296875" calcext:value-type="float">
            <text:p>1617.89404296875</text:p>
          </table:table-cell>
          <table:table-cell office:value-type="float" office:value="7658822.40903657" calcext:value-type="float">
            <text:p>7658822.40903657</text:p>
          </table:table-cell>
          <table:table-cell office:value-type="float" office:value="353461.412406513" calcext:value-type="float">
            <text:p>353461.412406513</text:p>
          </table:table-cell>
          <table:table-cell office:value-type="string" calcext:value-type="string">
            <text:p>DC</text:p>
          </table:table-cell>
          <table:table-cell office:value-type="float" office:value="13.6790618896484" calcext:value-type="float">
            <text:p>13.6790618896484</text:p>
          </table:table-cell>
          <table:table-cell office:value-type="float" office:value="3887.65185546875" calcext:value-type="float">
            <text:p>3887.65185546875</text:p>
          </table:table-cell>
          <table:table-cell office:value-type="float" office:value="0" calcext:value-type="float">
            <text:p>0</text:p>
          </table:table-cell>
          <table:table-cell office:value-type="float" office:value="0.00413907284768212" calcext:value-type="float">
            <text:p>0.004139072847682</text:p>
          </table:table-cell>
          <table:table-cell office:value-type="float" office:value="0.702719052470708" calcext:value-type="float">
            <text:p>0.702719052470708</text:p>
          </table:table-cell>
          <table:table-cell office:value-type="float" office:value="0" calcext:value-type="float">
            <text:p>0</text:p>
          </table:table-cell>
          <table:table-cell office:value-type="float" office:value="0.000795975547631177" calcext:value-type="float">
            <text:p>0.000795975547631</text:p>
          </table:table-cell>
          <table:table-cell office:value-type="float" office:value="0" calcext:value-type="float">
            <text:p>0</text:p>
          </table:table-cell>
          <table:table-cell office:value-type="float" office:value="0.27961029037188" calcext:value-type="float">
            <text:p>0.27961029037188</text:p>
          </table:table-cell>
          <table:table-cell office:value-type="float" office:value="0.0127356087620988" calcext:value-type="float">
            <text:p>0.012735608762099</text:p>
          </table:table-cell>
          <table:table-cell table:number-columns-repeated="2" office:value-type="float" office:value="0" calcext:value-type="float">
            <text:p>0</text:p>
          </table:table-cell>
          <table:table-cell office:value-type="float" office:value="0.000459857939270453" calcext:value-type="float">
            <text:p>0.00045985793927</text:p>
          </table:table-cell>
          <table:table-cell office:value-type="float" office:value="0.783658063785834" calcext:value-type="float">
            <text:p>0.783658063785834</text:p>
          </table:table-cell>
          <table:table-cell office:value-type="float" office:value="0" calcext:value-type="float">
            <text:p>0</text:p>
          </table:table-cell>
          <table:table-cell office:value-type="float" office:value="0.107390978294705" calcext:value-type="float">
            <text:p>0.107390978294705</text:p>
          </table:table-cell>
          <table:table-cell office:value-type="float" office:value="0" calcext:value-type="float">
            <text:p>0</text:p>
          </table:table-cell>
          <table:table-cell office:value-type="float" office:value="0.0972882531058098" calcext:value-type="float">
            <text:p>0.09728825310581</text:p>
          </table:table-cell>
          <table:table-cell office:value-type="float" office:value="0.011202846874381" calcext:value-type="float">
            <text:p>0.011202846874381</text:p>
          </table:table-cell>
          <table:table-cell table:number-columns-repeated="2" office:value-type="float" office:value="0" calcext:value-type="float">
            <text:p>0</text:p>
          </table:table-cell>
          <table:table-cell office:value-type="float" office:value="0.00097900230202619" calcext:value-type="float">
            <text:p>0.000979002302026</text:p>
          </table:table-cell>
          <table:table-cell office:value-type="float" office:value="0.796871614504799" calcext:value-type="float">
            <text:p>0.796871614504799</text:p>
          </table:table-cell>
          <table:table-cell office:value-type="float" office:value="0" calcext:value-type="float">
            <text:p>0</text:p>
          </table:table-cell>
          <table:table-cell office:value-type="float" office:value="0.123876070866678" calcext:value-type="float">
            <text:p>0.123876070866678</text:p>
          </table:table-cell>
          <table:table-cell office:value-type="float" office:value="0" calcext:value-type="float">
            <text:p>0</text:p>
          </table:table-cell>
          <table:table-cell office:value-type="float" office:value="0.0753592991510891" calcext:value-type="float">
            <text:p>0.075359299151089</text:p>
          </table:table-cell>
          <table:table-cell office:value-type="float" office:value="0.00280081327056634" calcext:value-type="float">
            <text:p>0.002800813270566</text:p>
          </table:table-cell>
          <table:table-cell office:value-type="float" office:value="0.00011319990484133" calcext:value-type="float">
            <text:p>0.000113199904841</text:p>
          </table:table-cell>
          <table:table-cell office:value-type="float" office:value="0" calcext:value-type="float">
            <text:p>0</text:p>
          </table:table-cell>
          <table:table-cell office:value-type="float" office:value="0.000291285511111345" calcext:value-type="float">
            <text:p>0.000291285511111</text:p>
          </table:table-cell>
          <table:table-cell office:value-type="float" office:value="0.703491610740463" calcext:value-type="float">
            <text:p>0.703491610740463</text:p>
          </table:table-cell>
          <table:table-cell office:value-type="float" office:value="0.0153502464875362" calcext:value-type="float">
            <text:p>0.015350246487536</text:p>
          </table:table-cell>
          <table:table-cell office:value-type="float" office:value="0.149299743842416" calcext:value-type="float">
            <text:p>0.149299743842416</text:p>
          </table:table-cell>
          <table:table-cell office:value-type="float" office:value="0" calcext:value-type="float">
            <text:p>0</text:p>
          </table:table-cell>
          <table:table-cell office:value-type="float" office:value="0.129439702978243" calcext:value-type="float">
            <text:p>0.129439702978243</text:p>
          </table:table-cell>
          <table:table-cell office:value-type="float" office:value="0.000833334429710596" calcext:value-type="float">
            <text:p>0.000833334429711</text:p>
          </table:table-cell>
          <table:table-cell office:value-type="float" office:value="0.00129407601051996" calcext:value-type="float">
            <text:p>0.00129407601052</text:p>
          </table:table-cell>
          <table:table-cell office:value-type="float" office:value="0.000647248246917217" calcext:value-type="float">
            <text:p>0.000647248246917</text:p>
          </table:table-cell>
          <table:table-cell office:value-type="float" office:value="0.00459504488805483" calcext:value-type="float">
            <text:p>0.004595044888055</text:p>
          </table:table-cell>
          <table:table-cell office:value-type="float" office:value="0.568467899158683" calcext:value-type="float">
            <text:p>0.568467899158683</text:p>
          </table:table-cell>
          <table:table-cell office:value-type="float" office:value="0.00388309170525814" calcext:value-type="float">
            <text:p>0.003883091705258</text:p>
          </table:table-cell>
          <table:table-cell office:value-type="float" office:value="0.352870920216229" calcext:value-type="float">
            <text:p>0.352870920216229</text:p>
          </table:table-cell>
          <table:table-cell office:value-type="float" office:value="0.000152083117733084" calcext:value-type="float">
            <text:p>0.000152083117733</text:p>
          </table:table-cell>
          <table:table-cell office:value-type="float" office:value="0.060998390531016" calcext:value-type="float">
            <text:p>0.060998390531016</text:p>
          </table:table-cell>
          <table:table-cell office:value-type="float" office:value="0.00275068903132667" calcext:value-type="float">
            <text:p>0.002750689031327</text:p>
          </table:table-cell>
          <table:table-cell office:value-type="float" office:value="0.00563463310478215" calcext:value-type="float">
            <text:p>0.005634633104782</text:p>
          </table:table-cell>
          <table:table-cell office:value-type="float" office:value="0.164057034649278" calcext:value-type="float">
            <text:p>0.164057034649278</text:p>
          </table:table-cell>
          <table:table-cell office:value-type="float" office:value="0.0645691372778564" calcext:value-type="float">
            <text:p>0.064569137277856</text:p>
          </table:table-cell>
          <table:table-cell office:value-type="float" office:value="0.0412759779714972" calcext:value-type="float">
            <text:p>0.041275977971497</text:p>
          </table:table-cell>
          <table:table-cell office:value-type="float" office:value="0.0404771184205893" calcext:value-type="float">
            <text:p>0.040477118420589</text:p>
          </table:table-cell>
          <table:table-cell office:value-type="float" office:value="0.092908409137641" calcext:value-type="float">
            <text:p>0.092908409137641</text:p>
          </table:table-cell>
          <table:table-cell/>
        </table:table-row>
        <table:table-row table:style-name="ro1">
          <table:table-cell office:value-type="float" office:value="13" calcext:value-type="float">
            <text:p>13</text:p>
          </table:table-cell>
          <table:table-cell table:number-columns-repeated="40"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2</text:p>
          </table:table-cell>
          <table:table-cell office:value-type="string" calcext:value-type="string">
            <text:p>PasDil</text:p>
          </table:table-cell>
          <table:table-cell office:value-type="float" office:value="1415.90112304688" calcext:value-type="float">
            <text:p>1415.90112304688</text:p>
          </table:table-cell>
          <table:table-cell office:value-type="float" office:value="7659547.7405277" calcext:value-type="float">
            <text:p>7659547.7405277</text:p>
          </table:table-cell>
          <table:table-cell office:value-type="float" office:value="354305.535201256" calcext:value-type="float">
            <text:p>354305.535201256</text:p>
          </table:table-cell>
          <table:table-cell office:value-type="string" calcext:value-type="string">
            <text:p>DC</text:p>
          </table:table-cell>
          <table:table-cell office:value-type="float" office:value="14.1404275894165" calcext:value-type="float">
            <text:p>14.1404275894165</text:p>
          </table:table-cell>
          <table:table-cell office:value-type="float" office:value="4204.67431640625" calcext:value-type="float">
            <text:p>4204.67431640625</text:p>
          </table:table-cell>
          <table:table-cell table:number-columns-repeated="2" office:value-type="float" office:value="0" calcext:value-type="float">
            <text:p>0</text:p>
          </table:table-cell>
          <table:table-cell office:value-type="float" office:value="0.434875354197841" calcext:value-type="float">
            <text:p>0.434875354197841</text:p>
          </table:table-cell>
          <table:table-cell table:number-columns-repeated="3" office:value-type="float" office:value="0" calcext:value-type="float">
            <text:p>0</text:p>
          </table:table-cell>
          <table:table-cell office:value-type="float" office:value="0.565124645802159" calcext:value-type="float">
            <text:p>0.565124645802159</text:p>
          </table:table-cell>
          <table:table-cell table:number-columns-repeated="4" office:value-type="float" office:value="0" calcext:value-type="float">
            <text:p>0</text:p>
          </table:table-cell>
          <table:table-cell office:value-type="float" office:value="0.905923344947735" calcext:value-type="float">
            <text:p>0.905923344947735</text:p>
          </table:table-cell>
          <table:table-cell table:number-columns-repeated="3" office:value-type="float" office:value="0" calcext:value-type="float">
            <text:p>0</text:p>
          </table:table-cell>
          <table:table-cell office:value-type="float" office:value="0.0940766550522648" calcext:value-type="float">
            <text:p>0.094076655052265</text:p>
          </table:table-cell>
          <table:table-cell table:number-columns-repeated="4" office:value-type="float" office:value="0" calcext:value-type="float">
            <text:p>0</text:p>
          </table:table-cell>
          <table:table-cell office:value-type="float" office:value="0.967961802140891" calcext:value-type="float">
            <text:p>0.967961802140891</text:p>
          </table:table-cell>
          <table:table-cell table:number-columns-repeated="3" office:value-type="float" office:value="0" calcext:value-type="float">
            <text:p>0</text:p>
          </table:table-cell>
          <table:table-cell office:value-type="float" office:value="0.0320381978591087" calcext:value-type="float">
            <text:p>0.032038197859109</text:p>
          </table:table-cell>
          <table:table-cell table:number-columns-repeated="3" office:value-type="float" office:value="0" calcext:value-type="float">
            <text:p>0</text:p>
          </table:table-cell>
          <table:table-cell office:value-type="float" office:value="0.000775692716224345" calcext:value-type="float">
            <text:p>0.000775692716224</text:p>
          </table:table-cell>
          <table:table-cell office:value-type="float" office:value="0.869610738028993" calcext:value-type="float">
            <text:p>0.869610738028993</text:p>
          </table:table-cell>
          <table:table-cell office:value-type="float" office:value="0.00063176330110402" calcext:value-type="float">
            <text:p>0.000631763301104</text:p>
          </table:table-cell>
          <table:table-cell office:value-type="float" office:value="0.0725330577185898" calcext:value-type="float">
            <text:p>0.07253305771859</text:p>
          </table:table-cell>
          <table:table-cell office:value-type="float" office:value="0" calcext:value-type="float">
            <text:p>0</text:p>
          </table:table-cell>
          <table:table-cell office:value-type="float" office:value="0.0519558876077037" calcext:value-type="float">
            <text:p>0.051955887607704</text:p>
          </table:table-cell>
          <table:table-cell office:value-type="float" office:value="0.00131615161687726" calcext:value-type="float">
            <text:p>0.001316151616877</text:p>
          </table:table-cell>
          <table:table-cell office:value-type="float" office:value="0.00317670901050764" calcext:value-type="float">
            <text:p>0.003176709010508</text:p>
          </table:table-cell>
          <table:table-cell office:value-type="float" office:value="0.000490383170139811" calcext:value-type="float">
            <text:p>0.00049038317014</text:p>
          </table:table-cell>
          <table:table-cell office:value-type="float" office:value="0.00168204810225759" calcext:value-type="float">
            <text:p>0.001682048102258</text:p>
          </table:table-cell>
          <table:table-cell office:value-type="float" office:value="0.604036616957083" calcext:value-type="float">
            <text:p>0.604036616957083</text:p>
          </table:table-cell>
          <table:table-cell office:value-type="float" office:value="0.00393215267267119" calcext:value-type="float">
            <text:p>0.003932152672671</text:p>
          </table:table-cell>
          <table:table-cell office:value-type="float" office:value="0.267453276294202" calcext:value-type="float">
            <text:p>0.267453276294202</text:p>
          </table:table-cell>
          <table:table-cell office:value-type="float" office:value="0" calcext:value-type="float">
            <text:p>0</text:p>
          </table:table-cell>
          <table:table-cell office:value-type="float" office:value="0.104832983836658" calcext:value-type="float">
            <text:p>0.104832983836658</text:p>
          </table:table-cell>
          <table:table-cell office:value-type="float" office:value="0.00171547879585295" calcext:value-type="float">
            <text:p>0.001715478795853</text:p>
          </table:table-cell>
          <table:table-cell office:value-type="float" office:value="0.015857060171136" calcext:value-type="float">
            <text:p>0.015857060171136</text:p>
          </table:table-cell>
          <table:table-cell office:value-type="float" office:value="0.223775761041553" calcext:value-type="float">
            <text:p>0.223775761041553</text:p>
          </table:table-cell>
          <table:table-cell office:value-type="float" office:value="0.0464935191514415" calcext:value-type="float">
            <text:p>0.046493519151442</text:p>
          </table:table-cell>
          <table:table-cell office:value-type="float" office:value="0.0263993356262914" calcext:value-type="float">
            <text:p>0.026399335626291</text:p>
          </table:table-cell>
          <table:table-cell office:value-type="float" office:value="0.0649516003877339" calcext:value-type="float">
            <text:p>0.064951600387734</text:p>
          </table:table-cell>
          <table:table-cell office:value-type="float" office:value="0.134596582000605" calcext:value-type="float">
            <text:p>0.134596582000605</text:p>
          </table:table-cell>
          <table:table-cell/>
        </table:table-row>
        <table:table-row table:style-name="ro1">
          <table:table-cell table:number-columns-repeated="17" office:value-type="float" office:value="0" calcext:value-type="float">
            <text:p>0</text:p>
          </table:table-cell>
          <table:table-cell office:value-type="float" office:value="18" calcext:value-type="float">
            <text:p>18</text:p>
          </table:table-cell>
          <table:table-cell table:number-columns-repeated="23"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2</text:p>
          </table:table-cell>
          <table:table-cell office:value-type="string" calcext:value-type="string">
            <text:p>SolMau</text:p>
          </table:table-cell>
          <table:table-cell office:value-type="float" office:value="1415.90112304688" calcext:value-type="float">
            <text:p>1415.90112304688</text:p>
          </table:table-cell>
          <table:table-cell office:value-type="float" office:value="7659547.7405277" calcext:value-type="float">
            <text:p>7659547.7405277</text:p>
          </table:table-cell>
          <table:table-cell office:value-type="float" office:value="354305.535201256" calcext:value-type="float">
            <text:p>354305.535201256</text:p>
          </table:table-cell>
          <table:table-cell office:value-type="string" calcext:value-type="string">
            <text:p>DC</text:p>
          </table:table-cell>
          <table:table-cell office:value-type="float" office:value="14.1404275894165" calcext:value-type="float">
            <text:p>14.1404275894165</text:p>
          </table:table-cell>
          <table:table-cell office:value-type="float" office:value="4204.67431640625" calcext:value-type="float">
            <text:p>4204.67431640625</text:p>
          </table:table-cell>
          <table:table-cell table:number-columns-repeated="2" office:value-type="float" office:value="0" calcext:value-type="float">
            <text:p>0</text:p>
          </table:table-cell>
          <table:table-cell office:value-type="float" office:value="0.434875354197841" calcext:value-type="float">
            <text:p>0.434875354197841</text:p>
          </table:table-cell>
          <table:table-cell table:number-columns-repeated="3" office:value-type="float" office:value="0" calcext:value-type="float">
            <text:p>0</text:p>
          </table:table-cell>
          <table:table-cell office:value-type="float" office:value="0.565124645802159" calcext:value-type="float">
            <text:p>0.565124645802159</text:p>
          </table:table-cell>
          <table:table-cell table:number-columns-repeated="4" office:value-type="float" office:value="0" calcext:value-type="float">
            <text:p>0</text:p>
          </table:table-cell>
          <table:table-cell office:value-type="float" office:value="0.905923344947735" calcext:value-type="float">
            <text:p>0.905923344947735</text:p>
          </table:table-cell>
          <table:table-cell table:number-columns-repeated="3" office:value-type="float" office:value="0" calcext:value-type="float">
            <text:p>0</text:p>
          </table:table-cell>
          <table:table-cell office:value-type="float" office:value="0.0940766550522648" calcext:value-type="float">
            <text:p>0.094076655052265</text:p>
          </table:table-cell>
          <table:table-cell table:number-columns-repeated="4" office:value-type="float" office:value="0" calcext:value-type="float">
            <text:p>0</text:p>
          </table:table-cell>
          <table:table-cell office:value-type="float" office:value="0.967961802140891" calcext:value-type="float">
            <text:p>0.967961802140891</text:p>
          </table:table-cell>
          <table:table-cell table:number-columns-repeated="3" office:value-type="float" office:value="0" calcext:value-type="float">
            <text:p>0</text:p>
          </table:table-cell>
          <table:table-cell office:value-type="float" office:value="0.0320381978591087" calcext:value-type="float">
            <text:p>0.032038197859109</text:p>
          </table:table-cell>
          <table:table-cell table:number-columns-repeated="3" office:value-type="float" office:value="0" calcext:value-type="float">
            <text:p>0</text:p>
          </table:table-cell>
          <table:table-cell office:value-type="float" office:value="0.000775692716224345" calcext:value-type="float">
            <text:p>0.000775692716224</text:p>
          </table:table-cell>
          <table:table-cell office:value-type="float" office:value="0.869610738028993" calcext:value-type="float">
            <text:p>0.869610738028993</text:p>
          </table:table-cell>
          <table:table-cell office:value-type="float" office:value="0.00063176330110402" calcext:value-type="float">
            <text:p>0.000631763301104</text:p>
          </table:table-cell>
          <table:table-cell office:value-type="float" office:value="0.0725330577185898" calcext:value-type="float">
            <text:p>0.07253305771859</text:p>
          </table:table-cell>
          <table:table-cell office:value-type="float" office:value="0" calcext:value-type="float">
            <text:p>0</text:p>
          </table:table-cell>
          <table:table-cell office:value-type="float" office:value="0.0519558876077037" calcext:value-type="float">
            <text:p>0.051955887607704</text:p>
          </table:table-cell>
          <table:table-cell office:value-type="float" office:value="0.00131615161687726" calcext:value-type="float">
            <text:p>0.001316151616877</text:p>
          </table:table-cell>
          <table:table-cell office:value-type="float" office:value="0.00317670901050764" calcext:value-type="float">
            <text:p>0.003176709010508</text:p>
          </table:table-cell>
          <table:table-cell office:value-type="float" office:value="0.000490383170139811" calcext:value-type="float">
            <text:p>0.00049038317014</text:p>
          </table:table-cell>
          <table:table-cell office:value-type="float" office:value="0.00168204810225759" calcext:value-type="float">
            <text:p>0.001682048102258</text:p>
          </table:table-cell>
          <table:table-cell office:value-type="float" office:value="0.604036616957083" calcext:value-type="float">
            <text:p>0.604036616957083</text:p>
          </table:table-cell>
          <table:table-cell office:value-type="float" office:value="0.00393215267267119" calcext:value-type="float">
            <text:p>0.003932152672671</text:p>
          </table:table-cell>
          <table:table-cell office:value-type="float" office:value="0.267453276294202" calcext:value-type="float">
            <text:p>0.267453276294202</text:p>
          </table:table-cell>
          <table:table-cell office:value-type="float" office:value="0" calcext:value-type="float">
            <text:p>0</text:p>
          </table:table-cell>
          <table:table-cell office:value-type="float" office:value="0.104832983836658" calcext:value-type="float">
            <text:p>0.104832983836658</text:p>
          </table:table-cell>
          <table:table-cell office:value-type="float" office:value="0.00171547879585295" calcext:value-type="float">
            <text:p>0.001715478795853</text:p>
          </table:table-cell>
          <table:table-cell office:value-type="float" office:value="0.015857060171136" calcext:value-type="float">
            <text:p>0.015857060171136</text:p>
          </table:table-cell>
          <table:table-cell office:value-type="float" office:value="0.223775761041553" calcext:value-type="float">
            <text:p>0.223775761041553</text:p>
          </table:table-cell>
          <table:table-cell office:value-type="float" office:value="0.0464935191514415" calcext:value-type="float">
            <text:p>0.046493519151442</text:p>
          </table:table-cell>
          <table:table-cell office:value-type="float" office:value="0.0263993356262914" calcext:value-type="float">
            <text:p>0.026399335626291</text:p>
          </table:table-cell>
          <table:table-cell office:value-type="float" office:value="0.0649516003877339" calcext:value-type="float">
            <text:p>0.064951600387734</text:p>
          </table:table-cell>
          <table:table-cell office:value-type="float" office:value="0.134596582000605" calcext:value-type="float">
            <text:p>0.134596582000605</text:p>
          </table:table-cell>
          <table:table-cell/>
        </table:table-row>
        <table:table-row table:style-name="ro1">
          <table:table-cell table:number-columns-repeated="17" office:value-type="float" office:value="0" calcext:value-type="float">
            <text:p>0</text:p>
          </table:table-cell>
          <table:table-cell office:value-type="float" office:value="84" calcext:value-type="float">
            <text:p>84</text:p>
          </table:table-cell>
          <table:table-cell table:number-columns-repeated="23"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3</text:p>
          </table:table-cell>
          <table:table-cell office:value-type="string" calcext:value-type="string">
            <text:p>SolMau</text:p>
          </table:table-cell>
          <table:table-cell office:value-type="float" office:value="1283.18493652344" calcext:value-type="float">
            <text:p>1283.18493652344</text:p>
          </table:table-cell>
          <table:table-cell office:value-type="float" office:value="7660004.50524087" calcext:value-type="float">
            <text:p>7660004.50524087</text:p>
          </table:table-cell>
          <table:table-cell office:value-type="float" office:value="354835.510802536" calcext:value-type="float">
            <text:p>354835.510802536</text:p>
          </table:table-cell>
          <table:table-cell office:value-type="string" calcext:value-type="string">
            <text:p>DC</text:p>
          </table:table-cell>
          <table:table-cell office:value-type="float" office:value="14.5836448669434" calcext:value-type="float">
            <text:p>14.5836448669434</text:p>
          </table:table-cell>
          <table:table-cell office:value-type="float" office:value="4376.87255859375" calcext:value-type="float">
            <text:p>4376.87255859375</text:p>
          </table:table-cell>
          <table:table-cell table:number-columns-repeated="2" office:value-type="float" office:value="0" calcext:value-type="float">
            <text:p>0</text:p>
          </table:table-cell>
          <table:table-cell office:value-type="float" office:value="0.985353583596014" calcext:value-type="float">
            <text:p>0.985353583596014</text:p>
          </table:table-cell>
          <table:table-cell table:number-columns-repeated="3" office:value-type="float" office:value="0" calcext:value-type="float">
            <text:p>0</text:p>
          </table:table-cell>
          <table:table-cell office:value-type="float" office:value="0.0130862546566052" calcext:value-type="float">
            <text:p>0.013086254656605</text:p>
          </table:table-cell>
          <table:table-cell office:value-type="float" office:value="0.00156016174738116" calcext:value-type="float">
            <text:p>0.001560161747381</text:p>
          </table:table-cell>
          <table:table-cell table:number-columns-repeated="2" office:value-type="float" office:value="0" calcext:value-type="float">
            <text:p>0</text:p>
          </table:table-cell>
          <table:table-cell office:value-type="float" office:value="0.00996476780711436" calcext:value-type="float">
            <text:p>0.009964767807114</text:p>
          </table:table-cell>
          <table:table-cell office:value-type="float" office:value="0.859676118516003" calcext:value-type="float">
            <text:p>0.859676118516003</text:p>
          </table:table-cell>
          <table:table-cell office:value-type="float" office:value="0" calcext:value-type="float">
            <text:p>0</text:p>
          </table:table-cell>
          <table:table-cell office:value-type="float" office:value="0.0510442312590203" calcext:value-type="float">
            <text:p>0.05104423125902</text:p>
          </table:table-cell>
          <table:table-cell office:value-type="float" office:value="0" calcext:value-type="float">
            <text:p>0</text:p>
          </table:table-cell>
          <table:table-cell office:value-type="float" office:value="0.0616209638622407" calcext:value-type="float">
            <text:p>0.061620963862241</text:p>
          </table:table-cell>
          <table:table-cell office:value-type="float" office:value="0.0176939185556216" calcext:value-type="float">
            <text:p>0.017693918555622</text:p>
          </table:table-cell>
          <table:table-cell table:number-columns-repeated="2" office:value-type="float" office:value="0" calcext:value-type="float">
            <text:p>0</text:p>
          </table:table-cell>
          <table:table-cell office:value-type="float" office:value="0.00260712839134518" calcext:value-type="float">
            <text:p>0.002607128391345</text:p>
          </table:table-cell>
          <table:table-cell office:value-type="float" office:value="0.733744802104098" calcext:value-type="float">
            <text:p>0.733744802104098</text:p>
          </table:table-cell>
          <table:table-cell office:value-type="float" office:value="0" calcext:value-type="float">
            <text:p>0</text:p>
          </table:table-cell>
          <table:table-cell office:value-type="float" office:value="0.161851556406125" calcext:value-type="float">
            <text:p>0.161851556406125</text:p>
          </table:table-cell>
          <table:table-cell office:value-type="float" office:value="0" calcext:value-type="float">
            <text:p>0</text:p>
          </table:table-cell>
          <table:table-cell office:value-type="float" office:value="0.087461728805585" calcext:value-type="float">
            <text:p>0.087461728805585</text:p>
          </table:table-cell>
          <table:table-cell office:value-type="float" office:value="0.00442362829494864" calcext:value-type="float">
            <text:p>0.004423628294949</text:p>
          </table:table-cell>
          <table:table-cell office:value-type="float" office:value="0.00991115599789873" calcext:value-type="float">
            <text:p>0.009911155997899</text:p>
          </table:table-cell>
          <table:table-cell office:value-type="float" office:value="0" calcext:value-type="float">
            <text:p>0</text:p>
          </table:table-cell>
          <table:table-cell office:value-type="float" office:value="0.000808846901121755" calcext:value-type="float">
            <text:p>0.000808846901122</text:p>
          </table:table-cell>
          <table:table-cell office:value-type="float" office:value="0.653970085820919" calcext:value-type="float">
            <text:p>0.653970085820919</text:p>
          </table:table-cell>
          <table:table-cell office:value-type="float" office:value="0.0000642025516830541" calcext:value-type="float">
            <text:p>6.42025516830541E-05</text:p>
          </table:table-cell>
          <table:table-cell office:value-type="float" office:value="0.17956980080369" calcext:value-type="float">
            <text:p>0.17956980080369</text:p>
          </table:table-cell>
          <table:table-cell office:value-type="float" office:value="0" calcext:value-type="float">
            <text:p>0</text:p>
          </table:table-cell>
          <table:table-cell office:value-type="float" office:value="0.142697012371095" calcext:value-type="float">
            <text:p>0.142697012371095</text:p>
          </table:table-cell>
          <table:table-cell office:value-type="float" office:value="0.00266730027217672" calcext:value-type="float">
            <text:p>0.002667300272177</text:p>
          </table:table-cell>
          <table:table-cell office:value-type="float" office:value="0.0202227512793148" calcext:value-type="float">
            <text:p>0.020222751279315</text:p>
          </table:table-cell>
          <table:table-cell office:value-type="float" office:value="0.000498655189803223" calcext:value-type="float">
            <text:p>0.000498655189803</text:p>
          </table:table-cell>
          <table:table-cell office:value-type="float" office:value="0.00153699227175663" calcext:value-type="float">
            <text:p>0.001536992271757</text:p>
          </table:table-cell>
          <table:table-cell office:value-type="float" office:value="0.640022957706843" calcext:value-type="float">
            <text:p>0.640022957706843</text:p>
          </table:table-cell>
          <table:table-cell office:value-type="float" office:value="0.00533416779722262" calcext:value-type="float">
            <text:p>0.005334167797223</text:p>
          </table:table-cell>
          <table:table-cell office:value-type="float" office:value="0.19255158063082" calcext:value-type="float">
            <text:p>0.19255158063082</text:p>
          </table:table-cell>
          <table:table-cell office:value-type="float" office:value="0" calcext:value-type="float">
            <text:p>0</text:p>
          </table:table-cell>
          <table:table-cell office:value-type="float" office:value="0.133131549617021" calcext:value-type="float">
            <text:p>0.133131549617021</text:p>
          </table:table-cell>
          <table:table-cell office:value-type="float" office:value="0.00245612970275209" calcext:value-type="float">
            <text:p>0.002456129702752</text:p>
          </table:table-cell>
          <table:table-cell office:value-type="float" office:value="0.0244679670837825" calcext:value-type="float">
            <text:p>0.024467967083783</text:p>
          </table:table-cell>
          <table:table-cell office:value-type="float" office:value="0.0512230856270921" calcext:value-type="float">
            <text:p>0.051223085627092</text:p>
          </table:table-cell>
          <table:table-cell office:value-type="float" office:value="0.0664394794697413" calcext:value-type="float">
            <text:p>0.066439479469741</text:p>
          </table:table-cell>
          <table:table-cell office:value-type="float" office:value="0.0729250598449705" calcext:value-type="float">
            <text:p>0.072925059844971</text:p>
          </table:table-cell>
          <table:table-cell office:value-type="float" office:value="0.0893856873338781" calcext:value-type="float">
            <text:p>0.089385687333878</text:p>
          </table:table-cell>
          <table:table-cell office:value-type="float" office:value="0.145793190918816" calcext:value-type="float">
            <text:p>0.145793190918816</text:p>
          </table:table-cell>
          <table:table-cell/>
        </table:table-row>
        <table:table-row table:style-name="ro1">
          <table:table-cell office:value-type="float" office:value="1" calcext:value-type="float">
            <text:p>1</text:p>
          </table:table-cell>
          <table:table-cell table:number-columns-repeated="15"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23"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3</text:p>
          </table:table-cell>
          <table:table-cell office:value-type="string" calcext:value-type="string">
            <text:p>Other</text:p>
          </table:table-cell>
          <table:table-cell office:value-type="float" office:value="1283.18493652344" calcext:value-type="float">
            <text:p>1283.18493652344</text:p>
          </table:table-cell>
          <table:table-cell office:value-type="float" office:value="7660004.50524087" calcext:value-type="float">
            <text:p>7660004.50524087</text:p>
          </table:table-cell>
          <table:table-cell office:value-type="float" office:value="354835.510802536" calcext:value-type="float">
            <text:p>354835.510802536</text:p>
          </table:table-cell>
          <table:table-cell office:value-type="string" calcext:value-type="string">
            <text:p>DC</text:p>
          </table:table-cell>
          <table:table-cell office:value-type="float" office:value="14.5836448669434" calcext:value-type="float">
            <text:p>14.5836448669434</text:p>
          </table:table-cell>
          <table:table-cell office:value-type="float" office:value="4376.87255859375" calcext:value-type="float">
            <text:p>4376.87255859375</text:p>
          </table:table-cell>
          <table:table-cell table:number-columns-repeated="2" office:value-type="float" office:value="0" calcext:value-type="float">
            <text:p>0</text:p>
          </table:table-cell>
          <table:table-cell office:value-type="float" office:value="0.985353583596014" calcext:value-type="float">
            <text:p>0.985353583596014</text:p>
          </table:table-cell>
          <table:table-cell table:number-columns-repeated="3" office:value-type="float" office:value="0" calcext:value-type="float">
            <text:p>0</text:p>
          </table:table-cell>
          <table:table-cell office:value-type="float" office:value="0.0130862546566052" calcext:value-type="float">
            <text:p>0.013086254656605</text:p>
          </table:table-cell>
          <table:table-cell office:value-type="float" office:value="0.00156016174738116" calcext:value-type="float">
            <text:p>0.001560161747381</text:p>
          </table:table-cell>
          <table:table-cell table:number-columns-repeated="2" office:value-type="float" office:value="0" calcext:value-type="float">
            <text:p>0</text:p>
          </table:table-cell>
          <table:table-cell office:value-type="float" office:value="0.00996476780711436" calcext:value-type="float">
            <text:p>0.009964767807114</text:p>
          </table:table-cell>
          <table:table-cell office:value-type="float" office:value="0.859676118516003" calcext:value-type="float">
            <text:p>0.859676118516003</text:p>
          </table:table-cell>
          <table:table-cell office:value-type="float" office:value="0" calcext:value-type="float">
            <text:p>0</text:p>
          </table:table-cell>
          <table:table-cell office:value-type="float" office:value="0.0510442312590203" calcext:value-type="float">
            <text:p>0.05104423125902</text:p>
          </table:table-cell>
          <table:table-cell office:value-type="float" office:value="0" calcext:value-type="float">
            <text:p>0</text:p>
          </table:table-cell>
          <table:table-cell office:value-type="float" office:value="0.0616209638622407" calcext:value-type="float">
            <text:p>0.061620963862241</text:p>
          </table:table-cell>
          <table:table-cell office:value-type="float" office:value="0.0176939185556216" calcext:value-type="float">
            <text:p>0.017693918555622</text:p>
          </table:table-cell>
          <table:table-cell table:number-columns-repeated="2" office:value-type="float" office:value="0" calcext:value-type="float">
            <text:p>0</text:p>
          </table:table-cell>
          <table:table-cell office:value-type="float" office:value="0.00260712839134518" calcext:value-type="float">
            <text:p>0.002607128391345</text:p>
          </table:table-cell>
          <table:table-cell office:value-type="float" office:value="0.733744802104098" calcext:value-type="float">
            <text:p>0.733744802104098</text:p>
          </table:table-cell>
          <table:table-cell office:value-type="float" office:value="0" calcext:value-type="float">
            <text:p>0</text:p>
          </table:table-cell>
          <table:table-cell office:value-type="float" office:value="0.161851556406125" calcext:value-type="float">
            <text:p>0.161851556406125</text:p>
          </table:table-cell>
          <table:table-cell office:value-type="float" office:value="0" calcext:value-type="float">
            <text:p>0</text:p>
          </table:table-cell>
          <table:table-cell office:value-type="float" office:value="0.087461728805585" calcext:value-type="float">
            <text:p>0.087461728805585</text:p>
          </table:table-cell>
          <table:table-cell office:value-type="float" office:value="0.00442362829494864" calcext:value-type="float">
            <text:p>0.004423628294949</text:p>
          </table:table-cell>
          <table:table-cell office:value-type="float" office:value="0.00991115599789873" calcext:value-type="float">
            <text:p>0.009911155997899</text:p>
          </table:table-cell>
          <table:table-cell office:value-type="float" office:value="0" calcext:value-type="float">
            <text:p>0</text:p>
          </table:table-cell>
          <table:table-cell office:value-type="float" office:value="0.000808846901121755" calcext:value-type="float">
            <text:p>0.000808846901122</text:p>
          </table:table-cell>
          <table:table-cell office:value-type="float" office:value="0.653970085820919" calcext:value-type="float">
            <text:p>0.653970085820919</text:p>
          </table:table-cell>
          <table:table-cell office:value-type="float" office:value="0.0000642025516830541" calcext:value-type="float">
            <text:p>6.42025516830541E-05</text:p>
          </table:table-cell>
          <table:table-cell office:value-type="float" office:value="0.17956980080369" calcext:value-type="float">
            <text:p>0.17956980080369</text:p>
          </table:table-cell>
          <table:table-cell office:value-type="float" office:value="0" calcext:value-type="float">
            <text:p>0</text:p>
          </table:table-cell>
          <table:table-cell office:value-type="float" office:value="0.142697012371095" calcext:value-type="float">
            <text:p>0.142697012371095</text:p>
          </table:table-cell>
          <table:table-cell office:value-type="float" office:value="0.00266730027217672" calcext:value-type="float">
            <text:p>0.002667300272177</text:p>
          </table:table-cell>
          <table:table-cell office:value-type="float" office:value="0.0202227512793148" calcext:value-type="float">
            <text:p>0.020222751279315</text:p>
          </table:table-cell>
          <table:table-cell office:value-type="float" office:value="0.000498655189803223" calcext:value-type="float">
            <text:p>0.000498655189803</text:p>
          </table:table-cell>
          <table:table-cell office:value-type="float" office:value="0.00153699227175663" calcext:value-type="float">
            <text:p>0.001536992271757</text:p>
          </table:table-cell>
          <table:table-cell office:value-type="float" office:value="0.640022957706843" calcext:value-type="float">
            <text:p>0.640022957706843</text:p>
          </table:table-cell>
          <table:table-cell office:value-type="float" office:value="0.00533416779722262" calcext:value-type="float">
            <text:p>0.005334167797223</text:p>
          </table:table-cell>
          <table:table-cell office:value-type="float" office:value="0.19255158063082" calcext:value-type="float">
            <text:p>0.19255158063082</text:p>
          </table:table-cell>
          <table:table-cell office:value-type="float" office:value="0" calcext:value-type="float">
            <text:p>0</text:p>
          </table:table-cell>
          <table:table-cell office:value-type="float" office:value="0.133131549617021" calcext:value-type="float">
            <text:p>0.133131549617021</text:p>
          </table:table-cell>
          <table:table-cell office:value-type="float" office:value="0.00245612970275209" calcext:value-type="float">
            <text:p>0.002456129702752</text:p>
          </table:table-cell>
          <table:table-cell office:value-type="float" office:value="0.0244679670837825" calcext:value-type="float">
            <text:p>0.024467967083783</text:p>
          </table:table-cell>
          <table:table-cell office:value-type="float" office:value="0.0512230856270921" calcext:value-type="float">
            <text:p>0.051223085627092</text:p>
          </table:table-cell>
          <table:table-cell office:value-type="float" office:value="0.0664394794697413" calcext:value-type="float">
            <text:p>0.066439479469741</text:p>
          </table:table-cell>
          <table:table-cell office:value-type="float" office:value="0.0729250598449705" calcext:value-type="float">
            <text:p>0.072925059844971</text:p>
          </table:table-cell>
          <table:table-cell office:value-type="float" office:value="0.0893856873338781" calcext:value-type="float">
            <text:p>0.089385687333878</text:p>
          </table:table-cell>
          <table:table-cell office:value-type="float" office:value="0.145793190918816" calcext:value-type="float">
            <text:p>0.145793190918816</text:p>
          </table:table-cell>
          <table:table-cell/>
        </table:table-row>
        <table:table-row table:style-name="ro1">
          <table:table-cell table:number-columns-repeated="17"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3</text:p>
          </table:table-cell>
          <table:table-cell office:value-type="string" calcext:value-type="string">
            <text:p>LanCam</text:p>
          </table:table-cell>
          <table:table-cell office:value-type="float" office:value="1283.18493652344" calcext:value-type="float">
            <text:p>1283.18493652344</text:p>
          </table:table-cell>
          <table:table-cell office:value-type="float" office:value="7660004.50524087" calcext:value-type="float">
            <text:p>7660004.50524087</text:p>
          </table:table-cell>
          <table:table-cell office:value-type="float" office:value="354835.510802536" calcext:value-type="float">
            <text:p>354835.510802536</text:p>
          </table:table-cell>
          <table:table-cell office:value-type="string" calcext:value-type="string">
            <text:p>DC</text:p>
          </table:table-cell>
          <table:table-cell office:value-type="float" office:value="14.5836448669434" calcext:value-type="float">
            <text:p>14.5836448669434</text:p>
          </table:table-cell>
          <table:table-cell office:value-type="float" office:value="4376.87255859375" calcext:value-type="float">
            <text:p>4376.87255859375</text:p>
          </table:table-cell>
          <table:table-cell table:number-columns-repeated="2" office:value-type="float" office:value="0" calcext:value-type="float">
            <text:p>0</text:p>
          </table:table-cell>
          <table:table-cell office:value-type="float" office:value="0.985353583596014" calcext:value-type="float">
            <text:p>0.985353583596014</text:p>
          </table:table-cell>
          <table:table-cell table:number-columns-repeated="3" office:value-type="float" office:value="0" calcext:value-type="float">
            <text:p>0</text:p>
          </table:table-cell>
          <table:table-cell office:value-type="float" office:value="0.0130862546566052" calcext:value-type="float">
            <text:p>0.013086254656605</text:p>
          </table:table-cell>
          <table:table-cell office:value-type="float" office:value="0.00156016174738116" calcext:value-type="float">
            <text:p>0.001560161747381</text:p>
          </table:table-cell>
          <table:table-cell table:number-columns-repeated="2" office:value-type="float" office:value="0" calcext:value-type="float">
            <text:p>0</text:p>
          </table:table-cell>
          <table:table-cell office:value-type="float" office:value="0.00996476780711436" calcext:value-type="float">
            <text:p>0.009964767807114</text:p>
          </table:table-cell>
          <table:table-cell office:value-type="float" office:value="0.859676118516003" calcext:value-type="float">
            <text:p>0.859676118516003</text:p>
          </table:table-cell>
          <table:table-cell office:value-type="float" office:value="0" calcext:value-type="float">
            <text:p>0</text:p>
          </table:table-cell>
          <table:table-cell office:value-type="float" office:value="0.0510442312590203" calcext:value-type="float">
            <text:p>0.05104423125902</text:p>
          </table:table-cell>
          <table:table-cell office:value-type="float" office:value="0" calcext:value-type="float">
            <text:p>0</text:p>
          </table:table-cell>
          <table:table-cell office:value-type="float" office:value="0.0616209638622407" calcext:value-type="float">
            <text:p>0.061620963862241</text:p>
          </table:table-cell>
          <table:table-cell office:value-type="float" office:value="0.0176939185556216" calcext:value-type="float">
            <text:p>0.017693918555622</text:p>
          </table:table-cell>
          <table:table-cell table:number-columns-repeated="2" office:value-type="float" office:value="0" calcext:value-type="float">
            <text:p>0</text:p>
          </table:table-cell>
          <table:table-cell office:value-type="float" office:value="0.00260712839134518" calcext:value-type="float">
            <text:p>0.002607128391345</text:p>
          </table:table-cell>
          <table:table-cell office:value-type="float" office:value="0.733744802104098" calcext:value-type="float">
            <text:p>0.733744802104098</text:p>
          </table:table-cell>
          <table:table-cell office:value-type="float" office:value="0" calcext:value-type="float">
            <text:p>0</text:p>
          </table:table-cell>
          <table:table-cell office:value-type="float" office:value="0.161851556406125" calcext:value-type="float">
            <text:p>0.161851556406125</text:p>
          </table:table-cell>
          <table:table-cell office:value-type="float" office:value="0" calcext:value-type="float">
            <text:p>0</text:p>
          </table:table-cell>
          <table:table-cell office:value-type="float" office:value="0.087461728805585" calcext:value-type="float">
            <text:p>0.087461728805585</text:p>
          </table:table-cell>
          <table:table-cell office:value-type="float" office:value="0.00442362829494864" calcext:value-type="float">
            <text:p>0.004423628294949</text:p>
          </table:table-cell>
          <table:table-cell office:value-type="float" office:value="0.00991115599789873" calcext:value-type="float">
            <text:p>0.009911155997899</text:p>
          </table:table-cell>
          <table:table-cell office:value-type="float" office:value="0" calcext:value-type="float">
            <text:p>0</text:p>
          </table:table-cell>
          <table:table-cell office:value-type="float" office:value="0.000808846901121755" calcext:value-type="float">
            <text:p>0.000808846901122</text:p>
          </table:table-cell>
          <table:table-cell office:value-type="float" office:value="0.653970085820919" calcext:value-type="float">
            <text:p>0.653970085820919</text:p>
          </table:table-cell>
          <table:table-cell office:value-type="float" office:value="0.0000642025516830541" calcext:value-type="float">
            <text:p>6.42025516830541E-05</text:p>
          </table:table-cell>
          <table:table-cell office:value-type="float" office:value="0.17956980080369" calcext:value-type="float">
            <text:p>0.17956980080369</text:p>
          </table:table-cell>
          <table:table-cell office:value-type="float" office:value="0" calcext:value-type="float">
            <text:p>0</text:p>
          </table:table-cell>
          <table:table-cell office:value-type="float" office:value="0.142697012371095" calcext:value-type="float">
            <text:p>0.142697012371095</text:p>
          </table:table-cell>
          <table:table-cell office:value-type="float" office:value="0.00266730027217672" calcext:value-type="float">
            <text:p>0.002667300272177</text:p>
          </table:table-cell>
          <table:table-cell office:value-type="float" office:value="0.0202227512793148" calcext:value-type="float">
            <text:p>0.020222751279315</text:p>
          </table:table-cell>
          <table:table-cell office:value-type="float" office:value="0.000498655189803223" calcext:value-type="float">
            <text:p>0.000498655189803</text:p>
          </table:table-cell>
          <table:table-cell office:value-type="float" office:value="0.00153699227175663" calcext:value-type="float">
            <text:p>0.001536992271757</text:p>
          </table:table-cell>
          <table:table-cell office:value-type="float" office:value="0.640022957706843" calcext:value-type="float">
            <text:p>0.640022957706843</text:p>
          </table:table-cell>
          <table:table-cell office:value-type="float" office:value="0.00533416779722262" calcext:value-type="float">
            <text:p>0.005334167797223</text:p>
          </table:table-cell>
          <table:table-cell office:value-type="float" office:value="0.19255158063082" calcext:value-type="float">
            <text:p>0.19255158063082</text:p>
          </table:table-cell>
          <table:table-cell office:value-type="float" office:value="0" calcext:value-type="float">
            <text:p>0</text:p>
          </table:table-cell>
          <table:table-cell office:value-type="float" office:value="0.133131549617021" calcext:value-type="float">
            <text:p>0.133131549617021</text:p>
          </table:table-cell>
          <table:table-cell office:value-type="float" office:value="0.00245612970275209" calcext:value-type="float">
            <text:p>0.002456129702752</text:p>
          </table:table-cell>
          <table:table-cell office:value-type="float" office:value="0.0244679670837825" calcext:value-type="float">
            <text:p>0.024467967083783</text:p>
          </table:table-cell>
          <table:table-cell office:value-type="float" office:value="0.0512230856270921" calcext:value-type="float">
            <text:p>0.051223085627092</text:p>
          </table:table-cell>
          <table:table-cell office:value-type="float" office:value="0.0664394794697413" calcext:value-type="float">
            <text:p>0.066439479469741</text:p>
          </table:table-cell>
          <table:table-cell office:value-type="float" office:value="0.0729250598449705" calcext:value-type="float">
            <text:p>0.072925059844971</text:p>
          </table:table-cell>
          <table:table-cell office:value-type="float" office:value="0.0893856873338781" calcext:value-type="float">
            <text:p>0.089385687333878</text:p>
          </table:table-cell>
          <table:table-cell office:value-type="float" office:value="0.145793190918816" calcext:value-type="float">
            <text:p>0.145793190918816</text:p>
          </table:table-cell>
          <table:table-cell/>
        </table:table-row>
        <table:table-row table:style-name="ro1">
          <table:table-cell office:value-type="float" office:value="9" calcext:value-type="float">
            <text:p>9</text:p>
          </table:table-cell>
          <table:table-cell table:number-columns-repeated="40"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4</text:p>
          </table:table-cell>
          <table:table-cell office:value-type="string" calcext:value-type="string">
            <text:p>PasDil</text:p>
          </table:table-cell>
          <table:table-cell office:value-type="float" office:value="1012.70330810547" calcext:value-type="float">
            <text:p>1012.70330810547</text:p>
          </table:table-cell>
          <table:table-cell office:value-type="float" office:value="7662427.92656962" calcext:value-type="float">
            <text:p>7662427.92656962</text:p>
          </table:table-cell>
          <table:table-cell office:value-type="float" office:value="357756.261166976" calcext:value-type="float">
            <text:p>357756.261166976</text:p>
          </table:table-cell>
          <table:table-cell office:value-type="string" calcext:value-type="string">
            <text:p>DC</text:p>
          </table:table-cell>
          <table:table-cell office:value-type="float" office:value="17.0008087158203" calcext:value-type="float">
            <text:p>17.0008087158203</text:p>
          </table:table-cell>
          <table:table-cell office:value-type="float" office:value="4812.44677734375" calcext:value-type="float">
            <text:p>4812.44677734375</text:p>
          </table:table-cell>
          <table:table-cell table:number-columns-repeated="6" office:value-type="float" office:value="0" calcext:value-type="float">
            <text:p>0</text:p>
          </table:table-cell>
          <table:table-cell office:value-type="float" office:value="0.573802852776363" calcext:value-type="float">
            <text:p>0.573802852776363</text:p>
          </table:table-cell>
          <table:table-cell office:value-type="float" office:value="0" calcext:value-type="float">
            <text:p>0</text:p>
          </table:table-cell>
          <table:table-cell office:value-type="float" office:value="0.426197147223637" calcext:value-type="float">
            <text:p>0.426197147223637</text:p>
          </table:table-cell>
          <table:table-cell table:number-columns-repeated="2" office:value-type="float" office:value="0" calcext:value-type="float">
            <text:p>0</text:p>
          </table:table-cell>
          <table:table-cell office:value-type="float" office:value="0.00452077327154707" calcext:value-type="float">
            <text:p>0.004520773271547</text:p>
          </table:table-cell>
          <table:table-cell table:number-columns-repeated="3" office:value-type="float" office:value="0" calcext:value-type="float">
            <text:p>0</text:p>
          </table:table-cell>
          <table:table-cell office:value-type="float" office:value="0.57982277719804" calcext:value-type="float">
            <text:p>0.57982277719804</text:p>
          </table:table-cell>
          <table:table-cell office:value-type="float" office:value="0" calcext:value-type="float">
            <text:p>0</text:p>
          </table:table-cell>
          <table:table-cell office:value-type="float" office:value="0.415656449530413" calcext:value-type="float">
            <text:p>0.415656449530413</text:p>
          </table:table-cell>
          <table:table-cell table:number-columns-repeated="2" office:value-type="float" office:value="0" calcext:value-type="float">
            <text:p>0</text:p>
          </table:table-cell>
          <table:table-cell office:value-type="float" office:value="0.121957755247872" calcext:value-type="float">
            <text:p>0.121957755247872</text:p>
          </table:table-cell>
          <table:table-cell office:value-type="float" office:value="0" calcext:value-type="float">
            <text:p>0</text:p>
          </table:table-cell>
          <table:table-cell office:value-type="float" office:value="0.000658858238469539" calcext:value-type="float">
            <text:p>0.00065885823847</text:p>
          </table:table-cell>
          <table:table-cell office:value-type="float" office:value="0" calcext:value-type="float">
            <text:p>0</text:p>
          </table:table-cell>
          <table:table-cell office:value-type="float" office:value="0.414384688311413" calcext:value-type="float">
            <text:p>0.414384688311413</text:p>
          </table:table-cell>
          <table:table-cell office:value-type="float" office:value="0" calcext:value-type="float">
            <text:p>0</text:p>
          </table:table-cell>
          <table:table-cell office:value-type="float" office:value="0.462998698202246" calcext:value-type="float">
            <text:p>0.462998698202246</text:p>
          </table:table-cell>
          <table:table-cell office:value-type="float" office:value="0.0000334234714354328" calcext:value-type="float">
            <text:p>3.34234714354328E-05</text:p>
          </table:table-cell>
          <table:table-cell office:value-type="float" office:value="0.00463428274414596" calcext:value-type="float">
            <text:p>0.004634282744146</text:p>
          </table:table-cell>
          <table:table-cell office:value-type="float" office:value="0.204841139819329" calcext:value-type="float">
            <text:p>0.204841139819329</text:p>
          </table:table-cell>
          <table:table-cell office:value-type="float" office:value="0.000589779523518149" calcext:value-type="float">
            <text:p>0.000589779523518</text:p>
          </table:table-cell>
          <table:table-cell office:value-type="float" office:value="0.165731467408826" calcext:value-type="float">
            <text:p>0.165731467408826</text:p>
          </table:table-cell>
          <table:table-cell office:value-type="float" office:value="0" calcext:value-type="float">
            <text:p>0</text:p>
          </table:table-cell>
          <table:table-cell office:value-type="float" office:value="0.382718749383179" calcext:value-type="float">
            <text:p>0.382718749383179</text:p>
          </table:table-cell>
          <table:table-cell office:value-type="float" office:value="0.00258097625486055" calcext:value-type="float">
            <text:p>0.002580976254861</text:p>
          </table:table-cell>
          <table:table-cell office:value-type="float" office:value="0.238870181394706" calcext:value-type="float">
            <text:p>0.238870181394706</text:p>
          </table:table-cell>
          <table:table-cell office:value-type="float" office:value="0.00039087034427362" calcext:value-type="float">
            <text:p>0.000390870344274</text:p>
          </table:table-cell>
          <table:table-cell office:value-type="float" office:value="0.00165553092823425" calcext:value-type="float">
            <text:p>0.001655530928234</text:p>
          </table:table-cell>
          <table:table-cell office:value-type="float" office:value="0.530350974349312" calcext:value-type="float">
            <text:p>0.530350974349312</text:p>
          </table:table-cell>
          <table:table-cell office:value-type="float" office:value="0.0157440582977392" calcext:value-type="float">
            <text:p>0.015744058297739</text:p>
          </table:table-cell>
          <table:table-cell office:value-type="float" office:value="0.191143199989617" calcext:value-type="float">
            <text:p>0.191143199989617</text:p>
          </table:table-cell>
          <table:table-cell office:value-type="float" office:value="0" calcext:value-type="float">
            <text:p>0</text:p>
          </table:table-cell>
          <table:table-cell office:value-type="float" office:value="0.201822607668514" calcext:value-type="float">
            <text:p>0.201822607668514</text:p>
          </table:table-cell>
          <table:table-cell office:value-type="float" office:value="0.00265947850294434" calcext:value-type="float">
            <text:p>0.002659478502944</text:p>
          </table:table-cell>
          <table:table-cell office:value-type="float" office:value="0.0562332799193655" calcext:value-type="float">
            <text:p>0.056233279919366</text:p>
          </table:table-cell>
          <table:table-cell office:value-type="float" office:value="0.135529336097953" calcext:value-type="float">
            <text:p>0.135529336097953</text:p>
          </table:table-cell>
          <table:table-cell office:value-type="float" office:value="0.100856666687798" calcext:value-type="float">
            <text:p>0.100856666687798</text:p>
          </table:table-cell>
          <table:table-cell office:value-type="float" office:value="0.0875346948756648" calcext:value-type="float">
            <text:p>0.087534694875665</text:p>
          </table:table-cell>
          <table:table-cell office:value-type="float" office:value="0.0984705218606665" calcext:value-type="float">
            <text:p>0.098470521860667</text:p>
          </table:table-cell>
          <table:table-cell office:value-type="float" office:value="0.127784157457067" calcext:value-type="float">
            <text:p>0.127784157457067</text:p>
          </table:table-cell>
          <table:table-cell/>
        </table:table-row>
        <table:table-row table:style-name="ro1">
          <table:table-cell office:value-type="float" office:value="9" calcext:value-type="float">
            <text:p>9</text:p>
          </table:table-cell>
          <table:table-cell table:number-columns-repeated="40"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4</text:p>
          </table:table-cell>
          <table:table-cell office:value-type="string" calcext:value-type="string">
            <text:p>Other</text:p>
          </table:table-cell>
          <table:table-cell office:value-type="float" office:value="1012.70330810547" calcext:value-type="float">
            <text:p>1012.70330810547</text:p>
          </table:table-cell>
          <table:table-cell office:value-type="float" office:value="7662427.92656962" calcext:value-type="float">
            <text:p>7662427.92656962</text:p>
          </table:table-cell>
          <table:table-cell office:value-type="float" office:value="357756.261166976" calcext:value-type="float">
            <text:p>357756.261166976</text:p>
          </table:table-cell>
          <table:table-cell office:value-type="string" calcext:value-type="string">
            <text:p>DC</text:p>
          </table:table-cell>
          <table:table-cell office:value-type="float" office:value="17.0008087158203" calcext:value-type="float">
            <text:p>17.0008087158203</text:p>
          </table:table-cell>
          <table:table-cell office:value-type="float" office:value="4812.44677734375" calcext:value-type="float">
            <text:p>4812.44677734375</text:p>
          </table:table-cell>
          <table:table-cell table:number-columns-repeated="6" office:value-type="float" office:value="0" calcext:value-type="float">
            <text:p>0</text:p>
          </table:table-cell>
          <table:table-cell office:value-type="float" office:value="0.573802852776363" calcext:value-type="float">
            <text:p>0.573802852776363</text:p>
          </table:table-cell>
          <table:table-cell office:value-type="float" office:value="0" calcext:value-type="float">
            <text:p>0</text:p>
          </table:table-cell>
          <table:table-cell office:value-type="float" office:value="0.426197147223637" calcext:value-type="float">
            <text:p>0.426197147223637</text:p>
          </table:table-cell>
          <table:table-cell table:number-columns-repeated="2" office:value-type="float" office:value="0" calcext:value-type="float">
            <text:p>0</text:p>
          </table:table-cell>
          <table:table-cell office:value-type="float" office:value="0.00452077327154707" calcext:value-type="float">
            <text:p>0.004520773271547</text:p>
          </table:table-cell>
          <table:table-cell table:number-columns-repeated="3" office:value-type="float" office:value="0" calcext:value-type="float">
            <text:p>0</text:p>
          </table:table-cell>
          <table:table-cell office:value-type="float" office:value="0.57982277719804" calcext:value-type="float">
            <text:p>0.57982277719804</text:p>
          </table:table-cell>
          <table:table-cell office:value-type="float" office:value="0" calcext:value-type="float">
            <text:p>0</text:p>
          </table:table-cell>
          <table:table-cell office:value-type="float" office:value="0.415656449530413" calcext:value-type="float">
            <text:p>0.415656449530413</text:p>
          </table:table-cell>
          <table:table-cell table:number-columns-repeated="2" office:value-type="float" office:value="0" calcext:value-type="float">
            <text:p>0</text:p>
          </table:table-cell>
          <table:table-cell office:value-type="float" office:value="0.121957755247872" calcext:value-type="float">
            <text:p>0.121957755247872</text:p>
          </table:table-cell>
          <table:table-cell office:value-type="float" office:value="0" calcext:value-type="float">
            <text:p>0</text:p>
          </table:table-cell>
          <table:table-cell office:value-type="float" office:value="0.000658858238469539" calcext:value-type="float">
            <text:p>0.00065885823847</text:p>
          </table:table-cell>
          <table:table-cell office:value-type="float" office:value="0" calcext:value-type="float">
            <text:p>0</text:p>
          </table:table-cell>
          <table:table-cell office:value-type="float" office:value="0.414384688311413" calcext:value-type="float">
            <text:p>0.414384688311413</text:p>
          </table:table-cell>
          <table:table-cell office:value-type="float" office:value="0" calcext:value-type="float">
            <text:p>0</text:p>
          </table:table-cell>
          <table:table-cell office:value-type="float" office:value="0.462998698202246" calcext:value-type="float">
            <text:p>0.462998698202246</text:p>
          </table:table-cell>
          <table:table-cell office:value-type="float" office:value="0.0000334234714354328" calcext:value-type="float">
            <text:p>3.34234714354328E-05</text:p>
          </table:table-cell>
          <table:table-cell office:value-type="float" office:value="0.00463428274414596" calcext:value-type="float">
            <text:p>0.004634282744146</text:p>
          </table:table-cell>
          <table:table-cell office:value-type="float" office:value="0.204841139819329" calcext:value-type="float">
            <text:p>0.204841139819329</text:p>
          </table:table-cell>
          <table:table-cell office:value-type="float" office:value="0.000589779523518149" calcext:value-type="float">
            <text:p>0.000589779523518</text:p>
          </table:table-cell>
          <table:table-cell office:value-type="float" office:value="0.165731467408826" calcext:value-type="float">
            <text:p>0.165731467408826</text:p>
          </table:table-cell>
          <table:table-cell office:value-type="float" office:value="0" calcext:value-type="float">
            <text:p>0</text:p>
          </table:table-cell>
          <table:table-cell office:value-type="float" office:value="0.382718749383179" calcext:value-type="float">
            <text:p>0.382718749383179</text:p>
          </table:table-cell>
          <table:table-cell office:value-type="float" office:value="0.00258097625486055" calcext:value-type="float">
            <text:p>0.002580976254861</text:p>
          </table:table-cell>
          <table:table-cell office:value-type="float" office:value="0.238870181394706" calcext:value-type="float">
            <text:p>0.238870181394706</text:p>
          </table:table-cell>
          <table:table-cell office:value-type="float" office:value="0.00039087034427362" calcext:value-type="float">
            <text:p>0.000390870344274</text:p>
          </table:table-cell>
          <table:table-cell office:value-type="float" office:value="0.00165553092823425" calcext:value-type="float">
            <text:p>0.001655530928234</text:p>
          </table:table-cell>
          <table:table-cell office:value-type="float" office:value="0.530350974349312" calcext:value-type="float">
            <text:p>0.530350974349312</text:p>
          </table:table-cell>
          <table:table-cell office:value-type="float" office:value="0.0157440582977392" calcext:value-type="float">
            <text:p>0.015744058297739</text:p>
          </table:table-cell>
          <table:table-cell office:value-type="float" office:value="0.191143199989617" calcext:value-type="float">
            <text:p>0.191143199989617</text:p>
          </table:table-cell>
          <table:table-cell office:value-type="float" office:value="0" calcext:value-type="float">
            <text:p>0</text:p>
          </table:table-cell>
          <table:table-cell office:value-type="float" office:value="0.201822607668514" calcext:value-type="float">
            <text:p>0.201822607668514</text:p>
          </table:table-cell>
          <table:table-cell office:value-type="float" office:value="0.00265947850294434" calcext:value-type="float">
            <text:p>0.002659478502944</text:p>
          </table:table-cell>
          <table:table-cell office:value-type="float" office:value="0.0562332799193655" calcext:value-type="float">
            <text:p>0.056233279919366</text:p>
          </table:table-cell>
          <table:table-cell office:value-type="float" office:value="0.135529336097953" calcext:value-type="float">
            <text:p>0.135529336097953</text:p>
          </table:table-cell>
          <table:table-cell office:value-type="float" office:value="0.100856666687798" calcext:value-type="float">
            <text:p>0.100856666687798</text:p>
          </table:table-cell>
          <table:table-cell office:value-type="float" office:value="0.0875346948756648" calcext:value-type="float">
            <text:p>0.087534694875665</text:p>
          </table:table-cell>
          <table:table-cell office:value-type="float" office:value="0.0984705218606665" calcext:value-type="float">
            <text:p>0.098470521860667</text:p>
          </table:table-cell>
          <table:table-cell office:value-type="float" office:value="0.127784157457067" calcext:value-type="float">
            <text:p>0.127784157457067</text:p>
          </table:table-cell>
          <table:table-cell/>
        </table:table-row>
        <table:table-row table:style-name="ro1">
          <table:table-cell office:value-type="float" office:value="2" calcext:value-type="float">
            <text:p>2</text:p>
          </table:table-cell>
          <table:table-cell table:number-columns-repeated="40"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4</text:p>
          </table:table-cell>
          <table:table-cell office:value-type="string" calcext:value-type="string">
            <text:p>LanCam</text:p>
          </table:table-cell>
          <table:table-cell office:value-type="float" office:value="1012.70330810547" calcext:value-type="float">
            <text:p>1012.70330810547</text:p>
          </table:table-cell>
          <table:table-cell office:value-type="float" office:value="7662427.92656962" calcext:value-type="float">
            <text:p>7662427.92656962</text:p>
          </table:table-cell>
          <table:table-cell office:value-type="float" office:value="357756.261166976" calcext:value-type="float">
            <text:p>357756.261166976</text:p>
          </table:table-cell>
          <table:table-cell office:value-type="string" calcext:value-type="string">
            <text:p>DC</text:p>
          </table:table-cell>
          <table:table-cell office:value-type="float" office:value="17.0008087158203" calcext:value-type="float">
            <text:p>17.0008087158203</text:p>
          </table:table-cell>
          <table:table-cell office:value-type="float" office:value="4812.44677734375" calcext:value-type="float">
            <text:p>4812.44677734375</text:p>
          </table:table-cell>
          <table:table-cell table:number-columns-repeated="6" office:value-type="float" office:value="0" calcext:value-type="float">
            <text:p>0</text:p>
          </table:table-cell>
          <table:table-cell office:value-type="float" office:value="0.573802852776363" calcext:value-type="float">
            <text:p>0.573802852776363</text:p>
          </table:table-cell>
          <table:table-cell office:value-type="float" office:value="0" calcext:value-type="float">
            <text:p>0</text:p>
          </table:table-cell>
          <table:table-cell office:value-type="float" office:value="0.426197147223637" calcext:value-type="float">
            <text:p>0.426197147223637</text:p>
          </table:table-cell>
          <table:table-cell table:number-columns-repeated="2" office:value-type="float" office:value="0" calcext:value-type="float">
            <text:p>0</text:p>
          </table:table-cell>
          <table:table-cell office:value-type="float" office:value="0.00452077327154707" calcext:value-type="float">
            <text:p>0.004520773271547</text:p>
          </table:table-cell>
          <table:table-cell table:number-columns-repeated="3" office:value-type="float" office:value="0" calcext:value-type="float">
            <text:p>0</text:p>
          </table:table-cell>
          <table:table-cell office:value-type="float" office:value="0.57982277719804" calcext:value-type="float">
            <text:p>0.57982277719804</text:p>
          </table:table-cell>
          <table:table-cell office:value-type="float" office:value="0" calcext:value-type="float">
            <text:p>0</text:p>
          </table:table-cell>
          <table:table-cell office:value-type="float" office:value="0.415656449530413" calcext:value-type="float">
            <text:p>0.415656449530413</text:p>
          </table:table-cell>
          <table:table-cell table:number-columns-repeated="2" office:value-type="float" office:value="0" calcext:value-type="float">
            <text:p>0</text:p>
          </table:table-cell>
          <table:table-cell office:value-type="float" office:value="0.121957755247872" calcext:value-type="float">
            <text:p>0.121957755247872</text:p>
          </table:table-cell>
          <table:table-cell office:value-type="float" office:value="0" calcext:value-type="float">
            <text:p>0</text:p>
          </table:table-cell>
          <table:table-cell office:value-type="float" office:value="0.000658858238469539" calcext:value-type="float">
            <text:p>0.00065885823847</text:p>
          </table:table-cell>
          <table:table-cell office:value-type="float" office:value="0" calcext:value-type="float">
            <text:p>0</text:p>
          </table:table-cell>
          <table:table-cell office:value-type="float" office:value="0.414384688311413" calcext:value-type="float">
            <text:p>0.414384688311413</text:p>
          </table:table-cell>
          <table:table-cell office:value-type="float" office:value="0" calcext:value-type="float">
            <text:p>0</text:p>
          </table:table-cell>
          <table:table-cell office:value-type="float" office:value="0.462998698202246" calcext:value-type="float">
            <text:p>0.462998698202246</text:p>
          </table:table-cell>
          <table:table-cell office:value-type="float" office:value="0.0000334234714354328" calcext:value-type="float">
            <text:p>3.34234714354328E-05</text:p>
          </table:table-cell>
          <table:table-cell office:value-type="float" office:value="0.00463428274414596" calcext:value-type="float">
            <text:p>0.004634282744146</text:p>
          </table:table-cell>
          <table:table-cell office:value-type="float" office:value="0.204841139819329" calcext:value-type="float">
            <text:p>0.204841139819329</text:p>
          </table:table-cell>
          <table:table-cell office:value-type="float" office:value="0.000589779523518149" calcext:value-type="float">
            <text:p>0.000589779523518</text:p>
          </table:table-cell>
          <table:table-cell office:value-type="float" office:value="0.165731467408826" calcext:value-type="float">
            <text:p>0.165731467408826</text:p>
          </table:table-cell>
          <table:table-cell office:value-type="float" office:value="0" calcext:value-type="float">
            <text:p>0</text:p>
          </table:table-cell>
          <table:table-cell office:value-type="float" office:value="0.382718749383179" calcext:value-type="float">
            <text:p>0.382718749383179</text:p>
          </table:table-cell>
          <table:table-cell office:value-type="float" office:value="0.00258097625486055" calcext:value-type="float">
            <text:p>0.002580976254861</text:p>
          </table:table-cell>
          <table:table-cell office:value-type="float" office:value="0.238870181394706" calcext:value-type="float">
            <text:p>0.238870181394706</text:p>
          </table:table-cell>
          <table:table-cell office:value-type="float" office:value="0.00039087034427362" calcext:value-type="float">
            <text:p>0.000390870344274</text:p>
          </table:table-cell>
          <table:table-cell office:value-type="float" office:value="0.00165553092823425" calcext:value-type="float">
            <text:p>0.001655530928234</text:p>
          </table:table-cell>
          <table:table-cell office:value-type="float" office:value="0.530350974349312" calcext:value-type="float">
            <text:p>0.530350974349312</text:p>
          </table:table-cell>
          <table:table-cell office:value-type="float" office:value="0.0157440582977392" calcext:value-type="float">
            <text:p>0.015744058297739</text:p>
          </table:table-cell>
          <table:table-cell office:value-type="float" office:value="0.191143199989617" calcext:value-type="float">
            <text:p>0.191143199989617</text:p>
          </table:table-cell>
          <table:table-cell office:value-type="float" office:value="0" calcext:value-type="float">
            <text:p>0</text:p>
          </table:table-cell>
          <table:table-cell office:value-type="float" office:value="0.201822607668514" calcext:value-type="float">
            <text:p>0.201822607668514</text:p>
          </table:table-cell>
          <table:table-cell office:value-type="float" office:value="0.00265947850294434" calcext:value-type="float">
            <text:p>0.002659478502944</text:p>
          </table:table-cell>
          <table:table-cell office:value-type="float" office:value="0.0562332799193655" calcext:value-type="float">
            <text:p>0.056233279919366</text:p>
          </table:table-cell>
          <table:table-cell office:value-type="float" office:value="0.135529336097953" calcext:value-type="float">
            <text:p>0.135529336097953</text:p>
          </table:table-cell>
          <table:table-cell office:value-type="float" office:value="0.100856666687798" calcext:value-type="float">
            <text:p>0.100856666687798</text:p>
          </table:table-cell>
          <table:table-cell office:value-type="float" office:value="0.0875346948756648" calcext:value-type="float">
            <text:p>0.087534694875665</text:p>
          </table:table-cell>
          <table:table-cell office:value-type="float" office:value="0.0984705218606665" calcext:value-type="float">
            <text:p>0.098470521860667</text:p>
          </table:table-cell>
          <table:table-cell office:value-type="float" office:value="0.127784157457067" calcext:value-type="float">
            <text:p>0.127784157457067</text:p>
          </table:table-cell>
          <table:table-cell/>
        </table:table-row>
        <table:table-row table:style-name="ro1">
          <table:table-cell office:value-type="float" office:value="1" calcext:value-type="float">
            <text:p>1</text:p>
          </table:table-cell>
          <table:table-cell table:number-columns-repeated="40"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5</text:p>
          </table:table-cell>
          <table:table-cell office:value-type="string" calcext:value-type="string">
            <text:p>PasDil</text:p>
          </table:table-cell>
          <table:table-cell office:value-type="float" office:value="604.5341796875" calcext:value-type="float">
            <text:p>604.5341796875</text:p>
          </table:table-cell>
          <table:table-cell office:value-type="float" office:value="7665859.08459795" calcext:value-type="float">
            <text:p>7665859.08459795</text:p>
          </table:table-cell>
          <table:table-cell office:value-type="float" office:value="361942.000827439" calcext:value-type="float">
            <text:p>361942.000827439</text:p>
          </table:table-cell>
          <table:table-cell office:value-type="string" calcext:value-type="string">
            <text:p>EC</text:p>
          </table:table-cell>
          <table:table-cell office:value-type="float" office:value="19.5445232391357" calcext:value-type="float">
            <text:p>19.5445232391357</text:p>
          </table:table-cell>
          <table:table-cell office:value-type="float" office:value="5570.2783203125" calcext:value-type="float">
            <text:p>5570.2783203125</text:p>
          </table:table-cell>
          <table:table-cell table:number-columns-repeated="2" office:value-type="float" office:value="0" calcext:value-type="float">
            <text:p>0</text:p>
          </table:table-cell>
          <table:table-cell office:value-type="float" office:value="0.947909701658866" calcext:value-type="float">
            <text:p>0.947909701658866</text:p>
          </table:table-cell>
          <table:table-cell table:number-columns-repeated="3" office:value-type="float" office:value="0" calcext:value-type="float">
            <text:p>0</text:p>
          </table:table-cell>
          <table:table-cell office:value-type="float" office:value="0.0520902983411341" calcext:value-type="float">
            <text:p>0.052090298341134</text:p>
          </table:table-cell>
          <table:table-cell table:number-columns-repeated="2" office:value-type="float" office:value="0" calcext:value-type="float">
            <text:p>0</text:p>
          </table:table-cell>
          <table:table-cell office:value-type="float" office:value="0.00164135071844468" calcext:value-type="float">
            <text:p>0.001641350718445</text:p>
          </table:table-cell>
          <table:table-cell office:value-type="float" office:value="0" calcext:value-type="float">
            <text:p>0</text:p>
          </table:table-cell>
          <table:table-cell office:value-type="float" office:value="0.920688093839982" calcext:value-type="float">
            <text:p>0.920688093839982</text:p>
          </table:table-cell>
          <table:table-cell table:number-columns-repeated="3" office:value-type="float" office:value="0" calcext:value-type="float">
            <text:p>0</text:p>
          </table:table-cell>
          <table:table-cell office:value-type="float" office:value="0.0610801785676385" calcext:value-type="float">
            <text:p>0.061080178567639</text:p>
          </table:table-cell>
          <table:table-cell office:value-type="float" office:value="0.0165903768739344" calcext:value-type="float">
            <text:p>0.016590376873934</text:p>
          </table:table-cell>
          <table:table-cell office:value-type="float" office:value="0" calcext:value-type="float">
            <text:p>0</text:p>
          </table:table-cell>
          <table:table-cell office:value-type="float" office:value="0.00442452831857311" calcext:value-type="float">
            <text:p>0.004424528318573</text:p>
          </table:table-cell>
          <table:table-cell office:value-type="float" office:value="0.0116109598829795" calcext:value-type="float">
            <text:p>0.01161095988298</text:p>
          </table:table-cell>
          <table:table-cell office:value-type="float" office:value="0.701024636919828" calcext:value-type="float">
            <text:p>0.701024636919828</text:p>
          </table:table-cell>
          <table:table-cell office:value-type="float" office:value="0" calcext:value-type="float">
            <text:p>0</text:p>
          </table:table-cell>
          <table:table-cell office:value-type="float" office:value="0.0494303740375789" calcext:value-type="float">
            <text:p>0.049430374037579</text:p>
          </table:table-cell>
          <table:table-cell office:value-type="float" office:value="0" calcext:value-type="float">
            <text:p>0</text:p>
          </table:table-cell>
          <table:table-cell office:value-type="float" office:value="0.21104549048324" calcext:value-type="float">
            <text:p>0.21104549048324</text:p>
          </table:table-cell>
          <table:table-cell office:value-type="float" office:value="0.0195968664823629" calcext:value-type="float">
            <text:p>0.019596866482363</text:p>
          </table:table-cell>
          <table:table-cell office:value-type="float" office:value="0.00286714387543754" calcext:value-type="float">
            <text:p>0.002867143875438</text:p>
          </table:table-cell>
          <table:table-cell office:value-type="float" office:value="0.0104773883230232" calcext:value-type="float">
            <text:p>0.010477388323023</text:p>
          </table:table-cell>
          <table:table-cell office:value-type="float" office:value="0.00398292842727347" calcext:value-type="float">
            <text:p>0.003982928427273</text:p>
          </table:table-cell>
          <table:table-cell office:value-type="float" office:value="0.559554476156896" calcext:value-type="float">
            <text:p>0.559554476156896</text:p>
          </table:table-cell>
          <table:table-cell office:value-type="float" office:value="0" calcext:value-type="float">
            <text:p>0</text:p>
          </table:table-cell>
          <table:table-cell office:value-type="float" office:value="0.135395358995072" calcext:value-type="float">
            <text:p>0.135395358995072</text:p>
          </table:table-cell>
          <table:table-cell office:value-type="float" office:value="0" calcext:value-type="float">
            <text:p>0</text:p>
          </table:table-cell>
          <table:table-cell office:value-type="float" office:value="0.268108418169332" calcext:value-type="float">
            <text:p>0.268108418169332</text:p>
          </table:table-cell>
          <table:table-cell office:value-type="float" office:value="0.00986009625125314" calcext:value-type="float">
            <text:p>0.009860096251253</text:p>
          </table:table-cell>
          <table:table-cell office:value-type="float" office:value="0.0126213336771505" calcext:value-type="float">
            <text:p>0.012621333677151</text:p>
          </table:table-cell>
          <table:table-cell office:value-type="float" office:value="0.0900095262251502" calcext:value-type="float">
            <text:p>0.09000952622515</text:p>
          </table:table-cell>
          <table:table-cell office:value-type="float" office:value="0.00472013612442021" calcext:value-type="float">
            <text:p>0.00472013612442</text:p>
          </table:table-cell>
          <table:table-cell office:value-type="float" office:value="0.542420363956069" calcext:value-type="float">
            <text:p>0.542420363956069</text:p>
          </table:table-cell>
          <table:table-cell office:value-type="float" office:value="0" calcext:value-type="float">
            <text:p>0</text:p>
          </table:table-cell>
          <table:table-cell office:value-type="float" office:value="0.105849669504784" calcext:value-type="float">
            <text:p>0.105849669504784</text:p>
          </table:table-cell>
          <table:table-cell office:value-type="float" office:value="0" calcext:value-type="float">
            <text:p>0</text:p>
          </table:table-cell>
          <table:table-cell office:value-type="float" office:value="0.242001688967869" calcext:value-type="float">
            <text:p>0.242001688967869</text:p>
          </table:table-cell>
          <table:table-cell office:value-type="float" office:value="0.00683554729031984" calcext:value-type="float">
            <text:p>0.00683554729032</text:p>
          </table:table-cell>
          <table:table-cell office:value-type="float" office:value="0.00816306793138766" calcext:value-type="float">
            <text:p>0.008163067931388</text:p>
          </table:table-cell>
          <table:table-cell office:value-type="float" office:value="0.0389142681867829" calcext:value-type="float">
            <text:p>0.038914268186783</text:p>
          </table:table-cell>
          <table:table-cell office:value-type="float" office:value="0.0752307658963697" calcext:value-type="float">
            <text:p>0.07523076589637</text:p>
          </table:table-cell>
          <table:table-cell office:value-type="float" office:value="0.112721384879502" calcext:value-type="float">
            <text:p>0.112721384879502</text:p>
          </table:table-cell>
          <table:table-cell office:value-type="float" office:value="0.123639689732177" calcext:value-type="float">
            <text:p>0.123639689732177</text:p>
          </table:table-cell>
          <table:table-cell office:value-type="float" office:value="0.145807023394227" calcext:value-type="float">
            <text:p>0.145807023394227</text:p>
          </table:table-cell>
          <table:table-cell/>
        </table:table-row>
        <table:table-row table:style-name="ro1">
          <table:table-cell office:value-type="float" office:value="1" calcext:value-type="float">
            <text:p>1</text:p>
          </table:table-cell>
          <table:table-cell table:number-columns-repeated="40"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5</text:p>
          </table:table-cell>
          <table:table-cell office:value-type="string" calcext:value-type="string">
            <text:p>Other</text:p>
          </table:table-cell>
          <table:table-cell office:value-type="float" office:value="604.5341796875" calcext:value-type="float">
            <text:p>604.5341796875</text:p>
          </table:table-cell>
          <table:table-cell office:value-type="float" office:value="7665859.08459795" calcext:value-type="float">
            <text:p>7665859.08459795</text:p>
          </table:table-cell>
          <table:table-cell office:value-type="float" office:value="361942.000827439" calcext:value-type="float">
            <text:p>361942.000827439</text:p>
          </table:table-cell>
          <table:table-cell office:value-type="string" calcext:value-type="string">
            <text:p>EC</text:p>
          </table:table-cell>
          <table:table-cell office:value-type="float" office:value="19.5445232391357" calcext:value-type="float">
            <text:p>19.5445232391357</text:p>
          </table:table-cell>
          <table:table-cell office:value-type="float" office:value="5570.2783203125" calcext:value-type="float">
            <text:p>5570.2783203125</text:p>
          </table:table-cell>
          <table:table-cell table:number-columns-repeated="2" office:value-type="float" office:value="0" calcext:value-type="float">
            <text:p>0</text:p>
          </table:table-cell>
          <table:table-cell office:value-type="float" office:value="0.947909701658866" calcext:value-type="float">
            <text:p>0.947909701658866</text:p>
          </table:table-cell>
          <table:table-cell table:number-columns-repeated="3" office:value-type="float" office:value="0" calcext:value-type="float">
            <text:p>0</text:p>
          </table:table-cell>
          <table:table-cell office:value-type="float" office:value="0.0520902983411341" calcext:value-type="float">
            <text:p>0.052090298341134</text:p>
          </table:table-cell>
          <table:table-cell table:number-columns-repeated="2" office:value-type="float" office:value="0" calcext:value-type="float">
            <text:p>0</text:p>
          </table:table-cell>
          <table:table-cell office:value-type="float" office:value="0.00164135071844468" calcext:value-type="float">
            <text:p>0.001641350718445</text:p>
          </table:table-cell>
          <table:table-cell office:value-type="float" office:value="0" calcext:value-type="float">
            <text:p>0</text:p>
          </table:table-cell>
          <table:table-cell office:value-type="float" office:value="0.920688093839982" calcext:value-type="float">
            <text:p>0.920688093839982</text:p>
          </table:table-cell>
          <table:table-cell table:number-columns-repeated="3" office:value-type="float" office:value="0" calcext:value-type="float">
            <text:p>0</text:p>
          </table:table-cell>
          <table:table-cell office:value-type="float" office:value="0.0610801785676385" calcext:value-type="float">
            <text:p>0.061080178567639</text:p>
          </table:table-cell>
          <table:table-cell office:value-type="float" office:value="0.0165903768739344" calcext:value-type="float">
            <text:p>0.016590376873934</text:p>
          </table:table-cell>
          <table:table-cell office:value-type="float" office:value="0" calcext:value-type="float">
            <text:p>0</text:p>
          </table:table-cell>
          <table:table-cell office:value-type="float" office:value="0.00442452831857311" calcext:value-type="float">
            <text:p>0.004424528318573</text:p>
          </table:table-cell>
          <table:table-cell office:value-type="float" office:value="0.0116109598829795" calcext:value-type="float">
            <text:p>0.01161095988298</text:p>
          </table:table-cell>
          <table:table-cell office:value-type="float" office:value="0.701024636919828" calcext:value-type="float">
            <text:p>0.701024636919828</text:p>
          </table:table-cell>
          <table:table-cell office:value-type="float" office:value="0" calcext:value-type="float">
            <text:p>0</text:p>
          </table:table-cell>
          <table:table-cell office:value-type="float" office:value="0.0494303740375789" calcext:value-type="float">
            <text:p>0.049430374037579</text:p>
          </table:table-cell>
          <table:table-cell office:value-type="float" office:value="0" calcext:value-type="float">
            <text:p>0</text:p>
          </table:table-cell>
          <table:table-cell office:value-type="float" office:value="0.21104549048324" calcext:value-type="float">
            <text:p>0.21104549048324</text:p>
          </table:table-cell>
          <table:table-cell office:value-type="float" office:value="0.0195968664823629" calcext:value-type="float">
            <text:p>0.019596866482363</text:p>
          </table:table-cell>
          <table:table-cell office:value-type="float" office:value="0.00286714387543754" calcext:value-type="float">
            <text:p>0.002867143875438</text:p>
          </table:table-cell>
          <table:table-cell office:value-type="float" office:value="0.0104773883230232" calcext:value-type="float">
            <text:p>0.010477388323023</text:p>
          </table:table-cell>
          <table:table-cell office:value-type="float" office:value="0.00398292842727347" calcext:value-type="float">
            <text:p>0.003982928427273</text:p>
          </table:table-cell>
          <table:table-cell office:value-type="float" office:value="0.559554476156896" calcext:value-type="float">
            <text:p>0.559554476156896</text:p>
          </table:table-cell>
          <table:table-cell office:value-type="float" office:value="0" calcext:value-type="float">
            <text:p>0</text:p>
          </table:table-cell>
          <table:table-cell office:value-type="float" office:value="0.135395358995072" calcext:value-type="float">
            <text:p>0.135395358995072</text:p>
          </table:table-cell>
          <table:table-cell office:value-type="float" office:value="0" calcext:value-type="float">
            <text:p>0</text:p>
          </table:table-cell>
          <table:table-cell office:value-type="float" office:value="0.268108418169332" calcext:value-type="float">
            <text:p>0.268108418169332</text:p>
          </table:table-cell>
          <table:table-cell office:value-type="float" office:value="0.00986009625125314" calcext:value-type="float">
            <text:p>0.009860096251253</text:p>
          </table:table-cell>
          <table:table-cell office:value-type="float" office:value="0.0126213336771505" calcext:value-type="float">
            <text:p>0.012621333677151</text:p>
          </table:table-cell>
          <table:table-cell office:value-type="float" office:value="0.0900095262251502" calcext:value-type="float">
            <text:p>0.09000952622515</text:p>
          </table:table-cell>
          <table:table-cell office:value-type="float" office:value="0.00472013612442021" calcext:value-type="float">
            <text:p>0.00472013612442</text:p>
          </table:table-cell>
          <table:table-cell office:value-type="float" office:value="0.542420363956069" calcext:value-type="float">
            <text:p>0.542420363956069</text:p>
          </table:table-cell>
          <table:table-cell office:value-type="float" office:value="0" calcext:value-type="float">
            <text:p>0</text:p>
          </table:table-cell>
          <table:table-cell office:value-type="float" office:value="0.105849669504784" calcext:value-type="float">
            <text:p>0.105849669504784</text:p>
          </table:table-cell>
          <table:table-cell office:value-type="float" office:value="0" calcext:value-type="float">
            <text:p>0</text:p>
          </table:table-cell>
          <table:table-cell office:value-type="float" office:value="0.242001688967869" calcext:value-type="float">
            <text:p>0.242001688967869</text:p>
          </table:table-cell>
          <table:table-cell office:value-type="float" office:value="0.00683554729031984" calcext:value-type="float">
            <text:p>0.00683554729032</text:p>
          </table:table-cell>
          <table:table-cell office:value-type="float" office:value="0.00816306793138766" calcext:value-type="float">
            <text:p>0.008163067931388</text:p>
          </table:table-cell>
          <table:table-cell office:value-type="float" office:value="0.0389142681867829" calcext:value-type="float">
            <text:p>0.038914268186783</text:p>
          </table:table-cell>
          <table:table-cell office:value-type="float" office:value="0.0752307658963697" calcext:value-type="float">
            <text:p>0.07523076589637</text:p>
          </table:table-cell>
          <table:table-cell office:value-type="float" office:value="0.112721384879502" calcext:value-type="float">
            <text:p>0.112721384879502</text:p>
          </table:table-cell>
          <table:table-cell office:value-type="float" office:value="0.123639689732177" calcext:value-type="float">
            <text:p>0.123639689732177</text:p>
          </table:table-cell>
          <table:table-cell office:value-type="float" office:value="0.145807023394227" calcext:value-type="float">
            <text:p>0.145807023394227</text:p>
          </table:table-cell>
          <table:table-cell/>
        </table:table-row>
        <table:table-row table:style-name="ro1">
          <table:table-cell office:value-type="float" office:value="2" calcext:value-type="float">
            <text:p>2</text:p>
          </table:table-cell>
          <table:table-cell table:number-columns-repeated="18" office:value-type="float" office:value="0" calcext:value-type="float">
            <text:p>0</text:p>
          </table:table-cell>
          <table:table-cell office:value-type="float" office:value="7" calcext:value-type="float">
            <text:p>7</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7"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5</text:p>
          </table:table-cell>
          <table:table-cell office:value-type="string" calcext:value-type="string">
            <text:p>LanCam</text:p>
          </table:table-cell>
          <table:table-cell office:value-type="float" office:value="604.5341796875" calcext:value-type="float">
            <text:p>604.5341796875</text:p>
          </table:table-cell>
          <table:table-cell office:value-type="float" office:value="7665859.08459795" calcext:value-type="float">
            <text:p>7665859.08459795</text:p>
          </table:table-cell>
          <table:table-cell office:value-type="float" office:value="361942.000827439" calcext:value-type="float">
            <text:p>361942.000827439</text:p>
          </table:table-cell>
          <table:table-cell office:value-type="string" calcext:value-type="string">
            <text:p>EC</text:p>
          </table:table-cell>
          <table:table-cell office:value-type="float" office:value="19.5445232391357" calcext:value-type="float">
            <text:p>19.5445232391357</text:p>
          </table:table-cell>
          <table:table-cell office:value-type="float" office:value="5570.2783203125" calcext:value-type="float">
            <text:p>5570.2783203125</text:p>
          </table:table-cell>
          <table:table-cell table:number-columns-repeated="2" office:value-type="float" office:value="0" calcext:value-type="float">
            <text:p>0</text:p>
          </table:table-cell>
          <table:table-cell office:value-type="float" office:value="0.947909701658866" calcext:value-type="float">
            <text:p>0.947909701658866</text:p>
          </table:table-cell>
          <table:table-cell table:number-columns-repeated="3" office:value-type="float" office:value="0" calcext:value-type="float">
            <text:p>0</text:p>
          </table:table-cell>
          <table:table-cell office:value-type="float" office:value="0.0520902983411341" calcext:value-type="float">
            <text:p>0.052090298341134</text:p>
          </table:table-cell>
          <table:table-cell table:number-columns-repeated="2" office:value-type="float" office:value="0" calcext:value-type="float">
            <text:p>0</text:p>
          </table:table-cell>
          <table:table-cell office:value-type="float" office:value="0.00164135071844468" calcext:value-type="float">
            <text:p>0.001641350718445</text:p>
          </table:table-cell>
          <table:table-cell office:value-type="float" office:value="0" calcext:value-type="float">
            <text:p>0</text:p>
          </table:table-cell>
          <table:table-cell office:value-type="float" office:value="0.920688093839982" calcext:value-type="float">
            <text:p>0.920688093839982</text:p>
          </table:table-cell>
          <table:table-cell table:number-columns-repeated="3" office:value-type="float" office:value="0" calcext:value-type="float">
            <text:p>0</text:p>
          </table:table-cell>
          <table:table-cell office:value-type="float" office:value="0.0610801785676385" calcext:value-type="float">
            <text:p>0.061080178567639</text:p>
          </table:table-cell>
          <table:table-cell office:value-type="float" office:value="0.0165903768739344" calcext:value-type="float">
            <text:p>0.016590376873934</text:p>
          </table:table-cell>
          <table:table-cell office:value-type="float" office:value="0" calcext:value-type="float">
            <text:p>0</text:p>
          </table:table-cell>
          <table:table-cell office:value-type="float" office:value="0.00442452831857311" calcext:value-type="float">
            <text:p>0.004424528318573</text:p>
          </table:table-cell>
          <table:table-cell office:value-type="float" office:value="0.0116109598829795" calcext:value-type="float">
            <text:p>0.01161095988298</text:p>
          </table:table-cell>
          <table:table-cell office:value-type="float" office:value="0.701024636919828" calcext:value-type="float">
            <text:p>0.701024636919828</text:p>
          </table:table-cell>
          <table:table-cell office:value-type="float" office:value="0" calcext:value-type="float">
            <text:p>0</text:p>
          </table:table-cell>
          <table:table-cell office:value-type="float" office:value="0.0494303740375789" calcext:value-type="float">
            <text:p>0.049430374037579</text:p>
          </table:table-cell>
          <table:table-cell office:value-type="float" office:value="0" calcext:value-type="float">
            <text:p>0</text:p>
          </table:table-cell>
          <table:table-cell office:value-type="float" office:value="0.21104549048324" calcext:value-type="float">
            <text:p>0.21104549048324</text:p>
          </table:table-cell>
          <table:table-cell office:value-type="float" office:value="0.0195968664823629" calcext:value-type="float">
            <text:p>0.019596866482363</text:p>
          </table:table-cell>
          <table:table-cell office:value-type="float" office:value="0.00286714387543754" calcext:value-type="float">
            <text:p>0.002867143875438</text:p>
          </table:table-cell>
          <table:table-cell office:value-type="float" office:value="0.0104773883230232" calcext:value-type="float">
            <text:p>0.010477388323023</text:p>
          </table:table-cell>
          <table:table-cell office:value-type="float" office:value="0.00398292842727347" calcext:value-type="float">
            <text:p>0.003982928427273</text:p>
          </table:table-cell>
          <table:table-cell office:value-type="float" office:value="0.559554476156896" calcext:value-type="float">
            <text:p>0.559554476156896</text:p>
          </table:table-cell>
          <table:table-cell office:value-type="float" office:value="0" calcext:value-type="float">
            <text:p>0</text:p>
          </table:table-cell>
          <table:table-cell office:value-type="float" office:value="0.135395358995072" calcext:value-type="float">
            <text:p>0.135395358995072</text:p>
          </table:table-cell>
          <table:table-cell office:value-type="float" office:value="0" calcext:value-type="float">
            <text:p>0</text:p>
          </table:table-cell>
          <table:table-cell office:value-type="float" office:value="0.268108418169332" calcext:value-type="float">
            <text:p>0.268108418169332</text:p>
          </table:table-cell>
          <table:table-cell office:value-type="float" office:value="0.00986009625125314" calcext:value-type="float">
            <text:p>0.009860096251253</text:p>
          </table:table-cell>
          <table:table-cell office:value-type="float" office:value="0.0126213336771505" calcext:value-type="float">
            <text:p>0.012621333677151</text:p>
          </table:table-cell>
          <table:table-cell office:value-type="float" office:value="0.0900095262251502" calcext:value-type="float">
            <text:p>0.09000952622515</text:p>
          </table:table-cell>
          <table:table-cell office:value-type="float" office:value="0.00472013612442021" calcext:value-type="float">
            <text:p>0.00472013612442</text:p>
          </table:table-cell>
          <table:table-cell office:value-type="float" office:value="0.542420363956069" calcext:value-type="float">
            <text:p>0.542420363956069</text:p>
          </table:table-cell>
          <table:table-cell office:value-type="float" office:value="0" calcext:value-type="float">
            <text:p>0</text:p>
          </table:table-cell>
          <table:table-cell office:value-type="float" office:value="0.105849669504784" calcext:value-type="float">
            <text:p>0.105849669504784</text:p>
          </table:table-cell>
          <table:table-cell office:value-type="float" office:value="0" calcext:value-type="float">
            <text:p>0</text:p>
          </table:table-cell>
          <table:table-cell office:value-type="float" office:value="0.242001688967869" calcext:value-type="float">
            <text:p>0.242001688967869</text:p>
          </table:table-cell>
          <table:table-cell office:value-type="float" office:value="0.00683554729031984" calcext:value-type="float">
            <text:p>0.00683554729032</text:p>
          </table:table-cell>
          <table:table-cell office:value-type="float" office:value="0.00816306793138766" calcext:value-type="float">
            <text:p>0.008163067931388</text:p>
          </table:table-cell>
          <table:table-cell office:value-type="float" office:value="0.0389142681867829" calcext:value-type="float">
            <text:p>0.038914268186783</text:p>
          </table:table-cell>
          <table:table-cell office:value-type="float" office:value="0.0752307658963697" calcext:value-type="float">
            <text:p>0.07523076589637</text:p>
          </table:table-cell>
          <table:table-cell office:value-type="float" office:value="0.112721384879502" calcext:value-type="float">
            <text:p>0.112721384879502</text:p>
          </table:table-cell>
          <table:table-cell office:value-type="float" office:value="0.123639689732177" calcext:value-type="float">
            <text:p>0.123639689732177</text:p>
          </table:table-cell>
          <table:table-cell office:value-type="float" office:value="0.145807023394227" calcext:value-type="float">
            <text:p>0.145807023394227</text:p>
          </table:table-cell>
          <table:table-cell/>
        </table:table-row>
        <table:table-row table:style-name="ro1">
          <table:table-cell office:value-type="float" office:value="6" calcext:value-type="float">
            <text:p>6</text:p>
          </table:table-cell>
          <table:table-cell table:number-columns-repeated="40"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6</text:p>
          </table:table-cell>
          <table:table-cell office:value-type="string" calcext:value-type="string">
            <text:p>Other</text:p>
          </table:table-cell>
          <table:table-cell office:value-type="float" office:value="500.010375976562" calcext:value-type="float">
            <text:p>500.010375976562</text:p>
          </table:table-cell>
          <table:table-cell office:value-type="float" office:value="7666208.66589831" calcext:value-type="float">
            <text:p>7666208.66589831</text:p>
          </table:table-cell>
          <table:table-cell office:value-type="float" office:value="362040.265904764" calcext:value-type="float">
            <text:p>362040.265904764</text:p>
          </table:table-cell>
          <table:table-cell office:value-type="string" calcext:value-type="string">
            <text:p>EC</text:p>
          </table:table-cell>
          <table:table-cell office:value-type="float" office:value="19.8796806335449" calcext:value-type="float">
            <text:p>19.8796806335449</text:p>
          </table:table-cell>
          <table:table-cell office:value-type="float" office:value="5562.607421875" calcext:value-type="float">
            <text:p>5562.607421875</text:p>
          </table:table-cell>
          <table:table-cell office:value-type="float" office:value="0" calcext:value-type="float">
            <text:p>0</text:p>
          </table:table-cell>
          <table:table-cell office:value-type="float" office:value="0.0191346429367379" calcext:value-type="float">
            <text:p>0.019134642936738</text:p>
          </table:table-cell>
          <table:table-cell office:value-type="float" office:value="0.832786780858989" calcext:value-type="float">
            <text:p>0.832786780858989</text:p>
          </table:table-cell>
          <table:table-cell office:value-type="float" office:value="0" calcext:value-type="float">
            <text:p>0</text:p>
          </table:table-cell>
          <table:table-cell office:value-type="float" office:value="0.0153459199592473" calcext:value-type="float">
            <text:p>0.015345919959247</text:p>
          </table:table-cell>
          <table:table-cell office:value-type="float" office:value="0" calcext:value-type="float">
            <text:p>0</text:p>
          </table:table-cell>
          <table:table-cell office:value-type="float" office:value="0.0183068547231685" calcext:value-type="float">
            <text:p>0.018306854723169</text:p>
          </table:table-cell>
          <table:table-cell office:value-type="float" office:value="0.0828106593651501" calcext:value-type="float">
            <text:p>0.08281065936515</text:p>
          </table:table-cell>
          <table:table-cell office:value-type="float" office:value="0.0316151421567067" calcext:value-type="float">
            <text:p>0.031615142156707</text:p>
          </table:table-cell>
          <table:table-cell office:value-type="float" office:value="0.00687318044663292" calcext:value-type="float">
            <text:p>0.006873180446633</text:p>
          </table:table-cell>
          <table:table-cell office:value-type="float" office:value="0.0415892859037896" calcext:value-type="float">
            <text:p>0.04158928590379</text:p>
          </table:table-cell>
          <table:table-cell office:value-type="float" office:value="0.748458575203489" calcext:value-type="float">
            <text:p>0.748458575203489</text:p>
          </table:table-cell>
          <table:table-cell office:value-type="float" office:value="0" calcext:value-type="float">
            <text:p>0</text:p>
          </table:table-cell>
          <table:table-cell office:value-type="float" office:value="0.0736417244148246" calcext:value-type="float">
            <text:p>0.073641724414825</text:p>
          </table:table-cell>
          <table:table-cell office:value-type="float" office:value="0" calcext:value-type="float">
            <text:p>0</text:p>
          </table:table-cell>
          <table:table-cell office:value-type="float" office:value="0.0595416228912637" calcext:value-type="float">
            <text:p>0.059541622891264</text:p>
          </table:table-cell>
          <table:table-cell office:value-type="float" office:value="0.0555761904256561" calcext:value-type="float">
            <text:p>0.055576190425656</text:p>
          </table:table-cell>
          <table:table-cell office:value-type="float" office:value="0.0143194207143438" calcext:value-type="float">
            <text:p>0.014319420714344</text:p>
          </table:table-cell>
          <table:table-cell office:value-type="float" office:value="0.0182553502715486" calcext:value-type="float">
            <text:p>0.018255350271549</text:p>
          </table:table-cell>
          <table:table-cell office:value-type="float" office:value="0.0132957531238475" calcext:value-type="float">
            <text:p>0.013295753123848</text:p>
          </table:table-cell>
          <table:table-cell office:value-type="float" office:value="0.653437536757" calcext:value-type="float">
            <text:p>0.653437536757</text:p>
          </table:table-cell>
          <table:table-cell office:value-type="float" office:value="0" calcext:value-type="float">
            <text:p>0</text:p>
          </table:table-cell>
          <table:table-cell office:value-type="float" office:value="0.184654787099034" calcext:value-type="float">
            <text:p>0.184654787099034</text:p>
          </table:table-cell>
          <table:table-cell office:value-type="float" office:value="0" calcext:value-type="float">
            <text:p>0</text:p>
          </table:table-cell>
          <table:table-cell office:value-type="float" office:value="0.0827787540338735" calcext:value-type="float">
            <text:p>0.082778754033874</text:p>
          </table:table-cell>
          <table:table-cell office:value-type="float" office:value="0.0218874946163431" calcext:value-type="float">
            <text:p>0.021887494616343</text:p>
          </table:table-cell>
          <table:table-cell office:value-type="float" office:value="0.0256903240983536" calcext:value-type="float">
            <text:p>0.025690324098354</text:p>
          </table:table-cell>
          <table:table-cell office:value-type="float" office:value="0.0374769436411812" calcext:value-type="float">
            <text:p>0.037476943641181</text:p>
          </table:table-cell>
          <table:table-cell office:value-type="float" office:value="0.00411685923056885" calcext:value-type="float">
            <text:p>0.004116859230569</text:p>
          </table:table-cell>
          <table:table-cell office:value-type="float" office:value="0.608135572705481" calcext:value-type="float">
            <text:p>0.608135572705481</text:p>
          </table:table-cell>
          <table:table-cell office:value-type="float" office:value="0" calcext:value-type="float">
            <text:p>0</text:p>
          </table:table-cell>
          <table:table-cell office:value-type="float" office:value="0.167291150831345" calcext:value-type="float">
            <text:p>0.167291150831345</text:p>
          </table:table-cell>
          <table:table-cell office:value-type="float" office:value="0" calcext:value-type="float">
            <text:p>0</text:p>
          </table:table-cell>
          <table:table-cell office:value-type="float" office:value="0.156005704557594" calcext:value-type="float">
            <text:p>0.156005704557594</text:p>
          </table:table-cell>
          <table:table-cell office:value-type="float" office:value="0.0121563911831958" calcext:value-type="float">
            <text:p>0.012156391183196</text:p>
          </table:table-cell>
          <table:table-cell office:value-type="float" office:value="0.0148173778506343" calcext:value-type="float">
            <text:p>0.014817377850634</text:p>
          </table:table-cell>
          <table:table-cell office:value-type="float" office:value="0.104232658109532" calcext:value-type="float">
            <text:p>0.104232658109532</text:p>
          </table:table-cell>
          <table:table-cell office:value-type="float" office:value="0.00466738320684978" calcext:value-type="float">
            <text:p>0.00466738320685</text:p>
          </table:table-cell>
          <table:table-cell office:value-type="float" office:value="0.547170598141945" calcext:value-type="float">
            <text:p>0.547170598141945</text:p>
          </table:table-cell>
          <table:table-cell office:value-type="float" office:value="0" calcext:value-type="float">
            <text:p>0</text:p>
          </table:table-cell>
          <table:table-cell office:value-type="float" office:value="0.101427301030944" calcext:value-type="float">
            <text:p>0.101427301030944</text:p>
          </table:table-cell>
          <table:table-cell office:value-type="float" office:value="0" calcext:value-type="float">
            <text:p>0</text:p>
          </table:table-cell>
          <table:table-cell office:value-type="float" office:value="0.22259001386642" calcext:value-type="float">
            <text:p>0.22259001386642</text:p>
          </table:table-cell>
          <table:table-cell office:value-type="float" office:value="0.00784426898226105" calcext:value-type="float">
            <text:p>0.007844268982261</text:p>
          </table:table-cell>
          <table:table-cell office:value-type="float" office:value="0.0120677766620481" calcext:value-type="float">
            <text:p>0.012067776662048</text:p>
          </table:table-cell>
          <table:table-cell office:value-type="float" office:value="0.0979794036915688" calcext:value-type="float">
            <text:p>0.097979403691569</text:p>
          </table:table-cell>
          <table:table-cell office:value-type="float" office:value="0.0866771160356336" calcext:value-type="float">
            <text:p>0.086677116035634</text:p>
          </table:table-cell>
          <table:table-cell office:value-type="float" office:value="0.106014998396538" calcext:value-type="float">
            <text:p>0.106014998396538</text:p>
          </table:table-cell>
          <table:table-cell office:value-type="float" office:value="0.118280028374243" calcext:value-type="float">
            <text:p>0.118280028374243</text:p>
          </table:table-cell>
          <table:table-cell office:value-type="float" office:value="0.144404617840854" calcext:value-type="float">
            <text:p>0.144404617840854</text:p>
          </table:table-cell>
          <table:table-cell/>
        </table:table-row>
        <table:table-row table:style-name="ro1">
          <table:table-cell table:number-columns-repeated="17" office:value-type="float" office:value="0" calcext:value-type="float">
            <text:p>0</text:p>
          </table:table-cell>
          <table:table-cell office:value-type="float" office:value="12" calcext:value-type="float">
            <text:p>12</text:p>
          </table:table-cell>
          <table:table-cell table:number-columns-repeated="23"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6</text:p>
          </table:table-cell>
          <table:table-cell office:value-type="string" calcext:value-type="string">
            <text:p>SolMau</text:p>
          </table:table-cell>
          <table:table-cell office:value-type="float" office:value="500.010375976562" calcext:value-type="float">
            <text:p>500.010375976562</text:p>
          </table:table-cell>
          <table:table-cell office:value-type="float" office:value="7666208.66589831" calcext:value-type="float">
            <text:p>7666208.66589831</text:p>
          </table:table-cell>
          <table:table-cell office:value-type="float" office:value="362040.265904764" calcext:value-type="float">
            <text:p>362040.265904764</text:p>
          </table:table-cell>
          <table:table-cell office:value-type="string" calcext:value-type="string">
            <text:p>EC</text:p>
          </table:table-cell>
          <table:table-cell office:value-type="float" office:value="19.8796806335449" calcext:value-type="float">
            <text:p>19.8796806335449</text:p>
          </table:table-cell>
          <table:table-cell office:value-type="float" office:value="5562.607421875" calcext:value-type="float">
            <text:p>5562.607421875</text:p>
          </table:table-cell>
          <table:table-cell office:value-type="float" office:value="0" calcext:value-type="float">
            <text:p>0</text:p>
          </table:table-cell>
          <table:table-cell office:value-type="float" office:value="0.0191346429367379" calcext:value-type="float">
            <text:p>0.019134642936738</text:p>
          </table:table-cell>
          <table:table-cell office:value-type="float" office:value="0.832786780858989" calcext:value-type="float">
            <text:p>0.832786780858989</text:p>
          </table:table-cell>
          <table:table-cell office:value-type="float" office:value="0" calcext:value-type="float">
            <text:p>0</text:p>
          </table:table-cell>
          <table:table-cell office:value-type="float" office:value="0.0153459199592473" calcext:value-type="float">
            <text:p>0.015345919959247</text:p>
          </table:table-cell>
          <table:table-cell office:value-type="float" office:value="0" calcext:value-type="float">
            <text:p>0</text:p>
          </table:table-cell>
          <table:table-cell office:value-type="float" office:value="0.0183068547231685" calcext:value-type="float">
            <text:p>0.018306854723169</text:p>
          </table:table-cell>
          <table:table-cell office:value-type="float" office:value="0.0828106593651501" calcext:value-type="float">
            <text:p>0.08281065936515</text:p>
          </table:table-cell>
          <table:table-cell office:value-type="float" office:value="0.0316151421567067" calcext:value-type="float">
            <text:p>0.031615142156707</text:p>
          </table:table-cell>
          <table:table-cell office:value-type="float" office:value="0.00687318044663292" calcext:value-type="float">
            <text:p>0.006873180446633</text:p>
          </table:table-cell>
          <table:table-cell office:value-type="float" office:value="0.0415892859037896" calcext:value-type="float">
            <text:p>0.04158928590379</text:p>
          </table:table-cell>
          <table:table-cell office:value-type="float" office:value="0.748458575203489" calcext:value-type="float">
            <text:p>0.748458575203489</text:p>
          </table:table-cell>
          <table:table-cell office:value-type="float" office:value="0" calcext:value-type="float">
            <text:p>0</text:p>
          </table:table-cell>
          <table:table-cell office:value-type="float" office:value="0.0736417244148246" calcext:value-type="float">
            <text:p>0.073641724414825</text:p>
          </table:table-cell>
          <table:table-cell office:value-type="float" office:value="0" calcext:value-type="float">
            <text:p>0</text:p>
          </table:table-cell>
          <table:table-cell office:value-type="float" office:value="0.0595416228912637" calcext:value-type="float">
            <text:p>0.059541622891264</text:p>
          </table:table-cell>
          <table:table-cell office:value-type="float" office:value="0.0555761904256561" calcext:value-type="float">
            <text:p>0.055576190425656</text:p>
          </table:table-cell>
          <table:table-cell office:value-type="float" office:value="0.0143194207143438" calcext:value-type="float">
            <text:p>0.014319420714344</text:p>
          </table:table-cell>
          <table:table-cell office:value-type="float" office:value="0.0182553502715486" calcext:value-type="float">
            <text:p>0.018255350271549</text:p>
          </table:table-cell>
          <table:table-cell office:value-type="float" office:value="0.0132957531238475" calcext:value-type="float">
            <text:p>0.013295753123848</text:p>
          </table:table-cell>
          <table:table-cell office:value-type="float" office:value="0.653437536757" calcext:value-type="float">
            <text:p>0.653437536757</text:p>
          </table:table-cell>
          <table:table-cell office:value-type="float" office:value="0" calcext:value-type="float">
            <text:p>0</text:p>
          </table:table-cell>
          <table:table-cell office:value-type="float" office:value="0.184654787099034" calcext:value-type="float">
            <text:p>0.184654787099034</text:p>
          </table:table-cell>
          <table:table-cell office:value-type="float" office:value="0" calcext:value-type="float">
            <text:p>0</text:p>
          </table:table-cell>
          <table:table-cell office:value-type="float" office:value="0.0827787540338735" calcext:value-type="float">
            <text:p>0.082778754033874</text:p>
          </table:table-cell>
          <table:table-cell office:value-type="float" office:value="0.0218874946163431" calcext:value-type="float">
            <text:p>0.021887494616343</text:p>
          </table:table-cell>
          <table:table-cell office:value-type="float" office:value="0.0256903240983536" calcext:value-type="float">
            <text:p>0.025690324098354</text:p>
          </table:table-cell>
          <table:table-cell office:value-type="float" office:value="0.0374769436411812" calcext:value-type="float">
            <text:p>0.037476943641181</text:p>
          </table:table-cell>
          <table:table-cell office:value-type="float" office:value="0.00411685923056885" calcext:value-type="float">
            <text:p>0.004116859230569</text:p>
          </table:table-cell>
          <table:table-cell office:value-type="float" office:value="0.608135572705481" calcext:value-type="float">
            <text:p>0.608135572705481</text:p>
          </table:table-cell>
          <table:table-cell office:value-type="float" office:value="0" calcext:value-type="float">
            <text:p>0</text:p>
          </table:table-cell>
          <table:table-cell office:value-type="float" office:value="0.167291150831345" calcext:value-type="float">
            <text:p>0.167291150831345</text:p>
          </table:table-cell>
          <table:table-cell office:value-type="float" office:value="0" calcext:value-type="float">
            <text:p>0</text:p>
          </table:table-cell>
          <table:table-cell office:value-type="float" office:value="0.156005704557594" calcext:value-type="float">
            <text:p>0.156005704557594</text:p>
          </table:table-cell>
          <table:table-cell office:value-type="float" office:value="0.0121563911831958" calcext:value-type="float">
            <text:p>0.012156391183196</text:p>
          </table:table-cell>
          <table:table-cell office:value-type="float" office:value="0.0148173778506343" calcext:value-type="float">
            <text:p>0.014817377850634</text:p>
          </table:table-cell>
          <table:table-cell office:value-type="float" office:value="0.104232658109532" calcext:value-type="float">
            <text:p>0.104232658109532</text:p>
          </table:table-cell>
          <table:table-cell office:value-type="float" office:value="0.00466738320684978" calcext:value-type="float">
            <text:p>0.00466738320685</text:p>
          </table:table-cell>
          <table:table-cell office:value-type="float" office:value="0.547170598141945" calcext:value-type="float">
            <text:p>0.547170598141945</text:p>
          </table:table-cell>
          <table:table-cell office:value-type="float" office:value="0" calcext:value-type="float">
            <text:p>0</text:p>
          </table:table-cell>
          <table:table-cell office:value-type="float" office:value="0.101427301030944" calcext:value-type="float">
            <text:p>0.101427301030944</text:p>
          </table:table-cell>
          <table:table-cell office:value-type="float" office:value="0" calcext:value-type="float">
            <text:p>0</text:p>
          </table:table-cell>
          <table:table-cell office:value-type="float" office:value="0.22259001386642" calcext:value-type="float">
            <text:p>0.22259001386642</text:p>
          </table:table-cell>
          <table:table-cell office:value-type="float" office:value="0.00784426898226105" calcext:value-type="float">
            <text:p>0.007844268982261</text:p>
          </table:table-cell>
          <table:table-cell office:value-type="float" office:value="0.0120677766620481" calcext:value-type="float">
            <text:p>0.012067776662048</text:p>
          </table:table-cell>
          <table:table-cell office:value-type="float" office:value="0.0979794036915688" calcext:value-type="float">
            <text:p>0.097979403691569</text:p>
          </table:table-cell>
          <table:table-cell office:value-type="float" office:value="0.0866771160356336" calcext:value-type="float">
            <text:p>0.086677116035634</text:p>
          </table:table-cell>
          <table:table-cell office:value-type="float" office:value="0.106014998396538" calcext:value-type="float">
            <text:p>0.106014998396538</text:p>
          </table:table-cell>
          <table:table-cell office:value-type="float" office:value="0.118280028374243" calcext:value-type="float">
            <text:p>0.118280028374243</text:p>
          </table:table-cell>
          <table:table-cell office:value-type="float" office:value="0.144404617840854" calcext:value-type="float">
            <text:p>0.144404617840854</text:p>
          </table:table-cell>
          <table:table-cell/>
        </table:table-row>
        <table:table-row table:style-name="ro1">
          <table:table-cell office:value-type="float" office:value="3" calcext:value-type="float">
            <text:p>3</text:p>
          </table:table-cell>
          <table:table-cell table:number-columns-repeated="40"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6</text:p>
          </table:table-cell>
          <table:table-cell office:value-type="string" calcext:value-type="string">
            <text:p>LanCam</text:p>
          </table:table-cell>
          <table:table-cell office:value-type="float" office:value="500.010375976562" calcext:value-type="float">
            <text:p>500.010375976562</text:p>
          </table:table-cell>
          <table:table-cell office:value-type="float" office:value="7666208.66589831" calcext:value-type="float">
            <text:p>7666208.66589831</text:p>
          </table:table-cell>
          <table:table-cell office:value-type="float" office:value="362040.265904764" calcext:value-type="float">
            <text:p>362040.265904764</text:p>
          </table:table-cell>
          <table:table-cell office:value-type="string" calcext:value-type="string">
            <text:p>EC</text:p>
          </table:table-cell>
          <table:table-cell office:value-type="float" office:value="19.8796806335449" calcext:value-type="float">
            <text:p>19.8796806335449</text:p>
          </table:table-cell>
          <table:table-cell office:value-type="float" office:value="5562.607421875" calcext:value-type="float">
            <text:p>5562.607421875</text:p>
          </table:table-cell>
          <table:table-cell office:value-type="float" office:value="0" calcext:value-type="float">
            <text:p>0</text:p>
          </table:table-cell>
          <table:table-cell office:value-type="float" office:value="0.0191346429367379" calcext:value-type="float">
            <text:p>0.019134642936738</text:p>
          </table:table-cell>
          <table:table-cell office:value-type="float" office:value="0.832786780858989" calcext:value-type="float">
            <text:p>0.832786780858989</text:p>
          </table:table-cell>
          <table:table-cell office:value-type="float" office:value="0" calcext:value-type="float">
            <text:p>0</text:p>
          </table:table-cell>
          <table:table-cell office:value-type="float" office:value="0.0153459199592473" calcext:value-type="float">
            <text:p>0.015345919959247</text:p>
          </table:table-cell>
          <table:table-cell office:value-type="float" office:value="0" calcext:value-type="float">
            <text:p>0</text:p>
          </table:table-cell>
          <table:table-cell office:value-type="float" office:value="0.0183068547231685" calcext:value-type="float">
            <text:p>0.018306854723169</text:p>
          </table:table-cell>
          <table:table-cell office:value-type="float" office:value="0.0828106593651501" calcext:value-type="float">
            <text:p>0.08281065936515</text:p>
          </table:table-cell>
          <table:table-cell office:value-type="float" office:value="0.0316151421567067" calcext:value-type="float">
            <text:p>0.031615142156707</text:p>
          </table:table-cell>
          <table:table-cell office:value-type="float" office:value="0.00687318044663292" calcext:value-type="float">
            <text:p>0.006873180446633</text:p>
          </table:table-cell>
          <table:table-cell office:value-type="float" office:value="0.0415892859037896" calcext:value-type="float">
            <text:p>0.04158928590379</text:p>
          </table:table-cell>
          <table:table-cell office:value-type="float" office:value="0.748458575203489" calcext:value-type="float">
            <text:p>0.748458575203489</text:p>
          </table:table-cell>
          <table:table-cell office:value-type="float" office:value="0" calcext:value-type="float">
            <text:p>0</text:p>
          </table:table-cell>
          <table:table-cell office:value-type="float" office:value="0.0736417244148246" calcext:value-type="float">
            <text:p>0.073641724414825</text:p>
          </table:table-cell>
          <table:table-cell office:value-type="float" office:value="0" calcext:value-type="float">
            <text:p>0</text:p>
          </table:table-cell>
          <table:table-cell office:value-type="float" office:value="0.0595416228912637" calcext:value-type="float">
            <text:p>0.059541622891264</text:p>
          </table:table-cell>
          <table:table-cell office:value-type="float" office:value="0.0555761904256561" calcext:value-type="float">
            <text:p>0.055576190425656</text:p>
          </table:table-cell>
          <table:table-cell office:value-type="float" office:value="0.0143194207143438" calcext:value-type="float">
            <text:p>0.014319420714344</text:p>
          </table:table-cell>
          <table:table-cell office:value-type="float" office:value="0.0182553502715486" calcext:value-type="float">
            <text:p>0.018255350271549</text:p>
          </table:table-cell>
          <table:table-cell office:value-type="float" office:value="0.0132957531238475" calcext:value-type="float">
            <text:p>0.013295753123848</text:p>
          </table:table-cell>
          <table:table-cell office:value-type="float" office:value="0.653437536757" calcext:value-type="float">
            <text:p>0.653437536757</text:p>
          </table:table-cell>
          <table:table-cell office:value-type="float" office:value="0" calcext:value-type="float">
            <text:p>0</text:p>
          </table:table-cell>
          <table:table-cell office:value-type="float" office:value="0.184654787099034" calcext:value-type="float">
            <text:p>0.184654787099034</text:p>
          </table:table-cell>
          <table:table-cell office:value-type="float" office:value="0" calcext:value-type="float">
            <text:p>0</text:p>
          </table:table-cell>
          <table:table-cell office:value-type="float" office:value="0.0827787540338735" calcext:value-type="float">
            <text:p>0.082778754033874</text:p>
          </table:table-cell>
          <table:table-cell office:value-type="float" office:value="0.0218874946163431" calcext:value-type="float">
            <text:p>0.021887494616343</text:p>
          </table:table-cell>
          <table:table-cell office:value-type="float" office:value="0.0256903240983536" calcext:value-type="float">
            <text:p>0.025690324098354</text:p>
          </table:table-cell>
          <table:table-cell office:value-type="float" office:value="0.0374769436411812" calcext:value-type="float">
            <text:p>0.037476943641181</text:p>
          </table:table-cell>
          <table:table-cell office:value-type="float" office:value="0.00411685923056885" calcext:value-type="float">
            <text:p>0.004116859230569</text:p>
          </table:table-cell>
          <table:table-cell office:value-type="float" office:value="0.608135572705481" calcext:value-type="float">
            <text:p>0.608135572705481</text:p>
          </table:table-cell>
          <table:table-cell office:value-type="float" office:value="0" calcext:value-type="float">
            <text:p>0</text:p>
          </table:table-cell>
          <table:table-cell office:value-type="float" office:value="0.167291150831345" calcext:value-type="float">
            <text:p>0.167291150831345</text:p>
          </table:table-cell>
          <table:table-cell office:value-type="float" office:value="0" calcext:value-type="float">
            <text:p>0</text:p>
          </table:table-cell>
          <table:table-cell office:value-type="float" office:value="0.156005704557594" calcext:value-type="float">
            <text:p>0.156005704557594</text:p>
          </table:table-cell>
          <table:table-cell office:value-type="float" office:value="0.0121563911831958" calcext:value-type="float">
            <text:p>0.012156391183196</text:p>
          </table:table-cell>
          <table:table-cell office:value-type="float" office:value="0.0148173778506343" calcext:value-type="float">
            <text:p>0.014817377850634</text:p>
          </table:table-cell>
          <table:table-cell office:value-type="float" office:value="0.104232658109532" calcext:value-type="float">
            <text:p>0.104232658109532</text:p>
          </table:table-cell>
          <table:table-cell office:value-type="float" office:value="0.00466738320684978" calcext:value-type="float">
            <text:p>0.00466738320685</text:p>
          </table:table-cell>
          <table:table-cell office:value-type="float" office:value="0.547170598141945" calcext:value-type="float">
            <text:p>0.547170598141945</text:p>
          </table:table-cell>
          <table:table-cell office:value-type="float" office:value="0" calcext:value-type="float">
            <text:p>0</text:p>
          </table:table-cell>
          <table:table-cell office:value-type="float" office:value="0.101427301030944" calcext:value-type="float">
            <text:p>0.101427301030944</text:p>
          </table:table-cell>
          <table:table-cell office:value-type="float" office:value="0" calcext:value-type="float">
            <text:p>0</text:p>
          </table:table-cell>
          <table:table-cell office:value-type="float" office:value="0.22259001386642" calcext:value-type="float">
            <text:p>0.22259001386642</text:p>
          </table:table-cell>
          <table:table-cell office:value-type="float" office:value="0.00784426898226105" calcext:value-type="float">
            <text:p>0.007844268982261</text:p>
          </table:table-cell>
          <table:table-cell office:value-type="float" office:value="0.0120677766620481" calcext:value-type="float">
            <text:p>0.012067776662048</text:p>
          </table:table-cell>
          <table:table-cell office:value-type="float" office:value="0.0979794036915688" calcext:value-type="float">
            <text:p>0.097979403691569</text:p>
          </table:table-cell>
          <table:table-cell office:value-type="float" office:value="0.0866771160356336" calcext:value-type="float">
            <text:p>0.086677116035634</text:p>
          </table:table-cell>
          <table:table-cell office:value-type="float" office:value="0.106014998396538" calcext:value-type="float">
            <text:p>0.106014998396538</text:p>
          </table:table-cell>
          <table:table-cell office:value-type="float" office:value="0.118280028374243" calcext:value-type="float">
            <text:p>0.118280028374243</text:p>
          </table:table-cell>
          <table:table-cell office:value-type="float" office:value="0.144404617840854" calcext:value-type="float">
            <text:p>0.144404617840854</text:p>
          </table:table-cell>
          <table:table-cell/>
        </table:table-row>
        <table:table-row table:style-name="ro1">
          <table:table-cell office:value-type="float" office:value="2" calcext:value-type="float">
            <text:p>2</text:p>
          </table:table-cell>
          <table:table-cell table:number-columns-repeated="40"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7</text:p>
          </table:table-cell>
          <table:table-cell office:value-type="string" calcext:value-type="string">
            <text:p>LanCam</text:p>
          </table:table-cell>
          <table:table-cell office:value-type="float" office:value="7.61388969421387" calcext:value-type="float">
            <text:p>7.61388969421387</text:p>
          </table:table-cell>
          <table:table-cell office:value-type="float" office:value="7672342.42993443" calcext:value-type="float">
            <text:p>7672342.42993443</text:p>
          </table:table-cell>
          <table:table-cell office:value-type="float" office:value="367511.19568297" calcext:value-type="float">
            <text:p>367511.19568297</text:p>
          </table:table-cell>
          <table:table-cell office:value-type="string" calcext:value-type="string">
            <text:p>ED</text:p>
          </table:table-cell>
          <table:table-cell office:value-type="float" office:value="24.0880718231201" calcext:value-type="float">
            <text:p>24.0880718231201</text:p>
          </table:table-cell>
          <table:table-cell office:value-type="float" office:value="3259.6025390625" calcext:value-type="float">
            <text:p>3259.6025390625</text:p>
          </table:table-cell>
          <table:table-cell table:number-columns-repeated="6" office:value-type="float" office:value="0" calcext:value-type="float">
            <text:p>0</text:p>
          </table:table-cell>
          <table:table-cell office:value-type="float" office:value="0.318730300232417" calcext:value-type="float">
            <text:p>0.318730300232417</text:p>
          </table:table-cell>
          <table:table-cell office:value-type="float" office:value="0" calcext:value-type="float">
            <text:p>0</text:p>
          </table:table-cell>
          <table:table-cell office:value-type="float" office:value="0.681269699767583" calcext:value-type="float">
            <text:p>0.681269699767583</text:p>
          </table:table-cell>
          <table:table-cell office:value-type="float" office:value="0.132804293557537" calcext:value-type="float">
            <text:p>0.132804293557537</text:p>
          </table:table-cell>
          <table:table-cell office:value-type="float" office:value="0" calcext:value-type="float">
            <text:p>0</text:p>
          </table:table-cell>
          <table:table-cell office:value-type="float" office:value="0.00359781069391817" calcext:value-type="float">
            <text:p>0.003597810693918</text:p>
          </table:table-cell>
          <table:table-cell table:number-columns-repeated="2" office:value-type="float" office:value="0" calcext:value-type="float">
            <text:p>0</text:p>
          </table:table-cell>
          <table:table-cell office:value-type="float" office:value="0.092143929438682" calcext:value-type="float">
            <text:p>0.092143929438682</text:p>
          </table:table-cell>
          <table:table-cell office:value-type="float" office:value="0.139855322080606" calcext:value-type="float">
            <text:p>0.139855322080606</text:p>
          </table:table-cell>
          <table:table-cell office:value-type="float" office:value="0" calcext:value-type="float">
            <text:p>0</text:p>
          </table:table-cell>
          <table:table-cell office:value-type="float" office:value="0.631598644229256" calcext:value-type="float">
            <text:p>0.631598644229256</text:p>
          </table:table-cell>
          <table:table-cell office:value-type="float" office:value="0.191575688609067" calcext:value-type="float">
            <text:p>0.191575688609067</text:p>
          </table:table-cell>
          <table:table-cell office:value-type="float" office:value="0" calcext:value-type="float">
            <text:p>0</text:p>
          </table:table-cell>
          <table:table-cell office:value-type="float" office:value="0.0125025467230507" calcext:value-type="float">
            <text:p>0.012502546723051</text:p>
          </table:table-cell>
          <table:table-cell office:value-type="float" office:value="0" calcext:value-type="float">
            <text:p>0</text:p>
          </table:table-cell>
          <table:table-cell office:value-type="float" office:value="0.000952847112140291" calcext:value-type="float">
            <text:p>0.00095284711214</text:p>
          </table:table-cell>
          <table:table-cell office:value-type="float" office:value="0.0712349494879223" calcext:value-type="float">
            <text:p>0.071234949487922</text:p>
          </table:table-cell>
          <table:table-cell office:value-type="float" office:value="0.107579793181242" calcext:value-type="float">
            <text:p>0.107579793181242</text:p>
          </table:table-cell>
          <table:table-cell office:value-type="float" office:value="0.00867252371558197" calcext:value-type="float">
            <text:p>0.008672523715582</text:p>
          </table:table-cell>
          <table:table-cell office:value-type="float" office:value="0.607481651170996" calcext:value-type="float">
            <text:p>0.607481651170996</text:p>
          </table:table-cell>
          <table:table-cell office:value-type="float" office:value="0.194841146480328" calcext:value-type="float">
            <text:p>0.194841146480328</text:p>
          </table:table-cell>
          <table:table-cell office:value-type="float" office:value="0.0000407834246174577" calcext:value-type="float">
            <text:p>4.07834246174577E-05</text:p>
          </table:table-cell>
          <table:table-cell office:value-type="float" office:value="0.0332925915244553" calcext:value-type="float">
            <text:p>0.033292591524455</text:p>
          </table:table-cell>
          <table:table-cell office:value-type="float" office:value="0" calcext:value-type="float">
            <text:p>0</text:p>
          </table:table-cell>
          <table:table-cell office:value-type="float" office:value="0.0144864388870786" calcext:value-type="float">
            <text:p>0.014486438887079</text:p>
          </table:table-cell>
          <table:table-cell office:value-type="float" office:value="0.0540975481254814" calcext:value-type="float">
            <text:p>0.054097548125481</text:p>
          </table:table-cell>
          <table:table-cell office:value-type="float" office:value="0.132050486550417" calcext:value-type="float">
            <text:p>0.132050486550417</text:p>
          </table:table-cell>
          <table:table-cell office:value-type="float" office:value="0.0126645018159028" calcext:value-type="float">
            <text:p>0.012664501815903</text:p>
          </table:table-cell>
          <table:table-cell office:value-type="float" office:value="0.558526503191719" calcext:value-type="float">
            <text:p>0.558526503191719</text:p>
          </table:table-cell>
          <table:table-cell office:value-type="float" office:value="0.395311085234242" calcext:value-type="float">
            <text:p>0.395311085234242</text:p>
          </table:table-cell>
          <table:table-cell office:value-type="float" office:value="0.00134654946193446" calcext:value-type="float">
            <text:p>0.001346549461934</text:p>
          </table:table-cell>
          <table:table-cell office:value-type="float" office:value="0.0780254510149882" calcext:value-type="float">
            <text:p>0.078025451014988</text:p>
          </table:table-cell>
          <table:table-cell office:value-type="float" office:value="0" calcext:value-type="float">
            <text:p>0</text:p>
          </table:table-cell>
          <table:table-cell office:value-type="float" office:value="0.0290316523612402" calcext:value-type="float">
            <text:p>0.02903165236124</text:p>
          </table:table-cell>
          <table:table-cell office:value-type="float" office:value="0.0220872097943258" calcext:value-type="float">
            <text:p>0.022087209794326</text:p>
          </table:table-cell>
          <table:table-cell office:value-type="float" office:value="0.0898728828108588" calcext:value-type="float">
            <text:p>0.089872882810859</text:p>
          </table:table-cell>
          <table:table-cell office:value-type="float" office:value="0.0648074749243859" calcext:value-type="float">
            <text:p>0.064807474924386</text:p>
          </table:table-cell>
          <table:table-cell office:value-type="float" office:value="0.319517694398024" calcext:value-type="float">
            <text:p>0.319517694398024</text:p>
          </table:table-cell>
          <table:table-cell office:value-type="float" office:value="0.0591474004161167" calcext:value-type="float">
            <text:p>0.059147400416117</text:p>
          </table:table-cell>
          <table:table-cell office:value-type="float" office:value="0.0414574779797783" calcext:value-type="float">
            <text:p>0.041457477979778</text:p>
          </table:table-cell>
          <table:table-cell office:value-type="float" office:value="0.041852177445393" calcext:value-type="float">
            <text:p>0.041852177445393</text:p>
          </table:table-cell>
          <table:table-cell office:value-type="float" office:value="0.0667340210043419" calcext:value-type="float">
            <text:p>0.066734021004342</text:p>
          </table:table-cell>
          <table:table-cell office:value-type="float" office:value="0.107637836234151" calcext:value-type="float">
            <text:p>0.107637836234151</text:p>
          </table:table-cell>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10" office:value-type="float" office:value="0" calcext:value-type="float">
            <text:p>0</text:p>
          </table:table-cell>
          <table:table-cell office:value-type="float" office:value="2" calcext:value-type="float">
            <text:p>2</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8</text:p>
          </table:table-cell>
          <table:table-cell office:value-type="string" calcext:value-type="string">
            <text:p>SolMau</text:p>
          </table:table-cell>
          <table:table-cell office:value-type="float" office:value="252.181121826172" calcext:value-type="float">
            <text:p>252.181121826172</text:p>
          </table:table-cell>
          <table:table-cell office:value-type="float" office:value="7668485.2384591" calcext:value-type="float">
            <text:p>7668485.2384591</text:p>
          </table:table-cell>
          <table:table-cell office:value-type="float" office:value="364391.941043672" calcext:value-type="float">
            <text:p>364391.941043672</text:p>
          </table:table-cell>
          <table:table-cell office:value-type="string" calcext:value-type="string">
            <text:p>ED</text:p>
          </table:table-cell>
          <table:table-cell office:value-type="float" office:value="22.2781181335449" calcext:value-type="float">
            <text:p>22.2781181335449</text:p>
          </table:table-cell>
          <table:table-cell office:value-type="float" office:value="4770.01611328125" calcext:value-type="float">
            <text:p>4770.01611328125</text:p>
          </table:table-cell>
          <table:table-cell office:value-type="float" office:value="0.202025026268029" calcext:value-type="float">
            <text:p>0.202025026268029</text:p>
          </table:table-cell>
          <table:table-cell table:number-columns-repeated="3" office:value-type="float" office:value="0" calcext:value-type="float">
            <text:p>0</text:p>
          </table:table-cell>
          <table:table-cell office:value-type="float" office:value="0.362626166141306" calcext:value-type="float">
            <text:p>0.362626166141306</text:p>
          </table:table-cell>
          <table:table-cell office:value-type="float" office:value="0" calcext:value-type="float">
            <text:p>0</text:p>
          </table:table-cell>
          <table:table-cell office:value-type="float" office:value="0.0806508103289076" calcext:value-type="float">
            <text:p>0.080650810328908</text:p>
          </table:table-cell>
          <table:table-cell office:value-type="float" office:value="0" calcext:value-type="float">
            <text:p>0</text:p>
          </table:table-cell>
          <table:table-cell office:value-type="float" office:value="0.354697997261757" calcext:value-type="float">
            <text:p>0.354697997261757</text:p>
          </table:table-cell>
          <table:table-cell office:value-type="float" office:value="0.536546454659615" calcext:value-type="float">
            <text:p>0.536546454659615</text:p>
          </table:table-cell>
          <table:table-cell office:value-type="float" office:value="0" calcext:value-type="float">
            <text:p>0</text:p>
          </table:table-cell>
          <table:table-cell office:value-type="float" office:value="0.0345213038787386" calcext:value-type="float">
            <text:p>0.034521303878739</text:p>
          </table:table-cell>
          <table:table-cell office:value-type="float" office:value="0" calcext:value-type="float">
            <text:p>0</text:p>
          </table:table-cell>
          <table:table-cell office:value-type="float" office:value="0.14005907426732" calcext:value-type="float">
            <text:p>0.14005907426732</text:p>
          </table:table-cell>
          <table:table-cell office:value-type="float" office:value="0" calcext:value-type="float">
            <text:p>0</text:p>
          </table:table-cell>
          <table:table-cell office:value-type="float" office:value="0.0677550009727799" calcext:value-type="float">
            <text:p>0.06775500097278</text:p>
          </table:table-cell>
          <table:table-cell office:value-type="float" office:value="0" calcext:value-type="float">
            <text:p>0</text:p>
          </table:table-cell>
          <table:table-cell office:value-type="float" office:value="0.221118166221546" calcext:value-type="float">
            <text:p>0.221118166221546</text:p>
          </table:table-cell>
          <table:table-cell office:value-type="float" office:value="0.584578091200291" calcext:value-type="float">
            <text:p>0.584578091200291</text:p>
          </table:table-cell>
          <table:table-cell office:value-type="float" office:value="0" calcext:value-type="float">
            <text:p>0</text:p>
          </table:table-cell>
          <table:table-cell office:value-type="float" office:value="0.0722313312851207" calcext:value-type="float">
            <text:p>0.072231331285121</text:p>
          </table:table-cell>
          <table:table-cell office:value-type="float" office:value="0" calcext:value-type="float">
            <text:p>0</text:p>
          </table:table-cell>
          <table:table-cell office:value-type="float" office:value="0.071181578114194" calcext:value-type="float">
            <text:p>0.071181578114194</text:p>
          </table:table-cell>
          <table:table-cell office:value-type="float" office:value="0" calcext:value-type="float">
            <text:p>0</text:p>
          </table:table-cell>
          <table:table-cell office:value-type="float" office:value="0.075970468948708" calcext:value-type="float">
            <text:p>0.075970468948708</text:p>
          </table:table-cell>
          <table:table-cell office:value-type="float" office:value="0.00415479393177223" calcext:value-type="float">
            <text:p>0.004154793931772</text:p>
          </table:table-cell>
          <table:table-cell office:value-type="float" office:value="0.191883736519913" calcext:value-type="float">
            <text:p>0.191883736519913</text:p>
          </table:table-cell>
          <table:table-cell office:value-type="float" office:value="0.657561474649576" calcext:value-type="float">
            <text:p>0.657561474649576</text:p>
          </table:table-cell>
          <table:table-cell office:value-type="float" office:value="0.00108854986055668" calcext:value-type="float">
            <text:p>0.001088549860557</text:p>
          </table:table-cell>
          <table:table-cell office:value-type="float" office:value="0.0878344225410074" calcext:value-type="float">
            <text:p>0.087834422541007</text:p>
          </table:table-cell>
          <table:table-cell office:value-type="float" office:value="0" calcext:value-type="float">
            <text:p>0</text:p>
          </table:table-cell>
          <table:table-cell office:value-type="float" office:value="0.0596152737991022" calcext:value-type="float">
            <text:p>0.059615273799102</text:p>
          </table:table-cell>
          <table:table-cell office:value-type="float" office:value="0" calcext:value-type="float">
            <text:p>0</text:p>
          </table:table-cell>
          <table:table-cell office:value-type="float" office:value="0.0640257820811063" calcext:value-type="float">
            <text:p>0.064025782081106</text:p>
          </table:table-cell>
          <table:table-cell office:value-type="float" office:value="0.0560186124396752" calcext:value-type="float">
            <text:p>0.056018612439675</text:p>
          </table:table-cell>
          <table:table-cell office:value-type="float" office:value="0.073855884628976" calcext:value-type="float">
            <text:p>0.073855884628976</text:p>
          </table:table-cell>
          <table:table-cell office:value-type="float" office:value="0.446765605328095" calcext:value-type="float">
            <text:p>0.446765605328095</text:p>
          </table:table-cell>
          <table:table-cell office:value-type="float" office:value="0.0072138453837541" calcext:value-type="float">
            <text:p>0.007213845383754</text:p>
          </table:table-cell>
          <table:table-cell office:value-type="float" office:value="0.258145707864189" calcext:value-type="float">
            <text:p>0.258145707864189</text:p>
          </table:table-cell>
          <table:table-cell office:value-type="float" office:value="0" calcext:value-type="float">
            <text:p>0</text:p>
          </table:table-cell>
          <table:table-cell office:value-type="float" office:value="0.0961367387302568" calcext:value-type="float">
            <text:p>0.096136738730257</text:p>
          </table:table-cell>
          <table:table-cell office:value-type="float" office:value="0" calcext:value-type="float">
            <text:p>0</text:p>
          </table:table-cell>
          <table:table-cell office:value-type="float" office:value="0.0722922887847665" calcext:value-type="float">
            <text:p>0.072292288784767</text:p>
          </table:table-cell>
          <table:table-cell office:value-type="float" office:value="0.0722883468470577" calcext:value-type="float">
            <text:p>0.072288346847058</text:p>
          </table:table-cell>
          <table:table-cell office:value-type="float" office:value="0.0471574670618807" calcext:value-type="float">
            <text:p>0.047157467061881</text:p>
          </table:table-cell>
          <table:table-cell office:value-type="float" office:value="0.084616650422264" calcext:value-type="float">
            <text:p>0.084616650422264</text:p>
          </table:table-cell>
          <table:table-cell office:value-type="float" office:value="0.0451106349767406" calcext:value-type="float">
            <text:p>0.045110634976741</text:p>
          </table:table-cell>
          <table:table-cell office:value-type="float" office:value="0.0603624682379225" calcext:value-type="float">
            <text:p>0.060362468237923</text:p>
          </table:table-cell>
          <table:table-cell office:value-type="float" office:value="0.0985370852728983" calcext:value-type="float">
            <text:p>0.098537085272898</text:p>
          </table:table-cell>
          <table:table-cell office:value-type="float" office:value="0.174332974498351" calcext:value-type="float">
            <text:p>0.174332974498351</text:p>
          </table:table-cell>
          <table:table-cell/>
        </table:table-row>
        <table:table-row table:style-name="ro1">
          <table:table-cell office:value-type="float" office:value="21" calcext:value-type="float">
            <text:p>21</text:p>
          </table:table-cell>
          <table:table-cell table:number-columns-repeated="40" office:value-type="float" office:value="0" calcext:value-type="float">
            <text:p>0</text:p>
          </table:table-cell>
          <table:table-cell office:value-type="string" calcext:value-type="string">
            <text:p>13/01/17</text:p>
          </table:table-cell>
          <table:table-cell office:value-type="string" calcext:value-type="string">
            <text:p>sum</text:p>
          </table:table-cell>
          <table:table-cell office:value-type="string" calcext:value-type="string">
            <text:p>trans5</text:p>
          </table:table-cell>
          <table:table-cell office:value-type="string" calcext:value-type="string">
            <text:p>site8</text:p>
          </table:table-cell>
          <table:table-cell office:value-type="string" calcext:value-type="string">
            <text:p>PasDil</text:p>
          </table:table-cell>
          <table:table-cell office:value-type="float" office:value="252.181121826172" calcext:value-type="float">
            <text:p>252.181121826172</text:p>
          </table:table-cell>
          <table:table-cell office:value-type="float" office:value="7668485.2384591" calcext:value-type="float">
            <text:p>7668485.2384591</text:p>
          </table:table-cell>
          <table:table-cell office:value-type="float" office:value="364391.941043672" calcext:value-type="float">
            <text:p>364391.941043672</text:p>
          </table:table-cell>
          <table:table-cell office:value-type="string" calcext:value-type="string">
            <text:p>ED</text:p>
          </table:table-cell>
          <table:table-cell office:value-type="float" office:value="22.2781181335449" calcext:value-type="float">
            <text:p>22.2781181335449</text:p>
          </table:table-cell>
          <table:table-cell office:value-type="float" office:value="4770.01611328125" calcext:value-type="float">
            <text:p>4770.01611328125</text:p>
          </table:table-cell>
          <table:table-cell office:value-type="float" office:value="0.202025026268029" calcext:value-type="float">
            <text:p>0.202025026268029</text:p>
          </table:table-cell>
          <table:table-cell table:number-columns-repeated="3" office:value-type="float" office:value="0" calcext:value-type="float">
            <text:p>0</text:p>
          </table:table-cell>
          <table:table-cell office:value-type="float" office:value="0.362626166141306" calcext:value-type="float">
            <text:p>0.362626166141306</text:p>
          </table:table-cell>
          <table:table-cell office:value-type="float" office:value="0" calcext:value-type="float">
            <text:p>0</text:p>
          </table:table-cell>
          <table:table-cell office:value-type="float" office:value="0.0806508103289076" calcext:value-type="float">
            <text:p>0.080650810328908</text:p>
          </table:table-cell>
          <table:table-cell office:value-type="float" office:value="0" calcext:value-type="float">
            <text:p>0</text:p>
          </table:table-cell>
          <table:table-cell office:value-type="float" office:value="0.354697997261757" calcext:value-type="float">
            <text:p>0.354697997261757</text:p>
          </table:table-cell>
          <table:table-cell office:value-type="float" office:value="0.536546454659615" calcext:value-type="float">
            <text:p>0.536546454659615</text:p>
          </table:table-cell>
          <table:table-cell office:value-type="float" office:value="0" calcext:value-type="float">
            <text:p>0</text:p>
          </table:table-cell>
          <table:table-cell office:value-type="float" office:value="0.0345213038787386" calcext:value-type="float">
            <text:p>0.034521303878739</text:p>
          </table:table-cell>
          <table:table-cell office:value-type="float" office:value="0" calcext:value-type="float">
            <text:p>0</text:p>
          </table:table-cell>
          <table:table-cell office:value-type="float" office:value="0.14005907426732" calcext:value-type="float">
            <text:p>0.14005907426732</text:p>
          </table:table-cell>
          <table:table-cell office:value-type="float" office:value="0" calcext:value-type="float">
            <text:p>0</text:p>
          </table:table-cell>
          <table:table-cell office:value-type="float" office:value="0.0677550009727799" calcext:value-type="float">
            <text:p>0.06775500097278</text:p>
          </table:table-cell>
          <table:table-cell office:value-type="float" office:value="0" calcext:value-type="float">
            <text:p>0</text:p>
          </table:table-cell>
          <table:table-cell office:value-type="float" office:value="0.221118166221546" calcext:value-type="float">
            <text:p>0.221118166221546</text:p>
          </table:table-cell>
          <table:table-cell office:value-type="float" office:value="0.584578091200291" calcext:value-type="float">
            <text:p>0.584578091200291</text:p>
          </table:table-cell>
          <table:table-cell office:value-type="float" office:value="0" calcext:value-type="float">
            <text:p>0</text:p>
          </table:table-cell>
          <table:table-cell office:value-type="float" office:value="0.0722313312851207" calcext:value-type="float">
            <text:p>0.072231331285121</text:p>
          </table:table-cell>
          <table:table-cell office:value-type="float" office:value="0" calcext:value-type="float">
            <text:p>0</text:p>
          </table:table-cell>
          <table:table-cell office:value-type="float" office:value="0.071181578114194" calcext:value-type="float">
            <text:p>0.071181578114194</text:p>
          </table:table-cell>
          <table:table-cell office:value-type="float" office:value="0" calcext:value-type="float">
            <text:p>0</text:p>
          </table:table-cell>
          <table:table-cell office:value-type="float" office:value="0.075970468948708" calcext:value-type="float">
            <text:p>0.075970468948708</text:p>
          </table:table-cell>
          <table:table-cell office:value-type="float" office:value="0.00415479393177223" calcext:value-type="float">
            <text:p>0.004154793931772</text:p>
          </table:table-cell>
          <table:table-cell office:value-type="float" office:value="0.191883736519913" calcext:value-type="float">
            <text:p>0.191883736519913</text:p>
          </table:table-cell>
          <table:table-cell office:value-type="float" office:value="0.657561474649576" calcext:value-type="float">
            <text:p>0.657561474649576</text:p>
          </table:table-cell>
          <table:table-cell office:value-type="float" office:value="0.00108854986055668" calcext:value-type="float">
            <text:p>0.001088549860557</text:p>
          </table:table-cell>
          <table:table-cell office:value-type="float" office:value="0.0878344225410074" calcext:value-type="float">
            <text:p>0.087834422541007</text:p>
          </table:table-cell>
          <table:table-cell office:value-type="float" office:value="0" calcext:value-type="float">
            <text:p>0</text:p>
          </table:table-cell>
          <table:table-cell office:value-type="float" office:value="0.0596152737991022" calcext:value-type="float">
            <text:p>0.059615273799102</text:p>
          </table:table-cell>
          <table:table-cell office:value-type="float" office:value="0" calcext:value-type="float">
            <text:p>0</text:p>
          </table:table-cell>
          <table:table-cell office:value-type="float" office:value="0.0640257820811063" calcext:value-type="float">
            <text:p>0.064025782081106</text:p>
          </table:table-cell>
          <table:table-cell office:value-type="float" office:value="0.0560186124396752" calcext:value-type="float">
            <text:p>0.056018612439675</text:p>
          </table:table-cell>
          <table:table-cell office:value-type="float" office:value="0.073855884628976" calcext:value-type="float">
            <text:p>0.073855884628976</text:p>
          </table:table-cell>
          <table:table-cell office:value-type="float" office:value="0.446765605328095" calcext:value-type="float">
            <text:p>0.446765605328095</text:p>
          </table:table-cell>
          <table:table-cell office:value-type="float" office:value="0.0072138453837541" calcext:value-type="float">
            <text:p>0.007213845383754</text:p>
          </table:table-cell>
          <table:table-cell office:value-type="float" office:value="0.258145707864189" calcext:value-type="float">
            <text:p>0.258145707864189</text:p>
          </table:table-cell>
          <table:table-cell office:value-type="float" office:value="0" calcext:value-type="float">
            <text:p>0</text:p>
          </table:table-cell>
          <table:table-cell office:value-type="float" office:value="0.0961367387302568" calcext:value-type="float">
            <text:p>0.096136738730257</text:p>
          </table:table-cell>
          <table:table-cell office:value-type="float" office:value="0" calcext:value-type="float">
            <text:p>0</text:p>
          </table:table-cell>
          <table:table-cell office:value-type="float" office:value="0.0722922887847665" calcext:value-type="float">
            <text:p>0.072292288784767</text:p>
          </table:table-cell>
          <table:table-cell office:value-type="float" office:value="0.0722883468470577" calcext:value-type="float">
            <text:p>0.072288346847058</text:p>
          </table:table-cell>
          <table:table-cell office:value-type="float" office:value="0.0471574670618807" calcext:value-type="float">
            <text:p>0.047157467061881</text:p>
          </table:table-cell>
          <table:table-cell office:value-type="float" office:value="0.084616650422264" calcext:value-type="float">
            <text:p>0.084616650422264</text:p>
          </table:table-cell>
          <table:table-cell office:value-type="float" office:value="0.0451106349767406" calcext:value-type="float">
            <text:p>0.045110634976741</text:p>
          </table:table-cell>
          <table:table-cell office:value-type="float" office:value="0.0603624682379225" calcext:value-type="float">
            <text:p>0.060362468237923</text:p>
          </table:table-cell>
          <table:table-cell office:value-type="float" office:value="0.0985370852728983" calcext:value-type="float">
            <text:p>0.098537085272898</text:p>
          </table:table-cell>
          <table:table-cell office:value-type="float" office:value="0.174332974498351" calcext:value-type="float">
            <text:p>0.174332974498351</text:p>
          </table:table-cell>
          <table:table-cell/>
        </table:table-row>
        <table:table-row table:style-name="ro1">
          <table:table-cell table:number-columns-repeated="17"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1</text:p>
          </table:table-cell>
          <table:table-cell office:value-type="string" calcext:value-type="string">
            <text:p>LanCam</text:p>
          </table:table-cell>
          <table:table-cell office:value-type="float" office:value="1325.63366699219" calcext:value-type="float">
            <text:p>1325.63366699219</text:p>
          </table:table-cell>
          <table:table-cell office:value-type="float" office:value="7681647.87782094" calcext:value-type="float">
            <text:p>7681647.87782094</text:p>
          </table:table-cell>
          <table:table-cell office:value-type="float" office:value="334363.176875832" calcext:value-type="float">
            <text:p>334363.176875832</text:p>
          </table:table-cell>
          <table:table-cell office:value-type="string" calcext:value-type="string">
            <text:p>BE</text:p>
          </table:table-cell>
          <table:table-cell office:value-type="float" office:value="16.8961124420166" calcext:value-type="float">
            <text:p>16.8961124420166</text:p>
          </table:table-cell>
          <table:table-cell office:value-type="float" office:value="2218.14624023438" calcext:value-type="float">
            <text:p>2218.14624023438</text:p>
          </table:table-cell>
          <table:table-cell table:number-columns-repeated="2" office:value-type="float" office:value="0" calcext:value-type="float">
            <text:p>0</text:p>
          </table:table-cell>
          <table:table-cell office:value-type="float" office:value="0.999745287824758" calcext:value-type="float">
            <text:p>0.999745287824758</text:p>
          </table:table-cell>
          <table:table-cell table:number-columns-repeated="3" office:value-type="float" office:value="0" calcext:value-type="float">
            <text:p>0</text:p>
          </table:table-cell>
          <table:table-cell office:value-type="float" office:value="0.000254712175241977" calcext:value-type="float">
            <text:p>0.000254712175242</text:p>
          </table:table-cell>
          <table:table-cell table:number-columns-repeated="4" office:value-type="float" office:value="0" calcext:value-type="float">
            <text:p>0</text:p>
          </table:table-cell>
          <table:table-cell office:value-type="float" office:value="0.874779797236588" calcext:value-type="float">
            <text:p>0.874779797236588</text:p>
          </table:table-cell>
          <table:table-cell table:number-columns-repeated="3" office:value-type="float" office:value="0" calcext:value-type="float">
            <text:p>0</text:p>
          </table:table-cell>
          <table:table-cell office:value-type="float" office:value="0.125220202763412" calcext:value-type="float">
            <text:p>0.125220202763412</text:p>
          </table:table-cell>
          <table:table-cell table:number-columns-repeated="4" office:value-type="float" office:value="0" calcext:value-type="float">
            <text:p>0</text:p>
          </table:table-cell>
          <table:table-cell office:value-type="float" office:value="0.777575649307005" calcext:value-type="float">
            <text:p>0.777575649307005</text:p>
          </table:table-cell>
          <table:table-cell table:number-columns-repeated="3" office:value-type="float" office:value="0" calcext:value-type="float">
            <text:p>0</text:p>
          </table:table-cell>
          <table:table-cell office:value-type="float" office:value="0.222424350692995" calcext:value-type="float">
            <text:p>0.222424350692995</text:p>
          </table:table-cell>
          <table:table-cell table:number-columns-repeated="4" office:value-type="float" office:value="0" calcext:value-type="float">
            <text:p>0</text:p>
          </table:table-cell>
          <table:table-cell office:value-type="float" office:value="0.752126447518333" calcext:value-type="float">
            <text:p>0.752126447518333</text:p>
          </table:table-cell>
          <table:table-cell office:value-type="float" office:value="0.0254071206982294" calcext:value-type="float">
            <text:p>0.025407120698229</text:p>
          </table:table-cell>
          <table:table-cell table:number-columns-repeated="2" office:value-type="float" office:value="0" calcext:value-type="float">
            <text:p>0</text:p>
          </table:table-cell>
          <table:table-cell office:value-type="float" office:value="0.222466431783437" calcext:value-type="float">
            <text:p>0.222466431783437</text:p>
          </table:table-cell>
          <table:table-cell table:number-columns-repeated="2" office:value-type="float" office:value="0" calcext:value-type="float">
            <text:p>0</text:p>
          </table:table-cell>
          <table:table-cell office:value-type="float" office:value="0.000442841971604421" calcext:value-type="float">
            <text:p>0.000442841971604</text:p>
          </table:table-cell>
          <table:table-cell office:value-type="float" office:value="0.00289702373583265" calcext:value-type="float">
            <text:p>0.002897023735833</text:p>
          </table:table-cell>
          <table:table-cell office:value-type="float" office:value="0.838901987122091" calcext:value-type="float">
            <text:p>0.838901987122091</text:p>
          </table:table-cell>
          <table:table-cell office:value-type="float" office:value="0.0288127645453129" calcext:value-type="float">
            <text:p>0.028812764545313</text:p>
          </table:table-cell>
          <table:table-cell office:value-type="float" office:value="0.0123565230688921" calcext:value-type="float">
            <text:p>0.012356523068892</text:p>
          </table:table-cell>
          <table:table-cell office:value-type="float" office:value="0" calcext:value-type="float">
            <text:p>0</text:p>
          </table:table-cell>
          <table:table-cell office:value-type="float" office:value="0.112092781483353" calcext:value-type="float">
            <text:p>0.112092781483353</text:p>
          </table:table-cell>
          <table:table-cell office:value-type="float" office:value="0.000856002470562577" calcext:value-type="float">
            <text:p>0.000856002470563</text:p>
          </table:table-cell>
          <table:table-cell office:value-type="float" office:value="0.00364007560235101" calcext:value-type="float">
            <text:p>0.003640075602351</text:p>
          </table:table-cell>
          <table:table-cell office:value-type="float" office:value="0.020995183200617" calcext:value-type="float">
            <text:p>0.020995183200617</text:p>
          </table:table-cell>
          <table:table-cell office:value-type="float" office:value="0.0243364269927533" calcext:value-type="float">
            <text:p>0.024336426992753</text:p>
          </table:table-cell>
          <table:table-cell office:value-type="float" office:value="0.02575431786039" calcext:value-type="float">
            <text:p>0.02575431786039</text:p>
          </table:table-cell>
          <table:table-cell office:value-type="float" office:value="0.0495676238554636" calcext:value-type="float">
            <text:p>0.049567623855464</text:p>
          </table:table-cell>
          <table:table-cell office:value-type="float" office:value="0.103461966973907" calcext:value-type="float">
            <text:p>0.103461966973907</text:p>
          </table:table-cell>
          <table:table-cell/>
        </table:table-row>
        <table:table-row table:style-name="ro1">
          <table:table-cell table:number-columns-repeated="21" office:value-type="float" office:value="0" calcext:value-type="float">
            <text:p>0</text:p>
          </table:table-cell>
          <table:table-cell office:value-type="float" office:value="2" calcext:value-type="float">
            <text:p>2</text:p>
          </table:table-cell>
          <table:table-cell table:number-columns-repeated="19"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1</text:p>
          </table:table-cell>
          <table:table-cell office:value-type="string" calcext:value-type="string">
            <text:p>HubAmb</text:p>
          </table:table-cell>
          <table:table-cell office:value-type="float" office:value="1325.63366699219" calcext:value-type="float">
            <text:p>1325.63366699219</text:p>
          </table:table-cell>
          <table:table-cell office:value-type="float" office:value="7681647.87782094" calcext:value-type="float">
            <text:p>7681647.87782094</text:p>
          </table:table-cell>
          <table:table-cell office:value-type="float" office:value="334363.176875832" calcext:value-type="float">
            <text:p>334363.176875832</text:p>
          </table:table-cell>
          <table:table-cell office:value-type="string" calcext:value-type="string">
            <text:p>BE</text:p>
          </table:table-cell>
          <table:table-cell office:value-type="float" office:value="16.8961124420166" calcext:value-type="float">
            <text:p>16.8961124420166</text:p>
          </table:table-cell>
          <table:table-cell office:value-type="float" office:value="2218.14624023438" calcext:value-type="float">
            <text:p>2218.14624023438</text:p>
          </table:table-cell>
          <table:table-cell table:number-columns-repeated="2" office:value-type="float" office:value="0" calcext:value-type="float">
            <text:p>0</text:p>
          </table:table-cell>
          <table:table-cell office:value-type="float" office:value="0.999745287824758" calcext:value-type="float">
            <text:p>0.999745287824758</text:p>
          </table:table-cell>
          <table:table-cell table:number-columns-repeated="3" office:value-type="float" office:value="0" calcext:value-type="float">
            <text:p>0</text:p>
          </table:table-cell>
          <table:table-cell office:value-type="float" office:value="0.000254712175241977" calcext:value-type="float">
            <text:p>0.000254712175242</text:p>
          </table:table-cell>
          <table:table-cell table:number-columns-repeated="4" office:value-type="float" office:value="0" calcext:value-type="float">
            <text:p>0</text:p>
          </table:table-cell>
          <table:table-cell office:value-type="float" office:value="0.874779797236588" calcext:value-type="float">
            <text:p>0.874779797236588</text:p>
          </table:table-cell>
          <table:table-cell table:number-columns-repeated="3" office:value-type="float" office:value="0" calcext:value-type="float">
            <text:p>0</text:p>
          </table:table-cell>
          <table:table-cell office:value-type="float" office:value="0.125220202763412" calcext:value-type="float">
            <text:p>0.125220202763412</text:p>
          </table:table-cell>
          <table:table-cell table:number-columns-repeated="4" office:value-type="float" office:value="0" calcext:value-type="float">
            <text:p>0</text:p>
          </table:table-cell>
          <table:table-cell office:value-type="float" office:value="0.777575649307005" calcext:value-type="float">
            <text:p>0.777575649307005</text:p>
          </table:table-cell>
          <table:table-cell table:number-columns-repeated="3" office:value-type="float" office:value="0" calcext:value-type="float">
            <text:p>0</text:p>
          </table:table-cell>
          <table:table-cell office:value-type="float" office:value="0.222424350692995" calcext:value-type="float">
            <text:p>0.222424350692995</text:p>
          </table:table-cell>
          <table:table-cell table:number-columns-repeated="4" office:value-type="float" office:value="0" calcext:value-type="float">
            <text:p>0</text:p>
          </table:table-cell>
          <table:table-cell office:value-type="float" office:value="0.752126447518333" calcext:value-type="float">
            <text:p>0.752126447518333</text:p>
          </table:table-cell>
          <table:table-cell office:value-type="float" office:value="0.0254071206982294" calcext:value-type="float">
            <text:p>0.025407120698229</text:p>
          </table:table-cell>
          <table:table-cell table:number-columns-repeated="2" office:value-type="float" office:value="0" calcext:value-type="float">
            <text:p>0</text:p>
          </table:table-cell>
          <table:table-cell office:value-type="float" office:value="0.222466431783437" calcext:value-type="float">
            <text:p>0.222466431783437</text:p>
          </table:table-cell>
          <table:table-cell table:number-columns-repeated="2" office:value-type="float" office:value="0" calcext:value-type="float">
            <text:p>0</text:p>
          </table:table-cell>
          <table:table-cell office:value-type="float" office:value="0.000442841971604421" calcext:value-type="float">
            <text:p>0.000442841971604</text:p>
          </table:table-cell>
          <table:table-cell office:value-type="float" office:value="0.00289702373583265" calcext:value-type="float">
            <text:p>0.002897023735833</text:p>
          </table:table-cell>
          <table:table-cell office:value-type="float" office:value="0.838901987122091" calcext:value-type="float">
            <text:p>0.838901987122091</text:p>
          </table:table-cell>
          <table:table-cell office:value-type="float" office:value="0.0288127645453129" calcext:value-type="float">
            <text:p>0.028812764545313</text:p>
          </table:table-cell>
          <table:table-cell office:value-type="float" office:value="0.0123565230688921" calcext:value-type="float">
            <text:p>0.012356523068892</text:p>
          </table:table-cell>
          <table:table-cell office:value-type="float" office:value="0" calcext:value-type="float">
            <text:p>0</text:p>
          </table:table-cell>
          <table:table-cell office:value-type="float" office:value="0.112092781483353" calcext:value-type="float">
            <text:p>0.112092781483353</text:p>
          </table:table-cell>
          <table:table-cell office:value-type="float" office:value="0.000856002470562577" calcext:value-type="float">
            <text:p>0.000856002470563</text:p>
          </table:table-cell>
          <table:table-cell office:value-type="float" office:value="0.00364007560235101" calcext:value-type="float">
            <text:p>0.003640075602351</text:p>
          </table:table-cell>
          <table:table-cell office:value-type="float" office:value="0.020995183200617" calcext:value-type="float">
            <text:p>0.020995183200617</text:p>
          </table:table-cell>
          <table:table-cell office:value-type="float" office:value="0.0243364269927533" calcext:value-type="float">
            <text:p>0.024336426992753</text:p>
          </table:table-cell>
          <table:table-cell office:value-type="float" office:value="0.02575431786039" calcext:value-type="float">
            <text:p>0.02575431786039</text:p>
          </table:table-cell>
          <table:table-cell office:value-type="float" office:value="0.0495676238554636" calcext:value-type="float">
            <text:p>0.049567623855464</text:p>
          </table:table-cell>
          <table:table-cell office:value-type="float" office:value="0.103461966973907" calcext:value-type="float">
            <text:p>0.103461966973907</text:p>
          </table:table-cell>
          <table:table-cell/>
        </table:table-row>
        <table:table-row table:style-name="ro1">
          <table:table-cell table:number-columns-repeated="1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8" calcext:value-type="float">
            <text:p>8</text:p>
          </table:table-cell>
          <table:table-cell table:number-columns-repeated="23"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2</text:p>
          </table:table-cell>
          <table:table-cell office:value-type="string" calcext:value-type="string">
            <text:p>SolMau</text:p>
          </table:table-cell>
          <table:table-cell office:value-type="float" office:value="1187.04150390625" calcext:value-type="float">
            <text:p>1187.04150390625</text:p>
          </table:table-cell>
          <table:table-cell office:value-type="float" office:value="7682359.12661086" calcext:value-type="float">
            <text:p>7682359.12661086</text:p>
          </table:table-cell>
          <table:table-cell office:value-type="float" office:value="334117.228967948" calcext:value-type="float">
            <text:p>334117.228967948</text:p>
          </table:table-cell>
          <table:table-cell office:value-type="string" calcext:value-type="string">
            <text:p>BE</text:p>
          </table:table-cell>
          <table:table-cell office:value-type="float" office:value="17.1033325195312" calcext:value-type="float">
            <text:p>17.1033325195312</text:p>
          </table:table-cell>
          <table:table-cell office:value-type="float" office:value="2261.94604492188" calcext:value-type="float">
            <text:p>2261.94604492188</text:p>
          </table:table-cell>
          <table:table-cell table:number-columns-repeated="2" office:value-type="float" office:value="0" calcext:value-type="float">
            <text:p>0</text:p>
          </table:table-cell>
          <table:table-cell office:value-type="float" office:value="0.425146459500764" calcext:value-type="float">
            <text:p>0.425146459500764</text:p>
          </table:table-cell>
          <table:table-cell table:number-columns-repeated="3" office:value-type="float" office:value="0" calcext:value-type="float">
            <text:p>0</text:p>
          </table:table-cell>
          <table:table-cell office:value-type="float" office:value="0.574853540499236" calcext:value-type="float">
            <text:p>0.574853540499236</text:p>
          </table:table-cell>
          <table:table-cell table:number-columns-repeated="4" office:value-type="float" office:value="0" calcext:value-type="float">
            <text:p>0</text:p>
          </table:table-cell>
          <table:table-cell office:value-type="float" office:value="0.520815720122393" calcext:value-type="float">
            <text:p>0.520815720122393</text:p>
          </table:table-cell>
          <table:table-cell table:number-columns-repeated="3" office:value-type="float" office:value="0" calcext:value-type="float">
            <text:p>0</text:p>
          </table:table-cell>
          <table:table-cell office:value-type="float" office:value="0.479184279877607" calcext:value-type="float">
            <text:p>0.479184279877607</text:p>
          </table:table-cell>
          <table:table-cell table:number-columns-repeated="4" office:value-type="float" office:value="0" calcext:value-type="float">
            <text:p>0</text:p>
          </table:table-cell>
          <table:table-cell office:value-type="float" office:value="0.561472024564401" calcext:value-type="float">
            <text:p>0.561472024564401</text:p>
          </table:table-cell>
          <table:table-cell table:number-columns-repeated="3" office:value-type="float" office:value="0" calcext:value-type="float">
            <text:p>0</text:p>
          </table:table-cell>
          <table:table-cell office:value-type="float" office:value="0.438527975435599" calcext:value-type="float">
            <text:p>0.438527975435599</text:p>
          </table:table-cell>
          <table:table-cell table:number-columns-repeated="4" office:value-type="float" office:value="0" calcext:value-type="float">
            <text:p>0</text:p>
          </table:table-cell>
          <table:table-cell office:value-type="float" office:value="0.749328371836506" calcext:value-type="float">
            <text:p>0.749328371836506</text:p>
          </table:table-cell>
          <table:table-cell table:number-columns-repeated="3" office:value-type="float" office:value="0" calcext:value-type="float">
            <text:p>0</text:p>
          </table:table-cell>
          <table:table-cell office:value-type="float" office:value="0.250671628163494" calcext:value-type="float">
            <text:p>0.250671628163494</text:p>
          </table:table-cell>
          <table:table-cell table:number-columns-repeated="2" office:value-type="float" office:value="0" calcext:value-type="float">
            <text:p>0</text:p>
          </table:table-cell>
          <table:table-cell office:value-type="float" office:value="0.00112240973354051" calcext:value-type="float">
            <text:p>0.001122409733541</text:p>
          </table:table-cell>
          <table:table-cell office:value-type="float" office:value="0.000810675043149858" calcext:value-type="float">
            <text:p>0.00081067504315</text:p>
          </table:table-cell>
          <table:table-cell office:value-type="float" office:value="0.8472392522365" calcext:value-type="float">
            <text:p>0.8472392522365</text:p>
          </table:table-cell>
          <table:table-cell office:value-type="float" office:value="0.0267540279353709" calcext:value-type="float">
            <text:p>0.026754027935371</text:p>
          </table:table-cell>
          <table:table-cell office:value-type="float" office:value="0.0033159889055832" calcext:value-type="float">
            <text:p>0.003315988905583</text:p>
          </table:table-cell>
          <table:table-cell office:value-type="float" office:value="0" calcext:value-type="float">
            <text:p>0</text:p>
          </table:table-cell>
          <table:table-cell office:value-type="float" office:value="0.117909482507707" calcext:value-type="float">
            <text:p>0.117909482507707</text:p>
          </table:table-cell>
          <table:table-cell office:value-type="float" office:value="0.00124422563602102" calcext:value-type="float">
            <text:p>0.001244225636021</text:p>
          </table:table-cell>
          <table:table-cell office:value-type="float" office:value="0.00160393800212785" calcext:value-type="float">
            <text:p>0.001603938002128</text:p>
          </table:table-cell>
          <table:table-cell office:value-type="float" office:value="0.0379774880405731" calcext:value-type="float">
            <text:p>0.037977488040573</text:p>
          </table:table-cell>
          <table:table-cell office:value-type="float" office:value="0.0330070255513086" calcext:value-type="float">
            <text:p>0.033007025551309</text:p>
          </table:table-cell>
          <table:table-cell office:value-type="float" office:value="0.0321629329096492" calcext:value-type="float">
            <text:p>0.032162932909649</text:p>
          </table:table-cell>
          <table:table-cell office:value-type="float" office:value="0.0552719634138482" calcext:value-type="float">
            <text:p>0.055271963413848</text:p>
          </table:table-cell>
          <table:table-cell office:value-type="float" office:value="0.122136911736457" calcext:value-type="float">
            <text:p>0.122136911736457</text:p>
          </table:table-cell>
          <table:table-cell/>
        </table:table-row>
        <table:table-row table:style-name="ro1">
          <table:table-cell office:value-type="float" office:value="3" calcext:value-type="float">
            <text:p>3</text:p>
          </table:table-cell>
          <table:table-cell table:number-columns-repeated="16"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1"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2</text:p>
          </table:table-cell>
          <table:table-cell office:value-type="string" calcext:value-type="string">
            <text:p>LanCam</text:p>
          </table:table-cell>
          <table:table-cell office:value-type="float" office:value="1187.04150390625" calcext:value-type="float">
            <text:p>1187.04150390625</text:p>
          </table:table-cell>
          <table:table-cell office:value-type="float" office:value="7682359.12661086" calcext:value-type="float">
            <text:p>7682359.12661086</text:p>
          </table:table-cell>
          <table:table-cell office:value-type="float" office:value="334117.228967948" calcext:value-type="float">
            <text:p>334117.228967948</text:p>
          </table:table-cell>
          <table:table-cell office:value-type="string" calcext:value-type="string">
            <text:p>BE</text:p>
          </table:table-cell>
          <table:table-cell office:value-type="float" office:value="17.1033325195312" calcext:value-type="float">
            <text:p>17.1033325195312</text:p>
          </table:table-cell>
          <table:table-cell office:value-type="float" office:value="2261.94604492188" calcext:value-type="float">
            <text:p>2261.94604492188</text:p>
          </table:table-cell>
          <table:table-cell table:number-columns-repeated="2" office:value-type="float" office:value="0" calcext:value-type="float">
            <text:p>0</text:p>
          </table:table-cell>
          <table:table-cell office:value-type="float" office:value="0.425146459500764" calcext:value-type="float">
            <text:p>0.425146459500764</text:p>
          </table:table-cell>
          <table:table-cell table:number-columns-repeated="3" office:value-type="float" office:value="0" calcext:value-type="float">
            <text:p>0</text:p>
          </table:table-cell>
          <table:table-cell office:value-type="float" office:value="0.574853540499236" calcext:value-type="float">
            <text:p>0.574853540499236</text:p>
          </table:table-cell>
          <table:table-cell table:number-columns-repeated="4" office:value-type="float" office:value="0" calcext:value-type="float">
            <text:p>0</text:p>
          </table:table-cell>
          <table:table-cell office:value-type="float" office:value="0.520815720122393" calcext:value-type="float">
            <text:p>0.520815720122393</text:p>
          </table:table-cell>
          <table:table-cell table:number-columns-repeated="3" office:value-type="float" office:value="0" calcext:value-type="float">
            <text:p>0</text:p>
          </table:table-cell>
          <table:table-cell office:value-type="float" office:value="0.479184279877607" calcext:value-type="float">
            <text:p>0.479184279877607</text:p>
          </table:table-cell>
          <table:table-cell table:number-columns-repeated="4" office:value-type="float" office:value="0" calcext:value-type="float">
            <text:p>0</text:p>
          </table:table-cell>
          <table:table-cell office:value-type="float" office:value="0.561472024564401" calcext:value-type="float">
            <text:p>0.561472024564401</text:p>
          </table:table-cell>
          <table:table-cell table:number-columns-repeated="3" office:value-type="float" office:value="0" calcext:value-type="float">
            <text:p>0</text:p>
          </table:table-cell>
          <table:table-cell office:value-type="float" office:value="0.438527975435599" calcext:value-type="float">
            <text:p>0.438527975435599</text:p>
          </table:table-cell>
          <table:table-cell table:number-columns-repeated="4" office:value-type="float" office:value="0" calcext:value-type="float">
            <text:p>0</text:p>
          </table:table-cell>
          <table:table-cell office:value-type="float" office:value="0.749328371836506" calcext:value-type="float">
            <text:p>0.749328371836506</text:p>
          </table:table-cell>
          <table:table-cell table:number-columns-repeated="3" office:value-type="float" office:value="0" calcext:value-type="float">
            <text:p>0</text:p>
          </table:table-cell>
          <table:table-cell office:value-type="float" office:value="0.250671628163494" calcext:value-type="float">
            <text:p>0.250671628163494</text:p>
          </table:table-cell>
          <table:table-cell table:number-columns-repeated="2" office:value-type="float" office:value="0" calcext:value-type="float">
            <text:p>0</text:p>
          </table:table-cell>
          <table:table-cell office:value-type="float" office:value="0.00112240973354051" calcext:value-type="float">
            <text:p>0.001122409733541</text:p>
          </table:table-cell>
          <table:table-cell office:value-type="float" office:value="0.000810675043149858" calcext:value-type="float">
            <text:p>0.00081067504315</text:p>
          </table:table-cell>
          <table:table-cell office:value-type="float" office:value="0.8472392522365" calcext:value-type="float">
            <text:p>0.8472392522365</text:p>
          </table:table-cell>
          <table:table-cell office:value-type="float" office:value="0.0267540279353709" calcext:value-type="float">
            <text:p>0.026754027935371</text:p>
          </table:table-cell>
          <table:table-cell office:value-type="float" office:value="0.0033159889055832" calcext:value-type="float">
            <text:p>0.003315988905583</text:p>
          </table:table-cell>
          <table:table-cell office:value-type="float" office:value="0" calcext:value-type="float">
            <text:p>0</text:p>
          </table:table-cell>
          <table:table-cell office:value-type="float" office:value="0.117909482507707" calcext:value-type="float">
            <text:p>0.117909482507707</text:p>
          </table:table-cell>
          <table:table-cell office:value-type="float" office:value="0.00124422563602102" calcext:value-type="float">
            <text:p>0.001244225636021</text:p>
          </table:table-cell>
          <table:table-cell office:value-type="float" office:value="0.00160393800212785" calcext:value-type="float">
            <text:p>0.001603938002128</text:p>
          </table:table-cell>
          <table:table-cell office:value-type="float" office:value="0.0379774880405731" calcext:value-type="float">
            <text:p>0.037977488040573</text:p>
          </table:table-cell>
          <table:table-cell office:value-type="float" office:value="0.0330070255513086" calcext:value-type="float">
            <text:p>0.033007025551309</text:p>
          </table:table-cell>
          <table:table-cell office:value-type="float" office:value="0.0321629329096492" calcext:value-type="float">
            <text:p>0.032162932909649</text:p>
          </table:table-cell>
          <table:table-cell office:value-type="float" office:value="0.0552719634138482" calcext:value-type="float">
            <text:p>0.055271963413848</text:p>
          </table:table-cell>
          <table:table-cell office:value-type="float" office:value="0.122136911736457" calcext:value-type="float">
            <text:p>0.122136911736457</text:p>
          </table:table-cell>
          <table:table-cell/>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table:number-columns-repeated="2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2</text:p>
          </table:table-cell>
          <table:table-cell office:value-type="string" calcext:value-type="string">
            <text:p>Other</text:p>
          </table:table-cell>
          <table:table-cell office:value-type="float" office:value="1187.04150390625" calcext:value-type="float">
            <text:p>1187.04150390625</text:p>
          </table:table-cell>
          <table:table-cell office:value-type="float" office:value="7682359.12661086" calcext:value-type="float">
            <text:p>7682359.12661086</text:p>
          </table:table-cell>
          <table:table-cell office:value-type="float" office:value="334117.228967948" calcext:value-type="float">
            <text:p>334117.228967948</text:p>
          </table:table-cell>
          <table:table-cell office:value-type="string" calcext:value-type="string">
            <text:p>BE</text:p>
          </table:table-cell>
          <table:table-cell office:value-type="float" office:value="17.1033325195312" calcext:value-type="float">
            <text:p>17.1033325195312</text:p>
          </table:table-cell>
          <table:table-cell office:value-type="float" office:value="2261.94604492188" calcext:value-type="float">
            <text:p>2261.94604492188</text:p>
          </table:table-cell>
          <table:table-cell table:number-columns-repeated="2" office:value-type="float" office:value="0" calcext:value-type="float">
            <text:p>0</text:p>
          </table:table-cell>
          <table:table-cell office:value-type="float" office:value="0.425146459500764" calcext:value-type="float">
            <text:p>0.425146459500764</text:p>
          </table:table-cell>
          <table:table-cell table:number-columns-repeated="3" office:value-type="float" office:value="0" calcext:value-type="float">
            <text:p>0</text:p>
          </table:table-cell>
          <table:table-cell office:value-type="float" office:value="0.574853540499236" calcext:value-type="float">
            <text:p>0.574853540499236</text:p>
          </table:table-cell>
          <table:table-cell table:number-columns-repeated="4" office:value-type="float" office:value="0" calcext:value-type="float">
            <text:p>0</text:p>
          </table:table-cell>
          <table:table-cell office:value-type="float" office:value="0.520815720122393" calcext:value-type="float">
            <text:p>0.520815720122393</text:p>
          </table:table-cell>
          <table:table-cell table:number-columns-repeated="3" office:value-type="float" office:value="0" calcext:value-type="float">
            <text:p>0</text:p>
          </table:table-cell>
          <table:table-cell office:value-type="float" office:value="0.479184279877607" calcext:value-type="float">
            <text:p>0.479184279877607</text:p>
          </table:table-cell>
          <table:table-cell table:number-columns-repeated="4" office:value-type="float" office:value="0" calcext:value-type="float">
            <text:p>0</text:p>
          </table:table-cell>
          <table:table-cell office:value-type="float" office:value="0.561472024564401" calcext:value-type="float">
            <text:p>0.561472024564401</text:p>
          </table:table-cell>
          <table:table-cell table:number-columns-repeated="3" office:value-type="float" office:value="0" calcext:value-type="float">
            <text:p>0</text:p>
          </table:table-cell>
          <table:table-cell office:value-type="float" office:value="0.438527975435599" calcext:value-type="float">
            <text:p>0.438527975435599</text:p>
          </table:table-cell>
          <table:table-cell table:number-columns-repeated="4" office:value-type="float" office:value="0" calcext:value-type="float">
            <text:p>0</text:p>
          </table:table-cell>
          <table:table-cell office:value-type="float" office:value="0.749328371836506" calcext:value-type="float">
            <text:p>0.749328371836506</text:p>
          </table:table-cell>
          <table:table-cell table:number-columns-repeated="3" office:value-type="float" office:value="0" calcext:value-type="float">
            <text:p>0</text:p>
          </table:table-cell>
          <table:table-cell office:value-type="float" office:value="0.250671628163494" calcext:value-type="float">
            <text:p>0.250671628163494</text:p>
          </table:table-cell>
          <table:table-cell table:number-columns-repeated="2" office:value-type="float" office:value="0" calcext:value-type="float">
            <text:p>0</text:p>
          </table:table-cell>
          <table:table-cell office:value-type="float" office:value="0.00112240973354051" calcext:value-type="float">
            <text:p>0.001122409733541</text:p>
          </table:table-cell>
          <table:table-cell office:value-type="float" office:value="0.000810675043149858" calcext:value-type="float">
            <text:p>0.00081067504315</text:p>
          </table:table-cell>
          <table:table-cell office:value-type="float" office:value="0.8472392522365" calcext:value-type="float">
            <text:p>0.8472392522365</text:p>
          </table:table-cell>
          <table:table-cell office:value-type="float" office:value="0.0267540279353709" calcext:value-type="float">
            <text:p>0.026754027935371</text:p>
          </table:table-cell>
          <table:table-cell office:value-type="float" office:value="0.0033159889055832" calcext:value-type="float">
            <text:p>0.003315988905583</text:p>
          </table:table-cell>
          <table:table-cell office:value-type="float" office:value="0" calcext:value-type="float">
            <text:p>0</text:p>
          </table:table-cell>
          <table:table-cell office:value-type="float" office:value="0.117909482507707" calcext:value-type="float">
            <text:p>0.117909482507707</text:p>
          </table:table-cell>
          <table:table-cell office:value-type="float" office:value="0.00124422563602102" calcext:value-type="float">
            <text:p>0.001244225636021</text:p>
          </table:table-cell>
          <table:table-cell office:value-type="float" office:value="0.00160393800212785" calcext:value-type="float">
            <text:p>0.001603938002128</text:p>
          </table:table-cell>
          <table:table-cell office:value-type="float" office:value="0.0379774880405731" calcext:value-type="float">
            <text:p>0.037977488040573</text:p>
          </table:table-cell>
          <table:table-cell office:value-type="float" office:value="0.0330070255513086" calcext:value-type="float">
            <text:p>0.033007025551309</text:p>
          </table:table-cell>
          <table:table-cell office:value-type="float" office:value="0.0321629329096492" calcext:value-type="float">
            <text:p>0.032162932909649</text:p>
          </table:table-cell>
          <table:table-cell office:value-type="float" office:value="0.0552719634138482" calcext:value-type="float">
            <text:p>0.055271963413848</text:p>
          </table:table-cell>
          <table:table-cell office:value-type="float" office:value="0.122136911736457" calcext:value-type="float">
            <text:p>0.122136911736457</text:p>
          </table:table-cell>
          <table:table-cell/>
        </table:table-row>
        <table:table-row table:style-name="ro1">
          <table:table-cell table:number-columns-repeated="17"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table:number-columns-repeated="21"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3</text:p>
          </table:table-cell>
          <table:table-cell office:value-type="string" calcext:value-type="string">
            <text:p>LanCam</text:p>
          </table:table-cell>
          <table:table-cell office:value-type="float" office:value="1060.64819335938" calcext:value-type="float">
            <text:p>1060.64819335938</text:p>
          </table:table-cell>
          <table:table-cell office:value-type="float" office:value="7683573.00939783" calcext:value-type="float">
            <text:p>7683573.00939783</text:p>
          </table:table-cell>
          <table:table-cell office:value-type="float" office:value="334284.749827109" calcext:value-type="float">
            <text:p>334284.749827109</text:p>
          </table:table-cell>
          <table:table-cell office:value-type="string" calcext:value-type="string">
            <text:p>BE</text:p>
          </table:table-cell>
          <table:table-cell office:value-type="float" office:value="17.8911170959473" calcext:value-type="float">
            <text:p>17.8911170959473</text:p>
          </table:table-cell>
          <table:table-cell office:value-type="float" office:value="2249.81591796875" calcext:value-type="float">
            <text:p>2249.81591796875</text:p>
          </table:table-cell>
          <table:table-cell table:number-columns-repeated="2" office:value-type="float" office:value="0" calcext:value-type="float">
            <text:p>0</text:p>
          </table:table-cell>
          <table:table-cell office:value-type="float" office:value="0.797911293660649" calcext:value-type="float">
            <text:p>0.797911293660649</text:p>
          </table:table-cell>
          <table:table-cell table:number-columns-repeated="3" office:value-type="float" office:value="0" calcext:value-type="float">
            <text:p>0</text:p>
          </table:table-cell>
          <table:table-cell office:value-type="float" office:value="0.202088706339351" calcext:value-type="float">
            <text:p>0.202088706339351</text:p>
          </table:table-cell>
          <table:table-cell table:number-columns-repeated="4" office:value-type="float" office:value="0" calcext:value-type="float">
            <text:p>0</text:p>
          </table:table-cell>
          <table:table-cell office:value-type="float" office:value="0.873630144254919" calcext:value-type="float">
            <text:p>0.873630144254919</text:p>
          </table:table-cell>
          <table:table-cell table:number-columns-repeated="3" office:value-type="float" office:value="0" calcext:value-type="float">
            <text:p>0</text:p>
          </table:table-cell>
          <table:table-cell office:value-type="float" office:value="0.126369855745081" calcext:value-type="float">
            <text:p>0.126369855745081</text:p>
          </table:table-cell>
          <table:table-cell table:number-columns-repeated="4" office:value-type="float" office:value="0" calcext:value-type="float">
            <text:p>0</text:p>
          </table:table-cell>
          <table:table-cell office:value-type="float" office:value="0.76132090489414" calcext:value-type="float">
            <text:p>0.76132090489414</text:p>
          </table:table-cell>
          <table:table-cell table:number-columns-repeated="3" office:value-type="float" office:value="0" calcext:value-type="float">
            <text:p>0</text:p>
          </table:table-cell>
          <table:table-cell office:value-type="float" office:value="0.23867909510586" calcext:value-type="float">
            <text:p>0.23867909510586</text:p>
          </table:table-cell>
          <table:table-cell table:number-columns-repeated="4" office:value-type="float" office:value="0" calcext:value-type="float">
            <text:p>0</text:p>
          </table:table-cell>
          <table:table-cell office:value-type="float" office:value="0.791415261027269" calcext:value-type="float">
            <text:p>0.791415261027269</text:p>
          </table:table-cell>
          <table:table-cell office:value-type="float" office:value="0" calcext:value-type="float">
            <text:p>0</text:p>
          </table:table-cell>
          <table:table-cell office:value-type="float" office:value="0.000353377810346892" calcext:value-type="float">
            <text:p>0.000353377810347</text:p>
          </table:table-cell>
          <table:table-cell office:value-type="float" office:value="0" calcext:value-type="float">
            <text:p>0</text:p>
          </table:table-cell>
          <table:table-cell office:value-type="float" office:value="0.207885877122931" calcext:value-type="float">
            <text:p>0.207885877122931</text:p>
          </table:table-cell>
          <table:table-cell office:value-type="float" office:value="0.000243917520619187" calcext:value-type="float">
            <text:p>0.000243917520619</text:p>
          </table:table-cell>
          <table:table-cell office:value-type="float" office:value="0.00010156651883388" calcext:value-type="float">
            <text:p>0.000101566518834</text:p>
          </table:table-cell>
          <table:table-cell office:value-type="float" office:value="0.00400119958463362" calcext:value-type="float">
            <text:p>0.004001199584634</text:p>
          </table:table-cell>
          <table:table-cell office:value-type="float" office:value="0.000590611822164978" calcext:value-type="float">
            <text:p>0.000590611822165</text:p>
          </table:table-cell>
          <table:table-cell office:value-type="float" office:value="0.800919103521298" calcext:value-type="float">
            <text:p>0.800919103521298</text:p>
          </table:table-cell>
          <table:table-cell office:value-type="float" office:value="0.0233602786518138" calcext:value-type="float">
            <text:p>0.023360278651814</text:p>
          </table:table-cell>
          <table:table-cell office:value-type="float" office:value="0.00381310144990612" calcext:value-type="float">
            <text:p>0.003813101449906</text:p>
          </table:table-cell>
          <table:table-cell office:value-type="float" office:value="0" calcext:value-type="float">
            <text:p>0</text:p>
          </table:table-cell>
          <table:table-cell office:value-type="float" office:value="0.15459755771641" calcext:value-type="float">
            <text:p>0.15459755771641</text:p>
          </table:table-cell>
          <table:table-cell office:value-type="float" office:value="0.00437015346386863" calcext:value-type="float">
            <text:p>0.004370153463869</text:p>
          </table:table-cell>
          <table:table-cell office:value-type="float" office:value="0.0083479937899054" calcext:value-type="float">
            <text:p>0.008347993789905</text:p>
          </table:table-cell>
          <table:table-cell office:value-type="float" office:value="0.0648858094664351" calcext:value-type="float">
            <text:p>0.064885809466435</text:p>
          </table:table-cell>
          <table:table-cell office:value-type="float" office:value="0.0366514304811116" calcext:value-type="float">
            <text:p>0.036651430481112</text:p>
          </table:table-cell>
          <table:table-cell office:value-type="float" office:value="0.0325646999352705" calcext:value-type="float">
            <text:p>0.032564699935271</text:p>
          </table:table-cell>
          <table:table-cell office:value-type="float" office:value="0.0559201895832048" calcext:value-type="float">
            <text:p>0.055920189583205</text:p>
          </table:table-cell>
          <table:table-cell office:value-type="float" office:value="0.151787101290871" calcext:value-type="float">
            <text:p>0.151787101290871</text:p>
          </table:table-cell>
          <table:table-cell/>
        </table:table-row>
        <table:table-row table:style-name="ro1">
          <table:table-cell table:number-columns-repeated="17" office:value-type="float" office:value="0" calcext:value-type="float">
            <text:p>0</text:p>
          </table:table-cell>
          <table:table-cell office:value-type="float" office:value="28" calcext:value-type="float">
            <text:p>28</text:p>
          </table:table-cell>
          <table:table-cell table:number-columns-repeated="23"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3</text:p>
          </table:table-cell>
          <table:table-cell office:value-type="string" calcext:value-type="string">
            <text:p>SolMau</text:p>
          </table:table-cell>
          <table:table-cell office:value-type="float" office:value="1060.64819335938" calcext:value-type="float">
            <text:p>1060.64819335938</text:p>
          </table:table-cell>
          <table:table-cell office:value-type="float" office:value="7683573.00939783" calcext:value-type="float">
            <text:p>7683573.00939783</text:p>
          </table:table-cell>
          <table:table-cell office:value-type="float" office:value="334284.749827109" calcext:value-type="float">
            <text:p>334284.749827109</text:p>
          </table:table-cell>
          <table:table-cell office:value-type="string" calcext:value-type="string">
            <text:p>BE</text:p>
          </table:table-cell>
          <table:table-cell office:value-type="float" office:value="17.8911170959473" calcext:value-type="float">
            <text:p>17.8911170959473</text:p>
          </table:table-cell>
          <table:table-cell office:value-type="float" office:value="2249.81591796875" calcext:value-type="float">
            <text:p>2249.81591796875</text:p>
          </table:table-cell>
          <table:table-cell table:number-columns-repeated="2" office:value-type="float" office:value="0" calcext:value-type="float">
            <text:p>0</text:p>
          </table:table-cell>
          <table:table-cell office:value-type="float" office:value="0.797911293660649" calcext:value-type="float">
            <text:p>0.797911293660649</text:p>
          </table:table-cell>
          <table:table-cell table:number-columns-repeated="3" office:value-type="float" office:value="0" calcext:value-type="float">
            <text:p>0</text:p>
          </table:table-cell>
          <table:table-cell office:value-type="float" office:value="0.202088706339351" calcext:value-type="float">
            <text:p>0.202088706339351</text:p>
          </table:table-cell>
          <table:table-cell table:number-columns-repeated="4" office:value-type="float" office:value="0" calcext:value-type="float">
            <text:p>0</text:p>
          </table:table-cell>
          <table:table-cell office:value-type="float" office:value="0.873630144254919" calcext:value-type="float">
            <text:p>0.873630144254919</text:p>
          </table:table-cell>
          <table:table-cell table:number-columns-repeated="3" office:value-type="float" office:value="0" calcext:value-type="float">
            <text:p>0</text:p>
          </table:table-cell>
          <table:table-cell office:value-type="float" office:value="0.126369855745081" calcext:value-type="float">
            <text:p>0.126369855745081</text:p>
          </table:table-cell>
          <table:table-cell table:number-columns-repeated="4" office:value-type="float" office:value="0" calcext:value-type="float">
            <text:p>0</text:p>
          </table:table-cell>
          <table:table-cell office:value-type="float" office:value="0.76132090489414" calcext:value-type="float">
            <text:p>0.76132090489414</text:p>
          </table:table-cell>
          <table:table-cell table:number-columns-repeated="3" office:value-type="float" office:value="0" calcext:value-type="float">
            <text:p>0</text:p>
          </table:table-cell>
          <table:table-cell office:value-type="float" office:value="0.23867909510586" calcext:value-type="float">
            <text:p>0.23867909510586</text:p>
          </table:table-cell>
          <table:table-cell table:number-columns-repeated="4" office:value-type="float" office:value="0" calcext:value-type="float">
            <text:p>0</text:p>
          </table:table-cell>
          <table:table-cell office:value-type="float" office:value="0.791415261027269" calcext:value-type="float">
            <text:p>0.791415261027269</text:p>
          </table:table-cell>
          <table:table-cell office:value-type="float" office:value="0" calcext:value-type="float">
            <text:p>0</text:p>
          </table:table-cell>
          <table:table-cell office:value-type="float" office:value="0.000353377810346892" calcext:value-type="float">
            <text:p>0.000353377810347</text:p>
          </table:table-cell>
          <table:table-cell office:value-type="float" office:value="0" calcext:value-type="float">
            <text:p>0</text:p>
          </table:table-cell>
          <table:table-cell office:value-type="float" office:value="0.207885877122931" calcext:value-type="float">
            <text:p>0.207885877122931</text:p>
          </table:table-cell>
          <table:table-cell office:value-type="float" office:value="0.000243917520619187" calcext:value-type="float">
            <text:p>0.000243917520619</text:p>
          </table:table-cell>
          <table:table-cell office:value-type="float" office:value="0.00010156651883388" calcext:value-type="float">
            <text:p>0.000101566518834</text:p>
          </table:table-cell>
          <table:table-cell office:value-type="float" office:value="0.00400119958463362" calcext:value-type="float">
            <text:p>0.004001199584634</text:p>
          </table:table-cell>
          <table:table-cell office:value-type="float" office:value="0.000590611822164978" calcext:value-type="float">
            <text:p>0.000590611822165</text:p>
          </table:table-cell>
          <table:table-cell office:value-type="float" office:value="0.800919103521298" calcext:value-type="float">
            <text:p>0.800919103521298</text:p>
          </table:table-cell>
          <table:table-cell office:value-type="float" office:value="0.0233602786518138" calcext:value-type="float">
            <text:p>0.023360278651814</text:p>
          </table:table-cell>
          <table:table-cell office:value-type="float" office:value="0.00381310144990612" calcext:value-type="float">
            <text:p>0.003813101449906</text:p>
          </table:table-cell>
          <table:table-cell office:value-type="float" office:value="0" calcext:value-type="float">
            <text:p>0</text:p>
          </table:table-cell>
          <table:table-cell office:value-type="float" office:value="0.15459755771641" calcext:value-type="float">
            <text:p>0.15459755771641</text:p>
          </table:table-cell>
          <table:table-cell office:value-type="float" office:value="0.00437015346386863" calcext:value-type="float">
            <text:p>0.004370153463869</text:p>
          </table:table-cell>
          <table:table-cell office:value-type="float" office:value="0.0083479937899054" calcext:value-type="float">
            <text:p>0.008347993789905</text:p>
          </table:table-cell>
          <table:table-cell office:value-type="float" office:value="0.0648858094664351" calcext:value-type="float">
            <text:p>0.064885809466435</text:p>
          </table:table-cell>
          <table:table-cell office:value-type="float" office:value="0.0366514304811116" calcext:value-type="float">
            <text:p>0.036651430481112</text:p>
          </table:table-cell>
          <table:table-cell office:value-type="float" office:value="0.0325646999352705" calcext:value-type="float">
            <text:p>0.032564699935271</text:p>
          </table:table-cell>
          <table:table-cell office:value-type="float" office:value="0.0559201895832048" calcext:value-type="float">
            <text:p>0.055920189583205</text:p>
          </table:table-cell>
          <table:table-cell office:value-type="float" office:value="0.151787101290871" calcext:value-type="float">
            <text:p>0.151787101290871</text:p>
          </table:table-cell>
          <table:table-cell/>
        </table:table-row>
        <table:table-row table:style-name="ro1">
          <table:table-cell table:number-columns-repeated="17" office:value-type="float" office:value="0" calcext:value-type="float">
            <text:p>0</text:p>
          </table:table-cell>
          <table:table-cell office:value-type="float" office:value="18" calcext:value-type="float">
            <text:p>18</text:p>
          </table:table-cell>
          <table:table-cell office:value-type="float" office:value="0" calcext:value-type="float">
            <text:p>0</text:p>
          </table:table-cell>
          <table:table-cell office:value-type="float" office:value="8" calcext:value-type="float">
            <text:p>8</text:p>
          </table:table-cell>
          <table:table-cell table:number-columns-repeated="5" office:value-type="float" office:value="0" calcext:value-type="float">
            <text:p>0</text:p>
          </table:table-cell>
          <table:table-cell office:value-type="float" office:value="5" calcext:value-type="float">
            <text:p>5</text:p>
          </table:table-cell>
          <table:table-cell table:number-columns-repeated="15"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4</text:p>
          </table:table-cell>
          <table:table-cell office:value-type="string" calcext:value-type="string">
            <text:p>LanCam</text:p>
          </table:table-cell>
          <table:table-cell office:value-type="float" office:value="864.352478027344" calcext:value-type="float">
            <text:p>864.352478027344</text:p>
          </table:table-cell>
          <table:table-cell office:value-type="float" office:value="7684457.92978257" calcext:value-type="float">
            <text:p>7684457.92978257</text:p>
          </table:table-cell>
          <table:table-cell office:value-type="float" office:value="333591.940422658" calcext:value-type="float">
            <text:p>333591.940422658</text:p>
          </table:table-cell>
          <table:table-cell office:value-type="string" calcext:value-type="string">
            <text:p>BE</text:p>
          </table:table-cell>
          <table:table-cell office:value-type="float" office:value="19.2672290802002" calcext:value-type="float">
            <text:p>19.2672290802002</text:p>
          </table:table-cell>
          <table:table-cell office:value-type="float" office:value="1925.35266113281" calcext:value-type="float">
            <text:p>1925.35266113281</text:p>
          </table:table-cell>
          <table:table-cell table:number-columns-repeated="2" office:value-type="float" office:value="0" calcext:value-type="float">
            <text:p>0</text:p>
          </table:table-cell>
          <table:table-cell office:value-type="float" office:value="0.757538128442704" calcext:value-type="float">
            <text:p>0.757538128442704</text:p>
          </table:table-cell>
          <table:table-cell office:value-type="float" office:value="0" calcext:value-type="float">
            <text:p>0</text:p>
          </table:table-cell>
          <table:table-cell office:value-type="float" office:value="0.0375394020441303" calcext:value-type="float">
            <text:p>0.03753940204413</text:p>
          </table:table-cell>
          <table:table-cell office:value-type="float" office:value="0" calcext:value-type="float">
            <text:p>0</text:p>
          </table:table-cell>
          <table:table-cell office:value-type="float" office:value="0.193778457031872" calcext:value-type="float">
            <text:p>0.193778457031872</text:p>
          </table:table-cell>
          <table:table-cell office:value-type="float" office:value="0.011144012481294" calcext:value-type="float">
            <text:p>0.011144012481294</text:p>
          </table:table-cell>
          <table:table-cell office:value-type="float" office:value="0" calcext:value-type="float">
            <text:p>0</text:p>
          </table:table-cell>
          <table:table-cell office:value-type="float" office:value="0.0135871776096331" calcext:value-type="float">
            <text:p>0.013587177609633</text:p>
          </table:table-cell>
          <table:table-cell office:value-type="float" office:value="0.00159183283632775" calcext:value-type="float">
            <text:p>0.001591832836328</text:p>
          </table:table-cell>
          <table:table-cell office:value-type="float" office:value="0.781246794225538" calcext:value-type="float">
            <text:p>0.781246794225538</text:p>
          </table:table-cell>
          <table:table-cell office:value-type="float" office:value="0" calcext:value-type="float">
            <text:p>0</text:p>
          </table:table-cell>
          <table:table-cell office:value-type="float" office:value="0.0115354819539217" calcext:value-type="float">
            <text:p>0.011535481953922</text:p>
          </table:table-cell>
          <table:table-cell office:value-type="float" office:value="0" calcext:value-type="float">
            <text:p>0</text:p>
          </table:table-cell>
          <table:table-cell office:value-type="float" office:value="0.177648544534177" calcext:value-type="float">
            <text:p>0.177648544534177</text:p>
          </table:table-cell>
          <table:table-cell office:value-type="float" office:value="0.0143901688404028" calcext:value-type="float">
            <text:p>0.014390168840403</text:p>
          </table:table-cell>
          <table:table-cell office:value-type="float" office:value="0" calcext:value-type="float">
            <text:p>0</text:p>
          </table:table-cell>
          <table:table-cell office:value-type="float" office:value="0.0102729095345442" calcext:value-type="float">
            <text:p>0.010272909534544</text:p>
          </table:table-cell>
          <table:table-cell office:value-type="float" office:value="0.00458637300672745" calcext:value-type="float">
            <text:p>0.004586373006727</text:p>
          </table:table-cell>
          <table:table-cell office:value-type="float" office:value="0.894110145470979" calcext:value-type="float">
            <text:p>0.894110145470979</text:p>
          </table:table-cell>
          <table:table-cell office:value-type="float" office:value="0" calcext:value-type="float">
            <text:p>0</text:p>
          </table:table-cell>
          <table:table-cell office:value-type="float" office:value="0.00349770637130873" calcext:value-type="float">
            <text:p>0.003497706371309</text:p>
          </table:table-cell>
          <table:table-cell office:value-type="float" office:value="0" calcext:value-type="float">
            <text:p>0</text:p>
          </table:table-cell>
          <table:table-cell office:value-type="float" office:value="0.0784848165937204" calcext:value-type="float">
            <text:p>0.07848481659372</text:p>
          </table:table-cell>
          <table:table-cell office:value-type="float" office:value="0.00870667995588733" calcext:value-type="float">
            <text:p>0.008706679955887</text:p>
          </table:table-cell>
          <table:table-cell office:value-type="float" office:value="0.000341369066833165" calcext:value-type="float">
            <text:p>0.000341369066833</text:p>
          </table:table-cell>
          <table:table-cell office:value-type="float" office:value="0.0081963568180664" calcext:value-type="float">
            <text:p>0.008196356818066</text:p>
          </table:table-cell>
          <table:table-cell office:value-type="float" office:value="0.00220209663596782" calcext:value-type="float">
            <text:p>0.002202096635968</text:p>
          </table:table-cell>
          <table:table-cell office:value-type="float" office:value="0.885468083018175" calcext:value-type="float">
            <text:p>0.885468083018175</text:p>
          </table:table-cell>
          <table:table-cell office:value-type="float" office:value="0" calcext:value-type="float">
            <text:p>0</text:p>
          </table:table-cell>
          <table:table-cell office:value-type="float" office:value="0.00760432462414507" calcext:value-type="float">
            <text:p>0.007604324624145</text:p>
          </table:table-cell>
          <table:table-cell office:value-type="float" office:value="0" calcext:value-type="float">
            <text:p>0</text:p>
          </table:table-cell>
          <table:table-cell office:value-type="float" office:value="0.0890592713688758" calcext:value-type="float">
            <text:p>0.089059271368876</text:p>
          </table:table-cell>
          <table:table-cell office:value-type="float" office:value="0.00534355101962416" calcext:value-type="float">
            <text:p>0.005343551019624</text:p>
          </table:table-cell>
          <table:table-cell office:value-type="float" office:value="0.00212631651514589" calcext:value-type="float">
            <text:p>0.002126316515146</text:p>
          </table:table-cell>
          <table:table-cell office:value-type="float" office:value="0.00463492519031403" calcext:value-type="float">
            <text:p>0.004634925190314</text:p>
          </table:table-cell>
          <table:table-cell office:value-type="float" office:value="0.000658281980453157" calcext:value-type="float">
            <text:p>0.000658281980453</text:p>
          </table:table-cell>
          <table:table-cell office:value-type="float" office:value="0.737910128472791" calcext:value-type="float">
            <text:p>0.737910128472791</text:p>
          </table:table-cell>
          <table:table-cell office:value-type="float" office:value="0.00344304041235999" calcext:value-type="float">
            <text:p>0.00344304041236</text:p>
          </table:table-cell>
          <table:table-cell office:value-type="float" office:value="0.00481832813451719" calcext:value-type="float">
            <text:p>0.004818328134517</text:p>
          </table:table-cell>
          <table:table-cell office:value-type="float" office:value="0" calcext:value-type="float">
            <text:p>0</text:p>
          </table:table-cell>
          <table:table-cell office:value-type="float" office:value="0.219584849791884" calcext:value-type="float">
            <text:p>0.219584849791884</text:p>
          </table:table-cell>
          <table:table-cell office:value-type="float" office:value="0.00471500913382151" calcext:value-type="float">
            <text:p>0.004715009133822</text:p>
          </table:table-cell>
          <table:table-cell office:value-type="float" office:value="0.0242354368838588" calcext:value-type="float">
            <text:p>0.024235436883859</text:p>
          </table:table-cell>
          <table:table-cell office:value-type="float" office:value="0.132488595665927" calcext:value-type="float">
            <text:p>0.132488595665927</text:p>
          </table:table-cell>
          <table:table-cell office:value-type="float" office:value="0.0802312885860627" calcext:value-type="float">
            <text:p>0.080231288586063</text:p>
          </table:table-cell>
          <table:table-cell office:value-type="float" office:value="0.0564079267429522" calcext:value-type="float">
            <text:p>0.056407926742952</text:p>
          </table:table-cell>
          <table:table-cell office:value-type="float" office:value="0.079070039981341" calcext:value-type="float">
            <text:p>0.079070039981341</text:p>
          </table:table-cell>
          <table:table-cell office:value-type="float" office:value="0.166269016561469" calcext:value-type="float">
            <text:p>0.166269016561469</text:p>
          </table:table-cell>
          <table:table-cell/>
        </table:table-row>
        <table:table-row table:style-name="ro1">
          <table:table-cell table:number-columns-repeated="17" office:value-type="float" office:value="0" calcext:value-type="float">
            <text:p>0</text:p>
          </table:table-cell>
          <table:table-cell office:value-type="float" office:value="9" calcext:value-type="float">
            <text:p>9</text:p>
          </table:table-cell>
          <table:table-cell table:number-columns-repeated="23"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4</text:p>
          </table:table-cell>
          <table:table-cell office:value-type="string" calcext:value-type="string">
            <text:p>SolMau</text:p>
          </table:table-cell>
          <table:table-cell office:value-type="float" office:value="864.352478027344" calcext:value-type="float">
            <text:p>864.352478027344</text:p>
          </table:table-cell>
          <table:table-cell office:value-type="float" office:value="7684457.92978257" calcext:value-type="float">
            <text:p>7684457.92978257</text:p>
          </table:table-cell>
          <table:table-cell office:value-type="float" office:value="333591.940422658" calcext:value-type="float">
            <text:p>333591.940422658</text:p>
          </table:table-cell>
          <table:table-cell office:value-type="string" calcext:value-type="string">
            <text:p>BE</text:p>
          </table:table-cell>
          <table:table-cell office:value-type="float" office:value="19.2672290802002" calcext:value-type="float">
            <text:p>19.2672290802002</text:p>
          </table:table-cell>
          <table:table-cell office:value-type="float" office:value="1925.35266113281" calcext:value-type="float">
            <text:p>1925.35266113281</text:p>
          </table:table-cell>
          <table:table-cell table:number-columns-repeated="2" office:value-type="float" office:value="0" calcext:value-type="float">
            <text:p>0</text:p>
          </table:table-cell>
          <table:table-cell office:value-type="float" office:value="0.757538128442704" calcext:value-type="float">
            <text:p>0.757538128442704</text:p>
          </table:table-cell>
          <table:table-cell office:value-type="float" office:value="0" calcext:value-type="float">
            <text:p>0</text:p>
          </table:table-cell>
          <table:table-cell office:value-type="float" office:value="0.0375394020441303" calcext:value-type="float">
            <text:p>0.03753940204413</text:p>
          </table:table-cell>
          <table:table-cell office:value-type="float" office:value="0" calcext:value-type="float">
            <text:p>0</text:p>
          </table:table-cell>
          <table:table-cell office:value-type="float" office:value="0.193778457031872" calcext:value-type="float">
            <text:p>0.193778457031872</text:p>
          </table:table-cell>
          <table:table-cell office:value-type="float" office:value="0.011144012481294" calcext:value-type="float">
            <text:p>0.011144012481294</text:p>
          </table:table-cell>
          <table:table-cell office:value-type="float" office:value="0" calcext:value-type="float">
            <text:p>0</text:p>
          </table:table-cell>
          <table:table-cell office:value-type="float" office:value="0.0135871776096331" calcext:value-type="float">
            <text:p>0.013587177609633</text:p>
          </table:table-cell>
          <table:table-cell office:value-type="float" office:value="0.00159183283632775" calcext:value-type="float">
            <text:p>0.001591832836328</text:p>
          </table:table-cell>
          <table:table-cell office:value-type="float" office:value="0.781246794225538" calcext:value-type="float">
            <text:p>0.781246794225538</text:p>
          </table:table-cell>
          <table:table-cell office:value-type="float" office:value="0" calcext:value-type="float">
            <text:p>0</text:p>
          </table:table-cell>
          <table:table-cell office:value-type="float" office:value="0.0115354819539217" calcext:value-type="float">
            <text:p>0.011535481953922</text:p>
          </table:table-cell>
          <table:table-cell office:value-type="float" office:value="0" calcext:value-type="float">
            <text:p>0</text:p>
          </table:table-cell>
          <table:table-cell office:value-type="float" office:value="0.177648544534177" calcext:value-type="float">
            <text:p>0.177648544534177</text:p>
          </table:table-cell>
          <table:table-cell office:value-type="float" office:value="0.0143901688404028" calcext:value-type="float">
            <text:p>0.014390168840403</text:p>
          </table:table-cell>
          <table:table-cell office:value-type="float" office:value="0" calcext:value-type="float">
            <text:p>0</text:p>
          </table:table-cell>
          <table:table-cell office:value-type="float" office:value="0.0102729095345442" calcext:value-type="float">
            <text:p>0.010272909534544</text:p>
          </table:table-cell>
          <table:table-cell office:value-type="float" office:value="0.00458637300672745" calcext:value-type="float">
            <text:p>0.004586373006727</text:p>
          </table:table-cell>
          <table:table-cell office:value-type="float" office:value="0.894110145470979" calcext:value-type="float">
            <text:p>0.894110145470979</text:p>
          </table:table-cell>
          <table:table-cell office:value-type="float" office:value="0" calcext:value-type="float">
            <text:p>0</text:p>
          </table:table-cell>
          <table:table-cell office:value-type="float" office:value="0.00349770637130873" calcext:value-type="float">
            <text:p>0.003497706371309</text:p>
          </table:table-cell>
          <table:table-cell office:value-type="float" office:value="0" calcext:value-type="float">
            <text:p>0</text:p>
          </table:table-cell>
          <table:table-cell office:value-type="float" office:value="0.0784848165937204" calcext:value-type="float">
            <text:p>0.07848481659372</text:p>
          </table:table-cell>
          <table:table-cell office:value-type="float" office:value="0.00870667995588733" calcext:value-type="float">
            <text:p>0.008706679955887</text:p>
          </table:table-cell>
          <table:table-cell office:value-type="float" office:value="0.000341369066833165" calcext:value-type="float">
            <text:p>0.000341369066833</text:p>
          </table:table-cell>
          <table:table-cell office:value-type="float" office:value="0.0081963568180664" calcext:value-type="float">
            <text:p>0.008196356818066</text:p>
          </table:table-cell>
          <table:table-cell office:value-type="float" office:value="0.00220209663596782" calcext:value-type="float">
            <text:p>0.002202096635968</text:p>
          </table:table-cell>
          <table:table-cell office:value-type="float" office:value="0.885468083018175" calcext:value-type="float">
            <text:p>0.885468083018175</text:p>
          </table:table-cell>
          <table:table-cell office:value-type="float" office:value="0" calcext:value-type="float">
            <text:p>0</text:p>
          </table:table-cell>
          <table:table-cell office:value-type="float" office:value="0.00760432462414507" calcext:value-type="float">
            <text:p>0.007604324624145</text:p>
          </table:table-cell>
          <table:table-cell office:value-type="float" office:value="0" calcext:value-type="float">
            <text:p>0</text:p>
          </table:table-cell>
          <table:table-cell office:value-type="float" office:value="0.0890592713688758" calcext:value-type="float">
            <text:p>0.089059271368876</text:p>
          </table:table-cell>
          <table:table-cell office:value-type="float" office:value="0.00534355101962416" calcext:value-type="float">
            <text:p>0.005343551019624</text:p>
          </table:table-cell>
          <table:table-cell office:value-type="float" office:value="0.00212631651514589" calcext:value-type="float">
            <text:p>0.002126316515146</text:p>
          </table:table-cell>
          <table:table-cell office:value-type="float" office:value="0.00463492519031403" calcext:value-type="float">
            <text:p>0.004634925190314</text:p>
          </table:table-cell>
          <table:table-cell office:value-type="float" office:value="0.000658281980453157" calcext:value-type="float">
            <text:p>0.000658281980453</text:p>
          </table:table-cell>
          <table:table-cell office:value-type="float" office:value="0.737910128472791" calcext:value-type="float">
            <text:p>0.737910128472791</text:p>
          </table:table-cell>
          <table:table-cell office:value-type="float" office:value="0.00344304041235999" calcext:value-type="float">
            <text:p>0.00344304041236</text:p>
          </table:table-cell>
          <table:table-cell office:value-type="float" office:value="0.00481832813451719" calcext:value-type="float">
            <text:p>0.004818328134517</text:p>
          </table:table-cell>
          <table:table-cell office:value-type="float" office:value="0" calcext:value-type="float">
            <text:p>0</text:p>
          </table:table-cell>
          <table:table-cell office:value-type="float" office:value="0.219584849791884" calcext:value-type="float">
            <text:p>0.219584849791884</text:p>
          </table:table-cell>
          <table:table-cell office:value-type="float" office:value="0.00471500913382151" calcext:value-type="float">
            <text:p>0.004715009133822</text:p>
          </table:table-cell>
          <table:table-cell office:value-type="float" office:value="0.0242354368838588" calcext:value-type="float">
            <text:p>0.024235436883859</text:p>
          </table:table-cell>
          <table:table-cell office:value-type="float" office:value="0.132488595665927" calcext:value-type="float">
            <text:p>0.132488595665927</text:p>
          </table:table-cell>
          <table:table-cell office:value-type="float" office:value="0.0802312885860627" calcext:value-type="float">
            <text:p>0.080231288586063</text:p>
          </table:table-cell>
          <table:table-cell office:value-type="float" office:value="0.0564079267429522" calcext:value-type="float">
            <text:p>0.056407926742952</text:p>
          </table:table-cell>
          <table:table-cell office:value-type="float" office:value="0.079070039981341" calcext:value-type="float">
            <text:p>0.079070039981341</text:p>
          </table:table-cell>
          <table:table-cell office:value-type="float" office:value="0.166269016561469" calcext:value-type="float">
            <text:p>0.166269016561469</text:p>
          </table:table-cell>
          <table:table-cell/>
        </table:table-row>
        <table:table-row table:style-name="ro1">
          <table:table-cell office:value-type="float" office:value="1" calcext:value-type="float">
            <text:p>1</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18" office:value-type="float" office:value="0" calcext:value-type="float">
            <text:p>0</text:p>
          </table:table-cell>
          <table:table-cell office:value-type="float" office:value="2" calcext:value-type="float">
            <text:p>2</text:p>
          </table:table-cell>
          <table:table-cell table:number-columns-repeated="15"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4</text:p>
          </table:table-cell>
          <table:table-cell office:value-type="string" calcext:value-type="string">
            <text:p>Ipo</text:p>
          </table:table-cell>
          <table:table-cell office:value-type="float" office:value="864.352478027344" calcext:value-type="float">
            <text:p>864.352478027344</text:p>
          </table:table-cell>
          <table:table-cell office:value-type="float" office:value="7684457.92978257" calcext:value-type="float">
            <text:p>7684457.92978257</text:p>
          </table:table-cell>
          <table:table-cell office:value-type="float" office:value="333591.940422658" calcext:value-type="float">
            <text:p>333591.940422658</text:p>
          </table:table-cell>
          <table:table-cell office:value-type="string" calcext:value-type="string">
            <text:p>BE</text:p>
          </table:table-cell>
          <table:table-cell office:value-type="float" office:value="19.2672290802002" calcext:value-type="float">
            <text:p>19.2672290802002</text:p>
          </table:table-cell>
          <table:table-cell office:value-type="float" office:value="1925.35266113281" calcext:value-type="float">
            <text:p>1925.35266113281</text:p>
          </table:table-cell>
          <table:table-cell table:number-columns-repeated="2" office:value-type="float" office:value="0" calcext:value-type="float">
            <text:p>0</text:p>
          </table:table-cell>
          <table:table-cell office:value-type="float" office:value="0.757538128442704" calcext:value-type="float">
            <text:p>0.757538128442704</text:p>
          </table:table-cell>
          <table:table-cell office:value-type="float" office:value="0" calcext:value-type="float">
            <text:p>0</text:p>
          </table:table-cell>
          <table:table-cell office:value-type="float" office:value="0.0375394020441303" calcext:value-type="float">
            <text:p>0.03753940204413</text:p>
          </table:table-cell>
          <table:table-cell office:value-type="float" office:value="0" calcext:value-type="float">
            <text:p>0</text:p>
          </table:table-cell>
          <table:table-cell office:value-type="float" office:value="0.193778457031872" calcext:value-type="float">
            <text:p>0.193778457031872</text:p>
          </table:table-cell>
          <table:table-cell office:value-type="float" office:value="0.011144012481294" calcext:value-type="float">
            <text:p>0.011144012481294</text:p>
          </table:table-cell>
          <table:table-cell office:value-type="float" office:value="0" calcext:value-type="float">
            <text:p>0</text:p>
          </table:table-cell>
          <table:table-cell office:value-type="float" office:value="0.0135871776096331" calcext:value-type="float">
            <text:p>0.013587177609633</text:p>
          </table:table-cell>
          <table:table-cell office:value-type="float" office:value="0.00159183283632775" calcext:value-type="float">
            <text:p>0.001591832836328</text:p>
          </table:table-cell>
          <table:table-cell office:value-type="float" office:value="0.781246794225538" calcext:value-type="float">
            <text:p>0.781246794225538</text:p>
          </table:table-cell>
          <table:table-cell office:value-type="float" office:value="0" calcext:value-type="float">
            <text:p>0</text:p>
          </table:table-cell>
          <table:table-cell office:value-type="float" office:value="0.0115354819539217" calcext:value-type="float">
            <text:p>0.011535481953922</text:p>
          </table:table-cell>
          <table:table-cell office:value-type="float" office:value="0" calcext:value-type="float">
            <text:p>0</text:p>
          </table:table-cell>
          <table:table-cell office:value-type="float" office:value="0.177648544534177" calcext:value-type="float">
            <text:p>0.177648544534177</text:p>
          </table:table-cell>
          <table:table-cell office:value-type="float" office:value="0.0143901688404028" calcext:value-type="float">
            <text:p>0.014390168840403</text:p>
          </table:table-cell>
          <table:table-cell office:value-type="float" office:value="0" calcext:value-type="float">
            <text:p>0</text:p>
          </table:table-cell>
          <table:table-cell office:value-type="float" office:value="0.0102729095345442" calcext:value-type="float">
            <text:p>0.010272909534544</text:p>
          </table:table-cell>
          <table:table-cell office:value-type="float" office:value="0.00458637300672745" calcext:value-type="float">
            <text:p>0.004586373006727</text:p>
          </table:table-cell>
          <table:table-cell office:value-type="float" office:value="0.894110145470979" calcext:value-type="float">
            <text:p>0.894110145470979</text:p>
          </table:table-cell>
          <table:table-cell office:value-type="float" office:value="0" calcext:value-type="float">
            <text:p>0</text:p>
          </table:table-cell>
          <table:table-cell office:value-type="float" office:value="0.00349770637130873" calcext:value-type="float">
            <text:p>0.003497706371309</text:p>
          </table:table-cell>
          <table:table-cell office:value-type="float" office:value="0" calcext:value-type="float">
            <text:p>0</text:p>
          </table:table-cell>
          <table:table-cell office:value-type="float" office:value="0.0784848165937204" calcext:value-type="float">
            <text:p>0.07848481659372</text:p>
          </table:table-cell>
          <table:table-cell office:value-type="float" office:value="0.00870667995588733" calcext:value-type="float">
            <text:p>0.008706679955887</text:p>
          </table:table-cell>
          <table:table-cell office:value-type="float" office:value="0.000341369066833165" calcext:value-type="float">
            <text:p>0.000341369066833</text:p>
          </table:table-cell>
          <table:table-cell office:value-type="float" office:value="0.0081963568180664" calcext:value-type="float">
            <text:p>0.008196356818066</text:p>
          </table:table-cell>
          <table:table-cell office:value-type="float" office:value="0.00220209663596782" calcext:value-type="float">
            <text:p>0.002202096635968</text:p>
          </table:table-cell>
          <table:table-cell office:value-type="float" office:value="0.885468083018175" calcext:value-type="float">
            <text:p>0.885468083018175</text:p>
          </table:table-cell>
          <table:table-cell office:value-type="float" office:value="0" calcext:value-type="float">
            <text:p>0</text:p>
          </table:table-cell>
          <table:table-cell office:value-type="float" office:value="0.00760432462414507" calcext:value-type="float">
            <text:p>0.007604324624145</text:p>
          </table:table-cell>
          <table:table-cell office:value-type="float" office:value="0" calcext:value-type="float">
            <text:p>0</text:p>
          </table:table-cell>
          <table:table-cell office:value-type="float" office:value="0.0890592713688758" calcext:value-type="float">
            <text:p>0.089059271368876</text:p>
          </table:table-cell>
          <table:table-cell office:value-type="float" office:value="0.00534355101962416" calcext:value-type="float">
            <text:p>0.005343551019624</text:p>
          </table:table-cell>
          <table:table-cell office:value-type="float" office:value="0.00212631651514589" calcext:value-type="float">
            <text:p>0.002126316515146</text:p>
          </table:table-cell>
          <table:table-cell office:value-type="float" office:value="0.00463492519031403" calcext:value-type="float">
            <text:p>0.004634925190314</text:p>
          </table:table-cell>
          <table:table-cell office:value-type="float" office:value="0.000658281980453157" calcext:value-type="float">
            <text:p>0.000658281980453</text:p>
          </table:table-cell>
          <table:table-cell office:value-type="float" office:value="0.737910128472791" calcext:value-type="float">
            <text:p>0.737910128472791</text:p>
          </table:table-cell>
          <table:table-cell office:value-type="float" office:value="0.00344304041235999" calcext:value-type="float">
            <text:p>0.00344304041236</text:p>
          </table:table-cell>
          <table:table-cell office:value-type="float" office:value="0.00481832813451719" calcext:value-type="float">
            <text:p>0.004818328134517</text:p>
          </table:table-cell>
          <table:table-cell office:value-type="float" office:value="0" calcext:value-type="float">
            <text:p>0</text:p>
          </table:table-cell>
          <table:table-cell office:value-type="float" office:value="0.219584849791884" calcext:value-type="float">
            <text:p>0.219584849791884</text:p>
          </table:table-cell>
          <table:table-cell office:value-type="float" office:value="0.00471500913382151" calcext:value-type="float">
            <text:p>0.004715009133822</text:p>
          </table:table-cell>
          <table:table-cell office:value-type="float" office:value="0.0242354368838588" calcext:value-type="float">
            <text:p>0.024235436883859</text:p>
          </table:table-cell>
          <table:table-cell office:value-type="float" office:value="0.132488595665927" calcext:value-type="float">
            <text:p>0.132488595665927</text:p>
          </table:table-cell>
          <table:table-cell office:value-type="float" office:value="0.0802312885860627" calcext:value-type="float">
            <text:p>0.080231288586063</text:p>
          </table:table-cell>
          <table:table-cell office:value-type="float" office:value="0.0564079267429522" calcext:value-type="float">
            <text:p>0.056407926742952</text:p>
          </table:table-cell>
          <table:table-cell office:value-type="float" office:value="0.079070039981341" calcext:value-type="float">
            <text:p>0.079070039981341</text:p>
          </table:table-cell>
          <table:table-cell office:value-type="float" office:value="0.166269016561469" calcext:value-type="float">
            <text:p>0.166269016561469</text:p>
          </table:table-cell>
          <table:table-cell/>
        </table:table-row>
        <table:table-row table:style-name="ro1">
          <table:table-cell table:number-columns-repeated="17"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5</text:p>
          </table:table-cell>
          <table:table-cell office:value-type="string" calcext:value-type="string">
            <text:p>LanCam</text:p>
          </table:table-cell>
          <table:table-cell office:value-type="float" office:value="617.294738769531" calcext:value-type="float">
            <text:p>617.294738769531</text:p>
          </table:table-cell>
          <table:table-cell office:value-type="float" office:value="7684994.19455687" calcext:value-type="float">
            <text:p>7684994.19455687</text:p>
          </table:table-cell>
          <table:table-cell office:value-type="float" office:value="332851.007627353" calcext:value-type="float">
            <text:p>332851.007627353</text:p>
          </table:table-cell>
          <table:table-cell office:value-type="string" calcext:value-type="string">
            <text:p>BE</text:p>
          </table:table-cell>
          <table:table-cell office:value-type="float" office:value="20.7370777130127" calcext:value-type="float">
            <text:p>20.7370777130127</text:p>
          </table:table-cell>
          <table:table-cell office:value-type="float" office:value="1727.32067871094" calcext:value-type="float">
            <text:p>1727.32067871094</text:p>
          </table:table-cell>
          <table:table-cell table:number-columns-repeated="2" office:value-type="float" office:value="0" calcext:value-type="float">
            <text:p>0</text:p>
          </table:table-cell>
          <table:table-cell office:value-type="float" office:value="0.93555781966378" calcext:value-type="float">
            <text:p>0.93555781966378</text:p>
          </table:table-cell>
          <table:table-cell table:number-columns-repeated="3" office:value-type="float" office:value="0" calcext:value-type="float">
            <text:p>0</text:p>
          </table:table-cell>
          <table:table-cell office:value-type="float" office:value="0.0644421803362201" calcext:value-type="float">
            <text:p>0.06444218033622</text:p>
          </table:table-cell>
          <table:table-cell table:number-columns-repeated="4" office:value-type="float" office:value="0" calcext:value-type="float">
            <text:p>0</text:p>
          </table:table-cell>
          <table:table-cell office:value-type="float" office:value="0.926663270792654" calcext:value-type="float">
            <text:p>0.926663270792654</text:p>
          </table:table-cell>
          <table:table-cell office:value-type="float" office:value="0" calcext:value-type="float">
            <text:p>0</text:p>
          </table:table-cell>
          <table:table-cell office:value-type="float" office:value="0.000237003707162464" calcext:value-type="float">
            <text:p>0.000237003707162</text:p>
          </table:table-cell>
          <table:table-cell office:value-type="float" office:value="0" calcext:value-type="float">
            <text:p>0</text:p>
          </table:table-cell>
          <table:table-cell office:value-type="float" office:value="0.0661169595608003" calcext:value-type="float">
            <text:p>0.0661169595608</text:p>
          </table:table-cell>
          <table:table-cell office:value-type="float" office:value="0" calcext:value-type="float">
            <text:p>0</text:p>
          </table:table-cell>
          <table:table-cell office:value-type="float" office:value="0.00698276593938365" calcext:value-type="float">
            <text:p>0.006982765939384</text:p>
          </table:table-cell>
          <table:table-cell office:value-type="float" office:value="0.0114394012421943" calcext:value-type="float">
            <text:p>0.011439401242194</text:p>
          </table:table-cell>
          <table:table-cell office:value-type="float" office:value="0.00107451662228574" calcext:value-type="float">
            <text:p>0.001074516622286</text:p>
          </table:table-cell>
          <table:table-cell office:value-type="float" office:value="0.87336799496967" calcext:value-type="float">
            <text:p>0.87336799496967</text:p>
          </table:table-cell>
          <table:table-cell office:value-type="float" office:value="0" calcext:value-type="float">
            <text:p>0</text:p>
          </table:table-cell>
          <table:table-cell office:value-type="float" office:value="0.0151007171403531" calcext:value-type="float">
            <text:p>0.015100717140353</text:p>
          </table:table-cell>
          <table:table-cell office:value-type="float" office:value="0" calcext:value-type="float">
            <text:p>0</text:p>
          </table:table-cell>
          <table:table-cell office:value-type="float" office:value="0.0904265433021355" calcext:value-type="float">
            <text:p>0.090426543302136</text:p>
          </table:table-cell>
          <table:table-cell office:value-type="float" office:value="0.00467834809209182" calcext:value-type="float">
            <text:p>0.004678348092092</text:p>
          </table:table-cell>
          <table:table-cell office:value-type="float" office:value="0.00391247863126923" calcext:value-type="float">
            <text:p>0.003912478631269</text:p>
          </table:table-cell>
          <table:table-cell office:value-type="float" office:value="0.0137959617901684" calcext:value-type="float">
            <text:p>0.013795961790168</text:p>
          </table:table-cell>
          <table:table-cell office:value-type="float" office:value="0.00223405112887863" calcext:value-type="float">
            <text:p>0.002234051128879</text:p>
          </table:table-cell>
          <table:table-cell office:value-type="float" office:value="0.755310279870258" calcext:value-type="float">
            <text:p>0.755310279870258</text:p>
          </table:table-cell>
          <table:table-cell office:value-type="float" office:value="0" calcext:value-type="float">
            <text:p>0</text:p>
          </table:table-cell>
          <table:table-cell office:value-type="float" office:value="0.0111018419718411" calcext:value-type="float">
            <text:p>0.011101841971841</text:p>
          </table:table-cell>
          <table:table-cell office:value-type="float" office:value="0" calcext:value-type="float">
            <text:p>0</text:p>
          </table:table-cell>
          <table:table-cell office:value-type="float" office:value="0.187111659599022" calcext:value-type="float">
            <text:p>0.187111659599022</text:p>
          </table:table-cell>
          <table:table-cell office:value-type="float" office:value="0.0170867124737748" calcext:value-type="float">
            <text:p>0.017086712473775</text:p>
          </table:table-cell>
          <table:table-cell office:value-type="float" office:value="0.0133594931660575" calcext:value-type="float">
            <text:p>0.013359493166058</text:p>
          </table:table-cell>
          <table:table-cell office:value-type="float" office:value="0.00531250744419236" calcext:value-type="float">
            <text:p>0.005312507444192</text:p>
          </table:table-cell>
          <table:table-cell office:value-type="float" office:value="0.000803159927362598" calcext:value-type="float">
            <text:p>0.000803159927363</text:p>
          </table:table-cell>
          <table:table-cell office:value-type="float" office:value="0.673275317901435" calcext:value-type="float">
            <text:p>0.673275317901435</text:p>
          </table:table-cell>
          <table:table-cell office:value-type="float" office:value="0.00121247023898984" calcext:value-type="float">
            <text:p>0.00121247023899</text:p>
          </table:table-cell>
          <table:table-cell office:value-type="float" office:value="0.00638729122835096" calcext:value-type="float">
            <text:p>0.006387291228351</text:p>
          </table:table-cell>
          <table:table-cell office:value-type="float" office:value="0" calcext:value-type="float">
            <text:p>0</text:p>
          </table:table-cell>
          <table:table-cell office:value-type="float" office:value="0.266713161557703" calcext:value-type="float">
            <text:p>0.266713161557703</text:p>
          </table:table-cell>
          <table:table-cell office:value-type="float" office:value="0.00580257169101461" calcext:value-type="float">
            <text:p>0.005802571691015</text:p>
          </table:table-cell>
          <table:table-cell office:value-type="float" office:value="0.0404935200109512" calcext:value-type="float">
            <text:p>0.040493520010951</text:p>
          </table:table-cell>
          <table:table-cell office:value-type="float" office:value="0.0322203432391703" calcext:value-type="float">
            <text:p>0.03222034323917</text:p>
          </table:table-cell>
          <table:table-cell office:value-type="float" office:value="0.020436343523735" calcext:value-type="float">
            <text:p>0.020436343523735</text:p>
          </table:table-cell>
          <table:table-cell office:value-type="float" office:value="0.0363413758301787" calcext:value-type="float">
            <text:p>0.036341375830179</text:p>
          </table:table-cell>
          <table:table-cell office:value-type="float" office:value="0.073881410322624" calcext:value-type="float">
            <text:p>0.073881410322624</text:p>
          </table:table-cell>
          <table:table-cell office:value-type="float" office:value="0.169818349932122" calcext:value-type="float">
            <text:p>0.169818349932122</text:p>
          </table:table-cell>
          <table:table-cell/>
        </table:table-row>
        <table:table-row table:style-name="ro1">
          <table:table-cell table:number-columns-repeated="17" office:value-type="float" office:value="0" calcext:value-type="float">
            <text:p>0</text:p>
          </table:table-cell>
          <table:table-cell office:value-type="float" office:value="13" calcext:value-type="float">
            <text:p>13</text:p>
          </table:table-cell>
          <table:table-cell table:number-columns-repeated="23"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5</text:p>
          </table:table-cell>
          <table:table-cell office:value-type="string" calcext:value-type="string">
            <text:p>SolMau</text:p>
          </table:table-cell>
          <table:table-cell office:value-type="float" office:value="617.294738769531" calcext:value-type="float">
            <text:p>617.294738769531</text:p>
          </table:table-cell>
          <table:table-cell office:value-type="float" office:value="7684994.19455687" calcext:value-type="float">
            <text:p>7684994.19455687</text:p>
          </table:table-cell>
          <table:table-cell office:value-type="float" office:value="332851.007627353" calcext:value-type="float">
            <text:p>332851.007627353</text:p>
          </table:table-cell>
          <table:table-cell office:value-type="string" calcext:value-type="string">
            <text:p>BE</text:p>
          </table:table-cell>
          <table:table-cell office:value-type="float" office:value="20.7370777130127" calcext:value-type="float">
            <text:p>20.7370777130127</text:p>
          </table:table-cell>
          <table:table-cell office:value-type="float" office:value="1727.32067871094" calcext:value-type="float">
            <text:p>1727.32067871094</text:p>
          </table:table-cell>
          <table:table-cell table:number-columns-repeated="2" office:value-type="float" office:value="0" calcext:value-type="float">
            <text:p>0</text:p>
          </table:table-cell>
          <table:table-cell office:value-type="float" office:value="0.93555781966378" calcext:value-type="float">
            <text:p>0.93555781966378</text:p>
          </table:table-cell>
          <table:table-cell table:number-columns-repeated="3" office:value-type="float" office:value="0" calcext:value-type="float">
            <text:p>0</text:p>
          </table:table-cell>
          <table:table-cell office:value-type="float" office:value="0.0644421803362201" calcext:value-type="float">
            <text:p>0.06444218033622</text:p>
          </table:table-cell>
          <table:table-cell table:number-columns-repeated="4" office:value-type="float" office:value="0" calcext:value-type="float">
            <text:p>0</text:p>
          </table:table-cell>
          <table:table-cell office:value-type="float" office:value="0.926663270792654" calcext:value-type="float">
            <text:p>0.926663270792654</text:p>
          </table:table-cell>
          <table:table-cell office:value-type="float" office:value="0" calcext:value-type="float">
            <text:p>0</text:p>
          </table:table-cell>
          <table:table-cell office:value-type="float" office:value="0.000237003707162464" calcext:value-type="float">
            <text:p>0.000237003707162</text:p>
          </table:table-cell>
          <table:table-cell office:value-type="float" office:value="0" calcext:value-type="float">
            <text:p>0</text:p>
          </table:table-cell>
          <table:table-cell office:value-type="float" office:value="0.0661169595608003" calcext:value-type="float">
            <text:p>0.0661169595608</text:p>
          </table:table-cell>
          <table:table-cell office:value-type="float" office:value="0" calcext:value-type="float">
            <text:p>0</text:p>
          </table:table-cell>
          <table:table-cell office:value-type="float" office:value="0.00698276593938365" calcext:value-type="float">
            <text:p>0.006982765939384</text:p>
          </table:table-cell>
          <table:table-cell office:value-type="float" office:value="0.0114394012421943" calcext:value-type="float">
            <text:p>0.011439401242194</text:p>
          </table:table-cell>
          <table:table-cell office:value-type="float" office:value="0.00107451662228574" calcext:value-type="float">
            <text:p>0.001074516622286</text:p>
          </table:table-cell>
          <table:table-cell office:value-type="float" office:value="0.87336799496967" calcext:value-type="float">
            <text:p>0.87336799496967</text:p>
          </table:table-cell>
          <table:table-cell office:value-type="float" office:value="0" calcext:value-type="float">
            <text:p>0</text:p>
          </table:table-cell>
          <table:table-cell office:value-type="float" office:value="0.0151007171403531" calcext:value-type="float">
            <text:p>0.015100717140353</text:p>
          </table:table-cell>
          <table:table-cell office:value-type="float" office:value="0" calcext:value-type="float">
            <text:p>0</text:p>
          </table:table-cell>
          <table:table-cell office:value-type="float" office:value="0.0904265433021355" calcext:value-type="float">
            <text:p>0.090426543302136</text:p>
          </table:table-cell>
          <table:table-cell office:value-type="float" office:value="0.00467834809209182" calcext:value-type="float">
            <text:p>0.004678348092092</text:p>
          </table:table-cell>
          <table:table-cell office:value-type="float" office:value="0.00391247863126923" calcext:value-type="float">
            <text:p>0.003912478631269</text:p>
          </table:table-cell>
          <table:table-cell office:value-type="float" office:value="0.0137959617901684" calcext:value-type="float">
            <text:p>0.013795961790168</text:p>
          </table:table-cell>
          <table:table-cell office:value-type="float" office:value="0.00223405112887863" calcext:value-type="float">
            <text:p>0.002234051128879</text:p>
          </table:table-cell>
          <table:table-cell office:value-type="float" office:value="0.755310279870258" calcext:value-type="float">
            <text:p>0.755310279870258</text:p>
          </table:table-cell>
          <table:table-cell office:value-type="float" office:value="0" calcext:value-type="float">
            <text:p>0</text:p>
          </table:table-cell>
          <table:table-cell office:value-type="float" office:value="0.0111018419718411" calcext:value-type="float">
            <text:p>0.011101841971841</text:p>
          </table:table-cell>
          <table:table-cell office:value-type="float" office:value="0" calcext:value-type="float">
            <text:p>0</text:p>
          </table:table-cell>
          <table:table-cell office:value-type="float" office:value="0.187111659599022" calcext:value-type="float">
            <text:p>0.187111659599022</text:p>
          </table:table-cell>
          <table:table-cell office:value-type="float" office:value="0.0170867124737748" calcext:value-type="float">
            <text:p>0.017086712473775</text:p>
          </table:table-cell>
          <table:table-cell office:value-type="float" office:value="0.0133594931660575" calcext:value-type="float">
            <text:p>0.013359493166058</text:p>
          </table:table-cell>
          <table:table-cell office:value-type="float" office:value="0.00531250744419236" calcext:value-type="float">
            <text:p>0.005312507444192</text:p>
          </table:table-cell>
          <table:table-cell office:value-type="float" office:value="0.000803159927362598" calcext:value-type="float">
            <text:p>0.000803159927363</text:p>
          </table:table-cell>
          <table:table-cell office:value-type="float" office:value="0.673275317901435" calcext:value-type="float">
            <text:p>0.673275317901435</text:p>
          </table:table-cell>
          <table:table-cell office:value-type="float" office:value="0.00121247023898984" calcext:value-type="float">
            <text:p>0.00121247023899</text:p>
          </table:table-cell>
          <table:table-cell office:value-type="float" office:value="0.00638729122835096" calcext:value-type="float">
            <text:p>0.006387291228351</text:p>
          </table:table-cell>
          <table:table-cell office:value-type="float" office:value="0" calcext:value-type="float">
            <text:p>0</text:p>
          </table:table-cell>
          <table:table-cell office:value-type="float" office:value="0.266713161557703" calcext:value-type="float">
            <text:p>0.266713161557703</text:p>
          </table:table-cell>
          <table:table-cell office:value-type="float" office:value="0.00580257169101461" calcext:value-type="float">
            <text:p>0.005802571691015</text:p>
          </table:table-cell>
          <table:table-cell office:value-type="float" office:value="0.0404935200109512" calcext:value-type="float">
            <text:p>0.040493520010951</text:p>
          </table:table-cell>
          <table:table-cell office:value-type="float" office:value="0.0322203432391703" calcext:value-type="float">
            <text:p>0.03222034323917</text:p>
          </table:table-cell>
          <table:table-cell office:value-type="float" office:value="0.020436343523735" calcext:value-type="float">
            <text:p>0.020436343523735</text:p>
          </table:table-cell>
          <table:table-cell office:value-type="float" office:value="0.0363413758301787" calcext:value-type="float">
            <text:p>0.036341375830179</text:p>
          </table:table-cell>
          <table:table-cell office:value-type="float" office:value="0.073881410322624" calcext:value-type="float">
            <text:p>0.073881410322624</text:p>
          </table:table-cell>
          <table:table-cell office:value-type="float" office:value="0.169818349932122" calcext:value-type="float">
            <text:p>0.169818349932122</text:p>
          </table:table-cell>
          <table:table-cell/>
        </table:table-row>
        <table:table-row table:style-name="ro1">
          <table:table-cell office:value-type="float" office:value="7" calcext:value-type="float">
            <text:p>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2" calcext:value-type="float">
            <text:p>2</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17"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6</text:p>
          </table:table-cell>
          <table:table-cell office:value-type="string" calcext:value-type="string">
            <text:p>LanCam</text:p>
          </table:table-cell>
          <table:table-cell office:value-type="float" office:value="413.848846435547" calcext:value-type="float">
            <text:p>413.848846435547</text:p>
          </table:table-cell>
          <table:table-cell office:value-type="float" office:value="7685104.40057385" calcext:value-type="float">
            <text:p>7685104.40057385</text:p>
          </table:table-cell>
          <table:table-cell office:value-type="float" office:value="330022.820593397" calcext:value-type="float">
            <text:p>330022.820593397</text:p>
          </table:table-cell>
          <table:table-cell office:value-type="string" calcext:value-type="string">
            <text:p>BE</text:p>
          </table:table-cell>
          <table:table-cell office:value-type="float" office:value="21.9852104187012" calcext:value-type="float">
            <text:p>21.9852104187012</text:p>
          </table:table-cell>
          <table:table-cell office:value-type="float" office:value="1130.20458984375" calcext:value-type="float">
            <text:p>1130.20458984375</text:p>
          </table:table-cell>
          <table:table-cell table:number-columns-repeated="2" office:value-type="float" office:value="0" calcext:value-type="float">
            <text:p>0</text:p>
          </table:table-cell>
          <table:table-cell office:value-type="float" office:value="0.725984653102811" calcext:value-type="float">
            <text:p>0.725984653102811</text:p>
          </table:table-cell>
          <table:table-cell table:number-columns-repeated="3" office:value-type="float" office:value="0" calcext:value-type="float">
            <text:p>0</text:p>
          </table:table-cell>
          <table:table-cell office:value-type="float" office:value="0.0821154519693062" calcext:value-type="float">
            <text:p>0.082115451969306</text:p>
          </table:table-cell>
          <table:table-cell office:value-type="float" office:value="0" calcext:value-type="float">
            <text:p>0</text:p>
          </table:table-cell>
          <table:table-cell office:value-type="float" office:value="0.191899894927882" calcext:value-type="float">
            <text:p>0.191899894927882</text:p>
          </table:table-cell>
          <table:table-cell table:number-columns-repeated="2" office:value-type="float" office:value="0" calcext:value-type="float">
            <text:p>0</text:p>
          </table:table-cell>
          <table:table-cell office:value-type="float" office:value="0.431578202656573" calcext:value-type="float">
            <text:p>0.431578202656573</text:p>
          </table:table-cell>
          <table:table-cell office:value-type="float" office:value="0" calcext:value-type="float">
            <text:p>0</text:p>
          </table:table-cell>
          <table:table-cell office:value-type="float" office:value="0.00121332177788783" calcext:value-type="float">
            <text:p>0.001213321777888</text:p>
          </table:table-cell>
          <table:table-cell office:value-type="float" office:value="0" calcext:value-type="float">
            <text:p>0</text:p>
          </table:table-cell>
          <table:table-cell office:value-type="float" office:value="0.151286722439378" calcext:value-type="float">
            <text:p>0.151286722439378</text:p>
          </table:table-cell>
          <table:table-cell office:value-type="float" office:value="0" calcext:value-type="float">
            <text:p>0</text:p>
          </table:table-cell>
          <table:table-cell office:value-type="float" office:value="0.415921753126161" calcext:value-type="float">
            <text:p>0.415921753126161</text:p>
          </table:table-cell>
          <table:table-cell office:value-type="float" office:value="0.00010258777666641" calcext:value-type="float">
            <text:p>0.000102587776666</text:p>
          </table:table-cell>
          <table:table-cell office:value-type="float" office:value="0" calcext:value-type="float">
            <text:p>0</text:p>
          </table:table-cell>
          <table:table-cell office:value-type="float" office:value="0.492044583232735" calcext:value-type="float">
            <text:p>0.492044583232735</text:p>
          </table:table-cell>
          <table:table-cell office:value-type="float" office:value="0" calcext:value-type="float">
            <text:p>0</text:p>
          </table:table-cell>
          <table:table-cell office:value-type="float" office:value="0.00711746919492473" calcext:value-type="float">
            <text:p>0.007117469194925</text:p>
          </table:table-cell>
          <table:table-cell office:value-type="float" office:value="0" calcext:value-type="float">
            <text:p>0</text:p>
          </table:table-cell>
          <table:table-cell office:value-type="float" office:value="0.183182856521266" calcext:value-type="float">
            <text:p>0.183182856521266</text:p>
          </table:table-cell>
          <table:table-cell office:value-type="float" office:value="0.0058846471201577" calcext:value-type="float">
            <text:p>0.005884647120158</text:p>
          </table:table-cell>
          <table:table-cell office:value-type="float" office:value="0.31166785615425" calcext:value-type="float">
            <text:p>0.31166785615425</text:p>
          </table:table-cell>
          <table:table-cell office:value-type="float" office:value="0.0000305226129145912" calcext:value-type="float">
            <text:p>3.05226129145912E-05</text:p>
          </table:table-cell>
          <table:table-cell office:value-type="float" office:value="0" calcext:value-type="float">
            <text:p>0</text:p>
          </table:table-cell>
          <table:table-cell office:value-type="float" office:value="0.540360761497092" calcext:value-type="float">
            <text:p>0.540360761497092</text:p>
          </table:table-cell>
          <table:table-cell office:value-type="float" office:value="0" calcext:value-type="float">
            <text:p>0</text:p>
          </table:table-cell>
          <table:table-cell office:value-type="float" office:value="0.00553959111802489" calcext:value-type="float">
            <text:p>0.005539591118025</text:p>
          </table:table-cell>
          <table:table-cell office:value-type="float" office:value="0" calcext:value-type="float">
            <text:p>0</text:p>
          </table:table-cell>
          <table:table-cell office:value-type="float" office:value="0.260125547926949" calcext:value-type="float">
            <text:p>0.260125547926949</text:p>
          </table:table-cell>
          <table:table-cell office:value-type="float" office:value="0.00275282393372804" calcext:value-type="float">
            <text:p>0.002752823933728</text:p>
          </table:table-cell>
          <table:table-cell office:value-type="float" office:value="0.191190752911292" calcext:value-type="float">
            <text:p>0.191190752911292</text:p>
          </table:table-cell>
          <table:table-cell office:value-type="float" office:value="0.00246916606069336" calcext:value-type="float">
            <text:p>0.002469166060693</text:p>
          </table:table-cell>
          <table:table-cell office:value-type="float" office:value="0" calcext:value-type="float">
            <text:p>0</text:p>
          </table:table-cell>
          <table:table-cell office:value-type="float" office:value="0.560489119911827" calcext:value-type="float">
            <text:p>0.560489119911827</text:p>
          </table:table-cell>
          <table:table-cell office:value-type="float" office:value="0" calcext:value-type="float">
            <text:p>0</text:p>
          </table:table-cell>
          <table:table-cell office:value-type="float" office:value="0.00306609611852178" calcext:value-type="float">
            <text:p>0.003066096118522</text:p>
          </table:table-cell>
          <table:table-cell office:value-type="float" office:value="0.00990528340226378" calcext:value-type="float">
            <text:p>0.009905283402264</text:p>
          </table:table-cell>
          <table:table-cell office:value-type="float" office:value="0.332845161109089" calcext:value-type="float">
            <text:p>0.332845161109089</text:p>
          </table:table-cell>
          <table:table-cell office:value-type="float" office:value="0.00633539204006532" calcext:value-type="float">
            <text:p>0.006335392040065</text:p>
          </table:table-cell>
          <table:table-cell office:value-type="float" office:value="0.0848897813575398" calcext:value-type="float">
            <text:p>0.08488978135754</text:p>
          </table:table-cell>
          <table:table-cell office:value-type="float" office:value="0.0683077310568914" calcext:value-type="float">
            <text:p>0.068307731056891</text:p>
          </table:table-cell>
          <table:table-cell office:value-type="float" office:value="0.0586112730980552" calcext:value-type="float">
            <text:p>0.058611273098055</text:p>
          </table:table-cell>
          <table:table-cell office:value-type="float" office:value="0.0798128856590224" calcext:value-type="float">
            <text:p>0.079812885659022</text:p>
          </table:table-cell>
          <table:table-cell office:value-type="float" office:value="0.0932309603177028" calcext:value-type="float">
            <text:p>0.093230960317703</text:p>
          </table:table-cell>
          <table:table-cell office:value-type="float" office:value="0.179498414267286" calcext:value-type="float">
            <text:p>0.179498414267286</text:p>
          </table:table-cell>
          <table:table-cell/>
        </table:table-row>
        <table:table-row table:style-name="ro1">
          <table:table-cell table:number-columns-repeated="4"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table:number-columns-repeated="8" office:value-type="float" office:value="0" calcext:value-type="float">
            <text:p>0</text:p>
          </table:table-cell>
          <table:table-cell office:value-type="float" office:value="17" calcext:value-type="float">
            <text:p>17</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6</text:p>
          </table:table-cell>
          <table:table-cell office:value-type="string" calcext:value-type="string">
            <text:p>SolMau</text:p>
          </table:table-cell>
          <table:table-cell office:value-type="float" office:value="413.848846435547" calcext:value-type="float">
            <text:p>413.848846435547</text:p>
          </table:table-cell>
          <table:table-cell office:value-type="float" office:value="7685104.40057385" calcext:value-type="float">
            <text:p>7685104.40057385</text:p>
          </table:table-cell>
          <table:table-cell office:value-type="float" office:value="330022.820593397" calcext:value-type="float">
            <text:p>330022.820593397</text:p>
          </table:table-cell>
          <table:table-cell office:value-type="string" calcext:value-type="string">
            <text:p>BE</text:p>
          </table:table-cell>
          <table:table-cell office:value-type="float" office:value="21.9852104187012" calcext:value-type="float">
            <text:p>21.9852104187012</text:p>
          </table:table-cell>
          <table:table-cell office:value-type="float" office:value="1130.20458984375" calcext:value-type="float">
            <text:p>1130.20458984375</text:p>
          </table:table-cell>
          <table:table-cell table:number-columns-repeated="2" office:value-type="float" office:value="0" calcext:value-type="float">
            <text:p>0</text:p>
          </table:table-cell>
          <table:table-cell office:value-type="float" office:value="0.725984653102811" calcext:value-type="float">
            <text:p>0.725984653102811</text:p>
          </table:table-cell>
          <table:table-cell table:number-columns-repeated="3" office:value-type="float" office:value="0" calcext:value-type="float">
            <text:p>0</text:p>
          </table:table-cell>
          <table:table-cell office:value-type="float" office:value="0.0821154519693062" calcext:value-type="float">
            <text:p>0.082115451969306</text:p>
          </table:table-cell>
          <table:table-cell office:value-type="float" office:value="0" calcext:value-type="float">
            <text:p>0</text:p>
          </table:table-cell>
          <table:table-cell office:value-type="float" office:value="0.191899894927882" calcext:value-type="float">
            <text:p>0.191899894927882</text:p>
          </table:table-cell>
          <table:table-cell table:number-columns-repeated="2" office:value-type="float" office:value="0" calcext:value-type="float">
            <text:p>0</text:p>
          </table:table-cell>
          <table:table-cell office:value-type="float" office:value="0.431578202656573" calcext:value-type="float">
            <text:p>0.431578202656573</text:p>
          </table:table-cell>
          <table:table-cell office:value-type="float" office:value="0" calcext:value-type="float">
            <text:p>0</text:p>
          </table:table-cell>
          <table:table-cell office:value-type="float" office:value="0.00121332177788783" calcext:value-type="float">
            <text:p>0.001213321777888</text:p>
          </table:table-cell>
          <table:table-cell office:value-type="float" office:value="0" calcext:value-type="float">
            <text:p>0</text:p>
          </table:table-cell>
          <table:table-cell office:value-type="float" office:value="0.151286722439378" calcext:value-type="float">
            <text:p>0.151286722439378</text:p>
          </table:table-cell>
          <table:table-cell office:value-type="float" office:value="0" calcext:value-type="float">
            <text:p>0</text:p>
          </table:table-cell>
          <table:table-cell office:value-type="float" office:value="0.415921753126161" calcext:value-type="float">
            <text:p>0.415921753126161</text:p>
          </table:table-cell>
          <table:table-cell office:value-type="float" office:value="0.00010258777666641" calcext:value-type="float">
            <text:p>0.000102587776666</text:p>
          </table:table-cell>
          <table:table-cell office:value-type="float" office:value="0" calcext:value-type="float">
            <text:p>0</text:p>
          </table:table-cell>
          <table:table-cell office:value-type="float" office:value="0.492044583232735" calcext:value-type="float">
            <text:p>0.492044583232735</text:p>
          </table:table-cell>
          <table:table-cell office:value-type="float" office:value="0" calcext:value-type="float">
            <text:p>0</text:p>
          </table:table-cell>
          <table:table-cell office:value-type="float" office:value="0.00711746919492473" calcext:value-type="float">
            <text:p>0.007117469194925</text:p>
          </table:table-cell>
          <table:table-cell office:value-type="float" office:value="0" calcext:value-type="float">
            <text:p>0</text:p>
          </table:table-cell>
          <table:table-cell office:value-type="float" office:value="0.183182856521266" calcext:value-type="float">
            <text:p>0.183182856521266</text:p>
          </table:table-cell>
          <table:table-cell office:value-type="float" office:value="0.0058846471201577" calcext:value-type="float">
            <text:p>0.005884647120158</text:p>
          </table:table-cell>
          <table:table-cell office:value-type="float" office:value="0.31166785615425" calcext:value-type="float">
            <text:p>0.31166785615425</text:p>
          </table:table-cell>
          <table:table-cell office:value-type="float" office:value="0.0000305226129145912" calcext:value-type="float">
            <text:p>3.05226129145912E-05</text:p>
          </table:table-cell>
          <table:table-cell office:value-type="float" office:value="0" calcext:value-type="float">
            <text:p>0</text:p>
          </table:table-cell>
          <table:table-cell office:value-type="float" office:value="0.540360761497092" calcext:value-type="float">
            <text:p>0.540360761497092</text:p>
          </table:table-cell>
          <table:table-cell office:value-type="float" office:value="0" calcext:value-type="float">
            <text:p>0</text:p>
          </table:table-cell>
          <table:table-cell office:value-type="float" office:value="0.00553959111802489" calcext:value-type="float">
            <text:p>0.005539591118025</text:p>
          </table:table-cell>
          <table:table-cell office:value-type="float" office:value="0" calcext:value-type="float">
            <text:p>0</text:p>
          </table:table-cell>
          <table:table-cell office:value-type="float" office:value="0.260125547926949" calcext:value-type="float">
            <text:p>0.260125547926949</text:p>
          </table:table-cell>
          <table:table-cell office:value-type="float" office:value="0.00275282393372804" calcext:value-type="float">
            <text:p>0.002752823933728</text:p>
          </table:table-cell>
          <table:table-cell office:value-type="float" office:value="0.191190752911292" calcext:value-type="float">
            <text:p>0.191190752911292</text:p>
          </table:table-cell>
          <table:table-cell office:value-type="float" office:value="0.00246916606069336" calcext:value-type="float">
            <text:p>0.002469166060693</text:p>
          </table:table-cell>
          <table:table-cell office:value-type="float" office:value="0" calcext:value-type="float">
            <text:p>0</text:p>
          </table:table-cell>
          <table:table-cell office:value-type="float" office:value="0.560489119911827" calcext:value-type="float">
            <text:p>0.560489119911827</text:p>
          </table:table-cell>
          <table:table-cell office:value-type="float" office:value="0" calcext:value-type="float">
            <text:p>0</text:p>
          </table:table-cell>
          <table:table-cell office:value-type="float" office:value="0.00306609611852178" calcext:value-type="float">
            <text:p>0.003066096118522</text:p>
          </table:table-cell>
          <table:table-cell office:value-type="float" office:value="0.00990528340226378" calcext:value-type="float">
            <text:p>0.009905283402264</text:p>
          </table:table-cell>
          <table:table-cell office:value-type="float" office:value="0.332845161109089" calcext:value-type="float">
            <text:p>0.332845161109089</text:p>
          </table:table-cell>
          <table:table-cell office:value-type="float" office:value="0.00633539204006532" calcext:value-type="float">
            <text:p>0.006335392040065</text:p>
          </table:table-cell>
          <table:table-cell office:value-type="float" office:value="0.0848897813575398" calcext:value-type="float">
            <text:p>0.08488978135754</text:p>
          </table:table-cell>
          <table:table-cell office:value-type="float" office:value="0.0683077310568914" calcext:value-type="float">
            <text:p>0.068307731056891</text:p>
          </table:table-cell>
          <table:table-cell office:value-type="float" office:value="0.0586112730980552" calcext:value-type="float">
            <text:p>0.058611273098055</text:p>
          </table:table-cell>
          <table:table-cell office:value-type="float" office:value="0.0798128856590224" calcext:value-type="float">
            <text:p>0.079812885659022</text:p>
          </table:table-cell>
          <table:table-cell office:value-type="float" office:value="0.0932309603177028" calcext:value-type="float">
            <text:p>0.093230960317703</text:p>
          </table:table-cell>
          <table:table-cell office:value-type="float" office:value="0.179498414267286" calcext:value-type="float">
            <text:p>0.179498414267286</text:p>
          </table:table-cell>
          <table:table-cell/>
        </table:table-row>
        <table:table-row table:style-name="ro1">
          <table:table-cell office:value-type="float" office:value="2" calcext:value-type="float">
            <text:p>2</text:p>
          </table:table-cell>
          <table:table-cell table:number-columns-repeated="40"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6</text:p>
          </table:table-cell>
          <table:table-cell office:value-type="string" calcext:value-type="string">
            <text:p>PasDil</text:p>
          </table:table-cell>
          <table:table-cell office:value-type="float" office:value="413.848846435547" calcext:value-type="float">
            <text:p>413.848846435547</text:p>
          </table:table-cell>
          <table:table-cell office:value-type="float" office:value="7685104.40057385" calcext:value-type="float">
            <text:p>7685104.40057385</text:p>
          </table:table-cell>
          <table:table-cell office:value-type="float" office:value="330022.820593397" calcext:value-type="float">
            <text:p>330022.820593397</text:p>
          </table:table-cell>
          <table:table-cell office:value-type="string" calcext:value-type="string">
            <text:p>BE</text:p>
          </table:table-cell>
          <table:table-cell office:value-type="float" office:value="21.9852104187012" calcext:value-type="float">
            <text:p>21.9852104187012</text:p>
          </table:table-cell>
          <table:table-cell office:value-type="float" office:value="1130.20458984375" calcext:value-type="float">
            <text:p>1130.20458984375</text:p>
          </table:table-cell>
          <table:table-cell table:number-columns-repeated="2" office:value-type="float" office:value="0" calcext:value-type="float">
            <text:p>0</text:p>
          </table:table-cell>
          <table:table-cell office:value-type="float" office:value="0.725984653102811" calcext:value-type="float">
            <text:p>0.725984653102811</text:p>
          </table:table-cell>
          <table:table-cell table:number-columns-repeated="3" office:value-type="float" office:value="0" calcext:value-type="float">
            <text:p>0</text:p>
          </table:table-cell>
          <table:table-cell office:value-type="float" office:value="0.0821154519693062" calcext:value-type="float">
            <text:p>0.082115451969306</text:p>
          </table:table-cell>
          <table:table-cell office:value-type="float" office:value="0" calcext:value-type="float">
            <text:p>0</text:p>
          </table:table-cell>
          <table:table-cell office:value-type="float" office:value="0.191899894927882" calcext:value-type="float">
            <text:p>0.191899894927882</text:p>
          </table:table-cell>
          <table:table-cell table:number-columns-repeated="2" office:value-type="float" office:value="0" calcext:value-type="float">
            <text:p>0</text:p>
          </table:table-cell>
          <table:table-cell office:value-type="float" office:value="0.431578202656573" calcext:value-type="float">
            <text:p>0.431578202656573</text:p>
          </table:table-cell>
          <table:table-cell office:value-type="float" office:value="0" calcext:value-type="float">
            <text:p>0</text:p>
          </table:table-cell>
          <table:table-cell office:value-type="float" office:value="0.00121332177788783" calcext:value-type="float">
            <text:p>0.001213321777888</text:p>
          </table:table-cell>
          <table:table-cell office:value-type="float" office:value="0" calcext:value-type="float">
            <text:p>0</text:p>
          </table:table-cell>
          <table:table-cell office:value-type="float" office:value="0.151286722439378" calcext:value-type="float">
            <text:p>0.151286722439378</text:p>
          </table:table-cell>
          <table:table-cell office:value-type="float" office:value="0" calcext:value-type="float">
            <text:p>0</text:p>
          </table:table-cell>
          <table:table-cell office:value-type="float" office:value="0.415921753126161" calcext:value-type="float">
            <text:p>0.415921753126161</text:p>
          </table:table-cell>
          <table:table-cell office:value-type="float" office:value="0.00010258777666641" calcext:value-type="float">
            <text:p>0.000102587776666</text:p>
          </table:table-cell>
          <table:table-cell office:value-type="float" office:value="0" calcext:value-type="float">
            <text:p>0</text:p>
          </table:table-cell>
          <table:table-cell office:value-type="float" office:value="0.492044583232735" calcext:value-type="float">
            <text:p>0.492044583232735</text:p>
          </table:table-cell>
          <table:table-cell office:value-type="float" office:value="0" calcext:value-type="float">
            <text:p>0</text:p>
          </table:table-cell>
          <table:table-cell office:value-type="float" office:value="0.00711746919492473" calcext:value-type="float">
            <text:p>0.007117469194925</text:p>
          </table:table-cell>
          <table:table-cell office:value-type="float" office:value="0" calcext:value-type="float">
            <text:p>0</text:p>
          </table:table-cell>
          <table:table-cell office:value-type="float" office:value="0.183182856521266" calcext:value-type="float">
            <text:p>0.183182856521266</text:p>
          </table:table-cell>
          <table:table-cell office:value-type="float" office:value="0.0058846471201577" calcext:value-type="float">
            <text:p>0.005884647120158</text:p>
          </table:table-cell>
          <table:table-cell office:value-type="float" office:value="0.31166785615425" calcext:value-type="float">
            <text:p>0.31166785615425</text:p>
          </table:table-cell>
          <table:table-cell office:value-type="float" office:value="0.0000305226129145912" calcext:value-type="float">
            <text:p>3.05226129145912E-05</text:p>
          </table:table-cell>
          <table:table-cell office:value-type="float" office:value="0" calcext:value-type="float">
            <text:p>0</text:p>
          </table:table-cell>
          <table:table-cell office:value-type="float" office:value="0.540360761497092" calcext:value-type="float">
            <text:p>0.540360761497092</text:p>
          </table:table-cell>
          <table:table-cell office:value-type="float" office:value="0" calcext:value-type="float">
            <text:p>0</text:p>
          </table:table-cell>
          <table:table-cell office:value-type="float" office:value="0.00553959111802489" calcext:value-type="float">
            <text:p>0.005539591118025</text:p>
          </table:table-cell>
          <table:table-cell office:value-type="float" office:value="0" calcext:value-type="float">
            <text:p>0</text:p>
          </table:table-cell>
          <table:table-cell office:value-type="float" office:value="0.260125547926949" calcext:value-type="float">
            <text:p>0.260125547926949</text:p>
          </table:table-cell>
          <table:table-cell office:value-type="float" office:value="0.00275282393372804" calcext:value-type="float">
            <text:p>0.002752823933728</text:p>
          </table:table-cell>
          <table:table-cell office:value-type="float" office:value="0.191190752911292" calcext:value-type="float">
            <text:p>0.191190752911292</text:p>
          </table:table-cell>
          <table:table-cell office:value-type="float" office:value="0.00246916606069336" calcext:value-type="float">
            <text:p>0.002469166060693</text:p>
          </table:table-cell>
          <table:table-cell office:value-type="float" office:value="0" calcext:value-type="float">
            <text:p>0</text:p>
          </table:table-cell>
          <table:table-cell office:value-type="float" office:value="0.560489119911827" calcext:value-type="float">
            <text:p>0.560489119911827</text:p>
          </table:table-cell>
          <table:table-cell office:value-type="float" office:value="0" calcext:value-type="float">
            <text:p>0</text:p>
          </table:table-cell>
          <table:table-cell office:value-type="float" office:value="0.00306609611852178" calcext:value-type="float">
            <text:p>0.003066096118522</text:p>
          </table:table-cell>
          <table:table-cell office:value-type="float" office:value="0.00990528340226378" calcext:value-type="float">
            <text:p>0.009905283402264</text:p>
          </table:table-cell>
          <table:table-cell office:value-type="float" office:value="0.332845161109089" calcext:value-type="float">
            <text:p>0.332845161109089</text:p>
          </table:table-cell>
          <table:table-cell office:value-type="float" office:value="0.00633539204006532" calcext:value-type="float">
            <text:p>0.006335392040065</text:p>
          </table:table-cell>
          <table:table-cell office:value-type="float" office:value="0.0848897813575398" calcext:value-type="float">
            <text:p>0.08488978135754</text:p>
          </table:table-cell>
          <table:table-cell office:value-type="float" office:value="0.0683077310568914" calcext:value-type="float">
            <text:p>0.068307731056891</text:p>
          </table:table-cell>
          <table:table-cell office:value-type="float" office:value="0.0586112730980552" calcext:value-type="float">
            <text:p>0.058611273098055</text:p>
          </table:table-cell>
          <table:table-cell office:value-type="float" office:value="0.0798128856590224" calcext:value-type="float">
            <text:p>0.079812885659022</text:p>
          </table:table-cell>
          <table:table-cell office:value-type="float" office:value="0.0932309603177028" calcext:value-type="float">
            <text:p>0.093230960317703</text:p>
          </table:table-cell>
          <table:table-cell office:value-type="float" office:value="0.179498414267286" calcext:value-type="float">
            <text:p>0.179498414267286</text:p>
          </table:table-cell>
          <table:table-cell/>
        </table:table-row>
        <table:table-row table:style-name="ro1">
          <table:table-cell table:number-columns-repeated="29"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7</text:p>
          </table:table-cell>
          <table:table-cell office:value-type="string" calcext:value-type="string">
            <text:p>Other</text:p>
          </table:table-cell>
          <table:table-cell office:value-type="float" office:value="114.663375854492" calcext:value-type="float">
            <text:p>114.663375854492</text:p>
          </table:table-cell>
          <table:table-cell office:value-type="float" office:value="7684976.3951236" calcext:value-type="float">
            <text:p>7684976.3951236</text:p>
          </table:table-cell>
          <table:table-cell office:value-type="float" office:value="327926.640252712" calcext:value-type="float">
            <text:p>327926.640252712</text:p>
          </table:table-cell>
          <table:table-cell office:value-type="string" calcext:value-type="string">
            <text:p>AE</text:p>
          </table:table-cell>
          <table:table-cell office:value-type="float" office:value="23.6416606903076" calcext:value-type="float">
            <text:p>23.6416606903076</text:p>
          </table:table-cell>
          <table:table-cell office:value-type="float" office:value="935.141418457031" calcext:value-type="float">
            <text:p>935.141418457031</text:p>
          </table:table-cell>
          <table:table-cell table:number-columns-repeated="2" office:value-type="float" office:value="0" calcext:value-type="float">
            <text:p>0</text:p>
          </table:table-cell>
          <table:table-cell office:value-type="float" office:value="0.0283685685175751" calcext:value-type="float">
            <text:p>0.028368568517575</text:p>
          </table:table-cell>
          <table:table-cell table:number-columns-repeated="3" office:value-type="float" office:value="0" calcext:value-type="float">
            <text:p>0</text:p>
          </table:table-cell>
          <table:table-cell office:value-type="float" office:value="0.171262098828324" calcext:value-type="float">
            <text:p>0.171262098828324</text:p>
          </table:table-cell>
          <table:table-cell office:value-type="float" office:value="0" calcext:value-type="float">
            <text:p>0</text:p>
          </table:table-cell>
          <table:table-cell office:value-type="float" office:value="0.800369332654101" calcext:value-type="float">
            <text:p>0.800369332654101</text:p>
          </table:table-cell>
          <table:table-cell table:number-columns-repeated="2" office:value-type="float" office:value="0" calcext:value-type="float">
            <text:p>0</text:p>
          </table:table-cell>
          <table:table-cell office:value-type="float" office:value="0.245526585771394" calcext:value-type="float">
            <text:p>0.245526585771394</text:p>
          </table:table-cell>
          <table:table-cell table:number-columns-repeated="3" office:value-type="float" office:value="0" calcext:value-type="float">
            <text:p>0</text:p>
          </table:table-cell>
          <table:table-cell office:value-type="float" office:value="0.0425089326776807" calcext:value-type="float">
            <text:p>0.042508932677681</text:p>
          </table:table-cell>
          <table:table-cell office:value-type="float" office:value="0" calcext:value-type="float">
            <text:p>0</text:p>
          </table:table-cell>
          <table:table-cell office:value-type="float" office:value="0.711964481550925" calcext:value-type="float">
            <text:p>0.711964481550925</text:p>
          </table:table-cell>
          <table:table-cell table:number-columns-repeated="2" office:value-type="float" office:value="0" calcext:value-type="float">
            <text:p>0</text:p>
          </table:table-cell>
          <table:table-cell office:value-type="float" office:value="0.332430367253373" calcext:value-type="float">
            <text:p>0.332430367253373</text:p>
          </table:table-cell>
          <table:table-cell table:number-columns-repeated="2" office:value-type="float" office:value="0" calcext:value-type="float">
            <text:p>0</text:p>
          </table:table-cell>
          <table:table-cell office:value-type="float" office:value="0.00323599695061014" calcext:value-type="float">
            <text:p>0.00323599695061</text:p>
          </table:table-cell>
          <table:table-cell office:value-type="float" office:value="0.0704782271087928" calcext:value-type="float">
            <text:p>0.070478227108793</text:p>
          </table:table-cell>
          <table:table-cell office:value-type="float" office:value="0" calcext:value-type="float">
            <text:p>0</text:p>
          </table:table-cell>
          <table:table-cell office:value-type="float" office:value="0.593855408687224" calcext:value-type="float">
            <text:p>0.593855408687224</text:p>
          </table:table-cell>
          <table:table-cell office:value-type="float" office:value="0.000232777782498753" calcext:value-type="float">
            <text:p>0.000232777782499</text:p>
          </table:table-cell>
          <table:table-cell office:value-type="float" office:value="0" calcext:value-type="float">
            <text:p>0</text:p>
          </table:table-cell>
          <table:table-cell office:value-type="float" office:value="0.41765705975257" calcext:value-type="float">
            <text:p>0.41765705975257</text:p>
          </table:table-cell>
          <table:table-cell office:value-type="float" office:value="0" calcext:value-type="float">
            <text:p>0</text:p>
          </table:table-cell>
          <table:table-cell office:value-type="float" office:value="0.000369955823814836" calcext:value-type="float">
            <text:p>0.000369955823815</text:p>
          </table:table-cell>
          <table:table-cell office:value-type="float" office:value="0.0260104133914903" calcext:value-type="float">
            <text:p>0.02601041339149</text:p>
          </table:table-cell>
          <table:table-cell office:value-type="float" office:value="0.187018587017616" calcext:value-type="float">
            <text:p>0.187018587017616</text:p>
          </table:table-cell>
          <table:table-cell office:value-type="float" office:value="0.00610229839987278" calcext:value-type="float">
            <text:p>0.006102298399873</text:p>
          </table:table-cell>
          <table:table-cell office:value-type="float" office:value="0.362608907832138" calcext:value-type="float">
            <text:p>0.362608907832138</text:p>
          </table:table-cell>
          <table:table-cell office:value-type="float" office:value="0.00199937450551188" calcext:value-type="float">
            <text:p>0.001999374505512</text:p>
          </table:table-cell>
          <table:table-cell office:value-type="float" office:value="0.00123581604198351" calcext:value-type="float">
            <text:p>0.001235816041984</text:p>
          </table:table-cell>
          <table:table-cell office:value-type="float" office:value="0.389486304262753" calcext:value-type="float">
            <text:p>0.389486304262753</text:p>
          </table:table-cell>
          <table:table-cell office:value-type="float" office:value="0" calcext:value-type="float">
            <text:p>0</text:p>
          </table:table-cell>
          <table:table-cell office:value-type="float" office:value="0.00424467698695288" calcext:value-type="float">
            <text:p>0.004244676986953</text:p>
          </table:table-cell>
          <table:table-cell office:value-type="float" office:value="0.0343090194680904" calcext:value-type="float">
            <text:p>0.03430901946809</text:p>
          </table:table-cell>
          <table:table-cell office:value-type="float" office:value="0.268317391134561" calcext:value-type="float">
            <text:p>0.268317391134561</text:p>
          </table:table-cell>
          <table:table-cell office:value-type="float" office:value="0.00994046033612621" calcext:value-type="float">
            <text:p>0.009940460336126</text:p>
          </table:table-cell>
          <table:table-cell office:value-type="float" office:value="0.29046695726402" calcext:value-type="float">
            <text:p>0.29046695726402</text:p>
          </table:table-cell>
          <table:table-cell office:value-type="float" office:value="0.0480271198649081" calcext:value-type="float">
            <text:p>0.048027119864908</text:p>
          </table:table-cell>
          <table:table-cell office:value-type="float" office:value="0.0400553489007539" calcext:value-type="float">
            <text:p>0.040055348900754</text:p>
          </table:table-cell>
          <table:table-cell office:value-type="float" office:value="0.0489602638173281" calcext:value-type="float">
            <text:p>0.048960263817328</text:p>
          </table:table-cell>
          <table:table-cell office:value-type="float" office:value="0.0909526005532162" calcext:value-type="float">
            <text:p>0.090952600553216</text:p>
          </table:table-cell>
          <table:table-cell office:value-type="float" office:value="0.178173503791028" calcext:value-type="float">
            <text:p>0.178173503791028</text:p>
          </table:table-cell>
          <table:table-cell/>
        </table:table-row>
        <table:table-row table:style-name="ro1">
          <table:table-cell office:value-type="float" office:value="4" calcext:value-type="float">
            <text:p>4</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7</text:p>
          </table:table-cell>
          <table:table-cell office:value-type="string" calcext:value-type="string">
            <text:p>Other</text:p>
          </table:table-cell>
          <table:table-cell office:value-type="float" office:value="114.663375854492" calcext:value-type="float">
            <text:p>114.663375854492</text:p>
          </table:table-cell>
          <table:table-cell office:value-type="float" office:value="7684976.3951236" calcext:value-type="float">
            <text:p>7684976.3951236</text:p>
          </table:table-cell>
          <table:table-cell office:value-type="float" office:value="327926.640252712" calcext:value-type="float">
            <text:p>327926.640252712</text:p>
          </table:table-cell>
          <table:table-cell office:value-type="string" calcext:value-type="string">
            <text:p>AE</text:p>
          </table:table-cell>
          <table:table-cell office:value-type="float" office:value="23.6416606903076" calcext:value-type="float">
            <text:p>23.6416606903076</text:p>
          </table:table-cell>
          <table:table-cell office:value-type="float" office:value="935.141418457031" calcext:value-type="float">
            <text:p>935.141418457031</text:p>
          </table:table-cell>
          <table:table-cell table:number-columns-repeated="2" office:value-type="float" office:value="0" calcext:value-type="float">
            <text:p>0</text:p>
          </table:table-cell>
          <table:table-cell office:value-type="float" office:value="0.0283685685175751" calcext:value-type="float">
            <text:p>0.028368568517575</text:p>
          </table:table-cell>
          <table:table-cell table:number-columns-repeated="3" office:value-type="float" office:value="0" calcext:value-type="float">
            <text:p>0</text:p>
          </table:table-cell>
          <table:table-cell office:value-type="float" office:value="0.171262098828324" calcext:value-type="float">
            <text:p>0.171262098828324</text:p>
          </table:table-cell>
          <table:table-cell office:value-type="float" office:value="0" calcext:value-type="float">
            <text:p>0</text:p>
          </table:table-cell>
          <table:table-cell office:value-type="float" office:value="0.800369332654101" calcext:value-type="float">
            <text:p>0.800369332654101</text:p>
          </table:table-cell>
          <table:table-cell table:number-columns-repeated="2" office:value-type="float" office:value="0" calcext:value-type="float">
            <text:p>0</text:p>
          </table:table-cell>
          <table:table-cell office:value-type="float" office:value="0.245526585771394" calcext:value-type="float">
            <text:p>0.245526585771394</text:p>
          </table:table-cell>
          <table:table-cell table:number-columns-repeated="3" office:value-type="float" office:value="0" calcext:value-type="float">
            <text:p>0</text:p>
          </table:table-cell>
          <table:table-cell office:value-type="float" office:value="0.0425089326776807" calcext:value-type="float">
            <text:p>0.042508932677681</text:p>
          </table:table-cell>
          <table:table-cell office:value-type="float" office:value="0" calcext:value-type="float">
            <text:p>0</text:p>
          </table:table-cell>
          <table:table-cell office:value-type="float" office:value="0.711964481550925" calcext:value-type="float">
            <text:p>0.711964481550925</text:p>
          </table:table-cell>
          <table:table-cell table:number-columns-repeated="2" office:value-type="float" office:value="0" calcext:value-type="float">
            <text:p>0</text:p>
          </table:table-cell>
          <table:table-cell office:value-type="float" office:value="0.332430367253373" calcext:value-type="float">
            <text:p>0.332430367253373</text:p>
          </table:table-cell>
          <table:table-cell table:number-columns-repeated="2" office:value-type="float" office:value="0" calcext:value-type="float">
            <text:p>0</text:p>
          </table:table-cell>
          <table:table-cell office:value-type="float" office:value="0.00323599695061014" calcext:value-type="float">
            <text:p>0.00323599695061</text:p>
          </table:table-cell>
          <table:table-cell office:value-type="float" office:value="0.0704782271087928" calcext:value-type="float">
            <text:p>0.070478227108793</text:p>
          </table:table-cell>
          <table:table-cell office:value-type="float" office:value="0" calcext:value-type="float">
            <text:p>0</text:p>
          </table:table-cell>
          <table:table-cell office:value-type="float" office:value="0.593855408687224" calcext:value-type="float">
            <text:p>0.593855408687224</text:p>
          </table:table-cell>
          <table:table-cell office:value-type="float" office:value="0.000232777782498753" calcext:value-type="float">
            <text:p>0.000232777782499</text:p>
          </table:table-cell>
          <table:table-cell office:value-type="float" office:value="0" calcext:value-type="float">
            <text:p>0</text:p>
          </table:table-cell>
          <table:table-cell office:value-type="float" office:value="0.41765705975257" calcext:value-type="float">
            <text:p>0.41765705975257</text:p>
          </table:table-cell>
          <table:table-cell office:value-type="float" office:value="0" calcext:value-type="float">
            <text:p>0</text:p>
          </table:table-cell>
          <table:table-cell office:value-type="float" office:value="0.000369955823814836" calcext:value-type="float">
            <text:p>0.000369955823815</text:p>
          </table:table-cell>
          <table:table-cell office:value-type="float" office:value="0.0260104133914903" calcext:value-type="float">
            <text:p>0.02601041339149</text:p>
          </table:table-cell>
          <table:table-cell office:value-type="float" office:value="0.187018587017616" calcext:value-type="float">
            <text:p>0.187018587017616</text:p>
          </table:table-cell>
          <table:table-cell office:value-type="float" office:value="0.00610229839987278" calcext:value-type="float">
            <text:p>0.006102298399873</text:p>
          </table:table-cell>
          <table:table-cell office:value-type="float" office:value="0.362608907832138" calcext:value-type="float">
            <text:p>0.362608907832138</text:p>
          </table:table-cell>
          <table:table-cell office:value-type="float" office:value="0.00199937450551188" calcext:value-type="float">
            <text:p>0.001999374505512</text:p>
          </table:table-cell>
          <table:table-cell office:value-type="float" office:value="0.00123581604198351" calcext:value-type="float">
            <text:p>0.001235816041984</text:p>
          </table:table-cell>
          <table:table-cell office:value-type="float" office:value="0.389486304262753" calcext:value-type="float">
            <text:p>0.389486304262753</text:p>
          </table:table-cell>
          <table:table-cell office:value-type="float" office:value="0" calcext:value-type="float">
            <text:p>0</text:p>
          </table:table-cell>
          <table:table-cell office:value-type="float" office:value="0.00424467698695288" calcext:value-type="float">
            <text:p>0.004244676986953</text:p>
          </table:table-cell>
          <table:table-cell office:value-type="float" office:value="0.0343090194680904" calcext:value-type="float">
            <text:p>0.03430901946809</text:p>
          </table:table-cell>
          <table:table-cell office:value-type="float" office:value="0.268317391134561" calcext:value-type="float">
            <text:p>0.268317391134561</text:p>
          </table:table-cell>
          <table:table-cell office:value-type="float" office:value="0.00994046033612621" calcext:value-type="float">
            <text:p>0.009940460336126</text:p>
          </table:table-cell>
          <table:table-cell office:value-type="float" office:value="0.29046695726402" calcext:value-type="float">
            <text:p>0.29046695726402</text:p>
          </table:table-cell>
          <table:table-cell office:value-type="float" office:value="0.0480271198649081" calcext:value-type="float">
            <text:p>0.048027119864908</text:p>
          </table:table-cell>
          <table:table-cell office:value-type="float" office:value="0.0400553489007539" calcext:value-type="float">
            <text:p>0.040055348900754</text:p>
          </table:table-cell>
          <table:table-cell office:value-type="float" office:value="0.0489602638173281" calcext:value-type="float">
            <text:p>0.048960263817328</text:p>
          </table:table-cell>
          <table:table-cell office:value-type="float" office:value="0.0909526005532162" calcext:value-type="float">
            <text:p>0.090952600553216</text:p>
          </table:table-cell>
          <table:table-cell office:value-type="float" office:value="0.178173503791028" calcext:value-type="float">
            <text:p>0.178173503791028</text:p>
          </table:table-cell>
          <table:table-cell/>
        </table:table-row>
        <table:table-row table:style-name="ro1">
          <table:table-cell office:value-type="float" office:value="2" calcext:value-type="float">
            <text:p>2</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26"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7</text:p>
          </table:table-cell>
          <table:table-cell office:value-type="string" calcext:value-type="string">
            <text:p>Other</text:p>
          </table:table-cell>
          <table:table-cell office:value-type="float" office:value="114.663375854492" calcext:value-type="float">
            <text:p>114.663375854492</text:p>
          </table:table-cell>
          <table:table-cell office:value-type="float" office:value="7684976.3951236" calcext:value-type="float">
            <text:p>7684976.3951236</text:p>
          </table:table-cell>
          <table:table-cell office:value-type="float" office:value="327926.640252712" calcext:value-type="float">
            <text:p>327926.640252712</text:p>
          </table:table-cell>
          <table:table-cell office:value-type="string" calcext:value-type="string">
            <text:p>AE</text:p>
          </table:table-cell>
          <table:table-cell office:value-type="float" office:value="23.6416606903076" calcext:value-type="float">
            <text:p>23.6416606903076</text:p>
          </table:table-cell>
          <table:table-cell office:value-type="float" office:value="935.141418457031" calcext:value-type="float">
            <text:p>935.141418457031</text:p>
          </table:table-cell>
          <table:table-cell table:number-columns-repeated="2" office:value-type="float" office:value="0" calcext:value-type="float">
            <text:p>0</text:p>
          </table:table-cell>
          <table:table-cell office:value-type="float" office:value="0.0283685685175751" calcext:value-type="float">
            <text:p>0.028368568517575</text:p>
          </table:table-cell>
          <table:table-cell table:number-columns-repeated="3" office:value-type="float" office:value="0" calcext:value-type="float">
            <text:p>0</text:p>
          </table:table-cell>
          <table:table-cell office:value-type="float" office:value="0.171262098828324" calcext:value-type="float">
            <text:p>0.171262098828324</text:p>
          </table:table-cell>
          <table:table-cell office:value-type="float" office:value="0" calcext:value-type="float">
            <text:p>0</text:p>
          </table:table-cell>
          <table:table-cell office:value-type="float" office:value="0.800369332654101" calcext:value-type="float">
            <text:p>0.800369332654101</text:p>
          </table:table-cell>
          <table:table-cell table:number-columns-repeated="2" office:value-type="float" office:value="0" calcext:value-type="float">
            <text:p>0</text:p>
          </table:table-cell>
          <table:table-cell office:value-type="float" office:value="0.245526585771394" calcext:value-type="float">
            <text:p>0.245526585771394</text:p>
          </table:table-cell>
          <table:table-cell table:number-columns-repeated="3" office:value-type="float" office:value="0" calcext:value-type="float">
            <text:p>0</text:p>
          </table:table-cell>
          <table:table-cell office:value-type="float" office:value="0.0425089326776807" calcext:value-type="float">
            <text:p>0.042508932677681</text:p>
          </table:table-cell>
          <table:table-cell office:value-type="float" office:value="0" calcext:value-type="float">
            <text:p>0</text:p>
          </table:table-cell>
          <table:table-cell office:value-type="float" office:value="0.711964481550925" calcext:value-type="float">
            <text:p>0.711964481550925</text:p>
          </table:table-cell>
          <table:table-cell table:number-columns-repeated="2" office:value-type="float" office:value="0" calcext:value-type="float">
            <text:p>0</text:p>
          </table:table-cell>
          <table:table-cell office:value-type="float" office:value="0.332430367253373" calcext:value-type="float">
            <text:p>0.332430367253373</text:p>
          </table:table-cell>
          <table:table-cell table:number-columns-repeated="2" office:value-type="float" office:value="0" calcext:value-type="float">
            <text:p>0</text:p>
          </table:table-cell>
          <table:table-cell office:value-type="float" office:value="0.00323599695061014" calcext:value-type="float">
            <text:p>0.00323599695061</text:p>
          </table:table-cell>
          <table:table-cell office:value-type="float" office:value="0.0704782271087928" calcext:value-type="float">
            <text:p>0.070478227108793</text:p>
          </table:table-cell>
          <table:table-cell office:value-type="float" office:value="0" calcext:value-type="float">
            <text:p>0</text:p>
          </table:table-cell>
          <table:table-cell office:value-type="float" office:value="0.593855408687224" calcext:value-type="float">
            <text:p>0.593855408687224</text:p>
          </table:table-cell>
          <table:table-cell office:value-type="float" office:value="0.000232777782498753" calcext:value-type="float">
            <text:p>0.000232777782499</text:p>
          </table:table-cell>
          <table:table-cell office:value-type="float" office:value="0" calcext:value-type="float">
            <text:p>0</text:p>
          </table:table-cell>
          <table:table-cell office:value-type="float" office:value="0.41765705975257" calcext:value-type="float">
            <text:p>0.41765705975257</text:p>
          </table:table-cell>
          <table:table-cell office:value-type="float" office:value="0" calcext:value-type="float">
            <text:p>0</text:p>
          </table:table-cell>
          <table:table-cell office:value-type="float" office:value="0.000369955823814836" calcext:value-type="float">
            <text:p>0.000369955823815</text:p>
          </table:table-cell>
          <table:table-cell office:value-type="float" office:value="0.0260104133914903" calcext:value-type="float">
            <text:p>0.02601041339149</text:p>
          </table:table-cell>
          <table:table-cell office:value-type="float" office:value="0.187018587017616" calcext:value-type="float">
            <text:p>0.187018587017616</text:p>
          </table:table-cell>
          <table:table-cell office:value-type="float" office:value="0.00610229839987278" calcext:value-type="float">
            <text:p>0.006102298399873</text:p>
          </table:table-cell>
          <table:table-cell office:value-type="float" office:value="0.362608907832138" calcext:value-type="float">
            <text:p>0.362608907832138</text:p>
          </table:table-cell>
          <table:table-cell office:value-type="float" office:value="0.00199937450551188" calcext:value-type="float">
            <text:p>0.001999374505512</text:p>
          </table:table-cell>
          <table:table-cell office:value-type="float" office:value="0.00123581604198351" calcext:value-type="float">
            <text:p>0.001235816041984</text:p>
          </table:table-cell>
          <table:table-cell office:value-type="float" office:value="0.389486304262753" calcext:value-type="float">
            <text:p>0.389486304262753</text:p>
          </table:table-cell>
          <table:table-cell office:value-type="float" office:value="0" calcext:value-type="float">
            <text:p>0</text:p>
          </table:table-cell>
          <table:table-cell office:value-type="float" office:value="0.00424467698695288" calcext:value-type="float">
            <text:p>0.004244676986953</text:p>
          </table:table-cell>
          <table:table-cell office:value-type="float" office:value="0.0343090194680904" calcext:value-type="float">
            <text:p>0.03430901946809</text:p>
          </table:table-cell>
          <table:table-cell office:value-type="float" office:value="0.268317391134561" calcext:value-type="float">
            <text:p>0.268317391134561</text:p>
          </table:table-cell>
          <table:table-cell office:value-type="float" office:value="0.00994046033612621" calcext:value-type="float">
            <text:p>0.009940460336126</text:p>
          </table:table-cell>
          <table:table-cell office:value-type="float" office:value="0.29046695726402" calcext:value-type="float">
            <text:p>0.29046695726402</text:p>
          </table:table-cell>
          <table:table-cell office:value-type="float" office:value="0.0480271198649081" calcext:value-type="float">
            <text:p>0.048027119864908</text:p>
          </table:table-cell>
          <table:table-cell office:value-type="float" office:value="0.0400553489007539" calcext:value-type="float">
            <text:p>0.040055348900754</text:p>
          </table:table-cell>
          <table:table-cell office:value-type="float" office:value="0.0489602638173281" calcext:value-type="float">
            <text:p>0.048960263817328</text:p>
          </table:table-cell>
          <table:table-cell office:value-type="float" office:value="0.0909526005532162" calcext:value-type="float">
            <text:p>0.090952600553216</text:p>
          </table:table-cell>
          <table:table-cell office:value-type="float" office:value="0.178173503791028" calcext:value-type="float">
            <text:p>0.178173503791028</text:p>
          </table:table-cell>
          <table:table-cell/>
        </table:table-row>
        <table:table-row table:style-name="ro1">
          <table:table-cell office:value-type="float" office:value="3" calcext:value-type="float">
            <text:p>3</text:p>
          </table:table-cell>
          <table:table-cell table:number-columns-repeated="40" office:value-type="float" office:value="0" calcext:value-type="float">
            <text:p>0</text:p>
          </table:table-cell>
          <table:table-cell office:value-type="string" calcext:value-type="string">
            <text:p>18/01/17</text:p>
          </table:table-cell>
          <table:table-cell office:value-type="string" calcext:value-type="string">
            <text:p>sum</text:p>
          </table:table-cell>
          <table:table-cell office:value-type="string" calcext:value-type="string">
            <text:p>trans6</text:p>
          </table:table-cell>
          <table:table-cell office:value-type="string" calcext:value-type="string">
            <text:p>site8</text:p>
          </table:table-cell>
          <table:table-cell office:value-type="string" calcext:value-type="string">
            <text:p>Other</text:p>
          </table:table-cell>
          <table:table-cell office:value-type="float" office:value="17.097749710083" calcext:value-type="float">
            <text:p>17.097749710083</text:p>
          </table:table-cell>
          <table:table-cell office:value-type="float" office:value="7685472.30682006" calcext:value-type="float">
            <text:p>7685472.30682006</text:p>
          </table:table-cell>
          <table:table-cell office:value-type="float" office:value="327934.313604915" calcext:value-type="float">
            <text:p>327934.313604915</text:p>
          </table:table-cell>
          <table:table-cell office:value-type="string" calcext:value-type="string">
            <text:p>AE</text:p>
          </table:table-cell>
          <table:table-cell office:value-type="float" office:value="23.8529033660889" calcext:value-type="float">
            <text:p>23.8529033660889</text:p>
          </table:table-cell>
          <table:table-cell office:value-type="float" office:value="935.587341308594" calcext:value-type="float">
            <text:p>935.587341308594</text:p>
          </table:table-cell>
          <table:table-cell table:number-columns-repeated="2" office:value-type="float" office:value="0" calcext:value-type="float">
            <text:p>0</text:p>
          </table:table-cell>
          <table:table-cell office:value-type="float" office:value="0.0577241467142129" calcext:value-type="float">
            <text:p>0.057724146714213</text:p>
          </table:table-cell>
          <table:table-cell table:number-columns-repeated="2" office:value-type="float" office:value="0" calcext:value-type="float">
            <text:p>0</text:p>
          </table:table-cell>
          <table:table-cell office:value-type="float" office:value="0.00827814569536424" calcext:value-type="float">
            <text:p>0.008278145695364</text:p>
          </table:table-cell>
          <table:table-cell table:number-columns-repeated="2" office:value-type="float" office:value="0" calcext:value-type="float">
            <text:p>0</text:p>
          </table:table-cell>
          <table:table-cell office:value-type="float" office:value="0.933997707590423" calcext:value-type="float">
            <text:p>0.933997707590423</text:p>
          </table:table-cell>
          <table:table-cell table:number-columns-repeated="2" office:value-type="float" office:value="0" calcext:value-type="float">
            <text:p>0</text:p>
          </table:table-cell>
          <table:table-cell office:value-type="float" office:value="0.256704894347119" calcext:value-type="float">
            <text:p>0.256704894347119</text:p>
          </table:table-cell>
          <table:table-cell table:number-columns-repeated="2" office:value-type="float" office:value="0" calcext:value-type="float">
            <text:p>0</text:p>
          </table:table-cell>
          <table:table-cell office:value-type="float" office:value="0.102789567154295" calcext:value-type="float">
            <text:p>0.102789567154295</text:p>
          </table:table-cell>
          <table:table-cell office:value-type="float" office:value="0.0861326831617603" calcext:value-type="float">
            <text:p>0.08613268316176</text:p>
          </table:table-cell>
          <table:table-cell office:value-type="float" office:value="0" calcext:value-type="float">
            <text:p>0</text:p>
          </table:table-cell>
          <table:table-cell office:value-type="float" office:value="0.554372855336825" calcext:value-type="float">
            <text:p>0.554372855336825</text:p>
          </table:table-cell>
          <table:table-cell table:number-columns-repeated="2" office:value-type="float" office:value="0" calcext:value-type="float">
            <text:p>0</text:p>
          </table:table-cell>
          <table:table-cell office:value-type="float" office:value="0.296086150861474" calcext:value-type="float">
            <text:p>0.296086150861474</text:p>
          </table:table-cell>
          <table:table-cell table:number-columns-repeated="2" office:value-type="float" office:value="0" calcext:value-type="float">
            <text:p>0</text:p>
          </table:table-cell>
          <table:table-cell office:value-type="float" office:value="0.081221855176791" calcext:value-type="float">
            <text:p>0.081221855176791</text:p>
          </table:table-cell>
          <table:table-cell office:value-type="float" office:value="0.12490993076417" calcext:value-type="float">
            <text:p>0.12490993076417</text:p>
          </table:table-cell>
          <table:table-cell office:value-type="float" office:value="0" calcext:value-type="float">
            <text:p>0</text:p>
          </table:table-cell>
          <table:table-cell office:value-type="float" office:value="0.497782063197565" calcext:value-type="float">
            <text:p>0.497782063197565</text:p>
          </table:table-cell>
          <table:table-cell table:number-columns-repeated="2" office:value-type="float" office:value="0" calcext:value-type="float">
            <text:p>0</text:p>
          </table:table-cell>
          <table:table-cell office:value-type="float" office:value="0.417030520673028" calcext:value-type="float">
            <text:p>0.417030520673028</text:p>
          </table:table-cell>
          <table:table-cell table:number-columns-repeated="2" office:value-type="float" office:value="0" calcext:value-type="float">
            <text:p>0</text:p>
          </table:table-cell>
          <table:table-cell office:value-type="float" office:value="0.043393529590697" calcext:value-type="float">
            <text:p>0.043393529590697</text:p>
          </table:table-cell>
          <table:table-cell office:value-type="float" office:value="0.154382279445358" calcext:value-type="float">
            <text:p>0.154382279445358</text:p>
          </table:table-cell>
          <table:table-cell office:value-type="float" office:value="0" calcext:value-type="float">
            <text:p>0</text:p>
          </table:table-cell>
          <table:table-cell office:value-type="float" office:value="0.385193670290918" calcext:value-type="float">
            <text:p>0.385193670290918</text:p>
          </table:table-cell>
          <table:table-cell office:value-type="float" office:value="0.00092524273046463" calcext:value-type="float">
            <text:p>0.000925242730465</text:p>
          </table:table-cell>
          <table:table-cell office:value-type="float" office:value="0.00140430438192481" calcext:value-type="float">
            <text:p>0.001404304381925</text:p>
          </table:table-cell>
          <table:table-cell office:value-type="float" office:value="0.387559439233165" calcext:value-type="float">
            <text:p>0.387559439233165</text:p>
          </table:table-cell>
          <table:table-cell office:value-type="float" office:value="0" calcext:value-type="float">
            <text:p>0</text:p>
          </table:table-cell>
          <table:table-cell office:value-type="float" office:value="0.00324639009997462" calcext:value-type="float">
            <text:p>0.003246390099975</text:p>
          </table:table-cell>
          <table:table-cell office:value-type="float" office:value="0.037938709728759" calcext:value-type="float">
            <text:p>0.037938709728759</text:p>
          </table:table-cell>
          <table:table-cell office:value-type="float" office:value="0.299773892184437" calcext:value-type="float">
            <text:p>0.299773892184437</text:p>
          </table:table-cell>
          <table:table-cell office:value-type="float" office:value="0.00760182256736815" calcext:value-type="float">
            <text:p>0.007601822567368</text:p>
          </table:table-cell>
          <table:table-cell office:value-type="float" office:value="0.261550199073906" calcext:value-type="float">
            <text:p>0.261550199073906</text:p>
          </table:table-cell>
          <table:table-cell office:value-type="float" office:value="0.0479707038111305" calcext:value-type="float">
            <text:p>0.047970703811131</text:p>
          </table:table-cell>
          <table:table-cell office:value-type="float" office:value="0.0863597306616731" calcext:value-type="float">
            <text:p>0.086359730661673</text:p>
          </table:table-cell>
          <table:table-cell office:value-type="float" office:value="0.0857087929276057" calcext:value-type="float">
            <text:p>0.085708792927606</text:p>
          </table:table-cell>
          <table:table-cell office:value-type="float" office:value="0.100414578570577" calcext:value-type="float">
            <text:p>0.100414578570577</text:p>
          </table:table-cell>
          <table:table-cell office:value-type="float" office:value="0.196778119919731" calcext:value-type="float">
            <text:p>0.196778119919731</text:p>
          </table:table-cell>
          <table:table-cell/>
        </table:table-row>
        <table:table-row table:style-name="ro1">
          <table:table-cell office:value-type="float" office:value="3" calcext:value-type="float">
            <text:p>3</text:p>
          </table:table-cell>
          <table:table-cell table:number-columns-repeated="40"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1</text:p>
          </table:table-cell>
          <table:table-cell office:value-type="string" calcext:value-type="string">
            <text:p>PasDil</text:p>
          </table:table-cell>
          <table:table-cell office:value-type="float" office:value="1376.54736328125" calcext:value-type="float">
            <text:p>1376.54736328125</text:p>
          </table:table-cell>
          <table:table-cell office:value-type="float" office:value="7678967.42115436" calcext:value-type="float">
            <text:p>7678967.42115436</text:p>
          </table:table-cell>
          <table:table-cell office:value-type="float" office:value="345520.11715858" calcext:value-type="float">
            <text:p>345520.11715858</text:p>
          </table:table-cell>
          <table:table-cell office:value-type="string" calcext:value-type="string">
            <text:p>CE</text:p>
          </table:table-cell>
          <table:table-cell office:value-type="float" office:value="16.4356555938721" calcext:value-type="float">
            <text:p>16.4356555938721</text:p>
          </table:table-cell>
          <table:table-cell office:value-type="float" office:value="3824.59594726562" calcext:value-type="float">
            <text:p>3824.5959472656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98862693700243" calcext:value-type="float">
            <text:p>0.998862693700243</text:p>
          </table:table-cell>
          <table:table-cell table:number-columns-repeated="3" office:value-type="float" office:value="0" calcext:value-type="float">
            <text:p>0</text:p>
          </table:table-cell>
          <table:table-cell office:value-type="float" office:value="0.00113730629975715" calcext:value-type="float">
            <text:p>0.001137306299757</text:p>
          </table:table-cell>
          <table:table-cell table:number-columns-repeated="2" office:value-type="float" office:value="0" calcext:value-type="float">
            <text:p>0</text:p>
          </table:table-cell>
          <table:table-cell office:value-type="float" office:value="0.000115248903425103" calcext:value-type="float">
            <text:p>0.000115248903425</text:p>
          </table:table-cell>
          <table:table-cell office:value-type="float" office:value="0" calcext:value-type="float">
            <text:p>0</text:p>
          </table:table-cell>
          <table:table-cell office:value-type="float" office:value="0.994569355895455" calcext:value-type="float">
            <text:p>0.994569355895455</text:p>
          </table:table-cell>
          <table:table-cell table:number-columns-repeated="3" office:value-type="float" office:value="0" calcext:value-type="float">
            <text:p>0</text:p>
          </table:table-cell>
          <table:table-cell office:value-type="float" office:value="0.0039255671009112" calcext:value-type="float">
            <text:p>0.003925567100911</text:p>
          </table:table-cell>
          <table:table-cell office:value-type="float" office:value="0.00138982810020866" calcext:value-type="float">
            <text:p>0.001389828100209</text:p>
          </table:table-cell>
          <table:table-cell office:value-type="float" office:value="0" calcext:value-type="float">
            <text:p>0</text:p>
          </table:table-cell>
          <table:table-cell office:value-type="float" office:value="0.00104774565034124" calcext:value-type="float">
            <text:p>0.001047745650341</text:p>
          </table:table-cell>
          <table:table-cell office:value-type="float" office:value="0.00195939231027297" calcext:value-type="float">
            <text:p>0.001959392310273</text:p>
          </table:table-cell>
          <table:table-cell office:value-type="float" office:value="0.942658700481187" calcext:value-type="float">
            <text:p>0.942658700481187</text:p>
          </table:table-cell>
          <table:table-cell office:value-type="float" office:value="0.00111856250314336" calcext:value-type="float">
            <text:p>0.001118562503143</text:p>
          </table:table-cell>
          <table:table-cell office:value-type="float" office:value="0.0117743674688555" calcext:value-type="float">
            <text:p>0.011774367468856</text:p>
          </table:table-cell>
          <table:table-cell office:value-type="float" office:value="0.00270479125168478" calcext:value-type="float">
            <text:p>0.002704791251685</text:p>
          </table:table-cell>
          <table:table-cell office:value-type="float" office:value="0.0302972028615096" calcext:value-type="float">
            <text:p>0.03029720286151</text:p>
          </table:table-cell>
          <table:table-cell office:value-type="float" office:value="0.00136569956857754" calcext:value-type="float">
            <text:p>0.001365699568578</text:p>
          </table:table-cell>
          <table:table-cell office:value-type="float" office:value="0.00707353790442826" calcext:value-type="float">
            <text:p>0.007073537904428</text:p>
          </table:table-cell>
          <table:table-cell office:value-type="float" office:value="0.0296834634389741" calcext:value-type="float">
            <text:p>0.029683463438974</text:p>
          </table:table-cell>
          <table:table-cell office:value-type="float" office:value="0.0123577069698168" calcext:value-type="float">
            <text:p>0.012357706969817</text:p>
          </table:table-cell>
          <table:table-cell office:value-type="float" office:value="0.00779356466210064" calcext:value-type="float">
            <text:p>0.007793564662101</text:p>
          </table:table-cell>
          <table:table-cell office:value-type="float" office:value="0.0106352665915937" calcext:value-type="float">
            <text:p>0.010635266591594</text:p>
          </table:table-cell>
          <table:table-cell office:value-type="float" office:value="0.0750460667877982" calcext:value-type="float">
            <text:p>0.075046066787798</text:p>
          </table:table-cell>
          <table:table-cell/>
        </table:table-row>
        <table:table-row table:style-name="ro1">
          <table:table-cell table:number-columns-repeated="21" office:value-type="float" office:value="0" calcext:value-type="float">
            <text:p>0</text:p>
          </table:table-cell>
          <table:table-cell office:value-type="float" office:value="21" calcext:value-type="float">
            <text:p>21</text:p>
          </table:table-cell>
          <table:table-cell table:number-columns-repeated="19"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1</text:p>
          </table:table-cell>
          <table:table-cell office:value-type="string" calcext:value-type="string">
            <text:p>Other</text:p>
          </table:table-cell>
          <table:table-cell office:value-type="float" office:value="1376.54736328125" calcext:value-type="float">
            <text:p>1376.54736328125</text:p>
          </table:table-cell>
          <table:table-cell office:value-type="float" office:value="7678967.42115436" calcext:value-type="float">
            <text:p>7678967.42115436</text:p>
          </table:table-cell>
          <table:table-cell office:value-type="float" office:value="345520.11715858" calcext:value-type="float">
            <text:p>345520.11715858</text:p>
          </table:table-cell>
          <table:table-cell office:value-type="string" calcext:value-type="string">
            <text:p>CE</text:p>
          </table:table-cell>
          <table:table-cell office:value-type="float" office:value="16.4356555938721" calcext:value-type="float">
            <text:p>16.4356555938721</text:p>
          </table:table-cell>
          <table:table-cell office:value-type="float" office:value="3824.59594726562" calcext:value-type="float">
            <text:p>3824.5959472656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98862693700243" calcext:value-type="float">
            <text:p>0.998862693700243</text:p>
          </table:table-cell>
          <table:table-cell table:number-columns-repeated="3" office:value-type="float" office:value="0" calcext:value-type="float">
            <text:p>0</text:p>
          </table:table-cell>
          <table:table-cell office:value-type="float" office:value="0.00113730629975715" calcext:value-type="float">
            <text:p>0.001137306299757</text:p>
          </table:table-cell>
          <table:table-cell table:number-columns-repeated="2" office:value-type="float" office:value="0" calcext:value-type="float">
            <text:p>0</text:p>
          </table:table-cell>
          <table:table-cell office:value-type="float" office:value="0.000115248903425103" calcext:value-type="float">
            <text:p>0.000115248903425</text:p>
          </table:table-cell>
          <table:table-cell office:value-type="float" office:value="0" calcext:value-type="float">
            <text:p>0</text:p>
          </table:table-cell>
          <table:table-cell office:value-type="float" office:value="0.994569355895455" calcext:value-type="float">
            <text:p>0.994569355895455</text:p>
          </table:table-cell>
          <table:table-cell table:number-columns-repeated="3" office:value-type="float" office:value="0" calcext:value-type="float">
            <text:p>0</text:p>
          </table:table-cell>
          <table:table-cell office:value-type="float" office:value="0.0039255671009112" calcext:value-type="float">
            <text:p>0.003925567100911</text:p>
          </table:table-cell>
          <table:table-cell office:value-type="float" office:value="0.00138982810020866" calcext:value-type="float">
            <text:p>0.001389828100209</text:p>
          </table:table-cell>
          <table:table-cell office:value-type="float" office:value="0" calcext:value-type="float">
            <text:p>0</text:p>
          </table:table-cell>
          <table:table-cell office:value-type="float" office:value="0.00104774565034124" calcext:value-type="float">
            <text:p>0.001047745650341</text:p>
          </table:table-cell>
          <table:table-cell office:value-type="float" office:value="0.00195939231027297" calcext:value-type="float">
            <text:p>0.001959392310273</text:p>
          </table:table-cell>
          <table:table-cell office:value-type="float" office:value="0.942658700481187" calcext:value-type="float">
            <text:p>0.942658700481187</text:p>
          </table:table-cell>
          <table:table-cell office:value-type="float" office:value="0.00111856250314336" calcext:value-type="float">
            <text:p>0.001118562503143</text:p>
          </table:table-cell>
          <table:table-cell office:value-type="float" office:value="0.0117743674688555" calcext:value-type="float">
            <text:p>0.011774367468856</text:p>
          </table:table-cell>
          <table:table-cell office:value-type="float" office:value="0.00270479125168478" calcext:value-type="float">
            <text:p>0.002704791251685</text:p>
          </table:table-cell>
          <table:table-cell office:value-type="float" office:value="0.0302972028615096" calcext:value-type="float">
            <text:p>0.03029720286151</text:p>
          </table:table-cell>
          <table:table-cell office:value-type="float" office:value="0.00136569956857754" calcext:value-type="float">
            <text:p>0.001365699568578</text:p>
          </table:table-cell>
          <table:table-cell office:value-type="float" office:value="0.00707353790442826" calcext:value-type="float">
            <text:p>0.007073537904428</text:p>
          </table:table-cell>
          <table:table-cell office:value-type="float" office:value="0.0296834634389741" calcext:value-type="float">
            <text:p>0.029683463438974</text:p>
          </table:table-cell>
          <table:table-cell office:value-type="float" office:value="0.0123577069698168" calcext:value-type="float">
            <text:p>0.012357706969817</text:p>
          </table:table-cell>
          <table:table-cell office:value-type="float" office:value="0.00779356466210064" calcext:value-type="float">
            <text:p>0.007793564662101</text:p>
          </table:table-cell>
          <table:table-cell office:value-type="float" office:value="0.0106352665915937" calcext:value-type="float">
            <text:p>0.010635266591594</text:p>
          </table:table-cell>
          <table:table-cell office:value-type="float" office:value="0.0750460667877982" calcext:value-type="float">
            <text:p>0.075046066787798</text:p>
          </table:table-cell>
          <table:table-cell/>
        </table:table-row>
        <table:table-row table:style-name="ro1">
          <table:table-cell table:number-columns-repeated="21" office:value-type="float" office:value="0" calcext:value-type="float">
            <text:p>0</text:p>
          </table:table-cell>
          <table:table-cell office:value-type="float" office:value="6" calcext:value-type="float">
            <text:p>6</text:p>
          </table:table-cell>
          <table:table-cell table:number-columns-repeated="19"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1</text:p>
          </table:table-cell>
          <table:table-cell office:value-type="string" calcext:value-type="string">
            <text:p>Other</text:p>
          </table:table-cell>
          <table:table-cell office:value-type="float" office:value="1376.54736328125" calcext:value-type="float">
            <text:p>1376.54736328125</text:p>
          </table:table-cell>
          <table:table-cell office:value-type="float" office:value="7678967.42115436" calcext:value-type="float">
            <text:p>7678967.42115436</text:p>
          </table:table-cell>
          <table:table-cell office:value-type="float" office:value="345520.11715858" calcext:value-type="float">
            <text:p>345520.11715858</text:p>
          </table:table-cell>
          <table:table-cell office:value-type="string" calcext:value-type="string">
            <text:p>CE</text:p>
          </table:table-cell>
          <table:table-cell office:value-type="float" office:value="16.4356555938721" calcext:value-type="float">
            <text:p>16.4356555938721</text:p>
          </table:table-cell>
          <table:table-cell office:value-type="float" office:value="3824.59594726562" calcext:value-type="float">
            <text:p>3824.5959472656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98862693700243" calcext:value-type="float">
            <text:p>0.998862693700243</text:p>
          </table:table-cell>
          <table:table-cell table:number-columns-repeated="3" office:value-type="float" office:value="0" calcext:value-type="float">
            <text:p>0</text:p>
          </table:table-cell>
          <table:table-cell office:value-type="float" office:value="0.00113730629975715" calcext:value-type="float">
            <text:p>0.001137306299757</text:p>
          </table:table-cell>
          <table:table-cell table:number-columns-repeated="2" office:value-type="float" office:value="0" calcext:value-type="float">
            <text:p>0</text:p>
          </table:table-cell>
          <table:table-cell office:value-type="float" office:value="0.000115248903425103" calcext:value-type="float">
            <text:p>0.000115248903425</text:p>
          </table:table-cell>
          <table:table-cell office:value-type="float" office:value="0" calcext:value-type="float">
            <text:p>0</text:p>
          </table:table-cell>
          <table:table-cell office:value-type="float" office:value="0.994569355895455" calcext:value-type="float">
            <text:p>0.994569355895455</text:p>
          </table:table-cell>
          <table:table-cell table:number-columns-repeated="3" office:value-type="float" office:value="0" calcext:value-type="float">
            <text:p>0</text:p>
          </table:table-cell>
          <table:table-cell office:value-type="float" office:value="0.0039255671009112" calcext:value-type="float">
            <text:p>0.003925567100911</text:p>
          </table:table-cell>
          <table:table-cell office:value-type="float" office:value="0.00138982810020866" calcext:value-type="float">
            <text:p>0.001389828100209</text:p>
          </table:table-cell>
          <table:table-cell office:value-type="float" office:value="0" calcext:value-type="float">
            <text:p>0</text:p>
          </table:table-cell>
          <table:table-cell office:value-type="float" office:value="0.00104774565034124" calcext:value-type="float">
            <text:p>0.001047745650341</text:p>
          </table:table-cell>
          <table:table-cell office:value-type="float" office:value="0.00195939231027297" calcext:value-type="float">
            <text:p>0.001959392310273</text:p>
          </table:table-cell>
          <table:table-cell office:value-type="float" office:value="0.942658700481187" calcext:value-type="float">
            <text:p>0.942658700481187</text:p>
          </table:table-cell>
          <table:table-cell office:value-type="float" office:value="0.00111856250314336" calcext:value-type="float">
            <text:p>0.001118562503143</text:p>
          </table:table-cell>
          <table:table-cell office:value-type="float" office:value="0.0117743674688555" calcext:value-type="float">
            <text:p>0.011774367468856</text:p>
          </table:table-cell>
          <table:table-cell office:value-type="float" office:value="0.00270479125168478" calcext:value-type="float">
            <text:p>0.002704791251685</text:p>
          </table:table-cell>
          <table:table-cell office:value-type="float" office:value="0.0302972028615096" calcext:value-type="float">
            <text:p>0.03029720286151</text:p>
          </table:table-cell>
          <table:table-cell office:value-type="float" office:value="0.00136569956857754" calcext:value-type="float">
            <text:p>0.001365699568578</text:p>
          </table:table-cell>
          <table:table-cell office:value-type="float" office:value="0.00707353790442826" calcext:value-type="float">
            <text:p>0.007073537904428</text:p>
          </table:table-cell>
          <table:table-cell office:value-type="float" office:value="0.0296834634389741" calcext:value-type="float">
            <text:p>0.029683463438974</text:p>
          </table:table-cell>
          <table:table-cell office:value-type="float" office:value="0.0123577069698168" calcext:value-type="float">
            <text:p>0.012357706969817</text:p>
          </table:table-cell>
          <table:table-cell office:value-type="float" office:value="0.00779356466210064" calcext:value-type="float">
            <text:p>0.007793564662101</text:p>
          </table:table-cell>
          <table:table-cell office:value-type="float" office:value="0.0106352665915937" calcext:value-type="float">
            <text:p>0.010635266591594</text:p>
          </table:table-cell>
          <table:table-cell office:value-type="float" office:value="0.0750460667877982" calcext:value-type="float">
            <text:p>0.075046066787798</text:p>
          </table:table-cell>
          <table:table-cell/>
        </table:table-row>
        <table:table-row table:style-name="ro1">
          <table:table-cell table:number-columns-repeated="21" office:value-type="float" office:value="0" calcext:value-type="float">
            <text:p>0</text:p>
          </table:table-cell>
          <table:table-cell office:value-type="float" office:value="12" calcext:value-type="float">
            <text:p>12</text:p>
          </table:table-cell>
          <table:table-cell table:number-columns-repeated="19"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1</text:p>
          </table:table-cell>
          <table:table-cell office:value-type="string" calcext:value-type="string">
            <text:p>HedGar</text:p>
          </table:table-cell>
          <table:table-cell office:value-type="float" office:value="1376.54736328125" calcext:value-type="float">
            <text:p>1376.54736328125</text:p>
          </table:table-cell>
          <table:table-cell office:value-type="float" office:value="7678967.42115436" calcext:value-type="float">
            <text:p>7678967.42115436</text:p>
          </table:table-cell>
          <table:table-cell office:value-type="float" office:value="345520.11715858" calcext:value-type="float">
            <text:p>345520.11715858</text:p>
          </table:table-cell>
          <table:table-cell office:value-type="string" calcext:value-type="string">
            <text:p>CE</text:p>
          </table:table-cell>
          <table:table-cell office:value-type="float" office:value="16.4356555938721" calcext:value-type="float">
            <text:p>16.4356555938721</text:p>
          </table:table-cell>
          <table:table-cell office:value-type="float" office:value="3824.59594726562" calcext:value-type="float">
            <text:p>3824.5959472656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98862693700243" calcext:value-type="float">
            <text:p>0.998862693700243</text:p>
          </table:table-cell>
          <table:table-cell table:number-columns-repeated="3" office:value-type="float" office:value="0" calcext:value-type="float">
            <text:p>0</text:p>
          </table:table-cell>
          <table:table-cell office:value-type="float" office:value="0.00113730629975715" calcext:value-type="float">
            <text:p>0.001137306299757</text:p>
          </table:table-cell>
          <table:table-cell table:number-columns-repeated="2" office:value-type="float" office:value="0" calcext:value-type="float">
            <text:p>0</text:p>
          </table:table-cell>
          <table:table-cell office:value-type="float" office:value="0.000115248903425103" calcext:value-type="float">
            <text:p>0.000115248903425</text:p>
          </table:table-cell>
          <table:table-cell office:value-type="float" office:value="0" calcext:value-type="float">
            <text:p>0</text:p>
          </table:table-cell>
          <table:table-cell office:value-type="float" office:value="0.994569355895455" calcext:value-type="float">
            <text:p>0.994569355895455</text:p>
          </table:table-cell>
          <table:table-cell table:number-columns-repeated="3" office:value-type="float" office:value="0" calcext:value-type="float">
            <text:p>0</text:p>
          </table:table-cell>
          <table:table-cell office:value-type="float" office:value="0.0039255671009112" calcext:value-type="float">
            <text:p>0.003925567100911</text:p>
          </table:table-cell>
          <table:table-cell office:value-type="float" office:value="0.00138982810020866" calcext:value-type="float">
            <text:p>0.001389828100209</text:p>
          </table:table-cell>
          <table:table-cell office:value-type="float" office:value="0" calcext:value-type="float">
            <text:p>0</text:p>
          </table:table-cell>
          <table:table-cell office:value-type="float" office:value="0.00104774565034124" calcext:value-type="float">
            <text:p>0.001047745650341</text:p>
          </table:table-cell>
          <table:table-cell office:value-type="float" office:value="0.00195939231027297" calcext:value-type="float">
            <text:p>0.001959392310273</text:p>
          </table:table-cell>
          <table:table-cell office:value-type="float" office:value="0.942658700481187" calcext:value-type="float">
            <text:p>0.942658700481187</text:p>
          </table:table-cell>
          <table:table-cell office:value-type="float" office:value="0.00111856250314336" calcext:value-type="float">
            <text:p>0.001118562503143</text:p>
          </table:table-cell>
          <table:table-cell office:value-type="float" office:value="0.0117743674688555" calcext:value-type="float">
            <text:p>0.011774367468856</text:p>
          </table:table-cell>
          <table:table-cell office:value-type="float" office:value="0.00270479125168478" calcext:value-type="float">
            <text:p>0.002704791251685</text:p>
          </table:table-cell>
          <table:table-cell office:value-type="float" office:value="0.0302972028615096" calcext:value-type="float">
            <text:p>0.03029720286151</text:p>
          </table:table-cell>
          <table:table-cell office:value-type="float" office:value="0.00136569956857754" calcext:value-type="float">
            <text:p>0.001365699568578</text:p>
          </table:table-cell>
          <table:table-cell office:value-type="float" office:value="0.00707353790442826" calcext:value-type="float">
            <text:p>0.007073537904428</text:p>
          </table:table-cell>
          <table:table-cell office:value-type="float" office:value="0.0296834634389741" calcext:value-type="float">
            <text:p>0.029683463438974</text:p>
          </table:table-cell>
          <table:table-cell office:value-type="float" office:value="0.0123577069698168" calcext:value-type="float">
            <text:p>0.012357706969817</text:p>
          </table:table-cell>
          <table:table-cell office:value-type="float" office:value="0.00779356466210064" calcext:value-type="float">
            <text:p>0.007793564662101</text:p>
          </table:table-cell>
          <table:table-cell office:value-type="float" office:value="0.0106352665915937" calcext:value-type="float">
            <text:p>0.010635266591594</text:p>
          </table:table-cell>
          <table:table-cell office:value-type="float" office:value="0.0750460667877982" calcext:value-type="float">
            <text:p>0.075046066787798</text:p>
          </table:table-cell>
          <table:table-cell/>
        </table:table-row>
        <table:table-row table:style-name="ro1">
          <table:table-cell table:number-columns-repeated="21" office:value-type="float" office:value="0" calcext:value-type="float">
            <text:p>0</text:p>
          </table:table-cell>
          <table:table-cell office:value-type="float" office:value="2" calcext:value-type="float">
            <text:p>2</text:p>
          </table:table-cell>
          <table:table-cell table:number-columns-repeated="19"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1</text:p>
          </table:table-cell>
          <table:table-cell office:value-type="string" calcext:value-type="string">
            <text:p>HubAmb</text:p>
          </table:table-cell>
          <table:table-cell office:value-type="float" office:value="1376.54736328125" calcext:value-type="float">
            <text:p>1376.54736328125</text:p>
          </table:table-cell>
          <table:table-cell office:value-type="float" office:value="7678967.42115436" calcext:value-type="float">
            <text:p>7678967.42115436</text:p>
          </table:table-cell>
          <table:table-cell office:value-type="float" office:value="345520.11715858" calcext:value-type="float">
            <text:p>345520.11715858</text:p>
          </table:table-cell>
          <table:table-cell office:value-type="string" calcext:value-type="string">
            <text:p>CE</text:p>
          </table:table-cell>
          <table:table-cell office:value-type="float" office:value="16.4356555938721" calcext:value-type="float">
            <text:p>16.4356555938721</text:p>
          </table:table-cell>
          <table:table-cell office:value-type="float" office:value="3824.59594726562" calcext:value-type="float">
            <text:p>3824.5959472656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98862693700243" calcext:value-type="float">
            <text:p>0.998862693700243</text:p>
          </table:table-cell>
          <table:table-cell table:number-columns-repeated="3" office:value-type="float" office:value="0" calcext:value-type="float">
            <text:p>0</text:p>
          </table:table-cell>
          <table:table-cell office:value-type="float" office:value="0.00113730629975715" calcext:value-type="float">
            <text:p>0.001137306299757</text:p>
          </table:table-cell>
          <table:table-cell table:number-columns-repeated="2" office:value-type="float" office:value="0" calcext:value-type="float">
            <text:p>0</text:p>
          </table:table-cell>
          <table:table-cell office:value-type="float" office:value="0.000115248903425103" calcext:value-type="float">
            <text:p>0.000115248903425</text:p>
          </table:table-cell>
          <table:table-cell office:value-type="float" office:value="0" calcext:value-type="float">
            <text:p>0</text:p>
          </table:table-cell>
          <table:table-cell office:value-type="float" office:value="0.994569355895455" calcext:value-type="float">
            <text:p>0.994569355895455</text:p>
          </table:table-cell>
          <table:table-cell table:number-columns-repeated="3" office:value-type="float" office:value="0" calcext:value-type="float">
            <text:p>0</text:p>
          </table:table-cell>
          <table:table-cell office:value-type="float" office:value="0.0039255671009112" calcext:value-type="float">
            <text:p>0.003925567100911</text:p>
          </table:table-cell>
          <table:table-cell office:value-type="float" office:value="0.00138982810020866" calcext:value-type="float">
            <text:p>0.001389828100209</text:p>
          </table:table-cell>
          <table:table-cell office:value-type="float" office:value="0" calcext:value-type="float">
            <text:p>0</text:p>
          </table:table-cell>
          <table:table-cell office:value-type="float" office:value="0.00104774565034124" calcext:value-type="float">
            <text:p>0.001047745650341</text:p>
          </table:table-cell>
          <table:table-cell office:value-type="float" office:value="0.00195939231027297" calcext:value-type="float">
            <text:p>0.001959392310273</text:p>
          </table:table-cell>
          <table:table-cell office:value-type="float" office:value="0.942658700481187" calcext:value-type="float">
            <text:p>0.942658700481187</text:p>
          </table:table-cell>
          <table:table-cell office:value-type="float" office:value="0.00111856250314336" calcext:value-type="float">
            <text:p>0.001118562503143</text:p>
          </table:table-cell>
          <table:table-cell office:value-type="float" office:value="0.0117743674688555" calcext:value-type="float">
            <text:p>0.011774367468856</text:p>
          </table:table-cell>
          <table:table-cell office:value-type="float" office:value="0.00270479125168478" calcext:value-type="float">
            <text:p>0.002704791251685</text:p>
          </table:table-cell>
          <table:table-cell office:value-type="float" office:value="0.0302972028615096" calcext:value-type="float">
            <text:p>0.03029720286151</text:p>
          </table:table-cell>
          <table:table-cell office:value-type="float" office:value="0.00136569956857754" calcext:value-type="float">
            <text:p>0.001365699568578</text:p>
          </table:table-cell>
          <table:table-cell office:value-type="float" office:value="0.00707353790442826" calcext:value-type="float">
            <text:p>0.007073537904428</text:p>
          </table:table-cell>
          <table:table-cell office:value-type="float" office:value="0.0296834634389741" calcext:value-type="float">
            <text:p>0.029683463438974</text:p>
          </table:table-cell>
          <table:table-cell office:value-type="float" office:value="0.0123577069698168" calcext:value-type="float">
            <text:p>0.012357706969817</text:p>
          </table:table-cell>
          <table:table-cell office:value-type="float" office:value="0.00779356466210064" calcext:value-type="float">
            <text:p>0.007793564662101</text:p>
          </table:table-cell>
          <table:table-cell office:value-type="float" office:value="0.0106352665915937" calcext:value-type="float">
            <text:p>0.010635266591594</text:p>
          </table:table-cell>
          <table:table-cell office:value-type="float" office:value="0.0750460667877982" calcext:value-type="float">
            <text:p>0.075046066787798</text:p>
          </table:table-cell>
          <table:table-cell/>
        </table:table-row>
        <table:table-row table:style-name="ro1">
          <table:table-cell table:number-columns-repeated="17"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1</text:p>
          </table:table-cell>
          <table:table-cell office:value-type="string" calcext:value-type="string">
            <text:p>SolMau</text:p>
          </table:table-cell>
          <table:table-cell office:value-type="float" office:value="1376.54736328125" calcext:value-type="float">
            <text:p>1376.54736328125</text:p>
          </table:table-cell>
          <table:table-cell office:value-type="float" office:value="7678967.42115436" calcext:value-type="float">
            <text:p>7678967.42115436</text:p>
          </table:table-cell>
          <table:table-cell office:value-type="float" office:value="345520.11715858" calcext:value-type="float">
            <text:p>345520.11715858</text:p>
          </table:table-cell>
          <table:table-cell office:value-type="string" calcext:value-type="string">
            <text:p>CE</text:p>
          </table:table-cell>
          <table:table-cell office:value-type="float" office:value="16.4356555938721" calcext:value-type="float">
            <text:p>16.4356555938721</text:p>
          </table:table-cell>
          <table:table-cell office:value-type="float" office:value="3824.59594726562" calcext:value-type="float">
            <text:p>3824.5959472656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98862693700243" calcext:value-type="float">
            <text:p>0.998862693700243</text:p>
          </table:table-cell>
          <table:table-cell table:number-columns-repeated="3" office:value-type="float" office:value="0" calcext:value-type="float">
            <text:p>0</text:p>
          </table:table-cell>
          <table:table-cell office:value-type="float" office:value="0.00113730629975715" calcext:value-type="float">
            <text:p>0.001137306299757</text:p>
          </table:table-cell>
          <table:table-cell table:number-columns-repeated="2" office:value-type="float" office:value="0" calcext:value-type="float">
            <text:p>0</text:p>
          </table:table-cell>
          <table:table-cell office:value-type="float" office:value="0.000115248903425103" calcext:value-type="float">
            <text:p>0.000115248903425</text:p>
          </table:table-cell>
          <table:table-cell office:value-type="float" office:value="0" calcext:value-type="float">
            <text:p>0</text:p>
          </table:table-cell>
          <table:table-cell office:value-type="float" office:value="0.994569355895455" calcext:value-type="float">
            <text:p>0.994569355895455</text:p>
          </table:table-cell>
          <table:table-cell table:number-columns-repeated="3" office:value-type="float" office:value="0" calcext:value-type="float">
            <text:p>0</text:p>
          </table:table-cell>
          <table:table-cell office:value-type="float" office:value="0.0039255671009112" calcext:value-type="float">
            <text:p>0.003925567100911</text:p>
          </table:table-cell>
          <table:table-cell office:value-type="float" office:value="0.00138982810020866" calcext:value-type="float">
            <text:p>0.001389828100209</text:p>
          </table:table-cell>
          <table:table-cell office:value-type="float" office:value="0" calcext:value-type="float">
            <text:p>0</text:p>
          </table:table-cell>
          <table:table-cell office:value-type="float" office:value="0.00104774565034124" calcext:value-type="float">
            <text:p>0.001047745650341</text:p>
          </table:table-cell>
          <table:table-cell office:value-type="float" office:value="0.00195939231027297" calcext:value-type="float">
            <text:p>0.001959392310273</text:p>
          </table:table-cell>
          <table:table-cell office:value-type="float" office:value="0.942658700481187" calcext:value-type="float">
            <text:p>0.942658700481187</text:p>
          </table:table-cell>
          <table:table-cell office:value-type="float" office:value="0.00111856250314336" calcext:value-type="float">
            <text:p>0.001118562503143</text:p>
          </table:table-cell>
          <table:table-cell office:value-type="float" office:value="0.0117743674688555" calcext:value-type="float">
            <text:p>0.011774367468856</text:p>
          </table:table-cell>
          <table:table-cell office:value-type="float" office:value="0.00270479125168478" calcext:value-type="float">
            <text:p>0.002704791251685</text:p>
          </table:table-cell>
          <table:table-cell office:value-type="float" office:value="0.0302972028615096" calcext:value-type="float">
            <text:p>0.03029720286151</text:p>
          </table:table-cell>
          <table:table-cell office:value-type="float" office:value="0.00136569956857754" calcext:value-type="float">
            <text:p>0.001365699568578</text:p>
          </table:table-cell>
          <table:table-cell office:value-type="float" office:value="0.00707353790442826" calcext:value-type="float">
            <text:p>0.007073537904428</text:p>
          </table:table-cell>
          <table:table-cell office:value-type="float" office:value="0.0296834634389741" calcext:value-type="float">
            <text:p>0.029683463438974</text:p>
          </table:table-cell>
          <table:table-cell office:value-type="float" office:value="0.0123577069698168" calcext:value-type="float">
            <text:p>0.012357706969817</text:p>
          </table:table-cell>
          <table:table-cell office:value-type="float" office:value="0.00779356466210064" calcext:value-type="float">
            <text:p>0.007793564662101</text:p>
          </table:table-cell>
          <table:table-cell office:value-type="float" office:value="0.0106352665915937" calcext:value-type="float">
            <text:p>0.010635266591594</text:p>
          </table:table-cell>
          <table:table-cell office:value-type="float" office:value="0.0750460667877982" calcext:value-type="float">
            <text:p>0.075046066787798</text:p>
          </table:table-cell>
          <table:table-cell/>
        </table:table-row>
        <table:table-row table:style-name="ro1">
          <table:table-cell table:number-columns-repeated="21" office:value-type="float" office:value="0" calcext:value-type="float">
            <text:p>0</text:p>
          </table:table-cell>
          <table:table-cell office:value-type="float" office:value="2" calcext:value-type="float">
            <text:p>2</text:p>
          </table:table-cell>
          <table:table-cell table:number-columns-repeated="8" office:value-type="float" office:value="0" calcext:value-type="float">
            <text:p>0</text:p>
          </table:table-cell>
          <table:table-cell office:value-type="float" office:value="2" calcext:value-type="float">
            <text:p>2</text:p>
          </table:table-cell>
          <table:table-cell table:number-columns-repeated="10"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2</text:p>
          </table:table-cell>
          <table:table-cell office:value-type="string" calcext:value-type="string">
            <text:p>HedGar</text:p>
          </table:table-cell>
          <table:table-cell office:value-type="float" office:value="1228.01037597656" calcext:value-type="float">
            <text:p>1228.01037597656</text:p>
          </table:table-cell>
          <table:table-cell office:value-type="float" office:value="7679746.27273304" calcext:value-type="float">
            <text:p>7679746.27273304</text:p>
          </table:table-cell>
          <table:table-cell office:value-type="float" office:value="346113.455182449" calcext:value-type="float">
            <text:p>346113.455182449</text:p>
          </table:table-cell>
          <table:table-cell office:value-type="string" calcext:value-type="string">
            <text:p>CE</text:p>
          </table:table-cell>
          <table:table-cell office:value-type="float" office:value="16.8336009979248" calcext:value-type="float">
            <text:p>16.8336009979248</text:p>
          </table:table-cell>
          <table:table-cell office:value-type="float" office:value="4164.7275390625" calcext:value-type="float">
            <text:p>4164.7275390625</text:p>
          </table:table-cell>
          <table:table-cell office:value-type="float" office:value="0.0139454915944982" calcext:value-type="float">
            <text:p>0.013945491594498</text:p>
          </table:table-cell>
          <table:table-cell office:value-type="float" office:value="0" calcext:value-type="float">
            <text:p>0</text:p>
          </table:table-cell>
          <table:table-cell office:value-type="float" office:value="0.946765155374427" calcext:value-type="float">
            <text:p>0.946765155374427</text:p>
          </table:table-cell>
          <table:table-cell table:number-columns-repeated="4" office:value-type="float" office:value="0" calcext:value-type="float">
            <text:p>0</text:p>
          </table:table-cell>
          <table:table-cell office:value-type="float" office:value="0.0392893530310749" calcext:value-type="float">
            <text:p>0.039289353031075</text:p>
          </table:table-cell>
          <table:table-cell office:value-type="float" office:value="0" calcext:value-type="float">
            <text:p>0</text:p>
          </table:table-cell>
          <table:table-cell office:value-type="float" office:value="0.00154937299916872" calcext:value-type="float">
            <text:p>0.001549372999169</text:p>
          </table:table-cell>
          <table:table-cell office:value-type="float" office:value="0.0069792532588125" calcext:value-type="float">
            <text:p>0.006979253258813</text:p>
          </table:table-cell>
          <table:table-cell office:value-type="float" office:value="0.897401793452307" calcext:value-type="float">
            <text:p>0.897401793452307</text:p>
          </table:table-cell>
          <table:table-cell office:value-type="float" office:value="0" calcext:value-type="float">
            <text:p>0</text:p>
          </table:table-cell>
          <table:table-cell office:value-type="float" office:value="0.0222076796547516" calcext:value-type="float">
            <text:p>0.022207679654752</text:p>
          </table:table-cell>
          <table:table-cell office:value-type="float" office:value="0" calcext:value-type="float">
            <text:p>0</text:p>
          </table:table-cell>
          <table:table-cell office:value-type="float" office:value="0.000866658412777021" calcext:value-type="float">
            <text:p>0.000866658412777</text:p>
          </table:table-cell>
          <table:table-cell office:value-type="float" office:value="0.0506765241691576" calcext:value-type="float">
            <text:p>0.050676524169158</text:p>
          </table:table-cell>
          <table:table-cell office:value-type="float" office:value="0.0203187180530253" calcext:value-type="float">
            <text:p>0.020318718053025</text:p>
          </table:table-cell>
          <table:table-cell office:value-type="float" office:value="0.000387355239244923" calcext:value-type="float">
            <text:p>0.000387355239245</text:p>
          </table:table-cell>
          <table:table-cell office:value-type="float" office:value="0.00415301416322867" calcext:value-type="float">
            <text:p>0.004153014163229</text:p>
          </table:table-cell>
          <table:table-cell office:value-type="float" office:value="0.925199757681882" calcext:value-type="float">
            <text:p>0.925199757681882</text:p>
          </table:table-cell>
          <table:table-cell office:value-type="float" office:value="0" calcext:value-type="float">
            <text:p>0</text:p>
          </table:table-cell>
          <table:table-cell office:value-type="float" office:value="0.0294124670018439" calcext:value-type="float">
            <text:p>0.029412467001844</text:p>
          </table:table-cell>
          <table:table-cell office:value-type="float" office:value="0" calcext:value-type="float">
            <text:p>0</text:p>
          </table:table-cell>
          <table:table-cell office:value-type="float" office:value="0.0166058660440683" calcext:value-type="float">
            <text:p>0.016605866044068</text:p>
          </table:table-cell>
          <table:table-cell office:value-type="float" office:value="0.015988573904815" calcext:value-type="float">
            <text:p>0.015988573904815</text:p>
          </table:table-cell>
          <table:table-cell office:value-type="float" office:value="0.00825296596491694" calcext:value-type="float">
            <text:p>0.008252965964917</text:p>
          </table:table-cell>
          <table:table-cell office:value-type="float" office:value="0.00032522293295303" calcext:value-type="float">
            <text:p>0.000325222932953</text:p>
          </table:table-cell>
          <table:table-cell office:value-type="float" office:value="0.002454170142114" calcext:value-type="float">
            <text:p>0.002454170142114</text:p>
          </table:table-cell>
          <table:table-cell office:value-type="float" office:value="0.899921062394914" calcext:value-type="float">
            <text:p>0.899921062394914</text:p>
          </table:table-cell>
          <table:table-cell office:value-type="float" office:value="0" calcext:value-type="float">
            <text:p>0</text:p>
          </table:table-cell>
          <table:table-cell office:value-type="float" office:value="0.0402260773009654" calcext:value-type="float">
            <text:p>0.040226077300965</text:p>
          </table:table-cell>
          <table:table-cell office:value-type="float" office:value="0" calcext:value-type="float">
            <text:p>0</text:p>
          </table:table-cell>
          <table:table-cell office:value-type="float" office:value="0.0359468697292703" calcext:value-type="float">
            <text:p>0.03594686972927</text:p>
          </table:table-cell>
          <table:table-cell office:value-type="float" office:value="0.00522803758482503" calcext:value-type="float">
            <text:p>0.005228037584825</text:p>
          </table:table-cell>
          <table:table-cell office:value-type="float" office:value="0.0158985599149579" calcext:value-type="float">
            <text:p>0.015898559914958</text:p>
          </table:table-cell>
          <table:table-cell office:value-type="float" office:value="0.00154094469767863" calcext:value-type="float">
            <text:p>0.001540944697679</text:p>
          </table:table-cell>
          <table:table-cell office:value-type="float" office:value="0.00330471960722587" calcext:value-type="float">
            <text:p>0.003304719607226</text:p>
          </table:table-cell>
          <table:table-cell office:value-type="float" office:value="0.919564324148623" calcext:value-type="float">
            <text:p>0.919564324148623</text:p>
          </table:table-cell>
          <table:table-cell office:value-type="float" office:value="0.00222688710978097" calcext:value-type="float">
            <text:p>0.002226887109781</text:p>
          </table:table-cell>
          <table:table-cell office:value-type="float" office:value="0.0257756337622742" calcext:value-type="float">
            <text:p>0.025775633762274</text:p>
          </table:table-cell>
          <table:table-cell office:value-type="float" office:value="0.000183883776289518" calcext:value-type="float">
            <text:p>0.00018388377629</text:p>
          </table:table-cell>
          <table:table-cell office:value-type="float" office:value="0.029752112001863" calcext:value-type="float">
            <text:p>0.029752112001863</text:p>
          </table:table-cell>
          <table:table-cell office:value-type="float" office:value="0.00255328249722928" calcext:value-type="float">
            <text:p>0.002553282497229</text:p>
          </table:table-cell>
          <table:table-cell office:value-type="float" office:value="0.0150982123990357" calcext:value-type="float">
            <text:p>0.015098212399036</text:p>
          </table:table-cell>
          <table:table-cell office:value-type="float" office:value="0.030713081026492" calcext:value-type="float">
            <text:p>0.030713081026492</text:p>
          </table:table-cell>
          <table:table-cell office:value-type="float" office:value="0.0235315330092291" calcext:value-type="float">
            <text:p>0.023531533009229</text:p>
          </table:table-cell>
          <table:table-cell office:value-type="float" office:value="0.0184260660207913" calcext:value-type="float">
            <text:p>0.018426066020791</text:p>
          </table:table-cell>
          <table:table-cell office:value-type="float" office:value="0.0485131225666429" calcext:value-type="float">
            <text:p>0.048513122566643</text:p>
          </table:table-cell>
          <table:table-cell office:value-type="float" office:value="0.11227072289984" calcext:value-type="float">
            <text:p>0.11227072289984</text:p>
          </table:table-cell>
          <table:table-cell/>
        </table:table-row>
        <table:table-row table:style-name="ro1">
          <table:table-cell office:value-type="float" office:value="2" calcext:value-type="float">
            <text:p>2</text:p>
          </table:table-cell>
          <table:table-cell table:number-columns-repeated="40"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2</text:p>
          </table:table-cell>
          <table:table-cell office:value-type="string" calcext:value-type="string">
            <text:p>PasDil</text:p>
          </table:table-cell>
          <table:table-cell office:value-type="float" office:value="1228.01037597656" calcext:value-type="float">
            <text:p>1228.01037597656</text:p>
          </table:table-cell>
          <table:table-cell office:value-type="float" office:value="7679746.27273304" calcext:value-type="float">
            <text:p>7679746.27273304</text:p>
          </table:table-cell>
          <table:table-cell office:value-type="float" office:value="346113.455182449" calcext:value-type="float">
            <text:p>346113.455182449</text:p>
          </table:table-cell>
          <table:table-cell office:value-type="string" calcext:value-type="string">
            <text:p>CE</text:p>
          </table:table-cell>
          <table:table-cell office:value-type="float" office:value="16.8336009979248" calcext:value-type="float">
            <text:p>16.8336009979248</text:p>
          </table:table-cell>
          <table:table-cell office:value-type="float" office:value="4164.7275390625" calcext:value-type="float">
            <text:p>4164.7275390625</text:p>
          </table:table-cell>
          <table:table-cell office:value-type="float" office:value="0.0139454915944982" calcext:value-type="float">
            <text:p>0.013945491594498</text:p>
          </table:table-cell>
          <table:table-cell office:value-type="float" office:value="0" calcext:value-type="float">
            <text:p>0</text:p>
          </table:table-cell>
          <table:table-cell office:value-type="float" office:value="0.946765155374427" calcext:value-type="float">
            <text:p>0.946765155374427</text:p>
          </table:table-cell>
          <table:table-cell table:number-columns-repeated="4" office:value-type="float" office:value="0" calcext:value-type="float">
            <text:p>0</text:p>
          </table:table-cell>
          <table:table-cell office:value-type="float" office:value="0.0392893530310749" calcext:value-type="float">
            <text:p>0.039289353031075</text:p>
          </table:table-cell>
          <table:table-cell office:value-type="float" office:value="0" calcext:value-type="float">
            <text:p>0</text:p>
          </table:table-cell>
          <table:table-cell office:value-type="float" office:value="0.00154937299916872" calcext:value-type="float">
            <text:p>0.001549372999169</text:p>
          </table:table-cell>
          <table:table-cell office:value-type="float" office:value="0.0069792532588125" calcext:value-type="float">
            <text:p>0.006979253258813</text:p>
          </table:table-cell>
          <table:table-cell office:value-type="float" office:value="0.897401793452307" calcext:value-type="float">
            <text:p>0.897401793452307</text:p>
          </table:table-cell>
          <table:table-cell office:value-type="float" office:value="0" calcext:value-type="float">
            <text:p>0</text:p>
          </table:table-cell>
          <table:table-cell office:value-type="float" office:value="0.0222076796547516" calcext:value-type="float">
            <text:p>0.022207679654752</text:p>
          </table:table-cell>
          <table:table-cell office:value-type="float" office:value="0" calcext:value-type="float">
            <text:p>0</text:p>
          </table:table-cell>
          <table:table-cell office:value-type="float" office:value="0.000866658412777021" calcext:value-type="float">
            <text:p>0.000866658412777</text:p>
          </table:table-cell>
          <table:table-cell office:value-type="float" office:value="0.0506765241691576" calcext:value-type="float">
            <text:p>0.050676524169158</text:p>
          </table:table-cell>
          <table:table-cell office:value-type="float" office:value="0.0203187180530253" calcext:value-type="float">
            <text:p>0.020318718053025</text:p>
          </table:table-cell>
          <table:table-cell office:value-type="float" office:value="0.000387355239244923" calcext:value-type="float">
            <text:p>0.000387355239245</text:p>
          </table:table-cell>
          <table:table-cell office:value-type="float" office:value="0.00415301416322867" calcext:value-type="float">
            <text:p>0.004153014163229</text:p>
          </table:table-cell>
          <table:table-cell office:value-type="float" office:value="0.925199757681882" calcext:value-type="float">
            <text:p>0.925199757681882</text:p>
          </table:table-cell>
          <table:table-cell office:value-type="float" office:value="0" calcext:value-type="float">
            <text:p>0</text:p>
          </table:table-cell>
          <table:table-cell office:value-type="float" office:value="0.0294124670018439" calcext:value-type="float">
            <text:p>0.029412467001844</text:p>
          </table:table-cell>
          <table:table-cell office:value-type="float" office:value="0" calcext:value-type="float">
            <text:p>0</text:p>
          </table:table-cell>
          <table:table-cell office:value-type="float" office:value="0.0166058660440683" calcext:value-type="float">
            <text:p>0.016605866044068</text:p>
          </table:table-cell>
          <table:table-cell office:value-type="float" office:value="0.015988573904815" calcext:value-type="float">
            <text:p>0.015988573904815</text:p>
          </table:table-cell>
          <table:table-cell office:value-type="float" office:value="0.00825296596491694" calcext:value-type="float">
            <text:p>0.008252965964917</text:p>
          </table:table-cell>
          <table:table-cell office:value-type="float" office:value="0.00032522293295303" calcext:value-type="float">
            <text:p>0.000325222932953</text:p>
          </table:table-cell>
          <table:table-cell office:value-type="float" office:value="0.002454170142114" calcext:value-type="float">
            <text:p>0.002454170142114</text:p>
          </table:table-cell>
          <table:table-cell office:value-type="float" office:value="0.899921062394914" calcext:value-type="float">
            <text:p>0.899921062394914</text:p>
          </table:table-cell>
          <table:table-cell office:value-type="float" office:value="0" calcext:value-type="float">
            <text:p>0</text:p>
          </table:table-cell>
          <table:table-cell office:value-type="float" office:value="0.0402260773009654" calcext:value-type="float">
            <text:p>0.040226077300965</text:p>
          </table:table-cell>
          <table:table-cell office:value-type="float" office:value="0" calcext:value-type="float">
            <text:p>0</text:p>
          </table:table-cell>
          <table:table-cell office:value-type="float" office:value="0.0359468697292703" calcext:value-type="float">
            <text:p>0.03594686972927</text:p>
          </table:table-cell>
          <table:table-cell office:value-type="float" office:value="0.00522803758482503" calcext:value-type="float">
            <text:p>0.005228037584825</text:p>
          </table:table-cell>
          <table:table-cell office:value-type="float" office:value="0.0158985599149579" calcext:value-type="float">
            <text:p>0.015898559914958</text:p>
          </table:table-cell>
          <table:table-cell office:value-type="float" office:value="0.00154094469767863" calcext:value-type="float">
            <text:p>0.001540944697679</text:p>
          </table:table-cell>
          <table:table-cell office:value-type="float" office:value="0.00330471960722587" calcext:value-type="float">
            <text:p>0.003304719607226</text:p>
          </table:table-cell>
          <table:table-cell office:value-type="float" office:value="0.919564324148623" calcext:value-type="float">
            <text:p>0.919564324148623</text:p>
          </table:table-cell>
          <table:table-cell office:value-type="float" office:value="0.00222688710978097" calcext:value-type="float">
            <text:p>0.002226887109781</text:p>
          </table:table-cell>
          <table:table-cell office:value-type="float" office:value="0.0257756337622742" calcext:value-type="float">
            <text:p>0.025775633762274</text:p>
          </table:table-cell>
          <table:table-cell office:value-type="float" office:value="0.000183883776289518" calcext:value-type="float">
            <text:p>0.00018388377629</text:p>
          </table:table-cell>
          <table:table-cell office:value-type="float" office:value="0.029752112001863" calcext:value-type="float">
            <text:p>0.029752112001863</text:p>
          </table:table-cell>
          <table:table-cell office:value-type="float" office:value="0.00255328249722928" calcext:value-type="float">
            <text:p>0.002553282497229</text:p>
          </table:table-cell>
          <table:table-cell office:value-type="float" office:value="0.0150982123990357" calcext:value-type="float">
            <text:p>0.015098212399036</text:p>
          </table:table-cell>
          <table:table-cell office:value-type="float" office:value="0.030713081026492" calcext:value-type="float">
            <text:p>0.030713081026492</text:p>
          </table:table-cell>
          <table:table-cell office:value-type="float" office:value="0.0235315330092291" calcext:value-type="float">
            <text:p>0.023531533009229</text:p>
          </table:table-cell>
          <table:table-cell office:value-type="float" office:value="0.0184260660207913" calcext:value-type="float">
            <text:p>0.018426066020791</text:p>
          </table:table-cell>
          <table:table-cell office:value-type="float" office:value="0.0485131225666429" calcext:value-type="float">
            <text:p>0.048513122566643</text:p>
          </table:table-cell>
          <table:table-cell office:value-type="float" office:value="0.11227072289984" calcext:value-type="float">
            <text:p>0.11227072289984</text:p>
          </table:table-cell>
          <table:table-cell/>
        </table:table-row>
        <table:table-row table:style-name="ro1">
          <table:table-cell office:value-type="float" office:value="1" calcext:value-type="float">
            <text:p>1</text:p>
          </table:table-cell>
          <table:table-cell table:number-columns-repeated="18" office:value-type="float" office:value="0" calcext:value-type="float">
            <text:p>0</text:p>
          </table:table-cell>
          <table:table-cell office:value-type="float" office:value="10" calcext:value-type="float">
            <text:p>10</text:p>
          </table:table-cell>
          <table:table-cell table:number-columns-repeated="21"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3</text:p>
          </table:table-cell>
          <table:table-cell office:value-type="string" calcext:value-type="string">
            <text:p>LanCam</text:p>
          </table:table-cell>
          <table:table-cell office:value-type="float" office:value="1079.6728515625" calcext:value-type="float">
            <text:p>1079.6728515625</text:p>
          </table:table-cell>
          <table:table-cell office:value-type="float" office:value="7680574.30594191" calcext:value-type="float">
            <text:p>7680574.30594191</text:p>
          </table:table-cell>
          <table:table-cell office:value-type="float" office:value="347011.810568225" calcext:value-type="float">
            <text:p>347011.810568225</text:p>
          </table:table-cell>
          <table:table-cell office:value-type="string" calcext:value-type="string">
            <text:p>CE</text:p>
          </table:table-cell>
          <table:table-cell office:value-type="float" office:value="17.2648811340332" calcext:value-type="float">
            <text:p>17.2648811340332</text:p>
          </table:table-cell>
          <table:table-cell office:value-type="float" office:value="4409.7392578125" calcext:value-type="float">
            <text:p>4409.7392578125</text:p>
          </table:table-cell>
          <table:table-cell office:value-type="float" office:value="0.0404011461318052" calcext:value-type="float">
            <text:p>0.040401146131805</text:p>
          </table:table-cell>
          <table:table-cell office:value-type="float" office:value="0.195288124801019" calcext:value-type="float">
            <text:p>0.195288124801019</text:p>
          </table:table-cell>
          <table:table-cell office:value-type="float" office:value="0.492008914358485" calcext:value-type="float">
            <text:p>0.492008914358485</text:p>
          </table:table-cell>
          <table:table-cell office:value-type="float" office:value="0" calcext:value-type="float">
            <text:p>0</text:p>
          </table:table-cell>
          <table:table-cell office:value-type="float" office:value="0.168003820439351" calcext:value-type="float">
            <text:p>0.168003820439351</text:p>
          </table:table-cell>
          <table:table-cell office:value-type="float" office:value="0" calcext:value-type="float">
            <text:p>0</text:p>
          </table:table-cell>
          <table:table-cell office:value-type="float" office:value="0.101146131805158" calcext:value-type="float">
            <text:p>0.101146131805158</text:p>
          </table:table-cell>
          <table:table-cell office:value-type="float" office:value="0.00315186246418338" calcext:value-type="float">
            <text:p>0.003151862464183</text:p>
          </table:table-cell>
          <table:table-cell office:value-type="float" office:value="0" calcext:value-type="float">
            <text:p>0</text:p>
          </table:table-cell>
          <table:table-cell office:value-type="float" office:value="0.0170326716001868" calcext:value-type="float">
            <text:p>0.017032671600187</text:p>
          </table:table-cell>
          <table:table-cell office:value-type="float" office:value="0.0453921582499682" calcext:value-type="float">
            <text:p>0.045392158249968</text:p>
          </table:table-cell>
          <table:table-cell office:value-type="float" office:value="0.580274645196893" calcext:value-type="float">
            <text:p>0.580274645196893</text:p>
          </table:table-cell>
          <table:table-cell office:value-type="float" office:value="0" calcext:value-type="float">
            <text:p>0</text:p>
          </table:table-cell>
          <table:table-cell office:value-type="float" office:value="0.0995854145147369" calcext:value-type="float">
            <text:p>0.099585414514737</text:p>
          </table:table-cell>
          <table:table-cell office:value-type="float" office:value="0" calcext:value-type="float">
            <text:p>0</text:p>
          </table:table-cell>
          <table:table-cell office:value-type="float" office:value="0.0743883802866724" calcext:value-type="float">
            <text:p>0.074388380286672</text:p>
          </table:table-cell>
          <table:table-cell office:value-type="float" office:value="0.00953334370976186" calcext:value-type="float">
            <text:p>0.009533343709762</text:p>
          </table:table-cell>
          <table:table-cell office:value-type="float" office:value="0.173793386441781" calcext:value-type="float">
            <text:p>0.173793386441781</text:p>
          </table:table-cell>
          <table:table-cell office:value-type="float" office:value="0.0218714984244845" calcext:value-type="float">
            <text:p>0.021871498424485</text:p>
          </table:table-cell>
          <table:table-cell office:value-type="float" office:value="0.0193554492142763" calcext:value-type="float">
            <text:p>0.019355449214276</text:p>
          </table:table-cell>
          <table:table-cell office:value-type="float" office:value="0.672826933842498" calcext:value-type="float">
            <text:p>0.672826933842498</text:p>
          </table:table-cell>
          <table:table-cell office:value-type="float" office:value="0" calcext:value-type="float">
            <text:p>0</text:p>
          </table:table-cell>
          <table:table-cell office:value-type="float" office:value="0.118484250593195" calcext:value-type="float">
            <text:p>0.118484250593195</text:p>
          </table:table-cell>
          <table:table-cell office:value-type="float" office:value="0" calcext:value-type="float">
            <text:p>0</text:p>
          </table:table-cell>
          <table:table-cell office:value-type="float" office:value="0.0502882622987934" calcext:value-type="float">
            <text:p>0.050288262298793</text:p>
          </table:table-cell>
          <table:table-cell office:value-type="float" office:value="0.00361355960383501" calcext:value-type="float">
            <text:p>0.003613559603835</text:p>
          </table:table-cell>
          <table:table-cell office:value-type="float" office:value="0.113560046022918" calcext:value-type="float">
            <text:p>0.113560046022918</text:p>
          </table:table-cell>
          <table:table-cell office:value-type="float" office:value="0.00751591052793193" calcext:value-type="float">
            <text:p>0.007515910527932</text:p>
          </table:table-cell>
          <table:table-cell office:value-type="float" office:value="0.0101747914929492" calcext:value-type="float">
            <text:p>0.010174791492949</text:p>
          </table:table-cell>
          <table:table-cell office:value-type="float" office:value="0.811827007757723" calcext:value-type="float">
            <text:p>0.811827007757723</text:p>
          </table:table-cell>
          <table:table-cell office:value-type="float" office:value="0" calcext:value-type="float">
            <text:p>0</text:p>
          </table:table-cell>
          <table:table-cell office:value-type="float" office:value="0.0807452549960255" calcext:value-type="float">
            <text:p>0.080745254996026</text:p>
          </table:table-cell>
          <table:table-cell office:value-type="float" office:value="0" calcext:value-type="float">
            <text:p>0</text:p>
          </table:table-cell>
          <table:table-cell office:value-type="float" office:value="0.0401997541883624" calcext:value-type="float">
            <text:p>0.040199754188362</text:p>
          </table:table-cell>
          <table:table-cell office:value-type="float" office:value="0.00766457631172557" calcext:value-type="float">
            <text:p>0.007664576311726</text:p>
          </table:table-cell>
          <table:table-cell office:value-type="float" office:value="0.0418727047252827" calcext:value-type="float">
            <text:p>0.041872704725283</text:p>
          </table:table-cell>
          <table:table-cell office:value-type="float" office:value="0.0124086774890097" calcext:value-type="float">
            <text:p>0.01240867748901</text:p>
          </table:table-cell>
          <table:table-cell office:value-type="float" office:value="0.00470474059305461" calcext:value-type="float">
            <text:p>0.004704740593055</text:p>
          </table:table-cell>
          <table:table-cell office:value-type="float" office:value="0.844802032823963" calcext:value-type="float">
            <text:p>0.844802032823963</text:p>
          </table:table-cell>
          <table:table-cell office:value-type="float" office:value="0.000530196119196441" calcext:value-type="float">
            <text:p>0.000530196119196</text:p>
          </table:table-cell>
          <table:table-cell office:value-type="float" office:value="0.0489451069511148" calcext:value-type="float">
            <text:p>0.048945106951115</text:p>
          </table:table-cell>
          <table:table-cell office:value-type="float" office:value="0" calcext:value-type="float">
            <text:p>0</text:p>
          </table:table-cell>
          <table:table-cell office:value-type="float" office:value="0.0471441306742669" calcext:value-type="float">
            <text:p>0.047144130674267</text:p>
          </table:table-cell>
          <table:table-cell office:value-type="float" office:value="0.00680387967654026" calcext:value-type="float">
            <text:p>0.00680387967654</text:p>
          </table:table-cell>
          <table:table-cell office:value-type="float" office:value="0.0346612356728545" calcext:value-type="float">
            <text:p>0.034661235672855</text:p>
          </table:table-cell>
          <table:table-cell office:value-type="float" office:value="0.180047083987224" calcext:value-type="float">
            <text:p>0.180047083987224</text:p>
          </table:table-cell>
          <table:table-cell office:value-type="float" office:value="0.110822129386298" calcext:value-type="float">
            <text:p>0.110822129386298</text:p>
          </table:table-cell>
          <table:table-cell office:value-type="float" office:value="0.0951700191821552" calcext:value-type="float">
            <text:p>0.095170019182155</text:p>
          </table:table-cell>
          <table:table-cell office:value-type="float" office:value="0.0879190473034833" calcext:value-type="float">
            <text:p>0.087919047303483</text:p>
          </table:table-cell>
          <table:table-cell office:value-type="float" office:value="0.188462165623097" calcext:value-type="float">
            <text:p>0.188462165623097</text:p>
          </table:table-cell>
          <table:table-cell/>
        </table:table-row>
        <table:table-row table:style-name="ro1">
          <table:table-cell office:value-type="float" office:value="5" calcext:value-type="float">
            <text:p>5</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27"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3</text:p>
          </table:table-cell>
          <table:table-cell office:value-type="string" calcext:value-type="string">
            <text:p>PasDil</text:p>
          </table:table-cell>
          <table:table-cell office:value-type="float" office:value="1079.6728515625" calcext:value-type="float">
            <text:p>1079.6728515625</text:p>
          </table:table-cell>
          <table:table-cell office:value-type="float" office:value="7680574.30594191" calcext:value-type="float">
            <text:p>7680574.30594191</text:p>
          </table:table-cell>
          <table:table-cell office:value-type="float" office:value="347011.810568225" calcext:value-type="float">
            <text:p>347011.810568225</text:p>
          </table:table-cell>
          <table:table-cell office:value-type="string" calcext:value-type="string">
            <text:p>CE</text:p>
          </table:table-cell>
          <table:table-cell office:value-type="float" office:value="17.2648811340332" calcext:value-type="float">
            <text:p>17.2648811340332</text:p>
          </table:table-cell>
          <table:table-cell office:value-type="float" office:value="4409.7392578125" calcext:value-type="float">
            <text:p>4409.7392578125</text:p>
          </table:table-cell>
          <table:table-cell office:value-type="float" office:value="0.0404011461318052" calcext:value-type="float">
            <text:p>0.040401146131805</text:p>
          </table:table-cell>
          <table:table-cell office:value-type="float" office:value="0.195288124801019" calcext:value-type="float">
            <text:p>0.195288124801019</text:p>
          </table:table-cell>
          <table:table-cell office:value-type="float" office:value="0.492008914358485" calcext:value-type="float">
            <text:p>0.492008914358485</text:p>
          </table:table-cell>
          <table:table-cell office:value-type="float" office:value="0" calcext:value-type="float">
            <text:p>0</text:p>
          </table:table-cell>
          <table:table-cell office:value-type="float" office:value="0.168003820439351" calcext:value-type="float">
            <text:p>0.168003820439351</text:p>
          </table:table-cell>
          <table:table-cell office:value-type="float" office:value="0" calcext:value-type="float">
            <text:p>0</text:p>
          </table:table-cell>
          <table:table-cell office:value-type="float" office:value="0.101146131805158" calcext:value-type="float">
            <text:p>0.101146131805158</text:p>
          </table:table-cell>
          <table:table-cell office:value-type="float" office:value="0.00315186246418338" calcext:value-type="float">
            <text:p>0.003151862464183</text:p>
          </table:table-cell>
          <table:table-cell office:value-type="float" office:value="0" calcext:value-type="float">
            <text:p>0</text:p>
          </table:table-cell>
          <table:table-cell office:value-type="float" office:value="0.0170326716001868" calcext:value-type="float">
            <text:p>0.017032671600187</text:p>
          </table:table-cell>
          <table:table-cell office:value-type="float" office:value="0.0453921582499682" calcext:value-type="float">
            <text:p>0.045392158249968</text:p>
          </table:table-cell>
          <table:table-cell office:value-type="float" office:value="0.580274645196893" calcext:value-type="float">
            <text:p>0.580274645196893</text:p>
          </table:table-cell>
          <table:table-cell office:value-type="float" office:value="0" calcext:value-type="float">
            <text:p>0</text:p>
          </table:table-cell>
          <table:table-cell office:value-type="float" office:value="0.0995854145147369" calcext:value-type="float">
            <text:p>0.099585414514737</text:p>
          </table:table-cell>
          <table:table-cell office:value-type="float" office:value="0" calcext:value-type="float">
            <text:p>0</text:p>
          </table:table-cell>
          <table:table-cell office:value-type="float" office:value="0.0743883802866724" calcext:value-type="float">
            <text:p>0.074388380286672</text:p>
          </table:table-cell>
          <table:table-cell office:value-type="float" office:value="0.00953334370976186" calcext:value-type="float">
            <text:p>0.009533343709762</text:p>
          </table:table-cell>
          <table:table-cell office:value-type="float" office:value="0.173793386441781" calcext:value-type="float">
            <text:p>0.173793386441781</text:p>
          </table:table-cell>
          <table:table-cell office:value-type="float" office:value="0.0218714984244845" calcext:value-type="float">
            <text:p>0.021871498424485</text:p>
          </table:table-cell>
          <table:table-cell office:value-type="float" office:value="0.0193554492142763" calcext:value-type="float">
            <text:p>0.019355449214276</text:p>
          </table:table-cell>
          <table:table-cell office:value-type="float" office:value="0.672826933842498" calcext:value-type="float">
            <text:p>0.672826933842498</text:p>
          </table:table-cell>
          <table:table-cell office:value-type="float" office:value="0" calcext:value-type="float">
            <text:p>0</text:p>
          </table:table-cell>
          <table:table-cell office:value-type="float" office:value="0.118484250593195" calcext:value-type="float">
            <text:p>0.118484250593195</text:p>
          </table:table-cell>
          <table:table-cell office:value-type="float" office:value="0" calcext:value-type="float">
            <text:p>0</text:p>
          </table:table-cell>
          <table:table-cell office:value-type="float" office:value="0.0502882622987934" calcext:value-type="float">
            <text:p>0.050288262298793</text:p>
          </table:table-cell>
          <table:table-cell office:value-type="float" office:value="0.00361355960383501" calcext:value-type="float">
            <text:p>0.003613559603835</text:p>
          </table:table-cell>
          <table:table-cell office:value-type="float" office:value="0.113560046022918" calcext:value-type="float">
            <text:p>0.113560046022918</text:p>
          </table:table-cell>
          <table:table-cell office:value-type="float" office:value="0.00751591052793193" calcext:value-type="float">
            <text:p>0.007515910527932</text:p>
          </table:table-cell>
          <table:table-cell office:value-type="float" office:value="0.0101747914929492" calcext:value-type="float">
            <text:p>0.010174791492949</text:p>
          </table:table-cell>
          <table:table-cell office:value-type="float" office:value="0.811827007757723" calcext:value-type="float">
            <text:p>0.811827007757723</text:p>
          </table:table-cell>
          <table:table-cell office:value-type="float" office:value="0" calcext:value-type="float">
            <text:p>0</text:p>
          </table:table-cell>
          <table:table-cell office:value-type="float" office:value="0.0807452549960255" calcext:value-type="float">
            <text:p>0.080745254996026</text:p>
          </table:table-cell>
          <table:table-cell office:value-type="float" office:value="0" calcext:value-type="float">
            <text:p>0</text:p>
          </table:table-cell>
          <table:table-cell office:value-type="float" office:value="0.0401997541883624" calcext:value-type="float">
            <text:p>0.040199754188362</text:p>
          </table:table-cell>
          <table:table-cell office:value-type="float" office:value="0.00766457631172557" calcext:value-type="float">
            <text:p>0.007664576311726</text:p>
          </table:table-cell>
          <table:table-cell office:value-type="float" office:value="0.0418727047252827" calcext:value-type="float">
            <text:p>0.041872704725283</text:p>
          </table:table-cell>
          <table:table-cell office:value-type="float" office:value="0.0124086774890097" calcext:value-type="float">
            <text:p>0.01240867748901</text:p>
          </table:table-cell>
          <table:table-cell office:value-type="float" office:value="0.00470474059305461" calcext:value-type="float">
            <text:p>0.004704740593055</text:p>
          </table:table-cell>
          <table:table-cell office:value-type="float" office:value="0.844802032823963" calcext:value-type="float">
            <text:p>0.844802032823963</text:p>
          </table:table-cell>
          <table:table-cell office:value-type="float" office:value="0.000530196119196441" calcext:value-type="float">
            <text:p>0.000530196119196</text:p>
          </table:table-cell>
          <table:table-cell office:value-type="float" office:value="0.0489451069511148" calcext:value-type="float">
            <text:p>0.048945106951115</text:p>
          </table:table-cell>
          <table:table-cell office:value-type="float" office:value="0" calcext:value-type="float">
            <text:p>0</text:p>
          </table:table-cell>
          <table:table-cell office:value-type="float" office:value="0.0471441306742669" calcext:value-type="float">
            <text:p>0.047144130674267</text:p>
          </table:table-cell>
          <table:table-cell office:value-type="float" office:value="0.00680387967654026" calcext:value-type="float">
            <text:p>0.00680387967654</text:p>
          </table:table-cell>
          <table:table-cell office:value-type="float" office:value="0.0346612356728545" calcext:value-type="float">
            <text:p>0.034661235672855</text:p>
          </table:table-cell>
          <table:table-cell office:value-type="float" office:value="0.180047083987224" calcext:value-type="float">
            <text:p>0.180047083987224</text:p>
          </table:table-cell>
          <table:table-cell office:value-type="float" office:value="0.110822129386298" calcext:value-type="float">
            <text:p>0.110822129386298</text:p>
          </table:table-cell>
          <table:table-cell office:value-type="float" office:value="0.0951700191821552" calcext:value-type="float">
            <text:p>0.095170019182155</text:p>
          </table:table-cell>
          <table:table-cell office:value-type="float" office:value="0.0879190473034833" calcext:value-type="float">
            <text:p>0.087919047303483</text:p>
          </table:table-cell>
          <table:table-cell office:value-type="float" office:value="0.188462165623097" calcext:value-type="float">
            <text:p>0.188462165623097</text:p>
          </table:table-cell>
          <table:table-cell/>
        </table:table-row>
        <table:table-row table:style-name="ro1">
          <table:table-cell table:number-columns-repeated="17" office:value-type="float" office:value="0" calcext:value-type="float">
            <text:p>0</text:p>
          </table:table-cell>
          <table:table-cell office:value-type="float" office:value="9" calcext:value-type="float">
            <text:p>9</text:p>
          </table:table-cell>
          <table:table-cell table:number-columns-repeated="23"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3</text:p>
          </table:table-cell>
          <table:table-cell office:value-type="string" calcext:value-type="string">
            <text:p>Other</text:p>
          </table:table-cell>
          <table:table-cell office:value-type="float" office:value="1079.6728515625" calcext:value-type="float">
            <text:p>1079.6728515625</text:p>
          </table:table-cell>
          <table:table-cell office:value-type="float" office:value="7680574.30594191" calcext:value-type="float">
            <text:p>7680574.30594191</text:p>
          </table:table-cell>
          <table:table-cell office:value-type="float" office:value="347011.810568225" calcext:value-type="float">
            <text:p>347011.810568225</text:p>
          </table:table-cell>
          <table:table-cell office:value-type="string" calcext:value-type="string">
            <text:p>CE</text:p>
          </table:table-cell>
          <table:table-cell office:value-type="float" office:value="17.2648811340332" calcext:value-type="float">
            <text:p>17.2648811340332</text:p>
          </table:table-cell>
          <table:table-cell office:value-type="float" office:value="4409.7392578125" calcext:value-type="float">
            <text:p>4409.7392578125</text:p>
          </table:table-cell>
          <table:table-cell office:value-type="float" office:value="0.0404011461318052" calcext:value-type="float">
            <text:p>0.040401146131805</text:p>
          </table:table-cell>
          <table:table-cell office:value-type="float" office:value="0.195288124801019" calcext:value-type="float">
            <text:p>0.195288124801019</text:p>
          </table:table-cell>
          <table:table-cell office:value-type="float" office:value="0.492008914358485" calcext:value-type="float">
            <text:p>0.492008914358485</text:p>
          </table:table-cell>
          <table:table-cell office:value-type="float" office:value="0" calcext:value-type="float">
            <text:p>0</text:p>
          </table:table-cell>
          <table:table-cell office:value-type="float" office:value="0.168003820439351" calcext:value-type="float">
            <text:p>0.168003820439351</text:p>
          </table:table-cell>
          <table:table-cell office:value-type="float" office:value="0" calcext:value-type="float">
            <text:p>0</text:p>
          </table:table-cell>
          <table:table-cell office:value-type="float" office:value="0.101146131805158" calcext:value-type="float">
            <text:p>0.101146131805158</text:p>
          </table:table-cell>
          <table:table-cell office:value-type="float" office:value="0.00315186246418338" calcext:value-type="float">
            <text:p>0.003151862464183</text:p>
          </table:table-cell>
          <table:table-cell office:value-type="float" office:value="0" calcext:value-type="float">
            <text:p>0</text:p>
          </table:table-cell>
          <table:table-cell office:value-type="float" office:value="0.0170326716001868" calcext:value-type="float">
            <text:p>0.017032671600187</text:p>
          </table:table-cell>
          <table:table-cell office:value-type="float" office:value="0.0453921582499682" calcext:value-type="float">
            <text:p>0.045392158249968</text:p>
          </table:table-cell>
          <table:table-cell office:value-type="float" office:value="0.580274645196893" calcext:value-type="float">
            <text:p>0.580274645196893</text:p>
          </table:table-cell>
          <table:table-cell office:value-type="float" office:value="0" calcext:value-type="float">
            <text:p>0</text:p>
          </table:table-cell>
          <table:table-cell office:value-type="float" office:value="0.0995854145147369" calcext:value-type="float">
            <text:p>0.099585414514737</text:p>
          </table:table-cell>
          <table:table-cell office:value-type="float" office:value="0" calcext:value-type="float">
            <text:p>0</text:p>
          </table:table-cell>
          <table:table-cell office:value-type="float" office:value="0.0743883802866724" calcext:value-type="float">
            <text:p>0.074388380286672</text:p>
          </table:table-cell>
          <table:table-cell office:value-type="float" office:value="0.00953334370976186" calcext:value-type="float">
            <text:p>0.009533343709762</text:p>
          </table:table-cell>
          <table:table-cell office:value-type="float" office:value="0.173793386441781" calcext:value-type="float">
            <text:p>0.173793386441781</text:p>
          </table:table-cell>
          <table:table-cell office:value-type="float" office:value="0.0218714984244845" calcext:value-type="float">
            <text:p>0.021871498424485</text:p>
          </table:table-cell>
          <table:table-cell office:value-type="float" office:value="0.0193554492142763" calcext:value-type="float">
            <text:p>0.019355449214276</text:p>
          </table:table-cell>
          <table:table-cell office:value-type="float" office:value="0.672826933842498" calcext:value-type="float">
            <text:p>0.672826933842498</text:p>
          </table:table-cell>
          <table:table-cell office:value-type="float" office:value="0" calcext:value-type="float">
            <text:p>0</text:p>
          </table:table-cell>
          <table:table-cell office:value-type="float" office:value="0.118484250593195" calcext:value-type="float">
            <text:p>0.118484250593195</text:p>
          </table:table-cell>
          <table:table-cell office:value-type="float" office:value="0" calcext:value-type="float">
            <text:p>0</text:p>
          </table:table-cell>
          <table:table-cell office:value-type="float" office:value="0.0502882622987934" calcext:value-type="float">
            <text:p>0.050288262298793</text:p>
          </table:table-cell>
          <table:table-cell office:value-type="float" office:value="0.00361355960383501" calcext:value-type="float">
            <text:p>0.003613559603835</text:p>
          </table:table-cell>
          <table:table-cell office:value-type="float" office:value="0.113560046022918" calcext:value-type="float">
            <text:p>0.113560046022918</text:p>
          </table:table-cell>
          <table:table-cell office:value-type="float" office:value="0.00751591052793193" calcext:value-type="float">
            <text:p>0.007515910527932</text:p>
          </table:table-cell>
          <table:table-cell office:value-type="float" office:value="0.0101747914929492" calcext:value-type="float">
            <text:p>0.010174791492949</text:p>
          </table:table-cell>
          <table:table-cell office:value-type="float" office:value="0.811827007757723" calcext:value-type="float">
            <text:p>0.811827007757723</text:p>
          </table:table-cell>
          <table:table-cell office:value-type="float" office:value="0" calcext:value-type="float">
            <text:p>0</text:p>
          </table:table-cell>
          <table:table-cell office:value-type="float" office:value="0.0807452549960255" calcext:value-type="float">
            <text:p>0.080745254996026</text:p>
          </table:table-cell>
          <table:table-cell office:value-type="float" office:value="0" calcext:value-type="float">
            <text:p>0</text:p>
          </table:table-cell>
          <table:table-cell office:value-type="float" office:value="0.0401997541883624" calcext:value-type="float">
            <text:p>0.040199754188362</text:p>
          </table:table-cell>
          <table:table-cell office:value-type="float" office:value="0.00766457631172557" calcext:value-type="float">
            <text:p>0.007664576311726</text:p>
          </table:table-cell>
          <table:table-cell office:value-type="float" office:value="0.0418727047252827" calcext:value-type="float">
            <text:p>0.041872704725283</text:p>
          </table:table-cell>
          <table:table-cell office:value-type="float" office:value="0.0124086774890097" calcext:value-type="float">
            <text:p>0.01240867748901</text:p>
          </table:table-cell>
          <table:table-cell office:value-type="float" office:value="0.00470474059305461" calcext:value-type="float">
            <text:p>0.004704740593055</text:p>
          </table:table-cell>
          <table:table-cell office:value-type="float" office:value="0.844802032823963" calcext:value-type="float">
            <text:p>0.844802032823963</text:p>
          </table:table-cell>
          <table:table-cell office:value-type="float" office:value="0.000530196119196441" calcext:value-type="float">
            <text:p>0.000530196119196</text:p>
          </table:table-cell>
          <table:table-cell office:value-type="float" office:value="0.0489451069511148" calcext:value-type="float">
            <text:p>0.048945106951115</text:p>
          </table:table-cell>
          <table:table-cell office:value-type="float" office:value="0" calcext:value-type="float">
            <text:p>0</text:p>
          </table:table-cell>
          <table:table-cell office:value-type="float" office:value="0.0471441306742669" calcext:value-type="float">
            <text:p>0.047144130674267</text:p>
          </table:table-cell>
          <table:table-cell office:value-type="float" office:value="0.00680387967654026" calcext:value-type="float">
            <text:p>0.00680387967654</text:p>
          </table:table-cell>
          <table:table-cell office:value-type="float" office:value="0.0346612356728545" calcext:value-type="float">
            <text:p>0.034661235672855</text:p>
          </table:table-cell>
          <table:table-cell office:value-type="float" office:value="0.180047083987224" calcext:value-type="float">
            <text:p>0.180047083987224</text:p>
          </table:table-cell>
          <table:table-cell office:value-type="float" office:value="0.110822129386298" calcext:value-type="float">
            <text:p>0.110822129386298</text:p>
          </table:table-cell>
          <table:table-cell office:value-type="float" office:value="0.0951700191821552" calcext:value-type="float">
            <text:p>0.095170019182155</text:p>
          </table:table-cell>
          <table:table-cell office:value-type="float" office:value="0.0879190473034833" calcext:value-type="float">
            <text:p>0.087919047303483</text:p>
          </table:table-cell>
          <table:table-cell office:value-type="float" office:value="0.188462165623097" calcext:value-type="float">
            <text:p>0.188462165623097</text:p>
          </table:table-cell>
          <table:table-cell/>
        </table:table-row>
        <table:table-row table:style-name="ro1">
          <table:table-cell table:number-columns-repeated="17"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3</text:p>
          </table:table-cell>
          <table:table-cell office:value-type="string" calcext:value-type="string">
            <text:p>SolMau</text:p>
          </table:table-cell>
          <table:table-cell office:value-type="float" office:value="1079.6728515625" calcext:value-type="float">
            <text:p>1079.6728515625</text:p>
          </table:table-cell>
          <table:table-cell office:value-type="float" office:value="7680574.30594191" calcext:value-type="float">
            <text:p>7680574.30594191</text:p>
          </table:table-cell>
          <table:table-cell office:value-type="float" office:value="347011.810568225" calcext:value-type="float">
            <text:p>347011.810568225</text:p>
          </table:table-cell>
          <table:table-cell office:value-type="string" calcext:value-type="string">
            <text:p>CE</text:p>
          </table:table-cell>
          <table:table-cell office:value-type="float" office:value="17.2648811340332" calcext:value-type="float">
            <text:p>17.2648811340332</text:p>
          </table:table-cell>
          <table:table-cell office:value-type="float" office:value="4409.7392578125" calcext:value-type="float">
            <text:p>4409.7392578125</text:p>
          </table:table-cell>
          <table:table-cell office:value-type="float" office:value="0.0404011461318052" calcext:value-type="float">
            <text:p>0.040401146131805</text:p>
          </table:table-cell>
          <table:table-cell office:value-type="float" office:value="0.195288124801019" calcext:value-type="float">
            <text:p>0.195288124801019</text:p>
          </table:table-cell>
          <table:table-cell office:value-type="float" office:value="0.492008914358485" calcext:value-type="float">
            <text:p>0.492008914358485</text:p>
          </table:table-cell>
          <table:table-cell office:value-type="float" office:value="0" calcext:value-type="float">
            <text:p>0</text:p>
          </table:table-cell>
          <table:table-cell office:value-type="float" office:value="0.168003820439351" calcext:value-type="float">
            <text:p>0.168003820439351</text:p>
          </table:table-cell>
          <table:table-cell office:value-type="float" office:value="0" calcext:value-type="float">
            <text:p>0</text:p>
          </table:table-cell>
          <table:table-cell office:value-type="float" office:value="0.101146131805158" calcext:value-type="float">
            <text:p>0.101146131805158</text:p>
          </table:table-cell>
          <table:table-cell office:value-type="float" office:value="0.00315186246418338" calcext:value-type="float">
            <text:p>0.003151862464183</text:p>
          </table:table-cell>
          <table:table-cell office:value-type="float" office:value="0" calcext:value-type="float">
            <text:p>0</text:p>
          </table:table-cell>
          <table:table-cell office:value-type="float" office:value="0.0170326716001868" calcext:value-type="float">
            <text:p>0.017032671600187</text:p>
          </table:table-cell>
          <table:table-cell office:value-type="float" office:value="0.0453921582499682" calcext:value-type="float">
            <text:p>0.045392158249968</text:p>
          </table:table-cell>
          <table:table-cell office:value-type="float" office:value="0.580274645196893" calcext:value-type="float">
            <text:p>0.580274645196893</text:p>
          </table:table-cell>
          <table:table-cell office:value-type="float" office:value="0" calcext:value-type="float">
            <text:p>0</text:p>
          </table:table-cell>
          <table:table-cell office:value-type="float" office:value="0.0995854145147369" calcext:value-type="float">
            <text:p>0.099585414514737</text:p>
          </table:table-cell>
          <table:table-cell office:value-type="float" office:value="0" calcext:value-type="float">
            <text:p>0</text:p>
          </table:table-cell>
          <table:table-cell office:value-type="float" office:value="0.0743883802866724" calcext:value-type="float">
            <text:p>0.074388380286672</text:p>
          </table:table-cell>
          <table:table-cell office:value-type="float" office:value="0.00953334370976186" calcext:value-type="float">
            <text:p>0.009533343709762</text:p>
          </table:table-cell>
          <table:table-cell office:value-type="float" office:value="0.173793386441781" calcext:value-type="float">
            <text:p>0.173793386441781</text:p>
          </table:table-cell>
          <table:table-cell office:value-type="float" office:value="0.0218714984244845" calcext:value-type="float">
            <text:p>0.021871498424485</text:p>
          </table:table-cell>
          <table:table-cell office:value-type="float" office:value="0.0193554492142763" calcext:value-type="float">
            <text:p>0.019355449214276</text:p>
          </table:table-cell>
          <table:table-cell office:value-type="float" office:value="0.672826933842498" calcext:value-type="float">
            <text:p>0.672826933842498</text:p>
          </table:table-cell>
          <table:table-cell office:value-type="float" office:value="0" calcext:value-type="float">
            <text:p>0</text:p>
          </table:table-cell>
          <table:table-cell office:value-type="float" office:value="0.118484250593195" calcext:value-type="float">
            <text:p>0.118484250593195</text:p>
          </table:table-cell>
          <table:table-cell office:value-type="float" office:value="0" calcext:value-type="float">
            <text:p>0</text:p>
          </table:table-cell>
          <table:table-cell office:value-type="float" office:value="0.0502882622987934" calcext:value-type="float">
            <text:p>0.050288262298793</text:p>
          </table:table-cell>
          <table:table-cell office:value-type="float" office:value="0.00361355960383501" calcext:value-type="float">
            <text:p>0.003613559603835</text:p>
          </table:table-cell>
          <table:table-cell office:value-type="float" office:value="0.113560046022918" calcext:value-type="float">
            <text:p>0.113560046022918</text:p>
          </table:table-cell>
          <table:table-cell office:value-type="float" office:value="0.00751591052793193" calcext:value-type="float">
            <text:p>0.007515910527932</text:p>
          </table:table-cell>
          <table:table-cell office:value-type="float" office:value="0.0101747914929492" calcext:value-type="float">
            <text:p>0.010174791492949</text:p>
          </table:table-cell>
          <table:table-cell office:value-type="float" office:value="0.811827007757723" calcext:value-type="float">
            <text:p>0.811827007757723</text:p>
          </table:table-cell>
          <table:table-cell office:value-type="float" office:value="0" calcext:value-type="float">
            <text:p>0</text:p>
          </table:table-cell>
          <table:table-cell office:value-type="float" office:value="0.0807452549960255" calcext:value-type="float">
            <text:p>0.080745254996026</text:p>
          </table:table-cell>
          <table:table-cell office:value-type="float" office:value="0" calcext:value-type="float">
            <text:p>0</text:p>
          </table:table-cell>
          <table:table-cell office:value-type="float" office:value="0.0401997541883624" calcext:value-type="float">
            <text:p>0.040199754188362</text:p>
          </table:table-cell>
          <table:table-cell office:value-type="float" office:value="0.00766457631172557" calcext:value-type="float">
            <text:p>0.007664576311726</text:p>
          </table:table-cell>
          <table:table-cell office:value-type="float" office:value="0.0418727047252827" calcext:value-type="float">
            <text:p>0.041872704725283</text:p>
          </table:table-cell>
          <table:table-cell office:value-type="float" office:value="0.0124086774890097" calcext:value-type="float">
            <text:p>0.01240867748901</text:p>
          </table:table-cell>
          <table:table-cell office:value-type="float" office:value="0.00470474059305461" calcext:value-type="float">
            <text:p>0.004704740593055</text:p>
          </table:table-cell>
          <table:table-cell office:value-type="float" office:value="0.844802032823963" calcext:value-type="float">
            <text:p>0.844802032823963</text:p>
          </table:table-cell>
          <table:table-cell office:value-type="float" office:value="0.000530196119196441" calcext:value-type="float">
            <text:p>0.000530196119196</text:p>
          </table:table-cell>
          <table:table-cell office:value-type="float" office:value="0.0489451069511148" calcext:value-type="float">
            <text:p>0.048945106951115</text:p>
          </table:table-cell>
          <table:table-cell office:value-type="float" office:value="0" calcext:value-type="float">
            <text:p>0</text:p>
          </table:table-cell>
          <table:table-cell office:value-type="float" office:value="0.0471441306742669" calcext:value-type="float">
            <text:p>0.047144130674267</text:p>
          </table:table-cell>
          <table:table-cell office:value-type="float" office:value="0.00680387967654026" calcext:value-type="float">
            <text:p>0.00680387967654</text:p>
          </table:table-cell>
          <table:table-cell office:value-type="float" office:value="0.0346612356728545" calcext:value-type="float">
            <text:p>0.034661235672855</text:p>
          </table:table-cell>
          <table:table-cell office:value-type="float" office:value="0.180047083987224" calcext:value-type="float">
            <text:p>0.180047083987224</text:p>
          </table:table-cell>
          <table:table-cell office:value-type="float" office:value="0.110822129386298" calcext:value-type="float">
            <text:p>0.110822129386298</text:p>
          </table:table-cell>
          <table:table-cell office:value-type="float" office:value="0.0951700191821552" calcext:value-type="float">
            <text:p>0.095170019182155</text:p>
          </table:table-cell>
          <table:table-cell office:value-type="float" office:value="0.0879190473034833" calcext:value-type="float">
            <text:p>0.087919047303483</text:p>
          </table:table-cell>
          <table:table-cell office:value-type="float" office:value="0.188462165623097" calcext:value-type="float">
            <text:p>0.188462165623097</text:p>
          </table:table-cell>
          <table:table-cell/>
        </table:table-row>
        <table:table-row table:style-name="ro1">
          <table:table-cell office:value-type="float" office:value="1" calcext:value-type="float">
            <text:p>1</text:p>
          </table:table-cell>
          <table:table-cell table:number-columns-repeated="40"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3</text:p>
          </table:table-cell>
          <table:table-cell office:value-type="string" calcext:value-type="string">
            <text:p>Other</text:p>
          </table:table-cell>
          <table:table-cell office:value-type="float" office:value="1079.6728515625" calcext:value-type="float">
            <text:p>1079.6728515625</text:p>
          </table:table-cell>
          <table:table-cell office:value-type="float" office:value="7680574.30594191" calcext:value-type="float">
            <text:p>7680574.30594191</text:p>
          </table:table-cell>
          <table:table-cell office:value-type="float" office:value="347011.810568225" calcext:value-type="float">
            <text:p>347011.810568225</text:p>
          </table:table-cell>
          <table:table-cell office:value-type="string" calcext:value-type="string">
            <text:p>CE</text:p>
          </table:table-cell>
          <table:table-cell office:value-type="float" office:value="17.2648811340332" calcext:value-type="float">
            <text:p>17.2648811340332</text:p>
          </table:table-cell>
          <table:table-cell office:value-type="float" office:value="4409.7392578125" calcext:value-type="float">
            <text:p>4409.7392578125</text:p>
          </table:table-cell>
          <table:table-cell office:value-type="float" office:value="0.0404011461318052" calcext:value-type="float">
            <text:p>0.040401146131805</text:p>
          </table:table-cell>
          <table:table-cell office:value-type="float" office:value="0.195288124801019" calcext:value-type="float">
            <text:p>0.195288124801019</text:p>
          </table:table-cell>
          <table:table-cell office:value-type="float" office:value="0.492008914358485" calcext:value-type="float">
            <text:p>0.492008914358485</text:p>
          </table:table-cell>
          <table:table-cell office:value-type="float" office:value="0" calcext:value-type="float">
            <text:p>0</text:p>
          </table:table-cell>
          <table:table-cell office:value-type="float" office:value="0.168003820439351" calcext:value-type="float">
            <text:p>0.168003820439351</text:p>
          </table:table-cell>
          <table:table-cell office:value-type="float" office:value="0" calcext:value-type="float">
            <text:p>0</text:p>
          </table:table-cell>
          <table:table-cell office:value-type="float" office:value="0.101146131805158" calcext:value-type="float">
            <text:p>0.101146131805158</text:p>
          </table:table-cell>
          <table:table-cell office:value-type="float" office:value="0.00315186246418338" calcext:value-type="float">
            <text:p>0.003151862464183</text:p>
          </table:table-cell>
          <table:table-cell office:value-type="float" office:value="0" calcext:value-type="float">
            <text:p>0</text:p>
          </table:table-cell>
          <table:table-cell office:value-type="float" office:value="0.0170326716001868" calcext:value-type="float">
            <text:p>0.017032671600187</text:p>
          </table:table-cell>
          <table:table-cell office:value-type="float" office:value="0.0453921582499682" calcext:value-type="float">
            <text:p>0.045392158249968</text:p>
          </table:table-cell>
          <table:table-cell office:value-type="float" office:value="0.580274645196893" calcext:value-type="float">
            <text:p>0.580274645196893</text:p>
          </table:table-cell>
          <table:table-cell office:value-type="float" office:value="0" calcext:value-type="float">
            <text:p>0</text:p>
          </table:table-cell>
          <table:table-cell office:value-type="float" office:value="0.0995854145147369" calcext:value-type="float">
            <text:p>0.099585414514737</text:p>
          </table:table-cell>
          <table:table-cell office:value-type="float" office:value="0" calcext:value-type="float">
            <text:p>0</text:p>
          </table:table-cell>
          <table:table-cell office:value-type="float" office:value="0.0743883802866724" calcext:value-type="float">
            <text:p>0.074388380286672</text:p>
          </table:table-cell>
          <table:table-cell office:value-type="float" office:value="0.00953334370976186" calcext:value-type="float">
            <text:p>0.009533343709762</text:p>
          </table:table-cell>
          <table:table-cell office:value-type="float" office:value="0.173793386441781" calcext:value-type="float">
            <text:p>0.173793386441781</text:p>
          </table:table-cell>
          <table:table-cell office:value-type="float" office:value="0.0218714984244845" calcext:value-type="float">
            <text:p>0.021871498424485</text:p>
          </table:table-cell>
          <table:table-cell office:value-type="float" office:value="0.0193554492142763" calcext:value-type="float">
            <text:p>0.019355449214276</text:p>
          </table:table-cell>
          <table:table-cell office:value-type="float" office:value="0.672826933842498" calcext:value-type="float">
            <text:p>0.672826933842498</text:p>
          </table:table-cell>
          <table:table-cell office:value-type="float" office:value="0" calcext:value-type="float">
            <text:p>0</text:p>
          </table:table-cell>
          <table:table-cell office:value-type="float" office:value="0.118484250593195" calcext:value-type="float">
            <text:p>0.118484250593195</text:p>
          </table:table-cell>
          <table:table-cell office:value-type="float" office:value="0" calcext:value-type="float">
            <text:p>0</text:p>
          </table:table-cell>
          <table:table-cell office:value-type="float" office:value="0.0502882622987934" calcext:value-type="float">
            <text:p>0.050288262298793</text:p>
          </table:table-cell>
          <table:table-cell office:value-type="float" office:value="0.00361355960383501" calcext:value-type="float">
            <text:p>0.003613559603835</text:p>
          </table:table-cell>
          <table:table-cell office:value-type="float" office:value="0.113560046022918" calcext:value-type="float">
            <text:p>0.113560046022918</text:p>
          </table:table-cell>
          <table:table-cell office:value-type="float" office:value="0.00751591052793193" calcext:value-type="float">
            <text:p>0.007515910527932</text:p>
          </table:table-cell>
          <table:table-cell office:value-type="float" office:value="0.0101747914929492" calcext:value-type="float">
            <text:p>0.010174791492949</text:p>
          </table:table-cell>
          <table:table-cell office:value-type="float" office:value="0.811827007757723" calcext:value-type="float">
            <text:p>0.811827007757723</text:p>
          </table:table-cell>
          <table:table-cell office:value-type="float" office:value="0" calcext:value-type="float">
            <text:p>0</text:p>
          </table:table-cell>
          <table:table-cell office:value-type="float" office:value="0.0807452549960255" calcext:value-type="float">
            <text:p>0.080745254996026</text:p>
          </table:table-cell>
          <table:table-cell office:value-type="float" office:value="0" calcext:value-type="float">
            <text:p>0</text:p>
          </table:table-cell>
          <table:table-cell office:value-type="float" office:value="0.0401997541883624" calcext:value-type="float">
            <text:p>0.040199754188362</text:p>
          </table:table-cell>
          <table:table-cell office:value-type="float" office:value="0.00766457631172557" calcext:value-type="float">
            <text:p>0.007664576311726</text:p>
          </table:table-cell>
          <table:table-cell office:value-type="float" office:value="0.0418727047252827" calcext:value-type="float">
            <text:p>0.041872704725283</text:p>
          </table:table-cell>
          <table:table-cell office:value-type="float" office:value="0.0124086774890097" calcext:value-type="float">
            <text:p>0.01240867748901</text:p>
          </table:table-cell>
          <table:table-cell office:value-type="float" office:value="0.00470474059305461" calcext:value-type="float">
            <text:p>0.004704740593055</text:p>
          </table:table-cell>
          <table:table-cell office:value-type="float" office:value="0.844802032823963" calcext:value-type="float">
            <text:p>0.844802032823963</text:p>
          </table:table-cell>
          <table:table-cell office:value-type="float" office:value="0.000530196119196441" calcext:value-type="float">
            <text:p>0.000530196119196</text:p>
          </table:table-cell>
          <table:table-cell office:value-type="float" office:value="0.0489451069511148" calcext:value-type="float">
            <text:p>0.048945106951115</text:p>
          </table:table-cell>
          <table:table-cell office:value-type="float" office:value="0" calcext:value-type="float">
            <text:p>0</text:p>
          </table:table-cell>
          <table:table-cell office:value-type="float" office:value="0.0471441306742669" calcext:value-type="float">
            <text:p>0.047144130674267</text:p>
          </table:table-cell>
          <table:table-cell office:value-type="float" office:value="0.00680387967654026" calcext:value-type="float">
            <text:p>0.00680387967654</text:p>
          </table:table-cell>
          <table:table-cell office:value-type="float" office:value="0.0346612356728545" calcext:value-type="float">
            <text:p>0.034661235672855</text:p>
          </table:table-cell>
          <table:table-cell office:value-type="float" office:value="0.180047083987224" calcext:value-type="float">
            <text:p>0.180047083987224</text:p>
          </table:table-cell>
          <table:table-cell office:value-type="float" office:value="0.110822129386298" calcext:value-type="float">
            <text:p>0.110822129386298</text:p>
          </table:table-cell>
          <table:table-cell office:value-type="float" office:value="0.0951700191821552" calcext:value-type="float">
            <text:p>0.095170019182155</text:p>
          </table:table-cell>
          <table:table-cell office:value-type="float" office:value="0.0879190473034833" calcext:value-type="float">
            <text:p>0.087919047303483</text:p>
          </table:table-cell>
          <table:table-cell office:value-type="float" office:value="0.188462165623097" calcext:value-type="float">
            <text:p>0.188462165623097</text:p>
          </table:table-cell>
          <table:table-cell/>
        </table:table-row>
        <table:table-row table:style-name="ro1">
          <table:table-cell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3"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4</text:p>
          </table:table-cell>
          <table:table-cell office:value-type="string" calcext:value-type="string">
            <text:p>SolMau</text:p>
          </table:table-cell>
          <table:table-cell office:value-type="float" office:value="781.850219726562" calcext:value-type="float">
            <text:p>781.850219726562</text:p>
          </table:table-cell>
          <table:table-cell office:value-type="float" office:value="7682030.63201286" calcext:value-type="float">
            <text:p>7682030.63201286</text:p>
          </table:table-cell>
          <table:table-cell office:value-type="float" office:value="347642.082712598" calcext:value-type="float">
            <text:p>347642.082712598</text:p>
          </table:table-cell>
          <table:table-cell office:value-type="string" calcext:value-type="string">
            <text:p>CE</text:p>
          </table:table-cell>
          <table:table-cell office:value-type="float" office:value="19.057430267334" calcext:value-type="float">
            <text:p>19.057430267334</text:p>
          </table:table-cell>
          <table:table-cell office:value-type="float" office:value="3855.8818359375" calcext:value-type="float">
            <text:p>3855.8818359375</text:p>
          </table:table-cell>
          <table:table-cell office:value-type="float" office:value="0.0882924188875092" calcext:value-type="float">
            <text:p>0.088292418887509</text:p>
          </table:table-cell>
          <table:table-cell office:value-type="float" office:value="0.00700480784538479" calcext:value-type="float">
            <text:p>0.007004807845385</text:p>
          </table:table-cell>
          <table:table-cell office:value-type="float" office:value="0.460725316012354" calcext:value-type="float">
            <text:p>0.460725316012354</text:p>
          </table:table-cell>
          <table:table-cell office:value-type="float" office:value="0" calcext:value-type="float">
            <text:p>0</text:p>
          </table:table-cell>
          <table:table-cell office:value-type="float" office:value="0.233642181679243" calcext:value-type="float">
            <text:p>0.233642181679243</text:p>
          </table:table-cell>
          <table:table-cell office:value-type="float" office:value="0" calcext:value-type="float">
            <text:p>0</text:p>
          </table:table-cell>
          <table:table-cell office:value-type="float" office:value="0.093705224949852" calcext:value-type="float">
            <text:p>0.093705224949852</text:p>
          </table:table-cell>
          <table:table-cell office:value-type="float" office:value="0.0906804215620721" calcext:value-type="float">
            <text:p>0.090680421562072</text:p>
          </table:table-cell>
          <table:table-cell office:value-type="float" office:value="0.0259496290635846" calcext:value-type="float">
            <text:p>0.025949629063585</text:p>
          </table:table-cell>
          <table:table-cell office:value-type="float" office:value="0.029618598201589" calcext:value-type="float">
            <text:p>0.029618598201589</text:p>
          </table:table-cell>
          <table:table-cell office:value-type="float" office:value="0.0406411172504546" calcext:value-type="float">
            <text:p>0.040641117250455</text:p>
          </table:table-cell>
          <table:table-cell office:value-type="float" office:value="0.516123440893687" calcext:value-type="float">
            <text:p>0.516123440893687</text:p>
          </table:table-cell>
          <table:table-cell office:value-type="float" office:value="0" calcext:value-type="float">
            <text:p>0</text:p>
          </table:table-cell>
          <table:table-cell office:value-type="float" office:value="0.15528451258251" calcext:value-type="float">
            <text:p>0.15528451258251</text:p>
          </table:table-cell>
          <table:table-cell office:value-type="float" office:value="0" calcext:value-type="float">
            <text:p>0</text:p>
          </table:table-cell>
          <table:table-cell office:value-type="float" office:value="0.131265608750097" calcext:value-type="float">
            <text:p>0.131265608750097</text:p>
          </table:table-cell>
          <table:table-cell office:value-type="float" office:value="0.034942375855165" calcext:value-type="float">
            <text:p>0.034942375855165</text:p>
          </table:table-cell>
          <table:table-cell office:value-type="float" office:value="0.0921243464664973" calcext:value-type="float">
            <text:p>0.092124346466497</text:p>
          </table:table-cell>
          <table:table-cell office:value-type="float" office:value="0.0156516002253378" calcext:value-type="float">
            <text:p>0.015651600225338</text:p>
          </table:table-cell>
          <table:table-cell office:value-type="float" office:value="0.0233615477202239" calcext:value-type="float">
            <text:p>0.023361547720224</text:p>
          </table:table-cell>
          <table:table-cell office:value-type="float" office:value="0.640221022032338" calcext:value-type="float">
            <text:p>0.640221022032338</text:p>
          </table:table-cell>
          <table:table-cell office:value-type="float" office:value="0" calcext:value-type="float">
            <text:p>0</text:p>
          </table:table-cell>
          <table:table-cell office:value-type="float" office:value="0.113122564110274" calcext:value-type="float">
            <text:p>0.113122564110274</text:p>
          </table:table-cell>
          <table:table-cell office:value-type="float" office:value="0" calcext:value-type="float">
            <text:p>0</text:p>
          </table:table-cell>
          <table:table-cell office:value-type="float" office:value="0.116089629245092" calcext:value-type="float">
            <text:p>0.116089629245092</text:p>
          </table:table-cell>
          <table:table-cell office:value-type="float" office:value="0.02713073746824" calcext:value-type="float">
            <text:p>0.02713073746824</text:p>
          </table:table-cell>
          <table:table-cell office:value-type="float" office:value="0.0644228991984944" calcext:value-type="float">
            <text:p>0.064422899198494</text:p>
          </table:table-cell>
          <table:table-cell office:value-type="float" office:value="0.0282483259320616" calcext:value-type="float">
            <text:p>0.028248325932062</text:p>
          </table:table-cell>
          <table:table-cell office:value-type="float" office:value="0.00982456657368701" calcext:value-type="float">
            <text:p>0.009824566573687</text:p>
          </table:table-cell>
          <table:table-cell office:value-type="float" office:value="0.659138744045807" calcext:value-type="float">
            <text:p>0.659138744045807</text:p>
          </table:table-cell>
          <table:table-cell office:value-type="float" office:value="0" calcext:value-type="float">
            <text:p>0</text:p>
          </table:table-cell>
          <table:table-cell office:value-type="float" office:value="0.0982519807402921" calcext:value-type="float">
            <text:p>0.098251980740292</text:p>
          </table:table-cell>
          <table:table-cell office:value-type="float" office:value="0" calcext:value-type="float">
            <text:p>0</text:p>
          </table:table-cell>
          <table:table-cell office:value-type="float" office:value="0.119547487904795" calcext:value-type="float">
            <text:p>0.119547487904795</text:p>
          </table:table-cell>
          <table:table-cell office:value-type="float" office:value="0.0194365280321686" calcext:value-type="float">
            <text:p>0.019436528032169</text:p>
          </table:table-cell>
          <table:table-cell office:value-type="float" office:value="0.0655523667711887" calcext:value-type="float">
            <text:p>0.065552366771189</text:p>
          </table:table-cell>
          <table:table-cell office:value-type="float" office:value="0.0836757910171266" calcext:value-type="float">
            <text:p>0.083675791017127</text:p>
          </table:table-cell>
          <table:table-cell office:value-type="float" office:value="0.00843963384582789" calcext:value-type="float">
            <text:p>0.008439633845828</text:p>
          </table:table-cell>
          <table:table-cell office:value-type="float" office:value="0.638704289277935" calcext:value-type="float">
            <text:p>0.638704289277935</text:p>
          </table:table-cell>
          <table:table-cell office:value-type="float" office:value="0.000510465063817408" calcext:value-type="float">
            <text:p>0.000510465063817</text:p>
          </table:table-cell>
          <table:table-cell office:value-type="float" office:value="0.10563688582788" calcext:value-type="float">
            <text:p>0.10563688582788</text:p>
          </table:table-cell>
          <table:table-cell office:value-type="float" office:value="0" calcext:value-type="float">
            <text:p>0</text:p>
          </table:table-cell>
          <table:table-cell office:value-type="float" office:value="0.0706704264632509" calcext:value-type="float">
            <text:p>0.070670426463251</text:p>
          </table:table-cell>
          <table:table-cell office:value-type="float" office:value="0.0159045146113254" calcext:value-type="float">
            <text:p>0.015904514611325</text:p>
          </table:table-cell>
          <table:table-cell office:value-type="float" office:value="0.0764579938928371" calcext:value-type="float">
            <text:p>0.076457993892837</text:p>
          </table:table-cell>
          <table:table-cell office:value-type="float" office:value="0.306724050966771" calcext:value-type="float">
            <text:p>0.306724050966771</text:p>
          </table:table-cell>
          <table:table-cell office:value-type="float" office:value="0.211194751708624" calcext:value-type="float">
            <text:p>0.211194751708624</text:p>
          </table:table-cell>
          <table:table-cell office:value-type="float" office:value="0.157670187350282" calcext:value-type="float">
            <text:p>0.157670187350282</text:p>
          </table:table-cell>
          <table:table-cell office:value-type="float" office:value="0.211059471787315" calcext:value-type="float">
            <text:p>0.211059471787315</text:p>
          </table:table-cell>
          <table:table-cell office:value-type="float" office:value="0.304908987663367" calcext:value-type="float">
            <text:p>0.304908987663367</text:p>
          </table:table-cell>
          <table:table-cell/>
        </table:table-row>
        <table:table-row table:style-name="ro1">
          <table:table-cell office:value-type="float" office:value="1" calcext:value-type="float">
            <text:p>1</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4</text:p>
          </table:table-cell>
          <table:table-cell office:value-type="string" calcext:value-type="string">
            <text:p>PasDil</text:p>
          </table:table-cell>
          <table:table-cell office:value-type="float" office:value="781.850219726562" calcext:value-type="float">
            <text:p>781.850219726562</text:p>
          </table:table-cell>
          <table:table-cell office:value-type="float" office:value="7682030.63201286" calcext:value-type="float">
            <text:p>7682030.63201286</text:p>
          </table:table-cell>
          <table:table-cell office:value-type="float" office:value="347642.082712598" calcext:value-type="float">
            <text:p>347642.082712598</text:p>
          </table:table-cell>
          <table:table-cell office:value-type="string" calcext:value-type="string">
            <text:p>CE</text:p>
          </table:table-cell>
          <table:table-cell office:value-type="float" office:value="19.057430267334" calcext:value-type="float">
            <text:p>19.057430267334</text:p>
          </table:table-cell>
          <table:table-cell office:value-type="float" office:value="3855.8818359375" calcext:value-type="float">
            <text:p>3855.8818359375</text:p>
          </table:table-cell>
          <table:table-cell office:value-type="float" office:value="0.0882924188875092" calcext:value-type="float">
            <text:p>0.088292418887509</text:p>
          </table:table-cell>
          <table:table-cell office:value-type="float" office:value="0.00700480784538479" calcext:value-type="float">
            <text:p>0.007004807845385</text:p>
          </table:table-cell>
          <table:table-cell office:value-type="float" office:value="0.460725316012354" calcext:value-type="float">
            <text:p>0.460725316012354</text:p>
          </table:table-cell>
          <table:table-cell office:value-type="float" office:value="0" calcext:value-type="float">
            <text:p>0</text:p>
          </table:table-cell>
          <table:table-cell office:value-type="float" office:value="0.233642181679243" calcext:value-type="float">
            <text:p>0.233642181679243</text:p>
          </table:table-cell>
          <table:table-cell office:value-type="float" office:value="0" calcext:value-type="float">
            <text:p>0</text:p>
          </table:table-cell>
          <table:table-cell office:value-type="float" office:value="0.093705224949852" calcext:value-type="float">
            <text:p>0.093705224949852</text:p>
          </table:table-cell>
          <table:table-cell office:value-type="float" office:value="0.0906804215620721" calcext:value-type="float">
            <text:p>0.090680421562072</text:p>
          </table:table-cell>
          <table:table-cell office:value-type="float" office:value="0.0259496290635846" calcext:value-type="float">
            <text:p>0.025949629063585</text:p>
          </table:table-cell>
          <table:table-cell office:value-type="float" office:value="0.029618598201589" calcext:value-type="float">
            <text:p>0.029618598201589</text:p>
          </table:table-cell>
          <table:table-cell office:value-type="float" office:value="0.0406411172504546" calcext:value-type="float">
            <text:p>0.040641117250455</text:p>
          </table:table-cell>
          <table:table-cell office:value-type="float" office:value="0.516123440893687" calcext:value-type="float">
            <text:p>0.516123440893687</text:p>
          </table:table-cell>
          <table:table-cell office:value-type="float" office:value="0" calcext:value-type="float">
            <text:p>0</text:p>
          </table:table-cell>
          <table:table-cell office:value-type="float" office:value="0.15528451258251" calcext:value-type="float">
            <text:p>0.15528451258251</text:p>
          </table:table-cell>
          <table:table-cell office:value-type="float" office:value="0" calcext:value-type="float">
            <text:p>0</text:p>
          </table:table-cell>
          <table:table-cell office:value-type="float" office:value="0.131265608750097" calcext:value-type="float">
            <text:p>0.131265608750097</text:p>
          </table:table-cell>
          <table:table-cell office:value-type="float" office:value="0.034942375855165" calcext:value-type="float">
            <text:p>0.034942375855165</text:p>
          </table:table-cell>
          <table:table-cell office:value-type="float" office:value="0.0921243464664973" calcext:value-type="float">
            <text:p>0.092124346466497</text:p>
          </table:table-cell>
          <table:table-cell office:value-type="float" office:value="0.0156516002253378" calcext:value-type="float">
            <text:p>0.015651600225338</text:p>
          </table:table-cell>
          <table:table-cell office:value-type="float" office:value="0.0233615477202239" calcext:value-type="float">
            <text:p>0.023361547720224</text:p>
          </table:table-cell>
          <table:table-cell office:value-type="float" office:value="0.640221022032338" calcext:value-type="float">
            <text:p>0.640221022032338</text:p>
          </table:table-cell>
          <table:table-cell office:value-type="float" office:value="0" calcext:value-type="float">
            <text:p>0</text:p>
          </table:table-cell>
          <table:table-cell office:value-type="float" office:value="0.113122564110274" calcext:value-type="float">
            <text:p>0.113122564110274</text:p>
          </table:table-cell>
          <table:table-cell office:value-type="float" office:value="0" calcext:value-type="float">
            <text:p>0</text:p>
          </table:table-cell>
          <table:table-cell office:value-type="float" office:value="0.116089629245092" calcext:value-type="float">
            <text:p>0.116089629245092</text:p>
          </table:table-cell>
          <table:table-cell office:value-type="float" office:value="0.02713073746824" calcext:value-type="float">
            <text:p>0.02713073746824</text:p>
          </table:table-cell>
          <table:table-cell office:value-type="float" office:value="0.0644228991984944" calcext:value-type="float">
            <text:p>0.064422899198494</text:p>
          </table:table-cell>
          <table:table-cell office:value-type="float" office:value="0.0282483259320616" calcext:value-type="float">
            <text:p>0.028248325932062</text:p>
          </table:table-cell>
          <table:table-cell office:value-type="float" office:value="0.00982456657368701" calcext:value-type="float">
            <text:p>0.009824566573687</text:p>
          </table:table-cell>
          <table:table-cell office:value-type="float" office:value="0.659138744045807" calcext:value-type="float">
            <text:p>0.659138744045807</text:p>
          </table:table-cell>
          <table:table-cell office:value-type="float" office:value="0" calcext:value-type="float">
            <text:p>0</text:p>
          </table:table-cell>
          <table:table-cell office:value-type="float" office:value="0.0982519807402921" calcext:value-type="float">
            <text:p>0.098251980740292</text:p>
          </table:table-cell>
          <table:table-cell office:value-type="float" office:value="0" calcext:value-type="float">
            <text:p>0</text:p>
          </table:table-cell>
          <table:table-cell office:value-type="float" office:value="0.119547487904795" calcext:value-type="float">
            <text:p>0.119547487904795</text:p>
          </table:table-cell>
          <table:table-cell office:value-type="float" office:value="0.0194365280321686" calcext:value-type="float">
            <text:p>0.019436528032169</text:p>
          </table:table-cell>
          <table:table-cell office:value-type="float" office:value="0.0655523667711887" calcext:value-type="float">
            <text:p>0.065552366771189</text:p>
          </table:table-cell>
          <table:table-cell office:value-type="float" office:value="0.0836757910171266" calcext:value-type="float">
            <text:p>0.083675791017127</text:p>
          </table:table-cell>
          <table:table-cell office:value-type="float" office:value="0.00843963384582789" calcext:value-type="float">
            <text:p>0.008439633845828</text:p>
          </table:table-cell>
          <table:table-cell office:value-type="float" office:value="0.638704289277935" calcext:value-type="float">
            <text:p>0.638704289277935</text:p>
          </table:table-cell>
          <table:table-cell office:value-type="float" office:value="0.000510465063817408" calcext:value-type="float">
            <text:p>0.000510465063817</text:p>
          </table:table-cell>
          <table:table-cell office:value-type="float" office:value="0.10563688582788" calcext:value-type="float">
            <text:p>0.10563688582788</text:p>
          </table:table-cell>
          <table:table-cell office:value-type="float" office:value="0" calcext:value-type="float">
            <text:p>0</text:p>
          </table:table-cell>
          <table:table-cell office:value-type="float" office:value="0.0706704264632509" calcext:value-type="float">
            <text:p>0.070670426463251</text:p>
          </table:table-cell>
          <table:table-cell office:value-type="float" office:value="0.0159045146113254" calcext:value-type="float">
            <text:p>0.015904514611325</text:p>
          </table:table-cell>
          <table:table-cell office:value-type="float" office:value="0.0764579938928371" calcext:value-type="float">
            <text:p>0.076457993892837</text:p>
          </table:table-cell>
          <table:table-cell office:value-type="float" office:value="0.306724050966771" calcext:value-type="float">
            <text:p>0.306724050966771</text:p>
          </table:table-cell>
          <table:table-cell office:value-type="float" office:value="0.211194751708624" calcext:value-type="float">
            <text:p>0.211194751708624</text:p>
          </table:table-cell>
          <table:table-cell office:value-type="float" office:value="0.157670187350282" calcext:value-type="float">
            <text:p>0.157670187350282</text:p>
          </table:table-cell>
          <table:table-cell office:value-type="float" office:value="0.211059471787315" calcext:value-type="float">
            <text:p>0.211059471787315</text:p>
          </table:table-cell>
          <table:table-cell office:value-type="float" office:value="0.304908987663367" calcext:value-type="float">
            <text:p>0.304908987663367</text:p>
          </table:table-cell>
          <table:table-cell/>
        </table:table-row>
        <table:table-row table:style-name="ro1">
          <table:table-cell table:number-columns-repeated="19" office:value-type="float" office:value="0" calcext:value-type="float">
            <text:p>0</text:p>
          </table:table-cell>
          <table:table-cell office:value-type="float" office:value="6" calcext:value-type="float">
            <text:p>6</text:p>
          </table:table-cell>
          <table:table-cell table:number-columns-repeated="21"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4</text:p>
          </table:table-cell>
          <table:table-cell office:value-type="string" calcext:value-type="string">
            <text:p>LanCam</text:p>
          </table:table-cell>
          <table:table-cell office:value-type="float" office:value="781.850219726562" calcext:value-type="float">
            <text:p>781.850219726562</text:p>
          </table:table-cell>
          <table:table-cell office:value-type="float" office:value="7682030.63201286" calcext:value-type="float">
            <text:p>7682030.63201286</text:p>
          </table:table-cell>
          <table:table-cell office:value-type="float" office:value="347642.082712598" calcext:value-type="float">
            <text:p>347642.082712598</text:p>
          </table:table-cell>
          <table:table-cell office:value-type="string" calcext:value-type="string">
            <text:p>CE</text:p>
          </table:table-cell>
          <table:table-cell office:value-type="float" office:value="19.057430267334" calcext:value-type="float">
            <text:p>19.057430267334</text:p>
          </table:table-cell>
          <table:table-cell office:value-type="float" office:value="3855.8818359375" calcext:value-type="float">
            <text:p>3855.8818359375</text:p>
          </table:table-cell>
          <table:table-cell office:value-type="float" office:value="0.0882924188875092" calcext:value-type="float">
            <text:p>0.088292418887509</text:p>
          </table:table-cell>
          <table:table-cell office:value-type="float" office:value="0.00700480784538479" calcext:value-type="float">
            <text:p>0.007004807845385</text:p>
          </table:table-cell>
          <table:table-cell office:value-type="float" office:value="0.460725316012354" calcext:value-type="float">
            <text:p>0.460725316012354</text:p>
          </table:table-cell>
          <table:table-cell office:value-type="float" office:value="0" calcext:value-type="float">
            <text:p>0</text:p>
          </table:table-cell>
          <table:table-cell office:value-type="float" office:value="0.233642181679243" calcext:value-type="float">
            <text:p>0.233642181679243</text:p>
          </table:table-cell>
          <table:table-cell office:value-type="float" office:value="0" calcext:value-type="float">
            <text:p>0</text:p>
          </table:table-cell>
          <table:table-cell office:value-type="float" office:value="0.093705224949852" calcext:value-type="float">
            <text:p>0.093705224949852</text:p>
          </table:table-cell>
          <table:table-cell office:value-type="float" office:value="0.0906804215620721" calcext:value-type="float">
            <text:p>0.090680421562072</text:p>
          </table:table-cell>
          <table:table-cell office:value-type="float" office:value="0.0259496290635846" calcext:value-type="float">
            <text:p>0.025949629063585</text:p>
          </table:table-cell>
          <table:table-cell office:value-type="float" office:value="0.029618598201589" calcext:value-type="float">
            <text:p>0.029618598201589</text:p>
          </table:table-cell>
          <table:table-cell office:value-type="float" office:value="0.0406411172504546" calcext:value-type="float">
            <text:p>0.040641117250455</text:p>
          </table:table-cell>
          <table:table-cell office:value-type="float" office:value="0.516123440893687" calcext:value-type="float">
            <text:p>0.516123440893687</text:p>
          </table:table-cell>
          <table:table-cell office:value-type="float" office:value="0" calcext:value-type="float">
            <text:p>0</text:p>
          </table:table-cell>
          <table:table-cell office:value-type="float" office:value="0.15528451258251" calcext:value-type="float">
            <text:p>0.15528451258251</text:p>
          </table:table-cell>
          <table:table-cell office:value-type="float" office:value="0" calcext:value-type="float">
            <text:p>0</text:p>
          </table:table-cell>
          <table:table-cell office:value-type="float" office:value="0.131265608750097" calcext:value-type="float">
            <text:p>0.131265608750097</text:p>
          </table:table-cell>
          <table:table-cell office:value-type="float" office:value="0.034942375855165" calcext:value-type="float">
            <text:p>0.034942375855165</text:p>
          </table:table-cell>
          <table:table-cell office:value-type="float" office:value="0.0921243464664973" calcext:value-type="float">
            <text:p>0.092124346466497</text:p>
          </table:table-cell>
          <table:table-cell office:value-type="float" office:value="0.0156516002253378" calcext:value-type="float">
            <text:p>0.015651600225338</text:p>
          </table:table-cell>
          <table:table-cell office:value-type="float" office:value="0.0233615477202239" calcext:value-type="float">
            <text:p>0.023361547720224</text:p>
          </table:table-cell>
          <table:table-cell office:value-type="float" office:value="0.640221022032338" calcext:value-type="float">
            <text:p>0.640221022032338</text:p>
          </table:table-cell>
          <table:table-cell office:value-type="float" office:value="0" calcext:value-type="float">
            <text:p>0</text:p>
          </table:table-cell>
          <table:table-cell office:value-type="float" office:value="0.113122564110274" calcext:value-type="float">
            <text:p>0.113122564110274</text:p>
          </table:table-cell>
          <table:table-cell office:value-type="float" office:value="0" calcext:value-type="float">
            <text:p>0</text:p>
          </table:table-cell>
          <table:table-cell office:value-type="float" office:value="0.116089629245092" calcext:value-type="float">
            <text:p>0.116089629245092</text:p>
          </table:table-cell>
          <table:table-cell office:value-type="float" office:value="0.02713073746824" calcext:value-type="float">
            <text:p>0.02713073746824</text:p>
          </table:table-cell>
          <table:table-cell office:value-type="float" office:value="0.0644228991984944" calcext:value-type="float">
            <text:p>0.064422899198494</text:p>
          </table:table-cell>
          <table:table-cell office:value-type="float" office:value="0.0282483259320616" calcext:value-type="float">
            <text:p>0.028248325932062</text:p>
          </table:table-cell>
          <table:table-cell office:value-type="float" office:value="0.00982456657368701" calcext:value-type="float">
            <text:p>0.009824566573687</text:p>
          </table:table-cell>
          <table:table-cell office:value-type="float" office:value="0.659138744045807" calcext:value-type="float">
            <text:p>0.659138744045807</text:p>
          </table:table-cell>
          <table:table-cell office:value-type="float" office:value="0" calcext:value-type="float">
            <text:p>0</text:p>
          </table:table-cell>
          <table:table-cell office:value-type="float" office:value="0.0982519807402921" calcext:value-type="float">
            <text:p>0.098251980740292</text:p>
          </table:table-cell>
          <table:table-cell office:value-type="float" office:value="0" calcext:value-type="float">
            <text:p>0</text:p>
          </table:table-cell>
          <table:table-cell office:value-type="float" office:value="0.119547487904795" calcext:value-type="float">
            <text:p>0.119547487904795</text:p>
          </table:table-cell>
          <table:table-cell office:value-type="float" office:value="0.0194365280321686" calcext:value-type="float">
            <text:p>0.019436528032169</text:p>
          </table:table-cell>
          <table:table-cell office:value-type="float" office:value="0.0655523667711887" calcext:value-type="float">
            <text:p>0.065552366771189</text:p>
          </table:table-cell>
          <table:table-cell office:value-type="float" office:value="0.0836757910171266" calcext:value-type="float">
            <text:p>0.083675791017127</text:p>
          </table:table-cell>
          <table:table-cell office:value-type="float" office:value="0.00843963384582789" calcext:value-type="float">
            <text:p>0.008439633845828</text:p>
          </table:table-cell>
          <table:table-cell office:value-type="float" office:value="0.638704289277935" calcext:value-type="float">
            <text:p>0.638704289277935</text:p>
          </table:table-cell>
          <table:table-cell office:value-type="float" office:value="0.000510465063817408" calcext:value-type="float">
            <text:p>0.000510465063817</text:p>
          </table:table-cell>
          <table:table-cell office:value-type="float" office:value="0.10563688582788" calcext:value-type="float">
            <text:p>0.10563688582788</text:p>
          </table:table-cell>
          <table:table-cell office:value-type="float" office:value="0" calcext:value-type="float">
            <text:p>0</text:p>
          </table:table-cell>
          <table:table-cell office:value-type="float" office:value="0.0706704264632509" calcext:value-type="float">
            <text:p>0.070670426463251</text:p>
          </table:table-cell>
          <table:table-cell office:value-type="float" office:value="0.0159045146113254" calcext:value-type="float">
            <text:p>0.015904514611325</text:p>
          </table:table-cell>
          <table:table-cell office:value-type="float" office:value="0.0764579938928371" calcext:value-type="float">
            <text:p>0.076457993892837</text:p>
          </table:table-cell>
          <table:table-cell office:value-type="float" office:value="0.306724050966771" calcext:value-type="float">
            <text:p>0.306724050966771</text:p>
          </table:table-cell>
          <table:table-cell office:value-type="float" office:value="0.211194751708624" calcext:value-type="float">
            <text:p>0.211194751708624</text:p>
          </table:table-cell>
          <table:table-cell office:value-type="float" office:value="0.157670187350282" calcext:value-type="float">
            <text:p>0.157670187350282</text:p>
          </table:table-cell>
          <table:table-cell office:value-type="float" office:value="0.211059471787315" calcext:value-type="float">
            <text:p>0.211059471787315</text:p>
          </table:table-cell>
          <table:table-cell office:value-type="float" office:value="0.304908987663367" calcext:value-type="float">
            <text:p>0.304908987663367</text:p>
          </table:table-cell>
          <table:table-cell/>
        </table:table-row>
        <table:table-row table:style-name="ro1">
          <table:table-cell office:value-type="float" office:value="1" calcext:value-type="float">
            <text:p>1</text:p>
          </table:table-cell>
          <table:table-cell table:number-columns-repeated="40"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5</text:p>
          </table:table-cell>
          <table:table-cell office:value-type="string" calcext:value-type="string">
            <text:p>Other</text:p>
          </table:table-cell>
          <table:table-cell office:value-type="float" office:value="554.503479003906" calcext:value-type="float">
            <text:p>554.503479003906</text:p>
          </table:table-cell>
          <table:table-cell office:value-type="float" office:value="7682999.33831676" calcext:value-type="float">
            <text:p>7682999.33831676</text:p>
          </table:table-cell>
          <table:table-cell office:value-type="float" office:value="347644.651870806" calcext:value-type="float">
            <text:p>347644.651870806</text:p>
          </table:table-cell>
          <table:table-cell office:value-type="string" calcext:value-type="string">
            <text:p>CE</text:p>
          </table:table-cell>
          <table:table-cell office:value-type="float" office:value="20.3143634796143" calcext:value-type="float">
            <text:p>20.3143634796143</text:p>
          </table:table-cell>
          <table:table-cell office:value-type="float" office:value="3390.94653320312" calcext:value-type="float">
            <text:p>3390.94653320312</text:p>
          </table:table-cell>
          <table:table-cell office:value-type="float" office:value="0.187346769828382" calcext:value-type="float">
            <text:p>0.187346769828382</text:p>
          </table:table-cell>
          <table:table-cell office:value-type="float" office:value="0.0187219409685739" calcext:value-type="float">
            <text:p>0.018721940968574</text:p>
          </table:table-cell>
          <table:table-cell office:value-type="float" office:value="0.181488203266788" calcext:value-type="float">
            <text:p>0.181488203266788</text:p>
          </table:table-cell>
          <table:table-cell office:value-type="float" office:value="0" calcext:value-type="float">
            <text:p>0</text:p>
          </table:table-cell>
          <table:table-cell office:value-type="float" office:value="0.30365842009743" calcext:value-type="float">
            <text:p>0.30365842009743</text:p>
          </table:table-cell>
          <table:table-cell office:value-type="float" office:value="0" calcext:value-type="float">
            <text:p>0</text:p>
          </table:table-cell>
          <table:table-cell office:value-type="float" office:value="0.154615213169039" calcext:value-type="float">
            <text:p>0.154615213169039</text:p>
          </table:table-cell>
          <table:table-cell office:value-type="float" office:value="0.00382080427930079" calcext:value-type="float">
            <text:p>0.003820804279301</text:p>
          </table:table-cell>
          <table:table-cell office:value-type="float" office:value="0.150348648390486" calcext:value-type="float">
            <text:p>0.150348648390486</text:p>
          </table:table-cell>
          <table:table-cell office:value-type="float" office:value="0.19826244446331" calcext:value-type="float">
            <text:p>0.19826244446331</text:p>
          </table:table-cell>
          <table:table-cell office:value-type="float" office:value="0.0030173755553669" calcext:value-type="float">
            <text:p>0.003017375555367</text:p>
          </table:table-cell>
          <table:table-cell office:value-type="float" office:value="0.214286724962504" calcext:value-type="float">
            <text:p>0.214286724962504</text:p>
          </table:table-cell>
          <table:table-cell office:value-type="float" office:value="0" calcext:value-type="float">
            <text:p>0</text:p>
          </table:table-cell>
          <table:table-cell office:value-type="float" office:value="0.150472592466819" calcext:value-type="float">
            <text:p>0.150472592466819</text:p>
          </table:table-cell>
          <table:table-cell office:value-type="float" office:value="0" calcext:value-type="float">
            <text:p>0</text:p>
          </table:table-cell>
          <table:table-cell office:value-type="float" office:value="0.153999349124148" calcext:value-type="float">
            <text:p>0.153999349124148</text:p>
          </table:table-cell>
          <table:table-cell office:value-type="float" office:value="0.0584974672439652" calcext:value-type="float">
            <text:p>0.058497467243965</text:p>
          </table:table-cell>
          <table:table-cell office:value-type="float" office:value="0.221464046183887" calcext:value-type="float">
            <text:p>0.221464046183887</text:p>
          </table:table-cell>
          <table:table-cell office:value-type="float" office:value="0.105383850747113" calcext:value-type="float">
            <text:p>0.105383850747113</text:p>
          </table:table-cell>
          <table:table-cell office:value-type="float" office:value="0.00167764461172742" calcext:value-type="float">
            <text:p>0.001677644611727</text:p>
          </table:table-cell>
          <table:table-cell office:value-type="float" office:value="0.26410831022187" calcext:value-type="float">
            <text:p>0.26410831022187</text:p>
          </table:table-cell>
          <table:table-cell office:value-type="float" office:value="0" calcext:value-type="float">
            <text:p>0</text:p>
          </table:table-cell>
          <table:table-cell office:value-type="float" office:value="0.152601100860312" calcext:value-type="float">
            <text:p>0.152601100860312</text:p>
          </table:table-cell>
          <table:table-cell office:value-type="float" office:value="0" calcext:value-type="float">
            <text:p>0</text:p>
          </table:table-cell>
          <table:table-cell office:value-type="float" office:value="0.229113899422685" calcext:value-type="float">
            <text:p>0.229113899422685</text:p>
          </table:table-cell>
          <table:table-cell office:value-type="float" office:value="0.0473817424156667" calcext:value-type="float">
            <text:p>0.047381742415667</text:p>
          </table:table-cell>
          <table:table-cell office:value-type="float" office:value="0.199733451720625" calcext:value-type="float">
            <text:p>0.199733451720625</text:p>
          </table:table-cell>
          <table:table-cell office:value-type="float" office:value="0.124770494468976" calcext:value-type="float">
            <text:p>0.124770494468976</text:p>
          </table:table-cell>
          <table:table-cell office:value-type="float" office:value="0.0125449867677465" calcext:value-type="float">
            <text:p>0.012544986767747</text:p>
          </table:table-cell>
          <table:table-cell office:value-type="float" office:value="0.354954346225637" calcext:value-type="float">
            <text:p>0.354954346225637</text:p>
          </table:table-cell>
          <table:table-cell office:value-type="float" office:value="0" calcext:value-type="float">
            <text:p>0</text:p>
          </table:table-cell>
          <table:table-cell office:value-type="float" office:value="0.126088194324945" calcext:value-type="float">
            <text:p>0.126088194324945</text:p>
          </table:table-cell>
          <table:table-cell office:value-type="float" office:value="0" calcext:value-type="float">
            <text:p>0</text:p>
          </table:table-cell>
          <table:table-cell office:value-type="float" office:value="0.166458539552835" calcext:value-type="float">
            <text:p>0.166458539552835</text:p>
          </table:table-cell>
          <table:table-cell office:value-type="float" office:value="0.0392636667945425" calcext:value-type="float">
            <text:p>0.039263666794543</text:p>
          </table:table-cell>
          <table:table-cell office:value-type="float" office:value="0.175919771865319" calcext:value-type="float">
            <text:p>0.175919771865319</text:p>
          </table:table-cell>
          <table:table-cell office:value-type="float" office:value="0.154528099758316" calcext:value-type="float">
            <text:p>0.154528099758316</text:p>
          </table:table-cell>
          <table:table-cell office:value-type="float" office:value="0.00980997185651593" calcext:value-type="float">
            <text:p>0.009809971856516</text:p>
          </table:table-cell>
          <table:table-cell office:value-type="float" office:value="0.507860035192605" calcext:value-type="float">
            <text:p>0.507860035192605</text:p>
          </table:table-cell>
          <table:table-cell office:value-type="float" office:value="0.000510465029998516" calcext:value-type="float">
            <text:p>0.000510465029999</text:p>
          </table:table-cell>
          <table:table-cell office:value-type="float" office:value="0.109822559573025" calcext:value-type="float">
            <text:p>0.109822559573025</text:p>
          </table:table-cell>
          <table:table-cell office:value-type="float" office:value="0" calcext:value-type="float">
            <text:p>0</text:p>
          </table:table-cell>
          <table:table-cell office:value-type="float" office:value="0.0813271163264008" calcext:value-type="float">
            <text:p>0.081327116326401</text:p>
          </table:table-cell>
          <table:table-cell office:value-type="float" office:value="0.0214798450783353" calcext:value-type="float">
            <text:p>0.021479845078335</text:p>
          </table:table-cell>
          <table:table-cell office:value-type="float" office:value="0.114661907184804" calcext:value-type="float">
            <text:p>0.114661907184804</text:p>
          </table:table-cell>
          <table:table-cell office:value-type="float" office:value="0.238008592234963" calcext:value-type="float">
            <text:p>0.238008592234963</text:p>
          </table:table-cell>
          <table:table-cell office:value-type="float" office:value="0.207050160582563" calcext:value-type="float">
            <text:p>0.207050160582563</text:p>
          </table:table-cell>
          <table:table-cell office:value-type="float" office:value="0.240734187360382" calcext:value-type="float">
            <text:p>0.240734187360382</text:p>
          </table:table-cell>
          <table:table-cell office:value-type="float" office:value="0.317600366574569" calcext:value-type="float">
            <text:p>0.317600366574569</text:p>
          </table:table-cell>
          <table:table-cell office:value-type="float" office:value="0.340628768267229" calcext:value-type="float">
            <text:p>0.340628768267229</text:p>
          </table:table-cell>
          <table:table-cell/>
        </table:table-row>
        <table:table-row table:style-name="ro1">
          <table:table-cell office:value-type="float" office:value="6" calcext:value-type="float">
            <text:p>6</text:p>
          </table:table-cell>
          <table:table-cell table:number-columns-repeated="40"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5</text:p>
          </table:table-cell>
          <table:table-cell office:value-type="string" calcext:value-type="string">
            <text:p>Other</text:p>
          </table:table-cell>
          <table:table-cell office:value-type="float" office:value="554.503479003906" calcext:value-type="float">
            <text:p>554.503479003906</text:p>
          </table:table-cell>
          <table:table-cell office:value-type="float" office:value="7682999.33831676" calcext:value-type="float">
            <text:p>7682999.33831676</text:p>
          </table:table-cell>
          <table:table-cell office:value-type="float" office:value="347644.651870806" calcext:value-type="float">
            <text:p>347644.651870806</text:p>
          </table:table-cell>
          <table:table-cell office:value-type="string" calcext:value-type="string">
            <text:p>CE</text:p>
          </table:table-cell>
          <table:table-cell office:value-type="float" office:value="20.3143634796143" calcext:value-type="float">
            <text:p>20.3143634796143</text:p>
          </table:table-cell>
          <table:table-cell office:value-type="float" office:value="3390.94653320312" calcext:value-type="float">
            <text:p>3390.94653320312</text:p>
          </table:table-cell>
          <table:table-cell office:value-type="float" office:value="0.187346769828382" calcext:value-type="float">
            <text:p>0.187346769828382</text:p>
          </table:table-cell>
          <table:table-cell office:value-type="float" office:value="0.0187219409685739" calcext:value-type="float">
            <text:p>0.018721940968574</text:p>
          </table:table-cell>
          <table:table-cell office:value-type="float" office:value="0.181488203266788" calcext:value-type="float">
            <text:p>0.181488203266788</text:p>
          </table:table-cell>
          <table:table-cell office:value-type="float" office:value="0" calcext:value-type="float">
            <text:p>0</text:p>
          </table:table-cell>
          <table:table-cell office:value-type="float" office:value="0.30365842009743" calcext:value-type="float">
            <text:p>0.30365842009743</text:p>
          </table:table-cell>
          <table:table-cell office:value-type="float" office:value="0" calcext:value-type="float">
            <text:p>0</text:p>
          </table:table-cell>
          <table:table-cell office:value-type="float" office:value="0.154615213169039" calcext:value-type="float">
            <text:p>0.154615213169039</text:p>
          </table:table-cell>
          <table:table-cell office:value-type="float" office:value="0.00382080427930079" calcext:value-type="float">
            <text:p>0.003820804279301</text:p>
          </table:table-cell>
          <table:table-cell office:value-type="float" office:value="0.150348648390486" calcext:value-type="float">
            <text:p>0.150348648390486</text:p>
          </table:table-cell>
          <table:table-cell office:value-type="float" office:value="0.19826244446331" calcext:value-type="float">
            <text:p>0.19826244446331</text:p>
          </table:table-cell>
          <table:table-cell office:value-type="float" office:value="0.0030173755553669" calcext:value-type="float">
            <text:p>0.003017375555367</text:p>
          </table:table-cell>
          <table:table-cell office:value-type="float" office:value="0.214286724962504" calcext:value-type="float">
            <text:p>0.214286724962504</text:p>
          </table:table-cell>
          <table:table-cell office:value-type="float" office:value="0" calcext:value-type="float">
            <text:p>0</text:p>
          </table:table-cell>
          <table:table-cell office:value-type="float" office:value="0.150472592466819" calcext:value-type="float">
            <text:p>0.150472592466819</text:p>
          </table:table-cell>
          <table:table-cell office:value-type="float" office:value="0" calcext:value-type="float">
            <text:p>0</text:p>
          </table:table-cell>
          <table:table-cell office:value-type="float" office:value="0.153999349124148" calcext:value-type="float">
            <text:p>0.153999349124148</text:p>
          </table:table-cell>
          <table:table-cell office:value-type="float" office:value="0.0584974672439652" calcext:value-type="float">
            <text:p>0.058497467243965</text:p>
          </table:table-cell>
          <table:table-cell office:value-type="float" office:value="0.221464046183887" calcext:value-type="float">
            <text:p>0.221464046183887</text:p>
          </table:table-cell>
          <table:table-cell office:value-type="float" office:value="0.105383850747113" calcext:value-type="float">
            <text:p>0.105383850747113</text:p>
          </table:table-cell>
          <table:table-cell office:value-type="float" office:value="0.00167764461172742" calcext:value-type="float">
            <text:p>0.001677644611727</text:p>
          </table:table-cell>
          <table:table-cell office:value-type="float" office:value="0.26410831022187" calcext:value-type="float">
            <text:p>0.26410831022187</text:p>
          </table:table-cell>
          <table:table-cell office:value-type="float" office:value="0" calcext:value-type="float">
            <text:p>0</text:p>
          </table:table-cell>
          <table:table-cell office:value-type="float" office:value="0.152601100860312" calcext:value-type="float">
            <text:p>0.152601100860312</text:p>
          </table:table-cell>
          <table:table-cell office:value-type="float" office:value="0" calcext:value-type="float">
            <text:p>0</text:p>
          </table:table-cell>
          <table:table-cell office:value-type="float" office:value="0.229113899422685" calcext:value-type="float">
            <text:p>0.229113899422685</text:p>
          </table:table-cell>
          <table:table-cell office:value-type="float" office:value="0.0473817424156667" calcext:value-type="float">
            <text:p>0.047381742415667</text:p>
          </table:table-cell>
          <table:table-cell office:value-type="float" office:value="0.199733451720625" calcext:value-type="float">
            <text:p>0.199733451720625</text:p>
          </table:table-cell>
          <table:table-cell office:value-type="float" office:value="0.124770494468976" calcext:value-type="float">
            <text:p>0.124770494468976</text:p>
          </table:table-cell>
          <table:table-cell office:value-type="float" office:value="0.0125449867677465" calcext:value-type="float">
            <text:p>0.012544986767747</text:p>
          </table:table-cell>
          <table:table-cell office:value-type="float" office:value="0.354954346225637" calcext:value-type="float">
            <text:p>0.354954346225637</text:p>
          </table:table-cell>
          <table:table-cell office:value-type="float" office:value="0" calcext:value-type="float">
            <text:p>0</text:p>
          </table:table-cell>
          <table:table-cell office:value-type="float" office:value="0.126088194324945" calcext:value-type="float">
            <text:p>0.126088194324945</text:p>
          </table:table-cell>
          <table:table-cell office:value-type="float" office:value="0" calcext:value-type="float">
            <text:p>0</text:p>
          </table:table-cell>
          <table:table-cell office:value-type="float" office:value="0.166458539552835" calcext:value-type="float">
            <text:p>0.166458539552835</text:p>
          </table:table-cell>
          <table:table-cell office:value-type="float" office:value="0.0392636667945425" calcext:value-type="float">
            <text:p>0.039263666794543</text:p>
          </table:table-cell>
          <table:table-cell office:value-type="float" office:value="0.175919771865319" calcext:value-type="float">
            <text:p>0.175919771865319</text:p>
          </table:table-cell>
          <table:table-cell office:value-type="float" office:value="0.154528099758316" calcext:value-type="float">
            <text:p>0.154528099758316</text:p>
          </table:table-cell>
          <table:table-cell office:value-type="float" office:value="0.00980997185651593" calcext:value-type="float">
            <text:p>0.009809971856516</text:p>
          </table:table-cell>
          <table:table-cell office:value-type="float" office:value="0.507860035192605" calcext:value-type="float">
            <text:p>0.507860035192605</text:p>
          </table:table-cell>
          <table:table-cell office:value-type="float" office:value="0.000510465029998516" calcext:value-type="float">
            <text:p>0.000510465029999</text:p>
          </table:table-cell>
          <table:table-cell office:value-type="float" office:value="0.109822559573025" calcext:value-type="float">
            <text:p>0.109822559573025</text:p>
          </table:table-cell>
          <table:table-cell office:value-type="float" office:value="0" calcext:value-type="float">
            <text:p>0</text:p>
          </table:table-cell>
          <table:table-cell office:value-type="float" office:value="0.0813271163264008" calcext:value-type="float">
            <text:p>0.081327116326401</text:p>
          </table:table-cell>
          <table:table-cell office:value-type="float" office:value="0.0214798450783353" calcext:value-type="float">
            <text:p>0.021479845078335</text:p>
          </table:table-cell>
          <table:table-cell office:value-type="float" office:value="0.114661907184804" calcext:value-type="float">
            <text:p>0.114661907184804</text:p>
          </table:table-cell>
          <table:table-cell office:value-type="float" office:value="0.238008592234963" calcext:value-type="float">
            <text:p>0.238008592234963</text:p>
          </table:table-cell>
          <table:table-cell office:value-type="float" office:value="0.207050160582563" calcext:value-type="float">
            <text:p>0.207050160582563</text:p>
          </table:table-cell>
          <table:table-cell office:value-type="float" office:value="0.240734187360382" calcext:value-type="float">
            <text:p>0.240734187360382</text:p>
          </table:table-cell>
          <table:table-cell office:value-type="float" office:value="0.317600366574569" calcext:value-type="float">
            <text:p>0.317600366574569</text:p>
          </table:table-cell>
          <table:table-cell office:value-type="float" office:value="0.340628768267229" calcext:value-type="float">
            <text:p>0.340628768267229</text:p>
          </table:table-cell>
          <table:table-cell/>
        </table:table-row>
        <table:table-row table:style-name="ro1">
          <table:table-cell table:number-columns-repeated="2" office:value-type="float" office:value="0" calcext:value-type="float">
            <text:p>0</text:p>
          </table:table-cell>
          <table:table-cell office:value-type="float" office:value="3" calcext:value-type="float">
            <text:p>3</text:p>
          </table:table-cell>
          <table:table-cell table:number-columns-repeated="38"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6</text:p>
          </table:table-cell>
          <table:table-cell office:value-type="string" calcext:value-type="string">
            <text:p>Other</text:p>
          </table:table-cell>
          <table:table-cell office:value-type="float" office:value="392.45556640625" calcext:value-type="float">
            <text:p>392.45556640625</text:p>
          </table:table-cell>
          <table:table-cell office:value-type="float" office:value="7683896.84838797" calcext:value-type="float">
            <text:p>7683896.84838797</text:p>
          </table:table-cell>
          <table:table-cell office:value-type="float" office:value="347731.19932152" calcext:value-type="float">
            <text:p>347731.19932152</text:p>
          </table:table-cell>
          <table:table-cell office:value-type="string" calcext:value-type="string">
            <text:p>CE</text:p>
          </table:table-cell>
          <table:table-cell office:value-type="float" office:value="21.1789741516113" calcext:value-type="float">
            <text:p>21.1789741516113</text:p>
          </table:table-cell>
          <table:table-cell office:value-type="float" office:value="2999.93969726562" calcext:value-type="float">
            <text:p>2999.93969726562</text:p>
          </table:table-cell>
          <table:table-cell office:value-type="float" office:value="0.370041388092964" calcext:value-type="float">
            <text:p>0.370041388092964</text:p>
          </table:table-cell>
          <table:table-cell office:value-type="float" office:value="0.027316141356256" calcext:value-type="float">
            <text:p>0.027316141356256</text:p>
          </table:table-cell>
          <table:table-cell office:value-type="float" office:value="0.434192932187202" calcext:value-type="float">
            <text:p>0.434192932187202</text:p>
          </table:table-cell>
          <table:table-cell office:value-type="float" office:value="0" calcext:value-type="float">
            <text:p>0</text:p>
          </table:table-cell>
          <table:table-cell office:value-type="float" office:value="0.097580388411334" calcext:value-type="float">
            <text:p>0.097580388411334</text:p>
          </table:table-cell>
          <table:table-cell office:value-type="float" office:value="0" calcext:value-type="float">
            <text:p>0</text:p>
          </table:table-cell>
          <table:table-cell office:value-type="float" office:value="0.0708691499522445" calcext:value-type="float">
            <text:p>0.070869149952245</text:p>
          </table:table-cell>
          <table:table-cell table:number-columns-repeated="2" office:value-type="float" office:value="0" calcext:value-type="float">
            <text:p>0</text:p>
          </table:table-cell>
          <table:table-cell office:value-type="float" office:value="0.426316608653819" calcext:value-type="float">
            <text:p>0.426316608653819</text:p>
          </table:table-cell>
          <table:table-cell office:value-type="float" office:value="0.0524874777145768" calcext:value-type="float">
            <text:p>0.052487477714577</text:p>
          </table:table-cell>
          <table:table-cell office:value-type="float" office:value="0.174990095367462" calcext:value-type="float">
            <text:p>0.174990095367462</text:p>
          </table:table-cell>
          <table:table-cell office:value-type="float" office:value="0" calcext:value-type="float">
            <text:p>0</text:p>
          </table:table-cell>
          <table:table-cell office:value-type="float" office:value="0.215011885559046" calcext:value-type="float">
            <text:p>0.215011885559046</text:p>
          </table:table-cell>
          <table:table-cell office:value-type="float" office:value="0" calcext:value-type="float">
            <text:p>0</text:p>
          </table:table-cell>
          <table:table-cell office:value-type="float" office:value="0.0865169652205903" calcext:value-type="float">
            <text:p>0.08651696522059</text:p>
          </table:table-cell>
          <table:table-cell office:value-type="float" office:value="0.025875852505872" calcext:value-type="float">
            <text:p>0.025875852505872</text:p>
          </table:table-cell>
          <table:table-cell office:value-type="float" office:value="0.0188011149786343" calcext:value-type="float">
            <text:p>0.018801114978634</text:p>
          </table:table-cell>
          <table:table-cell office:value-type="float" office:value="0.361825901546848" calcext:value-type="float">
            <text:p>0.361825901546848</text:p>
          </table:table-cell>
          <table:table-cell office:value-type="float" office:value="0.0212478255601808" calcext:value-type="float">
            <text:p>0.021247825560181</text:p>
          </table:table-cell>
          <table:table-cell office:value-type="float" office:value="0.16106110010073" calcext:value-type="float">
            <text:p>0.16106110010073</text:p>
          </table:table-cell>
          <table:table-cell office:value-type="float" office:value="0" calcext:value-type="float">
            <text:p>0</text:p>
          </table:table-cell>
          <table:table-cell office:value-type="float" office:value="0.165388312723137" calcext:value-type="float">
            <text:p>0.165388312723137</text:p>
          </table:table-cell>
          <table:table-cell office:value-type="float" office:value="0" calcext:value-type="float">
            <text:p>0</text:p>
          </table:table-cell>
          <table:table-cell office:value-type="float" office:value="0.0836824376012049" calcext:value-type="float">
            <text:p>0.083682437601205</text:p>
          </table:table-cell>
          <table:table-cell office:value-type="float" office:value="0.037644008274147" calcext:value-type="float">
            <text:p>0.037644008274147</text:p>
          </table:table-cell>
          <table:table-cell office:value-type="float" office:value="0.169150414193753" calcext:value-type="float">
            <text:p>0.169150414193753</text:p>
          </table:table-cell>
          <table:table-cell office:value-type="float" office:value="0.257635155989548" calcext:value-type="float">
            <text:p>0.257635155989548</text:p>
          </table:table-cell>
          <table:table-cell office:value-type="float" office:value="0.0112304264804515" calcext:value-type="float">
            <text:p>0.011230426480452</text:p>
          </table:table-cell>
          <table:table-cell office:value-type="float" office:value="0.17816017402017" calcext:value-type="float">
            <text:p>0.17816017402017</text:p>
          </table:table-cell>
          <table:table-cell office:value-type="float" office:value="0" calcext:value-type="float">
            <text:p>0</text:p>
          </table:table-cell>
          <table:table-cell office:value-type="float" office:value="0.124575349580934" calcext:value-type="float">
            <text:p>0.124575349580934</text:p>
          </table:table-cell>
          <table:table-cell office:value-type="float" office:value="0" calcext:value-type="float">
            <text:p>0</text:p>
          </table:table-cell>
          <table:table-cell office:value-type="float" office:value="0.136924582401324" calcext:value-type="float">
            <text:p>0.136924582401324</text:p>
          </table:table-cell>
          <table:table-cell office:value-type="float" office:value="0.0418547241018829" calcext:value-type="float">
            <text:p>0.041854724101883</text:p>
          </table:table-cell>
          <table:table-cell office:value-type="float" office:value="0.24961958742569" calcext:value-type="float">
            <text:p>0.24961958742569</text:p>
          </table:table-cell>
          <table:table-cell office:value-type="float" office:value="0.235396458076479" calcext:value-type="float">
            <text:p>0.235396458076479</text:p>
          </table:table-cell>
          <table:table-cell office:value-type="float" office:value="0.0116578767453068" calcext:value-type="float">
            <text:p>0.011657876745307</text:p>
          </table:table-cell>
          <table:table-cell office:value-type="float" office:value="0.379148516208649" calcext:value-type="float">
            <text:p>0.379148516208649</text:p>
          </table:table-cell>
          <table:table-cell office:value-type="float" office:value="0.000510464810175826" calcext:value-type="float">
            <text:p>0.000510464810176</text:p>
          </table:table-cell>
          <table:table-cell office:value-type="float" office:value="0.103973367318387" calcext:value-type="float">
            <text:p>0.103973367318387</text:p>
          </table:table-cell>
          <table:table-cell office:value-type="float" office:value="0" calcext:value-type="float">
            <text:p>0</text:p>
          </table:table-cell>
          <table:table-cell office:value-type="float" office:value="0.0942906349450164" calcext:value-type="float">
            <text:p>0.094290634945016</text:p>
          </table:table-cell>
          <table:table-cell office:value-type="float" office:value="0.0268129508864283" calcext:value-type="float">
            <text:p>0.026812950886428</text:p>
          </table:table-cell>
          <table:table-cell office:value-type="float" office:value="0.148209731009558" calcext:value-type="float">
            <text:p>0.148209731009558</text:p>
          </table:table-cell>
          <table:table-cell office:value-type="float" office:value="0.210911262639446" calcext:value-type="float">
            <text:p>0.210911262639446</text:p>
          </table:table-cell>
          <table:table-cell office:value-type="float" office:value="0.168394347949984" calcext:value-type="float">
            <text:p>0.168394347949984</text:p>
          </table:table-cell>
          <table:table-cell office:value-type="float" office:value="0.173310037612241" calcext:value-type="float">
            <text:p>0.173310037612241</text:p>
          </table:table-cell>
          <table:table-cell office:value-type="float" office:value="0.255193977056504" calcext:value-type="float">
            <text:p>0.255193977056504</text:p>
          </table:table-cell>
          <table:table-cell office:value-type="float" office:value="0.341766029576907" calcext:value-type="float">
            <text:p>0.341766029576907</text:p>
          </table:table-cell>
          <table:table-cell/>
        </table:table-row>
        <table:table-row table:style-name="ro1">
          <table:table-cell office:value-type="float" office:value="3" calcext:value-type="float">
            <text:p>3</text:p>
          </table:table-cell>
          <table:table-cell table:number-columns-repeated="3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string" calcext:value-type="string">
            <text:p>16/02/17</text:p>
          </table:table-cell>
          <table:table-cell office:value-type="string" calcext:value-type="string">
            <text:p>sum</text:p>
          </table:table-cell>
          <table:table-cell office:value-type="string" calcext:value-type="string">
            <text:p>trans7</text:p>
          </table:table-cell>
          <table:table-cell office:value-type="string" calcext:value-type="string">
            <text:p>site7</text:p>
          </table:table-cell>
          <table:table-cell office:value-type="string" calcext:value-type="string">
            <text:p>Other</text:p>
          </table:table-cell>
          <table:table-cell office:value-type="float" office:value="204.130325317383" calcext:value-type="float">
            <text:p>204.130325317383</text:p>
          </table:table-cell>
          <table:table-cell office:value-type="float" office:value="7685841.75813115" calcext:value-type="float">
            <text:p>7685841.75813115</text:p>
          </table:table-cell>
          <table:table-cell office:value-type="float" office:value="347927.522447759" calcext:value-type="float">
            <text:p>347927.522447759</text:p>
          </table:table-cell>
          <table:table-cell office:value-type="string" calcext:value-type="string">
            <text:p>CE</text:p>
          </table:table-cell>
          <table:table-cell office:value-type="float" office:value="22.6992168426514" calcext:value-type="float">
            <text:p>22.6992168426514</text:p>
          </table:table-cell>
          <table:table-cell office:value-type="float" office:value="2267.8857421875" calcext:value-type="float">
            <text:p>2267.8857421875</text:p>
          </table:table-cell>
          <table:table-cell office:value-type="float" office:value="0.444681460727817" calcext:value-type="float">
            <text:p>0.444681460727817</text:p>
          </table:table-cell>
          <table:table-cell table:number-columns-repeated="3" office:value-type="float" office:value="0" calcext:value-type="float">
            <text:p>0</text:p>
          </table:table-cell>
          <table:table-cell office:value-type="float" office:value="0.0716355184819638" calcext:value-type="float">
            <text:p>0.071635518481964</text:p>
          </table:table-cell>
          <table:table-cell office:value-type="float" office:value="0" calcext:value-type="float">
            <text:p>0</text:p>
          </table:table-cell>
          <table:table-cell office:value-type="float" office:value="0.019771403101022" calcext:value-type="float">
            <text:p>0.019771403101022</text:p>
          </table:table-cell>
          <table:table-cell office:value-type="float" office:value="0" calcext:value-type="float">
            <text:p>0</text:p>
          </table:table-cell>
          <table:table-cell office:value-type="float" office:value="0.463911617689197" calcext:value-type="float">
            <text:p>0.463911617689197</text:p>
          </table:table-cell>
          <table:table-cell office:value-type="float" office:value="0.573203818929808" calcext:value-type="float">
            <text:p>0.573203818929808</text:p>
          </table:table-cell>
          <table:table-cell office:value-type="float" office:value="0.000919712625178194" calcext:value-type="float">
            <text:p>0.000919712625178</text:p>
          </table:table-cell>
          <table:table-cell office:value-type="float" office:value="0.00598874413241032" calcext:value-type="float">
            <text:p>0.00598874413241</text:p>
          </table:table-cell>
          <table:table-cell office:value-type="float" office:value="0" calcext:value-type="float">
            <text:p>0</text:p>
          </table:table-cell>
          <table:table-cell office:value-type="float" office:value="0.09233561021164" calcext:value-type="float">
            <text:p>0.09233561021164</text:p>
          </table:table-cell>
          <table:table-cell office:value-type="float" office:value="0" calcext:value-type="float">
            <text:p>0</text:p>
          </table:table-cell>
          <table:table-cell office:value-type="float" office:value="0.0901672108299699" calcext:value-type="float">
            <text:p>0.09016721082997</text:p>
          </table:table-cell>
          <table:table-cell office:value-type="float" office:value="0.00129820974400153" calcext:value-type="float">
            <text:p>0.001298209744002</text:p>
          </table:table-cell>
          <table:table-cell office:value-type="float" office:value="0.236086693526992" calcext:value-type="float">
            <text:p>0.236086693526992</text:p>
          </table:table-cell>
          <table:table-cell office:value-type="float" office:value="0.731584691141408" calcext:value-type="float">
            <text:p>0.731584691141408</text:p>
          </table:table-cell>
          <table:table-cell office:value-type="float" office:value="0.00528943775071988" calcext:value-type="float">
            <text:p>0.00528943775072</text:p>
          </table:table-cell>
          <table:table-cell office:value-type="float" office:value="0.00329429119234769" calcext:value-type="float">
            <text:p>0.003294291192348</text:p>
          </table:table-cell>
          <table:table-cell office:value-type="float" office:value="0" calcext:value-type="float">
            <text:p>0</text:p>
          </table:table-cell>
          <table:table-cell office:value-type="float" office:value="0.0804992111388608" calcext:value-type="float">
            <text:p>0.080499211138861</text:p>
          </table:table-cell>
          <table:table-cell office:value-type="float" office:value="0" calcext:value-type="float">
            <text:p>0</text:p>
          </table:table-cell>
          <table:table-cell office:value-type="float" office:value="0.0607378858521469" calcext:value-type="float">
            <text:p>0.060737885852147</text:p>
          </table:table-cell>
          <table:table-cell office:value-type="float" office:value="0.00407873046418995" calcext:value-type="float">
            <text:p>0.00407873046419</text:p>
          </table:table-cell>
          <table:table-cell office:value-type="float" office:value="0.114515752460327" calcext:value-type="float">
            <text:p>0.114515752460327</text:p>
          </table:table-cell>
          <table:table-cell office:value-type="float" office:value="0.645477829619237" calcext:value-type="float">
            <text:p>0.645477829619237</text:p>
          </table:table-cell>
          <table:table-cell office:value-type="float" office:value="0.00922884396586112" calcext:value-type="float">
            <text:p>0.009228843965861</text:p>
          </table:table-cell>
          <table:table-cell office:value-type="float" office:value="0.0188805297020689" calcext:value-type="float">
            <text:p>0.018880529702069</text:p>
          </table:table-cell>
          <table:table-cell office:value-type="float" office:value="0" calcext:value-type="float">
            <text:p>0</text:p>
          </table:table-cell>
          <table:table-cell office:value-type="float" office:value="0.0491180578432807" calcext:value-type="float">
            <text:p>0.049118057843281</text:p>
          </table:table-cell>
          <table:table-cell office:value-type="float" office:value="0" calcext:value-type="float">
            <text:p>0</text:p>
          </table:table-cell>
          <table:table-cell office:value-type="float" office:value="0.0732650331169043" calcext:value-type="float">
            <text:p>0.073265033116904</text:p>
          </table:table-cell>
          <table:table-cell office:value-type="float" office:value="0.00956801200691703" calcext:value-type="float">
            <text:p>0.009568012006917</text:p>
          </table:table-cell>
          <table:table-cell office:value-type="float" office:value="0.194461693745731" calcext:value-type="float">
            <text:p>0.194461693745731</text:p>
          </table:table-cell>
          <table:table-cell office:value-type="float" office:value="0.416799701999087" calcext:value-type="float">
            <text:p>0.416799701999087</text:p>
          </table:table-cell>
          <table:table-cell office:value-type="float" office:value="0.00981090958904001" calcext:value-type="float">
            <text:p>0.00981090958904</text:p>
          </table:table-cell>
          <table:table-cell office:value-type="float" office:value="0.160577828968137" calcext:value-type="float">
            <text:p>0.160577828968137</text:p>
          </table:table-cell>
          <table:table-cell office:value-type="float" office:value="0" calcext:value-type="float">
            <text:p>0</text:p>
          </table:table-cell>
          <table:table-cell office:value-type="float" office:value="0.0550066096077314" calcext:value-type="float">
            <text:p>0.055006609607731</text:p>
          </table:table-cell>
          <table:table-cell office:value-type="float" office:value="0.00120466126365409" calcext:value-type="float">
            <text:p>0.001204661263654</text:p>
          </table:table-cell>
          <table:table-cell office:value-type="float" office:value="0.0966177320754049" calcext:value-type="float">
            <text:p>0.096617732075405</text:p>
          </table:table-cell>
          <table:table-cell office:value-type="float" office:value="0.0288930065728748" calcext:value-type="float">
            <text:p>0.028893006572875</text:p>
          </table:table-cell>
          <table:table-cell office:value-type="float" office:value="0.231089549924071" calcext:value-type="float">
            <text:p>0.231089549924071</text:p>
          </table:table-cell>
          <table:table-cell office:value-type="float" office:value="0.110456308991326" calcext:value-type="float">
            <text:p>0.110456308991326</text:p>
          </table:table-cell>
          <table:table-cell office:value-type="float" office:value="0.0821482844156817" calcext:value-type="float">
            <text:p>0.082148284415682</text:p>
          </table:table-cell>
          <table:table-cell office:value-type="float" office:value="0.0702774241631697" calcext:value-type="float">
            <text:p>0.07027742416317</text:p>
          </table:table-cell>
          <table:table-cell office:value-type="float" office:value="0.0737830092642443" calcext:value-type="float">
            <text:p>0.073783009264244</text:p>
          </table:table-cell>
          <table:table-cell office:value-type="float" office:value="0.252177197036811" calcext:value-type="float">
            <text:p>0.252177197036811</text:p>
          </table:table-cell>
          <table:table-cell/>
        </table:table-row>
        <table:table-row table:style-name="ro1">
          <table:table-cell table:number-columns-repeated="14" office:value-type="float" office:value="0" calcext:value-type="float">
            <text:p>0</text:p>
          </table:table-cell>
          <table:table-cell office:value-type="float" office:value="3" calcext:value-type="float">
            <text:p>3</text:p>
          </table:table-cell>
          <table:table-cell table:number-columns-repeated="26"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1</text:p>
          </table:table-cell>
          <table:table-cell office:value-type="string" calcext:value-type="string">
            <text:p>Other</text:p>
          </table:table-cell>
          <table:table-cell office:value-type="float" office:value="1713.896484375" calcext:value-type="float">
            <text:p>1713.896484375</text:p>
          </table:table-cell>
          <table:table-cell office:value-type="float" office:value="7648139.50301161" calcext:value-type="float">
            <text:p>7648139.50301161</text:p>
          </table:table-cell>
          <table:table-cell office:value-type="float" office:value="354779.685205011" calcext:value-type="float">
            <text:p>354779.685205011</text:p>
          </table:table-cell>
          <table:table-cell office:value-type="string" calcext:value-type="string">
            <text:p>DA</text:p>
          </table:table-cell>
          <table:table-cell office:value-type="float" office:value="15.7969999313354" calcext:value-type="float">
            <text:p>15.7969999313354</text:p>
          </table:table-cell>
          <table:table-cell office:value-type="float" office:value="2390.02368164062" calcext:value-type="float">
            <text:p>2390.02368164062</text:p>
          </table:table-cell>
          <table:table-cell table:number-columns-repeated="2" office:value-type="float" office:value="0" calcext:value-type="float">
            <text:p>0</text:p>
          </table:table-cell>
          <table:table-cell office:value-type="float" office:value="0.797854049923586" calcext:value-type="float">
            <text:p>0.797854049923586</text:p>
          </table:table-cell>
          <table:table-cell office:value-type="float" office:value="0.115511971472236" calcext:value-type="float">
            <text:p>0.115511971472236</text:p>
          </table:table-cell>
          <table:table-cell office:value-type="float" office:value="0.0774006622516556" calcext:value-type="float">
            <text:p>0.077400662251656</text:p>
          </table:table-cell>
          <table:table-cell table:number-columns-repeated="2" office:value-type="float" office:value="0" calcext:value-type="float">
            <text:p>0</text:p>
          </table:table-cell>
          <table:table-cell office:value-type="float" office:value="0.00923331635252165" calcext:value-type="float">
            <text:p>0.009233316352522</text:p>
          </table:table-cell>
          <table:table-cell table:number-columns-repeated="2" office:value-type="float" office:value="0" calcext:value-type="float">
            <text:p>0</text:p>
          </table:table-cell>
          <table:table-cell office:value-type="float" office:value="0.0021188913847079" calcext:value-type="float">
            <text:p>0.002118891384708</text:p>
          </table:table-cell>
          <table:table-cell office:value-type="float" office:value="0.541806540617981" calcext:value-type="float">
            <text:p>0.541806540617981</text:p>
          </table:table-cell>
          <table:table-cell office:value-type="float" office:value="0.0466615964201701" calcext:value-type="float">
            <text:p>0.04666159642017</text:p>
          </table:table-cell>
          <table:table-cell office:value-type="float" office:value="0.188450450131767" calcext:value-type="float">
            <text:p>0.188450450131767</text:p>
          </table:table-cell>
          <table:table-cell office:value-type="float" office:value="0" calcext:value-type="float">
            <text:p>0</text:p>
          </table:table-cell>
          <table:table-cell office:value-type="float" office:value="0.173918887847327" calcext:value-type="float">
            <text:p>0.173918887847327</text:p>
          </table:table-cell>
          <table:table-cell office:value-type="float" office:value="0.0247722810803162" calcext:value-type="float">
            <text:p>0.024772281080316</text:p>
          </table:table-cell>
          <table:table-cell office:value-type="float" office:value="0.0222713525177311" calcext:value-type="float">
            <text:p>0.022271352517731</text:p>
          </table:table-cell>
          <table:table-cell office:value-type="float" office:value="0" calcext:value-type="float">
            <text:p>0</text:p>
          </table:table-cell>
          <table:table-cell office:value-type="float" office:value="0.00621977664342541" calcext:value-type="float">
            <text:p>0.006219776643425</text:p>
          </table:table-cell>
          <table:table-cell office:value-type="float" office:value="0.465642212057859" calcext:value-type="float">
            <text:p>0.465642212057859</text:p>
          </table:table-cell>
          <table:table-cell office:value-type="float" office:value="0.041916501289412" calcext:value-type="float">
            <text:p>0.041916501289412</text:p>
          </table:table-cell>
          <table:table-cell office:value-type="float" office:value="0.124044437841146" calcext:value-type="float">
            <text:p>0.124044437841146</text:p>
          </table:table-cell>
          <table:table-cell office:value-type="float" office:value="0" calcext:value-type="float">
            <text:p>0</text:p>
          </table:table-cell>
          <table:table-cell office:value-type="float" office:value="0.344670076798721" calcext:value-type="float">
            <text:p>0.344670076798721</text:p>
          </table:table-cell>
          <table:table-cell office:value-type="float" office:value="0.00862261087351028" calcext:value-type="float">
            <text:p>0.00862261087351</text:p>
          </table:table-cell>
          <table:table-cell office:value-type="float" office:value="0.00888438449592659" calcext:value-type="float">
            <text:p>0.008884384495927</text:p>
          </table:table-cell>
          <table:table-cell office:value-type="float" office:value="0" calcext:value-type="float">
            <text:p>0</text:p>
          </table:table-cell>
          <table:table-cell office:value-type="float" office:value="0.00336799916642021" calcext:value-type="float">
            <text:p>0.00336799916642</text:p>
          </table:table-cell>
          <table:table-cell office:value-type="float" office:value="0.449339240663538" calcext:value-type="float">
            <text:p>0.449339240663538</text:p>
          </table:table-cell>
          <table:table-cell office:value-type="float" office:value="0.0239914684371116" calcext:value-type="float">
            <text:p>0.023991468437112</text:p>
          </table:table-cell>
          <table:table-cell office:value-type="float" office:value="0.114061238644843" calcext:value-type="float">
            <text:p>0.114061238644843</text:p>
          </table:table-cell>
          <table:table-cell office:value-type="float" office:value="0" calcext:value-type="float">
            <text:p>0</text:p>
          </table:table-cell>
          <table:table-cell office:value-type="float" office:value="0.402939789647402" calcext:value-type="float">
            <text:p>0.402939789647402</text:p>
          </table:table-cell>
          <table:table-cell office:value-type="float" office:value="0.00257651936231146" calcext:value-type="float">
            <text:p>0.002576519362311</text:p>
          </table:table-cell>
          <table:table-cell office:value-type="float" office:value="0.00372374407837334" calcext:value-type="float">
            <text:p>0.003723744078373</text:p>
          </table:table-cell>
          <table:table-cell office:value-type="float" office:value="0.000434928928096579" calcext:value-type="float">
            <text:p>0.000434928928097</text:p>
          </table:table-cell>
          <table:table-cell office:value-type="float" office:value="0.0274427440321813" calcext:value-type="float">
            <text:p>0.027442744032181</text:p>
          </table:table-cell>
          <table:table-cell office:value-type="float" office:value="0.564771673520533" calcext:value-type="float">
            <text:p>0.564771673520533</text:p>
          </table:table-cell>
          <table:table-cell office:value-type="float" office:value="0.00415380545582208" calcext:value-type="float">
            <text:p>0.004153805455822</text:p>
          </table:table-cell>
          <table:table-cell office:value-type="float" office:value="0.139814360958424" calcext:value-type="float">
            <text:p>0.139814360958424</text:p>
          </table:table-cell>
          <table:table-cell office:value-type="float" office:value="0.0288022984053398" calcext:value-type="float">
            <text:p>0.02880229840534</text:p>
          </table:table-cell>
          <table:table-cell office:value-type="float" office:value="0.216876105576789" calcext:value-type="float">
            <text:p>0.216876105576789</text:p>
          </table:table-cell>
          <table:table-cell office:value-type="float" office:value="0.0126188606394372" calcext:value-type="float">
            <text:p>0.012618860639437</text:p>
          </table:table-cell>
          <table:table-cell office:value-type="float" office:value="0.0050852224833766" calcext:value-type="float">
            <text:p>0.005085222483377</text:p>
          </table:table-cell>
          <table:table-cell office:value-type="float" office:value="0.0630260586014645" calcext:value-type="float">
            <text:p>0.063026058601465</text:p>
          </table:table-cell>
          <table:table-cell office:value-type="float" office:value="0.0410490196002809" calcext:value-type="float">
            <text:p>0.041049019600281</text:p>
          </table:table-cell>
          <table:table-cell office:value-type="float" office:value="0.027673712146082" calcext:value-type="float">
            <text:p>0.027673712146082</text:p>
          </table:table-cell>
          <table:table-cell office:value-type="float" office:value="0.0267051577806503" calcext:value-type="float">
            <text:p>0.02670515778065</text:p>
          </table:table-cell>
          <table:table-cell office:value-type="float" office:value="0.131391868033605" calcext:value-type="float">
            <text:p>0.131391868033605</text:p>
          </table:table-cell>
          <table:table-cell/>
        </table:table-row>
        <table:table-row table:style-name="ro1">
          <table:table-cell table:number-columns-repeated="17"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1</text:p>
          </table:table-cell>
          <table:table-cell office:value-type="string" calcext:value-type="string">
            <text:p>SolMau</text:p>
          </table:table-cell>
          <table:table-cell office:value-type="float" office:value="1713.896484375" calcext:value-type="float">
            <text:p>1713.896484375</text:p>
          </table:table-cell>
          <table:table-cell office:value-type="float" office:value="7648139.50301161" calcext:value-type="float">
            <text:p>7648139.50301161</text:p>
          </table:table-cell>
          <table:table-cell office:value-type="float" office:value="354779.685205011" calcext:value-type="float">
            <text:p>354779.685205011</text:p>
          </table:table-cell>
          <table:table-cell office:value-type="string" calcext:value-type="string">
            <text:p>DA</text:p>
          </table:table-cell>
          <table:table-cell office:value-type="float" office:value="15.7969999313354" calcext:value-type="float">
            <text:p>15.7969999313354</text:p>
          </table:table-cell>
          <table:table-cell office:value-type="float" office:value="2390.02368164062" calcext:value-type="float">
            <text:p>2390.02368164062</text:p>
          </table:table-cell>
          <table:table-cell table:number-columns-repeated="2" office:value-type="float" office:value="0" calcext:value-type="float">
            <text:p>0</text:p>
          </table:table-cell>
          <table:table-cell office:value-type="float" office:value="0.797854049923586" calcext:value-type="float">
            <text:p>0.797854049923586</text:p>
          </table:table-cell>
          <table:table-cell office:value-type="float" office:value="0.115511971472236" calcext:value-type="float">
            <text:p>0.115511971472236</text:p>
          </table:table-cell>
          <table:table-cell office:value-type="float" office:value="0.0774006622516556" calcext:value-type="float">
            <text:p>0.077400662251656</text:p>
          </table:table-cell>
          <table:table-cell table:number-columns-repeated="2" office:value-type="float" office:value="0" calcext:value-type="float">
            <text:p>0</text:p>
          </table:table-cell>
          <table:table-cell office:value-type="float" office:value="0.00923331635252165" calcext:value-type="float">
            <text:p>0.009233316352522</text:p>
          </table:table-cell>
          <table:table-cell table:number-columns-repeated="2" office:value-type="float" office:value="0" calcext:value-type="float">
            <text:p>0</text:p>
          </table:table-cell>
          <table:table-cell office:value-type="float" office:value="0.0021188913847079" calcext:value-type="float">
            <text:p>0.002118891384708</text:p>
          </table:table-cell>
          <table:table-cell office:value-type="float" office:value="0.541806540617981" calcext:value-type="float">
            <text:p>0.541806540617981</text:p>
          </table:table-cell>
          <table:table-cell office:value-type="float" office:value="0.0466615964201701" calcext:value-type="float">
            <text:p>0.04666159642017</text:p>
          </table:table-cell>
          <table:table-cell office:value-type="float" office:value="0.188450450131767" calcext:value-type="float">
            <text:p>0.188450450131767</text:p>
          </table:table-cell>
          <table:table-cell office:value-type="float" office:value="0" calcext:value-type="float">
            <text:p>0</text:p>
          </table:table-cell>
          <table:table-cell office:value-type="float" office:value="0.173918887847327" calcext:value-type="float">
            <text:p>0.173918887847327</text:p>
          </table:table-cell>
          <table:table-cell office:value-type="float" office:value="0.0247722810803162" calcext:value-type="float">
            <text:p>0.024772281080316</text:p>
          </table:table-cell>
          <table:table-cell office:value-type="float" office:value="0.0222713525177311" calcext:value-type="float">
            <text:p>0.022271352517731</text:p>
          </table:table-cell>
          <table:table-cell office:value-type="float" office:value="0" calcext:value-type="float">
            <text:p>0</text:p>
          </table:table-cell>
          <table:table-cell office:value-type="float" office:value="0.00621977664342541" calcext:value-type="float">
            <text:p>0.006219776643425</text:p>
          </table:table-cell>
          <table:table-cell office:value-type="float" office:value="0.465642212057859" calcext:value-type="float">
            <text:p>0.465642212057859</text:p>
          </table:table-cell>
          <table:table-cell office:value-type="float" office:value="0.041916501289412" calcext:value-type="float">
            <text:p>0.041916501289412</text:p>
          </table:table-cell>
          <table:table-cell office:value-type="float" office:value="0.124044437841146" calcext:value-type="float">
            <text:p>0.124044437841146</text:p>
          </table:table-cell>
          <table:table-cell office:value-type="float" office:value="0" calcext:value-type="float">
            <text:p>0</text:p>
          </table:table-cell>
          <table:table-cell office:value-type="float" office:value="0.344670076798721" calcext:value-type="float">
            <text:p>0.344670076798721</text:p>
          </table:table-cell>
          <table:table-cell office:value-type="float" office:value="0.00862261087351028" calcext:value-type="float">
            <text:p>0.00862261087351</text:p>
          </table:table-cell>
          <table:table-cell office:value-type="float" office:value="0.00888438449592659" calcext:value-type="float">
            <text:p>0.008884384495927</text:p>
          </table:table-cell>
          <table:table-cell office:value-type="float" office:value="0" calcext:value-type="float">
            <text:p>0</text:p>
          </table:table-cell>
          <table:table-cell office:value-type="float" office:value="0.00336799916642021" calcext:value-type="float">
            <text:p>0.00336799916642</text:p>
          </table:table-cell>
          <table:table-cell office:value-type="float" office:value="0.449339240663538" calcext:value-type="float">
            <text:p>0.449339240663538</text:p>
          </table:table-cell>
          <table:table-cell office:value-type="float" office:value="0.0239914684371116" calcext:value-type="float">
            <text:p>0.023991468437112</text:p>
          </table:table-cell>
          <table:table-cell office:value-type="float" office:value="0.114061238644843" calcext:value-type="float">
            <text:p>0.114061238644843</text:p>
          </table:table-cell>
          <table:table-cell office:value-type="float" office:value="0" calcext:value-type="float">
            <text:p>0</text:p>
          </table:table-cell>
          <table:table-cell office:value-type="float" office:value="0.402939789647402" calcext:value-type="float">
            <text:p>0.402939789647402</text:p>
          </table:table-cell>
          <table:table-cell office:value-type="float" office:value="0.00257651936231146" calcext:value-type="float">
            <text:p>0.002576519362311</text:p>
          </table:table-cell>
          <table:table-cell office:value-type="float" office:value="0.00372374407837334" calcext:value-type="float">
            <text:p>0.003723744078373</text:p>
          </table:table-cell>
          <table:table-cell office:value-type="float" office:value="0.000434928928096579" calcext:value-type="float">
            <text:p>0.000434928928097</text:p>
          </table:table-cell>
          <table:table-cell office:value-type="float" office:value="0.0274427440321813" calcext:value-type="float">
            <text:p>0.027442744032181</text:p>
          </table:table-cell>
          <table:table-cell office:value-type="float" office:value="0.564771673520533" calcext:value-type="float">
            <text:p>0.564771673520533</text:p>
          </table:table-cell>
          <table:table-cell office:value-type="float" office:value="0.00415380545582208" calcext:value-type="float">
            <text:p>0.004153805455822</text:p>
          </table:table-cell>
          <table:table-cell office:value-type="float" office:value="0.139814360958424" calcext:value-type="float">
            <text:p>0.139814360958424</text:p>
          </table:table-cell>
          <table:table-cell office:value-type="float" office:value="0.0288022984053398" calcext:value-type="float">
            <text:p>0.02880229840534</text:p>
          </table:table-cell>
          <table:table-cell office:value-type="float" office:value="0.216876105576789" calcext:value-type="float">
            <text:p>0.216876105576789</text:p>
          </table:table-cell>
          <table:table-cell office:value-type="float" office:value="0.0126188606394372" calcext:value-type="float">
            <text:p>0.012618860639437</text:p>
          </table:table-cell>
          <table:table-cell office:value-type="float" office:value="0.0050852224833766" calcext:value-type="float">
            <text:p>0.005085222483377</text:p>
          </table:table-cell>
          <table:table-cell office:value-type="float" office:value="0.0630260586014645" calcext:value-type="float">
            <text:p>0.063026058601465</text:p>
          </table:table-cell>
          <table:table-cell office:value-type="float" office:value="0.0410490196002809" calcext:value-type="float">
            <text:p>0.041049019600281</text:p>
          </table:table-cell>
          <table:table-cell office:value-type="float" office:value="0.027673712146082" calcext:value-type="float">
            <text:p>0.027673712146082</text:p>
          </table:table-cell>
          <table:table-cell office:value-type="float" office:value="0.0267051577806503" calcext:value-type="float">
            <text:p>0.02670515778065</text:p>
          </table:table-cell>
          <table:table-cell office:value-type="float" office:value="0.131391868033605" calcext:value-type="float">
            <text:p>0.131391868033605</text:p>
          </table:table-cell>
          <table:table-cell/>
        </table:table-row>
        <table:table-row table:style-name="ro1">
          <table:table-cell table:number-columns-repeated="17"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7" calcext:value-type="float">
            <text:p>7</text:p>
          </table:table-cell>
          <table:table-cell table:number-columns-repeated="10"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1</text:p>
          </table:table-cell>
          <table:table-cell office:value-type="string" calcext:value-type="string">
            <text:p>Other</text:p>
          </table:table-cell>
          <table:table-cell office:value-type="float" office:value="1713.896484375" calcext:value-type="float">
            <text:p>1713.896484375</text:p>
          </table:table-cell>
          <table:table-cell office:value-type="float" office:value="7648139.50301161" calcext:value-type="float">
            <text:p>7648139.50301161</text:p>
          </table:table-cell>
          <table:table-cell office:value-type="float" office:value="354779.685205011" calcext:value-type="float">
            <text:p>354779.685205011</text:p>
          </table:table-cell>
          <table:table-cell office:value-type="string" calcext:value-type="string">
            <text:p>DA</text:p>
          </table:table-cell>
          <table:table-cell office:value-type="float" office:value="15.7969999313354" calcext:value-type="float">
            <text:p>15.7969999313354</text:p>
          </table:table-cell>
          <table:table-cell office:value-type="float" office:value="2390.02368164062" calcext:value-type="float">
            <text:p>2390.02368164062</text:p>
          </table:table-cell>
          <table:table-cell table:number-columns-repeated="2" office:value-type="float" office:value="0" calcext:value-type="float">
            <text:p>0</text:p>
          </table:table-cell>
          <table:table-cell office:value-type="float" office:value="0.797854049923586" calcext:value-type="float">
            <text:p>0.797854049923586</text:p>
          </table:table-cell>
          <table:table-cell office:value-type="float" office:value="0.115511971472236" calcext:value-type="float">
            <text:p>0.115511971472236</text:p>
          </table:table-cell>
          <table:table-cell office:value-type="float" office:value="0.0774006622516556" calcext:value-type="float">
            <text:p>0.077400662251656</text:p>
          </table:table-cell>
          <table:table-cell table:number-columns-repeated="2" office:value-type="float" office:value="0" calcext:value-type="float">
            <text:p>0</text:p>
          </table:table-cell>
          <table:table-cell office:value-type="float" office:value="0.00923331635252165" calcext:value-type="float">
            <text:p>0.009233316352522</text:p>
          </table:table-cell>
          <table:table-cell table:number-columns-repeated="2" office:value-type="float" office:value="0" calcext:value-type="float">
            <text:p>0</text:p>
          </table:table-cell>
          <table:table-cell office:value-type="float" office:value="0.0021188913847079" calcext:value-type="float">
            <text:p>0.002118891384708</text:p>
          </table:table-cell>
          <table:table-cell office:value-type="float" office:value="0.541806540617981" calcext:value-type="float">
            <text:p>0.541806540617981</text:p>
          </table:table-cell>
          <table:table-cell office:value-type="float" office:value="0.0466615964201701" calcext:value-type="float">
            <text:p>0.04666159642017</text:p>
          </table:table-cell>
          <table:table-cell office:value-type="float" office:value="0.188450450131767" calcext:value-type="float">
            <text:p>0.188450450131767</text:p>
          </table:table-cell>
          <table:table-cell office:value-type="float" office:value="0" calcext:value-type="float">
            <text:p>0</text:p>
          </table:table-cell>
          <table:table-cell office:value-type="float" office:value="0.173918887847327" calcext:value-type="float">
            <text:p>0.173918887847327</text:p>
          </table:table-cell>
          <table:table-cell office:value-type="float" office:value="0.0247722810803162" calcext:value-type="float">
            <text:p>0.024772281080316</text:p>
          </table:table-cell>
          <table:table-cell office:value-type="float" office:value="0.0222713525177311" calcext:value-type="float">
            <text:p>0.022271352517731</text:p>
          </table:table-cell>
          <table:table-cell office:value-type="float" office:value="0" calcext:value-type="float">
            <text:p>0</text:p>
          </table:table-cell>
          <table:table-cell office:value-type="float" office:value="0.00621977664342541" calcext:value-type="float">
            <text:p>0.006219776643425</text:p>
          </table:table-cell>
          <table:table-cell office:value-type="float" office:value="0.465642212057859" calcext:value-type="float">
            <text:p>0.465642212057859</text:p>
          </table:table-cell>
          <table:table-cell office:value-type="float" office:value="0.041916501289412" calcext:value-type="float">
            <text:p>0.041916501289412</text:p>
          </table:table-cell>
          <table:table-cell office:value-type="float" office:value="0.124044437841146" calcext:value-type="float">
            <text:p>0.124044437841146</text:p>
          </table:table-cell>
          <table:table-cell office:value-type="float" office:value="0" calcext:value-type="float">
            <text:p>0</text:p>
          </table:table-cell>
          <table:table-cell office:value-type="float" office:value="0.344670076798721" calcext:value-type="float">
            <text:p>0.344670076798721</text:p>
          </table:table-cell>
          <table:table-cell office:value-type="float" office:value="0.00862261087351028" calcext:value-type="float">
            <text:p>0.00862261087351</text:p>
          </table:table-cell>
          <table:table-cell office:value-type="float" office:value="0.00888438449592659" calcext:value-type="float">
            <text:p>0.008884384495927</text:p>
          </table:table-cell>
          <table:table-cell office:value-type="float" office:value="0" calcext:value-type="float">
            <text:p>0</text:p>
          </table:table-cell>
          <table:table-cell office:value-type="float" office:value="0.00336799916642021" calcext:value-type="float">
            <text:p>0.00336799916642</text:p>
          </table:table-cell>
          <table:table-cell office:value-type="float" office:value="0.449339240663538" calcext:value-type="float">
            <text:p>0.449339240663538</text:p>
          </table:table-cell>
          <table:table-cell office:value-type="float" office:value="0.0239914684371116" calcext:value-type="float">
            <text:p>0.023991468437112</text:p>
          </table:table-cell>
          <table:table-cell office:value-type="float" office:value="0.114061238644843" calcext:value-type="float">
            <text:p>0.114061238644843</text:p>
          </table:table-cell>
          <table:table-cell office:value-type="float" office:value="0" calcext:value-type="float">
            <text:p>0</text:p>
          </table:table-cell>
          <table:table-cell office:value-type="float" office:value="0.402939789647402" calcext:value-type="float">
            <text:p>0.402939789647402</text:p>
          </table:table-cell>
          <table:table-cell office:value-type="float" office:value="0.00257651936231146" calcext:value-type="float">
            <text:p>0.002576519362311</text:p>
          </table:table-cell>
          <table:table-cell office:value-type="float" office:value="0.00372374407837334" calcext:value-type="float">
            <text:p>0.003723744078373</text:p>
          </table:table-cell>
          <table:table-cell office:value-type="float" office:value="0.000434928928096579" calcext:value-type="float">
            <text:p>0.000434928928097</text:p>
          </table:table-cell>
          <table:table-cell office:value-type="float" office:value="0.0274427440321813" calcext:value-type="float">
            <text:p>0.027442744032181</text:p>
          </table:table-cell>
          <table:table-cell office:value-type="float" office:value="0.564771673520533" calcext:value-type="float">
            <text:p>0.564771673520533</text:p>
          </table:table-cell>
          <table:table-cell office:value-type="float" office:value="0.00415380545582208" calcext:value-type="float">
            <text:p>0.004153805455822</text:p>
          </table:table-cell>
          <table:table-cell office:value-type="float" office:value="0.139814360958424" calcext:value-type="float">
            <text:p>0.139814360958424</text:p>
          </table:table-cell>
          <table:table-cell office:value-type="float" office:value="0.0288022984053398" calcext:value-type="float">
            <text:p>0.02880229840534</text:p>
          </table:table-cell>
          <table:table-cell office:value-type="float" office:value="0.216876105576789" calcext:value-type="float">
            <text:p>0.216876105576789</text:p>
          </table:table-cell>
          <table:table-cell office:value-type="float" office:value="0.0126188606394372" calcext:value-type="float">
            <text:p>0.012618860639437</text:p>
          </table:table-cell>
          <table:table-cell office:value-type="float" office:value="0.0050852224833766" calcext:value-type="float">
            <text:p>0.005085222483377</text:p>
          </table:table-cell>
          <table:table-cell office:value-type="float" office:value="0.0630260586014645" calcext:value-type="float">
            <text:p>0.063026058601465</text:p>
          </table:table-cell>
          <table:table-cell office:value-type="float" office:value="0.0410490196002809" calcext:value-type="float">
            <text:p>0.041049019600281</text:p>
          </table:table-cell>
          <table:table-cell office:value-type="float" office:value="0.027673712146082" calcext:value-type="float">
            <text:p>0.027673712146082</text:p>
          </table:table-cell>
          <table:table-cell office:value-type="float" office:value="0.0267051577806503" calcext:value-type="float">
            <text:p>0.02670515778065</text:p>
          </table:table-cell>
          <table:table-cell office:value-type="float" office:value="0.131391868033605" calcext:value-type="float">
            <text:p>0.131391868033605</text:p>
          </table:table-cell>
          <table:table-cell/>
        </table:table-row>
        <table:table-row table:style-name="ro1">
          <table:table-cell table:number-columns-repeated="5"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8" calcext:value-type="float">
            <text:p>8</text:p>
          </table:table-cell>
          <table:table-cell table:number-columns-repeated="26"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2</text:p>
          </table:table-cell>
          <table:table-cell office:value-type="string" calcext:value-type="string">
            <text:p>Other</text:p>
          </table:table-cell>
          <table:table-cell office:value-type="float" office:value="1430.60021972656" calcext:value-type="float">
            <text:p>1430.60021972656</text:p>
          </table:table-cell>
          <table:table-cell office:value-type="float" office:value="7646968.72563492" calcext:value-type="float">
            <text:p>7646968.72563492</text:p>
          </table:table-cell>
          <table:table-cell office:value-type="float" office:value="353573.567986678" calcext:value-type="float">
            <text:p>353573.567986678</text:p>
          </table:table-cell>
          <table:table-cell office:value-type="string" calcext:value-type="string">
            <text:p>DA</text:p>
          </table:table-cell>
          <table:table-cell office:value-type="float" office:value="15.1167516708374" calcext:value-type="float">
            <text:p>15.1167516708374</text:p>
          </table:table-cell>
          <table:table-cell office:value-type="float" office:value="2811.69018554688" calcext:value-type="float">
            <text:p>2811.69018554688</text:p>
          </table:table-cell>
          <table:table-cell office:value-type="float" office:value="0" calcext:value-type="float">
            <text:p>0</text:p>
          </table:table-cell>
          <table:table-cell office:value-type="float" office:value="0.0204075135307227" calcext:value-type="float">
            <text:p>0.020407513530723</text:p>
          </table:table-cell>
          <table:table-cell office:value-type="float" office:value="0.720184654568609" calcext:value-type="float">
            <text:p>0.720184654568609</text:p>
          </table:table-cell>
          <table:table-cell table:number-columns-repeated="3" office:value-type="float" office:value="0" calcext:value-type="float">
            <text:p>0</text:p>
          </table:table-cell>
          <table:table-cell office:value-type="float" office:value="0.0108245781598217" calcext:value-type="float">
            <text:p>0.010824578159822</text:p>
          </table:table-cell>
          <table:table-cell office:value-type="float" office:value="0.248583253740847" calcext:value-type="float">
            <text:p>0.248583253740847</text:p>
          </table:table-cell>
          <table:table-cell table:number-columns-repeated="2" office:value-type="float" office:value="0" calcext:value-type="float">
            <text:p>0</text:p>
          </table:table-cell>
          <table:table-cell office:value-type="float" office:value="0.0319921894345122" calcext:value-type="float">
            <text:p>0.031992189434512</text:p>
          </table:table-cell>
          <table:table-cell office:value-type="float" office:value="0.768622609606147" calcext:value-type="float">
            <text:p>0.768622609606147</text:p>
          </table:table-cell>
          <table:table-cell office:value-type="float" office:value="0" calcext:value-type="float">
            <text:p>0</text:p>
          </table:table-cell>
          <table:table-cell office:value-type="float" office:value="0.127070259715452" calcext:value-type="float">
            <text:p>0.127070259715452</text:p>
          </table:table-cell>
          <table:table-cell office:value-type="float" office:value="0" calcext:value-type="float">
            <text:p>0</text:p>
          </table:table-cell>
          <table:table-cell office:value-type="float" office:value="0.0351616942701295" calcext:value-type="float">
            <text:p>0.03516169427013</text:p>
          </table:table-cell>
          <table:table-cell office:value-type="float" office:value="0.0371532469737596" calcext:value-type="float">
            <text:p>0.03715324697376</text:p>
          </table:table-cell>
          <table:table-cell table:number-columns-repeated="2" office:value-type="float" office:value="0" calcext:value-type="float">
            <text:p>0</text:p>
          </table:table-cell>
          <table:table-cell office:value-type="float" office:value="0.00905863749885031" calcext:value-type="float">
            <text:p>0.00905863749885</text:p>
          </table:table-cell>
          <table:table-cell office:value-type="float" office:value="0.716310676864082" calcext:value-type="float">
            <text:p>0.716310676864082</text:p>
          </table:table-cell>
          <table:table-cell office:value-type="float" office:value="0.00315986642423042" calcext:value-type="float">
            <text:p>0.00315986642423</text:p>
          </table:table-cell>
          <table:table-cell office:value-type="float" office:value="0.232212596308271" calcext:value-type="float">
            <text:p>0.232212596308271</text:p>
          </table:table-cell>
          <table:table-cell office:value-type="float" office:value="0" calcext:value-type="float">
            <text:p>0</text:p>
          </table:table-cell>
          <table:table-cell office:value-type="float" office:value="0.0269176754420099" calcext:value-type="float">
            <text:p>0.02691767544201</text:p>
          </table:table-cell>
          <table:table-cell office:value-type="float" office:value="0.0123405474625556" calcext:value-type="float">
            <text:p>0.012340547462556</text:p>
          </table:table-cell>
          <table:table-cell office:value-type="float" office:value="0" calcext:value-type="float">
            <text:p>0</text:p>
          </table:table-cell>
          <table:table-cell office:value-type="float" office:value="0.00000342061695299862" calcext:value-type="float">
            <text:p>3.42061695299862E-06</text:p>
          </table:table-cell>
          <table:table-cell office:value-type="float" office:value="0.0240569359060583" calcext:value-type="float">
            <text:p>0.024056935906058</text:p>
          </table:table-cell>
          <table:table-cell office:value-type="float" office:value="0.743609235034275" calcext:value-type="float">
            <text:p>0.743609235034275</text:p>
          </table:table-cell>
          <table:table-cell office:value-type="float" office:value="0.0177482657472048" calcext:value-type="float">
            <text:p>0.017748265747205</text:p>
          </table:table-cell>
          <table:table-cell office:value-type="float" office:value="0.162781108932441" calcext:value-type="float">
            <text:p>0.162781108932441</text:p>
          </table:table-cell>
          <table:table-cell office:value-type="float" office:value="0" calcext:value-type="float">
            <text:p>0</text:p>
          </table:table-cell>
          <table:table-cell office:value-type="float" office:value="0.0295733385537211" calcext:value-type="float">
            <text:p>0.029573338553721</text:p>
          </table:table-cell>
          <table:table-cell office:value-type="float" office:value="0.0200442890958099" calcext:value-type="float">
            <text:p>0.02004428909581</text:p>
          </table:table-cell>
          <table:table-cell office:value-type="float" office:value="0.00218340611353712" calcext:value-type="float">
            <text:p>0.002183406113537</text:p>
          </table:table-cell>
          <table:table-cell office:value-type="float" office:value="0.00241342478817348" calcext:value-type="float">
            <text:p>0.002413424788173</text:p>
          </table:table-cell>
          <table:table-cell office:value-type="float" office:value="0.0478981820826033" calcext:value-type="float">
            <text:p>0.047898182082603</text:p>
          </table:table-cell>
          <table:table-cell office:value-type="float" office:value="0.550264036341496" calcext:value-type="float">
            <text:p>0.550264036341496</text:p>
          </table:table-cell>
          <table:table-cell office:value-type="float" office:value="0.00396457567983561" calcext:value-type="float">
            <text:p>0.003964575679836</text:p>
          </table:table-cell>
          <table:table-cell office:value-type="float" office:value="0.166894832705993" calcext:value-type="float">
            <text:p>0.166894832705993</text:p>
          </table:table-cell>
          <table:table-cell office:value-type="float" office:value="0.0195989253704646" calcext:value-type="float">
            <text:p>0.019598925370465</text:p>
          </table:table-cell>
          <table:table-cell office:value-type="float" office:value="0.179559772900814" calcext:value-type="float">
            <text:p>0.179559772900814</text:p>
          </table:table-cell>
          <table:table-cell office:value-type="float" office:value="0.0220593567416165" calcext:value-type="float">
            <text:p>0.022059356741617</text:p>
          </table:table-cell>
          <table:table-cell office:value-type="float" office:value="0.00734689338900346" calcext:value-type="float">
            <text:p>0.007346893389003</text:p>
          </table:table-cell>
          <table:table-cell office:value-type="float" office:value="0.186764362510053" calcext:value-type="float">
            <text:p>0.186764362510053</text:p>
          </table:table-cell>
          <table:table-cell office:value-type="float" office:value="0.0901593168592679" calcext:value-type="float">
            <text:p>0.090159316859268</text:p>
          </table:table-cell>
          <table:table-cell office:value-type="float" office:value="0.0554478658351985" calcext:value-type="float">
            <text:p>0.055447865835199</text:p>
          </table:table-cell>
          <table:table-cell office:value-type="float" office:value="0.084205457208994" calcext:value-type="float">
            <text:p>0.084205457208994</text:p>
          </table:table-cell>
          <table:table-cell office:value-type="float" office:value="0.24606371150996" calcext:value-type="float">
            <text:p>0.24606371150996</text:p>
          </table:table-cell>
          <table:table-cell/>
        </table:table-row>
        <table:table-row table:style-name="ro1">
          <table:table-cell table:number-columns-repeated="17" office:value-type="float" office:value="0" calcext:value-type="float">
            <text:p>0</text:p>
          </table:table-cell>
          <table:table-cell office:value-type="float" office:value="19" calcext:value-type="float">
            <text:p>19</text:p>
          </table:table-cell>
          <table:table-cell table:number-columns-repeated="23"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2</text:p>
          </table:table-cell>
          <table:table-cell office:value-type="string" calcext:value-type="string">
            <text:p>SolMau</text:p>
          </table:table-cell>
          <table:table-cell office:value-type="float" office:value="1430.60021972656" calcext:value-type="float">
            <text:p>1430.60021972656</text:p>
          </table:table-cell>
          <table:table-cell office:value-type="float" office:value="7646968.72563492" calcext:value-type="float">
            <text:p>7646968.72563492</text:p>
          </table:table-cell>
          <table:table-cell office:value-type="float" office:value="353573.567986678" calcext:value-type="float">
            <text:p>353573.567986678</text:p>
          </table:table-cell>
          <table:table-cell office:value-type="string" calcext:value-type="string">
            <text:p>DA</text:p>
          </table:table-cell>
          <table:table-cell office:value-type="float" office:value="15.1167516708374" calcext:value-type="float">
            <text:p>15.1167516708374</text:p>
          </table:table-cell>
          <table:table-cell office:value-type="float" office:value="2811.69018554688" calcext:value-type="float">
            <text:p>2811.69018554688</text:p>
          </table:table-cell>
          <table:table-cell office:value-type="float" office:value="0" calcext:value-type="float">
            <text:p>0</text:p>
          </table:table-cell>
          <table:table-cell office:value-type="float" office:value="0.0204075135307227" calcext:value-type="float">
            <text:p>0.020407513530723</text:p>
          </table:table-cell>
          <table:table-cell office:value-type="float" office:value="0.720184654568609" calcext:value-type="float">
            <text:p>0.720184654568609</text:p>
          </table:table-cell>
          <table:table-cell table:number-columns-repeated="3" office:value-type="float" office:value="0" calcext:value-type="float">
            <text:p>0</text:p>
          </table:table-cell>
          <table:table-cell office:value-type="float" office:value="0.0108245781598217" calcext:value-type="float">
            <text:p>0.010824578159822</text:p>
          </table:table-cell>
          <table:table-cell office:value-type="float" office:value="0.248583253740847" calcext:value-type="float">
            <text:p>0.248583253740847</text:p>
          </table:table-cell>
          <table:table-cell table:number-columns-repeated="2" office:value-type="float" office:value="0" calcext:value-type="float">
            <text:p>0</text:p>
          </table:table-cell>
          <table:table-cell office:value-type="float" office:value="0.0319921894345122" calcext:value-type="float">
            <text:p>0.031992189434512</text:p>
          </table:table-cell>
          <table:table-cell office:value-type="float" office:value="0.768622609606147" calcext:value-type="float">
            <text:p>0.768622609606147</text:p>
          </table:table-cell>
          <table:table-cell office:value-type="float" office:value="0" calcext:value-type="float">
            <text:p>0</text:p>
          </table:table-cell>
          <table:table-cell office:value-type="float" office:value="0.127070259715452" calcext:value-type="float">
            <text:p>0.127070259715452</text:p>
          </table:table-cell>
          <table:table-cell office:value-type="float" office:value="0" calcext:value-type="float">
            <text:p>0</text:p>
          </table:table-cell>
          <table:table-cell office:value-type="float" office:value="0.0351616942701295" calcext:value-type="float">
            <text:p>0.03516169427013</text:p>
          </table:table-cell>
          <table:table-cell office:value-type="float" office:value="0.0371532469737596" calcext:value-type="float">
            <text:p>0.03715324697376</text:p>
          </table:table-cell>
          <table:table-cell table:number-columns-repeated="2" office:value-type="float" office:value="0" calcext:value-type="float">
            <text:p>0</text:p>
          </table:table-cell>
          <table:table-cell office:value-type="float" office:value="0.00905863749885031" calcext:value-type="float">
            <text:p>0.00905863749885</text:p>
          </table:table-cell>
          <table:table-cell office:value-type="float" office:value="0.716310676864082" calcext:value-type="float">
            <text:p>0.716310676864082</text:p>
          </table:table-cell>
          <table:table-cell office:value-type="float" office:value="0.00315986642423042" calcext:value-type="float">
            <text:p>0.00315986642423</text:p>
          </table:table-cell>
          <table:table-cell office:value-type="float" office:value="0.232212596308271" calcext:value-type="float">
            <text:p>0.232212596308271</text:p>
          </table:table-cell>
          <table:table-cell office:value-type="float" office:value="0" calcext:value-type="float">
            <text:p>0</text:p>
          </table:table-cell>
          <table:table-cell office:value-type="float" office:value="0.0269176754420099" calcext:value-type="float">
            <text:p>0.02691767544201</text:p>
          </table:table-cell>
          <table:table-cell office:value-type="float" office:value="0.0123405474625556" calcext:value-type="float">
            <text:p>0.012340547462556</text:p>
          </table:table-cell>
          <table:table-cell office:value-type="float" office:value="0" calcext:value-type="float">
            <text:p>0</text:p>
          </table:table-cell>
          <table:table-cell office:value-type="float" office:value="0.00000342061695299862" calcext:value-type="float">
            <text:p>3.42061695299862E-06</text:p>
          </table:table-cell>
          <table:table-cell office:value-type="float" office:value="0.0240569359060583" calcext:value-type="float">
            <text:p>0.024056935906058</text:p>
          </table:table-cell>
          <table:table-cell office:value-type="float" office:value="0.743609235034275" calcext:value-type="float">
            <text:p>0.743609235034275</text:p>
          </table:table-cell>
          <table:table-cell office:value-type="float" office:value="0.0177482657472048" calcext:value-type="float">
            <text:p>0.017748265747205</text:p>
          </table:table-cell>
          <table:table-cell office:value-type="float" office:value="0.162781108932441" calcext:value-type="float">
            <text:p>0.162781108932441</text:p>
          </table:table-cell>
          <table:table-cell office:value-type="float" office:value="0" calcext:value-type="float">
            <text:p>0</text:p>
          </table:table-cell>
          <table:table-cell office:value-type="float" office:value="0.0295733385537211" calcext:value-type="float">
            <text:p>0.029573338553721</text:p>
          </table:table-cell>
          <table:table-cell office:value-type="float" office:value="0.0200442890958099" calcext:value-type="float">
            <text:p>0.02004428909581</text:p>
          </table:table-cell>
          <table:table-cell office:value-type="float" office:value="0.00218340611353712" calcext:value-type="float">
            <text:p>0.002183406113537</text:p>
          </table:table-cell>
          <table:table-cell office:value-type="float" office:value="0.00241342478817348" calcext:value-type="float">
            <text:p>0.002413424788173</text:p>
          </table:table-cell>
          <table:table-cell office:value-type="float" office:value="0.0478981820826033" calcext:value-type="float">
            <text:p>0.047898182082603</text:p>
          </table:table-cell>
          <table:table-cell office:value-type="float" office:value="0.550264036341496" calcext:value-type="float">
            <text:p>0.550264036341496</text:p>
          </table:table-cell>
          <table:table-cell office:value-type="float" office:value="0.00396457567983561" calcext:value-type="float">
            <text:p>0.003964575679836</text:p>
          </table:table-cell>
          <table:table-cell office:value-type="float" office:value="0.166894832705993" calcext:value-type="float">
            <text:p>0.166894832705993</text:p>
          </table:table-cell>
          <table:table-cell office:value-type="float" office:value="0.0195989253704646" calcext:value-type="float">
            <text:p>0.019598925370465</text:p>
          </table:table-cell>
          <table:table-cell office:value-type="float" office:value="0.179559772900814" calcext:value-type="float">
            <text:p>0.179559772900814</text:p>
          </table:table-cell>
          <table:table-cell office:value-type="float" office:value="0.0220593567416165" calcext:value-type="float">
            <text:p>0.022059356741617</text:p>
          </table:table-cell>
          <table:table-cell office:value-type="float" office:value="0.00734689338900346" calcext:value-type="float">
            <text:p>0.007346893389003</text:p>
          </table:table-cell>
          <table:table-cell office:value-type="float" office:value="0.186764362510053" calcext:value-type="float">
            <text:p>0.186764362510053</text:p>
          </table:table-cell>
          <table:table-cell office:value-type="float" office:value="0.0901593168592679" calcext:value-type="float">
            <text:p>0.090159316859268</text:p>
          </table:table-cell>
          <table:table-cell office:value-type="float" office:value="0.0554478658351985" calcext:value-type="float">
            <text:p>0.055447865835199</text:p>
          </table:table-cell>
          <table:table-cell office:value-type="float" office:value="0.084205457208994" calcext:value-type="float">
            <text:p>0.084205457208994</text:p>
          </table:table-cell>
          <table:table-cell office:value-type="float" office:value="0.24606371150996" calcext:value-type="float">
            <text:p>0.24606371150996</text:p>
          </table:table-cell>
          <table:table-cell/>
        </table:table-row>
        <table:table-row table:style-name="ro1">
          <table:table-cell table:number-columns-repeated="1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3" calcext:value-type="float">
            <text:p>13</text:p>
          </table:table-cell>
          <table:table-cell table:number-columns-repeated="19"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2</text:p>
          </table:table-cell>
          <table:table-cell office:value-type="string" calcext:value-type="string">
            <text:p>Other</text:p>
          </table:table-cell>
          <table:table-cell office:value-type="float" office:value="1430.60021972656" calcext:value-type="float">
            <text:p>1430.60021972656</text:p>
          </table:table-cell>
          <table:table-cell office:value-type="float" office:value="7646968.72563492" calcext:value-type="float">
            <text:p>7646968.72563492</text:p>
          </table:table-cell>
          <table:table-cell office:value-type="float" office:value="353573.567986678" calcext:value-type="float">
            <text:p>353573.567986678</text:p>
          </table:table-cell>
          <table:table-cell office:value-type="string" calcext:value-type="string">
            <text:p>DA</text:p>
          </table:table-cell>
          <table:table-cell office:value-type="float" office:value="15.1167516708374" calcext:value-type="float">
            <text:p>15.1167516708374</text:p>
          </table:table-cell>
          <table:table-cell office:value-type="float" office:value="2811.69018554688" calcext:value-type="float">
            <text:p>2811.69018554688</text:p>
          </table:table-cell>
          <table:table-cell office:value-type="float" office:value="0" calcext:value-type="float">
            <text:p>0</text:p>
          </table:table-cell>
          <table:table-cell office:value-type="float" office:value="0.0204075135307227" calcext:value-type="float">
            <text:p>0.020407513530723</text:p>
          </table:table-cell>
          <table:table-cell office:value-type="float" office:value="0.720184654568609" calcext:value-type="float">
            <text:p>0.720184654568609</text:p>
          </table:table-cell>
          <table:table-cell table:number-columns-repeated="3" office:value-type="float" office:value="0" calcext:value-type="float">
            <text:p>0</text:p>
          </table:table-cell>
          <table:table-cell office:value-type="float" office:value="0.0108245781598217" calcext:value-type="float">
            <text:p>0.010824578159822</text:p>
          </table:table-cell>
          <table:table-cell office:value-type="float" office:value="0.248583253740847" calcext:value-type="float">
            <text:p>0.248583253740847</text:p>
          </table:table-cell>
          <table:table-cell table:number-columns-repeated="2" office:value-type="float" office:value="0" calcext:value-type="float">
            <text:p>0</text:p>
          </table:table-cell>
          <table:table-cell office:value-type="float" office:value="0.0319921894345122" calcext:value-type="float">
            <text:p>0.031992189434512</text:p>
          </table:table-cell>
          <table:table-cell office:value-type="float" office:value="0.768622609606147" calcext:value-type="float">
            <text:p>0.768622609606147</text:p>
          </table:table-cell>
          <table:table-cell office:value-type="float" office:value="0" calcext:value-type="float">
            <text:p>0</text:p>
          </table:table-cell>
          <table:table-cell office:value-type="float" office:value="0.127070259715452" calcext:value-type="float">
            <text:p>0.127070259715452</text:p>
          </table:table-cell>
          <table:table-cell office:value-type="float" office:value="0" calcext:value-type="float">
            <text:p>0</text:p>
          </table:table-cell>
          <table:table-cell office:value-type="float" office:value="0.0351616942701295" calcext:value-type="float">
            <text:p>0.03516169427013</text:p>
          </table:table-cell>
          <table:table-cell office:value-type="float" office:value="0.0371532469737596" calcext:value-type="float">
            <text:p>0.03715324697376</text:p>
          </table:table-cell>
          <table:table-cell table:number-columns-repeated="2" office:value-type="float" office:value="0" calcext:value-type="float">
            <text:p>0</text:p>
          </table:table-cell>
          <table:table-cell office:value-type="float" office:value="0.00905863749885031" calcext:value-type="float">
            <text:p>0.00905863749885</text:p>
          </table:table-cell>
          <table:table-cell office:value-type="float" office:value="0.716310676864082" calcext:value-type="float">
            <text:p>0.716310676864082</text:p>
          </table:table-cell>
          <table:table-cell office:value-type="float" office:value="0.00315986642423042" calcext:value-type="float">
            <text:p>0.00315986642423</text:p>
          </table:table-cell>
          <table:table-cell office:value-type="float" office:value="0.232212596308271" calcext:value-type="float">
            <text:p>0.232212596308271</text:p>
          </table:table-cell>
          <table:table-cell office:value-type="float" office:value="0" calcext:value-type="float">
            <text:p>0</text:p>
          </table:table-cell>
          <table:table-cell office:value-type="float" office:value="0.0269176754420099" calcext:value-type="float">
            <text:p>0.02691767544201</text:p>
          </table:table-cell>
          <table:table-cell office:value-type="float" office:value="0.0123405474625556" calcext:value-type="float">
            <text:p>0.012340547462556</text:p>
          </table:table-cell>
          <table:table-cell office:value-type="float" office:value="0" calcext:value-type="float">
            <text:p>0</text:p>
          </table:table-cell>
          <table:table-cell office:value-type="float" office:value="0.00000342061695299862" calcext:value-type="float">
            <text:p>3.42061695299862E-06</text:p>
          </table:table-cell>
          <table:table-cell office:value-type="float" office:value="0.0240569359060583" calcext:value-type="float">
            <text:p>0.024056935906058</text:p>
          </table:table-cell>
          <table:table-cell office:value-type="float" office:value="0.743609235034275" calcext:value-type="float">
            <text:p>0.743609235034275</text:p>
          </table:table-cell>
          <table:table-cell office:value-type="float" office:value="0.0177482657472048" calcext:value-type="float">
            <text:p>0.017748265747205</text:p>
          </table:table-cell>
          <table:table-cell office:value-type="float" office:value="0.162781108932441" calcext:value-type="float">
            <text:p>0.162781108932441</text:p>
          </table:table-cell>
          <table:table-cell office:value-type="float" office:value="0" calcext:value-type="float">
            <text:p>0</text:p>
          </table:table-cell>
          <table:table-cell office:value-type="float" office:value="0.0295733385537211" calcext:value-type="float">
            <text:p>0.029573338553721</text:p>
          </table:table-cell>
          <table:table-cell office:value-type="float" office:value="0.0200442890958099" calcext:value-type="float">
            <text:p>0.02004428909581</text:p>
          </table:table-cell>
          <table:table-cell office:value-type="float" office:value="0.00218340611353712" calcext:value-type="float">
            <text:p>0.002183406113537</text:p>
          </table:table-cell>
          <table:table-cell office:value-type="float" office:value="0.00241342478817348" calcext:value-type="float">
            <text:p>0.002413424788173</text:p>
          </table:table-cell>
          <table:table-cell office:value-type="float" office:value="0.0478981820826033" calcext:value-type="float">
            <text:p>0.047898182082603</text:p>
          </table:table-cell>
          <table:table-cell office:value-type="float" office:value="0.550264036341496" calcext:value-type="float">
            <text:p>0.550264036341496</text:p>
          </table:table-cell>
          <table:table-cell office:value-type="float" office:value="0.00396457567983561" calcext:value-type="float">
            <text:p>0.003964575679836</text:p>
          </table:table-cell>
          <table:table-cell office:value-type="float" office:value="0.166894832705993" calcext:value-type="float">
            <text:p>0.166894832705993</text:p>
          </table:table-cell>
          <table:table-cell office:value-type="float" office:value="0.0195989253704646" calcext:value-type="float">
            <text:p>0.019598925370465</text:p>
          </table:table-cell>
          <table:table-cell office:value-type="float" office:value="0.179559772900814" calcext:value-type="float">
            <text:p>0.179559772900814</text:p>
          </table:table-cell>
          <table:table-cell office:value-type="float" office:value="0.0220593567416165" calcext:value-type="float">
            <text:p>0.022059356741617</text:p>
          </table:table-cell>
          <table:table-cell office:value-type="float" office:value="0.00734689338900346" calcext:value-type="float">
            <text:p>0.007346893389003</text:p>
          </table:table-cell>
          <table:table-cell office:value-type="float" office:value="0.186764362510053" calcext:value-type="float">
            <text:p>0.186764362510053</text:p>
          </table:table-cell>
          <table:table-cell office:value-type="float" office:value="0.0901593168592679" calcext:value-type="float">
            <text:p>0.090159316859268</text:p>
          </table:table-cell>
          <table:table-cell office:value-type="float" office:value="0.0554478658351985" calcext:value-type="float">
            <text:p>0.055447865835199</text:p>
          </table:table-cell>
          <table:table-cell office:value-type="float" office:value="0.084205457208994" calcext:value-type="float">
            <text:p>0.084205457208994</text:p>
          </table:table-cell>
          <table:table-cell office:value-type="float" office:value="0.24606371150996" calcext:value-type="float">
            <text:p>0.24606371150996</text:p>
          </table:table-cell>
          <table:table-cell/>
        </table:table-row>
        <table:table-row table:style-name="ro1">
          <table:table-cell office:value-type="float" office:value="6" calcext:value-type="float">
            <text:p>6</text:p>
          </table:table-cell>
          <table:table-cell table:number-columns-repeated="40"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2</text:p>
          </table:table-cell>
          <table:table-cell office:value-type="string" calcext:value-type="string">
            <text:p>LanCam</text:p>
          </table:table-cell>
          <table:table-cell office:value-type="float" office:value="1430.60021972656" calcext:value-type="float">
            <text:p>1430.60021972656</text:p>
          </table:table-cell>
          <table:table-cell office:value-type="float" office:value="7646968.72563492" calcext:value-type="float">
            <text:p>7646968.72563492</text:p>
          </table:table-cell>
          <table:table-cell office:value-type="float" office:value="353573.567986678" calcext:value-type="float">
            <text:p>353573.567986678</text:p>
          </table:table-cell>
          <table:table-cell office:value-type="string" calcext:value-type="string">
            <text:p>DA</text:p>
          </table:table-cell>
          <table:table-cell office:value-type="float" office:value="15.1167516708374" calcext:value-type="float">
            <text:p>15.1167516708374</text:p>
          </table:table-cell>
          <table:table-cell office:value-type="float" office:value="2811.69018554688" calcext:value-type="float">
            <text:p>2811.69018554688</text:p>
          </table:table-cell>
          <table:table-cell office:value-type="float" office:value="0" calcext:value-type="float">
            <text:p>0</text:p>
          </table:table-cell>
          <table:table-cell office:value-type="float" office:value="0.0204075135307227" calcext:value-type="float">
            <text:p>0.020407513530723</text:p>
          </table:table-cell>
          <table:table-cell office:value-type="float" office:value="0.720184654568609" calcext:value-type="float">
            <text:p>0.720184654568609</text:p>
          </table:table-cell>
          <table:table-cell table:number-columns-repeated="3" office:value-type="float" office:value="0" calcext:value-type="float">
            <text:p>0</text:p>
          </table:table-cell>
          <table:table-cell office:value-type="float" office:value="0.0108245781598217" calcext:value-type="float">
            <text:p>0.010824578159822</text:p>
          </table:table-cell>
          <table:table-cell office:value-type="float" office:value="0.248583253740847" calcext:value-type="float">
            <text:p>0.248583253740847</text:p>
          </table:table-cell>
          <table:table-cell table:number-columns-repeated="2" office:value-type="float" office:value="0" calcext:value-type="float">
            <text:p>0</text:p>
          </table:table-cell>
          <table:table-cell office:value-type="float" office:value="0.0319921894345122" calcext:value-type="float">
            <text:p>0.031992189434512</text:p>
          </table:table-cell>
          <table:table-cell office:value-type="float" office:value="0.768622609606147" calcext:value-type="float">
            <text:p>0.768622609606147</text:p>
          </table:table-cell>
          <table:table-cell office:value-type="float" office:value="0" calcext:value-type="float">
            <text:p>0</text:p>
          </table:table-cell>
          <table:table-cell office:value-type="float" office:value="0.127070259715452" calcext:value-type="float">
            <text:p>0.127070259715452</text:p>
          </table:table-cell>
          <table:table-cell office:value-type="float" office:value="0" calcext:value-type="float">
            <text:p>0</text:p>
          </table:table-cell>
          <table:table-cell office:value-type="float" office:value="0.0351616942701295" calcext:value-type="float">
            <text:p>0.03516169427013</text:p>
          </table:table-cell>
          <table:table-cell office:value-type="float" office:value="0.0371532469737596" calcext:value-type="float">
            <text:p>0.03715324697376</text:p>
          </table:table-cell>
          <table:table-cell table:number-columns-repeated="2" office:value-type="float" office:value="0" calcext:value-type="float">
            <text:p>0</text:p>
          </table:table-cell>
          <table:table-cell office:value-type="float" office:value="0.00905863749885031" calcext:value-type="float">
            <text:p>0.00905863749885</text:p>
          </table:table-cell>
          <table:table-cell office:value-type="float" office:value="0.716310676864082" calcext:value-type="float">
            <text:p>0.716310676864082</text:p>
          </table:table-cell>
          <table:table-cell office:value-type="float" office:value="0.00315986642423042" calcext:value-type="float">
            <text:p>0.00315986642423</text:p>
          </table:table-cell>
          <table:table-cell office:value-type="float" office:value="0.232212596308271" calcext:value-type="float">
            <text:p>0.232212596308271</text:p>
          </table:table-cell>
          <table:table-cell office:value-type="float" office:value="0" calcext:value-type="float">
            <text:p>0</text:p>
          </table:table-cell>
          <table:table-cell office:value-type="float" office:value="0.0269176754420099" calcext:value-type="float">
            <text:p>0.02691767544201</text:p>
          </table:table-cell>
          <table:table-cell office:value-type="float" office:value="0.0123405474625556" calcext:value-type="float">
            <text:p>0.012340547462556</text:p>
          </table:table-cell>
          <table:table-cell office:value-type="float" office:value="0" calcext:value-type="float">
            <text:p>0</text:p>
          </table:table-cell>
          <table:table-cell office:value-type="float" office:value="0.00000342061695299862" calcext:value-type="float">
            <text:p>3.42061695299862E-06</text:p>
          </table:table-cell>
          <table:table-cell office:value-type="float" office:value="0.0240569359060583" calcext:value-type="float">
            <text:p>0.024056935906058</text:p>
          </table:table-cell>
          <table:table-cell office:value-type="float" office:value="0.743609235034275" calcext:value-type="float">
            <text:p>0.743609235034275</text:p>
          </table:table-cell>
          <table:table-cell office:value-type="float" office:value="0.0177482657472048" calcext:value-type="float">
            <text:p>0.017748265747205</text:p>
          </table:table-cell>
          <table:table-cell office:value-type="float" office:value="0.162781108932441" calcext:value-type="float">
            <text:p>0.162781108932441</text:p>
          </table:table-cell>
          <table:table-cell office:value-type="float" office:value="0" calcext:value-type="float">
            <text:p>0</text:p>
          </table:table-cell>
          <table:table-cell office:value-type="float" office:value="0.0295733385537211" calcext:value-type="float">
            <text:p>0.029573338553721</text:p>
          </table:table-cell>
          <table:table-cell office:value-type="float" office:value="0.0200442890958099" calcext:value-type="float">
            <text:p>0.02004428909581</text:p>
          </table:table-cell>
          <table:table-cell office:value-type="float" office:value="0.00218340611353712" calcext:value-type="float">
            <text:p>0.002183406113537</text:p>
          </table:table-cell>
          <table:table-cell office:value-type="float" office:value="0.00241342478817348" calcext:value-type="float">
            <text:p>0.002413424788173</text:p>
          </table:table-cell>
          <table:table-cell office:value-type="float" office:value="0.0478981820826033" calcext:value-type="float">
            <text:p>0.047898182082603</text:p>
          </table:table-cell>
          <table:table-cell office:value-type="float" office:value="0.550264036341496" calcext:value-type="float">
            <text:p>0.550264036341496</text:p>
          </table:table-cell>
          <table:table-cell office:value-type="float" office:value="0.00396457567983561" calcext:value-type="float">
            <text:p>0.003964575679836</text:p>
          </table:table-cell>
          <table:table-cell office:value-type="float" office:value="0.166894832705993" calcext:value-type="float">
            <text:p>0.166894832705993</text:p>
          </table:table-cell>
          <table:table-cell office:value-type="float" office:value="0.0195989253704646" calcext:value-type="float">
            <text:p>0.019598925370465</text:p>
          </table:table-cell>
          <table:table-cell office:value-type="float" office:value="0.179559772900814" calcext:value-type="float">
            <text:p>0.179559772900814</text:p>
          </table:table-cell>
          <table:table-cell office:value-type="float" office:value="0.0220593567416165" calcext:value-type="float">
            <text:p>0.022059356741617</text:p>
          </table:table-cell>
          <table:table-cell office:value-type="float" office:value="0.00734689338900346" calcext:value-type="float">
            <text:p>0.007346893389003</text:p>
          </table:table-cell>
          <table:table-cell office:value-type="float" office:value="0.186764362510053" calcext:value-type="float">
            <text:p>0.186764362510053</text:p>
          </table:table-cell>
          <table:table-cell office:value-type="float" office:value="0.0901593168592679" calcext:value-type="float">
            <text:p>0.090159316859268</text:p>
          </table:table-cell>
          <table:table-cell office:value-type="float" office:value="0.0554478658351985" calcext:value-type="float">
            <text:p>0.055447865835199</text:p>
          </table:table-cell>
          <table:table-cell office:value-type="float" office:value="0.084205457208994" calcext:value-type="float">
            <text:p>0.084205457208994</text:p>
          </table:table-cell>
          <table:table-cell office:value-type="float" office:value="0.24606371150996" calcext:value-type="float">
            <text:p>0.24606371150996</text:p>
          </table:table-cell>
          <table:table-cell/>
        </table:table-row>
        <table:table-row table:style-name="ro1">
          <table:table-cell table:number-columns-repeated="1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79" calcext:value-type="float">
            <text:p>79</text:p>
          </table:table-cell>
          <table:table-cell table:number-columns-repeated="23"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3</text:p>
          </table:table-cell>
          <table:table-cell office:value-type="string" calcext:value-type="string">
            <text:p>SolMau</text:p>
          </table:table-cell>
          <table:table-cell office:value-type="float" office:value="1240.71618652344" calcext:value-type="float">
            <text:p>1240.71618652344</text:p>
          </table:table-cell>
          <table:table-cell office:value-type="float" office:value="7646741.36257297" calcext:value-type="float">
            <text:p>7646741.36257297</text:p>
          </table:table-cell>
          <table:table-cell office:value-type="float" office:value="352303.202745267" calcext:value-type="float">
            <text:p>352303.202745267</text:p>
          </table:table-cell>
          <table:table-cell office:value-type="string" calcext:value-type="string">
            <text:p>DA</text:p>
          </table:table-cell>
          <table:table-cell office:value-type="float" office:value="16.5383453369141" calcext:value-type="float">
            <text:p>16.5383453369141</text:p>
          </table:table-cell>
          <table:table-cell office:value-type="float" office:value="2601.294921875" calcext:value-type="float">
            <text:p>2601.294921875</text:p>
          </table:table-cell>
          <table:table-cell table:number-columns-repeated="2" office:value-type="float" office:value="0" calcext:value-type="float">
            <text:p>0</text:p>
          </table:table-cell>
          <table:table-cell office:value-type="float" office:value="0.649016111571037" calcext:value-type="float">
            <text:p>0.649016111571037</text:p>
          </table:table-cell>
          <table:table-cell office:value-type="float" office:value="0" calcext:value-type="float">
            <text:p>0</text:p>
          </table:table-cell>
          <table:table-cell office:value-type="float" office:value="0.0452461313124881" calcext:value-type="float">
            <text:p>0.045246131312488</text:p>
          </table:table-cell>
          <table:table-cell office:value-type="float" office:value="0" calcext:value-type="float">
            <text:p>0</text:p>
          </table:table-cell>
          <table:table-cell office:value-type="float" office:value="0.0124180092975864" calcext:value-type="float">
            <text:p>0.012418009297586</text:p>
          </table:table-cell>
          <table:table-cell office:value-type="float" office:value="0.265299624275616" calcext:value-type="float">
            <text:p>0.265299624275616</text:p>
          </table:table-cell>
          <table:table-cell office:value-type="float" office:value="0.028020123543272" calcext:value-type="float">
            <text:p>0.028020123543272</text:p>
          </table:table-cell>
          <table:table-cell office:value-type="float" office:value="0" calcext:value-type="float">
            <text:p>0</text:p>
          </table:table-cell>
          <table:table-cell office:value-type="float" office:value="0.0723498033222967" calcext:value-type="float">
            <text:p>0.072349803322297</text:p>
          </table:table-cell>
          <table:table-cell office:value-type="float" office:value="0.530580552961485" calcext:value-type="float">
            <text:p>0.530580552961485</text:p>
          </table:table-cell>
          <table:table-cell office:value-type="float" office:value="0" calcext:value-type="float">
            <text:p>0</text:p>
          </table:table-cell>
          <table:table-cell office:value-type="float" office:value="0.114005857882673" calcext:value-type="float">
            <text:p>0.114005857882673</text:p>
          </table:table-cell>
          <table:table-cell office:value-type="float" office:value="0" calcext:value-type="float">
            <text:p>0</text:p>
          </table:table-cell>
          <table:table-cell office:value-type="float" office:value="0.187795370291762" calcext:value-type="float">
            <text:p>0.187795370291762</text:p>
          </table:table-cell>
          <table:table-cell office:value-type="float" office:value="0.082296884285593" calcext:value-type="float">
            <text:p>0.082296884285593</text:p>
          </table:table-cell>
          <table:table-cell office:value-type="float" office:value="0.0129715312561904" calcext:value-type="float">
            <text:p>0.01297153125619</text:p>
          </table:table-cell>
          <table:table-cell office:value-type="float" office:value="0" calcext:value-type="float">
            <text:p>0</text:p>
          </table:table-cell>
          <table:table-cell office:value-type="float" office:value="0.130474579239071" calcext:value-type="float">
            <text:p>0.130474579239071</text:p>
          </table:table-cell>
          <table:table-cell office:value-type="float" office:value="0.475228366330636" calcext:value-type="float">
            <text:p>0.475228366330636</text:p>
          </table:table-cell>
          <table:table-cell office:value-type="float" office:value="0" calcext:value-type="float">
            <text:p>0</text:p>
          </table:table-cell>
          <table:table-cell office:value-type="float" office:value="0.228773140635101" calcext:value-type="float">
            <text:p>0.228773140635101</text:p>
          </table:table-cell>
          <table:table-cell office:value-type="float" office:value="0" calcext:value-type="float">
            <text:p>0</text:p>
          </table:table-cell>
          <table:table-cell office:value-type="float" office:value="0.105307190189865" calcext:value-type="float">
            <text:p>0.105307190189865</text:p>
          </table:table-cell>
          <table:table-cell office:value-type="float" office:value="0.0464868861259218" calcext:value-type="float">
            <text:p>0.046486886125922</text:p>
          </table:table-cell>
          <table:table-cell office:value-type="float" office:value="0.0137298374794052" calcext:value-type="float">
            <text:p>0.013729837479405</text:p>
          </table:table-cell>
          <table:table-cell office:value-type="float" office:value="0.00364374930436437" calcext:value-type="float">
            <text:p>0.003643749304364</text:p>
          </table:table-cell>
          <table:table-cell office:value-type="float" office:value="0.10651835912349" calcext:value-type="float">
            <text:p>0.10651835912349</text:p>
          </table:table-cell>
          <table:table-cell office:value-type="float" office:value="0.461885482390255" calcext:value-type="float">
            <text:p>0.461885482390255</text:p>
          </table:table-cell>
          <table:table-cell office:value-type="float" office:value="0" calcext:value-type="float">
            <text:p>0</text:p>
          </table:table-cell>
          <table:table-cell office:value-type="float" office:value="0.294231440704479" calcext:value-type="float">
            <text:p>0.294231440704479</text:p>
          </table:table-cell>
          <table:table-cell office:value-type="float" office:value="0" calcext:value-type="float">
            <text:p>0</text:p>
          </table:table-cell>
          <table:table-cell office:value-type="float" office:value="0.0799217256973525" calcext:value-type="float">
            <text:p>0.079921725697353</text:p>
          </table:table-cell>
          <table:table-cell office:value-type="float" office:value="0.0462604601891182" calcext:value-type="float">
            <text:p>0.046260460189118</text:p>
          </table:table-cell>
          <table:table-cell office:value-type="float" office:value="0.00753878259094046" calcext:value-type="float">
            <text:p>0.00753878259094</text:p>
          </table:table-cell>
          <table:table-cell office:value-type="float" office:value="0.0261919174660462" calcext:value-type="float">
            <text:p>0.026191917466046</text:p>
          </table:table-cell>
          <table:table-cell office:value-type="float" office:value="0.0680988462845391" calcext:value-type="float">
            <text:p>0.068098846284539</text:p>
          </table:table-cell>
          <table:table-cell office:value-type="float" office:value="0.576036581968468" calcext:value-type="float">
            <text:p>0.576036581968468</text:p>
          </table:table-cell>
          <table:table-cell office:value-type="float" office:value="0.00395886393514076" calcext:value-type="float">
            <text:p>0.003958863935141</text:p>
          </table:table-cell>
          <table:table-cell office:value-type="float" office:value="0.185293919088799" calcext:value-type="float">
            <text:p>0.185293919088799</text:p>
          </table:table-cell>
          <table:table-cell office:value-type="float" office:value="0" calcext:value-type="float">
            <text:p>0</text:p>
          </table:table-cell>
          <table:table-cell office:value-type="float" office:value="0.0829870446756591" calcext:value-type="float">
            <text:p>0.082987044675659</text:p>
          </table:table-cell>
          <table:table-cell office:value-type="float" office:value="0.0421829968962051" calcext:value-type="float">
            <text:p>0.042182996896205</text:p>
          </table:table-cell>
          <table:table-cell office:value-type="float" office:value="0.0152498296851426" calcext:value-type="float">
            <text:p>0.015249829685143</text:p>
          </table:table-cell>
          <table:table-cell office:value-type="float" office:value="0.108851037095122" calcext:value-type="float">
            <text:p>0.108851037095122</text:p>
          </table:table-cell>
          <table:table-cell office:value-type="float" office:value="0.0857612536299083" calcext:value-type="float">
            <text:p>0.085761253629908</text:p>
          </table:table-cell>
          <table:table-cell office:value-type="float" office:value="0.09463996584511" calcext:value-type="float">
            <text:p>0.09463996584511</text:p>
          </table:table-cell>
          <table:table-cell office:value-type="float" office:value="0.148244348896185" calcext:value-type="float">
            <text:p>0.148244348896185</text:p>
          </table:table-cell>
          <table:table-cell office:value-type="float" office:value="0.333861637536429" calcext:value-type="float">
            <text:p>0.333861637536429</text:p>
          </table:table-cell>
          <table:table-cell/>
        </table:table-row>
        <table:table-row table:style-name="ro1">
          <table:table-cell office:value-type="float" office:value="2" calcext:value-type="float">
            <text:p>2</text:p>
          </table:table-cell>
          <table:table-cell table:number-columns-repeated="18" office:value-type="float" office:value="0" calcext:value-type="float">
            <text:p>0</text:p>
          </table:table-cell>
          <table:table-cell office:value-type="float" office:value="2" calcext:value-type="float">
            <text:p>2</text:p>
          </table:table-cell>
          <table:table-cell table:number-columns-repeated="21"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3</text:p>
          </table:table-cell>
          <table:table-cell office:value-type="string" calcext:value-type="string">
            <text:p>Other</text:p>
          </table:table-cell>
          <table:table-cell office:value-type="float" office:value="1240.71618652344" calcext:value-type="float">
            <text:p>1240.71618652344</text:p>
          </table:table-cell>
          <table:table-cell office:value-type="float" office:value="7646741.36257297" calcext:value-type="float">
            <text:p>7646741.36257297</text:p>
          </table:table-cell>
          <table:table-cell office:value-type="float" office:value="352303.202745267" calcext:value-type="float">
            <text:p>352303.202745267</text:p>
          </table:table-cell>
          <table:table-cell office:value-type="string" calcext:value-type="string">
            <text:p>DA</text:p>
          </table:table-cell>
          <table:table-cell office:value-type="float" office:value="16.5383453369141" calcext:value-type="float">
            <text:p>16.5383453369141</text:p>
          </table:table-cell>
          <table:table-cell office:value-type="float" office:value="2601.294921875" calcext:value-type="float">
            <text:p>2601.294921875</text:p>
          </table:table-cell>
          <table:table-cell table:number-columns-repeated="2" office:value-type="float" office:value="0" calcext:value-type="float">
            <text:p>0</text:p>
          </table:table-cell>
          <table:table-cell office:value-type="float" office:value="0.649016111571037" calcext:value-type="float">
            <text:p>0.649016111571037</text:p>
          </table:table-cell>
          <table:table-cell office:value-type="float" office:value="0" calcext:value-type="float">
            <text:p>0</text:p>
          </table:table-cell>
          <table:table-cell office:value-type="float" office:value="0.0452461313124881" calcext:value-type="float">
            <text:p>0.045246131312488</text:p>
          </table:table-cell>
          <table:table-cell office:value-type="float" office:value="0" calcext:value-type="float">
            <text:p>0</text:p>
          </table:table-cell>
          <table:table-cell office:value-type="float" office:value="0.0124180092975864" calcext:value-type="float">
            <text:p>0.012418009297586</text:p>
          </table:table-cell>
          <table:table-cell office:value-type="float" office:value="0.265299624275616" calcext:value-type="float">
            <text:p>0.265299624275616</text:p>
          </table:table-cell>
          <table:table-cell office:value-type="float" office:value="0.028020123543272" calcext:value-type="float">
            <text:p>0.028020123543272</text:p>
          </table:table-cell>
          <table:table-cell office:value-type="float" office:value="0" calcext:value-type="float">
            <text:p>0</text:p>
          </table:table-cell>
          <table:table-cell office:value-type="float" office:value="0.0723498033222967" calcext:value-type="float">
            <text:p>0.072349803322297</text:p>
          </table:table-cell>
          <table:table-cell office:value-type="float" office:value="0.530580552961485" calcext:value-type="float">
            <text:p>0.530580552961485</text:p>
          </table:table-cell>
          <table:table-cell office:value-type="float" office:value="0" calcext:value-type="float">
            <text:p>0</text:p>
          </table:table-cell>
          <table:table-cell office:value-type="float" office:value="0.114005857882673" calcext:value-type="float">
            <text:p>0.114005857882673</text:p>
          </table:table-cell>
          <table:table-cell office:value-type="float" office:value="0" calcext:value-type="float">
            <text:p>0</text:p>
          </table:table-cell>
          <table:table-cell office:value-type="float" office:value="0.187795370291762" calcext:value-type="float">
            <text:p>0.187795370291762</text:p>
          </table:table-cell>
          <table:table-cell office:value-type="float" office:value="0.082296884285593" calcext:value-type="float">
            <text:p>0.082296884285593</text:p>
          </table:table-cell>
          <table:table-cell office:value-type="float" office:value="0.0129715312561904" calcext:value-type="float">
            <text:p>0.01297153125619</text:p>
          </table:table-cell>
          <table:table-cell office:value-type="float" office:value="0" calcext:value-type="float">
            <text:p>0</text:p>
          </table:table-cell>
          <table:table-cell office:value-type="float" office:value="0.130474579239071" calcext:value-type="float">
            <text:p>0.130474579239071</text:p>
          </table:table-cell>
          <table:table-cell office:value-type="float" office:value="0.475228366330636" calcext:value-type="float">
            <text:p>0.475228366330636</text:p>
          </table:table-cell>
          <table:table-cell office:value-type="float" office:value="0" calcext:value-type="float">
            <text:p>0</text:p>
          </table:table-cell>
          <table:table-cell office:value-type="float" office:value="0.228773140635101" calcext:value-type="float">
            <text:p>0.228773140635101</text:p>
          </table:table-cell>
          <table:table-cell office:value-type="float" office:value="0" calcext:value-type="float">
            <text:p>0</text:p>
          </table:table-cell>
          <table:table-cell office:value-type="float" office:value="0.105307190189865" calcext:value-type="float">
            <text:p>0.105307190189865</text:p>
          </table:table-cell>
          <table:table-cell office:value-type="float" office:value="0.0464868861259218" calcext:value-type="float">
            <text:p>0.046486886125922</text:p>
          </table:table-cell>
          <table:table-cell office:value-type="float" office:value="0.0137298374794052" calcext:value-type="float">
            <text:p>0.013729837479405</text:p>
          </table:table-cell>
          <table:table-cell office:value-type="float" office:value="0.00364374930436437" calcext:value-type="float">
            <text:p>0.003643749304364</text:p>
          </table:table-cell>
          <table:table-cell office:value-type="float" office:value="0.10651835912349" calcext:value-type="float">
            <text:p>0.10651835912349</text:p>
          </table:table-cell>
          <table:table-cell office:value-type="float" office:value="0.461885482390255" calcext:value-type="float">
            <text:p>0.461885482390255</text:p>
          </table:table-cell>
          <table:table-cell office:value-type="float" office:value="0" calcext:value-type="float">
            <text:p>0</text:p>
          </table:table-cell>
          <table:table-cell office:value-type="float" office:value="0.294231440704479" calcext:value-type="float">
            <text:p>0.294231440704479</text:p>
          </table:table-cell>
          <table:table-cell office:value-type="float" office:value="0" calcext:value-type="float">
            <text:p>0</text:p>
          </table:table-cell>
          <table:table-cell office:value-type="float" office:value="0.0799217256973525" calcext:value-type="float">
            <text:p>0.079921725697353</text:p>
          </table:table-cell>
          <table:table-cell office:value-type="float" office:value="0.0462604601891182" calcext:value-type="float">
            <text:p>0.046260460189118</text:p>
          </table:table-cell>
          <table:table-cell office:value-type="float" office:value="0.00753878259094046" calcext:value-type="float">
            <text:p>0.00753878259094</text:p>
          </table:table-cell>
          <table:table-cell office:value-type="float" office:value="0.0261919174660462" calcext:value-type="float">
            <text:p>0.026191917466046</text:p>
          </table:table-cell>
          <table:table-cell office:value-type="float" office:value="0.0680988462845391" calcext:value-type="float">
            <text:p>0.068098846284539</text:p>
          </table:table-cell>
          <table:table-cell office:value-type="float" office:value="0.576036581968468" calcext:value-type="float">
            <text:p>0.576036581968468</text:p>
          </table:table-cell>
          <table:table-cell office:value-type="float" office:value="0.00395886393514076" calcext:value-type="float">
            <text:p>0.003958863935141</text:p>
          </table:table-cell>
          <table:table-cell office:value-type="float" office:value="0.185293919088799" calcext:value-type="float">
            <text:p>0.185293919088799</text:p>
          </table:table-cell>
          <table:table-cell office:value-type="float" office:value="0" calcext:value-type="float">
            <text:p>0</text:p>
          </table:table-cell>
          <table:table-cell office:value-type="float" office:value="0.0829870446756591" calcext:value-type="float">
            <text:p>0.082987044675659</text:p>
          </table:table-cell>
          <table:table-cell office:value-type="float" office:value="0.0421829968962051" calcext:value-type="float">
            <text:p>0.042182996896205</text:p>
          </table:table-cell>
          <table:table-cell office:value-type="float" office:value="0.0152498296851426" calcext:value-type="float">
            <text:p>0.015249829685143</text:p>
          </table:table-cell>
          <table:table-cell office:value-type="float" office:value="0.108851037095122" calcext:value-type="float">
            <text:p>0.108851037095122</text:p>
          </table:table-cell>
          <table:table-cell office:value-type="float" office:value="0.0857612536299083" calcext:value-type="float">
            <text:p>0.085761253629908</text:p>
          </table:table-cell>
          <table:table-cell office:value-type="float" office:value="0.09463996584511" calcext:value-type="float">
            <text:p>0.09463996584511</text:p>
          </table:table-cell>
          <table:table-cell office:value-type="float" office:value="0.148244348896185" calcext:value-type="float">
            <text:p>0.148244348896185</text:p>
          </table:table-cell>
          <table:table-cell office:value-type="float" office:value="0.333861637536429" calcext:value-type="float">
            <text:p>0.333861637536429</text:p>
          </table:table-cell>
          <table:table-cell/>
        </table:table-row>
        <table:table-row table:style-name="ro1">
          <table:table-cell office:value-type="float" office:value="9" calcext:value-type="float">
            <text:p>9</text:p>
          </table:table-cell>
          <table:table-cell table:number-columns-repeated="18" office:value-type="float" office:value="0" calcext:value-type="float">
            <text:p>0</text:p>
          </table:table-cell>
          <table:table-cell office:value-type="float" office:value="1" calcext:value-type="float">
            <text:p>1</text:p>
          </table:table-cell>
          <table:table-cell table:number-columns-repeated="21"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3</text:p>
          </table:table-cell>
          <table:table-cell office:value-type="string" calcext:value-type="string">
            <text:p>LanCam</text:p>
          </table:table-cell>
          <table:table-cell office:value-type="float" office:value="1240.71618652344" calcext:value-type="float">
            <text:p>1240.71618652344</text:p>
          </table:table-cell>
          <table:table-cell office:value-type="float" office:value="7646741.36257297" calcext:value-type="float">
            <text:p>7646741.36257297</text:p>
          </table:table-cell>
          <table:table-cell office:value-type="float" office:value="352303.202745267" calcext:value-type="float">
            <text:p>352303.202745267</text:p>
          </table:table-cell>
          <table:table-cell office:value-type="string" calcext:value-type="string">
            <text:p>DA</text:p>
          </table:table-cell>
          <table:table-cell office:value-type="float" office:value="16.5383453369141" calcext:value-type="float">
            <text:p>16.5383453369141</text:p>
          </table:table-cell>
          <table:table-cell office:value-type="float" office:value="2601.294921875" calcext:value-type="float">
            <text:p>2601.294921875</text:p>
          </table:table-cell>
          <table:table-cell table:number-columns-repeated="2" office:value-type="float" office:value="0" calcext:value-type="float">
            <text:p>0</text:p>
          </table:table-cell>
          <table:table-cell office:value-type="float" office:value="0.649016111571037" calcext:value-type="float">
            <text:p>0.649016111571037</text:p>
          </table:table-cell>
          <table:table-cell office:value-type="float" office:value="0" calcext:value-type="float">
            <text:p>0</text:p>
          </table:table-cell>
          <table:table-cell office:value-type="float" office:value="0.0452461313124881" calcext:value-type="float">
            <text:p>0.045246131312488</text:p>
          </table:table-cell>
          <table:table-cell office:value-type="float" office:value="0" calcext:value-type="float">
            <text:p>0</text:p>
          </table:table-cell>
          <table:table-cell office:value-type="float" office:value="0.0124180092975864" calcext:value-type="float">
            <text:p>0.012418009297586</text:p>
          </table:table-cell>
          <table:table-cell office:value-type="float" office:value="0.265299624275616" calcext:value-type="float">
            <text:p>0.265299624275616</text:p>
          </table:table-cell>
          <table:table-cell office:value-type="float" office:value="0.028020123543272" calcext:value-type="float">
            <text:p>0.028020123543272</text:p>
          </table:table-cell>
          <table:table-cell office:value-type="float" office:value="0" calcext:value-type="float">
            <text:p>0</text:p>
          </table:table-cell>
          <table:table-cell office:value-type="float" office:value="0.0723498033222967" calcext:value-type="float">
            <text:p>0.072349803322297</text:p>
          </table:table-cell>
          <table:table-cell office:value-type="float" office:value="0.530580552961485" calcext:value-type="float">
            <text:p>0.530580552961485</text:p>
          </table:table-cell>
          <table:table-cell office:value-type="float" office:value="0" calcext:value-type="float">
            <text:p>0</text:p>
          </table:table-cell>
          <table:table-cell office:value-type="float" office:value="0.114005857882673" calcext:value-type="float">
            <text:p>0.114005857882673</text:p>
          </table:table-cell>
          <table:table-cell office:value-type="float" office:value="0" calcext:value-type="float">
            <text:p>0</text:p>
          </table:table-cell>
          <table:table-cell office:value-type="float" office:value="0.187795370291762" calcext:value-type="float">
            <text:p>0.187795370291762</text:p>
          </table:table-cell>
          <table:table-cell office:value-type="float" office:value="0.082296884285593" calcext:value-type="float">
            <text:p>0.082296884285593</text:p>
          </table:table-cell>
          <table:table-cell office:value-type="float" office:value="0.0129715312561904" calcext:value-type="float">
            <text:p>0.01297153125619</text:p>
          </table:table-cell>
          <table:table-cell office:value-type="float" office:value="0" calcext:value-type="float">
            <text:p>0</text:p>
          </table:table-cell>
          <table:table-cell office:value-type="float" office:value="0.130474579239071" calcext:value-type="float">
            <text:p>0.130474579239071</text:p>
          </table:table-cell>
          <table:table-cell office:value-type="float" office:value="0.475228366330636" calcext:value-type="float">
            <text:p>0.475228366330636</text:p>
          </table:table-cell>
          <table:table-cell office:value-type="float" office:value="0" calcext:value-type="float">
            <text:p>0</text:p>
          </table:table-cell>
          <table:table-cell office:value-type="float" office:value="0.228773140635101" calcext:value-type="float">
            <text:p>0.228773140635101</text:p>
          </table:table-cell>
          <table:table-cell office:value-type="float" office:value="0" calcext:value-type="float">
            <text:p>0</text:p>
          </table:table-cell>
          <table:table-cell office:value-type="float" office:value="0.105307190189865" calcext:value-type="float">
            <text:p>0.105307190189865</text:p>
          </table:table-cell>
          <table:table-cell office:value-type="float" office:value="0.0464868861259218" calcext:value-type="float">
            <text:p>0.046486886125922</text:p>
          </table:table-cell>
          <table:table-cell office:value-type="float" office:value="0.0137298374794052" calcext:value-type="float">
            <text:p>0.013729837479405</text:p>
          </table:table-cell>
          <table:table-cell office:value-type="float" office:value="0.00364374930436437" calcext:value-type="float">
            <text:p>0.003643749304364</text:p>
          </table:table-cell>
          <table:table-cell office:value-type="float" office:value="0.10651835912349" calcext:value-type="float">
            <text:p>0.10651835912349</text:p>
          </table:table-cell>
          <table:table-cell office:value-type="float" office:value="0.461885482390255" calcext:value-type="float">
            <text:p>0.461885482390255</text:p>
          </table:table-cell>
          <table:table-cell office:value-type="float" office:value="0" calcext:value-type="float">
            <text:p>0</text:p>
          </table:table-cell>
          <table:table-cell office:value-type="float" office:value="0.294231440704479" calcext:value-type="float">
            <text:p>0.294231440704479</text:p>
          </table:table-cell>
          <table:table-cell office:value-type="float" office:value="0" calcext:value-type="float">
            <text:p>0</text:p>
          </table:table-cell>
          <table:table-cell office:value-type="float" office:value="0.0799217256973525" calcext:value-type="float">
            <text:p>0.079921725697353</text:p>
          </table:table-cell>
          <table:table-cell office:value-type="float" office:value="0.0462604601891182" calcext:value-type="float">
            <text:p>0.046260460189118</text:p>
          </table:table-cell>
          <table:table-cell office:value-type="float" office:value="0.00753878259094046" calcext:value-type="float">
            <text:p>0.00753878259094</text:p>
          </table:table-cell>
          <table:table-cell office:value-type="float" office:value="0.0261919174660462" calcext:value-type="float">
            <text:p>0.026191917466046</text:p>
          </table:table-cell>
          <table:table-cell office:value-type="float" office:value="0.0680988462845391" calcext:value-type="float">
            <text:p>0.068098846284539</text:p>
          </table:table-cell>
          <table:table-cell office:value-type="float" office:value="0.576036581968468" calcext:value-type="float">
            <text:p>0.576036581968468</text:p>
          </table:table-cell>
          <table:table-cell office:value-type="float" office:value="0.00395886393514076" calcext:value-type="float">
            <text:p>0.003958863935141</text:p>
          </table:table-cell>
          <table:table-cell office:value-type="float" office:value="0.185293919088799" calcext:value-type="float">
            <text:p>0.185293919088799</text:p>
          </table:table-cell>
          <table:table-cell office:value-type="float" office:value="0" calcext:value-type="float">
            <text:p>0</text:p>
          </table:table-cell>
          <table:table-cell office:value-type="float" office:value="0.0829870446756591" calcext:value-type="float">
            <text:p>0.082987044675659</text:p>
          </table:table-cell>
          <table:table-cell office:value-type="float" office:value="0.0421829968962051" calcext:value-type="float">
            <text:p>0.042182996896205</text:p>
          </table:table-cell>
          <table:table-cell office:value-type="float" office:value="0.0152498296851426" calcext:value-type="float">
            <text:p>0.015249829685143</text:p>
          </table:table-cell>
          <table:table-cell office:value-type="float" office:value="0.108851037095122" calcext:value-type="float">
            <text:p>0.108851037095122</text:p>
          </table:table-cell>
          <table:table-cell office:value-type="float" office:value="0.0857612536299083" calcext:value-type="float">
            <text:p>0.085761253629908</text:p>
          </table:table-cell>
          <table:table-cell office:value-type="float" office:value="0.09463996584511" calcext:value-type="float">
            <text:p>0.09463996584511</text:p>
          </table:table-cell>
          <table:table-cell office:value-type="float" office:value="0.148244348896185" calcext:value-type="float">
            <text:p>0.148244348896185</text:p>
          </table:table-cell>
          <table:table-cell office:value-type="float" office:value="0.333861637536429" calcext:value-type="float">
            <text:p>0.333861637536429</text:p>
          </table:table-cell>
          <table:table-cell/>
        </table:table-row>
        <table:table-row table:style-name="ro1">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number-columns-repeated="26"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3</text:p>
          </table:table-cell>
          <table:table-cell office:value-type="string" calcext:value-type="string">
            <text:p>Other</text:p>
          </table:table-cell>
          <table:table-cell office:value-type="float" office:value="1240.71618652344" calcext:value-type="float">
            <text:p>1240.71618652344</text:p>
          </table:table-cell>
          <table:table-cell office:value-type="float" office:value="7646741.36257297" calcext:value-type="float">
            <text:p>7646741.36257297</text:p>
          </table:table-cell>
          <table:table-cell office:value-type="float" office:value="352303.202745267" calcext:value-type="float">
            <text:p>352303.202745267</text:p>
          </table:table-cell>
          <table:table-cell office:value-type="string" calcext:value-type="string">
            <text:p>DA</text:p>
          </table:table-cell>
          <table:table-cell office:value-type="float" office:value="16.5383453369141" calcext:value-type="float">
            <text:p>16.5383453369141</text:p>
          </table:table-cell>
          <table:table-cell office:value-type="float" office:value="2601.294921875" calcext:value-type="float">
            <text:p>2601.294921875</text:p>
          </table:table-cell>
          <table:table-cell table:number-columns-repeated="2" office:value-type="float" office:value="0" calcext:value-type="float">
            <text:p>0</text:p>
          </table:table-cell>
          <table:table-cell office:value-type="float" office:value="0.649016111571037" calcext:value-type="float">
            <text:p>0.649016111571037</text:p>
          </table:table-cell>
          <table:table-cell office:value-type="float" office:value="0" calcext:value-type="float">
            <text:p>0</text:p>
          </table:table-cell>
          <table:table-cell office:value-type="float" office:value="0.0452461313124881" calcext:value-type="float">
            <text:p>0.045246131312488</text:p>
          </table:table-cell>
          <table:table-cell office:value-type="float" office:value="0" calcext:value-type="float">
            <text:p>0</text:p>
          </table:table-cell>
          <table:table-cell office:value-type="float" office:value="0.0124180092975864" calcext:value-type="float">
            <text:p>0.012418009297586</text:p>
          </table:table-cell>
          <table:table-cell office:value-type="float" office:value="0.265299624275616" calcext:value-type="float">
            <text:p>0.265299624275616</text:p>
          </table:table-cell>
          <table:table-cell office:value-type="float" office:value="0.028020123543272" calcext:value-type="float">
            <text:p>0.028020123543272</text:p>
          </table:table-cell>
          <table:table-cell office:value-type="float" office:value="0" calcext:value-type="float">
            <text:p>0</text:p>
          </table:table-cell>
          <table:table-cell office:value-type="float" office:value="0.0723498033222967" calcext:value-type="float">
            <text:p>0.072349803322297</text:p>
          </table:table-cell>
          <table:table-cell office:value-type="float" office:value="0.530580552961485" calcext:value-type="float">
            <text:p>0.530580552961485</text:p>
          </table:table-cell>
          <table:table-cell office:value-type="float" office:value="0" calcext:value-type="float">
            <text:p>0</text:p>
          </table:table-cell>
          <table:table-cell office:value-type="float" office:value="0.114005857882673" calcext:value-type="float">
            <text:p>0.114005857882673</text:p>
          </table:table-cell>
          <table:table-cell office:value-type="float" office:value="0" calcext:value-type="float">
            <text:p>0</text:p>
          </table:table-cell>
          <table:table-cell office:value-type="float" office:value="0.187795370291762" calcext:value-type="float">
            <text:p>0.187795370291762</text:p>
          </table:table-cell>
          <table:table-cell office:value-type="float" office:value="0.082296884285593" calcext:value-type="float">
            <text:p>0.082296884285593</text:p>
          </table:table-cell>
          <table:table-cell office:value-type="float" office:value="0.0129715312561904" calcext:value-type="float">
            <text:p>0.01297153125619</text:p>
          </table:table-cell>
          <table:table-cell office:value-type="float" office:value="0" calcext:value-type="float">
            <text:p>0</text:p>
          </table:table-cell>
          <table:table-cell office:value-type="float" office:value="0.130474579239071" calcext:value-type="float">
            <text:p>0.130474579239071</text:p>
          </table:table-cell>
          <table:table-cell office:value-type="float" office:value="0.475228366330636" calcext:value-type="float">
            <text:p>0.475228366330636</text:p>
          </table:table-cell>
          <table:table-cell office:value-type="float" office:value="0" calcext:value-type="float">
            <text:p>0</text:p>
          </table:table-cell>
          <table:table-cell office:value-type="float" office:value="0.228773140635101" calcext:value-type="float">
            <text:p>0.228773140635101</text:p>
          </table:table-cell>
          <table:table-cell office:value-type="float" office:value="0" calcext:value-type="float">
            <text:p>0</text:p>
          </table:table-cell>
          <table:table-cell office:value-type="float" office:value="0.105307190189865" calcext:value-type="float">
            <text:p>0.105307190189865</text:p>
          </table:table-cell>
          <table:table-cell office:value-type="float" office:value="0.0464868861259218" calcext:value-type="float">
            <text:p>0.046486886125922</text:p>
          </table:table-cell>
          <table:table-cell office:value-type="float" office:value="0.0137298374794052" calcext:value-type="float">
            <text:p>0.013729837479405</text:p>
          </table:table-cell>
          <table:table-cell office:value-type="float" office:value="0.00364374930436437" calcext:value-type="float">
            <text:p>0.003643749304364</text:p>
          </table:table-cell>
          <table:table-cell office:value-type="float" office:value="0.10651835912349" calcext:value-type="float">
            <text:p>0.10651835912349</text:p>
          </table:table-cell>
          <table:table-cell office:value-type="float" office:value="0.461885482390255" calcext:value-type="float">
            <text:p>0.461885482390255</text:p>
          </table:table-cell>
          <table:table-cell office:value-type="float" office:value="0" calcext:value-type="float">
            <text:p>0</text:p>
          </table:table-cell>
          <table:table-cell office:value-type="float" office:value="0.294231440704479" calcext:value-type="float">
            <text:p>0.294231440704479</text:p>
          </table:table-cell>
          <table:table-cell office:value-type="float" office:value="0" calcext:value-type="float">
            <text:p>0</text:p>
          </table:table-cell>
          <table:table-cell office:value-type="float" office:value="0.0799217256973525" calcext:value-type="float">
            <text:p>0.079921725697353</text:p>
          </table:table-cell>
          <table:table-cell office:value-type="float" office:value="0.0462604601891182" calcext:value-type="float">
            <text:p>0.046260460189118</text:p>
          </table:table-cell>
          <table:table-cell office:value-type="float" office:value="0.00753878259094046" calcext:value-type="float">
            <text:p>0.00753878259094</text:p>
          </table:table-cell>
          <table:table-cell office:value-type="float" office:value="0.0261919174660462" calcext:value-type="float">
            <text:p>0.026191917466046</text:p>
          </table:table-cell>
          <table:table-cell office:value-type="float" office:value="0.0680988462845391" calcext:value-type="float">
            <text:p>0.068098846284539</text:p>
          </table:table-cell>
          <table:table-cell office:value-type="float" office:value="0.576036581968468" calcext:value-type="float">
            <text:p>0.576036581968468</text:p>
          </table:table-cell>
          <table:table-cell office:value-type="float" office:value="0.00395886393514076" calcext:value-type="float">
            <text:p>0.003958863935141</text:p>
          </table:table-cell>
          <table:table-cell office:value-type="float" office:value="0.185293919088799" calcext:value-type="float">
            <text:p>0.185293919088799</text:p>
          </table:table-cell>
          <table:table-cell office:value-type="float" office:value="0" calcext:value-type="float">
            <text:p>0</text:p>
          </table:table-cell>
          <table:table-cell office:value-type="float" office:value="0.0829870446756591" calcext:value-type="float">
            <text:p>0.082987044675659</text:p>
          </table:table-cell>
          <table:table-cell office:value-type="float" office:value="0.0421829968962051" calcext:value-type="float">
            <text:p>0.042182996896205</text:p>
          </table:table-cell>
          <table:table-cell office:value-type="float" office:value="0.0152498296851426" calcext:value-type="float">
            <text:p>0.015249829685143</text:p>
          </table:table-cell>
          <table:table-cell office:value-type="float" office:value="0.108851037095122" calcext:value-type="float">
            <text:p>0.108851037095122</text:p>
          </table:table-cell>
          <table:table-cell office:value-type="float" office:value="0.0857612536299083" calcext:value-type="float">
            <text:p>0.085761253629908</text:p>
          </table:table-cell>
          <table:table-cell office:value-type="float" office:value="0.09463996584511" calcext:value-type="float">
            <text:p>0.09463996584511</text:p>
          </table:table-cell>
          <table:table-cell office:value-type="float" office:value="0.148244348896185" calcext:value-type="float">
            <text:p>0.148244348896185</text:p>
          </table:table-cell>
          <table:table-cell office:value-type="float" office:value="0.333861637536429" calcext:value-type="float">
            <text:p>0.333861637536429</text:p>
          </table:table-cell>
          <table:table-cell/>
        </table:table-row>
        <table:table-row table:style-name="ro1">
          <table:table-cell table:number-columns-repeated="5" office:value-type="float" office:value="0" calcext:value-type="float">
            <text:p>0</text:p>
          </table:table-cell>
          <table:table-cell office:value-type="float" office:value="15" calcext:value-type="float">
            <text:p>15</text:p>
          </table:table-cell>
          <table:table-cell table:number-columns-repeated="11" office:value-type="float" office:value="0" calcext:value-type="float">
            <text:p>0</text:p>
          </table:table-cell>
          <table:table-cell office:value-type="float" office:value="83" calcext:value-type="float">
            <text:p>83</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4</text:p>
          </table:table-cell>
          <table:table-cell office:value-type="string" calcext:value-type="string">
            <text:p>SolMau</text:p>
          </table:table-cell>
          <table:table-cell office:value-type="float" office:value="1032.62780761719" calcext:value-type="float">
            <text:p>1032.62780761719</text:p>
          </table:table-cell>
          <table:table-cell office:value-type="float" office:value="7646040.31796128" calcext:value-type="float">
            <text:p>7646040.31796128</text:p>
          </table:table-cell>
          <table:table-cell office:value-type="float" office:value="350944.073833111" calcext:value-type="float">
            <text:p>350944.073833111</text:p>
          </table:table-cell>
          <table:table-cell office:value-type="string" calcext:value-type="string">
            <text:p>DA</text:p>
          </table:table-cell>
          <table:table-cell office:value-type="float" office:value="18.1243686676025" calcext:value-type="float">
            <text:p>18.1243686676025</text:p>
          </table:table-cell>
          <table:table-cell office:value-type="float" office:value="1859.99633789062" calcext:value-type="float">
            <text:p>1859.99633789062</text:p>
          </table:table-cell>
          <table:table-cell office:value-type="float" office:value="0" calcext:value-type="float">
            <text:p>0</text:p>
          </table:table-cell>
          <table:table-cell office:value-type="float" office:value="0.00420261708427521" calcext:value-type="float">
            <text:p>0.004202617084275</text:p>
          </table:table-cell>
          <table:table-cell office:value-type="float" office:value="0.539176669107581" calcext:value-type="float">
            <text:p>0.539176669107581</text:p>
          </table:table-cell>
          <table:table-cell table:number-columns-repeated="3" office:value-type="float" office:value="0" calcext:value-type="float">
            <text:p>0</text:p>
          </table:table-cell>
          <table:table-cell office:value-type="float" office:value="0.290681014995702" calcext:value-type="float">
            <text:p>0.290681014995702</text:p>
          </table:table-cell>
          <table:table-cell office:value-type="float" office:value="0.00385239899391894" calcext:value-type="float">
            <text:p>0.003852398993919</text:p>
          </table:table-cell>
          <table:table-cell office:value-type="float" office:value="0.162087299818523" calcext:value-type="float">
            <text:p>0.162087299818523</text:p>
          </table:table-cell>
          <table:table-cell office:value-type="float" office:value="0.0114858363754705" calcext:value-type="float">
            <text:p>0.011485836375471</text:p>
          </table:table-cell>
          <table:table-cell office:value-type="float" office:value="0.0772915074850723" calcext:value-type="float">
            <text:p>0.077291507485072</text:p>
          </table:table-cell>
          <table:table-cell office:value-type="float" office:value="0.420540085462829" calcext:value-type="float">
            <text:p>0.420540085462829</text:p>
          </table:table-cell>
          <table:table-cell office:value-type="float" office:value="0" calcext:value-type="float">
            <text:p>0</text:p>
          </table:table-cell>
          <table:table-cell office:value-type="float" office:value="0.140720066785522" calcext:value-type="float">
            <text:p>0.140720066785522</text:p>
          </table:table-cell>
          <table:table-cell office:value-type="float" office:value="0" calcext:value-type="float">
            <text:p>0</text:p>
          </table:table-cell>
          <table:table-cell office:value-type="float" office:value="0.105229645980134" calcext:value-type="float">
            <text:p>0.105229645980134</text:p>
          </table:table-cell>
          <table:table-cell office:value-type="float" office:value="0.123910490420805" calcext:value-type="float">
            <text:p>0.123910490420805</text:p>
          </table:table-cell>
          <table:table-cell office:value-type="float" office:value="0.120822367490166" calcext:value-type="float">
            <text:p>0.120822367490166</text:p>
          </table:table-cell>
          <table:table-cell office:value-type="float" office:value="0.0205961009880186" calcext:value-type="float">
            <text:p>0.020596100988019</text:p>
          </table:table-cell>
          <table:table-cell office:value-type="float" office:value="0.173881359949343" calcext:value-type="float">
            <text:p>0.173881359949343</text:p>
          </table:table-cell>
          <table:table-cell office:value-type="float" office:value="0.445125704400981" calcext:value-type="float">
            <text:p>0.445125704400981</text:p>
          </table:table-cell>
          <table:table-cell office:value-type="float" office:value="0" calcext:value-type="float">
            <text:p>0</text:p>
          </table:table-cell>
          <table:table-cell office:value-type="float" office:value="0.122658629508962" calcext:value-type="float">
            <text:p>0.122658629508962</text:p>
          </table:table-cell>
          <table:table-cell office:value-type="float" office:value="0" calcext:value-type="float">
            <text:p>0</text:p>
          </table:table-cell>
          <table:table-cell office:value-type="float" office:value="0.0718975403891937" calcext:value-type="float">
            <text:p>0.071897540389194</text:p>
          </table:table-cell>
          <table:table-cell office:value-type="float" office:value="0.117215330029326" calcext:value-type="float">
            <text:p>0.117215330029326</text:p>
          </table:table-cell>
          <table:table-cell office:value-type="float" office:value="0.048625334734176" calcext:value-type="float">
            <text:p>0.048625334734176</text:p>
          </table:table-cell>
          <table:table-cell office:value-type="float" office:value="0.0215328007165409" calcext:value-type="float">
            <text:p>0.021532800716541</text:p>
          </table:table-cell>
          <table:table-cell office:value-type="float" office:value="0.172241355765231" calcext:value-type="float">
            <text:p>0.172241355765231</text:p>
          </table:table-cell>
          <table:table-cell office:value-type="float" office:value="0.479010419996837" calcext:value-type="float">
            <text:p>0.479010419996837</text:p>
          </table:table-cell>
          <table:table-cell office:value-type="float" office:value="0" calcext:value-type="float">
            <text:p>0</text:p>
          </table:table-cell>
          <table:table-cell office:value-type="float" office:value="0.129704897880032" calcext:value-type="float">
            <text:p>0.129704897880032</text:p>
          </table:table-cell>
          <table:table-cell office:value-type="float" office:value="0" calcext:value-type="float">
            <text:p>0</text:p>
          </table:table-cell>
          <table:table-cell office:value-type="float" office:value="0.0620908248192795" calcext:value-type="float">
            <text:p>0.06209082481928</text:p>
          </table:table-cell>
          <table:table-cell office:value-type="float" office:value="0.101907100706463" calcext:value-type="float">
            <text:p>0.101907100706463</text:p>
          </table:table-cell>
          <table:table-cell office:value-type="float" office:value="0.0335126001156169" calcext:value-type="float">
            <text:p>0.033512600115617</text:p>
          </table:table-cell>
          <table:table-cell office:value-type="float" office:value="0.118989271905462" calcext:value-type="float">
            <text:p>0.118989271905462</text:p>
          </table:table-cell>
          <table:table-cell office:value-type="float" office:value="0.10009976556847" calcext:value-type="float">
            <text:p>0.10009976556847</text:p>
          </table:table-cell>
          <table:table-cell office:value-type="float" office:value="0.433728506744163" calcext:value-type="float">
            <text:p>0.433728506744163</text:p>
          </table:table-cell>
          <table:table-cell office:value-type="float" office:value="0" calcext:value-type="float">
            <text:p>0</text:p>
          </table:table-cell>
          <table:table-cell office:value-type="float" office:value="0.173980114196099" calcext:value-type="float">
            <text:p>0.173980114196099</text:p>
          </table:table-cell>
          <table:table-cell office:value-type="float" office:value="0" calcext:value-type="float">
            <text:p>0</text:p>
          </table:table-cell>
          <table:table-cell office:value-type="float" office:value="0.0707415657715392" calcext:value-type="float">
            <text:p>0.070741565771539</text:p>
          </table:table-cell>
          <table:table-cell office:value-type="float" office:value="0.0671384712170472" calcext:value-type="float">
            <text:p>0.067138471217047</text:p>
          </table:table-cell>
          <table:table-cell office:value-type="float" office:value="0.0353223045972191" calcext:value-type="float">
            <text:p>0.035322304597219</text:p>
          </table:table-cell>
          <table:table-cell office:value-type="float" office:value="0.0986524585450085" calcext:value-type="float">
            <text:p>0.098652458545009</text:p>
          </table:table-cell>
          <table:table-cell office:value-type="float" office:value="0.0880197821916006" calcext:value-type="float">
            <text:p>0.088019782191601</text:p>
          </table:table-cell>
          <table:table-cell office:value-type="float" office:value="0.106782658825313" calcext:value-type="float">
            <text:p>0.106782658825313</text:p>
          </table:table-cell>
          <table:table-cell office:value-type="float" office:value="0.165118245784298" calcext:value-type="float">
            <text:p>0.165118245784298</text:p>
          </table:table-cell>
          <table:table-cell office:value-type="float" office:value="0.434149564882448" calcext:value-type="float">
            <text:p>0.434149564882448</text:p>
          </table:table-cell>
          <table:table-cell/>
        </table:table-row>
        <table:table-row table:style-name="ro1">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1"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4</text:p>
          </table:table-cell>
          <table:table-cell office:value-type="string" calcext:value-type="string">
            <text:p>LanCam</text:p>
          </table:table-cell>
          <table:table-cell office:value-type="float" office:value="1032.62780761719" calcext:value-type="float">
            <text:p>1032.62780761719</text:p>
          </table:table-cell>
          <table:table-cell office:value-type="float" office:value="7646040.31796128" calcext:value-type="float">
            <text:p>7646040.31796128</text:p>
          </table:table-cell>
          <table:table-cell office:value-type="float" office:value="350944.073833111" calcext:value-type="float">
            <text:p>350944.073833111</text:p>
          </table:table-cell>
          <table:table-cell office:value-type="string" calcext:value-type="string">
            <text:p>DA</text:p>
          </table:table-cell>
          <table:table-cell office:value-type="float" office:value="18.1243686676025" calcext:value-type="float">
            <text:p>18.1243686676025</text:p>
          </table:table-cell>
          <table:table-cell office:value-type="float" office:value="1859.99633789062" calcext:value-type="float">
            <text:p>1859.99633789062</text:p>
          </table:table-cell>
          <table:table-cell office:value-type="float" office:value="0" calcext:value-type="float">
            <text:p>0</text:p>
          </table:table-cell>
          <table:table-cell office:value-type="float" office:value="0.00420261708427521" calcext:value-type="float">
            <text:p>0.004202617084275</text:p>
          </table:table-cell>
          <table:table-cell office:value-type="float" office:value="0.539176669107581" calcext:value-type="float">
            <text:p>0.539176669107581</text:p>
          </table:table-cell>
          <table:table-cell table:number-columns-repeated="3" office:value-type="float" office:value="0" calcext:value-type="float">
            <text:p>0</text:p>
          </table:table-cell>
          <table:table-cell office:value-type="float" office:value="0.290681014995702" calcext:value-type="float">
            <text:p>0.290681014995702</text:p>
          </table:table-cell>
          <table:table-cell office:value-type="float" office:value="0.00385239899391894" calcext:value-type="float">
            <text:p>0.003852398993919</text:p>
          </table:table-cell>
          <table:table-cell office:value-type="float" office:value="0.162087299818523" calcext:value-type="float">
            <text:p>0.162087299818523</text:p>
          </table:table-cell>
          <table:table-cell office:value-type="float" office:value="0.0114858363754705" calcext:value-type="float">
            <text:p>0.011485836375471</text:p>
          </table:table-cell>
          <table:table-cell office:value-type="float" office:value="0.0772915074850723" calcext:value-type="float">
            <text:p>0.077291507485072</text:p>
          </table:table-cell>
          <table:table-cell office:value-type="float" office:value="0.420540085462829" calcext:value-type="float">
            <text:p>0.420540085462829</text:p>
          </table:table-cell>
          <table:table-cell office:value-type="float" office:value="0" calcext:value-type="float">
            <text:p>0</text:p>
          </table:table-cell>
          <table:table-cell office:value-type="float" office:value="0.140720066785522" calcext:value-type="float">
            <text:p>0.140720066785522</text:p>
          </table:table-cell>
          <table:table-cell office:value-type="float" office:value="0" calcext:value-type="float">
            <text:p>0</text:p>
          </table:table-cell>
          <table:table-cell office:value-type="float" office:value="0.105229645980134" calcext:value-type="float">
            <text:p>0.105229645980134</text:p>
          </table:table-cell>
          <table:table-cell office:value-type="float" office:value="0.123910490420805" calcext:value-type="float">
            <text:p>0.123910490420805</text:p>
          </table:table-cell>
          <table:table-cell office:value-type="float" office:value="0.120822367490166" calcext:value-type="float">
            <text:p>0.120822367490166</text:p>
          </table:table-cell>
          <table:table-cell office:value-type="float" office:value="0.0205961009880186" calcext:value-type="float">
            <text:p>0.020596100988019</text:p>
          </table:table-cell>
          <table:table-cell office:value-type="float" office:value="0.173881359949343" calcext:value-type="float">
            <text:p>0.173881359949343</text:p>
          </table:table-cell>
          <table:table-cell office:value-type="float" office:value="0.445125704400981" calcext:value-type="float">
            <text:p>0.445125704400981</text:p>
          </table:table-cell>
          <table:table-cell office:value-type="float" office:value="0" calcext:value-type="float">
            <text:p>0</text:p>
          </table:table-cell>
          <table:table-cell office:value-type="float" office:value="0.122658629508962" calcext:value-type="float">
            <text:p>0.122658629508962</text:p>
          </table:table-cell>
          <table:table-cell office:value-type="float" office:value="0" calcext:value-type="float">
            <text:p>0</text:p>
          </table:table-cell>
          <table:table-cell office:value-type="float" office:value="0.0718975403891937" calcext:value-type="float">
            <text:p>0.071897540389194</text:p>
          </table:table-cell>
          <table:table-cell office:value-type="float" office:value="0.117215330029326" calcext:value-type="float">
            <text:p>0.117215330029326</text:p>
          </table:table-cell>
          <table:table-cell office:value-type="float" office:value="0.048625334734176" calcext:value-type="float">
            <text:p>0.048625334734176</text:p>
          </table:table-cell>
          <table:table-cell office:value-type="float" office:value="0.0215328007165409" calcext:value-type="float">
            <text:p>0.021532800716541</text:p>
          </table:table-cell>
          <table:table-cell office:value-type="float" office:value="0.172241355765231" calcext:value-type="float">
            <text:p>0.172241355765231</text:p>
          </table:table-cell>
          <table:table-cell office:value-type="float" office:value="0.479010419996837" calcext:value-type="float">
            <text:p>0.479010419996837</text:p>
          </table:table-cell>
          <table:table-cell office:value-type="float" office:value="0" calcext:value-type="float">
            <text:p>0</text:p>
          </table:table-cell>
          <table:table-cell office:value-type="float" office:value="0.129704897880032" calcext:value-type="float">
            <text:p>0.129704897880032</text:p>
          </table:table-cell>
          <table:table-cell office:value-type="float" office:value="0" calcext:value-type="float">
            <text:p>0</text:p>
          </table:table-cell>
          <table:table-cell office:value-type="float" office:value="0.0620908248192795" calcext:value-type="float">
            <text:p>0.06209082481928</text:p>
          </table:table-cell>
          <table:table-cell office:value-type="float" office:value="0.101907100706463" calcext:value-type="float">
            <text:p>0.101907100706463</text:p>
          </table:table-cell>
          <table:table-cell office:value-type="float" office:value="0.0335126001156169" calcext:value-type="float">
            <text:p>0.033512600115617</text:p>
          </table:table-cell>
          <table:table-cell office:value-type="float" office:value="0.118989271905462" calcext:value-type="float">
            <text:p>0.118989271905462</text:p>
          </table:table-cell>
          <table:table-cell office:value-type="float" office:value="0.10009976556847" calcext:value-type="float">
            <text:p>0.10009976556847</text:p>
          </table:table-cell>
          <table:table-cell office:value-type="float" office:value="0.433728506744163" calcext:value-type="float">
            <text:p>0.433728506744163</text:p>
          </table:table-cell>
          <table:table-cell office:value-type="float" office:value="0" calcext:value-type="float">
            <text:p>0</text:p>
          </table:table-cell>
          <table:table-cell office:value-type="float" office:value="0.173980114196099" calcext:value-type="float">
            <text:p>0.173980114196099</text:p>
          </table:table-cell>
          <table:table-cell office:value-type="float" office:value="0" calcext:value-type="float">
            <text:p>0</text:p>
          </table:table-cell>
          <table:table-cell office:value-type="float" office:value="0.0707415657715392" calcext:value-type="float">
            <text:p>0.070741565771539</text:p>
          </table:table-cell>
          <table:table-cell office:value-type="float" office:value="0.0671384712170472" calcext:value-type="float">
            <text:p>0.067138471217047</text:p>
          </table:table-cell>
          <table:table-cell office:value-type="float" office:value="0.0353223045972191" calcext:value-type="float">
            <text:p>0.035322304597219</text:p>
          </table:table-cell>
          <table:table-cell office:value-type="float" office:value="0.0986524585450085" calcext:value-type="float">
            <text:p>0.098652458545009</text:p>
          </table:table-cell>
          <table:table-cell office:value-type="float" office:value="0.0880197821916006" calcext:value-type="float">
            <text:p>0.088019782191601</text:p>
          </table:table-cell>
          <table:table-cell office:value-type="float" office:value="0.106782658825313" calcext:value-type="float">
            <text:p>0.106782658825313</text:p>
          </table:table-cell>
          <table:table-cell office:value-type="float" office:value="0.165118245784298" calcext:value-type="float">
            <text:p>0.165118245784298</text:p>
          </table:table-cell>
          <table:table-cell office:value-type="float" office:value="0.434149564882448" calcext:value-type="float">
            <text:p>0.434149564882448</text:p>
          </table:table-cell>
          <table:table-cell/>
        </table:table-row>
        <table:table-row table:style-name="ro1">
          <table:table-cell table:number-columns-repeated="8" office:value-type="float" office:value="0" calcext:value-type="float">
            <text:p>0</text:p>
          </table:table-cell>
          <table:table-cell office:value-type="float" office:value="1" calcext:value-type="float">
            <text:p>1</text:p>
          </table:table-cell>
          <table:table-cell table:number-columns-repeated="32"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4</text:p>
          </table:table-cell>
          <table:table-cell office:value-type="string" calcext:value-type="string">
            <text:p>Other</text:p>
          </table:table-cell>
          <table:table-cell office:value-type="float" office:value="1032.62780761719" calcext:value-type="float">
            <text:p>1032.62780761719</text:p>
          </table:table-cell>
          <table:table-cell office:value-type="float" office:value="7646040.31796128" calcext:value-type="float">
            <text:p>7646040.31796128</text:p>
          </table:table-cell>
          <table:table-cell office:value-type="float" office:value="350944.073833111" calcext:value-type="float">
            <text:p>350944.073833111</text:p>
          </table:table-cell>
          <table:table-cell office:value-type="string" calcext:value-type="string">
            <text:p>DA</text:p>
          </table:table-cell>
          <table:table-cell office:value-type="float" office:value="18.1243686676025" calcext:value-type="float">
            <text:p>18.1243686676025</text:p>
          </table:table-cell>
          <table:table-cell office:value-type="float" office:value="1859.99633789062" calcext:value-type="float">
            <text:p>1859.99633789062</text:p>
          </table:table-cell>
          <table:table-cell office:value-type="float" office:value="0" calcext:value-type="float">
            <text:p>0</text:p>
          </table:table-cell>
          <table:table-cell office:value-type="float" office:value="0.00420261708427521" calcext:value-type="float">
            <text:p>0.004202617084275</text:p>
          </table:table-cell>
          <table:table-cell office:value-type="float" office:value="0.539176669107581" calcext:value-type="float">
            <text:p>0.539176669107581</text:p>
          </table:table-cell>
          <table:table-cell table:number-columns-repeated="3" office:value-type="float" office:value="0" calcext:value-type="float">
            <text:p>0</text:p>
          </table:table-cell>
          <table:table-cell office:value-type="float" office:value="0.290681014995702" calcext:value-type="float">
            <text:p>0.290681014995702</text:p>
          </table:table-cell>
          <table:table-cell office:value-type="float" office:value="0.00385239899391894" calcext:value-type="float">
            <text:p>0.003852398993919</text:p>
          </table:table-cell>
          <table:table-cell office:value-type="float" office:value="0.162087299818523" calcext:value-type="float">
            <text:p>0.162087299818523</text:p>
          </table:table-cell>
          <table:table-cell office:value-type="float" office:value="0.0114858363754705" calcext:value-type="float">
            <text:p>0.011485836375471</text:p>
          </table:table-cell>
          <table:table-cell office:value-type="float" office:value="0.0772915074850723" calcext:value-type="float">
            <text:p>0.077291507485072</text:p>
          </table:table-cell>
          <table:table-cell office:value-type="float" office:value="0.420540085462829" calcext:value-type="float">
            <text:p>0.420540085462829</text:p>
          </table:table-cell>
          <table:table-cell office:value-type="float" office:value="0" calcext:value-type="float">
            <text:p>0</text:p>
          </table:table-cell>
          <table:table-cell office:value-type="float" office:value="0.140720066785522" calcext:value-type="float">
            <text:p>0.140720066785522</text:p>
          </table:table-cell>
          <table:table-cell office:value-type="float" office:value="0" calcext:value-type="float">
            <text:p>0</text:p>
          </table:table-cell>
          <table:table-cell office:value-type="float" office:value="0.105229645980134" calcext:value-type="float">
            <text:p>0.105229645980134</text:p>
          </table:table-cell>
          <table:table-cell office:value-type="float" office:value="0.123910490420805" calcext:value-type="float">
            <text:p>0.123910490420805</text:p>
          </table:table-cell>
          <table:table-cell office:value-type="float" office:value="0.120822367490166" calcext:value-type="float">
            <text:p>0.120822367490166</text:p>
          </table:table-cell>
          <table:table-cell office:value-type="float" office:value="0.0205961009880186" calcext:value-type="float">
            <text:p>0.020596100988019</text:p>
          </table:table-cell>
          <table:table-cell office:value-type="float" office:value="0.173881359949343" calcext:value-type="float">
            <text:p>0.173881359949343</text:p>
          </table:table-cell>
          <table:table-cell office:value-type="float" office:value="0.445125704400981" calcext:value-type="float">
            <text:p>0.445125704400981</text:p>
          </table:table-cell>
          <table:table-cell office:value-type="float" office:value="0" calcext:value-type="float">
            <text:p>0</text:p>
          </table:table-cell>
          <table:table-cell office:value-type="float" office:value="0.122658629508962" calcext:value-type="float">
            <text:p>0.122658629508962</text:p>
          </table:table-cell>
          <table:table-cell office:value-type="float" office:value="0" calcext:value-type="float">
            <text:p>0</text:p>
          </table:table-cell>
          <table:table-cell office:value-type="float" office:value="0.0718975403891937" calcext:value-type="float">
            <text:p>0.071897540389194</text:p>
          </table:table-cell>
          <table:table-cell office:value-type="float" office:value="0.117215330029326" calcext:value-type="float">
            <text:p>0.117215330029326</text:p>
          </table:table-cell>
          <table:table-cell office:value-type="float" office:value="0.048625334734176" calcext:value-type="float">
            <text:p>0.048625334734176</text:p>
          </table:table-cell>
          <table:table-cell office:value-type="float" office:value="0.0215328007165409" calcext:value-type="float">
            <text:p>0.021532800716541</text:p>
          </table:table-cell>
          <table:table-cell office:value-type="float" office:value="0.172241355765231" calcext:value-type="float">
            <text:p>0.172241355765231</text:p>
          </table:table-cell>
          <table:table-cell office:value-type="float" office:value="0.479010419996837" calcext:value-type="float">
            <text:p>0.479010419996837</text:p>
          </table:table-cell>
          <table:table-cell office:value-type="float" office:value="0" calcext:value-type="float">
            <text:p>0</text:p>
          </table:table-cell>
          <table:table-cell office:value-type="float" office:value="0.129704897880032" calcext:value-type="float">
            <text:p>0.129704897880032</text:p>
          </table:table-cell>
          <table:table-cell office:value-type="float" office:value="0" calcext:value-type="float">
            <text:p>0</text:p>
          </table:table-cell>
          <table:table-cell office:value-type="float" office:value="0.0620908248192795" calcext:value-type="float">
            <text:p>0.06209082481928</text:p>
          </table:table-cell>
          <table:table-cell office:value-type="float" office:value="0.101907100706463" calcext:value-type="float">
            <text:p>0.101907100706463</text:p>
          </table:table-cell>
          <table:table-cell office:value-type="float" office:value="0.0335126001156169" calcext:value-type="float">
            <text:p>0.033512600115617</text:p>
          </table:table-cell>
          <table:table-cell office:value-type="float" office:value="0.118989271905462" calcext:value-type="float">
            <text:p>0.118989271905462</text:p>
          </table:table-cell>
          <table:table-cell office:value-type="float" office:value="0.10009976556847" calcext:value-type="float">
            <text:p>0.10009976556847</text:p>
          </table:table-cell>
          <table:table-cell office:value-type="float" office:value="0.433728506744163" calcext:value-type="float">
            <text:p>0.433728506744163</text:p>
          </table:table-cell>
          <table:table-cell office:value-type="float" office:value="0" calcext:value-type="float">
            <text:p>0</text:p>
          </table:table-cell>
          <table:table-cell office:value-type="float" office:value="0.173980114196099" calcext:value-type="float">
            <text:p>0.173980114196099</text:p>
          </table:table-cell>
          <table:table-cell office:value-type="float" office:value="0" calcext:value-type="float">
            <text:p>0</text:p>
          </table:table-cell>
          <table:table-cell office:value-type="float" office:value="0.0707415657715392" calcext:value-type="float">
            <text:p>0.070741565771539</text:p>
          </table:table-cell>
          <table:table-cell office:value-type="float" office:value="0.0671384712170472" calcext:value-type="float">
            <text:p>0.067138471217047</text:p>
          </table:table-cell>
          <table:table-cell office:value-type="float" office:value="0.0353223045972191" calcext:value-type="float">
            <text:p>0.035322304597219</text:p>
          </table:table-cell>
          <table:table-cell office:value-type="float" office:value="0.0986524585450085" calcext:value-type="float">
            <text:p>0.098652458545009</text:p>
          </table:table-cell>
          <table:table-cell office:value-type="float" office:value="0.0880197821916006" calcext:value-type="float">
            <text:p>0.088019782191601</text:p>
          </table:table-cell>
          <table:table-cell office:value-type="float" office:value="0.106782658825313" calcext:value-type="float">
            <text:p>0.106782658825313</text:p>
          </table:table-cell>
          <table:table-cell office:value-type="float" office:value="0.165118245784298" calcext:value-type="float">
            <text:p>0.165118245784298</text:p>
          </table:table-cell>
          <table:table-cell office:value-type="float" office:value="0.434149564882448" calcext:value-type="float">
            <text:p>0.434149564882448</text:p>
          </table:table-cell>
          <table:table-cell/>
        </table:table-row>
        <table:table-row table:style-name="ro1">
          <table:table-cell office:value-type="float" office:value="2" calcext:value-type="float">
            <text:p>2</text:p>
          </table:table-cell>
          <table:table-cell table:number-columns-repeated="40"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4</text:p>
          </table:table-cell>
          <table:table-cell office:value-type="string" calcext:value-type="string">
            <text:p>Other</text:p>
          </table:table-cell>
          <table:table-cell office:value-type="float" office:value="1032.62780761719" calcext:value-type="float">
            <text:p>1032.62780761719</text:p>
          </table:table-cell>
          <table:table-cell office:value-type="float" office:value="7646040.31796128" calcext:value-type="float">
            <text:p>7646040.31796128</text:p>
          </table:table-cell>
          <table:table-cell office:value-type="float" office:value="350944.073833111" calcext:value-type="float">
            <text:p>350944.073833111</text:p>
          </table:table-cell>
          <table:table-cell office:value-type="string" calcext:value-type="string">
            <text:p>DA</text:p>
          </table:table-cell>
          <table:table-cell office:value-type="float" office:value="18.1243686676025" calcext:value-type="float">
            <text:p>18.1243686676025</text:p>
          </table:table-cell>
          <table:table-cell office:value-type="float" office:value="1859.99633789062" calcext:value-type="float">
            <text:p>1859.99633789062</text:p>
          </table:table-cell>
          <table:table-cell office:value-type="float" office:value="0" calcext:value-type="float">
            <text:p>0</text:p>
          </table:table-cell>
          <table:table-cell office:value-type="float" office:value="0.00420261708427521" calcext:value-type="float">
            <text:p>0.004202617084275</text:p>
          </table:table-cell>
          <table:table-cell office:value-type="float" office:value="0.539176669107581" calcext:value-type="float">
            <text:p>0.539176669107581</text:p>
          </table:table-cell>
          <table:table-cell table:number-columns-repeated="3" office:value-type="float" office:value="0" calcext:value-type="float">
            <text:p>0</text:p>
          </table:table-cell>
          <table:table-cell office:value-type="float" office:value="0.290681014995702" calcext:value-type="float">
            <text:p>0.290681014995702</text:p>
          </table:table-cell>
          <table:table-cell office:value-type="float" office:value="0.00385239899391894" calcext:value-type="float">
            <text:p>0.003852398993919</text:p>
          </table:table-cell>
          <table:table-cell office:value-type="float" office:value="0.162087299818523" calcext:value-type="float">
            <text:p>0.162087299818523</text:p>
          </table:table-cell>
          <table:table-cell office:value-type="float" office:value="0.0114858363754705" calcext:value-type="float">
            <text:p>0.011485836375471</text:p>
          </table:table-cell>
          <table:table-cell office:value-type="float" office:value="0.0772915074850723" calcext:value-type="float">
            <text:p>0.077291507485072</text:p>
          </table:table-cell>
          <table:table-cell office:value-type="float" office:value="0.420540085462829" calcext:value-type="float">
            <text:p>0.420540085462829</text:p>
          </table:table-cell>
          <table:table-cell office:value-type="float" office:value="0" calcext:value-type="float">
            <text:p>0</text:p>
          </table:table-cell>
          <table:table-cell office:value-type="float" office:value="0.140720066785522" calcext:value-type="float">
            <text:p>0.140720066785522</text:p>
          </table:table-cell>
          <table:table-cell office:value-type="float" office:value="0" calcext:value-type="float">
            <text:p>0</text:p>
          </table:table-cell>
          <table:table-cell office:value-type="float" office:value="0.105229645980134" calcext:value-type="float">
            <text:p>0.105229645980134</text:p>
          </table:table-cell>
          <table:table-cell office:value-type="float" office:value="0.123910490420805" calcext:value-type="float">
            <text:p>0.123910490420805</text:p>
          </table:table-cell>
          <table:table-cell office:value-type="float" office:value="0.120822367490166" calcext:value-type="float">
            <text:p>0.120822367490166</text:p>
          </table:table-cell>
          <table:table-cell office:value-type="float" office:value="0.0205961009880186" calcext:value-type="float">
            <text:p>0.020596100988019</text:p>
          </table:table-cell>
          <table:table-cell office:value-type="float" office:value="0.173881359949343" calcext:value-type="float">
            <text:p>0.173881359949343</text:p>
          </table:table-cell>
          <table:table-cell office:value-type="float" office:value="0.445125704400981" calcext:value-type="float">
            <text:p>0.445125704400981</text:p>
          </table:table-cell>
          <table:table-cell office:value-type="float" office:value="0" calcext:value-type="float">
            <text:p>0</text:p>
          </table:table-cell>
          <table:table-cell office:value-type="float" office:value="0.122658629508962" calcext:value-type="float">
            <text:p>0.122658629508962</text:p>
          </table:table-cell>
          <table:table-cell office:value-type="float" office:value="0" calcext:value-type="float">
            <text:p>0</text:p>
          </table:table-cell>
          <table:table-cell office:value-type="float" office:value="0.0718975403891937" calcext:value-type="float">
            <text:p>0.071897540389194</text:p>
          </table:table-cell>
          <table:table-cell office:value-type="float" office:value="0.117215330029326" calcext:value-type="float">
            <text:p>0.117215330029326</text:p>
          </table:table-cell>
          <table:table-cell office:value-type="float" office:value="0.048625334734176" calcext:value-type="float">
            <text:p>0.048625334734176</text:p>
          </table:table-cell>
          <table:table-cell office:value-type="float" office:value="0.0215328007165409" calcext:value-type="float">
            <text:p>0.021532800716541</text:p>
          </table:table-cell>
          <table:table-cell office:value-type="float" office:value="0.172241355765231" calcext:value-type="float">
            <text:p>0.172241355765231</text:p>
          </table:table-cell>
          <table:table-cell office:value-type="float" office:value="0.479010419996837" calcext:value-type="float">
            <text:p>0.479010419996837</text:p>
          </table:table-cell>
          <table:table-cell office:value-type="float" office:value="0" calcext:value-type="float">
            <text:p>0</text:p>
          </table:table-cell>
          <table:table-cell office:value-type="float" office:value="0.129704897880032" calcext:value-type="float">
            <text:p>0.129704897880032</text:p>
          </table:table-cell>
          <table:table-cell office:value-type="float" office:value="0" calcext:value-type="float">
            <text:p>0</text:p>
          </table:table-cell>
          <table:table-cell office:value-type="float" office:value="0.0620908248192795" calcext:value-type="float">
            <text:p>0.06209082481928</text:p>
          </table:table-cell>
          <table:table-cell office:value-type="float" office:value="0.101907100706463" calcext:value-type="float">
            <text:p>0.101907100706463</text:p>
          </table:table-cell>
          <table:table-cell office:value-type="float" office:value="0.0335126001156169" calcext:value-type="float">
            <text:p>0.033512600115617</text:p>
          </table:table-cell>
          <table:table-cell office:value-type="float" office:value="0.118989271905462" calcext:value-type="float">
            <text:p>0.118989271905462</text:p>
          </table:table-cell>
          <table:table-cell office:value-type="float" office:value="0.10009976556847" calcext:value-type="float">
            <text:p>0.10009976556847</text:p>
          </table:table-cell>
          <table:table-cell office:value-type="float" office:value="0.433728506744163" calcext:value-type="float">
            <text:p>0.433728506744163</text:p>
          </table:table-cell>
          <table:table-cell office:value-type="float" office:value="0" calcext:value-type="float">
            <text:p>0</text:p>
          </table:table-cell>
          <table:table-cell office:value-type="float" office:value="0.173980114196099" calcext:value-type="float">
            <text:p>0.173980114196099</text:p>
          </table:table-cell>
          <table:table-cell office:value-type="float" office:value="0" calcext:value-type="float">
            <text:p>0</text:p>
          </table:table-cell>
          <table:table-cell office:value-type="float" office:value="0.0707415657715392" calcext:value-type="float">
            <text:p>0.070741565771539</text:p>
          </table:table-cell>
          <table:table-cell office:value-type="float" office:value="0.0671384712170472" calcext:value-type="float">
            <text:p>0.067138471217047</text:p>
          </table:table-cell>
          <table:table-cell office:value-type="float" office:value="0.0353223045972191" calcext:value-type="float">
            <text:p>0.035322304597219</text:p>
          </table:table-cell>
          <table:table-cell office:value-type="float" office:value="0.0986524585450085" calcext:value-type="float">
            <text:p>0.098652458545009</text:p>
          </table:table-cell>
          <table:table-cell office:value-type="float" office:value="0.0880197821916006" calcext:value-type="float">
            <text:p>0.088019782191601</text:p>
          </table:table-cell>
          <table:table-cell office:value-type="float" office:value="0.106782658825313" calcext:value-type="float">
            <text:p>0.106782658825313</text:p>
          </table:table-cell>
          <table:table-cell office:value-type="float" office:value="0.165118245784298" calcext:value-type="float">
            <text:p>0.165118245784298</text:p>
          </table:table-cell>
          <table:table-cell office:value-type="float" office:value="0.434149564882448" calcext:value-type="float">
            <text:p>0.434149564882448</text:p>
          </table:table-cell>
          <table:table-cell/>
        </table:table-row>
        <table:table-row table:style-name="ro1">
          <table:table-cell office:value-type="float" office:value="1" calcext:value-type="float">
            <text:p>1</text:p>
          </table:table-cell>
          <table:table-cell table:number-columns-repeated="40"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4</text:p>
          </table:table-cell>
          <table:table-cell office:value-type="string" calcext:value-type="string">
            <text:p>Other</text:p>
          </table:table-cell>
          <table:table-cell office:value-type="float" office:value="1032.62780761719" calcext:value-type="float">
            <text:p>1032.62780761719</text:p>
          </table:table-cell>
          <table:table-cell office:value-type="float" office:value="7646040.31796128" calcext:value-type="float">
            <text:p>7646040.31796128</text:p>
          </table:table-cell>
          <table:table-cell office:value-type="float" office:value="350944.073833111" calcext:value-type="float">
            <text:p>350944.073833111</text:p>
          </table:table-cell>
          <table:table-cell office:value-type="string" calcext:value-type="string">
            <text:p>DA</text:p>
          </table:table-cell>
          <table:table-cell office:value-type="float" office:value="18.1243686676025" calcext:value-type="float">
            <text:p>18.1243686676025</text:p>
          </table:table-cell>
          <table:table-cell office:value-type="float" office:value="1859.99633789062" calcext:value-type="float">
            <text:p>1859.99633789062</text:p>
          </table:table-cell>
          <table:table-cell office:value-type="float" office:value="0" calcext:value-type="float">
            <text:p>0</text:p>
          </table:table-cell>
          <table:table-cell office:value-type="float" office:value="0.00420261708427521" calcext:value-type="float">
            <text:p>0.004202617084275</text:p>
          </table:table-cell>
          <table:table-cell office:value-type="float" office:value="0.539176669107581" calcext:value-type="float">
            <text:p>0.539176669107581</text:p>
          </table:table-cell>
          <table:table-cell table:number-columns-repeated="3" office:value-type="float" office:value="0" calcext:value-type="float">
            <text:p>0</text:p>
          </table:table-cell>
          <table:table-cell office:value-type="float" office:value="0.290681014995702" calcext:value-type="float">
            <text:p>0.290681014995702</text:p>
          </table:table-cell>
          <table:table-cell office:value-type="float" office:value="0.00385239899391894" calcext:value-type="float">
            <text:p>0.003852398993919</text:p>
          </table:table-cell>
          <table:table-cell office:value-type="float" office:value="0.162087299818523" calcext:value-type="float">
            <text:p>0.162087299818523</text:p>
          </table:table-cell>
          <table:table-cell office:value-type="float" office:value="0.0114858363754705" calcext:value-type="float">
            <text:p>0.011485836375471</text:p>
          </table:table-cell>
          <table:table-cell office:value-type="float" office:value="0.0772915074850723" calcext:value-type="float">
            <text:p>0.077291507485072</text:p>
          </table:table-cell>
          <table:table-cell office:value-type="float" office:value="0.420540085462829" calcext:value-type="float">
            <text:p>0.420540085462829</text:p>
          </table:table-cell>
          <table:table-cell office:value-type="float" office:value="0" calcext:value-type="float">
            <text:p>0</text:p>
          </table:table-cell>
          <table:table-cell office:value-type="float" office:value="0.140720066785522" calcext:value-type="float">
            <text:p>0.140720066785522</text:p>
          </table:table-cell>
          <table:table-cell office:value-type="float" office:value="0" calcext:value-type="float">
            <text:p>0</text:p>
          </table:table-cell>
          <table:table-cell office:value-type="float" office:value="0.105229645980134" calcext:value-type="float">
            <text:p>0.105229645980134</text:p>
          </table:table-cell>
          <table:table-cell office:value-type="float" office:value="0.123910490420805" calcext:value-type="float">
            <text:p>0.123910490420805</text:p>
          </table:table-cell>
          <table:table-cell office:value-type="float" office:value="0.120822367490166" calcext:value-type="float">
            <text:p>0.120822367490166</text:p>
          </table:table-cell>
          <table:table-cell office:value-type="float" office:value="0.0205961009880186" calcext:value-type="float">
            <text:p>0.020596100988019</text:p>
          </table:table-cell>
          <table:table-cell office:value-type="float" office:value="0.173881359949343" calcext:value-type="float">
            <text:p>0.173881359949343</text:p>
          </table:table-cell>
          <table:table-cell office:value-type="float" office:value="0.445125704400981" calcext:value-type="float">
            <text:p>0.445125704400981</text:p>
          </table:table-cell>
          <table:table-cell office:value-type="float" office:value="0" calcext:value-type="float">
            <text:p>0</text:p>
          </table:table-cell>
          <table:table-cell office:value-type="float" office:value="0.122658629508962" calcext:value-type="float">
            <text:p>0.122658629508962</text:p>
          </table:table-cell>
          <table:table-cell office:value-type="float" office:value="0" calcext:value-type="float">
            <text:p>0</text:p>
          </table:table-cell>
          <table:table-cell office:value-type="float" office:value="0.0718975403891937" calcext:value-type="float">
            <text:p>0.071897540389194</text:p>
          </table:table-cell>
          <table:table-cell office:value-type="float" office:value="0.117215330029326" calcext:value-type="float">
            <text:p>0.117215330029326</text:p>
          </table:table-cell>
          <table:table-cell office:value-type="float" office:value="0.048625334734176" calcext:value-type="float">
            <text:p>0.048625334734176</text:p>
          </table:table-cell>
          <table:table-cell office:value-type="float" office:value="0.0215328007165409" calcext:value-type="float">
            <text:p>0.021532800716541</text:p>
          </table:table-cell>
          <table:table-cell office:value-type="float" office:value="0.172241355765231" calcext:value-type="float">
            <text:p>0.172241355765231</text:p>
          </table:table-cell>
          <table:table-cell office:value-type="float" office:value="0.479010419996837" calcext:value-type="float">
            <text:p>0.479010419996837</text:p>
          </table:table-cell>
          <table:table-cell office:value-type="float" office:value="0" calcext:value-type="float">
            <text:p>0</text:p>
          </table:table-cell>
          <table:table-cell office:value-type="float" office:value="0.129704897880032" calcext:value-type="float">
            <text:p>0.129704897880032</text:p>
          </table:table-cell>
          <table:table-cell office:value-type="float" office:value="0" calcext:value-type="float">
            <text:p>0</text:p>
          </table:table-cell>
          <table:table-cell office:value-type="float" office:value="0.0620908248192795" calcext:value-type="float">
            <text:p>0.06209082481928</text:p>
          </table:table-cell>
          <table:table-cell office:value-type="float" office:value="0.101907100706463" calcext:value-type="float">
            <text:p>0.101907100706463</text:p>
          </table:table-cell>
          <table:table-cell office:value-type="float" office:value="0.0335126001156169" calcext:value-type="float">
            <text:p>0.033512600115617</text:p>
          </table:table-cell>
          <table:table-cell office:value-type="float" office:value="0.118989271905462" calcext:value-type="float">
            <text:p>0.118989271905462</text:p>
          </table:table-cell>
          <table:table-cell office:value-type="float" office:value="0.10009976556847" calcext:value-type="float">
            <text:p>0.10009976556847</text:p>
          </table:table-cell>
          <table:table-cell office:value-type="float" office:value="0.433728506744163" calcext:value-type="float">
            <text:p>0.433728506744163</text:p>
          </table:table-cell>
          <table:table-cell office:value-type="float" office:value="0" calcext:value-type="float">
            <text:p>0</text:p>
          </table:table-cell>
          <table:table-cell office:value-type="float" office:value="0.173980114196099" calcext:value-type="float">
            <text:p>0.173980114196099</text:p>
          </table:table-cell>
          <table:table-cell office:value-type="float" office:value="0" calcext:value-type="float">
            <text:p>0</text:p>
          </table:table-cell>
          <table:table-cell office:value-type="float" office:value="0.0707415657715392" calcext:value-type="float">
            <text:p>0.070741565771539</text:p>
          </table:table-cell>
          <table:table-cell office:value-type="float" office:value="0.0671384712170472" calcext:value-type="float">
            <text:p>0.067138471217047</text:p>
          </table:table-cell>
          <table:table-cell office:value-type="float" office:value="0.0353223045972191" calcext:value-type="float">
            <text:p>0.035322304597219</text:p>
          </table:table-cell>
          <table:table-cell office:value-type="float" office:value="0.0986524585450085" calcext:value-type="float">
            <text:p>0.098652458545009</text:p>
          </table:table-cell>
          <table:table-cell office:value-type="float" office:value="0.0880197821916006" calcext:value-type="float">
            <text:p>0.088019782191601</text:p>
          </table:table-cell>
          <table:table-cell office:value-type="float" office:value="0.106782658825313" calcext:value-type="float">
            <text:p>0.106782658825313</text:p>
          </table:table-cell>
          <table:table-cell office:value-type="float" office:value="0.165118245784298" calcext:value-type="float">
            <text:p>0.165118245784298</text:p>
          </table:table-cell>
          <table:table-cell office:value-type="float" office:value="0.434149564882448" calcext:value-type="float">
            <text:p>0.434149564882448</text:p>
          </table:table-cell>
          <table:table-cell/>
        </table:table-row>
        <table:table-row table:style-name="ro1">
          <table:table-cell table:number-columns-repeated="5" office:value-type="float" office:value="0" calcext:value-type="float">
            <text:p>0</text:p>
          </table:table-cell>
          <table:table-cell office:value-type="float" office:value="15" calcext:value-type="float">
            <text:p>15</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1" calcext:value-type="float">
            <text:p>91</text:p>
          </table:table-cell>
          <table:table-cell table:number-columns-repeated="23"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5</text:p>
          </table:table-cell>
          <table:table-cell office:value-type="string" calcext:value-type="string">
            <text:p>SolMau</text:p>
          </table:table-cell>
          <table:table-cell office:value-type="float" office:value="817.168823242188" calcext:value-type="float">
            <text:p>817.168823242188</text:p>
          </table:table-cell>
          <table:table-cell office:value-type="float" office:value="7645114.36627232" calcext:value-type="float">
            <text:p>7645114.36627232</text:p>
          </table:table-cell>
          <table:table-cell office:value-type="float" office:value="349754.383333302" calcext:value-type="float">
            <text:p>349754.383333302</text:p>
          </table:table-cell>
          <table:table-cell office:value-type="string" calcext:value-type="string">
            <text:p>DA</text:p>
          </table:table-cell>
          <table:table-cell office:value-type="float" office:value="19.3118743896484" calcext:value-type="float">
            <text:p>19.3118743896484</text:p>
          </table:table-cell>
          <table:table-cell office:value-type="float" office:value="1746.63500976562" calcext:value-type="float">
            <text:p>1746.63500976562</text:p>
          </table:table-cell>
          <table:table-cell office:value-type="float" office:value="0.00961569076957366" calcext:value-type="float">
            <text:p>0.009615690769574</text:p>
          </table:table-cell>
          <table:table-cell office:value-type="float" office:value="0.265450377304423" calcext:value-type="float">
            <text:p>0.265450377304423</text:p>
          </table:table-cell>
          <table:table-cell office:value-type="float" office:value="0.166746266755819" calcext:value-type="float">
            <text:p>0.166746266755819</text:p>
          </table:table-cell>
          <table:table-cell office:value-type="float" office:value="0" calcext:value-type="float">
            <text:p>0</text:p>
          </table:table-cell>
          <table:table-cell office:value-type="float" office:value="0.0193587416817907" calcext:value-type="float">
            <text:p>0.019358741681791</text:p>
          </table:table-cell>
          <table:table-cell office:value-type="float" office:value="0" calcext:value-type="float">
            <text:p>0</text:p>
          </table:table-cell>
          <table:table-cell office:value-type="float" office:value="0.019900022288025" calcext:value-type="float">
            <text:p>0.019900022288025</text:p>
          </table:table-cell>
          <table:table-cell office:value-type="float" office:value="0.483586461616837" calcext:value-type="float">
            <text:p>0.483586461616837</text:p>
          </table:table-cell>
          <table:table-cell office:value-type="float" office:value="0.0353424395835323" calcext:value-type="float">
            <text:p>0.035342439583532</text:p>
          </table:table-cell>
          <table:table-cell office:value-type="float" office:value="0.16169026639453" calcext:value-type="float">
            <text:p>0.16169026639453</text:p>
          </table:table-cell>
          <table:table-cell office:value-type="float" office:value="0.368548395654773" calcext:value-type="float">
            <text:p>0.368548395654773</text:p>
          </table:table-cell>
          <table:table-cell office:value-type="float" office:value="0.157562230059321" calcext:value-type="float">
            <text:p>0.157562230059321</text:p>
          </table:table-cell>
          <table:table-cell office:value-type="float" office:value="0" calcext:value-type="float">
            <text:p>0</text:p>
          </table:table-cell>
          <table:table-cell office:value-type="float" office:value="0.00875129553839569" calcext:value-type="float">
            <text:p>0.008751295538396</text:p>
          </table:table-cell>
          <table:table-cell office:value-type="float" office:value="0" calcext:value-type="float">
            <text:p>0</text:p>
          </table:table-cell>
          <table:table-cell office:value-type="float" office:value="0.0280614500833036" calcext:value-type="float">
            <text:p>0.028061450083304</text:p>
          </table:table-cell>
          <table:table-cell office:value-type="float" office:value="0.2445905744939" calcext:value-type="float">
            <text:p>0.2445905744939</text:p>
          </table:table-cell>
          <table:table-cell office:value-type="float" office:value="0.0307957877757772" calcext:value-type="float">
            <text:p>0.030795787775777</text:p>
          </table:table-cell>
          <table:table-cell office:value-type="float" office:value="0.244301353702097" calcext:value-type="float">
            <text:p>0.244301353702097</text:p>
          </table:table-cell>
          <table:table-cell office:value-type="float" office:value="0.189197268010375" calcext:value-type="float">
            <text:p>0.189197268010375</text:p>
          </table:table-cell>
          <table:table-cell office:value-type="float" office:value="0.295152513683384" calcext:value-type="float">
            <text:p>0.295152513683384</text:p>
          </table:table-cell>
          <table:table-cell office:value-type="float" office:value="0" calcext:value-type="float">
            <text:p>0</text:p>
          </table:table-cell>
          <table:table-cell office:value-type="float" office:value="0.0216360631120379" calcext:value-type="float">
            <text:p>0.021636063112038</text:p>
          </table:table-cell>
          <table:table-cell office:value-type="float" office:value="0" calcext:value-type="float">
            <text:p>0</text:p>
          </table:table-cell>
          <table:table-cell office:value-type="float" office:value="0.0256908903905458" calcext:value-type="float">
            <text:p>0.025690890390546</text:p>
          </table:table-cell>
          <table:table-cell office:value-type="float" office:value="0.198649393190897" calcext:value-type="float">
            <text:p>0.198649393190897</text:p>
          </table:table-cell>
          <table:table-cell office:value-type="float" office:value="0.0253725179106629" calcext:value-type="float">
            <text:p>0.025372517910663</text:p>
          </table:table-cell>
          <table:table-cell office:value-type="float" office:value="0.268805488158974" calcext:value-type="float">
            <text:p>0.268805488158974</text:p>
          </table:table-cell>
          <table:table-cell office:value-type="float" office:value="0.194911264992542" calcext:value-type="float">
            <text:p>0.194911264992542</text:p>
          </table:table-cell>
          <table:table-cell office:value-type="float" office:value="0.312798170122508" calcext:value-type="float">
            <text:p>0.312798170122508</text:p>
          </table:table-cell>
          <table:table-cell office:value-type="float" office:value="0" calcext:value-type="float">
            <text:p>0</text:p>
          </table:table-cell>
          <table:table-cell office:value-type="float" office:value="0.029159791425962" calcext:value-type="float">
            <text:p>0.029159791425962</text:p>
          </table:table-cell>
          <table:table-cell office:value-type="float" office:value="0" calcext:value-type="float">
            <text:p>0</text:p>
          </table:table-cell>
          <table:table-cell office:value-type="float" office:value="0.0315623871028685" calcext:value-type="float">
            <text:p>0.031562387102869</text:p>
          </table:table-cell>
          <table:table-cell office:value-type="float" office:value="0.141633422997611" calcext:value-type="float">
            <text:p>0.141633422997611</text:p>
          </table:table-cell>
          <table:table-cell office:value-type="float" office:value="0.0211294751995344" calcext:value-type="float">
            <text:p>0.021129475199534</text:p>
          </table:table-cell>
          <table:table-cell office:value-type="float" office:value="0.222578792974128" calcext:value-type="float">
            <text:p>0.222578792974128</text:p>
          </table:table-cell>
          <table:table-cell office:value-type="float" office:value="0.102550943601211" calcext:value-type="float">
            <text:p>0.102550943601211</text:p>
          </table:table-cell>
          <table:table-cell office:value-type="float" office:value="0.327380242810892" calcext:value-type="float">
            <text:p>0.327380242810892</text:p>
          </table:table-cell>
          <table:table-cell office:value-type="float" office:value="0.0000119572117305878" calcext:value-type="float">
            <text:p>1.19572117305878E-05</text:p>
          </table:table-cell>
          <table:table-cell office:value-type="float" office:value="0.111374074082048" calcext:value-type="float">
            <text:p>0.111374074082048</text:p>
          </table:table-cell>
          <table:table-cell office:value-type="float" office:value="0" calcext:value-type="float">
            <text:p>0</text:p>
          </table:table-cell>
          <table:table-cell office:value-type="float" office:value="0.0614434076927268" calcext:value-type="float">
            <text:p>0.061443407692727</text:p>
          </table:table-cell>
          <table:table-cell office:value-type="float" office:value="0.0801267994402965" calcext:value-type="float">
            <text:p>0.080126799440297</text:p>
          </table:table-cell>
          <table:table-cell office:value-type="float" office:value="0.0945337821869674" calcext:value-type="float">
            <text:p>0.094533782186967</text:p>
          </table:table-cell>
          <table:table-cell office:value-type="float" office:value="0.167497594072809" calcext:value-type="float">
            <text:p>0.167497594072809</text:p>
          </table:table-cell>
          <table:table-cell office:value-type="float" office:value="0.0956330468628267" calcext:value-type="float">
            <text:p>0.095633046862827</text:p>
          </table:table-cell>
          <table:table-cell office:value-type="float" office:value="0.0998026438861149" calcext:value-type="float">
            <text:p>0.099802643886115</text:p>
          </table:table-cell>
          <table:table-cell office:value-type="float" office:value="0.181407035680846" calcext:value-type="float">
            <text:p>0.181407035680846</text:p>
          </table:table-cell>
          <table:table-cell office:value-type="float" office:value="0.45769144832665" calcext:value-type="float">
            <text:p>0.45769144832665</text:p>
          </table:table-cell>
          <table:table-cell/>
        </table:table-row>
        <table:table-row table:style-name="ro1">
          <table:table-cell office:value-type="float" office:value="1" calcext:value-type="float">
            <text:p>1</text:p>
          </table:table-cell>
          <table:table-cell table:number-columns-repeated="25"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5</text:p>
          </table:table-cell>
          <table:table-cell office:value-type="string" calcext:value-type="string">
            <text:p>Other</text:p>
          </table:table-cell>
          <table:table-cell office:value-type="float" office:value="817.168823242188" calcext:value-type="float">
            <text:p>817.168823242188</text:p>
          </table:table-cell>
          <table:table-cell office:value-type="float" office:value="7645114.36627232" calcext:value-type="float">
            <text:p>7645114.36627232</text:p>
          </table:table-cell>
          <table:table-cell office:value-type="float" office:value="349754.383333302" calcext:value-type="float">
            <text:p>349754.383333302</text:p>
          </table:table-cell>
          <table:table-cell office:value-type="string" calcext:value-type="string">
            <text:p>DA</text:p>
          </table:table-cell>
          <table:table-cell office:value-type="float" office:value="19.3118743896484" calcext:value-type="float">
            <text:p>19.3118743896484</text:p>
          </table:table-cell>
          <table:table-cell office:value-type="float" office:value="1746.63500976562" calcext:value-type="float">
            <text:p>1746.63500976562</text:p>
          </table:table-cell>
          <table:table-cell office:value-type="float" office:value="0.00961569076957366" calcext:value-type="float">
            <text:p>0.009615690769574</text:p>
          </table:table-cell>
          <table:table-cell office:value-type="float" office:value="0.265450377304423" calcext:value-type="float">
            <text:p>0.265450377304423</text:p>
          </table:table-cell>
          <table:table-cell office:value-type="float" office:value="0.166746266755819" calcext:value-type="float">
            <text:p>0.166746266755819</text:p>
          </table:table-cell>
          <table:table-cell office:value-type="float" office:value="0" calcext:value-type="float">
            <text:p>0</text:p>
          </table:table-cell>
          <table:table-cell office:value-type="float" office:value="0.0193587416817907" calcext:value-type="float">
            <text:p>0.019358741681791</text:p>
          </table:table-cell>
          <table:table-cell office:value-type="float" office:value="0" calcext:value-type="float">
            <text:p>0</text:p>
          </table:table-cell>
          <table:table-cell office:value-type="float" office:value="0.019900022288025" calcext:value-type="float">
            <text:p>0.019900022288025</text:p>
          </table:table-cell>
          <table:table-cell office:value-type="float" office:value="0.483586461616837" calcext:value-type="float">
            <text:p>0.483586461616837</text:p>
          </table:table-cell>
          <table:table-cell office:value-type="float" office:value="0.0353424395835323" calcext:value-type="float">
            <text:p>0.035342439583532</text:p>
          </table:table-cell>
          <table:table-cell office:value-type="float" office:value="0.16169026639453" calcext:value-type="float">
            <text:p>0.16169026639453</text:p>
          </table:table-cell>
          <table:table-cell office:value-type="float" office:value="0.368548395654773" calcext:value-type="float">
            <text:p>0.368548395654773</text:p>
          </table:table-cell>
          <table:table-cell office:value-type="float" office:value="0.157562230059321" calcext:value-type="float">
            <text:p>0.157562230059321</text:p>
          </table:table-cell>
          <table:table-cell office:value-type="float" office:value="0" calcext:value-type="float">
            <text:p>0</text:p>
          </table:table-cell>
          <table:table-cell office:value-type="float" office:value="0.00875129553839569" calcext:value-type="float">
            <text:p>0.008751295538396</text:p>
          </table:table-cell>
          <table:table-cell office:value-type="float" office:value="0" calcext:value-type="float">
            <text:p>0</text:p>
          </table:table-cell>
          <table:table-cell office:value-type="float" office:value="0.0280614500833036" calcext:value-type="float">
            <text:p>0.028061450083304</text:p>
          </table:table-cell>
          <table:table-cell office:value-type="float" office:value="0.2445905744939" calcext:value-type="float">
            <text:p>0.2445905744939</text:p>
          </table:table-cell>
          <table:table-cell office:value-type="float" office:value="0.0307957877757772" calcext:value-type="float">
            <text:p>0.030795787775777</text:p>
          </table:table-cell>
          <table:table-cell office:value-type="float" office:value="0.244301353702097" calcext:value-type="float">
            <text:p>0.244301353702097</text:p>
          </table:table-cell>
          <table:table-cell office:value-type="float" office:value="0.189197268010375" calcext:value-type="float">
            <text:p>0.189197268010375</text:p>
          </table:table-cell>
          <table:table-cell office:value-type="float" office:value="0.295152513683384" calcext:value-type="float">
            <text:p>0.295152513683384</text:p>
          </table:table-cell>
          <table:table-cell office:value-type="float" office:value="0" calcext:value-type="float">
            <text:p>0</text:p>
          </table:table-cell>
          <table:table-cell office:value-type="float" office:value="0.0216360631120379" calcext:value-type="float">
            <text:p>0.021636063112038</text:p>
          </table:table-cell>
          <table:table-cell office:value-type="float" office:value="0" calcext:value-type="float">
            <text:p>0</text:p>
          </table:table-cell>
          <table:table-cell office:value-type="float" office:value="0.0256908903905458" calcext:value-type="float">
            <text:p>0.025690890390546</text:p>
          </table:table-cell>
          <table:table-cell office:value-type="float" office:value="0.198649393190897" calcext:value-type="float">
            <text:p>0.198649393190897</text:p>
          </table:table-cell>
          <table:table-cell office:value-type="float" office:value="0.0253725179106629" calcext:value-type="float">
            <text:p>0.025372517910663</text:p>
          </table:table-cell>
          <table:table-cell office:value-type="float" office:value="0.268805488158974" calcext:value-type="float">
            <text:p>0.268805488158974</text:p>
          </table:table-cell>
          <table:table-cell office:value-type="float" office:value="0.194911264992542" calcext:value-type="float">
            <text:p>0.194911264992542</text:p>
          </table:table-cell>
          <table:table-cell office:value-type="float" office:value="0.312798170122508" calcext:value-type="float">
            <text:p>0.312798170122508</text:p>
          </table:table-cell>
          <table:table-cell office:value-type="float" office:value="0" calcext:value-type="float">
            <text:p>0</text:p>
          </table:table-cell>
          <table:table-cell office:value-type="float" office:value="0.029159791425962" calcext:value-type="float">
            <text:p>0.029159791425962</text:p>
          </table:table-cell>
          <table:table-cell office:value-type="float" office:value="0" calcext:value-type="float">
            <text:p>0</text:p>
          </table:table-cell>
          <table:table-cell office:value-type="float" office:value="0.0315623871028685" calcext:value-type="float">
            <text:p>0.031562387102869</text:p>
          </table:table-cell>
          <table:table-cell office:value-type="float" office:value="0.141633422997611" calcext:value-type="float">
            <text:p>0.141633422997611</text:p>
          </table:table-cell>
          <table:table-cell office:value-type="float" office:value="0.0211294751995344" calcext:value-type="float">
            <text:p>0.021129475199534</text:p>
          </table:table-cell>
          <table:table-cell office:value-type="float" office:value="0.222578792974128" calcext:value-type="float">
            <text:p>0.222578792974128</text:p>
          </table:table-cell>
          <table:table-cell office:value-type="float" office:value="0.102550943601211" calcext:value-type="float">
            <text:p>0.102550943601211</text:p>
          </table:table-cell>
          <table:table-cell office:value-type="float" office:value="0.327380242810892" calcext:value-type="float">
            <text:p>0.327380242810892</text:p>
          </table:table-cell>
          <table:table-cell office:value-type="float" office:value="0.0000119572117305878" calcext:value-type="float">
            <text:p>1.19572117305878E-05</text:p>
          </table:table-cell>
          <table:table-cell office:value-type="float" office:value="0.111374074082048" calcext:value-type="float">
            <text:p>0.111374074082048</text:p>
          </table:table-cell>
          <table:table-cell office:value-type="float" office:value="0" calcext:value-type="float">
            <text:p>0</text:p>
          </table:table-cell>
          <table:table-cell office:value-type="float" office:value="0.0614434076927268" calcext:value-type="float">
            <text:p>0.061443407692727</text:p>
          </table:table-cell>
          <table:table-cell office:value-type="float" office:value="0.0801267994402965" calcext:value-type="float">
            <text:p>0.080126799440297</text:p>
          </table:table-cell>
          <table:table-cell office:value-type="float" office:value="0.0945337821869674" calcext:value-type="float">
            <text:p>0.094533782186967</text:p>
          </table:table-cell>
          <table:table-cell office:value-type="float" office:value="0.167497594072809" calcext:value-type="float">
            <text:p>0.167497594072809</text:p>
          </table:table-cell>
          <table:table-cell office:value-type="float" office:value="0.0956330468628267" calcext:value-type="float">
            <text:p>0.095633046862827</text:p>
          </table:table-cell>
          <table:table-cell office:value-type="float" office:value="0.0998026438861149" calcext:value-type="float">
            <text:p>0.099802643886115</text:p>
          </table:table-cell>
          <table:table-cell office:value-type="float" office:value="0.181407035680846" calcext:value-type="float">
            <text:p>0.181407035680846</text:p>
          </table:table-cell>
          <table:table-cell office:value-type="float" office:value="0.45769144832665" calcext:value-type="float">
            <text:p>0.45769144832665</text:p>
          </table:table-cell>
          <table:table-cell/>
        </table:table-row>
        <table:table-row table:style-name="ro1">
          <table:table-cell table:number-columns-repeated="5" office:value-type="float" office:value="0" calcext:value-type="float">
            <text:p>0</text:p>
          </table:table-cell>
          <table:table-cell office:value-type="float" office:value="30" calcext:value-type="float">
            <text:p>30</text:p>
          </table:table-cell>
          <table:table-cell table:number-columns-repeated="8"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6</text:p>
          </table:table-cell>
          <table:table-cell office:value-type="string" calcext:value-type="string">
            <text:p>SolMau</text:p>
          </table:table-cell>
          <table:table-cell office:value-type="float" office:value="610.017761230469" calcext:value-type="float">
            <text:p>610.017761230469</text:p>
          </table:table-cell>
          <table:table-cell office:value-type="float" office:value="7644680.88952653" calcext:value-type="float">
            <text:p>7644680.88952653</text:p>
          </table:table-cell>
          <table:table-cell office:value-type="float" office:value="347901.814565979" calcext:value-type="float">
            <text:p>347901.814565979</text:p>
          </table:table-cell>
          <table:table-cell office:value-type="string" calcext:value-type="string">
            <text:p>CA</text:p>
          </table:table-cell>
          <table:table-cell office:value-type="float" office:value="20.4549026489258" calcext:value-type="float">
            <text:p>20.4549026489258</text:p>
          </table:table-cell>
          <table:table-cell office:value-type="float" office:value="1516.37084960938" calcext:value-type="float">
            <text:p>1516.37084960938</text:p>
          </table:table-cell>
          <table:table-cell office:value-type="float" office:value="0.273170110477889" calcext:value-type="float">
            <text:p>0.273170110477889</text:p>
          </table:table-cell>
          <table:table-cell office:value-type="float" office:value="0.00837339616033621" calcext:value-type="float">
            <text:p>0.008373396160336</text:p>
          </table:table-cell>
          <table:table-cell office:value-type="float" office:value="0.336368556783088" calcext:value-type="float">
            <text:p>0.336368556783088</text:p>
          </table:table-cell>
          <table:table-cell office:value-type="float" office:value="0" calcext:value-type="float">
            <text:p>0</text:p>
          </table:table-cell>
          <table:table-cell office:value-type="float" office:value="0.0380145818077621" calcext:value-type="float">
            <text:p>0.038014581807762</text:p>
          </table:table-cell>
          <table:table-cell office:value-type="float" office:value="0" calcext:value-type="float">
            <text:p>0</text:p>
          </table:table-cell>
          <table:table-cell office:value-type="float" office:value="0.0993027476201089" calcext:value-type="float">
            <text:p>0.099302747620109</text:p>
          </table:table-cell>
          <table:table-cell office:value-type="float" office:value="0.112420007004362" calcext:value-type="float">
            <text:p>0.112420007004362</text:p>
          </table:table-cell>
          <table:table-cell office:value-type="float" office:value="0.132350600146455" calcext:value-type="float">
            <text:p>0.132350600146455</text:p>
          </table:table-cell>
          <table:table-cell office:value-type="float" office:value="0.394891277817279" calcext:value-type="float">
            <text:p>0.394891277817279</text:p>
          </table:table-cell>
          <table:table-cell office:value-type="float" office:value="0.18495328854977" calcext:value-type="float">
            <text:p>0.18495328854977</text:p>
          </table:table-cell>
          <table:table-cell office:value-type="float" office:value="0.212502608837148" calcext:value-type="float">
            <text:p>0.212502608837148</text:p>
          </table:table-cell>
          <table:table-cell office:value-type="float" office:value="0" calcext:value-type="float">
            <text:p>0</text:p>
          </table:table-cell>
          <table:table-cell office:value-type="float" office:value="0.0133254095432147" calcext:value-type="float">
            <text:p>0.013325409543215</text:p>
          </table:table-cell>
          <table:table-cell office:value-type="float" office:value="0" calcext:value-type="float">
            <text:p>0</text:p>
          </table:table-cell>
          <table:table-cell office:value-type="float" office:value="0.0317942078509195" calcext:value-type="float">
            <text:p>0.03179420785092</text:p>
          </table:table-cell>
          <table:table-cell office:value-type="float" office:value="0.123862281697814" calcext:value-type="float">
            <text:p>0.123862281697814</text:p>
          </table:table-cell>
          <table:table-cell office:value-type="float" office:value="0.0386709257038554" calcext:value-type="float">
            <text:p>0.038670925703855</text:p>
          </table:table-cell>
          <table:table-cell office:value-type="float" office:value="0.410264437681905" calcext:value-type="float">
            <text:p>0.410264437681905</text:p>
          </table:table-cell>
          <table:table-cell office:value-type="float" office:value="0.136559365158538" calcext:value-type="float">
            <text:p>0.136559365158538</text:p>
          </table:table-cell>
          <table:table-cell office:value-type="float" office:value="0.296160298707306" calcext:value-type="float">
            <text:p>0.296160298707306</text:p>
          </table:table-cell>
          <table:table-cell office:value-type="float" office:value="0" calcext:value-type="float">
            <text:p>0</text:p>
          </table:table-cell>
          <table:table-cell office:value-type="float" office:value="0.00542388650254391" calcext:value-type="float">
            <text:p>0.005423886502544</text:p>
          </table:table-cell>
          <table:table-cell office:value-type="float" office:value="0" calcext:value-type="float">
            <text:p>0</text:p>
          </table:table-cell>
          <table:table-cell office:value-type="float" office:value="0.0313847846408411" calcext:value-type="float">
            <text:p>0.031384784640841</text:p>
          </table:table-cell>
          <table:table-cell office:value-type="float" office:value="0.0770894079004969" calcext:value-type="float">
            <text:p>0.077089407900497</text:p>
          </table:table-cell>
          <table:table-cell office:value-type="float" office:value="0.0431178194083692" calcext:value-type="float">
            <text:p>0.043117819408369</text:p>
          </table:table-cell>
          <table:table-cell office:value-type="float" office:value="0.439498093260644" calcext:value-type="float">
            <text:p>0.439498093260644</text:p>
          </table:table-cell>
          <table:table-cell office:value-type="float" office:value="0.118380714791103" calcext:value-type="float">
            <text:p>0.118380714791103</text:p>
          </table:table-cell>
          <table:table-cell office:value-type="float" office:value="0.196655305782158" calcext:value-type="float">
            <text:p>0.196655305782158</text:p>
          </table:table-cell>
          <table:table-cell office:value-type="float" office:value="0" calcext:value-type="float">
            <text:p>0</text:p>
          </table:table-cell>
          <table:table-cell office:value-type="float" office:value="0.00747355522360805" calcext:value-type="float">
            <text:p>0.007473555223608</text:p>
          </table:table-cell>
          <table:table-cell office:value-type="float" office:value="0" calcext:value-type="float">
            <text:p>0</text:p>
          </table:table-cell>
          <table:table-cell office:value-type="float" office:value="0.0377166806079358" calcext:value-type="float">
            <text:p>0.037716680607936</text:p>
          </table:table-cell>
          <table:table-cell office:value-type="float" office:value="0.0748668518895178" calcext:value-type="float">
            <text:p>0.074866851889518</text:p>
          </table:table-cell>
          <table:table-cell office:value-type="float" office:value="0.125408798445033" calcext:value-type="float">
            <text:p>0.125408798445033</text:p>
          </table:table-cell>
          <table:table-cell office:value-type="float" office:value="0.300979508142825" calcext:value-type="float">
            <text:p>0.300979508142825</text:p>
          </table:table-cell>
          <table:table-cell office:value-type="float" office:value="0.0807262698723626" calcext:value-type="float">
            <text:p>0.080726269872363</text:p>
          </table:table-cell>
          <table:table-cell office:value-type="float" office:value="0.225272165371155" calcext:value-type="float">
            <text:p>0.225272165371155</text:p>
          </table:table-cell>
          <table:table-cell office:value-type="float" office:value="0" calcext:value-type="float">
            <text:p>0</text:p>
          </table:table-cell>
          <table:table-cell office:value-type="float" office:value="0.0339828219961474" calcext:value-type="float">
            <text:p>0.033982821996147</text:p>
          </table:table-cell>
          <table:table-cell office:value-type="float" office:value="0.000147637911017303" calcext:value-type="float">
            <text:p>0.000147637911017</text:p>
          </table:table-cell>
          <table:table-cell office:value-type="float" office:value="0.0394035547644728" calcext:value-type="float">
            <text:p>0.039403554764473</text:p>
          </table:table-cell>
          <table:table-cell office:value-type="float" office:value="0.0770806701562037" calcext:value-type="float">
            <text:p>0.077080670156204</text:p>
          </table:table-cell>
          <table:table-cell office:value-type="float" office:value="0.242407371785816" calcext:value-type="float">
            <text:p>0.242407371785816</text:p>
          </table:table-cell>
          <table:table-cell office:value-type="float" office:value="0.141080443045932" calcext:value-type="float">
            <text:p>0.141080443045932</text:p>
          </table:table-cell>
          <table:table-cell office:value-type="float" office:value="0.0761721850637769" calcext:value-type="float">
            <text:p>0.076172185063777</text:p>
          </table:table-cell>
          <table:table-cell office:value-type="float" office:value="0.0614316127933873" calcext:value-type="float">
            <text:p>0.061431612793387</text:p>
          </table:table-cell>
          <table:table-cell office:value-type="float" office:value="0.09821073992962" calcext:value-type="float">
            <text:p>0.09821073992962</text:p>
          </table:table-cell>
          <table:table-cell office:value-type="float" office:value="0.34256486213177" calcext:value-type="float">
            <text:p>0.34256486213177</text:p>
          </table:table-cell>
          <table:table-cell/>
        </table:table-row>
        <table:table-row table:style-name="ro1">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7" office:value-type="float" office:value="0" calcext:value-type="float">
            <text:p>0</text:p>
          </table:table-cell>
          <table:table-cell office:value-type="float" office:value="22" calcext:value-type="float">
            <text:p>22</text:p>
          </table:table-cell>
          <table:table-cell table:number-columns-repeated="26"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6</text:p>
          </table:table-cell>
          <table:table-cell office:value-type="string" calcext:value-type="string">
            <text:p>Other</text:p>
          </table:table-cell>
          <table:table-cell office:value-type="float" office:value="610.017761230469" calcext:value-type="float">
            <text:p>610.017761230469</text:p>
          </table:table-cell>
          <table:table-cell office:value-type="float" office:value="7644680.88952653" calcext:value-type="float">
            <text:p>7644680.88952653</text:p>
          </table:table-cell>
          <table:table-cell office:value-type="float" office:value="347901.814565979" calcext:value-type="float">
            <text:p>347901.814565979</text:p>
          </table:table-cell>
          <table:table-cell office:value-type="string" calcext:value-type="string">
            <text:p>CA</text:p>
          </table:table-cell>
          <table:table-cell office:value-type="float" office:value="20.4549026489258" calcext:value-type="float">
            <text:p>20.4549026489258</text:p>
          </table:table-cell>
          <table:table-cell office:value-type="float" office:value="1516.37084960938" calcext:value-type="float">
            <text:p>1516.37084960938</text:p>
          </table:table-cell>
          <table:table-cell office:value-type="float" office:value="0.273170110477889" calcext:value-type="float">
            <text:p>0.273170110477889</text:p>
          </table:table-cell>
          <table:table-cell office:value-type="float" office:value="0.00837339616033621" calcext:value-type="float">
            <text:p>0.008373396160336</text:p>
          </table:table-cell>
          <table:table-cell office:value-type="float" office:value="0.336368556783088" calcext:value-type="float">
            <text:p>0.336368556783088</text:p>
          </table:table-cell>
          <table:table-cell office:value-type="float" office:value="0" calcext:value-type="float">
            <text:p>0</text:p>
          </table:table-cell>
          <table:table-cell office:value-type="float" office:value="0.0380145818077621" calcext:value-type="float">
            <text:p>0.038014581807762</text:p>
          </table:table-cell>
          <table:table-cell office:value-type="float" office:value="0" calcext:value-type="float">
            <text:p>0</text:p>
          </table:table-cell>
          <table:table-cell office:value-type="float" office:value="0.0993027476201089" calcext:value-type="float">
            <text:p>0.099302747620109</text:p>
          </table:table-cell>
          <table:table-cell office:value-type="float" office:value="0.112420007004362" calcext:value-type="float">
            <text:p>0.112420007004362</text:p>
          </table:table-cell>
          <table:table-cell office:value-type="float" office:value="0.132350600146455" calcext:value-type="float">
            <text:p>0.132350600146455</text:p>
          </table:table-cell>
          <table:table-cell office:value-type="float" office:value="0.394891277817279" calcext:value-type="float">
            <text:p>0.394891277817279</text:p>
          </table:table-cell>
          <table:table-cell office:value-type="float" office:value="0.18495328854977" calcext:value-type="float">
            <text:p>0.18495328854977</text:p>
          </table:table-cell>
          <table:table-cell office:value-type="float" office:value="0.212502608837148" calcext:value-type="float">
            <text:p>0.212502608837148</text:p>
          </table:table-cell>
          <table:table-cell office:value-type="float" office:value="0" calcext:value-type="float">
            <text:p>0</text:p>
          </table:table-cell>
          <table:table-cell office:value-type="float" office:value="0.0133254095432147" calcext:value-type="float">
            <text:p>0.013325409543215</text:p>
          </table:table-cell>
          <table:table-cell office:value-type="float" office:value="0" calcext:value-type="float">
            <text:p>0</text:p>
          </table:table-cell>
          <table:table-cell office:value-type="float" office:value="0.0317942078509195" calcext:value-type="float">
            <text:p>0.03179420785092</text:p>
          </table:table-cell>
          <table:table-cell office:value-type="float" office:value="0.123862281697814" calcext:value-type="float">
            <text:p>0.123862281697814</text:p>
          </table:table-cell>
          <table:table-cell office:value-type="float" office:value="0.0386709257038554" calcext:value-type="float">
            <text:p>0.038670925703855</text:p>
          </table:table-cell>
          <table:table-cell office:value-type="float" office:value="0.410264437681905" calcext:value-type="float">
            <text:p>0.410264437681905</text:p>
          </table:table-cell>
          <table:table-cell office:value-type="float" office:value="0.136559365158538" calcext:value-type="float">
            <text:p>0.136559365158538</text:p>
          </table:table-cell>
          <table:table-cell office:value-type="float" office:value="0.296160298707306" calcext:value-type="float">
            <text:p>0.296160298707306</text:p>
          </table:table-cell>
          <table:table-cell office:value-type="float" office:value="0" calcext:value-type="float">
            <text:p>0</text:p>
          </table:table-cell>
          <table:table-cell office:value-type="float" office:value="0.00542388650254391" calcext:value-type="float">
            <text:p>0.005423886502544</text:p>
          </table:table-cell>
          <table:table-cell office:value-type="float" office:value="0" calcext:value-type="float">
            <text:p>0</text:p>
          </table:table-cell>
          <table:table-cell office:value-type="float" office:value="0.0313847846408411" calcext:value-type="float">
            <text:p>0.031384784640841</text:p>
          </table:table-cell>
          <table:table-cell office:value-type="float" office:value="0.0770894079004969" calcext:value-type="float">
            <text:p>0.077089407900497</text:p>
          </table:table-cell>
          <table:table-cell office:value-type="float" office:value="0.0431178194083692" calcext:value-type="float">
            <text:p>0.043117819408369</text:p>
          </table:table-cell>
          <table:table-cell office:value-type="float" office:value="0.439498093260644" calcext:value-type="float">
            <text:p>0.439498093260644</text:p>
          </table:table-cell>
          <table:table-cell office:value-type="float" office:value="0.118380714791103" calcext:value-type="float">
            <text:p>0.118380714791103</text:p>
          </table:table-cell>
          <table:table-cell office:value-type="float" office:value="0.196655305782158" calcext:value-type="float">
            <text:p>0.196655305782158</text:p>
          </table:table-cell>
          <table:table-cell office:value-type="float" office:value="0" calcext:value-type="float">
            <text:p>0</text:p>
          </table:table-cell>
          <table:table-cell office:value-type="float" office:value="0.00747355522360805" calcext:value-type="float">
            <text:p>0.007473555223608</text:p>
          </table:table-cell>
          <table:table-cell office:value-type="float" office:value="0" calcext:value-type="float">
            <text:p>0</text:p>
          </table:table-cell>
          <table:table-cell office:value-type="float" office:value="0.0377166806079358" calcext:value-type="float">
            <text:p>0.037716680607936</text:p>
          </table:table-cell>
          <table:table-cell office:value-type="float" office:value="0.0748668518895178" calcext:value-type="float">
            <text:p>0.074866851889518</text:p>
          </table:table-cell>
          <table:table-cell office:value-type="float" office:value="0.125408798445033" calcext:value-type="float">
            <text:p>0.125408798445033</text:p>
          </table:table-cell>
          <table:table-cell office:value-type="float" office:value="0.300979508142825" calcext:value-type="float">
            <text:p>0.300979508142825</text:p>
          </table:table-cell>
          <table:table-cell office:value-type="float" office:value="0.0807262698723626" calcext:value-type="float">
            <text:p>0.080726269872363</text:p>
          </table:table-cell>
          <table:table-cell office:value-type="float" office:value="0.225272165371155" calcext:value-type="float">
            <text:p>0.225272165371155</text:p>
          </table:table-cell>
          <table:table-cell office:value-type="float" office:value="0" calcext:value-type="float">
            <text:p>0</text:p>
          </table:table-cell>
          <table:table-cell office:value-type="float" office:value="0.0339828219961474" calcext:value-type="float">
            <text:p>0.033982821996147</text:p>
          </table:table-cell>
          <table:table-cell office:value-type="float" office:value="0.000147637911017303" calcext:value-type="float">
            <text:p>0.000147637911017</text:p>
          </table:table-cell>
          <table:table-cell office:value-type="float" office:value="0.0394035547644728" calcext:value-type="float">
            <text:p>0.039403554764473</text:p>
          </table:table-cell>
          <table:table-cell office:value-type="float" office:value="0.0770806701562037" calcext:value-type="float">
            <text:p>0.077080670156204</text:p>
          </table:table-cell>
          <table:table-cell office:value-type="float" office:value="0.242407371785816" calcext:value-type="float">
            <text:p>0.242407371785816</text:p>
          </table:table-cell>
          <table:table-cell office:value-type="float" office:value="0.141080443045932" calcext:value-type="float">
            <text:p>0.141080443045932</text:p>
          </table:table-cell>
          <table:table-cell office:value-type="float" office:value="0.0761721850637769" calcext:value-type="float">
            <text:p>0.076172185063777</text:p>
          </table:table-cell>
          <table:table-cell office:value-type="float" office:value="0.0614316127933873" calcext:value-type="float">
            <text:p>0.061431612793387</text:p>
          </table:table-cell>
          <table:table-cell office:value-type="float" office:value="0.09821073992962" calcext:value-type="float">
            <text:p>0.09821073992962</text:p>
          </table:table-cell>
          <table:table-cell office:value-type="float" office:value="0.34256486213177" calcext:value-type="float">
            <text:p>0.34256486213177</text:p>
          </table:table-cell>
          <table:table-cell/>
        </table:table-row>
        <table:table-row table:style-name="ro1">
          <table:table-cell table:number-columns-repeated="6" office:value-type="float" office:value="0" calcext:value-type="float">
            <text:p>0</text:p>
          </table:table-cell>
          <table:table-cell office:value-type="float" office:value="9" calcext:value-type="float">
            <text:p>9</text:p>
          </table:table-cell>
          <table:table-cell table:number-columns-repeated="34"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6</text:p>
          </table:table-cell>
          <table:table-cell office:value-type="string" calcext:value-type="string">
            <text:p>Ipo</text:p>
          </table:table-cell>
          <table:table-cell office:value-type="float" office:value="610.017761230469" calcext:value-type="float">
            <text:p>610.017761230469</text:p>
          </table:table-cell>
          <table:table-cell office:value-type="float" office:value="7644680.88952653" calcext:value-type="float">
            <text:p>7644680.88952653</text:p>
          </table:table-cell>
          <table:table-cell office:value-type="float" office:value="347901.814565979" calcext:value-type="float">
            <text:p>347901.814565979</text:p>
          </table:table-cell>
          <table:table-cell office:value-type="string" calcext:value-type="string">
            <text:p>CA</text:p>
          </table:table-cell>
          <table:table-cell office:value-type="float" office:value="20.4549026489258" calcext:value-type="float">
            <text:p>20.4549026489258</text:p>
          </table:table-cell>
          <table:table-cell office:value-type="float" office:value="1516.37084960938" calcext:value-type="float">
            <text:p>1516.37084960938</text:p>
          </table:table-cell>
          <table:table-cell office:value-type="float" office:value="0.273170110477889" calcext:value-type="float">
            <text:p>0.273170110477889</text:p>
          </table:table-cell>
          <table:table-cell office:value-type="float" office:value="0.00837339616033621" calcext:value-type="float">
            <text:p>0.008373396160336</text:p>
          </table:table-cell>
          <table:table-cell office:value-type="float" office:value="0.336368556783088" calcext:value-type="float">
            <text:p>0.336368556783088</text:p>
          </table:table-cell>
          <table:table-cell office:value-type="float" office:value="0" calcext:value-type="float">
            <text:p>0</text:p>
          </table:table-cell>
          <table:table-cell office:value-type="float" office:value="0.0380145818077621" calcext:value-type="float">
            <text:p>0.038014581807762</text:p>
          </table:table-cell>
          <table:table-cell office:value-type="float" office:value="0" calcext:value-type="float">
            <text:p>0</text:p>
          </table:table-cell>
          <table:table-cell office:value-type="float" office:value="0.0993027476201089" calcext:value-type="float">
            <text:p>0.099302747620109</text:p>
          </table:table-cell>
          <table:table-cell office:value-type="float" office:value="0.112420007004362" calcext:value-type="float">
            <text:p>0.112420007004362</text:p>
          </table:table-cell>
          <table:table-cell office:value-type="float" office:value="0.132350600146455" calcext:value-type="float">
            <text:p>0.132350600146455</text:p>
          </table:table-cell>
          <table:table-cell office:value-type="float" office:value="0.394891277817279" calcext:value-type="float">
            <text:p>0.394891277817279</text:p>
          </table:table-cell>
          <table:table-cell office:value-type="float" office:value="0.18495328854977" calcext:value-type="float">
            <text:p>0.18495328854977</text:p>
          </table:table-cell>
          <table:table-cell office:value-type="float" office:value="0.212502608837148" calcext:value-type="float">
            <text:p>0.212502608837148</text:p>
          </table:table-cell>
          <table:table-cell office:value-type="float" office:value="0" calcext:value-type="float">
            <text:p>0</text:p>
          </table:table-cell>
          <table:table-cell office:value-type="float" office:value="0.0133254095432147" calcext:value-type="float">
            <text:p>0.013325409543215</text:p>
          </table:table-cell>
          <table:table-cell office:value-type="float" office:value="0" calcext:value-type="float">
            <text:p>0</text:p>
          </table:table-cell>
          <table:table-cell office:value-type="float" office:value="0.0317942078509195" calcext:value-type="float">
            <text:p>0.03179420785092</text:p>
          </table:table-cell>
          <table:table-cell office:value-type="float" office:value="0.123862281697814" calcext:value-type="float">
            <text:p>0.123862281697814</text:p>
          </table:table-cell>
          <table:table-cell office:value-type="float" office:value="0.0386709257038554" calcext:value-type="float">
            <text:p>0.038670925703855</text:p>
          </table:table-cell>
          <table:table-cell office:value-type="float" office:value="0.410264437681905" calcext:value-type="float">
            <text:p>0.410264437681905</text:p>
          </table:table-cell>
          <table:table-cell office:value-type="float" office:value="0.136559365158538" calcext:value-type="float">
            <text:p>0.136559365158538</text:p>
          </table:table-cell>
          <table:table-cell office:value-type="float" office:value="0.296160298707306" calcext:value-type="float">
            <text:p>0.296160298707306</text:p>
          </table:table-cell>
          <table:table-cell office:value-type="float" office:value="0" calcext:value-type="float">
            <text:p>0</text:p>
          </table:table-cell>
          <table:table-cell office:value-type="float" office:value="0.00542388650254391" calcext:value-type="float">
            <text:p>0.005423886502544</text:p>
          </table:table-cell>
          <table:table-cell office:value-type="float" office:value="0" calcext:value-type="float">
            <text:p>0</text:p>
          </table:table-cell>
          <table:table-cell office:value-type="float" office:value="0.0313847846408411" calcext:value-type="float">
            <text:p>0.031384784640841</text:p>
          </table:table-cell>
          <table:table-cell office:value-type="float" office:value="0.0770894079004969" calcext:value-type="float">
            <text:p>0.077089407900497</text:p>
          </table:table-cell>
          <table:table-cell office:value-type="float" office:value="0.0431178194083692" calcext:value-type="float">
            <text:p>0.043117819408369</text:p>
          </table:table-cell>
          <table:table-cell office:value-type="float" office:value="0.439498093260644" calcext:value-type="float">
            <text:p>0.439498093260644</text:p>
          </table:table-cell>
          <table:table-cell office:value-type="float" office:value="0.118380714791103" calcext:value-type="float">
            <text:p>0.118380714791103</text:p>
          </table:table-cell>
          <table:table-cell office:value-type="float" office:value="0.196655305782158" calcext:value-type="float">
            <text:p>0.196655305782158</text:p>
          </table:table-cell>
          <table:table-cell office:value-type="float" office:value="0" calcext:value-type="float">
            <text:p>0</text:p>
          </table:table-cell>
          <table:table-cell office:value-type="float" office:value="0.00747355522360805" calcext:value-type="float">
            <text:p>0.007473555223608</text:p>
          </table:table-cell>
          <table:table-cell office:value-type="float" office:value="0" calcext:value-type="float">
            <text:p>0</text:p>
          </table:table-cell>
          <table:table-cell office:value-type="float" office:value="0.0377166806079358" calcext:value-type="float">
            <text:p>0.037716680607936</text:p>
          </table:table-cell>
          <table:table-cell office:value-type="float" office:value="0.0748668518895178" calcext:value-type="float">
            <text:p>0.074866851889518</text:p>
          </table:table-cell>
          <table:table-cell office:value-type="float" office:value="0.125408798445033" calcext:value-type="float">
            <text:p>0.125408798445033</text:p>
          </table:table-cell>
          <table:table-cell office:value-type="float" office:value="0.300979508142825" calcext:value-type="float">
            <text:p>0.300979508142825</text:p>
          </table:table-cell>
          <table:table-cell office:value-type="float" office:value="0.0807262698723626" calcext:value-type="float">
            <text:p>0.080726269872363</text:p>
          </table:table-cell>
          <table:table-cell office:value-type="float" office:value="0.225272165371155" calcext:value-type="float">
            <text:p>0.225272165371155</text:p>
          </table:table-cell>
          <table:table-cell office:value-type="float" office:value="0" calcext:value-type="float">
            <text:p>0</text:p>
          </table:table-cell>
          <table:table-cell office:value-type="float" office:value="0.0339828219961474" calcext:value-type="float">
            <text:p>0.033982821996147</text:p>
          </table:table-cell>
          <table:table-cell office:value-type="float" office:value="0.000147637911017303" calcext:value-type="float">
            <text:p>0.000147637911017</text:p>
          </table:table-cell>
          <table:table-cell office:value-type="float" office:value="0.0394035547644728" calcext:value-type="float">
            <text:p>0.039403554764473</text:p>
          </table:table-cell>
          <table:table-cell office:value-type="float" office:value="0.0770806701562037" calcext:value-type="float">
            <text:p>0.077080670156204</text:p>
          </table:table-cell>
          <table:table-cell office:value-type="float" office:value="0.242407371785816" calcext:value-type="float">
            <text:p>0.242407371785816</text:p>
          </table:table-cell>
          <table:table-cell office:value-type="float" office:value="0.141080443045932" calcext:value-type="float">
            <text:p>0.141080443045932</text:p>
          </table:table-cell>
          <table:table-cell office:value-type="float" office:value="0.0761721850637769" calcext:value-type="float">
            <text:p>0.076172185063777</text:p>
          </table:table-cell>
          <table:table-cell office:value-type="float" office:value="0.0614316127933873" calcext:value-type="float">
            <text:p>0.061431612793387</text:p>
          </table:table-cell>
          <table:table-cell office:value-type="float" office:value="0.09821073992962" calcext:value-type="float">
            <text:p>0.09821073992962</text:p>
          </table:table-cell>
          <table:table-cell office:value-type="float" office:value="0.34256486213177" calcext:value-type="float">
            <text:p>0.34256486213177</text:p>
          </table:table-cell>
          <table:table-cell/>
        </table:table-row>
        <table:table-row table:style-name="ro1">
          <table:table-cell table:number-columns-repeated="5" office:value-type="float" office:value="0" calcext:value-type="float">
            <text:p>0</text:p>
          </table:table-cell>
          <table:table-cell office:value-type="float" office:value="6" calcext:value-type="float">
            <text:p>6</text:p>
          </table:table-cell>
          <table:table-cell table:number-columns-repeated="8" office:value-type="float" office:value="0" calcext:value-type="float">
            <text:p>0</text:p>
          </table:table-cell>
          <table:table-cell office:value-type="float" office:value="3" calcext:value-type="float">
            <text:p>3</text:p>
          </table:table-cell>
          <table:table-cell table:number-columns-repeated="26"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7</text:p>
          </table:table-cell>
          <table:table-cell office:value-type="string" calcext:value-type="string">
            <text:p>SolMau</text:p>
          </table:table-cell>
          <table:table-cell office:value-type="float" office:value="438.481231689453" calcext:value-type="float">
            <text:p>438.481231689453</text:p>
          </table:table-cell>
          <table:table-cell office:value-type="float" office:value="7641185.24445732" calcext:value-type="float">
            <text:p>7641185.24445732</text:p>
          </table:table-cell>
          <table:table-cell office:value-type="float" office:value="347702.507357423" calcext:value-type="float">
            <text:p>347702.507357423</text:p>
          </table:table-cell>
          <table:table-cell office:value-type="string" calcext:value-type="string">
            <text:p>CA</text:p>
          </table:table-cell>
          <table:table-cell office:value-type="float" office:value="21.7555465698242" calcext:value-type="float">
            <text:p>21.7555465698242</text:p>
          </table:table-cell>
          <table:table-cell office:value-type="float" office:value="1534.50659179688" calcext:value-type="float">
            <text:p>1534.50659179688</text:p>
          </table:table-cell>
          <table:table-cell office:value-type="float" office:value="0.0427266070234646" calcext:value-type="float">
            <text:p>0.042726607023465</text:p>
          </table:table-cell>
          <table:table-cell office:value-type="float" office:value="0" calcext:value-type="float">
            <text:p>0</text:p>
          </table:table-cell>
          <table:table-cell office:value-type="float" office:value="0.277977649718234" calcext:value-type="float">
            <text:p>0.277977649718234</text:p>
          </table:table-cell>
          <table:table-cell table:number-columns-repeated="3" office:value-type="float" office:value="0" calcext:value-type="float">
            <text:p>0</text:p>
          </table:table-cell>
          <table:table-cell office:value-type="float" office:value="0.00286542073927855" calcext:value-type="float">
            <text:p>0.002865420739279</text:p>
          </table:table-cell>
          <table:table-cell office:value-type="float" office:value="0.17765608583527" calcext:value-type="float">
            <text:p>0.17765608583527</text:p>
          </table:table-cell>
          <table:table-cell office:value-type="float" office:value="0.498774236683753" calcext:value-type="float">
            <text:p>0.498774236683753</text:p>
          </table:table-cell>
          <table:table-cell office:value-type="float" office:value="0.304466250203397" calcext:value-type="float">
            <text:p>0.304466250203397</text:p>
          </table:table-cell>
          <table:table-cell office:value-type="float" office:value="0.00108950187125484" calcext:value-type="float">
            <text:p>0.001089501871255</text:p>
          </table:table-cell>
          <table:table-cell office:value-type="float" office:value="0.298544736786252" calcext:value-type="float">
            <text:p>0.298544736786252</text:p>
          </table:table-cell>
          <table:table-cell office:value-type="float" office:value="0" calcext:value-type="float">
            <text:p>0</text:p>
          </table:table-cell>
          <table:table-cell office:value-type="float" office:value="0.000378495779948921" calcext:value-type="float">
            <text:p>0.000378495779949</text:p>
          </table:table-cell>
          <table:table-cell office:value-type="float" office:value="0" calcext:value-type="float">
            <text:p>0</text:p>
          </table:table-cell>
          <table:table-cell office:value-type="float" office:value="0.0376903975266893" calcext:value-type="float">
            <text:p>0.037690397526689</text:p>
          </table:table-cell>
          <table:table-cell office:value-type="float" office:value="0.0836192686188088" calcext:value-type="float">
            <text:p>0.083619268618809</text:p>
          </table:table-cell>
          <table:table-cell office:value-type="float" office:value="0.274211349213648" calcext:value-type="float">
            <text:p>0.274211349213648</text:p>
          </table:table-cell>
          <table:table-cell office:value-type="float" office:value="0.391690124527858" calcext:value-type="float">
            <text:p>0.391690124527858</text:p>
          </table:table-cell>
          <table:table-cell office:value-type="float" office:value="0.0264487937662668" calcext:value-type="float">
            <text:p>0.026448793766267</text:p>
          </table:table-cell>
          <table:table-cell office:value-type="float" office:value="0.281616377080365" calcext:value-type="float">
            <text:p>0.281616377080365</text:p>
          </table:table-cell>
          <table:table-cell office:value-type="float" office:value="0" calcext:value-type="float">
            <text:p>0</text:p>
          </table:table-cell>
          <table:table-cell office:value-type="float" office:value="0.00586512857384163" calcext:value-type="float">
            <text:p>0.005865128573842</text:p>
          </table:table-cell>
          <table:table-cell office:value-type="float" office:value="0" calcext:value-type="float">
            <text:p>0</text:p>
          </table:table-cell>
          <table:table-cell office:value-type="float" office:value="0.0499110767976327" calcext:value-type="float">
            <text:p>0.049911076797633</text:p>
          </table:table-cell>
          <table:table-cell office:value-type="float" office:value="0.0799353703865838" calcext:value-type="float">
            <text:p>0.079935370386584</text:p>
          </table:table-cell>
          <table:table-cell office:value-type="float" office:value="0.164533128867452" calcext:value-type="float">
            <text:p>0.164533128867452</text:p>
          </table:table-cell>
          <table:table-cell office:value-type="float" office:value="0.340671664077973" calcext:value-type="float">
            <text:p>0.340671664077973</text:p>
          </table:table-cell>
          <table:table-cell office:value-type="float" office:value="0.0367483129197966" calcext:value-type="float">
            <text:p>0.036748312919797</text:p>
          </table:table-cell>
          <table:table-cell office:value-type="float" office:value="0.252616168236767" calcext:value-type="float">
            <text:p>0.252616168236767</text:p>
          </table:table-cell>
          <table:table-cell office:value-type="float" office:value="0" calcext:value-type="float">
            <text:p>0</text:p>
          </table:table-cell>
          <table:table-cell office:value-type="float" office:value="0.0127159550806591" calcext:value-type="float">
            <text:p>0.012715955080659</text:p>
          </table:table-cell>
          <table:table-cell office:value-type="float" office:value="0" calcext:value-type="float">
            <text:p>0</text:p>
          </table:table-cell>
          <table:table-cell office:value-type="float" office:value="0.0381194479359432" calcext:value-type="float">
            <text:p>0.038119447935943</text:p>
          </table:table-cell>
          <table:table-cell office:value-type="float" office:value="0.0925412202233337" calcext:value-type="float">
            <text:p>0.092541220223334</text:p>
          </table:table-cell>
          <table:table-cell office:value-type="float" office:value="0.226587231525528" calcext:value-type="float">
            <text:p>0.226587231525528</text:p>
          </table:table-cell>
          <table:table-cell office:value-type="float" office:value="0.549572377151348" calcext:value-type="float">
            <text:p>0.549572377151348</text:p>
          </table:table-cell>
          <table:table-cell office:value-type="float" office:value="0.0503893828479949" calcext:value-type="float">
            <text:p>0.050389382847995</text:p>
          </table:table-cell>
          <table:table-cell office:value-type="float" office:value="0.144355770602927" calcext:value-type="float">
            <text:p>0.144355770602927</text:p>
          </table:table-cell>
          <table:table-cell office:value-type="float" office:value="0" calcext:value-type="float">
            <text:p>0</text:p>
          </table:table-cell>
          <table:table-cell office:value-type="float" office:value="0.0265852805677858" calcext:value-type="float">
            <text:p>0.026585280567786</text:p>
          </table:table-cell>
          <table:table-cell office:value-type="float" office:value="0" calcext:value-type="float">
            <text:p>0</text:p>
          </table:table-cell>
          <table:table-cell office:value-type="float" office:value="0.0383891313597023" calcext:value-type="float">
            <text:p>0.038389131359702</text:p>
          </table:table-cell>
          <table:table-cell office:value-type="float" office:value="0.0770038137974321" calcext:value-type="float">
            <text:p>0.077003813797432</text:p>
          </table:table-cell>
          <table:table-cell office:value-type="float" office:value="0.11370424367281" calcext:value-type="float">
            <text:p>0.11370424367281</text:p>
          </table:table-cell>
          <table:table-cell office:value-type="float" office:value="0.110965199071036" calcext:value-type="float">
            <text:p>0.110965199071036</text:p>
          </table:table-cell>
          <table:table-cell office:value-type="float" office:value="0.072478963974367" calcext:value-type="float">
            <text:p>0.072478963974367</text:p>
          </table:table-cell>
          <table:table-cell office:value-type="float" office:value="0.0877111527054727" calcext:value-type="float">
            <text:p>0.087711152705473</text:p>
          </table:table-cell>
          <table:table-cell office:value-type="float" office:value="0.126468833379376" calcext:value-type="float">
            <text:p>0.126468833379376</text:p>
          </table:table-cell>
          <table:table-cell office:value-type="float" office:value="0.280232685554914" calcext:value-type="float">
            <text:p>0.280232685554914</text:p>
          </table:table-cell>
          <table:table-cell/>
        </table:table-row>
        <table:table-row table:style-name="ro1">
          <table:table-cell table:number-columns-repeated="14" office:value-type="float" office:value="0" calcext:value-type="float">
            <text:p>0</text:p>
          </table:table-cell>
          <table:table-cell office:value-type="float" office:value="14" calcext:value-type="float">
            <text:p>14</text:p>
          </table:table-cell>
          <table:table-cell table:number-columns-repeated="26"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7</text:p>
          </table:table-cell>
          <table:table-cell office:value-type="string" calcext:value-type="string">
            <text:p>Other</text:p>
          </table:table-cell>
          <table:table-cell office:value-type="float" office:value="438.481231689453" calcext:value-type="float">
            <text:p>438.481231689453</text:p>
          </table:table-cell>
          <table:table-cell office:value-type="float" office:value="7641185.24445732" calcext:value-type="float">
            <text:p>7641185.24445732</text:p>
          </table:table-cell>
          <table:table-cell office:value-type="float" office:value="347702.507357423" calcext:value-type="float">
            <text:p>347702.507357423</text:p>
          </table:table-cell>
          <table:table-cell office:value-type="string" calcext:value-type="string">
            <text:p>CA</text:p>
          </table:table-cell>
          <table:table-cell office:value-type="float" office:value="21.7555465698242" calcext:value-type="float">
            <text:p>21.7555465698242</text:p>
          </table:table-cell>
          <table:table-cell office:value-type="float" office:value="1534.50659179688" calcext:value-type="float">
            <text:p>1534.50659179688</text:p>
          </table:table-cell>
          <table:table-cell office:value-type="float" office:value="0.0427266070234646" calcext:value-type="float">
            <text:p>0.042726607023465</text:p>
          </table:table-cell>
          <table:table-cell office:value-type="float" office:value="0" calcext:value-type="float">
            <text:p>0</text:p>
          </table:table-cell>
          <table:table-cell office:value-type="float" office:value="0.277977649718234" calcext:value-type="float">
            <text:p>0.277977649718234</text:p>
          </table:table-cell>
          <table:table-cell table:number-columns-repeated="3" office:value-type="float" office:value="0" calcext:value-type="float">
            <text:p>0</text:p>
          </table:table-cell>
          <table:table-cell office:value-type="float" office:value="0.00286542073927855" calcext:value-type="float">
            <text:p>0.002865420739279</text:p>
          </table:table-cell>
          <table:table-cell office:value-type="float" office:value="0.17765608583527" calcext:value-type="float">
            <text:p>0.17765608583527</text:p>
          </table:table-cell>
          <table:table-cell office:value-type="float" office:value="0.498774236683753" calcext:value-type="float">
            <text:p>0.498774236683753</text:p>
          </table:table-cell>
          <table:table-cell office:value-type="float" office:value="0.304466250203397" calcext:value-type="float">
            <text:p>0.304466250203397</text:p>
          </table:table-cell>
          <table:table-cell office:value-type="float" office:value="0.00108950187125484" calcext:value-type="float">
            <text:p>0.001089501871255</text:p>
          </table:table-cell>
          <table:table-cell office:value-type="float" office:value="0.298544736786252" calcext:value-type="float">
            <text:p>0.298544736786252</text:p>
          </table:table-cell>
          <table:table-cell office:value-type="float" office:value="0" calcext:value-type="float">
            <text:p>0</text:p>
          </table:table-cell>
          <table:table-cell office:value-type="float" office:value="0.000378495779948921" calcext:value-type="float">
            <text:p>0.000378495779949</text:p>
          </table:table-cell>
          <table:table-cell office:value-type="float" office:value="0" calcext:value-type="float">
            <text:p>0</text:p>
          </table:table-cell>
          <table:table-cell office:value-type="float" office:value="0.0376903975266893" calcext:value-type="float">
            <text:p>0.037690397526689</text:p>
          </table:table-cell>
          <table:table-cell office:value-type="float" office:value="0.0836192686188088" calcext:value-type="float">
            <text:p>0.083619268618809</text:p>
          </table:table-cell>
          <table:table-cell office:value-type="float" office:value="0.274211349213648" calcext:value-type="float">
            <text:p>0.274211349213648</text:p>
          </table:table-cell>
          <table:table-cell office:value-type="float" office:value="0.391690124527858" calcext:value-type="float">
            <text:p>0.391690124527858</text:p>
          </table:table-cell>
          <table:table-cell office:value-type="float" office:value="0.0264487937662668" calcext:value-type="float">
            <text:p>0.026448793766267</text:p>
          </table:table-cell>
          <table:table-cell office:value-type="float" office:value="0.281616377080365" calcext:value-type="float">
            <text:p>0.281616377080365</text:p>
          </table:table-cell>
          <table:table-cell office:value-type="float" office:value="0" calcext:value-type="float">
            <text:p>0</text:p>
          </table:table-cell>
          <table:table-cell office:value-type="float" office:value="0.00586512857384163" calcext:value-type="float">
            <text:p>0.005865128573842</text:p>
          </table:table-cell>
          <table:table-cell office:value-type="float" office:value="0" calcext:value-type="float">
            <text:p>0</text:p>
          </table:table-cell>
          <table:table-cell office:value-type="float" office:value="0.0499110767976327" calcext:value-type="float">
            <text:p>0.049911076797633</text:p>
          </table:table-cell>
          <table:table-cell office:value-type="float" office:value="0.0799353703865838" calcext:value-type="float">
            <text:p>0.079935370386584</text:p>
          </table:table-cell>
          <table:table-cell office:value-type="float" office:value="0.164533128867452" calcext:value-type="float">
            <text:p>0.164533128867452</text:p>
          </table:table-cell>
          <table:table-cell office:value-type="float" office:value="0.340671664077973" calcext:value-type="float">
            <text:p>0.340671664077973</text:p>
          </table:table-cell>
          <table:table-cell office:value-type="float" office:value="0.0367483129197966" calcext:value-type="float">
            <text:p>0.036748312919797</text:p>
          </table:table-cell>
          <table:table-cell office:value-type="float" office:value="0.252616168236767" calcext:value-type="float">
            <text:p>0.252616168236767</text:p>
          </table:table-cell>
          <table:table-cell office:value-type="float" office:value="0" calcext:value-type="float">
            <text:p>0</text:p>
          </table:table-cell>
          <table:table-cell office:value-type="float" office:value="0.0127159550806591" calcext:value-type="float">
            <text:p>0.012715955080659</text:p>
          </table:table-cell>
          <table:table-cell office:value-type="float" office:value="0" calcext:value-type="float">
            <text:p>0</text:p>
          </table:table-cell>
          <table:table-cell office:value-type="float" office:value="0.0381194479359432" calcext:value-type="float">
            <text:p>0.038119447935943</text:p>
          </table:table-cell>
          <table:table-cell office:value-type="float" office:value="0.0925412202233337" calcext:value-type="float">
            <text:p>0.092541220223334</text:p>
          </table:table-cell>
          <table:table-cell office:value-type="float" office:value="0.226587231525528" calcext:value-type="float">
            <text:p>0.226587231525528</text:p>
          </table:table-cell>
          <table:table-cell office:value-type="float" office:value="0.549572377151348" calcext:value-type="float">
            <text:p>0.549572377151348</text:p>
          </table:table-cell>
          <table:table-cell office:value-type="float" office:value="0.0503893828479949" calcext:value-type="float">
            <text:p>0.050389382847995</text:p>
          </table:table-cell>
          <table:table-cell office:value-type="float" office:value="0.144355770602927" calcext:value-type="float">
            <text:p>0.144355770602927</text:p>
          </table:table-cell>
          <table:table-cell office:value-type="float" office:value="0" calcext:value-type="float">
            <text:p>0</text:p>
          </table:table-cell>
          <table:table-cell office:value-type="float" office:value="0.0265852805677858" calcext:value-type="float">
            <text:p>0.026585280567786</text:p>
          </table:table-cell>
          <table:table-cell office:value-type="float" office:value="0" calcext:value-type="float">
            <text:p>0</text:p>
          </table:table-cell>
          <table:table-cell office:value-type="float" office:value="0.0383891313597023" calcext:value-type="float">
            <text:p>0.038389131359702</text:p>
          </table:table-cell>
          <table:table-cell office:value-type="float" office:value="0.0770038137974321" calcext:value-type="float">
            <text:p>0.077003813797432</text:p>
          </table:table-cell>
          <table:table-cell office:value-type="float" office:value="0.11370424367281" calcext:value-type="float">
            <text:p>0.11370424367281</text:p>
          </table:table-cell>
          <table:table-cell office:value-type="float" office:value="0.110965199071036" calcext:value-type="float">
            <text:p>0.110965199071036</text:p>
          </table:table-cell>
          <table:table-cell office:value-type="float" office:value="0.072478963974367" calcext:value-type="float">
            <text:p>0.072478963974367</text:p>
          </table:table-cell>
          <table:table-cell office:value-type="float" office:value="0.0877111527054727" calcext:value-type="float">
            <text:p>0.087711152705473</text:p>
          </table:table-cell>
          <table:table-cell office:value-type="float" office:value="0.126468833379376" calcext:value-type="float">
            <text:p>0.126468833379376</text:p>
          </table:table-cell>
          <table:table-cell office:value-type="float" office:value="0.280232685554914" calcext:value-type="float">
            <text:p>0.280232685554914</text:p>
          </table:table-cell>
          <table:table-cell/>
        </table:table-row>
        <table:table-row table:style-name="ro1">
          <table:table-cell table:number-columns-repeated="11"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2" calcext:value-type="float">
            <text:p>2</text:p>
          </table:table-cell>
          <table:table-cell table:number-columns-repeated="14"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7</text:p>
          </table:table-cell>
          <table:table-cell office:value-type="string" calcext:value-type="string">
            <text:p>LanCam</text:p>
          </table:table-cell>
          <table:table-cell office:value-type="float" office:value="438.481231689453" calcext:value-type="float">
            <text:p>438.481231689453</text:p>
          </table:table-cell>
          <table:table-cell office:value-type="float" office:value="7641185.24445732" calcext:value-type="float">
            <text:p>7641185.24445732</text:p>
          </table:table-cell>
          <table:table-cell office:value-type="float" office:value="347702.507357423" calcext:value-type="float">
            <text:p>347702.507357423</text:p>
          </table:table-cell>
          <table:table-cell office:value-type="string" calcext:value-type="string">
            <text:p>CA</text:p>
          </table:table-cell>
          <table:table-cell office:value-type="float" office:value="21.7555465698242" calcext:value-type="float">
            <text:p>21.7555465698242</text:p>
          </table:table-cell>
          <table:table-cell office:value-type="float" office:value="1534.50659179688" calcext:value-type="float">
            <text:p>1534.50659179688</text:p>
          </table:table-cell>
          <table:table-cell office:value-type="float" office:value="0.0427266070234646" calcext:value-type="float">
            <text:p>0.042726607023465</text:p>
          </table:table-cell>
          <table:table-cell office:value-type="float" office:value="0" calcext:value-type="float">
            <text:p>0</text:p>
          </table:table-cell>
          <table:table-cell office:value-type="float" office:value="0.277977649718234" calcext:value-type="float">
            <text:p>0.277977649718234</text:p>
          </table:table-cell>
          <table:table-cell table:number-columns-repeated="3" office:value-type="float" office:value="0" calcext:value-type="float">
            <text:p>0</text:p>
          </table:table-cell>
          <table:table-cell office:value-type="float" office:value="0.00286542073927855" calcext:value-type="float">
            <text:p>0.002865420739279</text:p>
          </table:table-cell>
          <table:table-cell office:value-type="float" office:value="0.17765608583527" calcext:value-type="float">
            <text:p>0.17765608583527</text:p>
          </table:table-cell>
          <table:table-cell office:value-type="float" office:value="0.498774236683753" calcext:value-type="float">
            <text:p>0.498774236683753</text:p>
          </table:table-cell>
          <table:table-cell office:value-type="float" office:value="0.304466250203397" calcext:value-type="float">
            <text:p>0.304466250203397</text:p>
          </table:table-cell>
          <table:table-cell office:value-type="float" office:value="0.00108950187125484" calcext:value-type="float">
            <text:p>0.001089501871255</text:p>
          </table:table-cell>
          <table:table-cell office:value-type="float" office:value="0.298544736786252" calcext:value-type="float">
            <text:p>0.298544736786252</text:p>
          </table:table-cell>
          <table:table-cell office:value-type="float" office:value="0" calcext:value-type="float">
            <text:p>0</text:p>
          </table:table-cell>
          <table:table-cell office:value-type="float" office:value="0.000378495779948921" calcext:value-type="float">
            <text:p>0.000378495779949</text:p>
          </table:table-cell>
          <table:table-cell office:value-type="float" office:value="0" calcext:value-type="float">
            <text:p>0</text:p>
          </table:table-cell>
          <table:table-cell office:value-type="float" office:value="0.0376903975266893" calcext:value-type="float">
            <text:p>0.037690397526689</text:p>
          </table:table-cell>
          <table:table-cell office:value-type="float" office:value="0.0836192686188088" calcext:value-type="float">
            <text:p>0.083619268618809</text:p>
          </table:table-cell>
          <table:table-cell office:value-type="float" office:value="0.274211349213648" calcext:value-type="float">
            <text:p>0.274211349213648</text:p>
          </table:table-cell>
          <table:table-cell office:value-type="float" office:value="0.391690124527858" calcext:value-type="float">
            <text:p>0.391690124527858</text:p>
          </table:table-cell>
          <table:table-cell office:value-type="float" office:value="0.0264487937662668" calcext:value-type="float">
            <text:p>0.026448793766267</text:p>
          </table:table-cell>
          <table:table-cell office:value-type="float" office:value="0.281616377080365" calcext:value-type="float">
            <text:p>0.281616377080365</text:p>
          </table:table-cell>
          <table:table-cell office:value-type="float" office:value="0" calcext:value-type="float">
            <text:p>0</text:p>
          </table:table-cell>
          <table:table-cell office:value-type="float" office:value="0.00586512857384163" calcext:value-type="float">
            <text:p>0.005865128573842</text:p>
          </table:table-cell>
          <table:table-cell office:value-type="float" office:value="0" calcext:value-type="float">
            <text:p>0</text:p>
          </table:table-cell>
          <table:table-cell office:value-type="float" office:value="0.0499110767976327" calcext:value-type="float">
            <text:p>0.049911076797633</text:p>
          </table:table-cell>
          <table:table-cell office:value-type="float" office:value="0.0799353703865838" calcext:value-type="float">
            <text:p>0.079935370386584</text:p>
          </table:table-cell>
          <table:table-cell office:value-type="float" office:value="0.164533128867452" calcext:value-type="float">
            <text:p>0.164533128867452</text:p>
          </table:table-cell>
          <table:table-cell office:value-type="float" office:value="0.340671664077973" calcext:value-type="float">
            <text:p>0.340671664077973</text:p>
          </table:table-cell>
          <table:table-cell office:value-type="float" office:value="0.0367483129197966" calcext:value-type="float">
            <text:p>0.036748312919797</text:p>
          </table:table-cell>
          <table:table-cell office:value-type="float" office:value="0.252616168236767" calcext:value-type="float">
            <text:p>0.252616168236767</text:p>
          </table:table-cell>
          <table:table-cell office:value-type="float" office:value="0" calcext:value-type="float">
            <text:p>0</text:p>
          </table:table-cell>
          <table:table-cell office:value-type="float" office:value="0.0127159550806591" calcext:value-type="float">
            <text:p>0.012715955080659</text:p>
          </table:table-cell>
          <table:table-cell office:value-type="float" office:value="0" calcext:value-type="float">
            <text:p>0</text:p>
          </table:table-cell>
          <table:table-cell office:value-type="float" office:value="0.0381194479359432" calcext:value-type="float">
            <text:p>0.038119447935943</text:p>
          </table:table-cell>
          <table:table-cell office:value-type="float" office:value="0.0925412202233337" calcext:value-type="float">
            <text:p>0.092541220223334</text:p>
          </table:table-cell>
          <table:table-cell office:value-type="float" office:value="0.226587231525528" calcext:value-type="float">
            <text:p>0.226587231525528</text:p>
          </table:table-cell>
          <table:table-cell office:value-type="float" office:value="0.549572377151348" calcext:value-type="float">
            <text:p>0.549572377151348</text:p>
          </table:table-cell>
          <table:table-cell office:value-type="float" office:value="0.0503893828479949" calcext:value-type="float">
            <text:p>0.050389382847995</text:p>
          </table:table-cell>
          <table:table-cell office:value-type="float" office:value="0.144355770602927" calcext:value-type="float">
            <text:p>0.144355770602927</text:p>
          </table:table-cell>
          <table:table-cell office:value-type="float" office:value="0" calcext:value-type="float">
            <text:p>0</text:p>
          </table:table-cell>
          <table:table-cell office:value-type="float" office:value="0.0265852805677858" calcext:value-type="float">
            <text:p>0.026585280567786</text:p>
          </table:table-cell>
          <table:table-cell office:value-type="float" office:value="0" calcext:value-type="float">
            <text:p>0</text:p>
          </table:table-cell>
          <table:table-cell office:value-type="float" office:value="0.0383891313597023" calcext:value-type="float">
            <text:p>0.038389131359702</text:p>
          </table:table-cell>
          <table:table-cell office:value-type="float" office:value="0.0770038137974321" calcext:value-type="float">
            <text:p>0.077003813797432</text:p>
          </table:table-cell>
          <table:table-cell office:value-type="float" office:value="0.11370424367281" calcext:value-type="float">
            <text:p>0.11370424367281</text:p>
          </table:table-cell>
          <table:table-cell office:value-type="float" office:value="0.110965199071036" calcext:value-type="float">
            <text:p>0.110965199071036</text:p>
          </table:table-cell>
          <table:table-cell office:value-type="float" office:value="0.072478963974367" calcext:value-type="float">
            <text:p>0.072478963974367</text:p>
          </table:table-cell>
          <table:table-cell office:value-type="float" office:value="0.0877111527054727" calcext:value-type="float">
            <text:p>0.087711152705473</text:p>
          </table:table-cell>
          <table:table-cell office:value-type="float" office:value="0.126468833379376" calcext:value-type="float">
            <text:p>0.126468833379376</text:p>
          </table:table-cell>
          <table:table-cell office:value-type="float" office:value="0.280232685554914" calcext:value-type="float">
            <text:p>0.280232685554914</text:p>
          </table:table-cell>
          <table:table-cell/>
        </table:table-row>
        <table:table-row table:style-name="ro1">
          <table:table-cell office:value-type="float" office:value="2" calcext:value-type="float">
            <text:p>2</text:p>
          </table:table-cell>
          <table:table-cell table:number-columns-repeated="25" office:value-type="float" office:value="0" calcext:value-type="float">
            <text:p>0</text:p>
          </table:table-cell>
          <table:table-cell office:value-type="float" office:value="2" calcext:value-type="float">
            <text:p>2</text:p>
          </table:table-cell>
          <table:table-cell table:number-columns-repeated="14"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8</text:p>
          </table:table-cell>
          <table:table-cell office:value-type="string" calcext:value-type="string">
            <text:p>LanCam</text:p>
          </table:table-cell>
          <table:table-cell office:value-type="float" office:value="104.342147827148" calcext:value-type="float">
            <text:p>104.342147827148</text:p>
          </table:table-cell>
          <table:table-cell office:value-type="float" office:value="7638668.82445349" calcext:value-type="float">
            <text:p>7638668.82445349</text:p>
          </table:table-cell>
          <table:table-cell office:value-type="float" office:value="345572.987681752" calcext:value-type="float">
            <text:p>345572.987681752</text:p>
          </table:table-cell>
          <table:table-cell office:value-type="string" calcext:value-type="string">
            <text:p>CA</text:p>
          </table:table-cell>
          <table:table-cell office:value-type="float" office:value="23.7183322906494" calcext:value-type="float">
            <text:p>23.7183322906494</text:p>
          </table:table-cell>
          <table:table-cell office:value-type="float" office:value="1175.36962890625" calcext:value-type="float">
            <text:p>1175.36962890625</text:p>
          </table:table-cell>
          <table:table-cell table:number-columns-repeated="2" office:value-type="float" office:value="0" calcext:value-type="float">
            <text:p>0</text:p>
          </table:table-cell>
          <table:table-cell office:value-type="float" office:value="0.270385582831853" calcext:value-type="float">
            <text:p>0.270385582831853</text:p>
          </table:table-cell>
          <table:table-cell table:number-columns-repeated="5" office:value-type="float" office:value="0" calcext:value-type="float">
            <text:p>0</text:p>
          </table:table-cell>
          <table:table-cell office:value-type="float" office:value="0.729614417168147" calcext:value-type="float">
            <text:p>0.729614417168147</text:p>
          </table:table-cell>
          <table:table-cell office:value-type="float" office:value="0.230283521109323" calcext:value-type="float">
            <text:p>0.230283521109323</text:p>
          </table:table-cell>
          <table:table-cell office:value-type="float" office:value="0.0064168096358266" calcext:value-type="float">
            <text:p>0.006416809635827</text:p>
          </table:table-cell>
          <table:table-cell office:value-type="float" office:value="0.230853039494862" calcext:value-type="float">
            <text:p>0.230853039494862</text:p>
          </table:table-cell>
          <table:table-cell table:number-columns-repeated="3" office:value-type="float" office:value="0" calcext:value-type="float">
            <text:p>0</text:p>
          </table:table-cell>
          <table:table-cell office:value-type="float" office:value="0.0484868851589169" calcext:value-type="float">
            <text:p>0.048486885158917</text:p>
          </table:table-cell>
          <table:table-cell office:value-type="float" office:value="0.00740020163073277" calcext:value-type="float">
            <text:p>0.007400201630733</text:p>
          </table:table-cell>
          <table:table-cell office:value-type="float" office:value="0.476559542970339" calcext:value-type="float">
            <text:p>0.476559542970339</text:p>
          </table:table-cell>
          <table:table-cell office:value-type="float" office:value="0.440329764014617" calcext:value-type="float">
            <text:p>0.440329764014617</text:p>
          </table:table-cell>
          <table:table-cell office:value-type="float" office:value="0.00886050649658456" calcext:value-type="float">
            <text:p>0.008860506496585</text:p>
          </table:table-cell>
          <table:table-cell office:value-type="float" office:value="0.120214229872615" calcext:value-type="float">
            <text:p>0.120214229872615</text:p>
          </table:table-cell>
          <table:table-cell office:value-type="float" office:value="0" calcext:value-type="float">
            <text:p>0</text:p>
          </table:table-cell>
          <table:table-cell office:value-type="float" office:value="0.00711122195219448" calcext:value-type="float">
            <text:p>0.007111221952194</text:p>
          </table:table-cell>
          <table:table-cell office:value-type="float" office:value="0" calcext:value-type="float">
            <text:p>0</text:p>
          </table:table-cell>
          <table:table-cell office:value-type="float" office:value="0.0218837442117961" calcext:value-type="float">
            <text:p>0.021883744211796</text:p>
          </table:table-cell>
          <table:table-cell office:value-type="float" office:value="0.0374911120780227" calcext:value-type="float">
            <text:p>0.037491112078023</text:p>
          </table:table-cell>
          <table:table-cell office:value-type="float" office:value="0.36410942137417" calcext:value-type="float">
            <text:p>0.36410942137417</text:p>
          </table:table-cell>
          <table:table-cell office:value-type="float" office:value="0.435139890595648" calcext:value-type="float">
            <text:p>0.435139890595648</text:p>
          </table:table-cell>
          <table:table-cell office:value-type="float" office:value="0.0163946337345627" calcext:value-type="float">
            <text:p>0.016394633734563</text:p>
          </table:table-cell>
          <table:table-cell office:value-type="float" office:value="0.120665453986868" calcext:value-type="float">
            <text:p>0.120665453986868</text:p>
          </table:table-cell>
          <table:table-cell office:value-type="float" office:value="0" calcext:value-type="float">
            <text:p>0</text:p>
          </table:table-cell>
          <table:table-cell office:value-type="float" office:value="0.00834849659838454" calcext:value-type="float">
            <text:p>0.008348496598385</text:p>
          </table:table-cell>
          <table:table-cell office:value-type="float" office:value="0.0123787165255608" calcext:value-type="float">
            <text:p>0.012378716525561</text:p>
          </table:table-cell>
          <table:table-cell office:value-type="float" office:value="0.0353915040137718" calcext:value-type="float">
            <text:p>0.035391504013772</text:p>
          </table:table-cell>
          <table:table-cell office:value-type="float" office:value="0.0424899430437157" calcext:value-type="float">
            <text:p>0.042489943043716</text:p>
          </table:table-cell>
          <table:table-cell office:value-type="float" office:value="0.329191361501488" calcext:value-type="float">
            <text:p>0.329191361501488</text:p>
          </table:table-cell>
          <table:table-cell office:value-type="float" office:value="0.519528884975477" calcext:value-type="float">
            <text:p>0.519528884975477</text:p>
          </table:table-cell>
          <table:table-cell office:value-type="float" office:value="0.0257089741198114" calcext:value-type="float">
            <text:p>0.025708974119811</text:p>
          </table:table-cell>
          <table:table-cell office:value-type="float" office:value="0.086435520260705" calcext:value-type="float">
            <text:p>0.086435520260705</text:p>
          </table:table-cell>
          <table:table-cell office:value-type="float" office:value="0" calcext:value-type="float">
            <text:p>0</text:p>
          </table:table-cell>
          <table:table-cell office:value-type="float" office:value="0.0159553922495837" calcext:value-type="float">
            <text:p>0.015955392249584</text:p>
          </table:table-cell>
          <table:table-cell office:value-type="float" office:value="0.0097645268654551" calcext:value-type="float">
            <text:p>0.009764526865455</text:p>
          </table:table-cell>
          <table:table-cell office:value-type="float" office:value="0.03385407563416" calcext:value-type="float">
            <text:p>0.03385407563416</text:p>
          </table:table-cell>
          <table:table-cell office:value-type="float" office:value="0.0528989459198143" calcext:value-type="float">
            <text:p>0.052898945919814</text:p>
          </table:table-cell>
          <table:table-cell office:value-type="float" office:value="0.255853679974993" calcext:value-type="float">
            <text:p>0.255853679974993</text:p>
          </table:table-cell>
          <table:table-cell office:value-type="float" office:value="0.141543369693028" calcext:value-type="float">
            <text:p>0.141543369693028</text:p>
          </table:table-cell>
          <table:table-cell office:value-type="float" office:value="0.100185377307562" calcext:value-type="float">
            <text:p>0.100185377307562</text:p>
          </table:table-cell>
          <table:table-cell office:value-type="float" office:value="0.0945691577380671" calcext:value-type="float">
            <text:p>0.094569157738067</text:p>
          </table:table-cell>
          <table:table-cell office:value-type="float" office:value="0.150899106033191" calcext:value-type="float">
            <text:p>0.150899106033191</text:p>
          </table:table-cell>
          <table:table-cell office:value-type="float" office:value="0.20883629945781" calcext:value-type="float">
            <text:p>0.20883629945781</text:p>
          </table:table-cell>
          <table:table-cell/>
        </table:table-row>
        <table:table-row table:style-name="ro1">
          <table:table-cell office:value-type="float" office:value="2" calcext:value-type="float">
            <text:p>2</text:p>
          </table:table-cell>
          <table:table-cell table:number-columns-repeated="3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8</text:p>
          </table:table-cell>
          <table:table-cell office:value-type="string" calcext:value-type="string">
            <text:p>Other</text:p>
          </table:table-cell>
          <table:table-cell office:value-type="float" office:value="104.342147827148" calcext:value-type="float">
            <text:p>104.342147827148</text:p>
          </table:table-cell>
          <table:table-cell office:value-type="float" office:value="7638668.82445349" calcext:value-type="float">
            <text:p>7638668.82445349</text:p>
          </table:table-cell>
          <table:table-cell office:value-type="float" office:value="345572.987681752" calcext:value-type="float">
            <text:p>345572.987681752</text:p>
          </table:table-cell>
          <table:table-cell office:value-type="string" calcext:value-type="string">
            <text:p>CA</text:p>
          </table:table-cell>
          <table:table-cell office:value-type="float" office:value="23.7183322906494" calcext:value-type="float">
            <text:p>23.7183322906494</text:p>
          </table:table-cell>
          <table:table-cell office:value-type="float" office:value="1175.36962890625" calcext:value-type="float">
            <text:p>1175.36962890625</text:p>
          </table:table-cell>
          <table:table-cell table:number-columns-repeated="2" office:value-type="float" office:value="0" calcext:value-type="float">
            <text:p>0</text:p>
          </table:table-cell>
          <table:table-cell office:value-type="float" office:value="0.270385582831853" calcext:value-type="float">
            <text:p>0.270385582831853</text:p>
          </table:table-cell>
          <table:table-cell table:number-columns-repeated="5" office:value-type="float" office:value="0" calcext:value-type="float">
            <text:p>0</text:p>
          </table:table-cell>
          <table:table-cell office:value-type="float" office:value="0.729614417168147" calcext:value-type="float">
            <text:p>0.729614417168147</text:p>
          </table:table-cell>
          <table:table-cell office:value-type="float" office:value="0.230283521109323" calcext:value-type="float">
            <text:p>0.230283521109323</text:p>
          </table:table-cell>
          <table:table-cell office:value-type="float" office:value="0.0064168096358266" calcext:value-type="float">
            <text:p>0.006416809635827</text:p>
          </table:table-cell>
          <table:table-cell office:value-type="float" office:value="0.230853039494862" calcext:value-type="float">
            <text:p>0.230853039494862</text:p>
          </table:table-cell>
          <table:table-cell table:number-columns-repeated="3" office:value-type="float" office:value="0" calcext:value-type="float">
            <text:p>0</text:p>
          </table:table-cell>
          <table:table-cell office:value-type="float" office:value="0.0484868851589169" calcext:value-type="float">
            <text:p>0.048486885158917</text:p>
          </table:table-cell>
          <table:table-cell office:value-type="float" office:value="0.00740020163073277" calcext:value-type="float">
            <text:p>0.007400201630733</text:p>
          </table:table-cell>
          <table:table-cell office:value-type="float" office:value="0.476559542970339" calcext:value-type="float">
            <text:p>0.476559542970339</text:p>
          </table:table-cell>
          <table:table-cell office:value-type="float" office:value="0.440329764014617" calcext:value-type="float">
            <text:p>0.440329764014617</text:p>
          </table:table-cell>
          <table:table-cell office:value-type="float" office:value="0.00886050649658456" calcext:value-type="float">
            <text:p>0.008860506496585</text:p>
          </table:table-cell>
          <table:table-cell office:value-type="float" office:value="0.120214229872615" calcext:value-type="float">
            <text:p>0.120214229872615</text:p>
          </table:table-cell>
          <table:table-cell office:value-type="float" office:value="0" calcext:value-type="float">
            <text:p>0</text:p>
          </table:table-cell>
          <table:table-cell office:value-type="float" office:value="0.00711122195219448" calcext:value-type="float">
            <text:p>0.007111221952194</text:p>
          </table:table-cell>
          <table:table-cell office:value-type="float" office:value="0" calcext:value-type="float">
            <text:p>0</text:p>
          </table:table-cell>
          <table:table-cell office:value-type="float" office:value="0.0218837442117961" calcext:value-type="float">
            <text:p>0.021883744211796</text:p>
          </table:table-cell>
          <table:table-cell office:value-type="float" office:value="0.0374911120780227" calcext:value-type="float">
            <text:p>0.037491112078023</text:p>
          </table:table-cell>
          <table:table-cell office:value-type="float" office:value="0.36410942137417" calcext:value-type="float">
            <text:p>0.36410942137417</text:p>
          </table:table-cell>
          <table:table-cell office:value-type="float" office:value="0.435139890595648" calcext:value-type="float">
            <text:p>0.435139890595648</text:p>
          </table:table-cell>
          <table:table-cell office:value-type="float" office:value="0.0163946337345627" calcext:value-type="float">
            <text:p>0.016394633734563</text:p>
          </table:table-cell>
          <table:table-cell office:value-type="float" office:value="0.120665453986868" calcext:value-type="float">
            <text:p>0.120665453986868</text:p>
          </table:table-cell>
          <table:table-cell office:value-type="float" office:value="0" calcext:value-type="float">
            <text:p>0</text:p>
          </table:table-cell>
          <table:table-cell office:value-type="float" office:value="0.00834849659838454" calcext:value-type="float">
            <text:p>0.008348496598385</text:p>
          </table:table-cell>
          <table:table-cell office:value-type="float" office:value="0.0123787165255608" calcext:value-type="float">
            <text:p>0.012378716525561</text:p>
          </table:table-cell>
          <table:table-cell office:value-type="float" office:value="0.0353915040137718" calcext:value-type="float">
            <text:p>0.035391504013772</text:p>
          </table:table-cell>
          <table:table-cell office:value-type="float" office:value="0.0424899430437157" calcext:value-type="float">
            <text:p>0.042489943043716</text:p>
          </table:table-cell>
          <table:table-cell office:value-type="float" office:value="0.329191361501488" calcext:value-type="float">
            <text:p>0.329191361501488</text:p>
          </table:table-cell>
          <table:table-cell office:value-type="float" office:value="0.519528884975477" calcext:value-type="float">
            <text:p>0.519528884975477</text:p>
          </table:table-cell>
          <table:table-cell office:value-type="float" office:value="0.0257089741198114" calcext:value-type="float">
            <text:p>0.025708974119811</text:p>
          </table:table-cell>
          <table:table-cell office:value-type="float" office:value="0.086435520260705" calcext:value-type="float">
            <text:p>0.086435520260705</text:p>
          </table:table-cell>
          <table:table-cell office:value-type="float" office:value="0" calcext:value-type="float">
            <text:p>0</text:p>
          </table:table-cell>
          <table:table-cell office:value-type="float" office:value="0.0159553922495837" calcext:value-type="float">
            <text:p>0.015955392249584</text:p>
          </table:table-cell>
          <table:table-cell office:value-type="float" office:value="0.0097645268654551" calcext:value-type="float">
            <text:p>0.009764526865455</text:p>
          </table:table-cell>
          <table:table-cell office:value-type="float" office:value="0.03385407563416" calcext:value-type="float">
            <text:p>0.03385407563416</text:p>
          </table:table-cell>
          <table:table-cell office:value-type="float" office:value="0.0528989459198143" calcext:value-type="float">
            <text:p>0.052898945919814</text:p>
          </table:table-cell>
          <table:table-cell office:value-type="float" office:value="0.255853679974993" calcext:value-type="float">
            <text:p>0.255853679974993</text:p>
          </table:table-cell>
          <table:table-cell office:value-type="float" office:value="0.141543369693028" calcext:value-type="float">
            <text:p>0.141543369693028</text:p>
          </table:table-cell>
          <table:table-cell office:value-type="float" office:value="0.100185377307562" calcext:value-type="float">
            <text:p>0.100185377307562</text:p>
          </table:table-cell>
          <table:table-cell office:value-type="float" office:value="0.0945691577380671" calcext:value-type="float">
            <text:p>0.094569157738067</text:p>
          </table:table-cell>
          <table:table-cell office:value-type="float" office:value="0.150899106033191" calcext:value-type="float">
            <text:p>0.150899106033191</text:p>
          </table:table-cell>
          <table:table-cell office:value-type="float" office:value="0.20883629945781" calcext:value-type="float">
            <text:p>0.20883629945781</text:p>
          </table:table-cell>
          <table:table-cell/>
        </table:table-row>
        <table:table-row table:style-name="ro1">
          <table:table-cell table:number-columns-repeated="7" office:value-type="float" office:value="0" calcext:value-type="float">
            <text:p>0</text:p>
          </table:table-cell>
          <table:table-cell office:value-type="float" office:value="4" calcext:value-type="float">
            <text:p>4</text:p>
          </table:table-cell>
          <table:table-cell table:number-columns-repeated="4" office:value-type="float" office:value="0" calcext:value-type="float">
            <text:p>0</text:p>
          </table:table-cell>
          <table:table-cell office:value-type="float" office:value="3" calcext:value-type="float">
            <text:p>3</text:p>
          </table:table-cell>
          <table:table-cell table:number-columns-repeated="28"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9</text:p>
          </table:table-cell>
          <table:table-cell office:value-type="string" calcext:value-type="string">
            <text:p>Other</text:p>
          </table:table-cell>
          <table:table-cell office:value-type="float" office:value="42.1684417724609" calcext:value-type="float">
            <text:p>42.1684417724609</text:p>
          </table:table-cell>
          <table:table-cell office:value-type="float" office:value="7637990.12422892" calcext:value-type="float">
            <text:p>7637990.12422892</text:p>
          </table:table-cell>
          <table:table-cell office:value-type="float" office:value="345459.694942745" calcext:value-type="float">
            <text:p>345459.694942745</text:p>
          </table:table-cell>
          <table:table-cell office:value-type="string" calcext:value-type="string">
            <text:p>CA</text:p>
          </table:table-cell>
          <table:table-cell office:value-type="float" office:value="24.0182209014893" calcext:value-type="float">
            <text:p>24.0182209014893</text:p>
          </table:table-cell>
          <table:table-cell office:value-type="float" office:value="1164.49279785156" calcext:value-type="float">
            <text:p>1164.49279785156</text:p>
          </table:table-cell>
          <table:table-cell table:number-columns-repeated="2" office:value-type="float" office:value="0" calcext:value-type="float">
            <text:p>0</text:p>
          </table:table-cell>
          <table:table-cell office:value-type="float" office:value="0.0349910850738665" calcext:value-type="float">
            <text:p>0.034991085073867</text:p>
          </table:table-cell>
          <table:table-cell table:number-columns-repeated="3" office:value-type="float" office:value="0" calcext:value-type="float">
            <text:p>0</text:p>
          </table:table-cell>
          <table:table-cell office:value-type="float" office:value="0.010697911360163" calcext:value-type="float">
            <text:p>0.010697911360163</text:p>
          </table:table-cell>
          <table:table-cell office:value-type="float" office:value="0" calcext:value-type="float">
            <text:p>0</text:p>
          </table:table-cell>
          <table:table-cell office:value-type="float" office:value="0.95431100356597" calcext:value-type="float">
            <text:p>0.95431100356597</text:p>
          </table:table-cell>
          <table:table-cell table:number-columns-repeated="2" office:value-type="float" office:value="0" calcext:value-type="float">
            <text:p>0</text:p>
          </table:table-cell>
          <table:table-cell office:value-type="float" office:value="0.106457551994545" calcext:value-type="float">
            <text:p>0.106457551994545</text:p>
          </table:table-cell>
          <table:table-cell table:number-columns-repeated="2" office:value-type="float" office:value="0" calcext:value-type="float">
            <text:p>0</text:p>
          </table:table-cell>
          <table:table-cell office:value-type="float" office:value="0.0647709967041709" calcext:value-type="float">
            <text:p>0.064770996704171</text:p>
          </table:table-cell>
          <table:table-cell office:value-type="float" office:value="0.00152744630071599" calcext:value-type="float">
            <text:p>0.001527446300716</text:p>
          </table:table-cell>
          <table:table-cell office:value-type="float" office:value="0" calcext:value-type="float">
            <text:p>0</text:p>
          </table:table-cell>
          <table:table-cell office:value-type="float" office:value="0.827244005000568" calcext:value-type="float">
            <text:p>0.827244005000568</text:p>
          </table:table-cell>
          <table:table-cell office:value-type="float" office:value="0.0685796799659544" calcext:value-type="float">
            <text:p>0.068579679965954</text:p>
          </table:table-cell>
          <table:table-cell office:value-type="float" office:value="0" calcext:value-type="float">
            <text:p>0</text:p>
          </table:table-cell>
          <table:table-cell office:value-type="float" office:value="0.166496929337971" calcext:value-type="float">
            <text:p>0.166496929337971</text:p>
          </table:table-cell>
          <table:table-cell table:number-columns-repeated="2" office:value-type="float" office:value="0" calcext:value-type="float">
            <text:p>0</text:p>
          </table:table-cell>
          <table:table-cell office:value-type="float" office:value="0.0426894957797635" calcext:value-type="float">
            <text:p>0.042689495779764</text:p>
          </table:table-cell>
          <table:table-cell office:value-type="float" office:value="0.0195775614834998" calcext:value-type="float">
            <text:p>0.0195775614835</text:p>
          </table:table-cell>
          <table:table-cell office:value-type="float" office:value="0.011613512786507" calcext:value-type="float">
            <text:p>0.011613512786507</text:p>
          </table:table-cell>
          <table:table-cell office:value-type="float" office:value="0.691042820646304" calcext:value-type="float">
            <text:p>0.691042820646304</text:p>
          </table:table-cell>
          <table:table-cell office:value-type="float" office:value="0.330032293859641" calcext:value-type="float">
            <text:p>0.330032293859641</text:p>
          </table:table-cell>
          <table:table-cell office:value-type="float" office:value="0.0162541838107116" calcext:value-type="float">
            <text:p>0.016254183810712</text:p>
          </table:table-cell>
          <table:table-cell office:value-type="float" office:value="0.138921522662723" calcext:value-type="float">
            <text:p>0.138921522662723</text:p>
          </table:table-cell>
          <table:table-cell office:value-type="float" office:value="0" calcext:value-type="float">
            <text:p>0</text:p>
          </table:table-cell>
          <table:table-cell office:value-type="float" office:value="0.00021179268935081" calcext:value-type="float">
            <text:p>0.000211792689351</text:p>
          </table:table-cell>
          <table:table-cell office:value-type="float" office:value="0.032093833212352" calcext:value-type="float">
            <text:p>0.032093833212352</text:p>
          </table:table-cell>
          <table:table-cell office:value-type="float" office:value="0.0487987553106564" calcext:value-type="float">
            <text:p>0.048798755310656</text:p>
          </table:table-cell>
          <table:table-cell office:value-type="float" office:value="0.024928180555983" calcext:value-type="float">
            <text:p>0.024928180555983</text:p>
          </table:table-cell>
          <table:table-cell office:value-type="float" office:value="0.408759437898582" calcext:value-type="float">
            <text:p>0.408759437898582</text:p>
          </table:table-cell>
          <table:table-cell office:value-type="float" office:value="0.513282433361803" calcext:value-type="float">
            <text:p>0.513282433361803</text:p>
          </table:table-cell>
          <table:table-cell office:value-type="float" office:value="0.0236094175595861" calcext:value-type="float">
            <text:p>0.023609417559586</text:p>
          </table:table-cell>
          <table:table-cell office:value-type="float" office:value="0.0863582691759424" calcext:value-type="float">
            <text:p>0.086358269175942</text:p>
          </table:table-cell>
          <table:table-cell office:value-type="float" office:value="0" calcext:value-type="float">
            <text:p>0</text:p>
          </table:table-cell>
          <table:table-cell office:value-type="float" office:value="0.0136718078973112" calcext:value-type="float">
            <text:p>0.013671807897311</text:p>
          </table:table-cell>
          <table:table-cell office:value-type="float" office:value="0.0126876426626709" calcext:value-type="float">
            <text:p>0.012687642662671</text:p>
          </table:table-cell>
          <table:table-cell office:value-type="float" office:value="0.0362532405183383" calcext:value-type="float">
            <text:p>0.036253240518338</text:p>
          </table:table-cell>
          <table:table-cell office:value-type="float" office:value="0.0476002533948216" calcext:value-type="float">
            <text:p>0.047600253394822</text:p>
          </table:table-cell>
          <table:table-cell office:value-type="float" office:value="0.266536935429527" calcext:value-type="float">
            <text:p>0.266536935429527</text:p>
          </table:table-cell>
          <table:table-cell office:value-type="float" office:value="0.0351719228376714" calcext:value-type="float">
            <text:p>0.035171922837671</text:p>
          </table:table-cell>
          <table:table-cell office:value-type="float" office:value="0.0449569553018904" calcext:value-type="float">
            <text:p>0.04495695530189</text:p>
          </table:table-cell>
          <table:table-cell office:value-type="float" office:value="0.0882829637499838" calcext:value-type="float">
            <text:p>0.088282963749984</text:p>
          </table:table-cell>
          <table:table-cell office:value-type="float" office:value="0.168175913531713" calcext:value-type="float">
            <text:p>0.168175913531713</text:p>
          </table:table-cell>
          <table:table-cell office:value-type="float" office:value="0.202736703805667" calcext:value-type="float">
            <text:p>0.202736703805667</text:p>
          </table:table-cell>
          <table:table-cell/>
        </table:table-row>
        <table:table-row table:style-name="ro1">
          <table:table-cell table:number-columns-repeated="6"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9</text:p>
          </table:table-cell>
          <table:table-cell office:value-type="string" calcext:value-type="string">
            <text:p>LanCam</text:p>
          </table:table-cell>
          <table:table-cell office:value-type="float" office:value="42.1684417724609" calcext:value-type="float">
            <text:p>42.1684417724609</text:p>
          </table:table-cell>
          <table:table-cell office:value-type="float" office:value="7637990.12422892" calcext:value-type="float">
            <text:p>7637990.12422892</text:p>
          </table:table-cell>
          <table:table-cell office:value-type="float" office:value="345459.694942745" calcext:value-type="float">
            <text:p>345459.694942745</text:p>
          </table:table-cell>
          <table:table-cell office:value-type="string" calcext:value-type="string">
            <text:p>CA</text:p>
          </table:table-cell>
          <table:table-cell office:value-type="float" office:value="24.0182209014893" calcext:value-type="float">
            <text:p>24.0182209014893</text:p>
          </table:table-cell>
          <table:table-cell office:value-type="float" office:value="1164.49279785156" calcext:value-type="float">
            <text:p>1164.49279785156</text:p>
          </table:table-cell>
          <table:table-cell table:number-columns-repeated="2" office:value-type="float" office:value="0" calcext:value-type="float">
            <text:p>0</text:p>
          </table:table-cell>
          <table:table-cell office:value-type="float" office:value="0.0349910850738665" calcext:value-type="float">
            <text:p>0.034991085073867</text:p>
          </table:table-cell>
          <table:table-cell table:number-columns-repeated="3" office:value-type="float" office:value="0" calcext:value-type="float">
            <text:p>0</text:p>
          </table:table-cell>
          <table:table-cell office:value-type="float" office:value="0.010697911360163" calcext:value-type="float">
            <text:p>0.010697911360163</text:p>
          </table:table-cell>
          <table:table-cell office:value-type="float" office:value="0" calcext:value-type="float">
            <text:p>0</text:p>
          </table:table-cell>
          <table:table-cell office:value-type="float" office:value="0.95431100356597" calcext:value-type="float">
            <text:p>0.95431100356597</text:p>
          </table:table-cell>
          <table:table-cell table:number-columns-repeated="2" office:value-type="float" office:value="0" calcext:value-type="float">
            <text:p>0</text:p>
          </table:table-cell>
          <table:table-cell office:value-type="float" office:value="0.106457551994545" calcext:value-type="float">
            <text:p>0.106457551994545</text:p>
          </table:table-cell>
          <table:table-cell table:number-columns-repeated="2" office:value-type="float" office:value="0" calcext:value-type="float">
            <text:p>0</text:p>
          </table:table-cell>
          <table:table-cell office:value-type="float" office:value="0.0647709967041709" calcext:value-type="float">
            <text:p>0.064770996704171</text:p>
          </table:table-cell>
          <table:table-cell office:value-type="float" office:value="0.00152744630071599" calcext:value-type="float">
            <text:p>0.001527446300716</text:p>
          </table:table-cell>
          <table:table-cell office:value-type="float" office:value="0" calcext:value-type="float">
            <text:p>0</text:p>
          </table:table-cell>
          <table:table-cell office:value-type="float" office:value="0.827244005000568" calcext:value-type="float">
            <text:p>0.827244005000568</text:p>
          </table:table-cell>
          <table:table-cell office:value-type="float" office:value="0.0685796799659544" calcext:value-type="float">
            <text:p>0.068579679965954</text:p>
          </table:table-cell>
          <table:table-cell office:value-type="float" office:value="0" calcext:value-type="float">
            <text:p>0</text:p>
          </table:table-cell>
          <table:table-cell office:value-type="float" office:value="0.166496929337971" calcext:value-type="float">
            <text:p>0.166496929337971</text:p>
          </table:table-cell>
          <table:table-cell table:number-columns-repeated="2" office:value-type="float" office:value="0" calcext:value-type="float">
            <text:p>0</text:p>
          </table:table-cell>
          <table:table-cell office:value-type="float" office:value="0.0426894957797635" calcext:value-type="float">
            <text:p>0.042689495779764</text:p>
          </table:table-cell>
          <table:table-cell office:value-type="float" office:value="0.0195775614834998" calcext:value-type="float">
            <text:p>0.0195775614835</text:p>
          </table:table-cell>
          <table:table-cell office:value-type="float" office:value="0.011613512786507" calcext:value-type="float">
            <text:p>0.011613512786507</text:p>
          </table:table-cell>
          <table:table-cell office:value-type="float" office:value="0.691042820646304" calcext:value-type="float">
            <text:p>0.691042820646304</text:p>
          </table:table-cell>
          <table:table-cell office:value-type="float" office:value="0.330032293859641" calcext:value-type="float">
            <text:p>0.330032293859641</text:p>
          </table:table-cell>
          <table:table-cell office:value-type="float" office:value="0.0162541838107116" calcext:value-type="float">
            <text:p>0.016254183810712</text:p>
          </table:table-cell>
          <table:table-cell office:value-type="float" office:value="0.138921522662723" calcext:value-type="float">
            <text:p>0.138921522662723</text:p>
          </table:table-cell>
          <table:table-cell office:value-type="float" office:value="0" calcext:value-type="float">
            <text:p>0</text:p>
          </table:table-cell>
          <table:table-cell office:value-type="float" office:value="0.00021179268935081" calcext:value-type="float">
            <text:p>0.000211792689351</text:p>
          </table:table-cell>
          <table:table-cell office:value-type="float" office:value="0.032093833212352" calcext:value-type="float">
            <text:p>0.032093833212352</text:p>
          </table:table-cell>
          <table:table-cell office:value-type="float" office:value="0.0487987553106564" calcext:value-type="float">
            <text:p>0.048798755310656</text:p>
          </table:table-cell>
          <table:table-cell office:value-type="float" office:value="0.024928180555983" calcext:value-type="float">
            <text:p>0.024928180555983</text:p>
          </table:table-cell>
          <table:table-cell office:value-type="float" office:value="0.408759437898582" calcext:value-type="float">
            <text:p>0.408759437898582</text:p>
          </table:table-cell>
          <table:table-cell office:value-type="float" office:value="0.513282433361803" calcext:value-type="float">
            <text:p>0.513282433361803</text:p>
          </table:table-cell>
          <table:table-cell office:value-type="float" office:value="0.0236094175595861" calcext:value-type="float">
            <text:p>0.023609417559586</text:p>
          </table:table-cell>
          <table:table-cell office:value-type="float" office:value="0.0863582691759424" calcext:value-type="float">
            <text:p>0.086358269175942</text:p>
          </table:table-cell>
          <table:table-cell office:value-type="float" office:value="0" calcext:value-type="float">
            <text:p>0</text:p>
          </table:table-cell>
          <table:table-cell office:value-type="float" office:value="0.0136718078973112" calcext:value-type="float">
            <text:p>0.013671807897311</text:p>
          </table:table-cell>
          <table:table-cell office:value-type="float" office:value="0.0126876426626709" calcext:value-type="float">
            <text:p>0.012687642662671</text:p>
          </table:table-cell>
          <table:table-cell office:value-type="float" office:value="0.0362532405183383" calcext:value-type="float">
            <text:p>0.036253240518338</text:p>
          </table:table-cell>
          <table:table-cell office:value-type="float" office:value="0.0476002533948216" calcext:value-type="float">
            <text:p>0.047600253394822</text:p>
          </table:table-cell>
          <table:table-cell office:value-type="float" office:value="0.266536935429527" calcext:value-type="float">
            <text:p>0.266536935429527</text:p>
          </table:table-cell>
          <table:table-cell office:value-type="float" office:value="0.0351719228376714" calcext:value-type="float">
            <text:p>0.035171922837671</text:p>
          </table:table-cell>
          <table:table-cell office:value-type="float" office:value="0.0449569553018904" calcext:value-type="float">
            <text:p>0.04495695530189</text:p>
          </table:table-cell>
          <table:table-cell office:value-type="float" office:value="0.0882829637499838" calcext:value-type="float">
            <text:p>0.088282963749984</text:p>
          </table:table-cell>
          <table:table-cell office:value-type="float" office:value="0.168175913531713" calcext:value-type="float">
            <text:p>0.168175913531713</text:p>
          </table:table-cell>
          <table:table-cell office:value-type="float" office:value="0.202736703805667" calcext:value-type="float">
            <text:p>0.202736703805667</text:p>
          </table:table-cell>
          <table:table-cell/>
        </table:table-row>
        <table:table-row table:style-name="ro1">
          <table:table-cell table:number-columns-repeated="11" office:value-type="float" office:value="0" calcext:value-type="float">
            <text:p>0</text:p>
          </table:table-cell>
          <table:table-cell office:value-type="float" office:value="1" calcext:value-type="float">
            <text:p>1</text:p>
          </table:table-cell>
          <table:table-cell table:number-columns-repeated="17"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string" calcext:value-type="string">
            <text:p>11/05/17</text:p>
          </table:table-cell>
          <table:table-cell office:value-type="string" calcext:value-type="string">
            <text:p>win</text:p>
          </table:table-cell>
          <table:table-cell office:value-type="string" calcext:value-type="string">
            <text:p>trans1</text:p>
          </table:table-cell>
          <table:table-cell office:value-type="string" calcext:value-type="string">
            <text:p>site9</text:p>
          </table:table-cell>
          <table:table-cell office:value-type="string" calcext:value-type="string">
            <text:p>Other</text:p>
          </table:table-cell>
          <table:table-cell office:value-type="float" office:value="42.1684417724609" calcext:value-type="float">
            <text:p>42.1684417724609</text:p>
          </table:table-cell>
          <table:table-cell office:value-type="float" office:value="7637990.12422892" calcext:value-type="float">
            <text:p>7637990.12422892</text:p>
          </table:table-cell>
          <table:table-cell office:value-type="float" office:value="345459.694942745" calcext:value-type="float">
            <text:p>345459.694942745</text:p>
          </table:table-cell>
          <table:table-cell office:value-type="string" calcext:value-type="string">
            <text:p>CA</text:p>
          </table:table-cell>
          <table:table-cell office:value-type="float" office:value="24.0182209014893" calcext:value-type="float">
            <text:p>24.0182209014893</text:p>
          </table:table-cell>
          <table:table-cell office:value-type="float" office:value="1164.49279785156" calcext:value-type="float">
            <text:p>1164.49279785156</text:p>
          </table:table-cell>
          <table:table-cell table:number-columns-repeated="2" office:value-type="float" office:value="0" calcext:value-type="float">
            <text:p>0</text:p>
          </table:table-cell>
          <table:table-cell office:value-type="float" office:value="0.0349910850738665" calcext:value-type="float">
            <text:p>0.034991085073867</text:p>
          </table:table-cell>
          <table:table-cell table:number-columns-repeated="3" office:value-type="float" office:value="0" calcext:value-type="float">
            <text:p>0</text:p>
          </table:table-cell>
          <table:table-cell office:value-type="float" office:value="0.010697911360163" calcext:value-type="float">
            <text:p>0.010697911360163</text:p>
          </table:table-cell>
          <table:table-cell office:value-type="float" office:value="0" calcext:value-type="float">
            <text:p>0</text:p>
          </table:table-cell>
          <table:table-cell office:value-type="float" office:value="0.95431100356597" calcext:value-type="float">
            <text:p>0.95431100356597</text:p>
          </table:table-cell>
          <table:table-cell table:number-columns-repeated="2" office:value-type="float" office:value="0" calcext:value-type="float">
            <text:p>0</text:p>
          </table:table-cell>
          <table:table-cell office:value-type="float" office:value="0.106457551994545" calcext:value-type="float">
            <text:p>0.106457551994545</text:p>
          </table:table-cell>
          <table:table-cell table:number-columns-repeated="2" office:value-type="float" office:value="0" calcext:value-type="float">
            <text:p>0</text:p>
          </table:table-cell>
          <table:table-cell office:value-type="float" office:value="0.0647709967041709" calcext:value-type="float">
            <text:p>0.064770996704171</text:p>
          </table:table-cell>
          <table:table-cell office:value-type="float" office:value="0.00152744630071599" calcext:value-type="float">
            <text:p>0.001527446300716</text:p>
          </table:table-cell>
          <table:table-cell office:value-type="float" office:value="0" calcext:value-type="float">
            <text:p>0</text:p>
          </table:table-cell>
          <table:table-cell office:value-type="float" office:value="0.827244005000568" calcext:value-type="float">
            <text:p>0.827244005000568</text:p>
          </table:table-cell>
          <table:table-cell office:value-type="float" office:value="0.0685796799659544" calcext:value-type="float">
            <text:p>0.068579679965954</text:p>
          </table:table-cell>
          <table:table-cell office:value-type="float" office:value="0" calcext:value-type="float">
            <text:p>0</text:p>
          </table:table-cell>
          <table:table-cell office:value-type="float" office:value="0.166496929337971" calcext:value-type="float">
            <text:p>0.166496929337971</text:p>
          </table:table-cell>
          <table:table-cell table:number-columns-repeated="2" office:value-type="float" office:value="0" calcext:value-type="float">
            <text:p>0</text:p>
          </table:table-cell>
          <table:table-cell office:value-type="float" office:value="0.0426894957797635" calcext:value-type="float">
            <text:p>0.042689495779764</text:p>
          </table:table-cell>
          <table:table-cell office:value-type="float" office:value="0.0195775614834998" calcext:value-type="float">
            <text:p>0.0195775614835</text:p>
          </table:table-cell>
          <table:table-cell office:value-type="float" office:value="0.011613512786507" calcext:value-type="float">
            <text:p>0.011613512786507</text:p>
          </table:table-cell>
          <table:table-cell office:value-type="float" office:value="0.691042820646304" calcext:value-type="float">
            <text:p>0.691042820646304</text:p>
          </table:table-cell>
          <table:table-cell office:value-type="float" office:value="0.330032293859641" calcext:value-type="float">
            <text:p>0.330032293859641</text:p>
          </table:table-cell>
          <table:table-cell office:value-type="float" office:value="0.0162541838107116" calcext:value-type="float">
            <text:p>0.016254183810712</text:p>
          </table:table-cell>
          <table:table-cell office:value-type="float" office:value="0.138921522662723" calcext:value-type="float">
            <text:p>0.138921522662723</text:p>
          </table:table-cell>
          <table:table-cell office:value-type="float" office:value="0" calcext:value-type="float">
            <text:p>0</text:p>
          </table:table-cell>
          <table:table-cell office:value-type="float" office:value="0.00021179268935081" calcext:value-type="float">
            <text:p>0.000211792689351</text:p>
          </table:table-cell>
          <table:table-cell office:value-type="float" office:value="0.032093833212352" calcext:value-type="float">
            <text:p>0.032093833212352</text:p>
          </table:table-cell>
          <table:table-cell office:value-type="float" office:value="0.0487987553106564" calcext:value-type="float">
            <text:p>0.048798755310656</text:p>
          </table:table-cell>
          <table:table-cell office:value-type="float" office:value="0.024928180555983" calcext:value-type="float">
            <text:p>0.024928180555983</text:p>
          </table:table-cell>
          <table:table-cell office:value-type="float" office:value="0.408759437898582" calcext:value-type="float">
            <text:p>0.408759437898582</text:p>
          </table:table-cell>
          <table:table-cell office:value-type="float" office:value="0.513282433361803" calcext:value-type="float">
            <text:p>0.513282433361803</text:p>
          </table:table-cell>
          <table:table-cell office:value-type="float" office:value="0.0236094175595861" calcext:value-type="float">
            <text:p>0.023609417559586</text:p>
          </table:table-cell>
          <table:table-cell office:value-type="float" office:value="0.0863582691759424" calcext:value-type="float">
            <text:p>0.086358269175942</text:p>
          </table:table-cell>
          <table:table-cell office:value-type="float" office:value="0" calcext:value-type="float">
            <text:p>0</text:p>
          </table:table-cell>
          <table:table-cell office:value-type="float" office:value="0.0136718078973112" calcext:value-type="float">
            <text:p>0.013671807897311</text:p>
          </table:table-cell>
          <table:table-cell office:value-type="float" office:value="0.0126876426626709" calcext:value-type="float">
            <text:p>0.012687642662671</text:p>
          </table:table-cell>
          <table:table-cell office:value-type="float" office:value="0.0362532405183383" calcext:value-type="float">
            <text:p>0.036253240518338</text:p>
          </table:table-cell>
          <table:table-cell office:value-type="float" office:value="0.0476002533948216" calcext:value-type="float">
            <text:p>0.047600253394822</text:p>
          </table:table-cell>
          <table:table-cell office:value-type="float" office:value="0.266536935429527" calcext:value-type="float">
            <text:p>0.266536935429527</text:p>
          </table:table-cell>
          <table:table-cell office:value-type="float" office:value="0.0351719228376714" calcext:value-type="float">
            <text:p>0.035171922837671</text:p>
          </table:table-cell>
          <table:table-cell office:value-type="float" office:value="0.0449569553018904" calcext:value-type="float">
            <text:p>0.04495695530189</text:p>
          </table:table-cell>
          <table:table-cell office:value-type="float" office:value="0.0882829637499838" calcext:value-type="float">
            <text:p>0.088282963749984</text:p>
          </table:table-cell>
          <table:table-cell office:value-type="float" office:value="0.168175913531713" calcext:value-type="float">
            <text:p>0.168175913531713</text:p>
          </table:table-cell>
          <table:table-cell office:value-type="float" office:value="0.202736703805667" calcext:value-type="float">
            <text:p>0.202736703805667</text:p>
          </table:table-cell>
          <table:table-cell/>
        </table:table-row>
        <table:table-row table:style-name="ro1">
          <table:table-cell table:number-columns-repeated="17" office:value-type="float" office:value="0" calcext:value-type="float">
            <text:p>0</text:p>
          </table:table-cell>
          <table:table-cell office:value-type="float" office:value="36" calcext:value-type="float">
            <text:p>36</text:p>
          </table:table-cell>
          <table:table-cell table:number-columns-repeated="23"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1</text:p>
          </table:table-cell>
          <table:table-cell office:value-type="string" calcext:value-type="string">
            <text:p>SolMau</text:p>
          </table:table-cell>
          <table:table-cell office:value-type="float" office:value="1398.26733398438" calcext:value-type="float">
            <text:p>1398.26733398438</text:p>
          </table:table-cell>
          <table:table-cell office:value-type="float" office:value="7663145.05660634" calcext:value-type="float">
            <text:p>7663145.05660634</text:p>
          </table:table-cell>
          <table:table-cell office:value-type="float" office:value="343351.692714008" calcext:value-type="float">
            <text:p>343351.692714008</text:p>
          </table:table-cell>
          <table:table-cell office:value-type="string" calcext:value-type="string">
            <text:p>CC</text:p>
          </table:table-cell>
          <table:table-cell office:value-type="float" office:value="16.9203662872314" calcext:value-type="float">
            <text:p>16.9203662872314</text:p>
          </table:table-cell>
          <table:table-cell office:value-type="float" office:value="2690.52783203125" calcext:value-type="float">
            <text:p>2690.5278320312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44105838447797" calcext:value-type="float">
            <text:p>0.944105838447797</text:p>
          </table:table-cell>
          <table:table-cell office:value-type="float" office:value="0.0558941615522029" calcext:value-type="float">
            <text:p>0.055894161552203</text:p>
          </table:table-cell>
          <table:table-cell table:number-columns-repeated="7" office:value-type="float" office:value="0" calcext:value-type="float">
            <text:p>0</text:p>
          </table:table-cell>
          <table:table-cell office:value-type="float" office:value="0.952609828008957" calcext:value-type="float">
            <text:p>0.952609828008957</text:p>
          </table:table-cell>
          <table:table-cell office:value-type="float" office:value="0.0473901719910432" calcext:value-type="float">
            <text:p>0.047390171991043</text:p>
          </table:table-cell>
          <table:table-cell table:number-columns-repeated="6" office:value-type="float" office:value="0" calcext:value-type="float">
            <text:p>0</text:p>
          </table:table-cell>
          <table:table-cell office:value-type="float" office:value="0.00164440067346835" calcext:value-type="float">
            <text:p>0.001644400673468</text:p>
          </table:table-cell>
          <table:table-cell office:value-type="float" office:value="0.909219682715395" calcext:value-type="float">
            <text:p>0.909219682715395</text:p>
          </table:table-cell>
          <table:table-cell office:value-type="float" office:value="0.072079975139185" calcext:value-type="float">
            <text:p>0.072079975139185</text:p>
          </table:table-cell>
          <table:table-cell office:value-type="float" office:value="0.00180797494128797" calcext:value-type="float">
            <text:p>0.001807974941288</text:p>
          </table:table-cell>
          <table:table-cell office:value-type="float" office:value="0" calcext:value-type="float">
            <text:p>0</text:p>
          </table:table-cell>
          <table:table-cell office:value-type="float" office:value="0.00731817050375618" calcext:value-type="float">
            <text:p>0.007318170503756</text:p>
          </table:table-cell>
          <table:table-cell office:value-type="float" office:value="0.00585496930276855" calcext:value-type="float">
            <text:p>0.005854969302769</text:p>
          </table:table-cell>
          <table:table-cell office:value-type="float" office:value="0.00207482672413926" calcext:value-type="float">
            <text:p>0.002074826724139</text:p>
          </table:table-cell>
          <table:table-cell office:value-type="float" office:value="0" calcext:value-type="float">
            <text:p>0</text:p>
          </table:table-cell>
          <table:table-cell office:value-type="float" office:value="0.00668508124395157" calcext:value-type="float">
            <text:p>0.006685081243952</text:p>
          </table:table-cell>
          <table:table-cell office:value-type="float" office:value="0.486858716374601" calcext:value-type="float">
            <text:p>0.486858716374601</text:p>
          </table:table-cell>
          <table:table-cell office:value-type="float" office:value="0.0127979092063707" calcext:value-type="float">
            <text:p>0.012797909206371</text:p>
          </table:table-cell>
          <table:table-cell office:value-type="float" office:value="0.00565020604710153" calcext:value-type="float">
            <text:p>0.005650206047102</text:p>
          </table:table-cell>
          <table:table-cell office:value-type="float" office:value="0.0249329789408996" calcext:value-type="float">
            <text:p>0.0249329789409</text:p>
          </table:table-cell>
          <table:table-cell office:value-type="float" office:value="0.404739884055663" calcext:value-type="float">
            <text:p>0.404739884055663</text:p>
          </table:table-cell>
          <table:table-cell office:value-type="float" office:value="0.00944217914528543" calcext:value-type="float">
            <text:p>0.009442179145285</text:p>
          </table:table-cell>
          <table:table-cell office:value-type="float" office:value="0.0488930449861273" calcext:value-type="float">
            <text:p>0.048893044986127</text:p>
          </table:table-cell>
          <table:table-cell office:value-type="float" office:value="0.020003762058713" calcext:value-type="float">
            <text:p>0.020003762058713</text:p>
          </table:table-cell>
          <table:table-cell office:value-type="float" office:value="0.0145119836245719" calcext:value-type="float">
            <text:p>0.014511983624572</text:p>
          </table:table-cell>
          <table:table-cell office:value-type="float" office:value="0.0110053574109007" calcext:value-type="float">
            <text:p>0.011005357410901</text:p>
          </table:table-cell>
          <table:table-cell office:value-type="float" office:value="0.0444528903375926" calcext:value-type="float">
            <text:p>0.044452890337593</text:p>
          </table:table-cell>
          <table:table-cell office:value-type="float" office:value="0.121556535368029" calcext:value-type="float">
            <text:p>0.121556535368029</text:p>
          </table:table-cell>
          <table:table-cell/>
        </table:table-row>
        <table:table-row table:style-name="ro1">
          <table:table-cell office:value-type="float" office:value="2" calcext:value-type="float">
            <text:p>2</text:p>
          </table:table-cell>
          <table:table-cell table:number-columns-repeated="40"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1</text:p>
          </table:table-cell>
          <table:table-cell office:value-type="string" calcext:value-type="string">
            <text:p>DesInt</text:p>
          </table:table-cell>
          <table:table-cell office:value-type="float" office:value="1398.26733398438" calcext:value-type="float">
            <text:p>1398.26733398438</text:p>
          </table:table-cell>
          <table:table-cell office:value-type="float" office:value="7663145.05660634" calcext:value-type="float">
            <text:p>7663145.05660634</text:p>
          </table:table-cell>
          <table:table-cell office:value-type="float" office:value="343351.692714008" calcext:value-type="float">
            <text:p>343351.692714008</text:p>
          </table:table-cell>
          <table:table-cell office:value-type="string" calcext:value-type="string">
            <text:p>CC</text:p>
          </table:table-cell>
          <table:table-cell office:value-type="float" office:value="16.9203662872314" calcext:value-type="float">
            <text:p>16.9203662872314</text:p>
          </table:table-cell>
          <table:table-cell office:value-type="float" office:value="2690.52783203125" calcext:value-type="float">
            <text:p>2690.5278320312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44105838447797" calcext:value-type="float">
            <text:p>0.944105838447797</text:p>
          </table:table-cell>
          <table:table-cell office:value-type="float" office:value="0.0558941615522029" calcext:value-type="float">
            <text:p>0.055894161552203</text:p>
          </table:table-cell>
          <table:table-cell table:number-columns-repeated="7" office:value-type="float" office:value="0" calcext:value-type="float">
            <text:p>0</text:p>
          </table:table-cell>
          <table:table-cell office:value-type="float" office:value="0.952609828008957" calcext:value-type="float">
            <text:p>0.952609828008957</text:p>
          </table:table-cell>
          <table:table-cell office:value-type="float" office:value="0.0473901719910432" calcext:value-type="float">
            <text:p>0.047390171991043</text:p>
          </table:table-cell>
          <table:table-cell table:number-columns-repeated="6" office:value-type="float" office:value="0" calcext:value-type="float">
            <text:p>0</text:p>
          </table:table-cell>
          <table:table-cell office:value-type="float" office:value="0.00164440067346835" calcext:value-type="float">
            <text:p>0.001644400673468</text:p>
          </table:table-cell>
          <table:table-cell office:value-type="float" office:value="0.909219682715395" calcext:value-type="float">
            <text:p>0.909219682715395</text:p>
          </table:table-cell>
          <table:table-cell office:value-type="float" office:value="0.072079975139185" calcext:value-type="float">
            <text:p>0.072079975139185</text:p>
          </table:table-cell>
          <table:table-cell office:value-type="float" office:value="0.00180797494128797" calcext:value-type="float">
            <text:p>0.001807974941288</text:p>
          </table:table-cell>
          <table:table-cell office:value-type="float" office:value="0" calcext:value-type="float">
            <text:p>0</text:p>
          </table:table-cell>
          <table:table-cell office:value-type="float" office:value="0.00731817050375618" calcext:value-type="float">
            <text:p>0.007318170503756</text:p>
          </table:table-cell>
          <table:table-cell office:value-type="float" office:value="0.00585496930276855" calcext:value-type="float">
            <text:p>0.005854969302769</text:p>
          </table:table-cell>
          <table:table-cell office:value-type="float" office:value="0.00207482672413926" calcext:value-type="float">
            <text:p>0.002074826724139</text:p>
          </table:table-cell>
          <table:table-cell office:value-type="float" office:value="0" calcext:value-type="float">
            <text:p>0</text:p>
          </table:table-cell>
          <table:table-cell office:value-type="float" office:value="0.00668508124395157" calcext:value-type="float">
            <text:p>0.006685081243952</text:p>
          </table:table-cell>
          <table:table-cell office:value-type="float" office:value="0.486858716374601" calcext:value-type="float">
            <text:p>0.486858716374601</text:p>
          </table:table-cell>
          <table:table-cell office:value-type="float" office:value="0.0127979092063707" calcext:value-type="float">
            <text:p>0.012797909206371</text:p>
          </table:table-cell>
          <table:table-cell office:value-type="float" office:value="0.00565020604710153" calcext:value-type="float">
            <text:p>0.005650206047102</text:p>
          </table:table-cell>
          <table:table-cell office:value-type="float" office:value="0.0249329789408996" calcext:value-type="float">
            <text:p>0.0249329789409</text:p>
          </table:table-cell>
          <table:table-cell office:value-type="float" office:value="0.404739884055663" calcext:value-type="float">
            <text:p>0.404739884055663</text:p>
          </table:table-cell>
          <table:table-cell office:value-type="float" office:value="0.00944217914528543" calcext:value-type="float">
            <text:p>0.009442179145285</text:p>
          </table:table-cell>
          <table:table-cell office:value-type="float" office:value="0.0488930449861273" calcext:value-type="float">
            <text:p>0.048893044986127</text:p>
          </table:table-cell>
          <table:table-cell office:value-type="float" office:value="0.020003762058713" calcext:value-type="float">
            <text:p>0.020003762058713</text:p>
          </table:table-cell>
          <table:table-cell office:value-type="float" office:value="0.0145119836245719" calcext:value-type="float">
            <text:p>0.014511983624572</text:p>
          </table:table-cell>
          <table:table-cell office:value-type="float" office:value="0.0110053574109007" calcext:value-type="float">
            <text:p>0.011005357410901</text:p>
          </table:table-cell>
          <table:table-cell office:value-type="float" office:value="0.0444528903375926" calcext:value-type="float">
            <text:p>0.044452890337593</text:p>
          </table:table-cell>
          <table:table-cell office:value-type="float" office:value="0.121556535368029" calcext:value-type="float">
            <text:p>0.121556535368029</text:p>
          </table:table-cell>
          <table:table-cell/>
        </table:table-row>
        <table:table-row table:style-name="ro1">
          <table:table-cell office:value-type="float" office:value="4" calcext:value-type="float">
            <text:p>4</text:p>
          </table:table-cell>
          <table:table-cell table:number-columns-repeated="40"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1</text:p>
          </table:table-cell>
          <table:table-cell office:value-type="string" calcext:value-type="string">
            <text:p>LanCam</text:p>
          </table:table-cell>
          <table:table-cell office:value-type="float" office:value="1398.26733398438" calcext:value-type="float">
            <text:p>1398.26733398438</text:p>
          </table:table-cell>
          <table:table-cell office:value-type="float" office:value="7663145.05660634" calcext:value-type="float">
            <text:p>7663145.05660634</text:p>
          </table:table-cell>
          <table:table-cell office:value-type="float" office:value="343351.692714008" calcext:value-type="float">
            <text:p>343351.692714008</text:p>
          </table:table-cell>
          <table:table-cell office:value-type="string" calcext:value-type="string">
            <text:p>CC</text:p>
          </table:table-cell>
          <table:table-cell office:value-type="float" office:value="16.9203662872314" calcext:value-type="float">
            <text:p>16.9203662872314</text:p>
          </table:table-cell>
          <table:table-cell office:value-type="float" office:value="2690.52783203125" calcext:value-type="float">
            <text:p>2690.5278320312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44105838447797" calcext:value-type="float">
            <text:p>0.944105838447797</text:p>
          </table:table-cell>
          <table:table-cell office:value-type="float" office:value="0.0558941615522029" calcext:value-type="float">
            <text:p>0.055894161552203</text:p>
          </table:table-cell>
          <table:table-cell table:number-columns-repeated="7" office:value-type="float" office:value="0" calcext:value-type="float">
            <text:p>0</text:p>
          </table:table-cell>
          <table:table-cell office:value-type="float" office:value="0.952609828008957" calcext:value-type="float">
            <text:p>0.952609828008957</text:p>
          </table:table-cell>
          <table:table-cell office:value-type="float" office:value="0.0473901719910432" calcext:value-type="float">
            <text:p>0.047390171991043</text:p>
          </table:table-cell>
          <table:table-cell table:number-columns-repeated="6" office:value-type="float" office:value="0" calcext:value-type="float">
            <text:p>0</text:p>
          </table:table-cell>
          <table:table-cell office:value-type="float" office:value="0.00164440067346835" calcext:value-type="float">
            <text:p>0.001644400673468</text:p>
          </table:table-cell>
          <table:table-cell office:value-type="float" office:value="0.909219682715395" calcext:value-type="float">
            <text:p>0.909219682715395</text:p>
          </table:table-cell>
          <table:table-cell office:value-type="float" office:value="0.072079975139185" calcext:value-type="float">
            <text:p>0.072079975139185</text:p>
          </table:table-cell>
          <table:table-cell office:value-type="float" office:value="0.00180797494128797" calcext:value-type="float">
            <text:p>0.001807974941288</text:p>
          </table:table-cell>
          <table:table-cell office:value-type="float" office:value="0" calcext:value-type="float">
            <text:p>0</text:p>
          </table:table-cell>
          <table:table-cell office:value-type="float" office:value="0.00731817050375618" calcext:value-type="float">
            <text:p>0.007318170503756</text:p>
          </table:table-cell>
          <table:table-cell office:value-type="float" office:value="0.00585496930276855" calcext:value-type="float">
            <text:p>0.005854969302769</text:p>
          </table:table-cell>
          <table:table-cell office:value-type="float" office:value="0.00207482672413926" calcext:value-type="float">
            <text:p>0.002074826724139</text:p>
          </table:table-cell>
          <table:table-cell office:value-type="float" office:value="0" calcext:value-type="float">
            <text:p>0</text:p>
          </table:table-cell>
          <table:table-cell office:value-type="float" office:value="0.00668508124395157" calcext:value-type="float">
            <text:p>0.006685081243952</text:p>
          </table:table-cell>
          <table:table-cell office:value-type="float" office:value="0.486858716374601" calcext:value-type="float">
            <text:p>0.486858716374601</text:p>
          </table:table-cell>
          <table:table-cell office:value-type="float" office:value="0.0127979092063707" calcext:value-type="float">
            <text:p>0.012797909206371</text:p>
          </table:table-cell>
          <table:table-cell office:value-type="float" office:value="0.00565020604710153" calcext:value-type="float">
            <text:p>0.005650206047102</text:p>
          </table:table-cell>
          <table:table-cell office:value-type="float" office:value="0.0249329789408996" calcext:value-type="float">
            <text:p>0.0249329789409</text:p>
          </table:table-cell>
          <table:table-cell office:value-type="float" office:value="0.404739884055663" calcext:value-type="float">
            <text:p>0.404739884055663</text:p>
          </table:table-cell>
          <table:table-cell office:value-type="float" office:value="0.00944217914528543" calcext:value-type="float">
            <text:p>0.009442179145285</text:p>
          </table:table-cell>
          <table:table-cell office:value-type="float" office:value="0.0488930449861273" calcext:value-type="float">
            <text:p>0.048893044986127</text:p>
          </table:table-cell>
          <table:table-cell office:value-type="float" office:value="0.020003762058713" calcext:value-type="float">
            <text:p>0.020003762058713</text:p>
          </table:table-cell>
          <table:table-cell office:value-type="float" office:value="0.0145119836245719" calcext:value-type="float">
            <text:p>0.014511983624572</text:p>
          </table:table-cell>
          <table:table-cell office:value-type="float" office:value="0.0110053574109007" calcext:value-type="float">
            <text:p>0.011005357410901</text:p>
          </table:table-cell>
          <table:table-cell office:value-type="float" office:value="0.0444528903375926" calcext:value-type="float">
            <text:p>0.044452890337593</text:p>
          </table:table-cell>
          <table:table-cell office:value-type="float" office:value="0.121556535368029" calcext:value-type="float">
            <text:p>0.121556535368029</text:p>
          </table:table-cell>
          <table:table-cell/>
        </table:table-row>
        <table:table-row table:style-name="ro1">
          <table:table-cell table:number-columns-repeated="30"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1</text:p>
          </table:table-cell>
          <table:table-cell office:value-type="string" calcext:value-type="string">
            <text:p>Other</text:p>
          </table:table-cell>
          <table:table-cell office:value-type="float" office:value="1398.26733398438" calcext:value-type="float">
            <text:p>1398.26733398438</text:p>
          </table:table-cell>
          <table:table-cell office:value-type="float" office:value="7663145.05660634" calcext:value-type="float">
            <text:p>7663145.05660634</text:p>
          </table:table-cell>
          <table:table-cell office:value-type="float" office:value="343351.692714008" calcext:value-type="float">
            <text:p>343351.692714008</text:p>
          </table:table-cell>
          <table:table-cell office:value-type="string" calcext:value-type="string">
            <text:p>CC</text:p>
          </table:table-cell>
          <table:table-cell office:value-type="float" office:value="16.9203662872314" calcext:value-type="float">
            <text:p>16.9203662872314</text:p>
          </table:table-cell>
          <table:table-cell office:value-type="float" office:value="2690.52783203125" calcext:value-type="float">
            <text:p>2690.5278320312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44105838447797" calcext:value-type="float">
            <text:p>0.944105838447797</text:p>
          </table:table-cell>
          <table:table-cell office:value-type="float" office:value="0.0558941615522029" calcext:value-type="float">
            <text:p>0.055894161552203</text:p>
          </table:table-cell>
          <table:table-cell table:number-columns-repeated="7" office:value-type="float" office:value="0" calcext:value-type="float">
            <text:p>0</text:p>
          </table:table-cell>
          <table:table-cell office:value-type="float" office:value="0.952609828008957" calcext:value-type="float">
            <text:p>0.952609828008957</text:p>
          </table:table-cell>
          <table:table-cell office:value-type="float" office:value="0.0473901719910432" calcext:value-type="float">
            <text:p>0.047390171991043</text:p>
          </table:table-cell>
          <table:table-cell table:number-columns-repeated="6" office:value-type="float" office:value="0" calcext:value-type="float">
            <text:p>0</text:p>
          </table:table-cell>
          <table:table-cell office:value-type="float" office:value="0.00164440067346835" calcext:value-type="float">
            <text:p>0.001644400673468</text:p>
          </table:table-cell>
          <table:table-cell office:value-type="float" office:value="0.909219682715395" calcext:value-type="float">
            <text:p>0.909219682715395</text:p>
          </table:table-cell>
          <table:table-cell office:value-type="float" office:value="0.072079975139185" calcext:value-type="float">
            <text:p>0.072079975139185</text:p>
          </table:table-cell>
          <table:table-cell office:value-type="float" office:value="0.00180797494128797" calcext:value-type="float">
            <text:p>0.001807974941288</text:p>
          </table:table-cell>
          <table:table-cell office:value-type="float" office:value="0" calcext:value-type="float">
            <text:p>0</text:p>
          </table:table-cell>
          <table:table-cell office:value-type="float" office:value="0.00731817050375618" calcext:value-type="float">
            <text:p>0.007318170503756</text:p>
          </table:table-cell>
          <table:table-cell office:value-type="float" office:value="0.00585496930276855" calcext:value-type="float">
            <text:p>0.005854969302769</text:p>
          </table:table-cell>
          <table:table-cell office:value-type="float" office:value="0.00207482672413926" calcext:value-type="float">
            <text:p>0.002074826724139</text:p>
          </table:table-cell>
          <table:table-cell office:value-type="float" office:value="0" calcext:value-type="float">
            <text:p>0</text:p>
          </table:table-cell>
          <table:table-cell office:value-type="float" office:value="0.00668508124395157" calcext:value-type="float">
            <text:p>0.006685081243952</text:p>
          </table:table-cell>
          <table:table-cell office:value-type="float" office:value="0.486858716374601" calcext:value-type="float">
            <text:p>0.486858716374601</text:p>
          </table:table-cell>
          <table:table-cell office:value-type="float" office:value="0.0127979092063707" calcext:value-type="float">
            <text:p>0.012797909206371</text:p>
          </table:table-cell>
          <table:table-cell office:value-type="float" office:value="0.00565020604710153" calcext:value-type="float">
            <text:p>0.005650206047102</text:p>
          </table:table-cell>
          <table:table-cell office:value-type="float" office:value="0.0249329789408996" calcext:value-type="float">
            <text:p>0.0249329789409</text:p>
          </table:table-cell>
          <table:table-cell office:value-type="float" office:value="0.404739884055663" calcext:value-type="float">
            <text:p>0.404739884055663</text:p>
          </table:table-cell>
          <table:table-cell office:value-type="float" office:value="0.00944217914528543" calcext:value-type="float">
            <text:p>0.009442179145285</text:p>
          </table:table-cell>
          <table:table-cell office:value-type="float" office:value="0.0488930449861273" calcext:value-type="float">
            <text:p>0.048893044986127</text:p>
          </table:table-cell>
          <table:table-cell office:value-type="float" office:value="0.020003762058713" calcext:value-type="float">
            <text:p>0.020003762058713</text:p>
          </table:table-cell>
          <table:table-cell office:value-type="float" office:value="0.0145119836245719" calcext:value-type="float">
            <text:p>0.014511983624572</text:p>
          </table:table-cell>
          <table:table-cell office:value-type="float" office:value="0.0110053574109007" calcext:value-type="float">
            <text:p>0.011005357410901</text:p>
          </table:table-cell>
          <table:table-cell office:value-type="float" office:value="0.0444528903375926" calcext:value-type="float">
            <text:p>0.044452890337593</text:p>
          </table:table-cell>
          <table:table-cell office:value-type="float" office:value="0.121556535368029" calcext:value-type="float">
            <text:p>0.121556535368029</text:p>
          </table:table-cell>
          <table:table-cell/>
        </table:table-row>
        <table:table-row table:style-name="ro1">
          <table:table-cell table:number-columns-repeated="17" office:value-type="float" office:value="0" calcext:value-type="float">
            <text:p>0</text:p>
          </table:table-cell>
          <table:table-cell office:value-type="float" office:value="27" calcext:value-type="float">
            <text:p>27</text:p>
          </table:table-cell>
          <table:table-cell table:number-columns-repeated="23"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2</text:p>
          </table:table-cell>
          <table:table-cell office:value-type="string" calcext:value-type="string">
            <text:p>SolMau</text:p>
          </table:table-cell>
          <table:table-cell office:value-type="float" office:value="1223.23754882812" calcext:value-type="float">
            <text:p>1223.23754882812</text:p>
          </table:table-cell>
          <table:table-cell office:value-type="float" office:value="7662445.61503076" calcext:value-type="float">
            <text:p>7662445.61503076</text:p>
          </table:table-cell>
          <table:table-cell office:value-type="float" office:value="341556.442016757" calcext:value-type="float">
            <text:p>341556.442016757</text:p>
          </table:table-cell>
          <table:table-cell office:value-type="string" calcext:value-type="string">
            <text:p>CC</text:p>
          </table:table-cell>
          <table:table-cell office:value-type="float" office:value="16.567834854126" calcext:value-type="float">
            <text:p>16.567834854126</text:p>
          </table:table-cell>
          <table:table-cell office:value-type="float" office:value="2000.634765625" calcext:value-type="float">
            <text:p>2000.634765625</text:p>
          </table:table-cell>
          <table:table-cell table:number-columns-repeated="2" office:value-type="float" office:value="0" calcext:value-type="float">
            <text:p>0</text:p>
          </table:table-cell>
          <table:table-cell office:value-type="float" office:value="0.346642468239564" calcext:value-type="float">
            <text:p>0.346642468239564</text:p>
          </table:table-cell>
          <table:table-cell table:number-columns-repeated="3" office:value-type="float" office:value="0" calcext:value-type="float">
            <text:p>0</text:p>
          </table:table-cell>
          <table:table-cell office:value-type="float" office:value="0.313242270831343" calcext:value-type="float">
            <text:p>0.313242270831343</text:p>
          </table:table-cell>
          <table:table-cell office:value-type="float" office:value="0.0291973127009902" calcext:value-type="float">
            <text:p>0.02919731270099</text:p>
          </table:table-cell>
          <table:table-cell office:value-type="float" office:value="0.310917948228102" calcext:value-type="float">
            <text:p>0.310917948228102</text:p>
          </table:table-cell>
          <table:table-cell office:value-type="float" office:value="0" calcext:value-type="float">
            <text:p>0</text:p>
          </table:table-cell>
          <table:table-cell office:value-type="float" office:value="0.013693106046403" calcext:value-type="float">
            <text:p>0.013693106046403</text:p>
          </table:table-cell>
          <table:table-cell office:value-type="float" office:value="0.295645160719781" calcext:value-type="float">
            <text:p>0.295645160719781</text:p>
          </table:table-cell>
          <table:table-cell office:value-type="float" office:value="0" calcext:value-type="float">
            <text:p>0</text:p>
          </table:table-cell>
          <table:table-cell office:value-type="float" office:value="0.00765130157023244" calcext:value-type="float">
            <text:p>0.007651301570232</text:p>
          </table:table-cell>
          <table:table-cell office:value-type="float" office:value="0.0430567002833422" calcext:value-type="float">
            <text:p>0.043056700283342</text:p>
          </table:table-cell>
          <table:table-cell office:value-type="float" office:value="0.0950947480871746" calcext:value-type="float">
            <text:p>0.095094748087175</text:p>
          </table:table-cell>
          <table:table-cell office:value-type="float" office:value="0.0343194303441494" calcext:value-type="float">
            <text:p>0.034319430344149</text:p>
          </table:table-cell>
          <table:table-cell office:value-type="float" office:value="0.510539552948917" calcext:value-type="float">
            <text:p>0.510539552948917</text:p>
          </table:table-cell>
          <table:table-cell office:value-type="float" office:value="0" calcext:value-type="float">
            <text:p>0</text:p>
          </table:table-cell>
          <table:table-cell office:value-type="float" office:value="0.00396643283288533" calcext:value-type="float">
            <text:p>0.003966432832885</text:p>
          </table:table-cell>
          <table:table-cell office:value-type="float" office:value="0.441512613380443" calcext:value-type="float">
            <text:p>0.441512613380443</text:p>
          </table:table-cell>
          <table:table-cell office:value-type="float" office:value="0" calcext:value-type="float">
            <text:p>0</text:p>
          </table:table-cell>
          <table:table-cell office:value-type="float" office:value="0.00320096533956103" calcext:value-type="float">
            <text:p>0.003200965339561</text:p>
          </table:table-cell>
          <table:table-cell office:value-type="float" office:value="0.0160650718245945" calcext:value-type="float">
            <text:p>0.016065071824595</text:p>
          </table:table-cell>
          <table:table-cell office:value-type="float" office:value="0.0875494585912209" calcext:value-type="float">
            <text:p>0.087549458591221</text:p>
          </table:table-cell>
          <table:table-cell office:value-type="float" office:value="0.0225954663770175" calcext:value-type="float">
            <text:p>0.022595466377018</text:p>
          </table:table-cell>
          <table:table-cell office:value-type="float" office:value="0.425109991654278" calcext:value-type="float">
            <text:p>0.425109991654278</text:p>
          </table:table-cell>
          <table:table-cell office:value-type="float" office:value="0" calcext:value-type="float">
            <text:p>0</text:p>
          </table:table-cell>
          <table:table-cell office:value-type="float" office:value="0.00231314367315597" calcext:value-type="float">
            <text:p>0.002313143673156</text:p>
          </table:table-cell>
          <table:table-cell office:value-type="float" office:value="0.623364757935852" calcext:value-type="float">
            <text:p>0.623364757935852</text:p>
          </table:table-cell>
          <table:table-cell office:value-type="float" office:value="0.0193197667632941" calcext:value-type="float">
            <text:p>0.019319766763294</text:p>
          </table:table-cell>
          <table:table-cell office:value-type="float" office:value="0.00186002100841446" calcext:value-type="float">
            <text:p>0.001860021008414</text:p>
          </table:table-cell>
          <table:table-cell office:value-type="float" office:value="0.00533845041554728" calcext:value-type="float">
            <text:p>0.005338450415547</text:p>
          </table:table-cell>
          <table:table-cell office:value-type="float" office:value="0.0714035236888621" calcext:value-type="float">
            <text:p>0.071403523688862</text:p>
          </table:table-cell>
          <table:table-cell office:value-type="float" office:value="0.0101949958991871" calcext:value-type="float">
            <text:p>0.010194995899187</text:p>
          </table:table-cell>
          <table:table-cell office:value-type="float" office:value="0.266205340615687" calcext:value-type="float">
            <text:p>0.266205340615687</text:p>
          </table:table-cell>
          <table:table-cell office:value-type="float" office:value="0" calcext:value-type="float">
            <text:p>0</text:p>
          </table:table-cell>
          <table:table-cell office:value-type="float" office:value="0.0163895483778737" calcext:value-type="float">
            <text:p>0.016389548377874</text:p>
          </table:table-cell>
          <table:table-cell office:value-type="float" office:value="0.722291210939923" calcext:value-type="float">
            <text:p>0.722291210939923</text:p>
          </table:table-cell>
          <table:table-cell office:value-type="float" office:value="0.0126282705254993" calcext:value-type="float">
            <text:p>0.012628270525499</text:p>
          </table:table-cell>
          <table:table-cell office:value-type="float" office:value="0.00805816692846033" calcext:value-type="float">
            <text:p>0.00805816692846</text:p>
          </table:table-cell>
          <table:table-cell office:value-type="float" office:value="0.0201644500354145" calcext:value-type="float">
            <text:p>0.020164450035415</text:p>
          </table:table-cell>
          <table:table-cell office:value-type="float" office:value="0.147656794121487" calcext:value-type="float">
            <text:p>0.147656794121487</text:p>
          </table:table-cell>
          <table:table-cell office:value-type="float" office:value="0.0147148910479564" calcext:value-type="float">
            <text:p>0.014714891047956</text:p>
          </table:table-cell>
          <table:table-cell office:value-type="float" office:value="0.058096668023386" calcext:value-type="float">
            <text:p>0.058096668023386</text:p>
          </table:table-cell>
          <table:table-cell office:value-type="float" office:value="0.121902109695421" calcext:value-type="float">
            <text:p>0.121902109695421</text:p>
          </table:table-cell>
          <table:table-cell office:value-type="float" office:value="0.0659227118977676" calcext:value-type="float">
            <text:p>0.065922711897768</text:p>
          </table:table-cell>
          <table:table-cell office:value-type="float" office:value="0.0534139666960103" calcext:value-type="float">
            <text:p>0.05341396669601</text:p>
          </table:table-cell>
          <table:table-cell office:value-type="float" office:value="0.0821675113169734" calcext:value-type="float">
            <text:p>0.082167511316973</text:p>
          </table:table-cell>
          <table:table-cell office:value-type="float" office:value="0.20202668804128" calcext:value-type="float">
            <text:p>0.20202668804128</text:p>
          </table:table-cell>
          <table:table-cell/>
        </table:table-row>
        <table:table-row table:style-name="ro1">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2</text:p>
          </table:table-cell>
          <table:table-cell office:value-type="string" calcext:value-type="string">
            <text:p>DesInt</text:p>
          </table:table-cell>
          <table:table-cell office:value-type="float" office:value="1223.23754882812" calcext:value-type="float">
            <text:p>1223.23754882812</text:p>
          </table:table-cell>
          <table:table-cell office:value-type="float" office:value="7662445.61503076" calcext:value-type="float">
            <text:p>7662445.61503076</text:p>
          </table:table-cell>
          <table:table-cell office:value-type="float" office:value="341556.442016757" calcext:value-type="float">
            <text:p>341556.442016757</text:p>
          </table:table-cell>
          <table:table-cell office:value-type="string" calcext:value-type="string">
            <text:p>CC</text:p>
          </table:table-cell>
          <table:table-cell office:value-type="float" office:value="16.567834854126" calcext:value-type="float">
            <text:p>16.567834854126</text:p>
          </table:table-cell>
          <table:table-cell office:value-type="float" office:value="2000.634765625" calcext:value-type="float">
            <text:p>2000.634765625</text:p>
          </table:table-cell>
          <table:table-cell table:number-columns-repeated="2" office:value-type="float" office:value="0" calcext:value-type="float">
            <text:p>0</text:p>
          </table:table-cell>
          <table:table-cell office:value-type="float" office:value="0.346642468239564" calcext:value-type="float">
            <text:p>0.346642468239564</text:p>
          </table:table-cell>
          <table:table-cell table:number-columns-repeated="3" office:value-type="float" office:value="0" calcext:value-type="float">
            <text:p>0</text:p>
          </table:table-cell>
          <table:table-cell office:value-type="float" office:value="0.313242270831343" calcext:value-type="float">
            <text:p>0.313242270831343</text:p>
          </table:table-cell>
          <table:table-cell office:value-type="float" office:value="0.0291973127009902" calcext:value-type="float">
            <text:p>0.02919731270099</text:p>
          </table:table-cell>
          <table:table-cell office:value-type="float" office:value="0.310917948228102" calcext:value-type="float">
            <text:p>0.310917948228102</text:p>
          </table:table-cell>
          <table:table-cell office:value-type="float" office:value="0" calcext:value-type="float">
            <text:p>0</text:p>
          </table:table-cell>
          <table:table-cell office:value-type="float" office:value="0.013693106046403" calcext:value-type="float">
            <text:p>0.013693106046403</text:p>
          </table:table-cell>
          <table:table-cell office:value-type="float" office:value="0.295645160719781" calcext:value-type="float">
            <text:p>0.295645160719781</text:p>
          </table:table-cell>
          <table:table-cell office:value-type="float" office:value="0" calcext:value-type="float">
            <text:p>0</text:p>
          </table:table-cell>
          <table:table-cell office:value-type="float" office:value="0.00765130157023244" calcext:value-type="float">
            <text:p>0.007651301570232</text:p>
          </table:table-cell>
          <table:table-cell office:value-type="float" office:value="0.0430567002833422" calcext:value-type="float">
            <text:p>0.043056700283342</text:p>
          </table:table-cell>
          <table:table-cell office:value-type="float" office:value="0.0950947480871746" calcext:value-type="float">
            <text:p>0.095094748087175</text:p>
          </table:table-cell>
          <table:table-cell office:value-type="float" office:value="0.0343194303441494" calcext:value-type="float">
            <text:p>0.034319430344149</text:p>
          </table:table-cell>
          <table:table-cell office:value-type="float" office:value="0.510539552948917" calcext:value-type="float">
            <text:p>0.510539552948917</text:p>
          </table:table-cell>
          <table:table-cell office:value-type="float" office:value="0" calcext:value-type="float">
            <text:p>0</text:p>
          </table:table-cell>
          <table:table-cell office:value-type="float" office:value="0.00396643283288533" calcext:value-type="float">
            <text:p>0.003966432832885</text:p>
          </table:table-cell>
          <table:table-cell office:value-type="float" office:value="0.441512613380443" calcext:value-type="float">
            <text:p>0.441512613380443</text:p>
          </table:table-cell>
          <table:table-cell office:value-type="float" office:value="0" calcext:value-type="float">
            <text:p>0</text:p>
          </table:table-cell>
          <table:table-cell office:value-type="float" office:value="0.00320096533956103" calcext:value-type="float">
            <text:p>0.003200965339561</text:p>
          </table:table-cell>
          <table:table-cell office:value-type="float" office:value="0.0160650718245945" calcext:value-type="float">
            <text:p>0.016065071824595</text:p>
          </table:table-cell>
          <table:table-cell office:value-type="float" office:value="0.0875494585912209" calcext:value-type="float">
            <text:p>0.087549458591221</text:p>
          </table:table-cell>
          <table:table-cell office:value-type="float" office:value="0.0225954663770175" calcext:value-type="float">
            <text:p>0.022595466377018</text:p>
          </table:table-cell>
          <table:table-cell office:value-type="float" office:value="0.425109991654278" calcext:value-type="float">
            <text:p>0.425109991654278</text:p>
          </table:table-cell>
          <table:table-cell office:value-type="float" office:value="0" calcext:value-type="float">
            <text:p>0</text:p>
          </table:table-cell>
          <table:table-cell office:value-type="float" office:value="0.00231314367315597" calcext:value-type="float">
            <text:p>0.002313143673156</text:p>
          </table:table-cell>
          <table:table-cell office:value-type="float" office:value="0.623364757935852" calcext:value-type="float">
            <text:p>0.623364757935852</text:p>
          </table:table-cell>
          <table:table-cell office:value-type="float" office:value="0.0193197667632941" calcext:value-type="float">
            <text:p>0.019319766763294</text:p>
          </table:table-cell>
          <table:table-cell office:value-type="float" office:value="0.00186002100841446" calcext:value-type="float">
            <text:p>0.001860021008414</text:p>
          </table:table-cell>
          <table:table-cell office:value-type="float" office:value="0.00533845041554728" calcext:value-type="float">
            <text:p>0.005338450415547</text:p>
          </table:table-cell>
          <table:table-cell office:value-type="float" office:value="0.0714035236888621" calcext:value-type="float">
            <text:p>0.071403523688862</text:p>
          </table:table-cell>
          <table:table-cell office:value-type="float" office:value="0.0101949958991871" calcext:value-type="float">
            <text:p>0.010194995899187</text:p>
          </table:table-cell>
          <table:table-cell office:value-type="float" office:value="0.266205340615687" calcext:value-type="float">
            <text:p>0.266205340615687</text:p>
          </table:table-cell>
          <table:table-cell office:value-type="float" office:value="0" calcext:value-type="float">
            <text:p>0</text:p>
          </table:table-cell>
          <table:table-cell office:value-type="float" office:value="0.0163895483778737" calcext:value-type="float">
            <text:p>0.016389548377874</text:p>
          </table:table-cell>
          <table:table-cell office:value-type="float" office:value="0.722291210939923" calcext:value-type="float">
            <text:p>0.722291210939923</text:p>
          </table:table-cell>
          <table:table-cell office:value-type="float" office:value="0.0126282705254993" calcext:value-type="float">
            <text:p>0.012628270525499</text:p>
          </table:table-cell>
          <table:table-cell office:value-type="float" office:value="0.00805816692846033" calcext:value-type="float">
            <text:p>0.00805816692846</text:p>
          </table:table-cell>
          <table:table-cell office:value-type="float" office:value="0.0201644500354145" calcext:value-type="float">
            <text:p>0.020164450035415</text:p>
          </table:table-cell>
          <table:table-cell office:value-type="float" office:value="0.147656794121487" calcext:value-type="float">
            <text:p>0.147656794121487</text:p>
          </table:table-cell>
          <table:table-cell office:value-type="float" office:value="0.0147148910479564" calcext:value-type="float">
            <text:p>0.014714891047956</text:p>
          </table:table-cell>
          <table:table-cell office:value-type="float" office:value="0.058096668023386" calcext:value-type="float">
            <text:p>0.058096668023386</text:p>
          </table:table-cell>
          <table:table-cell office:value-type="float" office:value="0.121902109695421" calcext:value-type="float">
            <text:p>0.121902109695421</text:p>
          </table:table-cell>
          <table:table-cell office:value-type="float" office:value="0.0659227118977676" calcext:value-type="float">
            <text:p>0.065922711897768</text:p>
          </table:table-cell>
          <table:table-cell office:value-type="float" office:value="0.0534139666960103" calcext:value-type="float">
            <text:p>0.05341396669601</text:p>
          </table:table-cell>
          <table:table-cell office:value-type="float" office:value="0.0821675113169734" calcext:value-type="float">
            <text:p>0.082167511316973</text:p>
          </table:table-cell>
          <table:table-cell office:value-type="float" office:value="0.20202668804128" calcext:value-type="float">
            <text:p>0.20202668804128</text:p>
          </table:table-cell>
          <table:table-cell/>
        </table:table-row>
        <table:table-row table:style-name="ro1">
          <table:table-cell table:number-columns-repeated="17"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2</text:p>
          </table:table-cell>
          <table:table-cell office:value-type="string" calcext:value-type="string">
            <text:p>Other</text:p>
          </table:table-cell>
          <table:table-cell office:value-type="float" office:value="1223.23754882812" calcext:value-type="float">
            <text:p>1223.23754882812</text:p>
          </table:table-cell>
          <table:table-cell office:value-type="float" office:value="7662445.61503076" calcext:value-type="float">
            <text:p>7662445.61503076</text:p>
          </table:table-cell>
          <table:table-cell office:value-type="float" office:value="341556.442016757" calcext:value-type="float">
            <text:p>341556.442016757</text:p>
          </table:table-cell>
          <table:table-cell office:value-type="string" calcext:value-type="string">
            <text:p>CC</text:p>
          </table:table-cell>
          <table:table-cell office:value-type="float" office:value="16.567834854126" calcext:value-type="float">
            <text:p>16.567834854126</text:p>
          </table:table-cell>
          <table:table-cell office:value-type="float" office:value="2000.634765625" calcext:value-type="float">
            <text:p>2000.634765625</text:p>
          </table:table-cell>
          <table:table-cell table:number-columns-repeated="2" office:value-type="float" office:value="0" calcext:value-type="float">
            <text:p>0</text:p>
          </table:table-cell>
          <table:table-cell office:value-type="float" office:value="0.346642468239564" calcext:value-type="float">
            <text:p>0.346642468239564</text:p>
          </table:table-cell>
          <table:table-cell table:number-columns-repeated="3" office:value-type="float" office:value="0" calcext:value-type="float">
            <text:p>0</text:p>
          </table:table-cell>
          <table:table-cell office:value-type="float" office:value="0.313242270831343" calcext:value-type="float">
            <text:p>0.313242270831343</text:p>
          </table:table-cell>
          <table:table-cell office:value-type="float" office:value="0.0291973127009902" calcext:value-type="float">
            <text:p>0.02919731270099</text:p>
          </table:table-cell>
          <table:table-cell office:value-type="float" office:value="0.310917948228102" calcext:value-type="float">
            <text:p>0.310917948228102</text:p>
          </table:table-cell>
          <table:table-cell office:value-type="float" office:value="0" calcext:value-type="float">
            <text:p>0</text:p>
          </table:table-cell>
          <table:table-cell office:value-type="float" office:value="0.013693106046403" calcext:value-type="float">
            <text:p>0.013693106046403</text:p>
          </table:table-cell>
          <table:table-cell office:value-type="float" office:value="0.295645160719781" calcext:value-type="float">
            <text:p>0.295645160719781</text:p>
          </table:table-cell>
          <table:table-cell office:value-type="float" office:value="0" calcext:value-type="float">
            <text:p>0</text:p>
          </table:table-cell>
          <table:table-cell office:value-type="float" office:value="0.00765130157023244" calcext:value-type="float">
            <text:p>0.007651301570232</text:p>
          </table:table-cell>
          <table:table-cell office:value-type="float" office:value="0.0430567002833422" calcext:value-type="float">
            <text:p>0.043056700283342</text:p>
          </table:table-cell>
          <table:table-cell office:value-type="float" office:value="0.0950947480871746" calcext:value-type="float">
            <text:p>0.095094748087175</text:p>
          </table:table-cell>
          <table:table-cell office:value-type="float" office:value="0.0343194303441494" calcext:value-type="float">
            <text:p>0.034319430344149</text:p>
          </table:table-cell>
          <table:table-cell office:value-type="float" office:value="0.510539552948917" calcext:value-type="float">
            <text:p>0.510539552948917</text:p>
          </table:table-cell>
          <table:table-cell office:value-type="float" office:value="0" calcext:value-type="float">
            <text:p>0</text:p>
          </table:table-cell>
          <table:table-cell office:value-type="float" office:value="0.00396643283288533" calcext:value-type="float">
            <text:p>0.003966432832885</text:p>
          </table:table-cell>
          <table:table-cell office:value-type="float" office:value="0.441512613380443" calcext:value-type="float">
            <text:p>0.441512613380443</text:p>
          </table:table-cell>
          <table:table-cell office:value-type="float" office:value="0" calcext:value-type="float">
            <text:p>0</text:p>
          </table:table-cell>
          <table:table-cell office:value-type="float" office:value="0.00320096533956103" calcext:value-type="float">
            <text:p>0.003200965339561</text:p>
          </table:table-cell>
          <table:table-cell office:value-type="float" office:value="0.0160650718245945" calcext:value-type="float">
            <text:p>0.016065071824595</text:p>
          </table:table-cell>
          <table:table-cell office:value-type="float" office:value="0.0875494585912209" calcext:value-type="float">
            <text:p>0.087549458591221</text:p>
          </table:table-cell>
          <table:table-cell office:value-type="float" office:value="0.0225954663770175" calcext:value-type="float">
            <text:p>0.022595466377018</text:p>
          </table:table-cell>
          <table:table-cell office:value-type="float" office:value="0.425109991654278" calcext:value-type="float">
            <text:p>0.425109991654278</text:p>
          </table:table-cell>
          <table:table-cell office:value-type="float" office:value="0" calcext:value-type="float">
            <text:p>0</text:p>
          </table:table-cell>
          <table:table-cell office:value-type="float" office:value="0.00231314367315597" calcext:value-type="float">
            <text:p>0.002313143673156</text:p>
          </table:table-cell>
          <table:table-cell office:value-type="float" office:value="0.623364757935852" calcext:value-type="float">
            <text:p>0.623364757935852</text:p>
          </table:table-cell>
          <table:table-cell office:value-type="float" office:value="0.0193197667632941" calcext:value-type="float">
            <text:p>0.019319766763294</text:p>
          </table:table-cell>
          <table:table-cell office:value-type="float" office:value="0.00186002100841446" calcext:value-type="float">
            <text:p>0.001860021008414</text:p>
          </table:table-cell>
          <table:table-cell office:value-type="float" office:value="0.00533845041554728" calcext:value-type="float">
            <text:p>0.005338450415547</text:p>
          </table:table-cell>
          <table:table-cell office:value-type="float" office:value="0.0714035236888621" calcext:value-type="float">
            <text:p>0.071403523688862</text:p>
          </table:table-cell>
          <table:table-cell office:value-type="float" office:value="0.0101949958991871" calcext:value-type="float">
            <text:p>0.010194995899187</text:p>
          </table:table-cell>
          <table:table-cell office:value-type="float" office:value="0.266205340615687" calcext:value-type="float">
            <text:p>0.266205340615687</text:p>
          </table:table-cell>
          <table:table-cell office:value-type="float" office:value="0" calcext:value-type="float">
            <text:p>0</text:p>
          </table:table-cell>
          <table:table-cell office:value-type="float" office:value="0.0163895483778737" calcext:value-type="float">
            <text:p>0.016389548377874</text:p>
          </table:table-cell>
          <table:table-cell office:value-type="float" office:value="0.722291210939923" calcext:value-type="float">
            <text:p>0.722291210939923</text:p>
          </table:table-cell>
          <table:table-cell office:value-type="float" office:value="0.0126282705254993" calcext:value-type="float">
            <text:p>0.012628270525499</text:p>
          </table:table-cell>
          <table:table-cell office:value-type="float" office:value="0.00805816692846033" calcext:value-type="float">
            <text:p>0.00805816692846</text:p>
          </table:table-cell>
          <table:table-cell office:value-type="float" office:value="0.0201644500354145" calcext:value-type="float">
            <text:p>0.020164450035415</text:p>
          </table:table-cell>
          <table:table-cell office:value-type="float" office:value="0.147656794121487" calcext:value-type="float">
            <text:p>0.147656794121487</text:p>
          </table:table-cell>
          <table:table-cell office:value-type="float" office:value="0.0147148910479564" calcext:value-type="float">
            <text:p>0.014714891047956</text:p>
          </table:table-cell>
          <table:table-cell office:value-type="float" office:value="0.058096668023386" calcext:value-type="float">
            <text:p>0.058096668023386</text:p>
          </table:table-cell>
          <table:table-cell office:value-type="float" office:value="0.121902109695421" calcext:value-type="float">
            <text:p>0.121902109695421</text:p>
          </table:table-cell>
          <table:table-cell office:value-type="float" office:value="0.0659227118977676" calcext:value-type="float">
            <text:p>0.065922711897768</text:p>
          </table:table-cell>
          <table:table-cell office:value-type="float" office:value="0.0534139666960103" calcext:value-type="float">
            <text:p>0.05341396669601</text:p>
          </table:table-cell>
          <table:table-cell office:value-type="float" office:value="0.0821675113169734" calcext:value-type="float">
            <text:p>0.082167511316973</text:p>
          </table:table-cell>
          <table:table-cell office:value-type="float" office:value="0.20202668804128" calcext:value-type="float">
            <text:p>0.20202668804128</text:p>
          </table:table-cell>
          <table:table-cell/>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24"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2</text:p>
          </table:table-cell>
          <table:table-cell office:value-type="string" calcext:value-type="string">
            <text:p>Other</text:p>
          </table:table-cell>
          <table:table-cell office:value-type="float" office:value="1223.23754882812" calcext:value-type="float">
            <text:p>1223.23754882812</text:p>
          </table:table-cell>
          <table:table-cell office:value-type="float" office:value="7662445.61503076" calcext:value-type="float">
            <text:p>7662445.61503076</text:p>
          </table:table-cell>
          <table:table-cell office:value-type="float" office:value="341556.442016757" calcext:value-type="float">
            <text:p>341556.442016757</text:p>
          </table:table-cell>
          <table:table-cell office:value-type="string" calcext:value-type="string">
            <text:p>CC</text:p>
          </table:table-cell>
          <table:table-cell office:value-type="float" office:value="16.567834854126" calcext:value-type="float">
            <text:p>16.567834854126</text:p>
          </table:table-cell>
          <table:table-cell office:value-type="float" office:value="2000.634765625" calcext:value-type="float">
            <text:p>2000.634765625</text:p>
          </table:table-cell>
          <table:table-cell table:number-columns-repeated="2" office:value-type="float" office:value="0" calcext:value-type="float">
            <text:p>0</text:p>
          </table:table-cell>
          <table:table-cell office:value-type="float" office:value="0.346642468239564" calcext:value-type="float">
            <text:p>0.346642468239564</text:p>
          </table:table-cell>
          <table:table-cell table:number-columns-repeated="3" office:value-type="float" office:value="0" calcext:value-type="float">
            <text:p>0</text:p>
          </table:table-cell>
          <table:table-cell office:value-type="float" office:value="0.313242270831343" calcext:value-type="float">
            <text:p>0.313242270831343</text:p>
          </table:table-cell>
          <table:table-cell office:value-type="float" office:value="0.0291973127009902" calcext:value-type="float">
            <text:p>0.02919731270099</text:p>
          </table:table-cell>
          <table:table-cell office:value-type="float" office:value="0.310917948228102" calcext:value-type="float">
            <text:p>0.310917948228102</text:p>
          </table:table-cell>
          <table:table-cell office:value-type="float" office:value="0" calcext:value-type="float">
            <text:p>0</text:p>
          </table:table-cell>
          <table:table-cell office:value-type="float" office:value="0.013693106046403" calcext:value-type="float">
            <text:p>0.013693106046403</text:p>
          </table:table-cell>
          <table:table-cell office:value-type="float" office:value="0.295645160719781" calcext:value-type="float">
            <text:p>0.295645160719781</text:p>
          </table:table-cell>
          <table:table-cell office:value-type="float" office:value="0" calcext:value-type="float">
            <text:p>0</text:p>
          </table:table-cell>
          <table:table-cell office:value-type="float" office:value="0.00765130157023244" calcext:value-type="float">
            <text:p>0.007651301570232</text:p>
          </table:table-cell>
          <table:table-cell office:value-type="float" office:value="0.0430567002833422" calcext:value-type="float">
            <text:p>0.043056700283342</text:p>
          </table:table-cell>
          <table:table-cell office:value-type="float" office:value="0.0950947480871746" calcext:value-type="float">
            <text:p>0.095094748087175</text:p>
          </table:table-cell>
          <table:table-cell office:value-type="float" office:value="0.0343194303441494" calcext:value-type="float">
            <text:p>0.034319430344149</text:p>
          </table:table-cell>
          <table:table-cell office:value-type="float" office:value="0.510539552948917" calcext:value-type="float">
            <text:p>0.510539552948917</text:p>
          </table:table-cell>
          <table:table-cell office:value-type="float" office:value="0" calcext:value-type="float">
            <text:p>0</text:p>
          </table:table-cell>
          <table:table-cell office:value-type="float" office:value="0.00396643283288533" calcext:value-type="float">
            <text:p>0.003966432832885</text:p>
          </table:table-cell>
          <table:table-cell office:value-type="float" office:value="0.441512613380443" calcext:value-type="float">
            <text:p>0.441512613380443</text:p>
          </table:table-cell>
          <table:table-cell office:value-type="float" office:value="0" calcext:value-type="float">
            <text:p>0</text:p>
          </table:table-cell>
          <table:table-cell office:value-type="float" office:value="0.00320096533956103" calcext:value-type="float">
            <text:p>0.003200965339561</text:p>
          </table:table-cell>
          <table:table-cell office:value-type="float" office:value="0.0160650718245945" calcext:value-type="float">
            <text:p>0.016065071824595</text:p>
          </table:table-cell>
          <table:table-cell office:value-type="float" office:value="0.0875494585912209" calcext:value-type="float">
            <text:p>0.087549458591221</text:p>
          </table:table-cell>
          <table:table-cell office:value-type="float" office:value="0.0225954663770175" calcext:value-type="float">
            <text:p>0.022595466377018</text:p>
          </table:table-cell>
          <table:table-cell office:value-type="float" office:value="0.425109991654278" calcext:value-type="float">
            <text:p>0.425109991654278</text:p>
          </table:table-cell>
          <table:table-cell office:value-type="float" office:value="0" calcext:value-type="float">
            <text:p>0</text:p>
          </table:table-cell>
          <table:table-cell office:value-type="float" office:value="0.00231314367315597" calcext:value-type="float">
            <text:p>0.002313143673156</text:p>
          </table:table-cell>
          <table:table-cell office:value-type="float" office:value="0.623364757935852" calcext:value-type="float">
            <text:p>0.623364757935852</text:p>
          </table:table-cell>
          <table:table-cell office:value-type="float" office:value="0.0193197667632941" calcext:value-type="float">
            <text:p>0.019319766763294</text:p>
          </table:table-cell>
          <table:table-cell office:value-type="float" office:value="0.00186002100841446" calcext:value-type="float">
            <text:p>0.001860021008414</text:p>
          </table:table-cell>
          <table:table-cell office:value-type="float" office:value="0.00533845041554728" calcext:value-type="float">
            <text:p>0.005338450415547</text:p>
          </table:table-cell>
          <table:table-cell office:value-type="float" office:value="0.0714035236888621" calcext:value-type="float">
            <text:p>0.071403523688862</text:p>
          </table:table-cell>
          <table:table-cell office:value-type="float" office:value="0.0101949958991871" calcext:value-type="float">
            <text:p>0.010194995899187</text:p>
          </table:table-cell>
          <table:table-cell office:value-type="float" office:value="0.266205340615687" calcext:value-type="float">
            <text:p>0.266205340615687</text:p>
          </table:table-cell>
          <table:table-cell office:value-type="float" office:value="0" calcext:value-type="float">
            <text:p>0</text:p>
          </table:table-cell>
          <table:table-cell office:value-type="float" office:value="0.0163895483778737" calcext:value-type="float">
            <text:p>0.016389548377874</text:p>
          </table:table-cell>
          <table:table-cell office:value-type="float" office:value="0.722291210939923" calcext:value-type="float">
            <text:p>0.722291210939923</text:p>
          </table:table-cell>
          <table:table-cell office:value-type="float" office:value="0.0126282705254993" calcext:value-type="float">
            <text:p>0.012628270525499</text:p>
          </table:table-cell>
          <table:table-cell office:value-type="float" office:value="0.00805816692846033" calcext:value-type="float">
            <text:p>0.00805816692846</text:p>
          </table:table-cell>
          <table:table-cell office:value-type="float" office:value="0.0201644500354145" calcext:value-type="float">
            <text:p>0.020164450035415</text:p>
          </table:table-cell>
          <table:table-cell office:value-type="float" office:value="0.147656794121487" calcext:value-type="float">
            <text:p>0.147656794121487</text:p>
          </table:table-cell>
          <table:table-cell office:value-type="float" office:value="0.0147148910479564" calcext:value-type="float">
            <text:p>0.014714891047956</text:p>
          </table:table-cell>
          <table:table-cell office:value-type="float" office:value="0.058096668023386" calcext:value-type="float">
            <text:p>0.058096668023386</text:p>
          </table:table-cell>
          <table:table-cell office:value-type="float" office:value="0.121902109695421" calcext:value-type="float">
            <text:p>0.121902109695421</text:p>
          </table:table-cell>
          <table:table-cell office:value-type="float" office:value="0.0659227118977676" calcext:value-type="float">
            <text:p>0.065922711897768</text:p>
          </table:table-cell>
          <table:table-cell office:value-type="float" office:value="0.0534139666960103" calcext:value-type="float">
            <text:p>0.05341396669601</text:p>
          </table:table-cell>
          <table:table-cell office:value-type="float" office:value="0.0821675113169734" calcext:value-type="float">
            <text:p>0.082167511316973</text:p>
          </table:table-cell>
          <table:table-cell office:value-type="float" office:value="0.20202668804128" calcext:value-type="float">
            <text:p>0.20202668804128</text:p>
          </table:table-cell>
          <table:table-cell/>
        </table:table-row>
        <table:table-row table:style-name="ro1">
          <table:table-cell table:number-columns-repeated="23" office:value-type="float" office:value="0" calcext:value-type="float">
            <text:p>0</text:p>
          </table:table-cell>
          <table:table-cell office:value-type="float" office:value="1" calcext:value-type="float">
            <text:p>1</text:p>
          </table:table-cell>
          <table:table-cell table:number-columns-repeated="17"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2</text:p>
          </table:table-cell>
          <table:table-cell office:value-type="string" calcext:value-type="string">
            <text:p>LanCam</text:p>
          </table:table-cell>
          <table:table-cell office:value-type="float" office:value="1223.23754882812" calcext:value-type="float">
            <text:p>1223.23754882812</text:p>
          </table:table-cell>
          <table:table-cell office:value-type="float" office:value="7662445.61503076" calcext:value-type="float">
            <text:p>7662445.61503076</text:p>
          </table:table-cell>
          <table:table-cell office:value-type="float" office:value="341556.442016757" calcext:value-type="float">
            <text:p>341556.442016757</text:p>
          </table:table-cell>
          <table:table-cell office:value-type="string" calcext:value-type="string">
            <text:p>CC</text:p>
          </table:table-cell>
          <table:table-cell office:value-type="float" office:value="16.567834854126" calcext:value-type="float">
            <text:p>16.567834854126</text:p>
          </table:table-cell>
          <table:table-cell office:value-type="float" office:value="2000.634765625" calcext:value-type="float">
            <text:p>2000.634765625</text:p>
          </table:table-cell>
          <table:table-cell table:number-columns-repeated="2" office:value-type="float" office:value="0" calcext:value-type="float">
            <text:p>0</text:p>
          </table:table-cell>
          <table:table-cell office:value-type="float" office:value="0.346642468239564" calcext:value-type="float">
            <text:p>0.346642468239564</text:p>
          </table:table-cell>
          <table:table-cell table:number-columns-repeated="3" office:value-type="float" office:value="0" calcext:value-type="float">
            <text:p>0</text:p>
          </table:table-cell>
          <table:table-cell office:value-type="float" office:value="0.313242270831343" calcext:value-type="float">
            <text:p>0.313242270831343</text:p>
          </table:table-cell>
          <table:table-cell office:value-type="float" office:value="0.0291973127009902" calcext:value-type="float">
            <text:p>0.02919731270099</text:p>
          </table:table-cell>
          <table:table-cell office:value-type="float" office:value="0.310917948228102" calcext:value-type="float">
            <text:p>0.310917948228102</text:p>
          </table:table-cell>
          <table:table-cell office:value-type="float" office:value="0" calcext:value-type="float">
            <text:p>0</text:p>
          </table:table-cell>
          <table:table-cell office:value-type="float" office:value="0.013693106046403" calcext:value-type="float">
            <text:p>0.013693106046403</text:p>
          </table:table-cell>
          <table:table-cell office:value-type="float" office:value="0.295645160719781" calcext:value-type="float">
            <text:p>0.295645160719781</text:p>
          </table:table-cell>
          <table:table-cell office:value-type="float" office:value="0" calcext:value-type="float">
            <text:p>0</text:p>
          </table:table-cell>
          <table:table-cell office:value-type="float" office:value="0.00765130157023244" calcext:value-type="float">
            <text:p>0.007651301570232</text:p>
          </table:table-cell>
          <table:table-cell office:value-type="float" office:value="0.0430567002833422" calcext:value-type="float">
            <text:p>0.043056700283342</text:p>
          </table:table-cell>
          <table:table-cell office:value-type="float" office:value="0.0950947480871746" calcext:value-type="float">
            <text:p>0.095094748087175</text:p>
          </table:table-cell>
          <table:table-cell office:value-type="float" office:value="0.0343194303441494" calcext:value-type="float">
            <text:p>0.034319430344149</text:p>
          </table:table-cell>
          <table:table-cell office:value-type="float" office:value="0.510539552948917" calcext:value-type="float">
            <text:p>0.510539552948917</text:p>
          </table:table-cell>
          <table:table-cell office:value-type="float" office:value="0" calcext:value-type="float">
            <text:p>0</text:p>
          </table:table-cell>
          <table:table-cell office:value-type="float" office:value="0.00396643283288533" calcext:value-type="float">
            <text:p>0.003966432832885</text:p>
          </table:table-cell>
          <table:table-cell office:value-type="float" office:value="0.441512613380443" calcext:value-type="float">
            <text:p>0.441512613380443</text:p>
          </table:table-cell>
          <table:table-cell office:value-type="float" office:value="0" calcext:value-type="float">
            <text:p>0</text:p>
          </table:table-cell>
          <table:table-cell office:value-type="float" office:value="0.00320096533956103" calcext:value-type="float">
            <text:p>0.003200965339561</text:p>
          </table:table-cell>
          <table:table-cell office:value-type="float" office:value="0.0160650718245945" calcext:value-type="float">
            <text:p>0.016065071824595</text:p>
          </table:table-cell>
          <table:table-cell office:value-type="float" office:value="0.0875494585912209" calcext:value-type="float">
            <text:p>0.087549458591221</text:p>
          </table:table-cell>
          <table:table-cell office:value-type="float" office:value="0.0225954663770175" calcext:value-type="float">
            <text:p>0.022595466377018</text:p>
          </table:table-cell>
          <table:table-cell office:value-type="float" office:value="0.425109991654278" calcext:value-type="float">
            <text:p>0.425109991654278</text:p>
          </table:table-cell>
          <table:table-cell office:value-type="float" office:value="0" calcext:value-type="float">
            <text:p>0</text:p>
          </table:table-cell>
          <table:table-cell office:value-type="float" office:value="0.00231314367315597" calcext:value-type="float">
            <text:p>0.002313143673156</text:p>
          </table:table-cell>
          <table:table-cell office:value-type="float" office:value="0.623364757935852" calcext:value-type="float">
            <text:p>0.623364757935852</text:p>
          </table:table-cell>
          <table:table-cell office:value-type="float" office:value="0.0193197667632941" calcext:value-type="float">
            <text:p>0.019319766763294</text:p>
          </table:table-cell>
          <table:table-cell office:value-type="float" office:value="0.00186002100841446" calcext:value-type="float">
            <text:p>0.001860021008414</text:p>
          </table:table-cell>
          <table:table-cell office:value-type="float" office:value="0.00533845041554728" calcext:value-type="float">
            <text:p>0.005338450415547</text:p>
          </table:table-cell>
          <table:table-cell office:value-type="float" office:value="0.0714035236888621" calcext:value-type="float">
            <text:p>0.071403523688862</text:p>
          </table:table-cell>
          <table:table-cell office:value-type="float" office:value="0.0101949958991871" calcext:value-type="float">
            <text:p>0.010194995899187</text:p>
          </table:table-cell>
          <table:table-cell office:value-type="float" office:value="0.266205340615687" calcext:value-type="float">
            <text:p>0.266205340615687</text:p>
          </table:table-cell>
          <table:table-cell office:value-type="float" office:value="0" calcext:value-type="float">
            <text:p>0</text:p>
          </table:table-cell>
          <table:table-cell office:value-type="float" office:value="0.0163895483778737" calcext:value-type="float">
            <text:p>0.016389548377874</text:p>
          </table:table-cell>
          <table:table-cell office:value-type="float" office:value="0.722291210939923" calcext:value-type="float">
            <text:p>0.722291210939923</text:p>
          </table:table-cell>
          <table:table-cell office:value-type="float" office:value="0.0126282705254993" calcext:value-type="float">
            <text:p>0.012628270525499</text:p>
          </table:table-cell>
          <table:table-cell office:value-type="float" office:value="0.00805816692846033" calcext:value-type="float">
            <text:p>0.00805816692846</text:p>
          </table:table-cell>
          <table:table-cell office:value-type="float" office:value="0.0201644500354145" calcext:value-type="float">
            <text:p>0.020164450035415</text:p>
          </table:table-cell>
          <table:table-cell office:value-type="float" office:value="0.147656794121487" calcext:value-type="float">
            <text:p>0.147656794121487</text:p>
          </table:table-cell>
          <table:table-cell office:value-type="float" office:value="0.0147148910479564" calcext:value-type="float">
            <text:p>0.014714891047956</text:p>
          </table:table-cell>
          <table:table-cell office:value-type="float" office:value="0.058096668023386" calcext:value-type="float">
            <text:p>0.058096668023386</text:p>
          </table:table-cell>
          <table:table-cell office:value-type="float" office:value="0.121902109695421" calcext:value-type="float">
            <text:p>0.121902109695421</text:p>
          </table:table-cell>
          <table:table-cell office:value-type="float" office:value="0.0659227118977676" calcext:value-type="float">
            <text:p>0.065922711897768</text:p>
          </table:table-cell>
          <table:table-cell office:value-type="float" office:value="0.0534139666960103" calcext:value-type="float">
            <text:p>0.05341396669601</text:p>
          </table:table-cell>
          <table:table-cell office:value-type="float" office:value="0.0821675113169734" calcext:value-type="float">
            <text:p>0.082167511316973</text:p>
          </table:table-cell>
          <table:table-cell office:value-type="float" office:value="0.20202668804128" calcext:value-type="float">
            <text:p>0.20202668804128</text:p>
          </table:table-cell>
          <table:table-cell/>
        </table:table-row>
        <table:table-row table:style-name="ro1">
          <table:table-cell table:number-columns-repeated="14" office:value-type="float" office:value="0" calcext:value-type="float">
            <text:p>0</text:p>
          </table:table-cell>
          <table:table-cell office:value-type="float" office:value="2" calcext:value-type="float">
            <text:p>2</text:p>
          </table:table-cell>
          <table:table-cell table:number-columns-repeated="26"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2</text:p>
          </table:table-cell>
          <table:table-cell office:value-type="string" calcext:value-type="string">
            <text:p>Other</text:p>
          </table:table-cell>
          <table:table-cell office:value-type="float" office:value="1223.23754882812" calcext:value-type="float">
            <text:p>1223.23754882812</text:p>
          </table:table-cell>
          <table:table-cell office:value-type="float" office:value="7662445.61503076" calcext:value-type="float">
            <text:p>7662445.61503076</text:p>
          </table:table-cell>
          <table:table-cell office:value-type="float" office:value="341556.442016757" calcext:value-type="float">
            <text:p>341556.442016757</text:p>
          </table:table-cell>
          <table:table-cell office:value-type="string" calcext:value-type="string">
            <text:p>CC</text:p>
          </table:table-cell>
          <table:table-cell office:value-type="float" office:value="16.567834854126" calcext:value-type="float">
            <text:p>16.567834854126</text:p>
          </table:table-cell>
          <table:table-cell office:value-type="float" office:value="2000.634765625" calcext:value-type="float">
            <text:p>2000.634765625</text:p>
          </table:table-cell>
          <table:table-cell table:number-columns-repeated="2" office:value-type="float" office:value="0" calcext:value-type="float">
            <text:p>0</text:p>
          </table:table-cell>
          <table:table-cell office:value-type="float" office:value="0.346642468239564" calcext:value-type="float">
            <text:p>0.346642468239564</text:p>
          </table:table-cell>
          <table:table-cell table:number-columns-repeated="3" office:value-type="float" office:value="0" calcext:value-type="float">
            <text:p>0</text:p>
          </table:table-cell>
          <table:table-cell office:value-type="float" office:value="0.313242270831343" calcext:value-type="float">
            <text:p>0.313242270831343</text:p>
          </table:table-cell>
          <table:table-cell office:value-type="float" office:value="0.0291973127009902" calcext:value-type="float">
            <text:p>0.02919731270099</text:p>
          </table:table-cell>
          <table:table-cell office:value-type="float" office:value="0.310917948228102" calcext:value-type="float">
            <text:p>0.310917948228102</text:p>
          </table:table-cell>
          <table:table-cell office:value-type="float" office:value="0" calcext:value-type="float">
            <text:p>0</text:p>
          </table:table-cell>
          <table:table-cell office:value-type="float" office:value="0.013693106046403" calcext:value-type="float">
            <text:p>0.013693106046403</text:p>
          </table:table-cell>
          <table:table-cell office:value-type="float" office:value="0.295645160719781" calcext:value-type="float">
            <text:p>0.295645160719781</text:p>
          </table:table-cell>
          <table:table-cell office:value-type="float" office:value="0" calcext:value-type="float">
            <text:p>0</text:p>
          </table:table-cell>
          <table:table-cell office:value-type="float" office:value="0.00765130157023244" calcext:value-type="float">
            <text:p>0.007651301570232</text:p>
          </table:table-cell>
          <table:table-cell office:value-type="float" office:value="0.0430567002833422" calcext:value-type="float">
            <text:p>0.043056700283342</text:p>
          </table:table-cell>
          <table:table-cell office:value-type="float" office:value="0.0950947480871746" calcext:value-type="float">
            <text:p>0.095094748087175</text:p>
          </table:table-cell>
          <table:table-cell office:value-type="float" office:value="0.0343194303441494" calcext:value-type="float">
            <text:p>0.034319430344149</text:p>
          </table:table-cell>
          <table:table-cell office:value-type="float" office:value="0.510539552948917" calcext:value-type="float">
            <text:p>0.510539552948917</text:p>
          </table:table-cell>
          <table:table-cell office:value-type="float" office:value="0" calcext:value-type="float">
            <text:p>0</text:p>
          </table:table-cell>
          <table:table-cell office:value-type="float" office:value="0.00396643283288533" calcext:value-type="float">
            <text:p>0.003966432832885</text:p>
          </table:table-cell>
          <table:table-cell office:value-type="float" office:value="0.441512613380443" calcext:value-type="float">
            <text:p>0.441512613380443</text:p>
          </table:table-cell>
          <table:table-cell office:value-type="float" office:value="0" calcext:value-type="float">
            <text:p>0</text:p>
          </table:table-cell>
          <table:table-cell office:value-type="float" office:value="0.00320096533956103" calcext:value-type="float">
            <text:p>0.003200965339561</text:p>
          </table:table-cell>
          <table:table-cell office:value-type="float" office:value="0.0160650718245945" calcext:value-type="float">
            <text:p>0.016065071824595</text:p>
          </table:table-cell>
          <table:table-cell office:value-type="float" office:value="0.0875494585912209" calcext:value-type="float">
            <text:p>0.087549458591221</text:p>
          </table:table-cell>
          <table:table-cell office:value-type="float" office:value="0.0225954663770175" calcext:value-type="float">
            <text:p>0.022595466377018</text:p>
          </table:table-cell>
          <table:table-cell office:value-type="float" office:value="0.425109991654278" calcext:value-type="float">
            <text:p>0.425109991654278</text:p>
          </table:table-cell>
          <table:table-cell office:value-type="float" office:value="0" calcext:value-type="float">
            <text:p>0</text:p>
          </table:table-cell>
          <table:table-cell office:value-type="float" office:value="0.00231314367315597" calcext:value-type="float">
            <text:p>0.002313143673156</text:p>
          </table:table-cell>
          <table:table-cell office:value-type="float" office:value="0.623364757935852" calcext:value-type="float">
            <text:p>0.623364757935852</text:p>
          </table:table-cell>
          <table:table-cell office:value-type="float" office:value="0.0193197667632941" calcext:value-type="float">
            <text:p>0.019319766763294</text:p>
          </table:table-cell>
          <table:table-cell office:value-type="float" office:value="0.00186002100841446" calcext:value-type="float">
            <text:p>0.001860021008414</text:p>
          </table:table-cell>
          <table:table-cell office:value-type="float" office:value="0.00533845041554728" calcext:value-type="float">
            <text:p>0.005338450415547</text:p>
          </table:table-cell>
          <table:table-cell office:value-type="float" office:value="0.0714035236888621" calcext:value-type="float">
            <text:p>0.071403523688862</text:p>
          </table:table-cell>
          <table:table-cell office:value-type="float" office:value="0.0101949958991871" calcext:value-type="float">
            <text:p>0.010194995899187</text:p>
          </table:table-cell>
          <table:table-cell office:value-type="float" office:value="0.266205340615687" calcext:value-type="float">
            <text:p>0.266205340615687</text:p>
          </table:table-cell>
          <table:table-cell office:value-type="float" office:value="0" calcext:value-type="float">
            <text:p>0</text:p>
          </table:table-cell>
          <table:table-cell office:value-type="float" office:value="0.0163895483778737" calcext:value-type="float">
            <text:p>0.016389548377874</text:p>
          </table:table-cell>
          <table:table-cell office:value-type="float" office:value="0.722291210939923" calcext:value-type="float">
            <text:p>0.722291210939923</text:p>
          </table:table-cell>
          <table:table-cell office:value-type="float" office:value="0.0126282705254993" calcext:value-type="float">
            <text:p>0.012628270525499</text:p>
          </table:table-cell>
          <table:table-cell office:value-type="float" office:value="0.00805816692846033" calcext:value-type="float">
            <text:p>0.00805816692846</text:p>
          </table:table-cell>
          <table:table-cell office:value-type="float" office:value="0.0201644500354145" calcext:value-type="float">
            <text:p>0.020164450035415</text:p>
          </table:table-cell>
          <table:table-cell office:value-type="float" office:value="0.147656794121487" calcext:value-type="float">
            <text:p>0.147656794121487</text:p>
          </table:table-cell>
          <table:table-cell office:value-type="float" office:value="0.0147148910479564" calcext:value-type="float">
            <text:p>0.014714891047956</text:p>
          </table:table-cell>
          <table:table-cell office:value-type="float" office:value="0.058096668023386" calcext:value-type="float">
            <text:p>0.058096668023386</text:p>
          </table:table-cell>
          <table:table-cell office:value-type="float" office:value="0.121902109695421" calcext:value-type="float">
            <text:p>0.121902109695421</text:p>
          </table:table-cell>
          <table:table-cell office:value-type="float" office:value="0.0659227118977676" calcext:value-type="float">
            <text:p>0.065922711897768</text:p>
          </table:table-cell>
          <table:table-cell office:value-type="float" office:value="0.0534139666960103" calcext:value-type="float">
            <text:p>0.05341396669601</text:p>
          </table:table-cell>
          <table:table-cell office:value-type="float" office:value="0.0821675113169734" calcext:value-type="float">
            <text:p>0.082167511316973</text:p>
          </table:table-cell>
          <table:table-cell office:value-type="float" office:value="0.20202668804128" calcext:value-type="float">
            <text:p>0.20202668804128</text:p>
          </table:table-cell>
          <table:table-cell/>
        </table:table-row>
        <table:table-row table:style-name="ro1">
          <table:table-cell table:number-columns-repeated="20"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2</text:p>
          </table:table-cell>
          <table:table-cell office:value-type="string" calcext:value-type="string">
            <text:p>Other</text:p>
          </table:table-cell>
          <table:table-cell office:value-type="float" office:value="1223.23754882812" calcext:value-type="float">
            <text:p>1223.23754882812</text:p>
          </table:table-cell>
          <table:table-cell office:value-type="float" office:value="7662445.61503076" calcext:value-type="float">
            <text:p>7662445.61503076</text:p>
          </table:table-cell>
          <table:table-cell office:value-type="float" office:value="341556.442016757" calcext:value-type="float">
            <text:p>341556.442016757</text:p>
          </table:table-cell>
          <table:table-cell office:value-type="string" calcext:value-type="string">
            <text:p>CC</text:p>
          </table:table-cell>
          <table:table-cell office:value-type="float" office:value="16.567834854126" calcext:value-type="float">
            <text:p>16.567834854126</text:p>
          </table:table-cell>
          <table:table-cell office:value-type="float" office:value="2000.634765625" calcext:value-type="float">
            <text:p>2000.634765625</text:p>
          </table:table-cell>
          <table:table-cell table:number-columns-repeated="2" office:value-type="float" office:value="0" calcext:value-type="float">
            <text:p>0</text:p>
          </table:table-cell>
          <table:table-cell office:value-type="float" office:value="0.346642468239564" calcext:value-type="float">
            <text:p>0.346642468239564</text:p>
          </table:table-cell>
          <table:table-cell table:number-columns-repeated="3" office:value-type="float" office:value="0" calcext:value-type="float">
            <text:p>0</text:p>
          </table:table-cell>
          <table:table-cell office:value-type="float" office:value="0.313242270831343" calcext:value-type="float">
            <text:p>0.313242270831343</text:p>
          </table:table-cell>
          <table:table-cell office:value-type="float" office:value="0.0291973127009902" calcext:value-type="float">
            <text:p>0.02919731270099</text:p>
          </table:table-cell>
          <table:table-cell office:value-type="float" office:value="0.310917948228102" calcext:value-type="float">
            <text:p>0.310917948228102</text:p>
          </table:table-cell>
          <table:table-cell office:value-type="float" office:value="0" calcext:value-type="float">
            <text:p>0</text:p>
          </table:table-cell>
          <table:table-cell office:value-type="float" office:value="0.013693106046403" calcext:value-type="float">
            <text:p>0.013693106046403</text:p>
          </table:table-cell>
          <table:table-cell office:value-type="float" office:value="0.295645160719781" calcext:value-type="float">
            <text:p>0.295645160719781</text:p>
          </table:table-cell>
          <table:table-cell office:value-type="float" office:value="0" calcext:value-type="float">
            <text:p>0</text:p>
          </table:table-cell>
          <table:table-cell office:value-type="float" office:value="0.00765130157023244" calcext:value-type="float">
            <text:p>0.007651301570232</text:p>
          </table:table-cell>
          <table:table-cell office:value-type="float" office:value="0.0430567002833422" calcext:value-type="float">
            <text:p>0.043056700283342</text:p>
          </table:table-cell>
          <table:table-cell office:value-type="float" office:value="0.0950947480871746" calcext:value-type="float">
            <text:p>0.095094748087175</text:p>
          </table:table-cell>
          <table:table-cell office:value-type="float" office:value="0.0343194303441494" calcext:value-type="float">
            <text:p>0.034319430344149</text:p>
          </table:table-cell>
          <table:table-cell office:value-type="float" office:value="0.510539552948917" calcext:value-type="float">
            <text:p>0.510539552948917</text:p>
          </table:table-cell>
          <table:table-cell office:value-type="float" office:value="0" calcext:value-type="float">
            <text:p>0</text:p>
          </table:table-cell>
          <table:table-cell office:value-type="float" office:value="0.00396643283288533" calcext:value-type="float">
            <text:p>0.003966432832885</text:p>
          </table:table-cell>
          <table:table-cell office:value-type="float" office:value="0.441512613380443" calcext:value-type="float">
            <text:p>0.441512613380443</text:p>
          </table:table-cell>
          <table:table-cell office:value-type="float" office:value="0" calcext:value-type="float">
            <text:p>0</text:p>
          </table:table-cell>
          <table:table-cell office:value-type="float" office:value="0.00320096533956103" calcext:value-type="float">
            <text:p>0.003200965339561</text:p>
          </table:table-cell>
          <table:table-cell office:value-type="float" office:value="0.0160650718245945" calcext:value-type="float">
            <text:p>0.016065071824595</text:p>
          </table:table-cell>
          <table:table-cell office:value-type="float" office:value="0.0875494585912209" calcext:value-type="float">
            <text:p>0.087549458591221</text:p>
          </table:table-cell>
          <table:table-cell office:value-type="float" office:value="0.0225954663770175" calcext:value-type="float">
            <text:p>0.022595466377018</text:p>
          </table:table-cell>
          <table:table-cell office:value-type="float" office:value="0.425109991654278" calcext:value-type="float">
            <text:p>0.425109991654278</text:p>
          </table:table-cell>
          <table:table-cell office:value-type="float" office:value="0" calcext:value-type="float">
            <text:p>0</text:p>
          </table:table-cell>
          <table:table-cell office:value-type="float" office:value="0.00231314367315597" calcext:value-type="float">
            <text:p>0.002313143673156</text:p>
          </table:table-cell>
          <table:table-cell office:value-type="float" office:value="0.623364757935852" calcext:value-type="float">
            <text:p>0.623364757935852</text:p>
          </table:table-cell>
          <table:table-cell office:value-type="float" office:value="0.0193197667632941" calcext:value-type="float">
            <text:p>0.019319766763294</text:p>
          </table:table-cell>
          <table:table-cell office:value-type="float" office:value="0.00186002100841446" calcext:value-type="float">
            <text:p>0.001860021008414</text:p>
          </table:table-cell>
          <table:table-cell office:value-type="float" office:value="0.00533845041554728" calcext:value-type="float">
            <text:p>0.005338450415547</text:p>
          </table:table-cell>
          <table:table-cell office:value-type="float" office:value="0.0714035236888621" calcext:value-type="float">
            <text:p>0.071403523688862</text:p>
          </table:table-cell>
          <table:table-cell office:value-type="float" office:value="0.0101949958991871" calcext:value-type="float">
            <text:p>0.010194995899187</text:p>
          </table:table-cell>
          <table:table-cell office:value-type="float" office:value="0.266205340615687" calcext:value-type="float">
            <text:p>0.266205340615687</text:p>
          </table:table-cell>
          <table:table-cell office:value-type="float" office:value="0" calcext:value-type="float">
            <text:p>0</text:p>
          </table:table-cell>
          <table:table-cell office:value-type="float" office:value="0.0163895483778737" calcext:value-type="float">
            <text:p>0.016389548377874</text:p>
          </table:table-cell>
          <table:table-cell office:value-type="float" office:value="0.722291210939923" calcext:value-type="float">
            <text:p>0.722291210939923</text:p>
          </table:table-cell>
          <table:table-cell office:value-type="float" office:value="0.0126282705254993" calcext:value-type="float">
            <text:p>0.012628270525499</text:p>
          </table:table-cell>
          <table:table-cell office:value-type="float" office:value="0.00805816692846033" calcext:value-type="float">
            <text:p>0.00805816692846</text:p>
          </table:table-cell>
          <table:table-cell office:value-type="float" office:value="0.0201644500354145" calcext:value-type="float">
            <text:p>0.020164450035415</text:p>
          </table:table-cell>
          <table:table-cell office:value-type="float" office:value="0.147656794121487" calcext:value-type="float">
            <text:p>0.147656794121487</text:p>
          </table:table-cell>
          <table:table-cell office:value-type="float" office:value="0.0147148910479564" calcext:value-type="float">
            <text:p>0.014714891047956</text:p>
          </table:table-cell>
          <table:table-cell office:value-type="float" office:value="0.058096668023386" calcext:value-type="float">
            <text:p>0.058096668023386</text:p>
          </table:table-cell>
          <table:table-cell office:value-type="float" office:value="0.121902109695421" calcext:value-type="float">
            <text:p>0.121902109695421</text:p>
          </table:table-cell>
          <table:table-cell office:value-type="float" office:value="0.0659227118977676" calcext:value-type="float">
            <text:p>0.065922711897768</text:p>
          </table:table-cell>
          <table:table-cell office:value-type="float" office:value="0.0534139666960103" calcext:value-type="float">
            <text:p>0.05341396669601</text:p>
          </table:table-cell>
          <table:table-cell office:value-type="float" office:value="0.0821675113169734" calcext:value-type="float">
            <text:p>0.082167511316973</text:p>
          </table:table-cell>
          <table:table-cell office:value-type="float" office:value="0.20202668804128" calcext:value-type="float">
            <text:p>0.20202668804128</text:p>
          </table:table-cell>
          <table:table-cell/>
        </table:table-row>
        <table:table-row table:style-name="ro1">
          <table:table-cell office:value-type="float" office:value="3" calcext:value-type="float">
            <text:p>3</text:p>
          </table:table-cell>
          <table:table-cell table:number-columns-repeated="40"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3</text:p>
          </table:table-cell>
          <table:table-cell office:value-type="string" calcext:value-type="string">
            <text:p>DesInt</text:p>
          </table:table-cell>
          <table:table-cell office:value-type="float" office:value="1023.81530761719" calcext:value-type="float">
            <text:p>1023.81530761719</text:p>
          </table:table-cell>
          <table:table-cell office:value-type="float" office:value="7660035.33475366" calcext:value-type="float">
            <text:p>7660035.33475366</text:p>
          </table:table-cell>
          <table:table-cell office:value-type="float" office:value="340936.499158224" calcext:value-type="float">
            <text:p>340936.499158224</text:p>
          </table:table-cell>
          <table:table-cell office:value-type="string" calcext:value-type="string">
            <text:p>CC</text:p>
          </table:table-cell>
          <table:table-cell office:value-type="float" office:value="18.2043228149414" calcext:value-type="float">
            <text:p>18.2043228149414</text:p>
          </table:table-cell>
          <table:table-cell office:value-type="float" office:value="1344.42163085938" calcext:value-type="float">
            <text:p>1344.42163085938</text:p>
          </table:table-cell>
          <table:table-cell office:value-type="float" office:value="0" calcext:value-type="float">
            <text:p>0</text:p>
          </table:table-cell>
          <table:table-cell office:value-type="float" office:value="0.100480753924035" calcext:value-type="float">
            <text:p>0.100480753924035</text:p>
          </table:table-cell>
          <table:table-cell office:value-type="float" office:value="0.393867999617944" calcext:value-type="float">
            <text:p>0.393867999617944</text:p>
          </table:table-cell>
          <table:table-cell office:value-type="float" office:value="0" calcext:value-type="float">
            <text:p>0</text:p>
          </table:table-cell>
          <table:table-cell office:value-type="float" office:value="0.120156643000414" calcext:value-type="float">
            <text:p>0.120156643000414</text:p>
          </table:table-cell>
          <table:table-cell office:value-type="float" office:value="0" calcext:value-type="float">
            <text:p>0</text:p>
          </table:table-cell>
          <table:table-cell office:value-type="float" office:value="0.132191410105384" calcext:value-type="float">
            <text:p>0.132191410105384</text:p>
          </table:table-cell>
          <table:table-cell office:value-type="float" office:value="0.149256582508198" calcext:value-type="float">
            <text:p>0.149256582508198</text:p>
          </table:table-cell>
          <table:table-cell office:value-type="float" office:value="0.104046610844026" calcext:value-type="float">
            <text:p>0.104046610844026</text:p>
          </table:table-cell>
          <table:table-cell office:value-type="float" office:value="0" calcext:value-type="float">
            <text:p>0</text:p>
          </table:table-cell>
          <table:table-cell office:value-type="float" office:value="0.0354304108668353" calcext:value-type="float">
            <text:p>0.035430410866835</text:p>
          </table:table-cell>
          <table:table-cell office:value-type="float" office:value="0.560483913758644" calcext:value-type="float">
            <text:p>0.560483913758644</text:p>
          </table:table-cell>
          <table:table-cell office:value-type="float" office:value="0" calcext:value-type="float">
            <text:p>0</text:p>
          </table:table-cell>
          <table:table-cell office:value-type="float" office:value="0.0360282283025876" calcext:value-type="float">
            <text:p>0.036028228302588</text:p>
          </table:table-cell>
          <table:table-cell office:value-type="float" office:value="0.0000495233378729726" calcext:value-type="float">
            <text:p>4.95233378729726E-05</text:p>
          </table:table-cell>
          <table:table-cell office:value-type="float" office:value="0.264688091405932" calcext:value-type="float">
            <text:p>0.264688091405932</text:p>
          </table:table-cell>
          <table:table-cell office:value-type="float" office:value="0.0565874882824245" calcext:value-type="float">
            <text:p>0.056587488282425</text:p>
          </table:table-cell>
          <table:table-cell office:value-type="float" office:value="0.046732344045703" calcext:value-type="float">
            <text:p>0.046732344045703</text:p>
          </table:table-cell>
          <table:table-cell office:value-type="float" office:value="0" calcext:value-type="float">
            <text:p>0</text:p>
          </table:table-cell>
          <table:table-cell office:value-type="float" office:value="0.0265568887255711" calcext:value-type="float">
            <text:p>0.026556888725571</text:p>
          </table:table-cell>
          <table:table-cell office:value-type="float" office:value="0.637499356492502" calcext:value-type="float">
            <text:p>0.637499356492502</text:p>
          </table:table-cell>
          <table:table-cell office:value-type="float" office:value="0" calcext:value-type="float">
            <text:p>0</text:p>
          </table:table-cell>
          <table:table-cell office:value-type="float" office:value="0.00904017084458362" calcext:value-type="float">
            <text:p>0.009040170844584</text:p>
          </table:table-cell>
          <table:table-cell office:value-type="float" office:value="0.00930289942288472" calcext:value-type="float">
            <text:p>0.009302899422885</text:p>
          </table:table-cell>
          <table:table-cell office:value-type="float" office:value="0.232631954540855" calcext:value-type="float">
            <text:p>0.232631954540855</text:p>
          </table:table-cell>
          <table:table-cell office:value-type="float" office:value="0.0307711971369686" calcext:value-type="float">
            <text:p>0.030771197136969</text:p>
          </table:table-cell>
          <table:table-cell office:value-type="float" office:value="0.0541975328366343" calcext:value-type="float">
            <text:p>0.054197532836634</text:p>
          </table:table-cell>
          <table:table-cell office:value-type="float" office:value="0" calcext:value-type="float">
            <text:p>0</text:p>
          </table:table-cell>
          <table:table-cell office:value-type="float" office:value="0.0673932463628355" calcext:value-type="float">
            <text:p>0.067393246362836</text:p>
          </table:table-cell>
          <table:table-cell office:value-type="float" office:value="0.518676107217454" calcext:value-type="float">
            <text:p>0.518676107217454</text:p>
          </table:table-cell>
          <table:table-cell office:value-type="float" office:value="0" calcext:value-type="float">
            <text:p>0</text:p>
          </table:table-cell>
          <table:table-cell office:value-type="float" office:value="0.0163613103950499" calcext:value-type="float">
            <text:p>0.01636131039505</text:p>
          </table:table-cell>
          <table:table-cell office:value-type="float" office:value="0.01552400068936" calcext:value-type="float">
            <text:p>0.01552400068936</text:p>
          </table:table-cell>
          <table:table-cell office:value-type="float" office:value="0.303490729153628" calcext:value-type="float">
            <text:p>0.303490729153628</text:p>
          </table:table-cell>
          <table:table-cell office:value-type="float" office:value="0.028874319652361" calcext:value-type="float">
            <text:p>0.028874319652361</text:p>
          </table:table-cell>
          <table:table-cell office:value-type="float" office:value="0.0496802865293111" calcext:value-type="float">
            <text:p>0.049680286529311</text:p>
          </table:table-cell>
          <table:table-cell office:value-type="float" office:value="0" calcext:value-type="float">
            <text:p>0</text:p>
          </table:table-cell>
          <table:table-cell office:value-type="float" office:value="0.0229735627185224" calcext:value-type="float">
            <text:p>0.022973562718522</text:p>
          </table:table-cell>
          <table:table-cell office:value-type="float" office:value="0.622275123623969" calcext:value-type="float">
            <text:p>0.622275123623969</text:p>
          </table:table-cell>
          <table:table-cell office:value-type="float" office:value="0.000971538062336185" calcext:value-type="float">
            <text:p>0.000971538062336</text:p>
          </table:table-cell>
          <table:table-cell office:value-type="float" office:value="0.00977403363526512" calcext:value-type="float">
            <text:p>0.009774033635265</text:p>
          </table:table-cell>
          <table:table-cell office:value-type="float" office:value="0.034224396642259" calcext:value-type="float">
            <text:p>0.034224396642259</text:p>
          </table:table-cell>
          <table:table-cell office:value-type="float" office:value="0.223699708510833" calcext:value-type="float">
            <text:p>0.223699708510833</text:p>
          </table:table-cell>
          <table:table-cell office:value-type="float" office:value="0.0200851013233382" calcext:value-type="float">
            <text:p>0.020085101323338</text:p>
          </table:table-cell>
          <table:table-cell office:value-type="float" office:value="0.0659965354834767" calcext:value-type="float">
            <text:p>0.065996535483477</text:p>
          </table:table-cell>
          <table:table-cell office:value-type="float" office:value="0.142071488045395" calcext:value-type="float">
            <text:p>0.142071488045395</text:p>
          </table:table-cell>
          <table:table-cell office:value-type="float" office:value="0.0739094729769728" calcext:value-type="float">
            <text:p>0.073909472976973</text:p>
          </table:table-cell>
          <table:table-cell office:value-type="float" office:value="0.0555883030437561" calcext:value-type="float">
            <text:p>0.055588303043756</text:p>
          </table:table-cell>
          <table:table-cell office:value-type="float" office:value="0.0914092126973327" calcext:value-type="float">
            <text:p>0.091409212697333</text:p>
          </table:table-cell>
          <table:table-cell office:value-type="float" office:value="0.276827622915636" calcext:value-type="float">
            <text:p>0.276827622915636</text:p>
          </table:table-cell>
          <table:table-cell/>
        </table:table-row>
        <table:table-row table:style-name="ro1">
          <table:table-cell table:number-columns-repeated="14" office:value-type="float" office:value="0" calcext:value-type="float">
            <text:p>0</text:p>
          </table:table-cell>
          <table:table-cell office:value-type="float" office:value="1" calcext:value-type="float">
            <text:p>1</text:p>
          </table:table-cell>
          <table:table-cell table:number-columns-repeated="26"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3</text:p>
          </table:table-cell>
          <table:table-cell office:value-type="string" calcext:value-type="string">
            <text:p>LanCam</text:p>
          </table:table-cell>
          <table:table-cell office:value-type="float" office:value="1023.81530761719" calcext:value-type="float">
            <text:p>1023.81530761719</text:p>
          </table:table-cell>
          <table:table-cell office:value-type="float" office:value="7660035.33475366" calcext:value-type="float">
            <text:p>7660035.33475366</text:p>
          </table:table-cell>
          <table:table-cell office:value-type="float" office:value="340936.499158224" calcext:value-type="float">
            <text:p>340936.499158224</text:p>
          </table:table-cell>
          <table:table-cell office:value-type="string" calcext:value-type="string">
            <text:p>CC</text:p>
          </table:table-cell>
          <table:table-cell office:value-type="float" office:value="18.2043228149414" calcext:value-type="float">
            <text:p>18.2043228149414</text:p>
          </table:table-cell>
          <table:table-cell office:value-type="float" office:value="1344.42163085938" calcext:value-type="float">
            <text:p>1344.42163085938</text:p>
          </table:table-cell>
          <table:table-cell office:value-type="float" office:value="0" calcext:value-type="float">
            <text:p>0</text:p>
          </table:table-cell>
          <table:table-cell office:value-type="float" office:value="0.100480753924035" calcext:value-type="float">
            <text:p>0.100480753924035</text:p>
          </table:table-cell>
          <table:table-cell office:value-type="float" office:value="0.393867999617944" calcext:value-type="float">
            <text:p>0.393867999617944</text:p>
          </table:table-cell>
          <table:table-cell office:value-type="float" office:value="0" calcext:value-type="float">
            <text:p>0</text:p>
          </table:table-cell>
          <table:table-cell office:value-type="float" office:value="0.120156643000414" calcext:value-type="float">
            <text:p>0.120156643000414</text:p>
          </table:table-cell>
          <table:table-cell office:value-type="float" office:value="0" calcext:value-type="float">
            <text:p>0</text:p>
          </table:table-cell>
          <table:table-cell office:value-type="float" office:value="0.132191410105384" calcext:value-type="float">
            <text:p>0.132191410105384</text:p>
          </table:table-cell>
          <table:table-cell office:value-type="float" office:value="0.149256582508198" calcext:value-type="float">
            <text:p>0.149256582508198</text:p>
          </table:table-cell>
          <table:table-cell office:value-type="float" office:value="0.104046610844026" calcext:value-type="float">
            <text:p>0.104046610844026</text:p>
          </table:table-cell>
          <table:table-cell office:value-type="float" office:value="0" calcext:value-type="float">
            <text:p>0</text:p>
          </table:table-cell>
          <table:table-cell office:value-type="float" office:value="0.0354304108668353" calcext:value-type="float">
            <text:p>0.035430410866835</text:p>
          </table:table-cell>
          <table:table-cell office:value-type="float" office:value="0.560483913758644" calcext:value-type="float">
            <text:p>0.560483913758644</text:p>
          </table:table-cell>
          <table:table-cell office:value-type="float" office:value="0" calcext:value-type="float">
            <text:p>0</text:p>
          </table:table-cell>
          <table:table-cell office:value-type="float" office:value="0.0360282283025876" calcext:value-type="float">
            <text:p>0.036028228302588</text:p>
          </table:table-cell>
          <table:table-cell office:value-type="float" office:value="0.0000495233378729726" calcext:value-type="float">
            <text:p>4.95233378729726E-05</text:p>
          </table:table-cell>
          <table:table-cell office:value-type="float" office:value="0.264688091405932" calcext:value-type="float">
            <text:p>0.264688091405932</text:p>
          </table:table-cell>
          <table:table-cell office:value-type="float" office:value="0.0565874882824245" calcext:value-type="float">
            <text:p>0.056587488282425</text:p>
          </table:table-cell>
          <table:table-cell office:value-type="float" office:value="0.046732344045703" calcext:value-type="float">
            <text:p>0.046732344045703</text:p>
          </table:table-cell>
          <table:table-cell office:value-type="float" office:value="0" calcext:value-type="float">
            <text:p>0</text:p>
          </table:table-cell>
          <table:table-cell office:value-type="float" office:value="0.0265568887255711" calcext:value-type="float">
            <text:p>0.026556888725571</text:p>
          </table:table-cell>
          <table:table-cell office:value-type="float" office:value="0.637499356492502" calcext:value-type="float">
            <text:p>0.637499356492502</text:p>
          </table:table-cell>
          <table:table-cell office:value-type="float" office:value="0" calcext:value-type="float">
            <text:p>0</text:p>
          </table:table-cell>
          <table:table-cell office:value-type="float" office:value="0.00904017084458362" calcext:value-type="float">
            <text:p>0.009040170844584</text:p>
          </table:table-cell>
          <table:table-cell office:value-type="float" office:value="0.00930289942288472" calcext:value-type="float">
            <text:p>0.009302899422885</text:p>
          </table:table-cell>
          <table:table-cell office:value-type="float" office:value="0.232631954540855" calcext:value-type="float">
            <text:p>0.232631954540855</text:p>
          </table:table-cell>
          <table:table-cell office:value-type="float" office:value="0.0307711971369686" calcext:value-type="float">
            <text:p>0.030771197136969</text:p>
          </table:table-cell>
          <table:table-cell office:value-type="float" office:value="0.0541975328366343" calcext:value-type="float">
            <text:p>0.054197532836634</text:p>
          </table:table-cell>
          <table:table-cell office:value-type="float" office:value="0" calcext:value-type="float">
            <text:p>0</text:p>
          </table:table-cell>
          <table:table-cell office:value-type="float" office:value="0.0673932463628355" calcext:value-type="float">
            <text:p>0.067393246362836</text:p>
          </table:table-cell>
          <table:table-cell office:value-type="float" office:value="0.518676107217454" calcext:value-type="float">
            <text:p>0.518676107217454</text:p>
          </table:table-cell>
          <table:table-cell office:value-type="float" office:value="0" calcext:value-type="float">
            <text:p>0</text:p>
          </table:table-cell>
          <table:table-cell office:value-type="float" office:value="0.0163613103950499" calcext:value-type="float">
            <text:p>0.01636131039505</text:p>
          </table:table-cell>
          <table:table-cell office:value-type="float" office:value="0.01552400068936" calcext:value-type="float">
            <text:p>0.01552400068936</text:p>
          </table:table-cell>
          <table:table-cell office:value-type="float" office:value="0.303490729153628" calcext:value-type="float">
            <text:p>0.303490729153628</text:p>
          </table:table-cell>
          <table:table-cell office:value-type="float" office:value="0.028874319652361" calcext:value-type="float">
            <text:p>0.028874319652361</text:p>
          </table:table-cell>
          <table:table-cell office:value-type="float" office:value="0.0496802865293111" calcext:value-type="float">
            <text:p>0.049680286529311</text:p>
          </table:table-cell>
          <table:table-cell office:value-type="float" office:value="0" calcext:value-type="float">
            <text:p>0</text:p>
          </table:table-cell>
          <table:table-cell office:value-type="float" office:value="0.0229735627185224" calcext:value-type="float">
            <text:p>0.022973562718522</text:p>
          </table:table-cell>
          <table:table-cell office:value-type="float" office:value="0.622275123623969" calcext:value-type="float">
            <text:p>0.622275123623969</text:p>
          </table:table-cell>
          <table:table-cell office:value-type="float" office:value="0.000971538062336185" calcext:value-type="float">
            <text:p>0.000971538062336</text:p>
          </table:table-cell>
          <table:table-cell office:value-type="float" office:value="0.00977403363526512" calcext:value-type="float">
            <text:p>0.009774033635265</text:p>
          </table:table-cell>
          <table:table-cell office:value-type="float" office:value="0.034224396642259" calcext:value-type="float">
            <text:p>0.034224396642259</text:p>
          </table:table-cell>
          <table:table-cell office:value-type="float" office:value="0.223699708510833" calcext:value-type="float">
            <text:p>0.223699708510833</text:p>
          </table:table-cell>
          <table:table-cell office:value-type="float" office:value="0.0200851013233382" calcext:value-type="float">
            <text:p>0.020085101323338</text:p>
          </table:table-cell>
          <table:table-cell office:value-type="float" office:value="0.0659965354834767" calcext:value-type="float">
            <text:p>0.065996535483477</text:p>
          </table:table-cell>
          <table:table-cell office:value-type="float" office:value="0.142071488045395" calcext:value-type="float">
            <text:p>0.142071488045395</text:p>
          </table:table-cell>
          <table:table-cell office:value-type="float" office:value="0.0739094729769728" calcext:value-type="float">
            <text:p>0.073909472976973</text:p>
          </table:table-cell>
          <table:table-cell office:value-type="float" office:value="0.0555883030437561" calcext:value-type="float">
            <text:p>0.055588303043756</text:p>
          </table:table-cell>
          <table:table-cell office:value-type="float" office:value="0.0914092126973327" calcext:value-type="float">
            <text:p>0.091409212697333</text:p>
          </table:table-cell>
          <table:table-cell office:value-type="float" office:value="0.276827622915636" calcext:value-type="float">
            <text:p>0.276827622915636</text:p>
          </table:table-cell>
          <table:table-cell/>
        </table:table-row>
        <table:table-row table:style-name="ro1">
          <table:table-cell table:number-columns-repeated="17" office:value-type="float" office:value="0" calcext:value-type="float">
            <text:p>0</text:p>
          </table:table-cell>
          <table:table-cell office:value-type="float" office:value="34" calcext:value-type="float">
            <text:p>34</text:p>
          </table:table-cell>
          <table:table-cell table:number-columns-repeated="23"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3</text:p>
          </table:table-cell>
          <table:table-cell office:value-type="string" calcext:value-type="string">
            <text:p>SolMau</text:p>
          </table:table-cell>
          <table:table-cell office:value-type="float" office:value="1023.81530761719" calcext:value-type="float">
            <text:p>1023.81530761719</text:p>
          </table:table-cell>
          <table:table-cell office:value-type="float" office:value="7660035.33475366" calcext:value-type="float">
            <text:p>7660035.33475366</text:p>
          </table:table-cell>
          <table:table-cell office:value-type="float" office:value="340936.499158224" calcext:value-type="float">
            <text:p>340936.499158224</text:p>
          </table:table-cell>
          <table:table-cell office:value-type="string" calcext:value-type="string">
            <text:p>CC</text:p>
          </table:table-cell>
          <table:table-cell office:value-type="float" office:value="18.2043228149414" calcext:value-type="float">
            <text:p>18.2043228149414</text:p>
          </table:table-cell>
          <table:table-cell office:value-type="float" office:value="1344.42163085938" calcext:value-type="float">
            <text:p>1344.42163085938</text:p>
          </table:table-cell>
          <table:table-cell office:value-type="float" office:value="0" calcext:value-type="float">
            <text:p>0</text:p>
          </table:table-cell>
          <table:table-cell office:value-type="float" office:value="0.100480753924035" calcext:value-type="float">
            <text:p>0.100480753924035</text:p>
          </table:table-cell>
          <table:table-cell office:value-type="float" office:value="0.393867999617944" calcext:value-type="float">
            <text:p>0.393867999617944</text:p>
          </table:table-cell>
          <table:table-cell office:value-type="float" office:value="0" calcext:value-type="float">
            <text:p>0</text:p>
          </table:table-cell>
          <table:table-cell office:value-type="float" office:value="0.120156643000414" calcext:value-type="float">
            <text:p>0.120156643000414</text:p>
          </table:table-cell>
          <table:table-cell office:value-type="float" office:value="0" calcext:value-type="float">
            <text:p>0</text:p>
          </table:table-cell>
          <table:table-cell office:value-type="float" office:value="0.132191410105384" calcext:value-type="float">
            <text:p>0.132191410105384</text:p>
          </table:table-cell>
          <table:table-cell office:value-type="float" office:value="0.149256582508198" calcext:value-type="float">
            <text:p>0.149256582508198</text:p>
          </table:table-cell>
          <table:table-cell office:value-type="float" office:value="0.104046610844026" calcext:value-type="float">
            <text:p>0.104046610844026</text:p>
          </table:table-cell>
          <table:table-cell office:value-type="float" office:value="0" calcext:value-type="float">
            <text:p>0</text:p>
          </table:table-cell>
          <table:table-cell office:value-type="float" office:value="0.0354304108668353" calcext:value-type="float">
            <text:p>0.035430410866835</text:p>
          </table:table-cell>
          <table:table-cell office:value-type="float" office:value="0.560483913758644" calcext:value-type="float">
            <text:p>0.560483913758644</text:p>
          </table:table-cell>
          <table:table-cell office:value-type="float" office:value="0" calcext:value-type="float">
            <text:p>0</text:p>
          </table:table-cell>
          <table:table-cell office:value-type="float" office:value="0.0360282283025876" calcext:value-type="float">
            <text:p>0.036028228302588</text:p>
          </table:table-cell>
          <table:table-cell office:value-type="float" office:value="0.0000495233378729726" calcext:value-type="float">
            <text:p>4.95233378729726E-05</text:p>
          </table:table-cell>
          <table:table-cell office:value-type="float" office:value="0.264688091405932" calcext:value-type="float">
            <text:p>0.264688091405932</text:p>
          </table:table-cell>
          <table:table-cell office:value-type="float" office:value="0.0565874882824245" calcext:value-type="float">
            <text:p>0.056587488282425</text:p>
          </table:table-cell>
          <table:table-cell office:value-type="float" office:value="0.046732344045703" calcext:value-type="float">
            <text:p>0.046732344045703</text:p>
          </table:table-cell>
          <table:table-cell office:value-type="float" office:value="0" calcext:value-type="float">
            <text:p>0</text:p>
          </table:table-cell>
          <table:table-cell office:value-type="float" office:value="0.0265568887255711" calcext:value-type="float">
            <text:p>0.026556888725571</text:p>
          </table:table-cell>
          <table:table-cell office:value-type="float" office:value="0.637499356492502" calcext:value-type="float">
            <text:p>0.637499356492502</text:p>
          </table:table-cell>
          <table:table-cell office:value-type="float" office:value="0" calcext:value-type="float">
            <text:p>0</text:p>
          </table:table-cell>
          <table:table-cell office:value-type="float" office:value="0.00904017084458362" calcext:value-type="float">
            <text:p>0.009040170844584</text:p>
          </table:table-cell>
          <table:table-cell office:value-type="float" office:value="0.00930289942288472" calcext:value-type="float">
            <text:p>0.009302899422885</text:p>
          </table:table-cell>
          <table:table-cell office:value-type="float" office:value="0.232631954540855" calcext:value-type="float">
            <text:p>0.232631954540855</text:p>
          </table:table-cell>
          <table:table-cell office:value-type="float" office:value="0.0307711971369686" calcext:value-type="float">
            <text:p>0.030771197136969</text:p>
          </table:table-cell>
          <table:table-cell office:value-type="float" office:value="0.0541975328366343" calcext:value-type="float">
            <text:p>0.054197532836634</text:p>
          </table:table-cell>
          <table:table-cell office:value-type="float" office:value="0" calcext:value-type="float">
            <text:p>0</text:p>
          </table:table-cell>
          <table:table-cell office:value-type="float" office:value="0.0673932463628355" calcext:value-type="float">
            <text:p>0.067393246362836</text:p>
          </table:table-cell>
          <table:table-cell office:value-type="float" office:value="0.518676107217454" calcext:value-type="float">
            <text:p>0.518676107217454</text:p>
          </table:table-cell>
          <table:table-cell office:value-type="float" office:value="0" calcext:value-type="float">
            <text:p>0</text:p>
          </table:table-cell>
          <table:table-cell office:value-type="float" office:value="0.0163613103950499" calcext:value-type="float">
            <text:p>0.01636131039505</text:p>
          </table:table-cell>
          <table:table-cell office:value-type="float" office:value="0.01552400068936" calcext:value-type="float">
            <text:p>0.01552400068936</text:p>
          </table:table-cell>
          <table:table-cell office:value-type="float" office:value="0.303490729153628" calcext:value-type="float">
            <text:p>0.303490729153628</text:p>
          </table:table-cell>
          <table:table-cell office:value-type="float" office:value="0.028874319652361" calcext:value-type="float">
            <text:p>0.028874319652361</text:p>
          </table:table-cell>
          <table:table-cell office:value-type="float" office:value="0.0496802865293111" calcext:value-type="float">
            <text:p>0.049680286529311</text:p>
          </table:table-cell>
          <table:table-cell office:value-type="float" office:value="0" calcext:value-type="float">
            <text:p>0</text:p>
          </table:table-cell>
          <table:table-cell office:value-type="float" office:value="0.0229735627185224" calcext:value-type="float">
            <text:p>0.022973562718522</text:p>
          </table:table-cell>
          <table:table-cell office:value-type="float" office:value="0.622275123623969" calcext:value-type="float">
            <text:p>0.622275123623969</text:p>
          </table:table-cell>
          <table:table-cell office:value-type="float" office:value="0.000971538062336185" calcext:value-type="float">
            <text:p>0.000971538062336</text:p>
          </table:table-cell>
          <table:table-cell office:value-type="float" office:value="0.00977403363526512" calcext:value-type="float">
            <text:p>0.009774033635265</text:p>
          </table:table-cell>
          <table:table-cell office:value-type="float" office:value="0.034224396642259" calcext:value-type="float">
            <text:p>0.034224396642259</text:p>
          </table:table-cell>
          <table:table-cell office:value-type="float" office:value="0.223699708510833" calcext:value-type="float">
            <text:p>0.223699708510833</text:p>
          </table:table-cell>
          <table:table-cell office:value-type="float" office:value="0.0200851013233382" calcext:value-type="float">
            <text:p>0.020085101323338</text:p>
          </table:table-cell>
          <table:table-cell office:value-type="float" office:value="0.0659965354834767" calcext:value-type="float">
            <text:p>0.065996535483477</text:p>
          </table:table-cell>
          <table:table-cell office:value-type="float" office:value="0.142071488045395" calcext:value-type="float">
            <text:p>0.142071488045395</text:p>
          </table:table-cell>
          <table:table-cell office:value-type="float" office:value="0.0739094729769728" calcext:value-type="float">
            <text:p>0.073909472976973</text:p>
          </table:table-cell>
          <table:table-cell office:value-type="float" office:value="0.0555883030437561" calcext:value-type="float">
            <text:p>0.055588303043756</text:p>
          </table:table-cell>
          <table:table-cell office:value-type="float" office:value="0.0914092126973327" calcext:value-type="float">
            <text:p>0.091409212697333</text:p>
          </table:table-cell>
          <table:table-cell office:value-type="float" office:value="0.276827622915636" calcext:value-type="float">
            <text:p>0.276827622915636</text:p>
          </table:table-cell>
          <table:table-cell/>
        </table:table-row>
        <table:table-row table:style-name="ro1">
          <table:table-cell office:value-type="float" office:value="2" calcext:value-type="float">
            <text:p>2</text:p>
          </table:table-cell>
          <table:table-cell table:number-columns-repeated="18"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3</text:p>
          </table:table-cell>
          <table:table-cell office:value-type="string" calcext:value-type="string">
            <text:p>Ipo</text:p>
          </table:table-cell>
          <table:table-cell office:value-type="float" office:value="1023.81530761719" calcext:value-type="float">
            <text:p>1023.81530761719</text:p>
          </table:table-cell>
          <table:table-cell office:value-type="float" office:value="7660035.33475366" calcext:value-type="float">
            <text:p>7660035.33475366</text:p>
          </table:table-cell>
          <table:table-cell office:value-type="float" office:value="340936.499158224" calcext:value-type="float">
            <text:p>340936.499158224</text:p>
          </table:table-cell>
          <table:table-cell office:value-type="string" calcext:value-type="string">
            <text:p>CC</text:p>
          </table:table-cell>
          <table:table-cell office:value-type="float" office:value="18.2043228149414" calcext:value-type="float">
            <text:p>18.2043228149414</text:p>
          </table:table-cell>
          <table:table-cell office:value-type="float" office:value="1344.42163085938" calcext:value-type="float">
            <text:p>1344.42163085938</text:p>
          </table:table-cell>
          <table:table-cell office:value-type="float" office:value="0" calcext:value-type="float">
            <text:p>0</text:p>
          </table:table-cell>
          <table:table-cell office:value-type="float" office:value="0.100480753924035" calcext:value-type="float">
            <text:p>0.100480753924035</text:p>
          </table:table-cell>
          <table:table-cell office:value-type="float" office:value="0.393867999617944" calcext:value-type="float">
            <text:p>0.393867999617944</text:p>
          </table:table-cell>
          <table:table-cell office:value-type="float" office:value="0" calcext:value-type="float">
            <text:p>0</text:p>
          </table:table-cell>
          <table:table-cell office:value-type="float" office:value="0.120156643000414" calcext:value-type="float">
            <text:p>0.120156643000414</text:p>
          </table:table-cell>
          <table:table-cell office:value-type="float" office:value="0" calcext:value-type="float">
            <text:p>0</text:p>
          </table:table-cell>
          <table:table-cell office:value-type="float" office:value="0.132191410105384" calcext:value-type="float">
            <text:p>0.132191410105384</text:p>
          </table:table-cell>
          <table:table-cell office:value-type="float" office:value="0.149256582508198" calcext:value-type="float">
            <text:p>0.149256582508198</text:p>
          </table:table-cell>
          <table:table-cell office:value-type="float" office:value="0.104046610844026" calcext:value-type="float">
            <text:p>0.104046610844026</text:p>
          </table:table-cell>
          <table:table-cell office:value-type="float" office:value="0" calcext:value-type="float">
            <text:p>0</text:p>
          </table:table-cell>
          <table:table-cell office:value-type="float" office:value="0.0354304108668353" calcext:value-type="float">
            <text:p>0.035430410866835</text:p>
          </table:table-cell>
          <table:table-cell office:value-type="float" office:value="0.560483913758644" calcext:value-type="float">
            <text:p>0.560483913758644</text:p>
          </table:table-cell>
          <table:table-cell office:value-type="float" office:value="0" calcext:value-type="float">
            <text:p>0</text:p>
          </table:table-cell>
          <table:table-cell office:value-type="float" office:value="0.0360282283025876" calcext:value-type="float">
            <text:p>0.036028228302588</text:p>
          </table:table-cell>
          <table:table-cell office:value-type="float" office:value="0.0000495233378729726" calcext:value-type="float">
            <text:p>4.95233378729726E-05</text:p>
          </table:table-cell>
          <table:table-cell office:value-type="float" office:value="0.264688091405932" calcext:value-type="float">
            <text:p>0.264688091405932</text:p>
          </table:table-cell>
          <table:table-cell office:value-type="float" office:value="0.0565874882824245" calcext:value-type="float">
            <text:p>0.056587488282425</text:p>
          </table:table-cell>
          <table:table-cell office:value-type="float" office:value="0.046732344045703" calcext:value-type="float">
            <text:p>0.046732344045703</text:p>
          </table:table-cell>
          <table:table-cell office:value-type="float" office:value="0" calcext:value-type="float">
            <text:p>0</text:p>
          </table:table-cell>
          <table:table-cell office:value-type="float" office:value="0.0265568887255711" calcext:value-type="float">
            <text:p>0.026556888725571</text:p>
          </table:table-cell>
          <table:table-cell office:value-type="float" office:value="0.637499356492502" calcext:value-type="float">
            <text:p>0.637499356492502</text:p>
          </table:table-cell>
          <table:table-cell office:value-type="float" office:value="0" calcext:value-type="float">
            <text:p>0</text:p>
          </table:table-cell>
          <table:table-cell office:value-type="float" office:value="0.00904017084458362" calcext:value-type="float">
            <text:p>0.009040170844584</text:p>
          </table:table-cell>
          <table:table-cell office:value-type="float" office:value="0.00930289942288472" calcext:value-type="float">
            <text:p>0.009302899422885</text:p>
          </table:table-cell>
          <table:table-cell office:value-type="float" office:value="0.232631954540855" calcext:value-type="float">
            <text:p>0.232631954540855</text:p>
          </table:table-cell>
          <table:table-cell office:value-type="float" office:value="0.0307711971369686" calcext:value-type="float">
            <text:p>0.030771197136969</text:p>
          </table:table-cell>
          <table:table-cell office:value-type="float" office:value="0.0541975328366343" calcext:value-type="float">
            <text:p>0.054197532836634</text:p>
          </table:table-cell>
          <table:table-cell office:value-type="float" office:value="0" calcext:value-type="float">
            <text:p>0</text:p>
          </table:table-cell>
          <table:table-cell office:value-type="float" office:value="0.0673932463628355" calcext:value-type="float">
            <text:p>0.067393246362836</text:p>
          </table:table-cell>
          <table:table-cell office:value-type="float" office:value="0.518676107217454" calcext:value-type="float">
            <text:p>0.518676107217454</text:p>
          </table:table-cell>
          <table:table-cell office:value-type="float" office:value="0" calcext:value-type="float">
            <text:p>0</text:p>
          </table:table-cell>
          <table:table-cell office:value-type="float" office:value="0.0163613103950499" calcext:value-type="float">
            <text:p>0.01636131039505</text:p>
          </table:table-cell>
          <table:table-cell office:value-type="float" office:value="0.01552400068936" calcext:value-type="float">
            <text:p>0.01552400068936</text:p>
          </table:table-cell>
          <table:table-cell office:value-type="float" office:value="0.303490729153628" calcext:value-type="float">
            <text:p>0.303490729153628</text:p>
          </table:table-cell>
          <table:table-cell office:value-type="float" office:value="0.028874319652361" calcext:value-type="float">
            <text:p>0.028874319652361</text:p>
          </table:table-cell>
          <table:table-cell office:value-type="float" office:value="0.0496802865293111" calcext:value-type="float">
            <text:p>0.049680286529311</text:p>
          </table:table-cell>
          <table:table-cell office:value-type="float" office:value="0" calcext:value-type="float">
            <text:p>0</text:p>
          </table:table-cell>
          <table:table-cell office:value-type="float" office:value="0.0229735627185224" calcext:value-type="float">
            <text:p>0.022973562718522</text:p>
          </table:table-cell>
          <table:table-cell office:value-type="float" office:value="0.622275123623969" calcext:value-type="float">
            <text:p>0.622275123623969</text:p>
          </table:table-cell>
          <table:table-cell office:value-type="float" office:value="0.000971538062336185" calcext:value-type="float">
            <text:p>0.000971538062336</text:p>
          </table:table-cell>
          <table:table-cell office:value-type="float" office:value="0.00977403363526512" calcext:value-type="float">
            <text:p>0.009774033635265</text:p>
          </table:table-cell>
          <table:table-cell office:value-type="float" office:value="0.034224396642259" calcext:value-type="float">
            <text:p>0.034224396642259</text:p>
          </table:table-cell>
          <table:table-cell office:value-type="float" office:value="0.223699708510833" calcext:value-type="float">
            <text:p>0.223699708510833</text:p>
          </table:table-cell>
          <table:table-cell office:value-type="float" office:value="0.0200851013233382" calcext:value-type="float">
            <text:p>0.020085101323338</text:p>
          </table:table-cell>
          <table:table-cell office:value-type="float" office:value="0.0659965354834767" calcext:value-type="float">
            <text:p>0.065996535483477</text:p>
          </table:table-cell>
          <table:table-cell office:value-type="float" office:value="0.142071488045395" calcext:value-type="float">
            <text:p>0.142071488045395</text:p>
          </table:table-cell>
          <table:table-cell office:value-type="float" office:value="0.0739094729769728" calcext:value-type="float">
            <text:p>0.073909472976973</text:p>
          </table:table-cell>
          <table:table-cell office:value-type="float" office:value="0.0555883030437561" calcext:value-type="float">
            <text:p>0.055588303043756</text:p>
          </table:table-cell>
          <table:table-cell office:value-type="float" office:value="0.0914092126973327" calcext:value-type="float">
            <text:p>0.091409212697333</text:p>
          </table:table-cell>
          <table:table-cell office:value-type="float" office:value="0.276827622915636" calcext:value-type="float">
            <text:p>0.276827622915636</text:p>
          </table:table-cell>
          <table:table-cell/>
        </table:table-row>
        <table:table-row table:style-name="ro1">
          <table:table-cell office:value-type="float" office:value="1" calcext:value-type="float">
            <text:p>1</text:p>
          </table:table-cell>
          <table:table-cell table:number-columns-repeated="3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4</text:p>
          </table:table-cell>
          <table:table-cell office:value-type="string" calcext:value-type="string">
            <text:p>Other</text:p>
          </table:table-cell>
          <table:table-cell office:value-type="float" office:value="842.204711914062" calcext:value-type="float">
            <text:p>842.204711914062</text:p>
          </table:table-cell>
          <table:table-cell office:value-type="float" office:value="7657644.33531867" calcext:value-type="float">
            <text:p>7657644.33531867</text:p>
          </table:table-cell>
          <table:table-cell office:value-type="float" office:value="339691.915680323" calcext:value-type="float">
            <text:p>339691.915680323</text:p>
          </table:table-cell>
          <table:table-cell office:value-type="string" calcext:value-type="string">
            <text:p>CB</text:p>
          </table:table-cell>
          <table:table-cell office:value-type="float" office:value="17.9517974853516" calcext:value-type="float">
            <text:p>17.9517974853516</text:p>
          </table:table-cell>
          <table:table-cell office:value-type="float" office:value="1323.85266113281" calcext:value-type="float">
            <text:p>1323.85266113281</text:p>
          </table:table-cell>
          <table:table-cell table:number-columns-repeated="2" office:value-type="float" office:value="0" calcext:value-type="float">
            <text:p>0</text:p>
          </table:table-cell>
          <table:table-cell office:value-type="float" office:value="0.759034610118763" calcext:value-type="float">
            <text:p>0.759034610118763</text:p>
          </table:table-cell>
          <table:table-cell table:number-columns-repeated="3" office:value-type="float" office:value="0" calcext:value-type="float">
            <text:p>0</text:p>
          </table:table-cell>
          <table:table-cell office:value-type="float" office:value="0.235966504282485" calcext:value-type="float">
            <text:p>0.235966504282485</text:p>
          </table:table-cell>
          <table:table-cell office:value-type="float" office:value="0" calcext:value-type="float">
            <text:p>0</text:p>
          </table:table-cell>
          <table:table-cell office:value-type="float" office:value="0.00499888559875187" calcext:value-type="float">
            <text:p>0.004998885598752</text:p>
          </table:table-cell>
          <table:table-cell table:number-columns-repeated="2" office:value-type="float" office:value="0" calcext:value-type="float">
            <text:p>0</text:p>
          </table:table-cell>
          <table:table-cell office:value-type="float" office:value="0.909469571836893" calcext:value-type="float">
            <text:p>0.909469571836893</text:p>
          </table:table-cell>
          <table:table-cell table:number-columns-repeated="3" office:value-type="float" office:value="0" calcext:value-type="float">
            <text:p>0</text:p>
          </table:table-cell>
          <table:table-cell office:value-type="float" office:value="0.0836110193470549" calcext:value-type="float">
            <text:p>0.083611019347055</text:p>
          </table:table-cell>
          <table:table-cell office:value-type="float" office:value="0" calcext:value-type="float">
            <text:p>0</text:p>
          </table:table-cell>
          <table:table-cell office:value-type="float" office:value="0.00691940881605217" calcext:value-type="float">
            <text:p>0.006919408816052</text:p>
          </table:table-cell>
          <table:table-cell office:value-type="float" office:value="0" calcext:value-type="float">
            <text:p>0</text:p>
          </table:table-cell>
          <table:table-cell office:value-type="float" office:value="0.00297080370609782" calcext:value-type="float">
            <text:p>0.002970803706098</text:p>
          </table:table-cell>
          <table:table-cell office:value-type="float" office:value="0.825904977375566" calcext:value-type="float">
            <text:p>0.825904977375566</text:p>
          </table:table-cell>
          <table:table-cell office:value-type="float" office:value="0" calcext:value-type="float">
            <text:p>0</text:p>
          </table:table-cell>
          <table:table-cell office:value-type="float" office:value="0.0143476621417798" calcext:value-type="float">
            <text:p>0.01434766214178</text:p>
          </table:table-cell>
          <table:table-cell office:value-type="float" office:value="0" calcext:value-type="float">
            <text:p>0</text:p>
          </table:table-cell>
          <table:table-cell office:value-type="float" office:value="0.115166451195863" calcext:value-type="float">
            <text:p>0.115166451195863</text:p>
          </table:table-cell>
          <table:table-cell office:value-type="float" office:value="0.0113346620699562" calcext:value-type="float">
            <text:p>0.011334662069956</text:p>
          </table:table-cell>
          <table:table-cell office:value-type="float" office:value="0.0302754435107376" calcext:value-type="float">
            <text:p>0.030275443510738</text:p>
          </table:table-cell>
          <table:table-cell office:value-type="float" office:value="0" calcext:value-type="float">
            <text:p>0</text:p>
          </table:table-cell>
          <table:table-cell office:value-type="float" office:value="0.000887938844117761" calcext:value-type="float">
            <text:p>0.000887938844118</text:p>
          </table:table-cell>
          <table:table-cell office:value-type="float" office:value="0.792575714966533" calcext:value-type="float">
            <text:p>0.792575714966533</text:p>
          </table:table-cell>
          <table:table-cell office:value-type="float" office:value="0" calcext:value-type="float">
            <text:p>0</text:p>
          </table:table-cell>
          <table:table-cell office:value-type="float" office:value="0.00503058008784396" calcext:value-type="float">
            <text:p>0.005030580087844</text:p>
          </table:table-cell>
          <table:table-cell office:value-type="float" office:value="0.0354123642733553" calcext:value-type="float">
            <text:p>0.035412364273355</text:p>
          </table:table-cell>
          <table:table-cell office:value-type="float" office:value="0.135382095460537" calcext:value-type="float">
            <text:p>0.135382095460537</text:p>
          </table:table-cell>
          <table:table-cell office:value-type="float" office:value="0.00769546998235393" calcext:value-type="float">
            <text:p>0.007695469982354</text:p>
          </table:table-cell>
          <table:table-cell office:value-type="float" office:value="0.0230158363852597" calcext:value-type="float">
            <text:p>0.02301583638526</text:p>
          </table:table-cell>
          <table:table-cell office:value-type="float" office:value="0.0000840373122911251" calcext:value-type="float">
            <text:p>8.40373122911251E-05</text:p>
          </table:table-cell>
          <table:table-cell office:value-type="float" office:value="0.0150374437888539" calcext:value-type="float">
            <text:p>0.015037443788854</text:p>
          </table:table-cell>
          <table:table-cell office:value-type="float" office:value="0.586853871030692" calcext:value-type="float">
            <text:p>0.586853871030692</text:p>
          </table:table-cell>
          <table:table-cell office:value-type="float" office:value="0.0116139910001549" calcext:value-type="float">
            <text:p>0.011613991000155</text:p>
          </table:table-cell>
          <table:table-cell office:value-type="float" office:value="0.00752195939744145" calcext:value-type="float">
            <text:p>0.007521959397441</text:p>
          </table:table-cell>
          <table:table-cell office:value-type="float" office:value="0.025025347237697" calcext:value-type="float">
            <text:p>0.025025347237697</text:p>
          </table:table-cell>
          <table:table-cell office:value-type="float" office:value="0.318480025398556" calcext:value-type="float">
            <text:p>0.318480025398556</text:p>
          </table:table-cell>
          <table:table-cell office:value-type="float" office:value="0.0145161369204775" calcext:value-type="float">
            <text:p>0.014516136920478</text:p>
          </table:table-cell>
          <table:table-cell office:value-type="float" office:value="0.0208671879138364" calcext:value-type="float">
            <text:p>0.020867187913836</text:p>
          </table:table-cell>
          <table:table-cell office:value-type="float" office:value="0.0594685736019501" calcext:value-type="float">
            <text:p>0.05946857360195</text:p>
          </table:table-cell>
          <table:table-cell office:value-type="float" office:value="0.0310522808903626" calcext:value-type="float">
            <text:p>0.031052280890363</text:p>
          </table:table-cell>
          <table:table-cell office:value-type="float" office:value="0.0758367974028489" calcext:value-type="float">
            <text:p>0.075836797402849</text:p>
          </table:table-cell>
          <table:table-cell office:value-type="float" office:value="0.104175684361508" calcext:value-type="float">
            <text:p>0.104175684361508</text:p>
          </table:table-cell>
          <table:table-cell office:value-type="float" office:value="0.243939631728635" calcext:value-type="float">
            <text:p>0.243939631728635</text:p>
          </table:table-cell>
          <table:table-cell/>
        </table:table-row>
        <table:table-row table:style-name="ro1">
          <table:table-cell table:number-columns-repeated="1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4</text:p>
          </table:table-cell>
          <table:table-cell office:value-type="string" calcext:value-type="string">
            <text:p>LanCam</text:p>
          </table:table-cell>
          <table:table-cell office:value-type="float" office:value="842.204711914062" calcext:value-type="float">
            <text:p>842.204711914062</text:p>
          </table:table-cell>
          <table:table-cell office:value-type="float" office:value="7657644.33531867" calcext:value-type="float">
            <text:p>7657644.33531867</text:p>
          </table:table-cell>
          <table:table-cell office:value-type="float" office:value="339691.915680323" calcext:value-type="float">
            <text:p>339691.915680323</text:p>
          </table:table-cell>
          <table:table-cell office:value-type="string" calcext:value-type="string">
            <text:p>CB</text:p>
          </table:table-cell>
          <table:table-cell office:value-type="float" office:value="17.9517974853516" calcext:value-type="float">
            <text:p>17.9517974853516</text:p>
          </table:table-cell>
          <table:table-cell office:value-type="float" office:value="1323.85266113281" calcext:value-type="float">
            <text:p>1323.85266113281</text:p>
          </table:table-cell>
          <table:table-cell table:number-columns-repeated="2" office:value-type="float" office:value="0" calcext:value-type="float">
            <text:p>0</text:p>
          </table:table-cell>
          <table:table-cell office:value-type="float" office:value="0.759034610118763" calcext:value-type="float">
            <text:p>0.759034610118763</text:p>
          </table:table-cell>
          <table:table-cell table:number-columns-repeated="3" office:value-type="float" office:value="0" calcext:value-type="float">
            <text:p>0</text:p>
          </table:table-cell>
          <table:table-cell office:value-type="float" office:value="0.235966504282485" calcext:value-type="float">
            <text:p>0.235966504282485</text:p>
          </table:table-cell>
          <table:table-cell office:value-type="float" office:value="0" calcext:value-type="float">
            <text:p>0</text:p>
          </table:table-cell>
          <table:table-cell office:value-type="float" office:value="0.00499888559875187" calcext:value-type="float">
            <text:p>0.004998885598752</text:p>
          </table:table-cell>
          <table:table-cell table:number-columns-repeated="2" office:value-type="float" office:value="0" calcext:value-type="float">
            <text:p>0</text:p>
          </table:table-cell>
          <table:table-cell office:value-type="float" office:value="0.909469571836893" calcext:value-type="float">
            <text:p>0.909469571836893</text:p>
          </table:table-cell>
          <table:table-cell table:number-columns-repeated="3" office:value-type="float" office:value="0" calcext:value-type="float">
            <text:p>0</text:p>
          </table:table-cell>
          <table:table-cell office:value-type="float" office:value="0.0836110193470549" calcext:value-type="float">
            <text:p>0.083611019347055</text:p>
          </table:table-cell>
          <table:table-cell office:value-type="float" office:value="0" calcext:value-type="float">
            <text:p>0</text:p>
          </table:table-cell>
          <table:table-cell office:value-type="float" office:value="0.00691940881605217" calcext:value-type="float">
            <text:p>0.006919408816052</text:p>
          </table:table-cell>
          <table:table-cell office:value-type="float" office:value="0" calcext:value-type="float">
            <text:p>0</text:p>
          </table:table-cell>
          <table:table-cell office:value-type="float" office:value="0.00297080370609782" calcext:value-type="float">
            <text:p>0.002970803706098</text:p>
          </table:table-cell>
          <table:table-cell office:value-type="float" office:value="0.825904977375566" calcext:value-type="float">
            <text:p>0.825904977375566</text:p>
          </table:table-cell>
          <table:table-cell office:value-type="float" office:value="0" calcext:value-type="float">
            <text:p>0</text:p>
          </table:table-cell>
          <table:table-cell office:value-type="float" office:value="0.0143476621417798" calcext:value-type="float">
            <text:p>0.01434766214178</text:p>
          </table:table-cell>
          <table:table-cell office:value-type="float" office:value="0" calcext:value-type="float">
            <text:p>0</text:p>
          </table:table-cell>
          <table:table-cell office:value-type="float" office:value="0.115166451195863" calcext:value-type="float">
            <text:p>0.115166451195863</text:p>
          </table:table-cell>
          <table:table-cell office:value-type="float" office:value="0.0113346620699562" calcext:value-type="float">
            <text:p>0.011334662069956</text:p>
          </table:table-cell>
          <table:table-cell office:value-type="float" office:value="0.0302754435107376" calcext:value-type="float">
            <text:p>0.030275443510738</text:p>
          </table:table-cell>
          <table:table-cell office:value-type="float" office:value="0" calcext:value-type="float">
            <text:p>0</text:p>
          </table:table-cell>
          <table:table-cell office:value-type="float" office:value="0.000887938844117761" calcext:value-type="float">
            <text:p>0.000887938844118</text:p>
          </table:table-cell>
          <table:table-cell office:value-type="float" office:value="0.792575714966533" calcext:value-type="float">
            <text:p>0.792575714966533</text:p>
          </table:table-cell>
          <table:table-cell office:value-type="float" office:value="0" calcext:value-type="float">
            <text:p>0</text:p>
          </table:table-cell>
          <table:table-cell office:value-type="float" office:value="0.00503058008784396" calcext:value-type="float">
            <text:p>0.005030580087844</text:p>
          </table:table-cell>
          <table:table-cell office:value-type="float" office:value="0.0354123642733553" calcext:value-type="float">
            <text:p>0.035412364273355</text:p>
          </table:table-cell>
          <table:table-cell office:value-type="float" office:value="0.135382095460537" calcext:value-type="float">
            <text:p>0.135382095460537</text:p>
          </table:table-cell>
          <table:table-cell office:value-type="float" office:value="0.00769546998235393" calcext:value-type="float">
            <text:p>0.007695469982354</text:p>
          </table:table-cell>
          <table:table-cell office:value-type="float" office:value="0.0230158363852597" calcext:value-type="float">
            <text:p>0.02301583638526</text:p>
          </table:table-cell>
          <table:table-cell office:value-type="float" office:value="0.0000840373122911251" calcext:value-type="float">
            <text:p>8.40373122911251E-05</text:p>
          </table:table-cell>
          <table:table-cell office:value-type="float" office:value="0.0150374437888539" calcext:value-type="float">
            <text:p>0.015037443788854</text:p>
          </table:table-cell>
          <table:table-cell office:value-type="float" office:value="0.586853871030692" calcext:value-type="float">
            <text:p>0.586853871030692</text:p>
          </table:table-cell>
          <table:table-cell office:value-type="float" office:value="0.0116139910001549" calcext:value-type="float">
            <text:p>0.011613991000155</text:p>
          </table:table-cell>
          <table:table-cell office:value-type="float" office:value="0.00752195939744145" calcext:value-type="float">
            <text:p>0.007521959397441</text:p>
          </table:table-cell>
          <table:table-cell office:value-type="float" office:value="0.025025347237697" calcext:value-type="float">
            <text:p>0.025025347237697</text:p>
          </table:table-cell>
          <table:table-cell office:value-type="float" office:value="0.318480025398556" calcext:value-type="float">
            <text:p>0.318480025398556</text:p>
          </table:table-cell>
          <table:table-cell office:value-type="float" office:value="0.0145161369204775" calcext:value-type="float">
            <text:p>0.014516136920478</text:p>
          </table:table-cell>
          <table:table-cell office:value-type="float" office:value="0.0208671879138364" calcext:value-type="float">
            <text:p>0.020867187913836</text:p>
          </table:table-cell>
          <table:table-cell office:value-type="float" office:value="0.0594685736019501" calcext:value-type="float">
            <text:p>0.05946857360195</text:p>
          </table:table-cell>
          <table:table-cell office:value-type="float" office:value="0.0310522808903626" calcext:value-type="float">
            <text:p>0.031052280890363</text:p>
          </table:table-cell>
          <table:table-cell office:value-type="float" office:value="0.0758367974028489" calcext:value-type="float">
            <text:p>0.075836797402849</text:p>
          </table:table-cell>
          <table:table-cell office:value-type="float" office:value="0.104175684361508" calcext:value-type="float">
            <text:p>0.104175684361508</text:p>
          </table:table-cell>
          <table:table-cell office:value-type="float" office:value="0.243939631728635" calcext:value-type="float">
            <text:p>0.243939631728635</text:p>
          </table:table-cell>
          <table:table-cell/>
        </table:table-row>
        <table:table-row table:style-name="ro1">
          <table:table-cell office:value-type="float" office:value="2" calcext:value-type="float">
            <text:p>2</text:p>
          </table:table-cell>
          <table:table-cell table:number-columns-repeated="32"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4</text:p>
          </table:table-cell>
          <table:table-cell office:value-type="string" calcext:value-type="string">
            <text:p>DesInt</text:p>
          </table:table-cell>
          <table:table-cell office:value-type="float" office:value="842.204711914062" calcext:value-type="float">
            <text:p>842.204711914062</text:p>
          </table:table-cell>
          <table:table-cell office:value-type="float" office:value="7657644.33531867" calcext:value-type="float">
            <text:p>7657644.33531867</text:p>
          </table:table-cell>
          <table:table-cell office:value-type="float" office:value="339691.915680323" calcext:value-type="float">
            <text:p>339691.915680323</text:p>
          </table:table-cell>
          <table:table-cell office:value-type="string" calcext:value-type="string">
            <text:p>CB</text:p>
          </table:table-cell>
          <table:table-cell office:value-type="float" office:value="17.9517974853516" calcext:value-type="float">
            <text:p>17.9517974853516</text:p>
          </table:table-cell>
          <table:table-cell office:value-type="float" office:value="1323.85266113281" calcext:value-type="float">
            <text:p>1323.85266113281</text:p>
          </table:table-cell>
          <table:table-cell table:number-columns-repeated="2" office:value-type="float" office:value="0" calcext:value-type="float">
            <text:p>0</text:p>
          </table:table-cell>
          <table:table-cell office:value-type="float" office:value="0.759034610118763" calcext:value-type="float">
            <text:p>0.759034610118763</text:p>
          </table:table-cell>
          <table:table-cell table:number-columns-repeated="3" office:value-type="float" office:value="0" calcext:value-type="float">
            <text:p>0</text:p>
          </table:table-cell>
          <table:table-cell office:value-type="float" office:value="0.235966504282485" calcext:value-type="float">
            <text:p>0.235966504282485</text:p>
          </table:table-cell>
          <table:table-cell office:value-type="float" office:value="0" calcext:value-type="float">
            <text:p>0</text:p>
          </table:table-cell>
          <table:table-cell office:value-type="float" office:value="0.00499888559875187" calcext:value-type="float">
            <text:p>0.004998885598752</text:p>
          </table:table-cell>
          <table:table-cell table:number-columns-repeated="2" office:value-type="float" office:value="0" calcext:value-type="float">
            <text:p>0</text:p>
          </table:table-cell>
          <table:table-cell office:value-type="float" office:value="0.909469571836893" calcext:value-type="float">
            <text:p>0.909469571836893</text:p>
          </table:table-cell>
          <table:table-cell table:number-columns-repeated="3" office:value-type="float" office:value="0" calcext:value-type="float">
            <text:p>0</text:p>
          </table:table-cell>
          <table:table-cell office:value-type="float" office:value="0.0836110193470549" calcext:value-type="float">
            <text:p>0.083611019347055</text:p>
          </table:table-cell>
          <table:table-cell office:value-type="float" office:value="0" calcext:value-type="float">
            <text:p>0</text:p>
          </table:table-cell>
          <table:table-cell office:value-type="float" office:value="0.00691940881605217" calcext:value-type="float">
            <text:p>0.006919408816052</text:p>
          </table:table-cell>
          <table:table-cell office:value-type="float" office:value="0" calcext:value-type="float">
            <text:p>0</text:p>
          </table:table-cell>
          <table:table-cell office:value-type="float" office:value="0.00297080370609782" calcext:value-type="float">
            <text:p>0.002970803706098</text:p>
          </table:table-cell>
          <table:table-cell office:value-type="float" office:value="0.825904977375566" calcext:value-type="float">
            <text:p>0.825904977375566</text:p>
          </table:table-cell>
          <table:table-cell office:value-type="float" office:value="0" calcext:value-type="float">
            <text:p>0</text:p>
          </table:table-cell>
          <table:table-cell office:value-type="float" office:value="0.0143476621417798" calcext:value-type="float">
            <text:p>0.01434766214178</text:p>
          </table:table-cell>
          <table:table-cell office:value-type="float" office:value="0" calcext:value-type="float">
            <text:p>0</text:p>
          </table:table-cell>
          <table:table-cell office:value-type="float" office:value="0.115166451195863" calcext:value-type="float">
            <text:p>0.115166451195863</text:p>
          </table:table-cell>
          <table:table-cell office:value-type="float" office:value="0.0113346620699562" calcext:value-type="float">
            <text:p>0.011334662069956</text:p>
          </table:table-cell>
          <table:table-cell office:value-type="float" office:value="0.0302754435107376" calcext:value-type="float">
            <text:p>0.030275443510738</text:p>
          </table:table-cell>
          <table:table-cell office:value-type="float" office:value="0" calcext:value-type="float">
            <text:p>0</text:p>
          </table:table-cell>
          <table:table-cell office:value-type="float" office:value="0.000887938844117761" calcext:value-type="float">
            <text:p>0.000887938844118</text:p>
          </table:table-cell>
          <table:table-cell office:value-type="float" office:value="0.792575714966533" calcext:value-type="float">
            <text:p>0.792575714966533</text:p>
          </table:table-cell>
          <table:table-cell office:value-type="float" office:value="0" calcext:value-type="float">
            <text:p>0</text:p>
          </table:table-cell>
          <table:table-cell office:value-type="float" office:value="0.00503058008784396" calcext:value-type="float">
            <text:p>0.005030580087844</text:p>
          </table:table-cell>
          <table:table-cell office:value-type="float" office:value="0.0354123642733553" calcext:value-type="float">
            <text:p>0.035412364273355</text:p>
          </table:table-cell>
          <table:table-cell office:value-type="float" office:value="0.135382095460537" calcext:value-type="float">
            <text:p>0.135382095460537</text:p>
          </table:table-cell>
          <table:table-cell office:value-type="float" office:value="0.00769546998235393" calcext:value-type="float">
            <text:p>0.007695469982354</text:p>
          </table:table-cell>
          <table:table-cell office:value-type="float" office:value="0.0230158363852597" calcext:value-type="float">
            <text:p>0.02301583638526</text:p>
          </table:table-cell>
          <table:table-cell office:value-type="float" office:value="0.0000840373122911251" calcext:value-type="float">
            <text:p>8.40373122911251E-05</text:p>
          </table:table-cell>
          <table:table-cell office:value-type="float" office:value="0.0150374437888539" calcext:value-type="float">
            <text:p>0.015037443788854</text:p>
          </table:table-cell>
          <table:table-cell office:value-type="float" office:value="0.586853871030692" calcext:value-type="float">
            <text:p>0.586853871030692</text:p>
          </table:table-cell>
          <table:table-cell office:value-type="float" office:value="0.0116139910001549" calcext:value-type="float">
            <text:p>0.011613991000155</text:p>
          </table:table-cell>
          <table:table-cell office:value-type="float" office:value="0.00752195939744145" calcext:value-type="float">
            <text:p>0.007521959397441</text:p>
          </table:table-cell>
          <table:table-cell office:value-type="float" office:value="0.025025347237697" calcext:value-type="float">
            <text:p>0.025025347237697</text:p>
          </table:table-cell>
          <table:table-cell office:value-type="float" office:value="0.318480025398556" calcext:value-type="float">
            <text:p>0.318480025398556</text:p>
          </table:table-cell>
          <table:table-cell office:value-type="float" office:value="0.0145161369204775" calcext:value-type="float">
            <text:p>0.014516136920478</text:p>
          </table:table-cell>
          <table:table-cell office:value-type="float" office:value="0.0208671879138364" calcext:value-type="float">
            <text:p>0.020867187913836</text:p>
          </table:table-cell>
          <table:table-cell office:value-type="float" office:value="0.0594685736019501" calcext:value-type="float">
            <text:p>0.05946857360195</text:p>
          </table:table-cell>
          <table:table-cell office:value-type="float" office:value="0.0310522808903626" calcext:value-type="float">
            <text:p>0.031052280890363</text:p>
          </table:table-cell>
          <table:table-cell office:value-type="float" office:value="0.0758367974028489" calcext:value-type="float">
            <text:p>0.075836797402849</text:p>
          </table:table-cell>
          <table:table-cell office:value-type="float" office:value="0.104175684361508" calcext:value-type="float">
            <text:p>0.104175684361508</text:p>
          </table:table-cell>
          <table:table-cell office:value-type="float" office:value="0.243939631728635" calcext:value-type="float">
            <text:p>0.243939631728635</text:p>
          </table:table-cell>
          <table:table-cell/>
        </table:table-row>
        <table:table-row table:style-name="ro1">
          <table:table-cell table:number-columns-repeated="17" office:value-type="float" office:value="0" calcext:value-type="float">
            <text:p>0</text:p>
          </table:table-cell>
          <table:table-cell office:value-type="float" office:value="10" calcext:value-type="float">
            <text:p>10</text:p>
          </table:table-cell>
          <table:table-cell table:number-columns-repeated="23"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4</text:p>
          </table:table-cell>
          <table:table-cell office:value-type="string" calcext:value-type="string">
            <text:p>SolMau</text:p>
          </table:table-cell>
          <table:table-cell office:value-type="float" office:value="842.204711914062" calcext:value-type="float">
            <text:p>842.204711914062</text:p>
          </table:table-cell>
          <table:table-cell office:value-type="float" office:value="7657644.33531867" calcext:value-type="float">
            <text:p>7657644.33531867</text:p>
          </table:table-cell>
          <table:table-cell office:value-type="float" office:value="339691.915680323" calcext:value-type="float">
            <text:p>339691.915680323</text:p>
          </table:table-cell>
          <table:table-cell office:value-type="string" calcext:value-type="string">
            <text:p>CB</text:p>
          </table:table-cell>
          <table:table-cell office:value-type="float" office:value="17.9517974853516" calcext:value-type="float">
            <text:p>17.9517974853516</text:p>
          </table:table-cell>
          <table:table-cell office:value-type="float" office:value="1323.85266113281" calcext:value-type="float">
            <text:p>1323.85266113281</text:p>
          </table:table-cell>
          <table:table-cell table:number-columns-repeated="2" office:value-type="float" office:value="0" calcext:value-type="float">
            <text:p>0</text:p>
          </table:table-cell>
          <table:table-cell office:value-type="float" office:value="0.759034610118763" calcext:value-type="float">
            <text:p>0.759034610118763</text:p>
          </table:table-cell>
          <table:table-cell table:number-columns-repeated="3" office:value-type="float" office:value="0" calcext:value-type="float">
            <text:p>0</text:p>
          </table:table-cell>
          <table:table-cell office:value-type="float" office:value="0.235966504282485" calcext:value-type="float">
            <text:p>0.235966504282485</text:p>
          </table:table-cell>
          <table:table-cell office:value-type="float" office:value="0" calcext:value-type="float">
            <text:p>0</text:p>
          </table:table-cell>
          <table:table-cell office:value-type="float" office:value="0.00499888559875187" calcext:value-type="float">
            <text:p>0.004998885598752</text:p>
          </table:table-cell>
          <table:table-cell table:number-columns-repeated="2" office:value-type="float" office:value="0" calcext:value-type="float">
            <text:p>0</text:p>
          </table:table-cell>
          <table:table-cell office:value-type="float" office:value="0.909469571836893" calcext:value-type="float">
            <text:p>0.909469571836893</text:p>
          </table:table-cell>
          <table:table-cell table:number-columns-repeated="3" office:value-type="float" office:value="0" calcext:value-type="float">
            <text:p>0</text:p>
          </table:table-cell>
          <table:table-cell office:value-type="float" office:value="0.0836110193470549" calcext:value-type="float">
            <text:p>0.083611019347055</text:p>
          </table:table-cell>
          <table:table-cell office:value-type="float" office:value="0" calcext:value-type="float">
            <text:p>0</text:p>
          </table:table-cell>
          <table:table-cell office:value-type="float" office:value="0.00691940881605217" calcext:value-type="float">
            <text:p>0.006919408816052</text:p>
          </table:table-cell>
          <table:table-cell office:value-type="float" office:value="0" calcext:value-type="float">
            <text:p>0</text:p>
          </table:table-cell>
          <table:table-cell office:value-type="float" office:value="0.00297080370609782" calcext:value-type="float">
            <text:p>0.002970803706098</text:p>
          </table:table-cell>
          <table:table-cell office:value-type="float" office:value="0.825904977375566" calcext:value-type="float">
            <text:p>0.825904977375566</text:p>
          </table:table-cell>
          <table:table-cell office:value-type="float" office:value="0" calcext:value-type="float">
            <text:p>0</text:p>
          </table:table-cell>
          <table:table-cell office:value-type="float" office:value="0.0143476621417798" calcext:value-type="float">
            <text:p>0.01434766214178</text:p>
          </table:table-cell>
          <table:table-cell office:value-type="float" office:value="0" calcext:value-type="float">
            <text:p>0</text:p>
          </table:table-cell>
          <table:table-cell office:value-type="float" office:value="0.115166451195863" calcext:value-type="float">
            <text:p>0.115166451195863</text:p>
          </table:table-cell>
          <table:table-cell office:value-type="float" office:value="0.0113346620699562" calcext:value-type="float">
            <text:p>0.011334662069956</text:p>
          </table:table-cell>
          <table:table-cell office:value-type="float" office:value="0.0302754435107376" calcext:value-type="float">
            <text:p>0.030275443510738</text:p>
          </table:table-cell>
          <table:table-cell office:value-type="float" office:value="0" calcext:value-type="float">
            <text:p>0</text:p>
          </table:table-cell>
          <table:table-cell office:value-type="float" office:value="0.000887938844117761" calcext:value-type="float">
            <text:p>0.000887938844118</text:p>
          </table:table-cell>
          <table:table-cell office:value-type="float" office:value="0.792575714966533" calcext:value-type="float">
            <text:p>0.792575714966533</text:p>
          </table:table-cell>
          <table:table-cell office:value-type="float" office:value="0" calcext:value-type="float">
            <text:p>0</text:p>
          </table:table-cell>
          <table:table-cell office:value-type="float" office:value="0.00503058008784396" calcext:value-type="float">
            <text:p>0.005030580087844</text:p>
          </table:table-cell>
          <table:table-cell office:value-type="float" office:value="0.0354123642733553" calcext:value-type="float">
            <text:p>0.035412364273355</text:p>
          </table:table-cell>
          <table:table-cell office:value-type="float" office:value="0.135382095460537" calcext:value-type="float">
            <text:p>0.135382095460537</text:p>
          </table:table-cell>
          <table:table-cell office:value-type="float" office:value="0.00769546998235393" calcext:value-type="float">
            <text:p>0.007695469982354</text:p>
          </table:table-cell>
          <table:table-cell office:value-type="float" office:value="0.0230158363852597" calcext:value-type="float">
            <text:p>0.02301583638526</text:p>
          </table:table-cell>
          <table:table-cell office:value-type="float" office:value="0.0000840373122911251" calcext:value-type="float">
            <text:p>8.40373122911251E-05</text:p>
          </table:table-cell>
          <table:table-cell office:value-type="float" office:value="0.0150374437888539" calcext:value-type="float">
            <text:p>0.015037443788854</text:p>
          </table:table-cell>
          <table:table-cell office:value-type="float" office:value="0.586853871030692" calcext:value-type="float">
            <text:p>0.586853871030692</text:p>
          </table:table-cell>
          <table:table-cell office:value-type="float" office:value="0.0116139910001549" calcext:value-type="float">
            <text:p>0.011613991000155</text:p>
          </table:table-cell>
          <table:table-cell office:value-type="float" office:value="0.00752195939744145" calcext:value-type="float">
            <text:p>0.007521959397441</text:p>
          </table:table-cell>
          <table:table-cell office:value-type="float" office:value="0.025025347237697" calcext:value-type="float">
            <text:p>0.025025347237697</text:p>
          </table:table-cell>
          <table:table-cell office:value-type="float" office:value="0.318480025398556" calcext:value-type="float">
            <text:p>0.318480025398556</text:p>
          </table:table-cell>
          <table:table-cell office:value-type="float" office:value="0.0145161369204775" calcext:value-type="float">
            <text:p>0.014516136920478</text:p>
          </table:table-cell>
          <table:table-cell office:value-type="float" office:value="0.0208671879138364" calcext:value-type="float">
            <text:p>0.020867187913836</text:p>
          </table:table-cell>
          <table:table-cell office:value-type="float" office:value="0.0594685736019501" calcext:value-type="float">
            <text:p>0.05946857360195</text:p>
          </table:table-cell>
          <table:table-cell office:value-type="float" office:value="0.0310522808903626" calcext:value-type="float">
            <text:p>0.031052280890363</text:p>
          </table:table-cell>
          <table:table-cell office:value-type="float" office:value="0.0758367974028489" calcext:value-type="float">
            <text:p>0.075836797402849</text:p>
          </table:table-cell>
          <table:table-cell office:value-type="float" office:value="0.104175684361508" calcext:value-type="float">
            <text:p>0.104175684361508</text:p>
          </table:table-cell>
          <table:table-cell office:value-type="float" office:value="0.243939631728635" calcext:value-type="float">
            <text:p>0.243939631728635</text:p>
          </table:table-cell>
          <table:table-cell/>
        </table:table-row>
        <table:table-row table:style-name="ro1">
          <table:table-cell office:value-type="float" office:value="1" calcext:value-type="float">
            <text:p>1</text:p>
          </table:table-cell>
          <table:table-cell table:number-columns-repeated="25"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6</text:p>
          </table:table-cell>
          <table:table-cell office:value-type="string" calcext:value-type="string">
            <text:p>LanCam</text:p>
          </table:table-cell>
          <table:table-cell office:value-type="float" office:value="410.131195068359" calcext:value-type="float">
            <text:p>410.131195068359</text:p>
          </table:table-cell>
          <table:table-cell office:value-type="float" office:value="7656140.5895345" calcext:value-type="float">
            <text:p>7656140.5895345</text:p>
          </table:table-cell>
          <table:table-cell office:value-type="float" office:value="339137.085209172" calcext:value-type="float">
            <text:p>339137.085209172</text:p>
          </table:table-cell>
          <table:table-cell office:value-type="string" calcext:value-type="string">
            <text:p>CB</text:p>
          </table:table-cell>
          <table:table-cell office:value-type="float" office:value="19.5222015380859" calcext:value-type="float">
            <text:p>19.5222015380859</text:p>
          </table:table-cell>
          <table:table-cell office:value-type="float" office:value="1420.17443847656" calcext:value-type="float">
            <text:p>1420.17443847656</text:p>
          </table:table-cell>
          <table:table-cell table:number-columns-repeated="2" office:value-type="float" office:value="0" calcext:value-type="float">
            <text:p>0</text:p>
          </table:table-cell>
          <table:table-cell office:value-type="float" office:value="0.739548508294329" calcext:value-type="float">
            <text:p>0.739548508294329</text:p>
          </table:table-cell>
          <table:table-cell table:number-columns-repeated="2" office:value-type="float" office:value="0" calcext:value-type="float">
            <text:p>0</text:p>
          </table:table-cell>
          <table:table-cell office:value-type="float" office:value="0.0761295252650683" calcext:value-type="float">
            <text:p>0.076129525265068</text:p>
          </table:table-cell>
          <table:table-cell office:value-type="float" office:value="0.184321966440602" calcext:value-type="float">
            <text:p>0.184321966440602</text:p>
          </table:table-cell>
          <table:table-cell table:number-columns-repeated="4" office:value-type="float" office:value="0" calcext:value-type="float">
            <text:p>0</text:p>
          </table:table-cell>
          <table:table-cell office:value-type="float" office:value="0.84443957070189" calcext:value-type="float">
            <text:p>0.84443957070189</text:p>
          </table:table-cell>
          <table:table-cell table:number-columns-repeated="2" office:value-type="float" office:value="0" calcext:value-type="float">
            <text:p>0</text:p>
          </table:table-cell>
          <table:table-cell office:value-type="float" office:value="0.0332515016236637" calcext:value-type="float">
            <text:p>0.033251501623664</text:p>
          </table:table-cell>
          <table:table-cell office:value-type="float" office:value="0.109100299263515" calcext:value-type="float">
            <text:p>0.109100299263515</text:p>
          </table:table-cell>
          <table:table-cell office:value-type="float" office:value="0" calcext:value-type="float">
            <text:p>0</text:p>
          </table:table-cell>
          <table:table-cell office:value-type="float" office:value="0.013208628410932" calcext:value-type="float">
            <text:p>0.013208628410932</text:p>
          </table:table-cell>
          <table:table-cell table:number-columns-repeated="2" office:value-type="float" office:value="0" calcext:value-type="float">
            <text:p>0</text:p>
          </table:table-cell>
          <table:table-cell office:value-type="float" office:value="0.904657302083315" calcext:value-type="float">
            <text:p>0.904657302083315</text:p>
          </table:table-cell>
          <table:table-cell table:number-columns-repeated="2" office:value-type="float" office:value="0" calcext:value-type="float">
            <text:p>0</text:p>
          </table:table-cell>
          <table:table-cell office:value-type="float" office:value="0.00852991911543948" calcext:value-type="float">
            <text:p>0.008529919115439</text:p>
          </table:table-cell>
          <table:table-cell office:value-type="float" office:value="0.0787278757721162" calcext:value-type="float">
            <text:p>0.078727875772116</text:p>
          </table:table-cell>
          <table:table-cell office:value-type="float" office:value="0.00476815638984475" calcext:value-type="float">
            <text:p>0.004768156389845</text:p>
          </table:table-cell>
          <table:table-cell office:value-type="float" office:value="0.00331674663928471" calcext:value-type="float">
            <text:p>0.003316746639285</text:p>
          </table:table-cell>
          <table:table-cell office:value-type="float" office:value="0.000668558358020673" calcext:value-type="float">
            <text:p>0.000668558358021</text:p>
          </table:table-cell>
          <table:table-cell office:value-type="float" office:value="0.000275643323019999" calcext:value-type="float">
            <text:p>0.00027564332302</text:p>
          </table:table-cell>
          <table:table-cell office:value-type="float" office:value="0.749068128288677" calcext:value-type="float">
            <text:p>0.749068128288677</text:p>
          </table:table-cell>
          <table:table-cell office:value-type="float" office:value="0" calcext:value-type="float">
            <text:p>0</text:p>
          </table:table-cell>
          <table:table-cell office:value-type="float" office:value="0.00433083336347326" calcext:value-type="float">
            <text:p>0.004330833363473</text:p>
          </table:table-cell>
          <table:table-cell office:value-type="float" office:value="0.00851507708697067" calcext:value-type="float">
            <text:p>0.008515077086971</text:p>
          </table:table-cell>
          <table:table-cell office:value-type="float" office:value="0.217555465683776" calcext:value-type="float">
            <text:p>0.217555465683776</text:p>
          </table:table-cell>
          <table:table-cell office:value-type="float" office:value="0.00891265011053133" calcext:value-type="float">
            <text:p>0.008912650110531</text:p>
          </table:table-cell>
          <table:table-cell office:value-type="float" office:value="0.0106736437855309" calcext:value-type="float">
            <text:p>0.010673643785531</text:p>
          </table:table-cell>
          <table:table-cell office:value-type="float" office:value="0.0000855190249513321" calcext:value-type="float">
            <text:p>8.55190249513321E-05</text:p>
          </table:table-cell>
          <table:table-cell office:value-type="float" office:value="0.00384436056180812" calcext:value-type="float">
            <text:p>0.003844360561808</text:p>
          </table:table-cell>
          <table:table-cell office:value-type="float" office:value="0.686545926187338" calcext:value-type="float">
            <text:p>0.686545926187338</text:p>
          </table:table-cell>
          <table:table-cell office:value-type="float" office:value="0.026955701811002" calcext:value-type="float">
            <text:p>0.026955701811002</text:p>
          </table:table-cell>
          <table:table-cell office:value-type="float" office:value="0.00917513991385641" calcext:value-type="float">
            <text:p>0.009175139913856</text:p>
          </table:table-cell>
          <table:table-cell office:value-type="float" office:value="0.011528910880519" calcext:value-type="float">
            <text:p>0.011528910880519</text:p>
          </table:table-cell>
          <table:table-cell office:value-type="float" office:value="0.245616177367579" calcext:value-type="float">
            <text:p>0.245616177367579</text:p>
          </table:table-cell>
          <table:table-cell office:value-type="float" office:value="0.00670553272692167" calcext:value-type="float">
            <text:p>0.006705532726922</text:p>
          </table:table-cell>
          <table:table-cell office:value-type="float" office:value="0.00954273152602426" calcext:value-type="float">
            <text:p>0.009542731526024</text:p>
          </table:table-cell>
          <table:table-cell office:value-type="float" office:value="0.0695728795594619" calcext:value-type="float">
            <text:p>0.069572879559462</text:p>
          </table:table-cell>
          <table:table-cell office:value-type="float" office:value="0.0415213311994952" calcext:value-type="float">
            <text:p>0.041521331199495</text:p>
          </table:table-cell>
          <table:table-cell office:value-type="float" office:value="0.032210683323643" calcext:value-type="float">
            <text:p>0.032210683323643</text:p>
          </table:table-cell>
          <table:table-cell office:value-type="float" office:value="0.0775480634366435" calcext:value-type="float">
            <text:p>0.077548063436644</text:p>
          </table:table-cell>
          <table:table-cell office:value-type="float" office:value="0.170566422786124" calcext:value-type="float">
            <text:p>0.170566422786124</text:p>
          </table:table-cell>
          <table:table-cell/>
        </table:table-row>
        <table:table-row table:style-name="ro1">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6</text:p>
          </table:table-cell>
          <table:table-cell office:value-type="string" calcext:value-type="string">
            <text:p>SolMau</text:p>
          </table:table-cell>
          <table:table-cell office:value-type="float" office:value="410.131195068359" calcext:value-type="float">
            <text:p>410.131195068359</text:p>
          </table:table-cell>
          <table:table-cell office:value-type="float" office:value="7656140.5895345" calcext:value-type="float">
            <text:p>7656140.5895345</text:p>
          </table:table-cell>
          <table:table-cell office:value-type="float" office:value="339137.085209172" calcext:value-type="float">
            <text:p>339137.085209172</text:p>
          </table:table-cell>
          <table:table-cell office:value-type="string" calcext:value-type="string">
            <text:p>CB</text:p>
          </table:table-cell>
          <table:table-cell office:value-type="float" office:value="19.5222015380859" calcext:value-type="float">
            <text:p>19.5222015380859</text:p>
          </table:table-cell>
          <table:table-cell office:value-type="float" office:value="1420.17443847656" calcext:value-type="float">
            <text:p>1420.17443847656</text:p>
          </table:table-cell>
          <table:table-cell table:number-columns-repeated="2" office:value-type="float" office:value="0" calcext:value-type="float">
            <text:p>0</text:p>
          </table:table-cell>
          <table:table-cell office:value-type="float" office:value="0.739548508294329" calcext:value-type="float">
            <text:p>0.739548508294329</text:p>
          </table:table-cell>
          <table:table-cell table:number-columns-repeated="2" office:value-type="float" office:value="0" calcext:value-type="float">
            <text:p>0</text:p>
          </table:table-cell>
          <table:table-cell office:value-type="float" office:value="0.0761295252650683" calcext:value-type="float">
            <text:p>0.076129525265068</text:p>
          </table:table-cell>
          <table:table-cell office:value-type="float" office:value="0.184321966440602" calcext:value-type="float">
            <text:p>0.184321966440602</text:p>
          </table:table-cell>
          <table:table-cell table:number-columns-repeated="4" office:value-type="float" office:value="0" calcext:value-type="float">
            <text:p>0</text:p>
          </table:table-cell>
          <table:table-cell office:value-type="float" office:value="0.84443957070189" calcext:value-type="float">
            <text:p>0.84443957070189</text:p>
          </table:table-cell>
          <table:table-cell table:number-columns-repeated="2" office:value-type="float" office:value="0" calcext:value-type="float">
            <text:p>0</text:p>
          </table:table-cell>
          <table:table-cell office:value-type="float" office:value="0.0332515016236637" calcext:value-type="float">
            <text:p>0.033251501623664</text:p>
          </table:table-cell>
          <table:table-cell office:value-type="float" office:value="0.109100299263515" calcext:value-type="float">
            <text:p>0.109100299263515</text:p>
          </table:table-cell>
          <table:table-cell office:value-type="float" office:value="0" calcext:value-type="float">
            <text:p>0</text:p>
          </table:table-cell>
          <table:table-cell office:value-type="float" office:value="0.013208628410932" calcext:value-type="float">
            <text:p>0.013208628410932</text:p>
          </table:table-cell>
          <table:table-cell table:number-columns-repeated="2" office:value-type="float" office:value="0" calcext:value-type="float">
            <text:p>0</text:p>
          </table:table-cell>
          <table:table-cell office:value-type="float" office:value="0.904657302083315" calcext:value-type="float">
            <text:p>0.904657302083315</text:p>
          </table:table-cell>
          <table:table-cell table:number-columns-repeated="2" office:value-type="float" office:value="0" calcext:value-type="float">
            <text:p>0</text:p>
          </table:table-cell>
          <table:table-cell office:value-type="float" office:value="0.00852991911543948" calcext:value-type="float">
            <text:p>0.008529919115439</text:p>
          </table:table-cell>
          <table:table-cell office:value-type="float" office:value="0.0787278757721162" calcext:value-type="float">
            <text:p>0.078727875772116</text:p>
          </table:table-cell>
          <table:table-cell office:value-type="float" office:value="0.00476815638984475" calcext:value-type="float">
            <text:p>0.004768156389845</text:p>
          </table:table-cell>
          <table:table-cell office:value-type="float" office:value="0.00331674663928471" calcext:value-type="float">
            <text:p>0.003316746639285</text:p>
          </table:table-cell>
          <table:table-cell office:value-type="float" office:value="0.000668558358020673" calcext:value-type="float">
            <text:p>0.000668558358021</text:p>
          </table:table-cell>
          <table:table-cell office:value-type="float" office:value="0.000275643323019999" calcext:value-type="float">
            <text:p>0.00027564332302</text:p>
          </table:table-cell>
          <table:table-cell office:value-type="float" office:value="0.749068128288677" calcext:value-type="float">
            <text:p>0.749068128288677</text:p>
          </table:table-cell>
          <table:table-cell office:value-type="float" office:value="0" calcext:value-type="float">
            <text:p>0</text:p>
          </table:table-cell>
          <table:table-cell office:value-type="float" office:value="0.00433083336347326" calcext:value-type="float">
            <text:p>0.004330833363473</text:p>
          </table:table-cell>
          <table:table-cell office:value-type="float" office:value="0.00851507708697067" calcext:value-type="float">
            <text:p>0.008515077086971</text:p>
          </table:table-cell>
          <table:table-cell office:value-type="float" office:value="0.217555465683776" calcext:value-type="float">
            <text:p>0.217555465683776</text:p>
          </table:table-cell>
          <table:table-cell office:value-type="float" office:value="0.00891265011053133" calcext:value-type="float">
            <text:p>0.008912650110531</text:p>
          </table:table-cell>
          <table:table-cell office:value-type="float" office:value="0.0106736437855309" calcext:value-type="float">
            <text:p>0.010673643785531</text:p>
          </table:table-cell>
          <table:table-cell office:value-type="float" office:value="0.0000855190249513321" calcext:value-type="float">
            <text:p>8.55190249513321E-05</text:p>
          </table:table-cell>
          <table:table-cell office:value-type="float" office:value="0.00384436056180812" calcext:value-type="float">
            <text:p>0.003844360561808</text:p>
          </table:table-cell>
          <table:table-cell office:value-type="float" office:value="0.686545926187338" calcext:value-type="float">
            <text:p>0.686545926187338</text:p>
          </table:table-cell>
          <table:table-cell office:value-type="float" office:value="0.026955701811002" calcext:value-type="float">
            <text:p>0.026955701811002</text:p>
          </table:table-cell>
          <table:table-cell office:value-type="float" office:value="0.00917513991385641" calcext:value-type="float">
            <text:p>0.009175139913856</text:p>
          </table:table-cell>
          <table:table-cell office:value-type="float" office:value="0.011528910880519" calcext:value-type="float">
            <text:p>0.011528910880519</text:p>
          </table:table-cell>
          <table:table-cell office:value-type="float" office:value="0.245616177367579" calcext:value-type="float">
            <text:p>0.245616177367579</text:p>
          </table:table-cell>
          <table:table-cell office:value-type="float" office:value="0.00670553272692167" calcext:value-type="float">
            <text:p>0.006705532726922</text:p>
          </table:table-cell>
          <table:table-cell office:value-type="float" office:value="0.00954273152602426" calcext:value-type="float">
            <text:p>0.009542731526024</text:p>
          </table:table-cell>
          <table:table-cell office:value-type="float" office:value="0.0695728795594619" calcext:value-type="float">
            <text:p>0.069572879559462</text:p>
          </table:table-cell>
          <table:table-cell office:value-type="float" office:value="0.0415213311994952" calcext:value-type="float">
            <text:p>0.041521331199495</text:p>
          </table:table-cell>
          <table:table-cell office:value-type="float" office:value="0.032210683323643" calcext:value-type="float">
            <text:p>0.032210683323643</text:p>
          </table:table-cell>
          <table:table-cell office:value-type="float" office:value="0.0775480634366435" calcext:value-type="float">
            <text:p>0.077548063436644</text:p>
          </table:table-cell>
          <table:table-cell office:value-type="float" office:value="0.170566422786124" calcext:value-type="float">
            <text:p>0.170566422786124</text:p>
          </table:table-cell>
          <table:table-cell/>
        </table:table-row>
        <table:table-row table:style-name="ro1">
          <table:table-cell table:number-columns-repeated="17" office:value-type="float" office:value="0" calcext:value-type="float">
            <text:p>0</text:p>
          </table:table-cell>
          <table:table-cell office:value-type="float" office:value="13" calcext:value-type="float">
            <text:p>13</text:p>
          </table:table-cell>
          <table:table-cell table:number-columns-repeated="23"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5</text:p>
          </table:table-cell>
          <table:table-cell office:value-type="string" calcext:value-type="string">
            <text:p>SolMau</text:p>
          </table:table-cell>
          <table:table-cell office:value-type="float" office:value="601.91455078125" calcext:value-type="float">
            <text:p>601.91455078125</text:p>
          </table:table-cell>
          <table:table-cell office:value-type="float" office:value="7656821.2590685" calcext:value-type="float">
            <text:p>7656821.2590685</text:p>
          </table:table-cell>
          <table:table-cell office:value-type="float" office:value="339376.649021916" calcext:value-type="float">
            <text:p>339376.649021916</text:p>
          </table:table-cell>
          <table:table-cell office:value-type="string" calcext:value-type="string">
            <text:p>CB</text:p>
          </table:table-cell>
          <table:table-cell office:value-type="float" office:value="18.5881080627441" calcext:value-type="float">
            <text:p>18.5881080627441</text:p>
          </table:table-cell>
          <table:table-cell office:value-type="float" office:value="1414.32275390625" calcext:value-type="float">
            <text:p>1414.3227539062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70799348058387" calcext:value-type="float">
            <text:p>0.970799348058387</text:p>
          </table:table-cell>
          <table:table-cell table:number-columns-repeated="3" office:value-type="float" office:value="0" calcext:value-type="float">
            <text:p>0</text:p>
          </table:table-cell>
          <table:table-cell office:value-type="float" office:value="0.0292006519416131" calcext:value-type="float">
            <text:p>0.029200651941613</text:p>
          </table:table-cell>
          <table:table-cell table:number-columns-repeated="3" office:value-type="float" office:value="0" calcext:value-type="float">
            <text:p>0</text:p>
          </table:table-cell>
          <table:table-cell office:value-type="float" office:value="0.00276691028055349" calcext:value-type="float">
            <text:p>0.002766910280553</text:p>
          </table:table-cell>
          <table:table-cell office:value-type="float" office:value="0.925070930443667" calcext:value-type="float">
            <text:p>0.925070930443667</text:p>
          </table:table-cell>
          <table:table-cell table:number-columns-repeated="2" office:value-type="float" office:value="0" calcext:value-type="float">
            <text:p>0</text:p>
          </table:table-cell>
          <table:table-cell office:value-type="float" office:value="0.00204959613255538" calcext:value-type="float">
            <text:p>0.002049596132555</text:p>
          </table:table-cell>
          <table:table-cell office:value-type="float" office:value="0.0406190260902997" calcext:value-type="float">
            <text:p>0.0406190260903</text:p>
          </table:table-cell>
          <table:table-cell office:value-type="float" office:value="0.0015521040621696" calcext:value-type="float">
            <text:p>0.00155210406217</text:p>
          </table:table-cell>
          <table:table-cell office:value-type="float" office:value="0.027941432990755" calcext:value-type="float">
            <text:p>0.027941432990755</text:p>
          </table:table-cell>
          <table:table-cell office:value-type="float" office:value="0.000648085213643681" calcext:value-type="float">
            <text:p>0.000648085213644</text:p>
          </table:table-cell>
          <table:table-cell office:value-type="float" office:value="0.00200268955363662" calcext:value-type="float">
            <text:p>0.002002689553637</text:p>
          </table:table-cell>
          <table:table-cell office:value-type="float" office:value="0.829981750026627" calcext:value-type="float">
            <text:p>0.829981750026627</text:p>
          </table:table-cell>
          <table:table-cell office:value-type="float" office:value="0" calcext:value-type="float">
            <text:p>0</text:p>
          </table:table-cell>
          <table:table-cell office:value-type="float" office:value="0.00429489258385997" calcext:value-type="float">
            <text:p>0.00429489258386</text:p>
          </table:table-cell>
          <table:table-cell office:value-type="float" office:value="0.0138756637893277" calcext:value-type="float">
            <text:p>0.013875663789328</text:p>
          </table:table-cell>
          <table:table-cell office:value-type="float" office:value="0.115718536591715" calcext:value-type="float">
            <text:p>0.115718536591715</text:p>
          </table:table-cell>
          <table:table-cell office:value-type="float" office:value="0.0156549764312125" calcext:value-type="float">
            <text:p>0.015654976431213</text:p>
          </table:table-cell>
          <table:table-cell office:value-type="float" office:value="0.0178234058099777" calcext:value-type="float">
            <text:p>0.017823405809978</text:p>
          </table:table-cell>
          <table:table-cell office:value-type="float" office:value="0.0000852186950957165" calcext:value-type="float">
            <text:p>8.52186950957165E-05</text:p>
          </table:table-cell>
          <table:table-cell office:value-type="float" office:value="0.00728857337792413" calcext:value-type="float">
            <text:p>0.007288573377924</text:p>
          </table:table-cell>
          <table:table-cell office:value-type="float" office:value="0.633624537954887" calcext:value-type="float">
            <text:p>0.633624537954887</text:p>
          </table:table-cell>
          <table:table-cell office:value-type="float" office:value="0.0242826480591879" calcext:value-type="float">
            <text:p>0.024282648059188</text:p>
          </table:table-cell>
          <table:table-cell office:value-type="float" office:value="0.00686481992399121" calcext:value-type="float">
            <text:p>0.006864819923991</text:p>
          </table:table-cell>
          <table:table-cell office:value-type="float" office:value="0.0137697694712058" calcext:value-type="float">
            <text:p>0.013769769471206</text:p>
          </table:table-cell>
          <table:table-cell office:value-type="float" office:value="0.292842031257449" calcext:value-type="float">
            <text:p>0.292842031257449</text:p>
          </table:table-cell>
          <table:table-cell office:value-type="float" office:value="0.00877675722957515" calcext:value-type="float">
            <text:p>0.008776757229575</text:p>
          </table:table-cell>
          <table:table-cell office:value-type="float" office:value="0.0124656440306836" calcext:value-type="float">
            <text:p>0.012465644030684</text:p>
          </table:table-cell>
          <table:table-cell office:value-type="float" office:value="0.0229035695724017" calcext:value-type="float">
            <text:p>0.022903569572402</text:p>
          </table:table-cell>
          <table:table-cell office:value-type="float" office:value="0.023391392272404" calcext:value-type="float">
            <text:p>0.023391392272404</text:p>
          </table:table-cell>
          <table:table-cell office:value-type="float" office:value="0.0460012735991588" calcext:value-type="float">
            <text:p>0.046001273599159</text:p>
          </table:table-cell>
          <table:table-cell office:value-type="float" office:value="0.0978322312544705" calcext:value-type="float">
            <text:p>0.097832231254471</text:p>
          </table:table-cell>
          <table:table-cell office:value-type="float" office:value="0.208338116168084" calcext:value-type="float">
            <text:p>0.208338116168084</text:p>
          </table:table-cell>
          <table:table-cell/>
        </table:table-row>
        <table:table-row table:style-name="ro1">
          <table:table-cell table:number-columns-repeated="26" office:value-type="float" office:value="0" calcext:value-type="float">
            <text:p>0</text:p>
          </table:table-cell>
          <table:table-cell office:value-type="float" office:value="2" calcext:value-type="float">
            <text:p>2</text:p>
          </table:table-cell>
          <table:table-cell table:number-columns-repeated="14"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5</text:p>
          </table:table-cell>
          <table:table-cell office:value-type="string" calcext:value-type="string">
            <text:p>LanCam</text:p>
          </table:table-cell>
          <table:table-cell office:value-type="float" office:value="601.91455078125" calcext:value-type="float">
            <text:p>601.91455078125</text:p>
          </table:table-cell>
          <table:table-cell office:value-type="float" office:value="7656821.2590685" calcext:value-type="float">
            <text:p>7656821.2590685</text:p>
          </table:table-cell>
          <table:table-cell office:value-type="float" office:value="339376.649021916" calcext:value-type="float">
            <text:p>339376.649021916</text:p>
          </table:table-cell>
          <table:table-cell office:value-type="string" calcext:value-type="string">
            <text:p>CB</text:p>
          </table:table-cell>
          <table:table-cell office:value-type="float" office:value="18.5881080627441" calcext:value-type="float">
            <text:p>18.5881080627441</text:p>
          </table:table-cell>
          <table:table-cell office:value-type="float" office:value="1414.32275390625" calcext:value-type="float">
            <text:p>1414.3227539062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70799348058387" calcext:value-type="float">
            <text:p>0.970799348058387</text:p>
          </table:table-cell>
          <table:table-cell table:number-columns-repeated="3" office:value-type="float" office:value="0" calcext:value-type="float">
            <text:p>0</text:p>
          </table:table-cell>
          <table:table-cell office:value-type="float" office:value="0.0292006519416131" calcext:value-type="float">
            <text:p>0.029200651941613</text:p>
          </table:table-cell>
          <table:table-cell table:number-columns-repeated="3" office:value-type="float" office:value="0" calcext:value-type="float">
            <text:p>0</text:p>
          </table:table-cell>
          <table:table-cell office:value-type="float" office:value="0.00276691028055349" calcext:value-type="float">
            <text:p>0.002766910280553</text:p>
          </table:table-cell>
          <table:table-cell office:value-type="float" office:value="0.925070930443667" calcext:value-type="float">
            <text:p>0.925070930443667</text:p>
          </table:table-cell>
          <table:table-cell table:number-columns-repeated="2" office:value-type="float" office:value="0" calcext:value-type="float">
            <text:p>0</text:p>
          </table:table-cell>
          <table:table-cell office:value-type="float" office:value="0.00204959613255538" calcext:value-type="float">
            <text:p>0.002049596132555</text:p>
          </table:table-cell>
          <table:table-cell office:value-type="float" office:value="0.0406190260902997" calcext:value-type="float">
            <text:p>0.0406190260903</text:p>
          </table:table-cell>
          <table:table-cell office:value-type="float" office:value="0.0015521040621696" calcext:value-type="float">
            <text:p>0.00155210406217</text:p>
          </table:table-cell>
          <table:table-cell office:value-type="float" office:value="0.027941432990755" calcext:value-type="float">
            <text:p>0.027941432990755</text:p>
          </table:table-cell>
          <table:table-cell office:value-type="float" office:value="0.000648085213643681" calcext:value-type="float">
            <text:p>0.000648085213644</text:p>
          </table:table-cell>
          <table:table-cell office:value-type="float" office:value="0.00200268955363662" calcext:value-type="float">
            <text:p>0.002002689553637</text:p>
          </table:table-cell>
          <table:table-cell office:value-type="float" office:value="0.829981750026627" calcext:value-type="float">
            <text:p>0.829981750026627</text:p>
          </table:table-cell>
          <table:table-cell office:value-type="float" office:value="0" calcext:value-type="float">
            <text:p>0</text:p>
          </table:table-cell>
          <table:table-cell office:value-type="float" office:value="0.00429489258385997" calcext:value-type="float">
            <text:p>0.00429489258386</text:p>
          </table:table-cell>
          <table:table-cell office:value-type="float" office:value="0.0138756637893277" calcext:value-type="float">
            <text:p>0.013875663789328</text:p>
          </table:table-cell>
          <table:table-cell office:value-type="float" office:value="0.115718536591715" calcext:value-type="float">
            <text:p>0.115718536591715</text:p>
          </table:table-cell>
          <table:table-cell office:value-type="float" office:value="0.0156549764312125" calcext:value-type="float">
            <text:p>0.015654976431213</text:p>
          </table:table-cell>
          <table:table-cell office:value-type="float" office:value="0.0178234058099777" calcext:value-type="float">
            <text:p>0.017823405809978</text:p>
          </table:table-cell>
          <table:table-cell office:value-type="float" office:value="0.0000852186950957165" calcext:value-type="float">
            <text:p>8.52186950957165E-05</text:p>
          </table:table-cell>
          <table:table-cell office:value-type="float" office:value="0.00728857337792413" calcext:value-type="float">
            <text:p>0.007288573377924</text:p>
          </table:table-cell>
          <table:table-cell office:value-type="float" office:value="0.633624537954887" calcext:value-type="float">
            <text:p>0.633624537954887</text:p>
          </table:table-cell>
          <table:table-cell office:value-type="float" office:value="0.0242826480591879" calcext:value-type="float">
            <text:p>0.024282648059188</text:p>
          </table:table-cell>
          <table:table-cell office:value-type="float" office:value="0.00686481992399121" calcext:value-type="float">
            <text:p>0.006864819923991</text:p>
          </table:table-cell>
          <table:table-cell office:value-type="float" office:value="0.0137697694712058" calcext:value-type="float">
            <text:p>0.013769769471206</text:p>
          </table:table-cell>
          <table:table-cell office:value-type="float" office:value="0.292842031257449" calcext:value-type="float">
            <text:p>0.292842031257449</text:p>
          </table:table-cell>
          <table:table-cell office:value-type="float" office:value="0.00877675722957515" calcext:value-type="float">
            <text:p>0.008776757229575</text:p>
          </table:table-cell>
          <table:table-cell office:value-type="float" office:value="0.0124656440306836" calcext:value-type="float">
            <text:p>0.012465644030684</text:p>
          </table:table-cell>
          <table:table-cell office:value-type="float" office:value="0.0229035695724017" calcext:value-type="float">
            <text:p>0.022903569572402</text:p>
          </table:table-cell>
          <table:table-cell office:value-type="float" office:value="0.023391392272404" calcext:value-type="float">
            <text:p>0.023391392272404</text:p>
          </table:table-cell>
          <table:table-cell office:value-type="float" office:value="0.0460012735991588" calcext:value-type="float">
            <text:p>0.046001273599159</text:p>
          </table:table-cell>
          <table:table-cell office:value-type="float" office:value="0.0978322312544705" calcext:value-type="float">
            <text:p>0.097832231254471</text:p>
          </table:table-cell>
          <table:table-cell office:value-type="float" office:value="0.208338116168084" calcext:value-type="float">
            <text:p>0.208338116168084</text:p>
          </table:table-cell>
          <table:table-cell/>
        </table:table-row>
        <table:table-row table:style-name="ro1">
          <table:table-cell table:number-columns-repeated="2" office:value-type="float" office:value="0" calcext:value-type="float">
            <text:p>0</text:p>
          </table:table-cell>
          <table:table-cell office:value-type="float" office:value="6" calcext:value-type="float">
            <text:p>6</text:p>
          </table:table-cell>
          <table:table-cell table:number-columns-repeated="38"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7</text:p>
          </table:table-cell>
          <table:table-cell office:value-type="string" calcext:value-type="string">
            <text:p>Other</text:p>
          </table:table-cell>
          <table:table-cell office:value-type="float" office:value="140.236389160156" calcext:value-type="float">
            <text:p>140.236389160156</text:p>
          </table:table-cell>
          <table:table-cell office:value-type="float" office:value="7646471.78967755" calcext:value-type="float">
            <text:p>7646471.78967755</text:p>
          </table:table-cell>
          <table:table-cell office:value-type="float" office:value="339639.477461899" calcext:value-type="float">
            <text:p>339639.477461899</text:p>
          </table:table-cell>
          <table:table-cell office:value-type="string" calcext:value-type="string">
            <text:p>CA</text:p>
          </table:table-cell>
          <table:table-cell office:value-type="float" office:value="22.4618015289307" calcext:value-type="float">
            <text:p>22.4618015289307</text:p>
          </table:table-cell>
          <table:table-cell office:value-type="float" office:value="949.674438476562" calcext:value-type="float">
            <text:p>949.674438476562</text:p>
          </table:table-cell>
          <table:table-cell office:value-type="float" office:value="0.0144549159449822" calcext:value-type="float">
            <text:p>0.014454915944982</text:p>
          </table:table-cell>
          <table:table-cell office:value-type="float" office:value="0" calcext:value-type="float">
            <text:p>0</text:p>
          </table:table-cell>
          <table:table-cell office:value-type="float" office:value="0.453037442689761" calcext:value-type="float">
            <text:p>0.453037442689761</text:p>
          </table:table-cell>
          <table:table-cell table:number-columns-repeated="2" office:value-type="float" office:value="0" calcext:value-type="float">
            <text:p>0</text:p>
          </table:table-cell>
          <table:table-cell office:value-type="float" office:value="0.00862837493632196" calcext:value-type="float">
            <text:p>0.008628374936322</text:p>
          </table:table-cell>
          <table:table-cell office:value-type="float" office:value="0.283622007131941" calcext:value-type="float">
            <text:p>0.283622007131941</text:p>
          </table:table-cell>
          <table:table-cell office:value-type="float" office:value="0.0409449821701477" calcext:value-type="float">
            <text:p>0.040944982170148</text:p>
          </table:table-cell>
          <table:table-cell office:value-type="float" office:value="0.199312277126847" calcext:value-type="float">
            <text:p>0.199312277126847</text:p>
          </table:table-cell>
          <table:table-cell office:value-type="float" office:value="0.00160596541868297" calcext:value-type="float">
            <text:p>0.001605965418683</text:p>
          </table:table-cell>
          <table:table-cell office:value-type="float" office:value="0" calcext:value-type="float">
            <text:p>0</text:p>
          </table:table-cell>
          <table:table-cell office:value-type="float" office:value="0.253647027195291" calcext:value-type="float">
            <text:p>0.253647027195291</text:p>
          </table:table-cell>
          <table:table-cell table:number-columns-repeated="2" office:value-type="float" office:value="0" calcext:value-type="float">
            <text:p>0</text:p>
          </table:table-cell>
          <table:table-cell office:value-type="float" office:value="0.125031836318873" calcext:value-type="float">
            <text:p>0.125031836318873</text:p>
          </table:table-cell>
          <table:table-cell office:value-type="float" office:value="0.358530011036591" calcext:value-type="float">
            <text:p>0.358530011036591</text:p>
          </table:table-cell>
          <table:table-cell office:value-type="float" office:value="0.0147189914254181" calcext:value-type="float">
            <text:p>0.014718991425418</text:p>
          </table:table-cell>
          <table:table-cell office:value-type="float" office:value="0.246466168605145" calcext:value-type="float">
            <text:p>0.246466168605145</text:p>
          </table:table-cell>
          <table:table-cell office:value-type="float" office:value="0.0015797446829973" calcext:value-type="float">
            <text:p>0.001579744682997</text:p>
          </table:table-cell>
          <table:table-cell office:value-type="float" office:value="0.00686387356278359" calcext:value-type="float">
            <text:p>0.006863873562784</text:p>
          </table:table-cell>
          <table:table-cell office:value-type="float" office:value="0.28638951784463" calcext:value-type="float">
            <text:p>0.28638951784463</text:p>
          </table:table-cell>
          <table:table-cell office:value-type="float" office:value="0" calcext:value-type="float">
            <text:p>0</text:p>
          </table:table-cell>
          <table:table-cell office:value-type="float" office:value="0.00607850448434936" calcext:value-type="float">
            <text:p>0.006078504484349</text:p>
          </table:table-cell>
          <table:table-cell office:value-type="float" office:value="0.137183803383932" calcext:value-type="float">
            <text:p>0.137183803383932</text:p>
          </table:table-cell>
          <table:table-cell office:value-type="float" office:value="0.192444245099999" calcext:value-type="float">
            <text:p>0.192444245099999</text:p>
          </table:table-cell>
          <table:table-cell office:value-type="float" office:value="0.0397358926277981" calcext:value-type="float">
            <text:p>0.039735892627798</text:p>
          </table:table-cell>
          <table:table-cell office:value-type="float" office:value="0.32972441831351" calcext:value-type="float">
            <text:p>0.32972441831351</text:p>
          </table:table-cell>
          <table:table-cell office:value-type="float" office:value="0.00414350231464337" calcext:value-type="float">
            <text:p>0.004143502314643</text:p>
          </table:table-cell>
          <table:table-cell office:value-type="float" office:value="0.0326224156865368" calcext:value-type="float">
            <text:p>0.032622415686537</text:p>
          </table:table-cell>
          <table:table-cell office:value-type="float" office:value="0.247106065323937" calcext:value-type="float">
            <text:p>0.247106065323937</text:p>
          </table:table-cell>
          <table:table-cell office:value-type="float" office:value="0" calcext:value-type="float">
            <text:p>0</text:p>
          </table:table-cell>
          <table:table-cell office:value-type="float" office:value="0.00553475707990995" calcext:value-type="float">
            <text:p>0.00553475707991</text:p>
          </table:table-cell>
          <table:table-cell office:value-type="float" office:value="0.0867021687487706" calcext:value-type="float">
            <text:p>0.086702168748771</text:p>
          </table:table-cell>
          <table:table-cell office:value-type="float" office:value="0.125812593921642" calcext:value-type="float">
            <text:p>0.125812593921642</text:p>
          </table:table-cell>
          <table:table-cell office:value-type="float" office:value="0.148365733562369" calcext:value-type="float">
            <text:p>0.148365733562369</text:p>
          </table:table-cell>
          <table:table-cell office:value-type="float" office:value="0.349712763362191" calcext:value-type="float">
            <text:p>0.349712763362191</text:p>
          </table:table-cell>
          <table:table-cell office:value-type="float" office:value="0.174660437833952" calcext:value-type="float">
            <text:p>0.174660437833952</text:p>
          </table:table-cell>
          <table:table-cell office:value-type="float" office:value="0.0259313694220903" calcext:value-type="float">
            <text:p>0.02593136942209</text:p>
          </table:table-cell>
          <table:table-cell office:value-type="float" office:value="0.175834434158862" calcext:value-type="float">
            <text:p>0.175834434158862</text:p>
          </table:table-cell>
          <table:table-cell office:value-type="float" office:value="0" calcext:value-type="float">
            <text:p>0</text:p>
          </table:table-cell>
          <table:table-cell office:value-type="float" office:value="0.0225424685445784" calcext:value-type="float">
            <text:p>0.022542468544578</text:p>
          </table:table-cell>
          <table:table-cell office:value-type="float" office:value="0.0286628615640181" calcext:value-type="float">
            <text:p>0.028662861564018</text:p>
          </table:table-cell>
          <table:table-cell office:value-type="float" office:value="0.0796925552111491" calcext:value-type="float">
            <text:p>0.079692555211149</text:p>
          </table:table-cell>
          <table:table-cell office:value-type="float" office:value="0.111204066269509" calcext:value-type="float">
            <text:p>0.111204066269509</text:p>
          </table:table-cell>
          <table:table-cell office:value-type="float" office:value="0.381471806995841" calcext:value-type="float">
            <text:p>0.381471806995841</text:p>
          </table:table-cell>
          <table:table-cell office:value-type="float" office:value="0.10523267558367" calcext:value-type="float">
            <text:p>0.10523267558367</text:p>
          </table:table-cell>
          <table:table-cell office:value-type="float" office:value="0.0668321781762742" calcext:value-type="float">
            <text:p>0.066832178176274</text:p>
          </table:table-cell>
          <table:table-cell office:value-type="float" office:value="0.0527127151167861" calcext:value-type="float">
            <text:p>0.052712715116786</text:p>
          </table:table-cell>
          <table:table-cell office:value-type="float" office:value="0.0657957381017892" calcext:value-type="float">
            <text:p>0.065795738101789</text:p>
          </table:table-cell>
          <table:table-cell office:value-type="float" office:value="0.107833241274365" calcext:value-type="float">
            <text:p>0.107833241274365</text:p>
          </table:table-cell>
          <table:table-cell/>
        </table:table-row>
        <table:table-row table:style-name="ro1">
          <table:table-cell table:number-columns-repeated="2" office:value-type="float" office:value="0" calcext:value-type="float">
            <text:p>0</text:p>
          </table:table-cell>
          <table:table-cell office:value-type="float" office:value="2" calcext:value-type="float">
            <text:p>2</text:p>
          </table:table-cell>
          <table:table-cell table:number-columns-repeated="20"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7</text:p>
          </table:table-cell>
          <table:table-cell office:value-type="string" calcext:value-type="string">
            <text:p>LanCam</text:p>
          </table:table-cell>
          <table:table-cell office:value-type="float" office:value="140.236389160156" calcext:value-type="float">
            <text:p>140.236389160156</text:p>
          </table:table-cell>
          <table:table-cell office:value-type="float" office:value="7646471.78967755" calcext:value-type="float">
            <text:p>7646471.78967755</text:p>
          </table:table-cell>
          <table:table-cell office:value-type="float" office:value="339639.477461899" calcext:value-type="float">
            <text:p>339639.477461899</text:p>
          </table:table-cell>
          <table:table-cell office:value-type="string" calcext:value-type="string">
            <text:p>CA</text:p>
          </table:table-cell>
          <table:table-cell office:value-type="float" office:value="22.4618015289307" calcext:value-type="float">
            <text:p>22.4618015289307</text:p>
          </table:table-cell>
          <table:table-cell office:value-type="float" office:value="949.674438476562" calcext:value-type="float">
            <text:p>949.674438476562</text:p>
          </table:table-cell>
          <table:table-cell office:value-type="float" office:value="0.0144549159449822" calcext:value-type="float">
            <text:p>0.014454915944982</text:p>
          </table:table-cell>
          <table:table-cell office:value-type="float" office:value="0" calcext:value-type="float">
            <text:p>0</text:p>
          </table:table-cell>
          <table:table-cell office:value-type="float" office:value="0.453037442689761" calcext:value-type="float">
            <text:p>0.453037442689761</text:p>
          </table:table-cell>
          <table:table-cell table:number-columns-repeated="2" office:value-type="float" office:value="0" calcext:value-type="float">
            <text:p>0</text:p>
          </table:table-cell>
          <table:table-cell office:value-type="float" office:value="0.00862837493632196" calcext:value-type="float">
            <text:p>0.008628374936322</text:p>
          </table:table-cell>
          <table:table-cell office:value-type="float" office:value="0.283622007131941" calcext:value-type="float">
            <text:p>0.283622007131941</text:p>
          </table:table-cell>
          <table:table-cell office:value-type="float" office:value="0.0409449821701477" calcext:value-type="float">
            <text:p>0.040944982170148</text:p>
          </table:table-cell>
          <table:table-cell office:value-type="float" office:value="0.199312277126847" calcext:value-type="float">
            <text:p>0.199312277126847</text:p>
          </table:table-cell>
          <table:table-cell office:value-type="float" office:value="0.00160596541868297" calcext:value-type="float">
            <text:p>0.001605965418683</text:p>
          </table:table-cell>
          <table:table-cell office:value-type="float" office:value="0" calcext:value-type="float">
            <text:p>0</text:p>
          </table:table-cell>
          <table:table-cell office:value-type="float" office:value="0.253647027195291" calcext:value-type="float">
            <text:p>0.253647027195291</text:p>
          </table:table-cell>
          <table:table-cell table:number-columns-repeated="2" office:value-type="float" office:value="0" calcext:value-type="float">
            <text:p>0</text:p>
          </table:table-cell>
          <table:table-cell office:value-type="float" office:value="0.125031836318873" calcext:value-type="float">
            <text:p>0.125031836318873</text:p>
          </table:table-cell>
          <table:table-cell office:value-type="float" office:value="0.358530011036591" calcext:value-type="float">
            <text:p>0.358530011036591</text:p>
          </table:table-cell>
          <table:table-cell office:value-type="float" office:value="0.0147189914254181" calcext:value-type="float">
            <text:p>0.014718991425418</text:p>
          </table:table-cell>
          <table:table-cell office:value-type="float" office:value="0.246466168605145" calcext:value-type="float">
            <text:p>0.246466168605145</text:p>
          </table:table-cell>
          <table:table-cell office:value-type="float" office:value="0.0015797446829973" calcext:value-type="float">
            <text:p>0.001579744682997</text:p>
          </table:table-cell>
          <table:table-cell office:value-type="float" office:value="0.00686387356278359" calcext:value-type="float">
            <text:p>0.006863873562784</text:p>
          </table:table-cell>
          <table:table-cell office:value-type="float" office:value="0.28638951784463" calcext:value-type="float">
            <text:p>0.28638951784463</text:p>
          </table:table-cell>
          <table:table-cell office:value-type="float" office:value="0" calcext:value-type="float">
            <text:p>0</text:p>
          </table:table-cell>
          <table:table-cell office:value-type="float" office:value="0.00607850448434936" calcext:value-type="float">
            <text:p>0.006078504484349</text:p>
          </table:table-cell>
          <table:table-cell office:value-type="float" office:value="0.137183803383932" calcext:value-type="float">
            <text:p>0.137183803383932</text:p>
          </table:table-cell>
          <table:table-cell office:value-type="float" office:value="0.192444245099999" calcext:value-type="float">
            <text:p>0.192444245099999</text:p>
          </table:table-cell>
          <table:table-cell office:value-type="float" office:value="0.0397358926277981" calcext:value-type="float">
            <text:p>0.039735892627798</text:p>
          </table:table-cell>
          <table:table-cell office:value-type="float" office:value="0.32972441831351" calcext:value-type="float">
            <text:p>0.32972441831351</text:p>
          </table:table-cell>
          <table:table-cell office:value-type="float" office:value="0.00414350231464337" calcext:value-type="float">
            <text:p>0.004143502314643</text:p>
          </table:table-cell>
          <table:table-cell office:value-type="float" office:value="0.0326224156865368" calcext:value-type="float">
            <text:p>0.032622415686537</text:p>
          </table:table-cell>
          <table:table-cell office:value-type="float" office:value="0.247106065323937" calcext:value-type="float">
            <text:p>0.247106065323937</text:p>
          </table:table-cell>
          <table:table-cell office:value-type="float" office:value="0" calcext:value-type="float">
            <text:p>0</text:p>
          </table:table-cell>
          <table:table-cell office:value-type="float" office:value="0.00553475707990995" calcext:value-type="float">
            <text:p>0.00553475707991</text:p>
          </table:table-cell>
          <table:table-cell office:value-type="float" office:value="0.0867021687487706" calcext:value-type="float">
            <text:p>0.086702168748771</text:p>
          </table:table-cell>
          <table:table-cell office:value-type="float" office:value="0.125812593921642" calcext:value-type="float">
            <text:p>0.125812593921642</text:p>
          </table:table-cell>
          <table:table-cell office:value-type="float" office:value="0.148365733562369" calcext:value-type="float">
            <text:p>0.148365733562369</text:p>
          </table:table-cell>
          <table:table-cell office:value-type="float" office:value="0.349712763362191" calcext:value-type="float">
            <text:p>0.349712763362191</text:p>
          </table:table-cell>
          <table:table-cell office:value-type="float" office:value="0.174660437833952" calcext:value-type="float">
            <text:p>0.174660437833952</text:p>
          </table:table-cell>
          <table:table-cell office:value-type="float" office:value="0.0259313694220903" calcext:value-type="float">
            <text:p>0.02593136942209</text:p>
          </table:table-cell>
          <table:table-cell office:value-type="float" office:value="0.175834434158862" calcext:value-type="float">
            <text:p>0.175834434158862</text:p>
          </table:table-cell>
          <table:table-cell office:value-type="float" office:value="0" calcext:value-type="float">
            <text:p>0</text:p>
          </table:table-cell>
          <table:table-cell office:value-type="float" office:value="0.0225424685445784" calcext:value-type="float">
            <text:p>0.022542468544578</text:p>
          </table:table-cell>
          <table:table-cell office:value-type="float" office:value="0.0286628615640181" calcext:value-type="float">
            <text:p>0.028662861564018</text:p>
          </table:table-cell>
          <table:table-cell office:value-type="float" office:value="0.0796925552111491" calcext:value-type="float">
            <text:p>0.079692555211149</text:p>
          </table:table-cell>
          <table:table-cell office:value-type="float" office:value="0.111204066269509" calcext:value-type="float">
            <text:p>0.111204066269509</text:p>
          </table:table-cell>
          <table:table-cell office:value-type="float" office:value="0.381471806995841" calcext:value-type="float">
            <text:p>0.381471806995841</text:p>
          </table:table-cell>
          <table:table-cell office:value-type="float" office:value="0.10523267558367" calcext:value-type="float">
            <text:p>0.10523267558367</text:p>
          </table:table-cell>
          <table:table-cell office:value-type="float" office:value="0.0668321781762742" calcext:value-type="float">
            <text:p>0.066832178176274</text:p>
          </table:table-cell>
          <table:table-cell office:value-type="float" office:value="0.0527127151167861" calcext:value-type="float">
            <text:p>0.052712715116786</text:p>
          </table:table-cell>
          <table:table-cell office:value-type="float" office:value="0.0657957381017892" calcext:value-type="float">
            <text:p>0.065795738101789</text:p>
          </table:table-cell>
          <table:table-cell office:value-type="float" office:value="0.107833241274365" calcext:value-type="float">
            <text:p>0.107833241274365</text:p>
          </table:table-cell>
          <table:table-cell/>
        </table:table-row>
        <table:table-row table:style-name="ro1">
          <table:table-cell office:value-type="float" office:value="1" calcext:value-type="float">
            <text:p>1</text:p>
          </table:table-cell>
          <table:table-cell table:number-columns-repeated="4" office:value-type="float" office:value="0" calcext:value-type="float">
            <text:p>0</text:p>
          </table:table-cell>
          <table:table-cell office:value-type="float" office:value="4" calcext:value-type="float">
            <text:p>4</text:p>
          </table:table-cell>
          <table:table-cell table:number-columns-repeated="9"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7</text:p>
          </table:table-cell>
          <table:table-cell office:value-type="string" calcext:value-type="string">
            <text:p>SolMau</text:p>
          </table:table-cell>
          <table:table-cell office:value-type="float" office:value="140.236389160156" calcext:value-type="float">
            <text:p>140.236389160156</text:p>
          </table:table-cell>
          <table:table-cell office:value-type="float" office:value="7646471.78967755" calcext:value-type="float">
            <text:p>7646471.78967755</text:p>
          </table:table-cell>
          <table:table-cell office:value-type="float" office:value="339639.477461899" calcext:value-type="float">
            <text:p>339639.477461899</text:p>
          </table:table-cell>
          <table:table-cell office:value-type="string" calcext:value-type="string">
            <text:p>CA</text:p>
          </table:table-cell>
          <table:table-cell office:value-type="float" office:value="22.4618015289307" calcext:value-type="float">
            <text:p>22.4618015289307</text:p>
          </table:table-cell>
          <table:table-cell office:value-type="float" office:value="949.674438476562" calcext:value-type="float">
            <text:p>949.674438476562</text:p>
          </table:table-cell>
          <table:table-cell office:value-type="float" office:value="0.0144549159449822" calcext:value-type="float">
            <text:p>0.014454915944982</text:p>
          </table:table-cell>
          <table:table-cell office:value-type="float" office:value="0" calcext:value-type="float">
            <text:p>0</text:p>
          </table:table-cell>
          <table:table-cell office:value-type="float" office:value="0.453037442689761" calcext:value-type="float">
            <text:p>0.453037442689761</text:p>
          </table:table-cell>
          <table:table-cell table:number-columns-repeated="2" office:value-type="float" office:value="0" calcext:value-type="float">
            <text:p>0</text:p>
          </table:table-cell>
          <table:table-cell office:value-type="float" office:value="0.00862837493632196" calcext:value-type="float">
            <text:p>0.008628374936322</text:p>
          </table:table-cell>
          <table:table-cell office:value-type="float" office:value="0.283622007131941" calcext:value-type="float">
            <text:p>0.283622007131941</text:p>
          </table:table-cell>
          <table:table-cell office:value-type="float" office:value="0.0409449821701477" calcext:value-type="float">
            <text:p>0.040944982170148</text:p>
          </table:table-cell>
          <table:table-cell office:value-type="float" office:value="0.199312277126847" calcext:value-type="float">
            <text:p>0.199312277126847</text:p>
          </table:table-cell>
          <table:table-cell office:value-type="float" office:value="0.00160596541868297" calcext:value-type="float">
            <text:p>0.001605965418683</text:p>
          </table:table-cell>
          <table:table-cell office:value-type="float" office:value="0" calcext:value-type="float">
            <text:p>0</text:p>
          </table:table-cell>
          <table:table-cell office:value-type="float" office:value="0.253647027195291" calcext:value-type="float">
            <text:p>0.253647027195291</text:p>
          </table:table-cell>
          <table:table-cell table:number-columns-repeated="2" office:value-type="float" office:value="0" calcext:value-type="float">
            <text:p>0</text:p>
          </table:table-cell>
          <table:table-cell office:value-type="float" office:value="0.125031836318873" calcext:value-type="float">
            <text:p>0.125031836318873</text:p>
          </table:table-cell>
          <table:table-cell office:value-type="float" office:value="0.358530011036591" calcext:value-type="float">
            <text:p>0.358530011036591</text:p>
          </table:table-cell>
          <table:table-cell office:value-type="float" office:value="0.0147189914254181" calcext:value-type="float">
            <text:p>0.014718991425418</text:p>
          </table:table-cell>
          <table:table-cell office:value-type="float" office:value="0.246466168605145" calcext:value-type="float">
            <text:p>0.246466168605145</text:p>
          </table:table-cell>
          <table:table-cell office:value-type="float" office:value="0.0015797446829973" calcext:value-type="float">
            <text:p>0.001579744682997</text:p>
          </table:table-cell>
          <table:table-cell office:value-type="float" office:value="0.00686387356278359" calcext:value-type="float">
            <text:p>0.006863873562784</text:p>
          </table:table-cell>
          <table:table-cell office:value-type="float" office:value="0.28638951784463" calcext:value-type="float">
            <text:p>0.28638951784463</text:p>
          </table:table-cell>
          <table:table-cell office:value-type="float" office:value="0" calcext:value-type="float">
            <text:p>0</text:p>
          </table:table-cell>
          <table:table-cell office:value-type="float" office:value="0.00607850448434936" calcext:value-type="float">
            <text:p>0.006078504484349</text:p>
          </table:table-cell>
          <table:table-cell office:value-type="float" office:value="0.137183803383932" calcext:value-type="float">
            <text:p>0.137183803383932</text:p>
          </table:table-cell>
          <table:table-cell office:value-type="float" office:value="0.192444245099999" calcext:value-type="float">
            <text:p>0.192444245099999</text:p>
          </table:table-cell>
          <table:table-cell office:value-type="float" office:value="0.0397358926277981" calcext:value-type="float">
            <text:p>0.039735892627798</text:p>
          </table:table-cell>
          <table:table-cell office:value-type="float" office:value="0.32972441831351" calcext:value-type="float">
            <text:p>0.32972441831351</text:p>
          </table:table-cell>
          <table:table-cell office:value-type="float" office:value="0.00414350231464337" calcext:value-type="float">
            <text:p>0.004143502314643</text:p>
          </table:table-cell>
          <table:table-cell office:value-type="float" office:value="0.0326224156865368" calcext:value-type="float">
            <text:p>0.032622415686537</text:p>
          </table:table-cell>
          <table:table-cell office:value-type="float" office:value="0.247106065323937" calcext:value-type="float">
            <text:p>0.247106065323937</text:p>
          </table:table-cell>
          <table:table-cell office:value-type="float" office:value="0" calcext:value-type="float">
            <text:p>0</text:p>
          </table:table-cell>
          <table:table-cell office:value-type="float" office:value="0.00553475707990995" calcext:value-type="float">
            <text:p>0.00553475707991</text:p>
          </table:table-cell>
          <table:table-cell office:value-type="float" office:value="0.0867021687487706" calcext:value-type="float">
            <text:p>0.086702168748771</text:p>
          </table:table-cell>
          <table:table-cell office:value-type="float" office:value="0.125812593921642" calcext:value-type="float">
            <text:p>0.125812593921642</text:p>
          </table:table-cell>
          <table:table-cell office:value-type="float" office:value="0.148365733562369" calcext:value-type="float">
            <text:p>0.148365733562369</text:p>
          </table:table-cell>
          <table:table-cell office:value-type="float" office:value="0.349712763362191" calcext:value-type="float">
            <text:p>0.349712763362191</text:p>
          </table:table-cell>
          <table:table-cell office:value-type="float" office:value="0.174660437833952" calcext:value-type="float">
            <text:p>0.174660437833952</text:p>
          </table:table-cell>
          <table:table-cell office:value-type="float" office:value="0.0259313694220903" calcext:value-type="float">
            <text:p>0.02593136942209</text:p>
          </table:table-cell>
          <table:table-cell office:value-type="float" office:value="0.175834434158862" calcext:value-type="float">
            <text:p>0.175834434158862</text:p>
          </table:table-cell>
          <table:table-cell office:value-type="float" office:value="0" calcext:value-type="float">
            <text:p>0</text:p>
          </table:table-cell>
          <table:table-cell office:value-type="float" office:value="0.0225424685445784" calcext:value-type="float">
            <text:p>0.022542468544578</text:p>
          </table:table-cell>
          <table:table-cell office:value-type="float" office:value="0.0286628615640181" calcext:value-type="float">
            <text:p>0.028662861564018</text:p>
          </table:table-cell>
          <table:table-cell office:value-type="float" office:value="0.0796925552111491" calcext:value-type="float">
            <text:p>0.079692555211149</text:p>
          </table:table-cell>
          <table:table-cell office:value-type="float" office:value="0.111204066269509" calcext:value-type="float">
            <text:p>0.111204066269509</text:p>
          </table:table-cell>
          <table:table-cell office:value-type="float" office:value="0.381471806995841" calcext:value-type="float">
            <text:p>0.381471806995841</text:p>
          </table:table-cell>
          <table:table-cell office:value-type="float" office:value="0.10523267558367" calcext:value-type="float">
            <text:p>0.10523267558367</text:p>
          </table:table-cell>
          <table:table-cell office:value-type="float" office:value="0.0668321781762742" calcext:value-type="float">
            <text:p>0.066832178176274</text:p>
          </table:table-cell>
          <table:table-cell office:value-type="float" office:value="0.0527127151167861" calcext:value-type="float">
            <text:p>0.052712715116786</text:p>
          </table:table-cell>
          <table:table-cell office:value-type="float" office:value="0.0657957381017892" calcext:value-type="float">
            <text:p>0.065795738101789</text:p>
          </table:table-cell>
          <table:table-cell office:value-type="float" office:value="0.107833241274365" calcext:value-type="float">
            <text:p>0.107833241274365</text:p>
          </table:table-cell>
          <table:table-cell/>
        </table:table-row>
        <table:table-row table:style-name="ro1">
          <table:table-cell table:number-columns-repeated="2" office:value-type="float" office:value="0" calcext:value-type="float">
            <text:p>0</text:p>
          </table:table-cell>
          <table:table-cell office:value-type="float" office:value="11" calcext:value-type="float">
            <text:p>11</text:p>
          </table:table-cell>
          <table:table-cell table:number-columns-repeated="38"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7</text:p>
          </table:table-cell>
          <table:table-cell office:value-type="string" calcext:value-type="string">
            <text:p>Other</text:p>
          </table:table-cell>
          <table:table-cell office:value-type="float" office:value="140.236389160156" calcext:value-type="float">
            <text:p>140.236389160156</text:p>
          </table:table-cell>
          <table:table-cell office:value-type="float" office:value="7646471.78967755" calcext:value-type="float">
            <text:p>7646471.78967755</text:p>
          </table:table-cell>
          <table:table-cell office:value-type="float" office:value="339639.477461899" calcext:value-type="float">
            <text:p>339639.477461899</text:p>
          </table:table-cell>
          <table:table-cell office:value-type="string" calcext:value-type="string">
            <text:p>CA</text:p>
          </table:table-cell>
          <table:table-cell office:value-type="float" office:value="22.4618015289307" calcext:value-type="float">
            <text:p>22.4618015289307</text:p>
          </table:table-cell>
          <table:table-cell office:value-type="float" office:value="949.674438476562" calcext:value-type="float">
            <text:p>949.674438476562</text:p>
          </table:table-cell>
          <table:table-cell office:value-type="float" office:value="0.0144549159449822" calcext:value-type="float">
            <text:p>0.014454915944982</text:p>
          </table:table-cell>
          <table:table-cell office:value-type="float" office:value="0" calcext:value-type="float">
            <text:p>0</text:p>
          </table:table-cell>
          <table:table-cell office:value-type="float" office:value="0.453037442689761" calcext:value-type="float">
            <text:p>0.453037442689761</text:p>
          </table:table-cell>
          <table:table-cell table:number-columns-repeated="2" office:value-type="float" office:value="0" calcext:value-type="float">
            <text:p>0</text:p>
          </table:table-cell>
          <table:table-cell office:value-type="float" office:value="0.00862837493632196" calcext:value-type="float">
            <text:p>0.008628374936322</text:p>
          </table:table-cell>
          <table:table-cell office:value-type="float" office:value="0.283622007131941" calcext:value-type="float">
            <text:p>0.283622007131941</text:p>
          </table:table-cell>
          <table:table-cell office:value-type="float" office:value="0.0409449821701477" calcext:value-type="float">
            <text:p>0.040944982170148</text:p>
          </table:table-cell>
          <table:table-cell office:value-type="float" office:value="0.199312277126847" calcext:value-type="float">
            <text:p>0.199312277126847</text:p>
          </table:table-cell>
          <table:table-cell office:value-type="float" office:value="0.00160596541868297" calcext:value-type="float">
            <text:p>0.001605965418683</text:p>
          </table:table-cell>
          <table:table-cell office:value-type="float" office:value="0" calcext:value-type="float">
            <text:p>0</text:p>
          </table:table-cell>
          <table:table-cell office:value-type="float" office:value="0.253647027195291" calcext:value-type="float">
            <text:p>0.253647027195291</text:p>
          </table:table-cell>
          <table:table-cell table:number-columns-repeated="2" office:value-type="float" office:value="0" calcext:value-type="float">
            <text:p>0</text:p>
          </table:table-cell>
          <table:table-cell office:value-type="float" office:value="0.125031836318873" calcext:value-type="float">
            <text:p>0.125031836318873</text:p>
          </table:table-cell>
          <table:table-cell office:value-type="float" office:value="0.358530011036591" calcext:value-type="float">
            <text:p>0.358530011036591</text:p>
          </table:table-cell>
          <table:table-cell office:value-type="float" office:value="0.0147189914254181" calcext:value-type="float">
            <text:p>0.014718991425418</text:p>
          </table:table-cell>
          <table:table-cell office:value-type="float" office:value="0.246466168605145" calcext:value-type="float">
            <text:p>0.246466168605145</text:p>
          </table:table-cell>
          <table:table-cell office:value-type="float" office:value="0.0015797446829973" calcext:value-type="float">
            <text:p>0.001579744682997</text:p>
          </table:table-cell>
          <table:table-cell office:value-type="float" office:value="0.00686387356278359" calcext:value-type="float">
            <text:p>0.006863873562784</text:p>
          </table:table-cell>
          <table:table-cell office:value-type="float" office:value="0.28638951784463" calcext:value-type="float">
            <text:p>0.28638951784463</text:p>
          </table:table-cell>
          <table:table-cell office:value-type="float" office:value="0" calcext:value-type="float">
            <text:p>0</text:p>
          </table:table-cell>
          <table:table-cell office:value-type="float" office:value="0.00607850448434936" calcext:value-type="float">
            <text:p>0.006078504484349</text:p>
          </table:table-cell>
          <table:table-cell office:value-type="float" office:value="0.137183803383932" calcext:value-type="float">
            <text:p>0.137183803383932</text:p>
          </table:table-cell>
          <table:table-cell office:value-type="float" office:value="0.192444245099999" calcext:value-type="float">
            <text:p>0.192444245099999</text:p>
          </table:table-cell>
          <table:table-cell office:value-type="float" office:value="0.0397358926277981" calcext:value-type="float">
            <text:p>0.039735892627798</text:p>
          </table:table-cell>
          <table:table-cell office:value-type="float" office:value="0.32972441831351" calcext:value-type="float">
            <text:p>0.32972441831351</text:p>
          </table:table-cell>
          <table:table-cell office:value-type="float" office:value="0.00414350231464337" calcext:value-type="float">
            <text:p>0.004143502314643</text:p>
          </table:table-cell>
          <table:table-cell office:value-type="float" office:value="0.0326224156865368" calcext:value-type="float">
            <text:p>0.032622415686537</text:p>
          </table:table-cell>
          <table:table-cell office:value-type="float" office:value="0.247106065323937" calcext:value-type="float">
            <text:p>0.247106065323937</text:p>
          </table:table-cell>
          <table:table-cell office:value-type="float" office:value="0" calcext:value-type="float">
            <text:p>0</text:p>
          </table:table-cell>
          <table:table-cell office:value-type="float" office:value="0.00553475707990995" calcext:value-type="float">
            <text:p>0.00553475707991</text:p>
          </table:table-cell>
          <table:table-cell office:value-type="float" office:value="0.0867021687487706" calcext:value-type="float">
            <text:p>0.086702168748771</text:p>
          </table:table-cell>
          <table:table-cell office:value-type="float" office:value="0.125812593921642" calcext:value-type="float">
            <text:p>0.125812593921642</text:p>
          </table:table-cell>
          <table:table-cell office:value-type="float" office:value="0.148365733562369" calcext:value-type="float">
            <text:p>0.148365733562369</text:p>
          </table:table-cell>
          <table:table-cell office:value-type="float" office:value="0.349712763362191" calcext:value-type="float">
            <text:p>0.349712763362191</text:p>
          </table:table-cell>
          <table:table-cell office:value-type="float" office:value="0.174660437833952" calcext:value-type="float">
            <text:p>0.174660437833952</text:p>
          </table:table-cell>
          <table:table-cell office:value-type="float" office:value="0.0259313694220903" calcext:value-type="float">
            <text:p>0.02593136942209</text:p>
          </table:table-cell>
          <table:table-cell office:value-type="float" office:value="0.175834434158862" calcext:value-type="float">
            <text:p>0.175834434158862</text:p>
          </table:table-cell>
          <table:table-cell office:value-type="float" office:value="0" calcext:value-type="float">
            <text:p>0</text:p>
          </table:table-cell>
          <table:table-cell office:value-type="float" office:value="0.0225424685445784" calcext:value-type="float">
            <text:p>0.022542468544578</text:p>
          </table:table-cell>
          <table:table-cell office:value-type="float" office:value="0.0286628615640181" calcext:value-type="float">
            <text:p>0.028662861564018</text:p>
          </table:table-cell>
          <table:table-cell office:value-type="float" office:value="0.0796925552111491" calcext:value-type="float">
            <text:p>0.079692555211149</text:p>
          </table:table-cell>
          <table:table-cell office:value-type="float" office:value="0.111204066269509" calcext:value-type="float">
            <text:p>0.111204066269509</text:p>
          </table:table-cell>
          <table:table-cell office:value-type="float" office:value="0.381471806995841" calcext:value-type="float">
            <text:p>0.381471806995841</text:p>
          </table:table-cell>
          <table:table-cell office:value-type="float" office:value="0.10523267558367" calcext:value-type="float">
            <text:p>0.10523267558367</text:p>
          </table:table-cell>
          <table:table-cell office:value-type="float" office:value="0.0668321781762742" calcext:value-type="float">
            <text:p>0.066832178176274</text:p>
          </table:table-cell>
          <table:table-cell office:value-type="float" office:value="0.0527127151167861" calcext:value-type="float">
            <text:p>0.052712715116786</text:p>
          </table:table-cell>
          <table:table-cell office:value-type="float" office:value="0.0657957381017892" calcext:value-type="float">
            <text:p>0.065795738101789</text:p>
          </table:table-cell>
          <table:table-cell office:value-type="float" office:value="0.107833241274365" calcext:value-type="float">
            <text:p>0.107833241274365</text:p>
          </table:table-cell>
          <table:table-cell/>
        </table:table-row>
        <table:table-row table:style-name="ro1">
          <table:table-cell table:number-columns-repeated="4" office:value-type="float" office:value="0" calcext:value-type="float">
            <text:p>0</text:p>
          </table:table-cell>
          <table:table-cell office:value-type="float" office:value="1" calcext:value-type="float">
            <text:p>1</text:p>
          </table:table-cell>
          <table:table-cell table:number-columns-repeated="36"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7</text:p>
          </table:table-cell>
          <table:table-cell office:value-type="string" calcext:value-type="string">
            <text:p>Other</text:p>
          </table:table-cell>
          <table:table-cell office:value-type="float" office:value="140.236389160156" calcext:value-type="float">
            <text:p>140.236389160156</text:p>
          </table:table-cell>
          <table:table-cell office:value-type="float" office:value="7646471.78967755" calcext:value-type="float">
            <text:p>7646471.78967755</text:p>
          </table:table-cell>
          <table:table-cell office:value-type="float" office:value="339639.477461899" calcext:value-type="float">
            <text:p>339639.477461899</text:p>
          </table:table-cell>
          <table:table-cell office:value-type="string" calcext:value-type="string">
            <text:p>CA</text:p>
          </table:table-cell>
          <table:table-cell office:value-type="float" office:value="22.4618015289307" calcext:value-type="float">
            <text:p>22.4618015289307</text:p>
          </table:table-cell>
          <table:table-cell office:value-type="float" office:value="949.674438476562" calcext:value-type="float">
            <text:p>949.674438476562</text:p>
          </table:table-cell>
          <table:table-cell office:value-type="float" office:value="0.0144549159449822" calcext:value-type="float">
            <text:p>0.014454915944982</text:p>
          </table:table-cell>
          <table:table-cell office:value-type="float" office:value="0" calcext:value-type="float">
            <text:p>0</text:p>
          </table:table-cell>
          <table:table-cell office:value-type="float" office:value="0.453037442689761" calcext:value-type="float">
            <text:p>0.453037442689761</text:p>
          </table:table-cell>
          <table:table-cell table:number-columns-repeated="2" office:value-type="float" office:value="0" calcext:value-type="float">
            <text:p>0</text:p>
          </table:table-cell>
          <table:table-cell office:value-type="float" office:value="0.00862837493632196" calcext:value-type="float">
            <text:p>0.008628374936322</text:p>
          </table:table-cell>
          <table:table-cell office:value-type="float" office:value="0.283622007131941" calcext:value-type="float">
            <text:p>0.283622007131941</text:p>
          </table:table-cell>
          <table:table-cell office:value-type="float" office:value="0.0409449821701477" calcext:value-type="float">
            <text:p>0.040944982170148</text:p>
          </table:table-cell>
          <table:table-cell office:value-type="float" office:value="0.199312277126847" calcext:value-type="float">
            <text:p>0.199312277126847</text:p>
          </table:table-cell>
          <table:table-cell office:value-type="float" office:value="0.00160596541868297" calcext:value-type="float">
            <text:p>0.001605965418683</text:p>
          </table:table-cell>
          <table:table-cell office:value-type="float" office:value="0" calcext:value-type="float">
            <text:p>0</text:p>
          </table:table-cell>
          <table:table-cell office:value-type="float" office:value="0.253647027195291" calcext:value-type="float">
            <text:p>0.253647027195291</text:p>
          </table:table-cell>
          <table:table-cell table:number-columns-repeated="2" office:value-type="float" office:value="0" calcext:value-type="float">
            <text:p>0</text:p>
          </table:table-cell>
          <table:table-cell office:value-type="float" office:value="0.125031836318873" calcext:value-type="float">
            <text:p>0.125031836318873</text:p>
          </table:table-cell>
          <table:table-cell office:value-type="float" office:value="0.358530011036591" calcext:value-type="float">
            <text:p>0.358530011036591</text:p>
          </table:table-cell>
          <table:table-cell office:value-type="float" office:value="0.0147189914254181" calcext:value-type="float">
            <text:p>0.014718991425418</text:p>
          </table:table-cell>
          <table:table-cell office:value-type="float" office:value="0.246466168605145" calcext:value-type="float">
            <text:p>0.246466168605145</text:p>
          </table:table-cell>
          <table:table-cell office:value-type="float" office:value="0.0015797446829973" calcext:value-type="float">
            <text:p>0.001579744682997</text:p>
          </table:table-cell>
          <table:table-cell office:value-type="float" office:value="0.00686387356278359" calcext:value-type="float">
            <text:p>0.006863873562784</text:p>
          </table:table-cell>
          <table:table-cell office:value-type="float" office:value="0.28638951784463" calcext:value-type="float">
            <text:p>0.28638951784463</text:p>
          </table:table-cell>
          <table:table-cell office:value-type="float" office:value="0" calcext:value-type="float">
            <text:p>0</text:p>
          </table:table-cell>
          <table:table-cell office:value-type="float" office:value="0.00607850448434936" calcext:value-type="float">
            <text:p>0.006078504484349</text:p>
          </table:table-cell>
          <table:table-cell office:value-type="float" office:value="0.137183803383932" calcext:value-type="float">
            <text:p>0.137183803383932</text:p>
          </table:table-cell>
          <table:table-cell office:value-type="float" office:value="0.192444245099999" calcext:value-type="float">
            <text:p>0.192444245099999</text:p>
          </table:table-cell>
          <table:table-cell office:value-type="float" office:value="0.0397358926277981" calcext:value-type="float">
            <text:p>0.039735892627798</text:p>
          </table:table-cell>
          <table:table-cell office:value-type="float" office:value="0.32972441831351" calcext:value-type="float">
            <text:p>0.32972441831351</text:p>
          </table:table-cell>
          <table:table-cell office:value-type="float" office:value="0.00414350231464337" calcext:value-type="float">
            <text:p>0.004143502314643</text:p>
          </table:table-cell>
          <table:table-cell office:value-type="float" office:value="0.0326224156865368" calcext:value-type="float">
            <text:p>0.032622415686537</text:p>
          </table:table-cell>
          <table:table-cell office:value-type="float" office:value="0.247106065323937" calcext:value-type="float">
            <text:p>0.247106065323937</text:p>
          </table:table-cell>
          <table:table-cell office:value-type="float" office:value="0" calcext:value-type="float">
            <text:p>0</text:p>
          </table:table-cell>
          <table:table-cell office:value-type="float" office:value="0.00553475707990995" calcext:value-type="float">
            <text:p>0.00553475707991</text:p>
          </table:table-cell>
          <table:table-cell office:value-type="float" office:value="0.0867021687487706" calcext:value-type="float">
            <text:p>0.086702168748771</text:p>
          </table:table-cell>
          <table:table-cell office:value-type="float" office:value="0.125812593921642" calcext:value-type="float">
            <text:p>0.125812593921642</text:p>
          </table:table-cell>
          <table:table-cell office:value-type="float" office:value="0.148365733562369" calcext:value-type="float">
            <text:p>0.148365733562369</text:p>
          </table:table-cell>
          <table:table-cell office:value-type="float" office:value="0.349712763362191" calcext:value-type="float">
            <text:p>0.349712763362191</text:p>
          </table:table-cell>
          <table:table-cell office:value-type="float" office:value="0.174660437833952" calcext:value-type="float">
            <text:p>0.174660437833952</text:p>
          </table:table-cell>
          <table:table-cell office:value-type="float" office:value="0.0259313694220903" calcext:value-type="float">
            <text:p>0.02593136942209</text:p>
          </table:table-cell>
          <table:table-cell office:value-type="float" office:value="0.175834434158862" calcext:value-type="float">
            <text:p>0.175834434158862</text:p>
          </table:table-cell>
          <table:table-cell office:value-type="float" office:value="0" calcext:value-type="float">
            <text:p>0</text:p>
          </table:table-cell>
          <table:table-cell office:value-type="float" office:value="0.0225424685445784" calcext:value-type="float">
            <text:p>0.022542468544578</text:p>
          </table:table-cell>
          <table:table-cell office:value-type="float" office:value="0.0286628615640181" calcext:value-type="float">
            <text:p>0.028662861564018</text:p>
          </table:table-cell>
          <table:table-cell office:value-type="float" office:value="0.0796925552111491" calcext:value-type="float">
            <text:p>0.079692555211149</text:p>
          </table:table-cell>
          <table:table-cell office:value-type="float" office:value="0.111204066269509" calcext:value-type="float">
            <text:p>0.111204066269509</text:p>
          </table:table-cell>
          <table:table-cell office:value-type="float" office:value="0.381471806995841" calcext:value-type="float">
            <text:p>0.381471806995841</text:p>
          </table:table-cell>
          <table:table-cell office:value-type="float" office:value="0.10523267558367" calcext:value-type="float">
            <text:p>0.10523267558367</text:p>
          </table:table-cell>
          <table:table-cell office:value-type="float" office:value="0.0668321781762742" calcext:value-type="float">
            <text:p>0.066832178176274</text:p>
          </table:table-cell>
          <table:table-cell office:value-type="float" office:value="0.0527127151167861" calcext:value-type="float">
            <text:p>0.052712715116786</text:p>
          </table:table-cell>
          <table:table-cell office:value-type="float" office:value="0.0657957381017892" calcext:value-type="float">
            <text:p>0.065795738101789</text:p>
          </table:table-cell>
          <table:table-cell office:value-type="float" office:value="0.107833241274365" calcext:value-type="float">
            <text:p>0.107833241274365</text:p>
          </table:table-cell>
          <table:table-cell/>
        </table:table-row>
        <table:table-row table:style-name="ro1">
          <table:table-cell office:value-type="float" office:value="0" calcext:value-type="float">
            <text:p>0</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5" calcext:value-type="float">
            <text:p>5</text:p>
          </table:table-cell>
          <table:table-cell table:number-columns-repeated="33"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8</text:p>
          </table:table-cell>
          <table:table-cell office:value-type="string" calcext:value-type="string">
            <text:p>Other</text:p>
          </table:table-cell>
          <table:table-cell office:value-type="float" office:value="39.3070106506348" calcext:value-type="float">
            <text:p>39.3070106506348</text:p>
          </table:table-cell>
          <table:table-cell office:value-type="float" office:value="7641639.95251531" calcext:value-type="float">
            <text:p>7641639.95251531</text:p>
          </table:table-cell>
          <table:table-cell office:value-type="float" office:value="338653.156187667" calcext:value-type="float">
            <text:p>338653.156187667</text:p>
          </table:table-cell>
          <table:table-cell office:value-type="string" calcext:value-type="string">
            <text:p>BA</text:p>
          </table:table-cell>
          <table:table-cell office:value-type="float" office:value="24.0743236541748" calcext:value-type="float">
            <text:p>24.0743236541748</text:p>
          </table:table-cell>
          <table:table-cell office:value-type="float" office:value="730.767272949219" calcext:value-type="float">
            <text:p>730.767272949219</text:p>
          </table:table-cell>
          <table:table-cell office:value-type="float" office:value="0" calcext:value-type="float">
            <text:p>0</text:p>
          </table:table-cell>
          <table:table-cell office:value-type="float" office:value="0.00136907794192562" calcext:value-type="float">
            <text:p>0.001369077941926</text:p>
          </table:table-cell>
          <table:table-cell table:number-columns-repeated="4" office:value-type="float" office:value="0" calcext:value-type="float">
            <text:p>0</text:p>
          </table:table-cell>
          <table:table-cell office:value-type="float" office:value="0.0277317880794702" calcext:value-type="float">
            <text:p>0.02773178807947</text:p>
          </table:table-cell>
          <table:table-cell office:value-type="float" office:value="0.0143912379011717" calcext:value-type="float">
            <text:p>0.014391237901172</text:p>
          </table:table-cell>
          <table:table-cell office:value-type="float" office:value="0.956507896077432" calcext:value-type="float">
            <text:p>0.956507896077432</text:p>
          </table:table-cell>
          <table:table-cell office:value-type="float" office:value="0.028390921696805" calcext:value-type="float">
            <text:p>0.028390921696805</text:p>
          </table:table-cell>
          <table:table-cell office:value-type="float" office:value="0.0187975776098707" calcext:value-type="float">
            <text:p>0.018797577609871</text:p>
          </table:table-cell>
          <table:table-cell office:value-type="float" office:value="0.134936468857005" calcext:value-type="float">
            <text:p>0.134936468857005</text:p>
          </table:table-cell>
          <table:table-cell office:value-type="float" office:value="0" calcext:value-type="float">
            <text:p>0</text:p>
          </table:table-cell>
          <table:table-cell office:value-type="float" office:value="0.110716104932507" calcext:value-type="float">
            <text:p>0.110716104932507</text:p>
          </table:table-cell>
          <table:table-cell office:value-type="float" office:value="0" calcext:value-type="float">
            <text:p>0</text:p>
          </table:table-cell>
          <table:table-cell office:value-type="float" office:value="0.111402354472649" calcext:value-type="float">
            <text:p>0.111402354472649</text:p>
          </table:table-cell>
          <table:table-cell office:value-type="float" office:value="0.0580057729858222" calcext:value-type="float">
            <text:p>0.058005772985822</text:p>
          </table:table-cell>
          <table:table-cell office:value-type="float" office:value="0.537750799445341" calcext:value-type="float">
            <text:p>0.537750799445341</text:p>
          </table:table-cell>
          <table:table-cell office:value-type="float" office:value="0.0645340446004075" calcext:value-type="float">
            <text:p>0.064534044600408</text:p>
          </table:table-cell>
          <table:table-cell office:value-type="float" office:value="0.024031794770206" calcext:value-type="float">
            <text:p>0.024031794770206</text:p>
          </table:table-cell>
          <table:table-cell office:value-type="float" office:value="0.142009034695495" calcext:value-type="float">
            <text:p>0.142009034695495</text:p>
          </table:table-cell>
          <table:table-cell office:value-type="float" office:value="0" calcext:value-type="float">
            <text:p>0</text:p>
          </table:table-cell>
          <table:table-cell office:value-type="float" office:value="0.0917194928684628" calcext:value-type="float">
            <text:p>0.091719492868463</text:p>
          </table:table-cell>
          <table:table-cell office:value-type="float" office:value="0" calcext:value-type="float">
            <text:p>0</text:p>
          </table:table-cell>
          <table:table-cell office:value-type="float" office:value="0.170389263074485" calcext:value-type="float">
            <text:p>0.170389263074485</text:p>
          </table:table-cell>
          <table:table-cell office:value-type="float" office:value="0.0852264687570749" calcext:value-type="float">
            <text:p>0.085226468757075</text:p>
          </table:table-cell>
          <table:table-cell office:value-type="float" office:value="0.422089901233869" calcext:value-type="float">
            <text:p>0.422089901233869</text:p>
          </table:table-cell>
          <table:table-cell office:value-type="float" office:value="0.21435073922339" calcext:value-type="float">
            <text:p>0.21435073922339</text:p>
          </table:table-cell>
          <table:table-cell office:value-type="float" office:value="0.023114411042253" calcext:value-type="float">
            <text:p>0.023114411042253</text:p>
          </table:table-cell>
          <table:table-cell office:value-type="float" office:value="0.0833295563333105" calcext:value-type="float">
            <text:p>0.083329556333311</text:p>
          </table:table-cell>
          <table:table-cell office:value-type="float" office:value="0" calcext:value-type="float">
            <text:p>0</text:p>
          </table:table-cell>
          <table:table-cell office:value-type="float" office:value="0.125867788785737" calcext:value-type="float">
            <text:p>0.125867788785737</text:p>
          </table:table-cell>
          <table:table-cell office:value-type="float" office:value="0.0140609419874906" calcext:value-type="float">
            <text:p>0.014060941987491</text:p>
          </table:table-cell>
          <table:table-cell office:value-type="float" office:value="0.0905598398404595" calcext:value-type="float">
            <text:p>0.09055983984046</text:p>
          </table:table-cell>
          <table:table-cell office:value-type="float" office:value="0.10762073318756" calcext:value-type="float">
            <text:p>0.10762073318756</text:p>
          </table:table-cell>
          <table:table-cell office:value-type="float" office:value="0.3410959895998" calcext:value-type="float">
            <text:p>0.3410959895998</text:p>
          </table:table-cell>
          <table:table-cell office:value-type="float" office:value="0.277383731363889" calcext:value-type="float">
            <text:p>0.277383731363889</text:p>
          </table:table-cell>
          <table:table-cell office:value-type="float" office:value="0.0267846878369886" calcext:value-type="float">
            <text:p>0.026784687836989</text:p>
          </table:table-cell>
          <table:table-cell office:value-type="float" office:value="0.0669717943160986" calcext:value-type="float">
            <text:p>0.066971794316099</text:p>
          </table:table-cell>
          <table:table-cell office:value-type="float" office:value="0" calcext:value-type="float">
            <text:p>0</text:p>
          </table:table-cell>
          <table:table-cell office:value-type="float" office:value="0.0672490562307128" calcext:value-type="float">
            <text:p>0.067249056230713</text:p>
          </table:table-cell>
          <table:table-cell office:value-type="float" office:value="0.0134175077259099" calcext:value-type="float">
            <text:p>0.01341750772591</text:p>
          </table:table-cell>
          <table:table-cell office:value-type="float" office:value="0.0990716119175976" calcext:value-type="float">
            <text:p>0.099071611917598</text:p>
          </table:table-cell>
          <table:table-cell office:value-type="float" office:value="0.0755748722407736" calcext:value-type="float">
            <text:p>0.075574872240774</text:p>
          </table:table-cell>
          <table:table-cell office:value-type="float" office:value="0.37354673836803" calcext:value-type="float">
            <text:p>0.37354673836803</text:p>
          </table:table-cell>
          <table:table-cell office:value-type="float" office:value="0.0334392148772451" calcext:value-type="float">
            <text:p>0.033439214877245</text:p>
          </table:table-cell>
          <table:table-cell office:value-type="float" office:value="0.0551699404573079" calcext:value-type="float">
            <text:p>0.055169940457308</text:p>
          </table:table-cell>
          <table:table-cell office:value-type="float" office:value="0.0513841787198533" calcext:value-type="float">
            <text:p>0.051384178719853</text:p>
          </table:table-cell>
          <table:table-cell office:value-type="float" office:value="0.0590279615296164" calcext:value-type="float">
            <text:p>0.059027961529616</text:p>
          </table:table-cell>
          <table:table-cell office:value-type="float" office:value="0.126532510750806" calcext:value-type="float">
            <text:p>0.126532510750806</text:p>
          </table:table-cell>
          <table:table-cell/>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table:number-columns-repeated="38"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8</text:p>
          </table:table-cell>
          <table:table-cell office:value-type="string" calcext:value-type="string">
            <text:p>Other</text:p>
          </table:table-cell>
          <table:table-cell office:value-type="float" office:value="39.3070106506348" calcext:value-type="float">
            <text:p>39.3070106506348</text:p>
          </table:table-cell>
          <table:table-cell office:value-type="float" office:value="7641639.95251531" calcext:value-type="float">
            <text:p>7641639.95251531</text:p>
          </table:table-cell>
          <table:table-cell office:value-type="float" office:value="338653.156187667" calcext:value-type="float">
            <text:p>338653.156187667</text:p>
          </table:table-cell>
          <table:table-cell office:value-type="string" calcext:value-type="string">
            <text:p>BA</text:p>
          </table:table-cell>
          <table:table-cell office:value-type="float" office:value="24.0743236541748" calcext:value-type="float">
            <text:p>24.0743236541748</text:p>
          </table:table-cell>
          <table:table-cell office:value-type="float" office:value="730.767272949219" calcext:value-type="float">
            <text:p>730.767272949219</text:p>
          </table:table-cell>
          <table:table-cell office:value-type="float" office:value="0" calcext:value-type="float">
            <text:p>0</text:p>
          </table:table-cell>
          <table:table-cell office:value-type="float" office:value="0.00136907794192562" calcext:value-type="float">
            <text:p>0.001369077941926</text:p>
          </table:table-cell>
          <table:table-cell table:number-columns-repeated="4" office:value-type="float" office:value="0" calcext:value-type="float">
            <text:p>0</text:p>
          </table:table-cell>
          <table:table-cell office:value-type="float" office:value="0.0277317880794702" calcext:value-type="float">
            <text:p>0.02773178807947</text:p>
          </table:table-cell>
          <table:table-cell office:value-type="float" office:value="0.0143912379011717" calcext:value-type="float">
            <text:p>0.014391237901172</text:p>
          </table:table-cell>
          <table:table-cell office:value-type="float" office:value="0.956507896077432" calcext:value-type="float">
            <text:p>0.956507896077432</text:p>
          </table:table-cell>
          <table:table-cell office:value-type="float" office:value="0.028390921696805" calcext:value-type="float">
            <text:p>0.028390921696805</text:p>
          </table:table-cell>
          <table:table-cell office:value-type="float" office:value="0.0187975776098707" calcext:value-type="float">
            <text:p>0.018797577609871</text:p>
          </table:table-cell>
          <table:table-cell office:value-type="float" office:value="0.134936468857005" calcext:value-type="float">
            <text:p>0.134936468857005</text:p>
          </table:table-cell>
          <table:table-cell office:value-type="float" office:value="0" calcext:value-type="float">
            <text:p>0</text:p>
          </table:table-cell>
          <table:table-cell office:value-type="float" office:value="0.110716104932507" calcext:value-type="float">
            <text:p>0.110716104932507</text:p>
          </table:table-cell>
          <table:table-cell office:value-type="float" office:value="0" calcext:value-type="float">
            <text:p>0</text:p>
          </table:table-cell>
          <table:table-cell office:value-type="float" office:value="0.111402354472649" calcext:value-type="float">
            <text:p>0.111402354472649</text:p>
          </table:table-cell>
          <table:table-cell office:value-type="float" office:value="0.0580057729858222" calcext:value-type="float">
            <text:p>0.058005772985822</text:p>
          </table:table-cell>
          <table:table-cell office:value-type="float" office:value="0.537750799445341" calcext:value-type="float">
            <text:p>0.537750799445341</text:p>
          </table:table-cell>
          <table:table-cell office:value-type="float" office:value="0.0645340446004075" calcext:value-type="float">
            <text:p>0.064534044600408</text:p>
          </table:table-cell>
          <table:table-cell office:value-type="float" office:value="0.024031794770206" calcext:value-type="float">
            <text:p>0.024031794770206</text:p>
          </table:table-cell>
          <table:table-cell office:value-type="float" office:value="0.142009034695495" calcext:value-type="float">
            <text:p>0.142009034695495</text:p>
          </table:table-cell>
          <table:table-cell office:value-type="float" office:value="0" calcext:value-type="float">
            <text:p>0</text:p>
          </table:table-cell>
          <table:table-cell office:value-type="float" office:value="0.0917194928684628" calcext:value-type="float">
            <text:p>0.091719492868463</text:p>
          </table:table-cell>
          <table:table-cell office:value-type="float" office:value="0" calcext:value-type="float">
            <text:p>0</text:p>
          </table:table-cell>
          <table:table-cell office:value-type="float" office:value="0.170389263074485" calcext:value-type="float">
            <text:p>0.170389263074485</text:p>
          </table:table-cell>
          <table:table-cell office:value-type="float" office:value="0.0852264687570749" calcext:value-type="float">
            <text:p>0.085226468757075</text:p>
          </table:table-cell>
          <table:table-cell office:value-type="float" office:value="0.422089901233869" calcext:value-type="float">
            <text:p>0.422089901233869</text:p>
          </table:table-cell>
          <table:table-cell office:value-type="float" office:value="0.21435073922339" calcext:value-type="float">
            <text:p>0.21435073922339</text:p>
          </table:table-cell>
          <table:table-cell office:value-type="float" office:value="0.023114411042253" calcext:value-type="float">
            <text:p>0.023114411042253</text:p>
          </table:table-cell>
          <table:table-cell office:value-type="float" office:value="0.0833295563333105" calcext:value-type="float">
            <text:p>0.083329556333311</text:p>
          </table:table-cell>
          <table:table-cell office:value-type="float" office:value="0" calcext:value-type="float">
            <text:p>0</text:p>
          </table:table-cell>
          <table:table-cell office:value-type="float" office:value="0.125867788785737" calcext:value-type="float">
            <text:p>0.125867788785737</text:p>
          </table:table-cell>
          <table:table-cell office:value-type="float" office:value="0.0140609419874906" calcext:value-type="float">
            <text:p>0.014060941987491</text:p>
          </table:table-cell>
          <table:table-cell office:value-type="float" office:value="0.0905598398404595" calcext:value-type="float">
            <text:p>0.09055983984046</text:p>
          </table:table-cell>
          <table:table-cell office:value-type="float" office:value="0.10762073318756" calcext:value-type="float">
            <text:p>0.10762073318756</text:p>
          </table:table-cell>
          <table:table-cell office:value-type="float" office:value="0.3410959895998" calcext:value-type="float">
            <text:p>0.3410959895998</text:p>
          </table:table-cell>
          <table:table-cell office:value-type="float" office:value="0.277383731363889" calcext:value-type="float">
            <text:p>0.277383731363889</text:p>
          </table:table-cell>
          <table:table-cell office:value-type="float" office:value="0.0267846878369886" calcext:value-type="float">
            <text:p>0.026784687836989</text:p>
          </table:table-cell>
          <table:table-cell office:value-type="float" office:value="0.0669717943160986" calcext:value-type="float">
            <text:p>0.066971794316099</text:p>
          </table:table-cell>
          <table:table-cell office:value-type="float" office:value="0" calcext:value-type="float">
            <text:p>0</text:p>
          </table:table-cell>
          <table:table-cell office:value-type="float" office:value="0.0672490562307128" calcext:value-type="float">
            <text:p>0.067249056230713</text:p>
          </table:table-cell>
          <table:table-cell office:value-type="float" office:value="0.0134175077259099" calcext:value-type="float">
            <text:p>0.01341750772591</text:p>
          </table:table-cell>
          <table:table-cell office:value-type="float" office:value="0.0990716119175976" calcext:value-type="float">
            <text:p>0.099071611917598</text:p>
          </table:table-cell>
          <table:table-cell office:value-type="float" office:value="0.0755748722407736" calcext:value-type="float">
            <text:p>0.075574872240774</text:p>
          </table:table-cell>
          <table:table-cell office:value-type="float" office:value="0.37354673836803" calcext:value-type="float">
            <text:p>0.37354673836803</text:p>
          </table:table-cell>
          <table:table-cell office:value-type="float" office:value="0.0334392148772451" calcext:value-type="float">
            <text:p>0.033439214877245</text:p>
          </table:table-cell>
          <table:table-cell office:value-type="float" office:value="0.0551699404573079" calcext:value-type="float">
            <text:p>0.055169940457308</text:p>
          </table:table-cell>
          <table:table-cell office:value-type="float" office:value="0.0513841787198533" calcext:value-type="float">
            <text:p>0.051384178719853</text:p>
          </table:table-cell>
          <table:table-cell office:value-type="float" office:value="0.0590279615296164" calcext:value-type="float">
            <text:p>0.059027961529616</text:p>
          </table:table-cell>
          <table:table-cell office:value-type="float" office:value="0.126532510750806" calcext:value-type="float">
            <text:p>0.126532510750806</text:p>
          </table:table-cell>
          <table:table-cell/>
        </table:table-row>
        <table:table-row table:style-name="ro1">
          <table:table-cell office:value-type="float" office:value="1" calcext:value-type="float">
            <text:p>1</text:p>
          </table:table-cell>
          <table:table-cell table:number-columns-repeated="22" office:value-type="float" office:value="0" calcext:value-type="float">
            <text:p>0</text:p>
          </table:table-cell>
          <table:table-cell office:value-type="float" office:value="2" calcext:value-type="float">
            <text:p>2</text:p>
          </table:table-cell>
          <table:table-cell table:number-columns-repeated="17"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8</text:p>
          </table:table-cell>
          <table:table-cell office:value-type="string" calcext:value-type="string">
            <text:p>Other</text:p>
          </table:table-cell>
          <table:table-cell office:value-type="float" office:value="39.3070106506348" calcext:value-type="float">
            <text:p>39.3070106506348</text:p>
          </table:table-cell>
          <table:table-cell office:value-type="float" office:value="7641639.95251531" calcext:value-type="float">
            <text:p>7641639.95251531</text:p>
          </table:table-cell>
          <table:table-cell office:value-type="float" office:value="338653.156187667" calcext:value-type="float">
            <text:p>338653.156187667</text:p>
          </table:table-cell>
          <table:table-cell office:value-type="string" calcext:value-type="string">
            <text:p>BA</text:p>
          </table:table-cell>
          <table:table-cell office:value-type="float" office:value="24.0743236541748" calcext:value-type="float">
            <text:p>24.0743236541748</text:p>
          </table:table-cell>
          <table:table-cell office:value-type="float" office:value="730.767272949219" calcext:value-type="float">
            <text:p>730.767272949219</text:p>
          </table:table-cell>
          <table:table-cell office:value-type="float" office:value="0" calcext:value-type="float">
            <text:p>0</text:p>
          </table:table-cell>
          <table:table-cell office:value-type="float" office:value="0.00136907794192562" calcext:value-type="float">
            <text:p>0.001369077941926</text:p>
          </table:table-cell>
          <table:table-cell table:number-columns-repeated="4" office:value-type="float" office:value="0" calcext:value-type="float">
            <text:p>0</text:p>
          </table:table-cell>
          <table:table-cell office:value-type="float" office:value="0.0277317880794702" calcext:value-type="float">
            <text:p>0.02773178807947</text:p>
          </table:table-cell>
          <table:table-cell office:value-type="float" office:value="0.0143912379011717" calcext:value-type="float">
            <text:p>0.014391237901172</text:p>
          </table:table-cell>
          <table:table-cell office:value-type="float" office:value="0.956507896077432" calcext:value-type="float">
            <text:p>0.956507896077432</text:p>
          </table:table-cell>
          <table:table-cell office:value-type="float" office:value="0.028390921696805" calcext:value-type="float">
            <text:p>0.028390921696805</text:p>
          </table:table-cell>
          <table:table-cell office:value-type="float" office:value="0.0187975776098707" calcext:value-type="float">
            <text:p>0.018797577609871</text:p>
          </table:table-cell>
          <table:table-cell office:value-type="float" office:value="0.134936468857005" calcext:value-type="float">
            <text:p>0.134936468857005</text:p>
          </table:table-cell>
          <table:table-cell office:value-type="float" office:value="0" calcext:value-type="float">
            <text:p>0</text:p>
          </table:table-cell>
          <table:table-cell office:value-type="float" office:value="0.110716104932507" calcext:value-type="float">
            <text:p>0.110716104932507</text:p>
          </table:table-cell>
          <table:table-cell office:value-type="float" office:value="0" calcext:value-type="float">
            <text:p>0</text:p>
          </table:table-cell>
          <table:table-cell office:value-type="float" office:value="0.111402354472649" calcext:value-type="float">
            <text:p>0.111402354472649</text:p>
          </table:table-cell>
          <table:table-cell office:value-type="float" office:value="0.0580057729858222" calcext:value-type="float">
            <text:p>0.058005772985822</text:p>
          </table:table-cell>
          <table:table-cell office:value-type="float" office:value="0.537750799445341" calcext:value-type="float">
            <text:p>0.537750799445341</text:p>
          </table:table-cell>
          <table:table-cell office:value-type="float" office:value="0.0645340446004075" calcext:value-type="float">
            <text:p>0.064534044600408</text:p>
          </table:table-cell>
          <table:table-cell office:value-type="float" office:value="0.024031794770206" calcext:value-type="float">
            <text:p>0.024031794770206</text:p>
          </table:table-cell>
          <table:table-cell office:value-type="float" office:value="0.142009034695495" calcext:value-type="float">
            <text:p>0.142009034695495</text:p>
          </table:table-cell>
          <table:table-cell office:value-type="float" office:value="0" calcext:value-type="float">
            <text:p>0</text:p>
          </table:table-cell>
          <table:table-cell office:value-type="float" office:value="0.0917194928684628" calcext:value-type="float">
            <text:p>0.091719492868463</text:p>
          </table:table-cell>
          <table:table-cell office:value-type="float" office:value="0" calcext:value-type="float">
            <text:p>0</text:p>
          </table:table-cell>
          <table:table-cell office:value-type="float" office:value="0.170389263074485" calcext:value-type="float">
            <text:p>0.170389263074485</text:p>
          </table:table-cell>
          <table:table-cell office:value-type="float" office:value="0.0852264687570749" calcext:value-type="float">
            <text:p>0.085226468757075</text:p>
          </table:table-cell>
          <table:table-cell office:value-type="float" office:value="0.422089901233869" calcext:value-type="float">
            <text:p>0.422089901233869</text:p>
          </table:table-cell>
          <table:table-cell office:value-type="float" office:value="0.21435073922339" calcext:value-type="float">
            <text:p>0.21435073922339</text:p>
          </table:table-cell>
          <table:table-cell office:value-type="float" office:value="0.023114411042253" calcext:value-type="float">
            <text:p>0.023114411042253</text:p>
          </table:table-cell>
          <table:table-cell office:value-type="float" office:value="0.0833295563333105" calcext:value-type="float">
            <text:p>0.083329556333311</text:p>
          </table:table-cell>
          <table:table-cell office:value-type="float" office:value="0" calcext:value-type="float">
            <text:p>0</text:p>
          </table:table-cell>
          <table:table-cell office:value-type="float" office:value="0.125867788785737" calcext:value-type="float">
            <text:p>0.125867788785737</text:p>
          </table:table-cell>
          <table:table-cell office:value-type="float" office:value="0.0140609419874906" calcext:value-type="float">
            <text:p>0.014060941987491</text:p>
          </table:table-cell>
          <table:table-cell office:value-type="float" office:value="0.0905598398404595" calcext:value-type="float">
            <text:p>0.09055983984046</text:p>
          </table:table-cell>
          <table:table-cell office:value-type="float" office:value="0.10762073318756" calcext:value-type="float">
            <text:p>0.10762073318756</text:p>
          </table:table-cell>
          <table:table-cell office:value-type="float" office:value="0.3410959895998" calcext:value-type="float">
            <text:p>0.3410959895998</text:p>
          </table:table-cell>
          <table:table-cell office:value-type="float" office:value="0.277383731363889" calcext:value-type="float">
            <text:p>0.277383731363889</text:p>
          </table:table-cell>
          <table:table-cell office:value-type="float" office:value="0.0267846878369886" calcext:value-type="float">
            <text:p>0.026784687836989</text:p>
          </table:table-cell>
          <table:table-cell office:value-type="float" office:value="0.0669717943160986" calcext:value-type="float">
            <text:p>0.066971794316099</text:p>
          </table:table-cell>
          <table:table-cell office:value-type="float" office:value="0" calcext:value-type="float">
            <text:p>0</text:p>
          </table:table-cell>
          <table:table-cell office:value-type="float" office:value="0.0672490562307128" calcext:value-type="float">
            <text:p>0.067249056230713</text:p>
          </table:table-cell>
          <table:table-cell office:value-type="float" office:value="0.0134175077259099" calcext:value-type="float">
            <text:p>0.01341750772591</text:p>
          </table:table-cell>
          <table:table-cell office:value-type="float" office:value="0.0990716119175976" calcext:value-type="float">
            <text:p>0.099071611917598</text:p>
          </table:table-cell>
          <table:table-cell office:value-type="float" office:value="0.0755748722407736" calcext:value-type="float">
            <text:p>0.075574872240774</text:p>
          </table:table-cell>
          <table:table-cell office:value-type="float" office:value="0.37354673836803" calcext:value-type="float">
            <text:p>0.37354673836803</text:p>
          </table:table-cell>
          <table:table-cell office:value-type="float" office:value="0.0334392148772451" calcext:value-type="float">
            <text:p>0.033439214877245</text:p>
          </table:table-cell>
          <table:table-cell office:value-type="float" office:value="0.0551699404573079" calcext:value-type="float">
            <text:p>0.055169940457308</text:p>
          </table:table-cell>
          <table:table-cell office:value-type="float" office:value="0.0513841787198533" calcext:value-type="float">
            <text:p>0.051384178719853</text:p>
          </table:table-cell>
          <table:table-cell office:value-type="float" office:value="0.0590279615296164" calcext:value-type="float">
            <text:p>0.059027961529616</text:p>
          </table:table-cell>
          <table:table-cell office:value-type="float" office:value="0.126532510750806" calcext:value-type="float">
            <text:p>0.126532510750806</text:p>
          </table:table-cell>
          <table:table-cell/>
        </table:table-row>
        <table:table-row table:style-name="ro1">
          <table:table-cell office:value-type="float" office:value="1" calcext:value-type="float">
            <text:p>1</text:p>
          </table:table-cell>
          <table:table-cell table:number-columns-repeated="40" office:value-type="float" office:value="0" calcext:value-type="float">
            <text:p>0</text:p>
          </table:table-cell>
          <table:table-cell office:value-type="string" calcext:value-type="string">
            <text:p>01/06/17</text:p>
          </table:table-cell>
          <table:table-cell office:value-type="string" calcext:value-type="string">
            <text:p>win</text:p>
          </table:table-cell>
          <table:table-cell office:value-type="string" calcext:value-type="string">
            <text:p>trans2</text:p>
          </table:table-cell>
          <table:table-cell office:value-type="string" calcext:value-type="string">
            <text:p>site8</text:p>
          </table:table-cell>
          <table:table-cell office:value-type="string" calcext:value-type="string">
            <text:p>Other</text:p>
          </table:table-cell>
          <table:table-cell office:value-type="float" office:value="39.3070106506348" calcext:value-type="float">
            <text:p>39.3070106506348</text:p>
          </table:table-cell>
          <table:table-cell office:value-type="float" office:value="7641639.95251531" calcext:value-type="float">
            <text:p>7641639.95251531</text:p>
          </table:table-cell>
          <table:table-cell office:value-type="float" office:value="338653.156187667" calcext:value-type="float">
            <text:p>338653.156187667</text:p>
          </table:table-cell>
          <table:table-cell office:value-type="string" calcext:value-type="string">
            <text:p>BA</text:p>
          </table:table-cell>
          <table:table-cell office:value-type="float" office:value="24.0743236541748" calcext:value-type="float">
            <text:p>24.0743236541748</text:p>
          </table:table-cell>
          <table:table-cell office:value-type="float" office:value="730.767272949219" calcext:value-type="float">
            <text:p>730.767272949219</text:p>
          </table:table-cell>
          <table:table-cell office:value-type="float" office:value="0" calcext:value-type="float">
            <text:p>0</text:p>
          </table:table-cell>
          <table:table-cell office:value-type="float" office:value="0.00136907794192562" calcext:value-type="float">
            <text:p>0.001369077941926</text:p>
          </table:table-cell>
          <table:table-cell table:number-columns-repeated="4" office:value-type="float" office:value="0" calcext:value-type="float">
            <text:p>0</text:p>
          </table:table-cell>
          <table:table-cell office:value-type="float" office:value="0.0277317880794702" calcext:value-type="float">
            <text:p>0.02773178807947</text:p>
          </table:table-cell>
          <table:table-cell office:value-type="float" office:value="0.0143912379011717" calcext:value-type="float">
            <text:p>0.014391237901172</text:p>
          </table:table-cell>
          <table:table-cell office:value-type="float" office:value="0.956507896077432" calcext:value-type="float">
            <text:p>0.956507896077432</text:p>
          </table:table-cell>
          <table:table-cell office:value-type="float" office:value="0.028390921696805" calcext:value-type="float">
            <text:p>0.028390921696805</text:p>
          </table:table-cell>
          <table:table-cell office:value-type="float" office:value="0.0187975776098707" calcext:value-type="float">
            <text:p>0.018797577609871</text:p>
          </table:table-cell>
          <table:table-cell office:value-type="float" office:value="0.134936468857005" calcext:value-type="float">
            <text:p>0.134936468857005</text:p>
          </table:table-cell>
          <table:table-cell office:value-type="float" office:value="0" calcext:value-type="float">
            <text:p>0</text:p>
          </table:table-cell>
          <table:table-cell office:value-type="float" office:value="0.110716104932507" calcext:value-type="float">
            <text:p>0.110716104932507</text:p>
          </table:table-cell>
          <table:table-cell office:value-type="float" office:value="0" calcext:value-type="float">
            <text:p>0</text:p>
          </table:table-cell>
          <table:table-cell office:value-type="float" office:value="0.111402354472649" calcext:value-type="float">
            <text:p>0.111402354472649</text:p>
          </table:table-cell>
          <table:table-cell office:value-type="float" office:value="0.0580057729858222" calcext:value-type="float">
            <text:p>0.058005772985822</text:p>
          </table:table-cell>
          <table:table-cell office:value-type="float" office:value="0.537750799445341" calcext:value-type="float">
            <text:p>0.537750799445341</text:p>
          </table:table-cell>
          <table:table-cell office:value-type="float" office:value="0.0645340446004075" calcext:value-type="float">
            <text:p>0.064534044600408</text:p>
          </table:table-cell>
          <table:table-cell office:value-type="float" office:value="0.024031794770206" calcext:value-type="float">
            <text:p>0.024031794770206</text:p>
          </table:table-cell>
          <table:table-cell office:value-type="float" office:value="0.142009034695495" calcext:value-type="float">
            <text:p>0.142009034695495</text:p>
          </table:table-cell>
          <table:table-cell office:value-type="float" office:value="0" calcext:value-type="float">
            <text:p>0</text:p>
          </table:table-cell>
          <table:table-cell office:value-type="float" office:value="0.0917194928684628" calcext:value-type="float">
            <text:p>0.091719492868463</text:p>
          </table:table-cell>
          <table:table-cell office:value-type="float" office:value="0" calcext:value-type="float">
            <text:p>0</text:p>
          </table:table-cell>
          <table:table-cell office:value-type="float" office:value="0.170389263074485" calcext:value-type="float">
            <text:p>0.170389263074485</text:p>
          </table:table-cell>
          <table:table-cell office:value-type="float" office:value="0.0852264687570749" calcext:value-type="float">
            <text:p>0.085226468757075</text:p>
          </table:table-cell>
          <table:table-cell office:value-type="float" office:value="0.422089901233869" calcext:value-type="float">
            <text:p>0.422089901233869</text:p>
          </table:table-cell>
          <table:table-cell office:value-type="float" office:value="0.21435073922339" calcext:value-type="float">
            <text:p>0.21435073922339</text:p>
          </table:table-cell>
          <table:table-cell office:value-type="float" office:value="0.023114411042253" calcext:value-type="float">
            <text:p>0.023114411042253</text:p>
          </table:table-cell>
          <table:table-cell office:value-type="float" office:value="0.0833295563333105" calcext:value-type="float">
            <text:p>0.083329556333311</text:p>
          </table:table-cell>
          <table:table-cell office:value-type="float" office:value="0" calcext:value-type="float">
            <text:p>0</text:p>
          </table:table-cell>
          <table:table-cell office:value-type="float" office:value="0.125867788785737" calcext:value-type="float">
            <text:p>0.125867788785737</text:p>
          </table:table-cell>
          <table:table-cell office:value-type="float" office:value="0.0140609419874906" calcext:value-type="float">
            <text:p>0.014060941987491</text:p>
          </table:table-cell>
          <table:table-cell office:value-type="float" office:value="0.0905598398404595" calcext:value-type="float">
            <text:p>0.09055983984046</text:p>
          </table:table-cell>
          <table:table-cell office:value-type="float" office:value="0.10762073318756" calcext:value-type="float">
            <text:p>0.10762073318756</text:p>
          </table:table-cell>
          <table:table-cell office:value-type="float" office:value="0.3410959895998" calcext:value-type="float">
            <text:p>0.3410959895998</text:p>
          </table:table-cell>
          <table:table-cell office:value-type="float" office:value="0.277383731363889" calcext:value-type="float">
            <text:p>0.277383731363889</text:p>
          </table:table-cell>
          <table:table-cell office:value-type="float" office:value="0.0267846878369886" calcext:value-type="float">
            <text:p>0.026784687836989</text:p>
          </table:table-cell>
          <table:table-cell office:value-type="float" office:value="0.0669717943160986" calcext:value-type="float">
            <text:p>0.066971794316099</text:p>
          </table:table-cell>
          <table:table-cell office:value-type="float" office:value="0" calcext:value-type="float">
            <text:p>0</text:p>
          </table:table-cell>
          <table:table-cell office:value-type="float" office:value="0.0672490562307128" calcext:value-type="float">
            <text:p>0.067249056230713</text:p>
          </table:table-cell>
          <table:table-cell office:value-type="float" office:value="0.0134175077259099" calcext:value-type="float">
            <text:p>0.01341750772591</text:p>
          </table:table-cell>
          <table:table-cell office:value-type="float" office:value="0.0990716119175976" calcext:value-type="float">
            <text:p>0.099071611917598</text:p>
          </table:table-cell>
          <table:table-cell office:value-type="float" office:value="0.0755748722407736" calcext:value-type="float">
            <text:p>0.075574872240774</text:p>
          </table:table-cell>
          <table:table-cell office:value-type="float" office:value="0.37354673836803" calcext:value-type="float">
            <text:p>0.37354673836803</text:p>
          </table:table-cell>
          <table:table-cell office:value-type="float" office:value="0.0334392148772451" calcext:value-type="float">
            <text:p>0.033439214877245</text:p>
          </table:table-cell>
          <table:table-cell office:value-type="float" office:value="0.0551699404573079" calcext:value-type="float">
            <text:p>0.055169940457308</text:p>
          </table:table-cell>
          <table:table-cell office:value-type="float" office:value="0.0513841787198533" calcext:value-type="float">
            <text:p>0.051384178719853</text:p>
          </table:table-cell>
          <table:table-cell office:value-type="float" office:value="0.0590279615296164" calcext:value-type="float">
            <text:p>0.059027961529616</text:p>
          </table:table-cell>
          <table:table-cell office:value-type="float" office:value="0.126532510750806" calcext:value-type="float">
            <text:p>0.126532510750806</text:p>
          </table:table-cell>
          <table:table-cell/>
        </table:table-row>
        <table:table-row table:style-name="ro1">
          <table:table-cell table:number-columns-repeated="17"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1</text:p>
          </table:table-cell>
          <table:table-cell office:value-type="string" calcext:value-type="string">
            <text:p>Other</text:p>
          </table:table-cell>
          <table:table-cell office:value-type="float" office:value="1749.05969238281" calcext:value-type="float">
            <text:p>1749.05969238281</text:p>
          </table:table-cell>
          <table:table-cell office:value-type="float" office:value="7670375.37585003" calcext:value-type="float">
            <text:p>7670375.37585003</text:p>
          </table:table-cell>
          <table:table-cell office:value-type="float" office:value="330277.714899862" calcext:value-type="float">
            <text:p>330277.714899862</text:p>
          </table:table-cell>
          <table:table-cell office:value-type="string" calcext:value-type="string">
            <text:p>BD</text:p>
          </table:table-cell>
          <table:table-cell office:value-type="float" office:value="12.2338094711304" calcext:value-type="float">
            <text:p>12.2338094711304</text:p>
          </table:table-cell>
          <table:table-cell office:value-type="float" office:value="2179.17626953125" calcext:value-type="float">
            <text:p>2179.17626953125</text:p>
          </table:table-cell>
          <table:table-cell table:number-columns-repeated="2" office:value-type="float" office:value="0" calcext:value-type="float">
            <text:p>0</text:p>
          </table:table-cell>
          <table:table-cell office:value-type="float" office:value="0.953833418237392" calcext:value-type="float">
            <text:p>0.953833418237392</text:p>
          </table:table-cell>
          <table:table-cell table:number-columns-repeated="3" office:value-type="float" office:value="0" calcext:value-type="float">
            <text:p>0</text:p>
          </table:table-cell>
          <table:table-cell office:value-type="float" office:value="0.0461665817626083" calcext:value-type="float">
            <text:p>0.046166581762608</text:p>
          </table:table-cell>
          <table:table-cell table:number-columns-repeated="4" office:value-type="float" office:value="0" calcext:value-type="float">
            <text:p>0</text:p>
          </table:table-cell>
          <table:table-cell office:value-type="float" office:value="0.994870797148871" calcext:value-type="float">
            <text:p>0.994870797148871</text:p>
          </table:table-cell>
          <table:table-cell table:number-columns-repeated="3" office:value-type="float" office:value="0" calcext:value-type="float">
            <text:p>0</text:p>
          </table:table-cell>
          <table:table-cell office:value-type="float" office:value="0.00512920285112931" calcext:value-type="float">
            <text:p>0.005129202851129</text:p>
          </table:table-cell>
          <table:table-cell table:number-columns-repeated="4" office:value-type="float" office:value="0" calcext:value-type="float">
            <text:p>0</text:p>
          </table:table-cell>
          <table:table-cell office:value-type="float" office:value="0.980653428763211" calcext:value-type="float">
            <text:p>0.980653428763211</text:p>
          </table:table-cell>
          <table:table-cell table:number-columns-repeated="3" office:value-type="float" office:value="0" calcext:value-type="float">
            <text:p>0</text:p>
          </table:table-cell>
          <table:table-cell office:value-type="float" office:value="0.0193465712367886" calcext:value-type="float">
            <text:p>0.019346571236789</text:p>
          </table:table-cell>
          <table:table-cell table:number-columns-repeated="4" office:value-type="float" office:value="0" calcext:value-type="float">
            <text:p>0</text:p>
          </table:table-cell>
          <table:table-cell office:value-type="float" office:value="0.887268913389374" calcext:value-type="float">
            <text:p>0.887268913389374</text:p>
          </table:table-cell>
          <table:table-cell table:number-columns-repeated="3" office:value-type="float" office:value="0" calcext:value-type="float">
            <text:p>0</text:p>
          </table:table-cell>
          <table:table-cell office:value-type="float" office:value="0.112523480654624" calcext:value-type="float">
            <text:p>0.112523480654624</text:p>
          </table:table-cell>
          <table:table-cell office:value-type="float" office:value="0" calcext:value-type="float">
            <text:p>0</text:p>
          </table:table-cell>
          <table:table-cell office:value-type="float" office:value="0.000207605956001746" calcext:value-type="float">
            <text:p>0.000207605956002</text:p>
          </table:table-cell>
          <table:table-cell office:value-type="float" office:value="0" calcext:value-type="float">
            <text:p>0</text:p>
          </table:table-cell>
          <table:table-cell office:value-type="float" office:value="0.000254756166404819" calcext:value-type="float">
            <text:p>0.000254756166405</text:p>
          </table:table-cell>
          <table:table-cell office:value-type="float" office:value="0.595173431026093" calcext:value-type="float">
            <text:p>0.595173431026093</text:p>
          </table:table-cell>
          <table:table-cell office:value-type="float" office:value="0.0199522988297785" calcext:value-type="float">
            <text:p>0.019952298829779</text:p>
          </table:table-cell>
          <table:table-cell office:value-type="float" office:value="0.0336911716384546" calcext:value-type="float">
            <text:p>0.033691171638455</text:p>
          </table:table-cell>
          <table:table-cell office:value-type="float" office:value="0" calcext:value-type="float">
            <text:p>0</text:p>
          </table:table-cell>
          <table:table-cell office:value-type="float" office:value="0.347811158081503" calcext:value-type="float">
            <text:p>0.347811158081503</text:p>
          </table:table-cell>
          <table:table-cell office:value-type="float" office:value="0.000678808541727721" calcext:value-type="float">
            <text:p>0.000678808541728</text:p>
          </table:table-cell>
          <table:table-cell office:value-type="float" office:value="0.0024383757160378" calcext:value-type="float">
            <text:p>0.002438375716038</text:p>
          </table:table-cell>
          <table:table-cell office:value-type="float" office:value="0.0298895371494279" calcext:value-type="float">
            <text:p>0.029889537149428</text:p>
          </table:table-cell>
          <table:table-cell office:value-type="float" office:value="0.00919769174125235" calcext:value-type="float">
            <text:p>0.009197691741252</text:p>
          </table:table-cell>
          <table:table-cell office:value-type="float" office:value="0.00895313793394567" calcext:value-type="float">
            <text:p>0.008953137933946</text:p>
          </table:table-cell>
          <table:table-cell office:value-type="float" office:value="0.0153564276447112" calcext:value-type="float">
            <text:p>0.015356427644711</text:p>
          </table:table-cell>
          <table:table-cell office:value-type="float" office:value="0.0691271926665568" calcext:value-type="float">
            <text:p>0.069127192666557</text:p>
          </table:table-cell>
          <table:table-cell/>
        </table:table-row>
        <table:table-row table:style-name="ro1">
          <table:table-cell table:number-columns-repeated="17" office:value-type="float" office:value="0" calcext:value-type="float">
            <text:p>0</text:p>
          </table:table-cell>
          <table:table-cell office:value-type="float" office:value="6" calcext:value-type="float">
            <text:p>6</text:p>
          </table:table-cell>
          <table:table-cell table:number-columns-repeated="23"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1</text:p>
          </table:table-cell>
          <table:table-cell office:value-type="string" calcext:value-type="string">
            <text:p>SolMau</text:p>
          </table:table-cell>
          <table:table-cell office:value-type="float" office:value="1749.05969238281" calcext:value-type="float">
            <text:p>1749.05969238281</text:p>
          </table:table-cell>
          <table:table-cell office:value-type="float" office:value="7670375.37585003" calcext:value-type="float">
            <text:p>7670375.37585003</text:p>
          </table:table-cell>
          <table:table-cell office:value-type="float" office:value="330277.714899862" calcext:value-type="float">
            <text:p>330277.714899862</text:p>
          </table:table-cell>
          <table:table-cell office:value-type="string" calcext:value-type="string">
            <text:p>BD</text:p>
          </table:table-cell>
          <table:table-cell office:value-type="float" office:value="12.2338094711304" calcext:value-type="float">
            <text:p>12.2338094711304</text:p>
          </table:table-cell>
          <table:table-cell office:value-type="float" office:value="2179.17626953125" calcext:value-type="float">
            <text:p>2179.17626953125</text:p>
          </table:table-cell>
          <table:table-cell table:number-columns-repeated="2" office:value-type="float" office:value="0" calcext:value-type="float">
            <text:p>0</text:p>
          </table:table-cell>
          <table:table-cell office:value-type="float" office:value="0.953833418237392" calcext:value-type="float">
            <text:p>0.953833418237392</text:p>
          </table:table-cell>
          <table:table-cell table:number-columns-repeated="3" office:value-type="float" office:value="0" calcext:value-type="float">
            <text:p>0</text:p>
          </table:table-cell>
          <table:table-cell office:value-type="float" office:value="0.0461665817626083" calcext:value-type="float">
            <text:p>0.046166581762608</text:p>
          </table:table-cell>
          <table:table-cell table:number-columns-repeated="4" office:value-type="float" office:value="0" calcext:value-type="float">
            <text:p>0</text:p>
          </table:table-cell>
          <table:table-cell office:value-type="float" office:value="0.994870797148871" calcext:value-type="float">
            <text:p>0.994870797148871</text:p>
          </table:table-cell>
          <table:table-cell table:number-columns-repeated="3" office:value-type="float" office:value="0" calcext:value-type="float">
            <text:p>0</text:p>
          </table:table-cell>
          <table:table-cell office:value-type="float" office:value="0.00512920285112931" calcext:value-type="float">
            <text:p>0.005129202851129</text:p>
          </table:table-cell>
          <table:table-cell table:number-columns-repeated="4" office:value-type="float" office:value="0" calcext:value-type="float">
            <text:p>0</text:p>
          </table:table-cell>
          <table:table-cell office:value-type="float" office:value="0.980653428763211" calcext:value-type="float">
            <text:p>0.980653428763211</text:p>
          </table:table-cell>
          <table:table-cell table:number-columns-repeated="3" office:value-type="float" office:value="0" calcext:value-type="float">
            <text:p>0</text:p>
          </table:table-cell>
          <table:table-cell office:value-type="float" office:value="0.0193465712367886" calcext:value-type="float">
            <text:p>0.019346571236789</text:p>
          </table:table-cell>
          <table:table-cell table:number-columns-repeated="4" office:value-type="float" office:value="0" calcext:value-type="float">
            <text:p>0</text:p>
          </table:table-cell>
          <table:table-cell office:value-type="float" office:value="0.887268913389374" calcext:value-type="float">
            <text:p>0.887268913389374</text:p>
          </table:table-cell>
          <table:table-cell table:number-columns-repeated="3" office:value-type="float" office:value="0" calcext:value-type="float">
            <text:p>0</text:p>
          </table:table-cell>
          <table:table-cell office:value-type="float" office:value="0.112523480654624" calcext:value-type="float">
            <text:p>0.112523480654624</text:p>
          </table:table-cell>
          <table:table-cell office:value-type="float" office:value="0" calcext:value-type="float">
            <text:p>0</text:p>
          </table:table-cell>
          <table:table-cell office:value-type="float" office:value="0.000207605956001746" calcext:value-type="float">
            <text:p>0.000207605956002</text:p>
          </table:table-cell>
          <table:table-cell office:value-type="float" office:value="0" calcext:value-type="float">
            <text:p>0</text:p>
          </table:table-cell>
          <table:table-cell office:value-type="float" office:value="0.000254756166404819" calcext:value-type="float">
            <text:p>0.000254756166405</text:p>
          </table:table-cell>
          <table:table-cell office:value-type="float" office:value="0.595173431026093" calcext:value-type="float">
            <text:p>0.595173431026093</text:p>
          </table:table-cell>
          <table:table-cell office:value-type="float" office:value="0.0199522988297785" calcext:value-type="float">
            <text:p>0.019952298829779</text:p>
          </table:table-cell>
          <table:table-cell office:value-type="float" office:value="0.0336911716384546" calcext:value-type="float">
            <text:p>0.033691171638455</text:p>
          </table:table-cell>
          <table:table-cell office:value-type="float" office:value="0" calcext:value-type="float">
            <text:p>0</text:p>
          </table:table-cell>
          <table:table-cell office:value-type="float" office:value="0.347811158081503" calcext:value-type="float">
            <text:p>0.347811158081503</text:p>
          </table:table-cell>
          <table:table-cell office:value-type="float" office:value="0.000678808541727721" calcext:value-type="float">
            <text:p>0.000678808541728</text:p>
          </table:table-cell>
          <table:table-cell office:value-type="float" office:value="0.0024383757160378" calcext:value-type="float">
            <text:p>0.002438375716038</text:p>
          </table:table-cell>
          <table:table-cell office:value-type="float" office:value="0.0298895371494279" calcext:value-type="float">
            <text:p>0.029889537149428</text:p>
          </table:table-cell>
          <table:table-cell office:value-type="float" office:value="0.00919769174125235" calcext:value-type="float">
            <text:p>0.009197691741252</text:p>
          </table:table-cell>
          <table:table-cell office:value-type="float" office:value="0.00895313793394567" calcext:value-type="float">
            <text:p>0.008953137933946</text:p>
          </table:table-cell>
          <table:table-cell office:value-type="float" office:value="0.0153564276447112" calcext:value-type="float">
            <text:p>0.015356427644711</text:p>
          </table:table-cell>
          <table:table-cell office:value-type="float" office:value="0.0691271926665568" calcext:value-type="float">
            <text:p>0.069127192666557</text:p>
          </table:table-cell>
          <table:table-cell/>
        </table:table-row>
        <table:table-row table:style-name="ro1">
          <table:table-cell table:number-columns-repeated="30" office:value-type="float" office:value="0" calcext:value-type="float">
            <text:p>0</text:p>
          </table:table-cell>
          <table:table-cell office:value-type="float" office:value="15" calcext:value-type="float">
            <text:p>15</text:p>
          </table:table-cell>
          <table:table-cell table:number-columns-repeated="10"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1</text:p>
          </table:table-cell>
          <table:table-cell office:value-type="string" calcext:value-type="string">
            <text:p>DomFic</text:p>
          </table:table-cell>
          <table:table-cell office:value-type="float" office:value="1749.05969238281" calcext:value-type="float">
            <text:p>1749.05969238281</text:p>
          </table:table-cell>
          <table:table-cell office:value-type="float" office:value="7670375.37585003" calcext:value-type="float">
            <text:p>7670375.37585003</text:p>
          </table:table-cell>
          <table:table-cell office:value-type="float" office:value="330277.714899862" calcext:value-type="float">
            <text:p>330277.714899862</text:p>
          </table:table-cell>
          <table:table-cell office:value-type="string" calcext:value-type="string">
            <text:p>BD</text:p>
          </table:table-cell>
          <table:table-cell office:value-type="float" office:value="12.2338094711304" calcext:value-type="float">
            <text:p>12.2338094711304</text:p>
          </table:table-cell>
          <table:table-cell office:value-type="float" office:value="2179.17626953125" calcext:value-type="float">
            <text:p>2179.17626953125</text:p>
          </table:table-cell>
          <table:table-cell table:number-columns-repeated="2" office:value-type="float" office:value="0" calcext:value-type="float">
            <text:p>0</text:p>
          </table:table-cell>
          <table:table-cell office:value-type="float" office:value="0.953833418237392" calcext:value-type="float">
            <text:p>0.953833418237392</text:p>
          </table:table-cell>
          <table:table-cell table:number-columns-repeated="3" office:value-type="float" office:value="0" calcext:value-type="float">
            <text:p>0</text:p>
          </table:table-cell>
          <table:table-cell office:value-type="float" office:value="0.0461665817626083" calcext:value-type="float">
            <text:p>0.046166581762608</text:p>
          </table:table-cell>
          <table:table-cell table:number-columns-repeated="4" office:value-type="float" office:value="0" calcext:value-type="float">
            <text:p>0</text:p>
          </table:table-cell>
          <table:table-cell office:value-type="float" office:value="0.994870797148871" calcext:value-type="float">
            <text:p>0.994870797148871</text:p>
          </table:table-cell>
          <table:table-cell table:number-columns-repeated="3" office:value-type="float" office:value="0" calcext:value-type="float">
            <text:p>0</text:p>
          </table:table-cell>
          <table:table-cell office:value-type="float" office:value="0.00512920285112931" calcext:value-type="float">
            <text:p>0.005129202851129</text:p>
          </table:table-cell>
          <table:table-cell table:number-columns-repeated="4" office:value-type="float" office:value="0" calcext:value-type="float">
            <text:p>0</text:p>
          </table:table-cell>
          <table:table-cell office:value-type="float" office:value="0.980653428763211" calcext:value-type="float">
            <text:p>0.980653428763211</text:p>
          </table:table-cell>
          <table:table-cell table:number-columns-repeated="3" office:value-type="float" office:value="0" calcext:value-type="float">
            <text:p>0</text:p>
          </table:table-cell>
          <table:table-cell office:value-type="float" office:value="0.0193465712367886" calcext:value-type="float">
            <text:p>0.019346571236789</text:p>
          </table:table-cell>
          <table:table-cell table:number-columns-repeated="4" office:value-type="float" office:value="0" calcext:value-type="float">
            <text:p>0</text:p>
          </table:table-cell>
          <table:table-cell office:value-type="float" office:value="0.887268913389374" calcext:value-type="float">
            <text:p>0.887268913389374</text:p>
          </table:table-cell>
          <table:table-cell table:number-columns-repeated="3" office:value-type="float" office:value="0" calcext:value-type="float">
            <text:p>0</text:p>
          </table:table-cell>
          <table:table-cell office:value-type="float" office:value="0.112523480654624" calcext:value-type="float">
            <text:p>0.112523480654624</text:p>
          </table:table-cell>
          <table:table-cell office:value-type="float" office:value="0" calcext:value-type="float">
            <text:p>0</text:p>
          </table:table-cell>
          <table:table-cell office:value-type="float" office:value="0.000207605956001746" calcext:value-type="float">
            <text:p>0.000207605956002</text:p>
          </table:table-cell>
          <table:table-cell office:value-type="float" office:value="0" calcext:value-type="float">
            <text:p>0</text:p>
          </table:table-cell>
          <table:table-cell office:value-type="float" office:value="0.000254756166404819" calcext:value-type="float">
            <text:p>0.000254756166405</text:p>
          </table:table-cell>
          <table:table-cell office:value-type="float" office:value="0.595173431026093" calcext:value-type="float">
            <text:p>0.595173431026093</text:p>
          </table:table-cell>
          <table:table-cell office:value-type="float" office:value="0.0199522988297785" calcext:value-type="float">
            <text:p>0.019952298829779</text:p>
          </table:table-cell>
          <table:table-cell office:value-type="float" office:value="0.0336911716384546" calcext:value-type="float">
            <text:p>0.033691171638455</text:p>
          </table:table-cell>
          <table:table-cell office:value-type="float" office:value="0" calcext:value-type="float">
            <text:p>0</text:p>
          </table:table-cell>
          <table:table-cell office:value-type="float" office:value="0.347811158081503" calcext:value-type="float">
            <text:p>0.347811158081503</text:p>
          </table:table-cell>
          <table:table-cell office:value-type="float" office:value="0.000678808541727721" calcext:value-type="float">
            <text:p>0.000678808541728</text:p>
          </table:table-cell>
          <table:table-cell office:value-type="float" office:value="0.0024383757160378" calcext:value-type="float">
            <text:p>0.002438375716038</text:p>
          </table:table-cell>
          <table:table-cell office:value-type="float" office:value="0.0298895371494279" calcext:value-type="float">
            <text:p>0.029889537149428</text:p>
          </table:table-cell>
          <table:table-cell office:value-type="float" office:value="0.00919769174125235" calcext:value-type="float">
            <text:p>0.009197691741252</text:p>
          </table:table-cell>
          <table:table-cell office:value-type="float" office:value="0.00895313793394567" calcext:value-type="float">
            <text:p>0.008953137933946</text:p>
          </table:table-cell>
          <table:table-cell office:value-type="float" office:value="0.0153564276447112" calcext:value-type="float">
            <text:p>0.015356427644711</text:p>
          </table:table-cell>
          <table:table-cell office:value-type="float" office:value="0.0691271926665568" calcext:value-type="float">
            <text:p>0.069127192666557</text:p>
          </table:table-cell>
          <table:table-cell/>
        </table:table-row>
        <table:table-row table:style-name="ro1">
          <table:table-cell table:number-columns-repeated="17"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table:number-columns-repeated="21"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2</text:p>
          </table:table-cell>
          <table:table-cell office:value-type="string" calcext:value-type="string">
            <text:p>LanCam</text:p>
          </table:table-cell>
          <table:table-cell office:value-type="float" office:value="1434.91638183594" calcext:value-type="float">
            <text:p>1434.91638183594</text:p>
          </table:table-cell>
          <table:table-cell office:value-type="float" office:value="7671239.77149926" calcext:value-type="float">
            <text:p>7671239.77149926</text:p>
          </table:table-cell>
          <table:table-cell office:value-type="float" office:value="328747.152800227" calcext:value-type="float">
            <text:p>328747.152800227</text:p>
          </table:table-cell>
          <table:table-cell office:value-type="string" calcext:value-type="string">
            <text:p>AD</text:p>
          </table:table-cell>
          <table:table-cell office:value-type="float" office:value="14.451756477356" calcext:value-type="float">
            <text:p>14.451756477356</text:p>
          </table:table-cell>
          <table:table-cell office:value-type="float" office:value="1556.62658691406" calcext:value-type="float">
            <text:p>1556.62658691406</text:p>
          </table:table-cell>
          <table:table-cell table:number-columns-repeated="2" office:value-type="float" office:value="0" calcext:value-type="float">
            <text:p>0</text:p>
          </table:table-cell>
          <table:table-cell office:value-type="float" office:value="0.963735354049924" calcext:value-type="float">
            <text:p>0.963735354049924</text:p>
          </table:table-cell>
          <table:table-cell table:number-columns-repeated="3" office:value-type="float" office:value="0" calcext:value-type="float">
            <text:p>0</text:p>
          </table:table-cell>
          <table:table-cell office:value-type="float" office:value="0.0109207845134997" calcext:value-type="float">
            <text:p>0.0109207845135</text:p>
          </table:table-cell>
          <table:table-cell office:value-type="float" office:value="0" calcext:value-type="float">
            <text:p>0</text:p>
          </table:table-cell>
          <table:table-cell office:value-type="float" office:value="0.0253438614365767" calcext:value-type="float">
            <text:p>0.025343861436577</text:p>
          </table:table-cell>
          <table:table-cell table:number-columns-repeated="2" office:value-type="float" office:value="0" calcext:value-type="float">
            <text:p>0</text:p>
          </table:table-cell>
          <table:table-cell office:value-type="float" office:value="0.91474880966699" calcext:value-type="float">
            <text:p>0.91474880966699</text:p>
          </table:table-cell>
          <table:table-cell office:value-type="float" office:value="0" calcext:value-type="float">
            <text:p>0</text:p>
          </table:table-cell>
          <table:table-cell office:value-type="float" office:value="0.0285432304895046" calcext:value-type="float">
            <text:p>0.028543230489505</text:p>
          </table:table-cell>
          <table:table-cell office:value-type="float" office:value="0" calcext:value-type="float">
            <text:p>0</text:p>
          </table:table-cell>
          <table:table-cell office:value-type="float" office:value="0.0306833537323042" calcext:value-type="float">
            <text:p>0.030683353732304</text:p>
          </table:table-cell>
          <table:table-cell office:value-type="float" office:value="0.0184970321266104" calcext:value-type="float">
            <text:p>0.01849703212661</text:p>
          </table:table-cell>
          <table:table-cell office:value-type="float" office:value="0.00752757398459111" calcext:value-type="float">
            <text:p>0.007527573984591</text:p>
          </table:table-cell>
          <table:table-cell office:value-type="float" office:value="0" calcext:value-type="float">
            <text:p>0</text:p>
          </table:table-cell>
          <table:table-cell office:value-type="float" office:value="0.00144064311582187" calcext:value-type="float">
            <text:p>0.001440643115822</text:p>
          </table:table-cell>
          <table:table-cell office:value-type="float" office:value="0.858694931217914" calcext:value-type="float">
            <text:p>0.858694931217914</text:p>
          </table:table-cell>
          <table:table-cell office:value-type="float" office:value="0" calcext:value-type="float">
            <text:p>0</text:p>
          </table:table-cell>
          <table:table-cell office:value-type="float" office:value="0.0832460015299648" calcext:value-type="float">
            <text:p>0.083246001529965</text:p>
          </table:table-cell>
          <table:table-cell office:value-type="float" office:value="0" calcext:value-type="float">
            <text:p>0</text:p>
          </table:table-cell>
          <table:table-cell office:value-type="float" office:value="0.0497565764164334" calcext:value-type="float">
            <text:p>0.049756576416433</text:p>
          </table:table-cell>
          <table:table-cell office:value-type="float" office:value="0.00462438480824589" calcext:value-type="float">
            <text:p>0.004624384808246</text:p>
          </table:table-cell>
          <table:table-cell office:value-type="float" office:value="0.00223746291162022" calcext:value-type="float">
            <text:p>0.00223746291162</text:p>
          </table:table-cell>
          <table:table-cell office:value-type="float" office:value="0" calcext:value-type="float">
            <text:p>0</text:p>
          </table:table-cell>
          <table:table-cell office:value-type="float" office:value="0.00135246180939919" calcext:value-type="float">
            <text:p>0.001352461809399</text:p>
          </table:table-cell>
          <table:table-cell office:value-type="float" office:value="0.850820831174613" calcext:value-type="float">
            <text:p>0.850820831174613</text:p>
          </table:table-cell>
          <table:table-cell office:value-type="float" office:value="0.0186434492301887" calcext:value-type="float">
            <text:p>0.018643449230189</text:p>
          </table:table-cell>
          <table:table-cell office:value-type="float" office:value="0.0941765994110739" calcext:value-type="float">
            <text:p>0.094176599411074</text:p>
          </table:table-cell>
          <table:table-cell office:value-type="float" office:value="0" calcext:value-type="float">
            <text:p>0</text:p>
          </table:table-cell>
          <table:table-cell office:value-type="float" office:value="0.0315552495121007" calcext:value-type="float">
            <text:p>0.031555249512101</text:p>
          </table:table-cell>
          <table:table-cell office:value-type="float" office:value="0.00137587992244131" calcext:value-type="float">
            <text:p>0.001375879922441</text:p>
          </table:table-cell>
          <table:table-cell office:value-type="float" office:value="0.00207552894018303" calcext:value-type="float">
            <text:p>0.002075528940183</text:p>
          </table:table-cell>
          <table:table-cell office:value-type="float" office:value="0.000869940641528756" calcext:value-type="float">
            <text:p>0.000869940641529</text:p>
          </table:table-cell>
          <table:table-cell office:value-type="float" office:value="0.0010028569886414" calcext:value-type="float">
            <text:p>0.001002856988641</text:p>
          </table:table-cell>
          <table:table-cell office:value-type="float" office:value="0.740083591750473" calcext:value-type="float">
            <text:p>0.740083591750473</text:p>
          </table:table-cell>
          <table:table-cell office:value-type="float" office:value="0.0252923330774249" calcext:value-type="float">
            <text:p>0.025292333077425</text:p>
          </table:table-cell>
          <table:table-cell office:value-type="float" office:value="0.13235156038951" calcext:value-type="float">
            <text:p>0.13235156038951</text:p>
          </table:table-cell>
          <table:table-cell office:value-type="float" office:value="0" calcext:value-type="float">
            <text:p>0</text:p>
          </table:table-cell>
          <table:table-cell office:value-type="float" office:value="0.091183067551476" calcext:value-type="float">
            <text:p>0.091183067551476</text:p>
          </table:table-cell>
          <table:table-cell office:value-type="float" office:value="0.00371903851450913" calcext:value-type="float">
            <text:p>0.003719038514509</text:p>
          </table:table-cell>
          <table:table-cell office:value-type="float" office:value="0.0054976110864368" calcext:value-type="float">
            <text:p>0.005497611086437</text:p>
          </table:table-cell>
          <table:table-cell office:value-type="float" office:value="0.0298948664957724" calcext:value-type="float">
            <text:p>0.029894866495772</text:p>
          </table:table-cell>
          <table:table-cell office:value-type="float" office:value="0.0337353516715799" calcext:value-type="float">
            <text:p>0.03373535167158</text:p>
          </table:table-cell>
          <table:table-cell office:value-type="float" office:value="0.0411335914768382" calcext:value-type="float">
            <text:p>0.041133591476838</text:p>
          </table:table-cell>
          <table:table-cell office:value-type="float" office:value="0.0638188114407698" calcext:value-type="float">
            <text:p>0.06381881144077</text:p>
          </table:table-cell>
          <table:table-cell office:value-type="float" office:value="0.16060446279149" calcext:value-type="float">
            <text:p>0.16060446279149</text:p>
          </table:table-cell>
          <table:table-cell/>
        </table:table-row>
        <table:table-row table:style-name="ro1">
          <table:table-cell table:number-columns-repeated="17" office:value-type="float" office:value="0" calcext:value-type="float">
            <text:p>0</text:p>
          </table:table-cell>
          <table:table-cell office:value-type="float" office:value="64" calcext:value-type="float">
            <text:p>64</text:p>
          </table:table-cell>
          <table:table-cell table:number-columns-repeated="23"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2</text:p>
          </table:table-cell>
          <table:table-cell office:value-type="string" calcext:value-type="string">
            <text:p>SolMau</text:p>
          </table:table-cell>
          <table:table-cell office:value-type="float" office:value="1434.91638183594" calcext:value-type="float">
            <text:p>1434.91638183594</text:p>
          </table:table-cell>
          <table:table-cell office:value-type="float" office:value="7671239.77149926" calcext:value-type="float">
            <text:p>7671239.77149926</text:p>
          </table:table-cell>
          <table:table-cell office:value-type="float" office:value="328747.152800227" calcext:value-type="float">
            <text:p>328747.152800227</text:p>
          </table:table-cell>
          <table:table-cell office:value-type="string" calcext:value-type="string">
            <text:p>AD</text:p>
          </table:table-cell>
          <table:table-cell office:value-type="float" office:value="14.451756477356" calcext:value-type="float">
            <text:p>14.451756477356</text:p>
          </table:table-cell>
          <table:table-cell office:value-type="float" office:value="1556.62658691406" calcext:value-type="float">
            <text:p>1556.62658691406</text:p>
          </table:table-cell>
          <table:table-cell table:number-columns-repeated="2" office:value-type="float" office:value="0" calcext:value-type="float">
            <text:p>0</text:p>
          </table:table-cell>
          <table:table-cell office:value-type="float" office:value="0.963735354049924" calcext:value-type="float">
            <text:p>0.963735354049924</text:p>
          </table:table-cell>
          <table:table-cell table:number-columns-repeated="3" office:value-type="float" office:value="0" calcext:value-type="float">
            <text:p>0</text:p>
          </table:table-cell>
          <table:table-cell office:value-type="float" office:value="0.0109207845134997" calcext:value-type="float">
            <text:p>0.0109207845135</text:p>
          </table:table-cell>
          <table:table-cell office:value-type="float" office:value="0" calcext:value-type="float">
            <text:p>0</text:p>
          </table:table-cell>
          <table:table-cell office:value-type="float" office:value="0.0253438614365767" calcext:value-type="float">
            <text:p>0.025343861436577</text:p>
          </table:table-cell>
          <table:table-cell table:number-columns-repeated="2" office:value-type="float" office:value="0" calcext:value-type="float">
            <text:p>0</text:p>
          </table:table-cell>
          <table:table-cell office:value-type="float" office:value="0.91474880966699" calcext:value-type="float">
            <text:p>0.91474880966699</text:p>
          </table:table-cell>
          <table:table-cell office:value-type="float" office:value="0" calcext:value-type="float">
            <text:p>0</text:p>
          </table:table-cell>
          <table:table-cell office:value-type="float" office:value="0.0285432304895046" calcext:value-type="float">
            <text:p>0.028543230489505</text:p>
          </table:table-cell>
          <table:table-cell office:value-type="float" office:value="0" calcext:value-type="float">
            <text:p>0</text:p>
          </table:table-cell>
          <table:table-cell office:value-type="float" office:value="0.0306833537323042" calcext:value-type="float">
            <text:p>0.030683353732304</text:p>
          </table:table-cell>
          <table:table-cell office:value-type="float" office:value="0.0184970321266104" calcext:value-type="float">
            <text:p>0.01849703212661</text:p>
          </table:table-cell>
          <table:table-cell office:value-type="float" office:value="0.00752757398459111" calcext:value-type="float">
            <text:p>0.007527573984591</text:p>
          </table:table-cell>
          <table:table-cell office:value-type="float" office:value="0" calcext:value-type="float">
            <text:p>0</text:p>
          </table:table-cell>
          <table:table-cell office:value-type="float" office:value="0.00144064311582187" calcext:value-type="float">
            <text:p>0.001440643115822</text:p>
          </table:table-cell>
          <table:table-cell office:value-type="float" office:value="0.858694931217914" calcext:value-type="float">
            <text:p>0.858694931217914</text:p>
          </table:table-cell>
          <table:table-cell office:value-type="float" office:value="0" calcext:value-type="float">
            <text:p>0</text:p>
          </table:table-cell>
          <table:table-cell office:value-type="float" office:value="0.0832460015299648" calcext:value-type="float">
            <text:p>0.083246001529965</text:p>
          </table:table-cell>
          <table:table-cell office:value-type="float" office:value="0" calcext:value-type="float">
            <text:p>0</text:p>
          </table:table-cell>
          <table:table-cell office:value-type="float" office:value="0.0497565764164334" calcext:value-type="float">
            <text:p>0.049756576416433</text:p>
          </table:table-cell>
          <table:table-cell office:value-type="float" office:value="0.00462438480824589" calcext:value-type="float">
            <text:p>0.004624384808246</text:p>
          </table:table-cell>
          <table:table-cell office:value-type="float" office:value="0.00223746291162022" calcext:value-type="float">
            <text:p>0.00223746291162</text:p>
          </table:table-cell>
          <table:table-cell office:value-type="float" office:value="0" calcext:value-type="float">
            <text:p>0</text:p>
          </table:table-cell>
          <table:table-cell office:value-type="float" office:value="0.00135246180939919" calcext:value-type="float">
            <text:p>0.001352461809399</text:p>
          </table:table-cell>
          <table:table-cell office:value-type="float" office:value="0.850820831174613" calcext:value-type="float">
            <text:p>0.850820831174613</text:p>
          </table:table-cell>
          <table:table-cell office:value-type="float" office:value="0.0186434492301887" calcext:value-type="float">
            <text:p>0.018643449230189</text:p>
          </table:table-cell>
          <table:table-cell office:value-type="float" office:value="0.0941765994110739" calcext:value-type="float">
            <text:p>0.094176599411074</text:p>
          </table:table-cell>
          <table:table-cell office:value-type="float" office:value="0" calcext:value-type="float">
            <text:p>0</text:p>
          </table:table-cell>
          <table:table-cell office:value-type="float" office:value="0.0315552495121007" calcext:value-type="float">
            <text:p>0.031555249512101</text:p>
          </table:table-cell>
          <table:table-cell office:value-type="float" office:value="0.00137587992244131" calcext:value-type="float">
            <text:p>0.001375879922441</text:p>
          </table:table-cell>
          <table:table-cell office:value-type="float" office:value="0.00207552894018303" calcext:value-type="float">
            <text:p>0.002075528940183</text:p>
          </table:table-cell>
          <table:table-cell office:value-type="float" office:value="0.000869940641528756" calcext:value-type="float">
            <text:p>0.000869940641529</text:p>
          </table:table-cell>
          <table:table-cell office:value-type="float" office:value="0.0010028569886414" calcext:value-type="float">
            <text:p>0.001002856988641</text:p>
          </table:table-cell>
          <table:table-cell office:value-type="float" office:value="0.740083591750473" calcext:value-type="float">
            <text:p>0.740083591750473</text:p>
          </table:table-cell>
          <table:table-cell office:value-type="float" office:value="0.0252923330774249" calcext:value-type="float">
            <text:p>0.025292333077425</text:p>
          </table:table-cell>
          <table:table-cell office:value-type="float" office:value="0.13235156038951" calcext:value-type="float">
            <text:p>0.13235156038951</text:p>
          </table:table-cell>
          <table:table-cell office:value-type="float" office:value="0" calcext:value-type="float">
            <text:p>0</text:p>
          </table:table-cell>
          <table:table-cell office:value-type="float" office:value="0.091183067551476" calcext:value-type="float">
            <text:p>0.091183067551476</text:p>
          </table:table-cell>
          <table:table-cell office:value-type="float" office:value="0.00371903851450913" calcext:value-type="float">
            <text:p>0.003719038514509</text:p>
          </table:table-cell>
          <table:table-cell office:value-type="float" office:value="0.0054976110864368" calcext:value-type="float">
            <text:p>0.005497611086437</text:p>
          </table:table-cell>
          <table:table-cell office:value-type="float" office:value="0.0298948664957724" calcext:value-type="float">
            <text:p>0.029894866495772</text:p>
          </table:table-cell>
          <table:table-cell office:value-type="float" office:value="0.0337353516715799" calcext:value-type="float">
            <text:p>0.03373535167158</text:p>
          </table:table-cell>
          <table:table-cell office:value-type="float" office:value="0.0411335914768382" calcext:value-type="float">
            <text:p>0.041133591476838</text:p>
          </table:table-cell>
          <table:table-cell office:value-type="float" office:value="0.0638188114407698" calcext:value-type="float">
            <text:p>0.06381881144077</text:p>
          </table:table-cell>
          <table:table-cell office:value-type="float" office:value="0.16060446279149" calcext:value-type="float">
            <text:p>0.16060446279149</text:p>
          </table:table-cell>
          <table:table-cell/>
        </table:table-row>
        <table:table-row table:style-name="ro1">
          <table:table-cell table:number-columns-repeated="17" office:value-type="float" office:value="0" calcext:value-type="float">
            <text:p>0</text:p>
          </table:table-cell>
          <table:table-cell office:value-type="float" office:value="53" calcext:value-type="float">
            <text:p>53</text:p>
          </table:table-cell>
          <table:table-cell table:number-columns-repeated="23"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3</text:p>
          </table:table-cell>
          <table:table-cell office:value-type="string" calcext:value-type="string">
            <text:p>SolMau</text:p>
          </table:table-cell>
          <table:table-cell office:value-type="float" office:value="1209.57690429688" calcext:value-type="float">
            <text:p>1209.57690429688</text:p>
          </table:table-cell>
          <table:table-cell office:value-type="float" office:value="7671637.62481359" calcext:value-type="float">
            <text:p>7671637.62481359</text:p>
          </table:table-cell>
          <table:table-cell office:value-type="float" office:value="327522.389478004" calcext:value-type="float">
            <text:p>327522.389478004</text:p>
          </table:table-cell>
          <table:table-cell office:value-type="string" calcext:value-type="string">
            <text:p>AD</text:p>
          </table:table-cell>
          <table:table-cell office:value-type="float" office:value="15.343560218811" calcext:value-type="float">
            <text:p>15.343560218811</text:p>
          </table:table-cell>
          <table:table-cell office:value-type="float" office:value="1424.79333496094" calcext:value-type="float">
            <text:p>1424.79333496094</text:p>
          </table:table-cell>
          <table:table-cell table:number-columns-repeated="2" office:value-type="float" office:value="0" calcext:value-type="float">
            <text:p>0</text:p>
          </table:table-cell>
          <table:table-cell office:value-type="float" office:value="0.701923076923077" calcext:value-type="float">
            <text:p>0.701923076923077</text:p>
          </table:table-cell>
          <table:table-cell table:number-columns-repeated="3" office:value-type="float" office:value="0" calcext:value-type="float">
            <text:p>0</text:p>
          </table:table-cell>
          <table:table-cell office:value-type="float" office:value="0.233125318390219" calcext:value-type="float">
            <text:p>0.233125318390219</text:p>
          </table:table-cell>
          <table:table-cell office:value-type="float" office:value="0.0178935303107489" calcext:value-type="float">
            <text:p>0.017893530310749</text:p>
          </table:table-cell>
          <table:table-cell office:value-type="float" office:value="0.0470580743759552" calcext:value-type="float">
            <text:p>0.047058074375955</text:p>
          </table:table-cell>
          <table:table-cell office:value-type="float" office:value="0" calcext:value-type="float">
            <text:p>0</text:p>
          </table:table-cell>
          <table:table-cell office:value-type="float" office:value="0.00869845132899885" calcext:value-type="float">
            <text:p>0.008698451328999</text:p>
          </table:table-cell>
          <table:table-cell office:value-type="float" office:value="0.766832688348532" calcext:value-type="float">
            <text:p>0.766832688348532</text:p>
          </table:table-cell>
          <table:table-cell office:value-type="float" office:value="0" calcext:value-type="float">
            <text:p>0</text:p>
          </table:table-cell>
          <table:table-cell office:value-type="float" office:value="0.0610341924483717" calcext:value-type="float">
            <text:p>0.061034192448372</text:p>
          </table:table-cell>
          <table:table-cell office:value-type="float" office:value="0" calcext:value-type="float">
            <text:p>0</text:p>
          </table:table-cell>
          <table:table-cell office:value-type="float" office:value="0.0796868699017312" calcext:value-type="float">
            <text:p>0.079686869901731</text:p>
          </table:table-cell>
          <table:table-cell office:value-type="float" office:value="0.0119953023410472" calcext:value-type="float">
            <text:p>0.011995302341047</text:p>
          </table:table-cell>
          <table:table-cell office:value-type="float" office:value="0.0717524956313187" calcext:value-type="float">
            <text:p>0.071752495631319</text:p>
          </table:table-cell>
          <table:table-cell office:value-type="float" office:value="0" calcext:value-type="float">
            <text:p>0</text:p>
          </table:table-cell>
          <table:table-cell office:value-type="float" office:value="0.00417160074676694" calcext:value-type="float">
            <text:p>0.004171600746767</text:p>
          </table:table-cell>
          <table:table-cell office:value-type="float" office:value="0.808827131942682" calcext:value-type="float">
            <text:p>0.808827131942682</text:p>
          </table:table-cell>
          <table:table-cell office:value-type="float" office:value="0" calcext:value-type="float">
            <text:p>0</text:p>
          </table:table-cell>
          <table:table-cell office:value-type="float" office:value="0.113331877061148" calcext:value-type="float">
            <text:p>0.113331877061148</text:p>
          </table:table-cell>
          <table:table-cell office:value-type="float" office:value="0" calcext:value-type="float">
            <text:p>0</text:p>
          </table:table-cell>
          <table:table-cell office:value-type="float" office:value="0.0423244580323876" calcext:value-type="float">
            <text:p>0.042324458032388</text:p>
          </table:table-cell>
          <table:table-cell office:value-type="float" office:value="0.00299891840837115" calcext:value-type="float">
            <text:p>0.002998918408371</text:p>
          </table:table-cell>
          <table:table-cell office:value-type="float" office:value="0.0283460138086441" calcext:value-type="float">
            <text:p>0.028346013808644</text:p>
          </table:table-cell>
          <table:table-cell office:value-type="float" office:value="0" calcext:value-type="float">
            <text:p>0</text:p>
          </table:table-cell>
          <table:table-cell office:value-type="float" office:value="0.00253021403411" calcext:value-type="float">
            <text:p>0.00253021403411</text:p>
          </table:table-cell>
          <table:table-cell office:value-type="float" office:value="0.63613780299221" calcext:value-type="float">
            <text:p>0.63613780299221</text:p>
          </table:table-cell>
          <table:table-cell office:value-type="float" office:value="0.00528776843068579" calcext:value-type="float">
            <text:p>0.005287768430686</text:p>
          </table:table-cell>
          <table:table-cell office:value-type="float" office:value="0.296369474399081" calcext:value-type="float">
            <text:p>0.296369474399081</text:p>
          </table:table-cell>
          <table:table-cell office:value-type="float" office:value="0" calcext:value-type="float">
            <text:p>0</text:p>
          </table:table-cell>
          <table:table-cell office:value-type="float" office:value="0.0466652931519768" calcext:value-type="float">
            <text:p>0.046665293151977</text:p>
          </table:table-cell>
          <table:table-cell office:value-type="float" office:value="0.00144876855988037" calcext:value-type="float">
            <text:p>0.00144876855988</text:p>
          </table:table-cell>
          <table:table-cell office:value-type="float" office:value="0.0115606784320567" calcext:value-type="float">
            <text:p>0.011560678432057</text:p>
          </table:table-cell>
          <table:table-cell office:value-type="float" office:value="0.0101597088352029" calcext:value-type="float">
            <text:p>0.010159708835203</text:p>
          </table:table-cell>
          <table:table-cell office:value-type="float" office:value="0.00363219968192973" calcext:value-type="float">
            <text:p>0.00363219968193</text:p>
          </table:table-cell>
          <table:table-cell office:value-type="float" office:value="0.633474104804049" calcext:value-type="float">
            <text:p>0.633474104804049</text:p>
          </table:table-cell>
          <table:table-cell office:value-type="float" office:value="0.025292282764262" calcext:value-type="float">
            <text:p>0.025292282764262</text:p>
          </table:table-cell>
          <table:table-cell office:value-type="float" office:value="0.236750862545475" calcext:value-type="float">
            <text:p>0.236750862545475</text:p>
          </table:table-cell>
          <table:table-cell office:value-type="float" office:value="0" calcext:value-type="float">
            <text:p>0</text:p>
          </table:table-cell>
          <table:table-cell office:value-type="float" office:value="0.0632196499105096" calcext:value-type="float">
            <text:p>0.06321964991051</text:p>
          </table:table-cell>
          <table:table-cell office:value-type="float" office:value="0.011125099330652" calcext:value-type="float">
            <text:p>0.011125099330652</text:p>
          </table:table-cell>
          <table:table-cell office:value-type="float" office:value="0.0163460921279198" calcext:value-type="float">
            <text:p>0.01634609212792</text:p>
          </table:table-cell>
          <table:table-cell office:value-type="float" office:value="0.0833475122213174" calcext:value-type="float">
            <text:p>0.083347512221317</text:p>
          </table:table-cell>
          <table:table-cell office:value-type="float" office:value="0.0716831202166169" calcext:value-type="float">
            <text:p>0.071683120216617</text:p>
          </table:table-cell>
          <table:table-cell office:value-type="float" office:value="0.0607406378807493" calcext:value-type="float">
            <text:p>0.060740637880749</text:p>
          </table:table-cell>
          <table:table-cell office:value-type="float" office:value="0.092836731675393" calcext:value-type="float">
            <text:p>0.092836731675393</text:p>
          </table:table-cell>
          <table:table-cell office:value-type="float" office:value="0.264139370858084" calcext:value-type="float">
            <text:p>0.264139370858084</text:p>
          </table:table-cell>
          <table:table-cell/>
        </table:table-row>
        <table:table-row table:style-name="ro1">
          <table:table-cell table:number-columns-repeated="17" office:value-type="float" office:value="0" calcext:value-type="float">
            <text:p>0</text:p>
          </table:table-cell>
          <table:table-cell office:value-type="float" office:value="7" calcext:value-type="float">
            <text:p>7</text:p>
          </table:table-cell>
          <table:table-cell table:number-columns-repeated="23"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3</text:p>
          </table:table-cell>
          <table:table-cell office:value-type="string" calcext:value-type="string">
            <text:p>LanCam</text:p>
          </table:table-cell>
          <table:table-cell office:value-type="float" office:value="1209.57690429688" calcext:value-type="float">
            <text:p>1209.57690429688</text:p>
          </table:table-cell>
          <table:table-cell office:value-type="float" office:value="7671637.62481359" calcext:value-type="float">
            <text:p>7671637.62481359</text:p>
          </table:table-cell>
          <table:table-cell office:value-type="float" office:value="327522.389478004" calcext:value-type="float">
            <text:p>327522.389478004</text:p>
          </table:table-cell>
          <table:table-cell office:value-type="string" calcext:value-type="string">
            <text:p>AD</text:p>
          </table:table-cell>
          <table:table-cell office:value-type="float" office:value="15.343560218811" calcext:value-type="float">
            <text:p>15.343560218811</text:p>
          </table:table-cell>
          <table:table-cell office:value-type="float" office:value="1424.79333496094" calcext:value-type="float">
            <text:p>1424.79333496094</text:p>
          </table:table-cell>
          <table:table-cell table:number-columns-repeated="2" office:value-type="float" office:value="0" calcext:value-type="float">
            <text:p>0</text:p>
          </table:table-cell>
          <table:table-cell office:value-type="float" office:value="0.701923076923077" calcext:value-type="float">
            <text:p>0.701923076923077</text:p>
          </table:table-cell>
          <table:table-cell table:number-columns-repeated="3" office:value-type="float" office:value="0" calcext:value-type="float">
            <text:p>0</text:p>
          </table:table-cell>
          <table:table-cell office:value-type="float" office:value="0.233125318390219" calcext:value-type="float">
            <text:p>0.233125318390219</text:p>
          </table:table-cell>
          <table:table-cell office:value-type="float" office:value="0.0178935303107489" calcext:value-type="float">
            <text:p>0.017893530310749</text:p>
          </table:table-cell>
          <table:table-cell office:value-type="float" office:value="0.0470580743759552" calcext:value-type="float">
            <text:p>0.047058074375955</text:p>
          </table:table-cell>
          <table:table-cell office:value-type="float" office:value="0" calcext:value-type="float">
            <text:p>0</text:p>
          </table:table-cell>
          <table:table-cell office:value-type="float" office:value="0.00869845132899885" calcext:value-type="float">
            <text:p>0.008698451328999</text:p>
          </table:table-cell>
          <table:table-cell office:value-type="float" office:value="0.766832688348532" calcext:value-type="float">
            <text:p>0.766832688348532</text:p>
          </table:table-cell>
          <table:table-cell office:value-type="float" office:value="0" calcext:value-type="float">
            <text:p>0</text:p>
          </table:table-cell>
          <table:table-cell office:value-type="float" office:value="0.0610341924483717" calcext:value-type="float">
            <text:p>0.061034192448372</text:p>
          </table:table-cell>
          <table:table-cell office:value-type="float" office:value="0" calcext:value-type="float">
            <text:p>0</text:p>
          </table:table-cell>
          <table:table-cell office:value-type="float" office:value="0.0796868699017312" calcext:value-type="float">
            <text:p>0.079686869901731</text:p>
          </table:table-cell>
          <table:table-cell office:value-type="float" office:value="0.0119953023410472" calcext:value-type="float">
            <text:p>0.011995302341047</text:p>
          </table:table-cell>
          <table:table-cell office:value-type="float" office:value="0.0717524956313187" calcext:value-type="float">
            <text:p>0.071752495631319</text:p>
          </table:table-cell>
          <table:table-cell office:value-type="float" office:value="0" calcext:value-type="float">
            <text:p>0</text:p>
          </table:table-cell>
          <table:table-cell office:value-type="float" office:value="0.00417160074676694" calcext:value-type="float">
            <text:p>0.004171600746767</text:p>
          </table:table-cell>
          <table:table-cell office:value-type="float" office:value="0.808827131942682" calcext:value-type="float">
            <text:p>0.808827131942682</text:p>
          </table:table-cell>
          <table:table-cell office:value-type="float" office:value="0" calcext:value-type="float">
            <text:p>0</text:p>
          </table:table-cell>
          <table:table-cell office:value-type="float" office:value="0.113331877061148" calcext:value-type="float">
            <text:p>0.113331877061148</text:p>
          </table:table-cell>
          <table:table-cell office:value-type="float" office:value="0" calcext:value-type="float">
            <text:p>0</text:p>
          </table:table-cell>
          <table:table-cell office:value-type="float" office:value="0.0423244580323876" calcext:value-type="float">
            <text:p>0.042324458032388</text:p>
          </table:table-cell>
          <table:table-cell office:value-type="float" office:value="0.00299891840837115" calcext:value-type="float">
            <text:p>0.002998918408371</text:p>
          </table:table-cell>
          <table:table-cell office:value-type="float" office:value="0.0283460138086441" calcext:value-type="float">
            <text:p>0.028346013808644</text:p>
          </table:table-cell>
          <table:table-cell office:value-type="float" office:value="0" calcext:value-type="float">
            <text:p>0</text:p>
          </table:table-cell>
          <table:table-cell office:value-type="float" office:value="0.00253021403411" calcext:value-type="float">
            <text:p>0.00253021403411</text:p>
          </table:table-cell>
          <table:table-cell office:value-type="float" office:value="0.63613780299221" calcext:value-type="float">
            <text:p>0.63613780299221</text:p>
          </table:table-cell>
          <table:table-cell office:value-type="float" office:value="0.00528776843068579" calcext:value-type="float">
            <text:p>0.005287768430686</text:p>
          </table:table-cell>
          <table:table-cell office:value-type="float" office:value="0.296369474399081" calcext:value-type="float">
            <text:p>0.296369474399081</text:p>
          </table:table-cell>
          <table:table-cell office:value-type="float" office:value="0" calcext:value-type="float">
            <text:p>0</text:p>
          </table:table-cell>
          <table:table-cell office:value-type="float" office:value="0.0466652931519768" calcext:value-type="float">
            <text:p>0.046665293151977</text:p>
          </table:table-cell>
          <table:table-cell office:value-type="float" office:value="0.00144876855988037" calcext:value-type="float">
            <text:p>0.00144876855988</text:p>
          </table:table-cell>
          <table:table-cell office:value-type="float" office:value="0.0115606784320567" calcext:value-type="float">
            <text:p>0.011560678432057</text:p>
          </table:table-cell>
          <table:table-cell office:value-type="float" office:value="0.0101597088352029" calcext:value-type="float">
            <text:p>0.010159708835203</text:p>
          </table:table-cell>
          <table:table-cell office:value-type="float" office:value="0.00363219968192973" calcext:value-type="float">
            <text:p>0.00363219968193</text:p>
          </table:table-cell>
          <table:table-cell office:value-type="float" office:value="0.633474104804049" calcext:value-type="float">
            <text:p>0.633474104804049</text:p>
          </table:table-cell>
          <table:table-cell office:value-type="float" office:value="0.025292282764262" calcext:value-type="float">
            <text:p>0.025292282764262</text:p>
          </table:table-cell>
          <table:table-cell office:value-type="float" office:value="0.236750862545475" calcext:value-type="float">
            <text:p>0.236750862545475</text:p>
          </table:table-cell>
          <table:table-cell office:value-type="float" office:value="0" calcext:value-type="float">
            <text:p>0</text:p>
          </table:table-cell>
          <table:table-cell office:value-type="float" office:value="0.0632196499105096" calcext:value-type="float">
            <text:p>0.06321964991051</text:p>
          </table:table-cell>
          <table:table-cell office:value-type="float" office:value="0.011125099330652" calcext:value-type="float">
            <text:p>0.011125099330652</text:p>
          </table:table-cell>
          <table:table-cell office:value-type="float" office:value="0.0163460921279198" calcext:value-type="float">
            <text:p>0.01634609212792</text:p>
          </table:table-cell>
          <table:table-cell office:value-type="float" office:value="0.0833475122213174" calcext:value-type="float">
            <text:p>0.083347512221317</text:p>
          </table:table-cell>
          <table:table-cell office:value-type="float" office:value="0.0716831202166169" calcext:value-type="float">
            <text:p>0.071683120216617</text:p>
          </table:table-cell>
          <table:table-cell office:value-type="float" office:value="0.0607406378807493" calcext:value-type="float">
            <text:p>0.060740637880749</text:p>
          </table:table-cell>
          <table:table-cell office:value-type="float" office:value="0.092836731675393" calcext:value-type="float">
            <text:p>0.092836731675393</text:p>
          </table:table-cell>
          <table:table-cell office:value-type="float" office:value="0.264139370858084" calcext:value-type="float">
            <text:p>0.264139370858084</text:p>
          </table:table-cell>
          <table:table-cell/>
        </table:table-row>
        <table:table-row table:style-name="ro1">
          <table:table-cell table:number-columns-repeated="17"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3</text:p>
          </table:table-cell>
          <table:table-cell office:value-type="string" calcext:value-type="string">
            <text:p>HedGar</text:p>
          </table:table-cell>
          <table:table-cell office:value-type="float" office:value="1209.57690429688" calcext:value-type="float">
            <text:p>1209.57690429688</text:p>
          </table:table-cell>
          <table:table-cell office:value-type="float" office:value="7671637.62481359" calcext:value-type="float">
            <text:p>7671637.62481359</text:p>
          </table:table-cell>
          <table:table-cell office:value-type="float" office:value="327522.389478004" calcext:value-type="float">
            <text:p>327522.389478004</text:p>
          </table:table-cell>
          <table:table-cell office:value-type="string" calcext:value-type="string">
            <text:p>AD</text:p>
          </table:table-cell>
          <table:table-cell office:value-type="float" office:value="15.343560218811" calcext:value-type="float">
            <text:p>15.343560218811</text:p>
          </table:table-cell>
          <table:table-cell office:value-type="float" office:value="1424.79333496094" calcext:value-type="float">
            <text:p>1424.79333496094</text:p>
          </table:table-cell>
          <table:table-cell table:number-columns-repeated="2" office:value-type="float" office:value="0" calcext:value-type="float">
            <text:p>0</text:p>
          </table:table-cell>
          <table:table-cell office:value-type="float" office:value="0.701923076923077" calcext:value-type="float">
            <text:p>0.701923076923077</text:p>
          </table:table-cell>
          <table:table-cell table:number-columns-repeated="3" office:value-type="float" office:value="0" calcext:value-type="float">
            <text:p>0</text:p>
          </table:table-cell>
          <table:table-cell office:value-type="float" office:value="0.233125318390219" calcext:value-type="float">
            <text:p>0.233125318390219</text:p>
          </table:table-cell>
          <table:table-cell office:value-type="float" office:value="0.0178935303107489" calcext:value-type="float">
            <text:p>0.017893530310749</text:p>
          </table:table-cell>
          <table:table-cell office:value-type="float" office:value="0.0470580743759552" calcext:value-type="float">
            <text:p>0.047058074375955</text:p>
          </table:table-cell>
          <table:table-cell office:value-type="float" office:value="0" calcext:value-type="float">
            <text:p>0</text:p>
          </table:table-cell>
          <table:table-cell office:value-type="float" office:value="0.00869845132899885" calcext:value-type="float">
            <text:p>0.008698451328999</text:p>
          </table:table-cell>
          <table:table-cell office:value-type="float" office:value="0.766832688348532" calcext:value-type="float">
            <text:p>0.766832688348532</text:p>
          </table:table-cell>
          <table:table-cell office:value-type="float" office:value="0" calcext:value-type="float">
            <text:p>0</text:p>
          </table:table-cell>
          <table:table-cell office:value-type="float" office:value="0.0610341924483717" calcext:value-type="float">
            <text:p>0.061034192448372</text:p>
          </table:table-cell>
          <table:table-cell office:value-type="float" office:value="0" calcext:value-type="float">
            <text:p>0</text:p>
          </table:table-cell>
          <table:table-cell office:value-type="float" office:value="0.0796868699017312" calcext:value-type="float">
            <text:p>0.079686869901731</text:p>
          </table:table-cell>
          <table:table-cell office:value-type="float" office:value="0.0119953023410472" calcext:value-type="float">
            <text:p>0.011995302341047</text:p>
          </table:table-cell>
          <table:table-cell office:value-type="float" office:value="0.0717524956313187" calcext:value-type="float">
            <text:p>0.071752495631319</text:p>
          </table:table-cell>
          <table:table-cell office:value-type="float" office:value="0" calcext:value-type="float">
            <text:p>0</text:p>
          </table:table-cell>
          <table:table-cell office:value-type="float" office:value="0.00417160074676694" calcext:value-type="float">
            <text:p>0.004171600746767</text:p>
          </table:table-cell>
          <table:table-cell office:value-type="float" office:value="0.808827131942682" calcext:value-type="float">
            <text:p>0.808827131942682</text:p>
          </table:table-cell>
          <table:table-cell office:value-type="float" office:value="0" calcext:value-type="float">
            <text:p>0</text:p>
          </table:table-cell>
          <table:table-cell office:value-type="float" office:value="0.113331877061148" calcext:value-type="float">
            <text:p>0.113331877061148</text:p>
          </table:table-cell>
          <table:table-cell office:value-type="float" office:value="0" calcext:value-type="float">
            <text:p>0</text:p>
          </table:table-cell>
          <table:table-cell office:value-type="float" office:value="0.0423244580323876" calcext:value-type="float">
            <text:p>0.042324458032388</text:p>
          </table:table-cell>
          <table:table-cell office:value-type="float" office:value="0.00299891840837115" calcext:value-type="float">
            <text:p>0.002998918408371</text:p>
          </table:table-cell>
          <table:table-cell office:value-type="float" office:value="0.0283460138086441" calcext:value-type="float">
            <text:p>0.028346013808644</text:p>
          </table:table-cell>
          <table:table-cell office:value-type="float" office:value="0" calcext:value-type="float">
            <text:p>0</text:p>
          </table:table-cell>
          <table:table-cell office:value-type="float" office:value="0.00253021403411" calcext:value-type="float">
            <text:p>0.00253021403411</text:p>
          </table:table-cell>
          <table:table-cell office:value-type="float" office:value="0.63613780299221" calcext:value-type="float">
            <text:p>0.63613780299221</text:p>
          </table:table-cell>
          <table:table-cell office:value-type="float" office:value="0.00528776843068579" calcext:value-type="float">
            <text:p>0.005287768430686</text:p>
          </table:table-cell>
          <table:table-cell office:value-type="float" office:value="0.296369474399081" calcext:value-type="float">
            <text:p>0.296369474399081</text:p>
          </table:table-cell>
          <table:table-cell office:value-type="float" office:value="0" calcext:value-type="float">
            <text:p>0</text:p>
          </table:table-cell>
          <table:table-cell office:value-type="float" office:value="0.0466652931519768" calcext:value-type="float">
            <text:p>0.046665293151977</text:p>
          </table:table-cell>
          <table:table-cell office:value-type="float" office:value="0.00144876855988037" calcext:value-type="float">
            <text:p>0.00144876855988</text:p>
          </table:table-cell>
          <table:table-cell office:value-type="float" office:value="0.0115606784320567" calcext:value-type="float">
            <text:p>0.011560678432057</text:p>
          </table:table-cell>
          <table:table-cell office:value-type="float" office:value="0.0101597088352029" calcext:value-type="float">
            <text:p>0.010159708835203</text:p>
          </table:table-cell>
          <table:table-cell office:value-type="float" office:value="0.00363219968192973" calcext:value-type="float">
            <text:p>0.00363219968193</text:p>
          </table:table-cell>
          <table:table-cell office:value-type="float" office:value="0.633474104804049" calcext:value-type="float">
            <text:p>0.633474104804049</text:p>
          </table:table-cell>
          <table:table-cell office:value-type="float" office:value="0.025292282764262" calcext:value-type="float">
            <text:p>0.025292282764262</text:p>
          </table:table-cell>
          <table:table-cell office:value-type="float" office:value="0.236750862545475" calcext:value-type="float">
            <text:p>0.236750862545475</text:p>
          </table:table-cell>
          <table:table-cell office:value-type="float" office:value="0" calcext:value-type="float">
            <text:p>0</text:p>
          </table:table-cell>
          <table:table-cell office:value-type="float" office:value="0.0632196499105096" calcext:value-type="float">
            <text:p>0.06321964991051</text:p>
          </table:table-cell>
          <table:table-cell office:value-type="float" office:value="0.011125099330652" calcext:value-type="float">
            <text:p>0.011125099330652</text:p>
          </table:table-cell>
          <table:table-cell office:value-type="float" office:value="0.0163460921279198" calcext:value-type="float">
            <text:p>0.01634609212792</text:p>
          </table:table-cell>
          <table:table-cell office:value-type="float" office:value="0.0833475122213174" calcext:value-type="float">
            <text:p>0.083347512221317</text:p>
          </table:table-cell>
          <table:table-cell office:value-type="float" office:value="0.0716831202166169" calcext:value-type="float">
            <text:p>0.071683120216617</text:p>
          </table:table-cell>
          <table:table-cell office:value-type="float" office:value="0.0607406378807493" calcext:value-type="float">
            <text:p>0.060740637880749</text:p>
          </table:table-cell>
          <table:table-cell office:value-type="float" office:value="0.092836731675393" calcext:value-type="float">
            <text:p>0.092836731675393</text:p>
          </table:table-cell>
          <table:table-cell office:value-type="float" office:value="0.264139370858084" calcext:value-type="float">
            <text:p>0.264139370858084</text:p>
          </table:table-cell>
          <table:table-cell/>
        </table:table-row>
        <table:table-row table:style-name="ro1">
          <table:table-cell office:value-type="float" office:value="3" calcext:value-type="float">
            <text:p>3</text:p>
          </table:table-cell>
          <table:table-cell table:number-columns-repeated="1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21"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4</text:p>
          </table:table-cell>
          <table:table-cell office:value-type="string" calcext:value-type="string">
            <text:p>LanCam</text:p>
          </table:table-cell>
          <table:table-cell office:value-type="float" office:value="931.303466796875" calcext:value-type="float">
            <text:p>931.303466796875</text:p>
          </table:table-cell>
          <table:table-cell office:value-type="float" office:value="7672384.10386462" calcext:value-type="float">
            <text:p>7672384.10386462</text:p>
          </table:table-cell>
          <table:table-cell office:value-type="float" office:value="325774.423409906" calcext:value-type="float">
            <text:p>325774.423409906</text:p>
          </table:table-cell>
          <table:table-cell office:value-type="string" calcext:value-type="string">
            <text:p>AD</text:p>
          </table:table-cell>
          <table:table-cell office:value-type="float" office:value="17.7740917205811" calcext:value-type="float">
            <text:p>17.7740917205811</text:p>
          </table:table-cell>
          <table:table-cell office:value-type="float" office:value="1325.11584472656" calcext:value-type="float">
            <text:p>1325.11584472656</text:p>
          </table:table-cell>
          <table:table-cell table:number-columns-repeated="2" office:value-type="float" office:value="0" calcext:value-type="float">
            <text:p>0</text:p>
          </table:table-cell>
          <table:table-cell office:value-type="float" office:value="0.233005380966027" calcext:value-type="float">
            <text:p>0.233005380966027</text:p>
          </table:table-cell>
          <table:table-cell table:number-columns-repeated="3" office:value-type="float" office:value="0" calcext:value-type="float">
            <text:p>0</text:p>
          </table:table-cell>
          <table:table-cell office:value-type="float" office:value="0.47307924984876" calcext:value-type="float">
            <text:p>0.47307924984876</text:p>
          </table:table-cell>
          <table:table-cell office:value-type="float" office:value="0" calcext:value-type="float">
            <text:p>0</text:p>
          </table:table-cell>
          <table:table-cell office:value-type="float" office:value="0.293915369185213" calcext:value-type="float">
            <text:p>0.293915369185213</text:p>
          </table:table-cell>
          <table:table-cell table:number-columns-repeated="2" office:value-type="float" office:value="0" calcext:value-type="float">
            <text:p>0</text:p>
          </table:table-cell>
          <table:table-cell office:value-type="float" office:value="0.353895678935918" calcext:value-type="float">
            <text:p>0.353895678935918</text:p>
          </table:table-cell>
          <table:table-cell office:value-type="float" office:value="0" calcext:value-type="float">
            <text:p>0</text:p>
          </table:table-cell>
          <table:table-cell office:value-type="float" office:value="0.169036206378124" calcext:value-type="float">
            <text:p>0.169036206378124</text:p>
          </table:table-cell>
          <table:table-cell office:value-type="float" office:value="0" calcext:value-type="float">
            <text:p>0</text:p>
          </table:table-cell>
          <table:table-cell office:value-type="float" office:value="0.209293029343616" calcext:value-type="float">
            <text:p>0.209293029343616</text:p>
          </table:table-cell>
          <table:table-cell office:value-type="float" office:value="0.0359163025982985" calcext:value-type="float">
            <text:p>0.035916302598299</text:p>
          </table:table-cell>
          <table:table-cell office:value-type="float" office:value="0.231858782744044" calcext:value-type="float">
            <text:p>0.231858782744044</text:p>
          </table:table-cell>
          <table:table-cell office:value-type="float" office:value="0.00496929015825849" calcext:value-type="float">
            <text:p>0.004969290158258</text:p>
          </table:table-cell>
          <table:table-cell office:value-type="float" office:value="0.00296795475549306" calcext:value-type="float">
            <text:p>0.002967954755493</text:p>
          </table:table-cell>
          <table:table-cell office:value-type="float" office:value="0.38832539608842" calcext:value-type="float">
            <text:p>0.38832539608842</text:p>
          </table:table-cell>
          <table:table-cell office:value-type="float" office:value="0" calcext:value-type="float">
            <text:p>0</text:p>
          </table:table-cell>
          <table:table-cell office:value-type="float" office:value="0.283184979814193" calcext:value-type="float">
            <text:p>0.283184979814193</text:p>
          </table:table-cell>
          <table:table-cell office:value-type="float" office:value="0" calcext:value-type="float">
            <text:p>0</text:p>
          </table:table-cell>
          <table:table-cell office:value-type="float" office:value="0.143187013871386" calcext:value-type="float">
            <text:p>0.143187013871386</text:p>
          </table:table-cell>
          <table:table-cell office:value-type="float" office:value="0.0619052040911081" calcext:value-type="float">
            <text:p>0.061905204091108</text:p>
          </table:table-cell>
          <table:table-cell office:value-type="float" office:value="0.115460161221142" calcext:value-type="float">
            <text:p>0.115460161221142</text:p>
          </table:table-cell>
          <table:table-cell office:value-type="float" office:value="0.0246878886837397" calcext:value-type="float">
            <text:p>0.02468788868374</text:p>
          </table:table-cell>
          <table:table-cell office:value-type="float" office:value="0.0111898817177904" calcext:value-type="float">
            <text:p>0.01118988171779</text:p>
          </table:table-cell>
          <table:table-cell office:value-type="float" office:value="0.417930649414141" calcext:value-type="float">
            <text:p>0.417930649414141</text:p>
          </table:table-cell>
          <table:table-cell office:value-type="float" office:value="0" calcext:value-type="float">
            <text:p>0</text:p>
          </table:table-cell>
          <table:table-cell office:value-type="float" office:value="0.338478726542151" calcext:value-type="float">
            <text:p>0.338478726542151</text:p>
          </table:table-cell>
          <table:table-cell office:value-type="float" office:value="0" calcext:value-type="float">
            <text:p>0</text:p>
          </table:table-cell>
          <table:table-cell office:value-type="float" office:value="0.11039479940334" calcext:value-type="float">
            <text:p>0.11039479940334</text:p>
          </table:table-cell>
          <table:table-cell office:value-type="float" office:value="0.0389126446163347" calcext:value-type="float">
            <text:p>0.038912644616335</text:p>
          </table:table-cell>
          <table:table-cell office:value-type="float" office:value="0.0584054096225036" calcext:value-type="float">
            <text:p>0.058405409622504</text:p>
          </table:table-cell>
          <table:table-cell office:value-type="float" office:value="0.0708358172711794" calcext:value-type="float">
            <text:p>0.070835817271179</text:p>
          </table:table-cell>
          <table:table-cell office:value-type="float" office:value="0.0105391957524124" calcext:value-type="float">
            <text:p>0.010539195752412</text:p>
          </table:table-cell>
          <table:table-cell office:value-type="float" office:value="0.376284457442546" calcext:value-type="float">
            <text:p>0.376284457442546</text:p>
          </table:table-cell>
          <table:table-cell office:value-type="float" office:value="0.0113993077163767" calcext:value-type="float">
            <text:p>0.011399307716377</text:p>
          </table:table-cell>
          <table:table-cell office:value-type="float" office:value="0.319488179879118" calcext:value-type="float">
            <text:p>0.319488179879118</text:p>
          </table:table-cell>
          <table:table-cell office:value-type="float" office:value="0.0000168954705396827" calcext:value-type="float">
            <text:p>1.68954705396827E-05</text:p>
          </table:table-cell>
          <table:table-cell office:value-type="float" office:value="0.0950897621564981" calcext:value-type="float">
            <text:p>0.095089762156498</text:p>
          </table:table-cell>
          <table:table-cell office:value-type="float" office:value="0.0359973901467272" calcext:value-type="float">
            <text:p>0.035997390146727</text:p>
          </table:table-cell>
          <table:table-cell office:value-type="float" office:value="0.0803489941646026" calcext:value-type="float">
            <text:p>0.080348994164603</text:p>
          </table:table-cell>
          <table:table-cell office:value-type="float" office:value="0.0966831436141236" calcext:value-type="float">
            <text:p>0.096683143614124</text:p>
          </table:table-cell>
          <table:table-cell office:value-type="float" office:value="0.0986970087959563" calcext:value-type="float">
            <text:p>0.098697008795956</text:p>
          </table:table-cell>
          <table:table-cell office:value-type="float" office:value="0.164215998392367" calcext:value-type="float">
            <text:p>0.164215998392367</text:p>
          </table:table-cell>
          <table:table-cell office:value-type="float" office:value="0.204527422308962" calcext:value-type="float">
            <text:p>0.204527422308962</text:p>
          </table:table-cell>
          <table:table-cell office:value-type="float" office:value="0.410444673150999" calcext:value-type="float">
            <text:p>0.410444673150999</text:p>
          </table:table-cell>
          <table:table-cell/>
        </table:table-row>
        <table:table-row table:style-name="ro1">
          <table:table-cell table:number-columns-repeated="17" office:value-type="float" office:value="0" calcext:value-type="float">
            <text:p>0</text:p>
          </table:table-cell>
          <table:table-cell office:value-type="float" office:value="48" calcext:value-type="float">
            <text:p>48</text:p>
          </table:table-cell>
          <table:table-cell table:number-columns-repeated="23"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4</text:p>
          </table:table-cell>
          <table:table-cell office:value-type="string" calcext:value-type="string">
            <text:p>SolMau</text:p>
          </table:table-cell>
          <table:table-cell office:value-type="float" office:value="931.303466796875" calcext:value-type="float">
            <text:p>931.303466796875</text:p>
          </table:table-cell>
          <table:table-cell office:value-type="float" office:value="7672384.10386462" calcext:value-type="float">
            <text:p>7672384.10386462</text:p>
          </table:table-cell>
          <table:table-cell office:value-type="float" office:value="325774.423409906" calcext:value-type="float">
            <text:p>325774.423409906</text:p>
          </table:table-cell>
          <table:table-cell office:value-type="string" calcext:value-type="string">
            <text:p>AD</text:p>
          </table:table-cell>
          <table:table-cell office:value-type="float" office:value="17.7740917205811" calcext:value-type="float">
            <text:p>17.7740917205811</text:p>
          </table:table-cell>
          <table:table-cell office:value-type="float" office:value="1325.11584472656" calcext:value-type="float">
            <text:p>1325.11584472656</text:p>
          </table:table-cell>
          <table:table-cell table:number-columns-repeated="2" office:value-type="float" office:value="0" calcext:value-type="float">
            <text:p>0</text:p>
          </table:table-cell>
          <table:table-cell office:value-type="float" office:value="0.233005380966027" calcext:value-type="float">
            <text:p>0.233005380966027</text:p>
          </table:table-cell>
          <table:table-cell table:number-columns-repeated="3" office:value-type="float" office:value="0" calcext:value-type="float">
            <text:p>0</text:p>
          </table:table-cell>
          <table:table-cell office:value-type="float" office:value="0.47307924984876" calcext:value-type="float">
            <text:p>0.47307924984876</text:p>
          </table:table-cell>
          <table:table-cell office:value-type="float" office:value="0" calcext:value-type="float">
            <text:p>0</text:p>
          </table:table-cell>
          <table:table-cell office:value-type="float" office:value="0.293915369185213" calcext:value-type="float">
            <text:p>0.293915369185213</text:p>
          </table:table-cell>
          <table:table-cell table:number-columns-repeated="2" office:value-type="float" office:value="0" calcext:value-type="float">
            <text:p>0</text:p>
          </table:table-cell>
          <table:table-cell office:value-type="float" office:value="0.353895678935918" calcext:value-type="float">
            <text:p>0.353895678935918</text:p>
          </table:table-cell>
          <table:table-cell office:value-type="float" office:value="0" calcext:value-type="float">
            <text:p>0</text:p>
          </table:table-cell>
          <table:table-cell office:value-type="float" office:value="0.169036206378124" calcext:value-type="float">
            <text:p>0.169036206378124</text:p>
          </table:table-cell>
          <table:table-cell office:value-type="float" office:value="0" calcext:value-type="float">
            <text:p>0</text:p>
          </table:table-cell>
          <table:table-cell office:value-type="float" office:value="0.209293029343616" calcext:value-type="float">
            <text:p>0.209293029343616</text:p>
          </table:table-cell>
          <table:table-cell office:value-type="float" office:value="0.0359163025982985" calcext:value-type="float">
            <text:p>0.035916302598299</text:p>
          </table:table-cell>
          <table:table-cell office:value-type="float" office:value="0.231858782744044" calcext:value-type="float">
            <text:p>0.231858782744044</text:p>
          </table:table-cell>
          <table:table-cell office:value-type="float" office:value="0.00496929015825849" calcext:value-type="float">
            <text:p>0.004969290158258</text:p>
          </table:table-cell>
          <table:table-cell office:value-type="float" office:value="0.00296795475549306" calcext:value-type="float">
            <text:p>0.002967954755493</text:p>
          </table:table-cell>
          <table:table-cell office:value-type="float" office:value="0.38832539608842" calcext:value-type="float">
            <text:p>0.38832539608842</text:p>
          </table:table-cell>
          <table:table-cell office:value-type="float" office:value="0" calcext:value-type="float">
            <text:p>0</text:p>
          </table:table-cell>
          <table:table-cell office:value-type="float" office:value="0.283184979814193" calcext:value-type="float">
            <text:p>0.283184979814193</text:p>
          </table:table-cell>
          <table:table-cell office:value-type="float" office:value="0" calcext:value-type="float">
            <text:p>0</text:p>
          </table:table-cell>
          <table:table-cell office:value-type="float" office:value="0.143187013871386" calcext:value-type="float">
            <text:p>0.143187013871386</text:p>
          </table:table-cell>
          <table:table-cell office:value-type="float" office:value="0.0619052040911081" calcext:value-type="float">
            <text:p>0.061905204091108</text:p>
          </table:table-cell>
          <table:table-cell office:value-type="float" office:value="0.115460161221142" calcext:value-type="float">
            <text:p>0.115460161221142</text:p>
          </table:table-cell>
          <table:table-cell office:value-type="float" office:value="0.0246878886837397" calcext:value-type="float">
            <text:p>0.02468788868374</text:p>
          </table:table-cell>
          <table:table-cell office:value-type="float" office:value="0.0111898817177904" calcext:value-type="float">
            <text:p>0.01118988171779</text:p>
          </table:table-cell>
          <table:table-cell office:value-type="float" office:value="0.417930649414141" calcext:value-type="float">
            <text:p>0.417930649414141</text:p>
          </table:table-cell>
          <table:table-cell office:value-type="float" office:value="0" calcext:value-type="float">
            <text:p>0</text:p>
          </table:table-cell>
          <table:table-cell office:value-type="float" office:value="0.338478726542151" calcext:value-type="float">
            <text:p>0.338478726542151</text:p>
          </table:table-cell>
          <table:table-cell office:value-type="float" office:value="0" calcext:value-type="float">
            <text:p>0</text:p>
          </table:table-cell>
          <table:table-cell office:value-type="float" office:value="0.11039479940334" calcext:value-type="float">
            <text:p>0.11039479940334</text:p>
          </table:table-cell>
          <table:table-cell office:value-type="float" office:value="0.0389126446163347" calcext:value-type="float">
            <text:p>0.038912644616335</text:p>
          </table:table-cell>
          <table:table-cell office:value-type="float" office:value="0.0584054096225036" calcext:value-type="float">
            <text:p>0.058405409622504</text:p>
          </table:table-cell>
          <table:table-cell office:value-type="float" office:value="0.0708358172711794" calcext:value-type="float">
            <text:p>0.070835817271179</text:p>
          </table:table-cell>
          <table:table-cell office:value-type="float" office:value="0.0105391957524124" calcext:value-type="float">
            <text:p>0.010539195752412</text:p>
          </table:table-cell>
          <table:table-cell office:value-type="float" office:value="0.376284457442546" calcext:value-type="float">
            <text:p>0.376284457442546</text:p>
          </table:table-cell>
          <table:table-cell office:value-type="float" office:value="0.0113993077163767" calcext:value-type="float">
            <text:p>0.011399307716377</text:p>
          </table:table-cell>
          <table:table-cell office:value-type="float" office:value="0.319488179879118" calcext:value-type="float">
            <text:p>0.319488179879118</text:p>
          </table:table-cell>
          <table:table-cell office:value-type="float" office:value="0.0000168954705396827" calcext:value-type="float">
            <text:p>1.68954705396827E-05</text:p>
          </table:table-cell>
          <table:table-cell office:value-type="float" office:value="0.0950897621564981" calcext:value-type="float">
            <text:p>0.095089762156498</text:p>
          </table:table-cell>
          <table:table-cell office:value-type="float" office:value="0.0359973901467272" calcext:value-type="float">
            <text:p>0.035997390146727</text:p>
          </table:table-cell>
          <table:table-cell office:value-type="float" office:value="0.0803489941646026" calcext:value-type="float">
            <text:p>0.080348994164603</text:p>
          </table:table-cell>
          <table:table-cell office:value-type="float" office:value="0.0966831436141236" calcext:value-type="float">
            <text:p>0.096683143614124</text:p>
          </table:table-cell>
          <table:table-cell office:value-type="float" office:value="0.0986970087959563" calcext:value-type="float">
            <text:p>0.098697008795956</text:p>
          </table:table-cell>
          <table:table-cell office:value-type="float" office:value="0.164215998392367" calcext:value-type="float">
            <text:p>0.164215998392367</text:p>
          </table:table-cell>
          <table:table-cell office:value-type="float" office:value="0.204527422308962" calcext:value-type="float">
            <text:p>0.204527422308962</text:p>
          </table:table-cell>
          <table:table-cell office:value-type="float" office:value="0.410444673150999" calcext:value-type="float">
            <text:p>0.410444673150999</text:p>
          </table:table-cell>
          <table:table-cell/>
        </table:table-row>
        <table:table-row table:style-name="ro1">
          <table:table-cell table:number-columns-repeated="5" office:value-type="float" office:value="0" calcext:value-type="float">
            <text:p>0</text:p>
          </table:table-cell>
          <table:table-cell office:value-type="float" office:value="3" calcext:value-type="float">
            <text:p>3</text:p>
          </table:table-cell>
          <table:table-cell office:value-type="float" office:value="11" calcext:value-type="float">
            <text:p>11</text:p>
          </table:table-cell>
          <table:table-cell table:number-columns-repeated="10" office:value-type="float" office:value="0" calcext:value-type="float">
            <text:p>0</text:p>
          </table:table-cell>
          <table:table-cell office:value-type="float" office:value="39" calcext:value-type="float">
            <text:p>39</text:p>
          </table:table-cell>
          <table:table-cell table:number-columns-repeated="23"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5</text:p>
          </table:table-cell>
          <table:table-cell office:value-type="string" calcext:value-type="string">
            <text:p>SolMau</text:p>
          </table:table-cell>
          <table:table-cell office:value-type="float" office:value="761.532043457031" calcext:value-type="float">
            <text:p>761.532043457031</text:p>
          </table:table-cell>
          <table:table-cell office:value-type="float" office:value="7672606.47929852" calcext:value-type="float">
            <text:p>7672606.47929852</text:p>
          </table:table-cell>
          <table:table-cell office:value-type="float" office:value="324629.236403777" calcext:value-type="float">
            <text:p>324629.236403777</text:p>
          </table:table-cell>
          <table:table-cell office:value-type="string" calcext:value-type="string">
            <text:p>AD</text:p>
          </table:table-cell>
          <table:table-cell office:value-type="float" office:value="18.9221611022949" calcext:value-type="float">
            <text:p>18.9221611022949</text:p>
          </table:table-cell>
          <table:table-cell office:value-type="float" office:value="1203.72937011719" calcext:value-type="float">
            <text:p>1203.72937011719</text:p>
          </table:table-cell>
          <table:table-cell table:number-columns-repeated="2" office:value-type="float" office:value="0" calcext:value-type="float">
            <text:p>0</text:p>
          </table:table-cell>
          <table:table-cell office:value-type="float" office:value="0.0542855323484463" calcext:value-type="float">
            <text:p>0.054285532348446</text:p>
          </table:table-cell>
          <table:table-cell office:value-type="float" office:value="0" calcext:value-type="float">
            <text:p>0</text:p>
          </table:table-cell>
          <table:table-cell office:value-type="float" office:value="0.0615766683647478" calcext:value-type="float">
            <text:p>0.061576668364748</text:p>
          </table:table-cell>
          <table:table-cell office:value-type="float" office:value="0" calcext:value-type="float">
            <text:p>0</text:p>
          </table:table-cell>
          <table:table-cell office:value-type="float" office:value="0.153591441670912" calcext:value-type="float">
            <text:p>0.153591441670912</text:p>
          </table:table-cell>
          <table:table-cell office:value-type="float" office:value="0" calcext:value-type="float">
            <text:p>0</text:p>
          </table:table-cell>
          <table:table-cell office:value-type="float" office:value="0.730546357615894" calcext:value-type="float">
            <text:p>0.730546357615894</text:p>
          </table:table-cell>
          <table:table-cell office:value-type="float" office:value="0" calcext:value-type="float">
            <text:p>0</text:p>
          </table:table-cell>
          <table:table-cell office:value-type="float" office:value="0.00712074850987814" calcext:value-type="float">
            <text:p>0.007120748509878</text:p>
          </table:table-cell>
          <table:table-cell office:value-type="float" office:value="0.190700224623711" calcext:value-type="float">
            <text:p>0.190700224623711</text:p>
          </table:table-cell>
          <table:table-cell office:value-type="float" office:value="0" calcext:value-type="float">
            <text:p>0</text:p>
          </table:table-cell>
          <table:table-cell office:value-type="float" office:value="0.244878756256743" calcext:value-type="float">
            <text:p>0.244878756256743</text:p>
          </table:table-cell>
          <table:table-cell office:value-type="float" office:value="0" calcext:value-type="float">
            <text:p>0</text:p>
          </table:table-cell>
          <table:table-cell office:value-type="float" office:value="0.157508976104989" calcext:value-type="float">
            <text:p>0.157508976104989</text:p>
          </table:table-cell>
          <table:table-cell office:value-type="float" office:value="0.0237712021790269" calcext:value-type="float">
            <text:p>0.023771202179027</text:p>
          </table:table-cell>
          <table:table-cell office:value-type="float" office:value="0.376020092325651" calcext:value-type="float">
            <text:p>0.376020092325651</text:p>
          </table:table-cell>
          <table:table-cell office:value-type="float" office:value="0.0414114159527606" calcext:value-type="float">
            <text:p>0.041411415952761</text:p>
          </table:table-cell>
          <table:table-cell office:value-type="float" office:value="0.00507804105413128" calcext:value-type="float">
            <text:p>0.005078041054131</text:p>
          </table:table-cell>
          <table:table-cell office:value-type="float" office:value="0.219831775519102" calcext:value-type="float">
            <text:p>0.219831775519102</text:p>
          </table:table-cell>
          <table:table-cell office:value-type="float" office:value="0" calcext:value-type="float">
            <text:p>0</text:p>
          </table:table-cell>
          <table:table-cell office:value-type="float" office:value="0.274784634282879" calcext:value-type="float">
            <text:p>0.274784634282879</text:p>
          </table:table-cell>
          <table:table-cell office:value-type="float" office:value="0" calcext:value-type="float">
            <text:p>0</text:p>
          </table:table-cell>
          <table:table-cell office:value-type="float" office:value="0.200551668758197" calcext:value-type="float">
            <text:p>0.200551668758197</text:p>
          </table:table-cell>
          <table:table-cell office:value-type="float" office:value="0.0257333400545301" calcext:value-type="float">
            <text:p>0.02573334005453</text:p>
          </table:table-cell>
          <table:table-cell office:value-type="float" office:value="0.2326091243784" calcext:value-type="float">
            <text:p>0.2326091243784</text:p>
          </table:table-cell>
          <table:table-cell office:value-type="float" office:value="0.0701773958731035" calcext:value-type="float">
            <text:p>0.070177395873104</text:p>
          </table:table-cell>
          <table:table-cell office:value-type="float" office:value="0.0102029136822872" calcext:value-type="float">
            <text:p>0.010202913682287</text:p>
          </table:table-cell>
          <table:table-cell office:value-type="float" office:value="0.244265531512705" calcext:value-type="float">
            <text:p>0.244265531512705</text:p>
          </table:table-cell>
          <table:table-cell office:value-type="float" office:value="0" calcext:value-type="float">
            <text:p>0</text:p>
          </table:table-cell>
          <table:table-cell office:value-type="float" office:value="0.315632249900868" calcext:value-type="float">
            <text:p>0.315632249900868</text:p>
          </table:table-cell>
          <table:table-cell office:value-type="float" office:value="0" calcext:value-type="float">
            <text:p>0</text:p>
          </table:table-cell>
          <table:table-cell office:value-type="float" office:value="0.149747808370673" calcext:value-type="float">
            <text:p>0.149747808370673</text:p>
          </table:table-cell>
          <table:table-cell office:value-type="float" office:value="0.0374581336109121" calcext:value-type="float">
            <text:p>0.037458133610912</text:p>
          </table:table-cell>
          <table:table-cell office:value-type="float" office:value="0.172515967049451" calcext:value-type="float">
            <text:p>0.172515967049451</text:p>
          </table:table-cell>
          <table:table-cell office:value-type="float" office:value="0.118742669767514" calcext:value-type="float">
            <text:p>0.118742669767514</text:p>
          </table:table-cell>
          <table:table-cell office:value-type="float" office:value="0.0190344167053566" calcext:value-type="float">
            <text:p>0.019034416705357</text:p>
          </table:table-cell>
          <table:table-cell office:value-type="float" office:value="0.279953181905098" calcext:value-type="float">
            <text:p>0.279953181905098</text:p>
          </table:table-cell>
          <table:table-cell office:value-type="float" office:value="0.0000405089071402364" calcext:value-type="float">
            <text:p>4.05089071402364E-05</text:p>
          </table:table-cell>
          <table:table-cell office:value-type="float" office:value="0.288021973250144" calcext:value-type="float">
            <text:p>0.288021973250144</text:p>
          </table:table-cell>
          <table:table-cell office:value-type="float" office:value="0.0001444806647144" calcext:value-type="float">
            <text:p>0.000144480664714</text:p>
          </table:table-cell>
          <table:table-cell office:value-type="float" office:value="0.0968662369056945" calcext:value-type="float">
            <text:p>0.096866236905695</text:p>
          </table:table-cell>
          <table:table-cell office:value-type="float" office:value="0.0592684064872415" calcext:value-type="float">
            <text:p>0.059268406487242</text:p>
          </table:table-cell>
          <table:table-cell office:value-type="float" office:value="0.137928125407097" calcext:value-type="float">
            <text:p>0.137928125407097</text:p>
          </table:table-cell>
          <table:table-cell office:value-type="float" office:value="0.0667775503000231" calcext:value-type="float">
            <text:p>0.066777550300023</text:p>
          </table:table-cell>
          <table:table-cell office:value-type="float" office:value="0.0794872397606037" calcext:value-type="float">
            <text:p>0.079487239760604</text:p>
          </table:table-cell>
          <table:table-cell office:value-type="float" office:value="0.11806922840371" calcext:value-type="float">
            <text:p>0.11806922840371</text:p>
          </table:table-cell>
          <table:table-cell office:value-type="float" office:value="0.20440999166295" calcext:value-type="float">
            <text:p>0.20440999166295</text:p>
          </table:table-cell>
          <table:table-cell office:value-type="float" office:value="0.438272731858688" calcext:value-type="float">
            <text:p>0.438272731858688</text:p>
          </table:table-cell>
          <table:table-cell/>
        </table:table-row>
        <table:table-row table:style-name="ro1">
          <table:table-cell table:number-columns-repeated="6"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21"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5</text:p>
          </table:table-cell>
          <table:table-cell office:value-type="string" calcext:value-type="string">
            <text:p>LanCam</text:p>
          </table:table-cell>
          <table:table-cell office:value-type="float" office:value="761.532043457031" calcext:value-type="float">
            <text:p>761.532043457031</text:p>
          </table:table-cell>
          <table:table-cell office:value-type="float" office:value="7672606.47929852" calcext:value-type="float">
            <text:p>7672606.47929852</text:p>
          </table:table-cell>
          <table:table-cell office:value-type="float" office:value="324629.236403777" calcext:value-type="float">
            <text:p>324629.236403777</text:p>
          </table:table-cell>
          <table:table-cell office:value-type="string" calcext:value-type="string">
            <text:p>AD</text:p>
          </table:table-cell>
          <table:table-cell office:value-type="float" office:value="18.9221611022949" calcext:value-type="float">
            <text:p>18.9221611022949</text:p>
          </table:table-cell>
          <table:table-cell office:value-type="float" office:value="1203.72937011719" calcext:value-type="float">
            <text:p>1203.72937011719</text:p>
          </table:table-cell>
          <table:table-cell table:number-columns-repeated="2" office:value-type="float" office:value="0" calcext:value-type="float">
            <text:p>0</text:p>
          </table:table-cell>
          <table:table-cell office:value-type="float" office:value="0.0542855323484463" calcext:value-type="float">
            <text:p>0.054285532348446</text:p>
          </table:table-cell>
          <table:table-cell office:value-type="float" office:value="0" calcext:value-type="float">
            <text:p>0</text:p>
          </table:table-cell>
          <table:table-cell office:value-type="float" office:value="0.0615766683647478" calcext:value-type="float">
            <text:p>0.061576668364748</text:p>
          </table:table-cell>
          <table:table-cell office:value-type="float" office:value="0" calcext:value-type="float">
            <text:p>0</text:p>
          </table:table-cell>
          <table:table-cell office:value-type="float" office:value="0.153591441670912" calcext:value-type="float">
            <text:p>0.153591441670912</text:p>
          </table:table-cell>
          <table:table-cell office:value-type="float" office:value="0" calcext:value-type="float">
            <text:p>0</text:p>
          </table:table-cell>
          <table:table-cell office:value-type="float" office:value="0.730546357615894" calcext:value-type="float">
            <text:p>0.730546357615894</text:p>
          </table:table-cell>
          <table:table-cell office:value-type="float" office:value="0" calcext:value-type="float">
            <text:p>0</text:p>
          </table:table-cell>
          <table:table-cell office:value-type="float" office:value="0.00712074850987814" calcext:value-type="float">
            <text:p>0.007120748509878</text:p>
          </table:table-cell>
          <table:table-cell office:value-type="float" office:value="0.190700224623711" calcext:value-type="float">
            <text:p>0.190700224623711</text:p>
          </table:table-cell>
          <table:table-cell office:value-type="float" office:value="0" calcext:value-type="float">
            <text:p>0</text:p>
          </table:table-cell>
          <table:table-cell office:value-type="float" office:value="0.244878756256743" calcext:value-type="float">
            <text:p>0.244878756256743</text:p>
          </table:table-cell>
          <table:table-cell office:value-type="float" office:value="0" calcext:value-type="float">
            <text:p>0</text:p>
          </table:table-cell>
          <table:table-cell office:value-type="float" office:value="0.157508976104989" calcext:value-type="float">
            <text:p>0.157508976104989</text:p>
          </table:table-cell>
          <table:table-cell office:value-type="float" office:value="0.0237712021790269" calcext:value-type="float">
            <text:p>0.023771202179027</text:p>
          </table:table-cell>
          <table:table-cell office:value-type="float" office:value="0.376020092325651" calcext:value-type="float">
            <text:p>0.376020092325651</text:p>
          </table:table-cell>
          <table:table-cell office:value-type="float" office:value="0.0414114159527606" calcext:value-type="float">
            <text:p>0.041411415952761</text:p>
          </table:table-cell>
          <table:table-cell office:value-type="float" office:value="0.00507804105413128" calcext:value-type="float">
            <text:p>0.005078041054131</text:p>
          </table:table-cell>
          <table:table-cell office:value-type="float" office:value="0.219831775519102" calcext:value-type="float">
            <text:p>0.219831775519102</text:p>
          </table:table-cell>
          <table:table-cell office:value-type="float" office:value="0" calcext:value-type="float">
            <text:p>0</text:p>
          </table:table-cell>
          <table:table-cell office:value-type="float" office:value="0.274784634282879" calcext:value-type="float">
            <text:p>0.274784634282879</text:p>
          </table:table-cell>
          <table:table-cell office:value-type="float" office:value="0" calcext:value-type="float">
            <text:p>0</text:p>
          </table:table-cell>
          <table:table-cell office:value-type="float" office:value="0.200551668758197" calcext:value-type="float">
            <text:p>0.200551668758197</text:p>
          </table:table-cell>
          <table:table-cell office:value-type="float" office:value="0.0257333400545301" calcext:value-type="float">
            <text:p>0.02573334005453</text:p>
          </table:table-cell>
          <table:table-cell office:value-type="float" office:value="0.2326091243784" calcext:value-type="float">
            <text:p>0.2326091243784</text:p>
          </table:table-cell>
          <table:table-cell office:value-type="float" office:value="0.0701773958731035" calcext:value-type="float">
            <text:p>0.070177395873104</text:p>
          </table:table-cell>
          <table:table-cell office:value-type="float" office:value="0.0102029136822872" calcext:value-type="float">
            <text:p>0.010202913682287</text:p>
          </table:table-cell>
          <table:table-cell office:value-type="float" office:value="0.244265531512705" calcext:value-type="float">
            <text:p>0.244265531512705</text:p>
          </table:table-cell>
          <table:table-cell office:value-type="float" office:value="0" calcext:value-type="float">
            <text:p>0</text:p>
          </table:table-cell>
          <table:table-cell office:value-type="float" office:value="0.315632249900868" calcext:value-type="float">
            <text:p>0.315632249900868</text:p>
          </table:table-cell>
          <table:table-cell office:value-type="float" office:value="0" calcext:value-type="float">
            <text:p>0</text:p>
          </table:table-cell>
          <table:table-cell office:value-type="float" office:value="0.149747808370673" calcext:value-type="float">
            <text:p>0.149747808370673</text:p>
          </table:table-cell>
          <table:table-cell office:value-type="float" office:value="0.0374581336109121" calcext:value-type="float">
            <text:p>0.037458133610912</text:p>
          </table:table-cell>
          <table:table-cell office:value-type="float" office:value="0.172515967049451" calcext:value-type="float">
            <text:p>0.172515967049451</text:p>
          </table:table-cell>
          <table:table-cell office:value-type="float" office:value="0.118742669767514" calcext:value-type="float">
            <text:p>0.118742669767514</text:p>
          </table:table-cell>
          <table:table-cell office:value-type="float" office:value="0.0190344167053566" calcext:value-type="float">
            <text:p>0.019034416705357</text:p>
          </table:table-cell>
          <table:table-cell office:value-type="float" office:value="0.279953181905098" calcext:value-type="float">
            <text:p>0.279953181905098</text:p>
          </table:table-cell>
          <table:table-cell office:value-type="float" office:value="0.0000405089071402364" calcext:value-type="float">
            <text:p>4.05089071402364E-05</text:p>
          </table:table-cell>
          <table:table-cell office:value-type="float" office:value="0.288021973250144" calcext:value-type="float">
            <text:p>0.288021973250144</text:p>
          </table:table-cell>
          <table:table-cell office:value-type="float" office:value="0.0001444806647144" calcext:value-type="float">
            <text:p>0.000144480664714</text:p>
          </table:table-cell>
          <table:table-cell office:value-type="float" office:value="0.0968662369056945" calcext:value-type="float">
            <text:p>0.096866236905695</text:p>
          </table:table-cell>
          <table:table-cell office:value-type="float" office:value="0.0592684064872415" calcext:value-type="float">
            <text:p>0.059268406487242</text:p>
          </table:table-cell>
          <table:table-cell office:value-type="float" office:value="0.137928125407097" calcext:value-type="float">
            <text:p>0.137928125407097</text:p>
          </table:table-cell>
          <table:table-cell office:value-type="float" office:value="0.0667775503000231" calcext:value-type="float">
            <text:p>0.066777550300023</text:p>
          </table:table-cell>
          <table:table-cell office:value-type="float" office:value="0.0794872397606037" calcext:value-type="float">
            <text:p>0.079487239760604</text:p>
          </table:table-cell>
          <table:table-cell office:value-type="float" office:value="0.11806922840371" calcext:value-type="float">
            <text:p>0.11806922840371</text:p>
          </table:table-cell>
          <table:table-cell office:value-type="float" office:value="0.20440999166295" calcext:value-type="float">
            <text:p>0.20440999166295</text:p>
          </table:table-cell>
          <table:table-cell office:value-type="float" office:value="0.438272731858688" calcext:value-type="float">
            <text:p>0.438272731858688</text:p>
          </table:table-cell>
          <table:table-cell/>
        </table:table-row>
        <table:table-row table:style-name="ro1">
          <table:table-cell table:number-columns-repeated="6" office:value-type="float" office:value="0" calcext:value-type="float">
            <text:p>0</text:p>
          </table:table-cell>
          <table:table-cell office:value-type="float" office:value="11" calcext:value-type="float">
            <text:p>11</text:p>
          </table:table-cell>
          <table:table-cell table:number-columns-repeated="34"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5</text:p>
          </table:table-cell>
          <table:table-cell office:value-type="string" calcext:value-type="string">
            <text:p>Ipo</text:p>
          </table:table-cell>
          <table:table-cell office:value-type="float" office:value="761.532043457031" calcext:value-type="float">
            <text:p>761.532043457031</text:p>
          </table:table-cell>
          <table:table-cell office:value-type="float" office:value="7672606.47929852" calcext:value-type="float">
            <text:p>7672606.47929852</text:p>
          </table:table-cell>
          <table:table-cell office:value-type="float" office:value="324629.236403777" calcext:value-type="float">
            <text:p>324629.236403777</text:p>
          </table:table-cell>
          <table:table-cell office:value-type="string" calcext:value-type="string">
            <text:p>AD</text:p>
          </table:table-cell>
          <table:table-cell office:value-type="float" office:value="18.9221611022949" calcext:value-type="float">
            <text:p>18.9221611022949</text:p>
          </table:table-cell>
          <table:table-cell office:value-type="float" office:value="1203.72937011719" calcext:value-type="float">
            <text:p>1203.72937011719</text:p>
          </table:table-cell>
          <table:table-cell table:number-columns-repeated="2" office:value-type="float" office:value="0" calcext:value-type="float">
            <text:p>0</text:p>
          </table:table-cell>
          <table:table-cell office:value-type="float" office:value="0.0542855323484463" calcext:value-type="float">
            <text:p>0.054285532348446</text:p>
          </table:table-cell>
          <table:table-cell office:value-type="float" office:value="0" calcext:value-type="float">
            <text:p>0</text:p>
          </table:table-cell>
          <table:table-cell office:value-type="float" office:value="0.0615766683647478" calcext:value-type="float">
            <text:p>0.061576668364748</text:p>
          </table:table-cell>
          <table:table-cell office:value-type="float" office:value="0" calcext:value-type="float">
            <text:p>0</text:p>
          </table:table-cell>
          <table:table-cell office:value-type="float" office:value="0.153591441670912" calcext:value-type="float">
            <text:p>0.153591441670912</text:p>
          </table:table-cell>
          <table:table-cell office:value-type="float" office:value="0" calcext:value-type="float">
            <text:p>0</text:p>
          </table:table-cell>
          <table:table-cell office:value-type="float" office:value="0.730546357615894" calcext:value-type="float">
            <text:p>0.730546357615894</text:p>
          </table:table-cell>
          <table:table-cell office:value-type="float" office:value="0" calcext:value-type="float">
            <text:p>0</text:p>
          </table:table-cell>
          <table:table-cell office:value-type="float" office:value="0.00712074850987814" calcext:value-type="float">
            <text:p>0.007120748509878</text:p>
          </table:table-cell>
          <table:table-cell office:value-type="float" office:value="0.190700224623711" calcext:value-type="float">
            <text:p>0.190700224623711</text:p>
          </table:table-cell>
          <table:table-cell office:value-type="float" office:value="0" calcext:value-type="float">
            <text:p>0</text:p>
          </table:table-cell>
          <table:table-cell office:value-type="float" office:value="0.244878756256743" calcext:value-type="float">
            <text:p>0.244878756256743</text:p>
          </table:table-cell>
          <table:table-cell office:value-type="float" office:value="0" calcext:value-type="float">
            <text:p>0</text:p>
          </table:table-cell>
          <table:table-cell office:value-type="float" office:value="0.157508976104989" calcext:value-type="float">
            <text:p>0.157508976104989</text:p>
          </table:table-cell>
          <table:table-cell office:value-type="float" office:value="0.0237712021790269" calcext:value-type="float">
            <text:p>0.023771202179027</text:p>
          </table:table-cell>
          <table:table-cell office:value-type="float" office:value="0.376020092325651" calcext:value-type="float">
            <text:p>0.376020092325651</text:p>
          </table:table-cell>
          <table:table-cell office:value-type="float" office:value="0.0414114159527606" calcext:value-type="float">
            <text:p>0.041411415952761</text:p>
          </table:table-cell>
          <table:table-cell office:value-type="float" office:value="0.00507804105413128" calcext:value-type="float">
            <text:p>0.005078041054131</text:p>
          </table:table-cell>
          <table:table-cell office:value-type="float" office:value="0.219831775519102" calcext:value-type="float">
            <text:p>0.219831775519102</text:p>
          </table:table-cell>
          <table:table-cell office:value-type="float" office:value="0" calcext:value-type="float">
            <text:p>0</text:p>
          </table:table-cell>
          <table:table-cell office:value-type="float" office:value="0.274784634282879" calcext:value-type="float">
            <text:p>0.274784634282879</text:p>
          </table:table-cell>
          <table:table-cell office:value-type="float" office:value="0" calcext:value-type="float">
            <text:p>0</text:p>
          </table:table-cell>
          <table:table-cell office:value-type="float" office:value="0.200551668758197" calcext:value-type="float">
            <text:p>0.200551668758197</text:p>
          </table:table-cell>
          <table:table-cell office:value-type="float" office:value="0.0257333400545301" calcext:value-type="float">
            <text:p>0.02573334005453</text:p>
          </table:table-cell>
          <table:table-cell office:value-type="float" office:value="0.2326091243784" calcext:value-type="float">
            <text:p>0.2326091243784</text:p>
          </table:table-cell>
          <table:table-cell office:value-type="float" office:value="0.0701773958731035" calcext:value-type="float">
            <text:p>0.070177395873104</text:p>
          </table:table-cell>
          <table:table-cell office:value-type="float" office:value="0.0102029136822872" calcext:value-type="float">
            <text:p>0.010202913682287</text:p>
          </table:table-cell>
          <table:table-cell office:value-type="float" office:value="0.244265531512705" calcext:value-type="float">
            <text:p>0.244265531512705</text:p>
          </table:table-cell>
          <table:table-cell office:value-type="float" office:value="0" calcext:value-type="float">
            <text:p>0</text:p>
          </table:table-cell>
          <table:table-cell office:value-type="float" office:value="0.315632249900868" calcext:value-type="float">
            <text:p>0.315632249900868</text:p>
          </table:table-cell>
          <table:table-cell office:value-type="float" office:value="0" calcext:value-type="float">
            <text:p>0</text:p>
          </table:table-cell>
          <table:table-cell office:value-type="float" office:value="0.149747808370673" calcext:value-type="float">
            <text:p>0.149747808370673</text:p>
          </table:table-cell>
          <table:table-cell office:value-type="float" office:value="0.0374581336109121" calcext:value-type="float">
            <text:p>0.037458133610912</text:p>
          </table:table-cell>
          <table:table-cell office:value-type="float" office:value="0.172515967049451" calcext:value-type="float">
            <text:p>0.172515967049451</text:p>
          </table:table-cell>
          <table:table-cell office:value-type="float" office:value="0.118742669767514" calcext:value-type="float">
            <text:p>0.118742669767514</text:p>
          </table:table-cell>
          <table:table-cell office:value-type="float" office:value="0.0190344167053566" calcext:value-type="float">
            <text:p>0.019034416705357</text:p>
          </table:table-cell>
          <table:table-cell office:value-type="float" office:value="0.279953181905098" calcext:value-type="float">
            <text:p>0.279953181905098</text:p>
          </table:table-cell>
          <table:table-cell office:value-type="float" office:value="0.0000405089071402364" calcext:value-type="float">
            <text:p>4.05089071402364E-05</text:p>
          </table:table-cell>
          <table:table-cell office:value-type="float" office:value="0.288021973250144" calcext:value-type="float">
            <text:p>0.288021973250144</text:p>
          </table:table-cell>
          <table:table-cell office:value-type="float" office:value="0.0001444806647144" calcext:value-type="float">
            <text:p>0.000144480664714</text:p>
          </table:table-cell>
          <table:table-cell office:value-type="float" office:value="0.0968662369056945" calcext:value-type="float">
            <text:p>0.096866236905695</text:p>
          </table:table-cell>
          <table:table-cell office:value-type="float" office:value="0.0592684064872415" calcext:value-type="float">
            <text:p>0.059268406487242</text:p>
          </table:table-cell>
          <table:table-cell office:value-type="float" office:value="0.137928125407097" calcext:value-type="float">
            <text:p>0.137928125407097</text:p>
          </table:table-cell>
          <table:table-cell office:value-type="float" office:value="0.0667775503000231" calcext:value-type="float">
            <text:p>0.066777550300023</text:p>
          </table:table-cell>
          <table:table-cell office:value-type="float" office:value="0.0794872397606037" calcext:value-type="float">
            <text:p>0.079487239760604</text:p>
          </table:table-cell>
          <table:table-cell office:value-type="float" office:value="0.11806922840371" calcext:value-type="float">
            <text:p>0.11806922840371</text:p>
          </table:table-cell>
          <table:table-cell office:value-type="float" office:value="0.20440999166295" calcext:value-type="float">
            <text:p>0.20440999166295</text:p>
          </table:table-cell>
          <table:table-cell office:value-type="float" office:value="0.438272731858688" calcext:value-type="float">
            <text:p>0.438272731858688</text:p>
          </table:table-cell>
          <table:table-cell/>
        </table:table-row>
        <table:table-row table:style-name="ro1">
          <table:table-cell office:value-type="float" office:value="3" calcext:value-type="float">
            <text:p>3</text:p>
          </table:table-cell>
          <table:table-cell table:number-columns-repeated="40"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5</text:p>
          </table:table-cell>
          <table:table-cell office:value-type="string" calcext:value-type="string">
            <text:p>Other</text:p>
          </table:table-cell>
          <table:table-cell office:value-type="float" office:value="761.532043457031" calcext:value-type="float">
            <text:p>761.532043457031</text:p>
          </table:table-cell>
          <table:table-cell office:value-type="float" office:value="7672606.47929852" calcext:value-type="float">
            <text:p>7672606.47929852</text:p>
          </table:table-cell>
          <table:table-cell office:value-type="float" office:value="324629.236403777" calcext:value-type="float">
            <text:p>324629.236403777</text:p>
          </table:table-cell>
          <table:table-cell office:value-type="string" calcext:value-type="string">
            <text:p>AD</text:p>
          </table:table-cell>
          <table:table-cell office:value-type="float" office:value="18.9221611022949" calcext:value-type="float">
            <text:p>18.9221611022949</text:p>
          </table:table-cell>
          <table:table-cell office:value-type="float" office:value="1203.72937011719" calcext:value-type="float">
            <text:p>1203.72937011719</text:p>
          </table:table-cell>
          <table:table-cell table:number-columns-repeated="2" office:value-type="float" office:value="0" calcext:value-type="float">
            <text:p>0</text:p>
          </table:table-cell>
          <table:table-cell office:value-type="float" office:value="0.0542855323484463" calcext:value-type="float">
            <text:p>0.054285532348446</text:p>
          </table:table-cell>
          <table:table-cell office:value-type="float" office:value="0" calcext:value-type="float">
            <text:p>0</text:p>
          </table:table-cell>
          <table:table-cell office:value-type="float" office:value="0.0615766683647478" calcext:value-type="float">
            <text:p>0.061576668364748</text:p>
          </table:table-cell>
          <table:table-cell office:value-type="float" office:value="0" calcext:value-type="float">
            <text:p>0</text:p>
          </table:table-cell>
          <table:table-cell office:value-type="float" office:value="0.153591441670912" calcext:value-type="float">
            <text:p>0.153591441670912</text:p>
          </table:table-cell>
          <table:table-cell office:value-type="float" office:value="0" calcext:value-type="float">
            <text:p>0</text:p>
          </table:table-cell>
          <table:table-cell office:value-type="float" office:value="0.730546357615894" calcext:value-type="float">
            <text:p>0.730546357615894</text:p>
          </table:table-cell>
          <table:table-cell office:value-type="float" office:value="0" calcext:value-type="float">
            <text:p>0</text:p>
          </table:table-cell>
          <table:table-cell office:value-type="float" office:value="0.00712074850987814" calcext:value-type="float">
            <text:p>0.007120748509878</text:p>
          </table:table-cell>
          <table:table-cell office:value-type="float" office:value="0.190700224623711" calcext:value-type="float">
            <text:p>0.190700224623711</text:p>
          </table:table-cell>
          <table:table-cell office:value-type="float" office:value="0" calcext:value-type="float">
            <text:p>0</text:p>
          </table:table-cell>
          <table:table-cell office:value-type="float" office:value="0.244878756256743" calcext:value-type="float">
            <text:p>0.244878756256743</text:p>
          </table:table-cell>
          <table:table-cell office:value-type="float" office:value="0" calcext:value-type="float">
            <text:p>0</text:p>
          </table:table-cell>
          <table:table-cell office:value-type="float" office:value="0.157508976104989" calcext:value-type="float">
            <text:p>0.157508976104989</text:p>
          </table:table-cell>
          <table:table-cell office:value-type="float" office:value="0.0237712021790269" calcext:value-type="float">
            <text:p>0.023771202179027</text:p>
          </table:table-cell>
          <table:table-cell office:value-type="float" office:value="0.376020092325651" calcext:value-type="float">
            <text:p>0.376020092325651</text:p>
          </table:table-cell>
          <table:table-cell office:value-type="float" office:value="0.0414114159527606" calcext:value-type="float">
            <text:p>0.041411415952761</text:p>
          </table:table-cell>
          <table:table-cell office:value-type="float" office:value="0.00507804105413128" calcext:value-type="float">
            <text:p>0.005078041054131</text:p>
          </table:table-cell>
          <table:table-cell office:value-type="float" office:value="0.219831775519102" calcext:value-type="float">
            <text:p>0.219831775519102</text:p>
          </table:table-cell>
          <table:table-cell office:value-type="float" office:value="0" calcext:value-type="float">
            <text:p>0</text:p>
          </table:table-cell>
          <table:table-cell office:value-type="float" office:value="0.274784634282879" calcext:value-type="float">
            <text:p>0.274784634282879</text:p>
          </table:table-cell>
          <table:table-cell office:value-type="float" office:value="0" calcext:value-type="float">
            <text:p>0</text:p>
          </table:table-cell>
          <table:table-cell office:value-type="float" office:value="0.200551668758197" calcext:value-type="float">
            <text:p>0.200551668758197</text:p>
          </table:table-cell>
          <table:table-cell office:value-type="float" office:value="0.0257333400545301" calcext:value-type="float">
            <text:p>0.02573334005453</text:p>
          </table:table-cell>
          <table:table-cell office:value-type="float" office:value="0.2326091243784" calcext:value-type="float">
            <text:p>0.2326091243784</text:p>
          </table:table-cell>
          <table:table-cell office:value-type="float" office:value="0.0701773958731035" calcext:value-type="float">
            <text:p>0.070177395873104</text:p>
          </table:table-cell>
          <table:table-cell office:value-type="float" office:value="0.0102029136822872" calcext:value-type="float">
            <text:p>0.010202913682287</text:p>
          </table:table-cell>
          <table:table-cell office:value-type="float" office:value="0.244265531512705" calcext:value-type="float">
            <text:p>0.244265531512705</text:p>
          </table:table-cell>
          <table:table-cell office:value-type="float" office:value="0" calcext:value-type="float">
            <text:p>0</text:p>
          </table:table-cell>
          <table:table-cell office:value-type="float" office:value="0.315632249900868" calcext:value-type="float">
            <text:p>0.315632249900868</text:p>
          </table:table-cell>
          <table:table-cell office:value-type="float" office:value="0" calcext:value-type="float">
            <text:p>0</text:p>
          </table:table-cell>
          <table:table-cell office:value-type="float" office:value="0.149747808370673" calcext:value-type="float">
            <text:p>0.149747808370673</text:p>
          </table:table-cell>
          <table:table-cell office:value-type="float" office:value="0.0374581336109121" calcext:value-type="float">
            <text:p>0.037458133610912</text:p>
          </table:table-cell>
          <table:table-cell office:value-type="float" office:value="0.172515967049451" calcext:value-type="float">
            <text:p>0.172515967049451</text:p>
          </table:table-cell>
          <table:table-cell office:value-type="float" office:value="0.118742669767514" calcext:value-type="float">
            <text:p>0.118742669767514</text:p>
          </table:table-cell>
          <table:table-cell office:value-type="float" office:value="0.0190344167053566" calcext:value-type="float">
            <text:p>0.019034416705357</text:p>
          </table:table-cell>
          <table:table-cell office:value-type="float" office:value="0.279953181905098" calcext:value-type="float">
            <text:p>0.279953181905098</text:p>
          </table:table-cell>
          <table:table-cell office:value-type="float" office:value="0.0000405089071402364" calcext:value-type="float">
            <text:p>4.05089071402364E-05</text:p>
          </table:table-cell>
          <table:table-cell office:value-type="float" office:value="0.288021973250144" calcext:value-type="float">
            <text:p>0.288021973250144</text:p>
          </table:table-cell>
          <table:table-cell office:value-type="float" office:value="0.0001444806647144" calcext:value-type="float">
            <text:p>0.000144480664714</text:p>
          </table:table-cell>
          <table:table-cell office:value-type="float" office:value="0.0968662369056945" calcext:value-type="float">
            <text:p>0.096866236905695</text:p>
          </table:table-cell>
          <table:table-cell office:value-type="float" office:value="0.0592684064872415" calcext:value-type="float">
            <text:p>0.059268406487242</text:p>
          </table:table-cell>
          <table:table-cell office:value-type="float" office:value="0.137928125407097" calcext:value-type="float">
            <text:p>0.137928125407097</text:p>
          </table:table-cell>
          <table:table-cell office:value-type="float" office:value="0.0667775503000231" calcext:value-type="float">
            <text:p>0.066777550300023</text:p>
          </table:table-cell>
          <table:table-cell office:value-type="float" office:value="0.0794872397606037" calcext:value-type="float">
            <text:p>0.079487239760604</text:p>
          </table:table-cell>
          <table:table-cell office:value-type="float" office:value="0.11806922840371" calcext:value-type="float">
            <text:p>0.11806922840371</text:p>
          </table:table-cell>
          <table:table-cell office:value-type="float" office:value="0.20440999166295" calcext:value-type="float">
            <text:p>0.20440999166295</text:p>
          </table:table-cell>
          <table:table-cell office:value-type="float" office:value="0.438272731858688" calcext:value-type="float">
            <text:p>0.438272731858688</text:p>
          </table:table-cell>
          <table:table-cell/>
        </table:table-row>
        <table:table-row table:style-name="ro1">
          <table:table-cell table:number-columns-repeated="17" office:value-type="float" office:value="0" calcext:value-type="float">
            <text:p>0</text:p>
          </table:table-cell>
          <table:table-cell office:value-type="float" office:value="2" calcext:value-type="float">
            <text:p>2</text:p>
          </table:table-cell>
          <table:table-cell table:number-columns-repeated="10" office:value-type="float" office:value="0" calcext:value-type="float">
            <text:p>0</text:p>
          </table:table-cell>
          <table:table-cell office:value-type="float" office:value="26" calcext:value-type="float">
            <text:p>26</text:p>
          </table:table-cell>
          <table:table-cell office:value-type="float" office:value="1" calcext:value-type="float">
            <text:p>1</text:p>
          </table:table-cell>
          <table:table-cell table:number-columns-repeated="11"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5</text:p>
          </table:table-cell>
          <table:table-cell office:value-type="string" calcext:value-type="string">
            <text:p>HedGar</text:p>
          </table:table-cell>
          <table:table-cell office:value-type="float" office:value="761.532043457031" calcext:value-type="float">
            <text:p>761.532043457031</text:p>
          </table:table-cell>
          <table:table-cell office:value-type="float" office:value="7672606.47929852" calcext:value-type="float">
            <text:p>7672606.47929852</text:p>
          </table:table-cell>
          <table:table-cell office:value-type="float" office:value="324629.236403777" calcext:value-type="float">
            <text:p>324629.236403777</text:p>
          </table:table-cell>
          <table:table-cell office:value-type="string" calcext:value-type="string">
            <text:p>AD</text:p>
          </table:table-cell>
          <table:table-cell office:value-type="float" office:value="18.9221611022949" calcext:value-type="float">
            <text:p>18.9221611022949</text:p>
          </table:table-cell>
          <table:table-cell office:value-type="float" office:value="1203.72937011719" calcext:value-type="float">
            <text:p>1203.72937011719</text:p>
          </table:table-cell>
          <table:table-cell table:number-columns-repeated="2" office:value-type="float" office:value="0" calcext:value-type="float">
            <text:p>0</text:p>
          </table:table-cell>
          <table:table-cell office:value-type="float" office:value="0.0542855323484463" calcext:value-type="float">
            <text:p>0.054285532348446</text:p>
          </table:table-cell>
          <table:table-cell office:value-type="float" office:value="0" calcext:value-type="float">
            <text:p>0</text:p>
          </table:table-cell>
          <table:table-cell office:value-type="float" office:value="0.0615766683647478" calcext:value-type="float">
            <text:p>0.061576668364748</text:p>
          </table:table-cell>
          <table:table-cell office:value-type="float" office:value="0" calcext:value-type="float">
            <text:p>0</text:p>
          </table:table-cell>
          <table:table-cell office:value-type="float" office:value="0.153591441670912" calcext:value-type="float">
            <text:p>0.153591441670912</text:p>
          </table:table-cell>
          <table:table-cell office:value-type="float" office:value="0" calcext:value-type="float">
            <text:p>0</text:p>
          </table:table-cell>
          <table:table-cell office:value-type="float" office:value="0.730546357615894" calcext:value-type="float">
            <text:p>0.730546357615894</text:p>
          </table:table-cell>
          <table:table-cell office:value-type="float" office:value="0" calcext:value-type="float">
            <text:p>0</text:p>
          </table:table-cell>
          <table:table-cell office:value-type="float" office:value="0.00712074850987814" calcext:value-type="float">
            <text:p>0.007120748509878</text:p>
          </table:table-cell>
          <table:table-cell office:value-type="float" office:value="0.190700224623711" calcext:value-type="float">
            <text:p>0.190700224623711</text:p>
          </table:table-cell>
          <table:table-cell office:value-type="float" office:value="0" calcext:value-type="float">
            <text:p>0</text:p>
          </table:table-cell>
          <table:table-cell office:value-type="float" office:value="0.244878756256743" calcext:value-type="float">
            <text:p>0.244878756256743</text:p>
          </table:table-cell>
          <table:table-cell office:value-type="float" office:value="0" calcext:value-type="float">
            <text:p>0</text:p>
          </table:table-cell>
          <table:table-cell office:value-type="float" office:value="0.157508976104989" calcext:value-type="float">
            <text:p>0.157508976104989</text:p>
          </table:table-cell>
          <table:table-cell office:value-type="float" office:value="0.0237712021790269" calcext:value-type="float">
            <text:p>0.023771202179027</text:p>
          </table:table-cell>
          <table:table-cell office:value-type="float" office:value="0.376020092325651" calcext:value-type="float">
            <text:p>0.376020092325651</text:p>
          </table:table-cell>
          <table:table-cell office:value-type="float" office:value="0.0414114159527606" calcext:value-type="float">
            <text:p>0.041411415952761</text:p>
          </table:table-cell>
          <table:table-cell office:value-type="float" office:value="0.00507804105413128" calcext:value-type="float">
            <text:p>0.005078041054131</text:p>
          </table:table-cell>
          <table:table-cell office:value-type="float" office:value="0.219831775519102" calcext:value-type="float">
            <text:p>0.219831775519102</text:p>
          </table:table-cell>
          <table:table-cell office:value-type="float" office:value="0" calcext:value-type="float">
            <text:p>0</text:p>
          </table:table-cell>
          <table:table-cell office:value-type="float" office:value="0.274784634282879" calcext:value-type="float">
            <text:p>0.274784634282879</text:p>
          </table:table-cell>
          <table:table-cell office:value-type="float" office:value="0" calcext:value-type="float">
            <text:p>0</text:p>
          </table:table-cell>
          <table:table-cell office:value-type="float" office:value="0.200551668758197" calcext:value-type="float">
            <text:p>0.200551668758197</text:p>
          </table:table-cell>
          <table:table-cell office:value-type="float" office:value="0.0257333400545301" calcext:value-type="float">
            <text:p>0.02573334005453</text:p>
          </table:table-cell>
          <table:table-cell office:value-type="float" office:value="0.2326091243784" calcext:value-type="float">
            <text:p>0.2326091243784</text:p>
          </table:table-cell>
          <table:table-cell office:value-type="float" office:value="0.0701773958731035" calcext:value-type="float">
            <text:p>0.070177395873104</text:p>
          </table:table-cell>
          <table:table-cell office:value-type="float" office:value="0.0102029136822872" calcext:value-type="float">
            <text:p>0.010202913682287</text:p>
          </table:table-cell>
          <table:table-cell office:value-type="float" office:value="0.244265531512705" calcext:value-type="float">
            <text:p>0.244265531512705</text:p>
          </table:table-cell>
          <table:table-cell office:value-type="float" office:value="0" calcext:value-type="float">
            <text:p>0</text:p>
          </table:table-cell>
          <table:table-cell office:value-type="float" office:value="0.315632249900868" calcext:value-type="float">
            <text:p>0.315632249900868</text:p>
          </table:table-cell>
          <table:table-cell office:value-type="float" office:value="0" calcext:value-type="float">
            <text:p>0</text:p>
          </table:table-cell>
          <table:table-cell office:value-type="float" office:value="0.149747808370673" calcext:value-type="float">
            <text:p>0.149747808370673</text:p>
          </table:table-cell>
          <table:table-cell office:value-type="float" office:value="0.0374581336109121" calcext:value-type="float">
            <text:p>0.037458133610912</text:p>
          </table:table-cell>
          <table:table-cell office:value-type="float" office:value="0.172515967049451" calcext:value-type="float">
            <text:p>0.172515967049451</text:p>
          </table:table-cell>
          <table:table-cell office:value-type="float" office:value="0.118742669767514" calcext:value-type="float">
            <text:p>0.118742669767514</text:p>
          </table:table-cell>
          <table:table-cell office:value-type="float" office:value="0.0190344167053566" calcext:value-type="float">
            <text:p>0.019034416705357</text:p>
          </table:table-cell>
          <table:table-cell office:value-type="float" office:value="0.279953181905098" calcext:value-type="float">
            <text:p>0.279953181905098</text:p>
          </table:table-cell>
          <table:table-cell office:value-type="float" office:value="0.0000405089071402364" calcext:value-type="float">
            <text:p>4.05089071402364E-05</text:p>
          </table:table-cell>
          <table:table-cell office:value-type="float" office:value="0.288021973250144" calcext:value-type="float">
            <text:p>0.288021973250144</text:p>
          </table:table-cell>
          <table:table-cell office:value-type="float" office:value="0.0001444806647144" calcext:value-type="float">
            <text:p>0.000144480664714</text:p>
          </table:table-cell>
          <table:table-cell office:value-type="float" office:value="0.0968662369056945" calcext:value-type="float">
            <text:p>0.096866236905695</text:p>
          </table:table-cell>
          <table:table-cell office:value-type="float" office:value="0.0592684064872415" calcext:value-type="float">
            <text:p>0.059268406487242</text:p>
          </table:table-cell>
          <table:table-cell office:value-type="float" office:value="0.137928125407097" calcext:value-type="float">
            <text:p>0.137928125407097</text:p>
          </table:table-cell>
          <table:table-cell office:value-type="float" office:value="0.0667775503000231" calcext:value-type="float">
            <text:p>0.066777550300023</text:p>
          </table:table-cell>
          <table:table-cell office:value-type="float" office:value="0.0794872397606037" calcext:value-type="float">
            <text:p>0.079487239760604</text:p>
          </table:table-cell>
          <table:table-cell office:value-type="float" office:value="0.11806922840371" calcext:value-type="float">
            <text:p>0.11806922840371</text:p>
          </table:table-cell>
          <table:table-cell office:value-type="float" office:value="0.20440999166295" calcext:value-type="float">
            <text:p>0.20440999166295</text:p>
          </table:table-cell>
          <table:table-cell office:value-type="float" office:value="0.438272731858688" calcext:value-type="float">
            <text:p>0.438272731858688</text:p>
          </table:table-cell>
          <table:table-cell/>
        </table:table-row>
        <table:table-row table:style-name="ro1">
          <table:table-cell table:number-columns-repeated="4" office:value-type="float" office:value="0" calcext:value-type="float">
            <text:p>0</text:p>
          </table:table-cell>
          <table:table-cell office:value-type="float" office:value="2" calcext:value-type="float">
            <text:p>2</text:p>
          </table:table-cell>
          <table:table-cell table:number-columns-repeated="12" office:value-type="float" office:value="0" calcext:value-type="float">
            <text:p>0</text:p>
          </table:table-cell>
          <table:table-cell office:value-type="float" office:value="5" calcext:value-type="float">
            <text:p>5</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table:number-columns-repeated="15"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6</text:p>
          </table:table-cell>
          <table:table-cell office:value-type="string" calcext:value-type="string">
            <text:p>SolMau</text:p>
          </table:table-cell>
          <table:table-cell office:value-type="float" office:value="554.264099121094" calcext:value-type="float">
            <text:p>554.264099121094</text:p>
          </table:table-cell>
          <table:table-cell office:value-type="float" office:value="7672609.30202748" calcext:value-type="float">
            <text:p>7672609.30202748</text:p>
          </table:table-cell>
          <table:table-cell office:value-type="float" office:value="322553.49522759" calcext:value-type="float">
            <text:p>322553.49522759</text:p>
          </table:table-cell>
          <table:table-cell office:value-type="string" calcext:value-type="string">
            <text:p>AD</text:p>
          </table:table-cell>
          <table:table-cell office:value-type="float" office:value="20.7849979400635" calcext:value-type="float">
            <text:p>20.7849979400635</text:p>
          </table:table-cell>
          <table:table-cell office:value-type="float" office:value="965.724060058594" calcext:value-type="float">
            <text:p>965.724060058594</text:p>
          </table:table-cell>
          <table:table-cell office:value-type="float" office:value="0.16907058935906" calcext:value-type="float">
            <text:p>0.16907058935906</text:p>
          </table:table-cell>
          <table:table-cell office:value-type="float" office:value="0" calcext:value-type="float">
            <text:p>0</text:p>
          </table:table-cell>
          <table:table-cell office:value-type="float" office:value="0.320119718534085" calcext:value-type="float">
            <text:p>0.320119718534085</text:p>
          </table:table-cell>
          <table:table-cell office:value-type="float" office:value="0" calcext:value-type="float">
            <text:p>0</text:p>
          </table:table-cell>
          <table:table-cell office:value-type="float" office:value="0.0884516190658133" calcext:value-type="float">
            <text:p>0.088451619065813</text:p>
          </table:table-cell>
          <table:table-cell office:value-type="float" office:value="0" calcext:value-type="float">
            <text:p>0</text:p>
          </table:table-cell>
          <table:table-cell office:value-type="float" office:value="0.000509440570573439" calcext:value-type="float">
            <text:p>0.000509440570573</text:p>
          </table:table-cell>
          <table:table-cell office:value-type="float" office:value="0.401025249148279" calcext:value-type="float">
            <text:p>0.401025249148279</text:p>
          </table:table-cell>
          <table:table-cell office:value-type="float" office:value="0.0208233833221893" calcext:value-type="float">
            <text:p>0.020823383322189</text:p>
          </table:table-cell>
          <table:table-cell office:value-type="float" office:value="0.3212257993767" calcext:value-type="float">
            <text:p>0.3212257993767</text:p>
          </table:table-cell>
          <table:table-cell office:value-type="float" office:value="0" calcext:value-type="float">
            <text:p>0</text:p>
          </table:table-cell>
          <table:table-cell office:value-type="float" office:value="0.116269115529787" calcext:value-type="float">
            <text:p>0.116269115529787</text:p>
          </table:table-cell>
          <table:table-cell office:value-type="float" office:value="0" calcext:value-type="float">
            <text:p>0</text:p>
          </table:table-cell>
          <table:table-cell office:value-type="float" office:value="0.135944447785375" calcext:value-type="float">
            <text:p>0.135944447785375</text:p>
          </table:table-cell>
          <table:table-cell office:value-type="float" office:value="0.00180410274188242" calcext:value-type="float">
            <text:p>0.001804102741882</text:p>
          </table:table-cell>
          <table:table-cell office:value-type="float" office:value="0.0347165966839884" calcext:value-type="float">
            <text:p>0.034716596683988</text:p>
          </table:table-cell>
          <table:table-cell office:value-type="float" office:value="0.260215289593865" calcext:value-type="float">
            <text:p>0.260215289593865</text:p>
          </table:table-cell>
          <table:table-cell office:value-type="float" office:value="0.129824648288402" calcext:value-type="float">
            <text:p>0.129824648288402</text:p>
          </table:table-cell>
          <table:table-cell office:value-type="float" office:value="0.230643580818157" calcext:value-type="float">
            <text:p>0.230643580818157</text:p>
          </table:table-cell>
          <table:table-cell office:value-type="float" office:value="0.0422733511624287" calcext:value-type="float">
            <text:p>0.042273351162429</text:p>
          </table:table-cell>
          <table:table-cell office:value-type="float" office:value="0.113249246508469" calcext:value-type="float">
            <text:p>0.113249246508469</text:p>
          </table:table-cell>
          <table:table-cell office:value-type="float" office:value="0" calcext:value-type="float">
            <text:p>0</text:p>
          </table:table-cell>
          <table:table-cell office:value-type="float" office:value="0.136176791045832" calcext:value-type="float">
            <text:p>0.136176791045832</text:p>
          </table:table-cell>
          <table:table-cell office:value-type="float" office:value="0.000451033663030097" calcext:value-type="float">
            <text:p>0.00045103366303</text:p>
          </table:table-cell>
          <table:table-cell office:value-type="float" office:value="0.0448221335484145" calcext:value-type="float">
            <text:p>0.044822133548415</text:p>
          </table:table-cell>
          <table:table-cell office:value-type="float" office:value="0.123893640955979" calcext:value-type="float">
            <text:p>0.123893640955979</text:p>
          </table:table-cell>
          <table:table-cell office:value-type="float" office:value="0.308490222297689" calcext:value-type="float">
            <text:p>0.308490222297689</text:p>
          </table:table-cell>
          <table:table-cell office:value-type="float" office:value="0.204981077305581" calcext:value-type="float">
            <text:p>0.204981077305581</text:p>
          </table:table-cell>
          <table:table-cell office:value-type="float" office:value="0.0378369688114317" calcext:value-type="float">
            <text:p>0.037836968811432</text:p>
          </table:table-cell>
          <table:table-cell office:value-type="float" office:value="0.16649155642352" calcext:value-type="float">
            <text:p>0.16649155642352</text:p>
          </table:table-cell>
          <table:table-cell office:value-type="float" office:value="0" calcext:value-type="float">
            <text:p>0</text:p>
          </table:table-cell>
          <table:table-cell office:value-type="float" office:value="0.168118200335064" calcext:value-type="float">
            <text:p>0.168118200335064</text:p>
          </table:table-cell>
          <table:table-cell office:value-type="float" office:value="0.000134194175814894" calcext:value-type="float">
            <text:p>0.000134194175815</text:p>
          </table:table-cell>
          <table:table-cell office:value-type="float" office:value="0.0733347489503253" calcext:value-type="float">
            <text:p>0.073334748950325</text:p>
          </table:table-cell>
          <table:table-cell office:value-type="float" office:value="0.0880492718913459" calcext:value-type="float">
            <text:p>0.088049271891346</text:p>
          </table:table-cell>
          <table:table-cell office:value-type="float" office:value="0.261053982106917" calcext:value-type="float">
            <text:p>0.261053982106917</text:p>
          </table:table-cell>
          <table:table-cell office:value-type="float" office:value="0.143862107601037" calcext:value-type="float">
            <text:p>0.143862107601037</text:p>
          </table:table-cell>
          <table:table-cell office:value-type="float" office:value="0.0268159221910609" calcext:value-type="float">
            <text:p>0.026815922191061</text:p>
          </table:table-cell>
          <table:table-cell office:value-type="float" office:value="0.15969500610963" calcext:value-type="float">
            <text:p>0.15969500610963</text:p>
          </table:table-cell>
          <table:table-cell office:value-type="float" office:value="0" calcext:value-type="float">
            <text:p>0</text:p>
          </table:table-cell>
          <table:table-cell office:value-type="float" office:value="0.184276096970731" calcext:value-type="float">
            <text:p>0.184276096970731</text:p>
          </table:table-cell>
          <table:table-cell office:value-type="float" office:value="0.000388924119483214" calcext:value-type="float">
            <text:p>0.000388924119483</text:p>
          </table:table-cell>
          <table:table-cell office:value-type="float" office:value="0.114815726619304" calcext:value-type="float">
            <text:p>0.114815726619304</text:p>
          </table:table-cell>
          <table:table-cell office:value-type="float" office:value="0.0894616569379876" calcext:value-type="float">
            <text:p>0.089461656937988</text:p>
          </table:table-cell>
          <table:table-cell office:value-type="float" office:value="0.280684559450767" calcext:value-type="float">
            <text:p>0.280684559450767</text:p>
          </table:table-cell>
          <table:table-cell office:value-type="float" office:value="0.0917386771973504" calcext:value-type="float">
            <text:p>0.09173867719735</text:p>
          </table:table-cell>
          <table:table-cell office:value-type="float" office:value="0.0678374663750424" calcext:value-type="float">
            <text:p>0.067837466375042</text:p>
          </table:table-cell>
          <table:table-cell office:value-type="float" office:value="0.069185926635643" calcext:value-type="float">
            <text:p>0.069185926635643</text:p>
          </table:table-cell>
          <table:table-cell office:value-type="float" office:value="0.125503820333081" calcext:value-type="float">
            <text:p>0.125503820333081</text:p>
          </table:table-cell>
          <table:table-cell office:value-type="float" office:value="0.379054161170117" calcext:value-type="float">
            <text:p>0.379054161170117</text:p>
          </table:table-cell>
          <table:table-cell/>
        </table:table-row>
        <table:table-row table:style-name="ro1">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office:value-type="float" office:value="11" calcext:value-type="float">
            <text:p>11</text:p>
          </table:table-cell>
          <table:table-cell table:number-columns-repeated="33"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6</text:p>
          </table:table-cell>
          <table:table-cell office:value-type="string" calcext:value-type="string">
            <text:p>Ipo</text:p>
          </table:table-cell>
          <table:table-cell office:value-type="float" office:value="554.264099121094" calcext:value-type="float">
            <text:p>554.264099121094</text:p>
          </table:table-cell>
          <table:table-cell office:value-type="float" office:value="7672609.30202748" calcext:value-type="float">
            <text:p>7672609.30202748</text:p>
          </table:table-cell>
          <table:table-cell office:value-type="float" office:value="322553.49522759" calcext:value-type="float">
            <text:p>322553.49522759</text:p>
          </table:table-cell>
          <table:table-cell office:value-type="string" calcext:value-type="string">
            <text:p>AD</text:p>
          </table:table-cell>
          <table:table-cell office:value-type="float" office:value="20.7849979400635" calcext:value-type="float">
            <text:p>20.7849979400635</text:p>
          </table:table-cell>
          <table:table-cell office:value-type="float" office:value="965.724060058594" calcext:value-type="float">
            <text:p>965.724060058594</text:p>
          </table:table-cell>
          <table:table-cell office:value-type="float" office:value="0.16907058935906" calcext:value-type="float">
            <text:p>0.16907058935906</text:p>
          </table:table-cell>
          <table:table-cell office:value-type="float" office:value="0" calcext:value-type="float">
            <text:p>0</text:p>
          </table:table-cell>
          <table:table-cell office:value-type="float" office:value="0.320119718534085" calcext:value-type="float">
            <text:p>0.320119718534085</text:p>
          </table:table-cell>
          <table:table-cell office:value-type="float" office:value="0" calcext:value-type="float">
            <text:p>0</text:p>
          </table:table-cell>
          <table:table-cell office:value-type="float" office:value="0.0884516190658133" calcext:value-type="float">
            <text:p>0.088451619065813</text:p>
          </table:table-cell>
          <table:table-cell office:value-type="float" office:value="0" calcext:value-type="float">
            <text:p>0</text:p>
          </table:table-cell>
          <table:table-cell office:value-type="float" office:value="0.000509440570573439" calcext:value-type="float">
            <text:p>0.000509440570573</text:p>
          </table:table-cell>
          <table:table-cell office:value-type="float" office:value="0.401025249148279" calcext:value-type="float">
            <text:p>0.401025249148279</text:p>
          </table:table-cell>
          <table:table-cell office:value-type="float" office:value="0.0208233833221893" calcext:value-type="float">
            <text:p>0.020823383322189</text:p>
          </table:table-cell>
          <table:table-cell office:value-type="float" office:value="0.3212257993767" calcext:value-type="float">
            <text:p>0.3212257993767</text:p>
          </table:table-cell>
          <table:table-cell office:value-type="float" office:value="0" calcext:value-type="float">
            <text:p>0</text:p>
          </table:table-cell>
          <table:table-cell office:value-type="float" office:value="0.116269115529787" calcext:value-type="float">
            <text:p>0.116269115529787</text:p>
          </table:table-cell>
          <table:table-cell office:value-type="float" office:value="0" calcext:value-type="float">
            <text:p>0</text:p>
          </table:table-cell>
          <table:table-cell office:value-type="float" office:value="0.135944447785375" calcext:value-type="float">
            <text:p>0.135944447785375</text:p>
          </table:table-cell>
          <table:table-cell office:value-type="float" office:value="0.00180410274188242" calcext:value-type="float">
            <text:p>0.001804102741882</text:p>
          </table:table-cell>
          <table:table-cell office:value-type="float" office:value="0.0347165966839884" calcext:value-type="float">
            <text:p>0.034716596683988</text:p>
          </table:table-cell>
          <table:table-cell office:value-type="float" office:value="0.260215289593865" calcext:value-type="float">
            <text:p>0.260215289593865</text:p>
          </table:table-cell>
          <table:table-cell office:value-type="float" office:value="0.129824648288402" calcext:value-type="float">
            <text:p>0.129824648288402</text:p>
          </table:table-cell>
          <table:table-cell office:value-type="float" office:value="0.230643580818157" calcext:value-type="float">
            <text:p>0.230643580818157</text:p>
          </table:table-cell>
          <table:table-cell office:value-type="float" office:value="0.0422733511624287" calcext:value-type="float">
            <text:p>0.042273351162429</text:p>
          </table:table-cell>
          <table:table-cell office:value-type="float" office:value="0.113249246508469" calcext:value-type="float">
            <text:p>0.113249246508469</text:p>
          </table:table-cell>
          <table:table-cell office:value-type="float" office:value="0" calcext:value-type="float">
            <text:p>0</text:p>
          </table:table-cell>
          <table:table-cell office:value-type="float" office:value="0.136176791045832" calcext:value-type="float">
            <text:p>0.136176791045832</text:p>
          </table:table-cell>
          <table:table-cell office:value-type="float" office:value="0.000451033663030097" calcext:value-type="float">
            <text:p>0.00045103366303</text:p>
          </table:table-cell>
          <table:table-cell office:value-type="float" office:value="0.0448221335484145" calcext:value-type="float">
            <text:p>0.044822133548415</text:p>
          </table:table-cell>
          <table:table-cell office:value-type="float" office:value="0.123893640955979" calcext:value-type="float">
            <text:p>0.123893640955979</text:p>
          </table:table-cell>
          <table:table-cell office:value-type="float" office:value="0.308490222297689" calcext:value-type="float">
            <text:p>0.308490222297689</text:p>
          </table:table-cell>
          <table:table-cell office:value-type="float" office:value="0.204981077305581" calcext:value-type="float">
            <text:p>0.204981077305581</text:p>
          </table:table-cell>
          <table:table-cell office:value-type="float" office:value="0.0378369688114317" calcext:value-type="float">
            <text:p>0.037836968811432</text:p>
          </table:table-cell>
          <table:table-cell office:value-type="float" office:value="0.16649155642352" calcext:value-type="float">
            <text:p>0.16649155642352</text:p>
          </table:table-cell>
          <table:table-cell office:value-type="float" office:value="0" calcext:value-type="float">
            <text:p>0</text:p>
          </table:table-cell>
          <table:table-cell office:value-type="float" office:value="0.168118200335064" calcext:value-type="float">
            <text:p>0.168118200335064</text:p>
          </table:table-cell>
          <table:table-cell office:value-type="float" office:value="0.000134194175814894" calcext:value-type="float">
            <text:p>0.000134194175815</text:p>
          </table:table-cell>
          <table:table-cell office:value-type="float" office:value="0.0733347489503253" calcext:value-type="float">
            <text:p>0.073334748950325</text:p>
          </table:table-cell>
          <table:table-cell office:value-type="float" office:value="0.0880492718913459" calcext:value-type="float">
            <text:p>0.088049271891346</text:p>
          </table:table-cell>
          <table:table-cell office:value-type="float" office:value="0.261053982106917" calcext:value-type="float">
            <text:p>0.261053982106917</text:p>
          </table:table-cell>
          <table:table-cell office:value-type="float" office:value="0.143862107601037" calcext:value-type="float">
            <text:p>0.143862107601037</text:p>
          </table:table-cell>
          <table:table-cell office:value-type="float" office:value="0.0268159221910609" calcext:value-type="float">
            <text:p>0.026815922191061</text:p>
          </table:table-cell>
          <table:table-cell office:value-type="float" office:value="0.15969500610963" calcext:value-type="float">
            <text:p>0.15969500610963</text:p>
          </table:table-cell>
          <table:table-cell office:value-type="float" office:value="0" calcext:value-type="float">
            <text:p>0</text:p>
          </table:table-cell>
          <table:table-cell office:value-type="float" office:value="0.184276096970731" calcext:value-type="float">
            <text:p>0.184276096970731</text:p>
          </table:table-cell>
          <table:table-cell office:value-type="float" office:value="0.000388924119483214" calcext:value-type="float">
            <text:p>0.000388924119483</text:p>
          </table:table-cell>
          <table:table-cell office:value-type="float" office:value="0.114815726619304" calcext:value-type="float">
            <text:p>0.114815726619304</text:p>
          </table:table-cell>
          <table:table-cell office:value-type="float" office:value="0.0894616569379876" calcext:value-type="float">
            <text:p>0.089461656937988</text:p>
          </table:table-cell>
          <table:table-cell office:value-type="float" office:value="0.280684559450767" calcext:value-type="float">
            <text:p>0.280684559450767</text:p>
          </table:table-cell>
          <table:table-cell office:value-type="float" office:value="0.0917386771973504" calcext:value-type="float">
            <text:p>0.09173867719735</text:p>
          </table:table-cell>
          <table:table-cell office:value-type="float" office:value="0.0678374663750424" calcext:value-type="float">
            <text:p>0.067837466375042</text:p>
          </table:table-cell>
          <table:table-cell office:value-type="float" office:value="0.069185926635643" calcext:value-type="float">
            <text:p>0.069185926635643</text:p>
          </table:table-cell>
          <table:table-cell office:value-type="float" office:value="0.125503820333081" calcext:value-type="float">
            <text:p>0.125503820333081</text:p>
          </table:table-cell>
          <table:table-cell office:value-type="float" office:value="0.379054161170117" calcext:value-type="float">
            <text:p>0.379054161170117</text:p>
          </table:table-cell>
          <table:table-cell/>
        </table:table-row>
        <table:table-row table:style-name="ro1">
          <table:table-cell office:value-type="float" office:value="3" calcext:value-type="float">
            <text:p>3</text:p>
          </table:table-cell>
          <table:table-cell table:number-columns-repeated="23"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6</text:p>
          </table:table-cell>
          <table:table-cell office:value-type="string" calcext:value-type="string">
            <text:p>LanCam</text:p>
          </table:table-cell>
          <table:table-cell office:value-type="float" office:value="554.264099121094" calcext:value-type="float">
            <text:p>554.264099121094</text:p>
          </table:table-cell>
          <table:table-cell office:value-type="float" office:value="7672609.30202748" calcext:value-type="float">
            <text:p>7672609.30202748</text:p>
          </table:table-cell>
          <table:table-cell office:value-type="float" office:value="322553.49522759" calcext:value-type="float">
            <text:p>322553.49522759</text:p>
          </table:table-cell>
          <table:table-cell office:value-type="string" calcext:value-type="string">
            <text:p>AD</text:p>
          </table:table-cell>
          <table:table-cell office:value-type="float" office:value="20.7849979400635" calcext:value-type="float">
            <text:p>20.7849979400635</text:p>
          </table:table-cell>
          <table:table-cell office:value-type="float" office:value="965.724060058594" calcext:value-type="float">
            <text:p>965.724060058594</text:p>
          </table:table-cell>
          <table:table-cell office:value-type="float" office:value="0.16907058935906" calcext:value-type="float">
            <text:p>0.16907058935906</text:p>
          </table:table-cell>
          <table:table-cell office:value-type="float" office:value="0" calcext:value-type="float">
            <text:p>0</text:p>
          </table:table-cell>
          <table:table-cell office:value-type="float" office:value="0.320119718534085" calcext:value-type="float">
            <text:p>0.320119718534085</text:p>
          </table:table-cell>
          <table:table-cell office:value-type="float" office:value="0" calcext:value-type="float">
            <text:p>0</text:p>
          </table:table-cell>
          <table:table-cell office:value-type="float" office:value="0.0884516190658133" calcext:value-type="float">
            <text:p>0.088451619065813</text:p>
          </table:table-cell>
          <table:table-cell office:value-type="float" office:value="0" calcext:value-type="float">
            <text:p>0</text:p>
          </table:table-cell>
          <table:table-cell office:value-type="float" office:value="0.000509440570573439" calcext:value-type="float">
            <text:p>0.000509440570573</text:p>
          </table:table-cell>
          <table:table-cell office:value-type="float" office:value="0.401025249148279" calcext:value-type="float">
            <text:p>0.401025249148279</text:p>
          </table:table-cell>
          <table:table-cell office:value-type="float" office:value="0.0208233833221893" calcext:value-type="float">
            <text:p>0.020823383322189</text:p>
          </table:table-cell>
          <table:table-cell office:value-type="float" office:value="0.3212257993767" calcext:value-type="float">
            <text:p>0.3212257993767</text:p>
          </table:table-cell>
          <table:table-cell office:value-type="float" office:value="0" calcext:value-type="float">
            <text:p>0</text:p>
          </table:table-cell>
          <table:table-cell office:value-type="float" office:value="0.116269115529787" calcext:value-type="float">
            <text:p>0.116269115529787</text:p>
          </table:table-cell>
          <table:table-cell office:value-type="float" office:value="0" calcext:value-type="float">
            <text:p>0</text:p>
          </table:table-cell>
          <table:table-cell office:value-type="float" office:value="0.135944447785375" calcext:value-type="float">
            <text:p>0.135944447785375</text:p>
          </table:table-cell>
          <table:table-cell office:value-type="float" office:value="0.00180410274188242" calcext:value-type="float">
            <text:p>0.001804102741882</text:p>
          </table:table-cell>
          <table:table-cell office:value-type="float" office:value="0.0347165966839884" calcext:value-type="float">
            <text:p>0.034716596683988</text:p>
          </table:table-cell>
          <table:table-cell office:value-type="float" office:value="0.260215289593865" calcext:value-type="float">
            <text:p>0.260215289593865</text:p>
          </table:table-cell>
          <table:table-cell office:value-type="float" office:value="0.129824648288402" calcext:value-type="float">
            <text:p>0.129824648288402</text:p>
          </table:table-cell>
          <table:table-cell office:value-type="float" office:value="0.230643580818157" calcext:value-type="float">
            <text:p>0.230643580818157</text:p>
          </table:table-cell>
          <table:table-cell office:value-type="float" office:value="0.0422733511624287" calcext:value-type="float">
            <text:p>0.042273351162429</text:p>
          </table:table-cell>
          <table:table-cell office:value-type="float" office:value="0.113249246508469" calcext:value-type="float">
            <text:p>0.113249246508469</text:p>
          </table:table-cell>
          <table:table-cell office:value-type="float" office:value="0" calcext:value-type="float">
            <text:p>0</text:p>
          </table:table-cell>
          <table:table-cell office:value-type="float" office:value="0.136176791045832" calcext:value-type="float">
            <text:p>0.136176791045832</text:p>
          </table:table-cell>
          <table:table-cell office:value-type="float" office:value="0.000451033663030097" calcext:value-type="float">
            <text:p>0.00045103366303</text:p>
          </table:table-cell>
          <table:table-cell office:value-type="float" office:value="0.0448221335484145" calcext:value-type="float">
            <text:p>0.044822133548415</text:p>
          </table:table-cell>
          <table:table-cell office:value-type="float" office:value="0.123893640955979" calcext:value-type="float">
            <text:p>0.123893640955979</text:p>
          </table:table-cell>
          <table:table-cell office:value-type="float" office:value="0.308490222297689" calcext:value-type="float">
            <text:p>0.308490222297689</text:p>
          </table:table-cell>
          <table:table-cell office:value-type="float" office:value="0.204981077305581" calcext:value-type="float">
            <text:p>0.204981077305581</text:p>
          </table:table-cell>
          <table:table-cell office:value-type="float" office:value="0.0378369688114317" calcext:value-type="float">
            <text:p>0.037836968811432</text:p>
          </table:table-cell>
          <table:table-cell office:value-type="float" office:value="0.16649155642352" calcext:value-type="float">
            <text:p>0.16649155642352</text:p>
          </table:table-cell>
          <table:table-cell office:value-type="float" office:value="0" calcext:value-type="float">
            <text:p>0</text:p>
          </table:table-cell>
          <table:table-cell office:value-type="float" office:value="0.168118200335064" calcext:value-type="float">
            <text:p>0.168118200335064</text:p>
          </table:table-cell>
          <table:table-cell office:value-type="float" office:value="0.000134194175814894" calcext:value-type="float">
            <text:p>0.000134194175815</text:p>
          </table:table-cell>
          <table:table-cell office:value-type="float" office:value="0.0733347489503253" calcext:value-type="float">
            <text:p>0.073334748950325</text:p>
          </table:table-cell>
          <table:table-cell office:value-type="float" office:value="0.0880492718913459" calcext:value-type="float">
            <text:p>0.088049271891346</text:p>
          </table:table-cell>
          <table:table-cell office:value-type="float" office:value="0.261053982106917" calcext:value-type="float">
            <text:p>0.261053982106917</text:p>
          </table:table-cell>
          <table:table-cell office:value-type="float" office:value="0.143862107601037" calcext:value-type="float">
            <text:p>0.143862107601037</text:p>
          </table:table-cell>
          <table:table-cell office:value-type="float" office:value="0.0268159221910609" calcext:value-type="float">
            <text:p>0.026815922191061</text:p>
          </table:table-cell>
          <table:table-cell office:value-type="float" office:value="0.15969500610963" calcext:value-type="float">
            <text:p>0.15969500610963</text:p>
          </table:table-cell>
          <table:table-cell office:value-type="float" office:value="0" calcext:value-type="float">
            <text:p>0</text:p>
          </table:table-cell>
          <table:table-cell office:value-type="float" office:value="0.184276096970731" calcext:value-type="float">
            <text:p>0.184276096970731</text:p>
          </table:table-cell>
          <table:table-cell office:value-type="float" office:value="0.000388924119483214" calcext:value-type="float">
            <text:p>0.000388924119483</text:p>
          </table:table-cell>
          <table:table-cell office:value-type="float" office:value="0.114815726619304" calcext:value-type="float">
            <text:p>0.114815726619304</text:p>
          </table:table-cell>
          <table:table-cell office:value-type="float" office:value="0.0894616569379876" calcext:value-type="float">
            <text:p>0.089461656937988</text:p>
          </table:table-cell>
          <table:table-cell office:value-type="float" office:value="0.280684559450767" calcext:value-type="float">
            <text:p>0.280684559450767</text:p>
          </table:table-cell>
          <table:table-cell office:value-type="float" office:value="0.0917386771973504" calcext:value-type="float">
            <text:p>0.09173867719735</text:p>
          </table:table-cell>
          <table:table-cell office:value-type="float" office:value="0.0678374663750424" calcext:value-type="float">
            <text:p>0.067837466375042</text:p>
          </table:table-cell>
          <table:table-cell office:value-type="float" office:value="0.069185926635643" calcext:value-type="float">
            <text:p>0.069185926635643</text:p>
          </table:table-cell>
          <table:table-cell office:value-type="float" office:value="0.125503820333081" calcext:value-type="float">
            <text:p>0.125503820333081</text:p>
          </table:table-cell>
          <table:table-cell office:value-type="float" office:value="0.379054161170117" calcext:value-type="float">
            <text:p>0.379054161170117</text:p>
          </table:table-cell>
          <table:table-cell/>
        </table:table-row>
        <table:table-row table:style-name="ro1">
          <table:table-cell table:number-columns-repeated="26"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7</text:p>
          </table:table-cell>
          <table:table-cell office:value-type="string" calcext:value-type="string">
            <text:p>Other</text:p>
          </table:table-cell>
          <table:table-cell office:value-type="float" office:value="387.133453369141" calcext:value-type="float">
            <text:p>387.133453369141</text:p>
          </table:table-cell>
          <table:table-cell office:value-type="float" office:value="7673102.63939464" calcext:value-type="float">
            <text:p>7673102.63939464</text:p>
          </table:table-cell>
          <table:table-cell office:value-type="float" office:value="321450.701400558" calcext:value-type="float">
            <text:p>321450.701400558</text:p>
          </table:table-cell>
          <table:table-cell office:value-type="string" calcext:value-type="string">
            <text:p>AD</text:p>
          </table:table-cell>
          <table:table-cell office:value-type="float" office:value="21.6086654663086" calcext:value-type="float">
            <text:p>21.6086654663086</text:p>
          </table:table-cell>
          <table:table-cell office:value-type="float" office:value="857.195068359375" calcext:value-type="float">
            <text:p>857.195068359375</text:p>
          </table:table-cell>
          <table:table-cell office:value-type="float" office:value="0.351959754194925" calcext:value-type="float">
            <text:p>0.351959754194925</text:p>
          </table:table-cell>
          <table:table-cell office:value-type="float" office:value="0.0251217881364027" calcext:value-type="float">
            <text:p>0.025121788136403</text:p>
          </table:table-cell>
          <table:table-cell office:value-type="float" office:value="0.0724997611997325" calcext:value-type="float">
            <text:p>0.072499761199733</text:p>
          </table:table-cell>
          <table:table-cell office:value-type="float" office:value="0" calcext:value-type="float">
            <text:p>0</text:p>
          </table:table-cell>
          <table:table-cell office:value-type="float" office:value="0.158945458018913" calcext:value-type="float">
            <text:p>0.158945458018913</text:p>
          </table:table-cell>
          <table:table-cell office:value-type="float" office:value="0" calcext:value-type="float">
            <text:p>0</text:p>
          </table:table-cell>
          <table:table-cell office:value-type="float" office:value="0.00404368452892667" calcext:value-type="float">
            <text:p>0.004043684528927</text:p>
          </table:table-cell>
          <table:table-cell office:value-type="float" office:value="0.139714076479766" calcext:value-type="float">
            <text:p>0.139714076479766</text:p>
          </table:table-cell>
          <table:table-cell office:value-type="float" office:value="0.247715477441335" calcext:value-type="float">
            <text:p>0.247715477441335</text:p>
          </table:table-cell>
          <table:table-cell office:value-type="float" office:value="0.308637302620409" calcext:value-type="float">
            <text:p>0.308637302620409</text:p>
          </table:table-cell>
          <table:table-cell office:value-type="float" office:value="0.0870061972946969" calcext:value-type="float">
            <text:p>0.087006197294697</text:p>
          </table:table-cell>
          <table:table-cell office:value-type="float" office:value="0.148483926651197" calcext:value-type="float">
            <text:p>0.148483926651197</text:p>
          </table:table-cell>
          <table:table-cell office:value-type="float" office:value="0" calcext:value-type="float">
            <text:p>0</text:p>
          </table:table-cell>
          <table:table-cell office:value-type="float" office:value="0.183697436187673" calcext:value-type="float">
            <text:p>0.183697436187673</text:p>
          </table:table-cell>
          <table:table-cell office:value-type="float" office:value="0" calcext:value-type="float">
            <text:p>0</text:p>
          </table:table-cell>
          <table:table-cell office:value-type="float" office:value="0.0461082970173751" calcext:value-type="float">
            <text:p>0.046108297017375</text:p>
          </table:table-cell>
          <table:table-cell office:value-type="float" office:value="0.0672576263512366" calcext:value-type="float">
            <text:p>0.067257626351237</text:p>
          </table:table-cell>
          <table:table-cell office:value-type="float" office:value="0.158809213877412" calcext:value-type="float">
            <text:p>0.158809213877412</text:p>
          </table:table-cell>
          <table:table-cell office:value-type="float" office:value="0.280721039729172" calcext:value-type="float">
            <text:p>0.280721039729172</text:p>
          </table:table-cell>
          <table:table-cell office:value-type="float" office:value="0.0484843768240009" calcext:value-type="float">
            <text:p>0.048484376824001</text:p>
          </table:table-cell>
          <table:table-cell office:value-type="float" office:value="0.105261435712037" calcext:value-type="float">
            <text:p>0.105261435712037</text:p>
          </table:table-cell>
          <table:table-cell office:value-type="float" office:value="0" calcext:value-type="float">
            <text:p>0</text:p>
          </table:table-cell>
          <table:table-cell office:value-type="float" office:value="0.183919430894021" calcext:value-type="float">
            <text:p>0.183919430894021</text:p>
          </table:table-cell>
          <table:table-cell office:value-type="float" office:value="0" calcext:value-type="float">
            <text:p>0</text:p>
          </table:table-cell>
          <table:table-cell office:value-type="float" office:value="0.0823113032342963" calcext:value-type="float">
            <text:p>0.082311303234296</text:p>
          </table:table-cell>
          <table:table-cell office:value-type="float" office:value="0.0922913519804449" calcext:value-type="float">
            <text:p>0.092291351980445</text:p>
          </table:table-cell>
          <table:table-cell office:value-type="float" office:value="0.207011061626027" calcext:value-type="float">
            <text:p>0.207011061626027</text:p>
          </table:table-cell>
          <table:table-cell office:value-type="float" office:value="0.219812644817157" calcext:value-type="float">
            <text:p>0.219812644817157</text:p>
          </table:table-cell>
          <table:table-cell office:value-type="float" office:value="0.0410229544568294" calcext:value-type="float">
            <text:p>0.041022954456829</text:p>
          </table:table-cell>
          <table:table-cell office:value-type="float" office:value="0.0840853870640619" calcext:value-type="float">
            <text:p>0.084085387064062</text:p>
          </table:table-cell>
          <table:table-cell office:value-type="float" office:value="0" calcext:value-type="float">
            <text:p>0</text:p>
          </table:table-cell>
          <table:table-cell office:value-type="float" office:value="0.167876864039877" calcext:value-type="float">
            <text:p>0.167876864039877</text:p>
          </table:table-cell>
          <table:table-cell office:value-type="float" office:value="0" calcext:value-type="float">
            <text:p>0</text:p>
          </table:table-cell>
          <table:table-cell office:value-type="float" office:value="0.0708725893189338" calcext:value-type="float">
            <text:p>0.070872589318934</text:p>
          </table:table-cell>
          <table:table-cell office:value-type="float" office:value="0.116693356263758" calcext:value-type="float">
            <text:p>0.116693356263758</text:p>
          </table:table-cell>
          <table:table-cell office:value-type="float" office:value="0.299636204039382" calcext:value-type="float">
            <text:p>0.299636204039382</text:p>
          </table:table-cell>
          <table:table-cell office:value-type="float" office:value="0.104642806673689" calcext:value-type="float">
            <text:p>0.104642806673689</text:p>
          </table:table-cell>
          <table:table-cell office:value-type="float" office:value="0.0242547724502075" calcext:value-type="float">
            <text:p>0.024254772450208</text:p>
          </table:table-cell>
          <table:table-cell office:value-type="float" office:value="0.133214304335587" calcext:value-type="float">
            <text:p>0.133214304335587</text:p>
          </table:table-cell>
          <table:table-cell office:value-type="float" office:value="0" calcext:value-type="float">
            <text:p>0</text:p>
          </table:table-cell>
          <table:table-cell office:value-type="float" office:value="0.119091649236545" calcext:value-type="float">
            <text:p>0.119091649236545</text:p>
          </table:table-cell>
          <table:table-cell office:value-type="float" office:value="0.000562008379311069" calcext:value-type="float">
            <text:p>0.000562008379311</text:p>
          </table:table-cell>
          <table:table-cell office:value-type="float" office:value="0.196404868901923" calcext:value-type="float">
            <text:p>0.196404868901923</text:p>
          </table:table-cell>
          <table:table-cell office:value-type="float" office:value="0.0777431232812385" calcext:value-type="float">
            <text:p>0.077743123281239</text:p>
          </table:table-cell>
          <table:table-cell office:value-type="float" office:value="0.3440864667415" calcext:value-type="float">
            <text:p>0.3440864667415</text:p>
          </table:table-cell>
          <table:table-cell office:value-type="float" office:value="0.105643205129479" calcext:value-type="float">
            <text:p>0.105643205129479</text:p>
          </table:table-cell>
          <table:table-cell office:value-type="float" office:value="0.126796837708376" calcext:value-type="float">
            <text:p>0.126796837708376</text:p>
          </table:table-cell>
          <table:table-cell office:value-type="float" office:value="0.116430318718776" calcext:value-type="float">
            <text:p>0.116430318718776</text:p>
          </table:table-cell>
          <table:table-cell office:value-type="float" office:value="0.127653003950632" calcext:value-type="float">
            <text:p>0.127653003950632</text:p>
          </table:table-cell>
          <table:table-cell office:value-type="float" office:value="0.291497242023943" calcext:value-type="float">
            <text:p>0.291497242023943</text:p>
          </table:table-cell>
          <table:table-cell/>
        </table:table-row>
        <table:table-row table:style-name="ro1">
          <table:table-cell office:value-type="float" office:value="2" calcext:value-type="float">
            <text:p>2</text:p>
          </table:table-cell>
          <table:table-cell table:number-columns-repeated="40"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7</text:p>
          </table:table-cell>
          <table:table-cell office:value-type="string" calcext:value-type="string">
            <text:p>LanCam</text:p>
          </table:table-cell>
          <table:table-cell office:value-type="float" office:value="387.133453369141" calcext:value-type="float">
            <text:p>387.133453369141</text:p>
          </table:table-cell>
          <table:table-cell office:value-type="float" office:value="7673102.63939464" calcext:value-type="float">
            <text:p>7673102.63939464</text:p>
          </table:table-cell>
          <table:table-cell office:value-type="float" office:value="321450.701400558" calcext:value-type="float">
            <text:p>321450.701400558</text:p>
          </table:table-cell>
          <table:table-cell office:value-type="string" calcext:value-type="string">
            <text:p>AD</text:p>
          </table:table-cell>
          <table:table-cell office:value-type="float" office:value="21.6086654663086" calcext:value-type="float">
            <text:p>21.6086654663086</text:p>
          </table:table-cell>
          <table:table-cell office:value-type="float" office:value="857.195068359375" calcext:value-type="float">
            <text:p>857.195068359375</text:p>
          </table:table-cell>
          <table:table-cell office:value-type="float" office:value="0.351959754194925" calcext:value-type="float">
            <text:p>0.351959754194925</text:p>
          </table:table-cell>
          <table:table-cell office:value-type="float" office:value="0.0251217881364027" calcext:value-type="float">
            <text:p>0.025121788136403</text:p>
          </table:table-cell>
          <table:table-cell office:value-type="float" office:value="0.0724997611997325" calcext:value-type="float">
            <text:p>0.072499761199733</text:p>
          </table:table-cell>
          <table:table-cell office:value-type="float" office:value="0" calcext:value-type="float">
            <text:p>0</text:p>
          </table:table-cell>
          <table:table-cell office:value-type="float" office:value="0.158945458018913" calcext:value-type="float">
            <text:p>0.158945458018913</text:p>
          </table:table-cell>
          <table:table-cell office:value-type="float" office:value="0" calcext:value-type="float">
            <text:p>0</text:p>
          </table:table-cell>
          <table:table-cell office:value-type="float" office:value="0.00404368452892667" calcext:value-type="float">
            <text:p>0.004043684528927</text:p>
          </table:table-cell>
          <table:table-cell office:value-type="float" office:value="0.139714076479766" calcext:value-type="float">
            <text:p>0.139714076479766</text:p>
          </table:table-cell>
          <table:table-cell office:value-type="float" office:value="0.247715477441335" calcext:value-type="float">
            <text:p>0.247715477441335</text:p>
          </table:table-cell>
          <table:table-cell office:value-type="float" office:value="0.308637302620409" calcext:value-type="float">
            <text:p>0.308637302620409</text:p>
          </table:table-cell>
          <table:table-cell office:value-type="float" office:value="0.0870061972946969" calcext:value-type="float">
            <text:p>0.087006197294697</text:p>
          </table:table-cell>
          <table:table-cell office:value-type="float" office:value="0.148483926651197" calcext:value-type="float">
            <text:p>0.148483926651197</text:p>
          </table:table-cell>
          <table:table-cell office:value-type="float" office:value="0" calcext:value-type="float">
            <text:p>0</text:p>
          </table:table-cell>
          <table:table-cell office:value-type="float" office:value="0.183697436187673" calcext:value-type="float">
            <text:p>0.183697436187673</text:p>
          </table:table-cell>
          <table:table-cell office:value-type="float" office:value="0" calcext:value-type="float">
            <text:p>0</text:p>
          </table:table-cell>
          <table:table-cell office:value-type="float" office:value="0.0461082970173751" calcext:value-type="float">
            <text:p>0.046108297017375</text:p>
          </table:table-cell>
          <table:table-cell office:value-type="float" office:value="0.0672576263512366" calcext:value-type="float">
            <text:p>0.067257626351237</text:p>
          </table:table-cell>
          <table:table-cell office:value-type="float" office:value="0.158809213877412" calcext:value-type="float">
            <text:p>0.158809213877412</text:p>
          </table:table-cell>
          <table:table-cell office:value-type="float" office:value="0.280721039729172" calcext:value-type="float">
            <text:p>0.280721039729172</text:p>
          </table:table-cell>
          <table:table-cell office:value-type="float" office:value="0.0484843768240009" calcext:value-type="float">
            <text:p>0.048484376824001</text:p>
          </table:table-cell>
          <table:table-cell office:value-type="float" office:value="0.105261435712037" calcext:value-type="float">
            <text:p>0.105261435712037</text:p>
          </table:table-cell>
          <table:table-cell office:value-type="float" office:value="0" calcext:value-type="float">
            <text:p>0</text:p>
          </table:table-cell>
          <table:table-cell office:value-type="float" office:value="0.183919430894021" calcext:value-type="float">
            <text:p>0.183919430894021</text:p>
          </table:table-cell>
          <table:table-cell office:value-type="float" office:value="0" calcext:value-type="float">
            <text:p>0</text:p>
          </table:table-cell>
          <table:table-cell office:value-type="float" office:value="0.0823113032342963" calcext:value-type="float">
            <text:p>0.082311303234296</text:p>
          </table:table-cell>
          <table:table-cell office:value-type="float" office:value="0.0922913519804449" calcext:value-type="float">
            <text:p>0.092291351980445</text:p>
          </table:table-cell>
          <table:table-cell office:value-type="float" office:value="0.207011061626027" calcext:value-type="float">
            <text:p>0.207011061626027</text:p>
          </table:table-cell>
          <table:table-cell office:value-type="float" office:value="0.219812644817157" calcext:value-type="float">
            <text:p>0.219812644817157</text:p>
          </table:table-cell>
          <table:table-cell office:value-type="float" office:value="0.0410229544568294" calcext:value-type="float">
            <text:p>0.041022954456829</text:p>
          </table:table-cell>
          <table:table-cell office:value-type="float" office:value="0.0840853870640619" calcext:value-type="float">
            <text:p>0.084085387064062</text:p>
          </table:table-cell>
          <table:table-cell office:value-type="float" office:value="0" calcext:value-type="float">
            <text:p>0</text:p>
          </table:table-cell>
          <table:table-cell office:value-type="float" office:value="0.167876864039877" calcext:value-type="float">
            <text:p>0.167876864039877</text:p>
          </table:table-cell>
          <table:table-cell office:value-type="float" office:value="0" calcext:value-type="float">
            <text:p>0</text:p>
          </table:table-cell>
          <table:table-cell office:value-type="float" office:value="0.0708725893189338" calcext:value-type="float">
            <text:p>0.070872589318934</text:p>
          </table:table-cell>
          <table:table-cell office:value-type="float" office:value="0.116693356263758" calcext:value-type="float">
            <text:p>0.116693356263758</text:p>
          </table:table-cell>
          <table:table-cell office:value-type="float" office:value="0.299636204039382" calcext:value-type="float">
            <text:p>0.299636204039382</text:p>
          </table:table-cell>
          <table:table-cell office:value-type="float" office:value="0.104642806673689" calcext:value-type="float">
            <text:p>0.104642806673689</text:p>
          </table:table-cell>
          <table:table-cell office:value-type="float" office:value="0.0242547724502075" calcext:value-type="float">
            <text:p>0.024254772450208</text:p>
          </table:table-cell>
          <table:table-cell office:value-type="float" office:value="0.133214304335587" calcext:value-type="float">
            <text:p>0.133214304335587</text:p>
          </table:table-cell>
          <table:table-cell office:value-type="float" office:value="0" calcext:value-type="float">
            <text:p>0</text:p>
          </table:table-cell>
          <table:table-cell office:value-type="float" office:value="0.119091649236545" calcext:value-type="float">
            <text:p>0.119091649236545</text:p>
          </table:table-cell>
          <table:table-cell office:value-type="float" office:value="0.000562008379311069" calcext:value-type="float">
            <text:p>0.000562008379311</text:p>
          </table:table-cell>
          <table:table-cell office:value-type="float" office:value="0.196404868901923" calcext:value-type="float">
            <text:p>0.196404868901923</text:p>
          </table:table-cell>
          <table:table-cell office:value-type="float" office:value="0.0777431232812385" calcext:value-type="float">
            <text:p>0.077743123281239</text:p>
          </table:table-cell>
          <table:table-cell office:value-type="float" office:value="0.3440864667415" calcext:value-type="float">
            <text:p>0.3440864667415</text:p>
          </table:table-cell>
          <table:table-cell office:value-type="float" office:value="0.105643205129479" calcext:value-type="float">
            <text:p>0.105643205129479</text:p>
          </table:table-cell>
          <table:table-cell office:value-type="float" office:value="0.126796837708376" calcext:value-type="float">
            <text:p>0.126796837708376</text:p>
          </table:table-cell>
          <table:table-cell office:value-type="float" office:value="0.116430318718776" calcext:value-type="float">
            <text:p>0.116430318718776</text:p>
          </table:table-cell>
          <table:table-cell office:value-type="float" office:value="0.127653003950632" calcext:value-type="float">
            <text:p>0.127653003950632</text:p>
          </table:table-cell>
          <table:table-cell office:value-type="float" office:value="0.291497242023943" calcext:value-type="float">
            <text:p>0.291497242023943</text:p>
          </table:table-cell>
          <table:table-cell/>
        </table:table-row>
        <table:table-row table:style-name="ro1">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9</text:p>
          </table:table-cell>
          <table:table-cell office:value-type="string" calcext:value-type="string">
            <text:p>SolMau</text:p>
          </table:table-cell>
          <table:table-cell office:value-type="float" office:value="12.2855682373047" calcext:value-type="float">
            <text:p>12.2855682373047</text:p>
          </table:table-cell>
          <table:table-cell office:value-type="float" office:value="7677617.25665319" calcext:value-type="float">
            <text:p>7677617.25665319</text:p>
          </table:table-cell>
          <table:table-cell office:value-type="float" office:value="324289.404445153" calcext:value-type="float">
            <text:p>324289.404445153</text:p>
          </table:table-cell>
          <table:table-cell office:value-type="string" calcext:value-type="string">
            <text:p>AD</text:p>
          </table:table-cell>
          <table:table-cell office:value-type="float" office:value="23.4722728729248" calcext:value-type="float">
            <text:p>23.4722728729248</text:p>
          </table:table-cell>
          <table:table-cell office:value-type="float" office:value="841.058044433594" calcext:value-type="float">
            <text:p>841.058044433594</text:p>
          </table:table-cell>
          <table:table-cell table:number-columns-repeated="2" office:value-type="float" office:value="0" calcext:value-type="float">
            <text:p>0</text:p>
          </table:table-cell>
          <table:table-cell office:value-type="float" office:value="0.213971852512259" calcext:value-type="float">
            <text:p>0.213971852512259</text:p>
          </table:table-cell>
          <table:table-cell office:value-type="float" office:value="0" calcext:value-type="float">
            <text:p>0</text:p>
          </table:table-cell>
          <table:table-cell office:value-type="float" office:value="0.231420747627842" calcext:value-type="float">
            <text:p>0.231420747627842</text:p>
          </table:table-cell>
          <table:table-cell office:value-type="float" office:value="0" calcext:value-type="float">
            <text:p>0</text:p>
          </table:table-cell>
          <table:table-cell office:value-type="float" office:value="0.0997898490734255" calcext:value-type="float">
            <text:p>0.099789849073426</text:p>
          </table:table-cell>
          <table:table-cell office:value-type="float" office:value="0.0715786792332675" calcext:value-type="float">
            <text:p>0.071578679233268</text:p>
          </table:table-cell>
          <table:table-cell office:value-type="float" office:value="0.383238871553206" calcext:value-type="float">
            <text:p>0.383238871553206</text:p>
          </table:table-cell>
          <table:table-cell office:value-type="float" office:value="0.00305274924300308" calcext:value-type="float">
            <text:p>0.003052749243003</text:p>
          </table:table-cell>
          <table:table-cell office:value-type="float" office:value="0.00373899878314515" calcext:value-type="float">
            <text:p>0.003738998783145</text:p>
          </table:table-cell>
          <table:table-cell office:value-type="float" office:value="0.224654752808671" calcext:value-type="float">
            <text:p>0.224654752808671</text:p>
          </table:table-cell>
          <table:table-cell office:value-type="float" office:value="0" calcext:value-type="float">
            <text:p>0</text:p>
          </table:table-cell>
          <table:table-cell office:value-type="float" office:value="0.167869372046297" calcext:value-type="float">
            <text:p>0.167869372046297</text:p>
          </table:table-cell>
          <table:table-cell office:value-type="float" office:value="0" calcext:value-type="float">
            <text:p>0</text:p>
          </table:table-cell>
          <table:table-cell office:value-type="float" office:value="0.206957296884286" calcext:value-type="float">
            <text:p>0.206957296884286</text:p>
          </table:table-cell>
          <table:table-cell office:value-type="float" office:value="0.183501004612729" calcext:value-type="float">
            <text:p>0.183501004612729</text:p>
          </table:table-cell>
          <table:table-cell office:value-type="float" office:value="0.210225825621869" calcext:value-type="float">
            <text:p>0.210225825621869</text:p>
          </table:table-cell>
          <table:table-cell office:value-type="float" office:value="0.0230830320567697" calcext:value-type="float">
            <text:p>0.02308303205677</text:p>
          </table:table-cell>
          <table:table-cell office:value-type="float" office:value="0.00780548028554651" calcext:value-type="float">
            <text:p>0.007805480285547</text:p>
          </table:table-cell>
          <table:table-cell office:value-type="float" office:value="0.270842914045973" calcext:value-type="float">
            <text:p>0.270842914045973</text:p>
          </table:table-cell>
          <table:table-cell office:value-type="float" office:value="0" calcext:value-type="float">
            <text:p>0</text:p>
          </table:table-cell>
          <table:table-cell office:value-type="float" office:value="0.169805013336352" calcext:value-type="float">
            <text:p>0.169805013336352</text:p>
          </table:table-cell>
          <table:table-cell office:value-type="float" office:value="0" calcext:value-type="float">
            <text:p>0</text:p>
          </table:table-cell>
          <table:table-cell office:value-type="float" office:value="0.298583056819227" calcext:value-type="float">
            <text:p>0.298583056819227</text:p>
          </table:table-cell>
          <table:table-cell office:value-type="float" office:value="0.143420615099439" calcext:value-type="float">
            <text:p>0.143420615099439</text:p>
          </table:table-cell>
          <table:table-cell office:value-type="float" office:value="0.0864598883566926" calcext:value-type="float">
            <text:p>0.086459888356693</text:p>
          </table:table-cell>
          <table:table-cell office:value-type="float" office:value="0.100149824126368" calcext:value-type="float">
            <text:p>0.100149824126368</text:p>
          </table:table-cell>
          <table:table-cell office:value-type="float" office:value="0.00720624051429618" calcext:value-type="float">
            <text:p>0.007206240514296</text:p>
          </table:table-cell>
          <table:table-cell office:value-type="float" office:value="0.317491637845564" calcext:value-type="float">
            <text:p>0.317491637845564</text:p>
          </table:table-cell>
          <table:table-cell office:value-type="float" office:value="0" calcext:value-type="float">
            <text:p>0</text:p>
          </table:table-cell>
          <table:table-cell office:value-type="float" office:value="0.0900991880974283" calcext:value-type="float">
            <text:p>0.090099188097428</text:p>
          </table:table-cell>
          <table:table-cell office:value-type="float" office:value="0.000444946606407231" calcext:value-type="float">
            <text:p>0.000444946606407</text:p>
          </table:table-cell>
          <table:table-cell office:value-type="float" office:value="0.325073622744218" calcext:value-type="float">
            <text:p>0.325073622744218</text:p>
          </table:table-cell>
          <table:table-cell office:value-type="float" office:value="0.0793525829532035" calcext:value-type="float">
            <text:p>0.079352582953204</text:p>
          </table:table-cell>
          <table:table-cell office:value-type="float" office:value="0.0801819571125149" calcext:value-type="float">
            <text:p>0.080181957112515</text:p>
          </table:table-cell>
          <table:table-cell office:value-type="float" office:value="0.114955432234234" calcext:value-type="float">
            <text:p>0.114955432234234</text:p>
          </table:table-cell>
          <table:table-cell office:value-type="float" office:value="0.0111187448031726" calcext:value-type="float">
            <text:p>0.011118744803173</text:p>
          </table:table-cell>
          <table:table-cell office:value-type="float" office:value="0.195008907044147" calcext:value-type="float">
            <text:p>0.195008907044147</text:p>
          </table:table-cell>
          <table:table-cell office:value-type="float" office:value="0" calcext:value-type="float">
            <text:p>0</text:p>
          </table:table-cell>
          <table:table-cell office:value-type="float" office:value="0.0674126519545849" calcext:value-type="float">
            <text:p>0.067412651954585</text:p>
          </table:table-cell>
          <table:table-cell office:value-type="float" office:value="0.0204233364888732" calcext:value-type="float">
            <text:p>0.020423336488873</text:p>
          </table:table-cell>
          <table:table-cell office:value-type="float" office:value="0.236556526969438" calcext:value-type="float">
            <text:p>0.236556526969438</text:p>
          </table:table-cell>
          <table:table-cell office:value-type="float" office:value="0.0608469572486456" calcext:value-type="float">
            <text:p>0.060846957248646</text:p>
          </table:table-cell>
          <table:table-cell office:value-type="float" office:value="0.293677443256905" calcext:value-type="float">
            <text:p>0.293677443256905</text:p>
          </table:table-cell>
          <table:table-cell office:value-type="float" office:value="0.126772621614478" calcext:value-type="float">
            <text:p>0.126772621614478</text:p>
          </table:table-cell>
          <table:table-cell office:value-type="float" office:value="0.0865852022885835" calcext:value-type="float">
            <text:p>0.086585202288584</text:p>
          </table:table-cell>
          <table:table-cell office:value-type="float" office:value="0.0669790130642357" calcext:value-type="float">
            <text:p>0.066979013064236</text:p>
          </table:table-cell>
          <table:table-cell office:value-type="float" office:value="0.0562679874699878" calcext:value-type="float">
            <text:p>0.056267987469988</text:p>
          </table:table-cell>
          <table:table-cell office:value-type="float" office:value="0.0927612094348751" calcext:value-type="float">
            <text:p>0.092761209434875</text:p>
          </table:table-cell>
          <table:table-cell/>
        </table:table-row>
        <table:table-row table:style-name="ro1">
          <table:table-cell office:value-type="float" office:value="7" calcext:value-type="float">
            <text:p>7</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26" office:value-type="float" office:value="0" calcext:value-type="float">
            <text:p>0</text:p>
          </table:table-cell>
          <table:table-cell office:value-type="string" calcext:value-type="string">
            <text:p>22/06/17</text:p>
          </table:table-cell>
          <table:table-cell office:value-type="string" calcext:value-type="string">
            <text:p>win</text:p>
          </table:table-cell>
          <table:table-cell office:value-type="string" calcext:value-type="string">
            <text:p>trans4</text:p>
          </table:table-cell>
          <table:table-cell office:value-type="string" calcext:value-type="string">
            <text:p>site9</text:p>
          </table:table-cell>
          <table:table-cell office:value-type="string" calcext:value-type="string">
            <text:p>Other</text:p>
          </table:table-cell>
          <table:table-cell office:value-type="float" office:value="12.2855682373047" calcext:value-type="float">
            <text:p>12.2855682373047</text:p>
          </table:table-cell>
          <table:table-cell office:value-type="float" office:value="7677617.25665319" calcext:value-type="float">
            <text:p>7677617.25665319</text:p>
          </table:table-cell>
          <table:table-cell office:value-type="float" office:value="324289.404445153" calcext:value-type="float">
            <text:p>324289.404445153</text:p>
          </table:table-cell>
          <table:table-cell office:value-type="string" calcext:value-type="string">
            <text:p>AD</text:p>
          </table:table-cell>
          <table:table-cell office:value-type="float" office:value="23.4722728729248" calcext:value-type="float">
            <text:p>23.4722728729248</text:p>
          </table:table-cell>
          <table:table-cell office:value-type="float" office:value="841.058044433594" calcext:value-type="float">
            <text:p>841.058044433594</text:p>
          </table:table-cell>
          <table:table-cell table:number-columns-repeated="2" office:value-type="float" office:value="0" calcext:value-type="float">
            <text:p>0</text:p>
          </table:table-cell>
          <table:table-cell office:value-type="float" office:value="0.213971852512259" calcext:value-type="float">
            <text:p>0.213971852512259</text:p>
          </table:table-cell>
          <table:table-cell office:value-type="float" office:value="0" calcext:value-type="float">
            <text:p>0</text:p>
          </table:table-cell>
          <table:table-cell office:value-type="float" office:value="0.231420747627842" calcext:value-type="float">
            <text:p>0.231420747627842</text:p>
          </table:table-cell>
          <table:table-cell office:value-type="float" office:value="0" calcext:value-type="float">
            <text:p>0</text:p>
          </table:table-cell>
          <table:table-cell office:value-type="float" office:value="0.0997898490734255" calcext:value-type="float">
            <text:p>0.099789849073426</text:p>
          </table:table-cell>
          <table:table-cell office:value-type="float" office:value="0.0715786792332675" calcext:value-type="float">
            <text:p>0.071578679233268</text:p>
          </table:table-cell>
          <table:table-cell office:value-type="float" office:value="0.383238871553206" calcext:value-type="float">
            <text:p>0.383238871553206</text:p>
          </table:table-cell>
          <table:table-cell office:value-type="float" office:value="0.00305274924300308" calcext:value-type="float">
            <text:p>0.003052749243003</text:p>
          </table:table-cell>
          <table:table-cell office:value-type="float" office:value="0.00373899878314515" calcext:value-type="float">
            <text:p>0.003738998783145</text:p>
          </table:table-cell>
          <table:table-cell office:value-type="float" office:value="0.224654752808671" calcext:value-type="float">
            <text:p>0.224654752808671</text:p>
          </table:table-cell>
          <table:table-cell office:value-type="float" office:value="0" calcext:value-type="float">
            <text:p>0</text:p>
          </table:table-cell>
          <table:table-cell office:value-type="float" office:value="0.167869372046297" calcext:value-type="float">
            <text:p>0.167869372046297</text:p>
          </table:table-cell>
          <table:table-cell office:value-type="float" office:value="0" calcext:value-type="float">
            <text:p>0</text:p>
          </table:table-cell>
          <table:table-cell office:value-type="float" office:value="0.206957296884286" calcext:value-type="float">
            <text:p>0.206957296884286</text:p>
          </table:table-cell>
          <table:table-cell office:value-type="float" office:value="0.183501004612729" calcext:value-type="float">
            <text:p>0.183501004612729</text:p>
          </table:table-cell>
          <table:table-cell office:value-type="float" office:value="0.210225825621869" calcext:value-type="float">
            <text:p>0.210225825621869</text:p>
          </table:table-cell>
          <table:table-cell office:value-type="float" office:value="0.0230830320567697" calcext:value-type="float">
            <text:p>0.02308303205677</text:p>
          </table:table-cell>
          <table:table-cell office:value-type="float" office:value="0.00780548028554651" calcext:value-type="float">
            <text:p>0.007805480285547</text:p>
          </table:table-cell>
          <table:table-cell office:value-type="float" office:value="0.270842914045973" calcext:value-type="float">
            <text:p>0.270842914045973</text:p>
          </table:table-cell>
          <table:table-cell office:value-type="float" office:value="0" calcext:value-type="float">
            <text:p>0</text:p>
          </table:table-cell>
          <table:table-cell office:value-type="float" office:value="0.169805013336352" calcext:value-type="float">
            <text:p>0.169805013336352</text:p>
          </table:table-cell>
          <table:table-cell office:value-type="float" office:value="0" calcext:value-type="float">
            <text:p>0</text:p>
          </table:table-cell>
          <table:table-cell office:value-type="float" office:value="0.298583056819227" calcext:value-type="float">
            <text:p>0.298583056819227</text:p>
          </table:table-cell>
          <table:table-cell office:value-type="float" office:value="0.143420615099439" calcext:value-type="float">
            <text:p>0.143420615099439</text:p>
          </table:table-cell>
          <table:table-cell office:value-type="float" office:value="0.0864598883566926" calcext:value-type="float">
            <text:p>0.086459888356693</text:p>
          </table:table-cell>
          <table:table-cell office:value-type="float" office:value="0.100149824126368" calcext:value-type="float">
            <text:p>0.100149824126368</text:p>
          </table:table-cell>
          <table:table-cell office:value-type="float" office:value="0.00720624051429618" calcext:value-type="float">
            <text:p>0.007206240514296</text:p>
          </table:table-cell>
          <table:table-cell office:value-type="float" office:value="0.317491637845564" calcext:value-type="float">
            <text:p>0.317491637845564</text:p>
          </table:table-cell>
          <table:table-cell office:value-type="float" office:value="0" calcext:value-type="float">
            <text:p>0</text:p>
          </table:table-cell>
          <table:table-cell office:value-type="float" office:value="0.0900991880974283" calcext:value-type="float">
            <text:p>0.090099188097428</text:p>
          </table:table-cell>
          <table:table-cell office:value-type="float" office:value="0.000444946606407231" calcext:value-type="float">
            <text:p>0.000444946606407</text:p>
          </table:table-cell>
          <table:table-cell office:value-type="float" office:value="0.325073622744218" calcext:value-type="float">
            <text:p>0.325073622744218</text:p>
          </table:table-cell>
          <table:table-cell office:value-type="float" office:value="0.0793525829532035" calcext:value-type="float">
            <text:p>0.079352582953204</text:p>
          </table:table-cell>
          <table:table-cell office:value-type="float" office:value="0.0801819571125149" calcext:value-type="float">
            <text:p>0.080181957112515</text:p>
          </table:table-cell>
          <table:table-cell office:value-type="float" office:value="0.114955432234234" calcext:value-type="float">
            <text:p>0.114955432234234</text:p>
          </table:table-cell>
          <table:table-cell office:value-type="float" office:value="0.0111187448031726" calcext:value-type="float">
            <text:p>0.011118744803173</text:p>
          </table:table-cell>
          <table:table-cell office:value-type="float" office:value="0.195008907044147" calcext:value-type="float">
            <text:p>0.195008907044147</text:p>
          </table:table-cell>
          <table:table-cell office:value-type="float" office:value="0" calcext:value-type="float">
            <text:p>0</text:p>
          </table:table-cell>
          <table:table-cell office:value-type="float" office:value="0.0674126519545849" calcext:value-type="float">
            <text:p>0.067412651954585</text:p>
          </table:table-cell>
          <table:table-cell office:value-type="float" office:value="0.0204233364888732" calcext:value-type="float">
            <text:p>0.020423336488873</text:p>
          </table:table-cell>
          <table:table-cell office:value-type="float" office:value="0.236556526969438" calcext:value-type="float">
            <text:p>0.236556526969438</text:p>
          </table:table-cell>
          <table:table-cell office:value-type="float" office:value="0.0608469572486456" calcext:value-type="float">
            <text:p>0.060846957248646</text:p>
          </table:table-cell>
          <table:table-cell office:value-type="float" office:value="0.293677443256905" calcext:value-type="float">
            <text:p>0.293677443256905</text:p>
          </table:table-cell>
          <table:table-cell office:value-type="float" office:value="0.126772621614478" calcext:value-type="float">
            <text:p>0.126772621614478</text:p>
          </table:table-cell>
          <table:table-cell office:value-type="float" office:value="0.0865852022885835" calcext:value-type="float">
            <text:p>0.086585202288584</text:p>
          </table:table-cell>
          <table:table-cell office:value-type="float" office:value="0.0669790130642357" calcext:value-type="float">
            <text:p>0.066979013064236</text:p>
          </table:table-cell>
          <table:table-cell office:value-type="float" office:value="0.0562679874699878" calcext:value-type="float">
            <text:p>0.056267987469988</text:p>
          </table:table-cell>
          <table:table-cell office:value-type="float" office:value="0.0927612094348751" calcext:value-type="float">
            <text:p>0.092761209434875</text:p>
          </table:table-cell>
          <table:table-cell/>
        </table:table-row>
        <table:table-row table:style-name="ro1">
          <table:table-cell table:number-columns-repeated="17" office:value-type="float" office:value="0" calcext:value-type="float">
            <text:p>0</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1</text:p>
          </table:table-cell>
          <table:table-cell office:value-type="string" calcext:value-type="string">
            <text:p>SolMau</text:p>
          </table:table-cell>
          <table:table-cell office:value-type="float" office:value="1660.75158691406" calcext:value-type="float">
            <text:p>1660.75158691406</text:p>
          </table:table-cell>
          <table:table-cell office:value-type="float" office:value="7671198.41758971" calcext:value-type="float">
            <text:p>7671198.41758971</text:p>
          </table:table-cell>
          <table:table-cell office:value-type="float" office:value="339365.276489634" calcext:value-type="float">
            <text:p>339365.276489634</text:p>
          </table:table-cell>
          <table:table-cell office:value-type="string" calcext:value-type="string">
            <text:p>CD</text:p>
          </table:table-cell>
          <table:table-cell office:value-type="float" office:value="13.524941444397" calcext:value-type="float">
            <text:p>13.524941444397</text:p>
          </table:table-cell>
          <table:table-cell office:value-type="float" office:value="2826.07543945312" calcext:value-type="float">
            <text:p>2826.07543945312</text:p>
          </table:table-cell>
          <table:table-cell table:number-columns-repeated="2" office:value-type="float" office:value="0" calcext:value-type="float">
            <text:p>0</text:p>
          </table:table-cell>
          <table:table-cell office:value-type="float" office:value="0.82469434538971" calcext:value-type="float">
            <text:p>0.82469434538971</text:p>
          </table:table-cell>
          <table:table-cell table:number-columns-repeated="3" office:value-type="float" office:value="0" calcext:value-type="float">
            <text:p>0</text:p>
          </table:table-cell>
          <table:table-cell office:value-type="float" office:value="0.17530565461029" calcext:value-type="float">
            <text:p>0.17530565461029</text:p>
          </table:table-cell>
          <table:table-cell table:number-columns-repeated="4" office:value-type="float" office:value="0" calcext:value-type="float">
            <text:p>0</text:p>
          </table:table-cell>
          <table:table-cell office:value-type="float" office:value="0.773094678009869" calcext:value-type="float">
            <text:p>0.773094678009869</text:p>
          </table:table-cell>
          <table:table-cell table:number-columns-repeated="3" office:value-type="float" office:value="0" calcext:value-type="float">
            <text:p>0</text:p>
          </table:table-cell>
          <table:table-cell office:value-type="float" office:value="0.226905321990131" calcext:value-type="float">
            <text:p>0.226905321990131</text:p>
          </table:table-cell>
          <table:table-cell table:number-columns-repeated="4" office:value-type="float" office:value="0" calcext:value-type="float">
            <text:p>0</text:p>
          </table:table-cell>
          <table:table-cell office:value-type="float" office:value="0.854613458703591" calcext:value-type="float">
            <text:p>0.854613458703591</text:p>
          </table:table-cell>
          <table:table-cell table:number-columns-repeated="3" office:value-type="float" office:value="0" calcext:value-type="float">
            <text:p>0</text:p>
          </table:table-cell>
          <table:table-cell office:value-type="float" office:value="0.145386541296409" calcext:value-type="float">
            <text:p>0.145386541296409</text:p>
          </table:table-cell>
          <table:table-cell table:number-columns-repeated="4" office:value-type="float" office:value="0" calcext:value-type="float">
            <text:p>0</text:p>
          </table:table-cell>
          <table:table-cell office:value-type="float" office:value="0.85788280228876" calcext:value-type="float">
            <text:p>0.85788280228876</text:p>
          </table:table-cell>
          <table:table-cell office:value-type="float" office:value="0.00294467966226789" calcext:value-type="float">
            <text:p>0.002944679662268</text:p>
          </table:table-cell>
          <table:table-cell office:value-type="float" office:value="0.00328795596355608" calcext:value-type="float">
            <text:p>0.003287955963556</text:p>
          </table:table-cell>
          <table:table-cell office:value-type="float" office:value="0" calcext:value-type="float">
            <text:p>0</text:p>
          </table:table-cell>
          <table:table-cell office:value-type="float" office:value="0.133540953024539" calcext:value-type="float">
            <text:p>0.133540953024539</text:p>
          </table:table-cell>
          <table:table-cell office:value-type="float" office:value="0.000591093206931431" calcext:value-type="float">
            <text:p>0.000591093206931</text:p>
          </table:table-cell>
          <table:table-cell office:value-type="float" office:value="0.00175251585394497" calcext:value-type="float">
            <text:p>0.001752515853945</text:p>
          </table:table-cell>
          <table:table-cell office:value-type="float" office:value="0.000433831351259817" calcext:value-type="float">
            <text:p>0.00043383135126</text:p>
          </table:table-cell>
          <table:table-cell office:value-type="float" office:value="0.00153997339220556" calcext:value-type="float">
            <text:p>0.001539973392206</text:p>
          </table:table-cell>
          <table:table-cell office:value-type="float" office:value="0.73315606813541" calcext:value-type="float">
            <text:p>0.73315606813541</text:p>
          </table:table-cell>
          <table:table-cell office:value-type="float" office:value="0.00854346194968299" calcext:value-type="float">
            <text:p>0.008543461949683</text:p>
          </table:table-cell>
          <table:table-cell office:value-type="float" office:value="0.0294726450435552" calcext:value-type="float">
            <text:p>0.029472645043555</text:p>
          </table:table-cell>
          <table:table-cell office:value-type="float" office:value="0.00220857304217885" calcext:value-type="float">
            <text:p>0.002208573042179</text:p>
          </table:table-cell>
          <table:table-cell office:value-type="float" office:value="0.216141941864581" calcext:value-type="float">
            <text:p>0.216141941864581</text:p>
          </table:table-cell>
          <table:table-cell office:value-type="float" office:value="0.00134599050081922" calcext:value-type="float">
            <text:p>0.001345990500819</text:p>
          </table:table-cell>
          <table:table-cell office:value-type="float" office:value="0.0071575147203074" calcext:value-type="float">
            <text:p>0.007157514720307</text:p>
          </table:table-cell>
          <table:table-cell office:value-type="float" office:value="0.0590931568438756" calcext:value-type="float">
            <text:p>0.059093156843876</text:p>
          </table:table-cell>
          <table:table-cell office:value-type="float" office:value="0.0567222913977457" calcext:value-type="float">
            <text:p>0.056722291397746</text:p>
          </table:table-cell>
          <table:table-cell office:value-type="float" office:value="0.0453326026183432" calcext:value-type="float">
            <text:p>0.045332602618343</text:p>
          </table:table-cell>
          <table:table-cell office:value-type="float" office:value="0.0558353816654636" calcext:value-type="float">
            <text:p>0.055835381665464</text:p>
          </table:table-cell>
          <table:table-cell office:value-type="float" office:value="0.143329290411024" calcext:value-type="float">
            <text:p>0.143329290411024</text:p>
          </table:table-cell>
          <table:table-cell/>
        </table:table-row>
        <table:table-row table:style-name="ro1">
          <table:table-cell table:number-columns-repeated="2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64" calcext:value-type="float">
            <text:p>64</text:p>
          </table:table-cell>
          <table:table-cell table:number-columns-repeated="10"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1</text:p>
          </table:table-cell>
          <table:table-cell office:value-type="string" calcext:value-type="string">
            <text:p>DomFic</text:p>
          </table:table-cell>
          <table:table-cell office:value-type="float" office:value="1660.75158691406" calcext:value-type="float">
            <text:p>1660.75158691406</text:p>
          </table:table-cell>
          <table:table-cell office:value-type="float" office:value="7671198.41758971" calcext:value-type="float">
            <text:p>7671198.41758971</text:p>
          </table:table-cell>
          <table:table-cell office:value-type="float" office:value="339365.276489634" calcext:value-type="float">
            <text:p>339365.276489634</text:p>
          </table:table-cell>
          <table:table-cell office:value-type="string" calcext:value-type="string">
            <text:p>CD</text:p>
          </table:table-cell>
          <table:table-cell office:value-type="float" office:value="13.524941444397" calcext:value-type="float">
            <text:p>13.524941444397</text:p>
          </table:table-cell>
          <table:table-cell office:value-type="float" office:value="2826.07543945312" calcext:value-type="float">
            <text:p>2826.07543945312</text:p>
          </table:table-cell>
          <table:table-cell table:number-columns-repeated="2" office:value-type="float" office:value="0" calcext:value-type="float">
            <text:p>0</text:p>
          </table:table-cell>
          <table:table-cell office:value-type="float" office:value="0.82469434538971" calcext:value-type="float">
            <text:p>0.82469434538971</text:p>
          </table:table-cell>
          <table:table-cell table:number-columns-repeated="3" office:value-type="float" office:value="0" calcext:value-type="float">
            <text:p>0</text:p>
          </table:table-cell>
          <table:table-cell office:value-type="float" office:value="0.17530565461029" calcext:value-type="float">
            <text:p>0.17530565461029</text:p>
          </table:table-cell>
          <table:table-cell table:number-columns-repeated="4" office:value-type="float" office:value="0" calcext:value-type="float">
            <text:p>0</text:p>
          </table:table-cell>
          <table:table-cell office:value-type="float" office:value="0.773094678009869" calcext:value-type="float">
            <text:p>0.773094678009869</text:p>
          </table:table-cell>
          <table:table-cell table:number-columns-repeated="3" office:value-type="float" office:value="0" calcext:value-type="float">
            <text:p>0</text:p>
          </table:table-cell>
          <table:table-cell office:value-type="float" office:value="0.226905321990131" calcext:value-type="float">
            <text:p>0.226905321990131</text:p>
          </table:table-cell>
          <table:table-cell table:number-columns-repeated="4" office:value-type="float" office:value="0" calcext:value-type="float">
            <text:p>0</text:p>
          </table:table-cell>
          <table:table-cell office:value-type="float" office:value="0.854613458703591" calcext:value-type="float">
            <text:p>0.854613458703591</text:p>
          </table:table-cell>
          <table:table-cell table:number-columns-repeated="3" office:value-type="float" office:value="0" calcext:value-type="float">
            <text:p>0</text:p>
          </table:table-cell>
          <table:table-cell office:value-type="float" office:value="0.145386541296409" calcext:value-type="float">
            <text:p>0.145386541296409</text:p>
          </table:table-cell>
          <table:table-cell table:number-columns-repeated="4" office:value-type="float" office:value="0" calcext:value-type="float">
            <text:p>0</text:p>
          </table:table-cell>
          <table:table-cell office:value-type="float" office:value="0.85788280228876" calcext:value-type="float">
            <text:p>0.85788280228876</text:p>
          </table:table-cell>
          <table:table-cell office:value-type="float" office:value="0.00294467966226789" calcext:value-type="float">
            <text:p>0.002944679662268</text:p>
          </table:table-cell>
          <table:table-cell office:value-type="float" office:value="0.00328795596355608" calcext:value-type="float">
            <text:p>0.003287955963556</text:p>
          </table:table-cell>
          <table:table-cell office:value-type="float" office:value="0" calcext:value-type="float">
            <text:p>0</text:p>
          </table:table-cell>
          <table:table-cell office:value-type="float" office:value="0.133540953024539" calcext:value-type="float">
            <text:p>0.133540953024539</text:p>
          </table:table-cell>
          <table:table-cell office:value-type="float" office:value="0.000591093206931431" calcext:value-type="float">
            <text:p>0.000591093206931</text:p>
          </table:table-cell>
          <table:table-cell office:value-type="float" office:value="0.00175251585394497" calcext:value-type="float">
            <text:p>0.001752515853945</text:p>
          </table:table-cell>
          <table:table-cell office:value-type="float" office:value="0.000433831351259817" calcext:value-type="float">
            <text:p>0.00043383135126</text:p>
          </table:table-cell>
          <table:table-cell office:value-type="float" office:value="0.00153997339220556" calcext:value-type="float">
            <text:p>0.001539973392206</text:p>
          </table:table-cell>
          <table:table-cell office:value-type="float" office:value="0.73315606813541" calcext:value-type="float">
            <text:p>0.73315606813541</text:p>
          </table:table-cell>
          <table:table-cell office:value-type="float" office:value="0.00854346194968299" calcext:value-type="float">
            <text:p>0.008543461949683</text:p>
          </table:table-cell>
          <table:table-cell office:value-type="float" office:value="0.0294726450435552" calcext:value-type="float">
            <text:p>0.029472645043555</text:p>
          </table:table-cell>
          <table:table-cell office:value-type="float" office:value="0.00220857304217885" calcext:value-type="float">
            <text:p>0.002208573042179</text:p>
          </table:table-cell>
          <table:table-cell office:value-type="float" office:value="0.216141941864581" calcext:value-type="float">
            <text:p>0.216141941864581</text:p>
          </table:table-cell>
          <table:table-cell office:value-type="float" office:value="0.00134599050081922" calcext:value-type="float">
            <text:p>0.001345990500819</text:p>
          </table:table-cell>
          <table:table-cell office:value-type="float" office:value="0.0071575147203074" calcext:value-type="float">
            <text:p>0.007157514720307</text:p>
          </table:table-cell>
          <table:table-cell office:value-type="float" office:value="0.0590931568438756" calcext:value-type="float">
            <text:p>0.059093156843876</text:p>
          </table:table-cell>
          <table:table-cell office:value-type="float" office:value="0.0567222913977457" calcext:value-type="float">
            <text:p>0.056722291397746</text:p>
          </table:table-cell>
          <table:table-cell office:value-type="float" office:value="0.0453326026183432" calcext:value-type="float">
            <text:p>0.045332602618343</text:p>
          </table:table-cell>
          <table:table-cell office:value-type="float" office:value="0.0558353816654636" calcext:value-type="float">
            <text:p>0.055835381665464</text:p>
          </table:table-cell>
          <table:table-cell office:value-type="float" office:value="0.143329290411024" calcext:value-type="float">
            <text:p>0.143329290411024</text:p>
          </table:table-cell>
          <table:table-cell/>
        </table:table-row>
        <table:table-row table:style-name="ro1">
          <table:table-cell table:number-columns-repeated="19" office:value-type="float" office:value="0" calcext:value-type="float">
            <text:p>0</text:p>
          </table:table-cell>
          <table:table-cell office:value-type="float" office:value="1" calcext:value-type="float">
            <text:p>1</text:p>
          </table:table-cell>
          <table:table-cell table:number-columns-repeated="21"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3</text:p>
          </table:table-cell>
          <table:table-cell office:value-type="string" calcext:value-type="string">
            <text:p>LanCam</text:p>
          </table:table-cell>
          <table:table-cell office:value-type="float" office:value="887.192260742188" calcext:value-type="float">
            <text:p>887.192260742188</text:p>
          </table:table-cell>
          <table:table-cell office:value-type="float" office:value="7674062.99839715" calcext:value-type="float">
            <text:p>7674062.99839715</text:p>
          </table:table-cell>
          <table:table-cell office:value-type="float" office:value="344727.358491647" calcext:value-type="float">
            <text:p>344727.358491647</text:p>
          </table:table-cell>
          <table:table-cell office:value-type="string" calcext:value-type="string">
            <text:p>CD</text:p>
          </table:table-cell>
          <table:table-cell office:value-type="float" office:value="19.2498207092285" calcext:value-type="float">
            <text:p>19.2498207092285</text:p>
          </table:table-cell>
          <table:table-cell office:value-type="float" office:value="2866.23217773438" calcext:value-type="float">
            <text:p>2866.23217773438</text:p>
          </table:table-cell>
          <table:table-cell table:number-columns-repeated="2" office:value-type="float" office:value="0" calcext:value-type="float">
            <text:p>0</text:p>
          </table:table-cell>
          <table:table-cell office:value-type="float" office:value="0.287369862141424" calcext:value-type="float">
            <text:p>0.287369862141424</text:p>
          </table:table-cell>
          <table:table-cell office:value-type="float" office:value="0" calcext:value-type="float">
            <text:p>0</text:p>
          </table:table-cell>
          <table:table-cell office:value-type="float" office:value="0.000254704065713649" calcext:value-type="float">
            <text:p>0.000254704065714</text:p>
          </table:table-cell>
          <table:table-cell office:value-type="float" office:value="0" calcext:value-type="float">
            <text:p>0</text:p>
          </table:table-cell>
          <table:table-cell office:value-type="float" office:value="0.0434907192206056" calcext:value-type="float">
            <text:p>0.043490719220606</text:p>
          </table:table-cell>
          <table:table-cell office:value-type="float" office:value="0.0213314655035181" calcext:value-type="float">
            <text:p>0.021331465503518</text:p>
          </table:table-cell>
          <table:table-cell office:value-type="float" office:value="0.647553249068738" calcext:value-type="float">
            <text:p>0.647553249068738</text:p>
          </table:table-cell>
          <table:table-cell table:number-columns-repeated="2" office:value-type="float" office:value="0" calcext:value-type="float">
            <text:p>0</text:p>
          </table:table-cell>
          <table:table-cell office:value-type="float" office:value="0.368557786326555" calcext:value-type="float">
            <text:p>0.368557786326555</text:p>
          </table:table-cell>
          <table:table-cell office:value-type="float" office:value="0" calcext:value-type="float">
            <text:p>0</text:p>
          </table:table-cell>
          <table:table-cell office:value-type="float" office:value="0.0393259629864893" calcext:value-type="float">
            <text:p>0.039325962986489</text:p>
          </table:table-cell>
          <table:table-cell office:value-type="float" office:value="0" calcext:value-type="float">
            <text:p>0</text:p>
          </table:table-cell>
          <table:table-cell office:value-type="float" office:value="0.25950139532228" calcext:value-type="float">
            <text:p>0.25950139532228</text:p>
          </table:table-cell>
          <table:table-cell office:value-type="float" office:value="0.00765464524555531" calcext:value-type="float">
            <text:p>0.007654645245555</text:p>
          </table:table-cell>
          <table:table-cell office:value-type="float" office:value="0.32496021011912" calcext:value-type="float">
            <text:p>0.32496021011912</text:p>
          </table:table-cell>
          <table:table-cell office:value-type="float" office:value="0.000188254187763478" calcext:value-type="float">
            <text:p>0.000188254187763</text:p>
          </table:table-cell>
          <table:table-cell office:value-type="float" office:value="0.00277384961969977" calcext:value-type="float">
            <text:p>0.0027738496197</text:p>
          </table:table-cell>
          <table:table-cell office:value-type="float" office:value="0.472160239109584" calcext:value-type="float">
            <text:p>0.472160239109584</text:p>
          </table:table-cell>
          <table:table-cell office:value-type="float" office:value="0" calcext:value-type="float">
            <text:p>0</text:p>
          </table:table-cell>
          <table:table-cell office:value-type="float" office:value="0.0811723507237972" calcext:value-type="float">
            <text:p>0.081172350723797</text:p>
          </table:table-cell>
          <table:table-cell office:value-type="float" office:value="0" calcext:value-type="float">
            <text:p>0</text:p>
          </table:table-cell>
          <table:table-cell office:value-type="float" office:value="0.230904913791181" calcext:value-type="float">
            <text:p>0.230904913791181</text:p>
          </table:table-cell>
          <table:table-cell office:value-type="float" office:value="0.00817344366872616" calcext:value-type="float">
            <text:p>0.008173443668726</text:p>
          </table:table-cell>
          <table:table-cell office:value-type="float" office:value="0.204626948899248" calcext:value-type="float">
            <text:p>0.204626948899248</text:p>
          </table:table-cell>
          <table:table-cell office:value-type="float" office:value="0.0000566996944605197" calcext:value-type="float">
            <text:p>5.66996944605197E-05</text:p>
          </table:table-cell>
          <table:table-cell office:value-type="float" office:value="0.00370331525509272" calcext:value-type="float">
            <text:p>0.003703315255093</text:p>
          </table:table-cell>
          <table:table-cell office:value-type="float" office:value="0.572867891841473" calcext:value-type="float">
            <text:p>0.572867891841473</text:p>
          </table:table-cell>
          <table:table-cell office:value-type="float" office:value="0" calcext:value-type="float">
            <text:p>0</text:p>
          </table:table-cell>
          <table:table-cell office:value-type="float" office:value="0.10089111688815" calcext:value-type="float">
            <text:p>0.10089111688815</text:p>
          </table:table-cell>
          <table:table-cell office:value-type="float" office:value="0" calcext:value-type="float">
            <text:p>0</text:p>
          </table:table-cell>
          <table:table-cell office:value-type="float" office:value="0.224370540222976" calcext:value-type="float">
            <text:p>0.224370540222976</text:p>
          </table:table-cell>
          <table:table-cell office:value-type="float" office:value="0.0178114237373138" calcext:value-type="float">
            <text:p>0.017811423737314</text:p>
          </table:table-cell>
          <table:table-cell office:value-type="float" office:value="0.0802990123605334" calcext:value-type="float">
            <text:p>0.080299012360533</text:p>
          </table:table-cell>
          <table:table-cell office:value-type="float" office:value="0.00543498811173817" calcext:value-type="float">
            <text:p>0.005434988111738</text:p>
          </table:table-cell>
          <table:table-cell office:value-type="float" office:value="0.00638672640189891" calcext:value-type="float">
            <text:p>0.006386726401899</text:p>
          </table:table-cell>
          <table:table-cell office:value-type="float" office:value="0.706541017706718" calcext:value-type="float">
            <text:p>0.706541017706718</text:p>
          </table:table-cell>
          <table:table-cell office:value-type="float" office:value="0" calcext:value-type="float">
            <text:p>0</text:p>
          </table:table-cell>
          <table:table-cell office:value-type="float" office:value="0.0753539026908612" calcext:value-type="float">
            <text:p>0.075353902690861</text:p>
          </table:table-cell>
          <table:table-cell office:value-type="float" office:value="0.0108699063941877" calcext:value-type="float">
            <text:p>0.010869906394188</text:p>
          </table:table-cell>
          <table:table-cell office:value-type="float" office:value="0.149610438110005" calcext:value-type="float">
            <text:p>0.149610438110005</text:p>
          </table:table-cell>
          <table:table-cell office:value-type="float" office:value="0.0137760617307671" calcext:value-type="float">
            <text:p>0.013776061730767</text:p>
          </table:table-cell>
          <table:table-cell office:value-type="float" office:value="0.0320269588538248" calcext:value-type="float">
            <text:p>0.032026958853825</text:p>
          </table:table-cell>
          <table:table-cell office:value-type="float" office:value="0.0573488929552628" calcext:value-type="float">
            <text:p>0.057348892955263</text:p>
          </table:table-cell>
          <table:table-cell office:value-type="float" office:value="0.0616215558408784" calcext:value-type="float">
            <text:p>0.061621555840878</text:p>
          </table:table-cell>
          <table:table-cell office:value-type="float" office:value="0.0598593437217264" calcext:value-type="float">
            <text:p>0.059859343721726</text:p>
          </table:table-cell>
          <table:table-cell office:value-type="float" office:value="0.0743896107065648" calcext:value-type="float">
            <text:p>0.074389610706565</text:p>
          </table:table-cell>
          <table:table-cell office:value-type="float" office:value="0.2196559793186" calcext:value-type="float">
            <text:p>0.2196559793186</text:p>
          </table:table-cell>
          <table:table-cell/>
        </table:table-row>
        <table:table-row table:style-name="ro1">
          <table:table-cell table:number-columns-repeated="17" office:value-type="float" office:value="0" calcext:value-type="float">
            <text:p>0</text:p>
          </table:table-cell>
          <table:table-cell office:value-type="float" office:value="6" calcext:value-type="float">
            <text:p>6</text:p>
          </table:table-cell>
          <table:table-cell table:number-columns-repeated="23"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3</text:p>
          </table:table-cell>
          <table:table-cell office:value-type="string" calcext:value-type="string">
            <text:p>SolMau</text:p>
          </table:table-cell>
          <table:table-cell office:value-type="float" office:value="887.192260742188" calcext:value-type="float">
            <text:p>887.192260742188</text:p>
          </table:table-cell>
          <table:table-cell office:value-type="float" office:value="7674062.99839715" calcext:value-type="float">
            <text:p>7674062.99839715</text:p>
          </table:table-cell>
          <table:table-cell office:value-type="float" office:value="344727.358491647" calcext:value-type="float">
            <text:p>344727.358491647</text:p>
          </table:table-cell>
          <table:table-cell office:value-type="string" calcext:value-type="string">
            <text:p>CD</text:p>
          </table:table-cell>
          <table:table-cell office:value-type="float" office:value="19.2498207092285" calcext:value-type="float">
            <text:p>19.2498207092285</text:p>
          </table:table-cell>
          <table:table-cell office:value-type="float" office:value="2866.23217773438" calcext:value-type="float">
            <text:p>2866.23217773438</text:p>
          </table:table-cell>
          <table:table-cell table:number-columns-repeated="2" office:value-type="float" office:value="0" calcext:value-type="float">
            <text:p>0</text:p>
          </table:table-cell>
          <table:table-cell office:value-type="float" office:value="0.287369862141424" calcext:value-type="float">
            <text:p>0.287369862141424</text:p>
          </table:table-cell>
          <table:table-cell office:value-type="float" office:value="0" calcext:value-type="float">
            <text:p>0</text:p>
          </table:table-cell>
          <table:table-cell office:value-type="float" office:value="0.000254704065713649" calcext:value-type="float">
            <text:p>0.000254704065714</text:p>
          </table:table-cell>
          <table:table-cell office:value-type="float" office:value="0" calcext:value-type="float">
            <text:p>0</text:p>
          </table:table-cell>
          <table:table-cell office:value-type="float" office:value="0.0434907192206056" calcext:value-type="float">
            <text:p>0.043490719220606</text:p>
          </table:table-cell>
          <table:table-cell office:value-type="float" office:value="0.0213314655035181" calcext:value-type="float">
            <text:p>0.021331465503518</text:p>
          </table:table-cell>
          <table:table-cell office:value-type="float" office:value="0.647553249068738" calcext:value-type="float">
            <text:p>0.647553249068738</text:p>
          </table:table-cell>
          <table:table-cell table:number-columns-repeated="2" office:value-type="float" office:value="0" calcext:value-type="float">
            <text:p>0</text:p>
          </table:table-cell>
          <table:table-cell office:value-type="float" office:value="0.368557786326555" calcext:value-type="float">
            <text:p>0.368557786326555</text:p>
          </table:table-cell>
          <table:table-cell office:value-type="float" office:value="0" calcext:value-type="float">
            <text:p>0</text:p>
          </table:table-cell>
          <table:table-cell office:value-type="float" office:value="0.0393259629864893" calcext:value-type="float">
            <text:p>0.039325962986489</text:p>
          </table:table-cell>
          <table:table-cell office:value-type="float" office:value="0" calcext:value-type="float">
            <text:p>0</text:p>
          </table:table-cell>
          <table:table-cell office:value-type="float" office:value="0.25950139532228" calcext:value-type="float">
            <text:p>0.25950139532228</text:p>
          </table:table-cell>
          <table:table-cell office:value-type="float" office:value="0.00765464524555531" calcext:value-type="float">
            <text:p>0.007654645245555</text:p>
          </table:table-cell>
          <table:table-cell office:value-type="float" office:value="0.32496021011912" calcext:value-type="float">
            <text:p>0.32496021011912</text:p>
          </table:table-cell>
          <table:table-cell office:value-type="float" office:value="0.000188254187763478" calcext:value-type="float">
            <text:p>0.000188254187763</text:p>
          </table:table-cell>
          <table:table-cell office:value-type="float" office:value="0.00277384961969977" calcext:value-type="float">
            <text:p>0.0027738496197</text:p>
          </table:table-cell>
          <table:table-cell office:value-type="float" office:value="0.472160239109584" calcext:value-type="float">
            <text:p>0.472160239109584</text:p>
          </table:table-cell>
          <table:table-cell office:value-type="float" office:value="0" calcext:value-type="float">
            <text:p>0</text:p>
          </table:table-cell>
          <table:table-cell office:value-type="float" office:value="0.0811723507237972" calcext:value-type="float">
            <text:p>0.081172350723797</text:p>
          </table:table-cell>
          <table:table-cell office:value-type="float" office:value="0" calcext:value-type="float">
            <text:p>0</text:p>
          </table:table-cell>
          <table:table-cell office:value-type="float" office:value="0.230904913791181" calcext:value-type="float">
            <text:p>0.230904913791181</text:p>
          </table:table-cell>
          <table:table-cell office:value-type="float" office:value="0.00817344366872616" calcext:value-type="float">
            <text:p>0.008173443668726</text:p>
          </table:table-cell>
          <table:table-cell office:value-type="float" office:value="0.204626948899248" calcext:value-type="float">
            <text:p>0.204626948899248</text:p>
          </table:table-cell>
          <table:table-cell office:value-type="float" office:value="0.0000566996944605197" calcext:value-type="float">
            <text:p>5.66996944605197E-05</text:p>
          </table:table-cell>
          <table:table-cell office:value-type="float" office:value="0.00370331525509272" calcext:value-type="float">
            <text:p>0.003703315255093</text:p>
          </table:table-cell>
          <table:table-cell office:value-type="float" office:value="0.572867891841473" calcext:value-type="float">
            <text:p>0.572867891841473</text:p>
          </table:table-cell>
          <table:table-cell office:value-type="float" office:value="0" calcext:value-type="float">
            <text:p>0</text:p>
          </table:table-cell>
          <table:table-cell office:value-type="float" office:value="0.10089111688815" calcext:value-type="float">
            <text:p>0.10089111688815</text:p>
          </table:table-cell>
          <table:table-cell office:value-type="float" office:value="0" calcext:value-type="float">
            <text:p>0</text:p>
          </table:table-cell>
          <table:table-cell office:value-type="float" office:value="0.224370540222976" calcext:value-type="float">
            <text:p>0.224370540222976</text:p>
          </table:table-cell>
          <table:table-cell office:value-type="float" office:value="0.0178114237373138" calcext:value-type="float">
            <text:p>0.017811423737314</text:p>
          </table:table-cell>
          <table:table-cell office:value-type="float" office:value="0.0802990123605334" calcext:value-type="float">
            <text:p>0.080299012360533</text:p>
          </table:table-cell>
          <table:table-cell office:value-type="float" office:value="0.00543498811173817" calcext:value-type="float">
            <text:p>0.005434988111738</text:p>
          </table:table-cell>
          <table:table-cell office:value-type="float" office:value="0.00638672640189891" calcext:value-type="float">
            <text:p>0.006386726401899</text:p>
          </table:table-cell>
          <table:table-cell office:value-type="float" office:value="0.706541017706718" calcext:value-type="float">
            <text:p>0.706541017706718</text:p>
          </table:table-cell>
          <table:table-cell office:value-type="float" office:value="0" calcext:value-type="float">
            <text:p>0</text:p>
          </table:table-cell>
          <table:table-cell office:value-type="float" office:value="0.0753539026908612" calcext:value-type="float">
            <text:p>0.075353902690861</text:p>
          </table:table-cell>
          <table:table-cell office:value-type="float" office:value="0.0108699063941877" calcext:value-type="float">
            <text:p>0.010869906394188</text:p>
          </table:table-cell>
          <table:table-cell office:value-type="float" office:value="0.149610438110005" calcext:value-type="float">
            <text:p>0.149610438110005</text:p>
          </table:table-cell>
          <table:table-cell office:value-type="float" office:value="0.0137760617307671" calcext:value-type="float">
            <text:p>0.013776061730767</text:p>
          </table:table-cell>
          <table:table-cell office:value-type="float" office:value="0.0320269588538248" calcext:value-type="float">
            <text:p>0.032026958853825</text:p>
          </table:table-cell>
          <table:table-cell office:value-type="float" office:value="0.0573488929552628" calcext:value-type="float">
            <text:p>0.057348892955263</text:p>
          </table:table-cell>
          <table:table-cell office:value-type="float" office:value="0.0616215558408784" calcext:value-type="float">
            <text:p>0.061621555840878</text:p>
          </table:table-cell>
          <table:table-cell office:value-type="float" office:value="0.0598593437217264" calcext:value-type="float">
            <text:p>0.059859343721726</text:p>
          </table:table-cell>
          <table:table-cell office:value-type="float" office:value="0.0743896107065648" calcext:value-type="float">
            <text:p>0.074389610706565</text:p>
          </table:table-cell>
          <table:table-cell office:value-type="float" office:value="0.2196559793186" calcext:value-type="float">
            <text:p>0.2196559793186</text:p>
          </table:table-cell>
          <table:table-cell/>
        </table:table-row>
        <table:table-row table:style-name="ro1">
          <table:table-cell table:number-columns-repeated="17" office:value-type="float" office:value="0" calcext:value-type="float">
            <text:p>0</text:p>
          </table:table-cell>
          <table:table-cell office:value-type="float" office:value="40" calcext:value-type="float">
            <text:p>40</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4</text:p>
          </table:table-cell>
          <table:table-cell office:value-type="string" calcext:value-type="string">
            <text:p>SolMau</text:p>
          </table:table-cell>
          <table:table-cell office:value-type="float" office:value="1098.36474609375" calcext:value-type="float">
            <text:p>1098.36474609375</text:p>
          </table:table-cell>
          <table:table-cell office:value-type="float" office:value="7673651.10871327" calcext:value-type="float">
            <text:p>7673651.10871327</text:p>
          </table:table-cell>
          <table:table-cell office:value-type="float" office:value="341923.867222051" calcext:value-type="float">
            <text:p>341923.867222051</text:p>
          </table:table-cell>
          <table:table-cell office:value-type="string" calcext:value-type="string">
            <text:p>CD</text:p>
          </table:table-cell>
          <table:table-cell office:value-type="float" office:value="18.9671897888184" calcext:value-type="float">
            <text:p>18.9671897888184</text:p>
          </table:table-cell>
          <table:table-cell office:value-type="float" office:value="2576.85888671875" calcext:value-type="float">
            <text:p>2576.85888671875</text:p>
          </table:table-cell>
          <table:table-cell office:value-type="float" office:value="0" calcext:value-type="float">
            <text:p>0</text:p>
          </table:table-cell>
          <table:table-cell office:value-type="float" office:value="0.0550143266475645" calcext:value-type="float">
            <text:p>0.055014326647565</text:p>
          </table:table-cell>
          <table:table-cell office:value-type="float" office:value="0.205953517987902" calcext:value-type="float">
            <text:p>0.205953517987902</text:p>
          </table:table-cell>
          <table:table-cell office:value-type="float" office:value="0" calcext:value-type="float">
            <text:p>0</text:p>
          </table:table-cell>
          <table:table-cell office:value-type="float" office:value="0.354536771728749" calcext:value-type="float">
            <text:p>0.354536771728749</text:p>
          </table:table-cell>
          <table:table-cell office:value-type="float" office:value="0" calcext:value-type="float">
            <text:p>0</text:p>
          </table:table-cell>
          <table:table-cell office:value-type="float" office:value="0.132473734479465" calcext:value-type="float">
            <text:p>0.132473734479465</text:p>
          </table:table-cell>
          <table:table-cell office:value-type="float" office:value="0.0321872015281757" calcext:value-type="float">
            <text:p>0.032187201528176</text:p>
          </table:table-cell>
          <table:table-cell office:value-type="float" office:value="0.219834447628144" calcext:value-type="float">
            <text:p>0.219834447628144</text:p>
          </table:table-cell>
          <table:table-cell office:value-type="float" office:value="0.000608423122908546" calcext:value-type="float">
            <text:p>0.000608423122909</text:p>
          </table:table-cell>
          <table:table-cell office:value-type="float" office:value="0.0181465733751212" calcext:value-type="float">
            <text:p>0.018146573375121</text:p>
          </table:table-cell>
          <table:table-cell office:value-type="float" office:value="0.291714126028483" calcext:value-type="float">
            <text:p>0.291714126028483</text:p>
          </table:table-cell>
          <table:table-cell office:value-type="float" office:value="0" calcext:value-type="float">
            <text:p>0</text:p>
          </table:table-cell>
          <table:table-cell office:value-type="float" office:value="0.340419811954807" calcext:value-type="float">
            <text:p>0.340419811954807</text:p>
          </table:table-cell>
          <table:table-cell office:value-type="float" office:value="0" calcext:value-type="float">
            <text:p>0</text:p>
          </table:table-cell>
          <table:table-cell office:value-type="float" office:value="0.185052600301382" calcext:value-type="float">
            <text:p>0.185052600301382</text:p>
          </table:table-cell>
          <table:table-cell office:value-type="float" office:value="0.0266715717833165" calcext:value-type="float">
            <text:p>0.026671571783317</text:p>
          </table:table-cell>
          <table:table-cell office:value-type="float" office:value="0.137386893433983" calcext:value-type="float">
            <text:p>0.137386893433983</text:p>
          </table:table-cell>
          <table:table-cell office:value-type="float" office:value="0.00040592239895716" calcext:value-type="float">
            <text:p>0.000405922398957</text:p>
          </table:table-cell>
          <table:table-cell office:value-type="float" office:value="0.0131018308072992" calcext:value-type="float">
            <text:p>0.013101830807299</text:p>
          </table:table-cell>
          <table:table-cell office:value-type="float" office:value="0.332559221336484" calcext:value-type="float">
            <text:p>0.332559221336484</text:p>
          </table:table-cell>
          <table:table-cell office:value-type="float" office:value="0" calcext:value-type="float">
            <text:p>0</text:p>
          </table:table-cell>
          <table:table-cell office:value-type="float" office:value="0.254775999816053" calcext:value-type="float">
            <text:p>0.254775999816053</text:p>
          </table:table-cell>
          <table:table-cell office:value-type="float" office:value="0" calcext:value-type="float">
            <text:p>0</text:p>
          </table:table-cell>
          <table:table-cell office:value-type="float" office:value="0.300518767057142" calcext:value-type="float">
            <text:p>0.300518767057142</text:p>
          </table:table-cell>
          <table:table-cell office:value-type="float" office:value="0.0188218876187478" calcext:value-type="float">
            <text:p>0.018821887618748</text:p>
          </table:table-cell>
          <table:table-cell office:value-type="float" office:value="0.0798163709653171" calcext:value-type="float">
            <text:p>0.079816370965317</text:p>
          </table:table-cell>
          <table:table-cell office:value-type="float" office:value="0.000163989841093844" calcext:value-type="float">
            <text:p>0.000163989841094</text:p>
          </table:table-cell>
          <table:table-cell office:value-type="float" office:value="0.0083076724498654" calcext:value-type="float">
            <text:p>0.008307672449865</text:p>
          </table:table-cell>
          <table:table-cell office:value-type="float" office:value="0.427307799938742" calcext:value-type="float">
            <text:p>0.427307799938742</text:p>
          </table:table-cell>
          <table:table-cell office:value-type="float" office:value="0" calcext:value-type="float">
            <text:p>0</text:p>
          </table:table-cell>
          <table:table-cell office:value-type="float" office:value="0.184430381286961" calcext:value-type="float">
            <text:p>0.184430381286961</text:p>
          </table:table-cell>
          <table:table-cell office:value-type="float" office:value="0.0117109906520501" calcext:value-type="float">
            <text:p>0.01171099065205</text:p>
          </table:table-cell>
          <table:table-cell office:value-type="float" office:value="0.309234056352199" calcext:value-type="float">
            <text:p>0.309234056352199</text:p>
          </table:table-cell>
          <table:table-cell office:value-type="float" office:value="0.00829576996139891" calcext:value-type="float">
            <text:p>0.008295769961399</text:p>
          </table:table-cell>
          <table:table-cell office:value-type="float" office:value="0.05054933951769" calcext:value-type="float">
            <text:p>0.05054933951769</text:p>
          </table:table-cell>
          <table:table-cell office:value-type="float" office:value="0.000938822309493702" calcext:value-type="float">
            <text:p>0.000938822309494</text:p>
          </table:table-cell>
          <table:table-cell office:value-type="float" office:value="0.00474907888232662" calcext:value-type="float">
            <text:p>0.004749078882327</text:p>
          </table:table-cell>
          <table:table-cell office:value-type="float" office:value="0.680514775269035" calcext:value-type="float">
            <text:p>0.680514775269035</text:p>
          </table:table-cell>
          <table:table-cell office:value-type="float" office:value="0.000124197228022369" calcext:value-type="float">
            <text:p>0.000124197228022</text:p>
          </table:table-cell>
          <table:table-cell office:value-type="float" office:value="0.0714206786054635" calcext:value-type="float">
            <text:p>0.071420678605464</text:p>
          </table:table-cell>
          <table:table-cell office:value-type="float" office:value="0.0054760810189567" calcext:value-type="float">
            <text:p>0.005476081018957</text:p>
          </table:table-cell>
          <table:table-cell office:value-type="float" office:value="0.204812526084772" calcext:value-type="float">
            <text:p>0.204812526084772</text:p>
          </table:table-cell>
          <table:table-cell office:value-type="float" office:value="0.00702303904474186" calcext:value-type="float">
            <text:p>0.007023039044742</text:p>
          </table:table-cell>
          <table:table-cell office:value-type="float" office:value="0.0249408015571889" calcext:value-type="float">
            <text:p>0.024940801557189</text:p>
          </table:table-cell>
          <table:table-cell office:value-type="float" office:value="0.147662076432437" calcext:value-type="float">
            <text:p>0.147662076432437</text:p>
          </table:table-cell>
          <table:table-cell office:value-type="float" office:value="0.119956530705043" calcext:value-type="float">
            <text:p>0.119956530705043</text:p>
          </table:table-cell>
          <table:table-cell office:value-type="float" office:value="0.13814857666259" calcext:value-type="float">
            <text:p>0.13814857666259</text:p>
          </table:table-cell>
          <table:table-cell office:value-type="float" office:value="0.171313182946341" calcext:value-type="float">
            <text:p>0.171313182946341</text:p>
          </table:table-cell>
          <table:table-cell office:value-type="float" office:value="0.251880192572381" calcext:value-type="float">
            <text:p>0.251880192572381</text:p>
          </table:table-cell>
          <table:table-cell/>
        </table:table-row>
        <table:table-row table:style-name="ro1">
          <table:table-cell table:number-columns-repeated="6" office:value-type="float" office:value="0" calcext:value-type="float">
            <text:p>0</text:p>
          </table:table-cell>
          <table:table-cell office:value-type="float" office:value="28" calcext:value-type="float">
            <text:p>28</text:p>
          </table:table-cell>
          <table:table-cell table:number-columns-repeated="17"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4</text:p>
          </table:table-cell>
          <table:table-cell office:value-type="string" calcext:value-type="string">
            <text:p>Ipo</text:p>
          </table:table-cell>
          <table:table-cell office:value-type="float" office:value="1098.36474609375" calcext:value-type="float">
            <text:p>1098.36474609375</text:p>
          </table:table-cell>
          <table:table-cell office:value-type="float" office:value="7673651.10871327" calcext:value-type="float">
            <text:p>7673651.10871327</text:p>
          </table:table-cell>
          <table:table-cell office:value-type="float" office:value="341923.867222051" calcext:value-type="float">
            <text:p>341923.867222051</text:p>
          </table:table-cell>
          <table:table-cell office:value-type="string" calcext:value-type="string">
            <text:p>CD</text:p>
          </table:table-cell>
          <table:table-cell office:value-type="float" office:value="18.9671897888184" calcext:value-type="float">
            <text:p>18.9671897888184</text:p>
          </table:table-cell>
          <table:table-cell office:value-type="float" office:value="2576.85888671875" calcext:value-type="float">
            <text:p>2576.85888671875</text:p>
          </table:table-cell>
          <table:table-cell office:value-type="float" office:value="0" calcext:value-type="float">
            <text:p>0</text:p>
          </table:table-cell>
          <table:table-cell office:value-type="float" office:value="0.0550143266475645" calcext:value-type="float">
            <text:p>0.055014326647565</text:p>
          </table:table-cell>
          <table:table-cell office:value-type="float" office:value="0.205953517987902" calcext:value-type="float">
            <text:p>0.205953517987902</text:p>
          </table:table-cell>
          <table:table-cell office:value-type="float" office:value="0" calcext:value-type="float">
            <text:p>0</text:p>
          </table:table-cell>
          <table:table-cell office:value-type="float" office:value="0.354536771728749" calcext:value-type="float">
            <text:p>0.354536771728749</text:p>
          </table:table-cell>
          <table:table-cell office:value-type="float" office:value="0" calcext:value-type="float">
            <text:p>0</text:p>
          </table:table-cell>
          <table:table-cell office:value-type="float" office:value="0.132473734479465" calcext:value-type="float">
            <text:p>0.132473734479465</text:p>
          </table:table-cell>
          <table:table-cell office:value-type="float" office:value="0.0321872015281757" calcext:value-type="float">
            <text:p>0.032187201528176</text:p>
          </table:table-cell>
          <table:table-cell office:value-type="float" office:value="0.219834447628144" calcext:value-type="float">
            <text:p>0.219834447628144</text:p>
          </table:table-cell>
          <table:table-cell office:value-type="float" office:value="0.000608423122908546" calcext:value-type="float">
            <text:p>0.000608423122909</text:p>
          </table:table-cell>
          <table:table-cell office:value-type="float" office:value="0.0181465733751212" calcext:value-type="float">
            <text:p>0.018146573375121</text:p>
          </table:table-cell>
          <table:table-cell office:value-type="float" office:value="0.291714126028483" calcext:value-type="float">
            <text:p>0.291714126028483</text:p>
          </table:table-cell>
          <table:table-cell office:value-type="float" office:value="0" calcext:value-type="float">
            <text:p>0</text:p>
          </table:table-cell>
          <table:table-cell office:value-type="float" office:value="0.340419811954807" calcext:value-type="float">
            <text:p>0.340419811954807</text:p>
          </table:table-cell>
          <table:table-cell office:value-type="float" office:value="0" calcext:value-type="float">
            <text:p>0</text:p>
          </table:table-cell>
          <table:table-cell office:value-type="float" office:value="0.185052600301382" calcext:value-type="float">
            <text:p>0.185052600301382</text:p>
          </table:table-cell>
          <table:table-cell office:value-type="float" office:value="0.0266715717833165" calcext:value-type="float">
            <text:p>0.026671571783317</text:p>
          </table:table-cell>
          <table:table-cell office:value-type="float" office:value="0.137386893433983" calcext:value-type="float">
            <text:p>0.137386893433983</text:p>
          </table:table-cell>
          <table:table-cell office:value-type="float" office:value="0.00040592239895716" calcext:value-type="float">
            <text:p>0.000405922398957</text:p>
          </table:table-cell>
          <table:table-cell office:value-type="float" office:value="0.0131018308072992" calcext:value-type="float">
            <text:p>0.013101830807299</text:p>
          </table:table-cell>
          <table:table-cell office:value-type="float" office:value="0.332559221336484" calcext:value-type="float">
            <text:p>0.332559221336484</text:p>
          </table:table-cell>
          <table:table-cell office:value-type="float" office:value="0" calcext:value-type="float">
            <text:p>0</text:p>
          </table:table-cell>
          <table:table-cell office:value-type="float" office:value="0.254775999816053" calcext:value-type="float">
            <text:p>0.254775999816053</text:p>
          </table:table-cell>
          <table:table-cell office:value-type="float" office:value="0" calcext:value-type="float">
            <text:p>0</text:p>
          </table:table-cell>
          <table:table-cell office:value-type="float" office:value="0.300518767057142" calcext:value-type="float">
            <text:p>0.300518767057142</text:p>
          </table:table-cell>
          <table:table-cell office:value-type="float" office:value="0.0188218876187478" calcext:value-type="float">
            <text:p>0.018821887618748</text:p>
          </table:table-cell>
          <table:table-cell office:value-type="float" office:value="0.0798163709653171" calcext:value-type="float">
            <text:p>0.079816370965317</text:p>
          </table:table-cell>
          <table:table-cell office:value-type="float" office:value="0.000163989841093844" calcext:value-type="float">
            <text:p>0.000163989841094</text:p>
          </table:table-cell>
          <table:table-cell office:value-type="float" office:value="0.0083076724498654" calcext:value-type="float">
            <text:p>0.008307672449865</text:p>
          </table:table-cell>
          <table:table-cell office:value-type="float" office:value="0.427307799938742" calcext:value-type="float">
            <text:p>0.427307799938742</text:p>
          </table:table-cell>
          <table:table-cell office:value-type="float" office:value="0" calcext:value-type="float">
            <text:p>0</text:p>
          </table:table-cell>
          <table:table-cell office:value-type="float" office:value="0.184430381286961" calcext:value-type="float">
            <text:p>0.184430381286961</text:p>
          </table:table-cell>
          <table:table-cell office:value-type="float" office:value="0.0117109906520501" calcext:value-type="float">
            <text:p>0.01171099065205</text:p>
          </table:table-cell>
          <table:table-cell office:value-type="float" office:value="0.309234056352199" calcext:value-type="float">
            <text:p>0.309234056352199</text:p>
          </table:table-cell>
          <table:table-cell office:value-type="float" office:value="0.00829576996139891" calcext:value-type="float">
            <text:p>0.008295769961399</text:p>
          </table:table-cell>
          <table:table-cell office:value-type="float" office:value="0.05054933951769" calcext:value-type="float">
            <text:p>0.05054933951769</text:p>
          </table:table-cell>
          <table:table-cell office:value-type="float" office:value="0.000938822309493702" calcext:value-type="float">
            <text:p>0.000938822309494</text:p>
          </table:table-cell>
          <table:table-cell office:value-type="float" office:value="0.00474907888232662" calcext:value-type="float">
            <text:p>0.004749078882327</text:p>
          </table:table-cell>
          <table:table-cell office:value-type="float" office:value="0.680514775269035" calcext:value-type="float">
            <text:p>0.680514775269035</text:p>
          </table:table-cell>
          <table:table-cell office:value-type="float" office:value="0.000124197228022369" calcext:value-type="float">
            <text:p>0.000124197228022</text:p>
          </table:table-cell>
          <table:table-cell office:value-type="float" office:value="0.0714206786054635" calcext:value-type="float">
            <text:p>0.071420678605464</text:p>
          </table:table-cell>
          <table:table-cell office:value-type="float" office:value="0.0054760810189567" calcext:value-type="float">
            <text:p>0.005476081018957</text:p>
          </table:table-cell>
          <table:table-cell office:value-type="float" office:value="0.204812526084772" calcext:value-type="float">
            <text:p>0.204812526084772</text:p>
          </table:table-cell>
          <table:table-cell office:value-type="float" office:value="0.00702303904474186" calcext:value-type="float">
            <text:p>0.007023039044742</text:p>
          </table:table-cell>
          <table:table-cell office:value-type="float" office:value="0.0249408015571889" calcext:value-type="float">
            <text:p>0.024940801557189</text:p>
          </table:table-cell>
          <table:table-cell office:value-type="float" office:value="0.147662076432437" calcext:value-type="float">
            <text:p>0.147662076432437</text:p>
          </table:table-cell>
          <table:table-cell office:value-type="float" office:value="0.119956530705043" calcext:value-type="float">
            <text:p>0.119956530705043</text:p>
          </table:table-cell>
          <table:table-cell office:value-type="float" office:value="0.13814857666259" calcext:value-type="float">
            <text:p>0.13814857666259</text:p>
          </table:table-cell>
          <table:table-cell office:value-type="float" office:value="0.171313182946341" calcext:value-type="float">
            <text:p>0.171313182946341</text:p>
          </table:table-cell>
          <table:table-cell office:value-type="float" office:value="0.251880192572381" calcext:value-type="float">
            <text:p>0.251880192572381</text:p>
          </table:table-cell>
          <table:table-cell/>
        </table:table-row>
        <table:table-row table:style-name="ro1">
          <table:table-cell table:number-columns-repeated="24"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4</text:p>
          </table:table-cell>
          <table:table-cell office:value-type="string" calcext:value-type="string">
            <text:p>LanCam</text:p>
          </table:table-cell>
          <table:table-cell office:value-type="float" office:value="1098.36474609375" calcext:value-type="float">
            <text:p>1098.36474609375</text:p>
          </table:table-cell>
          <table:table-cell office:value-type="float" office:value="7673651.10871327" calcext:value-type="float">
            <text:p>7673651.10871327</text:p>
          </table:table-cell>
          <table:table-cell office:value-type="float" office:value="341923.867222051" calcext:value-type="float">
            <text:p>341923.867222051</text:p>
          </table:table-cell>
          <table:table-cell office:value-type="string" calcext:value-type="string">
            <text:p>CD</text:p>
          </table:table-cell>
          <table:table-cell office:value-type="float" office:value="18.9671897888184" calcext:value-type="float">
            <text:p>18.9671897888184</text:p>
          </table:table-cell>
          <table:table-cell office:value-type="float" office:value="2576.85888671875" calcext:value-type="float">
            <text:p>2576.85888671875</text:p>
          </table:table-cell>
          <table:table-cell office:value-type="float" office:value="0" calcext:value-type="float">
            <text:p>0</text:p>
          </table:table-cell>
          <table:table-cell office:value-type="float" office:value="0.0550143266475645" calcext:value-type="float">
            <text:p>0.055014326647565</text:p>
          </table:table-cell>
          <table:table-cell office:value-type="float" office:value="0.205953517987902" calcext:value-type="float">
            <text:p>0.205953517987902</text:p>
          </table:table-cell>
          <table:table-cell office:value-type="float" office:value="0" calcext:value-type="float">
            <text:p>0</text:p>
          </table:table-cell>
          <table:table-cell office:value-type="float" office:value="0.354536771728749" calcext:value-type="float">
            <text:p>0.354536771728749</text:p>
          </table:table-cell>
          <table:table-cell office:value-type="float" office:value="0" calcext:value-type="float">
            <text:p>0</text:p>
          </table:table-cell>
          <table:table-cell office:value-type="float" office:value="0.132473734479465" calcext:value-type="float">
            <text:p>0.132473734479465</text:p>
          </table:table-cell>
          <table:table-cell office:value-type="float" office:value="0.0321872015281757" calcext:value-type="float">
            <text:p>0.032187201528176</text:p>
          </table:table-cell>
          <table:table-cell office:value-type="float" office:value="0.219834447628144" calcext:value-type="float">
            <text:p>0.219834447628144</text:p>
          </table:table-cell>
          <table:table-cell office:value-type="float" office:value="0.000608423122908546" calcext:value-type="float">
            <text:p>0.000608423122909</text:p>
          </table:table-cell>
          <table:table-cell office:value-type="float" office:value="0.0181465733751212" calcext:value-type="float">
            <text:p>0.018146573375121</text:p>
          </table:table-cell>
          <table:table-cell office:value-type="float" office:value="0.291714126028483" calcext:value-type="float">
            <text:p>0.291714126028483</text:p>
          </table:table-cell>
          <table:table-cell office:value-type="float" office:value="0" calcext:value-type="float">
            <text:p>0</text:p>
          </table:table-cell>
          <table:table-cell office:value-type="float" office:value="0.340419811954807" calcext:value-type="float">
            <text:p>0.340419811954807</text:p>
          </table:table-cell>
          <table:table-cell office:value-type="float" office:value="0" calcext:value-type="float">
            <text:p>0</text:p>
          </table:table-cell>
          <table:table-cell office:value-type="float" office:value="0.185052600301382" calcext:value-type="float">
            <text:p>0.185052600301382</text:p>
          </table:table-cell>
          <table:table-cell office:value-type="float" office:value="0.0266715717833165" calcext:value-type="float">
            <text:p>0.026671571783317</text:p>
          </table:table-cell>
          <table:table-cell office:value-type="float" office:value="0.137386893433983" calcext:value-type="float">
            <text:p>0.137386893433983</text:p>
          </table:table-cell>
          <table:table-cell office:value-type="float" office:value="0.00040592239895716" calcext:value-type="float">
            <text:p>0.000405922398957</text:p>
          </table:table-cell>
          <table:table-cell office:value-type="float" office:value="0.0131018308072992" calcext:value-type="float">
            <text:p>0.013101830807299</text:p>
          </table:table-cell>
          <table:table-cell office:value-type="float" office:value="0.332559221336484" calcext:value-type="float">
            <text:p>0.332559221336484</text:p>
          </table:table-cell>
          <table:table-cell office:value-type="float" office:value="0" calcext:value-type="float">
            <text:p>0</text:p>
          </table:table-cell>
          <table:table-cell office:value-type="float" office:value="0.254775999816053" calcext:value-type="float">
            <text:p>0.254775999816053</text:p>
          </table:table-cell>
          <table:table-cell office:value-type="float" office:value="0" calcext:value-type="float">
            <text:p>0</text:p>
          </table:table-cell>
          <table:table-cell office:value-type="float" office:value="0.300518767057142" calcext:value-type="float">
            <text:p>0.300518767057142</text:p>
          </table:table-cell>
          <table:table-cell office:value-type="float" office:value="0.0188218876187478" calcext:value-type="float">
            <text:p>0.018821887618748</text:p>
          </table:table-cell>
          <table:table-cell office:value-type="float" office:value="0.0798163709653171" calcext:value-type="float">
            <text:p>0.079816370965317</text:p>
          </table:table-cell>
          <table:table-cell office:value-type="float" office:value="0.000163989841093844" calcext:value-type="float">
            <text:p>0.000163989841094</text:p>
          </table:table-cell>
          <table:table-cell office:value-type="float" office:value="0.0083076724498654" calcext:value-type="float">
            <text:p>0.008307672449865</text:p>
          </table:table-cell>
          <table:table-cell office:value-type="float" office:value="0.427307799938742" calcext:value-type="float">
            <text:p>0.427307799938742</text:p>
          </table:table-cell>
          <table:table-cell office:value-type="float" office:value="0" calcext:value-type="float">
            <text:p>0</text:p>
          </table:table-cell>
          <table:table-cell office:value-type="float" office:value="0.184430381286961" calcext:value-type="float">
            <text:p>0.184430381286961</text:p>
          </table:table-cell>
          <table:table-cell office:value-type="float" office:value="0.0117109906520501" calcext:value-type="float">
            <text:p>0.01171099065205</text:p>
          </table:table-cell>
          <table:table-cell office:value-type="float" office:value="0.309234056352199" calcext:value-type="float">
            <text:p>0.309234056352199</text:p>
          </table:table-cell>
          <table:table-cell office:value-type="float" office:value="0.00829576996139891" calcext:value-type="float">
            <text:p>0.008295769961399</text:p>
          </table:table-cell>
          <table:table-cell office:value-type="float" office:value="0.05054933951769" calcext:value-type="float">
            <text:p>0.05054933951769</text:p>
          </table:table-cell>
          <table:table-cell office:value-type="float" office:value="0.000938822309493702" calcext:value-type="float">
            <text:p>0.000938822309494</text:p>
          </table:table-cell>
          <table:table-cell office:value-type="float" office:value="0.00474907888232662" calcext:value-type="float">
            <text:p>0.004749078882327</text:p>
          </table:table-cell>
          <table:table-cell office:value-type="float" office:value="0.680514775269035" calcext:value-type="float">
            <text:p>0.680514775269035</text:p>
          </table:table-cell>
          <table:table-cell office:value-type="float" office:value="0.000124197228022369" calcext:value-type="float">
            <text:p>0.000124197228022</text:p>
          </table:table-cell>
          <table:table-cell office:value-type="float" office:value="0.0714206786054635" calcext:value-type="float">
            <text:p>0.071420678605464</text:p>
          </table:table-cell>
          <table:table-cell office:value-type="float" office:value="0.0054760810189567" calcext:value-type="float">
            <text:p>0.005476081018957</text:p>
          </table:table-cell>
          <table:table-cell office:value-type="float" office:value="0.204812526084772" calcext:value-type="float">
            <text:p>0.204812526084772</text:p>
          </table:table-cell>
          <table:table-cell office:value-type="float" office:value="0.00702303904474186" calcext:value-type="float">
            <text:p>0.007023039044742</text:p>
          </table:table-cell>
          <table:table-cell office:value-type="float" office:value="0.0249408015571889" calcext:value-type="float">
            <text:p>0.024940801557189</text:p>
          </table:table-cell>
          <table:table-cell office:value-type="float" office:value="0.147662076432437" calcext:value-type="float">
            <text:p>0.147662076432437</text:p>
          </table:table-cell>
          <table:table-cell office:value-type="float" office:value="0.119956530705043" calcext:value-type="float">
            <text:p>0.119956530705043</text:p>
          </table:table-cell>
          <table:table-cell office:value-type="float" office:value="0.13814857666259" calcext:value-type="float">
            <text:p>0.13814857666259</text:p>
          </table:table-cell>
          <table:table-cell office:value-type="float" office:value="0.171313182946341" calcext:value-type="float">
            <text:p>0.171313182946341</text:p>
          </table:table-cell>
          <table:table-cell office:value-type="float" office:value="0.251880192572381" calcext:value-type="float">
            <text:p>0.251880192572381</text:p>
          </table:table-cell>
          <table:table-cell/>
        </table:table-row>
        <table:table-row table:style-name="ro1">
          <table:table-cell table:number-columns-repeated="6" office:value-type="float" office:value="0" calcext:value-type="float">
            <text:p>0</text:p>
          </table:table-cell>
          <table:table-cell office:value-type="float" office:value="5" calcext:value-type="float">
            <text:p>5</text:p>
          </table:table-cell>
          <table:table-cell table:number-columns-repeated="34"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4</text:p>
          </table:table-cell>
          <table:table-cell office:value-type="string" calcext:value-type="string">
            <text:p>DesInt</text:p>
          </table:table-cell>
          <table:table-cell office:value-type="float" office:value="1098.36474609375" calcext:value-type="float">
            <text:p>1098.36474609375</text:p>
          </table:table-cell>
          <table:table-cell office:value-type="float" office:value="7673651.10871327" calcext:value-type="float">
            <text:p>7673651.10871327</text:p>
          </table:table-cell>
          <table:table-cell office:value-type="float" office:value="341923.867222051" calcext:value-type="float">
            <text:p>341923.867222051</text:p>
          </table:table-cell>
          <table:table-cell office:value-type="string" calcext:value-type="string">
            <text:p>CD</text:p>
          </table:table-cell>
          <table:table-cell office:value-type="float" office:value="18.9671897888184" calcext:value-type="float">
            <text:p>18.9671897888184</text:p>
          </table:table-cell>
          <table:table-cell office:value-type="float" office:value="2576.85888671875" calcext:value-type="float">
            <text:p>2576.85888671875</text:p>
          </table:table-cell>
          <table:table-cell office:value-type="float" office:value="0" calcext:value-type="float">
            <text:p>0</text:p>
          </table:table-cell>
          <table:table-cell office:value-type="float" office:value="0.0550143266475645" calcext:value-type="float">
            <text:p>0.055014326647565</text:p>
          </table:table-cell>
          <table:table-cell office:value-type="float" office:value="0.205953517987902" calcext:value-type="float">
            <text:p>0.205953517987902</text:p>
          </table:table-cell>
          <table:table-cell office:value-type="float" office:value="0" calcext:value-type="float">
            <text:p>0</text:p>
          </table:table-cell>
          <table:table-cell office:value-type="float" office:value="0.354536771728749" calcext:value-type="float">
            <text:p>0.354536771728749</text:p>
          </table:table-cell>
          <table:table-cell office:value-type="float" office:value="0" calcext:value-type="float">
            <text:p>0</text:p>
          </table:table-cell>
          <table:table-cell office:value-type="float" office:value="0.132473734479465" calcext:value-type="float">
            <text:p>0.132473734479465</text:p>
          </table:table-cell>
          <table:table-cell office:value-type="float" office:value="0.0321872015281757" calcext:value-type="float">
            <text:p>0.032187201528176</text:p>
          </table:table-cell>
          <table:table-cell office:value-type="float" office:value="0.219834447628144" calcext:value-type="float">
            <text:p>0.219834447628144</text:p>
          </table:table-cell>
          <table:table-cell office:value-type="float" office:value="0.000608423122908546" calcext:value-type="float">
            <text:p>0.000608423122909</text:p>
          </table:table-cell>
          <table:table-cell office:value-type="float" office:value="0.0181465733751212" calcext:value-type="float">
            <text:p>0.018146573375121</text:p>
          </table:table-cell>
          <table:table-cell office:value-type="float" office:value="0.291714126028483" calcext:value-type="float">
            <text:p>0.291714126028483</text:p>
          </table:table-cell>
          <table:table-cell office:value-type="float" office:value="0" calcext:value-type="float">
            <text:p>0</text:p>
          </table:table-cell>
          <table:table-cell office:value-type="float" office:value="0.340419811954807" calcext:value-type="float">
            <text:p>0.340419811954807</text:p>
          </table:table-cell>
          <table:table-cell office:value-type="float" office:value="0" calcext:value-type="float">
            <text:p>0</text:p>
          </table:table-cell>
          <table:table-cell office:value-type="float" office:value="0.185052600301382" calcext:value-type="float">
            <text:p>0.185052600301382</text:p>
          </table:table-cell>
          <table:table-cell office:value-type="float" office:value="0.0266715717833165" calcext:value-type="float">
            <text:p>0.026671571783317</text:p>
          </table:table-cell>
          <table:table-cell office:value-type="float" office:value="0.137386893433983" calcext:value-type="float">
            <text:p>0.137386893433983</text:p>
          </table:table-cell>
          <table:table-cell office:value-type="float" office:value="0.00040592239895716" calcext:value-type="float">
            <text:p>0.000405922398957</text:p>
          </table:table-cell>
          <table:table-cell office:value-type="float" office:value="0.0131018308072992" calcext:value-type="float">
            <text:p>0.013101830807299</text:p>
          </table:table-cell>
          <table:table-cell office:value-type="float" office:value="0.332559221336484" calcext:value-type="float">
            <text:p>0.332559221336484</text:p>
          </table:table-cell>
          <table:table-cell office:value-type="float" office:value="0" calcext:value-type="float">
            <text:p>0</text:p>
          </table:table-cell>
          <table:table-cell office:value-type="float" office:value="0.254775999816053" calcext:value-type="float">
            <text:p>0.254775999816053</text:p>
          </table:table-cell>
          <table:table-cell office:value-type="float" office:value="0" calcext:value-type="float">
            <text:p>0</text:p>
          </table:table-cell>
          <table:table-cell office:value-type="float" office:value="0.300518767057142" calcext:value-type="float">
            <text:p>0.300518767057142</text:p>
          </table:table-cell>
          <table:table-cell office:value-type="float" office:value="0.0188218876187478" calcext:value-type="float">
            <text:p>0.018821887618748</text:p>
          </table:table-cell>
          <table:table-cell office:value-type="float" office:value="0.0798163709653171" calcext:value-type="float">
            <text:p>0.079816370965317</text:p>
          </table:table-cell>
          <table:table-cell office:value-type="float" office:value="0.000163989841093844" calcext:value-type="float">
            <text:p>0.000163989841094</text:p>
          </table:table-cell>
          <table:table-cell office:value-type="float" office:value="0.0083076724498654" calcext:value-type="float">
            <text:p>0.008307672449865</text:p>
          </table:table-cell>
          <table:table-cell office:value-type="float" office:value="0.427307799938742" calcext:value-type="float">
            <text:p>0.427307799938742</text:p>
          </table:table-cell>
          <table:table-cell office:value-type="float" office:value="0" calcext:value-type="float">
            <text:p>0</text:p>
          </table:table-cell>
          <table:table-cell office:value-type="float" office:value="0.184430381286961" calcext:value-type="float">
            <text:p>0.184430381286961</text:p>
          </table:table-cell>
          <table:table-cell office:value-type="float" office:value="0.0117109906520501" calcext:value-type="float">
            <text:p>0.01171099065205</text:p>
          </table:table-cell>
          <table:table-cell office:value-type="float" office:value="0.309234056352199" calcext:value-type="float">
            <text:p>0.309234056352199</text:p>
          </table:table-cell>
          <table:table-cell office:value-type="float" office:value="0.00829576996139891" calcext:value-type="float">
            <text:p>0.008295769961399</text:p>
          </table:table-cell>
          <table:table-cell office:value-type="float" office:value="0.05054933951769" calcext:value-type="float">
            <text:p>0.05054933951769</text:p>
          </table:table-cell>
          <table:table-cell office:value-type="float" office:value="0.000938822309493702" calcext:value-type="float">
            <text:p>0.000938822309494</text:p>
          </table:table-cell>
          <table:table-cell office:value-type="float" office:value="0.00474907888232662" calcext:value-type="float">
            <text:p>0.004749078882327</text:p>
          </table:table-cell>
          <table:table-cell office:value-type="float" office:value="0.680514775269035" calcext:value-type="float">
            <text:p>0.680514775269035</text:p>
          </table:table-cell>
          <table:table-cell office:value-type="float" office:value="0.000124197228022369" calcext:value-type="float">
            <text:p>0.000124197228022</text:p>
          </table:table-cell>
          <table:table-cell office:value-type="float" office:value="0.0714206786054635" calcext:value-type="float">
            <text:p>0.071420678605464</text:p>
          </table:table-cell>
          <table:table-cell office:value-type="float" office:value="0.0054760810189567" calcext:value-type="float">
            <text:p>0.005476081018957</text:p>
          </table:table-cell>
          <table:table-cell office:value-type="float" office:value="0.204812526084772" calcext:value-type="float">
            <text:p>0.204812526084772</text:p>
          </table:table-cell>
          <table:table-cell office:value-type="float" office:value="0.00702303904474186" calcext:value-type="float">
            <text:p>0.007023039044742</text:p>
          </table:table-cell>
          <table:table-cell office:value-type="float" office:value="0.0249408015571889" calcext:value-type="float">
            <text:p>0.024940801557189</text:p>
          </table:table-cell>
          <table:table-cell office:value-type="float" office:value="0.147662076432437" calcext:value-type="float">
            <text:p>0.147662076432437</text:p>
          </table:table-cell>
          <table:table-cell office:value-type="float" office:value="0.119956530705043" calcext:value-type="float">
            <text:p>0.119956530705043</text:p>
          </table:table-cell>
          <table:table-cell office:value-type="float" office:value="0.13814857666259" calcext:value-type="float">
            <text:p>0.13814857666259</text:p>
          </table:table-cell>
          <table:table-cell office:value-type="float" office:value="0.171313182946341" calcext:value-type="float">
            <text:p>0.171313182946341</text:p>
          </table:table-cell>
          <table:table-cell office:value-type="float" office:value="0.251880192572381" calcext:value-type="float">
            <text:p>0.251880192572381</text:p>
          </table:table-cell>
          <table:table-cell/>
        </table:table-row>
        <table:table-row table:style-name="ro1">
          <table:table-cell table:number-columns-repeated="17" office:value-type="float" office:value="0" calcext:value-type="float">
            <text:p>0</text:p>
          </table:table-cell>
          <table:table-cell office:value-type="float" office:value="26" calcext:value-type="float">
            <text:p>26</text:p>
          </table:table-cell>
          <table:table-cell table:number-columns-repeated="23"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5</text:p>
          </table:table-cell>
          <table:table-cell office:value-type="string" calcext:value-type="string">
            <text:p>SolMau</text:p>
          </table:table-cell>
          <table:table-cell office:value-type="float" office:value="803.232788085938" calcext:value-type="float">
            <text:p>803.232788085938</text:p>
          </table:table-cell>
          <table:table-cell office:value-type="float" office:value="7673514.76106711" calcext:value-type="float">
            <text:p>7673514.76106711</text:p>
          </table:table-cell>
          <table:table-cell office:value-type="float" office:value="342988.950738081" calcext:value-type="float">
            <text:p>342988.950738081</text:p>
          </table:table-cell>
          <table:table-cell office:value-type="string" calcext:value-type="string">
            <text:p>CD</text:p>
          </table:table-cell>
          <table:table-cell office:value-type="float" office:value="20.6086101531982" calcext:value-type="float">
            <text:p>20.6086101531982</text:p>
          </table:table-cell>
          <table:table-cell office:value-type="float" office:value="2661.10083007812" calcext:value-type="float">
            <text:p>2661.10083007812</text:p>
          </table:table-cell>
          <table:table-cell table:number-columns-repeated="2" office:value-type="float" office:value="0" calcext:value-type="float">
            <text:p>0</text:p>
          </table:table-cell>
          <table:table-cell office:value-type="float" office:value="0.586042217198892" calcext:value-type="float">
            <text:p>0.586042217198892</text:p>
          </table:table-cell>
          <table:table-cell office:value-type="float" office:value="0" calcext:value-type="float">
            <text:p>0</text:p>
          </table:table-cell>
          <table:table-cell office:value-type="float" office:value="0.117768792384348" calcext:value-type="float">
            <text:p>0.117768792384348</text:p>
          </table:table-cell>
          <table:table-cell office:value-type="float" office:value="0" calcext:value-type="float">
            <text:p>0</text:p>
          </table:table-cell>
          <table:table-cell office:value-type="float" office:value="0.27090961189468" calcext:value-type="float">
            <text:p>0.27090961189468</text:p>
          </table:table-cell>
          <table:table-cell office:value-type="float" office:value="0.0252793785220797" calcext:value-type="float">
            <text:p>0.02527937852208</text:p>
          </table:table-cell>
          <table:table-cell office:value-type="float" office:value="0" calcext:value-type="float">
            <text:p>0</text:p>
          </table:table-cell>
          <table:table-cell office:value-type="float" office:value="0.00111427116053994" calcext:value-type="float">
            <text:p>0.00111427116054</text:p>
          </table:table-cell>
          <table:table-cell office:value-type="float" office:value="0.0145244361434191" calcext:value-type="float">
            <text:p>0.014524436143419</text:p>
          </table:table-cell>
          <table:table-cell office:value-type="float" office:value="0.518663157596853" calcext:value-type="float">
            <text:p>0.518663157596853</text:p>
          </table:table-cell>
          <table:table-cell office:value-type="float" office:value="0" calcext:value-type="float">
            <text:p>0</text:p>
          </table:table-cell>
          <table:table-cell office:value-type="float" office:value="0.11074794125138" calcext:value-type="float">
            <text:p>0.11074794125138</text:p>
          </table:table-cell>
          <table:table-cell office:value-type="float" office:value="0" calcext:value-type="float">
            <text:p>0</text:p>
          </table:table-cell>
          <table:table-cell office:value-type="float" office:value="0.313106658742961" calcext:value-type="float">
            <text:p>0.313106658742961</text:p>
          </table:table-cell>
          <table:table-cell office:value-type="float" office:value="0.0347051249398647" calcext:value-type="float">
            <text:p>0.034705124939865</text:p>
          </table:table-cell>
          <table:table-cell office:value-type="float" office:value="0.00713841016498288" calcext:value-type="float">
            <text:p>0.007138410164983</text:p>
          </table:table-cell>
          <table:table-cell office:value-type="float" office:value="0.00496734909435542" calcext:value-type="float">
            <text:p>0.004967349094355</text:p>
          </table:table-cell>
          <table:table-cell office:value-type="float" office:value="0.00555643724507591" calcext:value-type="float">
            <text:p>0.005556437245076</text:p>
          </table:table-cell>
          <table:table-cell office:value-type="float" office:value="0.613900687090183" calcext:value-type="float">
            <text:p>0.613900687090183</text:p>
          </table:table-cell>
          <table:table-cell office:value-type="float" office:value="0" calcext:value-type="float">
            <text:p>0</text:p>
          </table:table-cell>
          <table:table-cell office:value-type="float" office:value="0.0450172736426539" calcext:value-type="float">
            <text:p>0.045017273642654</text:p>
          </table:table-cell>
          <table:table-cell office:value-type="float" office:value="0.0181702760644608" calcext:value-type="float">
            <text:p>0.018170276064461</text:p>
          </table:table-cell>
          <table:table-cell office:value-type="float" office:value="0.267136681900468" calcext:value-type="float">
            <text:p>0.267136681900468</text:p>
          </table:table-cell>
          <table:table-cell office:value-type="float" office:value="0.0249039929775671" calcext:value-type="float">
            <text:p>0.024903992977567</text:p>
          </table:table-cell>
          <table:table-cell office:value-type="float" office:value="0.020347301985236" calcext:value-type="float">
            <text:p>0.020347301985236</text:p>
          </table:table-cell>
          <table:table-cell office:value-type="float" office:value="0.00161770713810915" calcext:value-type="float">
            <text:p>0.001617707138109</text:p>
          </table:table-cell>
          <table:table-cell office:value-type="float" office:value="0.00348269506395727" calcext:value-type="float">
            <text:p>0.003482695063957</text:p>
          </table:table-cell>
          <table:table-cell office:value-type="float" office:value="0.664059746490002" calcext:value-type="float">
            <text:p>0.664059746490002</text:p>
          </table:table-cell>
          <table:table-cell office:value-type="float" office:value="0" calcext:value-type="float">
            <text:p>0</text:p>
          </table:table-cell>
          <table:table-cell office:value-type="float" office:value="0.0528164257004828" calcext:value-type="float">
            <text:p>0.052816425700483</text:p>
          </table:table-cell>
          <table:table-cell office:value-type="float" office:value="0.0200556314356713" calcext:value-type="float">
            <text:p>0.020055631435671</text:p>
          </table:table-cell>
          <table:table-cell office:value-type="float" office:value="0.223989742027082" calcext:value-type="float">
            <text:p>0.223989742027082</text:p>
          </table:table-cell>
          <table:table-cell office:value-type="float" office:value="0.0145102856133548" calcext:value-type="float">
            <text:p>0.014510285613355</text:p>
          </table:table-cell>
          <table:table-cell office:value-type="float" office:value="0.0194677665313409" calcext:value-type="float">
            <text:p>0.019467766531341</text:p>
          </table:table-cell>
          <table:table-cell office:value-type="float" office:value="0.00136082844705843" calcext:value-type="float">
            <text:p>0.001360828447058</text:p>
          </table:table-cell>
          <table:table-cell office:value-type="float" office:value="0.00538320568893596" calcext:value-type="float">
            <text:p>0.005383205688936</text:p>
          </table:table-cell>
          <table:table-cell office:value-type="float" office:value="0.669274898665144" calcext:value-type="float">
            <text:p>0.669274898665144</text:p>
          </table:table-cell>
          <table:table-cell office:value-type="float" office:value="0.0000857866577386374" calcext:value-type="float">
            <text:p>8.57866577386374E-05</text:p>
          </table:table-cell>
          <table:table-cell office:value-type="float" office:value="0.0844046444808652" calcext:value-type="float">
            <text:p>0.084404644480865</text:p>
          </table:table-cell>
          <table:table-cell office:value-type="float" office:value="0.00754875285492354" calcext:value-type="float">
            <text:p>0.007548752854924</text:p>
          </table:table-cell>
          <table:table-cell office:value-type="float" office:value="0.193076337590196" calcext:value-type="float">
            <text:p>0.193076337590196</text:p>
          </table:table-cell>
          <table:table-cell office:value-type="float" office:value="0.0105323310451373" calcext:value-type="float">
            <text:p>0.010532331045137</text:p>
          </table:table-cell>
          <table:table-cell office:value-type="float" office:value="0.0283332145700005" calcext:value-type="float">
            <text:p>0.028333214570001</text:p>
          </table:table-cell>
          <table:table-cell office:value-type="float" office:value="0.152014110087176" calcext:value-type="float">
            <text:p>0.152014110087176</text:p>
          </table:table-cell>
          <table:table-cell office:value-type="float" office:value="0.14228362484109" calcext:value-type="float">
            <text:p>0.14228362484109</text:p>
          </table:table-cell>
          <table:table-cell office:value-type="float" office:value="0.139836736669028" calcext:value-type="float">
            <text:p>0.139836736669028</text:p>
          </table:table-cell>
          <table:table-cell office:value-type="float" office:value="0.174698486466037" calcext:value-type="float">
            <text:p>0.174698486466037</text:p>
          </table:table-cell>
          <table:table-cell office:value-type="float" office:value="0.273196186352554" calcext:value-type="float">
            <text:p>0.273196186352554</text:p>
          </table:table-cell>
          <table:table-cell/>
        </table:table-row>
        <table:table-row table:style-name="ro1">
          <table:table-cell office:value-type="float" office:value="4" calcext:value-type="float">
            <text:p>4</text:p>
          </table:table-cell>
          <table:table-cell table:number-columns-repeated="40"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5</text:p>
          </table:table-cell>
          <table:table-cell office:value-type="string" calcext:value-type="string">
            <text:p>LanCam</text:p>
          </table:table-cell>
          <table:table-cell office:value-type="float" office:value="803.232788085938" calcext:value-type="float">
            <text:p>803.232788085938</text:p>
          </table:table-cell>
          <table:table-cell office:value-type="float" office:value="7673514.76106711" calcext:value-type="float">
            <text:p>7673514.76106711</text:p>
          </table:table-cell>
          <table:table-cell office:value-type="float" office:value="342988.950738081" calcext:value-type="float">
            <text:p>342988.950738081</text:p>
          </table:table-cell>
          <table:table-cell office:value-type="string" calcext:value-type="string">
            <text:p>CD</text:p>
          </table:table-cell>
          <table:table-cell office:value-type="float" office:value="20.6086101531982" calcext:value-type="float">
            <text:p>20.6086101531982</text:p>
          </table:table-cell>
          <table:table-cell office:value-type="float" office:value="2661.10083007812" calcext:value-type="float">
            <text:p>2661.10083007812</text:p>
          </table:table-cell>
          <table:table-cell table:number-columns-repeated="2" office:value-type="float" office:value="0" calcext:value-type="float">
            <text:p>0</text:p>
          </table:table-cell>
          <table:table-cell office:value-type="float" office:value="0.586042217198892" calcext:value-type="float">
            <text:p>0.586042217198892</text:p>
          </table:table-cell>
          <table:table-cell office:value-type="float" office:value="0" calcext:value-type="float">
            <text:p>0</text:p>
          </table:table-cell>
          <table:table-cell office:value-type="float" office:value="0.117768792384348" calcext:value-type="float">
            <text:p>0.117768792384348</text:p>
          </table:table-cell>
          <table:table-cell office:value-type="float" office:value="0" calcext:value-type="float">
            <text:p>0</text:p>
          </table:table-cell>
          <table:table-cell office:value-type="float" office:value="0.27090961189468" calcext:value-type="float">
            <text:p>0.27090961189468</text:p>
          </table:table-cell>
          <table:table-cell office:value-type="float" office:value="0.0252793785220797" calcext:value-type="float">
            <text:p>0.02527937852208</text:p>
          </table:table-cell>
          <table:table-cell office:value-type="float" office:value="0" calcext:value-type="float">
            <text:p>0</text:p>
          </table:table-cell>
          <table:table-cell office:value-type="float" office:value="0.00111427116053994" calcext:value-type="float">
            <text:p>0.00111427116054</text:p>
          </table:table-cell>
          <table:table-cell office:value-type="float" office:value="0.0145244361434191" calcext:value-type="float">
            <text:p>0.014524436143419</text:p>
          </table:table-cell>
          <table:table-cell office:value-type="float" office:value="0.518663157596853" calcext:value-type="float">
            <text:p>0.518663157596853</text:p>
          </table:table-cell>
          <table:table-cell office:value-type="float" office:value="0" calcext:value-type="float">
            <text:p>0</text:p>
          </table:table-cell>
          <table:table-cell office:value-type="float" office:value="0.11074794125138" calcext:value-type="float">
            <text:p>0.11074794125138</text:p>
          </table:table-cell>
          <table:table-cell office:value-type="float" office:value="0" calcext:value-type="float">
            <text:p>0</text:p>
          </table:table-cell>
          <table:table-cell office:value-type="float" office:value="0.313106658742961" calcext:value-type="float">
            <text:p>0.313106658742961</text:p>
          </table:table-cell>
          <table:table-cell office:value-type="float" office:value="0.0347051249398647" calcext:value-type="float">
            <text:p>0.034705124939865</text:p>
          </table:table-cell>
          <table:table-cell office:value-type="float" office:value="0.00713841016498288" calcext:value-type="float">
            <text:p>0.007138410164983</text:p>
          </table:table-cell>
          <table:table-cell office:value-type="float" office:value="0.00496734909435542" calcext:value-type="float">
            <text:p>0.004967349094355</text:p>
          </table:table-cell>
          <table:table-cell office:value-type="float" office:value="0.00555643724507591" calcext:value-type="float">
            <text:p>0.005556437245076</text:p>
          </table:table-cell>
          <table:table-cell office:value-type="float" office:value="0.613900687090183" calcext:value-type="float">
            <text:p>0.613900687090183</text:p>
          </table:table-cell>
          <table:table-cell office:value-type="float" office:value="0" calcext:value-type="float">
            <text:p>0</text:p>
          </table:table-cell>
          <table:table-cell office:value-type="float" office:value="0.0450172736426539" calcext:value-type="float">
            <text:p>0.045017273642654</text:p>
          </table:table-cell>
          <table:table-cell office:value-type="float" office:value="0.0181702760644608" calcext:value-type="float">
            <text:p>0.018170276064461</text:p>
          </table:table-cell>
          <table:table-cell office:value-type="float" office:value="0.267136681900468" calcext:value-type="float">
            <text:p>0.267136681900468</text:p>
          </table:table-cell>
          <table:table-cell office:value-type="float" office:value="0.0249039929775671" calcext:value-type="float">
            <text:p>0.024903992977567</text:p>
          </table:table-cell>
          <table:table-cell office:value-type="float" office:value="0.020347301985236" calcext:value-type="float">
            <text:p>0.020347301985236</text:p>
          </table:table-cell>
          <table:table-cell office:value-type="float" office:value="0.00161770713810915" calcext:value-type="float">
            <text:p>0.001617707138109</text:p>
          </table:table-cell>
          <table:table-cell office:value-type="float" office:value="0.00348269506395727" calcext:value-type="float">
            <text:p>0.003482695063957</text:p>
          </table:table-cell>
          <table:table-cell office:value-type="float" office:value="0.664059746490002" calcext:value-type="float">
            <text:p>0.664059746490002</text:p>
          </table:table-cell>
          <table:table-cell office:value-type="float" office:value="0" calcext:value-type="float">
            <text:p>0</text:p>
          </table:table-cell>
          <table:table-cell office:value-type="float" office:value="0.0528164257004828" calcext:value-type="float">
            <text:p>0.052816425700483</text:p>
          </table:table-cell>
          <table:table-cell office:value-type="float" office:value="0.0200556314356713" calcext:value-type="float">
            <text:p>0.020055631435671</text:p>
          </table:table-cell>
          <table:table-cell office:value-type="float" office:value="0.223989742027082" calcext:value-type="float">
            <text:p>0.223989742027082</text:p>
          </table:table-cell>
          <table:table-cell office:value-type="float" office:value="0.0145102856133548" calcext:value-type="float">
            <text:p>0.014510285613355</text:p>
          </table:table-cell>
          <table:table-cell office:value-type="float" office:value="0.0194677665313409" calcext:value-type="float">
            <text:p>0.019467766531341</text:p>
          </table:table-cell>
          <table:table-cell office:value-type="float" office:value="0.00136082844705843" calcext:value-type="float">
            <text:p>0.001360828447058</text:p>
          </table:table-cell>
          <table:table-cell office:value-type="float" office:value="0.00538320568893596" calcext:value-type="float">
            <text:p>0.005383205688936</text:p>
          </table:table-cell>
          <table:table-cell office:value-type="float" office:value="0.669274898665144" calcext:value-type="float">
            <text:p>0.669274898665144</text:p>
          </table:table-cell>
          <table:table-cell office:value-type="float" office:value="0.0000857866577386374" calcext:value-type="float">
            <text:p>8.57866577386374E-05</text:p>
          </table:table-cell>
          <table:table-cell office:value-type="float" office:value="0.0844046444808652" calcext:value-type="float">
            <text:p>0.084404644480865</text:p>
          </table:table-cell>
          <table:table-cell office:value-type="float" office:value="0.00754875285492354" calcext:value-type="float">
            <text:p>0.007548752854924</text:p>
          </table:table-cell>
          <table:table-cell office:value-type="float" office:value="0.193076337590196" calcext:value-type="float">
            <text:p>0.193076337590196</text:p>
          </table:table-cell>
          <table:table-cell office:value-type="float" office:value="0.0105323310451373" calcext:value-type="float">
            <text:p>0.010532331045137</text:p>
          </table:table-cell>
          <table:table-cell office:value-type="float" office:value="0.0283332145700005" calcext:value-type="float">
            <text:p>0.028333214570001</text:p>
          </table:table-cell>
          <table:table-cell office:value-type="float" office:value="0.152014110087176" calcext:value-type="float">
            <text:p>0.152014110087176</text:p>
          </table:table-cell>
          <table:table-cell office:value-type="float" office:value="0.14228362484109" calcext:value-type="float">
            <text:p>0.14228362484109</text:p>
          </table:table-cell>
          <table:table-cell office:value-type="float" office:value="0.139836736669028" calcext:value-type="float">
            <text:p>0.139836736669028</text:p>
          </table:table-cell>
          <table:table-cell office:value-type="float" office:value="0.174698486466037" calcext:value-type="float">
            <text:p>0.174698486466037</text:p>
          </table:table-cell>
          <table:table-cell office:value-type="float" office:value="0.273196186352554" calcext:value-type="float">
            <text:p>0.273196186352554</text:p>
          </table:table-cell>
          <table:table-cell/>
        </table:table-row>
        <table:table-row table:style-name="ro1">
          <table:table-cell table:number-columns-repeated="17" office:value-type="float" office:value="0" calcext:value-type="float">
            <text:p>0</text:p>
          </table:table-cell>
          <table:table-cell office:value-type="float" office:value="17" calcext:value-type="float">
            <text:p>17</text:p>
          </table:table-cell>
          <table:table-cell table:number-columns-repeated="23"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6</text:p>
          </table:table-cell>
          <table:table-cell office:value-type="string" calcext:value-type="string">
            <text:p>SolMau</text:p>
          </table:table-cell>
          <table:table-cell office:value-type="float" office:value="651.975769042969" calcext:value-type="float">
            <text:p>651.975769042969</text:p>
          </table:table-cell>
          <table:table-cell office:value-type="float" office:value="7673453.99300136" calcext:value-type="float">
            <text:p>7673453.99300136</text:p>
          </table:table-cell>
          <table:table-cell office:value-type="float" office:value="346784.44280774" calcext:value-type="float">
            <text:p>346784.44280774</text:p>
          </table:table-cell>
          <table:table-cell office:value-type="string" calcext:value-type="string">
            <text:p>CD</text:p>
          </table:table-cell>
          <table:table-cell office:value-type="float" office:value="19.1260795593262" calcext:value-type="float">
            <text:p>19.1260795593262</text:p>
          </table:table-cell>
          <table:table-cell office:value-type="float" office:value="3062.71142578125" calcext:value-type="float">
            <text:p>3062.71142578125</text:p>
          </table:table-cell>
          <table:table-cell office:value-type="float" office:value="0" calcext:value-type="float">
            <text:p>0</text:p>
          </table:table-cell>
          <table:table-cell office:value-type="float" office:value="0.0214595007641365" calcext:value-type="float">
            <text:p>0.021459500764137</text:p>
          </table:table-cell>
          <table:table-cell office:value-type="float" office:value="0.141333418237392" calcext:value-type="float">
            <text:p>0.141333418237392</text:p>
          </table:table-cell>
          <table:table-cell office:value-type="float" office:value="0" calcext:value-type="float">
            <text:p>0</text:p>
          </table:table-cell>
          <table:table-cell office:value-type="float" office:value="0.312627356087621" calcext:value-type="float">
            <text:p>0.312627356087621</text:p>
          </table:table-cell>
          <table:table-cell office:value-type="float" office:value="0" calcext:value-type="float">
            <text:p>0</text:p>
          </table:table-cell>
          <table:table-cell office:value-type="float" office:value="0.278559602649007" calcext:value-type="float">
            <text:p>0.278559602649007</text:p>
          </table:table-cell>
          <table:table-cell office:value-type="float" office:value="0.0228285787060621" calcext:value-type="float">
            <text:p>0.022828578706062</text:p>
          </table:table-cell>
          <table:table-cell office:value-type="float" office:value="0.223191543555782" calcext:value-type="float">
            <text:p>0.223191543555782</text:p>
          </table:table-cell>
          <table:table-cell office:value-type="float" office:value="0.0110437434116041" calcext:value-type="float">
            <text:p>0.011043743411604</text:p>
          </table:table-cell>
          <table:table-cell office:value-type="float" office:value="0.0165620777236163" calcext:value-type="float">
            <text:p>0.016562077723616</text:p>
          </table:table-cell>
          <table:table-cell office:value-type="float" office:value="0.173473791449412" calcext:value-type="float">
            <text:p>0.173473791449412</text:p>
          </table:table-cell>
          <table:table-cell office:value-type="float" office:value="0" calcext:value-type="float">
            <text:p>0</text:p>
          </table:table-cell>
          <table:table-cell office:value-type="float" office:value="0.467735431243677" calcext:value-type="float">
            <text:p>0.467735431243677</text:p>
          </table:table-cell>
          <table:table-cell office:value-type="float" office:value="0" calcext:value-type="float">
            <text:p>0</text:p>
          </table:table-cell>
          <table:table-cell office:value-type="float" office:value="0.186678882466554" calcext:value-type="float">
            <text:p>0.186678882466554</text:p>
          </table:table-cell>
          <table:table-cell office:value-type="float" office:value="0.0304498857421806" calcext:value-type="float">
            <text:p>0.030449885742181</text:p>
          </table:table-cell>
          <table:table-cell office:value-type="float" office:value="0.114056187962956" calcext:value-type="float">
            <text:p>0.114056187962956</text:p>
          </table:table-cell>
          <table:table-cell office:value-type="float" office:value="0.00709000960427895" calcext:value-type="float">
            <text:p>0.007090009604279</text:p>
          </table:table-cell>
          <table:table-cell office:value-type="float" office:value="0.0391272664241129" calcext:value-type="float">
            <text:p>0.039127266424113</text:p>
          </table:table-cell>
          <table:table-cell office:value-type="float" office:value="0.293312556489256" calcext:value-type="float">
            <text:p>0.293312556489256</text:p>
          </table:table-cell>
          <table:table-cell office:value-type="float" office:value="0" calcext:value-type="float">
            <text:p>0</text:p>
          </table:table-cell>
          <table:table-cell office:value-type="float" office:value="0.314427820217803" calcext:value-type="float">
            <text:p>0.314427820217803</text:p>
          </table:table-cell>
          <table:table-cell office:value-type="float" office:value="0" calcext:value-type="float">
            <text:p>0</text:p>
          </table:table-cell>
          <table:table-cell office:value-type="float" office:value="0.180320779379277" calcext:value-type="float">
            <text:p>0.180320779379277</text:p>
          </table:table-cell>
          <table:table-cell office:value-type="float" office:value="0.0450109927428441" calcext:value-type="float">
            <text:p>0.045010992742844</text:p>
          </table:table-cell>
          <table:table-cell office:value-type="float" office:value="0.120710575142428" calcext:value-type="float">
            <text:p>0.120710575142428</text:p>
          </table:table-cell>
          <table:table-cell office:value-type="float" office:value="0.00899967161973565" calcext:value-type="float">
            <text:p>0.008999671619736</text:p>
          </table:table-cell>
          <table:table-cell office:value-type="float" office:value="0.0192741848907188" calcext:value-type="float">
            <text:p>0.019274184890719</text:p>
          </table:table-cell>
          <table:table-cell office:value-type="float" office:value="0.538882801925656" calcext:value-type="float">
            <text:p>0.538882801925656</text:p>
          </table:table-cell>
          <table:table-cell office:value-type="float" office:value="0" calcext:value-type="float">
            <text:p>0</text:p>
          </table:table-cell>
          <table:table-cell office:value-type="float" office:value="0.187062028084933" calcext:value-type="float">
            <text:p>0.187062028084933</text:p>
          </table:table-cell>
          <table:table-cell office:value-type="float" office:value="0.0146589686754698" calcext:value-type="float">
            <text:p>0.01465896867547</text:p>
          </table:table-cell>
          <table:table-cell office:value-type="float" office:value="0.140473604331252" calcext:value-type="float">
            <text:p>0.140473604331252</text:p>
          </table:table-cell>
          <table:table-cell office:value-type="float" office:value="0.0234728738956635" calcext:value-type="float">
            <text:p>0.023472873895664</text:p>
          </table:table-cell>
          <table:table-cell office:value-type="float" office:value="0.0671758665765726" calcext:value-type="float">
            <text:p>0.067175866576573</text:p>
          </table:table-cell>
          <table:table-cell office:value-type="float" office:value="0.0109202880350222" calcext:value-type="float">
            <text:p>0.010920288035022</text:p>
          </table:table-cell>
          <table:table-cell office:value-type="float" office:value="0.00537834785165853" calcext:value-type="float">
            <text:p>0.005378347851659</text:p>
          </table:table-cell>
          <table:table-cell office:value-type="float" office:value="0.710296112287716" calcext:value-type="float">
            <text:p>0.710296112287716</text:p>
          </table:table-cell>
          <table:table-cell office:value-type="float" office:value="0.00560792615183897" calcext:value-type="float">
            <text:p>0.005607926151839</text:p>
          </table:table-cell>
          <table:table-cell office:value-type="float" office:value="0.0759569668456602" calcext:value-type="float">
            <text:p>0.07595696684566</text:p>
          </table:table-cell>
          <table:table-cell office:value-type="float" office:value="0.00718559067083803" calcext:value-type="float">
            <text:p>0.007185590670838</text:p>
          </table:table-cell>
          <table:table-cell office:value-type="float" office:value="0.130099792677984" calcext:value-type="float">
            <text:p>0.130099792677984</text:p>
          </table:table-cell>
          <table:table-cell office:value-type="float" office:value="0.0145688003361184" calcext:value-type="float">
            <text:p>0.014568800336118</text:p>
          </table:table-cell>
          <table:table-cell office:value-type="float" office:value="0.0399861751431636" calcext:value-type="float">
            <text:p>0.039986175143164</text:p>
          </table:table-cell>
          <table:table-cell office:value-type="float" office:value="0.132482971240908" calcext:value-type="float">
            <text:p>0.132482971240908</text:p>
          </table:table-cell>
          <table:table-cell office:value-type="float" office:value="0.0849071406887235" calcext:value-type="float">
            <text:p>0.084907140688724</text:p>
          </table:table-cell>
          <table:table-cell office:value-type="float" office:value="0.0784188978556268" calcext:value-type="float">
            <text:p>0.078418897855627</text:p>
          </table:table-cell>
          <table:table-cell office:value-type="float" office:value="0.0672648609126744" calcext:value-type="float">
            <text:p>0.067264860912674</text:p>
          </table:table-cell>
          <table:table-cell office:value-type="float" office:value="0.153756139036931" calcext:value-type="float">
            <text:p>0.153756139036931</text:p>
          </table:table-cell>
          <table:table-cell/>
        </table:table-row>
        <table:table-row table:style-name="ro1">
          <table:table-cell office:value-type="float" office:value="1" calcext:value-type="float">
            <text:p>1</text:p>
          </table:table-cell>
          <table:table-cell table:number-columns-repeated="40"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6</text:p>
          </table:table-cell>
          <table:table-cell office:value-type="string" calcext:value-type="string">
            <text:p>LanCam</text:p>
          </table:table-cell>
          <table:table-cell office:value-type="float" office:value="651.975769042969" calcext:value-type="float">
            <text:p>651.975769042969</text:p>
          </table:table-cell>
          <table:table-cell office:value-type="float" office:value="7673453.99300136" calcext:value-type="float">
            <text:p>7673453.99300136</text:p>
          </table:table-cell>
          <table:table-cell office:value-type="float" office:value="346784.44280774" calcext:value-type="float">
            <text:p>346784.44280774</text:p>
          </table:table-cell>
          <table:table-cell office:value-type="string" calcext:value-type="string">
            <text:p>CD</text:p>
          </table:table-cell>
          <table:table-cell office:value-type="float" office:value="19.1260795593262" calcext:value-type="float">
            <text:p>19.1260795593262</text:p>
          </table:table-cell>
          <table:table-cell office:value-type="float" office:value="3062.71142578125" calcext:value-type="float">
            <text:p>3062.71142578125</text:p>
          </table:table-cell>
          <table:table-cell office:value-type="float" office:value="0" calcext:value-type="float">
            <text:p>0</text:p>
          </table:table-cell>
          <table:table-cell office:value-type="float" office:value="0.0214595007641365" calcext:value-type="float">
            <text:p>0.021459500764137</text:p>
          </table:table-cell>
          <table:table-cell office:value-type="float" office:value="0.141333418237392" calcext:value-type="float">
            <text:p>0.141333418237392</text:p>
          </table:table-cell>
          <table:table-cell office:value-type="float" office:value="0" calcext:value-type="float">
            <text:p>0</text:p>
          </table:table-cell>
          <table:table-cell office:value-type="float" office:value="0.312627356087621" calcext:value-type="float">
            <text:p>0.312627356087621</text:p>
          </table:table-cell>
          <table:table-cell office:value-type="float" office:value="0" calcext:value-type="float">
            <text:p>0</text:p>
          </table:table-cell>
          <table:table-cell office:value-type="float" office:value="0.278559602649007" calcext:value-type="float">
            <text:p>0.278559602649007</text:p>
          </table:table-cell>
          <table:table-cell office:value-type="float" office:value="0.0228285787060621" calcext:value-type="float">
            <text:p>0.022828578706062</text:p>
          </table:table-cell>
          <table:table-cell office:value-type="float" office:value="0.223191543555782" calcext:value-type="float">
            <text:p>0.223191543555782</text:p>
          </table:table-cell>
          <table:table-cell office:value-type="float" office:value="0.0110437434116041" calcext:value-type="float">
            <text:p>0.011043743411604</text:p>
          </table:table-cell>
          <table:table-cell office:value-type="float" office:value="0.0165620777236163" calcext:value-type="float">
            <text:p>0.016562077723616</text:p>
          </table:table-cell>
          <table:table-cell office:value-type="float" office:value="0.173473791449412" calcext:value-type="float">
            <text:p>0.173473791449412</text:p>
          </table:table-cell>
          <table:table-cell office:value-type="float" office:value="0" calcext:value-type="float">
            <text:p>0</text:p>
          </table:table-cell>
          <table:table-cell office:value-type="float" office:value="0.467735431243677" calcext:value-type="float">
            <text:p>0.467735431243677</text:p>
          </table:table-cell>
          <table:table-cell office:value-type="float" office:value="0" calcext:value-type="float">
            <text:p>0</text:p>
          </table:table-cell>
          <table:table-cell office:value-type="float" office:value="0.186678882466554" calcext:value-type="float">
            <text:p>0.186678882466554</text:p>
          </table:table-cell>
          <table:table-cell office:value-type="float" office:value="0.0304498857421806" calcext:value-type="float">
            <text:p>0.030449885742181</text:p>
          </table:table-cell>
          <table:table-cell office:value-type="float" office:value="0.114056187962956" calcext:value-type="float">
            <text:p>0.114056187962956</text:p>
          </table:table-cell>
          <table:table-cell office:value-type="float" office:value="0.00709000960427895" calcext:value-type="float">
            <text:p>0.007090009604279</text:p>
          </table:table-cell>
          <table:table-cell office:value-type="float" office:value="0.0391272664241129" calcext:value-type="float">
            <text:p>0.039127266424113</text:p>
          </table:table-cell>
          <table:table-cell office:value-type="float" office:value="0.293312556489256" calcext:value-type="float">
            <text:p>0.293312556489256</text:p>
          </table:table-cell>
          <table:table-cell office:value-type="float" office:value="0" calcext:value-type="float">
            <text:p>0</text:p>
          </table:table-cell>
          <table:table-cell office:value-type="float" office:value="0.314427820217803" calcext:value-type="float">
            <text:p>0.314427820217803</text:p>
          </table:table-cell>
          <table:table-cell office:value-type="float" office:value="0" calcext:value-type="float">
            <text:p>0</text:p>
          </table:table-cell>
          <table:table-cell office:value-type="float" office:value="0.180320779379277" calcext:value-type="float">
            <text:p>0.180320779379277</text:p>
          </table:table-cell>
          <table:table-cell office:value-type="float" office:value="0.0450109927428441" calcext:value-type="float">
            <text:p>0.045010992742844</text:p>
          </table:table-cell>
          <table:table-cell office:value-type="float" office:value="0.120710575142428" calcext:value-type="float">
            <text:p>0.120710575142428</text:p>
          </table:table-cell>
          <table:table-cell office:value-type="float" office:value="0.00899967161973565" calcext:value-type="float">
            <text:p>0.008999671619736</text:p>
          </table:table-cell>
          <table:table-cell office:value-type="float" office:value="0.0192741848907188" calcext:value-type="float">
            <text:p>0.019274184890719</text:p>
          </table:table-cell>
          <table:table-cell office:value-type="float" office:value="0.538882801925656" calcext:value-type="float">
            <text:p>0.538882801925656</text:p>
          </table:table-cell>
          <table:table-cell office:value-type="float" office:value="0" calcext:value-type="float">
            <text:p>0</text:p>
          </table:table-cell>
          <table:table-cell office:value-type="float" office:value="0.187062028084933" calcext:value-type="float">
            <text:p>0.187062028084933</text:p>
          </table:table-cell>
          <table:table-cell office:value-type="float" office:value="0.0146589686754698" calcext:value-type="float">
            <text:p>0.01465896867547</text:p>
          </table:table-cell>
          <table:table-cell office:value-type="float" office:value="0.140473604331252" calcext:value-type="float">
            <text:p>0.140473604331252</text:p>
          </table:table-cell>
          <table:table-cell office:value-type="float" office:value="0.0234728738956635" calcext:value-type="float">
            <text:p>0.023472873895664</text:p>
          </table:table-cell>
          <table:table-cell office:value-type="float" office:value="0.0671758665765726" calcext:value-type="float">
            <text:p>0.067175866576573</text:p>
          </table:table-cell>
          <table:table-cell office:value-type="float" office:value="0.0109202880350222" calcext:value-type="float">
            <text:p>0.010920288035022</text:p>
          </table:table-cell>
          <table:table-cell office:value-type="float" office:value="0.00537834785165853" calcext:value-type="float">
            <text:p>0.005378347851659</text:p>
          </table:table-cell>
          <table:table-cell office:value-type="float" office:value="0.710296112287716" calcext:value-type="float">
            <text:p>0.710296112287716</text:p>
          </table:table-cell>
          <table:table-cell office:value-type="float" office:value="0.00560792615183897" calcext:value-type="float">
            <text:p>0.005607926151839</text:p>
          </table:table-cell>
          <table:table-cell office:value-type="float" office:value="0.0759569668456602" calcext:value-type="float">
            <text:p>0.07595696684566</text:p>
          </table:table-cell>
          <table:table-cell office:value-type="float" office:value="0.00718559067083803" calcext:value-type="float">
            <text:p>0.007185590670838</text:p>
          </table:table-cell>
          <table:table-cell office:value-type="float" office:value="0.130099792677984" calcext:value-type="float">
            <text:p>0.130099792677984</text:p>
          </table:table-cell>
          <table:table-cell office:value-type="float" office:value="0.0145688003361184" calcext:value-type="float">
            <text:p>0.014568800336118</text:p>
          </table:table-cell>
          <table:table-cell office:value-type="float" office:value="0.0399861751431636" calcext:value-type="float">
            <text:p>0.039986175143164</text:p>
          </table:table-cell>
          <table:table-cell office:value-type="float" office:value="0.132482971240908" calcext:value-type="float">
            <text:p>0.132482971240908</text:p>
          </table:table-cell>
          <table:table-cell office:value-type="float" office:value="0.0849071406887235" calcext:value-type="float">
            <text:p>0.084907140688724</text:p>
          </table:table-cell>
          <table:table-cell office:value-type="float" office:value="0.0784188978556268" calcext:value-type="float">
            <text:p>0.078418897855627</text:p>
          </table:table-cell>
          <table:table-cell office:value-type="float" office:value="0.0672648609126744" calcext:value-type="float">
            <text:p>0.067264860912674</text:p>
          </table:table-cell>
          <table:table-cell office:value-type="float" office:value="0.153756139036931" calcext:value-type="float">
            <text:p>0.153756139036931</text:p>
          </table:table-cell>
          <table:table-cell/>
        </table:table-row>
        <table:table-row table:style-name="ro1">
          <table:table-cell office:value-type="float" office:value="5" calcext:value-type="float">
            <text:p>5</text:p>
          </table:table-cell>
          <table:table-cell table:number-columns-repeated="40"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6</text:p>
          </table:table-cell>
          <table:table-cell office:value-type="string" calcext:value-type="string">
            <text:p>Other</text:p>
          </table:table-cell>
          <table:table-cell office:value-type="float" office:value="651.975769042969" calcext:value-type="float">
            <text:p>651.975769042969</text:p>
          </table:table-cell>
          <table:table-cell office:value-type="float" office:value="7673453.99300136" calcext:value-type="float">
            <text:p>7673453.99300136</text:p>
          </table:table-cell>
          <table:table-cell office:value-type="float" office:value="346784.44280774" calcext:value-type="float">
            <text:p>346784.44280774</text:p>
          </table:table-cell>
          <table:table-cell office:value-type="string" calcext:value-type="string">
            <text:p>CD</text:p>
          </table:table-cell>
          <table:table-cell office:value-type="float" office:value="19.1260795593262" calcext:value-type="float">
            <text:p>19.1260795593262</text:p>
          </table:table-cell>
          <table:table-cell office:value-type="float" office:value="3062.71142578125" calcext:value-type="float">
            <text:p>3062.71142578125</text:p>
          </table:table-cell>
          <table:table-cell office:value-type="float" office:value="0" calcext:value-type="float">
            <text:p>0</text:p>
          </table:table-cell>
          <table:table-cell office:value-type="float" office:value="0.0214595007641365" calcext:value-type="float">
            <text:p>0.021459500764137</text:p>
          </table:table-cell>
          <table:table-cell office:value-type="float" office:value="0.141333418237392" calcext:value-type="float">
            <text:p>0.141333418237392</text:p>
          </table:table-cell>
          <table:table-cell office:value-type="float" office:value="0" calcext:value-type="float">
            <text:p>0</text:p>
          </table:table-cell>
          <table:table-cell office:value-type="float" office:value="0.312627356087621" calcext:value-type="float">
            <text:p>0.312627356087621</text:p>
          </table:table-cell>
          <table:table-cell office:value-type="float" office:value="0" calcext:value-type="float">
            <text:p>0</text:p>
          </table:table-cell>
          <table:table-cell office:value-type="float" office:value="0.278559602649007" calcext:value-type="float">
            <text:p>0.278559602649007</text:p>
          </table:table-cell>
          <table:table-cell office:value-type="float" office:value="0.0228285787060621" calcext:value-type="float">
            <text:p>0.022828578706062</text:p>
          </table:table-cell>
          <table:table-cell office:value-type="float" office:value="0.223191543555782" calcext:value-type="float">
            <text:p>0.223191543555782</text:p>
          </table:table-cell>
          <table:table-cell office:value-type="float" office:value="0.0110437434116041" calcext:value-type="float">
            <text:p>0.011043743411604</text:p>
          </table:table-cell>
          <table:table-cell office:value-type="float" office:value="0.0165620777236163" calcext:value-type="float">
            <text:p>0.016562077723616</text:p>
          </table:table-cell>
          <table:table-cell office:value-type="float" office:value="0.173473791449412" calcext:value-type="float">
            <text:p>0.173473791449412</text:p>
          </table:table-cell>
          <table:table-cell office:value-type="float" office:value="0" calcext:value-type="float">
            <text:p>0</text:p>
          </table:table-cell>
          <table:table-cell office:value-type="float" office:value="0.467735431243677" calcext:value-type="float">
            <text:p>0.467735431243677</text:p>
          </table:table-cell>
          <table:table-cell office:value-type="float" office:value="0" calcext:value-type="float">
            <text:p>0</text:p>
          </table:table-cell>
          <table:table-cell office:value-type="float" office:value="0.186678882466554" calcext:value-type="float">
            <text:p>0.186678882466554</text:p>
          </table:table-cell>
          <table:table-cell office:value-type="float" office:value="0.0304498857421806" calcext:value-type="float">
            <text:p>0.030449885742181</text:p>
          </table:table-cell>
          <table:table-cell office:value-type="float" office:value="0.114056187962956" calcext:value-type="float">
            <text:p>0.114056187962956</text:p>
          </table:table-cell>
          <table:table-cell office:value-type="float" office:value="0.00709000960427895" calcext:value-type="float">
            <text:p>0.007090009604279</text:p>
          </table:table-cell>
          <table:table-cell office:value-type="float" office:value="0.0391272664241129" calcext:value-type="float">
            <text:p>0.039127266424113</text:p>
          </table:table-cell>
          <table:table-cell office:value-type="float" office:value="0.293312556489256" calcext:value-type="float">
            <text:p>0.293312556489256</text:p>
          </table:table-cell>
          <table:table-cell office:value-type="float" office:value="0" calcext:value-type="float">
            <text:p>0</text:p>
          </table:table-cell>
          <table:table-cell office:value-type="float" office:value="0.314427820217803" calcext:value-type="float">
            <text:p>0.314427820217803</text:p>
          </table:table-cell>
          <table:table-cell office:value-type="float" office:value="0" calcext:value-type="float">
            <text:p>0</text:p>
          </table:table-cell>
          <table:table-cell office:value-type="float" office:value="0.180320779379277" calcext:value-type="float">
            <text:p>0.180320779379277</text:p>
          </table:table-cell>
          <table:table-cell office:value-type="float" office:value="0.0450109927428441" calcext:value-type="float">
            <text:p>0.045010992742844</text:p>
          </table:table-cell>
          <table:table-cell office:value-type="float" office:value="0.120710575142428" calcext:value-type="float">
            <text:p>0.120710575142428</text:p>
          </table:table-cell>
          <table:table-cell office:value-type="float" office:value="0.00899967161973565" calcext:value-type="float">
            <text:p>0.008999671619736</text:p>
          </table:table-cell>
          <table:table-cell office:value-type="float" office:value="0.0192741848907188" calcext:value-type="float">
            <text:p>0.019274184890719</text:p>
          </table:table-cell>
          <table:table-cell office:value-type="float" office:value="0.538882801925656" calcext:value-type="float">
            <text:p>0.538882801925656</text:p>
          </table:table-cell>
          <table:table-cell office:value-type="float" office:value="0" calcext:value-type="float">
            <text:p>0</text:p>
          </table:table-cell>
          <table:table-cell office:value-type="float" office:value="0.187062028084933" calcext:value-type="float">
            <text:p>0.187062028084933</text:p>
          </table:table-cell>
          <table:table-cell office:value-type="float" office:value="0.0146589686754698" calcext:value-type="float">
            <text:p>0.01465896867547</text:p>
          </table:table-cell>
          <table:table-cell office:value-type="float" office:value="0.140473604331252" calcext:value-type="float">
            <text:p>0.140473604331252</text:p>
          </table:table-cell>
          <table:table-cell office:value-type="float" office:value="0.0234728738956635" calcext:value-type="float">
            <text:p>0.023472873895664</text:p>
          </table:table-cell>
          <table:table-cell office:value-type="float" office:value="0.0671758665765726" calcext:value-type="float">
            <text:p>0.067175866576573</text:p>
          </table:table-cell>
          <table:table-cell office:value-type="float" office:value="0.0109202880350222" calcext:value-type="float">
            <text:p>0.010920288035022</text:p>
          </table:table-cell>
          <table:table-cell office:value-type="float" office:value="0.00537834785165853" calcext:value-type="float">
            <text:p>0.005378347851659</text:p>
          </table:table-cell>
          <table:table-cell office:value-type="float" office:value="0.710296112287716" calcext:value-type="float">
            <text:p>0.710296112287716</text:p>
          </table:table-cell>
          <table:table-cell office:value-type="float" office:value="0.00560792615183897" calcext:value-type="float">
            <text:p>0.005607926151839</text:p>
          </table:table-cell>
          <table:table-cell office:value-type="float" office:value="0.0759569668456602" calcext:value-type="float">
            <text:p>0.07595696684566</text:p>
          </table:table-cell>
          <table:table-cell office:value-type="float" office:value="0.00718559067083803" calcext:value-type="float">
            <text:p>0.007185590670838</text:p>
          </table:table-cell>
          <table:table-cell office:value-type="float" office:value="0.130099792677984" calcext:value-type="float">
            <text:p>0.130099792677984</text:p>
          </table:table-cell>
          <table:table-cell office:value-type="float" office:value="0.0145688003361184" calcext:value-type="float">
            <text:p>0.014568800336118</text:p>
          </table:table-cell>
          <table:table-cell office:value-type="float" office:value="0.0399861751431636" calcext:value-type="float">
            <text:p>0.039986175143164</text:p>
          </table:table-cell>
          <table:table-cell office:value-type="float" office:value="0.132482971240908" calcext:value-type="float">
            <text:p>0.132482971240908</text:p>
          </table:table-cell>
          <table:table-cell office:value-type="float" office:value="0.0849071406887235" calcext:value-type="float">
            <text:p>0.084907140688724</text:p>
          </table:table-cell>
          <table:table-cell office:value-type="float" office:value="0.0784188978556268" calcext:value-type="float">
            <text:p>0.078418897855627</text:p>
          </table:table-cell>
          <table:table-cell office:value-type="float" office:value="0.0672648609126744" calcext:value-type="float">
            <text:p>0.067264860912674</text:p>
          </table:table-cell>
          <table:table-cell office:value-type="float" office:value="0.153756139036931" calcext:value-type="float">
            <text:p>0.153756139036931</text:p>
          </table:table-cell>
          <table:table-cell/>
        </table:table-row>
        <table:table-row table:style-name="ro1">
          <table:table-cell table:number-columns-repeated="6" office:value-type="float" office:value="0" calcext:value-type="float">
            <text:p>0</text:p>
          </table:table-cell>
          <table:table-cell office:value-type="float" office:value="21" calcext:value-type="float">
            <text:p>21</text:p>
          </table:table-cell>
          <table:table-cell table:number-columns-repeated="34"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7</text:p>
          </table:table-cell>
          <table:table-cell office:value-type="string" calcext:value-type="string">
            <text:p>Ipo</text:p>
          </table:table-cell>
          <table:table-cell office:value-type="float" office:value="433.925079345703" calcext:value-type="float">
            <text:p>433.925079345703</text:p>
          </table:table-cell>
          <table:table-cell office:value-type="float" office:value="7674233.05309254" calcext:value-type="float">
            <text:p>7674233.05309254</text:p>
          </table:table-cell>
          <table:table-cell office:value-type="float" office:value="348472.158494816" calcext:value-type="float">
            <text:p>348472.158494816</text:p>
          </table:table-cell>
          <table:table-cell office:value-type="string" calcext:value-type="string">
            <text:p>DD</text:p>
          </table:table-cell>
          <table:table-cell office:value-type="float" office:value="19.5631675720215" calcext:value-type="float">
            <text:p>19.5631675720215</text:p>
          </table:table-cell>
          <table:table-cell office:value-type="float" office:value="3680.201171875" calcext:value-type="float">
            <text:p>3680.201171875</text:p>
          </table:table-cell>
          <table:table-cell table:number-columns-repeated="2" office:value-type="float" office:value="0" calcext:value-type="float">
            <text:p>0</text:p>
          </table:table-cell>
          <table:table-cell office:value-type="float" office:value="0.35972872289617" calcext:value-type="float">
            <text:p>0.35972872289617</text:p>
          </table:table-cell>
          <table:table-cell office:value-type="float" office:value="0" calcext:value-type="float">
            <text:p>0</text:p>
          </table:table-cell>
          <table:table-cell office:value-type="float" office:value="0.0469640525997389" calcext:value-type="float">
            <text:p>0.046964052599739</text:p>
          </table:table-cell>
          <table:table-cell office:value-type="float" office:value="0" calcext:value-type="float">
            <text:p>0</text:p>
          </table:table-cell>
          <table:table-cell office:value-type="float" office:value="0.138026554589741" calcext:value-type="float">
            <text:p>0.138026554589741</text:p>
          </table:table-cell>
          <table:table-cell office:value-type="float" office:value="0.001592001783042" calcext:value-type="float">
            <text:p>0.001592001783042</text:p>
          </table:table-cell>
          <table:table-cell office:value-type="float" office:value="0.453688668131308" calcext:value-type="float">
            <text:p>0.453688668131308</text:p>
          </table:table-cell>
          <table:table-cell office:value-type="float" office:value="0.000389105058365759" calcext:value-type="float">
            <text:p>0.000389105058366</text:p>
          </table:table-cell>
          <table:table-cell office:value-type="float" office:value="0" calcext:value-type="float">
            <text:p>0</text:p>
          </table:table-cell>
          <table:table-cell office:value-type="float" office:value="0.593042094092678" calcext:value-type="float">
            <text:p>0.593042094092678</text:p>
          </table:table-cell>
          <table:table-cell office:value-type="float" office:value="0.000116731517509728" calcext:value-type="float">
            <text:p>0.00011673151751</text:p>
          </table:table-cell>
          <table:table-cell office:value-type="float" office:value="0.0466819950477538" calcext:value-type="float">
            <text:p>0.046681995047754</text:p>
          </table:table-cell>
          <table:table-cell office:value-type="float" office:value="0" calcext:value-type="float">
            <text:p>0</text:p>
          </table:table-cell>
          <table:table-cell office:value-type="float" office:value="0.148309161655465" calcext:value-type="float">
            <text:p>0.148309161655465</text:p>
          </table:table-cell>
          <table:table-cell office:value-type="float" office:value="0.00759108595684471" calcext:value-type="float">
            <text:p>0.007591085956845</text:p>
          </table:table-cell>
          <table:table-cell office:value-type="float" office:value="0.203869826671383" calcext:value-type="float">
            <text:p>0.203869826671383</text:p>
          </table:table-cell>
          <table:table-cell office:value-type="float" office:value="0.00187044493595826" calcext:value-type="float">
            <text:p>0.001870444935958</text:p>
          </table:table-cell>
          <table:table-cell office:value-type="float" office:value="0.0044165494137946" calcext:value-type="float">
            <text:p>0.004416549413795</text:p>
          </table:table-cell>
          <table:table-cell office:value-type="float" office:value="0.779676620853294" calcext:value-type="float">
            <text:p>0.779676620853294</text:p>
          </table:table-cell>
          <table:table-cell office:value-type="float" office:value="0.0108759961335294" calcext:value-type="float">
            <text:p>0.010875996133529</text:p>
          </table:table-cell>
          <table:table-cell office:value-type="float" office:value="0.0235525718838962" calcext:value-type="float">
            <text:p>0.023552571883896</text:p>
          </table:table-cell>
          <table:table-cell office:value-type="float" office:value="0" calcext:value-type="float">
            <text:p>0</text:p>
          </table:table-cell>
          <table:table-cell office:value-type="float" office:value="0.0925282136499146" calcext:value-type="float">
            <text:p>0.092528213649915</text:p>
          </table:table-cell>
          <table:table-cell office:value-type="float" office:value="0.0149246471580292" calcext:value-type="float">
            <text:p>0.014924647158029</text:p>
          </table:table-cell>
          <table:table-cell office:value-type="float" office:value="0.0721549559715834" calcext:value-type="float">
            <text:p>0.072154955971583</text:p>
          </table:table-cell>
          <table:table-cell office:value-type="float" office:value="0.0058686342571252" calcext:value-type="float">
            <text:p>0.005868634257125</text:p>
          </table:table-cell>
          <table:table-cell office:value-type="float" office:value="0.00312870905323757" calcext:value-type="float">
            <text:p>0.003128709053238</text:p>
          </table:table-cell>
          <table:table-cell office:value-type="float" office:value="0.752894938276613" calcext:value-type="float">
            <text:p>0.752894938276613</text:p>
          </table:table-cell>
          <table:table-cell office:value-type="float" office:value="0.00858669695457919" calcext:value-type="float">
            <text:p>0.008586696954579</text:p>
          </table:table-cell>
          <table:table-cell office:value-type="float" office:value="0.0480967239429215" calcext:value-type="float">
            <text:p>0.048096723942922</text:p>
          </table:table-cell>
          <table:table-cell office:value-type="float" office:value="0" calcext:value-type="float">
            <text:p>0</text:p>
          </table:table-cell>
          <table:table-cell office:value-type="float" office:value="0.0950178772085741" calcext:value-type="float">
            <text:p>0.095017877208574</text:p>
          </table:table-cell>
          <table:table-cell office:value-type="float" office:value="0.021050696254979" calcext:value-type="float">
            <text:p>0.021050696254979</text:p>
          </table:table-cell>
          <table:table-cell office:value-type="float" office:value="0.0653557240519706" calcext:value-type="float">
            <text:p>0.065355724051971</text:p>
          </table:table-cell>
          <table:table-cell office:value-type="float" office:value="0.00300223328920751" calcext:value-type="float">
            <text:p>0.003002233289208</text:p>
          </table:table-cell>
          <table:table-cell office:value-type="float" office:value="0.00373819828044951" calcext:value-type="float">
            <text:p>0.00373819828045</text:p>
          </table:table-cell>
          <table:table-cell office:value-type="float" office:value="0.834791129419908" calcext:value-type="float">
            <text:p>0.834791129419908</text:p>
          </table:table-cell>
          <table:table-cell office:value-type="float" office:value="0.00614557164324817" calcext:value-type="float">
            <text:p>0.006145571643248</text:p>
          </table:table-cell>
          <table:table-cell office:value-type="float" office:value="0.0450014224112266" calcext:value-type="float">
            <text:p>0.045001422411227</text:p>
          </table:table-cell>
          <table:table-cell office:value-type="float" office:value="0.00295809410127367" calcext:value-type="float">
            <text:p>0.002958094101274</text:p>
          </table:table-cell>
          <table:table-cell office:value-type="float" office:value="0.070895521639997" calcext:value-type="float">
            <text:p>0.070895521639997</text:p>
          </table:table-cell>
          <table:table-cell office:value-type="float" office:value="0.00823337862194448" calcext:value-type="float">
            <text:p>0.008233378621944</text:p>
          </table:table-cell>
          <table:table-cell office:value-type="float" office:value="0.0252344505927449" calcext:value-type="float">
            <text:p>0.025234450592745</text:p>
          </table:table-cell>
          <table:table-cell office:value-type="float" office:value="0.0984762272762349" calcext:value-type="float">
            <text:p>0.098476227276235</text:p>
          </table:table-cell>
          <table:table-cell office:value-type="float" office:value="0.088988420075952" calcext:value-type="float">
            <text:p>0.088988420075952</text:p>
          </table:table-cell>
          <table:table-cell office:value-type="float" office:value="0.0665916697367263" calcext:value-type="float">
            <text:p>0.066591669736726</text:p>
          </table:table-cell>
          <table:table-cell office:value-type="float" office:value="0.0791158455833275" calcext:value-type="float">
            <text:p>0.079115845583328</text:p>
          </table:table-cell>
          <table:table-cell office:value-type="float" office:value="0.0886562363738531" calcext:value-type="float">
            <text:p>0.088656236373853</text:p>
          </table:table-cell>
          <table:table-cell/>
        </table:table-row>
        <table:table-row table:style-name="ro1">
          <table:table-cell office:value-type="float" office:value="2" calcext:value-type="float">
            <text:p>2</text:p>
          </table:table-cell>
          <table:table-cell table:number-columns-repeated="16" office:value-type="float" office:value="0" calcext:value-type="float">
            <text:p>0</text:p>
          </table:table-cell>
          <table:table-cell office:value-type="float" office:value="38" calcext:value-type="float">
            <text:p>38</text:p>
          </table:table-cell>
          <table:table-cell table:number-columns-repeated="23"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7</text:p>
          </table:table-cell>
          <table:table-cell office:value-type="string" calcext:value-type="string">
            <text:p>SolMau</text:p>
          </table:table-cell>
          <table:table-cell office:value-type="float" office:value="433.925079345703" calcext:value-type="float">
            <text:p>433.925079345703</text:p>
          </table:table-cell>
          <table:table-cell office:value-type="float" office:value="7674233.05309254" calcext:value-type="float">
            <text:p>7674233.05309254</text:p>
          </table:table-cell>
          <table:table-cell office:value-type="float" office:value="348472.158494816" calcext:value-type="float">
            <text:p>348472.158494816</text:p>
          </table:table-cell>
          <table:table-cell office:value-type="string" calcext:value-type="string">
            <text:p>DD</text:p>
          </table:table-cell>
          <table:table-cell office:value-type="float" office:value="19.5631675720215" calcext:value-type="float">
            <text:p>19.5631675720215</text:p>
          </table:table-cell>
          <table:table-cell office:value-type="float" office:value="3680.201171875" calcext:value-type="float">
            <text:p>3680.201171875</text:p>
          </table:table-cell>
          <table:table-cell table:number-columns-repeated="2" office:value-type="float" office:value="0" calcext:value-type="float">
            <text:p>0</text:p>
          </table:table-cell>
          <table:table-cell office:value-type="float" office:value="0.35972872289617" calcext:value-type="float">
            <text:p>0.35972872289617</text:p>
          </table:table-cell>
          <table:table-cell office:value-type="float" office:value="0" calcext:value-type="float">
            <text:p>0</text:p>
          </table:table-cell>
          <table:table-cell office:value-type="float" office:value="0.0469640525997389" calcext:value-type="float">
            <text:p>0.046964052599739</text:p>
          </table:table-cell>
          <table:table-cell office:value-type="float" office:value="0" calcext:value-type="float">
            <text:p>0</text:p>
          </table:table-cell>
          <table:table-cell office:value-type="float" office:value="0.138026554589741" calcext:value-type="float">
            <text:p>0.138026554589741</text:p>
          </table:table-cell>
          <table:table-cell office:value-type="float" office:value="0.001592001783042" calcext:value-type="float">
            <text:p>0.001592001783042</text:p>
          </table:table-cell>
          <table:table-cell office:value-type="float" office:value="0.453688668131308" calcext:value-type="float">
            <text:p>0.453688668131308</text:p>
          </table:table-cell>
          <table:table-cell office:value-type="float" office:value="0.000389105058365759" calcext:value-type="float">
            <text:p>0.000389105058366</text:p>
          </table:table-cell>
          <table:table-cell office:value-type="float" office:value="0" calcext:value-type="float">
            <text:p>0</text:p>
          </table:table-cell>
          <table:table-cell office:value-type="float" office:value="0.593042094092678" calcext:value-type="float">
            <text:p>0.593042094092678</text:p>
          </table:table-cell>
          <table:table-cell office:value-type="float" office:value="0.000116731517509728" calcext:value-type="float">
            <text:p>0.00011673151751</text:p>
          </table:table-cell>
          <table:table-cell office:value-type="float" office:value="0.0466819950477538" calcext:value-type="float">
            <text:p>0.046681995047754</text:p>
          </table:table-cell>
          <table:table-cell office:value-type="float" office:value="0" calcext:value-type="float">
            <text:p>0</text:p>
          </table:table-cell>
          <table:table-cell office:value-type="float" office:value="0.148309161655465" calcext:value-type="float">
            <text:p>0.148309161655465</text:p>
          </table:table-cell>
          <table:table-cell office:value-type="float" office:value="0.00759108595684471" calcext:value-type="float">
            <text:p>0.007591085956845</text:p>
          </table:table-cell>
          <table:table-cell office:value-type="float" office:value="0.203869826671383" calcext:value-type="float">
            <text:p>0.203869826671383</text:p>
          </table:table-cell>
          <table:table-cell office:value-type="float" office:value="0.00187044493595826" calcext:value-type="float">
            <text:p>0.001870444935958</text:p>
          </table:table-cell>
          <table:table-cell office:value-type="float" office:value="0.0044165494137946" calcext:value-type="float">
            <text:p>0.004416549413795</text:p>
          </table:table-cell>
          <table:table-cell office:value-type="float" office:value="0.779676620853294" calcext:value-type="float">
            <text:p>0.779676620853294</text:p>
          </table:table-cell>
          <table:table-cell office:value-type="float" office:value="0.0108759961335294" calcext:value-type="float">
            <text:p>0.010875996133529</text:p>
          </table:table-cell>
          <table:table-cell office:value-type="float" office:value="0.0235525718838962" calcext:value-type="float">
            <text:p>0.023552571883896</text:p>
          </table:table-cell>
          <table:table-cell office:value-type="float" office:value="0" calcext:value-type="float">
            <text:p>0</text:p>
          </table:table-cell>
          <table:table-cell office:value-type="float" office:value="0.0925282136499146" calcext:value-type="float">
            <text:p>0.092528213649915</text:p>
          </table:table-cell>
          <table:table-cell office:value-type="float" office:value="0.0149246471580292" calcext:value-type="float">
            <text:p>0.014924647158029</text:p>
          </table:table-cell>
          <table:table-cell office:value-type="float" office:value="0.0721549559715834" calcext:value-type="float">
            <text:p>0.072154955971583</text:p>
          </table:table-cell>
          <table:table-cell office:value-type="float" office:value="0.0058686342571252" calcext:value-type="float">
            <text:p>0.005868634257125</text:p>
          </table:table-cell>
          <table:table-cell office:value-type="float" office:value="0.00312870905323757" calcext:value-type="float">
            <text:p>0.003128709053238</text:p>
          </table:table-cell>
          <table:table-cell office:value-type="float" office:value="0.752894938276613" calcext:value-type="float">
            <text:p>0.752894938276613</text:p>
          </table:table-cell>
          <table:table-cell office:value-type="float" office:value="0.00858669695457919" calcext:value-type="float">
            <text:p>0.008586696954579</text:p>
          </table:table-cell>
          <table:table-cell office:value-type="float" office:value="0.0480967239429215" calcext:value-type="float">
            <text:p>0.048096723942922</text:p>
          </table:table-cell>
          <table:table-cell office:value-type="float" office:value="0" calcext:value-type="float">
            <text:p>0</text:p>
          </table:table-cell>
          <table:table-cell office:value-type="float" office:value="0.0950178772085741" calcext:value-type="float">
            <text:p>0.095017877208574</text:p>
          </table:table-cell>
          <table:table-cell office:value-type="float" office:value="0.021050696254979" calcext:value-type="float">
            <text:p>0.021050696254979</text:p>
          </table:table-cell>
          <table:table-cell office:value-type="float" office:value="0.0653557240519706" calcext:value-type="float">
            <text:p>0.065355724051971</text:p>
          </table:table-cell>
          <table:table-cell office:value-type="float" office:value="0.00300223328920751" calcext:value-type="float">
            <text:p>0.003002233289208</text:p>
          </table:table-cell>
          <table:table-cell office:value-type="float" office:value="0.00373819828044951" calcext:value-type="float">
            <text:p>0.00373819828045</text:p>
          </table:table-cell>
          <table:table-cell office:value-type="float" office:value="0.834791129419908" calcext:value-type="float">
            <text:p>0.834791129419908</text:p>
          </table:table-cell>
          <table:table-cell office:value-type="float" office:value="0.00614557164324817" calcext:value-type="float">
            <text:p>0.006145571643248</text:p>
          </table:table-cell>
          <table:table-cell office:value-type="float" office:value="0.0450014224112266" calcext:value-type="float">
            <text:p>0.045001422411227</text:p>
          </table:table-cell>
          <table:table-cell office:value-type="float" office:value="0.00295809410127367" calcext:value-type="float">
            <text:p>0.002958094101274</text:p>
          </table:table-cell>
          <table:table-cell office:value-type="float" office:value="0.070895521639997" calcext:value-type="float">
            <text:p>0.070895521639997</text:p>
          </table:table-cell>
          <table:table-cell office:value-type="float" office:value="0.00823337862194448" calcext:value-type="float">
            <text:p>0.008233378621944</text:p>
          </table:table-cell>
          <table:table-cell office:value-type="float" office:value="0.0252344505927449" calcext:value-type="float">
            <text:p>0.025234450592745</text:p>
          </table:table-cell>
          <table:table-cell office:value-type="float" office:value="0.0984762272762349" calcext:value-type="float">
            <text:p>0.098476227276235</text:p>
          </table:table-cell>
          <table:table-cell office:value-type="float" office:value="0.088988420075952" calcext:value-type="float">
            <text:p>0.088988420075952</text:p>
          </table:table-cell>
          <table:table-cell office:value-type="float" office:value="0.0665916697367263" calcext:value-type="float">
            <text:p>0.066591669736726</text:p>
          </table:table-cell>
          <table:table-cell office:value-type="float" office:value="0.0791158455833275" calcext:value-type="float">
            <text:p>0.079115845583328</text:p>
          </table:table-cell>
          <table:table-cell office:value-type="float" office:value="0.0886562363738531" calcext:value-type="float">
            <text:p>0.088656236373853</text:p>
          </table:table-cell>
          <table:table-cell/>
        </table:table-row>
        <table:table-row table:style-name="ro1">
          <table:table-cell table:number-columns-repeated="4" office:value-type="float" office:value="0" calcext:value-type="float">
            <text:p>0</text:p>
          </table:table-cell>
          <table:table-cell office:value-type="float" office:value="4" calcext:value-type="float">
            <text:p>4</text:p>
          </table:table-cell>
          <table:table-cell table:number-columns-repeated="36" office:value-type="float" office:value="0" calcext:value-type="float">
            <text:p>0</text:p>
          </table:table-cell>
          <table:table-cell office:value-type="string" calcext:value-type="string">
            <text:p>06/07/17</text:p>
          </table:table-cell>
          <table:table-cell office:value-type="string" calcext:value-type="string">
            <text:p>win</text:p>
          </table:table-cell>
          <table:table-cell office:value-type="string" calcext:value-type="string">
            <text:p>trans3</text:p>
          </table:table-cell>
          <table:table-cell office:value-type="string" calcext:value-type="string">
            <text:p>site9</text:p>
          </table:table-cell>
          <table:table-cell office:value-type="string" calcext:value-type="string">
            <text:p>SolMau</text:p>
          </table:table-cell>
          <table:table-cell office:value-type="float" office:value="117.749366760254" calcext:value-type="float">
            <text:p>117.749366760254</text:p>
          </table:table-cell>
          <table:table-cell office:value-type="float" office:value="7679989.51006856" calcext:value-type="float">
            <text:p>7679989.51006856</text:p>
          </table:table-cell>
          <table:table-cell office:value-type="float" office:value="359586.662425119" calcext:value-type="float">
            <text:p>359586.662425119</text:p>
          </table:table-cell>
          <table:table-cell office:value-type="string" calcext:value-type="string">
            <text:p>EE</text:p>
          </table:table-cell>
          <table:table-cell office:value-type="float" office:value="23.2506504058838" calcext:value-type="float">
            <text:p>23.2506504058838</text:p>
          </table:table-cell>
          <table:table-cell office:value-type="float" office:value="3775.86669921875" calcext:value-type="float">
            <text:p>3775.86669921875</text:p>
          </table:table-cell>
          <table:table-cell table:number-columns-repeated="6" office:value-type="float" office:value="0" calcext:value-type="float">
            <text:p>0</text:p>
          </table:table-cell>
          <table:table-cell office:value-type="float" office:value="0.0127992868059093" calcext:value-type="float">
            <text:p>0.012799286805909</text:p>
          </table:table-cell>
          <table:table-cell office:value-type="float" office:value="0" calcext:value-type="float">
            <text:p>0</text:p>
          </table:table-cell>
          <table:table-cell office:value-type="float" office:value="0.987200713194091" calcext:value-type="float">
            <text:p>0.987200713194091</text:p>
          </table:table-cell>
          <table:table-cell table:number-columns-repeated="2" office:value-type="float" office:value="0" calcext:value-type="float">
            <text:p>0</text:p>
          </table:table-cell>
          <table:table-cell office:value-type="float" office:value="0.0250694211075541" calcext:value-type="float">
            <text:p>0.025069421107554</text:p>
          </table:table-cell>
          <table:table-cell office:value-type="float" office:value="0" calcext:value-type="float">
            <text:p>0</text:p>
          </table:table-cell>
          <table:table-cell office:value-type="float" office:value="0.00711013636604821" calcext:value-type="float">
            <text:p>0.007110136366048</text:p>
          </table:table-cell>
          <table:table-cell office:value-type="float" office:value="0" calcext:value-type="float">
            <text:p>0</text:p>
          </table:table-cell>
          <table:table-cell office:value-type="float" office:value="0.0985726666548754" calcext:value-type="float">
            <text:p>0.098572666654875</text:p>
          </table:table-cell>
          <table:table-cell office:value-type="float" office:value="0" calcext:value-type="float">
            <text:p>0</text:p>
          </table:table-cell>
          <table:table-cell office:value-type="float" office:value="0.869247775871522" calcext:value-type="float">
            <text:p>0.869247775871522</text:p>
          </table:table-cell>
          <table:table-cell office:value-type="float" office:value="0.111425064249847" calcext:value-type="float">
            <text:p>0.111425064249847</text:p>
          </table:table-cell>
          <table:table-cell office:value-type="float" office:value="0.000185718758125196" calcext:value-type="float">
            <text:p>0.000185718758125</text:p>
          </table:table-cell>
          <table:table-cell office:value-type="float" office:value="0.0392087673403836" calcext:value-type="float">
            <text:p>0.039208767340384</text:p>
          </table:table-cell>
          <table:table-cell office:value-type="float" office:value="0" calcext:value-type="float">
            <text:p>0</text:p>
          </table:table-cell>
          <table:table-cell office:value-type="float" office:value="0.00201991258837118" calcext:value-type="float">
            <text:p>0.002019912588371</text:p>
          </table:table-cell>
          <table:table-cell office:value-type="float" office:value="0.00915505040053346" calcext:value-type="float">
            <text:p>0.009155050400533</text:p>
          </table:table-cell>
          <table:table-cell office:value-type="float" office:value="0.200991030668358" calcext:value-type="float">
            <text:p>0.200991030668358</text:p>
          </table:table-cell>
          <table:table-cell office:value-type="float" office:value="0" calcext:value-type="float">
            <text:p>0</text:p>
          </table:table-cell>
          <table:table-cell office:value-type="float" office:value="0.637014455994382" calcext:value-type="float">
            <text:p>0.637014455994382</text:p>
          </table:table-cell>
          <table:table-cell office:value-type="float" office:value="0.266868255927495" calcext:value-type="float">
            <text:p>0.266868255927495</text:p>
          </table:table-cell>
          <table:table-cell office:value-type="float" office:value="0.000625712576901733" calcext:value-type="float">
            <text:p>0.000625712576902</text:p>
          </table:table-cell>
          <table:table-cell office:value-type="float" office:value="0.058084703800875" calcext:value-type="float">
            <text:p>0.058084703800875</text:p>
          </table:table-cell>
          <table:table-cell office:value-type="float" office:value="0" calcext:value-type="float">
            <text:p>0</text:p>
          </table:table-cell>
          <table:table-cell office:value-type="float" office:value="0.019811512637789" calcext:value-type="float">
            <text:p>0.019811512637789</text:p>
          </table:table-cell>
          <table:table-cell office:value-type="float" office:value="0.0112491438552157" calcext:value-type="float">
            <text:p>0.011249143855216</text:p>
          </table:table-cell>
          <table:table-cell office:value-type="float" office:value="0.128953625962283" calcext:value-type="float">
            <text:p>0.128953625962283</text:p>
          </table:table-cell>
          <table:table-cell office:value-type="float" office:value="0.00543854215810846" calcext:value-type="float">
            <text:p>0.005438542158108</text:p>
          </table:table-cell>
          <table:table-cell office:value-type="float" office:value="0.508968503081332" calcext:value-type="float">
            <text:p>0.508968503081332</text:p>
          </table:table-cell>
          <table:table-cell office:value-type="float" office:value="0.449209232231952" calcext:value-type="float">
            <text:p>0.449209232231952</text:p>
          </table:table-cell>
          <table:table-cell office:value-type="float" office:value="0.00736277921636449" calcext:value-type="float">
            <text:p>0.007362779216364</text:p>
          </table:table-cell>
          <table:table-cell office:value-type="float" office:value="0.109303726791464" calcext:value-type="float">
            <text:p>0.109303726791464</text:p>
          </table:table-cell>
          <table:table-cell office:value-type="float" office:value="0" calcext:value-type="float">
            <text:p>0</text:p>
          </table:table-cell>
          <table:table-cell office:value-type="float" office:value="0.0463301993597298" calcext:value-type="float">
            <text:p>0.04633019935973</text:p>
          </table:table-cell>
          <table:table-cell office:value-type="float" office:value="0.00643741743667797" calcext:value-type="float">
            <text:p>0.006437417436678</text:p>
          </table:table-cell>
          <table:table-cell office:value-type="float" office:value="0.0893556961160279" calcext:value-type="float">
            <text:p>0.089355696116028</text:p>
          </table:table-cell>
          <table:table-cell office:value-type="float" office:value="0.0353024442370565" calcext:value-type="float">
            <text:p>0.035302444237057</text:p>
          </table:table-cell>
          <table:table-cell office:value-type="float" office:value="0.256698504610726" calcext:value-type="float">
            <text:p>0.256698504610726</text:p>
          </table:table-cell>
          <table:table-cell office:value-type="float" office:value="0.0234913015295659" calcext:value-type="float">
            <text:p>0.023491301529566</text:p>
          </table:table-cell>
          <table:table-cell office:value-type="float" office:value="0.024131777134901" calcext:value-type="float">
            <text:p>0.024131777134901</text:p>
          </table:table-cell>
          <table:table-cell office:value-type="float" office:value="0.0353303169909087" calcext:value-type="float">
            <text:p>0.035330316990909</text:p>
          </table:table-cell>
          <table:table-cell office:value-type="float" office:value="0.0362263662154133" calcext:value-type="float">
            <text:p>0.036226366215413</text:p>
          </table:table-cell>
          <table:table-cell office:value-type="float" office:value="0.0640258787393952" calcext:value-type="float">
            <text:p>0.064025878739395</text:p>
          </table:table-cell>
          <table:table-cell/>
        </table:table-row>
        <table:table-row table:style-name="ro1">
          <table:table-cell table:number-columns-repeated="17" office:value-type="float" office:value="0" calcext:value-type="float">
            <text:p>0</text:p>
          </table:table-cell>
          <table:table-cell office:value-type="float" office:value="10" calcext:value-type="float">
            <text:p>10</text:p>
          </table:table-cell>
          <table:table-cell table:number-columns-repeated="23" office:value-type="float" office:value="0" calcext:value-type="float">
            <text:p>0</text:p>
          </table:table-cell>
          <table:table-cell office:value-type="string" calcext:value-type="string">
            <text:p>10/07/17</text:p>
          </table:table-cell>
          <table:table-cell office:value-type="string" calcext:value-type="string">
            <text:p>win</text:p>
          </table:table-cell>
          <table:table-cell office:value-type="string" calcext:value-type="string">
            <text:p>trans7</text:p>
          </table:table-cell>
          <table:table-cell office:value-type="string" calcext:value-type="string">
            <text:p>site1</text:p>
          </table:table-cell>
          <table:table-cell office:value-type="string" calcext:value-type="string">
            <text:p>SolMau</text:p>
          </table:table-cell>
          <table:table-cell office:value-type="float" office:value="1377.09204101562" calcext:value-type="float">
            <text:p>1377.09204101562</text:p>
          </table:table-cell>
          <table:table-cell office:value-type="float" office:value="7678957.45209498" calcext:value-type="float">
            <text:p>7678957.45209498</text:p>
          </table:table-cell>
          <table:table-cell office:value-type="float" office:value="345521.825551472" calcext:value-type="float">
            <text:p>345521.825551472</text:p>
          </table:table-cell>
          <table:table-cell office:value-type="string" calcext:value-type="string">
            <text:p>CE</text:p>
          </table:table-cell>
          <table:table-cell office:value-type="float" office:value="16.4356555938721" calcext:value-type="float">
            <text:p>16.4356555938721</text:p>
          </table:table-cell>
          <table:table-cell office:value-type="float" office:value="3824.59594726562" calcext:value-type="float">
            <text:p>3824.5959472656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98948479008935" calcext:value-type="float">
            <text:p>0.998948479008935</text:p>
          </table:table-cell>
          <table:table-cell table:number-columns-repeated="3" office:value-type="float" office:value="0" calcext:value-type="float">
            <text:p>0</text:p>
          </table:table-cell>
          <table:table-cell office:value-type="float" office:value="0.00105152099106517" calcext:value-type="float">
            <text:p>0.001051520991065</text:p>
          </table:table-cell>
          <table:table-cell table:number-columns-repeated="2" office:value-type="float" office:value="0" calcext:value-type="float">
            <text:p>0</text:p>
          </table:table-cell>
          <table:table-cell office:value-type="float" office:value="0.000115248873100203" calcext:value-type="float">
            <text:p>0.0001152488731</text:p>
          </table:table-cell>
          <table:table-cell office:value-type="float" office:value="0" calcext:value-type="float">
            <text:p>0</text:p>
          </table:table-cell>
          <table:table-cell office:value-type="float" office:value="0.994830903853759" calcext:value-type="float">
            <text:p>0.994830903853759</text:p>
          </table:table-cell>
          <table:table-cell table:number-columns-repeated="3" office:value-type="float" office:value="0" calcext:value-type="float">
            <text:p>0</text:p>
          </table:table-cell>
          <table:table-cell office:value-type="float" office:value="0.00384978598705266" calcext:value-type="float">
            <text:p>0.003849785987053</text:p>
          </table:table-cell>
          <table:table-cell office:value-type="float" office:value="0.00120406128608796" calcext:value-type="float">
            <text:p>0.001204061286088</text:p>
          </table:table-cell>
          <table:table-cell office:value-type="float" office:value="0" calcext:value-type="float">
            <text:p>0</text:p>
          </table:table-cell>
          <table:table-cell office:value-type="float" office:value="0.00104668652355774" calcext:value-type="float">
            <text:p>0.001046686523558</text:p>
          </table:table-cell>
          <table:table-cell office:value-type="float" office:value="0.00195405780901621" calcext:value-type="float">
            <text:p>0.001954057809016</text:p>
          </table:table-cell>
          <table:table-cell office:value-type="float" office:value="0.942973480216703" calcext:value-type="float">
            <text:p>0.942973480216703</text:p>
          </table:table-cell>
          <table:table-cell office:value-type="float" office:value="0.001098706255849" calcext:value-type="float">
            <text:p>0.001098706255849</text:p>
          </table:table-cell>
          <table:table-cell office:value-type="float" office:value="0.0116598808937231" calcext:value-type="float">
            <text:p>0.011659880893723</text:p>
          </table:table-cell>
          <table:table-cell office:value-type="float" office:value="0.0027051636065277" calcext:value-type="float">
            <text:p>0.002705163606528</text:p>
          </table:table-cell>
          <table:table-cell office:value-type="float" office:value="0.0301799370447779" calcext:value-type="float">
            <text:p>0.030179937044778</text:p>
          </table:table-cell>
          <table:table-cell office:value-type="float" office:value="0.00135564178751628" calcext:value-type="float">
            <text:p>0.001355641787516</text:p>
          </table:table-cell>
          <table:table-cell office:value-type="float" office:value="0.00702644586232883" calcext:value-type="float">
            <text:p>0.007026445862329</text:p>
          </table:table-cell>
          <table:table-cell office:value-type="float" office:value="0.0296834634389741" calcext:value-type="float">
            <text:p>0.029683463438974</text:p>
          </table:table-cell>
          <table:table-cell office:value-type="float" office:value="0.0123551596622804" calcext:value-type="float">
            <text:p>0.01235515966228</text:p>
          </table:table-cell>
          <table:table-cell office:value-type="float" office:value="0.00780504113318426" calcext:value-type="float">
            <text:p>0.007805041133184</text:p>
          </table:table-cell>
          <table:table-cell office:value-type="float" office:value="0.0103965556612501" calcext:value-type="float">
            <text:p>0.01039655566125</text:p>
          </table:table-cell>
          <table:table-cell office:value-type="float" office:value="0.0748163784874554" calcext:value-type="float">
            <text:p>0.074816378487455</text:p>
          </table:table-cell>
          <table:table-cell/>
        </table:table-row>
        <table:table-row table:style-name="ro1">
          <table:table-cell table:number-columns-repeated="17"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35" calcext:value-type="float">
            <text:p>35</text:p>
          </table:table-cell>
          <table:table-cell table:number-columns-repeated="10" office:value-type="float" office:value="0" calcext:value-type="float">
            <text:p>0</text:p>
          </table:table-cell>
          <table:table-cell office:value-type="string" calcext:value-type="string">
            <text:p>10/07/17</text:p>
          </table:table-cell>
          <table:table-cell office:value-type="string" calcext:value-type="string">
            <text:p>win</text:p>
          </table:table-cell>
          <table:table-cell office:value-type="string" calcext:value-type="string">
            <text:p>trans7</text:p>
          </table:table-cell>
          <table:table-cell office:value-type="string" calcext:value-type="string">
            <text:p>site1</text:p>
          </table:table-cell>
          <table:table-cell office:value-type="string" calcext:value-type="string">
            <text:p>DomFic</text:p>
          </table:table-cell>
          <table:table-cell office:value-type="float" office:value="1377.09204101562" calcext:value-type="float">
            <text:p>1377.09204101562</text:p>
          </table:table-cell>
          <table:table-cell office:value-type="float" office:value="7678957.45209498" calcext:value-type="float">
            <text:p>7678957.45209498</text:p>
          </table:table-cell>
          <table:table-cell office:value-type="float" office:value="345521.825551472" calcext:value-type="float">
            <text:p>345521.825551472</text:p>
          </table:table-cell>
          <table:table-cell office:value-type="string" calcext:value-type="string">
            <text:p>CE</text:p>
          </table:table-cell>
          <table:table-cell office:value-type="float" office:value="16.4356555938721" calcext:value-type="float">
            <text:p>16.4356555938721</text:p>
          </table:table-cell>
          <table:table-cell office:value-type="float" office:value="3824.59594726562" calcext:value-type="float">
            <text:p>3824.5959472656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98948479008935" calcext:value-type="float">
            <text:p>0.998948479008935</text:p>
          </table:table-cell>
          <table:table-cell table:number-columns-repeated="3" office:value-type="float" office:value="0" calcext:value-type="float">
            <text:p>0</text:p>
          </table:table-cell>
          <table:table-cell office:value-type="float" office:value="0.00105152099106517" calcext:value-type="float">
            <text:p>0.001051520991065</text:p>
          </table:table-cell>
          <table:table-cell table:number-columns-repeated="2" office:value-type="float" office:value="0" calcext:value-type="float">
            <text:p>0</text:p>
          </table:table-cell>
          <table:table-cell office:value-type="float" office:value="0.000115248873100203" calcext:value-type="float">
            <text:p>0.0001152488731</text:p>
          </table:table-cell>
          <table:table-cell office:value-type="float" office:value="0" calcext:value-type="float">
            <text:p>0</text:p>
          </table:table-cell>
          <table:table-cell office:value-type="float" office:value="0.994830903853759" calcext:value-type="float">
            <text:p>0.994830903853759</text:p>
          </table:table-cell>
          <table:table-cell table:number-columns-repeated="3" office:value-type="float" office:value="0" calcext:value-type="float">
            <text:p>0</text:p>
          </table:table-cell>
          <table:table-cell office:value-type="float" office:value="0.00384978598705266" calcext:value-type="float">
            <text:p>0.003849785987053</text:p>
          </table:table-cell>
          <table:table-cell office:value-type="float" office:value="0.00120406128608796" calcext:value-type="float">
            <text:p>0.001204061286088</text:p>
          </table:table-cell>
          <table:table-cell office:value-type="float" office:value="0" calcext:value-type="float">
            <text:p>0</text:p>
          </table:table-cell>
          <table:table-cell office:value-type="float" office:value="0.00104668652355774" calcext:value-type="float">
            <text:p>0.001046686523558</text:p>
          </table:table-cell>
          <table:table-cell office:value-type="float" office:value="0.00195405780901621" calcext:value-type="float">
            <text:p>0.001954057809016</text:p>
          </table:table-cell>
          <table:table-cell office:value-type="float" office:value="0.942973480216703" calcext:value-type="float">
            <text:p>0.942973480216703</text:p>
          </table:table-cell>
          <table:table-cell office:value-type="float" office:value="0.001098706255849" calcext:value-type="float">
            <text:p>0.001098706255849</text:p>
          </table:table-cell>
          <table:table-cell office:value-type="float" office:value="0.0116598808937231" calcext:value-type="float">
            <text:p>0.011659880893723</text:p>
          </table:table-cell>
          <table:table-cell office:value-type="float" office:value="0.0027051636065277" calcext:value-type="float">
            <text:p>0.002705163606528</text:p>
          </table:table-cell>
          <table:table-cell office:value-type="float" office:value="0.0301799370447779" calcext:value-type="float">
            <text:p>0.030179937044778</text:p>
          </table:table-cell>
          <table:table-cell office:value-type="float" office:value="0.00135564178751628" calcext:value-type="float">
            <text:p>0.001355641787516</text:p>
          </table:table-cell>
          <table:table-cell office:value-type="float" office:value="0.00702644586232883" calcext:value-type="float">
            <text:p>0.007026445862329</text:p>
          </table:table-cell>
          <table:table-cell office:value-type="float" office:value="0.0296834634389741" calcext:value-type="float">
            <text:p>0.029683463438974</text:p>
          </table:table-cell>
          <table:table-cell office:value-type="float" office:value="0.0123551596622804" calcext:value-type="float">
            <text:p>0.01235515966228</text:p>
          </table:table-cell>
          <table:table-cell office:value-type="float" office:value="0.00780504113318426" calcext:value-type="float">
            <text:p>0.007805041133184</text:p>
          </table:table-cell>
          <table:table-cell office:value-type="float" office:value="0.0103965556612501" calcext:value-type="float">
            <text:p>0.01039655566125</text:p>
          </table:table-cell>
          <table:table-cell office:value-type="float" office:value="0.0748163784874554" calcext:value-type="float">
            <text:p>0.074816378487455</text:p>
          </table:table-cell>
          <table:table-cell/>
        </table:table-row>
        <table:table-row table:style-name="ro1">
          <table:table-cell table:number-columns-repeated="2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6" calcext:value-type="float">
            <text:p>26</text:p>
          </table:table-cell>
          <table:table-cell table:number-columns-repeated="10" office:value-type="float" office:value="0" calcext:value-type="float">
            <text:p>0</text:p>
          </table:table-cell>
          <table:table-cell office:value-type="string" calcext:value-type="string">
            <text:p>10/07/17</text:p>
          </table:table-cell>
          <table:table-cell office:value-type="string" calcext:value-type="string">
            <text:p>win</text:p>
          </table:table-cell>
          <table:table-cell office:value-type="string" calcext:value-type="string">
            <text:p>trans7</text:p>
          </table:table-cell>
          <table:table-cell office:value-type="string" calcext:value-type="string">
            <text:p>site2</text:p>
          </table:table-cell>
          <table:table-cell office:value-type="string" calcext:value-type="string">
            <text:p>DomFic</text:p>
          </table:table-cell>
          <table:table-cell office:value-type="float" office:value="1335.39587402344" calcext:value-type="float">
            <text:p>1335.39587402344</text:p>
          </table:table-cell>
          <table:table-cell office:value-type="float" office:value="7679022.15452026" calcext:value-type="float">
            <text:p>7679022.15452026</text:p>
          </table:table-cell>
          <table:table-cell office:value-type="float" office:value="345771.677216918" calcext:value-type="float">
            <text:p>345771.677216918</text:p>
          </table:table-cell>
          <table:table-cell office:value-type="string" calcext:value-type="string">
            <text:p>CE</text:p>
          </table:table-cell>
          <table:table-cell office:value-type="float" office:value="16.6863422393799" calcext:value-type="float">
            <text:p>16.6863422393799</text:p>
          </table:table-cell>
          <table:table-cell office:value-type="float" office:value="3958.5986328125" calcext:value-type="float">
            <text:p>3958.598632812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99166920187063" calcext:value-type="float">
            <text:p>0.999166920187063</text:p>
          </table:table-cell>
          <table:table-cell table:number-columns-repeated="3" office:value-type="float" office:value="0" calcext:value-type="float">
            <text:p>0</text:p>
          </table:table-cell>
          <table:table-cell office:value-type="float" office:value="0.000833079812937323" calcext:value-type="float">
            <text:p>0.000833079812937</text:p>
          </table:table-cell>
          <table:table-cell table:number-columns-repeated="2" office:value-type="float" office:value="0" calcext:value-type="float">
            <text:p>0</text:p>
          </table:table-cell>
          <table:table-cell office:value-type="float" office:value="0.000115248933750019" calcext:value-type="float">
            <text:p>0.00011524893375</text:p>
          </table:table-cell>
          <table:table-cell office:value-type="float" office:value="0.000519146452714126" calcext:value-type="float">
            <text:p>0.000519146452714</text:p>
          </table:table-cell>
          <table:table-cell office:value-type="float" office:value="0.986805838963559" calcext:value-type="float">
            <text:p>0.986805838963559</text:p>
          </table:table-cell>
          <table:table-cell office:value-type="float" office:value="0" calcext:value-type="float">
            <text:p>0</text:p>
          </table:table-cell>
          <table:table-cell office:value-type="float" office:value="0.00187450548866469" calcext:value-type="float">
            <text:p>0.001874505488665</text:p>
          </table:table-cell>
          <table:table-cell office:value-type="float" office:value="0" calcext:value-type="float">
            <text:p>0</text:p>
          </table:table-cell>
          <table:table-cell office:value-type="float" office:value="0.00497649105939293" calcext:value-type="float">
            <text:p>0.004976491059393</text:p>
          </table:table-cell>
          <table:table-cell office:value-type="float" office:value="0.00395319630287736" calcext:value-type="float">
            <text:p>0.003953196302877</text:p>
          </table:table-cell>
          <table:table-cell office:value-type="float" office:value="0.00175557279904138" calcext:value-type="float">
            <text:p>0.001755572799041</text:p>
          </table:table-cell>
          <table:table-cell office:value-type="float" office:value="0.00104676308829937" calcext:value-type="float">
            <text:p>0.001046763088299</text:p>
          </table:table-cell>
          <table:table-cell office:value-type="float" office:value="0.00206556944866791" calcext:value-type="float">
            <text:p>0.002065569448668</text:p>
          </table:table-cell>
          <table:table-cell office:value-type="float" office:value="0.946587160113676" calcext:value-type="float">
            <text:p>0.946587160113676</text:p>
          </table:table-cell>
          <table:table-cell office:value-type="float" office:value="0.00104336294571319" calcext:value-type="float">
            <text:p>0.001043362945713</text:p>
          </table:table-cell>
          <table:table-cell office:value-type="float" office:value="0.0121874848238585" calcext:value-type="float">
            <text:p>0.012187484823859</text:p>
          </table:table-cell>
          <table:table-cell office:value-type="float" office:value="0.00270225473414903" calcext:value-type="float">
            <text:p>0.002702254734149</text:p>
          </table:table-cell>
          <table:table-cell office:value-type="float" office:value="0.025954318706561" calcext:value-type="float">
            <text:p>0.025954318706561</text:p>
          </table:table-cell>
          <table:table-cell office:value-type="float" office:value="0.00142225560238746" calcext:value-type="float">
            <text:p>0.001422255602387</text:p>
          </table:table-cell>
          <table:table-cell office:value-type="float" office:value="0.00699083053668744" calcext:value-type="float">
            <text:p>0.006990830536687</text:p>
          </table:table-cell>
          <table:table-cell office:value-type="float" office:value="0.020003762058713" calcext:value-type="float">
            <text:p>0.020003762058713</text:p>
          </table:table-cell>
          <table:table-cell office:value-type="float" office:value="0.0114496738110508" calcext:value-type="float">
            <text:p>0.011449673811051</text:p>
          </table:table-cell>
          <table:table-cell office:value-type="float" office:value="0.0073900404001139" calcext:value-type="float">
            <text:p>0.007390040400114</text:p>
          </table:table-cell>
          <table:table-cell office:value-type="float" office:value="0.0155076816909569" calcext:value-type="float">
            <text:p>0.015507681690957</text:p>
          </table:table-cell>
          <table:table-cell office:value-type="float" office:value="0.0770359425778327" calcext:value-type="float">
            <text:p>0.077035942577833</text:p>
          </table:table-cell>
          <table:table-cell/>
        </table:table-row>
        <table:table-row table:style-name="ro1">
          <table:table-cell table:number-columns-repeated="17" office:value-type="float" office:value="0" calcext:value-type="float">
            <text:p>0</text:p>
          </table:table-cell>
          <table:table-cell office:value-type="float" office:value="87" calcext:value-type="float">
            <text:p>87</text:p>
          </table:table-cell>
          <table:table-cell table:number-columns-repeated="23" office:value-type="float" office:value="0" calcext:value-type="float">
            <text:p>0</text:p>
          </table:table-cell>
          <table:table-cell office:value-type="string" calcext:value-type="string">
            <text:p>10/07/17</text:p>
          </table:table-cell>
          <table:table-cell office:value-type="string" calcext:value-type="string">
            <text:p>win</text:p>
          </table:table-cell>
          <table:table-cell office:value-type="string" calcext:value-type="string">
            <text:p>trans7</text:p>
          </table:table-cell>
          <table:table-cell office:value-type="string" calcext:value-type="string">
            <text:p>site2</text:p>
          </table:table-cell>
          <table:table-cell office:value-type="string" calcext:value-type="string">
            <text:p>SolMau</text:p>
          </table:table-cell>
          <table:table-cell office:value-type="float" office:value="1335.39587402344" calcext:value-type="float">
            <text:p>1335.39587402344</text:p>
          </table:table-cell>
          <table:table-cell office:value-type="float" office:value="7679022.15452026" calcext:value-type="float">
            <text:p>7679022.15452026</text:p>
          </table:table-cell>
          <table:table-cell office:value-type="float" office:value="345771.677216918" calcext:value-type="float">
            <text:p>345771.677216918</text:p>
          </table:table-cell>
          <table:table-cell office:value-type="string" calcext:value-type="string">
            <text:p>CE</text:p>
          </table:table-cell>
          <table:table-cell office:value-type="float" office:value="16.6863422393799" calcext:value-type="float">
            <text:p>16.6863422393799</text:p>
          </table:table-cell>
          <table:table-cell office:value-type="float" office:value="3958.5986328125" calcext:value-type="float">
            <text:p>3958.598632812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999166920187063" calcext:value-type="float">
            <text:p>0.999166920187063</text:p>
          </table:table-cell>
          <table:table-cell table:number-columns-repeated="3" office:value-type="float" office:value="0" calcext:value-type="float">
            <text:p>0</text:p>
          </table:table-cell>
          <table:table-cell office:value-type="float" office:value="0.000833079812937323" calcext:value-type="float">
            <text:p>0.000833079812937</text:p>
          </table:table-cell>
          <table:table-cell table:number-columns-repeated="2" office:value-type="float" office:value="0" calcext:value-type="float">
            <text:p>0</text:p>
          </table:table-cell>
          <table:table-cell office:value-type="float" office:value="0.000115248933750019" calcext:value-type="float">
            <text:p>0.00011524893375</text:p>
          </table:table-cell>
          <table:table-cell office:value-type="float" office:value="0.000519146452714126" calcext:value-type="float">
            <text:p>0.000519146452714</text:p>
          </table:table-cell>
          <table:table-cell office:value-type="float" office:value="0.986805838963559" calcext:value-type="float">
            <text:p>0.986805838963559</text:p>
          </table:table-cell>
          <table:table-cell office:value-type="float" office:value="0" calcext:value-type="float">
            <text:p>0</text:p>
          </table:table-cell>
          <table:table-cell office:value-type="float" office:value="0.00187450548866469" calcext:value-type="float">
            <text:p>0.001874505488665</text:p>
          </table:table-cell>
          <table:table-cell office:value-type="float" office:value="0" calcext:value-type="float">
            <text:p>0</text:p>
          </table:table-cell>
          <table:table-cell office:value-type="float" office:value="0.00497649105939293" calcext:value-type="float">
            <text:p>0.004976491059393</text:p>
          </table:table-cell>
          <table:table-cell office:value-type="float" office:value="0.00395319630287736" calcext:value-type="float">
            <text:p>0.003953196302877</text:p>
          </table:table-cell>
          <table:table-cell office:value-type="float" office:value="0.00175557279904138" calcext:value-type="float">
            <text:p>0.001755572799041</text:p>
          </table:table-cell>
          <table:table-cell office:value-type="float" office:value="0.00104676308829937" calcext:value-type="float">
            <text:p>0.001046763088299</text:p>
          </table:table-cell>
          <table:table-cell office:value-type="float" office:value="0.00206556944866791" calcext:value-type="float">
            <text:p>0.002065569448668</text:p>
          </table:table-cell>
          <table:table-cell office:value-type="float" office:value="0.946587160113676" calcext:value-type="float">
            <text:p>0.946587160113676</text:p>
          </table:table-cell>
          <table:table-cell office:value-type="float" office:value="0.00104336294571319" calcext:value-type="float">
            <text:p>0.001043362945713</text:p>
          </table:table-cell>
          <table:table-cell office:value-type="float" office:value="0.0121874848238585" calcext:value-type="float">
            <text:p>0.012187484823859</text:p>
          </table:table-cell>
          <table:table-cell office:value-type="float" office:value="0.00270225473414903" calcext:value-type="float">
            <text:p>0.002702254734149</text:p>
          </table:table-cell>
          <table:table-cell office:value-type="float" office:value="0.025954318706561" calcext:value-type="float">
            <text:p>0.025954318706561</text:p>
          </table:table-cell>
          <table:table-cell office:value-type="float" office:value="0.00142225560238746" calcext:value-type="float">
            <text:p>0.001422255602387</text:p>
          </table:table-cell>
          <table:table-cell office:value-type="float" office:value="0.00699083053668744" calcext:value-type="float">
            <text:p>0.006990830536687</text:p>
          </table:table-cell>
          <table:table-cell office:value-type="float" office:value="0.020003762058713" calcext:value-type="float">
            <text:p>0.020003762058713</text:p>
          </table:table-cell>
          <table:table-cell office:value-type="float" office:value="0.0114496738110508" calcext:value-type="float">
            <text:p>0.011449673811051</text:p>
          </table:table-cell>
          <table:table-cell office:value-type="float" office:value="0.0073900404001139" calcext:value-type="float">
            <text:p>0.007390040400114</text:p>
          </table:table-cell>
          <table:table-cell office:value-type="float" office:value="0.0155076816909569" calcext:value-type="float">
            <text:p>0.015507681690957</text:p>
          </table:table-cell>
          <table:table-cell office:value-type="float" office:value="0.0770359425778327" calcext:value-type="float">
            <text:p>0.077035942577833</text:p>
          </table:table-cell>
          <table:table-cell/>
        </table:table-row>
        <table:table-row table:style-name="ro1">
          <table:table-cell table:number-columns-repeated="30" office:value-type="float" office:value="0" calcext:value-type="float">
            <text:p>0</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10/07/17</text:p>
          </table:table-cell>
          <table:table-cell office:value-type="string" calcext:value-type="string">
            <text:p>win</text:p>
          </table:table-cell>
          <table:table-cell office:value-type="string" calcext:value-type="string">
            <text:p>trans7</text:p>
          </table:table-cell>
          <table:table-cell office:value-type="string" calcext:value-type="string">
            <text:p>site3</text:p>
          </table:table-cell>
          <table:table-cell office:value-type="string" calcext:value-type="string">
            <text:p>DomFic</text:p>
          </table:table-cell>
          <table:table-cell office:value-type="float" office:value="1090.58715820312" calcext:value-type="float">
            <text:p>1090.58715820312</text:p>
          </table:table-cell>
          <table:table-cell office:value-type="float" office:value="7680505.66221141" calcext:value-type="float">
            <text:p>7680505.66221141</text:p>
          </table:table-cell>
          <table:table-cell office:value-type="float" office:value="346972.473228357" calcext:value-type="float">
            <text:p>346972.473228357</text:p>
          </table:table-cell>
          <table:table-cell office:value-type="string" calcext:value-type="string">
            <text:p>CE</text:p>
          </table:table-cell>
          <table:table-cell office:value-type="float" office:value="17.2648811340332" calcext:value-type="float">
            <text:p>17.2648811340332</text:p>
          </table:table-cell>
          <table:table-cell office:value-type="float" office:value="4409.7392578125" calcext:value-type="float">
            <text:p>4409.7392578125</text:p>
          </table:table-cell>
          <table:table-cell office:value-type="float" office:value="0.0071001018848701" calcext:value-type="float">
            <text:p>0.00710010188487</text:p>
          </table:table-cell>
          <table:table-cell office:value-type="float" office:value="0.196510443199185" calcext:value-type="float">
            <text:p>0.196510443199185</text:p>
          </table:table-cell>
          <table:table-cell office:value-type="float" office:value="0.66237901171676" calcext:value-type="float">
            <text:p>0.66237901171676</text:p>
          </table:table-cell>
          <table:table-cell office:value-type="float" office:value="0" calcext:value-type="float">
            <text:p>0</text:p>
          </table:table-cell>
          <table:table-cell office:value-type="float" office:value="0.023974783494651" calcext:value-type="float">
            <text:p>0.023974783494651</text:p>
          </table:table-cell>
          <table:table-cell office:value-type="float" office:value="0" calcext:value-type="float">
            <text:p>0</text:p>
          </table:table-cell>
          <table:table-cell office:value-type="float" office:value="0.0822083545593479" calcext:value-type="float">
            <text:p>0.082208354559348</text:p>
          </table:table-cell>
          <table:table-cell office:value-type="float" office:value="0.024356851757514" calcext:value-type="float">
            <text:p>0.024356851757514</text:p>
          </table:table-cell>
          <table:table-cell office:value-type="float" office:value="0.00347045338767193" calcext:value-type="float">
            <text:p>0.003470453387672</text:p>
          </table:table-cell>
          <table:table-cell office:value-type="float" office:value="0.0108138893212401" calcext:value-type="float">
            <text:p>0.01081388932124</text:p>
          </table:table-cell>
          <table:table-cell office:value-type="float" office:value="0.0425834477098751" calcext:value-type="float">
            <text:p>0.042583447709875</text:p>
          </table:table-cell>
          <table:table-cell office:value-type="float" office:value="0.571233002702588" calcext:value-type="float">
            <text:p>0.571233002702588</text:p>
          </table:table-cell>
          <table:table-cell office:value-type="float" office:value="0" calcext:value-type="float">
            <text:p>0</text:p>
          </table:table-cell>
          <table:table-cell office:value-type="float" office:value="0.105729910998543" calcext:value-type="float">
            <text:p>0.105729910998543</text:p>
          </table:table-cell>
          <table:table-cell office:value-type="float" office:value="0" calcext:value-type="float">
            <text:p>0</text:p>
          </table:table-cell>
          <table:table-cell office:value-type="float" office:value="0.0915943854088549" calcext:value-type="float">
            <text:p>0.091594385408855</text:p>
          </table:table-cell>
          <table:table-cell office:value-type="float" office:value="0.00698640216207038" calcext:value-type="float">
            <text:p>0.00698640216207</text:p>
          </table:table-cell>
          <table:table-cell office:value-type="float" office:value="0.171058961696829" calcext:value-type="float">
            <text:p>0.171058961696829</text:p>
          </table:table-cell>
          <table:table-cell office:value-type="float" office:value="0.0212320759289033" calcext:value-type="float">
            <text:p>0.021232075928903</text:p>
          </table:table-cell>
          <table:table-cell office:value-type="float" office:value="0.0195862539818986" calcext:value-type="float">
            <text:p>0.019586253981899</text:p>
          </table:table-cell>
          <table:table-cell office:value-type="float" office:value="0.668339904239871" calcext:value-type="float">
            <text:p>0.668339904239871</text:p>
          </table:table-cell>
          <table:table-cell office:value-type="float" office:value="0" calcext:value-type="float">
            <text:p>0</text:p>
          </table:table-cell>
          <table:table-cell office:value-type="float" office:value="0.125193014852194" calcext:value-type="float">
            <text:p>0.125193014852194</text:p>
          </table:table-cell>
          <table:table-cell office:value-type="float" office:value="0" calcext:value-type="float">
            <text:p>0</text:p>
          </table:table-cell>
          <table:table-cell office:value-type="float" office:value="0.0514909678777298" calcext:value-type="float">
            <text:p>0.05149096787773</text:p>
          </table:table-cell>
          <table:table-cell office:value-type="float" office:value="0.00355518765553946" calcext:value-type="float">
            <text:p>0.003555187655539</text:p>
          </table:table-cell>
          <table:table-cell office:value-type="float" office:value="0.110602595463864" calcext:value-type="float">
            <text:p>0.110602595463864</text:p>
          </table:table-cell>
          <table:table-cell office:value-type="float" office:value="0.0076206363949722" calcext:value-type="float">
            <text:p>0.007620636394972</text:p>
          </table:table-cell>
          <table:table-cell office:value-type="float" office:value="0.00967432975395149" calcext:value-type="float">
            <text:p>0.009674329753951</text:p>
          </table:table-cell>
          <table:table-cell office:value-type="float" office:value="0.813507276731562" calcext:value-type="float">
            <text:p>0.813507276731562</text:p>
          </table:table-cell>
          <table:table-cell office:value-type="float" office:value="0" calcext:value-type="float">
            <text:p>0</text:p>
          </table:table-cell>
          <table:table-cell office:value-type="float" office:value="0.0796141003612711" calcext:value-type="float">
            <text:p>0.079614100361271</text:p>
          </table:table-cell>
          <table:table-cell office:value-type="float" office:value="0" calcext:value-type="float">
            <text:p>0</text:p>
          </table:table-cell>
          <table:table-cell office:value-type="float" office:value="0.0384494549358369" calcext:value-type="float">
            <text:p>0.038449454935837</text:p>
          </table:table-cell>
          <table:table-cell office:value-type="float" office:value="0.00926148607935334" calcext:value-type="float">
            <text:p>0.009261486079353</text:p>
          </table:table-cell>
          <table:table-cell office:value-type="float" office:value="0.0418727157430528" calcext:value-type="float">
            <text:p>0.041872715743053</text:p>
          </table:table-cell>
          <table:table-cell office:value-type="float" office:value="0.0111134487925503" calcext:value-type="float">
            <text:p>0.01111344879255</text:p>
          </table:table-cell>
          <table:table-cell office:value-type="float" office:value="0.00389205728146757" calcext:value-type="float">
            <text:p>0.003892057281468</text:p>
          </table:table-cell>
          <table:table-cell office:value-type="float" office:value="0.852185522391528" calcext:value-type="float">
            <text:p>0.852185522391528</text:p>
          </table:table-cell>
          <table:table-cell office:value-type="float" office:value="0.000540016566784098" calcext:value-type="float">
            <text:p>0.000540016566784</text:p>
          </table:table-cell>
          <table:table-cell office:value-type="float" office:value="0.0467273275663723" calcext:value-type="float">
            <text:p>0.046727327566372</text:p>
          </table:table-cell>
          <table:table-cell office:value-type="float" office:value="0" calcext:value-type="float">
            <text:p>0</text:p>
          </table:table-cell>
          <table:table-cell office:value-type="float" office:value="0.0462650102711211" calcext:value-type="float">
            <text:p>0.046265010271121</text:p>
          </table:table-cell>
          <table:table-cell office:value-type="float" office:value="0.00631104377468895" calcext:value-type="float">
            <text:p>0.006311043774689</text:p>
          </table:table-cell>
          <table:table-cell office:value-type="float" office:value="0.0329655733554878" calcext:value-type="float">
            <text:p>0.032965573355488</text:p>
          </table:table-cell>
          <table:table-cell office:value-type="float" office:value="0.150143385314512" calcext:value-type="float">
            <text:p>0.150143385314512</text:p>
          </table:table-cell>
          <table:table-cell office:value-type="float" office:value="0.107752669017086" calcext:value-type="float">
            <text:p>0.107752669017086</text:p>
          </table:table-cell>
          <table:table-cell office:value-type="float" office:value="0.0965825197272242" calcext:value-type="float">
            <text:p>0.096582519727224</text:p>
          </table:table-cell>
          <table:table-cell office:value-type="float" office:value="0.0867961065054391" calcext:value-type="float">
            <text:p>0.086796106505439</text:p>
          </table:table-cell>
          <table:table-cell office:value-type="float" office:value="0.181250337582282" calcext:value-type="float">
            <text:p>0.181250337582282</text:p>
          </table:table-cell>
          <table:table-cell/>
        </table:table-row>
        <table:table-row table:style-name="ro1">
          <table:table-cell table:number-columns-repeated="19" office:value-type="float" office:value="0" calcext:value-type="float">
            <text:p>0</text:p>
          </table:table-cell>
          <table:table-cell office:value-type="float" office:value="4" calcext:value-type="float">
            <text:p>4</text:p>
          </table:table-cell>
          <table:table-cell table:number-columns-repeated="21" office:value-type="float" office:value="0" calcext:value-type="float">
            <text:p>0</text:p>
          </table:table-cell>
          <table:table-cell office:value-type="string" calcext:value-type="string">
            <text:p>10/07/17</text:p>
          </table:table-cell>
          <table:table-cell office:value-type="string" calcext:value-type="string">
            <text:p>win</text:p>
          </table:table-cell>
          <table:table-cell office:value-type="string" calcext:value-type="string">
            <text:p>trans7</text:p>
          </table:table-cell>
          <table:table-cell office:value-type="string" calcext:value-type="string">
            <text:p>site3</text:p>
          </table:table-cell>
          <table:table-cell office:value-type="string" calcext:value-type="string">
            <text:p>LanCam</text:p>
          </table:table-cell>
          <table:table-cell office:value-type="float" office:value="1090.58715820312" calcext:value-type="float">
            <text:p>1090.58715820312</text:p>
          </table:table-cell>
          <table:table-cell office:value-type="float" office:value="7680505.66221141" calcext:value-type="float">
            <text:p>7680505.66221141</text:p>
          </table:table-cell>
          <table:table-cell office:value-type="float" office:value="346972.473228357" calcext:value-type="float">
            <text:p>346972.473228357</text:p>
          </table:table-cell>
          <table:table-cell office:value-type="string" calcext:value-type="string">
            <text:p>CE</text:p>
          </table:table-cell>
          <table:table-cell office:value-type="float" office:value="17.2648811340332" calcext:value-type="float">
            <text:p>17.2648811340332</text:p>
          </table:table-cell>
          <table:table-cell office:value-type="float" office:value="4409.7392578125" calcext:value-type="float">
            <text:p>4409.7392578125</text:p>
          </table:table-cell>
          <table:table-cell office:value-type="float" office:value="0.0071001018848701" calcext:value-type="float">
            <text:p>0.00710010188487</text:p>
          </table:table-cell>
          <table:table-cell office:value-type="float" office:value="0.196510443199185" calcext:value-type="float">
            <text:p>0.196510443199185</text:p>
          </table:table-cell>
          <table:table-cell office:value-type="float" office:value="0.66237901171676" calcext:value-type="float">
            <text:p>0.66237901171676</text:p>
          </table:table-cell>
          <table:table-cell office:value-type="float" office:value="0" calcext:value-type="float">
            <text:p>0</text:p>
          </table:table-cell>
          <table:table-cell office:value-type="float" office:value="0.023974783494651" calcext:value-type="float">
            <text:p>0.023974783494651</text:p>
          </table:table-cell>
          <table:table-cell office:value-type="float" office:value="0" calcext:value-type="float">
            <text:p>0</text:p>
          </table:table-cell>
          <table:table-cell office:value-type="float" office:value="0.0822083545593479" calcext:value-type="float">
            <text:p>0.082208354559348</text:p>
          </table:table-cell>
          <table:table-cell office:value-type="float" office:value="0.024356851757514" calcext:value-type="float">
            <text:p>0.024356851757514</text:p>
          </table:table-cell>
          <table:table-cell office:value-type="float" office:value="0.00347045338767193" calcext:value-type="float">
            <text:p>0.003470453387672</text:p>
          </table:table-cell>
          <table:table-cell office:value-type="float" office:value="0.0108138893212401" calcext:value-type="float">
            <text:p>0.01081388932124</text:p>
          </table:table-cell>
          <table:table-cell office:value-type="float" office:value="0.0425834477098751" calcext:value-type="float">
            <text:p>0.042583447709875</text:p>
          </table:table-cell>
          <table:table-cell office:value-type="float" office:value="0.571233002702588" calcext:value-type="float">
            <text:p>0.571233002702588</text:p>
          </table:table-cell>
          <table:table-cell office:value-type="float" office:value="0" calcext:value-type="float">
            <text:p>0</text:p>
          </table:table-cell>
          <table:table-cell office:value-type="float" office:value="0.105729910998543" calcext:value-type="float">
            <text:p>0.105729910998543</text:p>
          </table:table-cell>
          <table:table-cell office:value-type="float" office:value="0" calcext:value-type="float">
            <text:p>0</text:p>
          </table:table-cell>
          <table:table-cell office:value-type="float" office:value="0.0915943854088549" calcext:value-type="float">
            <text:p>0.091594385408855</text:p>
          </table:table-cell>
          <table:table-cell office:value-type="float" office:value="0.00698640216207038" calcext:value-type="float">
            <text:p>0.00698640216207</text:p>
          </table:table-cell>
          <table:table-cell office:value-type="float" office:value="0.171058961696829" calcext:value-type="float">
            <text:p>0.171058961696829</text:p>
          </table:table-cell>
          <table:table-cell office:value-type="float" office:value="0.0212320759289033" calcext:value-type="float">
            <text:p>0.021232075928903</text:p>
          </table:table-cell>
          <table:table-cell office:value-type="float" office:value="0.0195862539818986" calcext:value-type="float">
            <text:p>0.019586253981899</text:p>
          </table:table-cell>
          <table:table-cell office:value-type="float" office:value="0.668339904239871" calcext:value-type="float">
            <text:p>0.668339904239871</text:p>
          </table:table-cell>
          <table:table-cell office:value-type="float" office:value="0" calcext:value-type="float">
            <text:p>0</text:p>
          </table:table-cell>
          <table:table-cell office:value-type="float" office:value="0.125193014852194" calcext:value-type="float">
            <text:p>0.125193014852194</text:p>
          </table:table-cell>
          <table:table-cell office:value-type="float" office:value="0" calcext:value-type="float">
            <text:p>0</text:p>
          </table:table-cell>
          <table:table-cell office:value-type="float" office:value="0.0514909678777298" calcext:value-type="float">
            <text:p>0.05149096787773</text:p>
          </table:table-cell>
          <table:table-cell office:value-type="float" office:value="0.00355518765553946" calcext:value-type="float">
            <text:p>0.003555187655539</text:p>
          </table:table-cell>
          <table:table-cell office:value-type="float" office:value="0.110602595463864" calcext:value-type="float">
            <text:p>0.110602595463864</text:p>
          </table:table-cell>
          <table:table-cell office:value-type="float" office:value="0.0076206363949722" calcext:value-type="float">
            <text:p>0.007620636394972</text:p>
          </table:table-cell>
          <table:table-cell office:value-type="float" office:value="0.00967432975395149" calcext:value-type="float">
            <text:p>0.009674329753951</text:p>
          </table:table-cell>
          <table:table-cell office:value-type="float" office:value="0.813507276731562" calcext:value-type="float">
            <text:p>0.813507276731562</text:p>
          </table:table-cell>
          <table:table-cell office:value-type="float" office:value="0" calcext:value-type="float">
            <text:p>0</text:p>
          </table:table-cell>
          <table:table-cell office:value-type="float" office:value="0.0796141003612711" calcext:value-type="float">
            <text:p>0.079614100361271</text:p>
          </table:table-cell>
          <table:table-cell office:value-type="float" office:value="0" calcext:value-type="float">
            <text:p>0</text:p>
          </table:table-cell>
          <table:table-cell office:value-type="float" office:value="0.0384494549358369" calcext:value-type="float">
            <text:p>0.038449454935837</text:p>
          </table:table-cell>
          <table:table-cell office:value-type="float" office:value="0.00926148607935334" calcext:value-type="float">
            <text:p>0.009261486079353</text:p>
          </table:table-cell>
          <table:table-cell office:value-type="float" office:value="0.0418727157430528" calcext:value-type="float">
            <text:p>0.041872715743053</text:p>
          </table:table-cell>
          <table:table-cell office:value-type="float" office:value="0.0111134487925503" calcext:value-type="float">
            <text:p>0.01111344879255</text:p>
          </table:table-cell>
          <table:table-cell office:value-type="float" office:value="0.00389205728146757" calcext:value-type="float">
            <text:p>0.003892057281468</text:p>
          </table:table-cell>
          <table:table-cell office:value-type="float" office:value="0.852185522391528" calcext:value-type="float">
            <text:p>0.852185522391528</text:p>
          </table:table-cell>
          <table:table-cell office:value-type="float" office:value="0.000540016566784098" calcext:value-type="float">
            <text:p>0.000540016566784</text:p>
          </table:table-cell>
          <table:table-cell office:value-type="float" office:value="0.0467273275663723" calcext:value-type="float">
            <text:p>0.046727327566372</text:p>
          </table:table-cell>
          <table:table-cell office:value-type="float" office:value="0" calcext:value-type="float">
            <text:p>0</text:p>
          </table:table-cell>
          <table:table-cell office:value-type="float" office:value="0.0462650102711211" calcext:value-type="float">
            <text:p>0.046265010271121</text:p>
          </table:table-cell>
          <table:table-cell office:value-type="float" office:value="0.00631104377468895" calcext:value-type="float">
            <text:p>0.006311043774689</text:p>
          </table:table-cell>
          <table:table-cell office:value-type="float" office:value="0.0329655733554878" calcext:value-type="float">
            <text:p>0.032965573355488</text:p>
          </table:table-cell>
          <table:table-cell office:value-type="float" office:value="0.150143385314512" calcext:value-type="float">
            <text:p>0.150143385314512</text:p>
          </table:table-cell>
          <table:table-cell office:value-type="float" office:value="0.107752669017086" calcext:value-type="float">
            <text:p>0.107752669017086</text:p>
          </table:table-cell>
          <table:table-cell office:value-type="float" office:value="0.0965825197272242" calcext:value-type="float">
            <text:p>0.096582519727224</text:p>
          </table:table-cell>
          <table:table-cell office:value-type="float" office:value="0.0867961065054391" calcext:value-type="float">
            <text:p>0.086796106505439</text:p>
          </table:table-cell>
          <table:table-cell office:value-type="float" office:value="0.181250337582282" calcext:value-type="float">
            <text:p>0.181250337582282</text:p>
          </table:table-cell>
          <table:table-cell/>
        </table:table-row>
        <table:table-row table:style-name="ro1">
          <table:table-cell table:number-columns-repeated="16" office:value-type="float" office:value="0" calcext:value-type="float">
            <text:p>0</text:p>
          </table:table-cell>
          <table:table-cell office:value-type="float" office:value="1" calcext:value-type="float">
            <text:p>1</text:p>
          </table:table-cell>
          <table:table-cell office:value-type="float" office:value="28" calcext:value-type="float">
            <text:p>28</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string" calcext:value-type="string">
            <text:p>10/07/17</text:p>
          </table:table-cell>
          <table:table-cell office:value-type="string" calcext:value-type="string">
            <text:p>win</text:p>
          </table:table-cell>
          <table:table-cell office:value-type="string" calcext:value-type="string">
            <text:p>trans7</text:p>
          </table:table-cell>
          <table:table-cell office:value-type="string" calcext:value-type="string">
            <text:p>site3</text:p>
          </table:table-cell>
          <table:table-cell office:value-type="string" calcext:value-type="string">
            <text:p>SolMau</text:p>
          </table:table-cell>
          <table:table-cell office:value-type="float" office:value="1090.58715820312" calcext:value-type="float">
            <text:p>1090.58715820312</text:p>
          </table:table-cell>
          <table:table-cell office:value-type="float" office:value="7680505.66221141" calcext:value-type="float">
            <text:p>7680505.66221141</text:p>
          </table:table-cell>
          <table:table-cell office:value-type="float" office:value="346972.473228357" calcext:value-type="float">
            <text:p>346972.473228357</text:p>
          </table:table-cell>
          <table:table-cell office:value-type="string" calcext:value-type="string">
            <text:p>CE</text:p>
          </table:table-cell>
          <table:table-cell office:value-type="float" office:value="17.2648811340332" calcext:value-type="float">
            <text:p>17.2648811340332</text:p>
          </table:table-cell>
          <table:table-cell office:value-type="float" office:value="4409.7392578125" calcext:value-type="float">
            <text:p>4409.7392578125</text:p>
          </table:table-cell>
          <table:table-cell office:value-type="float" office:value="0.0071001018848701" calcext:value-type="float">
            <text:p>0.00710010188487</text:p>
          </table:table-cell>
          <table:table-cell office:value-type="float" office:value="0.196510443199185" calcext:value-type="float">
            <text:p>0.196510443199185</text:p>
          </table:table-cell>
          <table:table-cell office:value-type="float" office:value="0.66237901171676" calcext:value-type="float">
            <text:p>0.66237901171676</text:p>
          </table:table-cell>
          <table:table-cell office:value-type="float" office:value="0" calcext:value-type="float">
            <text:p>0</text:p>
          </table:table-cell>
          <table:table-cell office:value-type="float" office:value="0.023974783494651" calcext:value-type="float">
            <text:p>0.023974783494651</text:p>
          </table:table-cell>
          <table:table-cell office:value-type="float" office:value="0" calcext:value-type="float">
            <text:p>0</text:p>
          </table:table-cell>
          <table:table-cell office:value-type="float" office:value="0.0822083545593479" calcext:value-type="float">
            <text:p>0.082208354559348</text:p>
          </table:table-cell>
          <table:table-cell office:value-type="float" office:value="0.024356851757514" calcext:value-type="float">
            <text:p>0.024356851757514</text:p>
          </table:table-cell>
          <table:table-cell office:value-type="float" office:value="0.00347045338767193" calcext:value-type="float">
            <text:p>0.003470453387672</text:p>
          </table:table-cell>
          <table:table-cell office:value-type="float" office:value="0.0108138893212401" calcext:value-type="float">
            <text:p>0.01081388932124</text:p>
          </table:table-cell>
          <table:table-cell office:value-type="float" office:value="0.0425834477098751" calcext:value-type="float">
            <text:p>0.042583447709875</text:p>
          </table:table-cell>
          <table:table-cell office:value-type="float" office:value="0.571233002702588" calcext:value-type="float">
            <text:p>0.571233002702588</text:p>
          </table:table-cell>
          <table:table-cell office:value-type="float" office:value="0" calcext:value-type="float">
            <text:p>0</text:p>
          </table:table-cell>
          <table:table-cell office:value-type="float" office:value="0.105729910998543" calcext:value-type="float">
            <text:p>0.105729910998543</text:p>
          </table:table-cell>
          <table:table-cell office:value-type="float" office:value="0" calcext:value-type="float">
            <text:p>0</text:p>
          </table:table-cell>
          <table:table-cell office:value-type="float" office:value="0.0915943854088549" calcext:value-type="float">
            <text:p>0.091594385408855</text:p>
          </table:table-cell>
          <table:table-cell office:value-type="float" office:value="0.00698640216207038" calcext:value-type="float">
            <text:p>0.00698640216207</text:p>
          </table:table-cell>
          <table:table-cell office:value-type="float" office:value="0.171058961696829" calcext:value-type="float">
            <text:p>0.171058961696829</text:p>
          </table:table-cell>
          <table:table-cell office:value-type="float" office:value="0.0212320759289033" calcext:value-type="float">
            <text:p>0.021232075928903</text:p>
          </table:table-cell>
          <table:table-cell office:value-type="float" office:value="0.0195862539818986" calcext:value-type="float">
            <text:p>0.019586253981899</text:p>
          </table:table-cell>
          <table:table-cell office:value-type="float" office:value="0.668339904239871" calcext:value-type="float">
            <text:p>0.668339904239871</text:p>
          </table:table-cell>
          <table:table-cell office:value-type="float" office:value="0" calcext:value-type="float">
            <text:p>0</text:p>
          </table:table-cell>
          <table:table-cell office:value-type="float" office:value="0.125193014852194" calcext:value-type="float">
            <text:p>0.125193014852194</text:p>
          </table:table-cell>
          <table:table-cell office:value-type="float" office:value="0" calcext:value-type="float">
            <text:p>0</text:p>
          </table:table-cell>
          <table:table-cell office:value-type="float" office:value="0.0514909678777298" calcext:value-type="float">
            <text:p>0.05149096787773</text:p>
          </table:table-cell>
          <table:table-cell office:value-type="float" office:value="0.00355518765553946" calcext:value-type="float">
            <text:p>0.003555187655539</text:p>
          </table:table-cell>
          <table:table-cell office:value-type="float" office:value="0.110602595463864" calcext:value-type="float">
            <text:p>0.110602595463864</text:p>
          </table:table-cell>
          <table:table-cell office:value-type="float" office:value="0.0076206363949722" calcext:value-type="float">
            <text:p>0.007620636394972</text:p>
          </table:table-cell>
          <table:table-cell office:value-type="float" office:value="0.00967432975395149" calcext:value-type="float">
            <text:p>0.009674329753951</text:p>
          </table:table-cell>
          <table:table-cell office:value-type="float" office:value="0.813507276731562" calcext:value-type="float">
            <text:p>0.813507276731562</text:p>
          </table:table-cell>
          <table:table-cell office:value-type="float" office:value="0" calcext:value-type="float">
            <text:p>0</text:p>
          </table:table-cell>
          <table:table-cell office:value-type="float" office:value="0.0796141003612711" calcext:value-type="float">
            <text:p>0.079614100361271</text:p>
          </table:table-cell>
          <table:table-cell office:value-type="float" office:value="0" calcext:value-type="float">
            <text:p>0</text:p>
          </table:table-cell>
          <table:table-cell office:value-type="float" office:value="0.0384494549358369" calcext:value-type="float">
            <text:p>0.038449454935837</text:p>
          </table:table-cell>
          <table:table-cell office:value-type="float" office:value="0.00926148607935334" calcext:value-type="float">
            <text:p>0.009261486079353</text:p>
          </table:table-cell>
          <table:table-cell office:value-type="float" office:value="0.0418727157430528" calcext:value-type="float">
            <text:p>0.041872715743053</text:p>
          </table:table-cell>
          <table:table-cell office:value-type="float" office:value="0.0111134487925503" calcext:value-type="float">
            <text:p>0.01111344879255</text:p>
          </table:table-cell>
          <table:table-cell office:value-type="float" office:value="0.00389205728146757" calcext:value-type="float">
            <text:p>0.003892057281468</text:p>
          </table:table-cell>
          <table:table-cell office:value-type="float" office:value="0.852185522391528" calcext:value-type="float">
            <text:p>0.852185522391528</text:p>
          </table:table-cell>
          <table:table-cell office:value-type="float" office:value="0.000540016566784098" calcext:value-type="float">
            <text:p>0.000540016566784</text:p>
          </table:table-cell>
          <table:table-cell office:value-type="float" office:value="0.0467273275663723" calcext:value-type="float">
            <text:p>0.046727327566372</text:p>
          </table:table-cell>
          <table:table-cell office:value-type="float" office:value="0" calcext:value-type="float">
            <text:p>0</text:p>
          </table:table-cell>
          <table:table-cell office:value-type="float" office:value="0.0462650102711211" calcext:value-type="float">
            <text:p>0.046265010271121</text:p>
          </table:table-cell>
          <table:table-cell office:value-type="float" office:value="0.00631104377468895" calcext:value-type="float">
            <text:p>0.006311043774689</text:p>
          </table:table-cell>
          <table:table-cell office:value-type="float" office:value="0.0329655733554878" calcext:value-type="float">
            <text:p>0.032965573355488</text:p>
          </table:table-cell>
          <table:table-cell office:value-type="float" office:value="0.150143385314512" calcext:value-type="float">
            <text:p>0.150143385314512</text:p>
          </table:table-cell>
          <table:table-cell office:value-type="float" office:value="0.107752669017086" calcext:value-type="float">
            <text:p>0.107752669017086</text:p>
          </table:table-cell>
          <table:table-cell office:value-type="float" office:value="0.0965825197272242" calcext:value-type="float">
            <text:p>0.096582519727224</text:p>
          </table:table-cell>
          <table:table-cell office:value-type="float" office:value="0.0867961065054391" calcext:value-type="float">
            <text:p>0.086796106505439</text:p>
          </table:table-cell>
          <table:table-cell office:value-type="float" office:value="0.181250337582282" calcext:value-type="float">
            <text:p>0.181250337582282</text:p>
          </table:table-cell>
          <table:table-cell/>
        </table:table-row>
        <table:table-row table:style-name="ro1">
          <table:table-cell table:number-columns-repeated="17" office:value-type="float" office:value="0" calcext:value-type="float">
            <text:p>0</text:p>
          </table:table-cell>
          <table:table-cell office:value-type="float" office:value="18" calcext:value-type="float">
            <text:p>18</text:p>
          </table:table-cell>
          <table:table-cell table:number-columns-repeated="23" office:value-type="float" office:value="0" calcext:value-type="float">
            <text:p>0</text:p>
          </table:table-cell>
          <table:table-cell office:value-type="string" calcext:value-type="string">
            <text:p>10/07/17</text:p>
          </table:table-cell>
          <table:table-cell office:value-type="string" calcext:value-type="string">
            <text:p>win</text:p>
          </table:table-cell>
          <table:table-cell office:value-type="string" calcext:value-type="string">
            <text:p>trans7</text:p>
          </table:table-cell>
          <table:table-cell office:value-type="string" calcext:value-type="string">
            <text:p>site4</text:p>
          </table:table-cell>
          <table:table-cell office:value-type="string" calcext:value-type="string">
            <text:p>SolMau</text:p>
          </table:table-cell>
          <table:table-cell office:value-type="float" office:value="781.850219726562" calcext:value-type="float">
            <text:p>781.850219726562</text:p>
          </table:table-cell>
          <table:table-cell office:value-type="float" office:value="7682030.63201286" calcext:value-type="float">
            <text:p>7682030.63201286</text:p>
          </table:table-cell>
          <table:table-cell office:value-type="float" office:value="347642.082712598" calcext:value-type="float">
            <text:p>347642.082712598</text:p>
          </table:table-cell>
          <table:table-cell office:value-type="string" calcext:value-type="string">
            <text:p>CE</text:p>
          </table:table-cell>
          <table:table-cell office:value-type="float" office:value="19.057430267334" calcext:value-type="float">
            <text:p>19.057430267334</text:p>
          </table:table-cell>
          <table:table-cell office:value-type="float" office:value="3855.8818359375" calcext:value-type="float">
            <text:p>3855.8818359375</text:p>
          </table:table-cell>
          <table:table-cell office:value-type="float" office:value="0.0882924188875092" calcext:value-type="float">
            <text:p>0.088292418887509</text:p>
          </table:table-cell>
          <table:table-cell office:value-type="float" office:value="0.00700480784538479" calcext:value-type="float">
            <text:p>0.007004807845385</text:p>
          </table:table-cell>
          <table:table-cell office:value-type="float" office:value="0.460725316012354" calcext:value-type="float">
            <text:p>0.460725316012354</text:p>
          </table:table-cell>
          <table:table-cell office:value-type="float" office:value="0" calcext:value-type="float">
            <text:p>0</text:p>
          </table:table-cell>
          <table:table-cell office:value-type="float" office:value="0.233642181679243" calcext:value-type="float">
            <text:p>0.233642181679243</text:p>
          </table:table-cell>
          <table:table-cell office:value-type="float" office:value="0" calcext:value-type="float">
            <text:p>0</text:p>
          </table:table-cell>
          <table:table-cell office:value-type="float" office:value="0.093705224949852" calcext:value-type="float">
            <text:p>0.093705224949852</text:p>
          </table:table-cell>
          <table:table-cell office:value-type="float" office:value="0.0906804215620721" calcext:value-type="float">
            <text:p>0.090680421562072</text:p>
          </table:table-cell>
          <table:table-cell office:value-type="float" office:value="0.0259496290635846" calcext:value-type="float">
            <text:p>0.025949629063585</text:p>
          </table:table-cell>
          <table:table-cell office:value-type="float" office:value="0.029618598201589" calcext:value-type="float">
            <text:p>0.029618598201589</text:p>
          </table:table-cell>
          <table:table-cell office:value-type="float" office:value="0.0406411172504546" calcext:value-type="float">
            <text:p>0.040641117250455</text:p>
          </table:table-cell>
          <table:table-cell office:value-type="float" office:value="0.516123440893687" calcext:value-type="float">
            <text:p>0.516123440893687</text:p>
          </table:table-cell>
          <table:table-cell office:value-type="float" office:value="0" calcext:value-type="float">
            <text:p>0</text:p>
          </table:table-cell>
          <table:table-cell office:value-type="float" office:value="0.15528451258251" calcext:value-type="float">
            <text:p>0.15528451258251</text:p>
          </table:table-cell>
          <table:table-cell office:value-type="float" office:value="0" calcext:value-type="float">
            <text:p>0</text:p>
          </table:table-cell>
          <table:table-cell office:value-type="float" office:value="0.131265608750097" calcext:value-type="float">
            <text:p>0.131265608750097</text:p>
          </table:table-cell>
          <table:table-cell office:value-type="float" office:value="0.034942375855165" calcext:value-type="float">
            <text:p>0.034942375855165</text:p>
          </table:table-cell>
          <table:table-cell office:value-type="float" office:value="0.0921243464664973" calcext:value-type="float">
            <text:p>0.092124346466497</text:p>
          </table:table-cell>
          <table:table-cell office:value-type="float" office:value="0.0156516002253378" calcext:value-type="float">
            <text:p>0.015651600225338</text:p>
          </table:table-cell>
          <table:table-cell office:value-type="float" office:value="0.0233615477202239" calcext:value-type="float">
            <text:p>0.023361547720224</text:p>
          </table:table-cell>
          <table:table-cell office:value-type="float" office:value="0.640221022032338" calcext:value-type="float">
            <text:p>0.640221022032338</text:p>
          </table:table-cell>
          <table:table-cell office:value-type="float" office:value="0" calcext:value-type="float">
            <text:p>0</text:p>
          </table:table-cell>
          <table:table-cell office:value-type="float" office:value="0.113122564110274" calcext:value-type="float">
            <text:p>0.113122564110274</text:p>
          </table:table-cell>
          <table:table-cell office:value-type="float" office:value="0" calcext:value-type="float">
            <text:p>0</text:p>
          </table:table-cell>
          <table:table-cell office:value-type="float" office:value="0.116089629245092" calcext:value-type="float">
            <text:p>0.116089629245092</text:p>
          </table:table-cell>
          <table:table-cell office:value-type="float" office:value="0.02713073746824" calcext:value-type="float">
            <text:p>0.02713073746824</text:p>
          </table:table-cell>
          <table:table-cell office:value-type="float" office:value="0.0644228991984944" calcext:value-type="float">
            <text:p>0.064422899198494</text:p>
          </table:table-cell>
          <table:table-cell office:value-type="float" office:value="0.0282483259320616" calcext:value-type="float">
            <text:p>0.028248325932062</text:p>
          </table:table-cell>
          <table:table-cell office:value-type="float" office:value="0.00982456657368701" calcext:value-type="float">
            <text:p>0.009824566573687</text:p>
          </table:table-cell>
          <table:table-cell office:value-type="float" office:value="0.659138744045807" calcext:value-type="float">
            <text:p>0.659138744045807</text:p>
          </table:table-cell>
          <table:table-cell office:value-type="float" office:value="0" calcext:value-type="float">
            <text:p>0</text:p>
          </table:table-cell>
          <table:table-cell office:value-type="float" office:value="0.0982519807402921" calcext:value-type="float">
            <text:p>0.098251980740292</text:p>
          </table:table-cell>
          <table:table-cell office:value-type="float" office:value="0" calcext:value-type="float">
            <text:p>0</text:p>
          </table:table-cell>
          <table:table-cell office:value-type="float" office:value="0.119547487904795" calcext:value-type="float">
            <text:p>0.119547487904795</text:p>
          </table:table-cell>
          <table:table-cell office:value-type="float" office:value="0.0194365280321686" calcext:value-type="float">
            <text:p>0.019436528032169</text:p>
          </table:table-cell>
          <table:table-cell office:value-type="float" office:value="0.0655523667711887" calcext:value-type="float">
            <text:p>0.065552366771189</text:p>
          </table:table-cell>
          <table:table-cell office:value-type="float" office:value="0.0836757910171266" calcext:value-type="float">
            <text:p>0.083675791017127</text:p>
          </table:table-cell>
          <table:table-cell office:value-type="float" office:value="0.00843963384582789" calcext:value-type="float">
            <text:p>0.008439633845828</text:p>
          </table:table-cell>
          <table:table-cell office:value-type="float" office:value="0.638704289277935" calcext:value-type="float">
            <text:p>0.638704289277935</text:p>
          </table:table-cell>
          <table:table-cell office:value-type="float" office:value="0.000510465063817408" calcext:value-type="float">
            <text:p>0.000510465063817</text:p>
          </table:table-cell>
          <table:table-cell office:value-type="float" office:value="0.10563688582788" calcext:value-type="float">
            <text:p>0.10563688582788</text:p>
          </table:table-cell>
          <table:table-cell office:value-type="float" office:value="0" calcext:value-type="float">
            <text:p>0</text:p>
          </table:table-cell>
          <table:table-cell office:value-type="float" office:value="0.0706704264632509" calcext:value-type="float">
            <text:p>0.070670426463251</text:p>
          </table:table-cell>
          <table:table-cell office:value-type="float" office:value="0.0159045146113254" calcext:value-type="float">
            <text:p>0.015904514611325</text:p>
          </table:table-cell>
          <table:table-cell office:value-type="float" office:value="0.0764579938928371" calcext:value-type="float">
            <text:p>0.076457993892837</text:p>
          </table:table-cell>
          <table:table-cell office:value-type="float" office:value="0.306724050966771" calcext:value-type="float">
            <text:p>0.306724050966771</text:p>
          </table:table-cell>
          <table:table-cell office:value-type="float" office:value="0.211194751708624" calcext:value-type="float">
            <text:p>0.211194751708624</text:p>
          </table:table-cell>
          <table:table-cell office:value-type="float" office:value="0.157670187350282" calcext:value-type="float">
            <text:p>0.157670187350282</text:p>
          </table:table-cell>
          <table:table-cell office:value-type="float" office:value="0.211059471787315" calcext:value-type="float">
            <text:p>0.211059471787315</text:p>
          </table:table-cell>
          <table:table-cell office:value-type="float" office:value="0.304908987663367" calcext:value-type="float">
            <text:p>0.304908987663367</text:p>
          </table:table-cell>
          <table:table-cell/>
        </table:table-row>
        <table:table-row table:style-name="ro1">
          <table:table-cell office:value-type="float" office:value="1" calcext:value-type="float">
            <text:p>1</text:p>
          </table:table-cell>
          <table:table-cell table:number-columns-repeated="1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1" office:value-type="float" office:value="0" calcext:value-type="float">
            <text:p>0</text:p>
          </table:table-cell>
          <table:table-cell office:value-type="string" calcext:value-type="string">
            <text:p>10/07/17</text:p>
          </table:table-cell>
          <table:table-cell office:value-type="string" calcext:value-type="string">
            <text:p>win</text:p>
          </table:table-cell>
          <table:table-cell office:value-type="string" calcext:value-type="string">
            <text:p>trans7</text:p>
          </table:table-cell>
          <table:table-cell office:value-type="string" calcext:value-type="string">
            <text:p>site4</text:p>
          </table:table-cell>
          <table:table-cell office:value-type="string" calcext:value-type="string">
            <text:p>LanCam</text:p>
          </table:table-cell>
          <table:table-cell office:value-type="float" office:value="781.850219726562" calcext:value-type="float">
            <text:p>781.850219726562</text:p>
          </table:table-cell>
          <table:table-cell office:value-type="float" office:value="7682030.63201286" calcext:value-type="float">
            <text:p>7682030.63201286</text:p>
          </table:table-cell>
          <table:table-cell office:value-type="float" office:value="347642.082712598" calcext:value-type="float">
            <text:p>347642.082712598</text:p>
          </table:table-cell>
          <table:table-cell office:value-type="string" calcext:value-type="string">
            <text:p>CE</text:p>
          </table:table-cell>
          <table:table-cell office:value-type="float" office:value="19.057430267334" calcext:value-type="float">
            <text:p>19.057430267334</text:p>
          </table:table-cell>
          <table:table-cell office:value-type="float" office:value="3855.8818359375" calcext:value-type="float">
            <text:p>3855.8818359375</text:p>
          </table:table-cell>
          <table:table-cell office:value-type="float" office:value="0.0882924188875092" calcext:value-type="float">
            <text:p>0.088292418887509</text:p>
          </table:table-cell>
          <table:table-cell office:value-type="float" office:value="0.00700480784538479" calcext:value-type="float">
            <text:p>0.007004807845385</text:p>
          </table:table-cell>
          <table:table-cell office:value-type="float" office:value="0.460725316012354" calcext:value-type="float">
            <text:p>0.460725316012354</text:p>
          </table:table-cell>
          <table:table-cell office:value-type="float" office:value="0" calcext:value-type="float">
            <text:p>0</text:p>
          </table:table-cell>
          <table:table-cell office:value-type="float" office:value="0.233642181679243" calcext:value-type="float">
            <text:p>0.233642181679243</text:p>
          </table:table-cell>
          <table:table-cell office:value-type="float" office:value="0" calcext:value-type="float">
            <text:p>0</text:p>
          </table:table-cell>
          <table:table-cell office:value-type="float" office:value="0.093705224949852" calcext:value-type="float">
            <text:p>0.093705224949852</text:p>
          </table:table-cell>
          <table:table-cell office:value-type="float" office:value="0.0906804215620721" calcext:value-type="float">
            <text:p>0.090680421562072</text:p>
          </table:table-cell>
          <table:table-cell office:value-type="float" office:value="0.0259496290635846" calcext:value-type="float">
            <text:p>0.025949629063585</text:p>
          </table:table-cell>
          <table:table-cell office:value-type="float" office:value="0.029618598201589" calcext:value-type="float">
            <text:p>0.029618598201589</text:p>
          </table:table-cell>
          <table:table-cell office:value-type="float" office:value="0.0406411172504546" calcext:value-type="float">
            <text:p>0.040641117250455</text:p>
          </table:table-cell>
          <table:table-cell office:value-type="float" office:value="0.516123440893687" calcext:value-type="float">
            <text:p>0.516123440893687</text:p>
          </table:table-cell>
          <table:table-cell office:value-type="float" office:value="0" calcext:value-type="float">
            <text:p>0</text:p>
          </table:table-cell>
          <table:table-cell office:value-type="float" office:value="0.15528451258251" calcext:value-type="float">
            <text:p>0.15528451258251</text:p>
          </table:table-cell>
          <table:table-cell office:value-type="float" office:value="0" calcext:value-type="float">
            <text:p>0</text:p>
          </table:table-cell>
          <table:table-cell office:value-type="float" office:value="0.131265608750097" calcext:value-type="float">
            <text:p>0.131265608750097</text:p>
          </table:table-cell>
          <table:table-cell office:value-type="float" office:value="0.034942375855165" calcext:value-type="float">
            <text:p>0.034942375855165</text:p>
          </table:table-cell>
          <table:table-cell office:value-type="float" office:value="0.0921243464664973" calcext:value-type="float">
            <text:p>0.092124346466497</text:p>
          </table:table-cell>
          <table:table-cell office:value-type="float" office:value="0.0156516002253378" calcext:value-type="float">
            <text:p>0.015651600225338</text:p>
          </table:table-cell>
          <table:table-cell office:value-type="float" office:value="0.0233615477202239" calcext:value-type="float">
            <text:p>0.023361547720224</text:p>
          </table:table-cell>
          <table:table-cell office:value-type="float" office:value="0.640221022032338" calcext:value-type="float">
            <text:p>0.640221022032338</text:p>
          </table:table-cell>
          <table:table-cell office:value-type="float" office:value="0" calcext:value-type="float">
            <text:p>0</text:p>
          </table:table-cell>
          <table:table-cell office:value-type="float" office:value="0.113122564110274" calcext:value-type="float">
            <text:p>0.113122564110274</text:p>
          </table:table-cell>
          <table:table-cell office:value-type="float" office:value="0" calcext:value-type="float">
            <text:p>0</text:p>
          </table:table-cell>
          <table:table-cell office:value-type="float" office:value="0.116089629245092" calcext:value-type="float">
            <text:p>0.116089629245092</text:p>
          </table:table-cell>
          <table:table-cell office:value-type="float" office:value="0.02713073746824" calcext:value-type="float">
            <text:p>0.02713073746824</text:p>
          </table:table-cell>
          <table:table-cell office:value-type="float" office:value="0.0644228991984944" calcext:value-type="float">
            <text:p>0.064422899198494</text:p>
          </table:table-cell>
          <table:table-cell office:value-type="float" office:value="0.0282483259320616" calcext:value-type="float">
            <text:p>0.028248325932062</text:p>
          </table:table-cell>
          <table:table-cell office:value-type="float" office:value="0.00982456657368701" calcext:value-type="float">
            <text:p>0.009824566573687</text:p>
          </table:table-cell>
          <table:table-cell office:value-type="float" office:value="0.659138744045807" calcext:value-type="float">
            <text:p>0.659138744045807</text:p>
          </table:table-cell>
          <table:table-cell office:value-type="float" office:value="0" calcext:value-type="float">
            <text:p>0</text:p>
          </table:table-cell>
          <table:table-cell office:value-type="float" office:value="0.0982519807402921" calcext:value-type="float">
            <text:p>0.098251980740292</text:p>
          </table:table-cell>
          <table:table-cell office:value-type="float" office:value="0" calcext:value-type="float">
            <text:p>0</text:p>
          </table:table-cell>
          <table:table-cell office:value-type="float" office:value="0.119547487904795" calcext:value-type="float">
            <text:p>0.119547487904795</text:p>
          </table:table-cell>
          <table:table-cell office:value-type="float" office:value="0.0194365280321686" calcext:value-type="float">
            <text:p>0.019436528032169</text:p>
          </table:table-cell>
          <table:table-cell office:value-type="float" office:value="0.0655523667711887" calcext:value-type="float">
            <text:p>0.065552366771189</text:p>
          </table:table-cell>
          <table:table-cell office:value-type="float" office:value="0.0836757910171266" calcext:value-type="float">
            <text:p>0.083675791017127</text:p>
          </table:table-cell>
          <table:table-cell office:value-type="float" office:value="0.00843963384582789" calcext:value-type="float">
            <text:p>0.008439633845828</text:p>
          </table:table-cell>
          <table:table-cell office:value-type="float" office:value="0.638704289277935" calcext:value-type="float">
            <text:p>0.638704289277935</text:p>
          </table:table-cell>
          <table:table-cell office:value-type="float" office:value="0.000510465063817408" calcext:value-type="float">
            <text:p>0.000510465063817</text:p>
          </table:table-cell>
          <table:table-cell office:value-type="float" office:value="0.10563688582788" calcext:value-type="float">
            <text:p>0.10563688582788</text:p>
          </table:table-cell>
          <table:table-cell office:value-type="float" office:value="0" calcext:value-type="float">
            <text:p>0</text:p>
          </table:table-cell>
          <table:table-cell office:value-type="float" office:value="0.0706704264632509" calcext:value-type="float">
            <text:p>0.070670426463251</text:p>
          </table:table-cell>
          <table:table-cell office:value-type="float" office:value="0.0159045146113254" calcext:value-type="float">
            <text:p>0.015904514611325</text:p>
          </table:table-cell>
          <table:table-cell office:value-type="float" office:value="0.0764579938928371" calcext:value-type="float">
            <text:p>0.076457993892837</text:p>
          </table:table-cell>
          <table:table-cell office:value-type="float" office:value="0.306724050966771" calcext:value-type="float">
            <text:p>0.306724050966771</text:p>
          </table:table-cell>
          <table:table-cell office:value-type="float" office:value="0.211194751708624" calcext:value-type="float">
            <text:p>0.211194751708624</text:p>
          </table:table-cell>
          <table:table-cell office:value-type="float" office:value="0.157670187350282" calcext:value-type="float">
            <text:p>0.157670187350282</text:p>
          </table:table-cell>
          <table:table-cell office:value-type="float" office:value="0.211059471787315" calcext:value-type="float">
            <text:p>0.211059471787315</text:p>
          </table:table-cell>
          <table:table-cell office:value-type="float" office:value="0.304908987663367" calcext:value-type="float">
            <text:p>0.304908987663367</text:p>
          </table:table-cell>
          <table:table-cell/>
        </table:table-row>
        <table:table-row table:style-name="ro1">
          <table:table-cell table:number-columns-repeated="14" office:value-type="float" office:value="0" calcext:value-type="float">
            <text:p>0</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10/07/17</text:p>
          </table:table-cell>
          <table:table-cell office:value-type="string" calcext:value-type="string">
            <text:p>win</text:p>
          </table:table-cell>
          <table:table-cell office:value-type="string" calcext:value-type="string">
            <text:p>trans7</text:p>
          </table:table-cell>
          <table:table-cell office:value-type="string" calcext:value-type="string">
            <text:p>site5</text:p>
          </table:table-cell>
          <table:table-cell office:value-type="string" calcext:value-type="string">
            <text:p>LanCam</text:p>
          </table:table-cell>
          <table:table-cell office:value-type="float" office:value="554.503479003906" calcext:value-type="float">
            <text:p>554.503479003906</text:p>
          </table:table-cell>
          <table:table-cell office:value-type="float" office:value="7682999.33831676" calcext:value-type="float">
            <text:p>7682999.33831676</text:p>
          </table:table-cell>
          <table:table-cell office:value-type="float" office:value="347644.651870806" calcext:value-type="float">
            <text:p>347644.651870806</text:p>
          </table:table-cell>
          <table:table-cell office:value-type="string" calcext:value-type="string">
            <text:p>CE</text:p>
          </table:table-cell>
          <table:table-cell office:value-type="float" office:value="20.3143634796143" calcext:value-type="float">
            <text:p>20.3143634796143</text:p>
          </table:table-cell>
          <table:table-cell office:value-type="float" office:value="3390.94653320312" calcext:value-type="float">
            <text:p>3390.94653320312</text:p>
          </table:table-cell>
          <table:table-cell office:value-type="float" office:value="0.187346769828382" calcext:value-type="float">
            <text:p>0.187346769828382</text:p>
          </table:table-cell>
          <table:table-cell office:value-type="float" office:value="0.0187219409685739" calcext:value-type="float">
            <text:p>0.018721940968574</text:p>
          </table:table-cell>
          <table:table-cell office:value-type="float" office:value="0.181488203266788" calcext:value-type="float">
            <text:p>0.181488203266788</text:p>
          </table:table-cell>
          <table:table-cell office:value-type="float" office:value="0" calcext:value-type="float">
            <text:p>0</text:p>
          </table:table-cell>
          <table:table-cell office:value-type="float" office:value="0.30365842009743" calcext:value-type="float">
            <text:p>0.30365842009743</text:p>
          </table:table-cell>
          <table:table-cell office:value-type="float" office:value="0" calcext:value-type="float">
            <text:p>0</text:p>
          </table:table-cell>
          <table:table-cell office:value-type="float" office:value="0.154615213169039" calcext:value-type="float">
            <text:p>0.154615213169039</text:p>
          </table:table-cell>
          <table:table-cell office:value-type="float" office:value="0.00382080427930079" calcext:value-type="float">
            <text:p>0.003820804279301</text:p>
          </table:table-cell>
          <table:table-cell office:value-type="float" office:value="0.150348648390486" calcext:value-type="float">
            <text:p>0.150348648390486</text:p>
          </table:table-cell>
          <table:table-cell office:value-type="float" office:value="0.19826244446331" calcext:value-type="float">
            <text:p>0.19826244446331</text:p>
          </table:table-cell>
          <table:table-cell office:value-type="float" office:value="0.0030173755553669" calcext:value-type="float">
            <text:p>0.003017375555367</text:p>
          </table:table-cell>
          <table:table-cell office:value-type="float" office:value="0.214286724962504" calcext:value-type="float">
            <text:p>0.214286724962504</text:p>
          </table:table-cell>
          <table:table-cell office:value-type="float" office:value="0" calcext:value-type="float">
            <text:p>0</text:p>
          </table:table-cell>
          <table:table-cell office:value-type="float" office:value="0.150472592466819" calcext:value-type="float">
            <text:p>0.150472592466819</text:p>
          </table:table-cell>
          <table:table-cell office:value-type="float" office:value="0" calcext:value-type="float">
            <text:p>0</text:p>
          </table:table-cell>
          <table:table-cell office:value-type="float" office:value="0.153999349124148" calcext:value-type="float">
            <text:p>0.153999349124148</text:p>
          </table:table-cell>
          <table:table-cell office:value-type="float" office:value="0.0584974672439652" calcext:value-type="float">
            <text:p>0.058497467243965</text:p>
          </table:table-cell>
          <table:table-cell office:value-type="float" office:value="0.221464046183887" calcext:value-type="float">
            <text:p>0.221464046183887</text:p>
          </table:table-cell>
          <table:table-cell office:value-type="float" office:value="0.105383850747113" calcext:value-type="float">
            <text:p>0.105383850747113</text:p>
          </table:table-cell>
          <table:table-cell office:value-type="float" office:value="0.00167764461172742" calcext:value-type="float">
            <text:p>0.001677644611727</text:p>
          </table:table-cell>
          <table:table-cell office:value-type="float" office:value="0.26410831022187" calcext:value-type="float">
            <text:p>0.26410831022187</text:p>
          </table:table-cell>
          <table:table-cell office:value-type="float" office:value="0" calcext:value-type="float">
            <text:p>0</text:p>
          </table:table-cell>
          <table:table-cell office:value-type="float" office:value="0.152601100860312" calcext:value-type="float">
            <text:p>0.152601100860312</text:p>
          </table:table-cell>
          <table:table-cell office:value-type="float" office:value="0" calcext:value-type="float">
            <text:p>0</text:p>
          </table:table-cell>
          <table:table-cell office:value-type="float" office:value="0.229113899422685" calcext:value-type="float">
            <text:p>0.229113899422685</text:p>
          </table:table-cell>
          <table:table-cell office:value-type="float" office:value="0.0473817424156667" calcext:value-type="float">
            <text:p>0.047381742415667</text:p>
          </table:table-cell>
          <table:table-cell office:value-type="float" office:value="0.199733451720625" calcext:value-type="float">
            <text:p>0.199733451720625</text:p>
          </table:table-cell>
          <table:table-cell office:value-type="float" office:value="0.124770494468976" calcext:value-type="float">
            <text:p>0.124770494468976</text:p>
          </table:table-cell>
          <table:table-cell office:value-type="float" office:value="0.0125449867677465" calcext:value-type="float">
            <text:p>0.012544986767747</text:p>
          </table:table-cell>
          <table:table-cell office:value-type="float" office:value="0.354954346225637" calcext:value-type="float">
            <text:p>0.354954346225637</text:p>
          </table:table-cell>
          <table:table-cell office:value-type="float" office:value="0" calcext:value-type="float">
            <text:p>0</text:p>
          </table:table-cell>
          <table:table-cell office:value-type="float" office:value="0.126088194324945" calcext:value-type="float">
            <text:p>0.126088194324945</text:p>
          </table:table-cell>
          <table:table-cell office:value-type="float" office:value="0" calcext:value-type="float">
            <text:p>0</text:p>
          </table:table-cell>
          <table:table-cell office:value-type="float" office:value="0.166458539552835" calcext:value-type="float">
            <text:p>0.166458539552835</text:p>
          </table:table-cell>
          <table:table-cell office:value-type="float" office:value="0.0392636667945425" calcext:value-type="float">
            <text:p>0.039263666794543</text:p>
          </table:table-cell>
          <table:table-cell office:value-type="float" office:value="0.175919771865319" calcext:value-type="float">
            <text:p>0.175919771865319</text:p>
          </table:table-cell>
          <table:table-cell office:value-type="float" office:value="0.154528099758316" calcext:value-type="float">
            <text:p>0.154528099758316</text:p>
          </table:table-cell>
          <table:table-cell office:value-type="float" office:value="0.00980997185651593" calcext:value-type="float">
            <text:p>0.009809971856516</text:p>
          </table:table-cell>
          <table:table-cell office:value-type="float" office:value="0.507860035192605" calcext:value-type="float">
            <text:p>0.507860035192605</text:p>
          </table:table-cell>
          <table:table-cell office:value-type="float" office:value="0.000510465029998516" calcext:value-type="float">
            <text:p>0.000510465029999</text:p>
          </table:table-cell>
          <table:table-cell office:value-type="float" office:value="0.109822559573025" calcext:value-type="float">
            <text:p>0.109822559573025</text:p>
          </table:table-cell>
          <table:table-cell office:value-type="float" office:value="0" calcext:value-type="float">
            <text:p>0</text:p>
          </table:table-cell>
          <table:table-cell office:value-type="float" office:value="0.0813271163264008" calcext:value-type="float">
            <text:p>0.081327116326401</text:p>
          </table:table-cell>
          <table:table-cell office:value-type="float" office:value="0.0214798450783353" calcext:value-type="float">
            <text:p>0.021479845078335</text:p>
          </table:table-cell>
          <table:table-cell office:value-type="float" office:value="0.114661907184804" calcext:value-type="float">
            <text:p>0.114661907184804</text:p>
          </table:table-cell>
          <table:table-cell office:value-type="float" office:value="0.238008592234963" calcext:value-type="float">
            <text:p>0.238008592234963</text:p>
          </table:table-cell>
          <table:table-cell office:value-type="float" office:value="0.207050160582563" calcext:value-type="float">
            <text:p>0.207050160582563</text:p>
          </table:table-cell>
          <table:table-cell office:value-type="float" office:value="0.240734187360382" calcext:value-type="float">
            <text:p>0.240734187360382</text:p>
          </table:table-cell>
          <table:table-cell office:value-type="float" office:value="0.317600366574569" calcext:value-type="float">
            <text:p>0.317600366574569</text:p>
          </table:table-cell>
          <table:table-cell office:value-type="float" office:value="0.340628768267229" calcext:value-type="float">
            <text:p>0.340628768267229</text:p>
          </table:table-cell>
          <table:table-cell/>
        </table:table-row>
        <table:table-row table:style-name="ro1">
          <table:table-cell table:number-columns-repeated="17" office:value-type="float" office:value="0" calcext:value-type="float">
            <text:p>0</text:p>
          </table:table-cell>
          <table:table-cell office:value-type="float" office:value="31" calcext:value-type="float">
            <text:p>31</text:p>
          </table:table-cell>
          <table:table-cell table:number-columns-repeated="23" office:value-type="float" office:value="0" calcext:value-type="float">
            <text:p>0</text:p>
          </table:table-cell>
          <table:table-cell office:value-type="string" calcext:value-type="string">
            <text:p>10/07/17</text:p>
          </table:table-cell>
          <table:table-cell office:value-type="string" calcext:value-type="string">
            <text:p>win</text:p>
          </table:table-cell>
          <table:table-cell office:value-type="string" calcext:value-type="string">
            <text:p>trans7</text:p>
          </table:table-cell>
          <table:table-cell office:value-type="string" calcext:value-type="string">
            <text:p>site5</text:p>
          </table:table-cell>
          <table:table-cell office:value-type="string" calcext:value-type="string">
            <text:p>SolMau</text:p>
          </table:table-cell>
          <table:table-cell office:value-type="float" office:value="554.503479003906" calcext:value-type="float">
            <text:p>554.503479003906</text:p>
          </table:table-cell>
          <table:table-cell office:value-type="float" office:value="7682999.33831676" calcext:value-type="float">
            <text:p>7682999.33831676</text:p>
          </table:table-cell>
          <table:table-cell office:value-type="float" office:value="347644.651870806" calcext:value-type="float">
            <text:p>347644.651870806</text:p>
          </table:table-cell>
          <table:table-cell office:value-type="string" calcext:value-type="string">
            <text:p>CE</text:p>
          </table:table-cell>
          <table:table-cell office:value-type="float" office:value="20.3143634796143" calcext:value-type="float">
            <text:p>20.3143634796143</text:p>
          </table:table-cell>
          <table:table-cell office:value-type="float" office:value="3390.94653320312" calcext:value-type="float">
            <text:p>3390.94653320312</text:p>
          </table:table-cell>
          <table:table-cell office:value-type="float" office:value="0.187346769828382" calcext:value-type="float">
            <text:p>0.187346769828382</text:p>
          </table:table-cell>
          <table:table-cell office:value-type="float" office:value="0.0187219409685739" calcext:value-type="float">
            <text:p>0.018721940968574</text:p>
          </table:table-cell>
          <table:table-cell office:value-type="float" office:value="0.181488203266788" calcext:value-type="float">
            <text:p>0.181488203266788</text:p>
          </table:table-cell>
          <table:table-cell office:value-type="float" office:value="0" calcext:value-type="float">
            <text:p>0</text:p>
          </table:table-cell>
          <table:table-cell office:value-type="float" office:value="0.30365842009743" calcext:value-type="float">
            <text:p>0.30365842009743</text:p>
          </table:table-cell>
          <table:table-cell office:value-type="float" office:value="0" calcext:value-type="float">
            <text:p>0</text:p>
          </table:table-cell>
          <table:table-cell office:value-type="float" office:value="0.154615213169039" calcext:value-type="float">
            <text:p>0.154615213169039</text:p>
          </table:table-cell>
          <table:table-cell office:value-type="float" office:value="0.00382080427930079" calcext:value-type="float">
            <text:p>0.003820804279301</text:p>
          </table:table-cell>
          <table:table-cell office:value-type="float" office:value="0.150348648390486" calcext:value-type="float">
            <text:p>0.150348648390486</text:p>
          </table:table-cell>
          <table:table-cell office:value-type="float" office:value="0.19826244446331" calcext:value-type="float">
            <text:p>0.19826244446331</text:p>
          </table:table-cell>
          <table:table-cell office:value-type="float" office:value="0.0030173755553669" calcext:value-type="float">
            <text:p>0.003017375555367</text:p>
          </table:table-cell>
          <table:table-cell office:value-type="float" office:value="0.214286724962504" calcext:value-type="float">
            <text:p>0.214286724962504</text:p>
          </table:table-cell>
          <table:table-cell office:value-type="float" office:value="0" calcext:value-type="float">
            <text:p>0</text:p>
          </table:table-cell>
          <table:table-cell office:value-type="float" office:value="0.150472592466819" calcext:value-type="float">
            <text:p>0.150472592466819</text:p>
          </table:table-cell>
          <table:table-cell office:value-type="float" office:value="0" calcext:value-type="float">
            <text:p>0</text:p>
          </table:table-cell>
          <table:table-cell office:value-type="float" office:value="0.153999349124148" calcext:value-type="float">
            <text:p>0.153999349124148</text:p>
          </table:table-cell>
          <table:table-cell office:value-type="float" office:value="0.0584974672439652" calcext:value-type="float">
            <text:p>0.058497467243965</text:p>
          </table:table-cell>
          <table:table-cell office:value-type="float" office:value="0.221464046183887" calcext:value-type="float">
            <text:p>0.221464046183887</text:p>
          </table:table-cell>
          <table:table-cell office:value-type="float" office:value="0.105383850747113" calcext:value-type="float">
            <text:p>0.105383850747113</text:p>
          </table:table-cell>
          <table:table-cell office:value-type="float" office:value="0.00167764461172742" calcext:value-type="float">
            <text:p>0.001677644611727</text:p>
          </table:table-cell>
          <table:table-cell office:value-type="float" office:value="0.26410831022187" calcext:value-type="float">
            <text:p>0.26410831022187</text:p>
          </table:table-cell>
          <table:table-cell office:value-type="float" office:value="0" calcext:value-type="float">
            <text:p>0</text:p>
          </table:table-cell>
          <table:table-cell office:value-type="float" office:value="0.152601100860312" calcext:value-type="float">
            <text:p>0.152601100860312</text:p>
          </table:table-cell>
          <table:table-cell office:value-type="float" office:value="0" calcext:value-type="float">
            <text:p>0</text:p>
          </table:table-cell>
          <table:table-cell office:value-type="float" office:value="0.229113899422685" calcext:value-type="float">
            <text:p>0.229113899422685</text:p>
          </table:table-cell>
          <table:table-cell office:value-type="float" office:value="0.0473817424156667" calcext:value-type="float">
            <text:p>0.047381742415667</text:p>
          </table:table-cell>
          <table:table-cell office:value-type="float" office:value="0.199733451720625" calcext:value-type="float">
            <text:p>0.199733451720625</text:p>
          </table:table-cell>
          <table:table-cell office:value-type="float" office:value="0.124770494468976" calcext:value-type="float">
            <text:p>0.124770494468976</text:p>
          </table:table-cell>
          <table:table-cell office:value-type="float" office:value="0.0125449867677465" calcext:value-type="float">
            <text:p>0.012544986767747</text:p>
          </table:table-cell>
          <table:table-cell office:value-type="float" office:value="0.354954346225637" calcext:value-type="float">
            <text:p>0.354954346225637</text:p>
          </table:table-cell>
          <table:table-cell office:value-type="float" office:value="0" calcext:value-type="float">
            <text:p>0</text:p>
          </table:table-cell>
          <table:table-cell office:value-type="float" office:value="0.126088194324945" calcext:value-type="float">
            <text:p>0.126088194324945</text:p>
          </table:table-cell>
          <table:table-cell office:value-type="float" office:value="0" calcext:value-type="float">
            <text:p>0</text:p>
          </table:table-cell>
          <table:table-cell office:value-type="float" office:value="0.166458539552835" calcext:value-type="float">
            <text:p>0.166458539552835</text:p>
          </table:table-cell>
          <table:table-cell office:value-type="float" office:value="0.0392636667945425" calcext:value-type="float">
            <text:p>0.039263666794543</text:p>
          </table:table-cell>
          <table:table-cell office:value-type="float" office:value="0.175919771865319" calcext:value-type="float">
            <text:p>0.175919771865319</text:p>
          </table:table-cell>
          <table:table-cell office:value-type="float" office:value="0.154528099758316" calcext:value-type="float">
            <text:p>0.154528099758316</text:p>
          </table:table-cell>
          <table:table-cell office:value-type="float" office:value="0.00980997185651593" calcext:value-type="float">
            <text:p>0.009809971856516</text:p>
          </table:table-cell>
          <table:table-cell office:value-type="float" office:value="0.507860035192605" calcext:value-type="float">
            <text:p>0.507860035192605</text:p>
          </table:table-cell>
          <table:table-cell office:value-type="float" office:value="0.000510465029998516" calcext:value-type="float">
            <text:p>0.000510465029999</text:p>
          </table:table-cell>
          <table:table-cell office:value-type="float" office:value="0.109822559573025" calcext:value-type="float">
            <text:p>0.109822559573025</text:p>
          </table:table-cell>
          <table:table-cell office:value-type="float" office:value="0" calcext:value-type="float">
            <text:p>0</text:p>
          </table:table-cell>
          <table:table-cell office:value-type="float" office:value="0.0813271163264008" calcext:value-type="float">
            <text:p>0.081327116326401</text:p>
          </table:table-cell>
          <table:table-cell office:value-type="float" office:value="0.0214798450783353" calcext:value-type="float">
            <text:p>0.021479845078335</text:p>
          </table:table-cell>
          <table:table-cell office:value-type="float" office:value="0.114661907184804" calcext:value-type="float">
            <text:p>0.114661907184804</text:p>
          </table:table-cell>
          <table:table-cell office:value-type="float" office:value="0.238008592234963" calcext:value-type="float">
            <text:p>0.238008592234963</text:p>
          </table:table-cell>
          <table:table-cell office:value-type="float" office:value="0.207050160582563" calcext:value-type="float">
            <text:p>0.207050160582563</text:p>
          </table:table-cell>
          <table:table-cell office:value-type="float" office:value="0.240734187360382" calcext:value-type="float">
            <text:p>0.240734187360382</text:p>
          </table:table-cell>
          <table:table-cell office:value-type="float" office:value="0.317600366574569" calcext:value-type="float">
            <text:p>0.317600366574569</text:p>
          </table:table-cell>
          <table:table-cell office:value-type="float" office:value="0.340628768267229" calcext:value-type="float">
            <text:p>0.340628768267229</text:p>
          </table:table-cell>
          <table:table-cell/>
        </table:table-row>
        <table:table-row table:style-name="ro1">
          <table:table-cell table:number-columns-repeated="14"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2" office:value-type="float" office:value="0" calcext:value-type="float">
            <text:p>0</text:p>
          </table:table-cell>
          <table:table-cell office:value-type="string" calcext:value-type="string">
            <text:p>10/07/17</text:p>
          </table:table-cell>
          <table:table-cell office:value-type="string" calcext:value-type="string">
            <text:p>win</text:p>
          </table:table-cell>
          <table:table-cell office:value-type="string" calcext:value-type="string">
            <text:p>trans7</text:p>
          </table:table-cell>
          <table:table-cell office:value-type="string" calcext:value-type="string">
            <text:p>site5</text:p>
          </table:table-cell>
          <table:table-cell office:value-type="string" calcext:value-type="string">
            <text:p>Other</text:p>
          </table:table-cell>
          <table:table-cell office:value-type="float" office:value="554.503479003906" calcext:value-type="float">
            <text:p>554.503479003906</text:p>
          </table:table-cell>
          <table:table-cell office:value-type="float" office:value="7682999.33831676" calcext:value-type="float">
            <text:p>7682999.33831676</text:p>
          </table:table-cell>
          <table:table-cell office:value-type="float" office:value="347644.651870806" calcext:value-type="float">
            <text:p>347644.651870806</text:p>
          </table:table-cell>
          <table:table-cell office:value-type="string" calcext:value-type="string">
            <text:p>CE</text:p>
          </table:table-cell>
          <table:table-cell office:value-type="float" office:value="20.3143634796143" calcext:value-type="float">
            <text:p>20.3143634796143</text:p>
          </table:table-cell>
          <table:table-cell office:value-type="float" office:value="3390.94653320312" calcext:value-type="float">
            <text:p>3390.94653320312</text:p>
          </table:table-cell>
          <table:table-cell office:value-type="float" office:value="0.187346769828382" calcext:value-type="float">
            <text:p>0.187346769828382</text:p>
          </table:table-cell>
          <table:table-cell office:value-type="float" office:value="0.0187219409685739" calcext:value-type="float">
            <text:p>0.018721940968574</text:p>
          </table:table-cell>
          <table:table-cell office:value-type="float" office:value="0.181488203266788" calcext:value-type="float">
            <text:p>0.181488203266788</text:p>
          </table:table-cell>
          <table:table-cell office:value-type="float" office:value="0" calcext:value-type="float">
            <text:p>0</text:p>
          </table:table-cell>
          <table:table-cell office:value-type="float" office:value="0.30365842009743" calcext:value-type="float">
            <text:p>0.30365842009743</text:p>
          </table:table-cell>
          <table:table-cell office:value-type="float" office:value="0" calcext:value-type="float">
            <text:p>0</text:p>
          </table:table-cell>
          <table:table-cell office:value-type="float" office:value="0.154615213169039" calcext:value-type="float">
            <text:p>0.154615213169039</text:p>
          </table:table-cell>
          <table:table-cell office:value-type="float" office:value="0.00382080427930079" calcext:value-type="float">
            <text:p>0.003820804279301</text:p>
          </table:table-cell>
          <table:table-cell office:value-type="float" office:value="0.150348648390486" calcext:value-type="float">
            <text:p>0.150348648390486</text:p>
          </table:table-cell>
          <table:table-cell office:value-type="float" office:value="0.19826244446331" calcext:value-type="float">
            <text:p>0.19826244446331</text:p>
          </table:table-cell>
          <table:table-cell office:value-type="float" office:value="0.0030173755553669" calcext:value-type="float">
            <text:p>0.003017375555367</text:p>
          </table:table-cell>
          <table:table-cell office:value-type="float" office:value="0.214286724962504" calcext:value-type="float">
            <text:p>0.214286724962504</text:p>
          </table:table-cell>
          <table:table-cell office:value-type="float" office:value="0" calcext:value-type="float">
            <text:p>0</text:p>
          </table:table-cell>
          <table:table-cell office:value-type="float" office:value="0.150472592466819" calcext:value-type="float">
            <text:p>0.150472592466819</text:p>
          </table:table-cell>
          <table:table-cell office:value-type="float" office:value="0" calcext:value-type="float">
            <text:p>0</text:p>
          </table:table-cell>
          <table:table-cell office:value-type="float" office:value="0.153999349124148" calcext:value-type="float">
            <text:p>0.153999349124148</text:p>
          </table:table-cell>
          <table:table-cell office:value-type="float" office:value="0.0584974672439652" calcext:value-type="float">
            <text:p>0.058497467243965</text:p>
          </table:table-cell>
          <table:table-cell office:value-type="float" office:value="0.221464046183887" calcext:value-type="float">
            <text:p>0.221464046183887</text:p>
          </table:table-cell>
          <table:table-cell office:value-type="float" office:value="0.105383850747113" calcext:value-type="float">
            <text:p>0.105383850747113</text:p>
          </table:table-cell>
          <table:table-cell office:value-type="float" office:value="0.00167764461172742" calcext:value-type="float">
            <text:p>0.001677644611727</text:p>
          </table:table-cell>
          <table:table-cell office:value-type="float" office:value="0.26410831022187" calcext:value-type="float">
            <text:p>0.26410831022187</text:p>
          </table:table-cell>
          <table:table-cell office:value-type="float" office:value="0" calcext:value-type="float">
            <text:p>0</text:p>
          </table:table-cell>
          <table:table-cell office:value-type="float" office:value="0.152601100860312" calcext:value-type="float">
            <text:p>0.152601100860312</text:p>
          </table:table-cell>
          <table:table-cell office:value-type="float" office:value="0" calcext:value-type="float">
            <text:p>0</text:p>
          </table:table-cell>
          <table:table-cell office:value-type="float" office:value="0.229113899422685" calcext:value-type="float">
            <text:p>0.229113899422685</text:p>
          </table:table-cell>
          <table:table-cell office:value-type="float" office:value="0.0473817424156667" calcext:value-type="float">
            <text:p>0.047381742415667</text:p>
          </table:table-cell>
          <table:table-cell office:value-type="float" office:value="0.199733451720625" calcext:value-type="float">
            <text:p>0.199733451720625</text:p>
          </table:table-cell>
          <table:table-cell office:value-type="float" office:value="0.124770494468976" calcext:value-type="float">
            <text:p>0.124770494468976</text:p>
          </table:table-cell>
          <table:table-cell office:value-type="float" office:value="0.0125449867677465" calcext:value-type="float">
            <text:p>0.012544986767747</text:p>
          </table:table-cell>
          <table:table-cell office:value-type="float" office:value="0.354954346225637" calcext:value-type="float">
            <text:p>0.354954346225637</text:p>
          </table:table-cell>
          <table:table-cell office:value-type="float" office:value="0" calcext:value-type="float">
            <text:p>0</text:p>
          </table:table-cell>
          <table:table-cell office:value-type="float" office:value="0.126088194324945" calcext:value-type="float">
            <text:p>0.126088194324945</text:p>
          </table:table-cell>
          <table:table-cell office:value-type="float" office:value="0" calcext:value-type="float">
            <text:p>0</text:p>
          </table:table-cell>
          <table:table-cell office:value-type="float" office:value="0.166458539552835" calcext:value-type="float">
            <text:p>0.166458539552835</text:p>
          </table:table-cell>
          <table:table-cell office:value-type="float" office:value="0.0392636667945425" calcext:value-type="float">
            <text:p>0.039263666794543</text:p>
          </table:table-cell>
          <table:table-cell office:value-type="float" office:value="0.175919771865319" calcext:value-type="float">
            <text:p>0.175919771865319</text:p>
          </table:table-cell>
          <table:table-cell office:value-type="float" office:value="0.154528099758316" calcext:value-type="float">
            <text:p>0.154528099758316</text:p>
          </table:table-cell>
          <table:table-cell office:value-type="float" office:value="0.00980997185651593" calcext:value-type="float">
            <text:p>0.009809971856516</text:p>
          </table:table-cell>
          <table:table-cell office:value-type="float" office:value="0.507860035192605" calcext:value-type="float">
            <text:p>0.507860035192605</text:p>
          </table:table-cell>
          <table:table-cell office:value-type="float" office:value="0.000510465029998516" calcext:value-type="float">
            <text:p>0.000510465029999</text:p>
          </table:table-cell>
          <table:table-cell office:value-type="float" office:value="0.109822559573025" calcext:value-type="float">
            <text:p>0.109822559573025</text:p>
          </table:table-cell>
          <table:table-cell office:value-type="float" office:value="0" calcext:value-type="float">
            <text:p>0</text:p>
          </table:table-cell>
          <table:table-cell office:value-type="float" office:value="0.0813271163264008" calcext:value-type="float">
            <text:p>0.081327116326401</text:p>
          </table:table-cell>
          <table:table-cell office:value-type="float" office:value="0.0214798450783353" calcext:value-type="float">
            <text:p>0.021479845078335</text:p>
          </table:table-cell>
          <table:table-cell office:value-type="float" office:value="0.114661907184804" calcext:value-type="float">
            <text:p>0.114661907184804</text:p>
          </table:table-cell>
          <table:table-cell office:value-type="float" office:value="0.238008592234963" calcext:value-type="float">
            <text:p>0.238008592234963</text:p>
          </table:table-cell>
          <table:table-cell office:value-type="float" office:value="0.207050160582563" calcext:value-type="float">
            <text:p>0.207050160582563</text:p>
          </table:table-cell>
          <table:table-cell office:value-type="float" office:value="0.240734187360382" calcext:value-type="float">
            <text:p>0.240734187360382</text:p>
          </table:table-cell>
          <table:table-cell office:value-type="float" office:value="0.317600366574569" calcext:value-type="float">
            <text:p>0.317600366574569</text:p>
          </table:table-cell>
          <table:table-cell office:value-type="float" office:value="0.340628768267229" calcext:value-type="float">
            <text:p>0.340628768267229</text:p>
          </table:table-cell>
          <table:table-cell/>
        </table:table-row>
        <table:table-row table:style-name="ro1">
          <table:table-cell table:number-columns-repeated="6" office:value-type="float" office:value="0" calcext:value-type="float">
            <text:p>0</text:p>
          </table:table-cell>
          <table:table-cell office:value-type="float" office:value="16" calcext:value-type="float">
            <text:p>16</text:p>
          </table:table-cell>
          <table:table-cell table:number-columns-repeated="34" office:value-type="float" office:value="0" calcext:value-type="float">
            <text:p>0</text:p>
          </table:table-cell>
          <table:table-cell office:value-type="string" calcext:value-type="string">
            <text:p>10/07/17</text:p>
          </table:table-cell>
          <table:table-cell office:value-type="string" calcext:value-type="string">
            <text:p>win</text:p>
          </table:table-cell>
          <table:table-cell office:value-type="string" calcext:value-type="string">
            <text:p>trans7</text:p>
          </table:table-cell>
          <table:table-cell office:value-type="string" calcext:value-type="string">
            <text:p>site6</text:p>
          </table:table-cell>
          <table:table-cell office:value-type="string" calcext:value-type="string">
            <text:p>Ipo</text:p>
          </table:table-cell>
          <table:table-cell office:value-type="float" office:value="392.45556640625" calcext:value-type="float">
            <text:p>392.45556640625</text:p>
          </table:table-cell>
          <table:table-cell office:value-type="float" office:value="7683896.84838797" calcext:value-type="float">
            <text:p>7683896.84838797</text:p>
          </table:table-cell>
          <table:table-cell office:value-type="float" office:value="347731.19932152" calcext:value-type="float">
            <text:p>347731.19932152</text:p>
          </table:table-cell>
          <table:table-cell office:value-type="string" calcext:value-type="string">
            <text:p>CE</text:p>
          </table:table-cell>
          <table:table-cell office:value-type="float" office:value="21.1789741516113" calcext:value-type="float">
            <text:p>21.1789741516113</text:p>
          </table:table-cell>
          <table:table-cell office:value-type="float" office:value="2999.93969726562" calcext:value-type="float">
            <text:p>2999.93969726562</text:p>
          </table:table-cell>
          <table:table-cell office:value-type="float" office:value="0.370041388092964" calcext:value-type="float">
            <text:p>0.370041388092964</text:p>
          </table:table-cell>
          <table:table-cell office:value-type="float" office:value="0.027316141356256" calcext:value-type="float">
            <text:p>0.027316141356256</text:p>
          </table:table-cell>
          <table:table-cell office:value-type="float" office:value="0.434192932187202" calcext:value-type="float">
            <text:p>0.434192932187202</text:p>
          </table:table-cell>
          <table:table-cell office:value-type="float" office:value="0" calcext:value-type="float">
            <text:p>0</text:p>
          </table:table-cell>
          <table:table-cell office:value-type="float" office:value="0.097580388411334" calcext:value-type="float">
            <text:p>0.097580388411334</text:p>
          </table:table-cell>
          <table:table-cell office:value-type="float" office:value="0" calcext:value-type="float">
            <text:p>0</text:p>
          </table:table-cell>
          <table:table-cell office:value-type="float" office:value="0.0708691499522445" calcext:value-type="float">
            <text:p>0.070869149952245</text:p>
          </table:table-cell>
          <table:table-cell table:number-columns-repeated="2" office:value-type="float" office:value="0" calcext:value-type="float">
            <text:p>0</text:p>
          </table:table-cell>
          <table:table-cell office:value-type="float" office:value="0.426316608653819" calcext:value-type="float">
            <text:p>0.426316608653819</text:p>
          </table:table-cell>
          <table:table-cell office:value-type="float" office:value="0.0524874777145768" calcext:value-type="float">
            <text:p>0.052487477714577</text:p>
          </table:table-cell>
          <table:table-cell office:value-type="float" office:value="0.174990095367462" calcext:value-type="float">
            <text:p>0.174990095367462</text:p>
          </table:table-cell>
          <table:table-cell office:value-type="float" office:value="0" calcext:value-type="float">
            <text:p>0</text:p>
          </table:table-cell>
          <table:table-cell office:value-type="float" office:value="0.215011885559046" calcext:value-type="float">
            <text:p>0.215011885559046</text:p>
          </table:table-cell>
          <table:table-cell office:value-type="float" office:value="0" calcext:value-type="float">
            <text:p>0</text:p>
          </table:table-cell>
          <table:table-cell office:value-type="float" office:value="0.0865169652205903" calcext:value-type="float">
            <text:p>0.08651696522059</text:p>
          </table:table-cell>
          <table:table-cell office:value-type="float" office:value="0.025875852505872" calcext:value-type="float">
            <text:p>0.025875852505872</text:p>
          </table:table-cell>
          <table:table-cell office:value-type="float" office:value="0.0188011149786343" calcext:value-type="float">
            <text:p>0.018801114978634</text:p>
          </table:table-cell>
          <table:table-cell office:value-type="float" office:value="0.361825901546848" calcext:value-type="float">
            <text:p>0.361825901546848</text:p>
          </table:table-cell>
          <table:table-cell office:value-type="float" office:value="0.0212478255601808" calcext:value-type="float">
            <text:p>0.021247825560181</text:p>
          </table:table-cell>
          <table:table-cell office:value-type="float" office:value="0.16106110010073" calcext:value-type="float">
            <text:p>0.16106110010073</text:p>
          </table:table-cell>
          <table:table-cell office:value-type="float" office:value="0" calcext:value-type="float">
            <text:p>0</text:p>
          </table:table-cell>
          <table:table-cell office:value-type="float" office:value="0.165388312723137" calcext:value-type="float">
            <text:p>0.165388312723137</text:p>
          </table:table-cell>
          <table:table-cell office:value-type="float" office:value="0" calcext:value-type="float">
            <text:p>0</text:p>
          </table:table-cell>
          <table:table-cell office:value-type="float" office:value="0.0836824376012049" calcext:value-type="float">
            <text:p>0.083682437601205</text:p>
          </table:table-cell>
          <table:table-cell office:value-type="float" office:value="0.037644008274147" calcext:value-type="float">
            <text:p>0.037644008274147</text:p>
          </table:table-cell>
          <table:table-cell office:value-type="float" office:value="0.169150414193753" calcext:value-type="float">
            <text:p>0.169150414193753</text:p>
          </table:table-cell>
          <table:table-cell office:value-type="float" office:value="0.257635155989548" calcext:value-type="float">
            <text:p>0.257635155989548</text:p>
          </table:table-cell>
          <table:table-cell office:value-type="float" office:value="0.0112304264804515" calcext:value-type="float">
            <text:p>0.011230426480452</text:p>
          </table:table-cell>
          <table:table-cell office:value-type="float" office:value="0.17816017402017" calcext:value-type="float">
            <text:p>0.17816017402017</text:p>
          </table:table-cell>
          <table:table-cell office:value-type="float" office:value="0" calcext:value-type="float">
            <text:p>0</text:p>
          </table:table-cell>
          <table:table-cell office:value-type="float" office:value="0.124575349580934" calcext:value-type="float">
            <text:p>0.124575349580934</text:p>
          </table:table-cell>
          <table:table-cell office:value-type="float" office:value="0" calcext:value-type="float">
            <text:p>0</text:p>
          </table:table-cell>
          <table:table-cell office:value-type="float" office:value="0.136924582401324" calcext:value-type="float">
            <text:p>0.136924582401324</text:p>
          </table:table-cell>
          <table:table-cell office:value-type="float" office:value="0.0418547241018829" calcext:value-type="float">
            <text:p>0.041854724101883</text:p>
          </table:table-cell>
          <table:table-cell office:value-type="float" office:value="0.24961958742569" calcext:value-type="float">
            <text:p>0.24961958742569</text:p>
          </table:table-cell>
          <table:table-cell office:value-type="float" office:value="0.235396458076479" calcext:value-type="float">
            <text:p>0.235396458076479</text:p>
          </table:table-cell>
          <table:table-cell office:value-type="float" office:value="0.0116578767453068" calcext:value-type="float">
            <text:p>0.011657876745307</text:p>
          </table:table-cell>
          <table:table-cell office:value-type="float" office:value="0.379148516208649" calcext:value-type="float">
            <text:p>0.379148516208649</text:p>
          </table:table-cell>
          <table:table-cell office:value-type="float" office:value="0.000510464810175826" calcext:value-type="float">
            <text:p>0.000510464810176</text:p>
          </table:table-cell>
          <table:table-cell office:value-type="float" office:value="0.103973367318387" calcext:value-type="float">
            <text:p>0.103973367318387</text:p>
          </table:table-cell>
          <table:table-cell office:value-type="float" office:value="0" calcext:value-type="float">
            <text:p>0</text:p>
          </table:table-cell>
          <table:table-cell office:value-type="float" office:value="0.0942906349450164" calcext:value-type="float">
            <text:p>0.094290634945016</text:p>
          </table:table-cell>
          <table:table-cell office:value-type="float" office:value="0.0268129508864283" calcext:value-type="float">
            <text:p>0.026812950886428</text:p>
          </table:table-cell>
          <table:table-cell office:value-type="float" office:value="0.148209731009558" calcext:value-type="float">
            <text:p>0.148209731009558</text:p>
          </table:table-cell>
          <table:table-cell office:value-type="float" office:value="0.210911262639446" calcext:value-type="float">
            <text:p>0.210911262639446</text:p>
          </table:table-cell>
          <table:table-cell office:value-type="float" office:value="0.168394347949984" calcext:value-type="float">
            <text:p>0.168394347949984</text:p>
          </table:table-cell>
          <table:table-cell office:value-type="float" office:value="0.173310037612241" calcext:value-type="float">
            <text:p>0.173310037612241</text:p>
          </table:table-cell>
          <table:table-cell office:value-type="float" office:value="0.255193977056504" calcext:value-type="float">
            <text:p>0.255193977056504</text:p>
          </table:table-cell>
          <table:table-cell office:value-type="float" office:value="0.341766029576907" calcext:value-type="float">
            <text:p>0.341766029576907</text:p>
          </table:table-cell>
          <table:table-cell/>
        </table:table-row>
        <table:table-row table:style-name="ro1">
          <table:table-cell table:number-columns-repeated="17"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office:value-type="string" calcext:value-type="string">
            <text:p>10/07/17</text:p>
          </table:table-cell>
          <table:table-cell office:value-type="string" calcext:value-type="string">
            <text:p>win</text:p>
          </table:table-cell>
          <table:table-cell office:value-type="string" calcext:value-type="string">
            <text:p>trans7</text:p>
          </table:table-cell>
          <table:table-cell office:value-type="string" calcext:value-type="string">
            <text:p>site6</text:p>
          </table:table-cell>
          <table:table-cell office:value-type="string" calcext:value-type="string">
            <text:p>SolMau</text:p>
          </table:table-cell>
          <table:table-cell office:value-type="float" office:value="392.45556640625" calcext:value-type="float">
            <text:p>392.45556640625</text:p>
          </table:table-cell>
          <table:table-cell office:value-type="float" office:value="7683896.84838797" calcext:value-type="float">
            <text:p>7683896.84838797</text:p>
          </table:table-cell>
          <table:table-cell office:value-type="float" office:value="347731.19932152" calcext:value-type="float">
            <text:p>347731.19932152</text:p>
          </table:table-cell>
          <table:table-cell office:value-type="string" calcext:value-type="string">
            <text:p>CE</text:p>
          </table:table-cell>
          <table:table-cell office:value-type="float" office:value="21.1789741516113" calcext:value-type="float">
            <text:p>21.1789741516113</text:p>
          </table:table-cell>
          <table:table-cell office:value-type="float" office:value="2999.93969726562" calcext:value-type="float">
            <text:p>2999.93969726562</text:p>
          </table:table-cell>
          <table:table-cell office:value-type="float" office:value="0.370041388092964" calcext:value-type="float">
            <text:p>0.370041388092964</text:p>
          </table:table-cell>
          <table:table-cell office:value-type="float" office:value="0.027316141356256" calcext:value-type="float">
            <text:p>0.027316141356256</text:p>
          </table:table-cell>
          <table:table-cell office:value-type="float" office:value="0.434192932187202" calcext:value-type="float">
            <text:p>0.434192932187202</text:p>
          </table:table-cell>
          <table:table-cell office:value-type="float" office:value="0" calcext:value-type="float">
            <text:p>0</text:p>
          </table:table-cell>
          <table:table-cell office:value-type="float" office:value="0.097580388411334" calcext:value-type="float">
            <text:p>0.097580388411334</text:p>
          </table:table-cell>
          <table:table-cell office:value-type="float" office:value="0" calcext:value-type="float">
            <text:p>0</text:p>
          </table:table-cell>
          <table:table-cell office:value-type="float" office:value="0.0708691499522445" calcext:value-type="float">
            <text:p>0.070869149952245</text:p>
          </table:table-cell>
          <table:table-cell table:number-columns-repeated="2" office:value-type="float" office:value="0" calcext:value-type="float">
            <text:p>0</text:p>
          </table:table-cell>
          <table:table-cell office:value-type="float" office:value="0.426316608653819" calcext:value-type="float">
            <text:p>0.426316608653819</text:p>
          </table:table-cell>
          <table:table-cell office:value-type="float" office:value="0.0524874777145768" calcext:value-type="float">
            <text:p>0.052487477714577</text:p>
          </table:table-cell>
          <table:table-cell office:value-type="float" office:value="0.174990095367462" calcext:value-type="float">
            <text:p>0.174990095367462</text:p>
          </table:table-cell>
          <table:table-cell office:value-type="float" office:value="0" calcext:value-type="float">
            <text:p>0</text:p>
          </table:table-cell>
          <table:table-cell office:value-type="float" office:value="0.215011885559046" calcext:value-type="float">
            <text:p>0.215011885559046</text:p>
          </table:table-cell>
          <table:table-cell office:value-type="float" office:value="0" calcext:value-type="float">
            <text:p>0</text:p>
          </table:table-cell>
          <table:table-cell office:value-type="float" office:value="0.0865169652205903" calcext:value-type="float">
            <text:p>0.08651696522059</text:p>
          </table:table-cell>
          <table:table-cell office:value-type="float" office:value="0.025875852505872" calcext:value-type="float">
            <text:p>0.025875852505872</text:p>
          </table:table-cell>
          <table:table-cell office:value-type="float" office:value="0.0188011149786343" calcext:value-type="float">
            <text:p>0.018801114978634</text:p>
          </table:table-cell>
          <table:table-cell office:value-type="float" office:value="0.361825901546848" calcext:value-type="float">
            <text:p>0.361825901546848</text:p>
          </table:table-cell>
          <table:table-cell office:value-type="float" office:value="0.0212478255601808" calcext:value-type="float">
            <text:p>0.021247825560181</text:p>
          </table:table-cell>
          <table:table-cell office:value-type="float" office:value="0.16106110010073" calcext:value-type="float">
            <text:p>0.16106110010073</text:p>
          </table:table-cell>
          <table:table-cell office:value-type="float" office:value="0" calcext:value-type="float">
            <text:p>0</text:p>
          </table:table-cell>
          <table:table-cell office:value-type="float" office:value="0.165388312723137" calcext:value-type="float">
            <text:p>0.165388312723137</text:p>
          </table:table-cell>
          <table:table-cell office:value-type="float" office:value="0" calcext:value-type="float">
            <text:p>0</text:p>
          </table:table-cell>
          <table:table-cell office:value-type="float" office:value="0.0836824376012049" calcext:value-type="float">
            <text:p>0.083682437601205</text:p>
          </table:table-cell>
          <table:table-cell office:value-type="float" office:value="0.037644008274147" calcext:value-type="float">
            <text:p>0.037644008274147</text:p>
          </table:table-cell>
          <table:table-cell office:value-type="float" office:value="0.169150414193753" calcext:value-type="float">
            <text:p>0.169150414193753</text:p>
          </table:table-cell>
          <table:table-cell office:value-type="float" office:value="0.257635155989548" calcext:value-type="float">
            <text:p>0.257635155989548</text:p>
          </table:table-cell>
          <table:table-cell office:value-type="float" office:value="0.0112304264804515" calcext:value-type="float">
            <text:p>0.011230426480452</text:p>
          </table:table-cell>
          <table:table-cell office:value-type="float" office:value="0.17816017402017" calcext:value-type="float">
            <text:p>0.17816017402017</text:p>
          </table:table-cell>
          <table:table-cell office:value-type="float" office:value="0" calcext:value-type="float">
            <text:p>0</text:p>
          </table:table-cell>
          <table:table-cell office:value-type="float" office:value="0.124575349580934" calcext:value-type="float">
            <text:p>0.124575349580934</text:p>
          </table:table-cell>
          <table:table-cell office:value-type="float" office:value="0" calcext:value-type="float">
            <text:p>0</text:p>
          </table:table-cell>
          <table:table-cell office:value-type="float" office:value="0.136924582401324" calcext:value-type="float">
            <text:p>0.136924582401324</text:p>
          </table:table-cell>
          <table:table-cell office:value-type="float" office:value="0.0418547241018829" calcext:value-type="float">
            <text:p>0.041854724101883</text:p>
          </table:table-cell>
          <table:table-cell office:value-type="float" office:value="0.24961958742569" calcext:value-type="float">
            <text:p>0.24961958742569</text:p>
          </table:table-cell>
          <table:table-cell office:value-type="float" office:value="0.235396458076479" calcext:value-type="float">
            <text:p>0.235396458076479</text:p>
          </table:table-cell>
          <table:table-cell office:value-type="float" office:value="0.0116578767453068" calcext:value-type="float">
            <text:p>0.011657876745307</text:p>
          </table:table-cell>
          <table:table-cell office:value-type="float" office:value="0.379148516208649" calcext:value-type="float">
            <text:p>0.379148516208649</text:p>
          </table:table-cell>
          <table:table-cell office:value-type="float" office:value="0.000510464810175826" calcext:value-type="float">
            <text:p>0.000510464810176</text:p>
          </table:table-cell>
          <table:table-cell office:value-type="float" office:value="0.103973367318387" calcext:value-type="float">
            <text:p>0.103973367318387</text:p>
          </table:table-cell>
          <table:table-cell office:value-type="float" office:value="0" calcext:value-type="float">
            <text:p>0</text:p>
          </table:table-cell>
          <table:table-cell office:value-type="float" office:value="0.0942906349450164" calcext:value-type="float">
            <text:p>0.094290634945016</text:p>
          </table:table-cell>
          <table:table-cell office:value-type="float" office:value="0.0268129508864283" calcext:value-type="float">
            <text:p>0.026812950886428</text:p>
          </table:table-cell>
          <table:table-cell office:value-type="float" office:value="0.148209731009558" calcext:value-type="float">
            <text:p>0.148209731009558</text:p>
          </table:table-cell>
          <table:table-cell office:value-type="float" office:value="0.210911262639446" calcext:value-type="float">
            <text:p>0.210911262639446</text:p>
          </table:table-cell>
          <table:table-cell office:value-type="float" office:value="0.168394347949984" calcext:value-type="float">
            <text:p>0.168394347949984</text:p>
          </table:table-cell>
          <table:table-cell office:value-type="float" office:value="0.173310037612241" calcext:value-type="float">
            <text:p>0.173310037612241</text:p>
          </table:table-cell>
          <table:table-cell office:value-type="float" office:value="0.255193977056504" calcext:value-type="float">
            <text:p>0.255193977056504</text:p>
          </table:table-cell>
          <table:table-cell office:value-type="float" office:value="0.341766029576907" calcext:value-type="float">
            <text:p>0.341766029576907</text:p>
          </table:table-cell>
          <table:table-cell/>
        </table:table-row>
        <table:table-row table:style-name="ro1">
          <table:table-cell table:number-columns-repeated="18" office:value-type="float" office:value="0" calcext:value-type="float">
            <text:p>0</text:p>
          </table:table-cell>
          <table:table-cell office:value-type="float" office:value="1" calcext:value-type="float">
            <text:p>1</text:p>
          </table:table-cell>
          <table:table-cell table:number-columns-repeated="22" office:value-type="float" office:value="0" calcext:value-type="float">
            <text:p>0</text:p>
          </table:table-cell>
          <table:table-cell office:value-type="string" calcext:value-type="string">
            <text:p>10/07/17</text:p>
          </table:table-cell>
          <table:table-cell office:value-type="string" calcext:value-type="string">
            <text:p>win</text:p>
          </table:table-cell>
          <table:table-cell office:value-type="string" calcext:value-type="string">
            <text:p>trans7</text:p>
          </table:table-cell>
          <table:table-cell office:value-type="string" calcext:value-type="string">
            <text:p>site7</text:p>
          </table:table-cell>
          <table:table-cell office:value-type="string" calcext:value-type="string">
            <text:p>SolMau</text:p>
          </table:table-cell>
          <table:table-cell office:value-type="float" office:value="204.130325317383" calcext:value-type="float">
            <text:p>204.130325317383</text:p>
          </table:table-cell>
          <table:table-cell office:value-type="float" office:value="7685841.75813115" calcext:value-type="float">
            <text:p>7685841.75813115</text:p>
          </table:table-cell>
          <table:table-cell office:value-type="float" office:value="347927.522447759" calcext:value-type="float">
            <text:p>347927.522447759</text:p>
          </table:table-cell>
          <table:table-cell office:value-type="string" calcext:value-type="string">
            <text:p>CE</text:p>
          </table:table-cell>
          <table:table-cell office:value-type="float" office:value="22.6992168426514" calcext:value-type="float">
            <text:p>22.6992168426514</text:p>
          </table:table-cell>
          <table:table-cell office:value-type="float" office:value="2267.8857421875" calcext:value-type="float">
            <text:p>2267.8857421875</text:p>
          </table:table-cell>
          <table:table-cell office:value-type="float" office:value="0.444681460727817" calcext:value-type="float">
            <text:p>0.444681460727817</text:p>
          </table:table-cell>
          <table:table-cell table:number-columns-repeated="3" office:value-type="float" office:value="0" calcext:value-type="float">
            <text:p>0</text:p>
          </table:table-cell>
          <table:table-cell office:value-type="float" office:value="0.0716355184819638" calcext:value-type="float">
            <text:p>0.071635518481964</text:p>
          </table:table-cell>
          <table:table-cell office:value-type="float" office:value="0" calcext:value-type="float">
            <text:p>0</text:p>
          </table:table-cell>
          <table:table-cell office:value-type="float" office:value="0.019771403101022" calcext:value-type="float">
            <text:p>0.019771403101022</text:p>
          </table:table-cell>
          <table:table-cell office:value-type="float" office:value="0" calcext:value-type="float">
            <text:p>0</text:p>
          </table:table-cell>
          <table:table-cell office:value-type="float" office:value="0.463911617689197" calcext:value-type="float">
            <text:p>0.463911617689197</text:p>
          </table:table-cell>
          <table:table-cell office:value-type="float" office:value="0.573203818929808" calcext:value-type="float">
            <text:p>0.573203818929808</text:p>
          </table:table-cell>
          <table:table-cell office:value-type="float" office:value="0.000919712625178194" calcext:value-type="float">
            <text:p>0.000919712625178</text:p>
          </table:table-cell>
          <table:table-cell office:value-type="float" office:value="0.00598874413241032" calcext:value-type="float">
            <text:p>0.00598874413241</text:p>
          </table:table-cell>
          <table:table-cell office:value-type="float" office:value="0" calcext:value-type="float">
            <text:p>0</text:p>
          </table:table-cell>
          <table:table-cell office:value-type="float" office:value="0.09233561021164" calcext:value-type="float">
            <text:p>0.09233561021164</text:p>
          </table:table-cell>
          <table:table-cell office:value-type="float" office:value="0" calcext:value-type="float">
            <text:p>0</text:p>
          </table:table-cell>
          <table:table-cell office:value-type="float" office:value="0.0901672108299699" calcext:value-type="float">
            <text:p>0.09016721082997</text:p>
          </table:table-cell>
          <table:table-cell office:value-type="float" office:value="0.00129820974400153" calcext:value-type="float">
            <text:p>0.001298209744002</text:p>
          </table:table-cell>
          <table:table-cell office:value-type="float" office:value="0.236086693526992" calcext:value-type="float">
            <text:p>0.236086693526992</text:p>
          </table:table-cell>
          <table:table-cell office:value-type="float" office:value="0.731584691141408" calcext:value-type="float">
            <text:p>0.731584691141408</text:p>
          </table:table-cell>
          <table:table-cell office:value-type="float" office:value="0.00528943775071988" calcext:value-type="float">
            <text:p>0.00528943775072</text:p>
          </table:table-cell>
          <table:table-cell office:value-type="float" office:value="0.00329429119234769" calcext:value-type="float">
            <text:p>0.003294291192348</text:p>
          </table:table-cell>
          <table:table-cell office:value-type="float" office:value="0" calcext:value-type="float">
            <text:p>0</text:p>
          </table:table-cell>
          <table:table-cell office:value-type="float" office:value="0.0804992111388608" calcext:value-type="float">
            <text:p>0.080499211138861</text:p>
          </table:table-cell>
          <table:table-cell office:value-type="float" office:value="0" calcext:value-type="float">
            <text:p>0</text:p>
          </table:table-cell>
          <table:table-cell office:value-type="float" office:value="0.0607378858521469" calcext:value-type="float">
            <text:p>0.060737885852147</text:p>
          </table:table-cell>
          <table:table-cell office:value-type="float" office:value="0.00407873046418995" calcext:value-type="float">
            <text:p>0.00407873046419</text:p>
          </table:table-cell>
          <table:table-cell office:value-type="float" office:value="0.114515752460327" calcext:value-type="float">
            <text:p>0.114515752460327</text:p>
          </table:table-cell>
          <table:table-cell office:value-type="float" office:value="0.645477829619237" calcext:value-type="float">
            <text:p>0.645477829619237</text:p>
          </table:table-cell>
          <table:table-cell office:value-type="float" office:value="0.00922884396586112" calcext:value-type="float">
            <text:p>0.009228843965861</text:p>
          </table:table-cell>
          <table:table-cell office:value-type="float" office:value="0.0188805297020689" calcext:value-type="float">
            <text:p>0.018880529702069</text:p>
          </table:table-cell>
          <table:table-cell office:value-type="float" office:value="0" calcext:value-type="float">
            <text:p>0</text:p>
          </table:table-cell>
          <table:table-cell office:value-type="float" office:value="0.0491180578432807" calcext:value-type="float">
            <text:p>0.049118057843281</text:p>
          </table:table-cell>
          <table:table-cell office:value-type="float" office:value="0" calcext:value-type="float">
            <text:p>0</text:p>
          </table:table-cell>
          <table:table-cell office:value-type="float" office:value="0.0732650331169043" calcext:value-type="float">
            <text:p>0.073265033116904</text:p>
          </table:table-cell>
          <table:table-cell office:value-type="float" office:value="0.00956801200691703" calcext:value-type="float">
            <text:p>0.009568012006917</text:p>
          </table:table-cell>
          <table:table-cell office:value-type="float" office:value="0.194461693745731" calcext:value-type="float">
            <text:p>0.194461693745731</text:p>
          </table:table-cell>
          <table:table-cell office:value-type="float" office:value="0.416799701999087" calcext:value-type="float">
            <text:p>0.416799701999087</text:p>
          </table:table-cell>
          <table:table-cell office:value-type="float" office:value="0.00981090958904001" calcext:value-type="float">
            <text:p>0.00981090958904</text:p>
          </table:table-cell>
          <table:table-cell office:value-type="float" office:value="0.160577828968137" calcext:value-type="float">
            <text:p>0.160577828968137</text:p>
          </table:table-cell>
          <table:table-cell office:value-type="float" office:value="0" calcext:value-type="float">
            <text:p>0</text:p>
          </table:table-cell>
          <table:table-cell office:value-type="float" office:value="0.0550066096077314" calcext:value-type="float">
            <text:p>0.055006609607731</text:p>
          </table:table-cell>
          <table:table-cell office:value-type="float" office:value="0.00120466126365409" calcext:value-type="float">
            <text:p>0.001204661263654</text:p>
          </table:table-cell>
          <table:table-cell office:value-type="float" office:value="0.0966177320754049" calcext:value-type="float">
            <text:p>0.096617732075405</text:p>
          </table:table-cell>
          <table:table-cell office:value-type="float" office:value="0.0288930065728748" calcext:value-type="float">
            <text:p>0.028893006572875</text:p>
          </table:table-cell>
          <table:table-cell office:value-type="float" office:value="0.231089549924071" calcext:value-type="float">
            <text:p>0.231089549924071</text:p>
          </table:table-cell>
          <table:table-cell office:value-type="float" office:value="0.110456308991326" calcext:value-type="float">
            <text:p>0.110456308991326</text:p>
          </table:table-cell>
          <table:table-cell office:value-type="float" office:value="0.0821482844156817" calcext:value-type="float">
            <text:p>0.082148284415682</text:p>
          </table:table-cell>
          <table:table-cell office:value-type="float" office:value="0.0702774241631697" calcext:value-type="float">
            <text:p>0.07027742416317</text:p>
          </table:table-cell>
          <table:table-cell office:value-type="float" office:value="0.0737830092642443" calcext:value-type="float">
            <text:p>0.073783009264244</text:p>
          </table:table-cell>
          <table:table-cell office:value-type="float" office:value="0.252177197036811" calcext:value-type="float">
            <text:p>0.252177197036811</text:p>
          </table:table-cell>
          <table:table-cell/>
        </table:table-row>
        <table:table-row table:style-name="ro1">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34"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1</text:p>
          </table:table-cell>
          <table:table-cell office:value-type="string" calcext:value-type="string">
            <text:p>Ipo</text:p>
          </table:table-cell>
          <table:table-cell office:value-type="float" office:value="16.538122177124" calcext:value-type="float">
            <text:p>16.538122177124</text:p>
          </table:table-cell>
          <table:table-cell office:value-type="float" office:value="7671488.86579597" calcext:value-type="float">
            <text:p>7671488.86579597</text:p>
          </table:table-cell>
          <table:table-cell office:value-type="float" office:value="367203.77495194" calcext:value-type="float">
            <text:p>367203.77495194</text:p>
          </table:table-cell>
          <table:table-cell office:value-type="string" calcext:value-type="string">
            <text:p>ED</text:p>
          </table:table-cell>
          <table:table-cell office:value-type="float" office:value="23.8905735015869" calcext:value-type="float">
            <text:p>23.8905735015869</text:p>
          </table:table-cell>
          <table:table-cell office:value-type="float" office:value="3374.64379882812" calcext:value-type="float">
            <text:p>3374.64379882812</text:p>
          </table:table-cell>
          <table:table-cell office:value-type="float" office:value="0.158007004138809" calcext:value-type="float">
            <text:p>0.158007004138809</text:p>
          </table:table-cell>
          <table:table-cell office:value-type="float" office:value="0" calcext:value-type="float">
            <text:p>0</text:p>
          </table:table-cell>
          <table:table-cell office:value-type="float" office:value="0.0458452722063037" calcext:value-type="float">
            <text:p>0.045845272206304</text:p>
          </table:table-cell>
          <table:table-cell office:value-type="float" office:value="0" calcext:value-type="float">
            <text:p>0</text:p>
          </table:table-cell>
          <table:table-cell office:value-type="float" office:value="0.264915631964343" calcext:value-type="float">
            <text:p>0.264915631964343</text:p>
          </table:table-cell>
          <table:table-cell office:value-type="float" office:value="0" calcext:value-type="float">
            <text:p>0</text:p>
          </table:table-cell>
          <table:table-cell office:value-type="float" office:value="0.389812161731933" calcext:value-type="float">
            <text:p>0.389812161731933</text:p>
          </table:table-cell>
          <table:table-cell office:value-type="float" office:value="0.113467048710602" calcext:value-type="float">
            <text:p>0.113467048710602</text:p>
          </table:table-cell>
          <table:table-cell office:value-type="float" office:value="0.0279528812480102" calcext:value-type="float">
            <text:p>0.02795288124801</text:p>
          </table:table-cell>
          <table:table-cell office:value-type="float" office:value="0.516514264489998" calcext:value-type="float">
            <text:p>0.516514264489998</text:p>
          </table:table-cell>
          <table:table-cell office:value-type="float" office:value="0" calcext:value-type="float">
            <text:p>0</text:p>
          </table:table-cell>
          <table:table-cell office:value-type="float" office:value="0.0455933072746246" calcext:value-type="float">
            <text:p>0.045593307274625</text:p>
          </table:table-cell>
          <table:table-cell office:value-type="float" office:value="0" calcext:value-type="float">
            <text:p>0</text:p>
          </table:table-cell>
          <table:table-cell office:value-type="float" office:value="0.0600930331275757" calcext:value-type="float">
            <text:p>0.060093033127576</text:p>
          </table:table-cell>
          <table:table-cell office:value-type="float" office:value="0" calcext:value-type="float">
            <text:p>0</text:p>
          </table:table-cell>
          <table:table-cell office:value-type="float" office:value="0.185539185341092" calcext:value-type="float">
            <text:p>0.185539185341092</text:p>
          </table:table-cell>
          <table:table-cell office:value-type="float" office:value="0.044662975998868" calcext:value-type="float">
            <text:p>0.044662975998868</text:p>
          </table:table-cell>
          <table:table-cell office:value-type="float" office:value="0.147597233767842" calcext:value-type="float">
            <text:p>0.147597233767842</text:p>
          </table:table-cell>
          <table:table-cell office:value-type="float" office:value="0.408710148131771" calcext:value-type="float">
            <text:p>0.408710148131771</text:p>
          </table:table-cell>
          <table:table-cell office:value-type="float" office:value="0.00335706389564448" calcext:value-type="float">
            <text:p>0.003357063895644</text:p>
          </table:table-cell>
          <table:table-cell office:value-type="float" office:value="0.0425743975237674" calcext:value-type="float">
            <text:p>0.042574397523767</text:p>
          </table:table-cell>
          <table:table-cell office:value-type="float" office:value="0" calcext:value-type="float">
            <text:p>0</text:p>
          </table:table-cell>
          <table:table-cell office:value-type="float" office:value="0.0453442405483086" calcext:value-type="float">
            <text:p>0.045344240548309</text:p>
          </table:table-cell>
          <table:table-cell office:value-type="float" office:value="0" calcext:value-type="float">
            <text:p>0</text:p>
          </table:table-cell>
          <table:table-cell office:value-type="float" office:value="0.134096838381605" calcext:value-type="float">
            <text:p>0.134096838381605</text:p>
          </table:table-cell>
          <table:table-cell office:value-type="float" office:value="0.0781711253592748" calcext:value-type="float">
            <text:p>0.078171125359275</text:p>
          </table:table-cell>
          <table:table-cell office:value-type="float" office:value="0.287746186159629" calcext:value-type="float">
            <text:p>0.287746186159629</text:p>
          </table:table-cell>
          <table:table-cell office:value-type="float" office:value="0.39560841715028" calcext:value-type="float">
            <text:p>0.39560841715028</text:p>
          </table:table-cell>
          <table:table-cell office:value-type="float" office:value="0.00218317303507584" calcext:value-type="float">
            <text:p>0.002183173035076</text:p>
          </table:table-cell>
          <table:table-cell office:value-type="float" office:value="0.034225671552894" calcext:value-type="float">
            <text:p>0.034225671552894</text:p>
          </table:table-cell>
          <table:table-cell office:value-type="float" office:value="0" calcext:value-type="float">
            <text:p>0</text:p>
          </table:table-cell>
          <table:table-cell office:value-type="float" office:value="0.0351043056354659" calcext:value-type="float">
            <text:p>0.035104305635466</text:p>
          </table:table-cell>
          <table:table-cell office:value-type="float" office:value="0.0302247387226905" calcext:value-type="float">
            <text:p>0.030224738722691</text:p>
          </table:table-cell>
          <table:table-cell office:value-type="float" office:value="0.118848808698094" calcext:value-type="float">
            <text:p>0.118848808698094</text:p>
          </table:table-cell>
          <table:table-cell office:value-type="float" office:value="0.0344780393485736" calcext:value-type="float">
            <text:p>0.034478039348574</text:p>
          </table:table-cell>
          <table:table-cell office:value-type="float" office:value="0.349326845856926" calcext:value-type="float">
            <text:p>0.349326845856926</text:p>
          </table:table-cell>
          <table:table-cell office:value-type="float" office:value="0.440153401790436" calcext:value-type="float">
            <text:p>0.440153401790436</text:p>
          </table:table-cell>
          <table:table-cell office:value-type="float" office:value="0.00188374369436507" calcext:value-type="float">
            <text:p>0.001883743694365</text:p>
          </table:table-cell>
          <table:table-cell office:value-type="float" office:value="0.0688183051717548" calcext:value-type="float">
            <text:p>0.068818305171755</text:p>
          </table:table-cell>
          <table:table-cell office:value-type="float" office:value="0" calcext:value-type="float">
            <text:p>0</text:p>
          </table:table-cell>
          <table:table-cell office:value-type="float" office:value="0.0358324612345608" calcext:value-type="float">
            <text:p>0.035832461234561</text:p>
          </table:table-cell>
          <table:table-cell office:value-type="float" office:value="0.0168570644811322" calcext:value-type="float">
            <text:p>0.016857064481132</text:p>
          </table:table-cell>
          <table:table-cell office:value-type="float" office:value="0.084322101342576" calcext:value-type="float">
            <text:p>0.084322101342576</text:p>
          </table:table-cell>
          <table:table-cell office:value-type="float" office:value="0.0816871051857422" calcext:value-type="float">
            <text:p>0.081687105185742</text:p>
          </table:table-cell>
          <table:table-cell office:value-type="float" office:value="0.270445817099433" calcext:value-type="float">
            <text:p>0.270445817099433</text:p>
          </table:table-cell>
          <table:table-cell office:value-type="float" office:value="0.0936044520926202" calcext:value-type="float">
            <text:p>0.09360445209262</text:p>
          </table:table-cell>
          <table:table-cell office:value-type="float" office:value="0.0608380157035589" calcext:value-type="float">
            <text:p>0.060838015703559</text:p>
          </table:table-cell>
          <table:table-cell office:value-type="float" office:value="0.0587280260017576" calcext:value-type="float">
            <text:p>0.058728026001758</text:p>
          </table:table-cell>
          <table:table-cell office:value-type="float" office:value="0.0590065170990684" calcext:value-type="float">
            <text:p>0.059006517099068</text:p>
          </table:table-cell>
          <table:table-cell office:value-type="float" office:value="0.116875672693557" calcext:value-type="float">
            <text:p>0.116875672693557</text:p>
          </table:table-cell>
          <table:table-cell/>
        </table:table-row>
        <table:table-row table:style-name="ro1">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table:number-columns-repeated="38"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1</text:p>
          </table:table-cell>
          <table:table-cell office:value-type="string" calcext:value-type="string">
            <text:p>Other</text:p>
          </table:table-cell>
          <table:table-cell office:value-type="float" office:value="16.538122177124" calcext:value-type="float">
            <text:p>16.538122177124</text:p>
          </table:table-cell>
          <table:table-cell office:value-type="float" office:value="7671488.86579597" calcext:value-type="float">
            <text:p>7671488.86579597</text:p>
          </table:table-cell>
          <table:table-cell office:value-type="float" office:value="367203.77495194" calcext:value-type="float">
            <text:p>367203.77495194</text:p>
          </table:table-cell>
          <table:table-cell office:value-type="string" calcext:value-type="string">
            <text:p>ED</text:p>
          </table:table-cell>
          <table:table-cell office:value-type="float" office:value="23.8905735015869" calcext:value-type="float">
            <text:p>23.8905735015869</text:p>
          </table:table-cell>
          <table:table-cell office:value-type="float" office:value="3374.64379882812" calcext:value-type="float">
            <text:p>3374.64379882812</text:p>
          </table:table-cell>
          <table:table-cell office:value-type="float" office:value="0.158007004138809" calcext:value-type="float">
            <text:p>0.158007004138809</text:p>
          </table:table-cell>
          <table:table-cell office:value-type="float" office:value="0" calcext:value-type="float">
            <text:p>0</text:p>
          </table:table-cell>
          <table:table-cell office:value-type="float" office:value="0.0458452722063037" calcext:value-type="float">
            <text:p>0.045845272206304</text:p>
          </table:table-cell>
          <table:table-cell office:value-type="float" office:value="0" calcext:value-type="float">
            <text:p>0</text:p>
          </table:table-cell>
          <table:table-cell office:value-type="float" office:value="0.264915631964343" calcext:value-type="float">
            <text:p>0.264915631964343</text:p>
          </table:table-cell>
          <table:table-cell office:value-type="float" office:value="0" calcext:value-type="float">
            <text:p>0</text:p>
          </table:table-cell>
          <table:table-cell office:value-type="float" office:value="0.389812161731933" calcext:value-type="float">
            <text:p>0.389812161731933</text:p>
          </table:table-cell>
          <table:table-cell office:value-type="float" office:value="0.113467048710602" calcext:value-type="float">
            <text:p>0.113467048710602</text:p>
          </table:table-cell>
          <table:table-cell office:value-type="float" office:value="0.0279528812480102" calcext:value-type="float">
            <text:p>0.02795288124801</text:p>
          </table:table-cell>
          <table:table-cell office:value-type="float" office:value="0.516514264489998" calcext:value-type="float">
            <text:p>0.516514264489998</text:p>
          </table:table-cell>
          <table:table-cell office:value-type="float" office:value="0" calcext:value-type="float">
            <text:p>0</text:p>
          </table:table-cell>
          <table:table-cell office:value-type="float" office:value="0.0455933072746246" calcext:value-type="float">
            <text:p>0.045593307274625</text:p>
          </table:table-cell>
          <table:table-cell office:value-type="float" office:value="0" calcext:value-type="float">
            <text:p>0</text:p>
          </table:table-cell>
          <table:table-cell office:value-type="float" office:value="0.0600930331275757" calcext:value-type="float">
            <text:p>0.060093033127576</text:p>
          </table:table-cell>
          <table:table-cell office:value-type="float" office:value="0" calcext:value-type="float">
            <text:p>0</text:p>
          </table:table-cell>
          <table:table-cell office:value-type="float" office:value="0.185539185341092" calcext:value-type="float">
            <text:p>0.185539185341092</text:p>
          </table:table-cell>
          <table:table-cell office:value-type="float" office:value="0.044662975998868" calcext:value-type="float">
            <text:p>0.044662975998868</text:p>
          </table:table-cell>
          <table:table-cell office:value-type="float" office:value="0.147597233767842" calcext:value-type="float">
            <text:p>0.147597233767842</text:p>
          </table:table-cell>
          <table:table-cell office:value-type="float" office:value="0.408710148131771" calcext:value-type="float">
            <text:p>0.408710148131771</text:p>
          </table:table-cell>
          <table:table-cell office:value-type="float" office:value="0.00335706389564448" calcext:value-type="float">
            <text:p>0.003357063895644</text:p>
          </table:table-cell>
          <table:table-cell office:value-type="float" office:value="0.0425743975237674" calcext:value-type="float">
            <text:p>0.042574397523767</text:p>
          </table:table-cell>
          <table:table-cell office:value-type="float" office:value="0" calcext:value-type="float">
            <text:p>0</text:p>
          </table:table-cell>
          <table:table-cell office:value-type="float" office:value="0.0453442405483086" calcext:value-type="float">
            <text:p>0.045344240548309</text:p>
          </table:table-cell>
          <table:table-cell office:value-type="float" office:value="0" calcext:value-type="float">
            <text:p>0</text:p>
          </table:table-cell>
          <table:table-cell office:value-type="float" office:value="0.134096838381605" calcext:value-type="float">
            <text:p>0.134096838381605</text:p>
          </table:table-cell>
          <table:table-cell office:value-type="float" office:value="0.0781711253592748" calcext:value-type="float">
            <text:p>0.078171125359275</text:p>
          </table:table-cell>
          <table:table-cell office:value-type="float" office:value="0.287746186159629" calcext:value-type="float">
            <text:p>0.287746186159629</text:p>
          </table:table-cell>
          <table:table-cell office:value-type="float" office:value="0.39560841715028" calcext:value-type="float">
            <text:p>0.39560841715028</text:p>
          </table:table-cell>
          <table:table-cell office:value-type="float" office:value="0.00218317303507584" calcext:value-type="float">
            <text:p>0.002183173035076</text:p>
          </table:table-cell>
          <table:table-cell office:value-type="float" office:value="0.034225671552894" calcext:value-type="float">
            <text:p>0.034225671552894</text:p>
          </table:table-cell>
          <table:table-cell office:value-type="float" office:value="0" calcext:value-type="float">
            <text:p>0</text:p>
          </table:table-cell>
          <table:table-cell office:value-type="float" office:value="0.0351043056354659" calcext:value-type="float">
            <text:p>0.035104305635466</text:p>
          </table:table-cell>
          <table:table-cell office:value-type="float" office:value="0.0302247387226905" calcext:value-type="float">
            <text:p>0.030224738722691</text:p>
          </table:table-cell>
          <table:table-cell office:value-type="float" office:value="0.118848808698094" calcext:value-type="float">
            <text:p>0.118848808698094</text:p>
          </table:table-cell>
          <table:table-cell office:value-type="float" office:value="0.0344780393485736" calcext:value-type="float">
            <text:p>0.034478039348574</text:p>
          </table:table-cell>
          <table:table-cell office:value-type="float" office:value="0.349326845856926" calcext:value-type="float">
            <text:p>0.349326845856926</text:p>
          </table:table-cell>
          <table:table-cell office:value-type="float" office:value="0.440153401790436" calcext:value-type="float">
            <text:p>0.440153401790436</text:p>
          </table:table-cell>
          <table:table-cell office:value-type="float" office:value="0.00188374369436507" calcext:value-type="float">
            <text:p>0.001883743694365</text:p>
          </table:table-cell>
          <table:table-cell office:value-type="float" office:value="0.0688183051717548" calcext:value-type="float">
            <text:p>0.068818305171755</text:p>
          </table:table-cell>
          <table:table-cell office:value-type="float" office:value="0" calcext:value-type="float">
            <text:p>0</text:p>
          </table:table-cell>
          <table:table-cell office:value-type="float" office:value="0.0358324612345608" calcext:value-type="float">
            <text:p>0.035832461234561</text:p>
          </table:table-cell>
          <table:table-cell office:value-type="float" office:value="0.0168570644811322" calcext:value-type="float">
            <text:p>0.016857064481132</text:p>
          </table:table-cell>
          <table:table-cell office:value-type="float" office:value="0.084322101342576" calcext:value-type="float">
            <text:p>0.084322101342576</text:p>
          </table:table-cell>
          <table:table-cell office:value-type="float" office:value="0.0816871051857422" calcext:value-type="float">
            <text:p>0.081687105185742</text:p>
          </table:table-cell>
          <table:table-cell office:value-type="float" office:value="0.270445817099433" calcext:value-type="float">
            <text:p>0.270445817099433</text:p>
          </table:table-cell>
          <table:table-cell office:value-type="float" office:value="0.0936044520926202" calcext:value-type="float">
            <text:p>0.09360445209262</text:p>
          </table:table-cell>
          <table:table-cell office:value-type="float" office:value="0.0608380157035589" calcext:value-type="float">
            <text:p>0.060838015703559</text:p>
          </table:table-cell>
          <table:table-cell office:value-type="float" office:value="0.0587280260017576" calcext:value-type="float">
            <text:p>0.058728026001758</text:p>
          </table:table-cell>
          <table:table-cell office:value-type="float" office:value="0.0590065170990684" calcext:value-type="float">
            <text:p>0.059006517099068</text:p>
          </table:table-cell>
          <table:table-cell office:value-type="float" office:value="0.116875672693557" calcext:value-type="float">
            <text:p>0.116875672693557</text:p>
          </table:table-cell>
          <table:table-cell/>
        </table:table-row>
        <table:table-row table:style-name="ro1">
          <table:table-cell table:number-columns-repeated="4" office:value-type="float" office:value="0" calcext:value-type="float">
            <text:p>0</text:p>
          </table:table-cell>
          <table:table-cell office:value-type="float" office:value="21" calcext:value-type="float">
            <text:p>21</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25"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1</text:p>
          </table:table-cell>
          <table:table-cell office:value-type="string" calcext:value-type="string">
            <text:p>SolMau</text:p>
          </table:table-cell>
          <table:table-cell office:value-type="float" office:value="16.538122177124" calcext:value-type="float">
            <text:p>16.538122177124</text:p>
          </table:table-cell>
          <table:table-cell office:value-type="float" office:value="7671488.86579597" calcext:value-type="float">
            <text:p>7671488.86579597</text:p>
          </table:table-cell>
          <table:table-cell office:value-type="float" office:value="367203.77495194" calcext:value-type="float">
            <text:p>367203.77495194</text:p>
          </table:table-cell>
          <table:table-cell office:value-type="string" calcext:value-type="string">
            <text:p>ED</text:p>
          </table:table-cell>
          <table:table-cell office:value-type="float" office:value="23.8905735015869" calcext:value-type="float">
            <text:p>23.8905735015869</text:p>
          </table:table-cell>
          <table:table-cell office:value-type="float" office:value="3374.64379882812" calcext:value-type="float">
            <text:p>3374.64379882812</text:p>
          </table:table-cell>
          <table:table-cell office:value-type="float" office:value="0.158007004138809" calcext:value-type="float">
            <text:p>0.158007004138809</text:p>
          </table:table-cell>
          <table:table-cell office:value-type="float" office:value="0" calcext:value-type="float">
            <text:p>0</text:p>
          </table:table-cell>
          <table:table-cell office:value-type="float" office:value="0.0458452722063037" calcext:value-type="float">
            <text:p>0.045845272206304</text:p>
          </table:table-cell>
          <table:table-cell office:value-type="float" office:value="0" calcext:value-type="float">
            <text:p>0</text:p>
          </table:table-cell>
          <table:table-cell office:value-type="float" office:value="0.264915631964343" calcext:value-type="float">
            <text:p>0.264915631964343</text:p>
          </table:table-cell>
          <table:table-cell office:value-type="float" office:value="0" calcext:value-type="float">
            <text:p>0</text:p>
          </table:table-cell>
          <table:table-cell office:value-type="float" office:value="0.389812161731933" calcext:value-type="float">
            <text:p>0.389812161731933</text:p>
          </table:table-cell>
          <table:table-cell office:value-type="float" office:value="0.113467048710602" calcext:value-type="float">
            <text:p>0.113467048710602</text:p>
          </table:table-cell>
          <table:table-cell office:value-type="float" office:value="0.0279528812480102" calcext:value-type="float">
            <text:p>0.02795288124801</text:p>
          </table:table-cell>
          <table:table-cell office:value-type="float" office:value="0.516514264489998" calcext:value-type="float">
            <text:p>0.516514264489998</text:p>
          </table:table-cell>
          <table:table-cell office:value-type="float" office:value="0" calcext:value-type="float">
            <text:p>0</text:p>
          </table:table-cell>
          <table:table-cell office:value-type="float" office:value="0.0455933072746246" calcext:value-type="float">
            <text:p>0.045593307274625</text:p>
          </table:table-cell>
          <table:table-cell office:value-type="float" office:value="0" calcext:value-type="float">
            <text:p>0</text:p>
          </table:table-cell>
          <table:table-cell office:value-type="float" office:value="0.0600930331275757" calcext:value-type="float">
            <text:p>0.060093033127576</text:p>
          </table:table-cell>
          <table:table-cell office:value-type="float" office:value="0" calcext:value-type="float">
            <text:p>0</text:p>
          </table:table-cell>
          <table:table-cell office:value-type="float" office:value="0.185539185341092" calcext:value-type="float">
            <text:p>0.185539185341092</text:p>
          </table:table-cell>
          <table:table-cell office:value-type="float" office:value="0.044662975998868" calcext:value-type="float">
            <text:p>0.044662975998868</text:p>
          </table:table-cell>
          <table:table-cell office:value-type="float" office:value="0.147597233767842" calcext:value-type="float">
            <text:p>0.147597233767842</text:p>
          </table:table-cell>
          <table:table-cell office:value-type="float" office:value="0.408710148131771" calcext:value-type="float">
            <text:p>0.408710148131771</text:p>
          </table:table-cell>
          <table:table-cell office:value-type="float" office:value="0.00335706389564448" calcext:value-type="float">
            <text:p>0.003357063895644</text:p>
          </table:table-cell>
          <table:table-cell office:value-type="float" office:value="0.0425743975237674" calcext:value-type="float">
            <text:p>0.042574397523767</text:p>
          </table:table-cell>
          <table:table-cell office:value-type="float" office:value="0" calcext:value-type="float">
            <text:p>0</text:p>
          </table:table-cell>
          <table:table-cell office:value-type="float" office:value="0.0453442405483086" calcext:value-type="float">
            <text:p>0.045344240548309</text:p>
          </table:table-cell>
          <table:table-cell office:value-type="float" office:value="0" calcext:value-type="float">
            <text:p>0</text:p>
          </table:table-cell>
          <table:table-cell office:value-type="float" office:value="0.134096838381605" calcext:value-type="float">
            <text:p>0.134096838381605</text:p>
          </table:table-cell>
          <table:table-cell office:value-type="float" office:value="0.0781711253592748" calcext:value-type="float">
            <text:p>0.078171125359275</text:p>
          </table:table-cell>
          <table:table-cell office:value-type="float" office:value="0.287746186159629" calcext:value-type="float">
            <text:p>0.287746186159629</text:p>
          </table:table-cell>
          <table:table-cell office:value-type="float" office:value="0.39560841715028" calcext:value-type="float">
            <text:p>0.39560841715028</text:p>
          </table:table-cell>
          <table:table-cell office:value-type="float" office:value="0.00218317303507584" calcext:value-type="float">
            <text:p>0.002183173035076</text:p>
          </table:table-cell>
          <table:table-cell office:value-type="float" office:value="0.034225671552894" calcext:value-type="float">
            <text:p>0.034225671552894</text:p>
          </table:table-cell>
          <table:table-cell office:value-type="float" office:value="0" calcext:value-type="float">
            <text:p>0</text:p>
          </table:table-cell>
          <table:table-cell office:value-type="float" office:value="0.0351043056354659" calcext:value-type="float">
            <text:p>0.035104305635466</text:p>
          </table:table-cell>
          <table:table-cell office:value-type="float" office:value="0.0302247387226905" calcext:value-type="float">
            <text:p>0.030224738722691</text:p>
          </table:table-cell>
          <table:table-cell office:value-type="float" office:value="0.118848808698094" calcext:value-type="float">
            <text:p>0.118848808698094</text:p>
          </table:table-cell>
          <table:table-cell office:value-type="float" office:value="0.0344780393485736" calcext:value-type="float">
            <text:p>0.034478039348574</text:p>
          </table:table-cell>
          <table:table-cell office:value-type="float" office:value="0.349326845856926" calcext:value-type="float">
            <text:p>0.349326845856926</text:p>
          </table:table-cell>
          <table:table-cell office:value-type="float" office:value="0.440153401790436" calcext:value-type="float">
            <text:p>0.440153401790436</text:p>
          </table:table-cell>
          <table:table-cell office:value-type="float" office:value="0.00188374369436507" calcext:value-type="float">
            <text:p>0.001883743694365</text:p>
          </table:table-cell>
          <table:table-cell office:value-type="float" office:value="0.0688183051717548" calcext:value-type="float">
            <text:p>0.068818305171755</text:p>
          </table:table-cell>
          <table:table-cell office:value-type="float" office:value="0" calcext:value-type="float">
            <text:p>0</text:p>
          </table:table-cell>
          <table:table-cell office:value-type="float" office:value="0.0358324612345608" calcext:value-type="float">
            <text:p>0.035832461234561</text:p>
          </table:table-cell>
          <table:table-cell office:value-type="float" office:value="0.0168570644811322" calcext:value-type="float">
            <text:p>0.016857064481132</text:p>
          </table:table-cell>
          <table:table-cell office:value-type="float" office:value="0.084322101342576" calcext:value-type="float">
            <text:p>0.084322101342576</text:p>
          </table:table-cell>
          <table:table-cell office:value-type="float" office:value="0.0816871051857422" calcext:value-type="float">
            <text:p>0.081687105185742</text:p>
          </table:table-cell>
          <table:table-cell office:value-type="float" office:value="0.270445817099433" calcext:value-type="float">
            <text:p>0.270445817099433</text:p>
          </table:table-cell>
          <table:table-cell office:value-type="float" office:value="0.0936044520926202" calcext:value-type="float">
            <text:p>0.09360445209262</text:p>
          </table:table-cell>
          <table:table-cell office:value-type="float" office:value="0.0608380157035589" calcext:value-type="float">
            <text:p>0.060838015703559</text:p>
          </table:table-cell>
          <table:table-cell office:value-type="float" office:value="0.0587280260017576" calcext:value-type="float">
            <text:p>0.058728026001758</text:p>
          </table:table-cell>
          <table:table-cell office:value-type="float" office:value="0.0590065170990684" calcext:value-type="float">
            <text:p>0.059006517099068</text:p>
          </table:table-cell>
          <table:table-cell office:value-type="float" office:value="0.116875672693557" calcext:value-type="float">
            <text:p>0.116875672693557</text:p>
          </table:table-cell>
          <table:table-cell/>
        </table:table-row>
        <table:table-row table:style-name="ro1">
          <table:table-cell table:number-columns-repeated="6" office:value-type="float" office:value="0" calcext:value-type="float">
            <text:p>0</text:p>
          </table:table-cell>
          <table:table-cell office:value-type="float" office:value="3" calcext:value-type="float">
            <text:p>3</text:p>
          </table:table-cell>
          <table:table-cell table:number-columns-repeated="34"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2</text:p>
          </table:table-cell>
          <table:table-cell office:value-type="string" calcext:value-type="string">
            <text:p>Ipo</text:p>
          </table:table-cell>
          <table:table-cell office:value-type="float" office:value="218.844482421875" calcext:value-type="float">
            <text:p>218.844482421875</text:p>
          </table:table-cell>
          <table:table-cell office:value-type="float" office:value="7668871.28171431" calcext:value-type="float">
            <text:p>7668871.28171431</text:p>
          </table:table-cell>
          <table:table-cell office:value-type="float" office:value="364851.621600911" calcext:value-type="float">
            <text:p>364851.621600911</text:p>
          </table:table-cell>
          <table:table-cell office:value-type="string" calcext:value-type="string">
            <text:p>ED</text:p>
          </table:table-cell>
          <table:table-cell office:value-type="float" office:value="22.4794731140137" calcext:value-type="float">
            <text:p>22.4794731140137</text:p>
          </table:table-cell>
          <table:table-cell office:value-type="float" office:value="4587.353515625" calcext:value-type="float">
            <text:p>4587.353515625</text:p>
          </table:table-cell>
          <table:table-cell office:value-type="float" office:value="0.911484700862865" calcext:value-type="float">
            <text:p>0.911484700862865</text:p>
          </table:table-cell>
          <table:table-cell table:number-columns-repeated="5" office:value-type="float" office:value="0" calcext:value-type="float">
            <text:p>0</text:p>
          </table:table-cell>
          <table:table-cell office:value-type="float" office:value="0.0675008756009807" calcext:value-type="float">
            <text:p>0.067500875600981</text:p>
          </table:table-cell>
          <table:table-cell office:value-type="float" office:value="0.0012736014264336" calcext:value-type="float">
            <text:p>0.001273601426434</text:p>
          </table:table-cell>
          <table:table-cell office:value-type="float" office:value="0.0197408221097208" calcext:value-type="float">
            <text:p>0.019740822109721</text:p>
          </table:table-cell>
          <table:table-cell office:value-type="float" office:value="0.83894303047454" calcext:value-type="float">
            <text:p>0.83894303047454</text:p>
          </table:table-cell>
          <table:table-cell office:value-type="float" office:value="0" calcext:value-type="float">
            <text:p>0</text:p>
          </table:table-cell>
          <table:table-cell office:value-type="float" office:value="0.0173791542121368" calcext:value-type="float">
            <text:p>0.017379154212137</text:p>
          </table:table-cell>
          <table:table-cell office:value-type="float" office:value="0" calcext:value-type="float">
            <text:p>0</text:p>
          </table:table-cell>
          <table:table-cell office:value-type="float" office:value="0.00726578114222041" calcext:value-type="float">
            <text:p>0.00726578114222</text:p>
          </table:table-cell>
          <table:table-cell office:value-type="float" office:value="0" calcext:value-type="float">
            <text:p>0</text:p>
          </table:table-cell>
          <table:table-cell office:value-type="float" office:value="0.0289357788429226" calcext:value-type="float">
            <text:p>0.028935778842923</text:p>
          </table:table-cell>
          <table:table-cell office:value-type="float" office:value="0.0679707812306549" calcext:value-type="float">
            <text:p>0.067970781230655</text:p>
          </table:table-cell>
          <table:table-cell office:value-type="float" office:value="0.0395054740975256" calcext:value-type="float">
            <text:p>0.039505474097526</text:p>
          </table:table-cell>
          <table:table-cell office:value-type="float" office:value="0.784855621480743" calcext:value-type="float">
            <text:p>0.784855621480743</text:p>
          </table:table-cell>
          <table:table-cell office:value-type="float" office:value="0" calcext:value-type="float">
            <text:p>0</text:p>
          </table:table-cell>
          <table:table-cell office:value-type="float" office:value="0.0340740557314969" calcext:value-type="float">
            <text:p>0.034074055731497</text:p>
          </table:table-cell>
          <table:table-cell office:value-type="float" office:value="0" calcext:value-type="float">
            <text:p>0</text:p>
          </table:table-cell>
          <table:table-cell office:value-type="float" office:value="0.0325149039171589" calcext:value-type="float">
            <text:p>0.032514903917159</text:p>
          </table:table-cell>
          <table:table-cell office:value-type="float" office:value="0" calcext:value-type="float">
            <text:p>0</text:p>
          </table:table-cell>
          <table:table-cell office:value-type="float" office:value="0.0621467477578902" calcext:value-type="float">
            <text:p>0.06214674775789</text:p>
          </table:table-cell>
          <table:table-cell office:value-type="float" office:value="0.0401753537275933" calcext:value-type="float">
            <text:p>0.040175353727593</text:p>
          </table:table-cell>
          <table:table-cell office:value-type="float" office:value="0.0462333173851176" calcext:value-type="float">
            <text:p>0.046233317385118</text:p>
          </table:table-cell>
          <table:table-cell office:value-type="float" office:value="0.668909812638766" calcext:value-type="float">
            <text:p>0.668909812638766</text:p>
          </table:table-cell>
          <table:table-cell office:value-type="float" office:value="0.000467047988325642" calcext:value-type="float">
            <text:p>0.000467047988326</text:p>
          </table:table-cell>
          <table:table-cell office:value-type="float" office:value="0.0595387513004984" calcext:value-type="float">
            <text:p>0.059538751300498</text:p>
          </table:table-cell>
          <table:table-cell office:value-type="float" office:value="0" calcext:value-type="float">
            <text:p>0</text:p>
          </table:table-cell>
          <table:table-cell office:value-type="float" office:value="0.0618437317949957" calcext:value-type="float">
            <text:p>0.061843731794996</text:p>
          </table:table-cell>
          <table:table-cell office:value-type="float" office:value="0" calcext:value-type="float">
            <text:p>0</text:p>
          </table:table-cell>
          <table:table-cell office:value-type="float" office:value="0.0657466742236347" calcext:value-type="float">
            <text:p>0.065746674223635</text:p>
          </table:table-cell>
          <table:table-cell office:value-type="float" office:value="0.0256339617299563" calcext:value-type="float">
            <text:p>0.025633961729956</text:p>
          </table:table-cell>
          <table:table-cell office:value-type="float" office:value="0.117860020323823" calcext:value-type="float">
            <text:p>0.117860020323823</text:p>
          </table:table-cell>
          <table:table-cell office:value-type="float" office:value="0.49984806978064" calcext:value-type="float">
            <text:p>0.49984806978064</text:p>
          </table:table-cell>
          <table:table-cell office:value-type="float" office:value="0.00659141629539302" calcext:value-type="float">
            <text:p>0.006591416295393</text:p>
          </table:table-cell>
          <table:table-cell office:value-type="float" office:value="0.194646908571995" calcext:value-type="float">
            <text:p>0.194646908571995</text:p>
          </table:table-cell>
          <table:table-cell office:value-type="float" office:value="0" calcext:value-type="float">
            <text:p>0</text:p>
          </table:table-cell>
          <table:table-cell office:value-type="float" office:value="0.0779714564640669" calcext:value-type="float">
            <text:p>0.077971456464067</text:p>
          </table:table-cell>
          <table:table-cell office:value-type="float" office:value="0.000133462739300033" calcext:value-type="float">
            <text:p>0.0001334627393</text:p>
          </table:table-cell>
          <table:table-cell office:value-type="float" office:value="0.0686636477609249" calcext:value-type="float">
            <text:p>0.068663647760925</text:p>
          </table:table-cell>
          <table:table-cell office:value-type="float" office:value="0.0824019622765861" calcext:value-type="float">
            <text:p>0.082401962276586</text:p>
          </table:table-cell>
          <table:table-cell office:value-type="float" office:value="0.0697430761110939" calcext:value-type="float">
            <text:p>0.069743076111094</text:p>
          </table:table-cell>
          <table:table-cell office:value-type="float" office:value="0.0555757293334374" calcext:value-type="float">
            <text:p>0.055575729333437</text:p>
          </table:table-cell>
          <table:table-cell office:value-type="float" office:value="0.0377883899527783" calcext:value-type="float">
            <text:p>0.037788389952778</text:p>
          </table:table-cell>
          <table:table-cell office:value-type="float" office:value="0.0421402471449524" calcext:value-type="float">
            <text:p>0.042140247144952</text:p>
          </table:table-cell>
          <table:table-cell office:value-type="float" office:value="0.0720479418436924" calcext:value-type="float">
            <text:p>0.072047941843692</text:p>
          </table:table-cell>
          <table:table-cell office:value-type="float" office:value="0.168071773186061" calcext:value-type="float">
            <text:p>0.168071773186061</text:p>
          </table:table-cell>
          <table:table-cell/>
        </table:table-row>
        <table:table-row table:style-name="ro1">
          <table:table-cell table:number-columns-repeated="4"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2</text:p>
          </table:table-cell>
          <table:table-cell office:value-type="string" calcext:value-type="string">
            <text:p>SolMau</text:p>
          </table:table-cell>
          <table:table-cell office:value-type="float" office:value="218.844482421875" calcext:value-type="float">
            <text:p>218.844482421875</text:p>
          </table:table-cell>
          <table:table-cell office:value-type="float" office:value="7668871.28171431" calcext:value-type="float">
            <text:p>7668871.28171431</text:p>
          </table:table-cell>
          <table:table-cell office:value-type="float" office:value="364851.621600911" calcext:value-type="float">
            <text:p>364851.621600911</text:p>
          </table:table-cell>
          <table:table-cell office:value-type="string" calcext:value-type="string">
            <text:p>ED</text:p>
          </table:table-cell>
          <table:table-cell office:value-type="float" office:value="22.4794731140137" calcext:value-type="float">
            <text:p>22.4794731140137</text:p>
          </table:table-cell>
          <table:table-cell office:value-type="float" office:value="4587.353515625" calcext:value-type="float">
            <text:p>4587.353515625</text:p>
          </table:table-cell>
          <table:table-cell office:value-type="float" office:value="0.911484700862865" calcext:value-type="float">
            <text:p>0.911484700862865</text:p>
          </table:table-cell>
          <table:table-cell table:number-columns-repeated="5" office:value-type="float" office:value="0" calcext:value-type="float">
            <text:p>0</text:p>
          </table:table-cell>
          <table:table-cell office:value-type="float" office:value="0.0675008756009807" calcext:value-type="float">
            <text:p>0.067500875600981</text:p>
          </table:table-cell>
          <table:table-cell office:value-type="float" office:value="0.0012736014264336" calcext:value-type="float">
            <text:p>0.001273601426434</text:p>
          </table:table-cell>
          <table:table-cell office:value-type="float" office:value="0.0197408221097208" calcext:value-type="float">
            <text:p>0.019740822109721</text:p>
          </table:table-cell>
          <table:table-cell office:value-type="float" office:value="0.83894303047454" calcext:value-type="float">
            <text:p>0.83894303047454</text:p>
          </table:table-cell>
          <table:table-cell office:value-type="float" office:value="0" calcext:value-type="float">
            <text:p>0</text:p>
          </table:table-cell>
          <table:table-cell office:value-type="float" office:value="0.0173791542121368" calcext:value-type="float">
            <text:p>0.017379154212137</text:p>
          </table:table-cell>
          <table:table-cell office:value-type="float" office:value="0" calcext:value-type="float">
            <text:p>0</text:p>
          </table:table-cell>
          <table:table-cell office:value-type="float" office:value="0.00726578114222041" calcext:value-type="float">
            <text:p>0.00726578114222</text:p>
          </table:table-cell>
          <table:table-cell office:value-type="float" office:value="0" calcext:value-type="float">
            <text:p>0</text:p>
          </table:table-cell>
          <table:table-cell office:value-type="float" office:value="0.0289357788429226" calcext:value-type="float">
            <text:p>0.028935778842923</text:p>
          </table:table-cell>
          <table:table-cell office:value-type="float" office:value="0.0679707812306549" calcext:value-type="float">
            <text:p>0.067970781230655</text:p>
          </table:table-cell>
          <table:table-cell office:value-type="float" office:value="0.0395054740975256" calcext:value-type="float">
            <text:p>0.039505474097526</text:p>
          </table:table-cell>
          <table:table-cell office:value-type="float" office:value="0.784855621480743" calcext:value-type="float">
            <text:p>0.784855621480743</text:p>
          </table:table-cell>
          <table:table-cell office:value-type="float" office:value="0" calcext:value-type="float">
            <text:p>0</text:p>
          </table:table-cell>
          <table:table-cell office:value-type="float" office:value="0.0340740557314969" calcext:value-type="float">
            <text:p>0.034074055731497</text:p>
          </table:table-cell>
          <table:table-cell office:value-type="float" office:value="0" calcext:value-type="float">
            <text:p>0</text:p>
          </table:table-cell>
          <table:table-cell office:value-type="float" office:value="0.0325149039171589" calcext:value-type="float">
            <text:p>0.032514903917159</text:p>
          </table:table-cell>
          <table:table-cell office:value-type="float" office:value="0" calcext:value-type="float">
            <text:p>0</text:p>
          </table:table-cell>
          <table:table-cell office:value-type="float" office:value="0.0621467477578902" calcext:value-type="float">
            <text:p>0.06214674775789</text:p>
          </table:table-cell>
          <table:table-cell office:value-type="float" office:value="0.0401753537275933" calcext:value-type="float">
            <text:p>0.040175353727593</text:p>
          </table:table-cell>
          <table:table-cell office:value-type="float" office:value="0.0462333173851176" calcext:value-type="float">
            <text:p>0.046233317385118</text:p>
          </table:table-cell>
          <table:table-cell office:value-type="float" office:value="0.668909812638766" calcext:value-type="float">
            <text:p>0.668909812638766</text:p>
          </table:table-cell>
          <table:table-cell office:value-type="float" office:value="0.000467047988325642" calcext:value-type="float">
            <text:p>0.000467047988326</text:p>
          </table:table-cell>
          <table:table-cell office:value-type="float" office:value="0.0595387513004984" calcext:value-type="float">
            <text:p>0.059538751300498</text:p>
          </table:table-cell>
          <table:table-cell office:value-type="float" office:value="0" calcext:value-type="float">
            <text:p>0</text:p>
          </table:table-cell>
          <table:table-cell office:value-type="float" office:value="0.0618437317949957" calcext:value-type="float">
            <text:p>0.061843731794996</text:p>
          </table:table-cell>
          <table:table-cell office:value-type="float" office:value="0" calcext:value-type="float">
            <text:p>0</text:p>
          </table:table-cell>
          <table:table-cell office:value-type="float" office:value="0.0657466742236347" calcext:value-type="float">
            <text:p>0.065746674223635</text:p>
          </table:table-cell>
          <table:table-cell office:value-type="float" office:value="0.0256339617299563" calcext:value-type="float">
            <text:p>0.025633961729956</text:p>
          </table:table-cell>
          <table:table-cell office:value-type="float" office:value="0.117860020323823" calcext:value-type="float">
            <text:p>0.117860020323823</text:p>
          </table:table-cell>
          <table:table-cell office:value-type="float" office:value="0.49984806978064" calcext:value-type="float">
            <text:p>0.49984806978064</text:p>
          </table:table-cell>
          <table:table-cell office:value-type="float" office:value="0.00659141629539302" calcext:value-type="float">
            <text:p>0.006591416295393</text:p>
          </table:table-cell>
          <table:table-cell office:value-type="float" office:value="0.194646908571995" calcext:value-type="float">
            <text:p>0.194646908571995</text:p>
          </table:table-cell>
          <table:table-cell office:value-type="float" office:value="0" calcext:value-type="float">
            <text:p>0</text:p>
          </table:table-cell>
          <table:table-cell office:value-type="float" office:value="0.0779714564640669" calcext:value-type="float">
            <text:p>0.077971456464067</text:p>
          </table:table-cell>
          <table:table-cell office:value-type="float" office:value="0.000133462739300033" calcext:value-type="float">
            <text:p>0.0001334627393</text:p>
          </table:table-cell>
          <table:table-cell office:value-type="float" office:value="0.0686636477609249" calcext:value-type="float">
            <text:p>0.068663647760925</text:p>
          </table:table-cell>
          <table:table-cell office:value-type="float" office:value="0.0824019622765861" calcext:value-type="float">
            <text:p>0.082401962276586</text:p>
          </table:table-cell>
          <table:table-cell office:value-type="float" office:value="0.0697430761110939" calcext:value-type="float">
            <text:p>0.069743076111094</text:p>
          </table:table-cell>
          <table:table-cell office:value-type="float" office:value="0.0555757293334374" calcext:value-type="float">
            <text:p>0.055575729333437</text:p>
          </table:table-cell>
          <table:table-cell office:value-type="float" office:value="0.0377883899527783" calcext:value-type="float">
            <text:p>0.037788389952778</text:p>
          </table:table-cell>
          <table:table-cell office:value-type="float" office:value="0.0421402471449524" calcext:value-type="float">
            <text:p>0.042140247144952</text:p>
          </table:table-cell>
          <table:table-cell office:value-type="float" office:value="0.0720479418436924" calcext:value-type="float">
            <text:p>0.072047941843692</text:p>
          </table:table-cell>
          <table:table-cell office:value-type="float" office:value="0.168071773186061" calcext:value-type="float">
            <text:p>0.168071773186061</text:p>
          </table:table-cell>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38"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2</text:p>
          </table:table-cell>
          <table:table-cell office:value-type="string" calcext:value-type="string">
            <text:p>Other</text:p>
          </table:table-cell>
          <table:table-cell office:value-type="float" office:value="218.844482421875" calcext:value-type="float">
            <text:p>218.844482421875</text:p>
          </table:table-cell>
          <table:table-cell office:value-type="float" office:value="7668871.28171431" calcext:value-type="float">
            <text:p>7668871.28171431</text:p>
          </table:table-cell>
          <table:table-cell office:value-type="float" office:value="364851.621600911" calcext:value-type="float">
            <text:p>364851.621600911</text:p>
          </table:table-cell>
          <table:table-cell office:value-type="string" calcext:value-type="string">
            <text:p>ED</text:p>
          </table:table-cell>
          <table:table-cell office:value-type="float" office:value="22.4794731140137" calcext:value-type="float">
            <text:p>22.4794731140137</text:p>
          </table:table-cell>
          <table:table-cell office:value-type="float" office:value="4587.353515625" calcext:value-type="float">
            <text:p>4587.353515625</text:p>
          </table:table-cell>
          <table:table-cell office:value-type="float" office:value="0.911484700862865" calcext:value-type="float">
            <text:p>0.911484700862865</text:p>
          </table:table-cell>
          <table:table-cell table:number-columns-repeated="5" office:value-type="float" office:value="0" calcext:value-type="float">
            <text:p>0</text:p>
          </table:table-cell>
          <table:table-cell office:value-type="float" office:value="0.0675008756009807" calcext:value-type="float">
            <text:p>0.067500875600981</text:p>
          </table:table-cell>
          <table:table-cell office:value-type="float" office:value="0.0012736014264336" calcext:value-type="float">
            <text:p>0.001273601426434</text:p>
          </table:table-cell>
          <table:table-cell office:value-type="float" office:value="0.0197408221097208" calcext:value-type="float">
            <text:p>0.019740822109721</text:p>
          </table:table-cell>
          <table:table-cell office:value-type="float" office:value="0.83894303047454" calcext:value-type="float">
            <text:p>0.83894303047454</text:p>
          </table:table-cell>
          <table:table-cell office:value-type="float" office:value="0" calcext:value-type="float">
            <text:p>0</text:p>
          </table:table-cell>
          <table:table-cell office:value-type="float" office:value="0.0173791542121368" calcext:value-type="float">
            <text:p>0.017379154212137</text:p>
          </table:table-cell>
          <table:table-cell office:value-type="float" office:value="0" calcext:value-type="float">
            <text:p>0</text:p>
          </table:table-cell>
          <table:table-cell office:value-type="float" office:value="0.00726578114222041" calcext:value-type="float">
            <text:p>0.00726578114222</text:p>
          </table:table-cell>
          <table:table-cell office:value-type="float" office:value="0" calcext:value-type="float">
            <text:p>0</text:p>
          </table:table-cell>
          <table:table-cell office:value-type="float" office:value="0.0289357788429226" calcext:value-type="float">
            <text:p>0.028935778842923</text:p>
          </table:table-cell>
          <table:table-cell office:value-type="float" office:value="0.0679707812306549" calcext:value-type="float">
            <text:p>0.067970781230655</text:p>
          </table:table-cell>
          <table:table-cell office:value-type="float" office:value="0.0395054740975256" calcext:value-type="float">
            <text:p>0.039505474097526</text:p>
          </table:table-cell>
          <table:table-cell office:value-type="float" office:value="0.784855621480743" calcext:value-type="float">
            <text:p>0.784855621480743</text:p>
          </table:table-cell>
          <table:table-cell office:value-type="float" office:value="0" calcext:value-type="float">
            <text:p>0</text:p>
          </table:table-cell>
          <table:table-cell office:value-type="float" office:value="0.0340740557314969" calcext:value-type="float">
            <text:p>0.034074055731497</text:p>
          </table:table-cell>
          <table:table-cell office:value-type="float" office:value="0" calcext:value-type="float">
            <text:p>0</text:p>
          </table:table-cell>
          <table:table-cell office:value-type="float" office:value="0.0325149039171589" calcext:value-type="float">
            <text:p>0.032514903917159</text:p>
          </table:table-cell>
          <table:table-cell office:value-type="float" office:value="0" calcext:value-type="float">
            <text:p>0</text:p>
          </table:table-cell>
          <table:table-cell office:value-type="float" office:value="0.0621467477578902" calcext:value-type="float">
            <text:p>0.06214674775789</text:p>
          </table:table-cell>
          <table:table-cell office:value-type="float" office:value="0.0401753537275933" calcext:value-type="float">
            <text:p>0.040175353727593</text:p>
          </table:table-cell>
          <table:table-cell office:value-type="float" office:value="0.0462333173851176" calcext:value-type="float">
            <text:p>0.046233317385118</text:p>
          </table:table-cell>
          <table:table-cell office:value-type="float" office:value="0.668909812638766" calcext:value-type="float">
            <text:p>0.668909812638766</text:p>
          </table:table-cell>
          <table:table-cell office:value-type="float" office:value="0.000467047988325642" calcext:value-type="float">
            <text:p>0.000467047988326</text:p>
          </table:table-cell>
          <table:table-cell office:value-type="float" office:value="0.0595387513004984" calcext:value-type="float">
            <text:p>0.059538751300498</text:p>
          </table:table-cell>
          <table:table-cell office:value-type="float" office:value="0" calcext:value-type="float">
            <text:p>0</text:p>
          </table:table-cell>
          <table:table-cell office:value-type="float" office:value="0.0618437317949957" calcext:value-type="float">
            <text:p>0.061843731794996</text:p>
          </table:table-cell>
          <table:table-cell office:value-type="float" office:value="0" calcext:value-type="float">
            <text:p>0</text:p>
          </table:table-cell>
          <table:table-cell office:value-type="float" office:value="0.0657466742236347" calcext:value-type="float">
            <text:p>0.065746674223635</text:p>
          </table:table-cell>
          <table:table-cell office:value-type="float" office:value="0.0256339617299563" calcext:value-type="float">
            <text:p>0.025633961729956</text:p>
          </table:table-cell>
          <table:table-cell office:value-type="float" office:value="0.117860020323823" calcext:value-type="float">
            <text:p>0.117860020323823</text:p>
          </table:table-cell>
          <table:table-cell office:value-type="float" office:value="0.49984806978064" calcext:value-type="float">
            <text:p>0.49984806978064</text:p>
          </table:table-cell>
          <table:table-cell office:value-type="float" office:value="0.00659141629539302" calcext:value-type="float">
            <text:p>0.006591416295393</text:p>
          </table:table-cell>
          <table:table-cell office:value-type="float" office:value="0.194646908571995" calcext:value-type="float">
            <text:p>0.194646908571995</text:p>
          </table:table-cell>
          <table:table-cell office:value-type="float" office:value="0" calcext:value-type="float">
            <text:p>0</text:p>
          </table:table-cell>
          <table:table-cell office:value-type="float" office:value="0.0779714564640669" calcext:value-type="float">
            <text:p>0.077971456464067</text:p>
          </table:table-cell>
          <table:table-cell office:value-type="float" office:value="0.000133462739300033" calcext:value-type="float">
            <text:p>0.0001334627393</text:p>
          </table:table-cell>
          <table:table-cell office:value-type="float" office:value="0.0686636477609249" calcext:value-type="float">
            <text:p>0.068663647760925</text:p>
          </table:table-cell>
          <table:table-cell office:value-type="float" office:value="0.0824019622765861" calcext:value-type="float">
            <text:p>0.082401962276586</text:p>
          </table:table-cell>
          <table:table-cell office:value-type="float" office:value="0.0697430761110939" calcext:value-type="float">
            <text:p>0.069743076111094</text:p>
          </table:table-cell>
          <table:table-cell office:value-type="float" office:value="0.0555757293334374" calcext:value-type="float">
            <text:p>0.055575729333437</text:p>
          </table:table-cell>
          <table:table-cell office:value-type="float" office:value="0.0377883899527783" calcext:value-type="float">
            <text:p>0.037788389952778</text:p>
          </table:table-cell>
          <table:table-cell office:value-type="float" office:value="0.0421402471449524" calcext:value-type="float">
            <text:p>0.042140247144952</text:p>
          </table:table-cell>
          <table:table-cell office:value-type="float" office:value="0.0720479418436924" calcext:value-type="float">
            <text:p>0.072047941843692</text:p>
          </table:table-cell>
          <table:table-cell office:value-type="float" office:value="0.168071773186061" calcext:value-type="float">
            <text:p>0.168071773186061</text:p>
          </table:table-cell>
          <table:table-cell/>
        </table:table-row>
        <table:table-row table:style-name="ro1">
          <table:table-cell table:number-columns-repeated="2" office:value-type="float" office:value="0" calcext:value-type="float">
            <text:p>0</text:p>
          </table:table-cell>
          <table:table-cell office:value-type="float" office:value="14" calcext:value-type="float">
            <text:p>14</text:p>
          </table:table-cell>
          <table:table-cell table:number-columns-repeated="38"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3</text:p>
          </table:table-cell>
          <table:table-cell office:value-type="string" calcext:value-type="string">
            <text:p>Other</text:p>
          </table:table-cell>
          <table:table-cell office:value-type="float" office:value="335.975463867188" calcext:value-type="float">
            <text:p>335.975463867188</text:p>
          </table:table-cell>
          <table:table-cell office:value-type="float" office:value="7667654.77012583" calcext:value-type="float">
            <text:p>7667654.77012583</text:p>
          </table:table-cell>
          <table:table-cell office:value-type="float" office:value="363970.003693804" calcext:value-type="float">
            <text:p>363970.003693804</text:p>
          </table:table-cell>
          <table:table-cell office:value-type="string" calcext:value-type="string">
            <text:p>EC</text:p>
          </table:table-cell>
          <table:table-cell office:value-type="float" office:value="21.7497329711914" calcext:value-type="float">
            <text:p>21.7497329711914</text:p>
          </table:table-cell>
          <table:table-cell office:value-type="float" office:value="5037.31494140625" calcext:value-type="float">
            <text:p>5037.31494140625</text:p>
          </table:table-cell>
          <table:table-cell office:value-type="float" office:value="0.78355143757761" calcext:value-type="float">
            <text:p>0.78355143757761</text:p>
          </table:table-cell>
          <table:table-cell table:number-columns-repeated="3" office:value-type="float" office:value="0" calcext:value-type="float">
            <text:p>0</text:p>
          </table:table-cell>
          <table:table-cell office:value-type="float" office:value="0.127137262393734" calcext:value-type="float">
            <text:p>0.127137262393734</text:p>
          </table:table-cell>
          <table:table-cell office:value-type="float" office:value="0" calcext:value-type="float">
            <text:p>0</text:p>
          </table:table-cell>
          <table:table-cell office:value-type="float" office:value="0.0745056834463655" calcext:value-type="float">
            <text:p>0.074505683446366</text:p>
          </table:table-cell>
          <table:table-cell office:value-type="float" office:value="0.0148056165822906" calcext:value-type="float">
            <text:p>0.014805616582291</text:p>
          </table:table-cell>
          <table:table-cell office:value-type="float" office:value="0" calcext:value-type="float">
            <text:p>0</text:p>
          </table:table-cell>
          <table:table-cell office:value-type="float" office:value="0.634992730630047" calcext:value-type="float">
            <text:p>0.634992730630047</text:p>
          </table:table-cell>
          <table:table-cell office:value-type="float" office:value="0.0117512637384017" calcext:value-type="float">
            <text:p>0.011751263738402</text:p>
          </table:table-cell>
          <table:table-cell office:value-type="float" office:value="0.0566657115669649" calcext:value-type="float">
            <text:p>0.056665711566965</text:p>
          </table:table-cell>
          <table:table-cell office:value-type="float" office:value="0" calcext:value-type="float">
            <text:p>0</text:p>
          </table:table-cell>
          <table:table-cell office:value-type="float" office:value="0.137467146338961" calcext:value-type="float">
            <text:p>0.137467146338961</text:p>
          </table:table-cell>
          <table:table-cell office:value-type="float" office:value="0" calcext:value-type="float">
            <text:p>0</text:p>
          </table:table-cell>
          <table:table-cell office:value-type="float" office:value="0.0592621677933306" calcext:value-type="float">
            <text:p>0.059262167793331</text:p>
          </table:table-cell>
          <table:table-cell office:value-type="float" office:value="0.067313304538846" calcext:value-type="float">
            <text:p>0.067313304538846</text:p>
          </table:table-cell>
          <table:table-cell office:value-type="float" office:value="0.032547675393448" calcext:value-type="float">
            <text:p>0.032547675393448</text:p>
          </table:table-cell>
          <table:table-cell office:value-type="float" office:value="0.52613993832363" calcext:value-type="float">
            <text:p>0.52613993832363</text:p>
          </table:table-cell>
          <table:table-cell office:value-type="float" office:value="0.0044183416007733" calcext:value-type="float">
            <text:p>0.004418341600773</text:p>
          </table:table-cell>
          <table:table-cell office:value-type="float" office:value="0.131504031427179" calcext:value-type="float">
            <text:p>0.131504031427179</text:p>
          </table:table-cell>
          <table:table-cell office:value-type="float" office:value="0" calcext:value-type="float">
            <text:p>0</text:p>
          </table:table-cell>
          <table:table-cell office:value-type="float" office:value="0.102982911206014" calcext:value-type="float">
            <text:p>0.102982911206014</text:p>
          </table:table-cell>
          <table:table-cell office:value-type="float" office:value="0" calcext:value-type="float">
            <text:p>0</text:p>
          </table:table-cell>
          <table:table-cell office:value-type="float" office:value="0.0908917249838822" calcext:value-type="float">
            <text:p>0.090891724983882</text:p>
          </table:table-cell>
          <table:table-cell office:value-type="float" office:value="0.0276225943872204" calcext:value-type="float">
            <text:p>0.02762259438722</text:p>
          </table:table-cell>
          <table:table-cell office:value-type="float" office:value="0.1164404580713" calcext:value-type="float">
            <text:p>0.1164404580713</text:p>
          </table:table-cell>
          <table:table-cell office:value-type="float" office:value="0.504037656375313" calcext:value-type="float">
            <text:p>0.504037656375313</text:p>
          </table:table-cell>
          <table:table-cell office:value-type="float" office:value="0.0155201774937429" calcext:value-type="float">
            <text:p>0.015520177493743</text:p>
          </table:table-cell>
          <table:table-cell office:value-type="float" office:value="0.124592155921686" calcext:value-type="float">
            <text:p>0.124592155921686</text:p>
          </table:table-cell>
          <table:table-cell office:value-type="float" office:value="0" calcext:value-type="float">
            <text:p>0</text:p>
          </table:table-cell>
          <table:table-cell office:value-type="float" office:value="0.170705375542827" calcext:value-type="float">
            <text:p>0.170705375542827</text:p>
          </table:table-cell>
          <table:table-cell office:value-type="float" office:value="0" calcext:value-type="float">
            <text:p>0</text:p>
          </table:table-cell>
          <table:table-cell office:value-type="float" office:value="0.0705428167869675" calcext:value-type="float">
            <text:p>0.070542816786968</text:p>
          </table:table-cell>
          <table:table-cell office:value-type="float" office:value="0.0316910636363062" calcext:value-type="float">
            <text:p>0.031691063636306</text:p>
          </table:table-cell>
          <table:table-cell office:value-type="float" office:value="0.0829107542431572" calcext:value-type="float">
            <text:p>0.082910754243157</text:p>
          </table:table-cell>
          <table:table-cell office:value-type="float" office:value="0.368959432319397" calcext:value-type="float">
            <text:p>0.368959432319397</text:p>
          </table:table-cell>
          <table:table-cell office:value-type="float" office:value="0.00760978371613081" calcext:value-type="float">
            <text:p>0.007609783716131</text:p>
          </table:table-cell>
          <table:table-cell office:value-type="float" office:value="0.349553765020376" calcext:value-type="float">
            <text:p>0.349553765020376</text:p>
          </table:table-cell>
          <table:table-cell office:value-type="float" office:value="0" calcext:value-type="float">
            <text:p>0</text:p>
          </table:table-cell>
          <table:table-cell office:value-type="float" office:value="0.107722135402183" calcext:value-type="float">
            <text:p>0.107722135402183</text:p>
          </table:table-cell>
          <table:table-cell office:value-type="float" office:value="0" calcext:value-type="float">
            <text:p>0</text:p>
          </table:table-cell>
          <table:table-cell office:value-type="float" office:value="0.0847852920754613" calcext:value-type="float">
            <text:p>0.084785292075461</text:p>
          </table:table-cell>
          <table:table-cell office:value-type="float" office:value="0.0509403611200559" calcext:value-type="float">
            <text:p>0.050940361120056</text:p>
          </table:table-cell>
          <table:table-cell office:value-type="float" office:value="0.0304292303463968" calcext:value-type="float">
            <text:p>0.030429230346397</text:p>
          </table:table-cell>
          <table:table-cell office:value-type="float" office:value="0.0858206809740314" calcext:value-type="float">
            <text:p>0.085820680974031</text:p>
          </table:table-cell>
          <table:table-cell office:value-type="float" office:value="0.066235061604528" calcext:value-type="float">
            <text:p>0.066235061604528</text:p>
          </table:table-cell>
          <table:table-cell office:value-type="float" office:value="0.0737648203281816" calcext:value-type="float">
            <text:p>0.073764820328182</text:p>
          </table:table-cell>
          <table:table-cell office:value-type="float" office:value="0.102989882491091" calcext:value-type="float">
            <text:p>0.102989882491091</text:p>
          </table:table-cell>
          <table:table-cell office:value-type="float" office:value="0.17338216952605" calcext:value-type="float">
            <text:p>0.17338216952605</text:p>
          </table:table-cell>
          <table:table-cell/>
        </table:table-row>
        <table:table-row table:style-name="ro1">
          <table:table-cell table:number-columns-repeated="17" office:value-type="float" office:value="0" calcext:value-type="float">
            <text:p>0</text:p>
          </table:table-cell>
          <table:table-cell office:value-type="float" office:value="20" calcext:value-type="float">
            <text:p>20</text:p>
          </table:table-cell>
          <table:table-cell table:number-columns-repeated="23"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3</text:p>
          </table:table-cell>
          <table:table-cell office:value-type="string" calcext:value-type="string">
            <text:p>SolMau</text:p>
          </table:table-cell>
          <table:table-cell office:value-type="float" office:value="335.975463867188" calcext:value-type="float">
            <text:p>335.975463867188</text:p>
          </table:table-cell>
          <table:table-cell office:value-type="float" office:value="7667654.77012583" calcext:value-type="float">
            <text:p>7667654.77012583</text:p>
          </table:table-cell>
          <table:table-cell office:value-type="float" office:value="363970.003693804" calcext:value-type="float">
            <text:p>363970.003693804</text:p>
          </table:table-cell>
          <table:table-cell office:value-type="string" calcext:value-type="string">
            <text:p>EC</text:p>
          </table:table-cell>
          <table:table-cell office:value-type="float" office:value="21.7497329711914" calcext:value-type="float">
            <text:p>21.7497329711914</text:p>
          </table:table-cell>
          <table:table-cell office:value-type="float" office:value="5037.31494140625" calcext:value-type="float">
            <text:p>5037.31494140625</text:p>
          </table:table-cell>
          <table:table-cell office:value-type="float" office:value="0.78355143757761" calcext:value-type="float">
            <text:p>0.78355143757761</text:p>
          </table:table-cell>
          <table:table-cell table:number-columns-repeated="3" office:value-type="float" office:value="0" calcext:value-type="float">
            <text:p>0</text:p>
          </table:table-cell>
          <table:table-cell office:value-type="float" office:value="0.127137262393734" calcext:value-type="float">
            <text:p>0.127137262393734</text:p>
          </table:table-cell>
          <table:table-cell office:value-type="float" office:value="0" calcext:value-type="float">
            <text:p>0</text:p>
          </table:table-cell>
          <table:table-cell office:value-type="float" office:value="0.0745056834463655" calcext:value-type="float">
            <text:p>0.074505683446366</text:p>
          </table:table-cell>
          <table:table-cell office:value-type="float" office:value="0.0148056165822906" calcext:value-type="float">
            <text:p>0.014805616582291</text:p>
          </table:table-cell>
          <table:table-cell office:value-type="float" office:value="0" calcext:value-type="float">
            <text:p>0</text:p>
          </table:table-cell>
          <table:table-cell office:value-type="float" office:value="0.634992730630047" calcext:value-type="float">
            <text:p>0.634992730630047</text:p>
          </table:table-cell>
          <table:table-cell office:value-type="float" office:value="0.0117512637384017" calcext:value-type="float">
            <text:p>0.011751263738402</text:p>
          </table:table-cell>
          <table:table-cell office:value-type="float" office:value="0.0566657115669649" calcext:value-type="float">
            <text:p>0.056665711566965</text:p>
          </table:table-cell>
          <table:table-cell office:value-type="float" office:value="0" calcext:value-type="float">
            <text:p>0</text:p>
          </table:table-cell>
          <table:table-cell office:value-type="float" office:value="0.137467146338961" calcext:value-type="float">
            <text:p>0.137467146338961</text:p>
          </table:table-cell>
          <table:table-cell office:value-type="float" office:value="0" calcext:value-type="float">
            <text:p>0</text:p>
          </table:table-cell>
          <table:table-cell office:value-type="float" office:value="0.0592621677933306" calcext:value-type="float">
            <text:p>0.059262167793331</text:p>
          </table:table-cell>
          <table:table-cell office:value-type="float" office:value="0.067313304538846" calcext:value-type="float">
            <text:p>0.067313304538846</text:p>
          </table:table-cell>
          <table:table-cell office:value-type="float" office:value="0.032547675393448" calcext:value-type="float">
            <text:p>0.032547675393448</text:p>
          </table:table-cell>
          <table:table-cell office:value-type="float" office:value="0.52613993832363" calcext:value-type="float">
            <text:p>0.52613993832363</text:p>
          </table:table-cell>
          <table:table-cell office:value-type="float" office:value="0.0044183416007733" calcext:value-type="float">
            <text:p>0.004418341600773</text:p>
          </table:table-cell>
          <table:table-cell office:value-type="float" office:value="0.131504031427179" calcext:value-type="float">
            <text:p>0.131504031427179</text:p>
          </table:table-cell>
          <table:table-cell office:value-type="float" office:value="0" calcext:value-type="float">
            <text:p>0</text:p>
          </table:table-cell>
          <table:table-cell office:value-type="float" office:value="0.102982911206014" calcext:value-type="float">
            <text:p>0.102982911206014</text:p>
          </table:table-cell>
          <table:table-cell office:value-type="float" office:value="0" calcext:value-type="float">
            <text:p>0</text:p>
          </table:table-cell>
          <table:table-cell office:value-type="float" office:value="0.0908917249838822" calcext:value-type="float">
            <text:p>0.090891724983882</text:p>
          </table:table-cell>
          <table:table-cell office:value-type="float" office:value="0.0276225943872204" calcext:value-type="float">
            <text:p>0.02762259438722</text:p>
          </table:table-cell>
          <table:table-cell office:value-type="float" office:value="0.1164404580713" calcext:value-type="float">
            <text:p>0.1164404580713</text:p>
          </table:table-cell>
          <table:table-cell office:value-type="float" office:value="0.504037656375313" calcext:value-type="float">
            <text:p>0.504037656375313</text:p>
          </table:table-cell>
          <table:table-cell office:value-type="float" office:value="0.0155201774937429" calcext:value-type="float">
            <text:p>0.015520177493743</text:p>
          </table:table-cell>
          <table:table-cell office:value-type="float" office:value="0.124592155921686" calcext:value-type="float">
            <text:p>0.124592155921686</text:p>
          </table:table-cell>
          <table:table-cell office:value-type="float" office:value="0" calcext:value-type="float">
            <text:p>0</text:p>
          </table:table-cell>
          <table:table-cell office:value-type="float" office:value="0.170705375542827" calcext:value-type="float">
            <text:p>0.170705375542827</text:p>
          </table:table-cell>
          <table:table-cell office:value-type="float" office:value="0" calcext:value-type="float">
            <text:p>0</text:p>
          </table:table-cell>
          <table:table-cell office:value-type="float" office:value="0.0705428167869675" calcext:value-type="float">
            <text:p>0.070542816786968</text:p>
          </table:table-cell>
          <table:table-cell office:value-type="float" office:value="0.0316910636363062" calcext:value-type="float">
            <text:p>0.031691063636306</text:p>
          </table:table-cell>
          <table:table-cell office:value-type="float" office:value="0.0829107542431572" calcext:value-type="float">
            <text:p>0.082910754243157</text:p>
          </table:table-cell>
          <table:table-cell office:value-type="float" office:value="0.368959432319397" calcext:value-type="float">
            <text:p>0.368959432319397</text:p>
          </table:table-cell>
          <table:table-cell office:value-type="float" office:value="0.00760978371613081" calcext:value-type="float">
            <text:p>0.007609783716131</text:p>
          </table:table-cell>
          <table:table-cell office:value-type="float" office:value="0.349553765020376" calcext:value-type="float">
            <text:p>0.349553765020376</text:p>
          </table:table-cell>
          <table:table-cell office:value-type="float" office:value="0" calcext:value-type="float">
            <text:p>0</text:p>
          </table:table-cell>
          <table:table-cell office:value-type="float" office:value="0.107722135402183" calcext:value-type="float">
            <text:p>0.107722135402183</text:p>
          </table:table-cell>
          <table:table-cell office:value-type="float" office:value="0" calcext:value-type="float">
            <text:p>0</text:p>
          </table:table-cell>
          <table:table-cell office:value-type="float" office:value="0.0847852920754613" calcext:value-type="float">
            <text:p>0.084785292075461</text:p>
          </table:table-cell>
          <table:table-cell office:value-type="float" office:value="0.0509403611200559" calcext:value-type="float">
            <text:p>0.050940361120056</text:p>
          </table:table-cell>
          <table:table-cell office:value-type="float" office:value="0.0304292303463968" calcext:value-type="float">
            <text:p>0.030429230346397</text:p>
          </table:table-cell>
          <table:table-cell office:value-type="float" office:value="0.0858206809740314" calcext:value-type="float">
            <text:p>0.085820680974031</text:p>
          </table:table-cell>
          <table:table-cell office:value-type="float" office:value="0.066235061604528" calcext:value-type="float">
            <text:p>0.066235061604528</text:p>
          </table:table-cell>
          <table:table-cell office:value-type="float" office:value="0.0737648203281816" calcext:value-type="float">
            <text:p>0.073764820328182</text:p>
          </table:table-cell>
          <table:table-cell office:value-type="float" office:value="0.102989882491091" calcext:value-type="float">
            <text:p>0.102989882491091</text:p>
          </table:table-cell>
          <table:table-cell office:value-type="float" office:value="0.17338216952605" calcext:value-type="float">
            <text:p>0.17338216952605</text:p>
          </table:table-cell>
          <table:table-cell/>
        </table:table-row>
        <table:table-row table:style-name="ro1">
          <table:table-cell table:number-columns-repeated="6"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3" calcext:value-type="float">
            <text:p>13</text:p>
          </table:table-cell>
          <table:table-cell table:number-columns-repeated="23"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4</text:p>
          </table:table-cell>
          <table:table-cell office:value-type="string" calcext:value-type="string">
            <text:p>SolMau</text:p>
          </table:table-cell>
          <table:table-cell office:value-type="float" office:value="610.312072753906" calcext:value-type="float">
            <text:p>610.312072753906</text:p>
          </table:table-cell>
          <table:table-cell office:value-type="float" office:value="7665806.24177952" calcext:value-type="float">
            <text:p>7665806.24177952</text:p>
          </table:table-cell>
          <table:table-cell office:value-type="float" office:value="362001.321195416" calcext:value-type="float">
            <text:p>362001.321195416</text:p>
          </table:table-cell>
          <table:table-cell office:value-type="string" calcext:value-type="string">
            <text:p>EC</text:p>
          </table:table-cell>
          <table:table-cell office:value-type="float" office:value="19.5445232391357" calcext:value-type="float">
            <text:p>19.5445232391357</text:p>
          </table:table-cell>
          <table:table-cell office:value-type="float" office:value="5570.2783203125" calcext:value-type="float">
            <text:p>5570.2783203125</text:p>
          </table:table-cell>
          <table:table-cell table:number-columns-repeated="2" office:value-type="float" office:value="0" calcext:value-type="float">
            <text:p>0</text:p>
          </table:table-cell>
          <table:table-cell office:value-type="float" office:value="0.99095771777891" calcext:value-type="float">
            <text:p>0.99095771777891</text:p>
          </table:table-cell>
          <table:table-cell table:number-columns-repeated="3" office:value-type="float" office:value="0" calcext:value-type="float">
            <text:p>0</text:p>
          </table:table-cell>
          <table:table-cell office:value-type="float" office:value="0.00191034131431482" calcext:value-type="float">
            <text:p>0.001910341314315</text:p>
          </table:table-cell>
          <table:table-cell office:value-type="float" office:value="0.00713194090677534" calcext:value-type="float">
            <text:p>0.007131940906775</text:p>
          </table:table-cell>
          <table:table-cell office:value-type="float" office:value="0" calcext:value-type="float">
            <text:p>0</text:p>
          </table:table-cell>
          <table:table-cell office:value-type="float" office:value="0.00164135652456906" calcext:value-type="float">
            <text:p>0.001641356524569</text:p>
          </table:table-cell>
          <table:table-cell office:value-type="float" office:value="0" calcext:value-type="float">
            <text:p>0</text:p>
          </table:table-cell>
          <table:table-cell office:value-type="float" office:value="0.875486835542444" calcext:value-type="float">
            <text:p>0.875486835542444</text:p>
          </table:table-cell>
          <table:table-cell table:number-columns-repeated="3" office:value-type="float" office:value="0" calcext:value-type="float">
            <text:p>0</text:p>
          </table:table-cell>
          <table:table-cell office:value-type="float" office:value="0.104314574467709" calcext:value-type="float">
            <text:p>0.104314574467709</text:p>
          </table:table-cell>
          <table:table-cell office:value-type="float" office:value="0.0185572334652786" calcext:value-type="float">
            <text:p>0.018557233465279</text:p>
          </table:table-cell>
          <table:table-cell office:value-type="float" office:value="0" calcext:value-type="float">
            <text:p>0</text:p>
          </table:table-cell>
          <table:table-cell office:value-type="float" office:value="0.00458195517979376" calcext:value-type="float">
            <text:p>0.004581955179794</text:p>
          </table:table-cell>
          <table:table-cell office:value-type="float" office:value="0.0119514654120311" calcext:value-type="float">
            <text:p>0.011951465412031</text:p>
          </table:table-cell>
          <table:table-cell office:value-type="float" office:value="0.693644869731326" calcext:value-type="float">
            <text:p>0.693644869731326</text:p>
          </table:table-cell>
          <table:table-cell office:value-type="float" office:value="0" calcext:value-type="float">
            <text:p>0</text:p>
          </table:table-cell>
          <table:table-cell office:value-type="float" office:value="0.0301041795638255" calcext:value-type="float">
            <text:p>0.030104179563826</text:p>
          </table:table-cell>
          <table:table-cell office:value-type="float" office:value="0" calcext:value-type="float">
            <text:p>0</text:p>
          </table:table-cell>
          <table:table-cell office:value-type="float" office:value="0.239281355572457" calcext:value-type="float">
            <text:p>0.239281355572457</text:p>
          </table:table-cell>
          <table:table-cell office:value-type="float" office:value="0.0179201231052231" calcext:value-type="float">
            <text:p>0.017920123105223</text:p>
          </table:table-cell>
          <table:table-cell office:value-type="float" office:value="0.00251605143534323" calcext:value-type="float">
            <text:p>0.002516051435343</text:p>
          </table:table-cell>
          <table:table-cell office:value-type="float" office:value="0.00993614732084241" calcext:value-type="float">
            <text:p>0.009936147320842</text:p>
          </table:table-cell>
          <table:table-cell office:value-type="float" office:value="0.00398293157130426" calcext:value-type="float">
            <text:p>0.003982931571304</text:p>
          </table:table-cell>
          <table:table-cell office:value-type="float" office:value="0.552484997238497" calcext:value-type="float">
            <text:p>0.552484997238497</text:p>
          </table:table-cell>
          <table:table-cell office:value-type="float" office:value="0" calcext:value-type="float">
            <text:p>0</text:p>
          </table:table-cell>
          <table:table-cell office:value-type="float" office:value="0.116038107948313" calcext:value-type="float">
            <text:p>0.116038107948313</text:p>
          </table:table-cell>
          <table:table-cell office:value-type="float" office:value="0" calcext:value-type="float">
            <text:p>0</text:p>
          </table:table-cell>
          <table:table-cell office:value-type="float" office:value="0.296172023069796" calcext:value-type="float">
            <text:p>0.296172023069796</text:p>
          </table:table-cell>
          <table:table-cell office:value-type="float" office:value="0.00894916335281954" calcext:value-type="float">
            <text:p>0.00894916335282</text:p>
          </table:table-cell>
          <table:table-cell office:value-type="float" office:value="0.0124366294984274" calcext:value-type="float">
            <text:p>0.012436629498427</text:p>
          </table:table-cell>
          <table:table-cell office:value-type="float" office:value="0.0933163133056569" calcext:value-type="float">
            <text:p>0.093316313305657</text:p>
          </table:table-cell>
          <table:table-cell office:value-type="float" office:value="0.0050202356984717" calcext:value-type="float">
            <text:p>0.005020235698472</text:p>
          </table:table-cell>
          <table:table-cell office:value-type="float" office:value="0.536180012706954" calcext:value-type="float">
            <text:p>0.536180012706954</text:p>
          </table:table-cell>
          <table:table-cell office:value-type="float" office:value="0" calcext:value-type="float">
            <text:p>0</text:p>
          </table:table-cell>
          <table:table-cell office:value-type="float" office:value="0.107650922953041" calcext:value-type="float">
            <text:p>0.107650922953041</text:p>
          </table:table-cell>
          <table:table-cell office:value-type="float" office:value="0" calcext:value-type="float">
            <text:p>0</text:p>
          </table:table-cell>
          <table:table-cell office:value-type="float" office:value="0.242617417552453" calcext:value-type="float">
            <text:p>0.242617417552453</text:p>
          </table:table-cell>
          <table:table-cell office:value-type="float" office:value="0.00699894498037483" calcext:value-type="float">
            <text:p>0.006998944980375</text:p>
          </table:table-cell>
          <table:table-cell office:value-type="float" office:value="0.00821615280304871" calcext:value-type="float">
            <text:p>0.008216152803049</text:p>
          </table:table-cell>
          <table:table-cell office:value-type="float" office:value="0.0367493011392921" calcext:value-type="float">
            <text:p>0.036749301139292</text:p>
          </table:table-cell>
          <table:table-cell office:value-type="float" office:value="0.0830511909798727" calcext:value-type="float">
            <text:p>0.083051190979873</text:p>
          </table:table-cell>
          <table:table-cell office:value-type="float" office:value="0.109705938913877" calcext:value-type="float">
            <text:p>0.109705938913877</text:p>
          </table:table-cell>
          <table:table-cell office:value-type="float" office:value="0.121962147305797" calcext:value-type="float">
            <text:p>0.121962147305797</text:p>
          </table:table-cell>
          <table:table-cell office:value-type="float" office:value="0.146320469220976" calcext:value-type="float">
            <text:p>0.146320469220976</text:p>
          </table:table-cell>
          <table:table-cell/>
        </table:table-row>
        <table:table-row table:style-name="ro1">
          <table:table-cell table:number-columns-repeated="6" office:value-type="float" office:value="0" calcext:value-type="float">
            <text:p>0</text:p>
          </table:table-cell>
          <table:table-cell office:value-type="float" office:value="11" calcext:value-type="float">
            <text:p>11</text:p>
          </table:table-cell>
          <table:table-cell table:number-columns-repeated="34"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4</text:p>
          </table:table-cell>
          <table:table-cell office:value-type="string" calcext:value-type="string">
            <text:p>Ipo</text:p>
          </table:table-cell>
          <table:table-cell office:value-type="float" office:value="610.312072753906" calcext:value-type="float">
            <text:p>610.312072753906</text:p>
          </table:table-cell>
          <table:table-cell office:value-type="float" office:value="7665806.24177952" calcext:value-type="float">
            <text:p>7665806.24177952</text:p>
          </table:table-cell>
          <table:table-cell office:value-type="float" office:value="362001.321195416" calcext:value-type="float">
            <text:p>362001.321195416</text:p>
          </table:table-cell>
          <table:table-cell office:value-type="string" calcext:value-type="string">
            <text:p>EC</text:p>
          </table:table-cell>
          <table:table-cell office:value-type="float" office:value="19.5445232391357" calcext:value-type="float">
            <text:p>19.5445232391357</text:p>
          </table:table-cell>
          <table:table-cell office:value-type="float" office:value="5570.2783203125" calcext:value-type="float">
            <text:p>5570.2783203125</text:p>
          </table:table-cell>
          <table:table-cell table:number-columns-repeated="2" office:value-type="float" office:value="0" calcext:value-type="float">
            <text:p>0</text:p>
          </table:table-cell>
          <table:table-cell office:value-type="float" office:value="0.99095771777891" calcext:value-type="float">
            <text:p>0.99095771777891</text:p>
          </table:table-cell>
          <table:table-cell table:number-columns-repeated="3" office:value-type="float" office:value="0" calcext:value-type="float">
            <text:p>0</text:p>
          </table:table-cell>
          <table:table-cell office:value-type="float" office:value="0.00191034131431482" calcext:value-type="float">
            <text:p>0.001910341314315</text:p>
          </table:table-cell>
          <table:table-cell office:value-type="float" office:value="0.00713194090677534" calcext:value-type="float">
            <text:p>0.007131940906775</text:p>
          </table:table-cell>
          <table:table-cell office:value-type="float" office:value="0" calcext:value-type="float">
            <text:p>0</text:p>
          </table:table-cell>
          <table:table-cell office:value-type="float" office:value="0.00164135652456906" calcext:value-type="float">
            <text:p>0.001641356524569</text:p>
          </table:table-cell>
          <table:table-cell office:value-type="float" office:value="0" calcext:value-type="float">
            <text:p>0</text:p>
          </table:table-cell>
          <table:table-cell office:value-type="float" office:value="0.875486835542444" calcext:value-type="float">
            <text:p>0.875486835542444</text:p>
          </table:table-cell>
          <table:table-cell table:number-columns-repeated="3" office:value-type="float" office:value="0" calcext:value-type="float">
            <text:p>0</text:p>
          </table:table-cell>
          <table:table-cell office:value-type="float" office:value="0.104314574467709" calcext:value-type="float">
            <text:p>0.104314574467709</text:p>
          </table:table-cell>
          <table:table-cell office:value-type="float" office:value="0.0185572334652786" calcext:value-type="float">
            <text:p>0.018557233465279</text:p>
          </table:table-cell>
          <table:table-cell office:value-type="float" office:value="0" calcext:value-type="float">
            <text:p>0</text:p>
          </table:table-cell>
          <table:table-cell office:value-type="float" office:value="0.00458195517979376" calcext:value-type="float">
            <text:p>0.004581955179794</text:p>
          </table:table-cell>
          <table:table-cell office:value-type="float" office:value="0.0119514654120311" calcext:value-type="float">
            <text:p>0.011951465412031</text:p>
          </table:table-cell>
          <table:table-cell office:value-type="float" office:value="0.693644869731326" calcext:value-type="float">
            <text:p>0.693644869731326</text:p>
          </table:table-cell>
          <table:table-cell office:value-type="float" office:value="0" calcext:value-type="float">
            <text:p>0</text:p>
          </table:table-cell>
          <table:table-cell office:value-type="float" office:value="0.0301041795638255" calcext:value-type="float">
            <text:p>0.030104179563826</text:p>
          </table:table-cell>
          <table:table-cell office:value-type="float" office:value="0" calcext:value-type="float">
            <text:p>0</text:p>
          </table:table-cell>
          <table:table-cell office:value-type="float" office:value="0.239281355572457" calcext:value-type="float">
            <text:p>0.239281355572457</text:p>
          </table:table-cell>
          <table:table-cell office:value-type="float" office:value="0.0179201231052231" calcext:value-type="float">
            <text:p>0.017920123105223</text:p>
          </table:table-cell>
          <table:table-cell office:value-type="float" office:value="0.00251605143534323" calcext:value-type="float">
            <text:p>0.002516051435343</text:p>
          </table:table-cell>
          <table:table-cell office:value-type="float" office:value="0.00993614732084241" calcext:value-type="float">
            <text:p>0.009936147320842</text:p>
          </table:table-cell>
          <table:table-cell office:value-type="float" office:value="0.00398293157130426" calcext:value-type="float">
            <text:p>0.003982931571304</text:p>
          </table:table-cell>
          <table:table-cell office:value-type="float" office:value="0.552484997238497" calcext:value-type="float">
            <text:p>0.552484997238497</text:p>
          </table:table-cell>
          <table:table-cell office:value-type="float" office:value="0" calcext:value-type="float">
            <text:p>0</text:p>
          </table:table-cell>
          <table:table-cell office:value-type="float" office:value="0.116038107948313" calcext:value-type="float">
            <text:p>0.116038107948313</text:p>
          </table:table-cell>
          <table:table-cell office:value-type="float" office:value="0" calcext:value-type="float">
            <text:p>0</text:p>
          </table:table-cell>
          <table:table-cell office:value-type="float" office:value="0.296172023069796" calcext:value-type="float">
            <text:p>0.296172023069796</text:p>
          </table:table-cell>
          <table:table-cell office:value-type="float" office:value="0.00894916335281954" calcext:value-type="float">
            <text:p>0.00894916335282</text:p>
          </table:table-cell>
          <table:table-cell office:value-type="float" office:value="0.0124366294984274" calcext:value-type="float">
            <text:p>0.012436629498427</text:p>
          </table:table-cell>
          <table:table-cell office:value-type="float" office:value="0.0933163133056569" calcext:value-type="float">
            <text:p>0.093316313305657</text:p>
          </table:table-cell>
          <table:table-cell office:value-type="float" office:value="0.0050202356984717" calcext:value-type="float">
            <text:p>0.005020235698472</text:p>
          </table:table-cell>
          <table:table-cell office:value-type="float" office:value="0.536180012706954" calcext:value-type="float">
            <text:p>0.536180012706954</text:p>
          </table:table-cell>
          <table:table-cell office:value-type="float" office:value="0" calcext:value-type="float">
            <text:p>0</text:p>
          </table:table-cell>
          <table:table-cell office:value-type="float" office:value="0.107650922953041" calcext:value-type="float">
            <text:p>0.107650922953041</text:p>
          </table:table-cell>
          <table:table-cell office:value-type="float" office:value="0" calcext:value-type="float">
            <text:p>0</text:p>
          </table:table-cell>
          <table:table-cell office:value-type="float" office:value="0.242617417552453" calcext:value-type="float">
            <text:p>0.242617417552453</text:p>
          </table:table-cell>
          <table:table-cell office:value-type="float" office:value="0.00699894498037483" calcext:value-type="float">
            <text:p>0.006998944980375</text:p>
          </table:table-cell>
          <table:table-cell office:value-type="float" office:value="0.00821615280304871" calcext:value-type="float">
            <text:p>0.008216152803049</text:p>
          </table:table-cell>
          <table:table-cell office:value-type="float" office:value="0.0367493011392921" calcext:value-type="float">
            <text:p>0.036749301139292</text:p>
          </table:table-cell>
          <table:table-cell office:value-type="float" office:value="0.0830511909798727" calcext:value-type="float">
            <text:p>0.083051190979873</text:p>
          </table:table-cell>
          <table:table-cell office:value-type="float" office:value="0.109705938913877" calcext:value-type="float">
            <text:p>0.109705938913877</text:p>
          </table:table-cell>
          <table:table-cell office:value-type="float" office:value="0.121962147305797" calcext:value-type="float">
            <text:p>0.121962147305797</text:p>
          </table:table-cell>
          <table:table-cell office:value-type="float" office:value="0.146320469220976" calcext:value-type="float">
            <text:p>0.146320469220976</text:p>
          </table:table-cell>
          <table:table-cell/>
        </table:table-row>
        <table:table-row table:style-name="ro1">
          <table:table-cell office:value-type="float" office:value="1" calcext:value-type="float">
            <text:p>1</text:p>
          </table:table-cell>
          <table:table-cell table:number-columns-repeated="5" office:value-type="float" office:value="0" calcext:value-type="float">
            <text:p>0</text:p>
          </table:table-cell>
          <table:table-cell office:value-type="float" office:value="33" calcext:value-type="float">
            <text:p>33</text:p>
          </table:table-cell>
          <table:table-cell table:number-columns-repeated="34"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5</text:p>
          </table:table-cell>
          <table:table-cell office:value-type="string" calcext:value-type="string">
            <text:p>Ipo</text:p>
          </table:table-cell>
          <table:table-cell office:value-type="float" office:value="882.6474609375" calcext:value-type="float">
            <text:p>882.6474609375</text:p>
          </table:table-cell>
          <table:table-cell office:value-type="float" office:value="7664380.9331491" calcext:value-type="float">
            <text:p>7664380.9331491</text:p>
          </table:table-cell>
          <table:table-cell office:value-type="float" office:value="359644.145757697" calcext:value-type="float">
            <text:p>359644.145757697</text:p>
          </table:table-cell>
          <table:table-cell office:value-type="string" calcext:value-type="string">
            <text:p>EC</text:p>
          </table:table-cell>
          <table:table-cell office:value-type="float" office:value="17.7498168945312" calcext:value-type="float">
            <text:p>17.7498168945312</text:p>
          </table:table-cell>
          <table:table-cell office:value-type="float" office:value="5546.240234375" calcext:value-type="float">
            <text:p>5546.240234375</text:p>
          </table:table-cell>
          <table:table-cell table:number-columns-repeated="2" office:value-type="float" office:value="0" calcext:value-type="float">
            <text:p>0</text:p>
          </table:table-cell>
          <table:table-cell office:value-type="float" office:value="0.205266174223128" calcext:value-type="float">
            <text:p>0.205266174223128</text:p>
          </table:table-cell>
          <table:table-cell table:number-columns-repeated="3" office:value-type="float" office:value="0" calcext:value-type="float">
            <text:p>0</text:p>
          </table:table-cell>
          <table:table-cell office:value-type="float" office:value="0.794733825776872" calcext:value-type="float">
            <text:p>0.794733825776872</text:p>
          </table:table-cell>
          <table:table-cell table:number-columns-repeated="3" office:value-type="float" office:value="0" calcext:value-type="float">
            <text:p>0</text:p>
          </table:table-cell>
          <table:table-cell office:value-type="float" office:value="0.00135481223646603" calcext:value-type="float">
            <text:p>0.001354812236466</text:p>
          </table:table-cell>
          <table:table-cell office:value-type="float" office:value="0.104256869570139" calcext:value-type="float">
            <text:p>0.104256869570139</text:p>
          </table:table-cell>
          <table:table-cell office:value-type="float" office:value="0" calcext:value-type="float">
            <text:p>0</text:p>
          </table:table-cell>
          <table:table-cell office:value-type="float" office:value="0.003823895633472" calcext:value-type="float">
            <text:p>0.003823895633472</text:p>
          </table:table-cell>
          <table:table-cell office:value-type="float" office:value="0" calcext:value-type="float">
            <text:p>0</text:p>
          </table:table-cell>
          <table:table-cell office:value-type="float" office:value="0.771882163171746" calcext:value-type="float">
            <text:p>0.771882163171746</text:p>
          </table:table-cell>
          <table:table-cell office:value-type="float" office:value="0.0133960155078247" calcext:value-type="float">
            <text:p>0.013396015507825</text:p>
          </table:table-cell>
          <table:table-cell office:value-type="float" office:value="0.105286243880352" calcext:value-type="float">
            <text:p>0.105286243880352</text:p>
          </table:table-cell>
          <table:table-cell office:value-type="float" office:value="0.00000353749389782303" calcext:value-type="float">
            <text:p>3.53749389782303E-06</text:p>
          </table:table-cell>
          <table:table-cell office:value-type="float" office:value="0.000495249145695224" calcext:value-type="float">
            <text:p>0.000495249145695</text:p>
          </table:table-cell>
          <table:table-cell office:value-type="float" office:value="0.25005748427584" calcext:value-type="float">
            <text:p>0.25005748427584</text:p>
          </table:table-cell>
          <table:table-cell office:value-type="float" office:value="0" calcext:value-type="float">
            <text:p>0</text:p>
          </table:table-cell>
          <table:table-cell office:value-type="float" office:value="0.00915857170146381" calcext:value-type="float">
            <text:p>0.009158571701464</text:p>
          </table:table-cell>
          <table:table-cell office:value-type="float" office:value="0" calcext:value-type="float">
            <text:p>0</text:p>
          </table:table-cell>
          <table:table-cell office:value-type="float" office:value="0.690173903200017" calcext:value-type="float">
            <text:p>0.690173903200017</text:p>
          </table:table-cell>
          <table:table-cell office:value-type="float" office:value="0.00536814698994644" calcext:value-type="float">
            <text:p>0.005368146989946</text:p>
          </table:table-cell>
          <table:table-cell office:value-type="float" office:value="0.0447431071931401" calcext:value-type="float">
            <text:p>0.04474310719314</text:p>
          </table:table-cell>
          <table:table-cell office:value-type="float" office:value="0.00000105250029338446" calcext:value-type="float">
            <text:p>1.05250029338446E-06</text:p>
          </table:table-cell>
          <table:table-cell office:value-type="float" office:value="0.000970931520647161" calcext:value-type="float">
            <text:p>0.000970931520647</text:p>
          </table:table-cell>
          <table:table-cell office:value-type="float" office:value="0.37749922772791" calcext:value-type="float">
            <text:p>0.37749922772791</text:p>
          </table:table-cell>
          <table:table-cell office:value-type="float" office:value="0" calcext:value-type="float">
            <text:p>0</text:p>
          </table:table-cell>
          <table:table-cell office:value-type="float" office:value="0.0822031672891329" calcext:value-type="float">
            <text:p>0.082203167289133</text:p>
          </table:table-cell>
          <table:table-cell office:value-type="float" office:value="0" calcext:value-type="float">
            <text:p>0</text:p>
          </table:table-cell>
          <table:table-cell office:value-type="float" office:value="0.505276183970736" calcext:value-type="float">
            <text:p>0.505276183970736</text:p>
          </table:table-cell>
          <table:table-cell office:value-type="float" office:value="0.00357271224589354" calcext:value-type="float">
            <text:p>0.003572712245894</text:p>
          </table:table-cell>
          <table:table-cell office:value-type="float" office:value="0.030476724745387" calcext:value-type="float">
            <text:p>0.030476724745387</text:p>
          </table:table-cell>
          <table:table-cell office:value-type="float" office:value="0.000600935653385315" calcext:value-type="float">
            <text:p>0.000600935653385</text:p>
          </table:table-cell>
          <table:table-cell office:value-type="float" office:value="0.000754949353213017" calcext:value-type="float">
            <text:p>0.000754949353213</text:p>
          </table:table-cell>
          <table:table-cell office:value-type="float" office:value="0.612502203195542" calcext:value-type="float">
            <text:p>0.612502203195542</text:p>
          </table:table-cell>
          <table:table-cell office:value-type="float" office:value="0.00503353325771968" calcext:value-type="float">
            <text:p>0.00503353325772</text:p>
          </table:table-cell>
          <table:table-cell office:value-type="float" office:value="0.0762190416168267" calcext:value-type="float">
            <text:p>0.076219041616827</text:p>
          </table:table-cell>
          <table:table-cell office:value-type="float" office:value="0" calcext:value-type="float">
            <text:p>0</text:p>
          </table:table-cell>
          <table:table-cell office:value-type="float" office:value="0.275260010672101" calcext:value-type="float">
            <text:p>0.275260010672101</text:p>
          </table:table-cell>
          <table:table-cell office:value-type="float" office:value="0.00211405977760879" calcext:value-type="float">
            <text:p>0.002114059777609</text:p>
          </table:table-cell>
          <table:table-cell office:value-type="float" office:value="0.027515266473603" calcext:value-type="float">
            <text:p>0.027515266473603</text:p>
          </table:table-cell>
          <table:table-cell office:value-type="float" office:value="0.0733712678600155" calcext:value-type="float">
            <text:p>0.073371267860016</text:p>
          </table:table-cell>
          <table:table-cell office:value-type="float" office:value="0.0361222050753642" calcext:value-type="float">
            <text:p>0.036122205075364</text:p>
          </table:table-cell>
          <table:table-cell office:value-type="float" office:value="0.0360292970983035" calcext:value-type="float">
            <text:p>0.036029297098304</text:p>
          </table:table-cell>
          <table:table-cell office:value-type="float" office:value="0.0308585079558395" calcext:value-type="float">
            <text:p>0.03085850795584</text:p>
          </table:table-cell>
          <table:table-cell office:value-type="float" office:value="0.0840197443343214" calcext:value-type="float">
            <text:p>0.084019744334321</text:p>
          </table:table-cell>
          <table:table-cell/>
        </table:table-row>
        <table:table-row table:style-name="ro1">
          <table:table-cell table:number-columns-repeated="17" office:value-type="float" office:value="0" calcext:value-type="float">
            <text:p>0</text:p>
          </table:table-cell>
          <table:table-cell office:value-type="float" office:value="14" calcext:value-type="float">
            <text:p>14</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4" calcext:value-type="float">
            <text:p>4</text:p>
          </table:table-cell>
          <table:table-cell table:number-columns-repeated="3"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5</text:p>
          </table:table-cell>
          <table:table-cell office:value-type="string" calcext:value-type="string">
            <text:p>HedGar</text:p>
          </table:table-cell>
          <table:table-cell office:value-type="float" office:value="882.6474609375" calcext:value-type="float">
            <text:p>882.6474609375</text:p>
          </table:table-cell>
          <table:table-cell office:value-type="float" office:value="7664380.9331491" calcext:value-type="float">
            <text:p>7664380.9331491</text:p>
          </table:table-cell>
          <table:table-cell office:value-type="float" office:value="359644.145757697" calcext:value-type="float">
            <text:p>359644.145757697</text:p>
          </table:table-cell>
          <table:table-cell office:value-type="string" calcext:value-type="string">
            <text:p>EC</text:p>
          </table:table-cell>
          <table:table-cell office:value-type="float" office:value="17.7498168945312" calcext:value-type="float">
            <text:p>17.7498168945312</text:p>
          </table:table-cell>
          <table:table-cell office:value-type="float" office:value="5546.240234375" calcext:value-type="float">
            <text:p>5546.240234375</text:p>
          </table:table-cell>
          <table:table-cell table:number-columns-repeated="2" office:value-type="float" office:value="0" calcext:value-type="float">
            <text:p>0</text:p>
          </table:table-cell>
          <table:table-cell office:value-type="float" office:value="0.205266174223128" calcext:value-type="float">
            <text:p>0.205266174223128</text:p>
          </table:table-cell>
          <table:table-cell table:number-columns-repeated="3" office:value-type="float" office:value="0" calcext:value-type="float">
            <text:p>0</text:p>
          </table:table-cell>
          <table:table-cell office:value-type="float" office:value="0.794733825776872" calcext:value-type="float">
            <text:p>0.794733825776872</text:p>
          </table:table-cell>
          <table:table-cell table:number-columns-repeated="3" office:value-type="float" office:value="0" calcext:value-type="float">
            <text:p>0</text:p>
          </table:table-cell>
          <table:table-cell office:value-type="float" office:value="0.00135481223646603" calcext:value-type="float">
            <text:p>0.001354812236466</text:p>
          </table:table-cell>
          <table:table-cell office:value-type="float" office:value="0.104256869570139" calcext:value-type="float">
            <text:p>0.104256869570139</text:p>
          </table:table-cell>
          <table:table-cell office:value-type="float" office:value="0" calcext:value-type="float">
            <text:p>0</text:p>
          </table:table-cell>
          <table:table-cell office:value-type="float" office:value="0.003823895633472" calcext:value-type="float">
            <text:p>0.003823895633472</text:p>
          </table:table-cell>
          <table:table-cell office:value-type="float" office:value="0" calcext:value-type="float">
            <text:p>0</text:p>
          </table:table-cell>
          <table:table-cell office:value-type="float" office:value="0.771882163171746" calcext:value-type="float">
            <text:p>0.771882163171746</text:p>
          </table:table-cell>
          <table:table-cell office:value-type="float" office:value="0.0133960155078247" calcext:value-type="float">
            <text:p>0.013396015507825</text:p>
          </table:table-cell>
          <table:table-cell office:value-type="float" office:value="0.105286243880352" calcext:value-type="float">
            <text:p>0.105286243880352</text:p>
          </table:table-cell>
          <table:table-cell office:value-type="float" office:value="0.00000353749389782303" calcext:value-type="float">
            <text:p>3.53749389782303E-06</text:p>
          </table:table-cell>
          <table:table-cell office:value-type="float" office:value="0.000495249145695224" calcext:value-type="float">
            <text:p>0.000495249145695</text:p>
          </table:table-cell>
          <table:table-cell office:value-type="float" office:value="0.25005748427584" calcext:value-type="float">
            <text:p>0.25005748427584</text:p>
          </table:table-cell>
          <table:table-cell office:value-type="float" office:value="0" calcext:value-type="float">
            <text:p>0</text:p>
          </table:table-cell>
          <table:table-cell office:value-type="float" office:value="0.00915857170146381" calcext:value-type="float">
            <text:p>0.009158571701464</text:p>
          </table:table-cell>
          <table:table-cell office:value-type="float" office:value="0" calcext:value-type="float">
            <text:p>0</text:p>
          </table:table-cell>
          <table:table-cell office:value-type="float" office:value="0.690173903200017" calcext:value-type="float">
            <text:p>0.690173903200017</text:p>
          </table:table-cell>
          <table:table-cell office:value-type="float" office:value="0.00536814698994644" calcext:value-type="float">
            <text:p>0.005368146989946</text:p>
          </table:table-cell>
          <table:table-cell office:value-type="float" office:value="0.0447431071931401" calcext:value-type="float">
            <text:p>0.04474310719314</text:p>
          </table:table-cell>
          <table:table-cell office:value-type="float" office:value="0.00000105250029338446" calcext:value-type="float">
            <text:p>1.05250029338446E-06</text:p>
          </table:table-cell>
          <table:table-cell office:value-type="float" office:value="0.000970931520647161" calcext:value-type="float">
            <text:p>0.000970931520647</text:p>
          </table:table-cell>
          <table:table-cell office:value-type="float" office:value="0.37749922772791" calcext:value-type="float">
            <text:p>0.37749922772791</text:p>
          </table:table-cell>
          <table:table-cell office:value-type="float" office:value="0" calcext:value-type="float">
            <text:p>0</text:p>
          </table:table-cell>
          <table:table-cell office:value-type="float" office:value="0.0822031672891329" calcext:value-type="float">
            <text:p>0.082203167289133</text:p>
          </table:table-cell>
          <table:table-cell office:value-type="float" office:value="0" calcext:value-type="float">
            <text:p>0</text:p>
          </table:table-cell>
          <table:table-cell office:value-type="float" office:value="0.505276183970736" calcext:value-type="float">
            <text:p>0.505276183970736</text:p>
          </table:table-cell>
          <table:table-cell office:value-type="float" office:value="0.00357271224589354" calcext:value-type="float">
            <text:p>0.003572712245894</text:p>
          </table:table-cell>
          <table:table-cell office:value-type="float" office:value="0.030476724745387" calcext:value-type="float">
            <text:p>0.030476724745387</text:p>
          </table:table-cell>
          <table:table-cell office:value-type="float" office:value="0.000600935653385315" calcext:value-type="float">
            <text:p>0.000600935653385</text:p>
          </table:table-cell>
          <table:table-cell office:value-type="float" office:value="0.000754949353213017" calcext:value-type="float">
            <text:p>0.000754949353213</text:p>
          </table:table-cell>
          <table:table-cell office:value-type="float" office:value="0.612502203195542" calcext:value-type="float">
            <text:p>0.612502203195542</text:p>
          </table:table-cell>
          <table:table-cell office:value-type="float" office:value="0.00503353325771968" calcext:value-type="float">
            <text:p>0.00503353325772</text:p>
          </table:table-cell>
          <table:table-cell office:value-type="float" office:value="0.0762190416168267" calcext:value-type="float">
            <text:p>0.076219041616827</text:p>
          </table:table-cell>
          <table:table-cell office:value-type="float" office:value="0" calcext:value-type="float">
            <text:p>0</text:p>
          </table:table-cell>
          <table:table-cell office:value-type="float" office:value="0.275260010672101" calcext:value-type="float">
            <text:p>0.275260010672101</text:p>
          </table:table-cell>
          <table:table-cell office:value-type="float" office:value="0.00211405977760879" calcext:value-type="float">
            <text:p>0.002114059777609</text:p>
          </table:table-cell>
          <table:table-cell office:value-type="float" office:value="0.027515266473603" calcext:value-type="float">
            <text:p>0.027515266473603</text:p>
          </table:table-cell>
          <table:table-cell office:value-type="float" office:value="0.0733712678600155" calcext:value-type="float">
            <text:p>0.073371267860016</text:p>
          </table:table-cell>
          <table:table-cell office:value-type="float" office:value="0.0361222050753642" calcext:value-type="float">
            <text:p>0.036122205075364</text:p>
          </table:table-cell>
          <table:table-cell office:value-type="float" office:value="0.0360292970983035" calcext:value-type="float">
            <text:p>0.036029297098304</text:p>
          </table:table-cell>
          <table:table-cell office:value-type="float" office:value="0.0308585079558395" calcext:value-type="float">
            <text:p>0.03085850795584</text:p>
          </table:table-cell>
          <table:table-cell office:value-type="float" office:value="0.0840197443343214" calcext:value-type="float">
            <text:p>0.084019744334321</text:p>
          </table:table-cell>
          <table:table-cell/>
        </table:table-row>
        <table:table-row table:style-name="ro1">
          <table:table-cell table:number-columns-repeated="30" office:value-type="float" office:value="0" calcext:value-type="float">
            <text:p>0</text:p>
          </table:table-cell>
          <table:table-cell office:value-type="float" office:value="15" calcext:value-type="float">
            <text:p>15</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5</text:p>
          </table:table-cell>
          <table:table-cell office:value-type="string" calcext:value-type="string">
            <text:p>DomFic</text:p>
          </table:table-cell>
          <table:table-cell office:value-type="float" office:value="882.6474609375" calcext:value-type="float">
            <text:p>882.6474609375</text:p>
          </table:table-cell>
          <table:table-cell office:value-type="float" office:value="7664380.9331491" calcext:value-type="float">
            <text:p>7664380.9331491</text:p>
          </table:table-cell>
          <table:table-cell office:value-type="float" office:value="359644.145757697" calcext:value-type="float">
            <text:p>359644.145757697</text:p>
          </table:table-cell>
          <table:table-cell office:value-type="string" calcext:value-type="string">
            <text:p>EC</text:p>
          </table:table-cell>
          <table:table-cell office:value-type="float" office:value="17.7498168945312" calcext:value-type="float">
            <text:p>17.7498168945312</text:p>
          </table:table-cell>
          <table:table-cell office:value-type="float" office:value="5546.240234375" calcext:value-type="float">
            <text:p>5546.240234375</text:p>
          </table:table-cell>
          <table:table-cell table:number-columns-repeated="2" office:value-type="float" office:value="0" calcext:value-type="float">
            <text:p>0</text:p>
          </table:table-cell>
          <table:table-cell office:value-type="float" office:value="0.205266174223128" calcext:value-type="float">
            <text:p>0.205266174223128</text:p>
          </table:table-cell>
          <table:table-cell table:number-columns-repeated="3" office:value-type="float" office:value="0" calcext:value-type="float">
            <text:p>0</text:p>
          </table:table-cell>
          <table:table-cell office:value-type="float" office:value="0.794733825776872" calcext:value-type="float">
            <text:p>0.794733825776872</text:p>
          </table:table-cell>
          <table:table-cell table:number-columns-repeated="3" office:value-type="float" office:value="0" calcext:value-type="float">
            <text:p>0</text:p>
          </table:table-cell>
          <table:table-cell office:value-type="float" office:value="0.00135481223646603" calcext:value-type="float">
            <text:p>0.001354812236466</text:p>
          </table:table-cell>
          <table:table-cell office:value-type="float" office:value="0.104256869570139" calcext:value-type="float">
            <text:p>0.104256869570139</text:p>
          </table:table-cell>
          <table:table-cell office:value-type="float" office:value="0" calcext:value-type="float">
            <text:p>0</text:p>
          </table:table-cell>
          <table:table-cell office:value-type="float" office:value="0.003823895633472" calcext:value-type="float">
            <text:p>0.003823895633472</text:p>
          </table:table-cell>
          <table:table-cell office:value-type="float" office:value="0" calcext:value-type="float">
            <text:p>0</text:p>
          </table:table-cell>
          <table:table-cell office:value-type="float" office:value="0.771882163171746" calcext:value-type="float">
            <text:p>0.771882163171746</text:p>
          </table:table-cell>
          <table:table-cell office:value-type="float" office:value="0.0133960155078247" calcext:value-type="float">
            <text:p>0.013396015507825</text:p>
          </table:table-cell>
          <table:table-cell office:value-type="float" office:value="0.105286243880352" calcext:value-type="float">
            <text:p>0.105286243880352</text:p>
          </table:table-cell>
          <table:table-cell office:value-type="float" office:value="0.00000353749389782303" calcext:value-type="float">
            <text:p>3.53749389782303E-06</text:p>
          </table:table-cell>
          <table:table-cell office:value-type="float" office:value="0.000495249145695224" calcext:value-type="float">
            <text:p>0.000495249145695</text:p>
          </table:table-cell>
          <table:table-cell office:value-type="float" office:value="0.25005748427584" calcext:value-type="float">
            <text:p>0.25005748427584</text:p>
          </table:table-cell>
          <table:table-cell office:value-type="float" office:value="0" calcext:value-type="float">
            <text:p>0</text:p>
          </table:table-cell>
          <table:table-cell office:value-type="float" office:value="0.00915857170146381" calcext:value-type="float">
            <text:p>0.009158571701464</text:p>
          </table:table-cell>
          <table:table-cell office:value-type="float" office:value="0" calcext:value-type="float">
            <text:p>0</text:p>
          </table:table-cell>
          <table:table-cell office:value-type="float" office:value="0.690173903200017" calcext:value-type="float">
            <text:p>0.690173903200017</text:p>
          </table:table-cell>
          <table:table-cell office:value-type="float" office:value="0.00536814698994644" calcext:value-type="float">
            <text:p>0.005368146989946</text:p>
          </table:table-cell>
          <table:table-cell office:value-type="float" office:value="0.0447431071931401" calcext:value-type="float">
            <text:p>0.04474310719314</text:p>
          </table:table-cell>
          <table:table-cell office:value-type="float" office:value="0.00000105250029338446" calcext:value-type="float">
            <text:p>1.05250029338446E-06</text:p>
          </table:table-cell>
          <table:table-cell office:value-type="float" office:value="0.000970931520647161" calcext:value-type="float">
            <text:p>0.000970931520647</text:p>
          </table:table-cell>
          <table:table-cell office:value-type="float" office:value="0.37749922772791" calcext:value-type="float">
            <text:p>0.37749922772791</text:p>
          </table:table-cell>
          <table:table-cell office:value-type="float" office:value="0" calcext:value-type="float">
            <text:p>0</text:p>
          </table:table-cell>
          <table:table-cell office:value-type="float" office:value="0.0822031672891329" calcext:value-type="float">
            <text:p>0.082203167289133</text:p>
          </table:table-cell>
          <table:table-cell office:value-type="float" office:value="0" calcext:value-type="float">
            <text:p>0</text:p>
          </table:table-cell>
          <table:table-cell office:value-type="float" office:value="0.505276183970736" calcext:value-type="float">
            <text:p>0.505276183970736</text:p>
          </table:table-cell>
          <table:table-cell office:value-type="float" office:value="0.00357271224589354" calcext:value-type="float">
            <text:p>0.003572712245894</text:p>
          </table:table-cell>
          <table:table-cell office:value-type="float" office:value="0.030476724745387" calcext:value-type="float">
            <text:p>0.030476724745387</text:p>
          </table:table-cell>
          <table:table-cell office:value-type="float" office:value="0.000600935653385315" calcext:value-type="float">
            <text:p>0.000600935653385</text:p>
          </table:table-cell>
          <table:table-cell office:value-type="float" office:value="0.000754949353213017" calcext:value-type="float">
            <text:p>0.000754949353213</text:p>
          </table:table-cell>
          <table:table-cell office:value-type="float" office:value="0.612502203195542" calcext:value-type="float">
            <text:p>0.612502203195542</text:p>
          </table:table-cell>
          <table:table-cell office:value-type="float" office:value="0.00503353325771968" calcext:value-type="float">
            <text:p>0.00503353325772</text:p>
          </table:table-cell>
          <table:table-cell office:value-type="float" office:value="0.0762190416168267" calcext:value-type="float">
            <text:p>0.076219041616827</text:p>
          </table:table-cell>
          <table:table-cell office:value-type="float" office:value="0" calcext:value-type="float">
            <text:p>0</text:p>
          </table:table-cell>
          <table:table-cell office:value-type="float" office:value="0.275260010672101" calcext:value-type="float">
            <text:p>0.275260010672101</text:p>
          </table:table-cell>
          <table:table-cell office:value-type="float" office:value="0.00211405977760879" calcext:value-type="float">
            <text:p>0.002114059777609</text:p>
          </table:table-cell>
          <table:table-cell office:value-type="float" office:value="0.027515266473603" calcext:value-type="float">
            <text:p>0.027515266473603</text:p>
          </table:table-cell>
          <table:table-cell office:value-type="float" office:value="0.0733712678600155" calcext:value-type="float">
            <text:p>0.073371267860016</text:p>
          </table:table-cell>
          <table:table-cell office:value-type="float" office:value="0.0361222050753642" calcext:value-type="float">
            <text:p>0.036122205075364</text:p>
          </table:table-cell>
          <table:table-cell office:value-type="float" office:value="0.0360292970983035" calcext:value-type="float">
            <text:p>0.036029297098304</text:p>
          </table:table-cell>
          <table:table-cell office:value-type="float" office:value="0.0308585079558395" calcext:value-type="float">
            <text:p>0.03085850795584</text:p>
          </table:table-cell>
          <table:table-cell office:value-type="float" office:value="0.0840197443343214" calcext:value-type="float">
            <text:p>0.084019744334321</text:p>
          </table:table-cell>
          <table:table-cell/>
        </table:table-row>
        <table:table-row table:style-name="ro1">
          <table:table-cell table:number-columns-repeated="6"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3" calcext:value-type="float">
            <text:p>13</text:p>
          </table:table-cell>
          <table:table-cell table:number-columns-repeated="23"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5</text:p>
          </table:table-cell>
          <table:table-cell office:value-type="string" calcext:value-type="string">
            <text:p>SolMau</text:p>
          </table:table-cell>
          <table:table-cell office:value-type="float" office:value="882.6474609375" calcext:value-type="float">
            <text:p>882.6474609375</text:p>
          </table:table-cell>
          <table:table-cell office:value-type="float" office:value="7664380.9331491" calcext:value-type="float">
            <text:p>7664380.9331491</text:p>
          </table:table-cell>
          <table:table-cell office:value-type="float" office:value="359644.145757697" calcext:value-type="float">
            <text:p>359644.145757697</text:p>
          </table:table-cell>
          <table:table-cell office:value-type="string" calcext:value-type="string">
            <text:p>EC</text:p>
          </table:table-cell>
          <table:table-cell office:value-type="float" office:value="17.7498168945312" calcext:value-type="float">
            <text:p>17.7498168945312</text:p>
          </table:table-cell>
          <table:table-cell office:value-type="float" office:value="5546.240234375" calcext:value-type="float">
            <text:p>5546.240234375</text:p>
          </table:table-cell>
          <table:table-cell table:number-columns-repeated="2" office:value-type="float" office:value="0" calcext:value-type="float">
            <text:p>0</text:p>
          </table:table-cell>
          <table:table-cell office:value-type="float" office:value="0.205266174223128" calcext:value-type="float">
            <text:p>0.205266174223128</text:p>
          </table:table-cell>
          <table:table-cell table:number-columns-repeated="3" office:value-type="float" office:value="0" calcext:value-type="float">
            <text:p>0</text:p>
          </table:table-cell>
          <table:table-cell office:value-type="float" office:value="0.794733825776872" calcext:value-type="float">
            <text:p>0.794733825776872</text:p>
          </table:table-cell>
          <table:table-cell table:number-columns-repeated="3" office:value-type="float" office:value="0" calcext:value-type="float">
            <text:p>0</text:p>
          </table:table-cell>
          <table:table-cell office:value-type="float" office:value="0.00135481223646603" calcext:value-type="float">
            <text:p>0.001354812236466</text:p>
          </table:table-cell>
          <table:table-cell office:value-type="float" office:value="0.104256869570139" calcext:value-type="float">
            <text:p>0.104256869570139</text:p>
          </table:table-cell>
          <table:table-cell office:value-type="float" office:value="0" calcext:value-type="float">
            <text:p>0</text:p>
          </table:table-cell>
          <table:table-cell office:value-type="float" office:value="0.003823895633472" calcext:value-type="float">
            <text:p>0.003823895633472</text:p>
          </table:table-cell>
          <table:table-cell office:value-type="float" office:value="0" calcext:value-type="float">
            <text:p>0</text:p>
          </table:table-cell>
          <table:table-cell office:value-type="float" office:value="0.771882163171746" calcext:value-type="float">
            <text:p>0.771882163171746</text:p>
          </table:table-cell>
          <table:table-cell office:value-type="float" office:value="0.0133960155078247" calcext:value-type="float">
            <text:p>0.013396015507825</text:p>
          </table:table-cell>
          <table:table-cell office:value-type="float" office:value="0.105286243880352" calcext:value-type="float">
            <text:p>0.105286243880352</text:p>
          </table:table-cell>
          <table:table-cell office:value-type="float" office:value="0.00000353749389782303" calcext:value-type="float">
            <text:p>3.53749389782303E-06</text:p>
          </table:table-cell>
          <table:table-cell office:value-type="float" office:value="0.000495249145695224" calcext:value-type="float">
            <text:p>0.000495249145695</text:p>
          </table:table-cell>
          <table:table-cell office:value-type="float" office:value="0.25005748427584" calcext:value-type="float">
            <text:p>0.25005748427584</text:p>
          </table:table-cell>
          <table:table-cell office:value-type="float" office:value="0" calcext:value-type="float">
            <text:p>0</text:p>
          </table:table-cell>
          <table:table-cell office:value-type="float" office:value="0.00915857170146381" calcext:value-type="float">
            <text:p>0.009158571701464</text:p>
          </table:table-cell>
          <table:table-cell office:value-type="float" office:value="0" calcext:value-type="float">
            <text:p>0</text:p>
          </table:table-cell>
          <table:table-cell office:value-type="float" office:value="0.690173903200017" calcext:value-type="float">
            <text:p>0.690173903200017</text:p>
          </table:table-cell>
          <table:table-cell office:value-type="float" office:value="0.00536814698994644" calcext:value-type="float">
            <text:p>0.005368146989946</text:p>
          </table:table-cell>
          <table:table-cell office:value-type="float" office:value="0.0447431071931401" calcext:value-type="float">
            <text:p>0.04474310719314</text:p>
          </table:table-cell>
          <table:table-cell office:value-type="float" office:value="0.00000105250029338446" calcext:value-type="float">
            <text:p>1.05250029338446E-06</text:p>
          </table:table-cell>
          <table:table-cell office:value-type="float" office:value="0.000970931520647161" calcext:value-type="float">
            <text:p>0.000970931520647</text:p>
          </table:table-cell>
          <table:table-cell office:value-type="float" office:value="0.37749922772791" calcext:value-type="float">
            <text:p>0.37749922772791</text:p>
          </table:table-cell>
          <table:table-cell office:value-type="float" office:value="0" calcext:value-type="float">
            <text:p>0</text:p>
          </table:table-cell>
          <table:table-cell office:value-type="float" office:value="0.0822031672891329" calcext:value-type="float">
            <text:p>0.082203167289133</text:p>
          </table:table-cell>
          <table:table-cell office:value-type="float" office:value="0" calcext:value-type="float">
            <text:p>0</text:p>
          </table:table-cell>
          <table:table-cell office:value-type="float" office:value="0.505276183970736" calcext:value-type="float">
            <text:p>0.505276183970736</text:p>
          </table:table-cell>
          <table:table-cell office:value-type="float" office:value="0.00357271224589354" calcext:value-type="float">
            <text:p>0.003572712245894</text:p>
          </table:table-cell>
          <table:table-cell office:value-type="float" office:value="0.030476724745387" calcext:value-type="float">
            <text:p>0.030476724745387</text:p>
          </table:table-cell>
          <table:table-cell office:value-type="float" office:value="0.000600935653385315" calcext:value-type="float">
            <text:p>0.000600935653385</text:p>
          </table:table-cell>
          <table:table-cell office:value-type="float" office:value="0.000754949353213017" calcext:value-type="float">
            <text:p>0.000754949353213</text:p>
          </table:table-cell>
          <table:table-cell office:value-type="float" office:value="0.612502203195542" calcext:value-type="float">
            <text:p>0.612502203195542</text:p>
          </table:table-cell>
          <table:table-cell office:value-type="float" office:value="0.00503353325771968" calcext:value-type="float">
            <text:p>0.00503353325772</text:p>
          </table:table-cell>
          <table:table-cell office:value-type="float" office:value="0.0762190416168267" calcext:value-type="float">
            <text:p>0.076219041616827</text:p>
          </table:table-cell>
          <table:table-cell office:value-type="float" office:value="0" calcext:value-type="float">
            <text:p>0</text:p>
          </table:table-cell>
          <table:table-cell office:value-type="float" office:value="0.275260010672101" calcext:value-type="float">
            <text:p>0.275260010672101</text:p>
          </table:table-cell>
          <table:table-cell office:value-type="float" office:value="0.00211405977760879" calcext:value-type="float">
            <text:p>0.002114059777609</text:p>
          </table:table-cell>
          <table:table-cell office:value-type="float" office:value="0.027515266473603" calcext:value-type="float">
            <text:p>0.027515266473603</text:p>
          </table:table-cell>
          <table:table-cell office:value-type="float" office:value="0.0733712678600155" calcext:value-type="float">
            <text:p>0.073371267860016</text:p>
          </table:table-cell>
          <table:table-cell office:value-type="float" office:value="0.0361222050753642" calcext:value-type="float">
            <text:p>0.036122205075364</text:p>
          </table:table-cell>
          <table:table-cell office:value-type="float" office:value="0.0360292970983035" calcext:value-type="float">
            <text:p>0.036029297098304</text:p>
          </table:table-cell>
          <table:table-cell office:value-type="float" office:value="0.0308585079558395" calcext:value-type="float">
            <text:p>0.03085850795584</text:p>
          </table:table-cell>
          <table:table-cell office:value-type="float" office:value="0.0840197443343214" calcext:value-type="float">
            <text:p>0.084019744334321</text:p>
          </table:table-cell>
          <table:table-cell/>
        </table:table-row>
        <table:table-row table:style-name="ro1">
          <table:table-cell office:value-type="float" office:value="1" calcext:value-type="float">
            <text:p>1</text:p>
          </table:table-cell>
          <table:table-cell table:number-columns-repeated="36"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6</text:p>
          </table:table-cell>
          <table:table-cell office:value-type="string" calcext:value-type="string">
            <text:p>Other</text:p>
          </table:table-cell>
          <table:table-cell office:value-type="float" office:value="1013.24462890625" calcext:value-type="float">
            <text:p>1013.24462890625</text:p>
          </table:table-cell>
          <table:table-cell office:value-type="float" office:value="7662416.44258029" calcext:value-type="float">
            <text:p>7662416.44258029</text:p>
          </table:table-cell>
          <table:table-cell office:value-type="float" office:value="357755.184416326" calcext:value-type="float">
            <text:p>357755.184416326</text:p>
          </table:table-cell>
          <table:table-cell office:value-type="string" calcext:value-type="string">
            <text:p>DC</text:p>
          </table:table-cell>
          <table:table-cell office:value-type="float" office:value="17.0008087158203" calcext:value-type="float">
            <text:p>17.0008087158203</text:p>
          </table:table-cell>
          <table:table-cell office:value-type="float" office:value="4812.44677734375" calcext:value-type="float">
            <text:p>4812.44677734375</text:p>
          </table:table-cell>
          <table:table-cell table:number-columns-repeated="6" office:value-type="float" office:value="0" calcext:value-type="float">
            <text:p>0</text:p>
          </table:table-cell>
          <table:table-cell office:value-type="float" office:value="0.615607488537952" calcext:value-type="float">
            <text:p>0.615607488537952</text:p>
          </table:table-cell>
          <table:table-cell office:value-type="float" office:value="0" calcext:value-type="float">
            <text:p>0</text:p>
          </table:table-cell>
          <table:table-cell office:value-type="float" office:value="0.384392511462048" calcext:value-type="float">
            <text:p>0.384392511462048</text:p>
          </table:table-cell>
          <table:table-cell table:number-columns-repeated="2" office:value-type="float" office:value="0" calcext:value-type="float">
            <text:p>0</text:p>
          </table:table-cell>
          <table:table-cell office:value-type="float" office:value="0.00391589492525487" calcext:value-type="float">
            <text:p>0.003915894925255</text:p>
          </table:table-cell>
          <table:table-cell table:number-columns-repeated="3" office:value-type="float" office:value="0" calcext:value-type="float">
            <text:p>0</text:p>
          </table:table-cell>
          <table:table-cell office:value-type="float" office:value="0.576655323423914" calcext:value-type="float">
            <text:p>0.576655323423914</text:p>
          </table:table-cell>
          <table:table-cell office:value-type="float" office:value="0" calcext:value-type="float">
            <text:p>0</text:p>
          </table:table-cell>
          <table:table-cell office:value-type="float" office:value="0.419428781650831" calcext:value-type="float">
            <text:p>0.419428781650831</text:p>
          </table:table-cell>
          <table:table-cell table:number-columns-repeated="2" office:value-type="float" office:value="0" calcext:value-type="float">
            <text:p>0</text:p>
          </table:table-cell>
          <table:table-cell office:value-type="float" office:value="0.125152996611081" calcext:value-type="float">
            <text:p>0.125152996611081</text:p>
          </table:table-cell>
          <table:table-cell office:value-type="float" office:value="0" calcext:value-type="float">
            <text:p>0</text:p>
          </table:table-cell>
          <table:table-cell office:value-type="float" office:value="0.000658858238469539" calcext:value-type="float">
            <text:p>0.00065885823847</text:p>
          </table:table-cell>
          <table:table-cell office:value-type="float" office:value="0" calcext:value-type="float">
            <text:p>0</text:p>
          </table:table-cell>
          <table:table-cell office:value-type="float" office:value="0.409999964625061" calcext:value-type="float">
            <text:p>0.409999964625061</text:p>
          </table:table-cell>
          <table:table-cell office:value-type="float" office:value="0" calcext:value-type="float">
            <text:p>0</text:p>
          </table:table-cell>
          <table:table-cell office:value-type="float" office:value="0.464188180525389" calcext:value-type="float">
            <text:p>0.464188180525389</text:p>
          </table:table-cell>
          <table:table-cell office:value-type="float" office:value="0.0000100011501322652" calcext:value-type="float">
            <text:p>1.00011501322652E-05</text:p>
          </table:table-cell>
          <table:table-cell office:value-type="float" office:value="0.00462816381778641" calcext:value-type="float">
            <text:p>0.004628163817786</text:p>
          </table:table-cell>
          <table:table-cell office:value-type="float" office:value="0.205001996282204" calcext:value-type="float">
            <text:p>0.205001996282204</text:p>
          </table:table-cell>
          <table:table-cell office:value-type="float" office:value="0.00072666251355748" calcext:value-type="float">
            <text:p>0.000726662513557</text:p>
          </table:table-cell>
          <table:table-cell office:value-type="float" office:value="0.164522867498183" calcext:value-type="float">
            <text:p>0.164522867498183</text:p>
          </table:table-cell>
          <table:table-cell office:value-type="float" office:value="0" calcext:value-type="float">
            <text:p>0</text:p>
          </table:table-cell>
          <table:table-cell office:value-type="float" office:value="0.383114584493006" calcext:value-type="float">
            <text:p>0.383114584493006</text:p>
          </table:table-cell>
          <table:table-cell office:value-type="float" office:value="0.00245396641666423" calcext:value-type="float">
            <text:p>0.002453966416664</text:p>
          </table:table-cell>
          <table:table-cell office:value-type="float" office:value="0.239541757828466" calcext:value-type="float">
            <text:p>0.239541757828466</text:p>
          </table:table-cell>
          <table:table-cell office:value-type="float" office:value="0.000390870448072969" calcext:value-type="float">
            <text:p>0.000390870448073</text:p>
          </table:table-cell>
          <table:table-cell office:value-type="float" office:value="0.00167883421751935" calcext:value-type="float">
            <text:p>0.001678834217519</text:p>
          </table:table-cell>
          <table:table-cell office:value-type="float" office:value="0.530138700751942" calcext:value-type="float">
            <text:p>0.530138700751942</text:p>
          </table:table-cell>
          <table:table-cell office:value-type="float" office:value="0.0157644109784837" calcext:value-type="float">
            <text:p>0.015764410978484</text:p>
          </table:table-cell>
          <table:table-cell office:value-type="float" office:value="0.191428096551208" calcext:value-type="float">
            <text:p>0.191428096551208</text:p>
          </table:table-cell>
          <table:table-cell office:value-type="float" office:value="0" calcext:value-type="float">
            <text:p>0</text:p>
          </table:table-cell>
          <table:table-cell office:value-type="float" office:value="0.201655889873255" calcext:value-type="float">
            <text:p>0.201655889873255</text:p>
          </table:table-cell>
          <table:table-cell office:value-type="float" office:value="0.00265523025655276" calcext:value-type="float">
            <text:p>0.002655230256553</text:p>
          </table:table-cell>
          <table:table-cell office:value-type="float" office:value="0.0562879669229659" calcext:value-type="float">
            <text:p>0.056287966922966</text:p>
          </table:table-cell>
          <table:table-cell office:value-type="float" office:value="0.130286917530305" calcext:value-type="float">
            <text:p>0.130286917530305</text:p>
          </table:table-cell>
          <table:table-cell office:value-type="float" office:value="0.10192152025316" calcext:value-type="float">
            <text:p>0.10192152025316</text:p>
          </table:table-cell>
          <table:table-cell office:value-type="float" office:value="0.0877184980158633" calcext:value-type="float">
            <text:p>0.087718498015863</text:p>
          </table:table-cell>
          <table:table-cell office:value-type="float" office:value="0.0983933734256348" calcext:value-type="float">
            <text:p>0.098393373425635</text:p>
          </table:table-cell>
          <table:table-cell office:value-type="float" office:value="0.128053681929306" calcext:value-type="float">
            <text:p>0.128053681929306</text:p>
          </table:table-cell>
          <table:table-cell/>
        </table:table-row>
        <table:table-row table:style-name="ro1">
          <table:table-cell table:number-columns-repeated="38"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6</text:p>
          </table:table-cell>
          <table:table-cell office:value-type="string" calcext:value-type="string">
            <text:p>Other</text:p>
          </table:table-cell>
          <table:table-cell office:value-type="float" office:value="1013.24462890625" calcext:value-type="float">
            <text:p>1013.24462890625</text:p>
          </table:table-cell>
          <table:table-cell office:value-type="float" office:value="7662416.44258029" calcext:value-type="float">
            <text:p>7662416.44258029</text:p>
          </table:table-cell>
          <table:table-cell office:value-type="float" office:value="357755.184416326" calcext:value-type="float">
            <text:p>357755.184416326</text:p>
          </table:table-cell>
          <table:table-cell office:value-type="string" calcext:value-type="string">
            <text:p>DC</text:p>
          </table:table-cell>
          <table:table-cell office:value-type="float" office:value="17.0008087158203" calcext:value-type="float">
            <text:p>17.0008087158203</text:p>
          </table:table-cell>
          <table:table-cell office:value-type="float" office:value="4812.44677734375" calcext:value-type="float">
            <text:p>4812.44677734375</text:p>
          </table:table-cell>
          <table:table-cell table:number-columns-repeated="6" office:value-type="float" office:value="0" calcext:value-type="float">
            <text:p>0</text:p>
          </table:table-cell>
          <table:table-cell office:value-type="float" office:value="0.615607488537952" calcext:value-type="float">
            <text:p>0.615607488537952</text:p>
          </table:table-cell>
          <table:table-cell office:value-type="float" office:value="0" calcext:value-type="float">
            <text:p>0</text:p>
          </table:table-cell>
          <table:table-cell office:value-type="float" office:value="0.384392511462048" calcext:value-type="float">
            <text:p>0.384392511462048</text:p>
          </table:table-cell>
          <table:table-cell table:number-columns-repeated="2" office:value-type="float" office:value="0" calcext:value-type="float">
            <text:p>0</text:p>
          </table:table-cell>
          <table:table-cell office:value-type="float" office:value="0.00391589492525487" calcext:value-type="float">
            <text:p>0.003915894925255</text:p>
          </table:table-cell>
          <table:table-cell table:number-columns-repeated="3" office:value-type="float" office:value="0" calcext:value-type="float">
            <text:p>0</text:p>
          </table:table-cell>
          <table:table-cell office:value-type="float" office:value="0.576655323423914" calcext:value-type="float">
            <text:p>0.576655323423914</text:p>
          </table:table-cell>
          <table:table-cell office:value-type="float" office:value="0" calcext:value-type="float">
            <text:p>0</text:p>
          </table:table-cell>
          <table:table-cell office:value-type="float" office:value="0.419428781650831" calcext:value-type="float">
            <text:p>0.419428781650831</text:p>
          </table:table-cell>
          <table:table-cell table:number-columns-repeated="2" office:value-type="float" office:value="0" calcext:value-type="float">
            <text:p>0</text:p>
          </table:table-cell>
          <table:table-cell office:value-type="float" office:value="0.125152996611081" calcext:value-type="float">
            <text:p>0.125152996611081</text:p>
          </table:table-cell>
          <table:table-cell office:value-type="float" office:value="0" calcext:value-type="float">
            <text:p>0</text:p>
          </table:table-cell>
          <table:table-cell office:value-type="float" office:value="0.000658858238469539" calcext:value-type="float">
            <text:p>0.00065885823847</text:p>
          </table:table-cell>
          <table:table-cell office:value-type="float" office:value="0" calcext:value-type="float">
            <text:p>0</text:p>
          </table:table-cell>
          <table:table-cell office:value-type="float" office:value="0.409999964625061" calcext:value-type="float">
            <text:p>0.409999964625061</text:p>
          </table:table-cell>
          <table:table-cell office:value-type="float" office:value="0" calcext:value-type="float">
            <text:p>0</text:p>
          </table:table-cell>
          <table:table-cell office:value-type="float" office:value="0.464188180525389" calcext:value-type="float">
            <text:p>0.464188180525389</text:p>
          </table:table-cell>
          <table:table-cell office:value-type="float" office:value="0.0000100011501322652" calcext:value-type="float">
            <text:p>1.00011501322652E-05</text:p>
          </table:table-cell>
          <table:table-cell office:value-type="float" office:value="0.00462816381778641" calcext:value-type="float">
            <text:p>0.004628163817786</text:p>
          </table:table-cell>
          <table:table-cell office:value-type="float" office:value="0.205001996282204" calcext:value-type="float">
            <text:p>0.205001996282204</text:p>
          </table:table-cell>
          <table:table-cell office:value-type="float" office:value="0.00072666251355748" calcext:value-type="float">
            <text:p>0.000726662513557</text:p>
          </table:table-cell>
          <table:table-cell office:value-type="float" office:value="0.164522867498183" calcext:value-type="float">
            <text:p>0.164522867498183</text:p>
          </table:table-cell>
          <table:table-cell office:value-type="float" office:value="0" calcext:value-type="float">
            <text:p>0</text:p>
          </table:table-cell>
          <table:table-cell office:value-type="float" office:value="0.383114584493006" calcext:value-type="float">
            <text:p>0.383114584493006</text:p>
          </table:table-cell>
          <table:table-cell office:value-type="float" office:value="0.00245396641666423" calcext:value-type="float">
            <text:p>0.002453966416664</text:p>
          </table:table-cell>
          <table:table-cell office:value-type="float" office:value="0.239541757828466" calcext:value-type="float">
            <text:p>0.239541757828466</text:p>
          </table:table-cell>
          <table:table-cell office:value-type="float" office:value="0.000390870448072969" calcext:value-type="float">
            <text:p>0.000390870448073</text:p>
          </table:table-cell>
          <table:table-cell office:value-type="float" office:value="0.00167883421751935" calcext:value-type="float">
            <text:p>0.001678834217519</text:p>
          </table:table-cell>
          <table:table-cell office:value-type="float" office:value="0.530138700751942" calcext:value-type="float">
            <text:p>0.530138700751942</text:p>
          </table:table-cell>
          <table:table-cell office:value-type="float" office:value="0.0157644109784837" calcext:value-type="float">
            <text:p>0.015764410978484</text:p>
          </table:table-cell>
          <table:table-cell office:value-type="float" office:value="0.191428096551208" calcext:value-type="float">
            <text:p>0.191428096551208</text:p>
          </table:table-cell>
          <table:table-cell office:value-type="float" office:value="0" calcext:value-type="float">
            <text:p>0</text:p>
          </table:table-cell>
          <table:table-cell office:value-type="float" office:value="0.201655889873255" calcext:value-type="float">
            <text:p>0.201655889873255</text:p>
          </table:table-cell>
          <table:table-cell office:value-type="float" office:value="0.00265523025655276" calcext:value-type="float">
            <text:p>0.002655230256553</text:p>
          </table:table-cell>
          <table:table-cell office:value-type="float" office:value="0.0562879669229659" calcext:value-type="float">
            <text:p>0.056287966922966</text:p>
          </table:table-cell>
          <table:table-cell office:value-type="float" office:value="0.130286917530305" calcext:value-type="float">
            <text:p>0.130286917530305</text:p>
          </table:table-cell>
          <table:table-cell office:value-type="float" office:value="0.10192152025316" calcext:value-type="float">
            <text:p>0.10192152025316</text:p>
          </table:table-cell>
          <table:table-cell office:value-type="float" office:value="0.0877184980158633" calcext:value-type="float">
            <text:p>0.087718498015863</text:p>
          </table:table-cell>
          <table:table-cell office:value-type="float" office:value="0.0983933734256348" calcext:value-type="float">
            <text:p>0.098393373425635</text:p>
          </table:table-cell>
          <table:table-cell office:value-type="float" office:value="0.128053681929306" calcext:value-type="float">
            <text:p>0.128053681929306</text:p>
          </table:table-cell>
          <table:table-cell/>
        </table:table-row>
        <table:table-row table:style-name="ro1">
          <table:table-cell table:number-columns-repeated="6" office:value-type="float" office:value="0" calcext:value-type="float">
            <text:p>0</text:p>
          </table:table-cell>
          <table:table-cell office:value-type="float" office:value="12" calcext:value-type="float">
            <text:p>12</text:p>
          </table:table-cell>
          <table:table-cell table:number-columns-repeated="34"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6</text:p>
          </table:table-cell>
          <table:table-cell office:value-type="string" calcext:value-type="string">
            <text:p>Ipo</text:p>
          </table:table-cell>
          <table:table-cell office:value-type="float" office:value="1013.24462890625" calcext:value-type="float">
            <text:p>1013.24462890625</text:p>
          </table:table-cell>
          <table:table-cell office:value-type="float" office:value="7662416.44258029" calcext:value-type="float">
            <text:p>7662416.44258029</text:p>
          </table:table-cell>
          <table:table-cell office:value-type="float" office:value="357755.184416326" calcext:value-type="float">
            <text:p>357755.184416326</text:p>
          </table:table-cell>
          <table:table-cell office:value-type="string" calcext:value-type="string">
            <text:p>DC</text:p>
          </table:table-cell>
          <table:table-cell office:value-type="float" office:value="17.0008087158203" calcext:value-type="float">
            <text:p>17.0008087158203</text:p>
          </table:table-cell>
          <table:table-cell office:value-type="float" office:value="4812.44677734375" calcext:value-type="float">
            <text:p>4812.44677734375</text:p>
          </table:table-cell>
          <table:table-cell table:number-columns-repeated="6" office:value-type="float" office:value="0" calcext:value-type="float">
            <text:p>0</text:p>
          </table:table-cell>
          <table:table-cell office:value-type="float" office:value="0.615607488537952" calcext:value-type="float">
            <text:p>0.615607488537952</text:p>
          </table:table-cell>
          <table:table-cell office:value-type="float" office:value="0" calcext:value-type="float">
            <text:p>0</text:p>
          </table:table-cell>
          <table:table-cell office:value-type="float" office:value="0.384392511462048" calcext:value-type="float">
            <text:p>0.384392511462048</text:p>
          </table:table-cell>
          <table:table-cell table:number-columns-repeated="2" office:value-type="float" office:value="0" calcext:value-type="float">
            <text:p>0</text:p>
          </table:table-cell>
          <table:table-cell office:value-type="float" office:value="0.00391589492525487" calcext:value-type="float">
            <text:p>0.003915894925255</text:p>
          </table:table-cell>
          <table:table-cell table:number-columns-repeated="3" office:value-type="float" office:value="0" calcext:value-type="float">
            <text:p>0</text:p>
          </table:table-cell>
          <table:table-cell office:value-type="float" office:value="0.576655323423914" calcext:value-type="float">
            <text:p>0.576655323423914</text:p>
          </table:table-cell>
          <table:table-cell office:value-type="float" office:value="0" calcext:value-type="float">
            <text:p>0</text:p>
          </table:table-cell>
          <table:table-cell office:value-type="float" office:value="0.419428781650831" calcext:value-type="float">
            <text:p>0.419428781650831</text:p>
          </table:table-cell>
          <table:table-cell table:number-columns-repeated="2" office:value-type="float" office:value="0" calcext:value-type="float">
            <text:p>0</text:p>
          </table:table-cell>
          <table:table-cell office:value-type="float" office:value="0.125152996611081" calcext:value-type="float">
            <text:p>0.125152996611081</text:p>
          </table:table-cell>
          <table:table-cell office:value-type="float" office:value="0" calcext:value-type="float">
            <text:p>0</text:p>
          </table:table-cell>
          <table:table-cell office:value-type="float" office:value="0.000658858238469539" calcext:value-type="float">
            <text:p>0.00065885823847</text:p>
          </table:table-cell>
          <table:table-cell office:value-type="float" office:value="0" calcext:value-type="float">
            <text:p>0</text:p>
          </table:table-cell>
          <table:table-cell office:value-type="float" office:value="0.409999964625061" calcext:value-type="float">
            <text:p>0.409999964625061</text:p>
          </table:table-cell>
          <table:table-cell office:value-type="float" office:value="0" calcext:value-type="float">
            <text:p>0</text:p>
          </table:table-cell>
          <table:table-cell office:value-type="float" office:value="0.464188180525389" calcext:value-type="float">
            <text:p>0.464188180525389</text:p>
          </table:table-cell>
          <table:table-cell office:value-type="float" office:value="0.0000100011501322652" calcext:value-type="float">
            <text:p>1.00011501322652E-05</text:p>
          </table:table-cell>
          <table:table-cell office:value-type="float" office:value="0.00462816381778641" calcext:value-type="float">
            <text:p>0.004628163817786</text:p>
          </table:table-cell>
          <table:table-cell office:value-type="float" office:value="0.205001996282204" calcext:value-type="float">
            <text:p>0.205001996282204</text:p>
          </table:table-cell>
          <table:table-cell office:value-type="float" office:value="0.00072666251355748" calcext:value-type="float">
            <text:p>0.000726662513557</text:p>
          </table:table-cell>
          <table:table-cell office:value-type="float" office:value="0.164522867498183" calcext:value-type="float">
            <text:p>0.164522867498183</text:p>
          </table:table-cell>
          <table:table-cell office:value-type="float" office:value="0" calcext:value-type="float">
            <text:p>0</text:p>
          </table:table-cell>
          <table:table-cell office:value-type="float" office:value="0.383114584493006" calcext:value-type="float">
            <text:p>0.383114584493006</text:p>
          </table:table-cell>
          <table:table-cell office:value-type="float" office:value="0.00245396641666423" calcext:value-type="float">
            <text:p>0.002453966416664</text:p>
          </table:table-cell>
          <table:table-cell office:value-type="float" office:value="0.239541757828466" calcext:value-type="float">
            <text:p>0.239541757828466</text:p>
          </table:table-cell>
          <table:table-cell office:value-type="float" office:value="0.000390870448072969" calcext:value-type="float">
            <text:p>0.000390870448073</text:p>
          </table:table-cell>
          <table:table-cell office:value-type="float" office:value="0.00167883421751935" calcext:value-type="float">
            <text:p>0.001678834217519</text:p>
          </table:table-cell>
          <table:table-cell office:value-type="float" office:value="0.530138700751942" calcext:value-type="float">
            <text:p>0.530138700751942</text:p>
          </table:table-cell>
          <table:table-cell office:value-type="float" office:value="0.0157644109784837" calcext:value-type="float">
            <text:p>0.015764410978484</text:p>
          </table:table-cell>
          <table:table-cell office:value-type="float" office:value="0.191428096551208" calcext:value-type="float">
            <text:p>0.191428096551208</text:p>
          </table:table-cell>
          <table:table-cell office:value-type="float" office:value="0" calcext:value-type="float">
            <text:p>0</text:p>
          </table:table-cell>
          <table:table-cell office:value-type="float" office:value="0.201655889873255" calcext:value-type="float">
            <text:p>0.201655889873255</text:p>
          </table:table-cell>
          <table:table-cell office:value-type="float" office:value="0.00265523025655276" calcext:value-type="float">
            <text:p>0.002655230256553</text:p>
          </table:table-cell>
          <table:table-cell office:value-type="float" office:value="0.0562879669229659" calcext:value-type="float">
            <text:p>0.056287966922966</text:p>
          </table:table-cell>
          <table:table-cell office:value-type="float" office:value="0.130286917530305" calcext:value-type="float">
            <text:p>0.130286917530305</text:p>
          </table:table-cell>
          <table:table-cell office:value-type="float" office:value="0.10192152025316" calcext:value-type="float">
            <text:p>0.10192152025316</text:p>
          </table:table-cell>
          <table:table-cell office:value-type="float" office:value="0.0877184980158633" calcext:value-type="float">
            <text:p>0.087718498015863</text:p>
          </table:table-cell>
          <table:table-cell office:value-type="float" office:value="0.0983933734256348" calcext:value-type="float">
            <text:p>0.098393373425635</text:p>
          </table:table-cell>
          <table:table-cell office:value-type="float" office:value="0.128053681929306" calcext:value-type="float">
            <text:p>0.128053681929306</text:p>
          </table:table-cell>
          <table:table-cell/>
        </table:table-row>
        <table:table-row table:style-name="ro1">
          <table:table-cell table:number-columns-repeated="17" office:value-type="float" office:value="0" calcext:value-type="float">
            <text:p>0</text:p>
          </table:table-cell>
          <table:table-cell office:value-type="float" office:value="13" calcext:value-type="float">
            <text:p>13</text:p>
          </table:table-cell>
          <table:table-cell table:number-columns-repeated="23"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6</text:p>
          </table:table-cell>
          <table:table-cell office:value-type="string" calcext:value-type="string">
            <text:p>HedGar</text:p>
          </table:table-cell>
          <table:table-cell office:value-type="float" office:value="1013.24462890625" calcext:value-type="float">
            <text:p>1013.24462890625</text:p>
          </table:table-cell>
          <table:table-cell office:value-type="float" office:value="7662416.44258029" calcext:value-type="float">
            <text:p>7662416.44258029</text:p>
          </table:table-cell>
          <table:table-cell office:value-type="float" office:value="357755.184416326" calcext:value-type="float">
            <text:p>357755.184416326</text:p>
          </table:table-cell>
          <table:table-cell office:value-type="string" calcext:value-type="string">
            <text:p>DC</text:p>
          </table:table-cell>
          <table:table-cell office:value-type="float" office:value="17.0008087158203" calcext:value-type="float">
            <text:p>17.0008087158203</text:p>
          </table:table-cell>
          <table:table-cell office:value-type="float" office:value="4812.44677734375" calcext:value-type="float">
            <text:p>4812.44677734375</text:p>
          </table:table-cell>
          <table:table-cell table:number-columns-repeated="6" office:value-type="float" office:value="0" calcext:value-type="float">
            <text:p>0</text:p>
          </table:table-cell>
          <table:table-cell office:value-type="float" office:value="0.615607488537952" calcext:value-type="float">
            <text:p>0.615607488537952</text:p>
          </table:table-cell>
          <table:table-cell office:value-type="float" office:value="0" calcext:value-type="float">
            <text:p>0</text:p>
          </table:table-cell>
          <table:table-cell office:value-type="float" office:value="0.384392511462048" calcext:value-type="float">
            <text:p>0.384392511462048</text:p>
          </table:table-cell>
          <table:table-cell table:number-columns-repeated="2" office:value-type="float" office:value="0" calcext:value-type="float">
            <text:p>0</text:p>
          </table:table-cell>
          <table:table-cell office:value-type="float" office:value="0.00391589492525487" calcext:value-type="float">
            <text:p>0.003915894925255</text:p>
          </table:table-cell>
          <table:table-cell table:number-columns-repeated="3" office:value-type="float" office:value="0" calcext:value-type="float">
            <text:p>0</text:p>
          </table:table-cell>
          <table:table-cell office:value-type="float" office:value="0.576655323423914" calcext:value-type="float">
            <text:p>0.576655323423914</text:p>
          </table:table-cell>
          <table:table-cell office:value-type="float" office:value="0" calcext:value-type="float">
            <text:p>0</text:p>
          </table:table-cell>
          <table:table-cell office:value-type="float" office:value="0.419428781650831" calcext:value-type="float">
            <text:p>0.419428781650831</text:p>
          </table:table-cell>
          <table:table-cell table:number-columns-repeated="2" office:value-type="float" office:value="0" calcext:value-type="float">
            <text:p>0</text:p>
          </table:table-cell>
          <table:table-cell office:value-type="float" office:value="0.125152996611081" calcext:value-type="float">
            <text:p>0.125152996611081</text:p>
          </table:table-cell>
          <table:table-cell office:value-type="float" office:value="0" calcext:value-type="float">
            <text:p>0</text:p>
          </table:table-cell>
          <table:table-cell office:value-type="float" office:value="0.000658858238469539" calcext:value-type="float">
            <text:p>0.00065885823847</text:p>
          </table:table-cell>
          <table:table-cell office:value-type="float" office:value="0" calcext:value-type="float">
            <text:p>0</text:p>
          </table:table-cell>
          <table:table-cell office:value-type="float" office:value="0.409999964625061" calcext:value-type="float">
            <text:p>0.409999964625061</text:p>
          </table:table-cell>
          <table:table-cell office:value-type="float" office:value="0" calcext:value-type="float">
            <text:p>0</text:p>
          </table:table-cell>
          <table:table-cell office:value-type="float" office:value="0.464188180525389" calcext:value-type="float">
            <text:p>0.464188180525389</text:p>
          </table:table-cell>
          <table:table-cell office:value-type="float" office:value="0.0000100011501322652" calcext:value-type="float">
            <text:p>1.00011501322652E-05</text:p>
          </table:table-cell>
          <table:table-cell office:value-type="float" office:value="0.00462816381778641" calcext:value-type="float">
            <text:p>0.004628163817786</text:p>
          </table:table-cell>
          <table:table-cell office:value-type="float" office:value="0.205001996282204" calcext:value-type="float">
            <text:p>0.205001996282204</text:p>
          </table:table-cell>
          <table:table-cell office:value-type="float" office:value="0.00072666251355748" calcext:value-type="float">
            <text:p>0.000726662513557</text:p>
          </table:table-cell>
          <table:table-cell office:value-type="float" office:value="0.164522867498183" calcext:value-type="float">
            <text:p>0.164522867498183</text:p>
          </table:table-cell>
          <table:table-cell office:value-type="float" office:value="0" calcext:value-type="float">
            <text:p>0</text:p>
          </table:table-cell>
          <table:table-cell office:value-type="float" office:value="0.383114584493006" calcext:value-type="float">
            <text:p>0.383114584493006</text:p>
          </table:table-cell>
          <table:table-cell office:value-type="float" office:value="0.00245396641666423" calcext:value-type="float">
            <text:p>0.002453966416664</text:p>
          </table:table-cell>
          <table:table-cell office:value-type="float" office:value="0.239541757828466" calcext:value-type="float">
            <text:p>0.239541757828466</text:p>
          </table:table-cell>
          <table:table-cell office:value-type="float" office:value="0.000390870448072969" calcext:value-type="float">
            <text:p>0.000390870448073</text:p>
          </table:table-cell>
          <table:table-cell office:value-type="float" office:value="0.00167883421751935" calcext:value-type="float">
            <text:p>0.001678834217519</text:p>
          </table:table-cell>
          <table:table-cell office:value-type="float" office:value="0.530138700751942" calcext:value-type="float">
            <text:p>0.530138700751942</text:p>
          </table:table-cell>
          <table:table-cell office:value-type="float" office:value="0.0157644109784837" calcext:value-type="float">
            <text:p>0.015764410978484</text:p>
          </table:table-cell>
          <table:table-cell office:value-type="float" office:value="0.191428096551208" calcext:value-type="float">
            <text:p>0.191428096551208</text:p>
          </table:table-cell>
          <table:table-cell office:value-type="float" office:value="0" calcext:value-type="float">
            <text:p>0</text:p>
          </table:table-cell>
          <table:table-cell office:value-type="float" office:value="0.201655889873255" calcext:value-type="float">
            <text:p>0.201655889873255</text:p>
          </table:table-cell>
          <table:table-cell office:value-type="float" office:value="0.00265523025655276" calcext:value-type="float">
            <text:p>0.002655230256553</text:p>
          </table:table-cell>
          <table:table-cell office:value-type="float" office:value="0.0562879669229659" calcext:value-type="float">
            <text:p>0.056287966922966</text:p>
          </table:table-cell>
          <table:table-cell office:value-type="float" office:value="0.130286917530305" calcext:value-type="float">
            <text:p>0.130286917530305</text:p>
          </table:table-cell>
          <table:table-cell office:value-type="float" office:value="0.10192152025316" calcext:value-type="float">
            <text:p>0.10192152025316</text:p>
          </table:table-cell>
          <table:table-cell office:value-type="float" office:value="0.0877184980158633" calcext:value-type="float">
            <text:p>0.087718498015863</text:p>
          </table:table-cell>
          <table:table-cell office:value-type="float" office:value="0.0983933734256348" calcext:value-type="float">
            <text:p>0.098393373425635</text:p>
          </table:table-cell>
          <table:table-cell office:value-type="float" office:value="0.128053681929306" calcext:value-type="float">
            <text:p>0.128053681929306</text:p>
          </table:table-cell>
          <table:table-cell/>
        </table:table-row>
        <table:table-row table:style-name="ro1">
          <table:table-cell table:number-columns-repeated="17" office:value-type="float" office:value="0" calcext:value-type="float">
            <text:p>0</text:p>
          </table:table-cell>
          <table:table-cell office:value-type="float" office:value="75" calcext:value-type="float">
            <text:p>75</text:p>
          </table:table-cell>
          <table:table-cell table:number-columns-repeated="23"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6</text:p>
          </table:table-cell>
          <table:table-cell office:value-type="string" calcext:value-type="string">
            <text:p>SolMau</text:p>
          </table:table-cell>
          <table:table-cell office:value-type="float" office:value="1013.24462890625" calcext:value-type="float">
            <text:p>1013.24462890625</text:p>
          </table:table-cell>
          <table:table-cell office:value-type="float" office:value="7662416.44258029" calcext:value-type="float">
            <text:p>7662416.44258029</text:p>
          </table:table-cell>
          <table:table-cell office:value-type="float" office:value="357755.184416326" calcext:value-type="float">
            <text:p>357755.184416326</text:p>
          </table:table-cell>
          <table:table-cell office:value-type="string" calcext:value-type="string">
            <text:p>DC</text:p>
          </table:table-cell>
          <table:table-cell office:value-type="float" office:value="17.0008087158203" calcext:value-type="float">
            <text:p>17.0008087158203</text:p>
          </table:table-cell>
          <table:table-cell office:value-type="float" office:value="4812.44677734375" calcext:value-type="float">
            <text:p>4812.44677734375</text:p>
          </table:table-cell>
          <table:table-cell table:number-columns-repeated="6" office:value-type="float" office:value="0" calcext:value-type="float">
            <text:p>0</text:p>
          </table:table-cell>
          <table:table-cell office:value-type="float" office:value="0.615607488537952" calcext:value-type="float">
            <text:p>0.615607488537952</text:p>
          </table:table-cell>
          <table:table-cell office:value-type="float" office:value="0" calcext:value-type="float">
            <text:p>0</text:p>
          </table:table-cell>
          <table:table-cell office:value-type="float" office:value="0.384392511462048" calcext:value-type="float">
            <text:p>0.384392511462048</text:p>
          </table:table-cell>
          <table:table-cell table:number-columns-repeated="2" office:value-type="float" office:value="0" calcext:value-type="float">
            <text:p>0</text:p>
          </table:table-cell>
          <table:table-cell office:value-type="float" office:value="0.00391589492525487" calcext:value-type="float">
            <text:p>0.003915894925255</text:p>
          </table:table-cell>
          <table:table-cell table:number-columns-repeated="3" office:value-type="float" office:value="0" calcext:value-type="float">
            <text:p>0</text:p>
          </table:table-cell>
          <table:table-cell office:value-type="float" office:value="0.576655323423914" calcext:value-type="float">
            <text:p>0.576655323423914</text:p>
          </table:table-cell>
          <table:table-cell office:value-type="float" office:value="0" calcext:value-type="float">
            <text:p>0</text:p>
          </table:table-cell>
          <table:table-cell office:value-type="float" office:value="0.419428781650831" calcext:value-type="float">
            <text:p>0.419428781650831</text:p>
          </table:table-cell>
          <table:table-cell table:number-columns-repeated="2" office:value-type="float" office:value="0" calcext:value-type="float">
            <text:p>0</text:p>
          </table:table-cell>
          <table:table-cell office:value-type="float" office:value="0.125152996611081" calcext:value-type="float">
            <text:p>0.125152996611081</text:p>
          </table:table-cell>
          <table:table-cell office:value-type="float" office:value="0" calcext:value-type="float">
            <text:p>0</text:p>
          </table:table-cell>
          <table:table-cell office:value-type="float" office:value="0.000658858238469539" calcext:value-type="float">
            <text:p>0.00065885823847</text:p>
          </table:table-cell>
          <table:table-cell office:value-type="float" office:value="0" calcext:value-type="float">
            <text:p>0</text:p>
          </table:table-cell>
          <table:table-cell office:value-type="float" office:value="0.409999964625061" calcext:value-type="float">
            <text:p>0.409999964625061</text:p>
          </table:table-cell>
          <table:table-cell office:value-type="float" office:value="0" calcext:value-type="float">
            <text:p>0</text:p>
          </table:table-cell>
          <table:table-cell office:value-type="float" office:value="0.464188180525389" calcext:value-type="float">
            <text:p>0.464188180525389</text:p>
          </table:table-cell>
          <table:table-cell office:value-type="float" office:value="0.0000100011501322652" calcext:value-type="float">
            <text:p>1.00011501322652E-05</text:p>
          </table:table-cell>
          <table:table-cell office:value-type="float" office:value="0.00462816381778641" calcext:value-type="float">
            <text:p>0.004628163817786</text:p>
          </table:table-cell>
          <table:table-cell office:value-type="float" office:value="0.205001996282204" calcext:value-type="float">
            <text:p>0.205001996282204</text:p>
          </table:table-cell>
          <table:table-cell office:value-type="float" office:value="0.00072666251355748" calcext:value-type="float">
            <text:p>0.000726662513557</text:p>
          </table:table-cell>
          <table:table-cell office:value-type="float" office:value="0.164522867498183" calcext:value-type="float">
            <text:p>0.164522867498183</text:p>
          </table:table-cell>
          <table:table-cell office:value-type="float" office:value="0" calcext:value-type="float">
            <text:p>0</text:p>
          </table:table-cell>
          <table:table-cell office:value-type="float" office:value="0.383114584493006" calcext:value-type="float">
            <text:p>0.383114584493006</text:p>
          </table:table-cell>
          <table:table-cell office:value-type="float" office:value="0.00245396641666423" calcext:value-type="float">
            <text:p>0.002453966416664</text:p>
          </table:table-cell>
          <table:table-cell office:value-type="float" office:value="0.239541757828466" calcext:value-type="float">
            <text:p>0.239541757828466</text:p>
          </table:table-cell>
          <table:table-cell office:value-type="float" office:value="0.000390870448072969" calcext:value-type="float">
            <text:p>0.000390870448073</text:p>
          </table:table-cell>
          <table:table-cell office:value-type="float" office:value="0.00167883421751935" calcext:value-type="float">
            <text:p>0.001678834217519</text:p>
          </table:table-cell>
          <table:table-cell office:value-type="float" office:value="0.530138700751942" calcext:value-type="float">
            <text:p>0.530138700751942</text:p>
          </table:table-cell>
          <table:table-cell office:value-type="float" office:value="0.0157644109784837" calcext:value-type="float">
            <text:p>0.015764410978484</text:p>
          </table:table-cell>
          <table:table-cell office:value-type="float" office:value="0.191428096551208" calcext:value-type="float">
            <text:p>0.191428096551208</text:p>
          </table:table-cell>
          <table:table-cell office:value-type="float" office:value="0" calcext:value-type="float">
            <text:p>0</text:p>
          </table:table-cell>
          <table:table-cell office:value-type="float" office:value="0.201655889873255" calcext:value-type="float">
            <text:p>0.201655889873255</text:p>
          </table:table-cell>
          <table:table-cell office:value-type="float" office:value="0.00265523025655276" calcext:value-type="float">
            <text:p>0.002655230256553</text:p>
          </table:table-cell>
          <table:table-cell office:value-type="float" office:value="0.0562879669229659" calcext:value-type="float">
            <text:p>0.056287966922966</text:p>
          </table:table-cell>
          <table:table-cell office:value-type="float" office:value="0.130286917530305" calcext:value-type="float">
            <text:p>0.130286917530305</text:p>
          </table:table-cell>
          <table:table-cell office:value-type="float" office:value="0.10192152025316" calcext:value-type="float">
            <text:p>0.10192152025316</text:p>
          </table:table-cell>
          <table:table-cell office:value-type="float" office:value="0.0877184980158633" calcext:value-type="float">
            <text:p>0.087718498015863</text:p>
          </table:table-cell>
          <table:table-cell office:value-type="float" office:value="0.0983933734256348" calcext:value-type="float">
            <text:p>0.098393373425635</text:p>
          </table:table-cell>
          <table:table-cell office:value-type="float" office:value="0.128053681929306" calcext:value-type="float">
            <text:p>0.128053681929306</text:p>
          </table:table-cell>
          <table:table-cell/>
        </table:table-row>
        <table:table-row table:style-name="ro1">
          <table:table-cell table:number-columns-repeated="30" office:value-type="float" office:value="0" calcext:value-type="float">
            <text:p>0</text:p>
          </table:table-cell>
          <table:table-cell office:value-type="float" office:value="2" calcext:value-type="float">
            <text:p>2</text:p>
          </table:table-cell>
          <table:table-cell table:number-columns-repeated="10"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7</text:p>
          </table:table-cell>
          <table:table-cell office:value-type="string" calcext:value-type="string">
            <text:p>DomFic</text:p>
          </table:table-cell>
          <table:table-cell office:value-type="float" office:value="1283.18493652344" calcext:value-type="float">
            <text:p>1283.18493652344</text:p>
          </table:table-cell>
          <table:table-cell office:value-type="float" office:value="7660004.50524087" calcext:value-type="float">
            <text:p>7660004.50524087</text:p>
          </table:table-cell>
          <table:table-cell office:value-type="float" office:value="354835.510802536" calcext:value-type="float">
            <text:p>354835.510802536</text:p>
          </table:table-cell>
          <table:table-cell office:value-type="string" calcext:value-type="string">
            <text:p>DC</text:p>
          </table:table-cell>
          <table:table-cell office:value-type="float" office:value="14.5836448669434" calcext:value-type="float">
            <text:p>14.5836448669434</text:p>
          </table:table-cell>
          <table:table-cell office:value-type="float" office:value="4376.87255859375" calcext:value-type="float">
            <text:p>4376.87255859375</text:p>
          </table:table-cell>
          <table:table-cell table:number-columns-repeated="2" office:value-type="float" office:value="0" calcext:value-type="float">
            <text:p>0</text:p>
          </table:table-cell>
          <table:table-cell office:value-type="float" office:value="0.985353583596014" calcext:value-type="float">
            <text:p>0.985353583596014</text:p>
          </table:table-cell>
          <table:table-cell table:number-columns-repeated="3" office:value-type="float" office:value="0" calcext:value-type="float">
            <text:p>0</text:p>
          </table:table-cell>
          <table:table-cell office:value-type="float" office:value="0.0130862546566052" calcext:value-type="float">
            <text:p>0.013086254656605</text:p>
          </table:table-cell>
          <table:table-cell office:value-type="float" office:value="0.00156016174738116" calcext:value-type="float">
            <text:p>0.001560161747381</text:p>
          </table:table-cell>
          <table:table-cell table:number-columns-repeated="2" office:value-type="float" office:value="0" calcext:value-type="float">
            <text:p>0</text:p>
          </table:table-cell>
          <table:table-cell office:value-type="float" office:value="0.00996476780711436" calcext:value-type="float">
            <text:p>0.009964767807114</text:p>
          </table:table-cell>
          <table:table-cell office:value-type="float" office:value="0.859676118516003" calcext:value-type="float">
            <text:p>0.859676118516003</text:p>
          </table:table-cell>
          <table:table-cell office:value-type="float" office:value="0" calcext:value-type="float">
            <text:p>0</text:p>
          </table:table-cell>
          <table:table-cell office:value-type="float" office:value="0.0510442312590203" calcext:value-type="float">
            <text:p>0.05104423125902</text:p>
          </table:table-cell>
          <table:table-cell office:value-type="float" office:value="0" calcext:value-type="float">
            <text:p>0</text:p>
          </table:table-cell>
          <table:table-cell office:value-type="float" office:value="0.0616209638622407" calcext:value-type="float">
            <text:p>0.061620963862241</text:p>
          </table:table-cell>
          <table:table-cell office:value-type="float" office:value="0.0176939185556216" calcext:value-type="float">
            <text:p>0.017693918555622</text:p>
          </table:table-cell>
          <table:table-cell table:number-columns-repeated="2" office:value-type="float" office:value="0" calcext:value-type="float">
            <text:p>0</text:p>
          </table:table-cell>
          <table:table-cell office:value-type="float" office:value="0.00260712839134518" calcext:value-type="float">
            <text:p>0.002607128391345</text:p>
          </table:table-cell>
          <table:table-cell office:value-type="float" office:value="0.733744802104098" calcext:value-type="float">
            <text:p>0.733744802104098</text:p>
          </table:table-cell>
          <table:table-cell office:value-type="float" office:value="0" calcext:value-type="float">
            <text:p>0</text:p>
          </table:table-cell>
          <table:table-cell office:value-type="float" office:value="0.161851556406125" calcext:value-type="float">
            <text:p>0.161851556406125</text:p>
          </table:table-cell>
          <table:table-cell office:value-type="float" office:value="0" calcext:value-type="float">
            <text:p>0</text:p>
          </table:table-cell>
          <table:table-cell office:value-type="float" office:value="0.087461728805585" calcext:value-type="float">
            <text:p>0.087461728805585</text:p>
          </table:table-cell>
          <table:table-cell office:value-type="float" office:value="0.00442362829494864" calcext:value-type="float">
            <text:p>0.004423628294949</text:p>
          </table:table-cell>
          <table:table-cell office:value-type="float" office:value="0.00991115599789873" calcext:value-type="float">
            <text:p>0.009911155997899</text:p>
          </table:table-cell>
          <table:table-cell office:value-type="float" office:value="0" calcext:value-type="float">
            <text:p>0</text:p>
          </table:table-cell>
          <table:table-cell office:value-type="float" office:value="0.000808846901121755" calcext:value-type="float">
            <text:p>0.000808846901122</text:p>
          </table:table-cell>
          <table:table-cell office:value-type="float" office:value="0.653970085820919" calcext:value-type="float">
            <text:p>0.653970085820919</text:p>
          </table:table-cell>
          <table:table-cell office:value-type="float" office:value="0.0000642025516830541" calcext:value-type="float">
            <text:p>6.42025516830541E-05</text:p>
          </table:table-cell>
          <table:table-cell office:value-type="float" office:value="0.17956980080369" calcext:value-type="float">
            <text:p>0.17956980080369</text:p>
          </table:table-cell>
          <table:table-cell office:value-type="float" office:value="0" calcext:value-type="float">
            <text:p>0</text:p>
          </table:table-cell>
          <table:table-cell office:value-type="float" office:value="0.142697012371095" calcext:value-type="float">
            <text:p>0.142697012371095</text:p>
          </table:table-cell>
          <table:table-cell office:value-type="float" office:value="0.00266730027217672" calcext:value-type="float">
            <text:p>0.002667300272177</text:p>
          </table:table-cell>
          <table:table-cell office:value-type="float" office:value="0.0202227512793148" calcext:value-type="float">
            <text:p>0.020222751279315</text:p>
          </table:table-cell>
          <table:table-cell office:value-type="float" office:value="0.000498655189803223" calcext:value-type="float">
            <text:p>0.000498655189803</text:p>
          </table:table-cell>
          <table:table-cell office:value-type="float" office:value="0.00153699227175663" calcext:value-type="float">
            <text:p>0.001536992271757</text:p>
          </table:table-cell>
          <table:table-cell office:value-type="float" office:value="0.640022957706843" calcext:value-type="float">
            <text:p>0.640022957706843</text:p>
          </table:table-cell>
          <table:table-cell office:value-type="float" office:value="0.00533416779722262" calcext:value-type="float">
            <text:p>0.005334167797223</text:p>
          </table:table-cell>
          <table:table-cell office:value-type="float" office:value="0.19255158063082" calcext:value-type="float">
            <text:p>0.19255158063082</text:p>
          </table:table-cell>
          <table:table-cell office:value-type="float" office:value="0" calcext:value-type="float">
            <text:p>0</text:p>
          </table:table-cell>
          <table:table-cell office:value-type="float" office:value="0.133131549617021" calcext:value-type="float">
            <text:p>0.133131549617021</text:p>
          </table:table-cell>
          <table:table-cell office:value-type="float" office:value="0.00245612970275209" calcext:value-type="float">
            <text:p>0.002456129702752</text:p>
          </table:table-cell>
          <table:table-cell office:value-type="float" office:value="0.0244679670837825" calcext:value-type="float">
            <text:p>0.024467967083783</text:p>
          </table:table-cell>
          <table:table-cell office:value-type="float" office:value="0.0512230856270921" calcext:value-type="float">
            <text:p>0.051223085627092</text:p>
          </table:table-cell>
          <table:table-cell office:value-type="float" office:value="0.0664394794697413" calcext:value-type="float">
            <text:p>0.066439479469741</text:p>
          </table:table-cell>
          <table:table-cell office:value-type="float" office:value="0.0729250598449705" calcext:value-type="float">
            <text:p>0.072925059844971</text:p>
          </table:table-cell>
          <table:table-cell office:value-type="float" office:value="0.0893856873338781" calcext:value-type="float">
            <text:p>0.089385687333878</text:p>
          </table:table-cell>
          <table:table-cell office:value-type="float" office:value="0.145793190918816" calcext:value-type="float">
            <text:p>0.145793190918816</text:p>
          </table:table-cell>
          <table:table-cell/>
        </table:table-row>
        <table:table-row table:style-name="ro1">
          <table:table-cell table:number-columns-repeated="1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7</text:p>
          </table:table-cell>
          <table:table-cell office:value-type="string" calcext:value-type="string">
            <text:p>Ipo</text:p>
          </table:table-cell>
          <table:table-cell office:value-type="float" office:value="1283.18493652344" calcext:value-type="float">
            <text:p>1283.18493652344</text:p>
          </table:table-cell>
          <table:table-cell office:value-type="float" office:value="7660004.50524087" calcext:value-type="float">
            <text:p>7660004.50524087</text:p>
          </table:table-cell>
          <table:table-cell office:value-type="float" office:value="354835.510802536" calcext:value-type="float">
            <text:p>354835.510802536</text:p>
          </table:table-cell>
          <table:table-cell office:value-type="string" calcext:value-type="string">
            <text:p>DC</text:p>
          </table:table-cell>
          <table:table-cell office:value-type="float" office:value="14.5836448669434" calcext:value-type="float">
            <text:p>14.5836448669434</text:p>
          </table:table-cell>
          <table:table-cell office:value-type="float" office:value="4376.87255859375" calcext:value-type="float">
            <text:p>4376.87255859375</text:p>
          </table:table-cell>
          <table:table-cell table:number-columns-repeated="2" office:value-type="float" office:value="0" calcext:value-type="float">
            <text:p>0</text:p>
          </table:table-cell>
          <table:table-cell office:value-type="float" office:value="0.985353583596014" calcext:value-type="float">
            <text:p>0.985353583596014</text:p>
          </table:table-cell>
          <table:table-cell table:number-columns-repeated="3" office:value-type="float" office:value="0" calcext:value-type="float">
            <text:p>0</text:p>
          </table:table-cell>
          <table:table-cell office:value-type="float" office:value="0.0130862546566052" calcext:value-type="float">
            <text:p>0.013086254656605</text:p>
          </table:table-cell>
          <table:table-cell office:value-type="float" office:value="0.00156016174738116" calcext:value-type="float">
            <text:p>0.001560161747381</text:p>
          </table:table-cell>
          <table:table-cell table:number-columns-repeated="2" office:value-type="float" office:value="0" calcext:value-type="float">
            <text:p>0</text:p>
          </table:table-cell>
          <table:table-cell office:value-type="float" office:value="0.00996476780711436" calcext:value-type="float">
            <text:p>0.009964767807114</text:p>
          </table:table-cell>
          <table:table-cell office:value-type="float" office:value="0.859676118516003" calcext:value-type="float">
            <text:p>0.859676118516003</text:p>
          </table:table-cell>
          <table:table-cell office:value-type="float" office:value="0" calcext:value-type="float">
            <text:p>0</text:p>
          </table:table-cell>
          <table:table-cell office:value-type="float" office:value="0.0510442312590203" calcext:value-type="float">
            <text:p>0.05104423125902</text:p>
          </table:table-cell>
          <table:table-cell office:value-type="float" office:value="0" calcext:value-type="float">
            <text:p>0</text:p>
          </table:table-cell>
          <table:table-cell office:value-type="float" office:value="0.0616209638622407" calcext:value-type="float">
            <text:p>0.061620963862241</text:p>
          </table:table-cell>
          <table:table-cell office:value-type="float" office:value="0.0176939185556216" calcext:value-type="float">
            <text:p>0.017693918555622</text:p>
          </table:table-cell>
          <table:table-cell table:number-columns-repeated="2" office:value-type="float" office:value="0" calcext:value-type="float">
            <text:p>0</text:p>
          </table:table-cell>
          <table:table-cell office:value-type="float" office:value="0.00260712839134518" calcext:value-type="float">
            <text:p>0.002607128391345</text:p>
          </table:table-cell>
          <table:table-cell office:value-type="float" office:value="0.733744802104098" calcext:value-type="float">
            <text:p>0.733744802104098</text:p>
          </table:table-cell>
          <table:table-cell office:value-type="float" office:value="0" calcext:value-type="float">
            <text:p>0</text:p>
          </table:table-cell>
          <table:table-cell office:value-type="float" office:value="0.161851556406125" calcext:value-type="float">
            <text:p>0.161851556406125</text:p>
          </table:table-cell>
          <table:table-cell office:value-type="float" office:value="0" calcext:value-type="float">
            <text:p>0</text:p>
          </table:table-cell>
          <table:table-cell office:value-type="float" office:value="0.087461728805585" calcext:value-type="float">
            <text:p>0.087461728805585</text:p>
          </table:table-cell>
          <table:table-cell office:value-type="float" office:value="0.00442362829494864" calcext:value-type="float">
            <text:p>0.004423628294949</text:p>
          </table:table-cell>
          <table:table-cell office:value-type="float" office:value="0.00991115599789873" calcext:value-type="float">
            <text:p>0.009911155997899</text:p>
          </table:table-cell>
          <table:table-cell office:value-type="float" office:value="0" calcext:value-type="float">
            <text:p>0</text:p>
          </table:table-cell>
          <table:table-cell office:value-type="float" office:value="0.000808846901121755" calcext:value-type="float">
            <text:p>0.000808846901122</text:p>
          </table:table-cell>
          <table:table-cell office:value-type="float" office:value="0.653970085820919" calcext:value-type="float">
            <text:p>0.653970085820919</text:p>
          </table:table-cell>
          <table:table-cell office:value-type="float" office:value="0.0000642025516830541" calcext:value-type="float">
            <text:p>6.42025516830541E-05</text:p>
          </table:table-cell>
          <table:table-cell office:value-type="float" office:value="0.17956980080369" calcext:value-type="float">
            <text:p>0.17956980080369</text:p>
          </table:table-cell>
          <table:table-cell office:value-type="float" office:value="0" calcext:value-type="float">
            <text:p>0</text:p>
          </table:table-cell>
          <table:table-cell office:value-type="float" office:value="0.142697012371095" calcext:value-type="float">
            <text:p>0.142697012371095</text:p>
          </table:table-cell>
          <table:table-cell office:value-type="float" office:value="0.00266730027217672" calcext:value-type="float">
            <text:p>0.002667300272177</text:p>
          </table:table-cell>
          <table:table-cell office:value-type="float" office:value="0.0202227512793148" calcext:value-type="float">
            <text:p>0.020222751279315</text:p>
          </table:table-cell>
          <table:table-cell office:value-type="float" office:value="0.000498655189803223" calcext:value-type="float">
            <text:p>0.000498655189803</text:p>
          </table:table-cell>
          <table:table-cell office:value-type="float" office:value="0.00153699227175663" calcext:value-type="float">
            <text:p>0.001536992271757</text:p>
          </table:table-cell>
          <table:table-cell office:value-type="float" office:value="0.640022957706843" calcext:value-type="float">
            <text:p>0.640022957706843</text:p>
          </table:table-cell>
          <table:table-cell office:value-type="float" office:value="0.00533416779722262" calcext:value-type="float">
            <text:p>0.005334167797223</text:p>
          </table:table-cell>
          <table:table-cell office:value-type="float" office:value="0.19255158063082" calcext:value-type="float">
            <text:p>0.19255158063082</text:p>
          </table:table-cell>
          <table:table-cell office:value-type="float" office:value="0" calcext:value-type="float">
            <text:p>0</text:p>
          </table:table-cell>
          <table:table-cell office:value-type="float" office:value="0.133131549617021" calcext:value-type="float">
            <text:p>0.133131549617021</text:p>
          </table:table-cell>
          <table:table-cell office:value-type="float" office:value="0.00245612970275209" calcext:value-type="float">
            <text:p>0.002456129702752</text:p>
          </table:table-cell>
          <table:table-cell office:value-type="float" office:value="0.0244679670837825" calcext:value-type="float">
            <text:p>0.024467967083783</text:p>
          </table:table-cell>
          <table:table-cell office:value-type="float" office:value="0.0512230856270921" calcext:value-type="float">
            <text:p>0.051223085627092</text:p>
          </table:table-cell>
          <table:table-cell office:value-type="float" office:value="0.0664394794697413" calcext:value-type="float">
            <text:p>0.066439479469741</text:p>
          </table:table-cell>
          <table:table-cell office:value-type="float" office:value="0.0729250598449705" calcext:value-type="float">
            <text:p>0.072925059844971</text:p>
          </table:table-cell>
          <table:table-cell office:value-type="float" office:value="0.0893856873338781" calcext:value-type="float">
            <text:p>0.089385687333878</text:p>
          </table:table-cell>
          <table:table-cell office:value-type="float" office:value="0.145793190918816" calcext:value-type="float">
            <text:p>0.145793190918816</text:p>
          </table:table-cell>
          <table:table-cell/>
        </table:table-row>
        <table:table-row table:style-name="ro1">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4"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7</text:p>
          </table:table-cell>
          <table:table-cell office:value-type="string" calcext:value-type="string">
            <text:p>HedGar</text:p>
          </table:table-cell>
          <table:table-cell office:value-type="float" office:value="1283.18493652344" calcext:value-type="float">
            <text:p>1283.18493652344</text:p>
          </table:table-cell>
          <table:table-cell office:value-type="float" office:value="7660004.50524087" calcext:value-type="float">
            <text:p>7660004.50524087</text:p>
          </table:table-cell>
          <table:table-cell office:value-type="float" office:value="354835.510802536" calcext:value-type="float">
            <text:p>354835.510802536</text:p>
          </table:table-cell>
          <table:table-cell office:value-type="string" calcext:value-type="string">
            <text:p>DC</text:p>
          </table:table-cell>
          <table:table-cell office:value-type="float" office:value="14.5836448669434" calcext:value-type="float">
            <text:p>14.5836448669434</text:p>
          </table:table-cell>
          <table:table-cell office:value-type="float" office:value="4376.87255859375" calcext:value-type="float">
            <text:p>4376.87255859375</text:p>
          </table:table-cell>
          <table:table-cell table:number-columns-repeated="2" office:value-type="float" office:value="0" calcext:value-type="float">
            <text:p>0</text:p>
          </table:table-cell>
          <table:table-cell office:value-type="float" office:value="0.985353583596014" calcext:value-type="float">
            <text:p>0.985353583596014</text:p>
          </table:table-cell>
          <table:table-cell table:number-columns-repeated="3" office:value-type="float" office:value="0" calcext:value-type="float">
            <text:p>0</text:p>
          </table:table-cell>
          <table:table-cell office:value-type="float" office:value="0.0130862546566052" calcext:value-type="float">
            <text:p>0.013086254656605</text:p>
          </table:table-cell>
          <table:table-cell office:value-type="float" office:value="0.00156016174738116" calcext:value-type="float">
            <text:p>0.001560161747381</text:p>
          </table:table-cell>
          <table:table-cell table:number-columns-repeated="2" office:value-type="float" office:value="0" calcext:value-type="float">
            <text:p>0</text:p>
          </table:table-cell>
          <table:table-cell office:value-type="float" office:value="0.00996476780711436" calcext:value-type="float">
            <text:p>0.009964767807114</text:p>
          </table:table-cell>
          <table:table-cell office:value-type="float" office:value="0.859676118516003" calcext:value-type="float">
            <text:p>0.859676118516003</text:p>
          </table:table-cell>
          <table:table-cell office:value-type="float" office:value="0" calcext:value-type="float">
            <text:p>0</text:p>
          </table:table-cell>
          <table:table-cell office:value-type="float" office:value="0.0510442312590203" calcext:value-type="float">
            <text:p>0.05104423125902</text:p>
          </table:table-cell>
          <table:table-cell office:value-type="float" office:value="0" calcext:value-type="float">
            <text:p>0</text:p>
          </table:table-cell>
          <table:table-cell office:value-type="float" office:value="0.0616209638622407" calcext:value-type="float">
            <text:p>0.061620963862241</text:p>
          </table:table-cell>
          <table:table-cell office:value-type="float" office:value="0.0176939185556216" calcext:value-type="float">
            <text:p>0.017693918555622</text:p>
          </table:table-cell>
          <table:table-cell table:number-columns-repeated="2" office:value-type="float" office:value="0" calcext:value-type="float">
            <text:p>0</text:p>
          </table:table-cell>
          <table:table-cell office:value-type="float" office:value="0.00260712839134518" calcext:value-type="float">
            <text:p>0.002607128391345</text:p>
          </table:table-cell>
          <table:table-cell office:value-type="float" office:value="0.733744802104098" calcext:value-type="float">
            <text:p>0.733744802104098</text:p>
          </table:table-cell>
          <table:table-cell office:value-type="float" office:value="0" calcext:value-type="float">
            <text:p>0</text:p>
          </table:table-cell>
          <table:table-cell office:value-type="float" office:value="0.161851556406125" calcext:value-type="float">
            <text:p>0.161851556406125</text:p>
          </table:table-cell>
          <table:table-cell office:value-type="float" office:value="0" calcext:value-type="float">
            <text:p>0</text:p>
          </table:table-cell>
          <table:table-cell office:value-type="float" office:value="0.087461728805585" calcext:value-type="float">
            <text:p>0.087461728805585</text:p>
          </table:table-cell>
          <table:table-cell office:value-type="float" office:value="0.00442362829494864" calcext:value-type="float">
            <text:p>0.004423628294949</text:p>
          </table:table-cell>
          <table:table-cell office:value-type="float" office:value="0.00991115599789873" calcext:value-type="float">
            <text:p>0.009911155997899</text:p>
          </table:table-cell>
          <table:table-cell office:value-type="float" office:value="0" calcext:value-type="float">
            <text:p>0</text:p>
          </table:table-cell>
          <table:table-cell office:value-type="float" office:value="0.000808846901121755" calcext:value-type="float">
            <text:p>0.000808846901122</text:p>
          </table:table-cell>
          <table:table-cell office:value-type="float" office:value="0.653970085820919" calcext:value-type="float">
            <text:p>0.653970085820919</text:p>
          </table:table-cell>
          <table:table-cell office:value-type="float" office:value="0.0000642025516830541" calcext:value-type="float">
            <text:p>6.42025516830541E-05</text:p>
          </table:table-cell>
          <table:table-cell office:value-type="float" office:value="0.17956980080369" calcext:value-type="float">
            <text:p>0.17956980080369</text:p>
          </table:table-cell>
          <table:table-cell office:value-type="float" office:value="0" calcext:value-type="float">
            <text:p>0</text:p>
          </table:table-cell>
          <table:table-cell office:value-type="float" office:value="0.142697012371095" calcext:value-type="float">
            <text:p>0.142697012371095</text:p>
          </table:table-cell>
          <table:table-cell office:value-type="float" office:value="0.00266730027217672" calcext:value-type="float">
            <text:p>0.002667300272177</text:p>
          </table:table-cell>
          <table:table-cell office:value-type="float" office:value="0.0202227512793148" calcext:value-type="float">
            <text:p>0.020222751279315</text:p>
          </table:table-cell>
          <table:table-cell office:value-type="float" office:value="0.000498655189803223" calcext:value-type="float">
            <text:p>0.000498655189803</text:p>
          </table:table-cell>
          <table:table-cell office:value-type="float" office:value="0.00153699227175663" calcext:value-type="float">
            <text:p>0.001536992271757</text:p>
          </table:table-cell>
          <table:table-cell office:value-type="float" office:value="0.640022957706843" calcext:value-type="float">
            <text:p>0.640022957706843</text:p>
          </table:table-cell>
          <table:table-cell office:value-type="float" office:value="0.00533416779722262" calcext:value-type="float">
            <text:p>0.005334167797223</text:p>
          </table:table-cell>
          <table:table-cell office:value-type="float" office:value="0.19255158063082" calcext:value-type="float">
            <text:p>0.19255158063082</text:p>
          </table:table-cell>
          <table:table-cell office:value-type="float" office:value="0" calcext:value-type="float">
            <text:p>0</text:p>
          </table:table-cell>
          <table:table-cell office:value-type="float" office:value="0.133131549617021" calcext:value-type="float">
            <text:p>0.133131549617021</text:p>
          </table:table-cell>
          <table:table-cell office:value-type="float" office:value="0.00245612970275209" calcext:value-type="float">
            <text:p>0.002456129702752</text:p>
          </table:table-cell>
          <table:table-cell office:value-type="float" office:value="0.0244679670837825" calcext:value-type="float">
            <text:p>0.024467967083783</text:p>
          </table:table-cell>
          <table:table-cell office:value-type="float" office:value="0.0512230856270921" calcext:value-type="float">
            <text:p>0.051223085627092</text:p>
          </table:table-cell>
          <table:table-cell office:value-type="float" office:value="0.0664394794697413" calcext:value-type="float">
            <text:p>0.066439479469741</text:p>
          </table:table-cell>
          <table:table-cell office:value-type="float" office:value="0.0729250598449705" calcext:value-type="float">
            <text:p>0.072925059844971</text:p>
          </table:table-cell>
          <table:table-cell office:value-type="float" office:value="0.0893856873338781" calcext:value-type="float">
            <text:p>0.089385687333878</text:p>
          </table:table-cell>
          <table:table-cell office:value-type="float" office:value="0.145793190918816" calcext:value-type="float">
            <text:p>0.145793190918816</text:p>
          </table:table-cell>
          <table:table-cell/>
        </table:table-row>
        <table:table-row table:style-name="ro1">
          <table:table-cell table:number-columns-repeated="17" office:value-type="float" office:value="0" calcext:value-type="float">
            <text:p>0</text:p>
          </table:table-cell>
          <table:table-cell office:value-type="float" office:value="14" calcext:value-type="float">
            <text:p>14</text:p>
          </table:table-cell>
          <table:table-cell table:number-columns-repeated="12" office:value-type="float" office:value="0" calcext:value-type="float">
            <text:p>0</text:p>
          </table:table-cell>
          <table:table-cell office:value-type="float" office:value="5" calcext:value-type="float">
            <text:p>5</text:p>
          </table:table-cell>
          <table:table-cell table:number-columns-repeated="10"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7</text:p>
          </table:table-cell>
          <table:table-cell office:value-type="string" calcext:value-type="string">
            <text:p>SolMau</text:p>
          </table:table-cell>
          <table:table-cell office:value-type="float" office:value="1283.18493652344" calcext:value-type="float">
            <text:p>1283.18493652344</text:p>
          </table:table-cell>
          <table:table-cell office:value-type="float" office:value="7660004.50524087" calcext:value-type="float">
            <text:p>7660004.50524087</text:p>
          </table:table-cell>
          <table:table-cell office:value-type="float" office:value="354835.510802536" calcext:value-type="float">
            <text:p>354835.510802536</text:p>
          </table:table-cell>
          <table:table-cell office:value-type="string" calcext:value-type="string">
            <text:p>DC</text:p>
          </table:table-cell>
          <table:table-cell office:value-type="float" office:value="14.5836448669434" calcext:value-type="float">
            <text:p>14.5836448669434</text:p>
          </table:table-cell>
          <table:table-cell office:value-type="float" office:value="4376.87255859375" calcext:value-type="float">
            <text:p>4376.87255859375</text:p>
          </table:table-cell>
          <table:table-cell table:number-columns-repeated="2" office:value-type="float" office:value="0" calcext:value-type="float">
            <text:p>0</text:p>
          </table:table-cell>
          <table:table-cell office:value-type="float" office:value="0.985353583596014" calcext:value-type="float">
            <text:p>0.985353583596014</text:p>
          </table:table-cell>
          <table:table-cell table:number-columns-repeated="3" office:value-type="float" office:value="0" calcext:value-type="float">
            <text:p>0</text:p>
          </table:table-cell>
          <table:table-cell office:value-type="float" office:value="0.0130862546566052" calcext:value-type="float">
            <text:p>0.013086254656605</text:p>
          </table:table-cell>
          <table:table-cell office:value-type="float" office:value="0.00156016174738116" calcext:value-type="float">
            <text:p>0.001560161747381</text:p>
          </table:table-cell>
          <table:table-cell table:number-columns-repeated="2" office:value-type="float" office:value="0" calcext:value-type="float">
            <text:p>0</text:p>
          </table:table-cell>
          <table:table-cell office:value-type="float" office:value="0.00996476780711436" calcext:value-type="float">
            <text:p>0.009964767807114</text:p>
          </table:table-cell>
          <table:table-cell office:value-type="float" office:value="0.859676118516003" calcext:value-type="float">
            <text:p>0.859676118516003</text:p>
          </table:table-cell>
          <table:table-cell office:value-type="float" office:value="0" calcext:value-type="float">
            <text:p>0</text:p>
          </table:table-cell>
          <table:table-cell office:value-type="float" office:value="0.0510442312590203" calcext:value-type="float">
            <text:p>0.05104423125902</text:p>
          </table:table-cell>
          <table:table-cell office:value-type="float" office:value="0" calcext:value-type="float">
            <text:p>0</text:p>
          </table:table-cell>
          <table:table-cell office:value-type="float" office:value="0.0616209638622407" calcext:value-type="float">
            <text:p>0.061620963862241</text:p>
          </table:table-cell>
          <table:table-cell office:value-type="float" office:value="0.0176939185556216" calcext:value-type="float">
            <text:p>0.017693918555622</text:p>
          </table:table-cell>
          <table:table-cell table:number-columns-repeated="2" office:value-type="float" office:value="0" calcext:value-type="float">
            <text:p>0</text:p>
          </table:table-cell>
          <table:table-cell office:value-type="float" office:value="0.00260712839134518" calcext:value-type="float">
            <text:p>0.002607128391345</text:p>
          </table:table-cell>
          <table:table-cell office:value-type="float" office:value="0.733744802104098" calcext:value-type="float">
            <text:p>0.733744802104098</text:p>
          </table:table-cell>
          <table:table-cell office:value-type="float" office:value="0" calcext:value-type="float">
            <text:p>0</text:p>
          </table:table-cell>
          <table:table-cell office:value-type="float" office:value="0.161851556406125" calcext:value-type="float">
            <text:p>0.161851556406125</text:p>
          </table:table-cell>
          <table:table-cell office:value-type="float" office:value="0" calcext:value-type="float">
            <text:p>0</text:p>
          </table:table-cell>
          <table:table-cell office:value-type="float" office:value="0.087461728805585" calcext:value-type="float">
            <text:p>0.087461728805585</text:p>
          </table:table-cell>
          <table:table-cell office:value-type="float" office:value="0.00442362829494864" calcext:value-type="float">
            <text:p>0.004423628294949</text:p>
          </table:table-cell>
          <table:table-cell office:value-type="float" office:value="0.00991115599789873" calcext:value-type="float">
            <text:p>0.009911155997899</text:p>
          </table:table-cell>
          <table:table-cell office:value-type="float" office:value="0" calcext:value-type="float">
            <text:p>0</text:p>
          </table:table-cell>
          <table:table-cell office:value-type="float" office:value="0.000808846901121755" calcext:value-type="float">
            <text:p>0.000808846901122</text:p>
          </table:table-cell>
          <table:table-cell office:value-type="float" office:value="0.653970085820919" calcext:value-type="float">
            <text:p>0.653970085820919</text:p>
          </table:table-cell>
          <table:table-cell office:value-type="float" office:value="0.0000642025516830541" calcext:value-type="float">
            <text:p>6.42025516830541E-05</text:p>
          </table:table-cell>
          <table:table-cell office:value-type="float" office:value="0.17956980080369" calcext:value-type="float">
            <text:p>0.17956980080369</text:p>
          </table:table-cell>
          <table:table-cell office:value-type="float" office:value="0" calcext:value-type="float">
            <text:p>0</text:p>
          </table:table-cell>
          <table:table-cell office:value-type="float" office:value="0.142697012371095" calcext:value-type="float">
            <text:p>0.142697012371095</text:p>
          </table:table-cell>
          <table:table-cell office:value-type="float" office:value="0.00266730027217672" calcext:value-type="float">
            <text:p>0.002667300272177</text:p>
          </table:table-cell>
          <table:table-cell office:value-type="float" office:value="0.0202227512793148" calcext:value-type="float">
            <text:p>0.020222751279315</text:p>
          </table:table-cell>
          <table:table-cell office:value-type="float" office:value="0.000498655189803223" calcext:value-type="float">
            <text:p>0.000498655189803</text:p>
          </table:table-cell>
          <table:table-cell office:value-type="float" office:value="0.00153699227175663" calcext:value-type="float">
            <text:p>0.001536992271757</text:p>
          </table:table-cell>
          <table:table-cell office:value-type="float" office:value="0.640022957706843" calcext:value-type="float">
            <text:p>0.640022957706843</text:p>
          </table:table-cell>
          <table:table-cell office:value-type="float" office:value="0.00533416779722262" calcext:value-type="float">
            <text:p>0.005334167797223</text:p>
          </table:table-cell>
          <table:table-cell office:value-type="float" office:value="0.19255158063082" calcext:value-type="float">
            <text:p>0.19255158063082</text:p>
          </table:table-cell>
          <table:table-cell office:value-type="float" office:value="0" calcext:value-type="float">
            <text:p>0</text:p>
          </table:table-cell>
          <table:table-cell office:value-type="float" office:value="0.133131549617021" calcext:value-type="float">
            <text:p>0.133131549617021</text:p>
          </table:table-cell>
          <table:table-cell office:value-type="float" office:value="0.00245612970275209" calcext:value-type="float">
            <text:p>0.002456129702752</text:p>
          </table:table-cell>
          <table:table-cell office:value-type="float" office:value="0.0244679670837825" calcext:value-type="float">
            <text:p>0.024467967083783</text:p>
          </table:table-cell>
          <table:table-cell office:value-type="float" office:value="0.0512230856270921" calcext:value-type="float">
            <text:p>0.051223085627092</text:p>
          </table:table-cell>
          <table:table-cell office:value-type="float" office:value="0.0664394794697413" calcext:value-type="float">
            <text:p>0.066439479469741</text:p>
          </table:table-cell>
          <table:table-cell office:value-type="float" office:value="0.0729250598449705" calcext:value-type="float">
            <text:p>0.072925059844971</text:p>
          </table:table-cell>
          <table:table-cell office:value-type="float" office:value="0.0893856873338781" calcext:value-type="float">
            <text:p>0.089385687333878</text:p>
          </table:table-cell>
          <table:table-cell office:value-type="float" office:value="0.145793190918816" calcext:value-type="float">
            <text:p>0.145793190918816</text:p>
          </table:table-cell>
          <table:table-cell/>
        </table:table-row>
        <table:table-row table:style-name="ro1">
          <table:table-cell table:number-columns-repeated="21" office:value-type="float" office:value="0" calcext:value-type="float">
            <text:p>0</text:p>
          </table:table-cell>
          <table:table-cell office:value-type="float" office:value="2" calcext:value-type="float">
            <text:p>2</text:p>
          </table:table-cell>
          <table:table-cell table:number-columns-repeated="8" office:value-type="float" office:value="0" calcext:value-type="float">
            <text:p>0</text:p>
          </table:table-cell>
          <table:table-cell office:value-type="float" office:value="49" calcext:value-type="float">
            <text:p>49</text:p>
          </table:table-cell>
          <table:table-cell table:number-columns-repeated="10"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8</text:p>
          </table:table-cell>
          <table:table-cell office:value-type="string" calcext:value-type="string">
            <text:p>DomFic</text:p>
          </table:table-cell>
          <table:table-cell office:value-type="float" office:value="1415.90112304688" calcext:value-type="float">
            <text:p>1415.90112304688</text:p>
          </table:table-cell>
          <table:table-cell office:value-type="float" office:value="7659547.7405277" calcext:value-type="float">
            <text:p>7659547.7405277</text:p>
          </table:table-cell>
          <table:table-cell office:value-type="float" office:value="354305.535201256" calcext:value-type="float">
            <text:p>354305.535201256</text:p>
          </table:table-cell>
          <table:table-cell office:value-type="string" calcext:value-type="string">
            <text:p>DC</text:p>
          </table:table-cell>
          <table:table-cell office:value-type="float" office:value="14.1404275894165" calcext:value-type="float">
            <text:p>14.1404275894165</text:p>
          </table:table-cell>
          <table:table-cell office:value-type="float" office:value="4204.67431640625" calcext:value-type="float">
            <text:p>4204.67431640625</text:p>
          </table:table-cell>
          <table:table-cell table:number-columns-repeated="2" office:value-type="float" office:value="0" calcext:value-type="float">
            <text:p>0</text:p>
          </table:table-cell>
          <table:table-cell office:value-type="float" office:value="0.434875354197841" calcext:value-type="float">
            <text:p>0.434875354197841</text:p>
          </table:table-cell>
          <table:table-cell table:number-columns-repeated="3" office:value-type="float" office:value="0" calcext:value-type="float">
            <text:p>0</text:p>
          </table:table-cell>
          <table:table-cell office:value-type="float" office:value="0.565124645802159" calcext:value-type="float">
            <text:p>0.565124645802159</text:p>
          </table:table-cell>
          <table:table-cell table:number-columns-repeated="4" office:value-type="float" office:value="0" calcext:value-type="float">
            <text:p>0</text:p>
          </table:table-cell>
          <table:table-cell office:value-type="float" office:value="0.905923344947735" calcext:value-type="float">
            <text:p>0.905923344947735</text:p>
          </table:table-cell>
          <table:table-cell table:number-columns-repeated="3" office:value-type="float" office:value="0" calcext:value-type="float">
            <text:p>0</text:p>
          </table:table-cell>
          <table:table-cell office:value-type="float" office:value="0.0940766550522648" calcext:value-type="float">
            <text:p>0.094076655052265</text:p>
          </table:table-cell>
          <table:table-cell table:number-columns-repeated="4" office:value-type="float" office:value="0" calcext:value-type="float">
            <text:p>0</text:p>
          </table:table-cell>
          <table:table-cell office:value-type="float" office:value="0.967961802140891" calcext:value-type="float">
            <text:p>0.967961802140891</text:p>
          </table:table-cell>
          <table:table-cell table:number-columns-repeated="3" office:value-type="float" office:value="0" calcext:value-type="float">
            <text:p>0</text:p>
          </table:table-cell>
          <table:table-cell office:value-type="float" office:value="0.0320381978591087" calcext:value-type="float">
            <text:p>0.032038197859109</text:p>
          </table:table-cell>
          <table:table-cell table:number-columns-repeated="3" office:value-type="float" office:value="0" calcext:value-type="float">
            <text:p>0</text:p>
          </table:table-cell>
          <table:table-cell office:value-type="float" office:value="0.000775692716224345" calcext:value-type="float">
            <text:p>0.000775692716224</text:p>
          </table:table-cell>
          <table:table-cell office:value-type="float" office:value="0.869610738028993" calcext:value-type="float">
            <text:p>0.869610738028993</text:p>
          </table:table-cell>
          <table:table-cell office:value-type="float" office:value="0.00063176330110402" calcext:value-type="float">
            <text:p>0.000631763301104</text:p>
          </table:table-cell>
          <table:table-cell office:value-type="float" office:value="0.0725330577185898" calcext:value-type="float">
            <text:p>0.07253305771859</text:p>
          </table:table-cell>
          <table:table-cell office:value-type="float" office:value="0" calcext:value-type="float">
            <text:p>0</text:p>
          </table:table-cell>
          <table:table-cell office:value-type="float" office:value="0.0519558876077037" calcext:value-type="float">
            <text:p>0.051955887607704</text:p>
          </table:table-cell>
          <table:table-cell office:value-type="float" office:value="0.00131615161687726" calcext:value-type="float">
            <text:p>0.001316151616877</text:p>
          </table:table-cell>
          <table:table-cell office:value-type="float" office:value="0.00317670901050764" calcext:value-type="float">
            <text:p>0.003176709010508</text:p>
          </table:table-cell>
          <table:table-cell office:value-type="float" office:value="0.000490383170139811" calcext:value-type="float">
            <text:p>0.00049038317014</text:p>
          </table:table-cell>
          <table:table-cell office:value-type="float" office:value="0.00168204810225759" calcext:value-type="float">
            <text:p>0.001682048102258</text:p>
          </table:table-cell>
          <table:table-cell office:value-type="float" office:value="0.604036616957083" calcext:value-type="float">
            <text:p>0.604036616957083</text:p>
          </table:table-cell>
          <table:table-cell office:value-type="float" office:value="0.00393215267267119" calcext:value-type="float">
            <text:p>0.003932152672671</text:p>
          </table:table-cell>
          <table:table-cell office:value-type="float" office:value="0.267453276294202" calcext:value-type="float">
            <text:p>0.267453276294202</text:p>
          </table:table-cell>
          <table:table-cell office:value-type="float" office:value="0" calcext:value-type="float">
            <text:p>0</text:p>
          </table:table-cell>
          <table:table-cell office:value-type="float" office:value="0.104832983836658" calcext:value-type="float">
            <text:p>0.104832983836658</text:p>
          </table:table-cell>
          <table:table-cell office:value-type="float" office:value="0.00171547879585295" calcext:value-type="float">
            <text:p>0.001715478795853</text:p>
          </table:table-cell>
          <table:table-cell office:value-type="float" office:value="0.015857060171136" calcext:value-type="float">
            <text:p>0.015857060171136</text:p>
          </table:table-cell>
          <table:table-cell office:value-type="float" office:value="0.223775761041553" calcext:value-type="float">
            <text:p>0.223775761041553</text:p>
          </table:table-cell>
          <table:table-cell office:value-type="float" office:value="0.0464935191514415" calcext:value-type="float">
            <text:p>0.046493519151442</text:p>
          </table:table-cell>
          <table:table-cell office:value-type="float" office:value="0.0263993356262914" calcext:value-type="float">
            <text:p>0.026399335626291</text:p>
          </table:table-cell>
          <table:table-cell office:value-type="float" office:value="0.0649516003877339" calcext:value-type="float">
            <text:p>0.064951600387734</text:p>
          </table:table-cell>
          <table:table-cell office:value-type="float" office:value="0.134596582000605" calcext:value-type="float">
            <text:p>0.134596582000605</text:p>
          </table:table-cell>
          <table:table-cell/>
        </table:table-row>
        <table:table-row table:style-name="ro1">
          <table:table-cell table:number-columns-repeated="2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6" calcext:value-type="float">
            <text:p>6</text:p>
          </table:table-cell>
          <table:table-cell table:number-columns-repeated="10"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9</text:p>
          </table:table-cell>
          <table:table-cell office:value-type="string" calcext:value-type="string">
            <text:p>DomFic</text:p>
          </table:table-cell>
          <table:table-cell office:value-type="float" office:value="1617.89404296875" calcext:value-type="float">
            <text:p>1617.89404296875</text:p>
          </table:table-cell>
          <table:table-cell office:value-type="float" office:value="7658822.40903657" calcext:value-type="float">
            <text:p>7658822.40903657</text:p>
          </table:table-cell>
          <table:table-cell office:value-type="float" office:value="353461.412406513" calcext:value-type="float">
            <text:p>353461.412406513</text:p>
          </table:table-cell>
          <table:table-cell office:value-type="string" calcext:value-type="string">
            <text:p>DC</text:p>
          </table:table-cell>
          <table:table-cell office:value-type="float" office:value="13.6790618896484" calcext:value-type="float">
            <text:p>13.6790618896484</text:p>
          </table:table-cell>
          <table:table-cell office:value-type="float" office:value="3887.65185546875" calcext:value-type="float">
            <text:p>3887.65185546875</text:p>
          </table:table-cell>
          <table:table-cell office:value-type="float" office:value="0" calcext:value-type="float">
            <text:p>0</text:p>
          </table:table-cell>
          <table:table-cell office:value-type="float" office:value="0.00413907284768212" calcext:value-type="float">
            <text:p>0.004139072847682</text:p>
          </table:table-cell>
          <table:table-cell office:value-type="float" office:value="0.702719052470708" calcext:value-type="float">
            <text:p>0.702719052470708</text:p>
          </table:table-cell>
          <table:table-cell office:value-type="float" office:value="0" calcext:value-type="float">
            <text:p>0</text:p>
          </table:table-cell>
          <table:table-cell office:value-type="float" office:value="0.000795975547631177" calcext:value-type="float">
            <text:p>0.000795975547631</text:p>
          </table:table-cell>
          <table:table-cell office:value-type="float" office:value="0" calcext:value-type="float">
            <text:p>0</text:p>
          </table:table-cell>
          <table:table-cell office:value-type="float" office:value="0.27961029037188" calcext:value-type="float">
            <text:p>0.27961029037188</text:p>
          </table:table-cell>
          <table:table-cell office:value-type="float" office:value="0.0127356087620988" calcext:value-type="float">
            <text:p>0.012735608762099</text:p>
          </table:table-cell>
          <table:table-cell table:number-columns-repeated="2" office:value-type="float" office:value="0" calcext:value-type="float">
            <text:p>0</text:p>
          </table:table-cell>
          <table:table-cell office:value-type="float" office:value="0.000459857939270453" calcext:value-type="float">
            <text:p>0.00045985793927</text:p>
          </table:table-cell>
          <table:table-cell office:value-type="float" office:value="0.783658063785834" calcext:value-type="float">
            <text:p>0.783658063785834</text:p>
          </table:table-cell>
          <table:table-cell office:value-type="float" office:value="0" calcext:value-type="float">
            <text:p>0</text:p>
          </table:table-cell>
          <table:table-cell office:value-type="float" office:value="0.107390978294705" calcext:value-type="float">
            <text:p>0.107390978294705</text:p>
          </table:table-cell>
          <table:table-cell office:value-type="float" office:value="0" calcext:value-type="float">
            <text:p>0</text:p>
          </table:table-cell>
          <table:table-cell office:value-type="float" office:value="0.0972882531058098" calcext:value-type="float">
            <text:p>0.09728825310581</text:p>
          </table:table-cell>
          <table:table-cell office:value-type="float" office:value="0.011202846874381" calcext:value-type="float">
            <text:p>0.011202846874381</text:p>
          </table:table-cell>
          <table:table-cell table:number-columns-repeated="2" office:value-type="float" office:value="0" calcext:value-type="float">
            <text:p>0</text:p>
          </table:table-cell>
          <table:table-cell office:value-type="float" office:value="0.00097900230202619" calcext:value-type="float">
            <text:p>0.000979002302026</text:p>
          </table:table-cell>
          <table:table-cell office:value-type="float" office:value="0.796871614504799" calcext:value-type="float">
            <text:p>0.796871614504799</text:p>
          </table:table-cell>
          <table:table-cell office:value-type="float" office:value="0" calcext:value-type="float">
            <text:p>0</text:p>
          </table:table-cell>
          <table:table-cell office:value-type="float" office:value="0.123876070866678" calcext:value-type="float">
            <text:p>0.123876070866678</text:p>
          </table:table-cell>
          <table:table-cell office:value-type="float" office:value="0" calcext:value-type="float">
            <text:p>0</text:p>
          </table:table-cell>
          <table:table-cell office:value-type="float" office:value="0.0753592991510891" calcext:value-type="float">
            <text:p>0.075359299151089</text:p>
          </table:table-cell>
          <table:table-cell office:value-type="float" office:value="0.00280081327056634" calcext:value-type="float">
            <text:p>0.002800813270566</text:p>
          </table:table-cell>
          <table:table-cell office:value-type="float" office:value="0.00011319990484133" calcext:value-type="float">
            <text:p>0.000113199904841</text:p>
          </table:table-cell>
          <table:table-cell office:value-type="float" office:value="0" calcext:value-type="float">
            <text:p>0</text:p>
          </table:table-cell>
          <table:table-cell office:value-type="float" office:value="0.000291285511111345" calcext:value-type="float">
            <text:p>0.000291285511111</text:p>
          </table:table-cell>
          <table:table-cell office:value-type="float" office:value="0.703491610740463" calcext:value-type="float">
            <text:p>0.703491610740463</text:p>
          </table:table-cell>
          <table:table-cell office:value-type="float" office:value="0.0153502464875362" calcext:value-type="float">
            <text:p>0.015350246487536</text:p>
          </table:table-cell>
          <table:table-cell office:value-type="float" office:value="0.149299743842416" calcext:value-type="float">
            <text:p>0.149299743842416</text:p>
          </table:table-cell>
          <table:table-cell office:value-type="float" office:value="0" calcext:value-type="float">
            <text:p>0</text:p>
          </table:table-cell>
          <table:table-cell office:value-type="float" office:value="0.129439702978243" calcext:value-type="float">
            <text:p>0.129439702978243</text:p>
          </table:table-cell>
          <table:table-cell office:value-type="float" office:value="0.000833334429710596" calcext:value-type="float">
            <text:p>0.000833334429711</text:p>
          </table:table-cell>
          <table:table-cell office:value-type="float" office:value="0.00129407601051996" calcext:value-type="float">
            <text:p>0.00129407601052</text:p>
          </table:table-cell>
          <table:table-cell office:value-type="float" office:value="0.000647248246917217" calcext:value-type="float">
            <text:p>0.000647248246917</text:p>
          </table:table-cell>
          <table:table-cell office:value-type="float" office:value="0.00459504488805483" calcext:value-type="float">
            <text:p>0.004595044888055</text:p>
          </table:table-cell>
          <table:table-cell office:value-type="float" office:value="0.568467899158683" calcext:value-type="float">
            <text:p>0.568467899158683</text:p>
          </table:table-cell>
          <table:table-cell office:value-type="float" office:value="0.00388309170525814" calcext:value-type="float">
            <text:p>0.003883091705258</text:p>
          </table:table-cell>
          <table:table-cell office:value-type="float" office:value="0.352870920216229" calcext:value-type="float">
            <text:p>0.352870920216229</text:p>
          </table:table-cell>
          <table:table-cell office:value-type="float" office:value="0.000152083117733084" calcext:value-type="float">
            <text:p>0.000152083117733</text:p>
          </table:table-cell>
          <table:table-cell office:value-type="float" office:value="0.060998390531016" calcext:value-type="float">
            <text:p>0.060998390531016</text:p>
          </table:table-cell>
          <table:table-cell office:value-type="float" office:value="0.00275068903132667" calcext:value-type="float">
            <text:p>0.002750689031327</text:p>
          </table:table-cell>
          <table:table-cell office:value-type="float" office:value="0.00563463310478215" calcext:value-type="float">
            <text:p>0.005634633104782</text:p>
          </table:table-cell>
          <table:table-cell office:value-type="float" office:value="0.164057034649278" calcext:value-type="float">
            <text:p>0.164057034649278</text:p>
          </table:table-cell>
          <table:table-cell office:value-type="float" office:value="0.0645691372778564" calcext:value-type="float">
            <text:p>0.064569137277856</text:p>
          </table:table-cell>
          <table:table-cell office:value-type="float" office:value="0.0412759779714972" calcext:value-type="float">
            <text:p>0.041275977971497</text:p>
          </table:table-cell>
          <table:table-cell office:value-type="float" office:value="0.0404771184205893" calcext:value-type="float">
            <text:p>0.040477118420589</text:p>
          </table:table-cell>
          <table:table-cell office:value-type="float" office:value="0.092908409137641" calcext:value-type="float">
            <text:p>0.092908409137641</text:p>
          </table:table-cell>
          <table:table-cell/>
        </table:table-row>
        <table:table-row table:style-name="ro1">
          <table:table-cell table:number-columns-repeated="30" office:value-type="float" office:value="0" calcext:value-type="float">
            <text:p>0</text:p>
          </table:table-cell>
          <table:table-cell office:value-type="float" office:value="3" calcext:value-type="float">
            <text:p>3</text:p>
          </table:table-cell>
          <table:table-cell table:number-columns-repeated="10"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9</text:p>
          </table:table-cell>
          <table:table-cell office:value-type="string" calcext:value-type="string">
            <text:p>HedGar</text:p>
          </table:table-cell>
          <table:table-cell office:value-type="float" office:value="1617.89404296875" calcext:value-type="float">
            <text:p>1617.89404296875</text:p>
          </table:table-cell>
          <table:table-cell office:value-type="float" office:value="7658822.40903657" calcext:value-type="float">
            <text:p>7658822.40903657</text:p>
          </table:table-cell>
          <table:table-cell office:value-type="float" office:value="353461.412406513" calcext:value-type="float">
            <text:p>353461.412406513</text:p>
          </table:table-cell>
          <table:table-cell office:value-type="string" calcext:value-type="string">
            <text:p>DC</text:p>
          </table:table-cell>
          <table:table-cell office:value-type="float" office:value="13.6790618896484" calcext:value-type="float">
            <text:p>13.6790618896484</text:p>
          </table:table-cell>
          <table:table-cell office:value-type="float" office:value="3887.65185546875" calcext:value-type="float">
            <text:p>3887.65185546875</text:p>
          </table:table-cell>
          <table:table-cell office:value-type="float" office:value="0" calcext:value-type="float">
            <text:p>0</text:p>
          </table:table-cell>
          <table:table-cell office:value-type="float" office:value="0.00413907284768212" calcext:value-type="float">
            <text:p>0.004139072847682</text:p>
          </table:table-cell>
          <table:table-cell office:value-type="float" office:value="0.702719052470708" calcext:value-type="float">
            <text:p>0.702719052470708</text:p>
          </table:table-cell>
          <table:table-cell office:value-type="float" office:value="0" calcext:value-type="float">
            <text:p>0</text:p>
          </table:table-cell>
          <table:table-cell office:value-type="float" office:value="0.000795975547631177" calcext:value-type="float">
            <text:p>0.000795975547631</text:p>
          </table:table-cell>
          <table:table-cell office:value-type="float" office:value="0" calcext:value-type="float">
            <text:p>0</text:p>
          </table:table-cell>
          <table:table-cell office:value-type="float" office:value="0.27961029037188" calcext:value-type="float">
            <text:p>0.27961029037188</text:p>
          </table:table-cell>
          <table:table-cell office:value-type="float" office:value="0.0127356087620988" calcext:value-type="float">
            <text:p>0.012735608762099</text:p>
          </table:table-cell>
          <table:table-cell table:number-columns-repeated="2" office:value-type="float" office:value="0" calcext:value-type="float">
            <text:p>0</text:p>
          </table:table-cell>
          <table:table-cell office:value-type="float" office:value="0.000459857939270453" calcext:value-type="float">
            <text:p>0.00045985793927</text:p>
          </table:table-cell>
          <table:table-cell office:value-type="float" office:value="0.783658063785834" calcext:value-type="float">
            <text:p>0.783658063785834</text:p>
          </table:table-cell>
          <table:table-cell office:value-type="float" office:value="0" calcext:value-type="float">
            <text:p>0</text:p>
          </table:table-cell>
          <table:table-cell office:value-type="float" office:value="0.107390978294705" calcext:value-type="float">
            <text:p>0.107390978294705</text:p>
          </table:table-cell>
          <table:table-cell office:value-type="float" office:value="0" calcext:value-type="float">
            <text:p>0</text:p>
          </table:table-cell>
          <table:table-cell office:value-type="float" office:value="0.0972882531058098" calcext:value-type="float">
            <text:p>0.09728825310581</text:p>
          </table:table-cell>
          <table:table-cell office:value-type="float" office:value="0.011202846874381" calcext:value-type="float">
            <text:p>0.011202846874381</text:p>
          </table:table-cell>
          <table:table-cell table:number-columns-repeated="2" office:value-type="float" office:value="0" calcext:value-type="float">
            <text:p>0</text:p>
          </table:table-cell>
          <table:table-cell office:value-type="float" office:value="0.00097900230202619" calcext:value-type="float">
            <text:p>0.000979002302026</text:p>
          </table:table-cell>
          <table:table-cell office:value-type="float" office:value="0.796871614504799" calcext:value-type="float">
            <text:p>0.796871614504799</text:p>
          </table:table-cell>
          <table:table-cell office:value-type="float" office:value="0" calcext:value-type="float">
            <text:p>0</text:p>
          </table:table-cell>
          <table:table-cell office:value-type="float" office:value="0.123876070866678" calcext:value-type="float">
            <text:p>0.123876070866678</text:p>
          </table:table-cell>
          <table:table-cell office:value-type="float" office:value="0" calcext:value-type="float">
            <text:p>0</text:p>
          </table:table-cell>
          <table:table-cell office:value-type="float" office:value="0.0753592991510891" calcext:value-type="float">
            <text:p>0.075359299151089</text:p>
          </table:table-cell>
          <table:table-cell office:value-type="float" office:value="0.00280081327056634" calcext:value-type="float">
            <text:p>0.002800813270566</text:p>
          </table:table-cell>
          <table:table-cell office:value-type="float" office:value="0.00011319990484133" calcext:value-type="float">
            <text:p>0.000113199904841</text:p>
          </table:table-cell>
          <table:table-cell office:value-type="float" office:value="0" calcext:value-type="float">
            <text:p>0</text:p>
          </table:table-cell>
          <table:table-cell office:value-type="float" office:value="0.000291285511111345" calcext:value-type="float">
            <text:p>0.000291285511111</text:p>
          </table:table-cell>
          <table:table-cell office:value-type="float" office:value="0.703491610740463" calcext:value-type="float">
            <text:p>0.703491610740463</text:p>
          </table:table-cell>
          <table:table-cell office:value-type="float" office:value="0.0153502464875362" calcext:value-type="float">
            <text:p>0.015350246487536</text:p>
          </table:table-cell>
          <table:table-cell office:value-type="float" office:value="0.149299743842416" calcext:value-type="float">
            <text:p>0.149299743842416</text:p>
          </table:table-cell>
          <table:table-cell office:value-type="float" office:value="0" calcext:value-type="float">
            <text:p>0</text:p>
          </table:table-cell>
          <table:table-cell office:value-type="float" office:value="0.129439702978243" calcext:value-type="float">
            <text:p>0.129439702978243</text:p>
          </table:table-cell>
          <table:table-cell office:value-type="float" office:value="0.000833334429710596" calcext:value-type="float">
            <text:p>0.000833334429711</text:p>
          </table:table-cell>
          <table:table-cell office:value-type="float" office:value="0.00129407601051996" calcext:value-type="float">
            <text:p>0.00129407601052</text:p>
          </table:table-cell>
          <table:table-cell office:value-type="float" office:value="0.000647248246917217" calcext:value-type="float">
            <text:p>0.000647248246917</text:p>
          </table:table-cell>
          <table:table-cell office:value-type="float" office:value="0.00459504488805483" calcext:value-type="float">
            <text:p>0.004595044888055</text:p>
          </table:table-cell>
          <table:table-cell office:value-type="float" office:value="0.568467899158683" calcext:value-type="float">
            <text:p>0.568467899158683</text:p>
          </table:table-cell>
          <table:table-cell office:value-type="float" office:value="0.00388309170525814" calcext:value-type="float">
            <text:p>0.003883091705258</text:p>
          </table:table-cell>
          <table:table-cell office:value-type="float" office:value="0.352870920216229" calcext:value-type="float">
            <text:p>0.352870920216229</text:p>
          </table:table-cell>
          <table:table-cell office:value-type="float" office:value="0.000152083117733084" calcext:value-type="float">
            <text:p>0.000152083117733</text:p>
          </table:table-cell>
          <table:table-cell office:value-type="float" office:value="0.060998390531016" calcext:value-type="float">
            <text:p>0.060998390531016</text:p>
          </table:table-cell>
          <table:table-cell office:value-type="float" office:value="0.00275068903132667" calcext:value-type="float">
            <text:p>0.002750689031327</text:p>
          </table:table-cell>
          <table:table-cell office:value-type="float" office:value="0.00563463310478215" calcext:value-type="float">
            <text:p>0.005634633104782</text:p>
          </table:table-cell>
          <table:table-cell office:value-type="float" office:value="0.164057034649278" calcext:value-type="float">
            <text:p>0.164057034649278</text:p>
          </table:table-cell>
          <table:table-cell office:value-type="float" office:value="0.0645691372778564" calcext:value-type="float">
            <text:p>0.064569137277856</text:p>
          </table:table-cell>
          <table:table-cell office:value-type="float" office:value="0.0412759779714972" calcext:value-type="float">
            <text:p>0.041275977971497</text:p>
          </table:table-cell>
          <table:table-cell office:value-type="float" office:value="0.0404771184205893" calcext:value-type="float">
            <text:p>0.040477118420589</text:p>
          </table:table-cell>
          <table:table-cell office:value-type="float" office:value="0.092908409137641" calcext:value-type="float">
            <text:p>0.092908409137641</text:p>
          </table:table-cell>
          <table:table-cell/>
        </table:table-row>
        <table:table-row table:style-name="ro1">
          <table:table-cell table:number-columns-repeated="17"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string" calcext:value-type="string">
            <text:p>12/07/17</text:p>
          </table:table-cell>
          <table:table-cell office:value-type="string" calcext:value-type="string">
            <text:p>win</text:p>
          </table:table-cell>
          <table:table-cell office:value-type="string" calcext:value-type="string">
            <text:p>trans5</text:p>
          </table:table-cell>
          <table:table-cell office:value-type="string" calcext:value-type="string">
            <text:p>site9</text:p>
          </table:table-cell>
          <table:table-cell office:value-type="string" calcext:value-type="string">
            <text:p>SolMau</text:p>
          </table:table-cell>
          <table:table-cell office:value-type="float" office:value="1617.89404296875" calcext:value-type="float">
            <text:p>1617.89404296875</text:p>
          </table:table-cell>
          <table:table-cell office:value-type="float" office:value="7658822.40903657" calcext:value-type="float">
            <text:p>7658822.40903657</text:p>
          </table:table-cell>
          <table:table-cell office:value-type="float" office:value="353461.412406513" calcext:value-type="float">
            <text:p>353461.412406513</text:p>
          </table:table-cell>
          <table:table-cell office:value-type="string" calcext:value-type="string">
            <text:p>DC</text:p>
          </table:table-cell>
          <table:table-cell office:value-type="float" office:value="13.6790618896484" calcext:value-type="float">
            <text:p>13.6790618896484</text:p>
          </table:table-cell>
          <table:table-cell office:value-type="float" office:value="3887.65185546875" calcext:value-type="float">
            <text:p>3887.65185546875</text:p>
          </table:table-cell>
          <table:table-cell office:value-type="float" office:value="0" calcext:value-type="float">
            <text:p>0</text:p>
          </table:table-cell>
          <table:table-cell office:value-type="float" office:value="0.00413907284768212" calcext:value-type="float">
            <text:p>0.004139072847682</text:p>
          </table:table-cell>
          <table:table-cell office:value-type="float" office:value="0.702719052470708" calcext:value-type="float">
            <text:p>0.702719052470708</text:p>
          </table:table-cell>
          <table:table-cell office:value-type="float" office:value="0" calcext:value-type="float">
            <text:p>0</text:p>
          </table:table-cell>
          <table:table-cell office:value-type="float" office:value="0.000795975547631177" calcext:value-type="float">
            <text:p>0.000795975547631</text:p>
          </table:table-cell>
          <table:table-cell office:value-type="float" office:value="0" calcext:value-type="float">
            <text:p>0</text:p>
          </table:table-cell>
          <table:table-cell office:value-type="float" office:value="0.27961029037188" calcext:value-type="float">
            <text:p>0.27961029037188</text:p>
          </table:table-cell>
          <table:table-cell office:value-type="float" office:value="0.0127356087620988" calcext:value-type="float">
            <text:p>0.012735608762099</text:p>
          </table:table-cell>
          <table:table-cell table:number-columns-repeated="2" office:value-type="float" office:value="0" calcext:value-type="float">
            <text:p>0</text:p>
          </table:table-cell>
          <table:table-cell office:value-type="float" office:value="0.000459857939270453" calcext:value-type="float">
            <text:p>0.00045985793927</text:p>
          </table:table-cell>
          <table:table-cell office:value-type="float" office:value="0.783658063785834" calcext:value-type="float">
            <text:p>0.783658063785834</text:p>
          </table:table-cell>
          <table:table-cell office:value-type="float" office:value="0" calcext:value-type="float">
            <text:p>0</text:p>
          </table:table-cell>
          <table:table-cell office:value-type="float" office:value="0.107390978294705" calcext:value-type="float">
            <text:p>0.107390978294705</text:p>
          </table:table-cell>
          <table:table-cell office:value-type="float" office:value="0" calcext:value-type="float">
            <text:p>0</text:p>
          </table:table-cell>
          <table:table-cell office:value-type="float" office:value="0.0972882531058098" calcext:value-type="float">
            <text:p>0.09728825310581</text:p>
          </table:table-cell>
          <table:table-cell office:value-type="float" office:value="0.011202846874381" calcext:value-type="float">
            <text:p>0.011202846874381</text:p>
          </table:table-cell>
          <table:table-cell table:number-columns-repeated="2" office:value-type="float" office:value="0" calcext:value-type="float">
            <text:p>0</text:p>
          </table:table-cell>
          <table:table-cell office:value-type="float" office:value="0.00097900230202619" calcext:value-type="float">
            <text:p>0.000979002302026</text:p>
          </table:table-cell>
          <table:table-cell office:value-type="float" office:value="0.796871614504799" calcext:value-type="float">
            <text:p>0.796871614504799</text:p>
          </table:table-cell>
          <table:table-cell office:value-type="float" office:value="0" calcext:value-type="float">
            <text:p>0</text:p>
          </table:table-cell>
          <table:table-cell office:value-type="float" office:value="0.123876070866678" calcext:value-type="float">
            <text:p>0.123876070866678</text:p>
          </table:table-cell>
          <table:table-cell office:value-type="float" office:value="0" calcext:value-type="float">
            <text:p>0</text:p>
          </table:table-cell>
          <table:table-cell office:value-type="float" office:value="0.0753592991510891" calcext:value-type="float">
            <text:p>0.075359299151089</text:p>
          </table:table-cell>
          <table:table-cell office:value-type="float" office:value="0.00280081327056634" calcext:value-type="float">
            <text:p>0.002800813270566</text:p>
          </table:table-cell>
          <table:table-cell office:value-type="float" office:value="0.00011319990484133" calcext:value-type="float">
            <text:p>0.000113199904841</text:p>
          </table:table-cell>
          <table:table-cell office:value-type="float" office:value="0" calcext:value-type="float">
            <text:p>0</text:p>
          </table:table-cell>
          <table:table-cell office:value-type="float" office:value="0.000291285511111345" calcext:value-type="float">
            <text:p>0.000291285511111</text:p>
          </table:table-cell>
          <table:table-cell office:value-type="float" office:value="0.703491610740463" calcext:value-type="float">
            <text:p>0.703491610740463</text:p>
          </table:table-cell>
          <table:table-cell office:value-type="float" office:value="0.0153502464875362" calcext:value-type="float">
            <text:p>0.015350246487536</text:p>
          </table:table-cell>
          <table:table-cell office:value-type="float" office:value="0.149299743842416" calcext:value-type="float">
            <text:p>0.149299743842416</text:p>
          </table:table-cell>
          <table:table-cell office:value-type="float" office:value="0" calcext:value-type="float">
            <text:p>0</text:p>
          </table:table-cell>
          <table:table-cell office:value-type="float" office:value="0.129439702978243" calcext:value-type="float">
            <text:p>0.129439702978243</text:p>
          </table:table-cell>
          <table:table-cell office:value-type="float" office:value="0.000833334429710596" calcext:value-type="float">
            <text:p>0.000833334429711</text:p>
          </table:table-cell>
          <table:table-cell office:value-type="float" office:value="0.00129407601051996" calcext:value-type="float">
            <text:p>0.00129407601052</text:p>
          </table:table-cell>
          <table:table-cell office:value-type="float" office:value="0.000647248246917217" calcext:value-type="float">
            <text:p>0.000647248246917</text:p>
          </table:table-cell>
          <table:table-cell office:value-type="float" office:value="0.00459504488805483" calcext:value-type="float">
            <text:p>0.004595044888055</text:p>
          </table:table-cell>
          <table:table-cell office:value-type="float" office:value="0.568467899158683" calcext:value-type="float">
            <text:p>0.568467899158683</text:p>
          </table:table-cell>
          <table:table-cell office:value-type="float" office:value="0.00388309170525814" calcext:value-type="float">
            <text:p>0.003883091705258</text:p>
          </table:table-cell>
          <table:table-cell office:value-type="float" office:value="0.352870920216229" calcext:value-type="float">
            <text:p>0.352870920216229</text:p>
          </table:table-cell>
          <table:table-cell office:value-type="float" office:value="0.000152083117733084" calcext:value-type="float">
            <text:p>0.000152083117733</text:p>
          </table:table-cell>
          <table:table-cell office:value-type="float" office:value="0.060998390531016" calcext:value-type="float">
            <text:p>0.060998390531016</text:p>
          </table:table-cell>
          <table:table-cell office:value-type="float" office:value="0.00275068903132667" calcext:value-type="float">
            <text:p>0.002750689031327</text:p>
          </table:table-cell>
          <table:table-cell office:value-type="float" office:value="0.00563463310478215" calcext:value-type="float">
            <text:p>0.005634633104782</text:p>
          </table:table-cell>
          <table:table-cell office:value-type="float" office:value="0.164057034649278" calcext:value-type="float">
            <text:p>0.164057034649278</text:p>
          </table:table-cell>
          <table:table-cell office:value-type="float" office:value="0.0645691372778564" calcext:value-type="float">
            <text:p>0.064569137277856</text:p>
          </table:table-cell>
          <table:table-cell office:value-type="float" office:value="0.0412759779714972" calcext:value-type="float">
            <text:p>0.041275977971497</text:p>
          </table:table-cell>
          <table:table-cell office:value-type="float" office:value="0.0404771184205893" calcext:value-type="float">
            <text:p>0.040477118420589</text:p>
          </table:table-cell>
          <table:table-cell office:value-type="float" office:value="0.092908409137641" calcext:value-type="float">
            <text:p>0.092908409137641</text:p>
          </table:table-cell>
          <table:table-cell/>
        </table:table-row>
        <table:table-row table:style-name="ro1">
          <table:table-cell table:number-columns-repeated="17"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string" calcext:value-type="string">
            <text:p>20/07/17</text:p>
          </table:table-cell>
          <table:table-cell office:value-type="string" calcext:value-type="string">
            <text:p>win</text:p>
          </table:table-cell>
          <table:table-cell office:value-type="string" calcext:value-type="string">
            <text:p>trans6</text:p>
          </table:table-cell>
          <table:table-cell office:value-type="string" calcext:value-type="string">
            <text:p>site1</text:p>
          </table:table-cell>
          <table:table-cell office:value-type="string" calcext:value-type="string">
            <text:p>SolMau</text:p>
          </table:table-cell>
          <table:table-cell office:value-type="float" office:value="1286.78271484375" calcext:value-type="float">
            <text:p>1286.78271484375</text:p>
          </table:table-cell>
          <table:table-cell office:value-type="float" office:value="7681594.04263093" calcext:value-type="float">
            <text:p>7681594.04263093</text:p>
          </table:table-cell>
          <table:table-cell office:value-type="float" office:value="334056.096222558" calcext:value-type="float">
            <text:p>334056.096222558</text:p>
          </table:table-cell>
          <table:table-cell office:value-type="string" calcext:value-type="string">
            <text:p>BE</text:p>
          </table:table-cell>
          <table:table-cell office:value-type="float" office:value="17.2094058990479" calcext:value-type="float">
            <text:p>17.2094058990479</text:p>
          </table:table-cell>
          <table:table-cell office:value-type="float" office:value="2192.88354492188" calcext:value-type="float">
            <text:p>2192.88354492188</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889395733601711" calcext:value-type="float">
            <text:p>0.889395733601711</text:p>
          </table:table-cell>
          <table:table-cell table:number-columns-repeated="3" office:value-type="float" office:value="0" calcext:value-type="float">
            <text:p>0</text:p>
          </table:table-cell>
          <table:table-cell office:value-type="float" office:value="0.110604266398289" calcext:value-type="float">
            <text:p>0.110604266398289</text:p>
          </table:table-cell>
          <table:table-cell table:number-columns-repeated="4" office:value-type="float" office:value="0" calcext:value-type="float">
            <text:p>0</text:p>
          </table:table-cell>
          <table:table-cell office:value-type="float" office:value="0.797025577632655" calcext:value-type="float">
            <text:p>0.797025577632655</text:p>
          </table:table-cell>
          <table:table-cell office:value-type="float" office:value="0.000662812931772368" calcext:value-type="float">
            <text:p>0.000662812931772</text:p>
          </table:table-cell>
          <table:table-cell table:number-columns-repeated="2" office:value-type="float" office:value="0" calcext:value-type="float">
            <text:p>0</text:p>
          </table:table-cell>
          <table:table-cell office:value-type="float" office:value="0.202311609435572" calcext:value-type="float">
            <text:p>0.202311609435572</text:p>
          </table:table-cell>
          <table:table-cell table:number-columns-repeated="2" office:value-type="float" office:value="0" calcext:value-type="float">
            <text:p>0</text:p>
          </table:table-cell>
          <table:table-cell office:value-type="float" office:value="0.000694460497388473" calcext:value-type="float">
            <text:p>0.000694460497388</text:p>
          </table:table-cell>
          <table:table-cell office:value-type="float" office:value="0.00306218911482358" calcext:value-type="float">
            <text:p>0.003062189114824</text:p>
          </table:table-cell>
          <table:table-cell office:value-type="float" office:value="0.831395746368621" calcext:value-type="float">
            <text:p>0.831395746368621</text:p>
          </table:table-cell>
          <table:table-cell office:value-type="float" office:value="0.0203496948221883" calcext:value-type="float">
            <text:p>0.020349694822188</text:p>
          </table:table-cell>
          <table:table-cell office:value-type="float" office:value="0.0146113404099152" calcext:value-type="float">
            <text:p>0.014611340409915</text:p>
          </table:table-cell>
          <table:table-cell office:value-type="float" office:value="0" calcext:value-type="float">
            <text:p>0</text:p>
          </table:table-cell>
          <table:table-cell office:value-type="float" office:value="0.122093128550103" calcext:value-type="float">
            <text:p>0.122093128550103</text:p>
          </table:table-cell>
          <table:table-cell office:value-type="float" office:value="0.000863643560797708" calcext:value-type="float">
            <text:p>0.000863643560798</text:p>
          </table:table-cell>
          <table:table-cell office:value-type="float" office:value="0.00692979667616286" calcext:value-type="float">
            <text:p>0.006929796676163</text:p>
          </table:table-cell>
          <table:table-cell office:value-type="float" office:value="0.020003762058713" calcext:value-type="float">
            <text:p>0.020003762058713</text:p>
          </table:table-cell>
          <table:table-cell office:value-type="float" office:value="0.0088413978863808" calcext:value-type="float">
            <text:p>0.008841397886381</text:p>
          </table:table-cell>
          <table:table-cell office:value-type="float" office:value="0.0219853594646072" calcext:value-type="float">
            <text:p>0.021985359464607</text:p>
          </table:table-cell>
          <table:table-cell office:value-type="float" office:value="0.0455414808327813" calcext:value-type="float">
            <text:p>0.045541480832781</text:p>
          </table:table-cell>
          <table:table-cell office:value-type="float" office:value="0.101304591319673" calcext:value-type="float">
            <text:p>0.101304591319673</text:p>
          </table:table-cell>
          <table:table-cell/>
        </table:table-row>
        <table:table-row table:style-name="ro1">
          <table:table-cell table:number-columns-repeated="2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5" calcext:value-type="float">
            <text:p>5</text:p>
          </table:table-cell>
          <table:table-cell table:number-columns-repeated="10" office:value-type="float" office:value="0" calcext:value-type="float">
            <text:p>0</text:p>
          </table:table-cell>
          <table:table-cell office:value-type="string" calcext:value-type="string">
            <text:p>20/07/17</text:p>
          </table:table-cell>
          <table:table-cell office:value-type="string" calcext:value-type="string">
            <text:p>win</text:p>
          </table:table-cell>
          <table:table-cell office:value-type="string" calcext:value-type="string">
            <text:p>trans6</text:p>
          </table:table-cell>
          <table:table-cell office:value-type="string" calcext:value-type="string">
            <text:p>site1</text:p>
          </table:table-cell>
          <table:table-cell office:value-type="string" calcext:value-type="string">
            <text:p>DomFic</text:p>
          </table:table-cell>
          <table:table-cell office:value-type="float" office:value="1286.78271484375" calcext:value-type="float">
            <text:p>1286.78271484375</text:p>
          </table:table-cell>
          <table:table-cell office:value-type="float" office:value="7681594.04263093" calcext:value-type="float">
            <text:p>7681594.04263093</text:p>
          </table:table-cell>
          <table:table-cell office:value-type="float" office:value="334056.096222558" calcext:value-type="float">
            <text:p>334056.096222558</text:p>
          </table:table-cell>
          <table:table-cell office:value-type="string" calcext:value-type="string">
            <text:p>BE</text:p>
          </table:table-cell>
          <table:table-cell office:value-type="float" office:value="17.2094058990479" calcext:value-type="float">
            <text:p>17.2094058990479</text:p>
          </table:table-cell>
          <table:table-cell office:value-type="float" office:value="2192.88354492188" calcext:value-type="float">
            <text:p>2192.88354492188</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0.889395733601711" calcext:value-type="float">
            <text:p>0.889395733601711</text:p>
          </table:table-cell>
          <table:table-cell table:number-columns-repeated="3" office:value-type="float" office:value="0" calcext:value-type="float">
            <text:p>0</text:p>
          </table:table-cell>
          <table:table-cell office:value-type="float" office:value="0.110604266398289" calcext:value-type="float">
            <text:p>0.110604266398289</text:p>
          </table:table-cell>
          <table:table-cell table:number-columns-repeated="4" office:value-type="float" office:value="0" calcext:value-type="float">
            <text:p>0</text:p>
          </table:table-cell>
          <table:table-cell office:value-type="float" office:value="0.797025577632655" calcext:value-type="float">
            <text:p>0.797025577632655</text:p>
          </table:table-cell>
          <table:table-cell office:value-type="float" office:value="0.000662812931772368" calcext:value-type="float">
            <text:p>0.000662812931772</text:p>
          </table:table-cell>
          <table:table-cell table:number-columns-repeated="2" office:value-type="float" office:value="0" calcext:value-type="float">
            <text:p>0</text:p>
          </table:table-cell>
          <table:table-cell office:value-type="float" office:value="0.202311609435572" calcext:value-type="float">
            <text:p>0.202311609435572</text:p>
          </table:table-cell>
          <table:table-cell table:number-columns-repeated="2" office:value-type="float" office:value="0" calcext:value-type="float">
            <text:p>0</text:p>
          </table:table-cell>
          <table:table-cell office:value-type="float" office:value="0.000694460497388473" calcext:value-type="float">
            <text:p>0.000694460497388</text:p>
          </table:table-cell>
          <table:table-cell office:value-type="float" office:value="0.00306218911482358" calcext:value-type="float">
            <text:p>0.003062189114824</text:p>
          </table:table-cell>
          <table:table-cell office:value-type="float" office:value="0.831395746368621" calcext:value-type="float">
            <text:p>0.831395746368621</text:p>
          </table:table-cell>
          <table:table-cell office:value-type="float" office:value="0.0203496948221883" calcext:value-type="float">
            <text:p>0.020349694822188</text:p>
          </table:table-cell>
          <table:table-cell office:value-type="float" office:value="0.0146113404099152" calcext:value-type="float">
            <text:p>0.014611340409915</text:p>
          </table:table-cell>
          <table:table-cell office:value-type="float" office:value="0" calcext:value-type="float">
            <text:p>0</text:p>
          </table:table-cell>
          <table:table-cell office:value-type="float" office:value="0.122093128550103" calcext:value-type="float">
            <text:p>0.122093128550103</text:p>
          </table:table-cell>
          <table:table-cell office:value-type="float" office:value="0.000863643560797708" calcext:value-type="float">
            <text:p>0.000863643560798</text:p>
          </table:table-cell>
          <table:table-cell office:value-type="float" office:value="0.00692979667616286" calcext:value-type="float">
            <text:p>0.006929796676163</text:p>
          </table:table-cell>
          <table:table-cell office:value-type="float" office:value="0.020003762058713" calcext:value-type="float">
            <text:p>0.020003762058713</text:p>
          </table:table-cell>
          <table:table-cell office:value-type="float" office:value="0.0088413978863808" calcext:value-type="float">
            <text:p>0.008841397886381</text:p>
          </table:table-cell>
          <table:table-cell office:value-type="float" office:value="0.0219853594646072" calcext:value-type="float">
            <text:p>0.021985359464607</text:p>
          </table:table-cell>
          <table:table-cell office:value-type="float" office:value="0.0455414808327813" calcext:value-type="float">
            <text:p>0.045541480832781</text:p>
          </table:table-cell>
          <table:table-cell office:value-type="float" office:value="0.101304591319673" calcext:value-type="float">
            <text:p>0.101304591319673</text:p>
          </table:table-cell>
          <table:table-cell/>
        </table:table-row>
        <table:table-row table:style-name="ro1">
          <table:table-cell table:number-columns-repeated="17" office:value-type="float" office:value="0" calcext:value-type="float">
            <text:p>0</text:p>
          </table:table-cell>
          <table:table-cell office:value-type="float" office:value="8" calcext:value-type="float">
            <text:p>8</text:p>
          </table:table-cell>
          <table:table-cell table:number-columns-repeated="12" office:value-type="float" office:value="0" calcext:value-type="float">
            <text:p>0</text:p>
          </table:table-cell>
          <table:table-cell office:value-type="float" office:value="4" calcext:value-type="float">
            <text:p>4</text:p>
          </table:table-cell>
          <table:table-cell table:number-columns-repeated="10" office:value-type="float" office:value="0" calcext:value-type="float">
            <text:p>0</text:p>
          </table:table-cell>
          <table:table-cell office:value-type="string" calcext:value-type="string">
            <text:p>20/07/17</text:p>
          </table:table-cell>
          <table:table-cell office:value-type="string" calcext:value-type="string">
            <text:p>win</text:p>
          </table:table-cell>
          <table:table-cell office:value-type="string" calcext:value-type="string">
            <text:p>trans6</text:p>
          </table:table-cell>
          <table:table-cell office:value-type="string" calcext:value-type="string">
            <text:p>site2</text:p>
          </table:table-cell>
          <table:table-cell office:value-type="string" calcext:value-type="string">
            <text:p>Other</text:p>
          </table:table-cell>
          <table:table-cell office:value-type="float" office:value="1189.06750488281" calcext:value-type="float">
            <text:p>1189.06750488281</text:p>
          </table:table-cell>
          <table:table-cell office:value-type="float" office:value="7682408.45477065" calcext:value-type="float">
            <text:p>7682408.45477065</text:p>
          </table:table-cell>
          <table:table-cell office:value-type="float" office:value="333905.604255658" calcext:value-type="float">
            <text:p>333905.604255658</text:p>
          </table:table-cell>
          <table:table-cell office:value-type="string" calcext:value-type="string">
            <text:p>BE</text:p>
          </table:table-cell>
          <table:table-cell office:value-type="float" office:value="17.2496223449707" calcext:value-type="float">
            <text:p>17.2496223449707</text:p>
          </table:table-cell>
          <table:table-cell office:value-type="float" office:value="2261.01513671875" calcext:value-type="float">
            <text:p>2261.01513671875</text:p>
          </table:table-cell>
          <table:table-cell table:number-columns-repeated="2" office:value-type="float" office:value="0" calcext:value-type="float">
            <text:p>0</text:p>
          </table:table-cell>
          <table:table-cell office:value-type="float" office:value="0.931896332144676" calcext:value-type="float">
            <text:p>0.931896332144676</text:p>
          </table:table-cell>
          <table:table-cell table:number-columns-repeated="3" office:value-type="float" office:value="0" calcext:value-type="float">
            <text:p>0</text:p>
          </table:table-cell>
          <table:table-cell office:value-type="float" office:value="0.0681036678553235" calcext:value-type="float">
            <text:p>0.068103667855324</text:p>
          </table:table-cell>
          <table:table-cell table:number-columns-repeated="4" office:value-type="float" office:value="0" calcext:value-type="float">
            <text:p>0</text:p>
          </table:table-cell>
          <table:table-cell office:value-type="float" office:value="0.871225627529219" calcext:value-type="float">
            <text:p>0.871225627529219</text:p>
          </table:table-cell>
          <table:table-cell table:number-columns-repeated="3" office:value-type="float" office:value="0" calcext:value-type="float">
            <text:p>0</text:p>
          </table:table-cell>
          <table:table-cell office:value-type="float" office:value="0.128774372470781" calcext:value-type="float">
            <text:p>0.128774372470781</text:p>
          </table:table-cell>
          <table:table-cell table:number-columns-repeated="4" office:value-type="float" office:value="0" calcext:value-type="float">
            <text:p>0</text:p>
          </table:table-cell>
          <table:table-cell office:value-type="float" office:value="0.718572406437543" calcext:value-type="float">
            <text:p>0.718572406437543</text:p>
          </table:table-cell>
          <table:table-cell table:number-columns-repeated="3" office:value-type="float" office:value="0" calcext:value-type="float">
            <text:p>0</text:p>
          </table:table-cell>
          <table:table-cell office:value-type="float" office:value="0.281427593562457" calcext:value-type="float">
            <text:p>0.281427593562457</text:p>
          </table:table-cell>
          <table:table-cell table:number-columns-repeated="4" office:value-type="float" office:value="0" calcext:value-type="float">
            <text:p>0</text:p>
          </table:table-cell>
          <table:table-cell office:value-type="float" office:value="0.793074431885757" calcext:value-type="float">
            <text:p>0.793074431885757</text:p>
          </table:table-cell>
          <table:table-cell table:number-columns-repeated="3" office:value-type="float" office:value="0" calcext:value-type="float">
            <text:p>0</text:p>
          </table:table-cell>
          <table:table-cell office:value-type="float" office:value="0.206925568114243" calcext:value-type="float">
            <text:p>0.206925568114243</text:p>
          </table:table-cell>
          <table:table-cell table:number-columns-repeated="2" office:value-type="float" office:value="0" calcext:value-type="float">
            <text:p>0</text:p>
          </table:table-cell>
          <table:table-cell office:value-type="float" office:value="0.00129535798109812" calcext:value-type="float">
            <text:p>0.001295357981098</text:p>
          </table:table-cell>
          <table:table-cell office:value-type="float" office:value="0.000848294494386291" calcext:value-type="float">
            <text:p>0.000848294494386</text:p>
          </table:table-cell>
          <table:table-cell office:value-type="float" office:value="0.842544281054756" calcext:value-type="float">
            <text:p>0.842544281054756</text:p>
          </table:table-cell>
          <table:table-cell office:value-type="float" office:value="0.0221810030364445" calcext:value-type="float">
            <text:p>0.022181003036445</text:p>
          </table:table-cell>
          <table:table-cell office:value-type="float" office:value="0.00364089242922065" calcext:value-type="float">
            <text:p>0.003640892429221</text:p>
          </table:table-cell>
          <table:table-cell office:value-type="float" office:value="0" calcext:value-type="float">
            <text:p>0</text:p>
          </table:table-cell>
          <table:table-cell office:value-type="float" office:value="0.126578559230863" calcext:value-type="float">
            <text:p>0.126578559230863</text:p>
          </table:table-cell>
          <table:table-cell office:value-type="float" office:value="0.00125948610803527" calcext:value-type="float">
            <text:p>0.001259486108035</text:p>
          </table:table-cell>
          <table:table-cell office:value-type="float" office:value="0.00165212566519562" calcext:value-type="float">
            <text:p>0.001652125665196</text:p>
          </table:table-cell>
          <table:table-cell office:value-type="float" office:value="0.0358619243056857" calcext:value-type="float">
            <text:p>0.035861924305686</text:p>
          </table:table-cell>
          <table:table-cell office:value-type="float" office:value="0.0269126048838208" calcext:value-type="float">
            <text:p>0.026912604883821</text:p>
          </table:table-cell>
          <table:table-cell office:value-type="float" office:value="0.0327312923616315" calcext:value-type="float">
            <text:p>0.032731292361632</text:p>
          </table:table-cell>
          <table:table-cell office:value-type="float" office:value="0.0479362604491172" calcext:value-type="float">
            <text:p>0.047936260449117</text:p>
          </table:table-cell>
          <table:table-cell office:value-type="float" office:value="0.125798679927658" calcext:value-type="float">
            <text:p>0.125798679927658</text:p>
          </table:table-cell>
          <table:table-cell/>
        </table:table-row>
        <table:table-row table:style-name="ro1">
          <table:table-cell table:number-columns-repeated="1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0" calcext:value-type="float">
            <text:p>20</text:p>
          </table:table-cell>
          <table:table-cell table:number-columns-repeated="10" office:value-type="float" office:value="0" calcext:value-type="float">
            <text:p>0</text:p>
          </table:table-cell>
          <table:table-cell office:value-type="string" calcext:value-type="string">
            <text:p>20/07/17</text:p>
          </table:table-cell>
          <table:table-cell office:value-type="string" calcext:value-type="string">
            <text:p>win</text:p>
          </table:table-cell>
          <table:table-cell office:value-type="string" calcext:value-type="string">
            <text:p>trans6</text:p>
          </table:table-cell>
          <table:table-cell office:value-type="string" calcext:value-type="string">
            <text:p>site2</text:p>
          </table:table-cell>
          <table:table-cell office:value-type="string" calcext:value-type="string">
            <text:p>DomFic</text:p>
          </table:table-cell>
          <table:table-cell office:value-type="float" office:value="1189.06750488281" calcext:value-type="float">
            <text:p>1189.06750488281</text:p>
          </table:table-cell>
          <table:table-cell office:value-type="float" office:value="7682408.45477065" calcext:value-type="float">
            <text:p>7682408.45477065</text:p>
          </table:table-cell>
          <table:table-cell office:value-type="float" office:value="333905.604255658" calcext:value-type="float">
            <text:p>333905.604255658</text:p>
          </table:table-cell>
          <table:table-cell office:value-type="string" calcext:value-type="string">
            <text:p>BE</text:p>
          </table:table-cell>
          <table:table-cell office:value-type="float" office:value="17.2496223449707" calcext:value-type="float">
            <text:p>17.2496223449707</text:p>
          </table:table-cell>
          <table:table-cell office:value-type="float" office:value="2261.01513671875" calcext:value-type="float">
            <text:p>2261.01513671875</text:p>
          </table:table-cell>
          <table:table-cell table:number-columns-repeated="2" office:value-type="float" office:value="0" calcext:value-type="float">
            <text:p>0</text:p>
          </table:table-cell>
          <table:table-cell office:value-type="float" office:value="0.931896332144676" calcext:value-type="float">
            <text:p>0.931896332144676</text:p>
          </table:table-cell>
          <table:table-cell table:number-columns-repeated="3" office:value-type="float" office:value="0" calcext:value-type="float">
            <text:p>0</text:p>
          </table:table-cell>
          <table:table-cell office:value-type="float" office:value="0.0681036678553235" calcext:value-type="float">
            <text:p>0.068103667855324</text:p>
          </table:table-cell>
          <table:table-cell table:number-columns-repeated="4" office:value-type="float" office:value="0" calcext:value-type="float">
            <text:p>0</text:p>
          </table:table-cell>
          <table:table-cell office:value-type="float" office:value="0.871225627529219" calcext:value-type="float">
            <text:p>0.871225627529219</text:p>
          </table:table-cell>
          <table:table-cell table:number-columns-repeated="3" office:value-type="float" office:value="0" calcext:value-type="float">
            <text:p>0</text:p>
          </table:table-cell>
          <table:table-cell office:value-type="float" office:value="0.128774372470781" calcext:value-type="float">
            <text:p>0.128774372470781</text:p>
          </table:table-cell>
          <table:table-cell table:number-columns-repeated="4" office:value-type="float" office:value="0" calcext:value-type="float">
            <text:p>0</text:p>
          </table:table-cell>
          <table:table-cell office:value-type="float" office:value="0.718572406437543" calcext:value-type="float">
            <text:p>0.718572406437543</text:p>
          </table:table-cell>
          <table:table-cell table:number-columns-repeated="3" office:value-type="float" office:value="0" calcext:value-type="float">
            <text:p>0</text:p>
          </table:table-cell>
          <table:table-cell office:value-type="float" office:value="0.281427593562457" calcext:value-type="float">
            <text:p>0.281427593562457</text:p>
          </table:table-cell>
          <table:table-cell table:number-columns-repeated="4" office:value-type="float" office:value="0" calcext:value-type="float">
            <text:p>0</text:p>
          </table:table-cell>
          <table:table-cell office:value-type="float" office:value="0.793074431885757" calcext:value-type="float">
            <text:p>0.793074431885757</text:p>
          </table:table-cell>
          <table:table-cell table:number-columns-repeated="3" office:value-type="float" office:value="0" calcext:value-type="float">
            <text:p>0</text:p>
          </table:table-cell>
          <table:table-cell office:value-type="float" office:value="0.206925568114243" calcext:value-type="float">
            <text:p>0.206925568114243</text:p>
          </table:table-cell>
          <table:table-cell table:number-columns-repeated="2" office:value-type="float" office:value="0" calcext:value-type="float">
            <text:p>0</text:p>
          </table:table-cell>
          <table:table-cell office:value-type="float" office:value="0.00129535798109812" calcext:value-type="float">
            <text:p>0.001295357981098</text:p>
          </table:table-cell>
          <table:table-cell office:value-type="float" office:value="0.000848294494386291" calcext:value-type="float">
            <text:p>0.000848294494386</text:p>
          </table:table-cell>
          <table:table-cell office:value-type="float" office:value="0.842544281054756" calcext:value-type="float">
            <text:p>0.842544281054756</text:p>
          </table:table-cell>
          <table:table-cell office:value-type="float" office:value="0.0221810030364445" calcext:value-type="float">
            <text:p>0.022181003036445</text:p>
          </table:table-cell>
          <table:table-cell office:value-type="float" office:value="0.00364089242922065" calcext:value-type="float">
            <text:p>0.003640892429221</text:p>
          </table:table-cell>
          <table:table-cell office:value-type="float" office:value="0" calcext:value-type="float">
            <text:p>0</text:p>
          </table:table-cell>
          <table:table-cell office:value-type="float" office:value="0.126578559230863" calcext:value-type="float">
            <text:p>0.126578559230863</text:p>
          </table:table-cell>
          <table:table-cell office:value-type="float" office:value="0.00125948610803527" calcext:value-type="float">
            <text:p>0.001259486108035</text:p>
          </table:table-cell>
          <table:table-cell office:value-type="float" office:value="0.00165212566519562" calcext:value-type="float">
            <text:p>0.001652125665196</text:p>
          </table:table-cell>
          <table:table-cell office:value-type="float" office:value="0.0358619243056857" calcext:value-type="float">
            <text:p>0.035861924305686</text:p>
          </table:table-cell>
          <table:table-cell office:value-type="float" office:value="0.0269126048838208" calcext:value-type="float">
            <text:p>0.026912604883821</text:p>
          </table:table-cell>
          <table:table-cell office:value-type="float" office:value="0.0327312923616315" calcext:value-type="float">
            <text:p>0.032731292361632</text:p>
          </table:table-cell>
          <table:table-cell office:value-type="float" office:value="0.0479362604491172" calcext:value-type="float">
            <text:p>0.047936260449117</text:p>
          </table:table-cell>
          <table:table-cell office:value-type="float" office:value="0.125798679927658" calcext:value-type="float">
            <text:p>0.125798679927658</text:p>
          </table:table-cell>
          <table:table-cell/>
        </table:table-row>
        <table:table-row table:style-name="ro1">
          <table:table-cell table:number-columns-repeated="17" office:value-type="float" office:value="0" calcext:value-type="float">
            <text:p>0</text:p>
          </table:table-cell>
          <table:table-cell office:value-type="float" office:value="54" calcext:value-type="float">
            <text:p>54</text:p>
          </table:table-cell>
          <table:table-cell table:number-columns-repeated="23" office:value-type="float" office:value="0" calcext:value-type="float">
            <text:p>0</text:p>
          </table:table-cell>
          <table:table-cell office:value-type="string" calcext:value-type="string">
            <text:p>20/07/17</text:p>
          </table:table-cell>
          <table:table-cell office:value-type="string" calcext:value-type="string">
            <text:p>win</text:p>
          </table:table-cell>
          <table:table-cell office:value-type="string" calcext:value-type="string">
            <text:p>trans6</text:p>
          </table:table-cell>
          <table:table-cell office:value-type="string" calcext:value-type="string">
            <text:p>site2</text:p>
          </table:table-cell>
          <table:table-cell office:value-type="string" calcext:value-type="string">
            <text:p>SolMau</text:p>
          </table:table-cell>
          <table:table-cell office:value-type="float" office:value="1189.06750488281" calcext:value-type="float">
            <text:p>1189.06750488281</text:p>
          </table:table-cell>
          <table:table-cell office:value-type="float" office:value="7682408.45477065" calcext:value-type="float">
            <text:p>7682408.45477065</text:p>
          </table:table-cell>
          <table:table-cell office:value-type="float" office:value="333905.604255658" calcext:value-type="float">
            <text:p>333905.604255658</text:p>
          </table:table-cell>
          <table:table-cell office:value-type="string" calcext:value-type="string">
            <text:p>BE</text:p>
          </table:table-cell>
          <table:table-cell office:value-type="float" office:value="17.2496223449707" calcext:value-type="float">
            <text:p>17.2496223449707</text:p>
          </table:table-cell>
          <table:table-cell office:value-type="float" office:value="2261.01513671875" calcext:value-type="float">
            <text:p>2261.01513671875</text:p>
          </table:table-cell>
          <table:table-cell table:number-columns-repeated="2" office:value-type="float" office:value="0" calcext:value-type="float">
            <text:p>0</text:p>
          </table:table-cell>
          <table:table-cell office:value-type="float" office:value="0.931896332144676" calcext:value-type="float">
            <text:p>0.931896332144676</text:p>
          </table:table-cell>
          <table:table-cell table:number-columns-repeated="3" office:value-type="float" office:value="0" calcext:value-type="float">
            <text:p>0</text:p>
          </table:table-cell>
          <table:table-cell office:value-type="float" office:value="0.0681036678553235" calcext:value-type="float">
            <text:p>0.068103667855324</text:p>
          </table:table-cell>
          <table:table-cell table:number-columns-repeated="4" office:value-type="float" office:value="0" calcext:value-type="float">
            <text:p>0</text:p>
          </table:table-cell>
          <table:table-cell office:value-type="float" office:value="0.871225627529219" calcext:value-type="float">
            <text:p>0.871225627529219</text:p>
          </table:table-cell>
          <table:table-cell table:number-columns-repeated="3" office:value-type="float" office:value="0" calcext:value-type="float">
            <text:p>0</text:p>
          </table:table-cell>
          <table:table-cell office:value-type="float" office:value="0.128774372470781" calcext:value-type="float">
            <text:p>0.128774372470781</text:p>
          </table:table-cell>
          <table:table-cell table:number-columns-repeated="4" office:value-type="float" office:value="0" calcext:value-type="float">
            <text:p>0</text:p>
          </table:table-cell>
          <table:table-cell office:value-type="float" office:value="0.718572406437543" calcext:value-type="float">
            <text:p>0.718572406437543</text:p>
          </table:table-cell>
          <table:table-cell table:number-columns-repeated="3" office:value-type="float" office:value="0" calcext:value-type="float">
            <text:p>0</text:p>
          </table:table-cell>
          <table:table-cell office:value-type="float" office:value="0.281427593562457" calcext:value-type="float">
            <text:p>0.281427593562457</text:p>
          </table:table-cell>
          <table:table-cell table:number-columns-repeated="4" office:value-type="float" office:value="0" calcext:value-type="float">
            <text:p>0</text:p>
          </table:table-cell>
          <table:table-cell office:value-type="float" office:value="0.793074431885757" calcext:value-type="float">
            <text:p>0.793074431885757</text:p>
          </table:table-cell>
          <table:table-cell table:number-columns-repeated="3" office:value-type="float" office:value="0" calcext:value-type="float">
            <text:p>0</text:p>
          </table:table-cell>
          <table:table-cell office:value-type="float" office:value="0.206925568114243" calcext:value-type="float">
            <text:p>0.206925568114243</text:p>
          </table:table-cell>
          <table:table-cell table:number-columns-repeated="2" office:value-type="float" office:value="0" calcext:value-type="float">
            <text:p>0</text:p>
          </table:table-cell>
          <table:table-cell office:value-type="float" office:value="0.00129535798109812" calcext:value-type="float">
            <text:p>0.001295357981098</text:p>
          </table:table-cell>
          <table:table-cell office:value-type="float" office:value="0.000848294494386291" calcext:value-type="float">
            <text:p>0.000848294494386</text:p>
          </table:table-cell>
          <table:table-cell office:value-type="float" office:value="0.842544281054756" calcext:value-type="float">
            <text:p>0.842544281054756</text:p>
          </table:table-cell>
          <table:table-cell office:value-type="float" office:value="0.0221810030364445" calcext:value-type="float">
            <text:p>0.022181003036445</text:p>
          </table:table-cell>
          <table:table-cell office:value-type="float" office:value="0.00364089242922065" calcext:value-type="float">
            <text:p>0.003640892429221</text:p>
          </table:table-cell>
          <table:table-cell office:value-type="float" office:value="0" calcext:value-type="float">
            <text:p>0</text:p>
          </table:table-cell>
          <table:table-cell office:value-type="float" office:value="0.126578559230863" calcext:value-type="float">
            <text:p>0.126578559230863</text:p>
          </table:table-cell>
          <table:table-cell office:value-type="float" office:value="0.00125948610803527" calcext:value-type="float">
            <text:p>0.001259486108035</text:p>
          </table:table-cell>
          <table:table-cell office:value-type="float" office:value="0.00165212566519562" calcext:value-type="float">
            <text:p>0.001652125665196</text:p>
          </table:table-cell>
          <table:table-cell office:value-type="float" office:value="0.0358619243056857" calcext:value-type="float">
            <text:p>0.035861924305686</text:p>
          </table:table-cell>
          <table:table-cell office:value-type="float" office:value="0.0269126048838208" calcext:value-type="float">
            <text:p>0.026912604883821</text:p>
          </table:table-cell>
          <table:table-cell office:value-type="float" office:value="0.0327312923616315" calcext:value-type="float">
            <text:p>0.032731292361632</text:p>
          </table:table-cell>
          <table:table-cell office:value-type="float" office:value="0.0479362604491172" calcext:value-type="float">
            <text:p>0.047936260449117</text:p>
          </table:table-cell>
          <table:table-cell office:value-type="float" office:value="0.125798679927658" calcext:value-type="float">
            <text:p>0.125798679927658</text:p>
          </table:table-cell>
          <table:table-cell/>
        </table:table-row>
        <table:table-row table:style-name="ro1">
          <table:table-cell table:number-columns-repeated="6"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8"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9" office:value-type="float" office:value="0" calcext:value-type="float">
            <text:p>0</text:p>
          </table:table-cell>
          <table:table-cell office:value-type="string" calcext:value-type="string">
            <text:p>20/07/17</text:p>
          </table:table-cell>
          <table:table-cell office:value-type="string" calcext:value-type="string">
            <text:p>win</text:p>
          </table:table-cell>
          <table:table-cell office:value-type="string" calcext:value-type="string">
            <text:p>trans6</text:p>
          </table:table-cell>
          <table:table-cell office:value-type="string" calcext:value-type="string">
            <text:p>site2</text:p>
          </table:table-cell>
          <table:table-cell office:value-type="string" calcext:value-type="string">
            <text:p>Other</text:p>
          </table:table-cell>
          <table:table-cell office:value-type="float" office:value="1189.06750488281" calcext:value-type="float">
            <text:p>1189.06750488281</text:p>
          </table:table-cell>
          <table:table-cell office:value-type="float" office:value="7682408.45477065" calcext:value-type="float">
            <text:p>7682408.45477065</text:p>
          </table:table-cell>
          <table:table-cell office:value-type="float" office:value="333905.604255658" calcext:value-type="float">
            <text:p>333905.604255658</text:p>
          </table:table-cell>
          <table:table-cell office:value-type="string" calcext:value-type="string">
            <text:p>BE</text:p>
          </table:table-cell>
          <table:table-cell office:value-type="float" office:value="17.2496223449707" calcext:value-type="float">
            <text:p>17.2496223449707</text:p>
          </table:table-cell>
          <table:table-cell office:value-type="float" office:value="2261.01513671875" calcext:value-type="float">
            <text:p>2261.01513671875</text:p>
          </table:table-cell>
          <table:table-cell table:number-columns-repeated="2" office:value-type="float" office:value="0" calcext:value-type="float">
            <text:p>0</text:p>
          </table:table-cell>
          <table:table-cell office:value-type="float" office:value="0.931896332144676" calcext:value-type="float">
            <text:p>0.931896332144676</text:p>
          </table:table-cell>
          <table:table-cell table:number-columns-repeated="3" office:value-type="float" office:value="0" calcext:value-type="float">
            <text:p>0</text:p>
          </table:table-cell>
          <table:table-cell office:value-type="float" office:value="0.0681036678553235" calcext:value-type="float">
            <text:p>0.068103667855324</text:p>
          </table:table-cell>
          <table:table-cell table:number-columns-repeated="4" office:value-type="float" office:value="0" calcext:value-type="float">
            <text:p>0</text:p>
          </table:table-cell>
          <table:table-cell office:value-type="float" office:value="0.871225627529219" calcext:value-type="float">
            <text:p>0.871225627529219</text:p>
          </table:table-cell>
          <table:table-cell table:number-columns-repeated="3" office:value-type="float" office:value="0" calcext:value-type="float">
            <text:p>0</text:p>
          </table:table-cell>
          <table:table-cell office:value-type="float" office:value="0.128774372470781" calcext:value-type="float">
            <text:p>0.128774372470781</text:p>
          </table:table-cell>
          <table:table-cell table:number-columns-repeated="4" office:value-type="float" office:value="0" calcext:value-type="float">
            <text:p>0</text:p>
          </table:table-cell>
          <table:table-cell office:value-type="float" office:value="0.718572406437543" calcext:value-type="float">
            <text:p>0.718572406437543</text:p>
          </table:table-cell>
          <table:table-cell table:number-columns-repeated="3" office:value-type="float" office:value="0" calcext:value-type="float">
            <text:p>0</text:p>
          </table:table-cell>
          <table:table-cell office:value-type="float" office:value="0.281427593562457" calcext:value-type="float">
            <text:p>0.281427593562457</text:p>
          </table:table-cell>
          <table:table-cell table:number-columns-repeated="4" office:value-type="float" office:value="0" calcext:value-type="float">
            <text:p>0</text:p>
          </table:table-cell>
          <table:table-cell office:value-type="float" office:value="0.793074431885757" calcext:value-type="float">
            <text:p>0.793074431885757</text:p>
          </table:table-cell>
          <table:table-cell table:number-columns-repeated="3" office:value-type="float" office:value="0" calcext:value-type="float">
            <text:p>0</text:p>
          </table:table-cell>
          <table:table-cell office:value-type="float" office:value="0.206925568114243" calcext:value-type="float">
            <text:p>0.206925568114243</text:p>
          </table:table-cell>
          <table:table-cell table:number-columns-repeated="2" office:value-type="float" office:value="0" calcext:value-type="float">
            <text:p>0</text:p>
          </table:table-cell>
          <table:table-cell office:value-type="float" office:value="0.00129535798109812" calcext:value-type="float">
            <text:p>0.001295357981098</text:p>
          </table:table-cell>
          <table:table-cell office:value-type="float" office:value="0.000848294494386291" calcext:value-type="float">
            <text:p>0.000848294494386</text:p>
          </table:table-cell>
          <table:table-cell office:value-type="float" office:value="0.842544281054756" calcext:value-type="float">
            <text:p>0.842544281054756</text:p>
          </table:table-cell>
          <table:table-cell office:value-type="float" office:value="0.0221810030364445" calcext:value-type="float">
            <text:p>0.022181003036445</text:p>
          </table:table-cell>
          <table:table-cell office:value-type="float" office:value="0.00364089242922065" calcext:value-type="float">
            <text:p>0.003640892429221</text:p>
          </table:table-cell>
          <table:table-cell office:value-type="float" office:value="0" calcext:value-type="float">
            <text:p>0</text:p>
          </table:table-cell>
          <table:table-cell office:value-type="float" office:value="0.126578559230863" calcext:value-type="float">
            <text:p>0.126578559230863</text:p>
          </table:table-cell>
          <table:table-cell office:value-type="float" office:value="0.00125948610803527" calcext:value-type="float">
            <text:p>0.001259486108035</text:p>
          </table:table-cell>
          <table:table-cell office:value-type="float" office:value="0.00165212566519562" calcext:value-type="float">
            <text:p>0.001652125665196</text:p>
          </table:table-cell>
          <table:table-cell office:value-type="float" office:value="0.0358619243056857" calcext:value-type="float">
            <text:p>0.035861924305686</text:p>
          </table:table-cell>
          <table:table-cell office:value-type="float" office:value="0.0269126048838208" calcext:value-type="float">
            <text:p>0.026912604883821</text:p>
          </table:table-cell>
          <table:table-cell office:value-type="float" office:value="0.0327312923616315" calcext:value-type="float">
            <text:p>0.032731292361632</text:p>
          </table:table-cell>
          <table:table-cell office:value-type="float" office:value="0.0479362604491172" calcext:value-type="float">
            <text:p>0.047936260449117</text:p>
          </table:table-cell>
          <table:table-cell office:value-type="float" office:value="0.125798679927658" calcext:value-type="float">
            <text:p>0.125798679927658</text:p>
          </table:table-cell>
          <table:table-cell/>
        </table:table-row>
        <table:table-row table:style-name="ro1">
          <table:table-cell table:number-columns-repeated="6" office:value-type="float" office:value="0" calcext:value-type="float">
            <text:p>0</text:p>
          </table:table-cell>
          <table:table-cell office:value-type="float" office:value="1" calcext:value-type="float">
            <text:p>1</text:p>
          </table:table-cell>
          <table:table-cell table:number-columns-repeated="34" office:value-type="float" office:value="0" calcext:value-type="float">
            <text:p>0</text:p>
          </table:table-cell>
          <table:table-cell office:value-type="string" calcext:value-type="string">
            <text:p>20/07/17</text:p>
          </table:table-cell>
          <table:table-cell office:value-type="string" calcext:value-type="string">
            <text:p>win</text:p>
          </table:table-cell>
          <table:table-cell office:value-type="string" calcext:value-type="string">
            <text:p>trans6</text:p>
          </table:table-cell>
          <table:table-cell office:value-type="string" calcext:value-type="string">
            <text:p>site2</text:p>
          </table:table-cell>
          <table:table-cell office:value-type="string" calcext:value-type="string">
            <text:p>HedGar</text:p>
          </table:table-cell>
          <table:table-cell office:value-type="float" office:value="1189.06750488281" calcext:value-type="float">
            <text:p>1189.06750488281</text:p>
          </table:table-cell>
          <table:table-cell office:value-type="float" office:value="7682408.45477065" calcext:value-type="float">
            <text:p>7682408.45477065</text:p>
          </table:table-cell>
          <table:table-cell office:value-type="float" office:value="333905.604255658" calcext:value-type="float">
            <text:p>333905.604255658</text:p>
          </table:table-cell>
          <table:table-cell office:value-type="string" calcext:value-type="string">
            <text:p>BE</text:p>
          </table:table-cell>
          <table:table-cell office:value-type="float" office:value="17.2496223449707" calcext:value-type="float">
            <text:p>17.2496223449707</text:p>
          </table:table-cell>
          <table:table-cell office:value-type="float" office:value="2261.01513671875" calcext:value-type="float">
            <text:p>2261.01513671875</text:p>
          </table:table-cell>
          <table:table-cell table:number-columns-repeated="2" office:value-type="float" office:value="0" calcext:value-type="float">
            <text:p>0</text:p>
          </table:table-cell>
          <table:table-cell office:value-type="float" office:value="0.931896332144676" calcext:value-type="float">
            <text:p>0.931896332144676</text:p>
          </table:table-cell>
          <table:table-cell table:number-columns-repeated="3" office:value-type="float" office:value="0" calcext:value-type="float">
            <text:p>0</text:p>
          </table:table-cell>
          <table:table-cell office:value-type="float" office:value="0.0681036678553235" calcext:value-type="float">
            <text:p>0.068103667855324</text:p>
          </table:table-cell>
          <table:table-cell table:number-columns-repeated="4" office:value-type="float" office:value="0" calcext:value-type="float">
            <text:p>0</text:p>
          </table:table-cell>
          <table:table-cell office:value-type="float" office:value="0.871225627529219" calcext:value-type="float">
            <text:p>0.871225627529219</text:p>
          </table:table-cell>
          <table:table-cell table:number-columns-repeated="3" office:value-type="float" office:value="0" calcext:value-type="float">
            <text:p>0</text:p>
          </table:table-cell>
          <table:table-cell office:value-type="float" office:value="0.128774372470781" calcext:value-type="float">
            <text:p>0.128774372470781</text:p>
          </table:table-cell>
          <table:table-cell table:number-columns-repeated="4" office:value-type="float" office:value="0" calcext:value-type="float">
            <text:p>0</text:p>
          </table:table-cell>
          <table:table-cell office:value-type="float" office:value="0.718572406437543" calcext:value-type="float">
            <text:p>0.718572406437543</text:p>
          </table:table-cell>
          <table:table-cell table:number-columns-repeated="3" office:value-type="float" office:value="0" calcext:value-type="float">
            <text:p>0</text:p>
          </table:table-cell>
          <table:table-cell office:value-type="float" office:value="0.281427593562457" calcext:value-type="float">
            <text:p>0.281427593562457</text:p>
          </table:table-cell>
          <table:table-cell table:number-columns-repeated="4" office:value-type="float" office:value="0" calcext:value-type="float">
            <text:p>0</text:p>
          </table:table-cell>
          <table:table-cell office:value-type="float" office:value="0.793074431885757" calcext:value-type="float">
            <text:p>0.793074431885757</text:p>
          </table:table-cell>
          <table:table-cell table:number-columns-repeated="3" office:value-type="float" office:value="0" calcext:value-type="float">
            <text:p>0</text:p>
          </table:table-cell>
          <table:table-cell office:value-type="float" office:value="0.206925568114243" calcext:value-type="float">
            <text:p>0.206925568114243</text:p>
          </table:table-cell>
          <table:table-cell table:number-columns-repeated="2" office:value-type="float" office:value="0" calcext:value-type="float">
            <text:p>0</text:p>
          </table:table-cell>
          <table:table-cell office:value-type="float" office:value="0.00129535798109812" calcext:value-type="float">
            <text:p>0.001295357981098</text:p>
          </table:table-cell>
          <table:table-cell office:value-type="float" office:value="0.000848294494386291" calcext:value-type="float">
            <text:p>0.000848294494386</text:p>
          </table:table-cell>
          <table:table-cell office:value-type="float" office:value="0.842544281054756" calcext:value-type="float">
            <text:p>0.842544281054756</text:p>
          </table:table-cell>
          <table:table-cell office:value-type="float" office:value="0.0221810030364445" calcext:value-type="float">
            <text:p>0.022181003036445</text:p>
          </table:table-cell>
          <table:table-cell office:value-type="float" office:value="0.00364089242922065" calcext:value-type="float">
            <text:p>0.003640892429221</text:p>
          </table:table-cell>
          <table:table-cell office:value-type="float" office:value="0" calcext:value-type="float">
            <text:p>0</text:p>
          </table:table-cell>
          <table:table-cell office:value-type="float" office:value="0.126578559230863" calcext:value-type="float">
            <text:p>0.126578559230863</text:p>
          </table:table-cell>
          <table:table-cell office:value-type="float" office:value="0.00125948610803527" calcext:value-type="float">
            <text:p>0.001259486108035</text:p>
          </table:table-cell>
          <table:table-cell office:value-type="float" office:value="0.00165212566519562" calcext:value-type="float">
            <text:p>0.001652125665196</text:p>
          </table:table-cell>
          <table:table-cell office:value-type="float" office:value="0.0358619243056857" calcext:value-type="float">
            <text:p>0.035861924305686</text:p>
          </table:table-cell>
          <table:table-cell office:value-type="float" office:value="0.0269126048838208" calcext:value-type="float">
            <text:p>0.026912604883821</text:p>
          </table:table-cell>
          <table:table-cell office:value-type="float" office:value="0.0327312923616315" calcext:value-type="float">
            <text:p>0.032731292361632</text:p>
          </table:table-cell>
          <table:table-cell office:value-type="float" office:value="0.0479362604491172" calcext:value-type="float">
            <text:p>0.047936260449117</text:p>
          </table:table-cell>
          <table:table-cell office:value-type="float" office:value="0.125798679927658" calcext:value-type="float">
            <text:p>0.125798679927658</text:p>
          </table:table-cell>
          <table:table-cell/>
        </table:table-row>
        <table:table-row table:style-name="ro1">
          <table:table-cell table:number-columns-repeated="9" office:value-type="float" office:value="0" calcext:value-type="float">
            <text:p>0</text:p>
          </table:table-cell>
          <table:table-cell office:value-type="float" office:value="2" calcext:value-type="float">
            <text:p>2</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1"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20/07/17</text:p>
          </table:table-cell>
          <table:table-cell office:value-type="string" calcext:value-type="string">
            <text:p>win</text:p>
          </table:table-cell>
          <table:table-cell office:value-type="string" calcext:value-type="string">
            <text:p>trans6</text:p>
          </table:table-cell>
          <table:table-cell office:value-type="string" calcext:value-type="string">
            <text:p>site2</text:p>
          </table:table-cell>
          <table:table-cell office:value-type="string" calcext:value-type="string">
            <text:p>HubAmb</text:p>
          </table:table-cell>
          <table:table-cell office:value-type="float" office:value="1189.06750488281" calcext:value-type="float">
            <text:p>1189.06750488281</text:p>
          </table:table-cell>
          <table:table-cell office:value-type="float" office:value="7682408.45477065" calcext:value-type="float">
            <text:p>7682408.45477065</text:p>
          </table:table-cell>
          <table:table-cell office:value-type="float" office:value="333905.604255658" calcext:value-type="float">
            <text:p>333905.604255658</text:p>
          </table:table-cell>
          <table:table-cell office:value-type="string" calcext:value-type="string">
            <text:p>BE</text:p>
          </table:table-cell>
          <table:table-cell office:value-type="float" office:value="17.2496223449707" calcext:value-type="float">
            <text:p>17.2496223449707</text:p>
          </table:table-cell>
          <table:table-cell office:value-type="float" office:value="2261.01513671875" calcext:value-type="float">
            <text:p>2261.01513671875</text:p>
          </table:table-cell>
          <table:table-cell table:number-columns-repeated="2" office:value-type="float" office:value="0" calcext:value-type="float">
            <text:p>0</text:p>
          </table:table-cell>
          <table:table-cell office:value-type="float" office:value="0.931896332144676" calcext:value-type="float">
            <text:p>0.931896332144676</text:p>
          </table:table-cell>
          <table:table-cell table:number-columns-repeated="3" office:value-type="float" office:value="0" calcext:value-type="float">
            <text:p>0</text:p>
          </table:table-cell>
          <table:table-cell office:value-type="float" office:value="0.0681036678553235" calcext:value-type="float">
            <text:p>0.068103667855324</text:p>
          </table:table-cell>
          <table:table-cell table:number-columns-repeated="4" office:value-type="float" office:value="0" calcext:value-type="float">
            <text:p>0</text:p>
          </table:table-cell>
          <table:table-cell office:value-type="float" office:value="0.871225627529219" calcext:value-type="float">
            <text:p>0.871225627529219</text:p>
          </table:table-cell>
          <table:table-cell table:number-columns-repeated="3" office:value-type="float" office:value="0" calcext:value-type="float">
            <text:p>0</text:p>
          </table:table-cell>
          <table:table-cell office:value-type="float" office:value="0.128774372470781" calcext:value-type="float">
            <text:p>0.128774372470781</text:p>
          </table:table-cell>
          <table:table-cell table:number-columns-repeated="4" office:value-type="float" office:value="0" calcext:value-type="float">
            <text:p>0</text:p>
          </table:table-cell>
          <table:table-cell office:value-type="float" office:value="0.718572406437543" calcext:value-type="float">
            <text:p>0.718572406437543</text:p>
          </table:table-cell>
          <table:table-cell table:number-columns-repeated="3" office:value-type="float" office:value="0" calcext:value-type="float">
            <text:p>0</text:p>
          </table:table-cell>
          <table:table-cell office:value-type="float" office:value="0.281427593562457" calcext:value-type="float">
            <text:p>0.281427593562457</text:p>
          </table:table-cell>
          <table:table-cell table:number-columns-repeated="4" office:value-type="float" office:value="0" calcext:value-type="float">
            <text:p>0</text:p>
          </table:table-cell>
          <table:table-cell office:value-type="float" office:value="0.793074431885757" calcext:value-type="float">
            <text:p>0.793074431885757</text:p>
          </table:table-cell>
          <table:table-cell table:number-columns-repeated="3" office:value-type="float" office:value="0" calcext:value-type="float">
            <text:p>0</text:p>
          </table:table-cell>
          <table:table-cell office:value-type="float" office:value="0.206925568114243" calcext:value-type="float">
            <text:p>0.206925568114243</text:p>
          </table:table-cell>
          <table:table-cell table:number-columns-repeated="2" office:value-type="float" office:value="0" calcext:value-type="float">
            <text:p>0</text:p>
          </table:table-cell>
          <table:table-cell office:value-type="float" office:value="0.00129535798109812" calcext:value-type="float">
            <text:p>0.001295357981098</text:p>
          </table:table-cell>
          <table:table-cell office:value-type="float" office:value="0.000848294494386291" calcext:value-type="float">
            <text:p>0.000848294494386</text:p>
          </table:table-cell>
          <table:table-cell office:value-type="float" office:value="0.842544281054756" calcext:value-type="float">
            <text:p>0.842544281054756</text:p>
          </table:table-cell>
          <table:table-cell office:value-type="float" office:value="0.0221810030364445" calcext:value-type="float">
            <text:p>0.022181003036445</text:p>
          </table:table-cell>
          <table:table-cell office:value-type="float" office:value="0.00364089242922065" calcext:value-type="float">
            <text:p>0.003640892429221</text:p>
          </table:table-cell>
          <table:table-cell office:value-type="float" office:value="0" calcext:value-type="float">
            <text:p>0</text:p>
          </table:table-cell>
          <table:table-cell office:value-type="float" office:value="0.126578559230863" calcext:value-type="float">
            <text:p>0.126578559230863</text:p>
          </table:table-cell>
          <table:table-cell office:value-type="float" office:value="0.00125948610803527" calcext:value-type="float">
            <text:p>0.001259486108035</text:p>
          </table:table-cell>
          <table:table-cell office:value-type="float" office:value="0.00165212566519562" calcext:value-type="float">
            <text:p>0.001652125665196</text:p>
          </table:table-cell>
          <table:table-cell office:value-type="float" office:value="0.0358619243056857" calcext:value-type="float">
            <text:p>0.035861924305686</text:p>
          </table:table-cell>
          <table:table-cell office:value-type="float" office:value="0.0269126048838208" calcext:value-type="float">
            <text:p>0.026912604883821</text:p>
          </table:table-cell>
          <table:table-cell office:value-type="float" office:value="0.0327312923616315" calcext:value-type="float">
            <text:p>0.032731292361632</text:p>
          </table:table-cell>
          <table:table-cell office:value-type="float" office:value="0.0479362604491172" calcext:value-type="float">
            <text:p>0.047936260449117</text:p>
          </table:table-cell>
          <table:table-cell office:value-type="float" office:value="0.125798679927658" calcext:value-type="float">
            <text:p>0.125798679927658</text:p>
          </table:table-cell>
          <table:table-cell/>
        </table:table-row>
        <table:table-row table:style-name="ro1">
          <table:table-cell table:number-columns-repeated="17" office:value-type="float" office:value="0" calcext:value-type="float">
            <text:p>0</text:p>
          </table:table-cell>
          <table:table-cell office:value-type="float" office:value="29" calcext:value-type="float">
            <text:p>29</text:p>
          </table:table-cell>
          <table:table-cell table:number-columns-repeated="12" office:value-type="float" office:value="0" calcext:value-type="float">
            <text:p>0</text:p>
          </table:table-cell>
          <table:table-cell office:value-type="float" office:value="44" calcext:value-type="float">
            <text:p>44</text:p>
          </table:table-cell>
          <table:table-cell table:number-columns-repeated="10"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3</text:p>
          </table:table-cell>
          <table:table-cell office:value-type="string" calcext:value-type="string">
            <text:p>Other</text:p>
          </table:table-cell>
          <table:table-cell office:value-type="float" office:value="1148.32897949219" calcext:value-type="float">
            <text:p>1148.32897949219</text:p>
          </table:table-cell>
          <table:table-cell office:value-type="float" office:value="7682741.03540999" calcext:value-type="float">
            <text:p>7682741.03540999</text:p>
          </table:table-cell>
          <table:table-cell office:value-type="float" office:value="333941.350684137" calcext:value-type="float">
            <text:p>333941.350684137</text:p>
          </table:table-cell>
          <table:table-cell office:value-type="string" calcext:value-type="string">
            <text:p>BE</text:p>
          </table:table-cell>
          <table:table-cell office:value-type="float" office:value="17.2534523010254" calcext:value-type="float">
            <text:p>17.2534523010254</text:p>
          </table:table-cell>
          <table:table-cell office:value-type="float" office:value="2243.7109375" calcext:value-type="float">
            <text:p>2243.7109375</text:p>
          </table:table-cell>
          <table:table-cell table:number-columns-repeated="2" office:value-type="float" office:value="0" calcext:value-type="float">
            <text:p>0</text:p>
          </table:table-cell>
          <table:table-cell office:value-type="float" office:value="0.675263476295093" calcext:value-type="float">
            <text:p>0.675263476295093</text:p>
          </table:table-cell>
          <table:table-cell table:number-columns-repeated="3" office:value-type="float" office:value="0" calcext:value-type="float">
            <text:p>0</text:p>
          </table:table-cell>
          <table:table-cell office:value-type="float" office:value="0.324736523704907" calcext:value-type="float">
            <text:p>0.324736523704907</text:p>
          </table:table-cell>
          <table:table-cell table:number-columns-repeated="4" office:value-type="float" office:value="0" calcext:value-type="float">
            <text:p>0</text:p>
          </table:table-cell>
          <table:table-cell office:value-type="float" office:value="0.734024301809371" calcext:value-type="float">
            <text:p>0.734024301809371</text:p>
          </table:table-cell>
          <table:table-cell table:number-columns-repeated="3" office:value-type="float" office:value="0" calcext:value-type="float">
            <text:p>0</text:p>
          </table:table-cell>
          <table:table-cell office:value-type="float" office:value="0.265975698190629" calcext:value-type="float">
            <text:p>0.265975698190629</text:p>
          </table:table-cell>
          <table:table-cell table:number-columns-repeated="4" office:value-type="float" office:value="0" calcext:value-type="float">
            <text:p>0</text:p>
          </table:table-cell>
          <table:table-cell office:value-type="float" office:value="0.662997692667565" calcext:value-type="float">
            <text:p>0.662997692667565</text:p>
          </table:table-cell>
          <table:table-cell table:number-columns-repeated="3" office:value-type="float" office:value="0" calcext:value-type="float">
            <text:p>0</text:p>
          </table:table-cell>
          <table:table-cell office:value-type="float" office:value="0.337002307332435" calcext:value-type="float">
            <text:p>0.337002307332435</text:p>
          </table:table-cell>
          <table:table-cell table:number-columns-repeated="4" office:value-type="float" office:value="0" calcext:value-type="float">
            <text:p>0</text:p>
          </table:table-cell>
          <table:table-cell office:value-type="float" office:value="0.796936217821709" calcext:value-type="float">
            <text:p>0.796936217821709</text:p>
          </table:table-cell>
          <table:table-cell table:number-columns-repeated="3" office:value-type="float" office:value="0" calcext:value-type="float">
            <text:p>0</text:p>
          </table:table-cell>
          <table:table-cell office:value-type="float" office:value="0.203063782178291" calcext:value-type="float">
            <text:p>0.203063782178291</text:p>
          </table:table-cell>
          <table:table-cell table:number-columns-repeated="2" office:value-type="float" office:value="0" calcext:value-type="float">
            <text:p>0</text:p>
          </table:table-cell>
          <table:table-cell office:value-type="float" office:value="0.00106543924567393" calcext:value-type="float">
            <text:p>0.001065439245674</text:p>
          </table:table-cell>
          <table:table-cell office:value-type="float" office:value="0.00028781344250362" calcext:value-type="float">
            <text:p>0.000287813442504</text:p>
          </table:table-cell>
          <table:table-cell office:value-type="float" office:value="0.843635551454314" calcext:value-type="float">
            <text:p>0.843635551454314</text:p>
          </table:table-cell>
          <table:table-cell office:value-type="float" office:value="0.0227443676190371" calcext:value-type="float">
            <text:p>0.022744367619037</text:p>
          </table:table-cell>
          <table:table-cell office:value-type="float" office:value="0.001166421623839" calcext:value-type="float">
            <text:p>0.001166421623839</text:p>
          </table:table-cell>
          <table:table-cell office:value-type="float" office:value="0" calcext:value-type="float">
            <text:p>0</text:p>
          </table:table-cell>
          <table:table-cell office:value-type="float" office:value="0.128326089999895" calcext:value-type="float">
            <text:p>0.128326089999895</text:p>
          </table:table-cell>
          <table:table-cell office:value-type="float" office:value="0.0011066384161973" calcext:value-type="float">
            <text:p>0.001106638416197</text:p>
          </table:table-cell>
          <table:table-cell office:value-type="float" office:value="0.00166767819853996" calcext:value-type="float">
            <text:p>0.00166767819854</text:p>
          </table:table-cell>
          <table:table-cell office:value-type="float" office:value="0.0460604572295025" calcext:value-type="float">
            <text:p>0.046060457229503</text:p>
          </table:table-cell>
          <table:table-cell office:value-type="float" office:value="0.032162357865963" calcext:value-type="float">
            <text:p>0.032162357865963</text:p>
          </table:table-cell>
          <table:table-cell office:value-type="float" office:value="0.0336337510467514" calcext:value-type="float">
            <text:p>0.033633751046751</text:p>
          </table:table-cell>
          <table:table-cell office:value-type="float" office:value="0.0508524971061866" calcext:value-type="float">
            <text:p>0.050852497106187</text:p>
          </table:table-cell>
          <table:table-cell office:value-type="float" office:value="0.130021633569142" calcext:value-type="float">
            <text:p>0.130021633569142</text:p>
          </table:table-cell>
          <table:table-cell/>
        </table:table-row>
        <table:table-row table:style-name="ro1">
          <table:table-cell table:number-columns-repeated="30" office:value-type="float" office:value="0" calcext:value-type="float">
            <text:p>0</text:p>
          </table:table-cell>
          <table:table-cell office:value-type="float" office:value="3" calcext:value-type="float">
            <text:p>3</text:p>
          </table:table-cell>
          <table:table-cell table:number-columns-repeated="10"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3</text:p>
          </table:table-cell>
          <table:table-cell office:value-type="string" calcext:value-type="string">
            <text:p>DomFic</text:p>
          </table:table-cell>
          <table:table-cell office:value-type="float" office:value="1148.32897949219" calcext:value-type="float">
            <text:p>1148.32897949219</text:p>
          </table:table-cell>
          <table:table-cell office:value-type="float" office:value="7682741.03540999" calcext:value-type="float">
            <text:p>7682741.03540999</text:p>
          </table:table-cell>
          <table:table-cell office:value-type="float" office:value="333941.350684137" calcext:value-type="float">
            <text:p>333941.350684137</text:p>
          </table:table-cell>
          <table:table-cell office:value-type="string" calcext:value-type="string">
            <text:p>BE</text:p>
          </table:table-cell>
          <table:table-cell office:value-type="float" office:value="17.2534523010254" calcext:value-type="float">
            <text:p>17.2534523010254</text:p>
          </table:table-cell>
          <table:table-cell office:value-type="float" office:value="2243.7109375" calcext:value-type="float">
            <text:p>2243.7109375</text:p>
          </table:table-cell>
          <table:table-cell table:number-columns-repeated="2" office:value-type="float" office:value="0" calcext:value-type="float">
            <text:p>0</text:p>
          </table:table-cell>
          <table:table-cell office:value-type="float" office:value="0.675263476295093" calcext:value-type="float">
            <text:p>0.675263476295093</text:p>
          </table:table-cell>
          <table:table-cell table:number-columns-repeated="3" office:value-type="float" office:value="0" calcext:value-type="float">
            <text:p>0</text:p>
          </table:table-cell>
          <table:table-cell office:value-type="float" office:value="0.324736523704907" calcext:value-type="float">
            <text:p>0.324736523704907</text:p>
          </table:table-cell>
          <table:table-cell table:number-columns-repeated="4" office:value-type="float" office:value="0" calcext:value-type="float">
            <text:p>0</text:p>
          </table:table-cell>
          <table:table-cell office:value-type="float" office:value="0.734024301809371" calcext:value-type="float">
            <text:p>0.734024301809371</text:p>
          </table:table-cell>
          <table:table-cell table:number-columns-repeated="3" office:value-type="float" office:value="0" calcext:value-type="float">
            <text:p>0</text:p>
          </table:table-cell>
          <table:table-cell office:value-type="float" office:value="0.265975698190629" calcext:value-type="float">
            <text:p>0.265975698190629</text:p>
          </table:table-cell>
          <table:table-cell table:number-columns-repeated="4" office:value-type="float" office:value="0" calcext:value-type="float">
            <text:p>0</text:p>
          </table:table-cell>
          <table:table-cell office:value-type="float" office:value="0.662997692667565" calcext:value-type="float">
            <text:p>0.662997692667565</text:p>
          </table:table-cell>
          <table:table-cell table:number-columns-repeated="3" office:value-type="float" office:value="0" calcext:value-type="float">
            <text:p>0</text:p>
          </table:table-cell>
          <table:table-cell office:value-type="float" office:value="0.337002307332435" calcext:value-type="float">
            <text:p>0.337002307332435</text:p>
          </table:table-cell>
          <table:table-cell table:number-columns-repeated="4" office:value-type="float" office:value="0" calcext:value-type="float">
            <text:p>0</text:p>
          </table:table-cell>
          <table:table-cell office:value-type="float" office:value="0.796936217821709" calcext:value-type="float">
            <text:p>0.796936217821709</text:p>
          </table:table-cell>
          <table:table-cell table:number-columns-repeated="3" office:value-type="float" office:value="0" calcext:value-type="float">
            <text:p>0</text:p>
          </table:table-cell>
          <table:table-cell office:value-type="float" office:value="0.203063782178291" calcext:value-type="float">
            <text:p>0.203063782178291</text:p>
          </table:table-cell>
          <table:table-cell table:number-columns-repeated="2" office:value-type="float" office:value="0" calcext:value-type="float">
            <text:p>0</text:p>
          </table:table-cell>
          <table:table-cell office:value-type="float" office:value="0.00106543924567393" calcext:value-type="float">
            <text:p>0.001065439245674</text:p>
          </table:table-cell>
          <table:table-cell office:value-type="float" office:value="0.00028781344250362" calcext:value-type="float">
            <text:p>0.000287813442504</text:p>
          </table:table-cell>
          <table:table-cell office:value-type="float" office:value="0.843635551454314" calcext:value-type="float">
            <text:p>0.843635551454314</text:p>
          </table:table-cell>
          <table:table-cell office:value-type="float" office:value="0.0227443676190371" calcext:value-type="float">
            <text:p>0.022744367619037</text:p>
          </table:table-cell>
          <table:table-cell office:value-type="float" office:value="0.001166421623839" calcext:value-type="float">
            <text:p>0.001166421623839</text:p>
          </table:table-cell>
          <table:table-cell office:value-type="float" office:value="0" calcext:value-type="float">
            <text:p>0</text:p>
          </table:table-cell>
          <table:table-cell office:value-type="float" office:value="0.128326089999895" calcext:value-type="float">
            <text:p>0.128326089999895</text:p>
          </table:table-cell>
          <table:table-cell office:value-type="float" office:value="0.0011066384161973" calcext:value-type="float">
            <text:p>0.001106638416197</text:p>
          </table:table-cell>
          <table:table-cell office:value-type="float" office:value="0.00166767819853996" calcext:value-type="float">
            <text:p>0.00166767819854</text:p>
          </table:table-cell>
          <table:table-cell office:value-type="float" office:value="0.0460604572295025" calcext:value-type="float">
            <text:p>0.046060457229503</text:p>
          </table:table-cell>
          <table:table-cell office:value-type="float" office:value="0.032162357865963" calcext:value-type="float">
            <text:p>0.032162357865963</text:p>
          </table:table-cell>
          <table:table-cell office:value-type="float" office:value="0.0336337510467514" calcext:value-type="float">
            <text:p>0.033633751046751</text:p>
          </table:table-cell>
          <table:table-cell office:value-type="float" office:value="0.0508524971061866" calcext:value-type="float">
            <text:p>0.050852497106187</text:p>
          </table:table-cell>
          <table:table-cell office:value-type="float" office:value="0.130021633569142" calcext:value-type="float">
            <text:p>0.130021633569142</text:p>
          </table:table-cell>
          <table:table-cell/>
        </table:table-row>
        <table:table-row table:style-name="ro1">
          <table:table-cell table:number-columns-repeated="17" office:value-type="float" office:value="0" calcext:value-type="float">
            <text:p>0</text:p>
          </table:table-cell>
          <table:table-cell office:value-type="float" office:value="23" calcext:value-type="float">
            <text:p>23</text:p>
          </table:table-cell>
          <table:table-cell table:number-columns-repeated="12" office:value-type="float" office:value="0" calcext:value-type="float">
            <text:p>0</text:p>
          </table:table-cell>
          <table:table-cell office:value-type="float" office:value="2" calcext:value-type="float">
            <text:p>2</text:p>
          </table:table-cell>
          <table:table-cell table:number-columns-repeated="10"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3</text:p>
          </table:table-cell>
          <table:table-cell office:value-type="string" calcext:value-type="string">
            <text:p>SolMau</text:p>
          </table:table-cell>
          <table:table-cell office:value-type="float" office:value="1148.32897949219" calcext:value-type="float">
            <text:p>1148.32897949219</text:p>
          </table:table-cell>
          <table:table-cell office:value-type="float" office:value="7682741.03540999" calcext:value-type="float">
            <text:p>7682741.03540999</text:p>
          </table:table-cell>
          <table:table-cell office:value-type="float" office:value="333941.350684137" calcext:value-type="float">
            <text:p>333941.350684137</text:p>
          </table:table-cell>
          <table:table-cell office:value-type="string" calcext:value-type="string">
            <text:p>BE</text:p>
          </table:table-cell>
          <table:table-cell office:value-type="float" office:value="17.2534523010254" calcext:value-type="float">
            <text:p>17.2534523010254</text:p>
          </table:table-cell>
          <table:table-cell office:value-type="float" office:value="2243.7109375" calcext:value-type="float">
            <text:p>2243.7109375</text:p>
          </table:table-cell>
          <table:table-cell table:number-columns-repeated="2" office:value-type="float" office:value="0" calcext:value-type="float">
            <text:p>0</text:p>
          </table:table-cell>
          <table:table-cell office:value-type="float" office:value="0.675263476295093" calcext:value-type="float">
            <text:p>0.675263476295093</text:p>
          </table:table-cell>
          <table:table-cell table:number-columns-repeated="3" office:value-type="float" office:value="0" calcext:value-type="float">
            <text:p>0</text:p>
          </table:table-cell>
          <table:table-cell office:value-type="float" office:value="0.324736523704907" calcext:value-type="float">
            <text:p>0.324736523704907</text:p>
          </table:table-cell>
          <table:table-cell table:number-columns-repeated="4" office:value-type="float" office:value="0" calcext:value-type="float">
            <text:p>0</text:p>
          </table:table-cell>
          <table:table-cell office:value-type="float" office:value="0.734024301809371" calcext:value-type="float">
            <text:p>0.734024301809371</text:p>
          </table:table-cell>
          <table:table-cell table:number-columns-repeated="3" office:value-type="float" office:value="0" calcext:value-type="float">
            <text:p>0</text:p>
          </table:table-cell>
          <table:table-cell office:value-type="float" office:value="0.265975698190629" calcext:value-type="float">
            <text:p>0.265975698190629</text:p>
          </table:table-cell>
          <table:table-cell table:number-columns-repeated="4" office:value-type="float" office:value="0" calcext:value-type="float">
            <text:p>0</text:p>
          </table:table-cell>
          <table:table-cell office:value-type="float" office:value="0.662997692667565" calcext:value-type="float">
            <text:p>0.662997692667565</text:p>
          </table:table-cell>
          <table:table-cell table:number-columns-repeated="3" office:value-type="float" office:value="0" calcext:value-type="float">
            <text:p>0</text:p>
          </table:table-cell>
          <table:table-cell office:value-type="float" office:value="0.337002307332435" calcext:value-type="float">
            <text:p>0.337002307332435</text:p>
          </table:table-cell>
          <table:table-cell table:number-columns-repeated="4" office:value-type="float" office:value="0" calcext:value-type="float">
            <text:p>0</text:p>
          </table:table-cell>
          <table:table-cell office:value-type="float" office:value="0.796936217821709" calcext:value-type="float">
            <text:p>0.796936217821709</text:p>
          </table:table-cell>
          <table:table-cell table:number-columns-repeated="3" office:value-type="float" office:value="0" calcext:value-type="float">
            <text:p>0</text:p>
          </table:table-cell>
          <table:table-cell office:value-type="float" office:value="0.203063782178291" calcext:value-type="float">
            <text:p>0.203063782178291</text:p>
          </table:table-cell>
          <table:table-cell table:number-columns-repeated="2" office:value-type="float" office:value="0" calcext:value-type="float">
            <text:p>0</text:p>
          </table:table-cell>
          <table:table-cell office:value-type="float" office:value="0.00106543924567393" calcext:value-type="float">
            <text:p>0.001065439245674</text:p>
          </table:table-cell>
          <table:table-cell office:value-type="float" office:value="0.00028781344250362" calcext:value-type="float">
            <text:p>0.000287813442504</text:p>
          </table:table-cell>
          <table:table-cell office:value-type="float" office:value="0.843635551454314" calcext:value-type="float">
            <text:p>0.843635551454314</text:p>
          </table:table-cell>
          <table:table-cell office:value-type="float" office:value="0.0227443676190371" calcext:value-type="float">
            <text:p>0.022744367619037</text:p>
          </table:table-cell>
          <table:table-cell office:value-type="float" office:value="0.001166421623839" calcext:value-type="float">
            <text:p>0.001166421623839</text:p>
          </table:table-cell>
          <table:table-cell office:value-type="float" office:value="0" calcext:value-type="float">
            <text:p>0</text:p>
          </table:table-cell>
          <table:table-cell office:value-type="float" office:value="0.128326089999895" calcext:value-type="float">
            <text:p>0.128326089999895</text:p>
          </table:table-cell>
          <table:table-cell office:value-type="float" office:value="0.0011066384161973" calcext:value-type="float">
            <text:p>0.001106638416197</text:p>
          </table:table-cell>
          <table:table-cell office:value-type="float" office:value="0.00166767819853996" calcext:value-type="float">
            <text:p>0.00166767819854</text:p>
          </table:table-cell>
          <table:table-cell office:value-type="float" office:value="0.0460604572295025" calcext:value-type="float">
            <text:p>0.046060457229503</text:p>
          </table:table-cell>
          <table:table-cell office:value-type="float" office:value="0.032162357865963" calcext:value-type="float">
            <text:p>0.032162357865963</text:p>
          </table:table-cell>
          <table:table-cell office:value-type="float" office:value="0.0336337510467514" calcext:value-type="float">
            <text:p>0.033633751046751</text:p>
          </table:table-cell>
          <table:table-cell office:value-type="float" office:value="0.0508524971061866" calcext:value-type="float">
            <text:p>0.050852497106187</text:p>
          </table:table-cell>
          <table:table-cell office:value-type="float" office:value="0.130021633569142" calcext:value-type="float">
            <text:p>0.130021633569142</text:p>
          </table:table-cell>
          <table:table-cell/>
        </table:table-row>
        <table:table-row table:style-name="ro1">
          <table:table-cell table:number-columns-repeated="21" office:value-type="float" office:value="0" calcext:value-type="float">
            <text:p>0</text:p>
          </table:table-cell>
          <table:table-cell office:value-type="float" office:value="5" calcext:value-type="float">
            <text:p>5</text:p>
          </table:table-cell>
          <table:table-cell table:number-columns-repeated="19"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3</text:p>
          </table:table-cell>
          <table:table-cell office:value-type="string" calcext:value-type="string">
            <text:p>Other</text:p>
          </table:table-cell>
          <table:table-cell office:value-type="float" office:value="1148.32897949219" calcext:value-type="float">
            <text:p>1148.32897949219</text:p>
          </table:table-cell>
          <table:table-cell office:value-type="float" office:value="7682741.03540999" calcext:value-type="float">
            <text:p>7682741.03540999</text:p>
          </table:table-cell>
          <table:table-cell office:value-type="float" office:value="333941.350684137" calcext:value-type="float">
            <text:p>333941.350684137</text:p>
          </table:table-cell>
          <table:table-cell office:value-type="string" calcext:value-type="string">
            <text:p>BE</text:p>
          </table:table-cell>
          <table:table-cell office:value-type="float" office:value="17.2534523010254" calcext:value-type="float">
            <text:p>17.2534523010254</text:p>
          </table:table-cell>
          <table:table-cell office:value-type="float" office:value="2243.7109375" calcext:value-type="float">
            <text:p>2243.7109375</text:p>
          </table:table-cell>
          <table:table-cell table:number-columns-repeated="2" office:value-type="float" office:value="0" calcext:value-type="float">
            <text:p>0</text:p>
          </table:table-cell>
          <table:table-cell office:value-type="float" office:value="0.675263476295093" calcext:value-type="float">
            <text:p>0.675263476295093</text:p>
          </table:table-cell>
          <table:table-cell table:number-columns-repeated="3" office:value-type="float" office:value="0" calcext:value-type="float">
            <text:p>0</text:p>
          </table:table-cell>
          <table:table-cell office:value-type="float" office:value="0.324736523704907" calcext:value-type="float">
            <text:p>0.324736523704907</text:p>
          </table:table-cell>
          <table:table-cell table:number-columns-repeated="4" office:value-type="float" office:value="0" calcext:value-type="float">
            <text:p>0</text:p>
          </table:table-cell>
          <table:table-cell office:value-type="float" office:value="0.734024301809371" calcext:value-type="float">
            <text:p>0.734024301809371</text:p>
          </table:table-cell>
          <table:table-cell table:number-columns-repeated="3" office:value-type="float" office:value="0" calcext:value-type="float">
            <text:p>0</text:p>
          </table:table-cell>
          <table:table-cell office:value-type="float" office:value="0.265975698190629" calcext:value-type="float">
            <text:p>0.265975698190629</text:p>
          </table:table-cell>
          <table:table-cell table:number-columns-repeated="4" office:value-type="float" office:value="0" calcext:value-type="float">
            <text:p>0</text:p>
          </table:table-cell>
          <table:table-cell office:value-type="float" office:value="0.662997692667565" calcext:value-type="float">
            <text:p>0.662997692667565</text:p>
          </table:table-cell>
          <table:table-cell table:number-columns-repeated="3" office:value-type="float" office:value="0" calcext:value-type="float">
            <text:p>0</text:p>
          </table:table-cell>
          <table:table-cell office:value-type="float" office:value="0.337002307332435" calcext:value-type="float">
            <text:p>0.337002307332435</text:p>
          </table:table-cell>
          <table:table-cell table:number-columns-repeated="4" office:value-type="float" office:value="0" calcext:value-type="float">
            <text:p>0</text:p>
          </table:table-cell>
          <table:table-cell office:value-type="float" office:value="0.796936217821709" calcext:value-type="float">
            <text:p>0.796936217821709</text:p>
          </table:table-cell>
          <table:table-cell table:number-columns-repeated="3" office:value-type="float" office:value="0" calcext:value-type="float">
            <text:p>0</text:p>
          </table:table-cell>
          <table:table-cell office:value-type="float" office:value="0.203063782178291" calcext:value-type="float">
            <text:p>0.203063782178291</text:p>
          </table:table-cell>
          <table:table-cell table:number-columns-repeated="2" office:value-type="float" office:value="0" calcext:value-type="float">
            <text:p>0</text:p>
          </table:table-cell>
          <table:table-cell office:value-type="float" office:value="0.00106543924567393" calcext:value-type="float">
            <text:p>0.001065439245674</text:p>
          </table:table-cell>
          <table:table-cell office:value-type="float" office:value="0.00028781344250362" calcext:value-type="float">
            <text:p>0.000287813442504</text:p>
          </table:table-cell>
          <table:table-cell office:value-type="float" office:value="0.843635551454314" calcext:value-type="float">
            <text:p>0.843635551454314</text:p>
          </table:table-cell>
          <table:table-cell office:value-type="float" office:value="0.0227443676190371" calcext:value-type="float">
            <text:p>0.022744367619037</text:p>
          </table:table-cell>
          <table:table-cell office:value-type="float" office:value="0.001166421623839" calcext:value-type="float">
            <text:p>0.001166421623839</text:p>
          </table:table-cell>
          <table:table-cell office:value-type="float" office:value="0" calcext:value-type="float">
            <text:p>0</text:p>
          </table:table-cell>
          <table:table-cell office:value-type="float" office:value="0.128326089999895" calcext:value-type="float">
            <text:p>0.128326089999895</text:p>
          </table:table-cell>
          <table:table-cell office:value-type="float" office:value="0.0011066384161973" calcext:value-type="float">
            <text:p>0.001106638416197</text:p>
          </table:table-cell>
          <table:table-cell office:value-type="float" office:value="0.00166767819853996" calcext:value-type="float">
            <text:p>0.00166767819854</text:p>
          </table:table-cell>
          <table:table-cell office:value-type="float" office:value="0.0460604572295025" calcext:value-type="float">
            <text:p>0.046060457229503</text:p>
          </table:table-cell>
          <table:table-cell office:value-type="float" office:value="0.032162357865963" calcext:value-type="float">
            <text:p>0.032162357865963</text:p>
          </table:table-cell>
          <table:table-cell office:value-type="float" office:value="0.0336337510467514" calcext:value-type="float">
            <text:p>0.033633751046751</text:p>
          </table:table-cell>
          <table:table-cell office:value-type="float" office:value="0.0508524971061866" calcext:value-type="float">
            <text:p>0.050852497106187</text:p>
          </table:table-cell>
          <table:table-cell office:value-type="float" office:value="0.130021633569142" calcext:value-type="float">
            <text:p>0.130021633569142</text:p>
          </table:table-cell>
          <table:table-cell/>
        </table:table-row>
        <table:table-row table:style-name="ro1">
          <table:table-cell table:number-columns-repeated="35" office:value-type="float" office:value="0" calcext:value-type="float">
            <text:p>0</text:p>
          </table:table-cell>
          <table:table-cell office:value-type="float" office:value="11" calcext:value-type="float">
            <text:p>11</text:p>
          </table:table-cell>
          <table:table-cell table:number-columns-repeated="5"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3</text:p>
          </table:table-cell>
          <table:table-cell office:value-type="string" calcext:value-type="string">
            <text:p>Other</text:p>
          </table:table-cell>
          <table:table-cell office:value-type="float" office:value="1148.32897949219" calcext:value-type="float">
            <text:p>1148.32897949219</text:p>
          </table:table-cell>
          <table:table-cell office:value-type="float" office:value="7682741.03540999" calcext:value-type="float">
            <text:p>7682741.03540999</text:p>
          </table:table-cell>
          <table:table-cell office:value-type="float" office:value="333941.350684137" calcext:value-type="float">
            <text:p>333941.350684137</text:p>
          </table:table-cell>
          <table:table-cell office:value-type="string" calcext:value-type="string">
            <text:p>BE</text:p>
          </table:table-cell>
          <table:table-cell office:value-type="float" office:value="17.2534523010254" calcext:value-type="float">
            <text:p>17.2534523010254</text:p>
          </table:table-cell>
          <table:table-cell office:value-type="float" office:value="2243.7109375" calcext:value-type="float">
            <text:p>2243.7109375</text:p>
          </table:table-cell>
          <table:table-cell table:number-columns-repeated="2" office:value-type="float" office:value="0" calcext:value-type="float">
            <text:p>0</text:p>
          </table:table-cell>
          <table:table-cell office:value-type="float" office:value="0.675263476295093" calcext:value-type="float">
            <text:p>0.675263476295093</text:p>
          </table:table-cell>
          <table:table-cell table:number-columns-repeated="3" office:value-type="float" office:value="0" calcext:value-type="float">
            <text:p>0</text:p>
          </table:table-cell>
          <table:table-cell office:value-type="float" office:value="0.324736523704907" calcext:value-type="float">
            <text:p>0.324736523704907</text:p>
          </table:table-cell>
          <table:table-cell table:number-columns-repeated="4" office:value-type="float" office:value="0" calcext:value-type="float">
            <text:p>0</text:p>
          </table:table-cell>
          <table:table-cell office:value-type="float" office:value="0.734024301809371" calcext:value-type="float">
            <text:p>0.734024301809371</text:p>
          </table:table-cell>
          <table:table-cell table:number-columns-repeated="3" office:value-type="float" office:value="0" calcext:value-type="float">
            <text:p>0</text:p>
          </table:table-cell>
          <table:table-cell office:value-type="float" office:value="0.265975698190629" calcext:value-type="float">
            <text:p>0.265975698190629</text:p>
          </table:table-cell>
          <table:table-cell table:number-columns-repeated="4" office:value-type="float" office:value="0" calcext:value-type="float">
            <text:p>0</text:p>
          </table:table-cell>
          <table:table-cell office:value-type="float" office:value="0.662997692667565" calcext:value-type="float">
            <text:p>0.662997692667565</text:p>
          </table:table-cell>
          <table:table-cell table:number-columns-repeated="3" office:value-type="float" office:value="0" calcext:value-type="float">
            <text:p>0</text:p>
          </table:table-cell>
          <table:table-cell office:value-type="float" office:value="0.337002307332435" calcext:value-type="float">
            <text:p>0.337002307332435</text:p>
          </table:table-cell>
          <table:table-cell table:number-columns-repeated="4" office:value-type="float" office:value="0" calcext:value-type="float">
            <text:p>0</text:p>
          </table:table-cell>
          <table:table-cell office:value-type="float" office:value="0.796936217821709" calcext:value-type="float">
            <text:p>0.796936217821709</text:p>
          </table:table-cell>
          <table:table-cell table:number-columns-repeated="3" office:value-type="float" office:value="0" calcext:value-type="float">
            <text:p>0</text:p>
          </table:table-cell>
          <table:table-cell office:value-type="float" office:value="0.203063782178291" calcext:value-type="float">
            <text:p>0.203063782178291</text:p>
          </table:table-cell>
          <table:table-cell table:number-columns-repeated="2" office:value-type="float" office:value="0" calcext:value-type="float">
            <text:p>0</text:p>
          </table:table-cell>
          <table:table-cell office:value-type="float" office:value="0.00106543924567393" calcext:value-type="float">
            <text:p>0.001065439245674</text:p>
          </table:table-cell>
          <table:table-cell office:value-type="float" office:value="0.00028781344250362" calcext:value-type="float">
            <text:p>0.000287813442504</text:p>
          </table:table-cell>
          <table:table-cell office:value-type="float" office:value="0.843635551454314" calcext:value-type="float">
            <text:p>0.843635551454314</text:p>
          </table:table-cell>
          <table:table-cell office:value-type="float" office:value="0.0227443676190371" calcext:value-type="float">
            <text:p>0.022744367619037</text:p>
          </table:table-cell>
          <table:table-cell office:value-type="float" office:value="0.001166421623839" calcext:value-type="float">
            <text:p>0.001166421623839</text:p>
          </table:table-cell>
          <table:table-cell office:value-type="float" office:value="0" calcext:value-type="float">
            <text:p>0</text:p>
          </table:table-cell>
          <table:table-cell office:value-type="float" office:value="0.128326089999895" calcext:value-type="float">
            <text:p>0.128326089999895</text:p>
          </table:table-cell>
          <table:table-cell office:value-type="float" office:value="0.0011066384161973" calcext:value-type="float">
            <text:p>0.001106638416197</text:p>
          </table:table-cell>
          <table:table-cell office:value-type="float" office:value="0.00166767819853996" calcext:value-type="float">
            <text:p>0.00166767819854</text:p>
          </table:table-cell>
          <table:table-cell office:value-type="float" office:value="0.0460604572295025" calcext:value-type="float">
            <text:p>0.046060457229503</text:p>
          </table:table-cell>
          <table:table-cell office:value-type="float" office:value="0.032162357865963" calcext:value-type="float">
            <text:p>0.032162357865963</text:p>
          </table:table-cell>
          <table:table-cell office:value-type="float" office:value="0.0336337510467514" calcext:value-type="float">
            <text:p>0.033633751046751</text:p>
          </table:table-cell>
          <table:table-cell office:value-type="float" office:value="0.0508524971061866" calcext:value-type="float">
            <text:p>0.050852497106187</text:p>
          </table:table-cell>
          <table:table-cell office:value-type="float" office:value="0.130021633569142" calcext:value-type="float">
            <text:p>0.130021633569142</text:p>
          </table:table-cell>
          <table:table-cell/>
        </table:table-row>
        <table:table-row table:style-name="ro1">
          <table:table-cell table:number-columns-repeated="21" office:value-type="float" office:value="0" calcext:value-type="float">
            <text:p>0</text:p>
          </table:table-cell>
          <table:table-cell office:value-type="float" office:value="4" calcext:value-type="float">
            <text:p>4</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3</text:p>
          </table:table-cell>
          <table:table-cell office:value-type="string" calcext:value-type="string">
            <text:p>Other</text:p>
          </table:table-cell>
          <table:table-cell office:value-type="float" office:value="1148.32897949219" calcext:value-type="float">
            <text:p>1148.32897949219</text:p>
          </table:table-cell>
          <table:table-cell office:value-type="float" office:value="7682741.03540999" calcext:value-type="float">
            <text:p>7682741.03540999</text:p>
          </table:table-cell>
          <table:table-cell office:value-type="float" office:value="333941.350684137" calcext:value-type="float">
            <text:p>333941.350684137</text:p>
          </table:table-cell>
          <table:table-cell office:value-type="string" calcext:value-type="string">
            <text:p>BE</text:p>
          </table:table-cell>
          <table:table-cell office:value-type="float" office:value="17.2534523010254" calcext:value-type="float">
            <text:p>17.2534523010254</text:p>
          </table:table-cell>
          <table:table-cell office:value-type="float" office:value="2243.7109375" calcext:value-type="float">
            <text:p>2243.7109375</text:p>
          </table:table-cell>
          <table:table-cell table:number-columns-repeated="2" office:value-type="float" office:value="0" calcext:value-type="float">
            <text:p>0</text:p>
          </table:table-cell>
          <table:table-cell office:value-type="float" office:value="0.675263476295093" calcext:value-type="float">
            <text:p>0.675263476295093</text:p>
          </table:table-cell>
          <table:table-cell table:number-columns-repeated="3" office:value-type="float" office:value="0" calcext:value-type="float">
            <text:p>0</text:p>
          </table:table-cell>
          <table:table-cell office:value-type="float" office:value="0.324736523704907" calcext:value-type="float">
            <text:p>0.324736523704907</text:p>
          </table:table-cell>
          <table:table-cell table:number-columns-repeated="4" office:value-type="float" office:value="0" calcext:value-type="float">
            <text:p>0</text:p>
          </table:table-cell>
          <table:table-cell office:value-type="float" office:value="0.734024301809371" calcext:value-type="float">
            <text:p>0.734024301809371</text:p>
          </table:table-cell>
          <table:table-cell table:number-columns-repeated="3" office:value-type="float" office:value="0" calcext:value-type="float">
            <text:p>0</text:p>
          </table:table-cell>
          <table:table-cell office:value-type="float" office:value="0.265975698190629" calcext:value-type="float">
            <text:p>0.265975698190629</text:p>
          </table:table-cell>
          <table:table-cell table:number-columns-repeated="4" office:value-type="float" office:value="0" calcext:value-type="float">
            <text:p>0</text:p>
          </table:table-cell>
          <table:table-cell office:value-type="float" office:value="0.662997692667565" calcext:value-type="float">
            <text:p>0.662997692667565</text:p>
          </table:table-cell>
          <table:table-cell table:number-columns-repeated="3" office:value-type="float" office:value="0" calcext:value-type="float">
            <text:p>0</text:p>
          </table:table-cell>
          <table:table-cell office:value-type="float" office:value="0.337002307332435" calcext:value-type="float">
            <text:p>0.337002307332435</text:p>
          </table:table-cell>
          <table:table-cell table:number-columns-repeated="4" office:value-type="float" office:value="0" calcext:value-type="float">
            <text:p>0</text:p>
          </table:table-cell>
          <table:table-cell office:value-type="float" office:value="0.796936217821709" calcext:value-type="float">
            <text:p>0.796936217821709</text:p>
          </table:table-cell>
          <table:table-cell table:number-columns-repeated="3" office:value-type="float" office:value="0" calcext:value-type="float">
            <text:p>0</text:p>
          </table:table-cell>
          <table:table-cell office:value-type="float" office:value="0.203063782178291" calcext:value-type="float">
            <text:p>0.203063782178291</text:p>
          </table:table-cell>
          <table:table-cell table:number-columns-repeated="2" office:value-type="float" office:value="0" calcext:value-type="float">
            <text:p>0</text:p>
          </table:table-cell>
          <table:table-cell office:value-type="float" office:value="0.00106543924567393" calcext:value-type="float">
            <text:p>0.001065439245674</text:p>
          </table:table-cell>
          <table:table-cell office:value-type="float" office:value="0.00028781344250362" calcext:value-type="float">
            <text:p>0.000287813442504</text:p>
          </table:table-cell>
          <table:table-cell office:value-type="float" office:value="0.843635551454314" calcext:value-type="float">
            <text:p>0.843635551454314</text:p>
          </table:table-cell>
          <table:table-cell office:value-type="float" office:value="0.0227443676190371" calcext:value-type="float">
            <text:p>0.022744367619037</text:p>
          </table:table-cell>
          <table:table-cell office:value-type="float" office:value="0.001166421623839" calcext:value-type="float">
            <text:p>0.001166421623839</text:p>
          </table:table-cell>
          <table:table-cell office:value-type="float" office:value="0" calcext:value-type="float">
            <text:p>0</text:p>
          </table:table-cell>
          <table:table-cell office:value-type="float" office:value="0.128326089999895" calcext:value-type="float">
            <text:p>0.128326089999895</text:p>
          </table:table-cell>
          <table:table-cell office:value-type="float" office:value="0.0011066384161973" calcext:value-type="float">
            <text:p>0.001106638416197</text:p>
          </table:table-cell>
          <table:table-cell office:value-type="float" office:value="0.00166767819853996" calcext:value-type="float">
            <text:p>0.00166767819854</text:p>
          </table:table-cell>
          <table:table-cell office:value-type="float" office:value="0.0460604572295025" calcext:value-type="float">
            <text:p>0.046060457229503</text:p>
          </table:table-cell>
          <table:table-cell office:value-type="float" office:value="0.032162357865963" calcext:value-type="float">
            <text:p>0.032162357865963</text:p>
          </table:table-cell>
          <table:table-cell office:value-type="float" office:value="0.0336337510467514" calcext:value-type="float">
            <text:p>0.033633751046751</text:p>
          </table:table-cell>
          <table:table-cell office:value-type="float" office:value="0.0508524971061866" calcext:value-type="float">
            <text:p>0.050852497106187</text:p>
          </table:table-cell>
          <table:table-cell office:value-type="float" office:value="0.130021633569142" calcext:value-type="float">
            <text:p>0.130021633569142</text:p>
          </table:table-cell>
          <table:table-cell/>
        </table:table-row>
        <table:table-row table:style-name="ro1">
          <table:table-cell table:number-columns-repeated="19" office:value-type="float" office:value="0" calcext:value-type="float">
            <text:p>0</text:p>
          </table:table-cell>
          <table:table-cell office:value-type="float" office:value="4" calcext:value-type="float">
            <text:p>4</text:p>
          </table:table-cell>
          <table:table-cell table:number-columns-repeated="21"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4</text:p>
          </table:table-cell>
          <table:table-cell office:value-type="string" calcext:value-type="string">
            <text:p>LanCam</text:p>
          </table:table-cell>
          <table:table-cell office:value-type="float" office:value="858.399780273438" calcext:value-type="float">
            <text:p>858.399780273438</text:p>
          </table:table-cell>
          <table:table-cell office:value-type="float" office:value="7684495.96378165" calcext:value-type="float">
            <text:p>7684495.96378165</text:p>
          </table:table-cell>
          <table:table-cell office:value-type="float" office:value="333599.148777197" calcext:value-type="float">
            <text:p>333599.148777197</text:p>
          </table:table-cell>
          <table:table-cell office:value-type="string" calcext:value-type="string">
            <text:p>BE</text:p>
          </table:table-cell>
          <table:table-cell office:value-type="float" office:value="19.415153503418" calcext:value-type="float">
            <text:p>19.415153503418</text:p>
          </table:table-cell>
          <table:table-cell office:value-type="float" office:value="1898.15759277344" calcext:value-type="float">
            <text:p>1898.15759277344</text:p>
          </table:table-cell>
          <table:table-cell table:number-columns-repeated="2" office:value-type="float" office:value="0" calcext:value-type="float">
            <text:p>0</text:p>
          </table:table-cell>
          <table:table-cell office:value-type="float" office:value="0.766397096281202" calcext:value-type="float">
            <text:p>0.766397096281202</text:p>
          </table:table-cell>
          <table:table-cell office:value-type="float" office:value="0" calcext:value-type="float">
            <text:p>0</text:p>
          </table:table-cell>
          <table:table-cell office:value-type="float" office:value="0.0579788588894549" calcext:value-type="float">
            <text:p>0.057978858889455</text:p>
          </table:table-cell>
          <table:table-cell office:value-type="float" office:value="0" calcext:value-type="float">
            <text:p>0</text:p>
          </table:table-cell>
          <table:table-cell office:value-type="float" office:value="0.167314060112073" calcext:value-type="float">
            <text:p>0.167314060112073</text:p>
          </table:table-cell>
          <table:table-cell office:value-type="float" office:value="0.00830998471726949" calcext:value-type="float">
            <text:p>0.008309984717269</text:p>
          </table:table-cell>
          <table:table-cell office:value-type="float" office:value="0" calcext:value-type="float">
            <text:p>0</text:p>
          </table:table-cell>
          <table:table-cell office:value-type="float" office:value="0.0168309791894387" calcext:value-type="float">
            <text:p>0.016830979189439</text:p>
          </table:table-cell>
          <table:table-cell office:value-type="float" office:value="0.00159183283632775" calcext:value-type="float">
            <text:p>0.001591832836328</text:p>
          </table:table-cell>
          <table:table-cell office:value-type="float" office:value="0.76286996848171" calcext:value-type="float">
            <text:p>0.76286996848171</text:p>
          </table:table-cell>
          <table:table-cell office:value-type="float" office:value="0" calcext:value-type="float">
            <text:p>0</text:p>
          </table:table-cell>
          <table:table-cell office:value-type="float" office:value="0.0139904419281694" calcext:value-type="float">
            <text:p>0.013990441928169</text:p>
          </table:table-cell>
          <table:table-cell office:value-type="float" office:value="0" calcext:value-type="float">
            <text:p>0</text:p>
          </table:table-cell>
          <table:table-cell office:value-type="float" office:value="0.187758451748009" calcext:value-type="float">
            <text:p>0.187758451748009</text:p>
          </table:table-cell>
          <table:table-cell office:value-type="float" office:value="0.0169583258163449" calcext:value-type="float">
            <text:p>0.016958325816345</text:p>
          </table:table-cell>
          <table:table-cell office:value-type="float" office:value="0" calcext:value-type="float">
            <text:p>0</text:p>
          </table:table-cell>
          <table:table-cell office:value-type="float" office:value="0.0109724314012999" calcext:value-type="float">
            <text:p>0.0109724314013</text:p>
          </table:table-cell>
          <table:table-cell office:value-type="float" office:value="0.00507188636144553" calcext:value-type="float">
            <text:p>0.005071886361446</text:p>
          </table:table-cell>
          <table:table-cell office:value-type="float" office:value="0.889449680431362" calcext:value-type="float">
            <text:p>0.889449680431362</text:p>
          </table:table-cell>
          <table:table-cell office:value-type="float" office:value="0" calcext:value-type="float">
            <text:p>0</text:p>
          </table:table-cell>
          <table:table-cell office:value-type="float" office:value="0.00349770018474578" calcext:value-type="float">
            <text:p>0.003497700184746</text:p>
          </table:table-cell>
          <table:table-cell office:value-type="float" office:value="0" calcext:value-type="float">
            <text:p>0</text:p>
          </table:table-cell>
          <table:table-cell office:value-type="float" office:value="0.0819602686021492" calcext:value-type="float">
            <text:p>0.081960268602149</text:p>
          </table:table-cell>
          <table:table-cell office:value-type="float" office:value="0.00870666455596011" calcext:value-type="float">
            <text:p>0.00870666455596</text:p>
          </table:table-cell>
          <table:table-cell office:value-type="float" office:value="0.000341368463037136" calcext:value-type="float">
            <text:p>0.000341368463037</text:p>
          </table:table-cell>
          <table:table-cell office:value-type="float" office:value="0.00819820301031426" calcext:value-type="float">
            <text:p>0.008198203010314</text:p>
          </table:table-cell>
          <table:table-cell office:value-type="float" office:value="0.00220209779482364" calcext:value-type="float">
            <text:p>0.002202097794824</text:p>
          </table:table-cell>
          <table:table-cell office:value-type="float" office:value="0.880680190092428" calcext:value-type="float">
            <text:p>0.880680190092428</text:p>
          </table:table-cell>
          <table:table-cell office:value-type="float" office:value="0" calcext:value-type="float">
            <text:p>0</text:p>
          </table:table-cell>
          <table:table-cell office:value-type="float" office:value="0.00792113179775012" calcext:value-type="float">
            <text:p>0.00792113179775</text:p>
          </table:table-cell>
          <table:table-cell office:value-type="float" office:value="0" calcext:value-type="float">
            <text:p>0</text:p>
          </table:table-cell>
          <table:table-cell office:value-type="float" office:value="0.0926162495293342" calcext:value-type="float">
            <text:p>0.092616249529334</text:p>
          </table:table-cell>
          <table:table-cell office:value-type="float" office:value="0.00555037052025448" calcext:value-type="float">
            <text:p>0.005550370520254</text:p>
          </table:table-cell>
          <table:table-cell office:value-type="float" office:value="0.00283175725509523" calcext:value-type="float">
            <text:p>0.002831757255095</text:p>
          </table:table-cell>
          <table:table-cell office:value-type="float" office:value="0.00478411633615027" calcext:value-type="float">
            <text:p>0.00478411633615</text:p>
          </table:table-cell>
          <table:table-cell office:value-type="float" office:value="0.000735853126580895" calcext:value-type="float">
            <text:p>0.000735853126581</text:p>
          </table:table-cell>
          <table:table-cell office:value-type="float" office:value="0.736465712761911" calcext:value-type="float">
            <text:p>0.736465712761911</text:p>
          </table:table-cell>
          <table:table-cell office:value-type="float" office:value="0.00341452451440839" calcext:value-type="float">
            <text:p>0.003414524514408</text:p>
          </table:table-cell>
          <table:table-cell office:value-type="float" office:value="0.00481935937000316" calcext:value-type="float">
            <text:p>0.004819359370003</text:p>
          </table:table-cell>
          <table:table-cell office:value-type="float" office:value="0" calcext:value-type="float">
            <text:p>0</text:p>
          </table:table-cell>
          <table:table-cell office:value-type="float" office:value="0.220124140490849" calcext:value-type="float">
            <text:p>0.220124140490849</text:p>
          </table:table-cell>
          <table:table-cell office:value-type="float" office:value="0.00483438702641337" calcext:value-type="float">
            <text:p>0.004834387026413</text:p>
          </table:table-cell>
          <table:table-cell office:value-type="float" office:value="0.0248219063736843" calcext:value-type="float">
            <text:p>0.024821906373684</text:p>
          </table:table-cell>
          <table:table-cell office:value-type="float" office:value="0.124886073448742" calcext:value-type="float">
            <text:p>0.124886073448742</text:p>
          </table:table-cell>
          <table:table-cell office:value-type="float" office:value="0.0864723539356735" calcext:value-type="float">
            <text:p>0.086472353935674</text:p>
          </table:table-cell>
          <table:table-cell office:value-type="float" office:value="0.0572094543703036" calcext:value-type="float">
            <text:p>0.057209454370304</text:p>
          </table:table-cell>
          <table:table-cell office:value-type="float" office:value="0.0795627545093981" calcext:value-type="float">
            <text:p>0.079562754509398</text:p>
          </table:table-cell>
          <table:table-cell office:value-type="float" office:value="0.165875011124748" calcext:value-type="float">
            <text:p>0.165875011124748</text:p>
          </table:table-cell>
          <table:table-cell/>
        </table:table-row>
        <table:table-row table:style-name="ro1">
          <table:table-cell table:number-columns-repeated="6" office:value-type="float" office:value="0" calcext:value-type="float">
            <text:p>0</text:p>
          </table:table-cell>
          <table:table-cell office:value-type="float" office:value="5" calcext:value-type="float">
            <text:p>5</text:p>
          </table:table-cell>
          <table:table-cell table:number-columns-repeated="34"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4</text:p>
          </table:table-cell>
          <table:table-cell office:value-type="string" calcext:value-type="string">
            <text:p>Ipo</text:p>
          </table:table-cell>
          <table:table-cell office:value-type="float" office:value="858.399780273438" calcext:value-type="float">
            <text:p>858.399780273438</text:p>
          </table:table-cell>
          <table:table-cell office:value-type="float" office:value="7684495.96378165" calcext:value-type="float">
            <text:p>7684495.96378165</text:p>
          </table:table-cell>
          <table:table-cell office:value-type="float" office:value="333599.148777197" calcext:value-type="float">
            <text:p>333599.148777197</text:p>
          </table:table-cell>
          <table:table-cell office:value-type="string" calcext:value-type="string">
            <text:p>BE</text:p>
          </table:table-cell>
          <table:table-cell office:value-type="float" office:value="19.415153503418" calcext:value-type="float">
            <text:p>19.415153503418</text:p>
          </table:table-cell>
          <table:table-cell office:value-type="float" office:value="1898.15759277344" calcext:value-type="float">
            <text:p>1898.15759277344</text:p>
          </table:table-cell>
          <table:table-cell table:number-columns-repeated="2" office:value-type="float" office:value="0" calcext:value-type="float">
            <text:p>0</text:p>
          </table:table-cell>
          <table:table-cell office:value-type="float" office:value="0.766397096281202" calcext:value-type="float">
            <text:p>0.766397096281202</text:p>
          </table:table-cell>
          <table:table-cell office:value-type="float" office:value="0" calcext:value-type="float">
            <text:p>0</text:p>
          </table:table-cell>
          <table:table-cell office:value-type="float" office:value="0.0579788588894549" calcext:value-type="float">
            <text:p>0.057978858889455</text:p>
          </table:table-cell>
          <table:table-cell office:value-type="float" office:value="0" calcext:value-type="float">
            <text:p>0</text:p>
          </table:table-cell>
          <table:table-cell office:value-type="float" office:value="0.167314060112073" calcext:value-type="float">
            <text:p>0.167314060112073</text:p>
          </table:table-cell>
          <table:table-cell office:value-type="float" office:value="0.00830998471726949" calcext:value-type="float">
            <text:p>0.008309984717269</text:p>
          </table:table-cell>
          <table:table-cell office:value-type="float" office:value="0" calcext:value-type="float">
            <text:p>0</text:p>
          </table:table-cell>
          <table:table-cell office:value-type="float" office:value="0.0168309791894387" calcext:value-type="float">
            <text:p>0.016830979189439</text:p>
          </table:table-cell>
          <table:table-cell office:value-type="float" office:value="0.00159183283632775" calcext:value-type="float">
            <text:p>0.001591832836328</text:p>
          </table:table-cell>
          <table:table-cell office:value-type="float" office:value="0.76286996848171" calcext:value-type="float">
            <text:p>0.76286996848171</text:p>
          </table:table-cell>
          <table:table-cell office:value-type="float" office:value="0" calcext:value-type="float">
            <text:p>0</text:p>
          </table:table-cell>
          <table:table-cell office:value-type="float" office:value="0.0139904419281694" calcext:value-type="float">
            <text:p>0.013990441928169</text:p>
          </table:table-cell>
          <table:table-cell office:value-type="float" office:value="0" calcext:value-type="float">
            <text:p>0</text:p>
          </table:table-cell>
          <table:table-cell office:value-type="float" office:value="0.187758451748009" calcext:value-type="float">
            <text:p>0.187758451748009</text:p>
          </table:table-cell>
          <table:table-cell office:value-type="float" office:value="0.0169583258163449" calcext:value-type="float">
            <text:p>0.016958325816345</text:p>
          </table:table-cell>
          <table:table-cell office:value-type="float" office:value="0" calcext:value-type="float">
            <text:p>0</text:p>
          </table:table-cell>
          <table:table-cell office:value-type="float" office:value="0.0109724314012999" calcext:value-type="float">
            <text:p>0.0109724314013</text:p>
          </table:table-cell>
          <table:table-cell office:value-type="float" office:value="0.00507188636144553" calcext:value-type="float">
            <text:p>0.005071886361446</text:p>
          </table:table-cell>
          <table:table-cell office:value-type="float" office:value="0.889449680431362" calcext:value-type="float">
            <text:p>0.889449680431362</text:p>
          </table:table-cell>
          <table:table-cell office:value-type="float" office:value="0" calcext:value-type="float">
            <text:p>0</text:p>
          </table:table-cell>
          <table:table-cell office:value-type="float" office:value="0.00349770018474578" calcext:value-type="float">
            <text:p>0.003497700184746</text:p>
          </table:table-cell>
          <table:table-cell office:value-type="float" office:value="0" calcext:value-type="float">
            <text:p>0</text:p>
          </table:table-cell>
          <table:table-cell office:value-type="float" office:value="0.0819602686021492" calcext:value-type="float">
            <text:p>0.081960268602149</text:p>
          </table:table-cell>
          <table:table-cell office:value-type="float" office:value="0.00870666455596011" calcext:value-type="float">
            <text:p>0.00870666455596</text:p>
          </table:table-cell>
          <table:table-cell office:value-type="float" office:value="0.000341368463037136" calcext:value-type="float">
            <text:p>0.000341368463037</text:p>
          </table:table-cell>
          <table:table-cell office:value-type="float" office:value="0.00819820301031426" calcext:value-type="float">
            <text:p>0.008198203010314</text:p>
          </table:table-cell>
          <table:table-cell office:value-type="float" office:value="0.00220209779482364" calcext:value-type="float">
            <text:p>0.002202097794824</text:p>
          </table:table-cell>
          <table:table-cell office:value-type="float" office:value="0.880680190092428" calcext:value-type="float">
            <text:p>0.880680190092428</text:p>
          </table:table-cell>
          <table:table-cell office:value-type="float" office:value="0" calcext:value-type="float">
            <text:p>0</text:p>
          </table:table-cell>
          <table:table-cell office:value-type="float" office:value="0.00792113179775012" calcext:value-type="float">
            <text:p>0.00792113179775</text:p>
          </table:table-cell>
          <table:table-cell office:value-type="float" office:value="0" calcext:value-type="float">
            <text:p>0</text:p>
          </table:table-cell>
          <table:table-cell office:value-type="float" office:value="0.0926162495293342" calcext:value-type="float">
            <text:p>0.092616249529334</text:p>
          </table:table-cell>
          <table:table-cell office:value-type="float" office:value="0.00555037052025448" calcext:value-type="float">
            <text:p>0.005550370520254</text:p>
          </table:table-cell>
          <table:table-cell office:value-type="float" office:value="0.00283175725509523" calcext:value-type="float">
            <text:p>0.002831757255095</text:p>
          </table:table-cell>
          <table:table-cell office:value-type="float" office:value="0.00478411633615027" calcext:value-type="float">
            <text:p>0.00478411633615</text:p>
          </table:table-cell>
          <table:table-cell office:value-type="float" office:value="0.000735853126580895" calcext:value-type="float">
            <text:p>0.000735853126581</text:p>
          </table:table-cell>
          <table:table-cell office:value-type="float" office:value="0.736465712761911" calcext:value-type="float">
            <text:p>0.736465712761911</text:p>
          </table:table-cell>
          <table:table-cell office:value-type="float" office:value="0.00341452451440839" calcext:value-type="float">
            <text:p>0.003414524514408</text:p>
          </table:table-cell>
          <table:table-cell office:value-type="float" office:value="0.00481935937000316" calcext:value-type="float">
            <text:p>0.004819359370003</text:p>
          </table:table-cell>
          <table:table-cell office:value-type="float" office:value="0" calcext:value-type="float">
            <text:p>0</text:p>
          </table:table-cell>
          <table:table-cell office:value-type="float" office:value="0.220124140490849" calcext:value-type="float">
            <text:p>0.220124140490849</text:p>
          </table:table-cell>
          <table:table-cell office:value-type="float" office:value="0.00483438702641337" calcext:value-type="float">
            <text:p>0.004834387026413</text:p>
          </table:table-cell>
          <table:table-cell office:value-type="float" office:value="0.0248219063736843" calcext:value-type="float">
            <text:p>0.024821906373684</text:p>
          </table:table-cell>
          <table:table-cell office:value-type="float" office:value="0.124886073448742" calcext:value-type="float">
            <text:p>0.124886073448742</text:p>
          </table:table-cell>
          <table:table-cell office:value-type="float" office:value="0.0864723539356735" calcext:value-type="float">
            <text:p>0.086472353935674</text:p>
          </table:table-cell>
          <table:table-cell office:value-type="float" office:value="0.0572094543703036" calcext:value-type="float">
            <text:p>0.057209454370304</text:p>
          </table:table-cell>
          <table:table-cell office:value-type="float" office:value="0.0795627545093981" calcext:value-type="float">
            <text:p>0.079562754509398</text:p>
          </table:table-cell>
          <table:table-cell office:value-type="float" office:value="0.165875011124748" calcext:value-type="float">
            <text:p>0.165875011124748</text:p>
          </table:table-cell>
          <table:table-cell/>
        </table:table-row>
        <table:table-row table:style-name="ro1">
          <table:table-cell office:value-type="float" office:value="2" calcext:value-type="float">
            <text:p>2</text:p>
          </table:table-cell>
          <table:table-cell table:number-columns-repeated="13" office:value-type="float" office:value="0" calcext:value-type="float">
            <text:p>0</text:p>
          </table:table-cell>
          <table:table-cell office:value-type="float" office:value="3" calcext:value-type="float">
            <text:p>3</text:p>
          </table:table-cell>
          <table:table-cell table:number-columns-repeated="26"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4</text:p>
          </table:table-cell>
          <table:table-cell office:value-type="string" calcext:value-type="string">
            <text:p>Other</text:p>
          </table:table-cell>
          <table:table-cell office:value-type="float" office:value="858.399780273438" calcext:value-type="float">
            <text:p>858.399780273438</text:p>
          </table:table-cell>
          <table:table-cell office:value-type="float" office:value="7684495.96378165" calcext:value-type="float">
            <text:p>7684495.96378165</text:p>
          </table:table-cell>
          <table:table-cell office:value-type="float" office:value="333599.148777197" calcext:value-type="float">
            <text:p>333599.148777197</text:p>
          </table:table-cell>
          <table:table-cell office:value-type="string" calcext:value-type="string">
            <text:p>BE</text:p>
          </table:table-cell>
          <table:table-cell office:value-type="float" office:value="19.415153503418" calcext:value-type="float">
            <text:p>19.415153503418</text:p>
          </table:table-cell>
          <table:table-cell office:value-type="float" office:value="1898.15759277344" calcext:value-type="float">
            <text:p>1898.15759277344</text:p>
          </table:table-cell>
          <table:table-cell table:number-columns-repeated="2" office:value-type="float" office:value="0" calcext:value-type="float">
            <text:p>0</text:p>
          </table:table-cell>
          <table:table-cell office:value-type="float" office:value="0.766397096281202" calcext:value-type="float">
            <text:p>0.766397096281202</text:p>
          </table:table-cell>
          <table:table-cell office:value-type="float" office:value="0" calcext:value-type="float">
            <text:p>0</text:p>
          </table:table-cell>
          <table:table-cell office:value-type="float" office:value="0.0579788588894549" calcext:value-type="float">
            <text:p>0.057978858889455</text:p>
          </table:table-cell>
          <table:table-cell office:value-type="float" office:value="0" calcext:value-type="float">
            <text:p>0</text:p>
          </table:table-cell>
          <table:table-cell office:value-type="float" office:value="0.167314060112073" calcext:value-type="float">
            <text:p>0.167314060112073</text:p>
          </table:table-cell>
          <table:table-cell office:value-type="float" office:value="0.00830998471726949" calcext:value-type="float">
            <text:p>0.008309984717269</text:p>
          </table:table-cell>
          <table:table-cell office:value-type="float" office:value="0" calcext:value-type="float">
            <text:p>0</text:p>
          </table:table-cell>
          <table:table-cell office:value-type="float" office:value="0.0168309791894387" calcext:value-type="float">
            <text:p>0.016830979189439</text:p>
          </table:table-cell>
          <table:table-cell office:value-type="float" office:value="0.00159183283632775" calcext:value-type="float">
            <text:p>0.001591832836328</text:p>
          </table:table-cell>
          <table:table-cell office:value-type="float" office:value="0.76286996848171" calcext:value-type="float">
            <text:p>0.76286996848171</text:p>
          </table:table-cell>
          <table:table-cell office:value-type="float" office:value="0" calcext:value-type="float">
            <text:p>0</text:p>
          </table:table-cell>
          <table:table-cell office:value-type="float" office:value="0.0139904419281694" calcext:value-type="float">
            <text:p>0.013990441928169</text:p>
          </table:table-cell>
          <table:table-cell office:value-type="float" office:value="0" calcext:value-type="float">
            <text:p>0</text:p>
          </table:table-cell>
          <table:table-cell office:value-type="float" office:value="0.187758451748009" calcext:value-type="float">
            <text:p>0.187758451748009</text:p>
          </table:table-cell>
          <table:table-cell office:value-type="float" office:value="0.0169583258163449" calcext:value-type="float">
            <text:p>0.016958325816345</text:p>
          </table:table-cell>
          <table:table-cell office:value-type="float" office:value="0" calcext:value-type="float">
            <text:p>0</text:p>
          </table:table-cell>
          <table:table-cell office:value-type="float" office:value="0.0109724314012999" calcext:value-type="float">
            <text:p>0.0109724314013</text:p>
          </table:table-cell>
          <table:table-cell office:value-type="float" office:value="0.00507188636144553" calcext:value-type="float">
            <text:p>0.005071886361446</text:p>
          </table:table-cell>
          <table:table-cell office:value-type="float" office:value="0.889449680431362" calcext:value-type="float">
            <text:p>0.889449680431362</text:p>
          </table:table-cell>
          <table:table-cell office:value-type="float" office:value="0" calcext:value-type="float">
            <text:p>0</text:p>
          </table:table-cell>
          <table:table-cell office:value-type="float" office:value="0.00349770018474578" calcext:value-type="float">
            <text:p>0.003497700184746</text:p>
          </table:table-cell>
          <table:table-cell office:value-type="float" office:value="0" calcext:value-type="float">
            <text:p>0</text:p>
          </table:table-cell>
          <table:table-cell office:value-type="float" office:value="0.0819602686021492" calcext:value-type="float">
            <text:p>0.081960268602149</text:p>
          </table:table-cell>
          <table:table-cell office:value-type="float" office:value="0.00870666455596011" calcext:value-type="float">
            <text:p>0.00870666455596</text:p>
          </table:table-cell>
          <table:table-cell office:value-type="float" office:value="0.000341368463037136" calcext:value-type="float">
            <text:p>0.000341368463037</text:p>
          </table:table-cell>
          <table:table-cell office:value-type="float" office:value="0.00819820301031426" calcext:value-type="float">
            <text:p>0.008198203010314</text:p>
          </table:table-cell>
          <table:table-cell office:value-type="float" office:value="0.00220209779482364" calcext:value-type="float">
            <text:p>0.002202097794824</text:p>
          </table:table-cell>
          <table:table-cell office:value-type="float" office:value="0.880680190092428" calcext:value-type="float">
            <text:p>0.880680190092428</text:p>
          </table:table-cell>
          <table:table-cell office:value-type="float" office:value="0" calcext:value-type="float">
            <text:p>0</text:p>
          </table:table-cell>
          <table:table-cell office:value-type="float" office:value="0.00792113179775012" calcext:value-type="float">
            <text:p>0.00792113179775</text:p>
          </table:table-cell>
          <table:table-cell office:value-type="float" office:value="0" calcext:value-type="float">
            <text:p>0</text:p>
          </table:table-cell>
          <table:table-cell office:value-type="float" office:value="0.0926162495293342" calcext:value-type="float">
            <text:p>0.092616249529334</text:p>
          </table:table-cell>
          <table:table-cell office:value-type="float" office:value="0.00555037052025448" calcext:value-type="float">
            <text:p>0.005550370520254</text:p>
          </table:table-cell>
          <table:table-cell office:value-type="float" office:value="0.00283175725509523" calcext:value-type="float">
            <text:p>0.002831757255095</text:p>
          </table:table-cell>
          <table:table-cell office:value-type="float" office:value="0.00478411633615027" calcext:value-type="float">
            <text:p>0.00478411633615</text:p>
          </table:table-cell>
          <table:table-cell office:value-type="float" office:value="0.000735853126580895" calcext:value-type="float">
            <text:p>0.000735853126581</text:p>
          </table:table-cell>
          <table:table-cell office:value-type="float" office:value="0.736465712761911" calcext:value-type="float">
            <text:p>0.736465712761911</text:p>
          </table:table-cell>
          <table:table-cell office:value-type="float" office:value="0.00341452451440839" calcext:value-type="float">
            <text:p>0.003414524514408</text:p>
          </table:table-cell>
          <table:table-cell office:value-type="float" office:value="0.00481935937000316" calcext:value-type="float">
            <text:p>0.004819359370003</text:p>
          </table:table-cell>
          <table:table-cell office:value-type="float" office:value="0" calcext:value-type="float">
            <text:p>0</text:p>
          </table:table-cell>
          <table:table-cell office:value-type="float" office:value="0.220124140490849" calcext:value-type="float">
            <text:p>0.220124140490849</text:p>
          </table:table-cell>
          <table:table-cell office:value-type="float" office:value="0.00483438702641337" calcext:value-type="float">
            <text:p>0.004834387026413</text:p>
          </table:table-cell>
          <table:table-cell office:value-type="float" office:value="0.0248219063736843" calcext:value-type="float">
            <text:p>0.024821906373684</text:p>
          </table:table-cell>
          <table:table-cell office:value-type="float" office:value="0.124886073448742" calcext:value-type="float">
            <text:p>0.124886073448742</text:p>
          </table:table-cell>
          <table:table-cell office:value-type="float" office:value="0.0864723539356735" calcext:value-type="float">
            <text:p>0.086472353935674</text:p>
          </table:table-cell>
          <table:table-cell office:value-type="float" office:value="0.0572094543703036" calcext:value-type="float">
            <text:p>0.057209454370304</text:p>
          </table:table-cell>
          <table:table-cell office:value-type="float" office:value="0.0795627545093981" calcext:value-type="float">
            <text:p>0.079562754509398</text:p>
          </table:table-cell>
          <table:table-cell office:value-type="float" office:value="0.165875011124748" calcext:value-type="float">
            <text:p>0.165875011124748</text:p>
          </table:table-cell>
          <table:table-cell/>
        </table:table-row>
        <table:table-row table:style-name="ro1">
          <table:table-cell table:number-columns-repeated="17" office:value-type="float" office:value="0" calcext:value-type="float">
            <text:p>0</text:p>
          </table:table-cell>
          <table:table-cell office:value-type="float" office:value="23" calcext:value-type="float">
            <text:p>23</text:p>
          </table:table-cell>
          <table:table-cell table:number-columns-repeated="17"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4</text:p>
          </table:table-cell>
          <table:table-cell office:value-type="string" calcext:value-type="string">
            <text:p>SolMau</text:p>
          </table:table-cell>
          <table:table-cell office:value-type="float" office:value="858.399780273438" calcext:value-type="float">
            <text:p>858.399780273438</text:p>
          </table:table-cell>
          <table:table-cell office:value-type="float" office:value="7684495.96378165" calcext:value-type="float">
            <text:p>7684495.96378165</text:p>
          </table:table-cell>
          <table:table-cell office:value-type="float" office:value="333599.148777197" calcext:value-type="float">
            <text:p>333599.148777197</text:p>
          </table:table-cell>
          <table:table-cell office:value-type="string" calcext:value-type="string">
            <text:p>BE</text:p>
          </table:table-cell>
          <table:table-cell office:value-type="float" office:value="19.415153503418" calcext:value-type="float">
            <text:p>19.415153503418</text:p>
          </table:table-cell>
          <table:table-cell office:value-type="float" office:value="1898.15759277344" calcext:value-type="float">
            <text:p>1898.15759277344</text:p>
          </table:table-cell>
          <table:table-cell table:number-columns-repeated="2" office:value-type="float" office:value="0" calcext:value-type="float">
            <text:p>0</text:p>
          </table:table-cell>
          <table:table-cell office:value-type="float" office:value="0.766397096281202" calcext:value-type="float">
            <text:p>0.766397096281202</text:p>
          </table:table-cell>
          <table:table-cell office:value-type="float" office:value="0" calcext:value-type="float">
            <text:p>0</text:p>
          </table:table-cell>
          <table:table-cell office:value-type="float" office:value="0.0579788588894549" calcext:value-type="float">
            <text:p>0.057978858889455</text:p>
          </table:table-cell>
          <table:table-cell office:value-type="float" office:value="0" calcext:value-type="float">
            <text:p>0</text:p>
          </table:table-cell>
          <table:table-cell office:value-type="float" office:value="0.167314060112073" calcext:value-type="float">
            <text:p>0.167314060112073</text:p>
          </table:table-cell>
          <table:table-cell office:value-type="float" office:value="0.00830998471726949" calcext:value-type="float">
            <text:p>0.008309984717269</text:p>
          </table:table-cell>
          <table:table-cell office:value-type="float" office:value="0" calcext:value-type="float">
            <text:p>0</text:p>
          </table:table-cell>
          <table:table-cell office:value-type="float" office:value="0.0168309791894387" calcext:value-type="float">
            <text:p>0.016830979189439</text:p>
          </table:table-cell>
          <table:table-cell office:value-type="float" office:value="0.00159183283632775" calcext:value-type="float">
            <text:p>0.001591832836328</text:p>
          </table:table-cell>
          <table:table-cell office:value-type="float" office:value="0.76286996848171" calcext:value-type="float">
            <text:p>0.76286996848171</text:p>
          </table:table-cell>
          <table:table-cell office:value-type="float" office:value="0" calcext:value-type="float">
            <text:p>0</text:p>
          </table:table-cell>
          <table:table-cell office:value-type="float" office:value="0.0139904419281694" calcext:value-type="float">
            <text:p>0.013990441928169</text:p>
          </table:table-cell>
          <table:table-cell office:value-type="float" office:value="0" calcext:value-type="float">
            <text:p>0</text:p>
          </table:table-cell>
          <table:table-cell office:value-type="float" office:value="0.187758451748009" calcext:value-type="float">
            <text:p>0.187758451748009</text:p>
          </table:table-cell>
          <table:table-cell office:value-type="float" office:value="0.0169583258163449" calcext:value-type="float">
            <text:p>0.016958325816345</text:p>
          </table:table-cell>
          <table:table-cell office:value-type="float" office:value="0" calcext:value-type="float">
            <text:p>0</text:p>
          </table:table-cell>
          <table:table-cell office:value-type="float" office:value="0.0109724314012999" calcext:value-type="float">
            <text:p>0.0109724314013</text:p>
          </table:table-cell>
          <table:table-cell office:value-type="float" office:value="0.00507188636144553" calcext:value-type="float">
            <text:p>0.005071886361446</text:p>
          </table:table-cell>
          <table:table-cell office:value-type="float" office:value="0.889449680431362" calcext:value-type="float">
            <text:p>0.889449680431362</text:p>
          </table:table-cell>
          <table:table-cell office:value-type="float" office:value="0" calcext:value-type="float">
            <text:p>0</text:p>
          </table:table-cell>
          <table:table-cell office:value-type="float" office:value="0.00349770018474578" calcext:value-type="float">
            <text:p>0.003497700184746</text:p>
          </table:table-cell>
          <table:table-cell office:value-type="float" office:value="0" calcext:value-type="float">
            <text:p>0</text:p>
          </table:table-cell>
          <table:table-cell office:value-type="float" office:value="0.0819602686021492" calcext:value-type="float">
            <text:p>0.081960268602149</text:p>
          </table:table-cell>
          <table:table-cell office:value-type="float" office:value="0.00870666455596011" calcext:value-type="float">
            <text:p>0.00870666455596</text:p>
          </table:table-cell>
          <table:table-cell office:value-type="float" office:value="0.000341368463037136" calcext:value-type="float">
            <text:p>0.000341368463037</text:p>
          </table:table-cell>
          <table:table-cell office:value-type="float" office:value="0.00819820301031426" calcext:value-type="float">
            <text:p>0.008198203010314</text:p>
          </table:table-cell>
          <table:table-cell office:value-type="float" office:value="0.00220209779482364" calcext:value-type="float">
            <text:p>0.002202097794824</text:p>
          </table:table-cell>
          <table:table-cell office:value-type="float" office:value="0.880680190092428" calcext:value-type="float">
            <text:p>0.880680190092428</text:p>
          </table:table-cell>
          <table:table-cell office:value-type="float" office:value="0" calcext:value-type="float">
            <text:p>0</text:p>
          </table:table-cell>
          <table:table-cell office:value-type="float" office:value="0.00792113179775012" calcext:value-type="float">
            <text:p>0.00792113179775</text:p>
          </table:table-cell>
          <table:table-cell office:value-type="float" office:value="0" calcext:value-type="float">
            <text:p>0</text:p>
          </table:table-cell>
          <table:table-cell office:value-type="float" office:value="0.0926162495293342" calcext:value-type="float">
            <text:p>0.092616249529334</text:p>
          </table:table-cell>
          <table:table-cell office:value-type="float" office:value="0.00555037052025448" calcext:value-type="float">
            <text:p>0.005550370520254</text:p>
          </table:table-cell>
          <table:table-cell office:value-type="float" office:value="0.00283175725509523" calcext:value-type="float">
            <text:p>0.002831757255095</text:p>
          </table:table-cell>
          <table:table-cell office:value-type="float" office:value="0.00478411633615027" calcext:value-type="float">
            <text:p>0.00478411633615</text:p>
          </table:table-cell>
          <table:table-cell office:value-type="float" office:value="0.000735853126580895" calcext:value-type="float">
            <text:p>0.000735853126581</text:p>
          </table:table-cell>
          <table:table-cell office:value-type="float" office:value="0.736465712761911" calcext:value-type="float">
            <text:p>0.736465712761911</text:p>
          </table:table-cell>
          <table:table-cell office:value-type="float" office:value="0.00341452451440839" calcext:value-type="float">
            <text:p>0.003414524514408</text:p>
          </table:table-cell>
          <table:table-cell office:value-type="float" office:value="0.00481935937000316" calcext:value-type="float">
            <text:p>0.004819359370003</text:p>
          </table:table-cell>
          <table:table-cell office:value-type="float" office:value="0" calcext:value-type="float">
            <text:p>0</text:p>
          </table:table-cell>
          <table:table-cell office:value-type="float" office:value="0.220124140490849" calcext:value-type="float">
            <text:p>0.220124140490849</text:p>
          </table:table-cell>
          <table:table-cell office:value-type="float" office:value="0.00483438702641337" calcext:value-type="float">
            <text:p>0.004834387026413</text:p>
          </table:table-cell>
          <table:table-cell office:value-type="float" office:value="0.0248219063736843" calcext:value-type="float">
            <text:p>0.024821906373684</text:p>
          </table:table-cell>
          <table:table-cell office:value-type="float" office:value="0.124886073448742" calcext:value-type="float">
            <text:p>0.124886073448742</text:p>
          </table:table-cell>
          <table:table-cell office:value-type="float" office:value="0.0864723539356735" calcext:value-type="float">
            <text:p>0.086472353935674</text:p>
          </table:table-cell>
          <table:table-cell office:value-type="float" office:value="0.0572094543703036" calcext:value-type="float">
            <text:p>0.057209454370304</text:p>
          </table:table-cell>
          <table:table-cell office:value-type="float" office:value="0.0795627545093981" calcext:value-type="float">
            <text:p>0.079562754509398</text:p>
          </table:table-cell>
          <table:table-cell office:value-type="float" office:value="0.165875011124748" calcext:value-type="float">
            <text:p>0.165875011124748</text:p>
          </table:table-cell>
          <table:table-cell/>
        </table:table-row>
        <table:table-row table:style-name="ro1">
          <table:table-cell office:value-type="float" office:value="1" calcext:value-type="float">
            <text:p>1</text:p>
          </table:table-cell>
          <table:table-cell table:number-columns-repeated="16"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7"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5</text:p>
          </table:table-cell>
          <table:table-cell office:value-type="string" calcext:value-type="string">
            <text:p>LanCam</text:p>
          </table:table-cell>
          <table:table-cell office:value-type="float" office:value="971.486450195312" calcext:value-type="float">
            <text:p>971.486450195312</text:p>
          </table:table-cell>
          <table:table-cell office:value-type="float" office:value="7683783.5659739" calcext:value-type="float">
            <text:p>7683783.5659739</text:p>
          </table:table-cell>
          <table:table-cell office:value-type="float" office:value="333743.351529078" calcext:value-type="float">
            <text:p>333743.351529078</text:p>
          </table:table-cell>
          <table:table-cell office:value-type="string" calcext:value-type="string">
            <text:p>BE</text:p>
          </table:table-cell>
          <table:table-cell office:value-type="float" office:value="18.3724040985107" calcext:value-type="float">
            <text:p>18.3724040985107</text:p>
          </table:table-cell>
          <table:table-cell office:value-type="float" office:value="2093.30981445312" calcext:value-type="float">
            <text:p>2093.30981445312</text:p>
          </table:table-cell>
          <table:table-cell table:number-columns-repeated="2" office:value-type="float" office:value="0" calcext:value-type="float">
            <text:p>0</text:p>
          </table:table-cell>
          <table:table-cell office:value-type="float" office:value="0.879616658176261" calcext:value-type="float">
            <text:p>0.879616658176261</text:p>
          </table:table-cell>
          <table:table-cell table:number-columns-repeated="3" office:value-type="float" office:value="0" calcext:value-type="float">
            <text:p>0</text:p>
          </table:table-cell>
          <table:table-cell office:value-type="float" office:value="0.120383341823739" calcext:value-type="float">
            <text:p>0.120383341823739</text:p>
          </table:table-cell>
          <table:table-cell table:number-columns-repeated="4" office:value-type="float" office:value="0" calcext:value-type="float">
            <text:p>0</text:p>
          </table:table-cell>
          <table:table-cell office:value-type="float" office:value="0.953805501315901" calcext:value-type="float">
            <text:p>0.953805501315901</text:p>
          </table:table-cell>
          <table:table-cell table:number-columns-repeated="3" office:value-type="float" office:value="0" calcext:value-type="float">
            <text:p>0</text:p>
          </table:table-cell>
          <table:table-cell office:value-type="float" office:value="0.0461944986840988" calcext:value-type="float">
            <text:p>0.046194498684099</text:p>
          </table:table-cell>
          <table:table-cell table:number-columns-repeated="4" office:value-type="float" office:value="0" calcext:value-type="float">
            <text:p>0</text:p>
          </table:table-cell>
          <table:table-cell office:value-type="float" office:value="0.962735121950788" calcext:value-type="float">
            <text:p>0.962735121950788</text:p>
          </table:table-cell>
          <table:table-cell table:number-columns-repeated="3" office:value-type="float" office:value="0" calcext:value-type="float">
            <text:p>0</text:p>
          </table:table-cell>
          <table:table-cell office:value-type="float" office:value="0.0372639936749553" calcext:value-type="float">
            <text:p>0.037263993674955</text:p>
          </table:table-cell>
          <table:table-cell office:value-type="float" office:value="0.000000884374256572891" calcext:value-type="float">
            <text:p>8.84374256572891E-07</text:p>
          </table:table-cell>
          <table:table-cell office:value-type="float" office:value="0" calcext:value-type="float">
            <text:p>0</text:p>
          </table:table-cell>
          <table:table-cell office:value-type="float" office:value="0.00216631214892482" calcext:value-type="float">
            <text:p>0.002166312148925</text:p>
          </table:table-cell>
          <table:table-cell office:value-type="float" office:value="0.000118406469940018" calcext:value-type="float">
            <text:p>0.00011840646994</text:p>
          </table:table-cell>
          <table:table-cell office:value-type="float" office:value="0.868163605113896" calcext:value-type="float">
            <text:p>0.868163605113896</text:p>
          </table:table-cell>
          <table:table-cell office:value-type="float" office:value="0" calcext:value-type="float">
            <text:p>0</text:p>
          </table:table-cell>
          <table:table-cell office:value-type="float" office:value="0.00104066130802838" calcext:value-type="float">
            <text:p>0.001040661308028</text:p>
          </table:table-cell>
          <table:table-cell office:value-type="float" office:value="0" calcext:value-type="float">
            <text:p>0</text:p>
          </table:table-cell>
          <table:table-cell office:value-type="float" office:value="0.12659756640498" calcext:value-type="float">
            <text:p>0.12659756640498</text:p>
          </table:table-cell>
          <table:table-cell office:value-type="float" office:value="0.00181188211557103" calcext:value-type="float">
            <text:p>0.001811882115571</text:p>
          </table:table-cell>
          <table:table-cell office:value-type="float" office:value="0.00010156643865966" calcext:value-type="float">
            <text:p>0.00010156643866</text:p>
          </table:table-cell>
          <table:table-cell office:value-type="float" office:value="0.00464929728048217" calcext:value-type="float">
            <text:p>0.004649297280482</text:p>
          </table:table-cell>
          <table:table-cell office:value-type="float" office:value="0.000631420266021867" calcext:value-type="float">
            <text:p>0.000631420266022</text:p>
          </table:table-cell>
          <table:table-cell office:value-type="float" office:value="0.787734635983783" calcext:value-type="float">
            <text:p>0.787734635983783</text:p>
          </table:table-cell>
          <table:table-cell office:value-type="float" office:value="0.0105784018510395" calcext:value-type="float">
            <text:p>0.01057840185104</text:p>
          </table:table-cell>
          <table:table-cell office:value-type="float" office:value="0.00439682380937719" calcext:value-type="float">
            <text:p>0.004396823809377</text:p>
          </table:table-cell>
          <table:table-cell office:value-type="float" office:value="0" calcext:value-type="float">
            <text:p>0</text:p>
          </table:table-cell>
          <table:table-cell office:value-type="float" office:value="0.176532898425529" calcext:value-type="float">
            <text:p>0.176532898425529</text:p>
          </table:table-cell>
          <table:table-cell office:value-type="float" office:value="0.00440003465004051" calcext:value-type="float">
            <text:p>0.004400034650041</text:p>
          </table:table-cell>
          <table:table-cell office:value-type="float" office:value="0.0110764877337268" calcext:value-type="float">
            <text:p>0.011076487733727</text:p>
          </table:table-cell>
          <table:table-cell office:value-type="float" office:value="0.0517303784930742" calcext:value-type="float">
            <text:p>0.051730378493074</text:p>
          </table:table-cell>
          <table:table-cell office:value-type="float" office:value="0.0185646531093528" calcext:value-type="float">
            <text:p>0.018564653109353</text:p>
          </table:table-cell>
          <table:table-cell office:value-type="float" office:value="0.0243034396680636" calcext:value-type="float">
            <text:p>0.024303439668064</text:p>
          </table:table-cell>
          <table:table-cell office:value-type="float" office:value="0.0614478099381142" calcext:value-type="float">
            <text:p>0.061447809938114</text:p>
          </table:table-cell>
          <table:table-cell office:value-type="float" office:value="0.160067732478984" calcext:value-type="float">
            <text:p>0.160067732478984</text:p>
          </table:table-cell>
          <table:table-cell/>
        </table:table-row>
        <table:table-row table:style-name="ro1">
          <table:table-cell office:value-type="float" office:value="4" calcext:value-type="float">
            <text:p>4</text:p>
          </table:table-cell>
          <table:table-cell table:number-columns-repeated="16"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19"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5</text:p>
          </table:table-cell>
          <table:table-cell office:value-type="string" calcext:value-type="string">
            <text:p>Other</text:p>
          </table:table-cell>
          <table:table-cell office:value-type="float" office:value="971.486450195312" calcext:value-type="float">
            <text:p>971.486450195312</text:p>
          </table:table-cell>
          <table:table-cell office:value-type="float" office:value="7683783.5659739" calcext:value-type="float">
            <text:p>7683783.5659739</text:p>
          </table:table-cell>
          <table:table-cell office:value-type="float" office:value="333743.351529078" calcext:value-type="float">
            <text:p>333743.351529078</text:p>
          </table:table-cell>
          <table:table-cell office:value-type="string" calcext:value-type="string">
            <text:p>BE</text:p>
          </table:table-cell>
          <table:table-cell office:value-type="float" office:value="18.3724040985107" calcext:value-type="float">
            <text:p>18.3724040985107</text:p>
          </table:table-cell>
          <table:table-cell office:value-type="float" office:value="2093.30981445312" calcext:value-type="float">
            <text:p>2093.30981445312</text:p>
          </table:table-cell>
          <table:table-cell table:number-columns-repeated="2" office:value-type="float" office:value="0" calcext:value-type="float">
            <text:p>0</text:p>
          </table:table-cell>
          <table:table-cell office:value-type="float" office:value="0.879616658176261" calcext:value-type="float">
            <text:p>0.879616658176261</text:p>
          </table:table-cell>
          <table:table-cell table:number-columns-repeated="3" office:value-type="float" office:value="0" calcext:value-type="float">
            <text:p>0</text:p>
          </table:table-cell>
          <table:table-cell office:value-type="float" office:value="0.120383341823739" calcext:value-type="float">
            <text:p>0.120383341823739</text:p>
          </table:table-cell>
          <table:table-cell table:number-columns-repeated="4" office:value-type="float" office:value="0" calcext:value-type="float">
            <text:p>0</text:p>
          </table:table-cell>
          <table:table-cell office:value-type="float" office:value="0.953805501315901" calcext:value-type="float">
            <text:p>0.953805501315901</text:p>
          </table:table-cell>
          <table:table-cell table:number-columns-repeated="3" office:value-type="float" office:value="0" calcext:value-type="float">
            <text:p>0</text:p>
          </table:table-cell>
          <table:table-cell office:value-type="float" office:value="0.0461944986840988" calcext:value-type="float">
            <text:p>0.046194498684099</text:p>
          </table:table-cell>
          <table:table-cell table:number-columns-repeated="4" office:value-type="float" office:value="0" calcext:value-type="float">
            <text:p>0</text:p>
          </table:table-cell>
          <table:table-cell office:value-type="float" office:value="0.962735121950788" calcext:value-type="float">
            <text:p>0.962735121950788</text:p>
          </table:table-cell>
          <table:table-cell table:number-columns-repeated="3" office:value-type="float" office:value="0" calcext:value-type="float">
            <text:p>0</text:p>
          </table:table-cell>
          <table:table-cell office:value-type="float" office:value="0.0372639936749553" calcext:value-type="float">
            <text:p>0.037263993674955</text:p>
          </table:table-cell>
          <table:table-cell office:value-type="float" office:value="0.000000884374256572891" calcext:value-type="float">
            <text:p>8.84374256572891E-07</text:p>
          </table:table-cell>
          <table:table-cell office:value-type="float" office:value="0" calcext:value-type="float">
            <text:p>0</text:p>
          </table:table-cell>
          <table:table-cell office:value-type="float" office:value="0.00216631214892482" calcext:value-type="float">
            <text:p>0.002166312148925</text:p>
          </table:table-cell>
          <table:table-cell office:value-type="float" office:value="0.000118406469940018" calcext:value-type="float">
            <text:p>0.00011840646994</text:p>
          </table:table-cell>
          <table:table-cell office:value-type="float" office:value="0.868163605113896" calcext:value-type="float">
            <text:p>0.868163605113896</text:p>
          </table:table-cell>
          <table:table-cell office:value-type="float" office:value="0" calcext:value-type="float">
            <text:p>0</text:p>
          </table:table-cell>
          <table:table-cell office:value-type="float" office:value="0.00104066130802838" calcext:value-type="float">
            <text:p>0.001040661308028</text:p>
          </table:table-cell>
          <table:table-cell office:value-type="float" office:value="0" calcext:value-type="float">
            <text:p>0</text:p>
          </table:table-cell>
          <table:table-cell office:value-type="float" office:value="0.12659756640498" calcext:value-type="float">
            <text:p>0.12659756640498</text:p>
          </table:table-cell>
          <table:table-cell office:value-type="float" office:value="0.00181188211557103" calcext:value-type="float">
            <text:p>0.001811882115571</text:p>
          </table:table-cell>
          <table:table-cell office:value-type="float" office:value="0.00010156643865966" calcext:value-type="float">
            <text:p>0.00010156643866</text:p>
          </table:table-cell>
          <table:table-cell office:value-type="float" office:value="0.00464929728048217" calcext:value-type="float">
            <text:p>0.004649297280482</text:p>
          </table:table-cell>
          <table:table-cell office:value-type="float" office:value="0.000631420266021867" calcext:value-type="float">
            <text:p>0.000631420266022</text:p>
          </table:table-cell>
          <table:table-cell office:value-type="float" office:value="0.787734635983783" calcext:value-type="float">
            <text:p>0.787734635983783</text:p>
          </table:table-cell>
          <table:table-cell office:value-type="float" office:value="0.0105784018510395" calcext:value-type="float">
            <text:p>0.01057840185104</text:p>
          </table:table-cell>
          <table:table-cell office:value-type="float" office:value="0.00439682380937719" calcext:value-type="float">
            <text:p>0.004396823809377</text:p>
          </table:table-cell>
          <table:table-cell office:value-type="float" office:value="0" calcext:value-type="float">
            <text:p>0</text:p>
          </table:table-cell>
          <table:table-cell office:value-type="float" office:value="0.176532898425529" calcext:value-type="float">
            <text:p>0.176532898425529</text:p>
          </table:table-cell>
          <table:table-cell office:value-type="float" office:value="0.00440003465004051" calcext:value-type="float">
            <text:p>0.004400034650041</text:p>
          </table:table-cell>
          <table:table-cell office:value-type="float" office:value="0.0110764877337268" calcext:value-type="float">
            <text:p>0.011076487733727</text:p>
          </table:table-cell>
          <table:table-cell office:value-type="float" office:value="0.0517303784930742" calcext:value-type="float">
            <text:p>0.051730378493074</text:p>
          </table:table-cell>
          <table:table-cell office:value-type="float" office:value="0.0185646531093528" calcext:value-type="float">
            <text:p>0.018564653109353</text:p>
          </table:table-cell>
          <table:table-cell office:value-type="float" office:value="0.0243034396680636" calcext:value-type="float">
            <text:p>0.024303439668064</text:p>
          </table:table-cell>
          <table:table-cell office:value-type="float" office:value="0.0614478099381142" calcext:value-type="float">
            <text:p>0.061447809938114</text:p>
          </table:table-cell>
          <table:table-cell office:value-type="float" office:value="0.160067732478984" calcext:value-type="float">
            <text:p>0.160067732478984</text:p>
          </table:table-cell>
          <table:table-cell/>
        </table:table-row>
        <table:table-row table:style-name="ro1">
          <table:table-cell office:value-type="float" office:value="1" calcext:value-type="float">
            <text:p>1</text:p>
          </table:table-cell>
          <table:table-cell table:number-columns-repeated="16" office:value-type="float" office:value="0" calcext:value-type="float">
            <text:p>0</text:p>
          </table:table-cell>
          <table:table-cell office:value-type="float" office:value="31" calcext:value-type="float">
            <text:p>31</text:p>
          </table:table-cell>
          <table:table-cell table:number-columns-repeated="23"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5</text:p>
          </table:table-cell>
          <table:table-cell office:value-type="string" calcext:value-type="string">
            <text:p>SolMau</text:p>
          </table:table-cell>
          <table:table-cell office:value-type="float" office:value="971.486450195312" calcext:value-type="float">
            <text:p>971.486450195312</text:p>
          </table:table-cell>
          <table:table-cell office:value-type="float" office:value="7683783.5659739" calcext:value-type="float">
            <text:p>7683783.5659739</text:p>
          </table:table-cell>
          <table:table-cell office:value-type="float" office:value="333743.351529078" calcext:value-type="float">
            <text:p>333743.351529078</text:p>
          </table:table-cell>
          <table:table-cell office:value-type="string" calcext:value-type="string">
            <text:p>BE</text:p>
          </table:table-cell>
          <table:table-cell office:value-type="float" office:value="18.3724040985107" calcext:value-type="float">
            <text:p>18.3724040985107</text:p>
          </table:table-cell>
          <table:table-cell office:value-type="float" office:value="2093.30981445312" calcext:value-type="float">
            <text:p>2093.30981445312</text:p>
          </table:table-cell>
          <table:table-cell table:number-columns-repeated="2" office:value-type="float" office:value="0" calcext:value-type="float">
            <text:p>0</text:p>
          </table:table-cell>
          <table:table-cell office:value-type="float" office:value="0.879616658176261" calcext:value-type="float">
            <text:p>0.879616658176261</text:p>
          </table:table-cell>
          <table:table-cell table:number-columns-repeated="3" office:value-type="float" office:value="0" calcext:value-type="float">
            <text:p>0</text:p>
          </table:table-cell>
          <table:table-cell office:value-type="float" office:value="0.120383341823739" calcext:value-type="float">
            <text:p>0.120383341823739</text:p>
          </table:table-cell>
          <table:table-cell table:number-columns-repeated="4" office:value-type="float" office:value="0" calcext:value-type="float">
            <text:p>0</text:p>
          </table:table-cell>
          <table:table-cell office:value-type="float" office:value="0.953805501315901" calcext:value-type="float">
            <text:p>0.953805501315901</text:p>
          </table:table-cell>
          <table:table-cell table:number-columns-repeated="3" office:value-type="float" office:value="0" calcext:value-type="float">
            <text:p>0</text:p>
          </table:table-cell>
          <table:table-cell office:value-type="float" office:value="0.0461944986840988" calcext:value-type="float">
            <text:p>0.046194498684099</text:p>
          </table:table-cell>
          <table:table-cell table:number-columns-repeated="4" office:value-type="float" office:value="0" calcext:value-type="float">
            <text:p>0</text:p>
          </table:table-cell>
          <table:table-cell office:value-type="float" office:value="0.962735121950788" calcext:value-type="float">
            <text:p>0.962735121950788</text:p>
          </table:table-cell>
          <table:table-cell table:number-columns-repeated="3" office:value-type="float" office:value="0" calcext:value-type="float">
            <text:p>0</text:p>
          </table:table-cell>
          <table:table-cell office:value-type="float" office:value="0.0372639936749553" calcext:value-type="float">
            <text:p>0.037263993674955</text:p>
          </table:table-cell>
          <table:table-cell office:value-type="float" office:value="0.000000884374256572891" calcext:value-type="float">
            <text:p>8.84374256572891E-07</text:p>
          </table:table-cell>
          <table:table-cell office:value-type="float" office:value="0" calcext:value-type="float">
            <text:p>0</text:p>
          </table:table-cell>
          <table:table-cell office:value-type="float" office:value="0.00216631214892482" calcext:value-type="float">
            <text:p>0.002166312148925</text:p>
          </table:table-cell>
          <table:table-cell office:value-type="float" office:value="0.000118406469940018" calcext:value-type="float">
            <text:p>0.00011840646994</text:p>
          </table:table-cell>
          <table:table-cell office:value-type="float" office:value="0.868163605113896" calcext:value-type="float">
            <text:p>0.868163605113896</text:p>
          </table:table-cell>
          <table:table-cell office:value-type="float" office:value="0" calcext:value-type="float">
            <text:p>0</text:p>
          </table:table-cell>
          <table:table-cell office:value-type="float" office:value="0.00104066130802838" calcext:value-type="float">
            <text:p>0.001040661308028</text:p>
          </table:table-cell>
          <table:table-cell office:value-type="float" office:value="0" calcext:value-type="float">
            <text:p>0</text:p>
          </table:table-cell>
          <table:table-cell office:value-type="float" office:value="0.12659756640498" calcext:value-type="float">
            <text:p>0.12659756640498</text:p>
          </table:table-cell>
          <table:table-cell office:value-type="float" office:value="0.00181188211557103" calcext:value-type="float">
            <text:p>0.001811882115571</text:p>
          </table:table-cell>
          <table:table-cell office:value-type="float" office:value="0.00010156643865966" calcext:value-type="float">
            <text:p>0.00010156643866</text:p>
          </table:table-cell>
          <table:table-cell office:value-type="float" office:value="0.00464929728048217" calcext:value-type="float">
            <text:p>0.004649297280482</text:p>
          </table:table-cell>
          <table:table-cell office:value-type="float" office:value="0.000631420266021867" calcext:value-type="float">
            <text:p>0.000631420266022</text:p>
          </table:table-cell>
          <table:table-cell office:value-type="float" office:value="0.787734635983783" calcext:value-type="float">
            <text:p>0.787734635983783</text:p>
          </table:table-cell>
          <table:table-cell office:value-type="float" office:value="0.0105784018510395" calcext:value-type="float">
            <text:p>0.01057840185104</text:p>
          </table:table-cell>
          <table:table-cell office:value-type="float" office:value="0.00439682380937719" calcext:value-type="float">
            <text:p>0.004396823809377</text:p>
          </table:table-cell>
          <table:table-cell office:value-type="float" office:value="0" calcext:value-type="float">
            <text:p>0</text:p>
          </table:table-cell>
          <table:table-cell office:value-type="float" office:value="0.176532898425529" calcext:value-type="float">
            <text:p>0.176532898425529</text:p>
          </table:table-cell>
          <table:table-cell office:value-type="float" office:value="0.00440003465004051" calcext:value-type="float">
            <text:p>0.004400034650041</text:p>
          </table:table-cell>
          <table:table-cell office:value-type="float" office:value="0.0110764877337268" calcext:value-type="float">
            <text:p>0.011076487733727</text:p>
          </table:table-cell>
          <table:table-cell office:value-type="float" office:value="0.0517303784930742" calcext:value-type="float">
            <text:p>0.051730378493074</text:p>
          </table:table-cell>
          <table:table-cell office:value-type="float" office:value="0.0185646531093528" calcext:value-type="float">
            <text:p>0.018564653109353</text:p>
          </table:table-cell>
          <table:table-cell office:value-type="float" office:value="0.0243034396680636" calcext:value-type="float">
            <text:p>0.024303439668064</text:p>
          </table:table-cell>
          <table:table-cell office:value-type="float" office:value="0.0614478099381142" calcext:value-type="float">
            <text:p>0.061447809938114</text:p>
          </table:table-cell>
          <table:table-cell office:value-type="float" office:value="0.160067732478984" calcext:value-type="float">
            <text:p>0.160067732478984</text:p>
          </table:table-cell>
          <table:table-cell/>
        </table:table-row>
        <table:table-row table:style-name="ro1">
          <table:table-cell table:number-columns-repeated="6" office:value-type="float" office:value="0" calcext:value-type="float">
            <text:p>0</text:p>
          </table:table-cell>
          <table:table-cell office:value-type="float" office:value="18" calcext:value-type="float">
            <text:p>18</text:p>
          </table:table-cell>
          <table:table-cell table:number-columns-repeated="34"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5</text:p>
          </table:table-cell>
          <table:table-cell office:value-type="string" calcext:value-type="string">
            <text:p>Ipo</text:p>
          </table:table-cell>
          <table:table-cell office:value-type="float" office:value="971.486450195312" calcext:value-type="float">
            <text:p>971.486450195312</text:p>
          </table:table-cell>
          <table:table-cell office:value-type="float" office:value="7683783.5659739" calcext:value-type="float">
            <text:p>7683783.5659739</text:p>
          </table:table-cell>
          <table:table-cell office:value-type="float" office:value="333743.351529078" calcext:value-type="float">
            <text:p>333743.351529078</text:p>
          </table:table-cell>
          <table:table-cell office:value-type="string" calcext:value-type="string">
            <text:p>BE</text:p>
          </table:table-cell>
          <table:table-cell office:value-type="float" office:value="18.3724040985107" calcext:value-type="float">
            <text:p>18.3724040985107</text:p>
          </table:table-cell>
          <table:table-cell office:value-type="float" office:value="2093.30981445312" calcext:value-type="float">
            <text:p>2093.30981445312</text:p>
          </table:table-cell>
          <table:table-cell table:number-columns-repeated="2" office:value-type="float" office:value="0" calcext:value-type="float">
            <text:p>0</text:p>
          </table:table-cell>
          <table:table-cell office:value-type="float" office:value="0.879616658176261" calcext:value-type="float">
            <text:p>0.879616658176261</text:p>
          </table:table-cell>
          <table:table-cell table:number-columns-repeated="3" office:value-type="float" office:value="0" calcext:value-type="float">
            <text:p>0</text:p>
          </table:table-cell>
          <table:table-cell office:value-type="float" office:value="0.120383341823739" calcext:value-type="float">
            <text:p>0.120383341823739</text:p>
          </table:table-cell>
          <table:table-cell table:number-columns-repeated="4" office:value-type="float" office:value="0" calcext:value-type="float">
            <text:p>0</text:p>
          </table:table-cell>
          <table:table-cell office:value-type="float" office:value="0.953805501315901" calcext:value-type="float">
            <text:p>0.953805501315901</text:p>
          </table:table-cell>
          <table:table-cell table:number-columns-repeated="3" office:value-type="float" office:value="0" calcext:value-type="float">
            <text:p>0</text:p>
          </table:table-cell>
          <table:table-cell office:value-type="float" office:value="0.0461944986840988" calcext:value-type="float">
            <text:p>0.046194498684099</text:p>
          </table:table-cell>
          <table:table-cell table:number-columns-repeated="4" office:value-type="float" office:value="0" calcext:value-type="float">
            <text:p>0</text:p>
          </table:table-cell>
          <table:table-cell office:value-type="float" office:value="0.962735121950788" calcext:value-type="float">
            <text:p>0.962735121950788</text:p>
          </table:table-cell>
          <table:table-cell table:number-columns-repeated="3" office:value-type="float" office:value="0" calcext:value-type="float">
            <text:p>0</text:p>
          </table:table-cell>
          <table:table-cell office:value-type="float" office:value="0.0372639936749553" calcext:value-type="float">
            <text:p>0.037263993674955</text:p>
          </table:table-cell>
          <table:table-cell office:value-type="float" office:value="0.000000884374256572891" calcext:value-type="float">
            <text:p>8.84374256572891E-07</text:p>
          </table:table-cell>
          <table:table-cell office:value-type="float" office:value="0" calcext:value-type="float">
            <text:p>0</text:p>
          </table:table-cell>
          <table:table-cell office:value-type="float" office:value="0.00216631214892482" calcext:value-type="float">
            <text:p>0.002166312148925</text:p>
          </table:table-cell>
          <table:table-cell office:value-type="float" office:value="0.000118406469940018" calcext:value-type="float">
            <text:p>0.00011840646994</text:p>
          </table:table-cell>
          <table:table-cell office:value-type="float" office:value="0.868163605113896" calcext:value-type="float">
            <text:p>0.868163605113896</text:p>
          </table:table-cell>
          <table:table-cell office:value-type="float" office:value="0" calcext:value-type="float">
            <text:p>0</text:p>
          </table:table-cell>
          <table:table-cell office:value-type="float" office:value="0.00104066130802838" calcext:value-type="float">
            <text:p>0.001040661308028</text:p>
          </table:table-cell>
          <table:table-cell office:value-type="float" office:value="0" calcext:value-type="float">
            <text:p>0</text:p>
          </table:table-cell>
          <table:table-cell office:value-type="float" office:value="0.12659756640498" calcext:value-type="float">
            <text:p>0.12659756640498</text:p>
          </table:table-cell>
          <table:table-cell office:value-type="float" office:value="0.00181188211557103" calcext:value-type="float">
            <text:p>0.001811882115571</text:p>
          </table:table-cell>
          <table:table-cell office:value-type="float" office:value="0.00010156643865966" calcext:value-type="float">
            <text:p>0.00010156643866</text:p>
          </table:table-cell>
          <table:table-cell office:value-type="float" office:value="0.00464929728048217" calcext:value-type="float">
            <text:p>0.004649297280482</text:p>
          </table:table-cell>
          <table:table-cell office:value-type="float" office:value="0.000631420266021867" calcext:value-type="float">
            <text:p>0.000631420266022</text:p>
          </table:table-cell>
          <table:table-cell office:value-type="float" office:value="0.787734635983783" calcext:value-type="float">
            <text:p>0.787734635983783</text:p>
          </table:table-cell>
          <table:table-cell office:value-type="float" office:value="0.0105784018510395" calcext:value-type="float">
            <text:p>0.01057840185104</text:p>
          </table:table-cell>
          <table:table-cell office:value-type="float" office:value="0.00439682380937719" calcext:value-type="float">
            <text:p>0.004396823809377</text:p>
          </table:table-cell>
          <table:table-cell office:value-type="float" office:value="0" calcext:value-type="float">
            <text:p>0</text:p>
          </table:table-cell>
          <table:table-cell office:value-type="float" office:value="0.176532898425529" calcext:value-type="float">
            <text:p>0.176532898425529</text:p>
          </table:table-cell>
          <table:table-cell office:value-type="float" office:value="0.00440003465004051" calcext:value-type="float">
            <text:p>0.004400034650041</text:p>
          </table:table-cell>
          <table:table-cell office:value-type="float" office:value="0.0110764877337268" calcext:value-type="float">
            <text:p>0.011076487733727</text:p>
          </table:table-cell>
          <table:table-cell office:value-type="float" office:value="0.0517303784930742" calcext:value-type="float">
            <text:p>0.051730378493074</text:p>
          </table:table-cell>
          <table:table-cell office:value-type="float" office:value="0.0185646531093528" calcext:value-type="float">
            <text:p>0.018564653109353</text:p>
          </table:table-cell>
          <table:table-cell office:value-type="float" office:value="0.0243034396680636" calcext:value-type="float">
            <text:p>0.024303439668064</text:p>
          </table:table-cell>
          <table:table-cell office:value-type="float" office:value="0.0614478099381142" calcext:value-type="float">
            <text:p>0.061447809938114</text:p>
          </table:table-cell>
          <table:table-cell office:value-type="float" office:value="0.160067732478984" calcext:value-type="float">
            <text:p>0.160067732478984</text:p>
          </table:table-cell>
          <table:table-cell/>
        </table:table-row>
        <table:table-row table:style-name="ro1">
          <table:table-cell office:value-type="float" office:value="2" calcext:value-type="float">
            <text:p>2</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2" calcext:value-type="float">
            <text:p>2</text:p>
          </table:table-cell>
          <table:table-cell table:number-columns-repeated="20"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6</text:p>
          </table:table-cell>
          <table:table-cell office:value-type="string" calcext:value-type="string">
            <text:p>Other</text:p>
          </table:table-cell>
          <table:table-cell office:value-type="float" office:value="474.538330078125" calcext:value-type="float">
            <text:p>474.538330078125</text:p>
          </table:table-cell>
          <table:table-cell office:value-type="float" office:value="7685431.38727421" calcext:value-type="float">
            <text:p>7685431.38727421</text:p>
          </table:table-cell>
          <table:table-cell office:value-type="float" office:value="330523.588102106" calcext:value-type="float">
            <text:p>330523.588102106</text:p>
          </table:table-cell>
          <table:table-cell office:value-type="string" calcext:value-type="string">
            <text:p>BE</text:p>
          </table:table-cell>
          <table:table-cell office:value-type="float" office:value="22.0092887878418" calcext:value-type="float">
            <text:p>22.0092887878418</text:p>
          </table:table-cell>
          <table:table-cell office:value-type="float" office:value="1171.70361328125" calcext:value-type="float">
            <text:p>1171.70361328125</text:p>
          </table:table-cell>
          <table:table-cell table:number-columns-repeated="2" office:value-type="float" office:value="0" calcext:value-type="float">
            <text:p>0</text:p>
          </table:table-cell>
          <table:table-cell office:value-type="float" office:value="0.615480132450331" calcext:value-type="float">
            <text:p>0.615480132450331</text:p>
          </table:table-cell>
          <table:table-cell office:value-type="float" office:value="0" calcext:value-type="float">
            <text:p>0</text:p>
          </table:table-cell>
          <table:table-cell office:value-type="float" office:value="0.0136271013754457" calcext:value-type="float">
            <text:p>0.013627101375446</text:p>
          </table:table-cell>
          <table:table-cell office:value-type="float" office:value="0" calcext:value-type="float">
            <text:p>0</text:p>
          </table:table-cell>
          <table:table-cell office:value-type="float" office:value="0.219020631686195" calcext:value-type="float">
            <text:p>0.219020631686195</text:p>
          </table:table-cell>
          <table:table-cell office:value-type="float" office:value="0" calcext:value-type="float">
            <text:p>0</text:p>
          </table:table-cell>
          <table:table-cell office:value-type="float" office:value="0.151872134488029" calcext:value-type="float">
            <text:p>0.151872134488029</text:p>
          </table:table-cell>
          <table:table-cell table:number-columns-repeated="2" office:value-type="float" office:value="0" calcext:value-type="float">
            <text:p>0</text:p>
          </table:table-cell>
          <table:table-cell office:value-type="float" office:value="0.459402956564188" calcext:value-type="float">
            <text:p>0.459402956564188</text:p>
          </table:table-cell>
          <table:table-cell office:value-type="float" office:value="0" calcext:value-type="float">
            <text:p>0</text:p>
          </table:table-cell>
          <table:table-cell office:value-type="float" office:value="0.0280480945760949" calcext:value-type="float">
            <text:p>0.028048094576095</text:p>
          </table:table-cell>
          <table:table-cell office:value-type="float" office:value="0" calcext:value-type="float">
            <text:p>0</text:p>
          </table:table-cell>
          <table:table-cell office:value-type="float" office:value="0.209884928172965" calcext:value-type="float">
            <text:p>0.209884928172965</text:p>
          </table:table-cell>
          <table:table-cell office:value-type="float" office:value="0.0259008889502039" calcext:value-type="float">
            <text:p>0.025900888950204</text:p>
          </table:table-cell>
          <table:table-cell office:value-type="float" office:value="0.276763131736548" calcext:value-type="float">
            <text:p>0.276763131736548</text:p>
          </table:table-cell>
          <table:table-cell office:value-type="float" office:value="0.000102588230299964" calcext:value-type="float">
            <text:p>0.0001025882303</text:p>
          </table:table-cell>
          <table:table-cell office:value-type="float" office:value="0" calcext:value-type="float">
            <text:p>0</text:p>
          </table:table-cell>
          <table:table-cell office:value-type="float" office:value="0.555276484124471" calcext:value-type="float">
            <text:p>0.555276484124471</text:p>
          </table:table-cell>
          <table:table-cell office:value-type="float" office:value="0" calcext:value-type="float">
            <text:p>0</text:p>
          </table:table-cell>
          <table:table-cell office:value-type="float" office:value="0.0126749527298197" calcext:value-type="float">
            <text:p>0.01267495272982</text:p>
          </table:table-cell>
          <table:table-cell office:value-type="float" office:value="0" calcext:value-type="float">
            <text:p>0</text:p>
          </table:table-cell>
          <table:table-cell office:value-type="float" office:value="0.194962741016013" calcext:value-type="float">
            <text:p>0.194962741016013</text:p>
          </table:table-cell>
          <table:table-cell office:value-type="float" office:value="0.00925239711550197" calcext:value-type="float">
            <text:p>0.009252397115502</text:p>
          </table:table-cell>
          <table:table-cell office:value-type="float" office:value="0.227730836783894" calcext:value-type="float">
            <text:p>0.227730836783894</text:p>
          </table:table-cell>
          <table:table-cell office:value-type="float" office:value="0.0000305226611024206" calcext:value-type="float">
            <text:p>3.05226611024206E-05</text:p>
          </table:table-cell>
          <table:table-cell office:value-type="float" office:value="0" calcext:value-type="float">
            <text:p>0</text:p>
          </table:table-cell>
          <table:table-cell office:value-type="float" office:value="0.486999582944674" calcext:value-type="float">
            <text:p>0.486999582944674</text:p>
          </table:table-cell>
          <table:table-cell office:value-type="float" office:value="0" calcext:value-type="float">
            <text:p>0</text:p>
          </table:table-cell>
          <table:table-cell office:value-type="float" office:value="0.0078801090922008" calcext:value-type="float">
            <text:p>0.007880109092201</text:p>
          </table:table-cell>
          <table:table-cell office:value-type="float" office:value="0" calcext:value-type="float">
            <text:p>0</text:p>
          </table:table-cell>
          <table:table-cell office:value-type="float" office:value="0.36416823775048" calcext:value-type="float">
            <text:p>0.36416823775048</text:p>
          </table:table-cell>
          <table:table-cell office:value-type="float" office:value="0.00275282827977176" calcext:value-type="float">
            <text:p>0.002752828279772</text:p>
          </table:table-cell>
          <table:table-cell office:value-type="float" office:value="0.138168719271771" calcext:value-type="float">
            <text:p>0.138168719271771</text:p>
          </table:table-cell>
          <table:table-cell office:value-type="float" office:value="0.00285275073430754" calcext:value-type="float">
            <text:p>0.002852750734308</text:p>
          </table:table-cell>
          <table:table-cell office:value-type="float" office:value="0.000230395041455683" calcext:value-type="float">
            <text:p>0.000230395041456</text:p>
          </table:table-cell>
          <table:table-cell office:value-type="float" office:value="0.553786092234357" calcext:value-type="float">
            <text:p>0.553786092234357</text:p>
          </table:table-cell>
          <table:table-cell office:value-type="float" office:value="0" calcext:value-type="float">
            <text:p>0</text:p>
          </table:table-cell>
          <table:table-cell office:value-type="float" office:value="0.00353122492075269" calcext:value-type="float">
            <text:p>0.003531224920753</text:p>
          </table:table-cell>
          <table:table-cell office:value-type="float" office:value="0.0106905677890487" calcext:value-type="float">
            <text:p>0.010690567789049</text:p>
          </table:table-cell>
          <table:table-cell office:value-type="float" office:value="0.349316272330879" calcext:value-type="float">
            <text:p>0.349316272330879</text:p>
          </table:table-cell>
          <table:table-cell office:value-type="float" office:value="0.00515870813906257" calcext:value-type="float">
            <text:p>0.005158708139063</text:p>
          </table:table-cell>
          <table:table-cell office:value-type="float" office:value="0.0744339888101376" calcext:value-type="float">
            <text:p>0.074433988810138</text:p>
          </table:table-cell>
          <table:table-cell office:value-type="float" office:value="0.0858067987282254" calcext:value-type="float">
            <text:p>0.085806798728225</text:p>
          </table:table-cell>
          <table:table-cell office:value-type="float" office:value="0.0693635618834987" calcext:value-type="float">
            <text:p>0.069363561883499</text:p>
          </table:table-cell>
          <table:table-cell office:value-type="float" office:value="0.0783208605973276" calcext:value-type="float">
            <text:p>0.078320860597328</text:p>
          </table:table-cell>
          <table:table-cell office:value-type="float" office:value="0.0824468845127925" calcext:value-type="float">
            <text:p>0.082446884512793</text:p>
          </table:table-cell>
          <table:table-cell office:value-type="float" office:value="0.181722249977277" calcext:value-type="float">
            <text:p>0.181722249977277</text:p>
          </table:table-cell>
          <table:table-cell/>
        </table:table-row>
        <table:table-row table:style-name="ro1">
          <table:table-cell office:value-type="float" office:value="1" calcext:value-type="float">
            <text:p>1</text:p>
          </table:table-cell>
          <table:table-cell table:number-columns-repeated="3"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1" calcext:value-type="float">
            <text:p>11</text:p>
          </table:table-cell>
          <table:table-cell table:number-columns-repeated="25"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6</text:p>
          </table:table-cell>
          <table:table-cell office:value-type="string" calcext:value-type="string">
            <text:p>SolMau</text:p>
          </table:table-cell>
          <table:table-cell office:value-type="float" office:value="474.538330078125" calcext:value-type="float">
            <text:p>474.538330078125</text:p>
          </table:table-cell>
          <table:table-cell office:value-type="float" office:value="7685431.38727421" calcext:value-type="float">
            <text:p>7685431.38727421</text:p>
          </table:table-cell>
          <table:table-cell office:value-type="float" office:value="330523.588102106" calcext:value-type="float">
            <text:p>330523.588102106</text:p>
          </table:table-cell>
          <table:table-cell office:value-type="string" calcext:value-type="string">
            <text:p>BE</text:p>
          </table:table-cell>
          <table:table-cell office:value-type="float" office:value="22.0092887878418" calcext:value-type="float">
            <text:p>22.0092887878418</text:p>
          </table:table-cell>
          <table:table-cell office:value-type="float" office:value="1171.70361328125" calcext:value-type="float">
            <text:p>1171.70361328125</text:p>
          </table:table-cell>
          <table:table-cell table:number-columns-repeated="2" office:value-type="float" office:value="0" calcext:value-type="float">
            <text:p>0</text:p>
          </table:table-cell>
          <table:table-cell office:value-type="float" office:value="0.615480132450331" calcext:value-type="float">
            <text:p>0.615480132450331</text:p>
          </table:table-cell>
          <table:table-cell office:value-type="float" office:value="0" calcext:value-type="float">
            <text:p>0</text:p>
          </table:table-cell>
          <table:table-cell office:value-type="float" office:value="0.0136271013754457" calcext:value-type="float">
            <text:p>0.013627101375446</text:p>
          </table:table-cell>
          <table:table-cell office:value-type="float" office:value="0" calcext:value-type="float">
            <text:p>0</text:p>
          </table:table-cell>
          <table:table-cell office:value-type="float" office:value="0.219020631686195" calcext:value-type="float">
            <text:p>0.219020631686195</text:p>
          </table:table-cell>
          <table:table-cell office:value-type="float" office:value="0" calcext:value-type="float">
            <text:p>0</text:p>
          </table:table-cell>
          <table:table-cell office:value-type="float" office:value="0.151872134488029" calcext:value-type="float">
            <text:p>0.151872134488029</text:p>
          </table:table-cell>
          <table:table-cell table:number-columns-repeated="2" office:value-type="float" office:value="0" calcext:value-type="float">
            <text:p>0</text:p>
          </table:table-cell>
          <table:table-cell office:value-type="float" office:value="0.459402956564188" calcext:value-type="float">
            <text:p>0.459402956564188</text:p>
          </table:table-cell>
          <table:table-cell office:value-type="float" office:value="0" calcext:value-type="float">
            <text:p>0</text:p>
          </table:table-cell>
          <table:table-cell office:value-type="float" office:value="0.0280480945760949" calcext:value-type="float">
            <text:p>0.028048094576095</text:p>
          </table:table-cell>
          <table:table-cell office:value-type="float" office:value="0" calcext:value-type="float">
            <text:p>0</text:p>
          </table:table-cell>
          <table:table-cell office:value-type="float" office:value="0.209884928172965" calcext:value-type="float">
            <text:p>0.209884928172965</text:p>
          </table:table-cell>
          <table:table-cell office:value-type="float" office:value="0.0259008889502039" calcext:value-type="float">
            <text:p>0.025900888950204</text:p>
          </table:table-cell>
          <table:table-cell office:value-type="float" office:value="0.276763131736548" calcext:value-type="float">
            <text:p>0.276763131736548</text:p>
          </table:table-cell>
          <table:table-cell office:value-type="float" office:value="0.000102588230299964" calcext:value-type="float">
            <text:p>0.0001025882303</text:p>
          </table:table-cell>
          <table:table-cell office:value-type="float" office:value="0" calcext:value-type="float">
            <text:p>0</text:p>
          </table:table-cell>
          <table:table-cell office:value-type="float" office:value="0.555276484124471" calcext:value-type="float">
            <text:p>0.555276484124471</text:p>
          </table:table-cell>
          <table:table-cell office:value-type="float" office:value="0" calcext:value-type="float">
            <text:p>0</text:p>
          </table:table-cell>
          <table:table-cell office:value-type="float" office:value="0.0126749527298197" calcext:value-type="float">
            <text:p>0.01267495272982</text:p>
          </table:table-cell>
          <table:table-cell office:value-type="float" office:value="0" calcext:value-type="float">
            <text:p>0</text:p>
          </table:table-cell>
          <table:table-cell office:value-type="float" office:value="0.194962741016013" calcext:value-type="float">
            <text:p>0.194962741016013</text:p>
          </table:table-cell>
          <table:table-cell office:value-type="float" office:value="0.00925239711550197" calcext:value-type="float">
            <text:p>0.009252397115502</text:p>
          </table:table-cell>
          <table:table-cell office:value-type="float" office:value="0.227730836783894" calcext:value-type="float">
            <text:p>0.227730836783894</text:p>
          </table:table-cell>
          <table:table-cell office:value-type="float" office:value="0.0000305226611024206" calcext:value-type="float">
            <text:p>3.05226611024206E-05</text:p>
          </table:table-cell>
          <table:table-cell office:value-type="float" office:value="0" calcext:value-type="float">
            <text:p>0</text:p>
          </table:table-cell>
          <table:table-cell office:value-type="float" office:value="0.486999582944674" calcext:value-type="float">
            <text:p>0.486999582944674</text:p>
          </table:table-cell>
          <table:table-cell office:value-type="float" office:value="0" calcext:value-type="float">
            <text:p>0</text:p>
          </table:table-cell>
          <table:table-cell office:value-type="float" office:value="0.0078801090922008" calcext:value-type="float">
            <text:p>0.007880109092201</text:p>
          </table:table-cell>
          <table:table-cell office:value-type="float" office:value="0" calcext:value-type="float">
            <text:p>0</text:p>
          </table:table-cell>
          <table:table-cell office:value-type="float" office:value="0.36416823775048" calcext:value-type="float">
            <text:p>0.36416823775048</text:p>
          </table:table-cell>
          <table:table-cell office:value-type="float" office:value="0.00275282827977176" calcext:value-type="float">
            <text:p>0.002752828279772</text:p>
          </table:table-cell>
          <table:table-cell office:value-type="float" office:value="0.138168719271771" calcext:value-type="float">
            <text:p>0.138168719271771</text:p>
          </table:table-cell>
          <table:table-cell office:value-type="float" office:value="0.00285275073430754" calcext:value-type="float">
            <text:p>0.002852750734308</text:p>
          </table:table-cell>
          <table:table-cell office:value-type="float" office:value="0.000230395041455683" calcext:value-type="float">
            <text:p>0.000230395041456</text:p>
          </table:table-cell>
          <table:table-cell office:value-type="float" office:value="0.553786092234357" calcext:value-type="float">
            <text:p>0.553786092234357</text:p>
          </table:table-cell>
          <table:table-cell office:value-type="float" office:value="0" calcext:value-type="float">
            <text:p>0</text:p>
          </table:table-cell>
          <table:table-cell office:value-type="float" office:value="0.00353122492075269" calcext:value-type="float">
            <text:p>0.003531224920753</text:p>
          </table:table-cell>
          <table:table-cell office:value-type="float" office:value="0.0106905677890487" calcext:value-type="float">
            <text:p>0.010690567789049</text:p>
          </table:table-cell>
          <table:table-cell office:value-type="float" office:value="0.349316272330879" calcext:value-type="float">
            <text:p>0.349316272330879</text:p>
          </table:table-cell>
          <table:table-cell office:value-type="float" office:value="0.00515870813906257" calcext:value-type="float">
            <text:p>0.005158708139063</text:p>
          </table:table-cell>
          <table:table-cell office:value-type="float" office:value="0.0744339888101376" calcext:value-type="float">
            <text:p>0.074433988810138</text:p>
          </table:table-cell>
          <table:table-cell office:value-type="float" office:value="0.0858067987282254" calcext:value-type="float">
            <text:p>0.085806798728225</text:p>
          </table:table-cell>
          <table:table-cell office:value-type="float" office:value="0.0693635618834987" calcext:value-type="float">
            <text:p>0.069363561883499</text:p>
          </table:table-cell>
          <table:table-cell office:value-type="float" office:value="0.0783208605973276" calcext:value-type="float">
            <text:p>0.078320860597328</text:p>
          </table:table-cell>
          <table:table-cell office:value-type="float" office:value="0.0824468845127925" calcext:value-type="float">
            <text:p>0.082446884512793</text:p>
          </table:table-cell>
          <table:table-cell office:value-type="float" office:value="0.181722249977277" calcext:value-type="float">
            <text:p>0.181722249977277</text:p>
          </table:table-cell>
          <table:table-cell/>
        </table:table-row>
        <table:table-row table:style-name="ro1">
          <table:table-cell table:number-columns-repeated="6" office:value-type="float" office:value="0" calcext:value-type="float">
            <text:p>0</text:p>
          </table:table-cell>
          <table:table-cell office:value-type="float" office:value="25" calcext:value-type="float">
            <text:p>25</text:p>
          </table:table-cell>
          <table:table-cell table:number-columns-repeated="34"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6</text:p>
          </table:table-cell>
          <table:table-cell office:value-type="string" calcext:value-type="string">
            <text:p>Ipo</text:p>
          </table:table-cell>
          <table:table-cell office:value-type="float" office:value="474.538330078125" calcext:value-type="float">
            <text:p>474.538330078125</text:p>
          </table:table-cell>
          <table:table-cell office:value-type="float" office:value="7685431.38727421" calcext:value-type="float">
            <text:p>7685431.38727421</text:p>
          </table:table-cell>
          <table:table-cell office:value-type="float" office:value="330523.588102106" calcext:value-type="float">
            <text:p>330523.588102106</text:p>
          </table:table-cell>
          <table:table-cell office:value-type="string" calcext:value-type="string">
            <text:p>BE</text:p>
          </table:table-cell>
          <table:table-cell office:value-type="float" office:value="22.0092887878418" calcext:value-type="float">
            <text:p>22.0092887878418</text:p>
          </table:table-cell>
          <table:table-cell office:value-type="float" office:value="1171.70361328125" calcext:value-type="float">
            <text:p>1171.70361328125</text:p>
          </table:table-cell>
          <table:table-cell table:number-columns-repeated="2" office:value-type="float" office:value="0" calcext:value-type="float">
            <text:p>0</text:p>
          </table:table-cell>
          <table:table-cell office:value-type="float" office:value="0.615480132450331" calcext:value-type="float">
            <text:p>0.615480132450331</text:p>
          </table:table-cell>
          <table:table-cell office:value-type="float" office:value="0" calcext:value-type="float">
            <text:p>0</text:p>
          </table:table-cell>
          <table:table-cell office:value-type="float" office:value="0.0136271013754457" calcext:value-type="float">
            <text:p>0.013627101375446</text:p>
          </table:table-cell>
          <table:table-cell office:value-type="float" office:value="0" calcext:value-type="float">
            <text:p>0</text:p>
          </table:table-cell>
          <table:table-cell office:value-type="float" office:value="0.219020631686195" calcext:value-type="float">
            <text:p>0.219020631686195</text:p>
          </table:table-cell>
          <table:table-cell office:value-type="float" office:value="0" calcext:value-type="float">
            <text:p>0</text:p>
          </table:table-cell>
          <table:table-cell office:value-type="float" office:value="0.151872134488029" calcext:value-type="float">
            <text:p>0.151872134488029</text:p>
          </table:table-cell>
          <table:table-cell table:number-columns-repeated="2" office:value-type="float" office:value="0" calcext:value-type="float">
            <text:p>0</text:p>
          </table:table-cell>
          <table:table-cell office:value-type="float" office:value="0.459402956564188" calcext:value-type="float">
            <text:p>0.459402956564188</text:p>
          </table:table-cell>
          <table:table-cell office:value-type="float" office:value="0" calcext:value-type="float">
            <text:p>0</text:p>
          </table:table-cell>
          <table:table-cell office:value-type="float" office:value="0.0280480945760949" calcext:value-type="float">
            <text:p>0.028048094576095</text:p>
          </table:table-cell>
          <table:table-cell office:value-type="float" office:value="0" calcext:value-type="float">
            <text:p>0</text:p>
          </table:table-cell>
          <table:table-cell office:value-type="float" office:value="0.209884928172965" calcext:value-type="float">
            <text:p>0.209884928172965</text:p>
          </table:table-cell>
          <table:table-cell office:value-type="float" office:value="0.0259008889502039" calcext:value-type="float">
            <text:p>0.025900888950204</text:p>
          </table:table-cell>
          <table:table-cell office:value-type="float" office:value="0.276763131736548" calcext:value-type="float">
            <text:p>0.276763131736548</text:p>
          </table:table-cell>
          <table:table-cell office:value-type="float" office:value="0.000102588230299964" calcext:value-type="float">
            <text:p>0.0001025882303</text:p>
          </table:table-cell>
          <table:table-cell office:value-type="float" office:value="0" calcext:value-type="float">
            <text:p>0</text:p>
          </table:table-cell>
          <table:table-cell office:value-type="float" office:value="0.555276484124471" calcext:value-type="float">
            <text:p>0.555276484124471</text:p>
          </table:table-cell>
          <table:table-cell office:value-type="float" office:value="0" calcext:value-type="float">
            <text:p>0</text:p>
          </table:table-cell>
          <table:table-cell office:value-type="float" office:value="0.0126749527298197" calcext:value-type="float">
            <text:p>0.01267495272982</text:p>
          </table:table-cell>
          <table:table-cell office:value-type="float" office:value="0" calcext:value-type="float">
            <text:p>0</text:p>
          </table:table-cell>
          <table:table-cell office:value-type="float" office:value="0.194962741016013" calcext:value-type="float">
            <text:p>0.194962741016013</text:p>
          </table:table-cell>
          <table:table-cell office:value-type="float" office:value="0.00925239711550197" calcext:value-type="float">
            <text:p>0.009252397115502</text:p>
          </table:table-cell>
          <table:table-cell office:value-type="float" office:value="0.227730836783894" calcext:value-type="float">
            <text:p>0.227730836783894</text:p>
          </table:table-cell>
          <table:table-cell office:value-type="float" office:value="0.0000305226611024206" calcext:value-type="float">
            <text:p>3.05226611024206E-05</text:p>
          </table:table-cell>
          <table:table-cell office:value-type="float" office:value="0" calcext:value-type="float">
            <text:p>0</text:p>
          </table:table-cell>
          <table:table-cell office:value-type="float" office:value="0.486999582944674" calcext:value-type="float">
            <text:p>0.486999582944674</text:p>
          </table:table-cell>
          <table:table-cell office:value-type="float" office:value="0" calcext:value-type="float">
            <text:p>0</text:p>
          </table:table-cell>
          <table:table-cell office:value-type="float" office:value="0.0078801090922008" calcext:value-type="float">
            <text:p>0.007880109092201</text:p>
          </table:table-cell>
          <table:table-cell office:value-type="float" office:value="0" calcext:value-type="float">
            <text:p>0</text:p>
          </table:table-cell>
          <table:table-cell office:value-type="float" office:value="0.36416823775048" calcext:value-type="float">
            <text:p>0.36416823775048</text:p>
          </table:table-cell>
          <table:table-cell office:value-type="float" office:value="0.00275282827977176" calcext:value-type="float">
            <text:p>0.002752828279772</text:p>
          </table:table-cell>
          <table:table-cell office:value-type="float" office:value="0.138168719271771" calcext:value-type="float">
            <text:p>0.138168719271771</text:p>
          </table:table-cell>
          <table:table-cell office:value-type="float" office:value="0.00285275073430754" calcext:value-type="float">
            <text:p>0.002852750734308</text:p>
          </table:table-cell>
          <table:table-cell office:value-type="float" office:value="0.000230395041455683" calcext:value-type="float">
            <text:p>0.000230395041456</text:p>
          </table:table-cell>
          <table:table-cell office:value-type="float" office:value="0.553786092234357" calcext:value-type="float">
            <text:p>0.553786092234357</text:p>
          </table:table-cell>
          <table:table-cell office:value-type="float" office:value="0" calcext:value-type="float">
            <text:p>0</text:p>
          </table:table-cell>
          <table:table-cell office:value-type="float" office:value="0.00353122492075269" calcext:value-type="float">
            <text:p>0.003531224920753</text:p>
          </table:table-cell>
          <table:table-cell office:value-type="float" office:value="0.0106905677890487" calcext:value-type="float">
            <text:p>0.010690567789049</text:p>
          </table:table-cell>
          <table:table-cell office:value-type="float" office:value="0.349316272330879" calcext:value-type="float">
            <text:p>0.349316272330879</text:p>
          </table:table-cell>
          <table:table-cell office:value-type="float" office:value="0.00515870813906257" calcext:value-type="float">
            <text:p>0.005158708139063</text:p>
          </table:table-cell>
          <table:table-cell office:value-type="float" office:value="0.0744339888101376" calcext:value-type="float">
            <text:p>0.074433988810138</text:p>
          </table:table-cell>
          <table:table-cell office:value-type="float" office:value="0.0858067987282254" calcext:value-type="float">
            <text:p>0.085806798728225</text:p>
          </table:table-cell>
          <table:table-cell office:value-type="float" office:value="0.0693635618834987" calcext:value-type="float">
            <text:p>0.069363561883499</text:p>
          </table:table-cell>
          <table:table-cell office:value-type="float" office:value="0.0783208605973276" calcext:value-type="float">
            <text:p>0.078320860597328</text:p>
          </table:table-cell>
          <table:table-cell office:value-type="float" office:value="0.0824468845127925" calcext:value-type="float">
            <text:p>0.082446884512793</text:p>
          </table:table-cell>
          <table:table-cell office:value-type="float" office:value="0.181722249977277" calcext:value-type="float">
            <text:p>0.181722249977277</text:p>
          </table:table-cell>
          <table:table-cell/>
        </table:table-row>
        <table:table-row table:style-name="ro1">
          <table:table-cell office:value-type="float" office:value="2" calcext:value-type="float">
            <text:p>2</text:p>
          </table:table-cell>
          <table:table-cell table:number-columns-repeated="25" office:value-type="float" office:value="0" calcext:value-type="float">
            <text:p>0</text:p>
          </table:table-cell>
          <table:table-cell office:value-type="float" office:value="2" calcext:value-type="float">
            <text:p>2</text:p>
          </table:table-cell>
          <table:table-cell table:number-columns-repeated="14"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6</text:p>
          </table:table-cell>
          <table:table-cell office:value-type="string" calcext:value-type="string">
            <text:p>LanCam</text:p>
          </table:table-cell>
          <table:table-cell office:value-type="float" office:value="474.538330078125" calcext:value-type="float">
            <text:p>474.538330078125</text:p>
          </table:table-cell>
          <table:table-cell office:value-type="float" office:value="7685431.38727421" calcext:value-type="float">
            <text:p>7685431.38727421</text:p>
          </table:table-cell>
          <table:table-cell office:value-type="float" office:value="330523.588102106" calcext:value-type="float">
            <text:p>330523.588102106</text:p>
          </table:table-cell>
          <table:table-cell office:value-type="string" calcext:value-type="string">
            <text:p>BE</text:p>
          </table:table-cell>
          <table:table-cell office:value-type="float" office:value="22.0092887878418" calcext:value-type="float">
            <text:p>22.0092887878418</text:p>
          </table:table-cell>
          <table:table-cell office:value-type="float" office:value="1171.70361328125" calcext:value-type="float">
            <text:p>1171.70361328125</text:p>
          </table:table-cell>
          <table:table-cell table:number-columns-repeated="2" office:value-type="float" office:value="0" calcext:value-type="float">
            <text:p>0</text:p>
          </table:table-cell>
          <table:table-cell office:value-type="float" office:value="0.615480132450331" calcext:value-type="float">
            <text:p>0.615480132450331</text:p>
          </table:table-cell>
          <table:table-cell office:value-type="float" office:value="0" calcext:value-type="float">
            <text:p>0</text:p>
          </table:table-cell>
          <table:table-cell office:value-type="float" office:value="0.0136271013754457" calcext:value-type="float">
            <text:p>0.013627101375446</text:p>
          </table:table-cell>
          <table:table-cell office:value-type="float" office:value="0" calcext:value-type="float">
            <text:p>0</text:p>
          </table:table-cell>
          <table:table-cell office:value-type="float" office:value="0.219020631686195" calcext:value-type="float">
            <text:p>0.219020631686195</text:p>
          </table:table-cell>
          <table:table-cell office:value-type="float" office:value="0" calcext:value-type="float">
            <text:p>0</text:p>
          </table:table-cell>
          <table:table-cell office:value-type="float" office:value="0.151872134488029" calcext:value-type="float">
            <text:p>0.151872134488029</text:p>
          </table:table-cell>
          <table:table-cell table:number-columns-repeated="2" office:value-type="float" office:value="0" calcext:value-type="float">
            <text:p>0</text:p>
          </table:table-cell>
          <table:table-cell office:value-type="float" office:value="0.459402956564188" calcext:value-type="float">
            <text:p>0.459402956564188</text:p>
          </table:table-cell>
          <table:table-cell office:value-type="float" office:value="0" calcext:value-type="float">
            <text:p>0</text:p>
          </table:table-cell>
          <table:table-cell office:value-type="float" office:value="0.0280480945760949" calcext:value-type="float">
            <text:p>0.028048094576095</text:p>
          </table:table-cell>
          <table:table-cell office:value-type="float" office:value="0" calcext:value-type="float">
            <text:p>0</text:p>
          </table:table-cell>
          <table:table-cell office:value-type="float" office:value="0.209884928172965" calcext:value-type="float">
            <text:p>0.209884928172965</text:p>
          </table:table-cell>
          <table:table-cell office:value-type="float" office:value="0.0259008889502039" calcext:value-type="float">
            <text:p>0.025900888950204</text:p>
          </table:table-cell>
          <table:table-cell office:value-type="float" office:value="0.276763131736548" calcext:value-type="float">
            <text:p>0.276763131736548</text:p>
          </table:table-cell>
          <table:table-cell office:value-type="float" office:value="0.000102588230299964" calcext:value-type="float">
            <text:p>0.0001025882303</text:p>
          </table:table-cell>
          <table:table-cell office:value-type="float" office:value="0" calcext:value-type="float">
            <text:p>0</text:p>
          </table:table-cell>
          <table:table-cell office:value-type="float" office:value="0.555276484124471" calcext:value-type="float">
            <text:p>0.555276484124471</text:p>
          </table:table-cell>
          <table:table-cell office:value-type="float" office:value="0" calcext:value-type="float">
            <text:p>0</text:p>
          </table:table-cell>
          <table:table-cell office:value-type="float" office:value="0.0126749527298197" calcext:value-type="float">
            <text:p>0.01267495272982</text:p>
          </table:table-cell>
          <table:table-cell office:value-type="float" office:value="0" calcext:value-type="float">
            <text:p>0</text:p>
          </table:table-cell>
          <table:table-cell office:value-type="float" office:value="0.194962741016013" calcext:value-type="float">
            <text:p>0.194962741016013</text:p>
          </table:table-cell>
          <table:table-cell office:value-type="float" office:value="0.00925239711550197" calcext:value-type="float">
            <text:p>0.009252397115502</text:p>
          </table:table-cell>
          <table:table-cell office:value-type="float" office:value="0.227730836783894" calcext:value-type="float">
            <text:p>0.227730836783894</text:p>
          </table:table-cell>
          <table:table-cell office:value-type="float" office:value="0.0000305226611024206" calcext:value-type="float">
            <text:p>3.05226611024206E-05</text:p>
          </table:table-cell>
          <table:table-cell office:value-type="float" office:value="0" calcext:value-type="float">
            <text:p>0</text:p>
          </table:table-cell>
          <table:table-cell office:value-type="float" office:value="0.486999582944674" calcext:value-type="float">
            <text:p>0.486999582944674</text:p>
          </table:table-cell>
          <table:table-cell office:value-type="float" office:value="0" calcext:value-type="float">
            <text:p>0</text:p>
          </table:table-cell>
          <table:table-cell office:value-type="float" office:value="0.0078801090922008" calcext:value-type="float">
            <text:p>0.007880109092201</text:p>
          </table:table-cell>
          <table:table-cell office:value-type="float" office:value="0" calcext:value-type="float">
            <text:p>0</text:p>
          </table:table-cell>
          <table:table-cell office:value-type="float" office:value="0.36416823775048" calcext:value-type="float">
            <text:p>0.36416823775048</text:p>
          </table:table-cell>
          <table:table-cell office:value-type="float" office:value="0.00275282827977176" calcext:value-type="float">
            <text:p>0.002752828279772</text:p>
          </table:table-cell>
          <table:table-cell office:value-type="float" office:value="0.138168719271771" calcext:value-type="float">
            <text:p>0.138168719271771</text:p>
          </table:table-cell>
          <table:table-cell office:value-type="float" office:value="0.00285275073430754" calcext:value-type="float">
            <text:p>0.002852750734308</text:p>
          </table:table-cell>
          <table:table-cell office:value-type="float" office:value="0.000230395041455683" calcext:value-type="float">
            <text:p>0.000230395041456</text:p>
          </table:table-cell>
          <table:table-cell office:value-type="float" office:value="0.553786092234357" calcext:value-type="float">
            <text:p>0.553786092234357</text:p>
          </table:table-cell>
          <table:table-cell office:value-type="float" office:value="0" calcext:value-type="float">
            <text:p>0</text:p>
          </table:table-cell>
          <table:table-cell office:value-type="float" office:value="0.00353122492075269" calcext:value-type="float">
            <text:p>0.003531224920753</text:p>
          </table:table-cell>
          <table:table-cell office:value-type="float" office:value="0.0106905677890487" calcext:value-type="float">
            <text:p>0.010690567789049</text:p>
          </table:table-cell>
          <table:table-cell office:value-type="float" office:value="0.349316272330879" calcext:value-type="float">
            <text:p>0.349316272330879</text:p>
          </table:table-cell>
          <table:table-cell office:value-type="float" office:value="0.00515870813906257" calcext:value-type="float">
            <text:p>0.005158708139063</text:p>
          </table:table-cell>
          <table:table-cell office:value-type="float" office:value="0.0744339888101376" calcext:value-type="float">
            <text:p>0.074433988810138</text:p>
          </table:table-cell>
          <table:table-cell office:value-type="float" office:value="0.0858067987282254" calcext:value-type="float">
            <text:p>0.085806798728225</text:p>
          </table:table-cell>
          <table:table-cell office:value-type="float" office:value="0.0693635618834987" calcext:value-type="float">
            <text:p>0.069363561883499</text:p>
          </table:table-cell>
          <table:table-cell office:value-type="float" office:value="0.0783208605973276" calcext:value-type="float">
            <text:p>0.078320860597328</text:p>
          </table:table-cell>
          <table:table-cell office:value-type="float" office:value="0.0824468845127925" calcext:value-type="float">
            <text:p>0.082446884512793</text:p>
          </table:table-cell>
          <table:table-cell office:value-type="float" office:value="0.181722249977277" calcext:value-type="float">
            <text:p>0.181722249977277</text:p>
          </table:table-cell>
          <table:table-cell/>
        </table:table-row>
        <table:table-row table:style-name="ro1">
          <table:table-cell table:number-columns-repeated="5"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7</text:p>
          </table:table-cell>
          <table:table-cell office:value-type="string" calcext:value-type="string">
            <text:p>Other</text:p>
          </table:table-cell>
          <table:table-cell office:value-type="float" office:value="261.065002441406" calcext:value-type="float">
            <text:p>261.065002441406</text:p>
          </table:table-cell>
          <table:table-cell office:value-type="float" office:value="7684951.64384097" calcext:value-type="float">
            <text:p>7684951.64384097</text:p>
          </table:table-cell>
          <table:table-cell office:value-type="float" office:value="328993.139710371" calcext:value-type="float">
            <text:p>328993.139710371</text:p>
          </table:table-cell>
          <table:table-cell office:value-type="string" calcext:value-type="string">
            <text:p>AE</text:p>
          </table:table-cell>
          <table:table-cell office:value-type="float" office:value="22.7888469696045" calcext:value-type="float">
            <text:p>22.7888469696045</text:p>
          </table:table-cell>
          <table:table-cell office:value-type="float" office:value="1015.62756347656" calcext:value-type="float">
            <text:p>1015.62756347656</text:p>
          </table:table-cell>
          <table:table-cell table:number-columns-repeated="2" office:value-type="float" office:value="0" calcext:value-type="float">
            <text:p>0</text:p>
          </table:table-cell>
          <table:table-cell office:value-type="float" office:value="0.3962366276108" calcext:value-type="float">
            <text:p>0.3962366276108</text:p>
          </table:table-cell>
          <table:table-cell table:number-columns-repeated="3" office:value-type="float" office:value="0" calcext:value-type="float">
            <text:p>0</text:p>
          </table:table-cell>
          <table:table-cell office:value-type="float" office:value="0.486850483953133" calcext:value-type="float">
            <text:p>0.486850483953133</text:p>
          </table:table-cell>
          <table:table-cell office:value-type="float" office:value="0" calcext:value-type="float">
            <text:p>0</text:p>
          </table:table-cell>
          <table:table-cell office:value-type="float" office:value="0.116912888436067" calcext:value-type="float">
            <text:p>0.116912888436067</text:p>
          </table:table-cell>
          <table:table-cell table:number-columns-repeated="2" office:value-type="float" office:value="0" calcext:value-type="float">
            <text:p>0</text:p>
          </table:table-cell>
          <table:table-cell office:value-type="float" office:value="0.591288075757093" calcext:value-type="float">
            <text:p>0.591288075757093</text:p>
          </table:table-cell>
          <table:table-cell table:number-columns-repeated="3" office:value-type="float" office:value="0" calcext:value-type="float">
            <text:p>0</text:p>
          </table:table-cell>
          <table:table-cell office:value-type="float" office:value="0.22723944349524" calcext:value-type="float">
            <text:p>0.22723944349524</text:p>
          </table:table-cell>
          <table:table-cell office:value-type="float" office:value="0" calcext:value-type="float">
            <text:p>0</text:p>
          </table:table-cell>
          <table:table-cell office:value-type="float" office:value="0.181472480747666" calcext:value-type="float">
            <text:p>0.181472480747666</text:p>
          </table:table-cell>
          <table:table-cell table:number-columns-repeated="2" office:value-type="float" office:value="0" calcext:value-type="float">
            <text:p>0</text:p>
          </table:table-cell>
          <table:table-cell office:value-type="float" office:value="0.375164051859844" calcext:value-type="float">
            <text:p>0.375164051859844</text:p>
          </table:table-cell>
          <table:table-cell table:number-columns-repeated="3" office:value-type="float" office:value="0" calcext:value-type="float">
            <text:p>0</text:p>
          </table:table-cell>
          <table:table-cell office:value-type="float" office:value="0.189724428250526" calcext:value-type="float">
            <text:p>0.189724428250526</text:p>
          </table:table-cell>
          <table:table-cell office:value-type="float" office:value="0" calcext:value-type="float">
            <text:p>0</text:p>
          </table:table-cell>
          <table:table-cell office:value-type="float" office:value="0.43511151988963" calcext:value-type="float">
            <text:p>0.43511151988963</text:p>
          </table:table-cell>
          <table:table-cell table:number-columns-repeated="2" office:value-type="float" office:value="0" calcext:value-type="float">
            <text:p>0</text:p>
          </table:table-cell>
          <table:table-cell office:value-type="float" office:value="0.515161513806959" calcext:value-type="float">
            <text:p>0.515161513806959</text:p>
          </table:table-cell>
          <table:table-cell office:value-type="float" office:value="0" calcext:value-type="float">
            <text:p>0</text:p>
          </table:table-cell>
          <table:table-cell office:value-type="float" office:value="0.000090251021507371" calcext:value-type="float">
            <text:p>9.0251021507371E-05</text:p>
          </table:table-cell>
          <table:table-cell office:value-type="float" office:value="0" calcext:value-type="float">
            <text:p>0</text:p>
          </table:table-cell>
          <table:table-cell office:value-type="float" office:value="0.235041024746409" calcext:value-type="float">
            <text:p>0.235041024746409</text:p>
          </table:table-cell>
          <table:table-cell office:value-type="float" office:value="0" calcext:value-type="float">
            <text:p>0</text:p>
          </table:table-cell>
          <table:table-cell office:value-type="float" office:value="0.249707210425124" calcext:value-type="float">
            <text:p>0.249707210425124</text:p>
          </table:table-cell>
          <table:table-cell office:value-type="float" office:value="0.0024148696662649" calcext:value-type="float">
            <text:p>0.002414869666265</text:p>
          </table:table-cell>
          <table:table-cell office:value-type="float" office:value="0.00105720752436212" calcext:value-type="float">
            <text:p>0.001057207524362</text:p>
          </table:table-cell>
          <table:table-cell office:value-type="float" office:value="0.471130812665256" calcext:value-type="float">
            <text:p>0.471130812665256</text:p>
          </table:table-cell>
          <table:table-cell office:value-type="float" office:value="0" calcext:value-type="float">
            <text:p>0</text:p>
          </table:table-cell>
          <table:table-cell office:value-type="float" office:value="0.00476492234358928" calcext:value-type="float">
            <text:p>0.004764922343589</text:p>
          </table:table-cell>
          <table:table-cell office:value-type="float" office:value="0.0124431977690309" calcext:value-type="float">
            <text:p>0.012443197769031</text:p>
          </table:table-cell>
          <table:table-cell office:value-type="float" office:value="0.325049003806979" calcext:value-type="float">
            <text:p>0.325049003806979</text:p>
          </table:table-cell>
          <table:table-cell office:value-type="float" office:value="0.00842982799617988" calcext:value-type="float">
            <text:p>0.00842982799618</text:p>
          </table:table-cell>
          <table:table-cell office:value-type="float" office:value="0.174710158228338" calcext:value-type="float">
            <text:p>0.174710158228338</text:p>
          </table:table-cell>
          <table:table-cell office:value-type="float" office:value="0.0939025460566768" calcext:value-type="float">
            <text:p>0.093902546056677</text:p>
          </table:table-cell>
          <table:table-cell office:value-type="float" office:value="0.0552930863673444" calcext:value-type="float">
            <text:p>0.055293086367344</text:p>
          </table:table-cell>
          <table:table-cell office:value-type="float" office:value="0.0430896871989976" calcext:value-type="float">
            <text:p>0.043089687198998</text:p>
          </table:table-cell>
          <table:table-cell office:value-type="float" office:value="0.0935828756930226" calcext:value-type="float">
            <text:p>0.093582875693023</text:p>
          </table:table-cell>
          <table:table-cell office:value-type="float" office:value="0.181235899429335" calcext:value-type="float">
            <text:p>0.181235899429335</text:p>
          </table:table-cell>
          <table:table-cell/>
        </table:table-row>
        <table:table-row table:style-name="ro1">
          <table:table-cell table:number-columns-repeated="12"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2" calcext:value-type="float">
            <text:p>2</text:p>
          </table:table-cell>
          <table:table-cell table:number-columns-repeated="19" office:value-type="float" office:value="0" calcext:value-type="float">
            <text:p>0</text:p>
          </table:table-cell>
          <table:table-cell office:value-type="float" office:value="1" calcext:value-type="float">
            <text:p>1</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8</text:p>
          </table:table-cell>
          <table:table-cell office:value-type="string" calcext:value-type="string">
            <text:p>Other</text:p>
          </table:table-cell>
          <table:table-cell office:value-type="float" office:value="12.7308406829834" calcext:value-type="float">
            <text:p>12.7308406829834</text:p>
          </table:table-cell>
          <table:table-cell office:value-type="float" office:value="7685484.13925726" calcext:value-type="float">
            <text:p>7685484.13925726</text:p>
          </table:table-cell>
          <table:table-cell office:value-type="float" office:value="327878.402607325" calcext:value-type="float">
            <text:p>327878.402607325</text:p>
          </table:table-cell>
          <table:table-cell office:value-type="string" calcext:value-type="string">
            <text:p>AE</text:p>
          </table:table-cell>
          <table:table-cell office:value-type="float" office:value="23.9324569702148" calcext:value-type="float">
            <text:p>23.9324569702148</text:p>
          </table:table-cell>
          <table:table-cell office:value-type="float" office:value="927.425659179688" calcext:value-type="float">
            <text:p>927.425659179688</text:p>
          </table:table-cell>
          <table:table-cell table:number-columns-repeated="2" office:value-type="float" office:value="0" calcext:value-type="float">
            <text:p>0</text:p>
          </table:table-cell>
          <table:table-cell office:value-type="float" office:value="0.0000636780438104941" calcext:value-type="float">
            <text:p>6.36780438104941E-05</text:p>
          </table:table-cell>
          <table:table-cell table:number-columns-repeated="2" office:value-type="float" office:value="0" calcext:value-type="float">
            <text:p>0</text:p>
          </table:table-cell>
          <table:table-cell office:value-type="float" office:value="0.065206316861946" calcext:value-type="float">
            <text:p>0.065206316861946</text:p>
          </table:table-cell>
          <table:table-cell table:number-columns-repeated="2" office:value-type="float" office:value="0" calcext:value-type="float">
            <text:p>0</text:p>
          </table:table-cell>
          <table:table-cell office:value-type="float" office:value="0.934730005094244" calcext:value-type="float">
            <text:p>0.934730005094244</text:p>
          </table:table-cell>
          <table:table-cell table:number-columns-repeated="2" office:value-type="float" office:value="0" calcext:value-type="float">
            <text:p>0</text:p>
          </table:table-cell>
          <table:table-cell office:value-type="float" office:value="0.190789500062146" calcext:value-type="float">
            <text:p>0.190789500062146</text:p>
          </table:table-cell>
          <table:table-cell table:number-columns-repeated="2" office:value-type="float" office:value="0" calcext:value-type="float">
            <text:p>0</text:p>
          </table:table-cell>
          <table:table-cell office:value-type="float" office:value="0.116755074956598" calcext:value-type="float">
            <text:p>0.116755074956598</text:p>
          </table:table-cell>
          <table:table-cell office:value-type="float" office:value="0.0481614684195966" calcext:value-type="float">
            <text:p>0.048161468419597</text:p>
          </table:table-cell>
          <table:table-cell office:value-type="float" office:value="0" calcext:value-type="float">
            <text:p>0</text:p>
          </table:table-cell>
          <table:table-cell office:value-type="float" office:value="0.644293956561659" calcext:value-type="float">
            <text:p>0.644293956561659</text:p>
          </table:table-cell>
          <table:table-cell table:number-columns-repeated="2" office:value-type="float" office:value="0" calcext:value-type="float">
            <text:p>0</text:p>
          </table:table-cell>
          <table:table-cell office:value-type="float" office:value="0.285465206685743" calcext:value-type="float">
            <text:p>0.285465206685743</text:p>
          </table:table-cell>
          <table:table-cell table:number-columns-repeated="2" office:value-type="float" office:value="0" calcext:value-type="float">
            <text:p>0</text:p>
          </table:table-cell>
          <table:table-cell office:value-type="float" office:value="0.0860744707814032" calcext:value-type="float">
            <text:p>0.086074470781403</text:p>
          </table:table-cell>
          <table:table-cell office:value-type="float" office:value="0.107709713085097" calcext:value-type="float">
            <text:p>0.107709713085097</text:p>
          </table:table-cell>
          <table:table-cell office:value-type="float" office:value="0" calcext:value-type="float">
            <text:p>0</text:p>
          </table:table-cell>
          <table:table-cell office:value-type="float" office:value="0.520750609447756" calcext:value-type="float">
            <text:p>0.520750609447756</text:p>
          </table:table-cell>
          <table:table-cell table:number-columns-repeated="2" office:value-type="float" office:value="0" calcext:value-type="float">
            <text:p>0</text:p>
          </table:table-cell>
          <table:table-cell office:value-type="float" office:value="0.406861241736523" calcext:value-type="float">
            <text:p>0.406861241736523</text:p>
          </table:table-cell>
          <table:table-cell table:number-columns-repeated="2" office:value-type="float" office:value="0" calcext:value-type="float">
            <text:p>0</text:p>
          </table:table-cell>
          <table:table-cell office:value-type="float" office:value="0.0449043108008555" calcext:value-type="float">
            <text:p>0.044904310800856</text:p>
          </table:table-cell>
          <table:table-cell office:value-type="float" office:value="0.146749536726024" calcext:value-type="float">
            <text:p>0.146749536726024</text:p>
          </table:table-cell>
          <table:table-cell office:value-type="float" office:value="0" calcext:value-type="float">
            <text:p>0</text:p>
          </table:table-cell>
          <table:table-cell office:value-type="float" office:value="0.401484910736598" calcext:value-type="float">
            <text:p>0.401484910736598</text:p>
          </table:table-cell>
          <table:table-cell office:value-type="float" office:value="0.000937157916790251" calcext:value-type="float">
            <text:p>0.00093715791679</text:p>
          </table:table-cell>
          <table:table-cell office:value-type="float" office:value="0.00142238887782798" calcext:value-type="float">
            <text:p>0.001422388877828</text:p>
          </table:table-cell>
          <table:table-cell office:value-type="float" office:value="0.383337608746673" calcext:value-type="float">
            <text:p>0.383337608746673</text:p>
          </table:table-cell>
          <table:table-cell office:value-type="float" office:value="0" calcext:value-type="float">
            <text:p>0</text:p>
          </table:table-cell>
          <table:table-cell office:value-type="float" office:value="0.00317692223861799" calcext:value-type="float">
            <text:p>0.003176922238618</text:p>
          </table:table-cell>
          <table:table-cell office:value-type="float" office:value="0.039420635687822" calcext:value-type="float">
            <text:p>0.039420635687822</text:p>
          </table:table-cell>
          <table:table-cell office:value-type="float" office:value="0.296279931415019" calcext:value-type="float">
            <text:p>0.296279931415019</text:p>
          </table:table-cell>
          <table:table-cell office:value-type="float" office:value="0.00769971810258518" calcext:value-type="float">
            <text:p>0.007699718102585</text:p>
          </table:table-cell>
          <table:table-cell office:value-type="float" office:value="0.267725637014665" calcext:value-type="float">
            <text:p>0.267725637014665</text:p>
          </table:table-cell>
          <table:table-cell office:value-type="float" office:value="0.054954849593906" calcext:value-type="float">
            <text:p>0.054954849593906</text:p>
          </table:table-cell>
          <table:table-cell office:value-type="float" office:value="0.087610513418227" calcext:value-type="float">
            <text:p>0.087610513418227</text:p>
          </table:table-cell>
          <table:table-cell office:value-type="float" office:value="0.0865772656820409" calcext:value-type="float">
            <text:p>0.086577265682041</text:p>
          </table:table-cell>
          <table:table-cell office:value-type="float" office:value="0.0996495116793996" calcext:value-type="float">
            <text:p>0.0996495116794</text:p>
          </table:table-cell>
          <table:table-cell office:value-type="float" office:value="0.195852362677668" calcext:value-type="float">
            <text:p>0.195852362677668</text:p>
          </table:table-cell>
          <table:table-cell/>
        </table:table-row>
        <table:table-row table:style-name="ro1">
          <table:table-cell office:value-type="float" office:value="5" calcext:value-type="float">
            <text:p>5</text:p>
          </table:table-cell>
          <table:table-cell table:number-columns-repeated="40" office:value-type="float" office:value="0" calcext:value-type="float">
            <text:p>0</text:p>
          </table:table-cell>
          <table:table-cell office:value-type="string" calcext:value-type="string">
            <text:p>28/07/17</text:p>
          </table:table-cell>
          <table:table-cell office:value-type="string" calcext:value-type="string">
            <text:p>win</text:p>
          </table:table-cell>
          <table:table-cell office:value-type="string" calcext:value-type="string">
            <text:p>trans6</text:p>
          </table:table-cell>
          <table:table-cell office:value-type="string" calcext:value-type="string">
            <text:p>site8</text:p>
          </table:table-cell>
          <table:table-cell office:value-type="string" calcext:value-type="string">
            <text:p>Other</text:p>
          </table:table-cell>
          <table:table-cell office:value-type="float" office:value="12.7308406829834" calcext:value-type="float">
            <text:p>12.7308406829834</text:p>
          </table:table-cell>
          <table:table-cell office:value-type="float" office:value="7685484.13925726" calcext:value-type="float">
            <text:p>7685484.13925726</text:p>
          </table:table-cell>
          <table:table-cell office:value-type="float" office:value="327878.402607325" calcext:value-type="float">
            <text:p>327878.402607325</text:p>
          </table:table-cell>
          <table:table-cell office:value-type="string" calcext:value-type="string">
            <text:p>AE</text:p>
          </table:table-cell>
          <table:table-cell office:value-type="float" office:value="23.9324569702148" calcext:value-type="float">
            <text:p>23.9324569702148</text:p>
          </table:table-cell>
          <table:table-cell office:value-type="float" office:value="927.425659179688" calcext:value-type="float">
            <text:p>927.425659179688</text:p>
          </table:table-cell>
          <table:table-cell table:number-columns-repeated="2" office:value-type="float" office:value="0" calcext:value-type="float">
            <text:p>0</text:p>
          </table:table-cell>
          <table:table-cell office:value-type="float" office:value="0.0000636780438104941" calcext:value-type="float">
            <text:p>6.36780438104941E-05</text:p>
          </table:table-cell>
          <table:table-cell table:number-columns-repeated="2" office:value-type="float" office:value="0" calcext:value-type="float">
            <text:p>0</text:p>
          </table:table-cell>
          <table:table-cell office:value-type="float" office:value="0.065206316861946" calcext:value-type="float">
            <text:p>0.065206316861946</text:p>
          </table:table-cell>
          <table:table-cell table:number-columns-repeated="2" office:value-type="float" office:value="0" calcext:value-type="float">
            <text:p>0</text:p>
          </table:table-cell>
          <table:table-cell office:value-type="float" office:value="0.934730005094244" calcext:value-type="float">
            <text:p>0.934730005094244</text:p>
          </table:table-cell>
          <table:table-cell table:number-columns-repeated="2" office:value-type="float" office:value="0" calcext:value-type="float">
            <text:p>0</text:p>
          </table:table-cell>
          <table:table-cell office:value-type="float" office:value="0.190789500062146" calcext:value-type="float">
            <text:p>0.190789500062146</text:p>
          </table:table-cell>
          <table:table-cell table:number-columns-repeated="2" office:value-type="float" office:value="0" calcext:value-type="float">
            <text:p>0</text:p>
          </table:table-cell>
          <table:table-cell office:value-type="float" office:value="0.116755074956598" calcext:value-type="float">
            <text:p>0.116755074956598</text:p>
          </table:table-cell>
          <table:table-cell office:value-type="float" office:value="0.0481614684195966" calcext:value-type="float">
            <text:p>0.048161468419597</text:p>
          </table:table-cell>
          <table:table-cell office:value-type="float" office:value="0" calcext:value-type="float">
            <text:p>0</text:p>
          </table:table-cell>
          <table:table-cell office:value-type="float" office:value="0.644293956561659" calcext:value-type="float">
            <text:p>0.644293956561659</text:p>
          </table:table-cell>
          <table:table-cell table:number-columns-repeated="2" office:value-type="float" office:value="0" calcext:value-type="float">
            <text:p>0</text:p>
          </table:table-cell>
          <table:table-cell office:value-type="float" office:value="0.285465206685743" calcext:value-type="float">
            <text:p>0.285465206685743</text:p>
          </table:table-cell>
          <table:table-cell table:number-columns-repeated="2" office:value-type="float" office:value="0" calcext:value-type="float">
            <text:p>0</text:p>
          </table:table-cell>
          <table:table-cell office:value-type="float" office:value="0.0860744707814032" calcext:value-type="float">
            <text:p>0.086074470781403</text:p>
          </table:table-cell>
          <table:table-cell office:value-type="float" office:value="0.107709713085097" calcext:value-type="float">
            <text:p>0.107709713085097</text:p>
          </table:table-cell>
          <table:table-cell office:value-type="float" office:value="0" calcext:value-type="float">
            <text:p>0</text:p>
          </table:table-cell>
          <table:table-cell office:value-type="float" office:value="0.520750609447756" calcext:value-type="float">
            <text:p>0.520750609447756</text:p>
          </table:table-cell>
          <table:table-cell table:number-columns-repeated="2" office:value-type="float" office:value="0" calcext:value-type="float">
            <text:p>0</text:p>
          </table:table-cell>
          <table:table-cell office:value-type="float" office:value="0.406861241736523" calcext:value-type="float">
            <text:p>0.406861241736523</text:p>
          </table:table-cell>
          <table:table-cell table:number-columns-repeated="2" office:value-type="float" office:value="0" calcext:value-type="float">
            <text:p>0</text:p>
          </table:table-cell>
          <table:table-cell office:value-type="float" office:value="0.0449043108008555" calcext:value-type="float">
            <text:p>0.044904310800856</text:p>
          </table:table-cell>
          <table:table-cell office:value-type="float" office:value="0.146749536726024" calcext:value-type="float">
            <text:p>0.146749536726024</text:p>
          </table:table-cell>
          <table:table-cell office:value-type="float" office:value="0" calcext:value-type="float">
            <text:p>0</text:p>
          </table:table-cell>
          <table:table-cell office:value-type="float" office:value="0.401484910736598" calcext:value-type="float">
            <text:p>0.401484910736598</text:p>
          </table:table-cell>
          <table:table-cell office:value-type="float" office:value="0.000937157916790251" calcext:value-type="float">
            <text:p>0.00093715791679</text:p>
          </table:table-cell>
          <table:table-cell office:value-type="float" office:value="0.00142238887782798" calcext:value-type="float">
            <text:p>0.001422388877828</text:p>
          </table:table-cell>
          <table:table-cell office:value-type="float" office:value="0.383337608746673" calcext:value-type="float">
            <text:p>0.383337608746673</text:p>
          </table:table-cell>
          <table:table-cell office:value-type="float" office:value="0" calcext:value-type="float">
            <text:p>0</text:p>
          </table:table-cell>
          <table:table-cell office:value-type="float" office:value="0.00317692223861799" calcext:value-type="float">
            <text:p>0.003176922238618</text:p>
          </table:table-cell>
          <table:table-cell office:value-type="float" office:value="0.039420635687822" calcext:value-type="float">
            <text:p>0.039420635687822</text:p>
          </table:table-cell>
          <table:table-cell office:value-type="float" office:value="0.296279931415019" calcext:value-type="float">
            <text:p>0.296279931415019</text:p>
          </table:table-cell>
          <table:table-cell office:value-type="float" office:value="0.00769971810258518" calcext:value-type="float">
            <text:p>0.007699718102585</text:p>
          </table:table-cell>
          <table:table-cell office:value-type="float" office:value="0.267725637014665" calcext:value-type="float">
            <text:p>0.267725637014665</text:p>
          </table:table-cell>
          <table:table-cell office:value-type="float" office:value="0.054954849593906" calcext:value-type="float">
            <text:p>0.054954849593906</text:p>
          </table:table-cell>
          <table:table-cell office:value-type="float" office:value="0.087610513418227" calcext:value-type="float">
            <text:p>0.087610513418227</text:p>
          </table:table-cell>
          <table:table-cell office:value-type="float" office:value="0.0865772656820409" calcext:value-type="float">
            <text:p>0.086577265682041</text:p>
          </table:table-cell>
          <table:table-cell office:value-type="float" office:value="0.0996495116793996" calcext:value-type="float">
            <text:p>0.0996495116794</text:p>
          </table:table-cell>
          <table:table-cell office:value-type="float" office:value="0.195852362677668" calcext:value-type="float">
            <text:p>0.195852362677668</text:p>
          </table:table-cell>
          <table:table-cell/>
        </table:table-row>
      </table:table>
      <table:table table:name="Metadata" table:style-name="ta1">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2" table:default-cell-style-name="Default"/>
        <table:table-row table:style-name="ro1">
          <table:table-cell table:style-name="ce4" office:value-type="string" calcext:value-type="string">
            <text:p>Column name</text:p>
          </table:table-cell>
          <table:table-cell table:style-name="ce7"/>
          <table:table-cell table:style-name="ce5" office:value-type="string" calcext:value-type="string" table:number-columns-spanned="3" table:number-rows-spanned="1">
            <text:p>Meaning</text:p>
          </table:table-cell>
          <table:covered-table-cell table:number-columns-repeated="2" table:style-name="ce4"/>
          <table:table-cell/>
        </table:table-row>
        <table:table-row table:style-name="ro1">
          <table:table-cell office:value-type="string" calcext:value-type="string">
            <text:p>AroMex</text:p>
          </table:table-cell>
          <table:table-cell/>
          <table:table-cell office:value-type="string" calcext:value-type="string">
            <text:p>Thrips species</text:p>
          </table:table-cell>
          <table:table-cell table:style-name="ce6" office:value-type="string" calcext:value-type="string">
            <text:p>Arorathrips</text:p>
          </table:table-cell>
          <table:table-cell table:style-name="ce6" office:value-type="string" calcext:value-type="string">
            <text:p>mexicanus</text:p>
          </table:table-cell>
          <table:table-cell/>
        </table:table-row>
        <table:table-row table:style-name="ro1">
          <table:table-cell office:value-type="string" calcext:value-type="string">
            <text:p>CerBru</text:p>
          </table:table-cell>
          <table:table-cell/>
          <table:table-cell office:value-type="string" calcext:value-type="string">
            <text:p>Thrips species</text:p>
          </table:table-cell>
          <table:table-cell table:style-name="ce6" office:value-type="string" calcext:value-type="string">
            <text:p>Ceratothripoides</text:p>
          </table:table-cell>
          <table:table-cell table:style-name="ce6" office:value-type="string" calcext:value-type="string">
            <text:p>brunneus</text:p>
          </table:table-cell>
          <table:table-cell/>
        </table:table-row>
        <table:table-row table:style-name="ro1">
          <table:table-cell office:value-type="string" calcext:value-type="string">
            <text:p>ChaOrc</text:p>
          </table:table-cell>
          <table:table-cell/>
          <table:table-cell office:value-type="string" calcext:value-type="string">
            <text:p>Thrips species</text:p>
          </table:table-cell>
          <table:table-cell table:style-name="ce6" office:value-type="string" calcext:value-type="string">
            <text:p>Chaetanaphothrips</text:p>
          </table:table-cell>
          <table:table-cell table:style-name="ce6" office:value-type="string" calcext:value-type="string">
            <text:p>orchidii</text:p>
          </table:table-cell>
          <table:table-cell/>
        </table:table-row>
        <table:table-row table:style-name="ro1">
          <table:table-cell office:value-type="string" calcext:value-type="string">
            <text:p>ChiSp.</text:p>
          </table:table-cell>
          <table:table-cell/>
          <table:table-cell office:value-type="string" calcext:value-type="string">
            <text:p>Thrips species</text:p>
          </table:table-cell>
          <table:table-cell table:style-name="ce6" office:value-type="string" calcext:value-type="string">
            <text:p>Chirothrips</text:p>
          </table:table-cell>
          <table:table-cell table:style-name="ce6" office:value-type="string" calcext:value-type="string">
            <text:p>sp.</text:p>
          </table:table-cell>
          <table:table-cell/>
        </table:table-row>
        <table:table-row table:style-name="ro1">
          <table:table-cell office:value-type="string" calcext:value-type="string">
            <text:p>DenIno</text:p>
          </table:table-cell>
          <table:table-cell/>
          <table:table-cell office:value-type="string" calcext:value-type="string">
            <text:p>Thrips species</text:p>
          </table:table-cell>
          <table:table-cell table:style-name="ce6" office:value-type="string" calcext:value-type="string">
            <text:p>Dendrothripoides</text:p>
          </table:table-cell>
          <table:table-cell table:style-name="ce6" office:value-type="string" calcext:value-type="string">
            <text:p>innoxius</text:p>
          </table:table-cell>
          <table:table-cell/>
        </table:table-row>
        <table:table-row table:style-name="ro1">
          <table:table-cell office:value-type="string" calcext:value-type="string">
            <text:p>ElaSp.</text:p>
          </table:table-cell>
          <table:table-cell/>
          <table:table-cell office:value-type="string" calcext:value-type="string">
            <text:p>Thrips species</text:p>
          </table:table-cell>
          <table:table-cell table:style-name="ce6" office:value-type="string" calcext:value-type="string">
            <text:p>Elaphothrips</text:p>
          </table:table-cell>
          <table:table-cell table:style-name="ce6" office:value-type="string" calcext:value-type="string">
            <text:p>sp.</text:p>
          </table:table-cell>
          <table:table-cell/>
        </table:table-row>
        <table:table-row table:style-name="ro1">
          <table:table-cell office:value-type="string" calcext:value-type="string">
            <text:p>FraIns</text:p>
          </table:table-cell>
          <table:table-cell/>
          <table:table-cell office:value-type="string" calcext:value-type="string">
            <text:p>Thrips species</text:p>
          </table:table-cell>
          <table:table-cell table:style-name="ce6" office:value-type="string" calcext:value-type="string">
            <text:p>Frankliniella</text:p>
          </table:table-cell>
          <table:table-cell table:style-name="ce6" office:value-type="string" calcext:value-type="string">
            <text:p>insularis</text:p>
          </table:table-cell>
          <table:table-cell/>
        </table:table-row>
        <table:table-row table:style-name="ro1">
          <table:table-cell office:value-type="string" calcext:value-type="string">
            <text:p>FraInt</text:p>
          </table:table-cell>
          <table:table-cell/>
          <table:table-cell office:value-type="string" calcext:value-type="string">
            <text:p>Thrips species</text:p>
          </table:table-cell>
          <table:table-cell table:style-name="ce6" office:value-type="string" calcext:value-type="string">
            <text:p>Frankliniella</text:p>
          </table:table-cell>
          <table:table-cell table:style-name="ce6" office:value-type="string" calcext:value-type="string">
            <text:p>intonsa</text:p>
          </table:table-cell>
          <table:table-cell/>
        </table:table-row>
        <table:table-row table:style-name="ro1">
          <table:table-cell office:value-type="string" calcext:value-type="string">
            <text:p>FraOcc</text:p>
          </table:table-cell>
          <table:table-cell/>
          <table:table-cell office:value-type="string" calcext:value-type="string">
            <text:p>Thrips species</text:p>
          </table:table-cell>
          <table:table-cell table:style-name="ce6" office:value-type="string" calcext:value-type="string">
            <text:p>Frankliniella</text:p>
          </table:table-cell>
          <table:table-cell table:style-name="ce6" office:value-type="string" calcext:value-type="string">
            <text:p>occidentalis</text:p>
          </table:table-cell>
          <table:table-cell/>
        </table:table-row>
        <table:table-row table:style-name="ro1">
          <table:table-cell office:value-type="string" calcext:value-type="string">
            <text:p>FraSc1</text:p>
          </table:table-cell>
          <table:table-cell/>
          <table:table-cell office:value-type="string" calcext:value-type="string">
            <text:p>Thrips species</text:p>
          </table:table-cell>
          <table:table-cell table:style-name="ce6" office:value-type="string" calcext:value-type="string">
            <text:p>Frankliniella</text:p>
          </table:table-cell>
          <table:table-cell table:style-name="ce6" office:value-type="string" calcext:value-type="string">
            <text:p>schultzei (biotype 1)</text:p>
          </table:table-cell>
          <table:table-cell/>
        </table:table-row>
        <table:table-row table:style-name="ro1">
          <table:table-cell office:value-type="string" calcext:value-type="string">
            <text:p>FraSc2</text:p>
          </table:table-cell>
          <table:table-cell/>
          <table:table-cell office:value-type="string" calcext:value-type="string">
            <text:p>Thrips species</text:p>
          </table:table-cell>
          <table:table-cell table:style-name="ce6" office:value-type="string" calcext:value-type="string">
            <text:p>Frankliniella</text:p>
          </table:table-cell>
          <table:table-cell table:style-name="ce6" office:value-type="string" calcext:value-type="string">
            <text:p>schultzei (biotype 2)</text:p>
          </table:table-cell>
          <table:table-cell/>
        </table:table-row>
        <table:table-row table:style-name="ro1">
          <table:table-cell office:value-type="string" calcext:value-type="string">
            <text:p>FraVes</text:p>
          </table:table-cell>
          <table:table-cell/>
          <table:table-cell office:value-type="string" calcext:value-type="string">
            <text:p>Thrips species</text:p>
          </table:table-cell>
          <table:table-cell table:style-name="ce6" office:value-type="string" calcext:value-type="string">
            <text:p>Franklinothrips</text:p>
          </table:table-cell>
          <table:table-cell table:style-name="ce6" office:value-type="string" calcext:value-type="string">
            <text:p>vespiformis</text:p>
          </table:table-cell>
          <table:table-cell/>
        </table:table-row>
        <table:table-row table:style-name="ro1">
          <table:table-cell office:value-type="string" calcext:value-type="string">
            <text:p>GigEle</text:p>
          </table:table-cell>
          <table:table-cell/>
          <table:table-cell office:value-type="string" calcext:value-type="string">
            <text:p>Thrips species</text:p>
          </table:table-cell>
          <table:table-cell table:style-name="ce6" office:value-type="string" calcext:value-type="string">
            <text:p>Gigantothrips</text:p>
          </table:table-cell>
          <table:table-cell table:style-name="ce6" office:value-type="string" calcext:value-type="string">
            <text:p>elegans</text:p>
          </table:table-cell>
          <table:table-cell/>
        </table:table-row>
        <table:table-row table:style-name="ro1">
          <table:table-cell office:value-type="string" calcext:value-type="string">
            <text:p>GynUze</text:p>
          </table:table-cell>
          <table:table-cell/>
          <table:table-cell office:value-type="string" calcext:value-type="string">
            <text:p>Thrips species</text:p>
          </table:table-cell>
          <table:table-cell table:style-name="ce6" office:value-type="string" calcext:value-type="string">
            <text:p>Gynaikothrips</text:p>
          </table:table-cell>
          <table:table-cell table:style-name="ce6" office:value-type="string" calcext:value-type="string">
            <text:p>ficorum</text:p>
          </table:table-cell>
          <table:table-cell/>
        </table:table-row>
        <table:table-row table:style-name="ro1">
          <table:table-cell office:value-type="string" calcext:value-type="string">
            <text:p>HapArt</text:p>
          </table:table-cell>
          <table:table-cell/>
          <table:table-cell office:value-type="string" calcext:value-type="string">
            <text:p>Thrips species</text:p>
          </table:table-cell>
          <table:table-cell table:style-name="ce6" office:value-type="string" calcext:value-type="string">
            <text:p>Haplothrips</text:p>
          </table:table-cell>
          <table:table-cell table:style-name="ce6" office:value-type="string" calcext:value-type="string">
            <text:p>articulosus</text:p>
          </table:table-cell>
          <table:table-cell/>
        </table:table-row>
        <table:table-row table:style-name="ro1">
          <table:table-cell office:value-type="string" calcext:value-type="string">
            <text:p>HapGow</text:p>
          </table:table-cell>
          <table:table-cell/>
          <table:table-cell office:value-type="string" calcext:value-type="string">
            <text:p>Thrips species</text:p>
          </table:table-cell>
          <table:table-cell table:style-name="ce6" office:value-type="string" calcext:value-type="string">
            <text:p>Haplothrips</text:p>
          </table:table-cell>
          <table:table-cell table:style-name="ce6" office:value-type="string" calcext:value-type="string">
            <text:p>gowdeyi</text:p>
          </table:table-cell>
          <table:table-cell/>
        </table:table-row>
        <table:table-row table:style-name="ro1">
          <table:table-cell office:value-type="string" calcext:value-type="string">
            <text:p>HapNig</text:p>
          </table:table-cell>
          <table:table-cell/>
          <table:table-cell office:value-type="string" calcext:value-type="string">
            <text:p>Thrips species</text:p>
          </table:table-cell>
          <table:table-cell table:style-name="ce6" office:value-type="string" calcext:value-type="string">
            <text:p>Haplothrips</text:p>
          </table:table-cell>
          <table:table-cell table:style-name="ce6" office:value-type="string" calcext:value-type="string">
            <text:p>nigricornis</text:p>
          </table:table-cell>
          <table:table-cell/>
        </table:table-row>
        <table:table-row table:style-name="ro1">
          <table:table-cell office:value-type="string" calcext:value-type="string">
            <text:p>HapSp.</text:p>
          </table:table-cell>
          <table:table-cell/>
          <table:table-cell office:value-type="string" calcext:value-type="string">
            <text:p>Thrips species</text:p>
          </table:table-cell>
          <table:table-cell table:style-name="ce6" office:value-type="string" calcext:value-type="string">
            <text:p>Haplothrips</text:p>
          </table:table-cell>
          <table:table-cell table:style-name="ce6" office:value-type="string" calcext:value-type="string">
            <text:p>sp.</text:p>
          </table:table-cell>
          <table:table-cell/>
        </table:table-row>
        <table:table-row table:style-name="ro1">
          <table:table-cell office:value-type="string" calcext:value-type="string">
            <text:p>HelHae</text:p>
          </table:table-cell>
          <table:table-cell/>
          <table:table-cell office:value-type="string" calcext:value-type="string">
            <text:p>Thrips species</text:p>
          </table:table-cell>
          <table:table-cell table:style-name="ce6" office:value-type="string" calcext:value-type="string">
            <text:p>Heliothrips</text:p>
          </table:table-cell>
          <table:table-cell table:style-name="ce6" office:value-type="string" calcext:value-type="string">
            <text:p>haemorrhoidalis</text:p>
          </table:table-cell>
          <table:table-cell/>
        </table:table-row>
        <table:table-row table:style-name="ro1">
          <table:table-cell office:value-type="string" calcext:value-type="string">
            <text:p>HerPat</text:p>
          </table:table-cell>
          <table:table-cell/>
          <table:table-cell office:value-type="string" calcext:value-type="string">
            <text:p>Thrips species</text:p>
          </table:table-cell>
          <table:table-cell table:style-name="ce6" office:value-type="string" calcext:value-type="string">
            <text:p>Hercinothrips</text:p>
          </table:table-cell>
          <table:table-cell table:style-name="ce6" office:value-type="string" calcext:value-type="string">
            <text:p>pattersoni</text:p>
          </table:table-cell>
          <table:table-cell/>
        </table:table-row>
        <table:table-row table:style-name="ro1">
          <table:table-cell office:value-type="string" calcext:value-type="string">
            <text:p>LioSp.</text:p>
          </table:table-cell>
          <table:table-cell/>
          <table:table-cell office:value-type="string" calcext:value-type="string">
            <text:p>Thrips species</text:p>
          </table:table-cell>
          <table:table-cell table:style-name="ce6" office:value-type="string" calcext:value-type="string">
            <text:p>Liothrips</text:p>
          </table:table-cell>
          <table:table-cell table:style-name="ce6" office:value-type="string" calcext:value-type="string">
            <text:p>sp.</text:p>
          </table:table-cell>
          <table:table-cell/>
        </table:table-row>
        <table:table-row table:style-name="ro1">
          <table:table-cell office:value-type="string" calcext:value-type="string">
            <text:p>MegSjo</text:p>
          </table:table-cell>
          <table:table-cell/>
          <table:table-cell office:value-type="string" calcext:value-type="string">
            <text:p>Thrips species</text:p>
          </table:table-cell>
          <table:table-cell table:style-name="ce6" office:value-type="string" calcext:value-type="string">
            <text:p>Megalurothrips</text:p>
          </table:table-cell>
          <table:table-cell table:style-name="ce6" office:value-type="string" calcext:value-type="string">
            <text:p>sjostedti</text:p>
          </table:table-cell>
          <table:table-cell/>
        </table:table-row>
        <table:table-row table:style-name="ro1">
          <table:table-cell office:value-type="string" calcext:value-type="string">
            <text:p>MicAbd</text:p>
          </table:table-cell>
          <table:table-cell/>
          <table:table-cell office:value-type="string" calcext:value-type="string">
            <text:p>Thrips species</text:p>
          </table:table-cell>
          <table:table-cell table:style-name="ce6" office:value-type="string" calcext:value-type="string">
            <text:p>Microcephalothrips</text:p>
          </table:table-cell>
          <table:table-cell table:style-name="ce6" office:value-type="string" calcext:value-type="string">
            <text:p>abdominalis</text:p>
          </table:table-cell>
          <table:table-cell/>
        </table:table-row>
        <table:table-row table:style-name="ro1">
          <table:table-cell office:value-type="string" calcext:value-type="string">
            <text:p>MS031.</text:p>
          </table:table-cell>
          <table:table-cell/>
          <table:table-cell office:value-type="string" calcext:value-type="string">
            <text:p>Thrips species</text:p>
          </table:table-cell>
          <table:table-cell table:style-name="ce6" office:value-type="string" calcext:value-type="string">
            <text:p>Phlaeothripinea</text:p>
          </table:table-cell>
          <table:table-cell table:style-name="ce6" office:value-type="string" calcext:value-type="string">
            <text:p>sp.</text:p>
          </table:table-cell>
          <table:table-cell/>
        </table:table-row>
        <table:table-row table:style-name="ro1">
          <table:table-cell office:value-type="string" calcext:value-type="string">
            <text:p>MS032.</text:p>
          </table:table-cell>
          <table:table-cell/>
          <table:table-cell office:value-type="string" calcext:value-type="string">
            <text:p>Thrips species</text:p>
          </table:table-cell>
          <table:table-cell table:style-name="ce6" office:value-type="string" calcext:value-type="string">
            <text:p>Thripinae</text:p>
          </table:table-cell>
          <table:table-cell table:style-name="ce6" office:value-type="string" calcext:value-type="string">
            <text:p>sp</text:p>
          </table:table-cell>
          <table:table-cell/>
        </table:table-row>
        <table:table-row table:style-name="ro1">
          <table:table-cell office:value-type="string" calcext:value-type="string">
            <text:p>NeoSam</text:p>
          </table:table-cell>
          <table:table-cell/>
          <table:table-cell office:value-type="string" calcext:value-type="string">
            <text:p>Thrips species</text:p>
          </table:table-cell>
          <table:table-cell table:style-name="ce6" office:value-type="string" calcext:value-type="string">
            <text:p>Neohydatothrips</text:p>
          </table:table-cell>
          <table:table-cell table:style-name="ce6" office:value-type="string" calcext:value-type="string">
            <text:p>samayunkur</text:p>
          </table:table-cell>
          <table:table-cell/>
        </table:table-row>
        <table:table-row table:style-name="ro1">
          <table:table-cell office:value-type="string" calcext:value-type="string">
            <text:p>NesSp.</text:p>
          </table:table-cell>
          <table:table-cell/>
          <table:table-cell office:value-type="string" calcext:value-type="string">
            <text:p>Thrips species</text:p>
          </table:table-cell>
          <table:table-cell table:style-name="ce6" office:value-type="string" calcext:value-type="string">
            <text:p>Nesothrips</text:p>
          </table:table-cell>
          <table:table-cell table:style-name="ce6" office:value-type="string" calcext:value-type="string">
            <text:p>sp.</text:p>
          </table:table-cell>
          <table:table-cell/>
        </table:table-row>
        <table:table-row table:style-name="ro1">
          <table:table-cell office:value-type="string" calcext:value-type="string">
            <text:p>SciAur</text:p>
          </table:table-cell>
          <table:table-cell/>
          <table:table-cell office:value-type="string" calcext:value-type="string">
            <text:p>Thrips species</text:p>
          </table:table-cell>
          <table:table-cell table:style-name="ce6" office:value-type="string" calcext:value-type="string">
            <text:p>Scirtothrips</text:p>
          </table:table-cell>
          <table:table-cell table:style-name="ce6" office:value-type="string" calcext:value-type="string">
            <text:p>aurantii</text:p>
          </table:table-cell>
          <table:table-cell/>
        </table:table-row>
        <table:table-row table:style-name="ro1">
          <table:table-cell office:value-type="string" calcext:value-type="string">
            <text:p>SciSp2</text:p>
          </table:table-cell>
          <table:table-cell/>
          <table:table-cell office:value-type="string" calcext:value-type="string">
            <text:p>Thrips species</text:p>
          </table:table-cell>
          <table:table-cell table:style-name="ce6" office:value-type="string" calcext:value-type="string">
            <text:p>Scirtothrips</text:p>
          </table:table-cell>
          <table:table-cell table:style-name="ce6" office:value-type="string" calcext:value-type="string">
            <text:p>sp.</text:p>
          </table:table-cell>
          <table:table-cell/>
        </table:table-row>
        <table:table-row table:style-name="ro1">
          <table:table-cell office:value-type="string" calcext:value-type="string">
            <text:p>ScoRha</text:p>
          </table:table-cell>
          <table:table-cell/>
          <table:table-cell office:value-type="string" calcext:value-type="string">
            <text:p>Thrips species</text:p>
          </table:table-cell>
          <table:table-cell table:style-name="ce6" office:value-type="string" calcext:value-type="string">
            <text:p>Scolothrips</text:p>
          </table:table-cell>
          <table:table-cell table:style-name="ce6" office:value-type="string" calcext:value-type="string">
            <text:p>rhagebianus</text:p>
          </table:table-cell>
          <table:table-cell/>
        </table:table-row>
        <table:table-row table:style-name="ro1">
          <table:table-cell office:value-type="string" calcext:value-type="string">
            <text:p>ThrAus</text:p>
          </table:table-cell>
          <table:table-cell/>
          <table:table-cell office:value-type="string" calcext:value-type="string">
            <text:p>Thrips species</text:p>
          </table:table-cell>
          <table:table-cell table:style-name="ce6" office:value-type="string" calcext:value-type="string">
            <text:p>Thrips</text:p>
          </table:table-cell>
          <table:table-cell table:style-name="ce6" office:value-type="string" calcext:value-type="string">
            <text:p>australis</text:p>
          </table:table-cell>
          <table:table-cell/>
        </table:table-row>
        <table:table-row table:style-name="ro1">
          <table:table-cell office:value-type="string" calcext:value-type="string">
            <text:p>ThrBou</text:p>
          </table:table-cell>
          <table:table-cell/>
          <table:table-cell office:value-type="string" calcext:value-type="string">
            <text:p>Thrips species</text:p>
          </table:table-cell>
          <table:table-cell table:style-name="ce6" office:value-type="string" calcext:value-type="string">
            <text:p>Thrips</text:p>
          </table:table-cell>
          <table:table-cell table:style-name="ce6" office:value-type="string" calcext:value-type="string">
            <text:p>bourbonensis</text:p>
          </table:table-cell>
          <table:table-cell/>
        </table:table-row>
        <table:table-row table:style-name="ro1">
          <table:table-cell office:value-type="string" calcext:value-type="string">
            <text:p>ThrCan</text:p>
          </table:table-cell>
          <table:table-cell/>
          <table:table-cell office:value-type="string" calcext:value-type="string">
            <text:p>Thrips species</text:p>
          </table:table-cell>
          <table:table-cell table:style-name="ce6" office:value-type="string" calcext:value-type="string">
            <text:p>Thrips</text:p>
          </table:table-cell>
          <table:table-cell table:style-name="ce6" office:value-type="string" calcext:value-type="string">
            <text:p>candidus</text:p>
          </table:table-cell>
          <table:table-cell/>
        </table:table-row>
        <table:table-row table:style-name="ro1">
          <table:table-cell office:value-type="string" calcext:value-type="string">
            <text:p>ThrFlo</text:p>
          </table:table-cell>
          <table:table-cell/>
          <table:table-cell office:value-type="string" calcext:value-type="string">
            <text:p>Thrips species</text:p>
          </table:table-cell>
          <table:table-cell table:style-name="ce6" office:value-type="string" calcext:value-type="string">
            <text:p>Thrips</text:p>
          </table:table-cell>
          <table:table-cell table:style-name="ce6" office:value-type="string" calcext:value-type="string">
            <text:p>florum</text:p>
          </table:table-cell>
          <table:table-cell/>
        </table:table-row>
        <table:table-row table:style-name="ro1">
          <table:table-cell office:value-type="string" calcext:value-type="string">
            <text:p>ThrHaw</text:p>
          </table:table-cell>
          <table:table-cell/>
          <table:table-cell office:value-type="string" calcext:value-type="string">
            <text:p>Thrips species</text:p>
          </table:table-cell>
          <table:table-cell table:style-name="ce6" office:value-type="string" calcext:value-type="string">
            <text:p>Thrips</text:p>
          </table:table-cell>
          <table:table-cell table:style-name="ce6" office:value-type="string" calcext:value-type="string">
            <text:p>hawaiiensis</text:p>
          </table:table-cell>
          <table:table-cell/>
        </table:table-row>
        <table:table-row table:style-name="ro1">
          <table:table-cell office:value-type="string" calcext:value-type="string">
            <text:p>ThrPal</text:p>
          </table:table-cell>
          <table:table-cell/>
          <table:table-cell office:value-type="string" calcext:value-type="string">
            <text:p>Thrips species</text:p>
          </table:table-cell>
          <table:table-cell table:style-name="ce6" office:value-type="string" calcext:value-type="string">
            <text:p>Thrips</text:p>
          </table:table-cell>
          <table:table-cell table:style-name="ce6" office:value-type="string" calcext:value-type="string">
            <text:p>palmi</text:p>
          </table:table-cell>
          <table:table-cell/>
        </table:table-row>
        <table:table-row table:style-name="ro1">
          <table:table-cell office:value-type="string" calcext:value-type="string">
            <text:p>ThrPar</text:p>
          </table:table-cell>
          <table:table-cell/>
          <table:table-cell office:value-type="string" calcext:value-type="string">
            <text:p>Thrips species</text:p>
          </table:table-cell>
          <table:table-cell table:style-name="ce6" office:value-type="string" calcext:value-type="string">
            <text:p>Thrips</text:p>
          </table:table-cell>
          <table:table-cell table:style-name="ce6" office:value-type="string" calcext:value-type="string">
            <text:p>parvispinus</text:p>
          </table:table-cell>
          <table:table-cell/>
        </table:table-row>
        <table:table-row table:style-name="ro1">
          <table:table-cell office:value-type="string" calcext:value-type="string">
            <text:p>ThrQui</text:p>
          </table:table-cell>
          <table:table-cell/>
          <table:table-cell office:value-type="string" calcext:value-type="string">
            <text:p>Thrips species</text:p>
          </table:table-cell>
          <table:table-cell table:style-name="ce6" office:value-type="string" calcext:value-type="string">
            <text:p>Thrips</text:p>
          </table:table-cell>
          <table:table-cell table:style-name="ce6" office:value-type="string" calcext:value-type="string">
            <text:p>quilicii</text:p>
          </table:table-cell>
          <table:table-cell/>
        </table:table-row>
        <table:table-row table:style-name="ro1">
          <table:table-cell office:value-type="string" calcext:value-type="string">
            <text:p>ThrReu</text:p>
          </table:table-cell>
          <table:table-cell/>
          <table:table-cell office:value-type="string" calcext:value-type="string">
            <text:p>Thrips species</text:p>
          </table:table-cell>
          <table:table-cell table:style-name="ce6" office:value-type="string" calcext:value-type="string">
            <text:p>Thrips</text:p>
          </table:table-cell>
          <table:table-cell table:style-name="ce6" office:value-type="string" calcext:value-type="string">
            <text:p>reunionensis</text:p>
          </table:table-cell>
          <table:table-cell/>
        </table:table-row>
        <table:table-row table:style-name="ro1">
          <table:table-cell office:value-type="string" calcext:value-type="string">
            <text:p>ThrSp2</text:p>
          </table:table-cell>
          <table:table-cell/>
          <table:table-cell office:value-type="string" calcext:value-type="string">
            <text:p>Thrips species</text:p>
          </table:table-cell>
          <table:table-cell table:style-name="ce6" office:value-type="string" calcext:value-type="string">
            <text:p>Thrips</text:p>
          </table:table-cell>
          <table:table-cell table:style-name="ce6" office:value-type="string" calcext:value-type="string">
            <text:p>sp.</text:p>
          </table:table-cell>
          <table:table-cell/>
        </table:table-row>
        <table:table-row table:style-name="ro1">
          <table:table-cell office:value-type="string" calcext:value-type="string">
            <text:p>ThrTab</text:p>
          </table:table-cell>
          <table:table-cell/>
          <table:table-cell office:value-type="string" calcext:value-type="string">
            <text:p>Thrips species</text:p>
          </table:table-cell>
          <table:table-cell table:style-name="ce6" office:value-type="string" calcext:value-type="string">
            <text:p>Thrips</text:p>
          </table:table-cell>
          <table:table-cell table:style-name="ce6" office:value-type="string" calcext:value-type="string">
            <text:p>tabaci</text:p>
          </table:table-cell>
          <table:table-cell/>
        </table:table-row>
        <table:table-row table:style-name="ro1">
          <table:table-cell office:value-type="string" calcext:value-type="string">
            <text:p>date</text:p>
          </table:table-cell>
          <table:table-cell/>
          <table:table-cell office:value-type="string" calcext:value-type="string">
            <text:p>collection date</text:p>
          </table:table-cell>
          <table:table-cell table:number-columns-repeated="3"/>
        </table:table-row>
        <table:table-row table:style-name="ro1">
          <table:table-cell office:value-type="string" calcext:value-type="string">
            <text:p>season</text:p>
          </table:table-cell>
          <table:table-cell/>
          <table:table-cell office:value-type="string" calcext:value-type="string">
            <text:p>season, winter vs summer</text:p>
          </table:table-cell>
          <table:table-cell table:number-columns-repeated="3"/>
        </table:table-row>
        <table:table-row table:style-name="ro1">
          <table:table-cell office:value-type="string" calcext:value-type="string">
            <text:p>transect</text:p>
          </table:table-cell>
          <table:table-cell/>
          <table:table-cell office:value-type="string" calcext:value-type="string">
            <text:p>transect 1 to 7</text:p>
          </table:table-cell>
          <table:table-cell table:number-columns-repeated="3"/>
        </table:table-row>
        <table:table-row table:style-name="ro1">
          <table:table-cell office:value-type="string" calcext:value-type="string">
            <text:p>site</text:p>
          </table:table-cell>
          <table:table-cell/>
          <table:table-cell office:value-type="string" calcext:value-type="string">
            <text:p>sampling site (different plants were sampled in the same site)</text:p>
          </table:table-cell>
          <table:table-cell table:number-columns-repeated="3"/>
        </table:table-row>
        <table:table-row table:style-name="ro1">
          <table:table-cell office:value-type="string" calcext:value-type="string">
            <text:p>plant</text:p>
          </table:table-cell>
          <table:table-cell/>
          <table:table-cell office:value-type="string" calcext:value-type="string">
            <text:p>Sampling plant : Desmodium intortum (DesInt), Dombeya ficulnea (DomFic), Hedychium gardnerianum (HedGar), Hubertia ambavilla (HubAmb), Ipomoea spp. (Ipo), Lantana camara (LanCam), Paspalum dilatatum (PasDil) and Solanum mauritianum (SolMau). Plants sampled less than 10 times (Other)</text:p>
          </table:table-cell>
          <table:table-cell table:number-columns-repeated="3"/>
        </table:table-row>
        <table:table-row table:style-name="ro1">
          <table:table-cell office:value-type="string" calcext:value-type="string">
            <text:p>elevation</text:p>
          </table:table-cell>
          <table:table-cell/>
          <table:table-cell office:value-type="string" calcext:value-type="string">
            <text:p>in meters</text:p>
          </table:table-cell>
          <table:table-cell table:number-columns-repeated="3"/>
        </table:table-row>
        <table:table-row table:style-name="ro1">
          <table:table-cell office:value-type="string" calcext:value-type="string">
            <text:p>latitude</text:p>
          </table:table-cell>
          <table:table-cell/>
          <table:table-cell office:value-type="string" calcext:value-type="string">
            <text:p>in degrees</text:p>
          </table:table-cell>
          <table:table-cell table:number-columns-repeated="3"/>
        </table:table-row>
        <table:table-row table:style-name="ro1">
          <table:table-cell office:value-type="string" calcext:value-type="string">
            <text:p>longitude</text:p>
          </table:table-cell>
          <table:table-cell/>
          <table:table-cell office:value-type="string" calcext:value-type="string">
            <text:p>indegrees</text:p>
          </table:table-cell>
          <table:table-cell table:number-columns-repeated="3"/>
        </table:table-row>
        <table:table-row table:style-name="ro1">
          <table:table-cell office:value-type="string" calcext:value-type="string">
            <text:p>grid</text:p>
          </table:table-cell>
          <table:table-cell/>
          <table:table-cell office:value-type="string" calcext:value-type="string">
            <text:p>Grid associated to the different study sites used to correct for spatial autocorrelation in models</text:p>
          </table:table-cell>
          <table:table-cell table:number-columns-repeated="3"/>
        </table:table-row>
        <table:table-row table:style-name="ro1">
          <table:table-cell office:value-type="string" calcext:value-type="string">
            <text:p>meanTemperature</text:p>
          </table:table-cell>
          <table:table-cell/>
          <table:table-cell office:value-type="string" calcext:value-type="string">
            <text:p>in degrees</text:p>
          </table:table-cell>
          <table:table-cell table:number-columns-repeated="3"/>
        </table:table-row>
        <table:table-row table:style-name="ro1">
          <table:table-cell office:value-type="string" calcext:value-type="string">
            <text:p>rainfall</text:p>
          </table:table-cell>
          <table:table-cell/>
          <table:table-cell office:value-type="string" calcext:value-type="string">
            <text:p>in mm</text:p>
          </table:table-cell>
          <table:table-cell table:number-columns-repeated="3"/>
        </table:table-row>
        <table:table-row table:style-name="ro1">
          <table:table-cell office:value-type="string" calcext:value-type="string">
            <text:p>sug100</text:p>
          </table:table-cell>
          <table:table-cell/>
          <table:table-cell office:value-type="string" calcext:value-type="string">
            <text:p>proportion of</text:p>
          </table:table-cell>
          <table:table-cell office:value-type="string" calcext:value-type="string">
            <text:p>sugar cane</text:p>
          </table:table-cell>
          <table:table-cell office:value-type="string" calcext:value-type="string">
            <text:p>in a buffer radious of</text:p>
          </table:table-cell>
          <table:table-cell office:value-type="string" calcext:value-type="string">
            <text:p>100m</text:p>
          </table:table-cell>
        </table:table-row>
        <table:table-row table:style-name="ro1">
          <table:table-cell office:value-type="string" calcext:value-type="string">
            <text:p>veg100</text:p>
          </table:table-cell>
          <table:table-cell/>
          <table:table-cell office:value-type="string" calcext:value-type="string">
            <text:p>proportion of</text:p>
          </table:table-cell>
          <table:table-cell office:value-type="string" calcext:value-type="string">
            <text:p>vegetable crops</text:p>
          </table:table-cell>
          <table:table-cell office:value-type="string" calcext:value-type="string">
            <text:p>in a buffer radious of</text:p>
          </table:table-cell>
          <table:table-cell office:value-type="string" calcext:value-type="string">
            <text:p>100m</text:p>
          </table:table-cell>
        </table:table-row>
        <table:table-row table:style-name="ro1">
          <table:table-cell office:value-type="string" calcext:value-type="string">
            <text:p>for100</text:p>
          </table:table-cell>
          <table:table-cell/>
          <table:table-cell office:value-type="string" calcext:value-type="string">
            <text:p>proportion of</text:p>
          </table:table-cell>
          <table:table-cell office:value-type="string" calcext:value-type="string">
            <text:p>forest</text:p>
          </table:table-cell>
          <table:table-cell office:value-type="string" calcext:value-type="string">
            <text:p>in a buffer radious of</text:p>
          </table:table-cell>
          <table:table-cell office:value-type="string" calcext:value-type="string">
            <text:p>100m</text:p>
          </table:table-cell>
        </table:table-row>
        <table:table-row table:style-name="ro1">
          <table:table-cell office:value-type="string" calcext:value-type="string">
            <text:p>plfor100</text:p>
          </table:table-cell>
          <table:table-cell/>
          <table:table-cell office:value-type="string" calcext:value-type="string">
            <text:p>proportion of</text:p>
          </table:table-cell>
          <table:table-cell office:value-type="string" calcext:value-type="string">
            <text:p>forest plantation</text:p>
          </table:table-cell>
          <table:table-cell office:value-type="string" calcext:value-type="string">
            <text:p>in a buffer radious of</text:p>
          </table:table-cell>
          <table:table-cell office:value-type="string" calcext:value-type="string">
            <text:p>100m</text:p>
          </table:table-cell>
        </table:table-row>
        <table:table-row table:style-name="ro1">
          <table:table-cell office:value-type="string" calcext:value-type="string">
            <text:p>gra100</text:p>
          </table:table-cell>
          <table:table-cell/>
          <table:table-cell office:value-type="string" calcext:value-type="string">
            <text:p>proportion of</text:p>
          </table:table-cell>
          <table:table-cell office:value-type="string" calcext:value-type="string">
            <text:p>grassland</text:p>
          </table:table-cell>
          <table:table-cell office:value-type="string" calcext:value-type="string">
            <text:p>in a buffer radious of</text:p>
          </table:table-cell>
          <table:table-cell office:value-type="string" calcext:value-type="string">
            <text:p>100m</text:p>
          </table:table-cell>
        </table:table-row>
        <table:table-row table:style-name="ro1">
          <table:table-cell office:value-type="string" calcext:value-type="string">
            <text:p>rock100</text:p>
          </table:table-cell>
          <table:table-cell/>
          <table:table-cell office:value-type="string" calcext:value-type="string">
            <text:p>proportion of</text:p>
          </table:table-cell>
          <table:table-cell office:value-type="string" calcext:value-type="string">
            <text:p>bare rock</text:p>
          </table:table-cell>
          <table:table-cell office:value-type="string" calcext:value-type="string">
            <text:p>in a buffer radious of</text:p>
          </table:table-cell>
          <table:table-cell office:value-type="string" calcext:value-type="string">
            <text:p>100m</text:p>
          </table:table-cell>
        </table:table-row>
        <table:table-row table:style-name="ro1">
          <table:table-cell office:value-type="string" calcext:value-type="string">
            <text:p>sava100</text:p>
          </table:table-cell>
          <table:table-cell/>
          <table:table-cell office:value-type="string" calcext:value-type="string">
            <text:p>proportion of</text:p>
          </table:table-cell>
          <table:table-cell office:value-type="string" calcext:value-type="string">
            <text:p>savannah</text:p>
          </table:table-cell>
          <table:table-cell office:value-type="string" calcext:value-type="string">
            <text:p>in a buffer radious of</text:p>
          </table:table-cell>
          <table:table-cell office:value-type="string" calcext:value-type="string">
            <text:p>100m</text:p>
          </table:table-cell>
        </table:table-row>
        <table:table-row table:style-name="ro1">
          <table:table-cell office:value-type="string" calcext:value-type="string">
            <text:p>orch100</text:p>
          </table:table-cell>
          <table:table-cell/>
          <table:table-cell office:value-type="string" calcext:value-type="string">
            <text:p>proportion of</text:p>
          </table:table-cell>
          <table:table-cell office:value-type="string" calcext:value-type="string">
            <text:p>orchards</text:p>
          </table:table-cell>
          <table:table-cell office:value-type="string" calcext:value-type="string">
            <text:p>in a buffer radious of</text:p>
          </table:table-cell>
          <table:table-cell office:value-type="string" calcext:value-type="string">
            <text:p>100m</text:p>
          </table:table-cell>
        </table:table-row>
        <table:table-row table:style-name="ro1">
          <table:table-cell office:value-type="string" calcext:value-type="string">
            <text:p>urb100</text:p>
          </table:table-cell>
          <table:table-cell/>
          <table:table-cell office:value-type="string" calcext:value-type="string">
            <text:p>proportion of</text:p>
          </table:table-cell>
          <table:table-cell office:value-type="string" calcext:value-type="string">
            <text:p>urban habitats</text:p>
          </table:table-cell>
          <table:table-cell office:value-type="string" calcext:value-type="string">
            <text:p>in a buffer radious of</text:p>
          </table:table-cell>
          <table:table-cell office:value-type="string" calcext:value-type="string">
            <text:p>100m</text:p>
          </table:table-cell>
        </table:table-row>
        <table:table-row table:style-name="ro1">
          <table:table-cell office:value-type="string" calcext:value-type="string">
            <text:p>sug300</text:p>
          </table:table-cell>
          <table:table-cell/>
          <table:table-cell office:value-type="string" calcext:value-type="string">
            <text:p>proportion of</text:p>
          </table:table-cell>
          <table:table-cell office:value-type="string" calcext:value-type="string">
            <text:p>sugar cane</text:p>
          </table:table-cell>
          <table:table-cell office:value-type="string" calcext:value-type="string">
            <text:p>in a buffer radious of</text:p>
          </table:table-cell>
          <table:table-cell office:value-type="string" calcext:value-type="string">
            <text:p>300m</text:p>
          </table:table-cell>
        </table:table-row>
        <table:table-row table:style-name="ro1">
          <table:table-cell office:value-type="string" calcext:value-type="string">
            <text:p>veg300</text:p>
          </table:table-cell>
          <table:table-cell/>
          <table:table-cell office:value-type="string" calcext:value-type="string">
            <text:p>proportion of</text:p>
          </table:table-cell>
          <table:table-cell office:value-type="string" calcext:value-type="string">
            <text:p>vegetable crops</text:p>
          </table:table-cell>
          <table:table-cell office:value-type="string" calcext:value-type="string">
            <text:p>in a buffer radious of</text:p>
          </table:table-cell>
          <table:table-cell office:value-type="string" calcext:value-type="string">
            <text:p>300m</text:p>
          </table:table-cell>
        </table:table-row>
        <table:table-row table:style-name="ro1">
          <table:table-cell office:value-type="string" calcext:value-type="string">
            <text:p>for300</text:p>
          </table:table-cell>
          <table:table-cell/>
          <table:table-cell office:value-type="string" calcext:value-type="string">
            <text:p>proportion of</text:p>
          </table:table-cell>
          <table:table-cell office:value-type="string" calcext:value-type="string">
            <text:p>forest</text:p>
          </table:table-cell>
          <table:table-cell office:value-type="string" calcext:value-type="string">
            <text:p>in a buffer radious of</text:p>
          </table:table-cell>
          <table:table-cell office:value-type="string" calcext:value-type="string">
            <text:p>300m</text:p>
          </table:table-cell>
        </table:table-row>
        <table:table-row table:style-name="ro1">
          <table:table-cell office:value-type="string" calcext:value-type="string">
            <text:p>plfor300</text:p>
          </table:table-cell>
          <table:table-cell/>
          <table:table-cell office:value-type="string" calcext:value-type="string">
            <text:p>proportion of</text:p>
          </table:table-cell>
          <table:table-cell office:value-type="string" calcext:value-type="string">
            <text:p>forest plantation</text:p>
          </table:table-cell>
          <table:table-cell office:value-type="string" calcext:value-type="string">
            <text:p>in a buffer radious of</text:p>
          </table:table-cell>
          <table:table-cell office:value-type="string" calcext:value-type="string">
            <text:p>300m</text:p>
          </table:table-cell>
        </table:table-row>
        <table:table-row table:style-name="ro1">
          <table:table-cell office:value-type="string" calcext:value-type="string">
            <text:p>gra300</text:p>
          </table:table-cell>
          <table:table-cell/>
          <table:table-cell office:value-type="string" calcext:value-type="string">
            <text:p>proportion of</text:p>
          </table:table-cell>
          <table:table-cell office:value-type="string" calcext:value-type="string">
            <text:p>grassland</text:p>
          </table:table-cell>
          <table:table-cell office:value-type="string" calcext:value-type="string">
            <text:p>in a buffer radious of</text:p>
          </table:table-cell>
          <table:table-cell office:value-type="string" calcext:value-type="string">
            <text:p>300m</text:p>
          </table:table-cell>
        </table:table-row>
        <table:table-row table:style-name="ro1">
          <table:table-cell office:value-type="string" calcext:value-type="string">
            <text:p>rock300</text:p>
          </table:table-cell>
          <table:table-cell/>
          <table:table-cell office:value-type="string" calcext:value-type="string">
            <text:p>proportion of</text:p>
          </table:table-cell>
          <table:table-cell office:value-type="string" calcext:value-type="string">
            <text:p>bare rock</text:p>
          </table:table-cell>
          <table:table-cell office:value-type="string" calcext:value-type="string">
            <text:p>in a buffer radious of</text:p>
          </table:table-cell>
          <table:table-cell office:value-type="string" calcext:value-type="string">
            <text:p>300m</text:p>
          </table:table-cell>
        </table:table-row>
        <table:table-row table:style-name="ro1">
          <table:table-cell office:value-type="string" calcext:value-type="string">
            <text:p>sava300</text:p>
          </table:table-cell>
          <table:table-cell/>
          <table:table-cell office:value-type="string" calcext:value-type="string">
            <text:p>proportion of</text:p>
          </table:table-cell>
          <table:table-cell office:value-type="string" calcext:value-type="string">
            <text:p>savannah</text:p>
          </table:table-cell>
          <table:table-cell office:value-type="string" calcext:value-type="string">
            <text:p>in a buffer radious of</text:p>
          </table:table-cell>
          <table:table-cell office:value-type="string" calcext:value-type="string">
            <text:p>300m</text:p>
          </table:table-cell>
        </table:table-row>
        <table:table-row table:style-name="ro1">
          <table:table-cell office:value-type="string" calcext:value-type="string">
            <text:p>orch300</text:p>
          </table:table-cell>
          <table:table-cell/>
          <table:table-cell office:value-type="string" calcext:value-type="string">
            <text:p>proportion of</text:p>
          </table:table-cell>
          <table:table-cell office:value-type="string" calcext:value-type="string">
            <text:p>orchards</text:p>
          </table:table-cell>
          <table:table-cell office:value-type="string" calcext:value-type="string">
            <text:p>in a buffer radious of</text:p>
          </table:table-cell>
          <table:table-cell office:value-type="string" calcext:value-type="string">
            <text:p>300m</text:p>
          </table:table-cell>
        </table:table-row>
        <table:table-row table:style-name="ro1">
          <table:table-cell office:value-type="string" calcext:value-type="string">
            <text:p>urb300</text:p>
          </table:table-cell>
          <table:table-cell/>
          <table:table-cell office:value-type="string" calcext:value-type="string">
            <text:p>proportion of</text:p>
          </table:table-cell>
          <table:table-cell office:value-type="string" calcext:value-type="string">
            <text:p>urban habitats</text:p>
          </table:table-cell>
          <table:table-cell office:value-type="string" calcext:value-type="string">
            <text:p>in a buffer radious of</text:p>
          </table:table-cell>
          <table:table-cell office:value-type="string" calcext:value-type="string">
            <text:p>300m</text:p>
          </table:table-cell>
        </table:table-row>
        <table:table-row table:style-name="ro1">
          <table:table-cell office:value-type="string" calcext:value-type="string">
            <text:p>sug600</text:p>
          </table:table-cell>
          <table:table-cell/>
          <table:table-cell office:value-type="string" calcext:value-type="string">
            <text:p>proportion of</text:p>
          </table:table-cell>
          <table:table-cell office:value-type="string" calcext:value-type="string">
            <text:p>sugar cane</text:p>
          </table:table-cell>
          <table:table-cell office:value-type="string" calcext:value-type="string">
            <text:p>in a buffer radious of</text:p>
          </table:table-cell>
          <table:table-cell office:value-type="string" calcext:value-type="string">
            <text:p>600m</text:p>
          </table:table-cell>
        </table:table-row>
        <table:table-row table:style-name="ro1">
          <table:table-cell office:value-type="string" calcext:value-type="string">
            <text:p>veg600</text:p>
          </table:table-cell>
          <table:table-cell/>
          <table:table-cell office:value-type="string" calcext:value-type="string">
            <text:p>proportion of</text:p>
          </table:table-cell>
          <table:table-cell office:value-type="string" calcext:value-type="string">
            <text:p>vegetable crops</text:p>
          </table:table-cell>
          <table:table-cell office:value-type="string" calcext:value-type="string">
            <text:p>in a buffer radious of</text:p>
          </table:table-cell>
          <table:table-cell office:value-type="string" calcext:value-type="string">
            <text:p>600m</text:p>
          </table:table-cell>
        </table:table-row>
        <table:table-row table:style-name="ro1">
          <table:table-cell office:value-type="string" calcext:value-type="string">
            <text:p>for600</text:p>
          </table:table-cell>
          <table:table-cell/>
          <table:table-cell office:value-type="string" calcext:value-type="string">
            <text:p>proportion of</text:p>
          </table:table-cell>
          <table:table-cell office:value-type="string" calcext:value-type="string">
            <text:p>forest</text:p>
          </table:table-cell>
          <table:table-cell office:value-type="string" calcext:value-type="string">
            <text:p>in a buffer radious of</text:p>
          </table:table-cell>
          <table:table-cell office:value-type="string" calcext:value-type="string">
            <text:p>600m</text:p>
          </table:table-cell>
        </table:table-row>
        <table:table-row table:style-name="ro1">
          <table:table-cell office:value-type="string" calcext:value-type="string">
            <text:p>plfor600</text:p>
          </table:table-cell>
          <table:table-cell/>
          <table:table-cell office:value-type="string" calcext:value-type="string">
            <text:p>proportion of</text:p>
          </table:table-cell>
          <table:table-cell office:value-type="string" calcext:value-type="string">
            <text:p>forest plantation</text:p>
          </table:table-cell>
          <table:table-cell office:value-type="string" calcext:value-type="string">
            <text:p>in a buffer radious of</text:p>
          </table:table-cell>
          <table:table-cell office:value-type="string" calcext:value-type="string">
            <text:p>600m</text:p>
          </table:table-cell>
        </table:table-row>
        <table:table-row table:style-name="ro1">
          <table:table-cell office:value-type="string" calcext:value-type="string">
            <text:p>gra600</text:p>
          </table:table-cell>
          <table:table-cell/>
          <table:table-cell office:value-type="string" calcext:value-type="string">
            <text:p>proportion of</text:p>
          </table:table-cell>
          <table:table-cell office:value-type="string" calcext:value-type="string">
            <text:p>grassland</text:p>
          </table:table-cell>
          <table:table-cell office:value-type="string" calcext:value-type="string">
            <text:p>in a buffer radious of</text:p>
          </table:table-cell>
          <table:table-cell office:value-type="string" calcext:value-type="string">
            <text:p>600m</text:p>
          </table:table-cell>
        </table:table-row>
        <table:table-row table:style-name="ro1">
          <table:table-cell office:value-type="string" calcext:value-type="string">
            <text:p>rock600</text:p>
          </table:table-cell>
          <table:table-cell/>
          <table:table-cell office:value-type="string" calcext:value-type="string">
            <text:p>proportion of</text:p>
          </table:table-cell>
          <table:table-cell office:value-type="string" calcext:value-type="string">
            <text:p>bare rock</text:p>
          </table:table-cell>
          <table:table-cell office:value-type="string" calcext:value-type="string">
            <text:p>in a buffer radious of</text:p>
          </table:table-cell>
          <table:table-cell office:value-type="string" calcext:value-type="string">
            <text:p>600m</text:p>
          </table:table-cell>
        </table:table-row>
        <table:table-row table:style-name="ro1">
          <table:table-cell office:value-type="string" calcext:value-type="string">
            <text:p>sava600</text:p>
          </table:table-cell>
          <table:table-cell/>
          <table:table-cell office:value-type="string" calcext:value-type="string">
            <text:p>proportion of</text:p>
          </table:table-cell>
          <table:table-cell office:value-type="string" calcext:value-type="string">
            <text:p>savannah</text:p>
          </table:table-cell>
          <table:table-cell office:value-type="string" calcext:value-type="string">
            <text:p>in a buffer radious of</text:p>
          </table:table-cell>
          <table:table-cell office:value-type="string" calcext:value-type="string">
            <text:p>600m</text:p>
          </table:table-cell>
        </table:table-row>
        <table:table-row table:style-name="ro1">
          <table:table-cell office:value-type="string" calcext:value-type="string">
            <text:p>orch600</text:p>
          </table:table-cell>
          <table:table-cell/>
          <table:table-cell office:value-type="string" calcext:value-type="string">
            <text:p>proportion of</text:p>
          </table:table-cell>
          <table:table-cell office:value-type="string" calcext:value-type="string">
            <text:p>orchards</text:p>
          </table:table-cell>
          <table:table-cell office:value-type="string" calcext:value-type="string">
            <text:p>in a buffer radious of</text:p>
          </table:table-cell>
          <table:table-cell office:value-type="string" calcext:value-type="string">
            <text:p>600m</text:p>
          </table:table-cell>
        </table:table-row>
        <table:table-row table:style-name="ro1">
          <table:table-cell office:value-type="string" calcext:value-type="string">
            <text:p>urb600</text:p>
          </table:table-cell>
          <table:table-cell/>
          <table:table-cell office:value-type="string" calcext:value-type="string">
            <text:p>proportion of</text:p>
          </table:table-cell>
          <table:table-cell office:value-type="string" calcext:value-type="string">
            <text:p>urban habitats</text:p>
          </table:table-cell>
          <table:table-cell office:value-type="string" calcext:value-type="string">
            <text:p>in a buffer radious of</text:p>
          </table:table-cell>
          <table:table-cell office:value-type="string" calcext:value-type="string">
            <text:p>600m</text:p>
          </table:table-cell>
        </table:table-row>
        <table:table-row table:style-name="ro1">
          <table:table-cell office:value-type="string" calcext:value-type="string">
            <text:p>sug1000</text:p>
          </table:table-cell>
          <table:table-cell/>
          <table:table-cell office:value-type="string" calcext:value-type="string">
            <text:p>proportion of</text:p>
          </table:table-cell>
          <table:table-cell office:value-type="string" calcext:value-type="string">
            <text:p>sugar cane</text:p>
          </table:table-cell>
          <table:table-cell office:value-type="string" calcext:value-type="string">
            <text:p>in a buffer radious of</text:p>
          </table:table-cell>
          <table:table-cell office:value-type="string" calcext:value-type="string">
            <text:p>1000m</text:p>
          </table:table-cell>
        </table:table-row>
        <table:table-row table:style-name="ro1">
          <table:table-cell office:value-type="string" calcext:value-type="string">
            <text:p>veg1000</text:p>
          </table:table-cell>
          <table:table-cell/>
          <table:table-cell office:value-type="string" calcext:value-type="string">
            <text:p>proportion of</text:p>
          </table:table-cell>
          <table:table-cell office:value-type="string" calcext:value-type="string">
            <text:p>vegetable crops</text:p>
          </table:table-cell>
          <table:table-cell office:value-type="string" calcext:value-type="string">
            <text:p>in a buffer radious of</text:p>
          </table:table-cell>
          <table:table-cell office:value-type="string" calcext:value-type="string">
            <text:p>1000m</text:p>
          </table:table-cell>
        </table:table-row>
        <table:table-row table:style-name="ro1">
          <table:table-cell office:value-type="string" calcext:value-type="string">
            <text:p>for1000</text:p>
          </table:table-cell>
          <table:table-cell/>
          <table:table-cell office:value-type="string" calcext:value-type="string">
            <text:p>proportion of</text:p>
          </table:table-cell>
          <table:table-cell office:value-type="string" calcext:value-type="string">
            <text:p>forest</text:p>
          </table:table-cell>
          <table:table-cell office:value-type="string" calcext:value-type="string">
            <text:p>in a buffer radious of</text:p>
          </table:table-cell>
          <table:table-cell office:value-type="string" calcext:value-type="string">
            <text:p>1000m</text:p>
          </table:table-cell>
        </table:table-row>
        <table:table-row table:style-name="ro1">
          <table:table-cell office:value-type="string" calcext:value-type="string">
            <text:p>plfor1000</text:p>
          </table:table-cell>
          <table:table-cell/>
          <table:table-cell office:value-type="string" calcext:value-type="string">
            <text:p>proportion of</text:p>
          </table:table-cell>
          <table:table-cell office:value-type="string" calcext:value-type="string">
            <text:p>forest plantation</text:p>
          </table:table-cell>
          <table:table-cell office:value-type="string" calcext:value-type="string">
            <text:p>in a buffer radious of</text:p>
          </table:table-cell>
          <table:table-cell office:value-type="string" calcext:value-type="string">
            <text:p>1000m</text:p>
          </table:table-cell>
        </table:table-row>
        <table:table-row table:style-name="ro1">
          <table:table-cell office:value-type="string" calcext:value-type="string">
            <text:p>gra1000</text:p>
          </table:table-cell>
          <table:table-cell/>
          <table:table-cell office:value-type="string" calcext:value-type="string">
            <text:p>proportion of</text:p>
          </table:table-cell>
          <table:table-cell office:value-type="string" calcext:value-type="string">
            <text:p>grassland</text:p>
          </table:table-cell>
          <table:table-cell office:value-type="string" calcext:value-type="string">
            <text:p>in a buffer radious of</text:p>
          </table:table-cell>
          <table:table-cell office:value-type="string" calcext:value-type="string">
            <text:p>1000m</text:p>
          </table:table-cell>
        </table:table-row>
        <table:table-row table:style-name="ro1">
          <table:table-cell office:value-type="string" calcext:value-type="string">
            <text:p>rock1000</text:p>
          </table:table-cell>
          <table:table-cell/>
          <table:table-cell office:value-type="string" calcext:value-type="string">
            <text:p>proportion of</text:p>
          </table:table-cell>
          <table:table-cell office:value-type="string" calcext:value-type="string">
            <text:p>bare rock</text:p>
          </table:table-cell>
          <table:table-cell office:value-type="string" calcext:value-type="string">
            <text:p>in a buffer radious of</text:p>
          </table:table-cell>
          <table:table-cell office:value-type="string" calcext:value-type="string">
            <text:p>1000m</text:p>
          </table:table-cell>
        </table:table-row>
        <table:table-row table:style-name="ro1">
          <table:table-cell office:value-type="string" calcext:value-type="string">
            <text:p>sava1000</text:p>
          </table:table-cell>
          <table:table-cell/>
          <table:table-cell office:value-type="string" calcext:value-type="string">
            <text:p>proportion of</text:p>
          </table:table-cell>
          <table:table-cell office:value-type="string" calcext:value-type="string">
            <text:p>savannah</text:p>
          </table:table-cell>
          <table:table-cell office:value-type="string" calcext:value-type="string">
            <text:p>in a buffer radious of</text:p>
          </table:table-cell>
          <table:table-cell office:value-type="string" calcext:value-type="string">
            <text:p>1000m</text:p>
          </table:table-cell>
        </table:table-row>
        <table:table-row table:style-name="ro1">
          <table:table-cell office:value-type="string" calcext:value-type="string">
            <text:p>orch1000</text:p>
          </table:table-cell>
          <table:table-cell/>
          <table:table-cell office:value-type="string" calcext:value-type="string">
            <text:p>proportion of</text:p>
          </table:table-cell>
          <table:table-cell office:value-type="string" calcext:value-type="string">
            <text:p>orchards</text:p>
          </table:table-cell>
          <table:table-cell office:value-type="string" calcext:value-type="string">
            <text:p>in a buffer radious of</text:p>
          </table:table-cell>
          <table:table-cell office:value-type="string" calcext:value-type="string">
            <text:p>1000m</text:p>
          </table:table-cell>
        </table:table-row>
        <table:table-row table:style-name="ro1">
          <table:table-cell office:value-type="string" calcext:value-type="string">
            <text:p>urb1000</text:p>
          </table:table-cell>
          <table:table-cell/>
          <table:table-cell office:value-type="string" calcext:value-type="string">
            <text:p>proportion of</text:p>
          </table:table-cell>
          <table:table-cell office:value-type="string" calcext:value-type="string">
            <text:p>urban habitats</text:p>
          </table:table-cell>
          <table:table-cell office:value-type="string" calcext:value-type="string">
            <text:p>in a buffer radious of</text:p>
          </table:table-cell>
          <table:table-cell office:value-type="string" calcext:value-type="string">
            <text:p>1000m</text:p>
          </table:table-cell>
        </table:table-row>
        <table:table-row table:style-name="ro1">
          <table:table-cell office:value-type="string" calcext:value-type="string">
            <text:p>sug3000</text:p>
          </table:table-cell>
          <table:table-cell/>
          <table:table-cell office:value-type="string" calcext:value-type="string">
            <text:p>proportion of</text:p>
          </table:table-cell>
          <table:table-cell office:value-type="string" calcext:value-type="string">
            <text:p>sugar cane</text:p>
          </table:table-cell>
          <table:table-cell office:value-type="string" calcext:value-type="string">
            <text:p>in a buffer radious of</text:p>
          </table:table-cell>
          <table:table-cell office:value-type="string" calcext:value-type="string">
            <text:p>3000m</text:p>
          </table:table-cell>
        </table:table-row>
        <table:table-row table:style-name="ro1">
          <table:table-cell office:value-type="string" calcext:value-type="string">
            <text:p>veg3000</text:p>
          </table:table-cell>
          <table:table-cell/>
          <table:table-cell office:value-type="string" calcext:value-type="string">
            <text:p>proportion of</text:p>
          </table:table-cell>
          <table:table-cell office:value-type="string" calcext:value-type="string">
            <text:p>vegetable crops</text:p>
          </table:table-cell>
          <table:table-cell office:value-type="string" calcext:value-type="string">
            <text:p>in a buffer radious of</text:p>
          </table:table-cell>
          <table:table-cell office:value-type="string" calcext:value-type="string">
            <text:p>3000m</text:p>
          </table:table-cell>
        </table:table-row>
        <table:table-row table:style-name="ro1">
          <table:table-cell office:value-type="string" calcext:value-type="string">
            <text:p>for3000</text:p>
          </table:table-cell>
          <table:table-cell/>
          <table:table-cell office:value-type="string" calcext:value-type="string">
            <text:p>proportion of</text:p>
          </table:table-cell>
          <table:table-cell office:value-type="string" calcext:value-type="string">
            <text:p>forest</text:p>
          </table:table-cell>
          <table:table-cell office:value-type="string" calcext:value-type="string">
            <text:p>in a buffer radious of</text:p>
          </table:table-cell>
          <table:table-cell office:value-type="string" calcext:value-type="string">
            <text:p>3000m</text:p>
          </table:table-cell>
        </table:table-row>
        <table:table-row table:style-name="ro1">
          <table:table-cell office:value-type="string" calcext:value-type="string">
            <text:p>plfor3000</text:p>
          </table:table-cell>
          <table:table-cell/>
          <table:table-cell office:value-type="string" calcext:value-type="string">
            <text:p>proportion of</text:p>
          </table:table-cell>
          <table:table-cell office:value-type="string" calcext:value-type="string">
            <text:p>forest plantation</text:p>
          </table:table-cell>
          <table:table-cell office:value-type="string" calcext:value-type="string">
            <text:p>in a buffer radious of</text:p>
          </table:table-cell>
          <table:table-cell office:value-type="string" calcext:value-type="string">
            <text:p>3000m</text:p>
          </table:table-cell>
        </table:table-row>
        <table:table-row table:style-name="ro1">
          <table:table-cell office:value-type="string" calcext:value-type="string">
            <text:p>gra3000</text:p>
          </table:table-cell>
          <table:table-cell/>
          <table:table-cell office:value-type="string" calcext:value-type="string">
            <text:p>proportion of</text:p>
          </table:table-cell>
          <table:table-cell office:value-type="string" calcext:value-type="string">
            <text:p>grassland</text:p>
          </table:table-cell>
          <table:table-cell office:value-type="string" calcext:value-type="string">
            <text:p>in a buffer radious of</text:p>
          </table:table-cell>
          <table:table-cell office:value-type="string" calcext:value-type="string">
            <text:p>3000m</text:p>
          </table:table-cell>
        </table:table-row>
        <table:table-row table:style-name="ro1">
          <table:table-cell office:value-type="string" calcext:value-type="string">
            <text:p>rock3000</text:p>
          </table:table-cell>
          <table:table-cell/>
          <table:table-cell office:value-type="string" calcext:value-type="string">
            <text:p>proportion of</text:p>
          </table:table-cell>
          <table:table-cell office:value-type="string" calcext:value-type="string">
            <text:p>bare rock</text:p>
          </table:table-cell>
          <table:table-cell office:value-type="string" calcext:value-type="string">
            <text:p>in a buffer radious of</text:p>
          </table:table-cell>
          <table:table-cell office:value-type="string" calcext:value-type="string">
            <text:p>3000m</text:p>
          </table:table-cell>
        </table:table-row>
        <table:table-row table:style-name="ro1">
          <table:table-cell office:value-type="string" calcext:value-type="string">
            <text:p>sava3000</text:p>
          </table:table-cell>
          <table:table-cell/>
          <table:table-cell office:value-type="string" calcext:value-type="string">
            <text:p>proportion of</text:p>
          </table:table-cell>
          <table:table-cell office:value-type="string" calcext:value-type="string">
            <text:p>savannah</text:p>
          </table:table-cell>
          <table:table-cell office:value-type="string" calcext:value-type="string">
            <text:p>in a buffer radious of</text:p>
          </table:table-cell>
          <table:table-cell office:value-type="string" calcext:value-type="string">
            <text:p>3000m</text:p>
          </table:table-cell>
        </table:table-row>
        <table:table-row table:style-name="ro1">
          <table:table-cell office:value-type="string" calcext:value-type="string">
            <text:p>orch3000</text:p>
          </table:table-cell>
          <table:table-cell/>
          <table:table-cell office:value-type="string" calcext:value-type="string">
            <text:p>proportion of</text:p>
          </table:table-cell>
          <table:table-cell office:value-type="string" calcext:value-type="string">
            <text:p>orchards</text:p>
          </table:table-cell>
          <table:table-cell office:value-type="string" calcext:value-type="string">
            <text:p>in a buffer radious of</text:p>
          </table:table-cell>
          <table:table-cell office:value-type="string" calcext:value-type="string">
            <text:p>3000m</text:p>
          </table:table-cell>
        </table:table-row>
        <table:table-row table:style-name="ro1">
          <table:table-cell office:value-type="string" calcext:value-type="string">
            <text:p>urb3000</text:p>
          </table:table-cell>
          <table:table-cell/>
          <table:table-cell office:value-type="string" calcext:value-type="string">
            <text:p>proportion of</text:p>
          </table:table-cell>
          <table:table-cell office:value-type="string" calcext:value-type="string">
            <text:p>urban habitats</text:p>
          </table:table-cell>
          <table:table-cell office:value-type="string" calcext:value-type="string">
            <text:p>in a buffer radious of</text:p>
          </table:table-cell>
          <table:table-cell office:value-type="string" calcext:value-type="string">
            <text:p>3000m</text:p>
          </table:table-cell>
        </table:table-row>
        <table:table-row table:style-name="ro1">
          <table:table-cell office:value-type="string" calcext:value-type="string">
            <text:p>fragm100</text:p>
          </table:table-cell>
          <table:table-cell/>
          <table:table-cell office:value-type="string" calcext:value-type="string">
            <text:p>fragmentation</text:p>
          </table:table-cell>
          <table:table-cell office:value-type="string" calcext:value-type="string">
            <text:p>in a buffer radious of</text:p>
          </table:table-cell>
          <table:table-cell office:value-type="string" calcext:value-type="string">
            <text:p>100m</text:p>
          </table:table-cell>
          <table:table-cell/>
        </table:table-row>
        <table:table-row table:style-name="ro1">
          <table:table-cell office:value-type="string" calcext:value-type="string">
            <text:p>fragm300</text:p>
          </table:table-cell>
          <table:table-cell/>
          <table:table-cell office:value-type="string" calcext:value-type="string">
            <text:p>fragmentation</text:p>
          </table:table-cell>
          <table:table-cell office:value-type="string" calcext:value-type="string">
            <text:p>in a buffer radious of</text:p>
          </table:table-cell>
          <table:table-cell office:value-type="string" calcext:value-type="string">
            <text:p>300m</text:p>
          </table:table-cell>
          <table:table-cell/>
        </table:table-row>
        <table:table-row table:style-name="ro1">
          <table:table-cell office:value-type="string" calcext:value-type="string">
            <text:p>fragm600</text:p>
          </table:table-cell>
          <table:table-cell/>
          <table:table-cell office:value-type="string" calcext:value-type="string">
            <text:p>fragmentation</text:p>
          </table:table-cell>
          <table:table-cell office:value-type="string" calcext:value-type="string">
            <text:p>in a buffer radious of</text:p>
          </table:table-cell>
          <table:table-cell office:value-type="string" calcext:value-type="string">
            <text:p>600m</text:p>
          </table:table-cell>
          <table:table-cell/>
        </table:table-row>
        <table:table-row table:style-name="ro1">
          <table:table-cell office:value-type="string" calcext:value-type="string">
            <text:p>fragm1000</text:p>
          </table:table-cell>
          <table:table-cell/>
          <table:table-cell office:value-type="string" calcext:value-type="string">
            <text:p>fragmentation</text:p>
          </table:table-cell>
          <table:table-cell office:value-type="string" calcext:value-type="string">
            <text:p>in a buffer radious of</text:p>
          </table:table-cell>
          <table:table-cell office:value-type="string" calcext:value-type="string">
            <text:p>1000m</text:p>
          </table:table-cell>
          <table:table-cell/>
        </table:table-row>
        <table:table-row table:style-name="ro1">
          <table:table-cell office:value-type="string" calcext:value-type="string">
            <text:p>fragm3000</text:p>
          </table:table-cell>
          <table:table-cell/>
          <table:table-cell office:value-type="string" calcext:value-type="string">
            <text:p>fragmentation</text:p>
          </table:table-cell>
          <table:table-cell office:value-type="string" calcext:value-type="string">
            <text:p>in a buffer radious of</text:p>
          </table:table-cell>
          <table:table-cell office:value-type="string" calcext:value-type="string">
            <text:p>3000m</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30">00/00/0000</text:date>, <text:time style:data-style-name="N2" text:time-value="10:50:12.0775956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0:51:10.450372969</meta:creation-date>
    <meta:editing-duration>P0D</meta:editing-duration>
    <meta:editing-cycles>1</meta:editing-cycles>
    <meta:generator>LibreOffice/6.0.7.3$Linux_X86_64 LibreOffice_project/00m0$Build-3</meta:generator>
    <meta:document-statistic meta:table-count="2" meta:cell-count="33481" meta:object-count="0"/>
  </office:meta>
</office:document-meta>
</file>